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3.268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153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2.766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2.348cm"/>
          <style:tab-stop style:position="6.638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604cm"/>
          <style:tab-stop style:position="7.332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2.395cm"/>
          <style:tab-stop style:position="7.022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11" style:family="paragraph" style:parent-style-name="Normal">
      <style:paragraph-properties fo:break-before="page">
        <style:tab-stops>
          <style:tab-stop style:position="4.249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4.717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5.958cm"/>
          <style:tab-stop style:position="6.872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4.674cm"/>
        </style:tab-stops>
      </style:paragraph-properties>
    </style:style>
    <style:style style:name="P15" style:family="paragraph" style:parent-style-name="Normal">
      <style:paragraph-properties fo:break-before="page">
        <style:tab-stops>
          <style:tab-stop style:position="7.105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3.461cm"/>
        </style:tab-stops>
      </style:paragraph-properties>
    </style:style>
    <style:style style:name="P17" style:family="paragraph" style:parent-style-name="Normal">
      <style:paragraph-properties fo:break-before="page">
        <style:tab-stops>
          <style:tab-stop style:position="4.572cm"/>
        </style:tab-stops>
      </style:paragraph-properties>
    </style:style>
    <style:style style:name="P18" style:family="paragraph" style:parent-style-name="Normal">
      <style:paragraph-properties fo:break-before="page">
        <style:tab-stops>
          <style:tab-stop style:position="6.989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7.05cm"/>
        </style:tab-stops>
      </style:paragraph-properties>
    </style:style>
    <style:style style:name="P20" style:family="paragraph" style:parent-style-name="Normal">
      <style:paragraph-properties>
        <style:tab-stops>
          <style:tab-stop style:position="0.406cm"/>
          <style:tab-stop style:position="1.998cm"/>
          <style:tab-stop style:position="3.597cm"/>
        </style:tab-stops>
      </style:paragraph-properties>
    </style:style>
    <style:style style:name="P21" style:family="paragraph" style:parent-style-name="Normal">
      <style:paragraph-properties fo:break-before="page">
        <style:tab-stops>
          <style:tab-stop style:position="0.508cm"/>
          <style:tab-stop style:position="1.757cm"/>
          <style:tab-stop style:position="2.635cm"/>
          <style:tab-stop style:position="3.948cm"/>
        </style:tab-stops>
      </style:paragraph-properties>
    </style:style>
    <style:style style:name="P22" style:family="paragraph" style:parent-style-name="Normal">
      <style:paragraph-properties fo:break-before="page">
        <style:tab-stops>
          <style:tab-stop style:position="5.417cm"/>
        </style:tab-stops>
      </style:paragraph-properties>
    </style:style>
    <style:style style:name="P23" style:family="paragraph" style:parent-style-name="Normal">
      <style:paragraph-properties fo:break-before="page">
        <style:tab-stops>
          <style:tab-stop style:position="5.711cm"/>
        </style:tab-stops>
      </style:paragraph-properties>
    </style:style>
    <style:style style:name="P24" style:family="paragraph" style:parent-style-name="Normal">
      <style:paragraph-properties fo:break-before="page">
        <style:tab-stops>
          <style:tab-stop style:position="4.867cm"/>
          <style:tab-stop style:position="6.371cm"/>
        </style:tab-stops>
      </style:paragraph-properties>
    </style:style>
    <style:style style:name="P25" style:family="paragraph" style:parent-style-name="Normal">
      <style:paragraph-properties fo:margin-left="0cm" fo:margin-right="0cm" fo:text-indent="0.635cm" style:auto-text-indent="false">
        <style:tab-stops>
          <style:tab-stop style:position="7.087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7.373cm"/>
        </style:tab-stops>
      </style:paragraph-properties>
    </style:style>
    <style:style style:name="P27" style:family="paragraph" style:parent-style-name="Normal">
      <style:paragraph-properties fo:break-before="page">
        <style:tab-stops>
          <style:tab-stop style:position="6.967cm"/>
        </style:tab-stops>
      </style:paragraph-properties>
    </style:style>
    <style:style style:name="P28" style:family="paragraph" style:parent-style-name="Normal">
      <style:paragraph-properties fo:margin-left="0cm" fo:margin-right="0cm" fo:text-indent="0.635cm" style:auto-text-indent="false">
        <style:tab-stops>
          <style:tab-stop style:position="7.174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342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5.794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>
        <style:tab-stops>
          <style:tab-stop style:position="3.186cm"/>
          <style:tab-stop style:position="5.189cm"/>
        </style:tab-stops>
      </style:paragraph-properties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5.039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302cm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>
        <style:tab-stops>
          <style:tab-stop style:position="0.831cm"/>
        </style:tab-stops>
      </style:paragraph-properties>
    </style:style>
    <style:style style:name="P3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5.498cm"/>
          <style:tab-stop style:position="6.027cm"/>
          <style:tab-stop style:position="6.514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3.089cm"/>
          <style:tab-stop style:position="4.971cm"/>
          <style:tab-stop style:position="6.768cm"/>
        </style:tab-stops>
      </style:paragraph-properties>
    </style:style>
    <style:style style:name="P37" style:family="paragraph" style:parent-style-name="Normal">
      <style:paragraph-properties fo:break-before="page">
        <style:tab-stops>
          <style:tab-stop style:position="4.057cm"/>
        </style:tab-stops>
      </style:paragraph-properties>
    </style:style>
    <style:style style:name="P38" style:family="paragraph" style:parent-style-name="Normal">
      <style:paragraph-properties fo:margin-left="0cm" fo:margin-right="0cm" fo:text-indent="0.635cm" style:auto-text-indent="false">
        <style:tab-stops>
          <style:tab-stop style:position="5.094cm"/>
        </style:tab-stops>
      </style:paragraph-properties>
    </style:style>
    <style:style style:name="P39" style:family="paragraph" style:parent-style-name="Normal">
      <style:paragraph-properties fo:margin-left="0cm" fo:margin-right="0cm" fo:text-indent="0.635cm" style:auto-text-indent="false">
        <style:tab-stops>
          <style:tab-stop style:position="4.02cm"/>
        </style:tab-stops>
      </style:paragraph-properties>
    </style:style>
    <style:style style:name="P40" style:family="paragraph" style:parent-style-name="Normal">
      <style:paragraph-properties fo:margin-left="0cm" fo:margin-right="0cm" fo:text-indent="0.635cm" style:auto-text-indent="false">
        <style:tab-stops>
          <style:tab-stop style:position="1.293cm"/>
        </style:tab-stops>
      </style:paragraph-properties>
    </style:style>
    <style:style style:name="P41" style:family="paragraph" style:parent-style-name="Normal">
      <style:paragraph-properties fo:break-before="page">
        <style:tab-stops>
          <style:tab-stop style:position="3.501cm"/>
        </style:tab-stops>
      </style:paragraph-properties>
    </style:style>
    <style:style style:name="P42" style:family="paragraph" style:parent-style-name="Normal">
      <style:paragraph-properties fo:break-before="page">
        <style:tab-stops>
          <style:tab-stop style:position="6.775cm"/>
        </style:tab-stops>
      </style:paragraph-properties>
    </style:style>
    <style:style style:name="P43" style:family="paragraph" style:parent-style-name="Normal">
      <style:paragraph-properties fo:break-before="page">
        <style:tab-stops>
          <style:tab-stop style:position="4.648cm"/>
        </style:tab-stops>
      </style:paragraph-properties>
    </style:style>
    <style:style style:name="P44" style:family="paragraph" style:parent-style-name="Normal">
      <style:paragraph-properties fo:break-before="page">
        <style:tab-stops>
          <style:tab-stop style:position="1.826cm"/>
        </style:tab-stops>
      </style:paragraph-properties>
    </style:style>
    <style:style style:name="P45" style:family="paragraph" style:parent-style-name="Normal">
      <style:paragraph-properties fo:margin-left="0cm" fo:margin-right="0cm" fo:text-indent="0.635cm" style:auto-text-indent="false">
        <style:tab-stops>
          <style:tab-stop style:position="4.942cm"/>
        </style:tab-stops>
      </style:paragraph-properties>
    </style:style>
    <style:style style:name="P46" style:family="paragraph" style:parent-style-name="Normal">
      <style:paragraph-properties fo:margin-left="0cm" fo:margin-right="0cm" fo:text-indent="0.635cm" style:auto-text-indent="false">
        <style:tab-stops>
          <style:tab-stop style:position="7.133cm"/>
        </style:tab-stops>
      </style:paragraph-properties>
    </style:style>
    <style:style style:name="P47" style:family="paragraph" style:parent-style-name="Normal">
      <style:paragraph-properties fo:break-before="page">
        <style:tab-stops>
          <style:tab-stop style:position="4.413cm"/>
          <style:tab-stop style:position="6.814cm"/>
        </style:tab-stops>
      </style:paragraph-properties>
    </style:style>
    <style:style style:name="P48" style:family="paragraph" style:parent-style-name="Normal">
      <style:paragraph-properties fo:margin-left="0cm" fo:margin-right="0cm" fo:text-indent="0.635cm" style:auto-text-indent="false">
        <style:tab-stops>
          <style:tab-stop style:position="6.814cm"/>
        </style:tab-stops>
      </style:paragraph-properties>
    </style:style>
    <style:style style:name="P49" style:family="paragraph" style:parent-style-name="Normal">
      <style:paragraph-properties fo:break-before="page">
        <style:tab-stops>
          <style:tab-stop style:position="4.771cm"/>
        </style:tab-stops>
      </style:paragraph-properties>
    </style:style>
    <style:style style:name="P50" style:family="paragraph" style:parent-style-name="Normal">
      <style:paragraph-properties fo:break-before="page">
        <style:tab-stops>
          <style:tab-stop style:position="2.577cm"/>
        </style:tab-stops>
      </style:paragraph-properties>
    </style:style>
    <style:style style:name="P5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759cm"/>
        </style:tab-stops>
      </style:paragraph-properties>
    </style:style>
    <style:style style:name="P52" style:family="paragraph" style:parent-style-name="Normal">
      <style:paragraph-properties fo:margin-left="0cm" fo:margin-right="0cm" fo:text-indent="0.635cm" style:auto-text-indent="false">
        <style:tab-stops>
          <style:tab-stop style:position="9.091cm"/>
        </style:tab-stops>
      </style:paragraph-properties>
    </style:style>
    <style:style style:name="P53" style:family="paragraph" style:parent-style-name="Normal">
      <style:paragraph-properties fo:margin-left="0cm" fo:margin-right="0cm" fo:text-indent="0.635cm" style:auto-text-indent="false">
        <style:tab-stops>
          <style:tab-stop style:position="5.052cm"/>
        </style:tab-stops>
      </style:paragraph-properties>
    </style:style>
    <style:style style:name="P54" style:family="paragraph" style:parent-style-name="Normal">
      <style:paragraph-properties fo:margin-left="0cm" fo:margin-right="0cm" fo:text-indent="0.635cm" style:auto-text-indent="false">
        <style:tab-stops>
          <style:tab-stop style:position="2.489cm"/>
        </style:tab-stops>
      </style:paragraph-properties>
    </style:style>
    <style:style style:name="P5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8.438cm"/>
        </style:tab-stops>
      </style:paragraph-properties>
    </style:style>
    <style:style style:name="P56" style:family="paragraph" style:parent-style-name="Normal">
      <style:paragraph-properties fo:margin-left="0cm" fo:margin-right="0cm" fo:text-indent="0.635cm" style:auto-text-indent="false">
        <style:tab-stops>
          <style:tab-stop style:position="12.243cm"/>
        </style:tab-stops>
      </style:paragraph-properties>
    </style:style>
    <style:style style:name="P57" style:family="paragraph" style:parent-style-name="Normal">
      <style:paragraph-properties fo:margin-left="0cm" fo:margin-right="0cm" fo:text-indent="0.635cm" style:auto-text-indent="false">
        <style:tab-stops>
          <style:tab-stop style:position="2.337cm"/>
          <style:tab-stop style:position="7.99cm"/>
          <style:tab-stop style:position="9.1cm"/>
          <style:tab-stop style:position="11.269cm"/>
        </style:tab-stops>
      </style:paragraph-properties>
    </style:style>
    <style:style style:name="P58" style:family="paragraph" style:parent-style-name="Normal">
      <style:paragraph-properties fo:margin-left="0cm" fo:margin-right="0cm" fo:text-indent="0.635cm" style:auto-text-indent="false">
        <style:tab-stops>
          <style:tab-stop style:position="6.549cm"/>
        </style:tab-stops>
      </style:paragraph-properties>
    </style:style>
    <style:style style:name="P5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137cm"/>
        </style:tab-stops>
      </style:paragraph-properties>
    </style:style>
    <style:style style:name="P60" style:family="paragraph" style:parent-style-name="Normal">
      <style:paragraph-properties>
        <style:tab-stops>
          <style:tab-stop style:position="7.137cm"/>
        </style:tab-stops>
      </style:paragraph-properties>
    </style:style>
    <style:style style:name="P6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076cm"/>
          <style:tab-stop style:position="4.89cm"/>
          <style:tab-stop style:position="6.458cm"/>
          <style:tab-stop style:position="8.729cm"/>
          <style:tab-stop style:position="10.536cm"/>
        </style:tab-stops>
      </style:paragraph-properties>
    </style:style>
    <style:style style:name="P62" style:family="paragraph" style:parent-style-name="Normal">
      <style:paragraph-properties fo:margin-left="0cm" fo:margin-right="0cm" fo:text-indent="0.635cm" style:auto-text-indent="false">
        <style:tab-stops>
          <style:tab-stop style:position="5.731cm"/>
        </style:tab-stops>
      </style:paragraph-properties>
    </style:style>
    <style:style style:name="P63" style:family="paragraph" style:parent-style-name="Normal">
      <style:paragraph-properties>
        <style:tab-stops>
          <style:tab-stop style:position="9.065cm"/>
        </style:tab-stops>
      </style:paragraph-properties>
    </style:style>
    <style:style style:name="P6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0.465cm"/>
        </style:tab-stops>
      </style:paragraph-properties>
    </style:style>
    <style:style style:name="P65" style:family="paragraph" style:parent-style-name="Normal">
      <style:paragraph-properties fo:break-before="page">
        <style:tab-stops>
          <style:tab-stop style:position="3.048cm"/>
          <style:tab-stop style:position="3.978cm"/>
          <style:tab-stop style:position="4.912cm"/>
          <style:tab-stop style:position="7.084cm"/>
          <style:tab-stop style:position="10.98cm"/>
        </style:tab-stops>
      </style:paragraph-properties>
    </style:style>
    <style:style style:name="P66" style:family="paragraph" style:parent-style-name="Normal">
      <style:paragraph-properties fo:margin-left="0cm" fo:margin-right="0cm" fo:text-indent="0.635cm" style:auto-text-indent="false">
        <style:tab-stops>
          <style:tab-stop style:position="2.155cm"/>
        </style:tab-stops>
      </style:paragraph-properties>
    </style:style>
    <style:style style:name="P67" style:family="paragraph" style:parent-style-name="Normal">
      <style:paragraph-properties fo:margin-left="0cm" fo:margin-right="0cm" fo:text-indent="0.635cm" style:auto-text-indent="false">
        <style:tab-stops>
          <style:tab-stop style:position="7.001cm"/>
        </style:tab-stops>
      </style:paragraph-properties>
    </style:style>
    <style:style style:name="P68" style:family="paragraph" style:parent-style-name="Heading_20_1" style:master-page-name="MP0">
      <style:paragraph-properties style:page-number="auto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2">
      <style:paragraph-properties fo:break-before="page"/>
    </style:style>
    <style:style style:name="P71" style:family="paragraph" style:parent-style-name="Normal">
      <style:paragraph-properties fo:break-before="page"/>
    </style:style>
    <style:style style:name="P72" style:family="paragraph" style:parent-style-name="Normal"/>
    <style:style style:name="P73" style:family="paragraph" style:parent-style-name="Normal">
      <style:paragraph-properties fo:break-before="page"/>
    </style:style>
    <style:style style:name="P74" style:family="paragraph" style:parent-style-name="Normal">
      <style:paragraph-properties fo:margin-left="0cm" fo:margin-right="0cm" fo:text-indent="0.635cm" style:auto-text-indent="false"/>
      <style:text-properties officeooo:paragraph-rsid="001fdd5f"/>
    </style:style>
    <style:style style:name="P75" style:family="paragraph" style:parent-style-name="Normal">
      <style:paragraph-properties fo:margin-left="0cm" fo:margin-right="0cm" fo:text-indent="0.635cm" style:auto-text-indent="false"/>
      <style:text-properties officeooo:paragraph-rsid="0020dd85"/>
    </style:style>
    <style:style style:name="P76" style:family="paragraph" style:parent-style-name="Normal">
      <style:text-properties officeooo:paragraph-rsid="0020dd85"/>
    </style:style>
    <style:style style:name="P77" style:family="paragraph" style:parent-style-name="Normal">
      <style:paragraph-properties fo:margin-left="0cm" fo:margin-right="0cm" fo:text-indent="0.635cm" style:auto-text-indent="false"/>
      <style:text-properties officeooo:paragraph-rsid="00211b47"/>
    </style:style>
    <style:style style:name="P78" style:family="paragraph" style:parent-style-name="Normal">
      <style:text-properties officeooo:paragraph-rsid="00211b47"/>
    </style:style>
    <style:style style:name="P79" style:family="paragraph" style:parent-style-name="Normal">
      <style:paragraph-properties fo:margin-left="0cm" fo:margin-right="0cm" fo:text-indent="0.635cm" style:auto-text-indent="false">
        <style:tab-stops>
          <style:tab-stop style:position="0.857cm"/>
        </style:tab-stops>
      </style:paragraph-properties>
      <style:text-properties officeooo:paragraph-rsid="00211b47"/>
    </style:style>
    <style:style style:name="P80" style:family="paragraph" style:parent-style-name="Normal">
      <style:paragraph-properties fo:margin-left="0cm" fo:margin-right="0cm" fo:text-indent="0.635cm" style:auto-text-indent="false"/>
      <style:text-properties officeooo:paragraph-rsid="002219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style:language-asian="en" style:country-asian="US" style:language-complex="en" style:country-complex="US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fo:language="el" fo:country="GR" officeooo:rsid="00211b47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fo:language="it" fo:country="IT" style:language-asian="el" style:country-asian="GR" style:language-complex="el" style:country-complex="GR"/>
    </style:style>
    <style:style style:name="T11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14" style:family="text">
      <style:text-properties fo:language="fr" fo:country="FR" style:language-asian="el" style:country-asian="GR" style:language-complex="el" style:country-complex="GR"/>
    </style:style>
    <style:style style:name="T15" style:family="text">
      <style:text-properties fo:language="fr" fo:country="FR" fo:font-style="italic" style:language-asian="en" style:country-asian="US" style:font-style-asian="italic" style:language-complex="en" style:country-complex="US" style:font-style-complex="italic"/>
    </style:style>
    <style:style style:name="T16" style:family="text">
      <style:text-properties fo:language="fr" fo:country="FR" fo:font-style="italic" style:language-asian="el" style:country-asian="GR" style:font-style-asian="italic" style:language-complex="el" style:country-complex="GR" style:font-style-complex="italic"/>
    </style:style>
    <style:style style:name="T17" style:family="text">
      <style:text-properties fo:language="fr" fo:country="FR" style:language-asian="en" style:country-asian="US" style:language-complex="en" style:country-complex="US"/>
    </style:style>
    <style:style style:name="T18" style:family="text">
      <style:text-properties officeooo:rsid="001fdd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text:span text:style-name="T18">G</text:span><text:bookmark-start text:name="bookmark0"/>ALENI DE SIMPLICIVM MEDICA.,<text:line-break/>MENTORVM TEMPERAMENTIS AG<text:line-break/>FACVLTATIBVS LIBER I<text:bookmark-end text:name="bookmark0"/>.</text:h>
      <text:h text:style-name="Heading_20_2" text:outline-level="2">Cap. I. </text:h>
      <text:p text:style-name="P74">Quantum conserat simplicium medicamen-<text:line-break/>furum facultates accurate cognoscere tum ad variorum<text:line-break/>compositionem tum ad jam inventorum opportunum u<text:span text:style-name="Default_20_Paragraph_20_Font"><text:span text:style-name="T1">s</text:span></text:span>um,<text:line-break/>non opus habeo nunc ostendere. Nam id partim in opere<text:line-break/>de medicamentorum compositi<text:span text:style-name="Default_20_Paragraph_20_Font"><text:span text:style-name="T1">o</text:span></text:span>ne , partim in medendi me-<text:line-break/>thodo demonstrabitur. Verum quod deinceps ad tempera^<text:line-break/>mensorum <text:span text:style-name="Default_20_Paragraph_20_Font"><text:span text:style-name="T1">s</text:span></text:span>equitur tractationem, id hic dicetur; ubi villos</text:p>
      <text:p text:style-name="P3">licet prius dictionum et vocabulorum , quibus in hoc utemur<text:line-break/>libro, significata definierimus. Medicamentum sane omne<text:line-break/>id dicimus, quod naturam nostram asserat; sicuti, puto, et<text:line-break/>nutrimentum, quicquid substantiam auget; refertur enim<text:line-break/>utcunque ad. aliquid. , At medicamentum simplex eripiunt<text:line-break/>per oppositionem ad compofitum nuncupatum est. Est autem<text:line-break/>id quod fecundum naturam suam sincerum est. - .At facultas<text:line-break/>causa quaedam est effectrix. Eaque partim actu, partim- in<text:line-break/>futuro est; actu quidem ut calefaciendi in igne et refrige-<text:line-break/>randi in glacie; in futuro autem ut calefaciendi et in py-<text:line-break/>retbro et cast<text:span text:style-name="Default_20_Paragraph_20_Font"><text:span text:style-name="T1">o</text:span></text:span>reo et similibus ; - refrigerandi in alterco et<text:line-break/>mandragora et assimilibus. Sane quandam esse facultatem<text:line-break/>in purgatoriis quidem medicamentis purgatoriam, vomitu-<text:line-break/>riis vomitoriam ; ster<text:span text:style-name="Default_20_Paragraph_20_Font"><text:span text:style-name="T1">n</text:span></text:span>utatoriis stemutatoriam , tussiculariis<text:line-break/>tussiculariam, et in unoquoqnealio opere-peragendo , quae<text:line-break/>denominetur ab eo quod ipfa efficit, fere non est qui ambi-<text:line-break/>gat. - At quae fit hujus facultatis . essentia , quidam certe</text:p>
      <text:p text:style-name="P2">non posse cognofci existimarunt, quales funt sceptici philo-.<text:line-break/>sophi et qui inter medic<text:span text:style-name="Default_20_Paragraph_20_Font"><text:span text:style-name="T1">o</text:span></text:span>s vocati sunt empirici. Sed et qui<text:line-break/>nosci posse arbitrantur , inter sese dissident. Quidam enim<text:line-break/>ad magnitudines et figuras et posituras corpusculorum ac<text:line-break/>meatuum referunt; alii ad caliditatem, frigiditatem, humi-<text:line-break/>dilatem ac siccitatem pro Tua videlicet . utrique prima ele-<text:line-break/>mentorum constitutione, ut et nos. in libro de .elementis<text:line-break/>fecundum Hippocratem ex calido., frigido , sicco et humido<text:line-break/>cum aliorum omnium corpora tum animantium .constare<text:line-break/>.ostendimus; has effectricem facultatum essentias tum in<text:line-break/>aliis omnibus. tum in medicamentis statuemus. Sic autem<text:line-break/>et in -tertio de temperamentis demonstratum esu -Aequi<text:line-break/>v<text:span text:style-name="Default_20_Paragraph_20_Font"><text:span text:style-name="T1">o</text:span></text:span>let quae nunc dicenda -sunt assequi, in eo .tractatu su<text:line-break/>prius exerceat^ op<text:span text:style-name="Default_20_Paragraph_20_Font"><text:span text:style-name="T1">o</text:span></text:span>rtet; quippe quum lllic quae universim<text:line-break/>de medicamentis novisse c<text:span text:style-name="Default_20_Paragraph_20_Font"><text:span text:style-name="T1">o</text:span></text:span>nveniat .exposita sint. a Nec hic<text:line-break/>tote utique in genere quicquam novi dicemus; verum quae<text:line-break/><text:span text:style-name="Default_20_Paragraph_20_Font"><text:span text:style-name="T1">allio</text:span></text:span> generatim funtfcripta, ea luo speciatim elaborabimus. .</text:p>
      <text:h text:style-name="P70" text:outline-level="2">Cap. II. </text:h>
      <text:p text:style-name="P74">In primis quidem ac maxime sumendum<text:line-break/>est indicandae -facultatis experimentum ab ea re, aliquam<text:line-break/>dicitur. siquidem non p<text:span text:style-name="Default_20_Paragraph_20_Font"><text:span text:style-name="T1">r</text:span></text:span>otinus, si hominem refrigeret<text:line-break/>cicutaet sturnum refrige<text:span text:style-name="Default_20_Paragraph_20_Font"><text:span text:style-name="T1">r</text:span></text:span>abit: aut si sturnum nutriat, nutriet<text:line-break/>et hominem. Eadem ratione neque si hominem purget<text:line-break/>verat<text:span text:style-name="Default_20_Paragraph_20_Font"><text:span text:style-name="T1">r</text:span></text:span>um, jam purgabit. et coturnices; neque etiam si hos<text:line-break/>nutrire valeat, . consequens statim. est ut et h<text:span text:style-name="Default_20_Paragraph_20_Font"><text:span text:style-name="T1">o</text:span></text:span>mines. Pro--<text:line-break/>ximum est ut quod ex accidenti est, distinguatur ab eo quod<text:line-break/>primario ac per se. Nam aqua frigida calorem quandoque<text:line-break/>revocat, cutem.refrigerando contraheudoque .ac conden-<text:line-break/>sando; ad id enim caloris consequitur revocatio, velut in<text:line-break/><text:span text:style-name="Default_20_Paragraph_20_Font"><text:span text:style-name="T4">tertio.de </text:span></text:span>temperamentis ostendimus. Ru<text:span text:style-name="Default_20_Paragraph_20_Font"><text:span text:style-name="T1">ct</text:span></text:span>um calida quo-<text:line-break/>que -ipsa saepenumero. refrigerat , calefacientem humorem<text:line-break/>discutiendo. - Nam si quis his ad amussim distinctis ad ejus<text:line-break/>quae .inquiritur facultatis explorationem accesserit; haud<text:line-break/>facile mea quidem sententia falli queat. Caeterum a nullo<text:line-break/>alio desumi judicium quam ab e<text:span text:style-name="Default_20_Paragraph_20_Font"><text:span text:style-name="T1">o</text:span></text:span> ad quod dicitur, id quidem<text:line-break/>perfacile est; non an infecta animalia oleum interimat,</text:p>
      <text:p text:style-name="P3">nequean pingue, aut lentum, aut leve sit. considerantes,<text:line-break/>quum an calefacere. aut refrigerare, aut humectare suant<text:line-break/>siccare c<text:span text:style-name="Default_20_Paragraph_20_Font"><text:span text:style-name="T1">o</text:span></text:span>rpus humanum valeat inquiritur; eundem in mu.-<text:line-break/>dum, neque an colore fit rubro rosa,. nequean albo cer<text:span text:style-name="Default_20_Paragraph_20_Font"><text:span text:style-name="T1">a</text:span></text:span>sta;<text:line-break/>siquidem necessarium non est quicquid rubrum sit esse calle.<text:line-break/>dum,. neque quicquid album esse frigidum: sed an adm<text:span text:style-name="Default_20_Paragraph_20_Font"><text:span text:style-name="T1">o</text:span></text:span>ta<text:line-break/>corporibus nostris primario ac per fe calefaciant , ac neque<text:line-break/>interveniente quopiam alio neque ex accidente; ac si litat<text:line-break/>quidem, facultate esse calida, ut,- si refrigerent, frigida.- Nam,<text:line-break/>per dees, undenam dicere possumus an calidum sit facultate<text:line-break/>album piper et granum Cnidium et culeus et calx etvera-<text:line-break/>tium. album? aut unde quod frigidus sit Samius aster et<text:line-break/>terra Selinufia et cerussa et nix et lac? omnia enim ista<text:line-break/>narrata colore quidem alba funi, facultatibus vero maxime<text:line-break/>contraria. Sunt ergo nix et calx. calore simissima, facultas<text:line-break/>tibus autem maxime ecntraria; fed repugnantiam senius<text:line-break/>dijudicat. Siquidem nivem applicatam .protinus ac. primo</text:p>
      <text:p text:style-name="P3">statim occur<text:span text:style-name="Default_20_Paragraph_20_Font"><text:span text:style-name="T1">s</text:span></text:span>u frigidam percipimus; et quoad tangatur, magis<text:line-break/>semper magisque frigefacere sentimus; videmus autem ipsam<text:line-break/>neque durare neque <text:span text:style-name="Default_20_Paragraph_20_Font"><text:span text:style-name="T1">s</text:span></text:span>ervari posse, si vel levis calor eam<text:line-break/>occupet. At calx neque primo occursu refrigerare perci-<text:line-break/>pitur, et usque dum applicata manet, perspicuo magis ac<text:line-break/>magis calefacit. Ex quo constat, ex eo quod semper unum<text:line-break/>idemque efficiat, quoad nos contingit medicamentum, pro-<text:line-break/>priam ejus judicandam esse facultatem.</text:p>
      <text:h text:style-name="Heading_20_2" text:outline-level="2">Cap. III. </text:h>
      <text:p text:style-name="P75">Etenim quod ab initio ad finem, usque<text:line-break/>dum applicatum est, magis semper calefacit, id non ex accin<text:line-break/>dente, <text:span text:style-name="Default_20_Paragraph_20_Font"><text:span text:style-name="T1">s</text:span></text:span>ed ex sua natura est tale. Sic etiam quod a prih-<text:line-break/>cipio ad finem usque refrigerat, ex <text:span text:style-name="Default_20_Paragraph_20_Font"><text:span text:style-name="T1">s</text:span></text:span>ua facultate est frigidum,<text:line-break/>non ex accidente. At sane si nihil moratus atque ex poste-<text:line-break/>riore, ac post ablutionem facultatem ejus expendere voles,<text:line-break/>saepenumero falleris. Ac forte nonnunquam aquam frigi-<text:line-break/>datu non frigidam modo, fed et calidam possidere facultas<text:line-break/>tem dices; ubi videlicet ftiges<text:span text:style-name="Default_20_Paragraph_20_Font"><text:span text:style-name="T1">i</text:span></text:span>tcere perpetuo, dum nos con-<text:line-break/>tigerit, apparebit frigidam ; ubi vero saepenumero calorem</text:p>
      <text:p text:style-name="P3">rev<text:span text:style-name="Default_20_Paragraph_20_Font"><text:span text:style-name="T1">o</text:span></text:span>cabit calidam. Quare haec indefinita relinquenda n<text:span text:style-name="Default_20_Paragraph_20_Font"><text:span text:style-name="T1">o</text:span></text:span>n<text:line-break/>funi. Dandaque insuper opera ut qu<text:span text:style-name="Default_20_Paragraph_20_Font"><text:span text:style-name="T1">o</text:span></text:span>dcunque medica.;<text:line-break/>mentum in judicium vocare velis, id quod in libris de<text:line-break/>temperamentis .monuimus, omnis fit expers alienae tum sci-<text:line-break/>gestiatis tum caliditatis, ne videlicet nativam ejus faculta-<text:line-break/>tem adscititia qualitas adulteret. Ad haec; quae et ipsti<text:line-break/>praecepimus, nutrimentum a medicamento distinguite;<text:line-break/>atque ea utraque ad aliquid dici memento ; tum circa ean-<text:line-break/>dem <text:span text:style-name="Default_20_Paragraph_20_Font"><text:span text:style-name="T1">t</text:span></text:span>aepe substantiam consistere, velut etiam id quod de-<text:line-break/>monstravimus. Nec fiemus, quod quaedam tota substantia<text:line-break/>in se<text:span text:style-name="Default_20_Paragraph_20_Font"><text:span text:style-name="T1">t</text:span></text:span>e mutuo et agant et patiantur, quaedam vero una dun-<text:line-break/>taxat aut duabus qualitatibus. Ad haec alia itidem esse<text:line-break/>tenuia, alia crassa; tenuia quidem quae contra. Atque, ut<text:line-break/>siemel dicam, omnium meminisse distinctionum oportet, quas<text:line-break/>in tertio de temperamentis po<text:span text:style-name="Default_20_Paragraph_20_Font"><text:span text:style-name="T1">t</text:span></text:span>uimus, ut secundum illas<text:line-break/>medicamentorum omnium speciei facultas explorari valeat.</text:p>
      <text:h text:style-name="Heading_20_2" text:outline-level="2">C a p. IV. </text:h>
      <text:p text:style-name="P76">Esto sane p<text:span text:style-name="Default_20_Paragraph_20_Font"><text:span text:style-name="T1">r</text:span></text:span>ima nobis in contemplationem<text:line-break/>proposita aqua; quod et communissima hominibus omnibus</text:p>
      <text:p text:style-name="P3">fit, tum fanis tum aegr<text:span text:style-name="Default_20_Paragraph_20_Font"><text:span text:style-name="T1">o</text:span></text:span>tis et ad altam maxime necessaria.<text:line-break/>Primumque temperamento corpori admoveatur neque frigida<text:line-break/>insigniter neque calida, Deinde et natu<text:span text:style-name="Default_20_Paragraph_20_Font"><text:span text:style-name="T1">r</text:span></text:span>a intemperatis.<text:line-break/>Tertio ex affectu intemperatis. Nam hoc pact<text:span text:style-name="Default_20_Paragraph_20_Font"><text:span text:style-name="T1">o</text:span></text:span> exacte in<text:line-break/>omnibus p<text:span text:style-name="Default_20_Paragraph_20_Font"><text:span text:style-name="T1">r</text:span></text:span>opriam ejus facultatem utique perpende<text:span text:style-name="Default_20_Paragraph_20_Font"><text:span text:style-name="T1">ris<text:line-break/></text:span></text:span>mus. Igitur tempe<text:span text:style-name="Default_20_Paragraph_20_Font"><text:span text:style-name="T1">r</text:span></text:span>ato admota plusculo tempore ipfum<text:line-break/>omnin<text:span text:style-name="Default_20_Paragraph_20_Font"><text:span text:style-name="T1">o</text:span></text:span> refrigerabit; intemperato vero citius quidem frigi-<text:line-break/>di<text:span text:style-name="Default_20_Paragraph_20_Font"><text:span text:style-name="T1">or</text:span></text:span> refrigerabit, tardius vero calidi<text:span text:style-name="Default_20_Paragraph_20_Font"><text:span text:style-name="T1">or. </text:span></text:span>Semper autem<text:line-break/>omnia refrigerabit, etiamsi non multis deinceps diebus , fed<text:line-break/>vel una quis hora aut pluribus ea utatur; nec enim talis -<text:line-break/>in ull<text:span text:style-name="Default_20_Paragraph_20_Font"><text:span text:style-name="T1">o</text:span></text:span> ap<text:span text:style-name="Default_20_Paragraph_20_Font"><text:span text:style-name="T1">t</text:span></text:span>o<text:span text:style-name="Default_20_Paragraph_20_Font"><text:span text:style-name="T1">r</text:span></text:span>um calorem revoca<text:span text:style-name="Default_20_Paragraph_20_Font"><text:span text:style-name="T1">r</text:span></text:span>e poterit. Nam quae<text:line-break/>fumme frigida est, si quadratae acquvenili co<text:span text:style-name="Default_20_Paragraph_20_Font"><text:span text:style-name="T1">r</text:span></text:span>poris naturae<text:line-break/>pauculo temp<text:span text:style-name="Default_20_Paragraph_20_Font"><text:span text:style-name="T1">o</text:span></text:span>re adhibeatur, caloris molietur revocationem;<text:line-break/>sin aliter uta<text:span text:style-name="Default_20_Paragraph_20_Font"><text:span text:style-name="T1">r</text:span></text:span>is, semper refrigerabit. Quin etiam fi iis quo-<text:line-break/>que qui simplici labo<text:span text:style-name="Default_20_Paragraph_20_Font"><text:span text:style-name="T1">r</text:span></text:span>ant mo<text:span text:style-name="Default_20_Paragraph_20_Font"><text:span text:style-name="T1">r</text:span></text:span>bo, sive calido tempe<text:span text:style-name="Default_20_Paragraph_20_Font"><text:span text:style-name="T1">r</text:span></text:span>atu<text:span text:style-name="Default_20_Paragraph_20_Font"><text:span text:style-name="T1">r</text:span></text:span>a<text:line-break/>sive frigido ejusmodi admoveatur aqua, hos etiam manifesto<text:line-break/>refrigerabit; nam simplex sit affecti<text:span text:style-name="Default_20_Paragraph_20_Font"><text:span text:style-name="T1">o</text:span></text:span> op<text:span text:style-name="Default_20_Paragraph_20_Font"><text:span text:style-name="T1">o</text:span></text:span>rtet, quemadm<text:span text:style-name="Default_20_Paragraph_20_Font"><text:span text:style-name="T1">o-<text:line-break/></text:span></text:span>dum in terti<text:span text:style-name="Default_20_Paragraph_20_Font"><text:span text:style-name="T1">o</text:span></text:span> de temperamentis definitum est, qu<text:span text:style-name="Default_20_Paragraph_20_Font"><text:span text:style-name="T1">o</text:span></text:span> videlicet</text:p>
      <text:p text:style-name="P3">qtlae adhibetur ex fua natura refrigeret, non ex accidente;<text:line-break/>quippe quum frequenter, tibi compositus suerit affectus, aliud<text:line-break/>primario medicamentum efficiat, aliud ex accidente velut in<text:line-break/>plilegmone, est enim ea affectio calidae copiofaeque flexionis<text:line-break/>suboles. At quae modice calefaciunt medicamenta, quum<text:line-break/>superfluitatem evacuant, protinus, opinor, et quod affectum<text:line-break/>est frigidius efficiunt. Verum quum simplex unaque fuerit<text:line-break/>affectio, quod ex occidende fit, in ea provenire non potest,<text:line-break/>Ergo tibi huc ratione expendenti aqua poculenta uudequaque<text:line-break/>ridebitur frigida. Non est tamen eadem aliarum aquarum<text:line-break/>nativ<text:span text:style-name="Default_20_Paragraph_20_Font"><text:span text:style-name="T1">o</text:span></text:span>rum , quae. sulfur, bitumen aut nitrum qualitatibus<text:line-break/>fusa referunt, facultas. Nam earum nulla, nbr alienae tum<text:line-break/>caliditatis tum frigiditatis expers adhibita suerit, refrigerate<text:line-break/>conspicitur. Quin imo nec maricam ipsam, priusquam asin-<text:line-break/>tilium frigus fummum acceperit, admodum refrigerare..<text:line-break/>apparet. Nam si quis in poculenta aqua fotum diem inna-<text:line-break/>tet, ut etiam non admodum sit frigida, sed velut A sule</text:p>
      <text:p text:style-name="P3">tepens, necessario tamen refrigerabitur;- at mare complures<text:line-break/>juvenum interdum citra noxam pertulere non. per diem<text:line-break/>modo totam, sed etiam per noctem. Ex quo liquet aquam<text:line-break/>poculentam certe . et dulcem fecundum naturam suam sem-<text:line-break/>per esse frigidam, mare vero non aeque. Quod si non sem-<text:line-break/>pe<text:span text:style-name="Default_20_Paragraph_20_Font"><text:span text:style-name="T1">r</text:span></text:span> in sermone adliciam poculentam , sed dicam simpliciter<text:line-break/>quantum ex fe efi aquam esse frigidam, haud calumniari<text:line-break/>oportebit tanquam non plene et indistincte loquutum. Nam<text:line-break/>quae exacte ac sincere aqua est, omnis alterius substantiae<text:line-break/>mixtione vacans, ea ex necessitate sua facultate esit frigida;<text:line-break/>siqua vero per bituminosa, fulsurofa, nitrosa aut alumi-s<text:line-break/>nola loca distillans substantiae ejus aliquid absterserit<text:line-break/>secumque traxerit, mixta jam ea est, non autem exacte aqua;<text:line-break/>velut si ipse quoque volueris aut salem ,- aut alumen, aut<text:line-break/>aliud id genus affatim aquae miscere poculeutae ; sicut sane<text:line-break/>saepenumero facimus ru marinae inopia, quando muriam<text:line-break/>facere volumus, tunc enim salem aquae insumus. Ac tan-</text:p>
      <text:p text:style-name="P3">tum ip<text:span text:style-name="Default_20_Paragraph_20_Font"><text:span text:style-name="T1">t</text:span></text:span>a facultate jam dissidet; ut fi aqua dulcis videlicet<text:line-break/>quae neque insigniter aut calida aut frigida sit, sed velut ex<text:line-break/>sole tepida eryfipelati perfundatur, noxam omnino nullam<text:line-break/>hominis corp<text:span text:style-name="Default_20_Paragraph_20_Font"><text:span text:style-name="T1">o</text:span></text:span>ri fit allatura ; at si marinam aquam, aut mu<text:span text:style-name="Default_20_Paragraph_20_Font"><text:span text:style-name="T1">c<text:line-break/></text:span></text:span>riam, aut id genus aquam mixtam, bituminosam videlicet<text:line-break/>aut fulsuream admoveas, usque adeo hominem offenderis,<text:line-break/>ut partem ipsam fis adusturus. Aqua igitur ipsis ex fese fri-<text:line-break/>gida est facultate. Verum si extraneum sibi calorem ade-<text:line-break/>ptam corpori humano pe<text:span text:style-name="Default_20_Paragraph_20_Font"><text:span text:style-name="T1">r</text:span></text:span>fundas, putabis forsan simplex<text:line-break/>quoddam et naturale adhibitum medicamentum ; at ea quo-<text:line-break/>dant utique modo composita est, aut igneae essentiae partem<text:line-break/>aliquam nauta, aut certe omnino ipsam qualitatem. Ut enim<text:line-break/>si salem illi miscueris, ex confesso fuerit composita: sic<text:line-break/>multo magis, quum igneam aut essentiam aut qualitatem<text:line-break/>adjeceris, compositam quodammodo et nunc effeceris. Est<text:line-break/>porro etiam aqua limosa quadantenus compofita, velut est<text:line-break/>aqua Nili; quae in Aegypto est;. <text:span text:style-name="Default_20_Paragraph_20_Font"><text:span text:style-name="T1">t</text:span></text:span>est ea per fictilia vasa per<text:span text:style-name="Default_20_Paragraph_20_Font"><text:span text:style-name="T1">i.</text:span></text:span></text:p>
      <text:p text:style-name="P3">colata plane pura efficitur. Oportet autem non femel, fed<text:line-break/>bis et ter percolere, quando ne sic quidem forsan ad amuf-<text:line-break/>sim puram queas efficere ; verum quando , qui aquae infertur<text:line-break/>limus omnem effugerit [ensium, fatis tunc est ut queas dicere<text:line-break/>tales ut ad usus ejusmodi puras et sinceras esse aquas.</text:p>
      <text:h text:style-name="Heading_20_2" text:outline-level="2">Cap, v. </text:h>
      <text:p text:style-name="P75">Judicantur autem hae tribus f<text:span text:style-name="Default_20_Paragraph_20_Font"><text:span text:style-name="T1">o</text:span></text:span>ntibus, nem-<text:line-break/>pe gustu, vifu et od<text:span text:style-name="Default_20_Paragraph_20_Font"><text:span text:style-name="T1">o</text:span></text:span>ratu. Gustu pura est, si nullam osse-<text:line-break/>rat qualitatem, sid ad unguem qualitatis expers appareat;<text:line-break/>risu pura est:, quum sincera suerit ac plane perlucida. Sic<text:line-break/>nec odoratu ullam prae <text:span text:style-name="Default_20_Paragraph_20_Font"><text:span text:style-name="T1">t</text:span></text:span>e ferre qualitatem debet, ut funt<text:line-break/>quaedam extremae pravitatis, quae aut ariditatem, aut acri-<text:line-break/>moniam, aut salsedinem, aut putredinem, aut aliud abdi-<text:line-break/>tum aliquod vitium praeferunt. Igitur aqua quae absque<text:line-break/>his est omnibus, ut ad naturam certe ne ipsis quidem ad<text:line-break/>-.amussim sincera fuerit, sicut nec aliud ullum ex quatuor<text:line-break/>elementis sensibilibus, fed ut ad sen<text:span text:style-name="Default_20_Paragraph_20_Font"><text:span text:style-name="T1">t</text:span></text:span>um et usiam sincera esu<text:line-break/>Talis ergo, ut esit dictum, secundum <text:span text:style-name="Default_20_Paragraph_20_Font"><text:span text:style-name="T1">t</text:span></text:span>uam naturam frigida<text:line-break/>etiam est ; quippe si valde calefactam non modo aquam, sed</text:p>
      <text:p text:style-name="P3">vel mandragoram , vel altercum j vel cicutam , vel meco- ..<text:line-break/>nium admoveris, non fotum calefeceris, sed etiam usseris<text:line-break/>corpus humanum. omnia itaque quae examinanda venient<text:line-break/>medicamenta, omnis extraneae valentisque tum caliditatis,<text:line-break/>tum frigiditatis aliena sunto, nedum aqua.</text:p>
      <text:h text:style-name="Heading_20_2" text:outline-level="2">Cap. VI. </text:h>
      <text:p text:style-name="P75">At quod aqua omnis dulcis manifeste resti-<text:line-break/>geret, hinc quoque didiceris. Ceratum humidum fi ex<text:line-break/>aqua frigida subactum accurateque madefactum calido alicui<text:line-break/>affectui imponas, protinus ipfum refrigerabis. Oportet<text:line-break/>autem quam plurimum admiscere ipsius aquae mixtioque hoc<text:line-break/>maxime modo optime perficitur. Ceram quantum fieri ma-.<text:line-break/>xime potest: purissimam , oleo liquantes humidum facere<text:line-break/>ceratum oportet; deinde refrige<text:span text:style-name="Default_20_Paragraph_20_Font"><text:span text:style-name="T1">r</text:span></text:span>atum ac rasum in morta-<text:line-break/>rio manibus subigere, aquam affundendo frigidam quantum<text:line-break/>nimirum ceratum accipere valet, ac nondum aqua circum-<text:line-break/>stuat. Id refrigerat et eos, qui in febre uruntur, fi liypo-<text:line-break/>chondriis superponatur, et omnem phlegmonem, finaliter<text:line-break/>herpetes quoque et carbunculos, tum eryfipelata et phy- .</text:p>
      <text:p text:style-name="P3">gethla, ac breviter omnes morbos calidos. Ergo si non<text:line-break/>aquam dulcem, fed marinam aut muriam illi admiscens in<text:line-break/>uno praedictorum quovis uti volueris, non parvam omnino<text:line-break/>disserentlam conspicies; quippe quum id medicamentum<text:line-break/>adeo nullam propositarum affectionum amplius refrigerabit,<text:line-break/>ut insuper accendat potius. Adeo multa est diversitas inter<text:line-break/>poculentas aquas et muriam marinamq<text:span text:style-name="Default_20_Paragraph_20_Font"><text:span text:style-name="T1">n</text:span></text:span>e aquam; aeque<text:line-break/>autem ac muria marinaque aqua sulfurolae aquae et bimuli-.<text:line-break/>nosce et nitrofae et quae chalcanthum et misy et chalcitim,<text:line-break/>vel aliquod simpliciter ex natura calidis medicamentis gustu<text:line-break/>referunt, inimicae sunt omnes calidis corporum nostrorum<text:line-break/>affectibus. Ex quo constat has omnes facultatibus esse cali-<text:line-break/>das, solam vero aquam poculeutam frigidam.</text:p>
      <text:h text:style-name="Heading_20_2" text:outline-level="2">Cap. VII. </text:h>
      <text:p text:style-name="P75">Quod autem haec quoque propositarum<text:line-break/>omnium aquarum sola sit humida, plane ex eadem disces<text:line-break/>methodo. Nam ulcera, quae supramodum squallida sicca-<text:line-break/>que su<text:span text:style-name="Default_20_Paragraph_20_Font"><text:span text:style-name="T1">n</text:span></text:span>t, si hac irriges, statim admodum humida flaccidaque<text:line-break/>reddes, quum aliae aquae, univerfae ulcera desiccent; tum</text:p>
      <text:p text:style-name="P2">piscatorum nicera adeo videntur sicca ac si forent salita;<text:line-break/>contra eorum qui in balneis ver<text:span text:style-name="Default_20_Paragraph_20_Font"><text:span text:style-name="T1">t</text:span></text:span>antur humida apparent<text:line-break/>ac flaccida. Quin si imbutum linamentum ulceribus impo-<text:line-break/>nere libeat, humida quidem. a potulenta, sicca vero a muria<text:line-break/>marinaque reddi comperies. Aquae quin etiam aluminosae;<text:line-break/>quales sunt in Italia vocatae Albulae, cum aliis ulceribus<text:line-break/>idonea sunt, tum vero quaecunque fluxi<text:span text:style-name="Default_20_Paragraph_20_Font"><text:span text:style-name="T1">o</text:span></text:span>nibus tentantur,<text:line-break/>ea pe<text:span text:style-name="Default_20_Paragraph_20_Font"><text:span text:style-name="T1">r</text:span></text:span>facile desiccant. Sic nec- caeterarum aquarum ulla<text:line-break/>humectare p<text:span text:style-name="Default_20_Paragraph_20_Font"><text:span text:style-name="T1">o</text:span></text:span>test,- quod videlicet non sit exacte aqua, sed<text:line-break/>mixta et adulterata, accepto nimirum aut a<text:span text:style-name="Default_20_Paragraph_20_Font"><text:span text:style-name="T1">l</text:span></text:span>umine, aut chal-<text:line-break/>rite, aut sale, aut id genus aliquo. Quocirca earum none<text:line-break/>nullae ulcera quoque exnsperant, nempe quae acres adst<text:span text:style-name="Default_20_Paragraph_20_Font"><text:span text:style-name="T1">o-<text:line-break/></text:span></text:span>dum sunt et m<text:span text:style-name="Default_20_Paragraph_20_Font"><text:span text:style-name="T1">o</text:span></text:span>rdaces. Quin etiam sitienti dulcis aqua lo-<text:line-break/>piens remedium est; caeterae vero acerbiorem etiam sitim<text:line-break/>relinquunt. Tum aqua inter cutem lab<text:span text:style-name="Default_20_Paragraph_20_Font"><text:span text:style-name="T1">o</text:span></text:span>rantibus adversissi-<text:line-break/>num est ej p<text:span text:style-name="Default_20_Paragraph_20_Font"><text:span text:style-name="T1">o</text:span></text:span>culum et lavacrum aqua dulris : salsae vero<text:line-break/>ac nitrosae et sulfurosae bituminofaeque omnes sane peruti-<text:line-break/>]es. Imitari autem potes sicut marinam, sic aliarum quam-</text:p>
      <text:p text:style-name="P2">libet, substantia videlicet admixta, quae in quaque vincere<text:line-break/>c<text:span text:style-name="Default_20_Paragraph_20_Font"><text:span text:style-name="T1">o</text:span></text:span>nspicitur; nam fulsure in aquam dulcem indito sulsurofitm<text:line-break/>effeceris ; alumine aluminosum ; ac eodem modo aliarum<text:line-break/>unamquanque.</text:p>
      <text:h text:style-name="Heading_20_2" text:outline-level="2">Cap. VIII. </text:h>
      <text:p text:style-name="P75">Haec ergo propria aquae natura humida<text:line-break/>est et. frigida. Adventitium autem calorem adepta calefa-<text:line-break/>cit quidem et humectat eos , quibus est admota ; verum<text:line-break/>haud similiter ambo praestare simul potest; fed summe qui-f<text:line-break/>dem hqmectat, feu tepida sit, feu tempe<text:span text:style-name="Default_20_Paragraph_20_Font"><text:span text:style-name="T1">r</text:span></text:span>ata, sim etiam<text:line-break/>-. calidior ; summe vero non calefacit, nisi quae extreme fer-.<text:line-break/>veat. Quod dico, in temperata primum exploremus na-<text:line-break/>tura. . Igitur si huic aquam asseras temperate calidam , sive<text:line-break/>laves, sive perfundas partem aliquam in ipso quidem per .<text:line-break/>fusionis tempore humidiorem fe ipfa ac calidiorem efficies,<text:line-break/>Quod fi deinde quiesces, nec corpus frigidae usu postea conec<text:line-break/>trahes , constipabis , ac denfabis , paulo post fe ipfo frigidius<text:line-break/>fieri conspicies; quippe quum corpus. rarefactum, tranfpi-</text:p>
      <text:p text:style-name="P3">rame immoderatius calore nativo , frigidius efficiatur. Non<text:line-break/>tamen sicut frigidius postea calidae usus, ita et siccius cor-<text:line-break/>pus efficit; quanquam profecto videri id possit, tum ob<text:line-break/>meatuum raritatem, tum ob corporis mollitiem, tum ob<text:line-break/>substantiae fusionem.; plusculum siquidem in his affectibus<text:line-break/>evaporetur necesse est; atqui vapo<text:span text:style-name="Default_20_Paragraph_20_Font"><text:span text:style-name="T1">r</text:span></text:span> humor est extenuatus.<text:line-break/>Verum non ita habet rei veritas. Nam mollities quam cati- -<text:line-break/>dse aquae lotionibus acquirunt co<text:span text:style-name="Default_20_Paragraph_20_Font"><text:span text:style-name="T1">r</text:span></text:span>po<text:span text:style-name="Default_20_Paragraph_20_Font"><text:span text:style-name="T1">r</text:span></text:span>a, solius humiditatis<text:line-break/>proprium ac infepe<text:span text:style-name="Default_20_Paragraph_20_Font"><text:span text:style-name="T1">r</text:span></text:span>abile signum est, in animantis videlicet<text:line-break/>corpore, velut in opere de .tempe<text:span text:style-name="Default_20_Paragraph_20_Font"><text:span text:style-name="T1">r</text:span></text:span>amentis est demonstra-<text:line-break/>tum. Sane ulceratorum partium caro id ipfum -pe<text:span text:style-name="Default_20_Paragraph_20_Font"><text:span text:style-name="T1">r</text:span></text:span>spicuo<text:line-break/>ostendit , ut quae in istis ex aqua calida perinsionibus flac<text:line-break/>cida atque algae ritu fluida efficitu<text:span text:style-name="Default_20_Paragraph_20_Font"><text:span text:style-name="T1">r</text:span></text:span>; quanquam sane corpus<text:line-break/>istiusmodi affectionibus inanitur , ut minus tunc in <text:span text:style-name="Default_20_Paragraph_20_Font"><text:span text:style-name="T1">t</text:span></text:span>este ha-<text:line-break/>beat humoris quam aulea. Viderique venia digni possunt<text:line-break/>qui per calidas lotiones atque aquae mode<text:span text:style-name="Default_20_Paragraph_20_Font"><text:span text:style-name="T1">r</text:span></text:span>ate calidae pe<text:span text:style-name="Default_20_Paragraph_20_Font"><text:span text:style-name="T1">r-<text:line-break/></text:span></text:span>iufiones siccari c<text:span text:style-name="Default_20_Paragraph_20_Font"><text:span text:style-name="T1">or</text:span></text:span>pus existimant; nam similis horum est<text:line-break/>error atque ill<text:span text:style-name="Default_20_Paragraph_20_Font"><text:span text:style-name="T1">o</text:span></text:span>rum qui credunt <text:span text:style-name="Default_20_Paragraph_20_Font"><text:span text:style-name="T1">t</text:span></text:span>enes adolescentibus esse</text:p>
      <text:p text:style-name="P3">humidio<text:span text:style-name="Default_20_Paragraph_20_Font"><text:span text:style-name="T1">r</text:span></text:span>es. Pluribus namque senes excrementis humidis<text:line-break/>redundant, sed genuinae organicaeque partes adolescentibus<text:line-break/>magis sunt humidae; ut id quoque in secundo de tempera-<text:line-break/>mentis monstravimus. Perinde fe res habet in persufioni-<text:line-break/>bus ac lavacris omnique adeo . ex^ aqua calida irrigatione.<text:line-break/>Siquidem humo<text:span text:style-name="Default_20_Paragraph_20_Font"><text:span text:style-name="T1">r</text:span></text:span>es qui in vasis aliisque inanibus spatiis sunt<text:line-break/>exhauriuntur omnes, at ipsa vasorum -co<text:span text:style-name="Default_20_Paragraph_20_Font"><text:span text:style-name="T1">r</text:span></text:span>pora et universum<text:line-break/>genus carnosum se ipso sit humidius. Atque hanc solam<text:line-break/>facultatem, ut consentaneum est, nunquam aqua dulcis dep<text:span text:style-name="Default_20_Paragraph_20_Font"><text:span text:style-name="T1">o-<text:line-break/></text:span></text:span>niti Neque enim quum fervens corp<text:span text:style-name="Default_20_Paragraph_20_Font"><text:span text:style-name="T1">or</text:span></text:span>a exurit, quae usta<text:line-break/>redduntur sicca, uti quae ab igne sunt assa o <text:span text:style-name="Default_20_Paragraph_20_Font"><text:span text:style-name="T1">r</text:span></text:span>ursum mee<text:line-break/>quum fummam adepta frigiditatem per diem totum-, aut<text:line-break/>etiam longiori temp<text:span text:style-name="Default_20_Paragraph_20_Font"><text:span text:style-name="T1">o</text:span></text:span>re parti cuipiam pe<text:span text:style-name="Default_20_Paragraph_20_Font"><text:span text:style-name="T1">r</text:span></text:span>funditur; eam sic-<text:line-break/>ci orem efficit, tametsi rugosa atque admodum exilis retur-.<text:line-break/>quitur. Verum haec eveniunt, quod qui in vafis aliisque<text:line-break/>spatiis est humor, exhaustus sit: at partes genuinae s<text:span text:style-name="Default_20_Paragraph_20_Font"><text:span text:style-name="T1">o</text:span></text:span>lidae-<text:line-break/>que, nulla <text:span text:style-name="Default_20_Paragraph_20_Font"><text:span text:style-name="T1">t</text:span></text:span>ua parte siccio<text:span text:style-name="Default_20_Paragraph_20_Font"><text:span text:style-name="T1">r</text:span></text:span>es evadunt. Huj usque semper<text:line-break/>meminisse <text:span text:style-name="Default_20_Paragraph_20_Font"><text:span text:style-name="T1">o</text:span></text:span>pertet; tum t<text:span text:style-name="Default_20_Paragraph_20_Font"><text:span text:style-name="T1">o</text:span></text:span>to serm<text:span text:style-name="Default_20_Paragraph_20_Font"><text:span text:style-name="T1">o</text:span></text:span>ne pe<text:span text:style-name="Default_20_Paragraph_20_Font"><text:span text:style-name="T1">r</text:span></text:span>petuo obfervan-</text:p>
      <text:p text:style-name="P4">dum, ex evidenter apparentibus colligendam cujusque ine-<text:line-break/>dicamenti facultatem; ac femper , ad quod quid dicitur<text:line-break/>calidum, frigidum, humidum, aut siccum, ad id esse aesti-<text:line-break/>mandunt.</text:p>
      <text:h text:style-name="Heading_20_2" text:outline-level="2">Cap. IX. </text:h>
      <text:p text:style-name="P75">Porro si quis velit ex superabundanti a<text:line-break/>rebus externis probationes ducere, ne id quidem prohibeo:<text:line-break/>verum animum diligenter advertat c<text:span text:style-name="Default_20_Paragraph_20_Font"><text:span text:style-name="T1">o</text:span></text:span>nsulo. Nam multos<text:line-break/>obtinet pmalogismos. Sed hos in consequentibus edisseram.-<text:line-break/>Caeterum quod fotum quis ab externis rebus sumpferit, ut<text:line-break/>id quod judicium salit medicamentum aut calefacere, aut<text:line-break/>refrigerare.. pr<text:span text:style-name="Default_20_Paragraph_20_Font"><text:span text:style-name="T1">o</text:span></text:span>bet, id in ignis commercio contactuque<text:line-break/>conspicitur. Neque. enim^ usque adeo absurdum est.,<text:line-break/>quod facile in ignem vertitur,. id calidum facultate pu-<text:line-break/>tare. Memoria enim, opinor, tenemus omnia hujus vocis<text:line-break/>facultate significata, quae in tertio de temperamentis defini-<text:line-break/>vimus: Unum igitur ex iis erat et id quod ex.propria ejus,<text:line-break/>quod dicitur ,. materia tale est facultate; si quid enim facile<text:line-break/>in ignem .vertitur, id facultate est ignis, n<text:span text:style-name="Default_20_Paragraph_20_Font"><text:span text:style-name="T1">o</text:span></text:span>n actu scilicet.</text:p>
      <text:p text:style-name="P3">Nam hoc quod est facultate, en adverso ei dividitur quod<text:line-break/>est actu ; alterum vero quod est per fe , ei quod est ex acci-<text:line-break/>dente. Hanc ergo judicii rationem considerare ac distin-<text:line-break/>guere convenit.</text:p>
      <text:h text:style-name="Heading_20_2" text:outline-level="2">C a p. X. </text:h>
      <text:p text:style-name="P75">At quibus consilium est tuto a rebus extra-<text:line-break/>neis ad corpora transire animalium, videre primum debent<text:line-break/>an tenuis fit essentiae an crassae, quod explorandum veniti<text:line-break/>Secundo an sibi continuum denfumque ac solidum , an inter-<text:line-break/>vallis interceptum ac rarum.. Quocirca his immorandum<text:line-break/>prolixius est; videtur enim id quoddam esse principium ad<text:line-break/>velut elementum multam considerationem postulans.</text:p>
      <text:h text:style-name="Heading_20_2" text:outline-level="2">Cap. XI. </text:h>
      <text:p text:style-name="P75">Igitur eorum quae in confesso est facultate<text:line-break/>esse calida, nullum omnino apparet nos calefacere prius-<text:line-break/>quam in tenuia fit comminutum. Nam si quis piper loli-.<text:line-break/>dum cuti infpergat, nullam plane caliditatem percipiat;<text:line-break/>eadem ratione si quis vel linguae imponat, aut deglutiat,<text:line-break/>aut alio pacto utatur integro ,. haudquaquam diligenter trito<text:line-break/>et cribrato, ac non adeo comminuto ut pollinem tenuitate</text:p>
      <text:p text:style-name="P3">referat Nam quod pollinis inster tenue cuti inspergitur,.<text:line-break/>calefacit, ac maxime fi affricueris; praeterea quod linguae<text:line-break/>admotum fuerit, aut in ventrem devoratum; aut quod soli-<text:line-break/>dum integrumque imponitur, nec cutem calefacit et linguae-<text:line-break/>ventrique exiguum duntaxat caliditatis sensum movet. Itaque<text:line-break/>quum tenuium esse partium dicantur quae facile in tenues<text:line-break/>partes comminuuntur, crassarum vero partium quae contra;<text:line-break/>tum dura viscosaque aegre ac-difficile aut omnino in tenues<text:line-break/>comminui non possint; friabilia vero et quae citra lentorem<text:line-break/>mollia sunt, prompte in tenuissimas solvantur; hinc con-<text:line-break/>stare arbitror multa esse facultate calida ac facile accendi,<text:line-break/>verum nos haud facile calefacere. Nam ignis, ut qui<text:line-break/>omnium est tenuissimus simulque calidissimus et in prosim-<text:line-break/>dum facile penetrat et comminuit et extenuat vincitque et<text:line-break/>transmutat atque in suam denique naturam convertit, unde- -<text:line-break/>quaque scilicet simile reddens. atque exuperans id quod<text:line-break/>contingit. At nostra caliditas supra quam quod crassae sit<text:line-break/>essentiae et halituofa insuper infirma est, ut non facile mutet</text:p>
      <text:p text:style-name="P3">qu<text:span text:style-name="Default_20_Paragraph_20_Font"><text:span text:style-name="T1">o</text:span></text:span>d contingit. ostensum est autem in tertio de tempera-<text:line-break/>mentis, qu<text:span text:style-name="Default_20_Paragraph_20_Font"><text:span text:style-name="T1">o</text:span></text:span> sine quae hic dicuntur assequi est imp<text:span text:style-name="Default_20_Paragraph_20_Font"><text:span text:style-name="T1">o</text:span></text:span>ssibile,<text:line-break/>nullum eorum quae nos calefacere apparent perinde ut<text:line-break/>ignem posse calefacere, verum ut materiam accendi facilem;<text:line-break/>siquidem mutationis principium a n<text:span text:style-name="Default_20_Paragraph_20_Font"><text:span text:style-name="T1">o</text:span></text:span>stra caliditate accipiens<text:line-break/>tia, ut calami aridi ab igne, n<text:span text:style-name="Default_20_Paragraph_20_Font"><text:span text:style-name="T1">o</text:span></text:span>s contra recalefaciunt et<text:line-break/>velut partes fiunt quaedam caloris nativi, sicut illi ignis:<text:line-break/>nam quod prius erat calamus, id nunc fit ignis,. ut mutantis<text:line-break/>apium ignis essentiam totam adaugeat. Monstravimus autem<text:line-break/>quaedam, ubi vel levem fuerunt mutationem extrinsecus .<text:line-break/>adepta, fecundum naturam deinde <text:span text:style-name="Default_20_Paragraph_20_Font"><text:span text:style-name="T1">t</text:span></text:span>uam ad plurimam muta<text:span text:style-name="Default_20_Paragraph_20_Font"><text:span text:style-name="T1">t;<text:line-break/></text:span></text:span>tionem procedere. Quamobrem mirandum non est, si<text:line-break/>quaedam medicamenta primae quidem mutationis principium<text:line-break/>a nostro calore nacta, inde jam pergant eum qu<text:span text:style-name="Default_20_Paragraph_20_Font"><text:span text:style-name="T1">o</text:span></text:span>que qui<text:line-break/>mutabat superare. Nam quum corporis cujusque proprie-<text:line-break/>tas alia habilis sit ad suscipiendum calorem, alia inhabilis, sit<text:line-break/>ut paria principia non sequatur par incrementum:</text:p>
      <text:h text:style-name="P70" text:outline-level="2">Cap. XII. </text:h>
      <text:p text:style-name="P75">Quin etiam quod corpus admodum exile<text:line-break/>facilius asseratur mutaturque ab eo cui admotum est, quod<text:line-break/>autem grandius est, non nisi temporis spatio ac vix tandem<text:line-break/>etiam sensibilem alterationem sustinet, id quum non modo<text:line-break/>a physicis naturam scrutantibus sit demonstratum, fed cuivis<text:line-break/>etiam homini rei ipsius experientia notum, fiatis magnum<text:line-break/>adfert testimonium iis quae modo dicebamus. Quippe si<text:line-break/>piperis particulae a nobis accipere debent mutationis ini-<text:span text:style-name="Default_20_Paragraph_20_Font"><text:span text:style-name="T1">r<text:line-break/></text:span></text:span>tium ; . eoque accipiant facilius quo fuerint minutiores;<text:line-break/>mirandum non est, si eas tanto citius calefacere experiamur<text:line-break/>quanto accuratius in minimas suerint comminutae.^</text:p>
      <text:h text:style-name="Heading_20_2" text:outline-level="2">Cap. XIII. </text:h>
      <text:p text:style-name="P75">Quin etiam quod extima cutis superficies<text:line-break/>callosa fit duraque et frigida , tum quod fusi ea est totum<text:line-break/>quanto profundius subeas, tanto est calidius, nemo ambigit;<text:line-break/>Huic sane- rationi , si duo etiam principia in aliis a nobis<text:line-break/>tractationibus demonstrata adjecero , ita denique universum<text:line-break/>possis colligere. Alterum quidem ad demonstrationem prin-</text:p>
      <text:p text:style-name="P3">cipr<text:span text:style-name="Default_20_Paragraph_20_Font"><text:span text:style-name="T1">o</text:span></text:span>rum, sive lemmatum, sive axiomatum, sive propositio-<text:line-break/>num , sive utcunque nuncupare libebit, in commentariis de<text:line-break/>temperamentis dem<text:span text:style-name="Default_20_Paragraph_20_Font"><text:span text:style-name="T1">o</text:span></text:span>nstratum est, . cutem videlicet omnem<text:line-break/>in primo statim ortu sibi esse continuam ; at temporis spatio..<text:line-break/>perforari, ac plurima nancisci spiramenta ritu cribrorum.<text:line-break/>Alterum utilium ad ratiocinationem propositionum est, cor-<text:line-break/>pus universum expirabile esse ac. infpirabile, ut. inquit<text:line-break/>Hippocrates. Fusius autem de hac dictum est in libro de<text:line-break/>usupulfuum, ubi demonstravimus arterias, ubi fe dilatantes<text:line-break/>undequaque et per omnes meatus attrahunt, non aerem<text:line-break/>modo halitum.que attrahere, sed quicquid etiam trahifacile<text:line-break/>ac tenue sit, adfpiritalis essentiae impetum expedite cense-<text:line-break/>qui. Quibus sic fe habentibus multae venae arteriaeque<text:line-break/>aperiuntur in cutis meatus et in ipsius superficiem inter-<text:line-break/>nam : ac in meatuum perforationes. haud. pauca pervenire<text:line-break/>venarum arteriarumqueoscula existimandum est,. nihiloque<text:line-break/>secius ad. extimam superficiem, ita ut ipsae osculis. ibi<text:line-break/>finiunt ac terminentur. Tum quicquid piperis ad exactissi-</text:p>
      <text:p text:style-name="P3">mum redactum fuerit pollinem, simul cum ambiente aere<text:line-break/>ab arteriis attrahi, ipsumque protinus a calore nativo trans-<text:line-break/>mutaIi, idque tum ob parvitatem tum ob ingenitam ut a<text:line-break/>calore atteretur aptitudinem ; siquidem haud aliud illi erat<text:line-break/>facultate esse calido, quam facile posse incalescere.. Quod<text:line-break/>si semel id illi insit, mirum non est per omne corpus tem-<text:line-break/>pore perlatum, ipfum recalesacere : ac proinde primum<text:line-break/>maximeque ab id genus medicamentis incalescere partes,<text:line-break/>quas primum contigerit: deinde quae his sunt proximae et<text:line-break/>continentes; ac sic deinceps jam tertio quartoque loco, pro<text:line-break/>situs videlicet vicinitate, cum iis quae primo incaluerant<text:line-break/>incalescere. Haec scientisica constant demonstratione, non<text:line-break/>tamen iis satis credibili , qui in primis non fuerint exerci-<text:line-break/>tati. Oportet enim in iis quae de elementis sunt ratioci-<text:line-break/>nationibus esse versatum, atque in commentariis de tempe-<text:line-break/>ramentis et usu pulsuum et ante haec omnia in demonstrandi<text:line-break/>methodis perilum. Sane paucis datum est omnia percur-<text:line-break/>rere. Verum his quidem suffecerit, mea sententia, in evi-</text:p>
      <text:p text:style-name="P2">dentibus duntaxat versiari paucis attactis communibus ratio-<text:line-break/>nibus, sive epilogismis. Itaque causam quamobrem non<text:line-break/>calefaciunt corpora humana ea quae crassa adhibentur, etiam<text:line-break/>si natura siutcalida, iis duntaxat qui rationem assequi valeant<text:line-break/>dictam esse reputent: sibique satis esse persuadeant, quod<text:line-break/>evidenter sensibus apparet. Apparet autem evidenter cras-<text:line-break/>forum omnium nullum prius quam ad unguem comminuatur<text:line-break/>exten<text:span text:style-name="Default_20_Paragraph_20_Font"><text:span text:style-name="T1">u</text:span></text:span>eturque , neque ipsum a corpore nostro quicquam<text:line-break/>perpeti, neque rursum in nos posse agere. Nec enim solum<text:line-break/>in pipere, napy, canchry caeterisque omnibus quae nos<text:line-break/>calefaciunt ita se res habet, sed aeque item in facultate sri-<text:line-break/>gidis. Nam si quis radicis mandragorae corticem in magnas<text:line-break/>partes consractam cuti imponat, aut illinat, aut deglutiat,<text:line-break/>plane nihil efficiet; at si admodum sit comminuta, refrige-<text:line-break/>rare potest. Sic etiam papaveris semen et cicutae, quan-<text:line-break/>quam hoc sit omnium refrigerantinm valentissimum, tamen<text:line-break/>antequam exacte comminuatur, cuti nostrae impositum plane</text:p>
      <text:p text:style-name="P3">est imbecillum. Ne te ergo magna teneat admiratio , quod<text:line-break/>calami aridi pilique. tametsi accendi promptissimi funt, non<text:line-break/>tamen nos contactu calefaciant; quippe qui plane a- nostro<text:line-break/>calore mutari nequeant, ut sic recalefaeiant, quod videlicet<text:line-break/>pollinis ritu comminui non valeant; quandoquidem calamus<text:line-break/>Indicus, quem et aromaticum appellitant, quum tundi, eri-<text:line-break/>biari , ac plane magis quam qui apud nos n<text:span text:style-name="Default_20_Paragraph_20_Font"><text:span text:style-name="T1">o</text:span></text:span>scitur commi-<text:line-break/>nui valeat, clare nos calefacere conspicitur, sicut imo ore<text:line-break/>omnes qui aetate nobis majores funt medici confitentur.</text:p>
      <text:h text:style-name="Heading_20_2" text:outline-level="2">Cap. XIV. </text:h>
      <text:p text:style-name="P75">Porro considerandum est, quemadmo-<text:line-break/>dum proposuiinon solum fi crassarum sit partium an tenuium<text:line-break/>explorandum medicamentorum substantia, verum etiam ra-<text:line-break/>rane an densa. Voco sane rarum, cujus partes spatiis ina-<text:line-break/>nibus intercepta sunt, intelligentibus videlicet nobis ac fem-<text:line-break/>per recordantibus quo pacto dicatur spatium inane ab iis<text:line-break/>qui unitam. esse dicunt substantiam, non quemadmodum<text:line-break/>Epieuro et. Asclepiadi est vi<text:span text:style-name="Default_20_Paragraph_20_Font"><text:span text:style-name="T1">t</text:span></text:span>um, imo aere -plenum est in<text:line-break/>raris corporibus spatium inane. Ubi ergo ejusmodi (paliis</text:p>
      <text:p text:style-name="P3">multis corpus fuerit distinctum, facilius quam densum accon-<text:line-break/>ditor , etiamsi quod ad caliditatis frigiditatisque attinet tem-<text:line-break/>periem; similiter lili sit affectum. Nam qui ru iis spanis -<text:line-break/>continetur aer, quum sit ad patiendum promptissimus, primo<text:line-break/>statim ignis occursu accenditur atque inflammatur; una<text:line-break/>vero secum corpus universum accendit, unamquamque ejus.<text:line-break/>partem nimirum undequaque. occupans. Ergo si. parva cor-<text:line-break/>p<text:span text:style-name="Default_20_Paragraph_20_Font"><text:span text:style-name="T1">o</text:span></text:span>ra, cingente ea circumquaque flamma prompte accendun-<text:line-break/>tur, nam id clare .conspicimus, non sine ratione corpus-<text:line-break/>ramm celeriter accenditur, utpote quum profundas ejus<text:line-break/>partus omnes flamma contingat. Sic itaque calamos a<text:span text:style-name="Default_20_Paragraph_20_Font"><text:span text:style-name="T1">r</text:span></text:span>idos<text:line-break/>ignis celeriter exurit, tametsi minus sunt alia substa<text:span text:style-name="Default_20_Paragraph_20_Font"><text:span text:style-name="T1">n</text:span></text:span>tia ca-<text:line-break/>lidi, idque ob meatuum multitudinem quos aer quidem<text:line-break/>prius occupabat: ubi vero ignis contigit, flamma depascitur v<text:line-break/>aer enim accensus flamma est, terra vero carbo. Porro<text:line-break/>quod aeris plenos meatus multos aridus calamus obtineat,<text:line-break/>summum argumentum est ipsius levitas; nam siccum natura<text:line-break/>corpus. leva esse alioqui nequeat, nisi inanitate sit praedi-</text:p>
      <text:p text:style-name="P3">tum. Eundem in modum pumex et spongia sicca atque<text:line-break/>omnia adeo quaecunque fistulosa sunt multumque vacui obti-<text:line-break/>nent, pondere sunt levia; sic sane et calamus non eo dun-<text:line-break/>taxat quod siccus est, fed quod plurimi aeris est particeps,<text:line-break/>prompte accenditur; ut a nostro corpore aegre proinde ca-<text:line-break/>lefieri potest, quod essentiae sit crassae: Quando igitur me-<text:line-break/>dieamenti cuiuspiam exiguis commertio temperiem colligen-<text:line-break/>tes scrutari statuimus, an advers<text:span text:style-name="Default_20_Paragraph_20_Font"><text:span text:style-name="T1">a</text:span></text:span>nti nos eodem modo <text:span text:style-name="Default_20_Paragraph_20_Font"><text:span text:style-name="T1">t</text:span></text:span>e<text:line-break/>gerat, substantiae ejus respicienda constitutio est. Nam ss<text:line-break/>tenuis quidem sit, <text:span text:style-name="Default_20_Paragraph_20_Font"><text:span text:style-name="T1">t</text:span></text:span>ed sibi ipsi continua, eandem et in nos iia-<text:line-break/>turam tustendet quam prius in ignem ; sin autem rara.sit et<text:line-break/>crassa, fieri potest ut ab igne quideni perfacile asseretur, non<text:line-break/>famen a calore nostro, ac proinde nec nosrecalefaciat.</text:p>
      <text:h text:style-name="Heading_20_2" text:outline-level="2">Cap. XU </text:h>
      <text:p text:style-name="P75">Posteaquam igitur haec eum in modum<text:line-break/>definita sunt, rursum ad sermonem de aqua redeamus. Nam<text:line-break/>quod tenuis fit essentiae, argumento est quod promptissime<text:line-break/>per pilos et vestimenta perfluat; nam propter humiditatem</text:p>
      <text:p text:style-name="P3">mollitiemque, quodque nihil habeat adjunctum lentoris, divi-.<text:line-break/>sibiles partes <text:span text:style-name="Default_20_Paragraph_20_Font"><text:span text:style-name="T1">o</text:span></text:span>btinet et quae facile in minimas possint dis-.<text:line-break/>trahi. Talis quum sit, tamen neque nos ex sua natura<text:line-break/>calefacit, neque proprium est ignis nutrimentum, ico omnino<text:line-break/>contra adversatur et dissidet atque extinguit, ut quae illi sit<text:line-break/>adversissima: nec mirum est, sicum igne natura tum casi-,<text:line-break/>dissim<text:span text:style-name="Default_20_Paragraph_20_Font"><text:span text:style-name="T1">o</text:span></text:span>. tum siccissim<text:span text:style-name="Default_20_Paragraph_20_Font"><text:span text:style-name="T1">o</text:span></text:span> pugnet aqua, quae frigida est et hu-<text:line-break/>mida. eonjectura igitur, ut dictum est, et ex ignis firmanda<text:line-break/>commercio, quo pacto quodque medicamentum in calore<text:line-break/>frigo reque fe habeat: non tamen protinus existimandum tale<text:line-break/>et ad nos rideri, nisi tenuium sit partium et spissum. Sic<text:line-break/>oleum tametsi facile in flammam vertitur , n<text:span text:style-name="Default_20_Paragraph_20_Font"><text:span text:style-name="T1">o</text:span></text:span>n tamen adino-<text:line-break/>pum celeriter n<text:span text:style-name="Default_20_Paragraph_20_Font"><text:span text:style-name="T1">o</text:span></text:span>s calefacit, nimirum lenta crassaque sub-<text:line-break/>stantia sua tenaciter iis inhaerens quae primum contigit;<text:line-break/>proindeque longissime omnibus perdurat, quibus fuerit illi-<text:line-break/>tum ,. scilicet nec ab ambiente facile aut extenuari aut discuti<text:line-break/>p<text:span text:style-name="Default_20_Paragraph_20_Font"><text:span text:style-name="T1">o</text:span></text:span>tens, nec intr<text:span text:style-name="Default_20_Paragraph_20_Font"><text:span text:style-name="T1">o</text:span></text:span> in c<text:span text:style-name="Default_20_Paragraph_20_Font"><text:span text:style-name="T1">o</text:span></text:span>rpus pr<text:span text:style-name="Default_20_Paragraph_20_Font"><text:span text:style-name="T1">o</text:span></text:span>mpte transumi, Aqua vero</text:p>
      <text:p text:style-name="P3">e contra<text:span text:style-name="Default_20_Paragraph_20_Font"><text:span text:style-name="T1">r</text:span></text:span>io et celerrime in halitum solvitur atque expedite<text:line-break/>discutitur, proinde etiamsi in idem oras coniectam aquam<text:line-break/>oleumque decoquas , prior tamen aqua resolvitur et absumi- .<text:line-break/><text:span text:style-name="Default_20_Paragraph_20_Font"><text:span text:style-name="T1">tur, </text:span></text:span>Sic item fi lithargyro, aut ce<text:span text:style-name="Default_20_Paragraph_20_Font"><text:span text:style-name="T1">r</text:span></text:span>ussa, aut id genus ali-<text:line-break/>quo cum aqua diligenter commixto, simul ambo decoquere<text:line-break/>voles, priorem discuti aquam experiere.</text:p>
      <text:h text:style-name="Heading_20_2" text:outline-level="2">Cap. XVI. </text:h>
      <text:p text:style-name="P75">Non ergo simplicite<text:span text:style-name="Default_20_Paragraph_20_Font"><text:span text:style-name="T1">r</text:span></text:span> quod citius accen-<text:line-break/>diluto protinus id etiam ad nos apparet calidius. Siquidem<text:line-break/>ante o<text:span text:style-name="Default_20_Paragraph_20_Font"><text:span text:style-name="T1">t</text:span></text:span>tensum est, ut calefac, entium actu aliud simpliciter<text:line-break/>erat calidum , ut ignis ; aliud exuperantia calidum, velut qui<text:line-break/>in nobis est calor: sic eorum quae facultate funt calida<text:line-break/>aliud esse ejusmodi, ut ad id quod primo et abfolute est ca-<text:line-break/>fidum ; aliud vero ut ad id quod per exuperantiam dicitur,<text:line-break/>Quamobrem non abfolute ab ea quae adversus ignem est, in<text:line-break/>judicium venientium medicamentorum dispositione, ad nos<text:line-break/>transire expedit, fed adjecta limitatione proposita.</text:p>
      <text:h text:style-name="Heading_20_2" text:outline-level="2">Cap. XVII. </text:h>
      <text:p text:style-name="P75">Eadem haec limitatio itidem necessaria<text:line-break/>est, quoniam ex eo quod quid facile conglaciatur frigidum</text:p>
      <text:p text:style-name="P3">esse colligimus. Nam in iis quae eandem habe<text:span text:style-name="Default_20_Paragraph_20_Font"><text:span text:style-name="T1">n</text:span></text:span>t aut<text:line-break/>tenuitatem aut c<text:span text:style-name="Default_20_Paragraph_20_Font"><text:span text:style-name="T1">r</text:span></text:span>assitudinem consistentiae, quod <text:span text:style-name="Default_20_Paragraph_20_Font"><text:span text:style-name="T1">o</text:span></text:span>cius a<text:line-break/>frigore congelatur, temperamenti est frigidi<text:span text:style-name="Default_20_Paragraph_20_Font"><text:span text:style-name="T1">o</text:span></text:span>ris. Nam si<text:line-break/>alterum sit tenuius, puta exempli causa vinum; alterum<text:line-break/>crassius, ut oleum : non est necessetuut citius aut magis con-<text:line-break/>c<text:span text:style-name="Default_20_Paragraph_20_Font"><text:span text:style-name="T1">r</text:span></text:span>esce<text:span text:style-name="Default_20_Paragraph_20_Font"><text:span text:style-name="T1">r</text:span></text:span>e quod est frigidius. Verum si quant<text:span text:style-name="Default_20_Paragraph_20_Font"><text:span text:style-name="T1">o</text:span></text:span> alterum est<text:line-break/>frigidius, tanto alterum qu<text:span text:style-name="Default_20_Paragraph_20_Font"><text:span text:style-name="T1">o</text:span></text:span>que crassius sit, sic similiter amb<text:span text:style-name="Default_20_Paragraph_20_Font"><text:span text:style-name="T1">o<text:line-break/></text:span></text:span>concrescent. Caeterum magis concretum videatur , . ipfa<text:line-break/>videlicet consistentiae duritia, quod fuerit essentiae crasso-<text:line-break/>ris. Nam rationabile est, <text:span text:style-name="Default_20_Paragraph_20_Font"><text:span text:style-name="T1">r</text:span></text:span>eor, similiter congelatarum quod<text:line-break/>crassioris fuerit essentiae, itidem fieri durius. At fi vel<text:line-break/>altorum plus fit frigidius quam <text:span text:style-name="Default_20_Paragraph_20_Font"><text:span text:style-name="T1">r</text:span></text:span>eliquum essentiae crassioris :<text:line-break/>aut contra minus frigidius quidem ictorum alterum ferest-<text:line-break/>quum vero crassioris essentiae, haud etiam pari tempore<text:line-break/>congelascere est possibile; verum quod plus est frigidius<text:line-break/>quam alterum essentiae crassioris, minori temporis spatio;<text:line-break/>quod vero minus est frigidius quam reliquum essentiae<text:line-break/>crassioris, majori. Sic magis mmusque utrumvis ipsorum</text:p>
      <text:p text:style-name="P3">xideri durum , id pr<text:span text:style-name="Default_20_Paragraph_20_Font"><text:span text:style-name="T1">o</text:span></text:span> excessus prop<text:span text:style-name="Default_20_Paragraph_20_Font"><text:span text:style-name="T1">o</text:span></text:span>rtione evenire est ne-<text:span text:style-name="Default_20_Paragraph_20_Font"><text:span text:style-name="T1"><text:line-break/></text:span></text:span>-cesse.</text:p>
      <text:h text:style-name="Heading_20_2" text:outline-level="2">Cap. XVIII. </text:h>
      <text:p text:style-name="P75">Haec ergo memoriae mandare oportet,<text:line-break/>tum quod non idem sint c<text:span text:style-name="Default_20_Paragraph_20_Font"><text:span text:style-name="T1">o</text:span></text:span>ngelari et- refrigerari et quod.illud<text:line-break/>maxime a refrigeratione provenisti Nam refrigerari est fri-<text:line-break/>gidam accipere qualitatem, at congelari est durescere prae<text:line-break/>frigore. Ergo. quaecunque corpora tenuis sunt essentiae,<text:line-break/>quum facile . perpetiantur, prompte tum incalescunt tum<text:line-break/>refrigerantur; at non aeque prompte congelantur, ut aer et<text:line-break/>ignis. Nam hic plane non. congelatur: ille autem nempe<text:line-break/>aer non perinde ut vitrum, ut pix, ut cera, resina, bitu-<text:line-break/>men ; tametsi. bitumen fit vel calidissimum , verum quod<text:line-break/>ejus crassem est ac terreum, ad congelationis celeritatem<text:line-break/>adjuvat; ac si tetigeris, calidum etiamnum, plane tamen con-<text:line-break/>gelatuuireperias : sicut , puto , et plumbum et stannum non<text:line-break/>aliter concreta funt etiamnum ferventia. Sic aquam Hip-<text:line-break/>pocrates , quae celeriter et . incalesceret et refrigera<text:span text:style-name="Default_20_Paragraph_20_Font"><text:span text:style-name="T1">r</text:span></text:span>etur,<text:line-break/>femp.er esse levissimam retulit: nam quanto tenuior fuerit,</text:p>
      <text:p text:style-name="P3">tanto pati promptior est: atqui quae te<text:span text:style-name="Default_20_Paragraph_20_Font"><text:span text:style-name="T1">n</text:span></text:span>ui<text:span text:style-name="Default_20_Paragraph_20_Font"><text:span text:style-name="T1">o</text:span></text:span>r est, minimum<text:line-break/>habet limi terrestris. N<text:span text:style-name="Default_20_Paragraph_20_Font"><text:span text:style-name="T1">o</text:span></text:span>n erg<text:span text:style-name="Default_20_Paragraph_20_Font"><text:span text:style-name="T1">o</text:span></text:span> abfolute, nectentem ex<text:line-break/>materiae passionibus ad ignem, coniicere ejus ad nos faeni-<text:line-break/>talem oportet, verum adjunctis limitationibus suprapositis.<text:line-break/>Quare nec aeque fecurum hoc judicium ac id quo ad n<text:span text:style-name="Default_20_Paragraph_20_Font"><text:span text:style-name="T1">o</text:span></text:span>s<text:line-break/>ipsus quid examinamus : at qui hoc etiam ulterius transeunt,<text:line-break/>plane in multis errorum periculis ver<text:span text:style-name="Default_20_Paragraph_20_Font"><text:span text:style-name="T1">t</text:span></text:span>antur. Quamquam<text:line-break/>id faciunt medicorum complures, alii omne quod viscosum<text:line-break/>est, calidum asserentes: alii quicquid adstringit: nonnulli<text:line-break/>quicquid est dulce, quidam vero etiam quod austerum acer-<text:line-break/>humve est:. funt autem qui singulis illorum contraria defeu-<text:line-break/>dant; Sed qui in istis errores committantur postea narrab<text:span text:style-name="Default_20_Paragraph_20_Font"><text:span text:style-name="T1">o.<text:line-break/></text:span></text:span>Nunc autem praefantem <text:span text:style-name="Default_20_Paragraph_20_Font"><text:span text:style-name="T1">t</text:span></text:span>emonem consilium est absolvere:<text:line-break/>nempe ut liquis ex ignis commertio materiam iudicare volet,<text:line-break/>non abfolute, neque oltra limitationem id faciendum : neque<text:line-break/>perinde ad ignem- et hominem habere quicquid judicatur<text:line-break/>putandum. Nam aqua igni adversissima est; ut quae simul-<text:line-break/>talem <text:span text:style-name="Default_20_Paragraph_20_Font"><text:span text:style-name="T1">s</text:span></text:span>ortita sitfrigidam et humidam ; muria vero , marina</text:p>
      <text:p text:style-name="P5">bituminosaque et fulsur<text:span text:style-name="Default_20_Paragraph_20_Font"><text:span text:style-name="T1">o</text:span></text:span>sa aqua, nun aeque, quippe quum<text:line-break/>ii .genus omnes ah. aqua .ad calidius recesserint. Verum de<text:line-break/>sponte natis aquis vel haec sufficiant. Siquidem ubi medie<text:line-break/>caminum uniuscujusque quorum qualitates accipere aquam<text:line-break/>ostensum est sermonem sigillatim tractabimus, fi nunc aut<text:line-break/>obscurius quippiam aut imperfectius sit. dictum, id tunc ad-<text:line-break/>jirietur.</text:p>
      <text:h text:style-name="Heading_20_2" text:outline-level="2">Cap. XIX. </text:h>
      <text:p text:style-name="P75">Sed ad reliqua nunc liquidorum medica-.<text:line-break/>minum transibimus, inter quae vel maxima est controversia<text:line-break/>de aceto, aliis frigidum, aliis contra calidum adstruentibus,<text:line-break/>nonnullis calorem quidem quendam illi concedentibus , sed<text:line-break/>quendam etiam .auferentibus , velut qui acetum vinum esse<text:line-break/>mortuum asserunt. Nam hi pr<text:span text:style-name="Default_20_Paragraph_20_Font"><text:span text:style-name="T1">o</text:span></text:span>priam vini caliditatem per-.<text:line-break/>didisse quidem, verum putredin<text:span text:style-name="Default_20_Paragraph_20_Font"><text:span text:style-name="T1">o</text:span></text:span>fam assumpsisse aliam quan-<text:line-break/>dam c<text:span text:style-name="Default_20_Paragraph_20_Font"><text:span text:style-name="T1">o</text:span></text:span>ntendunt. Atque ego sane non multum abest quin.<text:line-break/>illorum laudem sententiam , in eamque prompte accedam,<text:line-break/>proque hac assertione atque opinione pericula omnia subeam,<text:line-break/>si quam machinam aut artem invenire queam , sicut in lacte</text:p>
      <text:p text:style-name="P2">c<text:span text:style-name="Default_20_Paragraph_20_Font"><text:span text:style-name="T1">o</text:span></text:span>ntrariarum partium^ separationis, ita- hic quoque. Nunc<text:line-break/>autem quod lac universum non sit- homoeome<text:span text:style-name="Default_20_Paragraph_20_Font"><text:span text:style-name="T1">r</text:span></text:span>es et similare,<text:line-break/>neque undequaque sibi idem, clare monstrat ejus scissio ex-<text:line-break/>eogitata videlicet multis h<text:span text:style-name="Default_20_Paragraph_20_Font"><text:span text:style-name="T1">o</text:span></text:span>minibus rati<text:span text:style-name="Default_20_Paragraph_20_Font"><text:span text:style-name="T1">o</text:span></text:span>ne, qua partes ca-<text:line-break/><text:span text:style-name="Default_20_Paragraph_20_Font"><text:span text:style-name="T1">t</text:span></text:span>ensae a ferulis separari p<text:span text:style-name="Default_20_Paragraph_20_Font"><text:span text:style-name="T1">o</text:span></text:span>ssint. Atqui neque tale quid<text:line-break/>repertum in aceto est; neque manifesto demonstrare possis,<text:line-break/>quod. quantum ejus est tenue atque humidum exacte, boe<text:line-break/>quidem refrigeret: quod vero fecundum faecis- substantiam<text:line-break/>in eo defertur, velut in vinis calefaciat-; nam ea sutum ra-<text:line-break/>tione aperte quis probaverit ipsum lex partibus facultate con-<text:line-break/>trariis consistere sicut lac. Sane - in omnibus liquoribus,<text:line-break/>quos- exprimendis fructibus. conficiunt, crassem defertur-<text:line-break/>quipplam, quod et- temporis spatio subsidit; faex vocatur in<text:line-break/>rino,. in- oleo -autem amurca; sed etin omnibus aliis inest;<text:line-break/>quod illis propo<text:span text:style-name="Default_20_Paragraph_20_Font"><text:span text:style-name="T1">r</text:span></text:span>tione resp<text:span text:style-name="Default_20_Paragraph_20_Font"><text:span text:style-name="T1">o</text:span></text:span>ndet, tametsi proprium nomen<text:line-break/>, scrtitummon sit, quod velut faex est in illis; utique et ini<text:line-break/>acet<text:span text:style-name="Default_20_Paragraph_20_Font"><text:span text:style-name="T1">o</text:span></text:span> est ejusmodi quippiam et forsan ipsum est quod calo-<text:line-break/>ris est par ticeps-: quod vero frigoris,- id quod tenue estyfor--</text:p>
      <text:p text:style-name="P3">bassis vero. et in ipso. tenui exiguum quiddam defertur mullo.<text:line-break/>tempore praeparatum alterius naturae quam ipsum fit t<text:span text:style-name="Default_20_Paragraph_20_Font"><text:span text:style-name="T1">o</text:span></text:span>tum;<text:line-break/>nam. qu<text:span text:style-name="Default_20_Paragraph_20_Font"><text:span text:style-name="T1">o</text:span></text:span>d majori parte frigidius sit quam calidius, liquid<text:span text:style-name="Default_20_Paragraph_20_Font"><text:span text:style-name="T1">o</text:span></text:span> iis<text:line-break/>apparere arbitror, qui vere facultatem ejus expenderint.</text:p>
      <text:h text:style-name="Heading_20_2" text:outline-level="2">Cap. XX.</text:h>
      <text:p text:style-name="P77"><text:s/>Ac miror qua ratione ducti quidam ita<text:line-break/>calidum esse acetum dixerint, ut cauterio ipsum assimilarint ;<text:line-break/>nam, hac, inquiunt, rati<text:span text:style-name="Default_20_Paragraph_20_Font"><text:span text:style-name="T1">o</text:span></text:span>ne sanguinis eruptiones reprimit.<text:line-break/>Primum enim tanta caliditas sensum nostrum non fugeret.<text:line-break/>Deinde ad illorum calidorum imaginem <text:span text:style-name="Default_20_Paragraph_20_Font"><text:span text:style-name="T1">o</text:span></text:span>mnin<text:span text:style-name="Default_20_Paragraph_20_Font"><text:span text:style-name="T1">o</text:span></text:span> utique cru-.<text:line-break/>stam efficeret., calidis medicamentis similiter. Nam id<text:line-break/>plane in his conspicimus, ubi per ea sanguinem fistere sta-<text:line-break/>tutum -est, crustam. relinqui haud exiguam; siquidem, nisi<text:line-break/>crustam effeceris, sanguinem haud rep<text:span text:style-name="Default_20_Paragraph_20_Font"><text:span text:style-name="T1">r</text:span></text:span>esseris, nam ea velut.<text:line-break/>operculum fit corporibus sanguinem profundentibus. Pr<text:span text:style-name="Default_20_Paragraph_20_Font"><text:span text:style-name="T1">o</text:span></text:span>in-<text:line-break/>de sane etiam caute<text:span text:style-name="Default_20_Paragraph_20_Font"><text:span text:style-name="T1">r</text:span></text:span>ia plane candentia illis applicare con-<text:line-break/>snerimus, compertum nimicum habentes, quae non sunt<text:line-break/>ejusmodi praeterquam quod. nihil proficiant, insuper lae-<text:line-break/>dare ac sanguinis profluvium irritare. Nec sane ignis ex</text:p>
      <text:p text:style-name="P6">sua ratione aut quod calefaciat, ipsum sistere potest: verum<text:line-break/>idcirco., quia quum urat quae contigerit, quod ex ustione<text:line-break/>reliquum est, operculum submotis partibus relinquat, id quod<text:line-break/>Graecis. appellari consuerit <text:span text:style-name="T8">ἐ</text:span><text:span text:style-name="Default_20_Paragraph_20_Font"><text:span text:style-name="T5">σχαρα</text:span></text:span><text:span text:style-name="Default_20_Paragraph_20_Font"><text:span text:style-name="T9">. </text:span></text:span>At acetum haud per-<text:line-break/>inde ut crustam facientia medicamenta, sed potius ut ad- -<text:line-break/>stringentia et refrigerantia citra crustam sanguinis fluores^<text:line-break/>cohibet: itaque hac quidem ratione non calefacere extreme,<text:line-break/>sed refrigerare. putetur. Praestat autem, ut et supra monui.-<text:line-break/>mus,- a talibus coniecturis recedere; utpote quae judicium ad<text:line-break/>sensum haud reserant, neque ex prope positis aut vicinis,<text:line-break/>sed e longinquo et longis sumptionibus rationem colligant.<text:line-break/>Aperiam autem copiofius illarum absurditatem in libris<text:line-break/>sequentibus.</text:p>
      <text:h text:style-name="Heading_20_2" text:outline-level="2">Cap. XXI. </text:h>
      <text:p text:style-name="P77">Nos autem secundum methodum ab<text:line-break/>initio positam vim ejus experiemur, primum in iis qui-<text:line-break/>bus . inculpata constat sanitas , mox in intemperatis,<text:line-break/>deinde et in aegrotantibus. ltaque spongiam aut lanam<text:line-break/>acet<text:span text:style-name="Default_20_Paragraph_20_Font"><text:span text:style-name="T1">o</text:span></text:span> madentem cuivis sani corporis parti supe<text:span text:style-name="Default_20_Paragraph_20_Font"><text:span text:style-name="T1">r</text:span></text:span>pone-</text:p>
      <text:p text:style-name="P3">mus: deinde ut ante est positum, protinus rogabimus,<text:line-break/>idiotas fcilicet atque ex plebe aliquem, nam illorum in<text:line-break/>istiusmodi incorruptum est judicium, quia nulli videlicet<text:line-break/>dogmati serviliter sunt addicti, nunquid calorem an frigus<text:line-break/>percipiant. Id vero fatis constat, quod illud nec summe<text:line-break/>frigidum nec calidum admovebimus : nam et de hoc sirp<text:span text:style-name="Default_20_Paragraph_20_Font"><text:span text:style-name="T1">e</text:span></text:span>a<text:line-break/>verba fecimus. Sane si tale fuerit quod applicatur acetum ;<text:line-break/>potissimum si non admodum inveteratum , neque extreme<text:line-break/>acre, manifestum principio frigus percipient; itidem et post<text:line-break/>unam, duas, tresve ac quatuor horas: postea vero post<text:line-break/>sublationem fcilicet sensim nascentiis in parte caloris opinio-<text:line-break/>nem habebunt. Porro si vehementer ac<text:span text:style-name="Default_20_Paragraph_20_Font"><text:span text:style-name="T1">r</text:span></text:span>e acetum extiterit,<text:line-break/>et hoc etiam refrigerari fe principio dicent ; celeriter tamen<text:line-break/>recurrentem calorem sentie<text:span text:style-name="Default_20_Paragraph_20_Font"><text:span text:style-name="T1">n</text:span></text:span>t, non .autem longo positum-<text:line-break/>pore, velut in recentiore ac no<text:span text:style-name="Default_20_Paragraph_20_Font"><text:span text:style-name="T1">n</text:span></text:span> valde acri aceto. Ex<text:line-break/>quibus constat omnino frigidum quidem esse acetum , fed<text:line-break/>quendam etiam obtinere calorem, qui acrimoniae ratione<text:line-break/>per aliquod accidens spatio temporis mediocriter corpora</text:p>
      <text:p text:style-name="P3">excalefaciat, -tametsi id .n<text:span text:style-name="Default_20_Paragraph_20_Font"><text:span text:style-name="T1">o</text:span></text:span>n ubique, sed in- quibusdam dun-<text:line-break/>taxat. possit .efficere. .Nam laxis ac doloris. expertibus tu-<text:line-break/>moribus neque protinus- neque postea caloris. sensum aceti<text:line-break/>usus c<text:span text:style-name="Default_20_Paragraph_20_Font"><text:span text:style-name="T1">o</text:span></text:span>mmovet, m<text:span text:style-name="Default_20_Paragraph_20_Font"><text:span text:style-name="T1">o</text:span></text:span>rdicatio tamen in illis quaedam- perri-<text:line-break/>pitur, ob quam saepenumero iis qui vehementer utuntur<text:line-break/>tenuis quidam recurrit .rubor. Itaque neque primario neque<text:line-break/>pr<text:span text:style-name="Default_20_Paragraph_20_Font"><text:span text:style-name="T1">o</text:span></text:span>prio ordino calefacere rideri possit, sed acrimoniae<text:line-break/>morsu irritare.. .Porro quand<text:span text:style-name="Default_20_Paragraph_20_Font"><text:span text:style-name="T1">o</text:span></text:span>quidem a sanis corp<text:span text:style-name="Default_20_Paragraph_20_Font"><text:span text:style-name="T1">o</text:span></text:span>ribus ad<text:line-break/>assectus semel delapsi sumus , suggeramus quae in calidissi-<text:line-break/>mis et. frigidissimis . affectibus efficere queat. Ergo si quis<text:line-break/>ab illita thapsia. uratur, ardor aceto restinguitur;: id quod<text:line-break/>cui libitum. est experientia discere licet, velut nos profect<text:span text:style-name="Default_20_Paragraph_20_Font"><text:span text:style-name="T1">o<text:line-break/></text:span></text:span>fecimus innubis ipsis, quo- accurate medicamenti. potentiam<text:line-break/>experiremur. Illitis enim multis in l<text:span text:style-name="Default_20_Paragraph_20_Font"><text:span text:style-name="T1">o</text:span></text:span>cis tibiis, -ubi post<text:line-break/>quatuor quinqueve horas. accendi et inflammari coepissent,<text:line-break/>huic quidem parti acetum., illi aquam.inspersimus ;- alii vero .<text:line-break/>oleum, alii. rosaceum inunximus; et aliis atque aliis alia<text:line-break/>atque alia quae aut acrim<text:span text:style-name="Default_20_Paragraph_20_Font"><text:span text:style-name="T1">o</text:span></text:span>niam hebetare, aut calorem resti-</text:p>
      <text:p text:style-name="P3">gerare creduntur; fed eorum omnium acetum compertum<text:line-break/>est efficacissimum. Quocirca manifestum est, non eo quod<text:line-break/>acrimoniam ac mordacitatem obtundat, sicut oleum et rosa-<text:line-break/>coum, nam id praestare haec possunt, fed quia refrigeret<text:line-break/>tale esse. Quippe si excitatas a thapsia phlegmonas aliter<text:line-break/>sanare non liceat, <text:span text:style-name="Default_20_Paragraph_20_Font"><text:span text:style-name="T1">n</text:span></text:span>isi aut refrigerando aut morsum. sive<text:line-break/>acrimoniam obtundendo : nec alterum praestare valeat ace-<text:line-break/>tum: consequitur utique necessario per reliquam vim sanasse.<text:line-break/>Alias porro reliquas calidas passiones . omnes , phlegmonas<text:line-break/>pura, herpetes, plrygethla, erysipelata, carbunculos ...alias<text:line-break/>plus, alias minus refrigerare confuerit. Quapropter nisi<text:line-break/>vehementiasilli atque asperitas facultatis molesta inesset, haud<text:line-break/>alio fane utendum ad refrigerandum foret.</text:p>
      <text:h text:style-name="Heading_20_2" text:outline-level="2">Cap. XXII. </text:h>
      <text:p text:style-name="P77">Tametsi quidam reperiantur quimaxi-<text:line-break/>mumid caliditatis ..ejus argumentumc<text:span text:style-name="Default_20_Paragraph_20_Font"><text:span text:style-name="T1">o</text:span></text:span>nstituunt. Non enim,<text:line-break/>inquiunt, neque aere, neque m<text:span text:style-name="Default_20_Paragraph_20_Font"><text:span text:style-name="T1">o</text:span></text:span>rdax, neque asperum , ne-<text:line-break/>que erodens foret, nisi affatim illi inesset caliditas. Nam<text:line-break/>sicut frigidi proprium est c<text:span text:style-name="Default_20_Paragraph_20_Font"><text:span text:style-name="T1">o</text:span></text:span>ntrahere ac condensare, ita ca-</text:p>
      <text:p text:style-name="P3">lidi fecare atque dividere: id quod in primis efficere acetum<text:line-break/>valet, quippe quod secet atque erodat n<text:span text:style-name="Default_20_Paragraph_20_Font"><text:span text:style-name="T1">o</text:span></text:span>n modo animah-<text:line-break/>tium c<text:span text:style-name="Default_20_Paragraph_20_Font"><text:span text:style-name="T1">o</text:span></text:span>rpora, fied et grum<text:span text:style-name="Default_20_Paragraph_20_Font"><text:span text:style-name="T1">o</text:span></text:span>s, callos, lapides, fictile, aes,<text:line-break/>ferrum, plumbum; ac tantum non velut ignis cuncta per-<text:line-break/>vadat ac penetret, nec ulla p<text:span text:style-name="Default_20_Paragraph_20_Font"><text:span text:style-name="T1">o</text:span></text:span>ssit substantia penetrati<text:span text:style-name="Default_20_Paragraph_20_Font"><text:span text:style-name="T1">o</text:span></text:span>nis<text:line-break/>ejus vehementiam aut sustinere, aut illi reluctari ac refi-<text:line-break/>stere; nam subtile haud focus esse atque ignem, non levi<text:line-break/>testimonio illi tactum esse.: quin et gustantibus ita videri et<text:line-break/>per subtilissima vestimenta pr<text:span text:style-name="Default_20_Paragraph_20_Font"><text:span text:style-name="T1">o</text:span></text:span>mptius aqua perfluere omnia-<text:line-break/>que exedere , uti paulo supra diximus. Et quidnam obse-<text:line-break/>oro aliud ipsum actum his verbis quam ignem prouuu-<text:line-break/>ciant? Non aliter quam qui frigore grum<text:span text:style-name="Default_20_Paragraph_20_Font"><text:span text:style-name="T1">o</text:span></text:span>s ipsirm salvere<text:line-break/>c<text:span text:style-name="Default_20_Paragraph_20_Font"><text:span text:style-name="T1">o</text:span></text:span>ntendunt, premend<text:span text:style-name="Default_20_Paragraph_20_Font"><text:span text:style-name="T1">o</text:span></text:span> videlicet, densand<text:span text:style-name="Default_20_Paragraph_20_Font"><text:span text:style-name="T1">o</text:span></text:span> ac omnia unde-<text:line-break/>quaque stringendo, acsi quis digitis amplectens compresserit.<text:line-break/>Nam hi rursum adeo excedunt, ut et nive frigidius ipsum<text:line-break/>adstruant. sed utrorumque castiganda immoderatio est.</text:p>
      <text:p text:style-name="P3">Neque enim ut frigidum sit, jam nive frigidius; neque ut<text:line-break/>calidum, omnium calidissimum pr<text:span text:style-name="Default_20_Paragraph_20_Font"><text:span text:style-name="T1">o</text:span></text:span>nunciandum est; siquidem<text:line-break/>nisi juxta medium foret ac longe ab extremorum utroque<text:line-break/>dissitam, n<text:span text:style-name="Default_20_Paragraph_20_Font"><text:span text:style-name="T1">o</text:span></text:span>n tanta incidisset de. facultate ejus controversia.<text:line-break/>Nam de cicutae aut . mandragorae viribus nemo ambigit,<text:line-break/>neque de nafturtii et canchryos t verum illa omnibus medi-<text:line-break/>cis .in consisto est facultate esse frigida, haec vero calida<text:line-break/>eundem in modum altercum et meconium frigida , piper et<text:line-break/>napy calida. Ad haec innumera sunt alsa, quaefacultate<text:line-break/>aut este calida aut frigida, uno ore medici omnes fatentur.</text:p>
      <text:h text:style-name="Heading_20_2" text:outline-level="2">Cap. XX111. </text:h>
      <text:p text:style-name="P77">Caeterum -acetum,, sicut utique et rosia -<text:line-break/>ceum , neque esse summe calidum , neque rursum summe<text:line-break/>frigidum, ex ipsa dubitatione fatis conflet:. neutrum vero<text:line-break/>quodam. .m<text:span text:style-name="Default_20_Paragraph_20_Font"><text:span text:style-name="T1">o</text:span></text:span>do , utrumque horum fit necesse est. Siquidem<text:line-break/>quum neutra tripliciter dicantur, uti divisit Herophilus, par-<text:line-break/>tim amborum extremorum participatione , partim neutrius,<text:line-break/>partim nunc illius , nunc hujus., <text:span text:style-name="Default_20_Paragraph_20_Font"><text:span text:style-name="T1">o</text:span></text:span>mnino et haec aut aliquo</text:p>
      <text:p text:style-name="P3">significatorum aut aliquibus, ex neutr<text:span text:style-name="Default_20_Paragraph_20_Font"><text:span text:style-name="T1">o</text:span></text:span>rum natura suerint.<text:line-break/>Mihi fene magis videntur utriusque^ extremorum participa-<text:line-break/>tione; et quod nunc sensibiliter caleface<text:span text:style-name="Default_20_Paragraph_20_Font"><text:span text:style-name="T1">r</text:span></text:span>e videantur, nunc<text:line-break/>rursum refrigerare. - Sic ergo neutra dici possint acetum et<text:line-break/>rosaceum. Quod si quis ea neutra ostendere- conetur; quia<text:line-break/>neutrum extremorum participent, ne illi quidem etiam<text:line-break/>forte probabiles quaedam rationes deerunt, fed non erunt<text:line-break/>demonstra tiniae ac scientificae. Id me exacte compertum<text:line-break/>habere confisio et maxime de aceto. Nam quod <text:span text:style-name="Default_20_Paragraph_20_Font"><text:span text:style-name="T1">t</text:span></text:span>uae utris-<text:line-break/>que sint rationes probabiles, tum iis qui frigidissimum de--<text:line-break/>monstrant tum iis qui calidissimum, non parvum indicium -<text:line-break/>est ipsum utriusque esse- particeps : admodum tamen dissi-<text:line-break/>cile est rationi co<text:span text:style-name="Default_20_Paragraph_20_Font"><text:span text:style-name="T1">n</text:span></text:span>trariorum participationem concedere,<text:line-break/>quum non liceat substantiam ejus aut salvere, aut. scindere,<text:line-break/>velut in lacte facimus et aliis compluribus quae omnia fers.<text:line-break/>monis progressus aperiet. Proinde evidentius magisque<text:line-break/>periculo vacans principium optamus assequi. Porro ut mihi<text:line-break/>quidem videntur, indagandum -illud principium est ex na-</text:p>
      <text:p text:style-name="P3">turae .tum. tenuitate tum crassitie, de qua dictum quidem<text:line-break/>supra est, verum nunc quoque copiosius de illa disserere<text:line-break/>expedit, quandoquidem et Plato de principiis longum haberi-<text:line-break/>sermonem oportere prodidit.</text:p>
      <text:h text:style-name="Heading_20_2" text:outline-level="2">Cap; XXIV. </text:h>
      <text:p text:style-name="P77">Igitur nemo aerem non dicit esse te-<text:line-break/>nuium partium, quod videlicet in tenues facile <text:span text:style-name="Default_20_Paragraph_20_Font"><text:span text:style-name="T4">partes.com-<text:line-break/></text:span></text:span>minuatur, quodque per corpora densissima expedite pene-<text:line-break/>tret, aut si exalta re quapiam tenuitatis partium vocabulum<text:line-break/>illi attribuant,. clare nos. deceat. Nec enim ex. corpusculis<text:line-break/>exilibus tenuibusque, ut alterius rectae principes asserunt et<text:line-break/>nos quoque aerem constitui. fatebimur;. .nam continuus. est<text:line-break/>totusque unus, nihil usquam in fe vacui continens. . Porro<text:line-break/>in ejusmodi corporis natura tenuitas partium intelligitur ex<text:line-break/>sola in tenuia divisionis celeritate. Verum si ea ratione aer<text:line-break/>est tenuium partium , haud omnis ignis tenuium erit par-<text:line-break/>tium, quippe quum aes, ferrum, lapis, lignum atque adeo<text:line-break/>quicquid in carbonem verti potest; sit ignis; non taure n quam<text:line-break/>antea tenuiorum partium : flammae tamen , quum aliud sint</text:p>
      <text:p text:style-name="P3">ignis genus , re vera tenuium partium funi. Quocirca non<text:line-break/>omnis ignis est tenuium partium, neque quicquid tenuium<text:line-break/>partium, protinus et ignis fuerit: siquidem et pruna ignis<text:line-break/>quidem est, fed non tenuium partium, et aer tenuium par-<text:line-break/>tium , verum non ignis. Quid ergo tam in promptu habent<text:line-break/>haice propositiones utrasque tum medici tum philosophi<text:line-break/>paulo minus omnes, omnem ignem esse tenuium partium et<text:line-break/>quicquid tenuium partium sit esse igneum ? Nam si acrius<text:line-break/>quis attenderit animumque diligenter .advertat, haudqua-<text:line-break/>quam dixerit prunam aere tenuiorum esse partium. Memo-<text:line-break/>ria namque repetamus ambientis nos aeris puritatem, ac<text:line-break/>partium tenuitatem in vehementi frigore et boreali constito-<text:line-break/>tione: ipfamque, si lubet, cum ferro componamus ignito:<text:line-break/>manifesto enim ex istiusmodi exemplis cognoscemus frigi-<text:line-break/>dum quid esse qu<text:span text:style-name="Default_20_Paragraph_20_Font"><text:span text:style-name="T1">o</text:span></text:span>d sit exacte tenuium partium , et calidum<text:line-break/>quod sit crassarum.</text:p>
      <text:h text:style-name="Heading_20_2" text:outline-level="2">Cap. XXU </text:h>
      <text:p text:style-name="P77">Quocirca haud. concedendum arbitror<text:line-break/>quibusdam qui acetum ex eo quod mordax sit, tenuium</text:p>
      <text:p text:style-name="P3">partium et calidum esse colligunt; nec enim quidquid te-<text:line-break/>nuiurn partium fuerit, id et calidum est: forte vero nec<text:line-break/>quicquid. mordax fuerit, et tenuium partium. Verum in<text:line-break/>praefens id illis detur, tametsi afferre liceret nivem, bo<text:span text:style-name="Default_20_Paragraph_20_Font"><text:span text:style-name="T1">r</text:span></text:span>eam,<text:line-break/>aquam frigidam non oculis duntaxat, fed et ulceribus et<text:line-break/>raris co<text:span text:style-name="Default_20_Paragraph_20_Font"><text:span text:style-name="T1">r</text:span></text:span>p<text:span text:style-name="Default_20_Paragraph_20_Font"><text:span text:style-name="T1">o</text:span></text:span>ribus omnibus mordaces, uti Hippocrates inquit,<text:line-break/><text:span text:style-name="Default_20_Paragraph_20_Font"><text:span text:style-name="T1">ulceribu</text:span></text:span>s <text:span text:style-name="Default_20_Paragraph_20_Font"><text:span text:style-name="T1">fulgidum m</text:span></text:span>o<text:span text:style-name="Default_20_Paragraph_20_Font"><text:span text:style-name="T1">rdax. </text:span></text:span>Verum etiam fi quis et illud,<text:line-break/>ut diri, concedat, quicquid mordax fuerit esse tenuium<text:line-break/>partium, non. statim et calidum concesserit. Itaque nec<text:line-break/>acetum proinde quod mordax sit calidum fuerit, fed tenuium<text:line-break/>partium, uti aer borealis, non tamen calidum.</text:p>
      <text:h text:style-name="Heading_20_2" text:outline-level="2">Cap. XXVI. </text:h>
      <text:p text:style-name="P77">Undenam igitur quibusdam obscurae<text:line-break/>cuiusdam caliditatis <text:span text:style-name="Default_20_Paragraph_20_Font"><text:span text:style-name="T1">t</text:span></text:span>ensus oboritur? Fortassis, ut ante<text:line-break/>dixi, ex contrariis facultatibus compositum est perinde ut<text:line-break/>lac, fo<text:span text:style-name="Default_20_Paragraph_20_Font"><text:span text:style-name="T1">r</text:span></text:span>te vero calo<text:span text:style-name="Default_20_Paragraph_20_Font"><text:span text:style-name="T1">r</text:span></text:span>is ipsius revocatione. Possit etiam,<text:line-break/>quum aspe<text:span text:style-name="Default_20_Paragraph_20_Font"><text:span text:style-name="T1">r</text:span></text:span>um molestumque habeat transitum, dolorem inde<text:line-break/>ciere atque eum in locum calidam elicere fluxionem, siqui-<text:line-break/>dem id palam est, partibus dolentibus quippiam insuere,</text:p>
      <text:p text:style-name="P3">Verum multum influere nequeat, quandoquidem acetum fri-<text:line-break/>gidum est et proinde id quod accurrit repellens. At quod<text:line-break/>plane tenue est, id medicamenti ansas effugiens praeterlabi-<text:line-break/>fur atque in parte figitur, haud etiam retrorsum, sicut id<text:line-break/>quod crassem est, repulsum. Sane ad unguem tenuis qui-<text:line-break/>dam efflorescere rubor in partibus ab aceto ini latis conspi-<text:line-break/>citura Torte vero alia causa est quae comprehendi nequeat.<text:line-break/>Nam ob id ipsum procul ordiendam facultatum exploratio-<text:line-break/>nem prohibuimus, quia in naturalia incidere problemata<text:line-break/>necesse est, eaque non levibus ambiguitatibus perplexa.<text:line-break/>Nobis autem haud statutum nunc est, sicut iis qui naturam<text:line-break/>rerum scrutantur, omnes omnium rerum causas exquirere,<text:line-break/>verum medicaminum facultates cognoscere, quo et illis<text:line-break/>dextre uti et boni compositorum evadere artifices possimus.<text:line-break/>Nam quod sit impossibile, aut probe ipsum medicamentum<text:line-break/>componere, aut eo quod ab alio compositum est idonee uti,<text:line-break/>antequam simplicium medicaminum facultates pernoveris,<text:line-break/>abunde in libris tum de curandi rasione tum de medicam^</text:p>
      <text:p text:style-name="P3">num compositione conscriptis ostenditur- Quum ergo is<text:line-break/>nobis in hac tractatione propositus fit sc<text:span text:style-name="Default_20_Paragraph_20_Font"><text:span text:style-name="T1">a</text:span></text:span>pus , ubi primum<text:line-break/>quod ab illis .utile est invenerimus , a physicis problematis<text:line-break/>recedendum est, quae innumeris dubitationibus sunt intri-<text:line-break/>cata; quippe quum in qua in universum temperatura, aci-<text:line-break/>ditas, dulcedo, lentor, amaritudo, salsedo, austeritas, acri-<text:line-break/>monia et aliarum qualitatum singulae provenire funt natae,<text:line-break/>physici viri scrutari nituntur, haesitationes tum plurimae<text:line-break/>tum maximae in oratione existere assolent. Has ego non<text:line-break/><text:span text:style-name="Default_20_Paragraph_20_Font"><text:span text:style-name="T1">s</text:span></text:span>ecus vitandas censeo quam quaedam praecipitia, quum<text:line-break/>praesertim ad manum silvia regia, qua medicamenta judi-<text:line-break/>care liceat. -Primumque, quod paulo ante praecepi, per-<text:line-break/>pendendum nullam in ambiguo esse facultatem eorum medi-<text:line-break/>camentorum quae vehementer aut excalfaciunt aut frige-<text:line-break/>faciunt: verum de quibus ambigitur neutra sint necesse<text:line-break/>este: deinde pleraque ut ad sentum simplicia ex pugnanti^<text:line-break/>bus constare sacuItatibus ; non enim solum lac, sed etiam<text:line-break/><text:span text:style-name="Default_20_Paragraph_20_Font"><text:span text:style-name="T1">s</text:span></text:span>ulsurosae, bituminofae, nitrosae et quaecunque ejus sunt</text:p>
      <text:p text:style-name="P3">generis sponte pr<text:span text:style-name="Default_20_Paragraph_20_Font"><text:span text:style-name="T1">o</text:span></text:span>venientium aquarum, ex pugnantium<text:line-break/>facultatum mixtura nascuntur ; siquidem aqua ex sua natura<text:line-break/>frigida est et humida, bitumen autem, fulsur, mify, chal-<text:line-break/>citis et ejus generis alia calida. Meminisse vero etiam opor-<text:line-break/>tet calidorum haud pauca crassae esse essentiae : -nec pau-<text:line-break/>ciora frigidorum tenuis; ac fecundum haec principia tulo<text:line-break/>de medicaminum viribus pronunciare. Sat igitur fuerit<text:line-break/>tenuium partium refrigeratorium exiccatoriumque acetum<text:line-break/>dixisse, omissis super illis rationibus nimis physicis, nam ex<text:line-break/>ill<text:span text:style-name="Default_20_Paragraph_20_Font"><text:span text:style-name="T1">o</text:span></text:span>rum scientia , qu<text:span text:style-name="Default_20_Paragraph_20_Font"><text:span text:style-name="T1">o</text:span></text:span> pacto aliis medicamentis misceri ipsum<text:line-break/>liceat cogn<text:span text:style-name="Default_20_Paragraph_20_Font"><text:span text:style-name="T1">o</text:span></text:span>veris.</text:p>
      <text:h text:style-name="Heading_20_2" text:outline-level="2">Cap. XXVII. </text:h>
      <text:p text:style-name="P77">Quocirca non possum eos n<text:span text:style-name="Default_20_Paragraph_20_Font"><text:span text:style-name="T1">o</text:span></text:span>n culpare<text:line-break/>qui de viribus ejus prolixa quaedam nugantur et ga<text:span text:style-name="Default_20_Paragraph_20_Font"><text:span text:style-name="T1">r</text:span></text:span>riunt;<text:line-break/>magis etiam paulo minus medicos omnes quibus curae non<text:line-break/>fuit simplicium omnium medicament<text:span text:style-name="Default_20_Paragraph_20_Font"><text:span text:style-name="T1">o</text:span></text:span>rum in majoris mino-<text:line-break/>risque <text:span text:style-name="Default_20_Paragraph_20_Font"><text:span text:style-name="T1">r</text:span></text:span>atione vires discernere ; sed satis eis suit .haec qui-<text:line-break/>dem verbi causa calefacere dixisse, illa vero refrigerare;</text:p>
      <text:p text:style-name="Normal">.tum haec humecta<text:span text:style-name="Default_20_Paragraph_20_Font"><text:span text:style-name="T1">r</text:span></text:span>e, ista exiccare. Nec enim absolute. sic</text:p>
      <text:p text:style-name="P3">novisse expedit , sed quatenus psyllium refrigeret , quatenus<text:line-break/>solanum, aut scandix, aut cerussa, aut portulaca , aut lac-<text:line-break/>tuca : tum quatenus excallariat casia., quatenus cinnamo-<text:line-break/>mum, aut amomum, aut cardamomum , aut maj<text:span text:style-name="Default_20_Paragraph_20_Font"><text:span text:style-name="T1">o</text:span></text:span>rana. Sic<text:line-break/>et in humectantibus et exiccantibus facultate pharmacis;<text:line-break/>non enim utile est generale solum novisse , verum quid pri-<text:line-break/>mum <text:span text:style-name="Default_20_Paragraph_20_Font"><text:span text:style-name="T1">r</text:span></text:span>ecesserit a iymmetro et messio contrariorum faculta-<text:line-break/>tibus; deinde quid illi proximum, um tertium, quartum<text:line-break/>quintumque, si fie.<text:span text:style-name="Default_20_Paragraph_20_Font"><text:span text:style-name="T1">e</text:span></text:span> p<text:span text:style-name="Default_20_Paragraph_20_Font"><text:span text:style-name="T1">o</text:span></text:span>test, recessum sive ordinem planis<text:line-break/>limitibus discernentem definire oportet. Quandoquidem in<text:line-break/>tali facultatum notitia, tum artificialis simplicium usus con-<text:line-break/>stitutus est,. tum a ratione proficiscens ac method<text:span text:style-name="Default_20_Paragraph_20_Font"><text:span text:style-name="T1">o</text:span></text:span> compo-.<text:line-break/>sitio. Facitque praeter haec, ut quae composita jam sunt,<text:line-break/>rite usui. acc<text:span text:style-name="Default_20_Paragraph_20_Font"><text:span text:style-name="T1">o</text:span></text:span>mmodare possis. Sane id quidem difficultatis<text:line-break/>atque laboris plenissimum est multam que poscens tum disi-<text:line-break/>gentiam tum usum. Ab experientia vero auspicari in id<text:line-break/>genus omnibus necesse est, velut jam propontum est: tum<text:line-break/>tuto ac diligenter colligere ambiguis quaestionibus fe impii-</text:p>
      <text:p text:style-name="P7">cate cavendo.- Eoque mirari quispiam possit eos qui talia<text:line-break/>exquirunt, quum illos implicantes fe<text:span text:style-name="Default_20_Paragraph_20_Font"><text:span text:style-name="T1">t</text:span></text:span>e quaestionibus scri-<text:line-break/>ptisque animadvertat,, t quemadmodum . c<text:span text:style-name="Default_20_Paragraph_20_Font"><text:span text:style-name="T1">o</text:span></text:span>nsuevit Hero-<text:line-break/>dotus.</text:p>
      <text:h text:style-name="Heading_20_2" text:outline-level="2">:<text:tab/>Cap. XXVHL </text:h>
      <text:p text:style-name="P79">Siquidem ab omni vetustissima com-</text:p>
      <text:p text:style-name="Normal">positurum medicaminum historia orsi ad expendenda quae<text:line-break/>in illis sunt simplicia transeunti .Ac quoniam his, exempli<text:line-break/>causa, calfacientibus medicamentis admixtum invenitur ace- .<text:line-break/>tum:,, proinde et. ip<text:span text:style-name="Default_20_Paragraph_20_Font"><text:span text:style-name="T1">t</text:span></text:span>um esse calidum t<text:span text:style-name="Default_20_Paragraph_20_Font"><text:span text:style-name="T1">e</text:span></text:span>llendunti Neque<text:line-break/>enim an recte admixtum fuerit,-constare potest priusquam<text:line-break/>ejus se<text:span text:style-name="Default_20_Paragraph_20_Font"><text:span text:style-name="T1">o</text:span></text:span>rsum vim tutam perspexeris. Neque si id detur,<text:line-break/>etiam nota. est componendorum medicaminum rati<text:span text:style-name="Default_20_Paragraph_20_Font"><text:span text:style-name="T1">o, </text:span></text:span>per<text:line-break/>quam iudicantes inveniemus qua rati<text:span text:style-name="Default_20_Paragraph_20_Font"><text:span text:style-name="T1">o</text:span></text:span>ne multis excelsa-<text:line-break/>cientibus medicamentis unum admixtum fit frigidum t aut<text:line-break/>certe refrigerantibus quod calsariat. . Porro ubi etiam la-<text:line-break/>tentes affectus memorant, ad quos congruere rideantu<text:span text:style-name="Default_20_Paragraph_20_Font"><text:span text:style-name="T1">r., </text:span></text:span>ac<text:line-break/>deinde dogmaticis opinionibus paralogismos. connectunt, ex<text:line-break/>quaerendis quaerenda, ex obscuris obscura invicem colli-</text:p>
      <text:p text:style-name="P3">gentes, tum profecto vel maxime aliis suas produnt ineptias<text:line-break/>ac nugas. .</text:p>
      <text:h text:style-name="Heading_20_2" text:outline-level="2">-. Cap. XXIX. </text:h>
      <text:p text:style-name="P78">Nam omitto quod. empiricis etiam re<text:span text:style-name="Default_20_Paragraph_20_Font"><text:span text:style-name="T1">e<text:line-break/></text:span></text:span>.prehenfionis locum ipsi exhibent, ex quo prompte composi-<text:line-break/>tis facultatibus omnibus fidem. habeant: tanquam fieri non<text:line-break/>posset, ut pars magna earum errore non vacaret perperam-<text:line-break/>que esset composita. .Dicent enim; arbitro<text:span text:style-name="Default_20_Paragraph_20_Font"><text:span text:style-name="T1">r</text:span></text:span>, sicut sane dicunt,<text:line-break/>frustra nos primas essectricesque cujusque .medicaminis facul-<text:line-break/>tales exquirere, quum ab experientia inventa jam antea fit<text:line-break/>tum compositorum tum simplicium medicamentorum innar-<text:line-break/>mera multitudo, quibus. et ipsi fidem habent qui frustra<text:line-break/>primas facultates exquirunt Quippe fi particulares eorum<text:line-break/>usus omnes comperti sint, eosque unanimiter omnes praedi-<text:line-break/>cent, caeterum de causis ob quas agunt, nondum conve-i<text:line-break/>ciant, liquet non ex primarum facultatum notitia medica-<text:line-break/>mentorum tum compositionem tum usum esse inventa, .sed<text:line-break/>ea composuisse experientiam , at rationem ad probabilitatem<text:line-break/>usque duntaxat procedere. Haec atque ejusmodi alia multa</text:p>
      <text:p text:style-name="P3">qui experientiam profitentur medici rite in illos ulcere<text:line-break/>videbuntur qui omnibus quomodocunque conscriptis phar-<text:line-break/>ruacis fidem habere non verentur, causas tamen probabiles<text:line-break/>interim titulis -virium ac promissis eorum aptare nituntur.<text:line-break/>At ego nec illud quoque in illos addere gravabor, Herodo-<text:line-break/>tum alias lectas omnes .pravas reputare praeter eam quae<text:line-break/>spiritibus omnia tribuit, Metrodornm omnes praeter Afcle-<text:line-break/>piadeam, et zenonem praeterquam quae ab Herophilo inventa<text:line-break/>est, et IIermogenem praeter eam quae Erasistratum auctorem<text:line-break/>habet, et alium atque alium omnes damna<text:span text:style-name="Default_20_Paragraph_20_Font"><text:span text:style-name="T1">n</text:span></text:span>tem extra <text:span text:style-name="Default_20_Paragraph_20_Font"><text:span text:style-name="T1">t</text:span></text:span>uam.<text:line-break/>De compositis tantum medicamentis citra probationem atque<text:line-break/>experimentum scriptis omnibus fidem tribuere, five a <text:span text:style-name="Default_20_Paragraph_20_Font"><text:span text:style-name="T1">t</text:span></text:span>ectae<text:line-break/>suae hominibus fini scripta sive diversae , five etiam a quo-<text:line-break/>piam ex plebe. Quin vero etiam causas subinde reddere<text:line-break/>conantur probabiles medicamentorum pessima ratione com-<text:line-break/>positorum, et quod hoc est mirabilius, etiam fi nullum<text:line-break/>eorum quae laudant fecerint periculum, fed aliis duntaxat</text:p>
      <text:p text:style-name="P3">credant; quemadmodum quuui quidam nuper magnas mul-<text:line-break/>tasque podagrici medicamenti laudes jactasset, atque eo<text:line-break/>etiamnum loquente forte fortuna advenisset podagricus qui-<text:line-break/>dam; qui tam mediocriter laborabat ut incedere etiam pollet;<text:line-break/>n<text:span text:style-name="Default_20_Paragraph_20_Font"><text:span text:style-name="T1">o</text:span></text:span>sque jussissemus in illo primum praeberet experimentum;<text:line-break/>ille acquiescens pedi pharmacum apposuit. At vir ille no-<text:line-break/>ctem totam insomnem egit, ac postero die tantum abest ut<text:line-break/>commode sicut antea incederet, ut ne gestari quidem p<text:span text:style-name="Default_20_Paragraph_20_Font"><text:span text:style-name="T1">o</text:span></text:span>sset;<text:line-break/>Adeo citra ullam explorationem ac temere tum aliis qui-<text:line-break/>dem fidem habent, tum alios alii scientes ac sponte .fallere<text:line-break/>gaudent; Porro etiam si omncs medicamentorum quae<text:line-break/>memorant compositiones probe essent comparatae ; tamen<text:line-break/>speculationis eorum usum iis quae factitant evertunt. Ajunt<text:line-break/>enim ad praeparanda medicamenta composita eaque rite .<text:line-break/>utenda simplicium facultates inspici ac considerari, inque<text:line-break/>eorum testimonium tantum .non omnes veterum citant, Era.--<text:line-break/>sistratum; Philotimum, Dioclem; Praxagoram et ipsum<text:line-break/>etiam Hippocratem. t Porrouhi ad exploranda ea accedunt,<text:line-break/>ita nobiscum agunt, ac si omnes perspectas jam haberemus<text:line-break/>facultates compositas. Atqui inquiet ; opinor , ad eos quis-</text:p>
      <text:p text:style-name="P3">piam : quo pacto n<text:span text:style-name="Default_20_Paragraph_20_Font"><text:span text:style-name="T1">o</text:span></text:span>n frustra fimplicium quaeratis facultates,<text:line-break/>ii omnes comp<text:span text:style-name="Default_20_Paragraph_20_Font"><text:span text:style-name="T1">o</text:span></text:span>sitorum jam noscitis? nam si quorum gratia<text:line-break/>simplicium facultates inquiritis, eas omnes jam n<text:span text:style-name="Default_20_Paragraph_20_Font"><text:span text:style-name="T1">o</text:span></text:span>vistis, fu-<text:line-break/>pervacaneum est illas exquirere. Caeterum si vel hoc quo-<text:line-break/>que quis illis c<text:span text:style-name="Default_20_Paragraph_20_Font"><text:span text:style-name="T1">o</text:span></text:span>ncedat, ialtemid quod et supra p<text:span text:style-name="Default_20_Paragraph_20_Font"><text:span text:style-name="T1">o</text:span></text:span>situm est<text:line-break/>nesci<text:span text:style-name="Default_20_Paragraph_20_Font"><text:span text:style-name="T1">o</text:span></text:span> qu<text:span text:style-name="Default_20_Paragraph_20_Font"><text:span text:style-name="T1">o</text:span></text:span> pacto quis perferat, quum pugnantia cum<text:line-break/>evidenter apparentibus prolixis rati<text:span text:style-name="Default_20_Paragraph_20_Font"><text:span text:style-name="T1">o</text:span></text:span>nibus adstruere e<text:span text:style-name="Default_20_Paragraph_20_Font"><text:span text:style-name="T1">o-<text:line-break/></text:span></text:span>nantur.</text:p>
      <text:h text:style-name="Heading_20_2" text:outline-level="2">Cap. XXX. </text:h>
      <text:p text:style-name="P77">Siquidem in quendam etiam jam incidi<text:line-break/>tantae stupiditatis hominem , ut contemnendos esse <text:span text:style-name="Default_20_Paragraph_20_Font"><text:span text:style-name="T1">s</text:span></text:span>ensus<text:line-break/>existimaret. Quem quum rogasset quis, num ipsi. piper<text:line-break/>album videretur calidum, itaque ut par erat annuisset, rur-<text:line-break/>suntque alter percunctaretur unde id sciret, ac ille respon—<text:line-break/>deret, tale apparere; merito ab iis qui .praesentes erant<text:line-break/>derisus est, qui quod diceret non intelligere ni...Ipsum enim<text:line-break/>h<text:span text:style-name="Default_20_Paragraph_20_Font"><text:span text:style-name="T1">o</text:span></text:span>c apparere fidem haberi ab illo sensui indicabat , quem<text:line-break/>pauloante tanquam fallacem contemp<text:span text:style-name="Default_20_Paragraph_20_Font"><text:span text:style-name="T1">s</text:span></text:span>erat. Nam per dees,<text:line-break/>unde ig<text:span text:style-name="Default_20_Paragraph_20_Font"><text:span text:style-name="T1">n</text:span></text:span>em scimus calidum ?. aut quo <text:span text:style-name="Default_20_Paragraph_20_Font"><text:span text:style-name="T1">s</text:span></text:span>yllogismo docti , aut</text:p>
      <text:p text:style-name="P3">qua dem<text:span text:style-name="Default_20_Paragraph_20_Font"><text:span text:style-name="T1">o</text:span></text:span>nstratione- persuasi? tum unde glaciem frigidam<text:line-break/>esse didicimus nisi ex fenfu ? .Ac postea reperiantur qui<text:line-break/>ipso sensu neglecto physicis problematis libros impleant. At<text:line-break/>non illo ex genere est, .quam ob cau<text:span text:style-name="Default_20_Paragraph_20_Font"><text:span text:style-name="T1">t</text:span></text:span>am acetum terram fer-<text:line-break/>menteti licet enim nobis. dicere, quod nos lateat sicut talium<text:line-break/>problematum pleraque, Si vero quis prompte dicat, quia<text:line-break/>aut calidum fit aut frigidum, ut<text:span text:style-name="Default_20_Paragraph_20_Font"><text:span text:style-name="T1">c</text:span></text:span>unque enim dicunt, lu<text:line-break/>ambiguas <text:span text:style-name="Default_20_Paragraph_20_Font"><text:span text:style-name="T1">o</text:span></text:span>bscurasque rationes fe ipsum coniiciet.</text:p>
      <text:h text:style-name="Heading_20_2" text:outline-level="2">Cap. XXXI. </text:h>
      <text:p text:style-name="P77">Mecum certe probe actum putem, si<text:line-break/>quae senfui apparentibus viclua sunt atque in propinquo<text:line-break/>positu, exacte invenire possim, discerne<text:span text:style-name="Default_20_Paragraph_20_Font"><text:span text:style-name="T1">n</text:span></text:span>stineis ac separans<text:line-break/>quod ex fe est ab e<text:span text:style-name="Default_20_Paragraph_20_Font"><text:span text:style-name="T1">c</text:span></text:span>quod ex accidente provenit: velut<text:line-break/>exempli gratia quoniam aestivo tempore oxycrati potu qui-<text:line-break/>dam plane refrigerantur atque expertes sitis permanent,:<text:line-break/>sed nondum constat an id aceti gratia eveniat, pauculum<text:line-break/>siquidem ejus copiosae aquae mixtum non calidum , sed quam<text:line-break/>fieri posset maxime frigidum ebibunt. Nam dixerit f<text:span text:style-name="Default_20_Paragraph_20_Font"><text:span text:style-name="T1">o</text:span></text:span>rte<text:line-break/>quispiam, quia tardiuscule permeet aqua et plurimum tem-</text:p>
      <text:p text:style-name="P3">poris moretur in hypochoudriis, nec deorsum concedens<text:line-break/>nec in corpus se diffundens, idcirco issi acetum misceri tan-<text:line-break/>quam in omnem partem ferendae futurum vehiculum : sic<text:line-break/>etiam si cum vino bibatur aqua, sitim efficacius extingui,<text:line-break/>quam si sula, vino scilicet ipsam ad distributionem promo-<text:line-break/>vente: itaque refrigerationem sitisque sedationem ab aqua<text:line-break/>provenire, ut quae frigidae naturae sit et humidae; cae-<text:line-break/>terum adminiculo esse , ac velut alas illi ad omnes corporis<text:line-break/>partes permeandas addere tum vinum tum acetum, quae<text:line-break/>ipsa nequaquam frigida funt et humida : siquidem praestare<text:line-break/>sic stola exhiberi potius quam cum aqua, quod ea facile<text:line-break/>prae tenuitate in corpus distribuantur et ab hypochoudriis<text:line-break/>recedant. Porro quoniam <text:span text:style-name="Default_20_Paragraph_20_Font"><text:span text:style-name="T1">t</text:span></text:span>emet in hunc sermonem deve-<text:line-break/>ulmus, nihil obstat quo minus omnem exacte perficiamus.<text:line-break/>Nam quod fleri possit, ut et aquam acetum deducat nec<text:line-break/>tamen ipfummet refrigeret, et n<text:span text:style-name="Default_20_Paragraph_20_Font"><text:span text:style-name="T1">o</text:span></text:span>n deducat siclum, sed etiam<text:line-break/><text:span text:style-name="Default_20_Paragraph_20_Font"><text:span text:style-name="T1">r</text:span></text:span>efrigeret, certo certius est; verum utrum cum veritate<text:line-break/>coniunctum sit, id considerationem postulat. Distingui au-</text:p>
      <text:p text:style-name="P3">tem id possit tantummodo , . sicut exhibeas acetum et vinum;<text:line-break/>utrumque feorfum et per fe. Apparet enim a vino homini<text:line-break/>femper sitim increscere , ab aceto ver<text:span text:style-name="Default_20_Paragraph_20_Font"><text:span text:style-name="T1">o</text:span></text:span> epoto interim quidem<text:line-break/>augeri , interim vero fedari,</text:p>
      <text:h text:style-name="Heading_20_2" text:outline-level="2">Cap. XXXll. </text:h>
      <text:p text:style-name="P77">Quippe quum et sitis duplici ratione<text:line-break/>provenire foleat, partim humoris inopia, partim caloris<text:line-break/>copia. Quam<text:span text:style-name="Default_20_Paragraph_20_Font"><text:span text:style-name="T1">o</text:span></text:span>brem mirum rideri non debet, si priorem<text:line-break/>quidem sanare nequeat, alteram possit; siquidem hume<text:span text:style-name="Default_20_Paragraph_20_Font"><text:span text:style-name="T1">c</text:span></text:span>tare<text:line-break/>nequit ac refrigerat n<text:span text:style-name="Default_20_Paragraph_20_Font"><text:span text:style-name="T1">o</text:span></text:span>n instrenue. Quapr<text:span text:style-name="Default_20_Paragraph_20_Font"><text:span text:style-name="T1">o</text:span></text:span>pter neque a<text:line-break/>sicca dispositi<text:span text:style-name="Default_20_Paragraph_20_Font"><text:span text:style-name="T1">o</text:span></text:span>ne pr<text:span text:style-name="Default_20_Paragraph_20_Font"><text:span text:style-name="T1">o</text:span></text:span>venientem sitim , nequa a calida et sicca<text:line-break/>unquam sanare queat epotum acetum; at siquando in unum<text:line-break/>coeant humiditas atque calidi tas , ejusce quidem suis optima<text:line-break/>medela acetum esu <text:span text:style-name="Default_20_Paragraph_20_Font"><text:span text:style-name="T1">i</text:span></text:span> Rara sane ejusm<text:span text:style-name="Default_20_Paragraph_20_Font"><text:span text:style-name="T1">o</text:span></text:span>di affecti<text:span text:style-name="Default_20_Paragraph_20_Font"><text:span text:style-name="T1">o</text:span></text:span> esit,. in<text:line-break/>aquae inter cutem assufionibus nonnunquam proveniens,<text:line-break/>congesta nimirum in ventre salsi humoris copia ; tum etiam<text:line-break/>si quibus pituita sal<text:span text:style-name="Default_20_Paragraph_20_Font"><text:span text:style-name="T1">t</text:span></text:span>a ventri illita inhaeserit. At qui aliter<text:line-break/>siti premuntur, puta. in febribus ardentibus et aliis <text:span text:style-name="Default_20_Paragraph_20_Font"><text:span text:style-name="T1">o</text:span></text:span>mnibus<text:line-break/>exurentibus febribus, quique aestate lab<text:span text:style-name="Default_20_Paragraph_20_Font"><text:span text:style-name="T1">o</text:span></text:span>rant ac gravi aestu,</text:p>
      <text:p text:style-name="P3">composita iis est affectio , ex caliditate videlicet et siccitate ;<text:line-break/>quare non iniuria composita illis medela est acetum, ut quod<text:line-break/>strenue refrigeret et quovis expedite permeet; et aqua quae<text:line-break/>fnpra quam quod refrigeret, omnium fit vel humidissima;<text:line-break/>nihil est enim aqua humidius.</text:p>
      <text:h text:style-name="Heading_20_2" text:outline-level="2">Cap. XXXIII. </text:h>
      <text:p text:style-name="P77">Quemadmodum ergo haud fatis se-<text:line-break/>cura est. procul a feusn <text:span text:style-name="Default_20_Paragraph_20_Font"><text:span text:style-name="T4">ducle.de </text:span></text:span>explorando medicamento<text:line-break/>ratiocinatio, ita nec ipsius alteri cuipiam permixti u<text:span text:style-name="Default_20_Paragraph_20_Font"><text:span text:style-name="T1">t</text:span></text:span>us.<text:line-break/>Siquidem ipsimi per sie solum quod judicandum venit ex-<text:line-break/>pendere oportet, tum -in fanis corporibus iisque temperatis<text:line-break/>et intempe<text:span text:style-name="Default_20_Paragraph_20_Font"><text:span text:style-name="T1">r</text:span></text:span>atis , tum in morbo alicui obnoxiis In lempe-<text:line-break/>ratis quidem, velut iupra positum est; in intemperatis sicut<text:line-break/>dixit Hippocrates , <text:span text:style-name="Default_20_Paragraph_20_Font"><text:span text:style-name="T1">natu</text:span></text:span>l<text:span text:style-name="Default_20_Paragraph_20_Font"><text:span text:style-name="T1">i</text:span></text:span>s <text:span text:style-name="Default_20_Paragraph_20_Font"><text:span text:style-name="T1">pieroch</text:span></text:span>o<text:span text:style-name="Default_20_Paragraph_20_Font"><text:span text:style-name="T1">li</text:span></text:span>s <text:span text:style-name="Default_20_Paragraph_20_Font"><text:span text:style-name="T1">utilissimum esse ace-<text:line-break/>tum; qui vero temperaturam sortiti fuerint melancholicam,<text:line-break/>adversissimum. . </text:span></text:span>Porro in morbo aliquo affectis, si simplex<text:line-break/>fuerit, in simplici exploretur affectu t sin. .mixtum alicui, ne-<text:line-break/>cesse est quod commiscetur temperatura sit medium , sicut in</text:p>
      <text:p text:style-name="P3">aqua et cerato simplici superius declaratum esu Rationabile<text:line-break/>quippe arbitror,. .quod nulli diversi temperamenti siCmix-<text:line-break/>tum, . sed quam fieri queat medio coniunctum, ipsum eorum<text:line-break/>quae perficiuntur caulam existere. Nam simplici cerato<text:line-break/>quod neque calefaciebat, neque refrigerabat, aqua admixta<text:line-break/>frigida refrigeravit, quippe quae temperiem habebat frigi-<text:line-break/>datu. Quod fi calefacientium quippiam ejusmodi -cerato<text:line-break/>commiscuisses,. .profecto calidum id medicamentum evasis-<text:line-break/>fet, quemadm<text:span text:style-name="Default_20_Paragraph_20_Font"><text:span text:style-name="T1">o</text:span></text:span>dum in affectibus compluribus saepenumero<text:line-break/>euph<text:span text:style-name="Default_20_Paragraph_20_Font"><text:span text:style-name="T1">o</text:span></text:span>rinum aut castorium temperavimus. Sic si acetum<text:line-break/>simplici adamussim cerato commisceas, ce<text:span text:style-name="Default_20_Paragraph_20_Font"><text:span text:style-name="T1">r</text:span></text:span>ato ipfo longe fri-<text:line-break/>gidius medicamen effece<text:span text:style-name="Default_20_Paragraph_20_Font"><text:span text:style-name="T1">r</text:span></text:span>is : tanquam . nimirum .quod ad-<text:line-break/>mixtum est fit frigidum. Eritque tibi id <text:span text:style-name="Default_20_Paragraph_20_Font"><text:span text:style-name="T1">r</text:span></text:span>emedium vel<text:line-break/>optimum ad eryfipelata, phlegmonas,- herpetes, carbuncu-<text:line-break/>los. Sin autem qu<text:span text:style-name="Default_20_Paragraph_20_Font"><text:span text:style-name="T1">o</text:span></text:span>d mixtum est tanquam simplex expeu-<text:line-break/>das, nam id etiam m<text:span text:style-name="Default_20_Paragraph_20_Font"><text:span text:style-name="T1">o</text:span></text:span>liuntur, l<text:span text:style-name="Default_20_Paragraph_20_Font"><text:span text:style-name="T1">o</text:span></text:span>nge maxime hallucinaberis.<text:line-break/>Nam ulcerum glutinatorium n<text:span text:style-name="Default_20_Paragraph_20_Font"><text:span text:style-name="T1">o</text:span></text:span>n acetum, fed <text:span text:style-name="Default_20_Paragraph_20_Font"><text:span text:style-name="T1">o</text:span></text:span>xycratum<text:line-break/>dicendum est, aliam multo naturam ab aceto obtinens. Si-</text:p>
      <text:p text:style-name="P8">quidem quemadmodum carnem producere in ulceribus ne-<text:line-break/>quit aerugo, sed ceratum exiguum quiddam habens aerugi-<text:line-break/>nis, ad eundem modum neque acetum conglutinat, sed<text:line-break/>aqua.aceti pauxillum accipiens; ipsum vero per su ac sin-<text:line-break/>cerum acetum ulcera, quae glutinationem desiderant mirum<text:line-break/>in modum exasperat, utpote partium tenuitate erodens ac<text:line-break/>dolorem excitans. Quamobrem haud. merito . nec conve-<text:line-break/>nienter talis dictitant nec melius item faciunt, quum ignotis<text:line-break/>ign<text:span text:style-name="Default_20_Paragraph_20_Font"><text:span text:style-name="T1">o</text:span></text:span>ta connectunt.</text:p>
      <text:h text:style-name="Heading_20_2" text:outline-level="2">Cap. XXXIV. </text:h>
      <text:p text:style-name="P77">Quippe quum nihil- <text:span text:style-name="Default_20_Paragraph_20_Font"><text:span text:style-name="T1">s</text:span></text:span>eorsum de gluti-<text:line-break/>naulis, aut cerne implendis aut cicatrice obducendis ulceri-<text:line-break/>bus demonstrarint, ex inductione tamen colligunt adstrin-<text:line-break/>gentia omnia dicentes ulcerum esse conglutinatoria. oportet<text:line-break/>autem non inductione, sed per demonstrationem in genere<text:line-break/>talia accipere, quemadmodum n<text:span text:style-name="Default_20_Paragraph_20_Font"><text:span text:style-name="T1">o</text:span></text:span>s facturi sumus in curandi<text:line-break/>rati<text:span text:style-name="Default_20_Paragraph_20_Font"><text:span text:style-name="T1">o</text:span></text:span>nis commentariis. Im<text:span text:style-name="Default_20_Paragraph_20_Font"><text:span text:style-name="T1">o</text:span></text:span> absolute -quiduis tale dictum<text:line-break/>non modo indemonstratum est, sed etiam falsum. Neque<text:line-break/>enim chalcitis, neque galle, neque maior umpunic<text:span text:style-name="Default_20_Paragraph_20_Font"><text:span text:style-name="T1">o</text:span></text:span>rum pu<text:span text:style-name="Default_20_Paragraph_20_Font"><text:span text:style-name="T1">r</text:span></text:span></text:p>
      <text:p text:style-name="P3">taurina; neque omphacium, neque alumen, mult<text:span text:style-name="Default_20_Paragraph_20_Font"><text:span text:style-name="T1">o</text:span></text:span>que minus<text:line-break/>aes ustum , neque aeris squama , neque misy- ulcera glutinare<text:line-break/>possunt; aliaque innumera sunt inter adstringentia quae glu-<text:line-break/>sinare nequeant. Porr<text:span text:style-name="Default_20_Paragraph_20_Font"><text:span text:style-name="T1">o</text:span></text:span> si quis n<text:span text:style-name="Default_20_Paragraph_20_Font"><text:span text:style-name="T1">o</text:span></text:span>n hoc , sed glutinatoria<text:line-break/>omnia adstringentia dixerit, proferentur et lue quoque non<text:line-break/>pauca quae citra adstricti<text:span text:style-name="Default_20_Paragraph_20_Font"><text:span text:style-name="T1">o</text:span></text:span>nem conglutinent. .Neutra igitur.<text:line-break/>vera oratio est, si simpliciter atque indefinite efferatur, neque<text:line-break/>quum .dicunt adstringentia omnia ulceris glutinat<text:span text:style-name="Default_20_Paragraph_20_Font"><text:span text:style-name="T1">o</text:span></text:span>ria; neque<text:line-break/>quum ajunt, quaecunque glutinantur adstringentium bene-<text:line-break/>firio glutinari. Porro multo sane etiam magis his tum<text:line-break/>absurda tum falsa , ad haec quae mossissimas jucundissimas-<text:line-break/>que sortita funt qualitates, adstringere dictitant; tanquam<text:line-break/>ad sensorium gustus non pertineat quod adstringit, fed ex<text:line-break/>illorum impositione atque arbitrio debeat accipi. Malum<text:line-break/>enim granatum et malmn verbi causa et mespilum et pyro-<text:line-break/>rum quaedam genera et myrta et sorba vinumque tumAmy-<text:line-break/>naeum tum Mersum evidenter n<text:span text:style-name="Default_20_Paragraph_20_Font"><text:span text:style-name="T1">o</text:span></text:span>s adstringunt; at triticum<text:line-break/>et rea et milium Herod<text:span text:style-name="Default_20_Paragraph_20_Font"><text:span text:style-name="T1">o</text:span></text:span>tum forsan adstringebant, aliorum</text:p>
      <text:p text:style-name="P3">tam i na, neque omphacium, neque alumen, multoque minus<text:line-break/>aes ustum, neque aeris <text:span text:style-name="Default_20_Paragraph_20_Font"><text:span text:style-name="T1">s</text:span></text:span>quama, nequo mify ulcera glutinare<text:line-break/>possent; aliaque innumera <text:span text:style-name="Default_20_Paragraph_20_Font"><text:span text:style-name="T1">s</text:span></text:span>unt inter adstringentia quae gIu-<text:line-break/>tinare nequeant. Porro si quis non hoc, fed glutinatoria<text:line-break/>omnia adstringentia dixerit, proferentur et hic quoque non<text:line-break/>pauca quae citra adstrictionem conglutinenI. Neutra igitur<text:line-break/>vera oratio est, si simpliciter atque indefinite efferatur, neque<text:line-break/>quum dicunt adstringentia omnia ulceris glutinatoria: neque<text:line-break/>quum ajunt, quaecunque glutinantur adstringentium bene-<text:line-break/>licio glutinari. P<text:span text:style-name="Default_20_Paragraph_20_Font"><text:span text:style-name="T1">o</text:span></text:span>rro multo sane etiam magis his tum<text:line-break/>absurda tum falsa, ad haec quae mollissimas jucundissimas-<text:line-break/>que <text:span text:style-name="Default_20_Paragraph_20_Font"><text:span text:style-name="T1">s</text:span></text:span>ortita sunt qualitates, adstringere dictitant; tanquam<text:line-break/>ad <text:span text:style-name="Default_20_Paragraph_20_Font"><text:span text:style-name="T1">s</text:span></text:span>en<text:span text:style-name="Default_20_Paragraph_20_Font"><text:span text:style-name="T1">s</text:span></text:span>orium gustus non pertineat quod adstringit, sed ex<text:line-break/>illorum impositione atque arbitrio debeat accipi. Malum<text:line-break/>enim granatum et malum verbi causa et mespilum et pyro-<text:line-break/>rum quaedam genera et myrta et <text:span text:style-name="Default_20_Paragraph_20_Font"><text:span text:style-name="T1">s</text:span></text:span>orba vinumque tumAmy-<text:line-break/>naeum tum Mar<text:span text:style-name="Default_20_Paragraph_20_Font"><text:span text:style-name="T1">i</text:span></text:span>um evidenter nos adstringunt; at triticum<text:line-break/>et aea et milium IIerodotum forsan adstringebant, aliorum</text:p>
      <text:p text:style-name="P3">autem omnium neminem. Sexcentos enim quandoque super<text:line-break/>bis sum percunctatus et inprimis super amylo ; nam ipsum<text:line-break/>adstringere ait llerodotus, sicut et piper: quod nec ipsum<text:line-break/>ullum omnino aliorum hominum, qui sincere et incorrupte<text:line-break/>qualitates expendunt adstringit. At llerodotus cuncta<text:line-break/>cousundere in idem non est vetitus, alique et quae acerrima<text:line-break/>sunt facultate et quae summe rodunt et quae mollissima sunt<text:line-break/>ac mitissima, omnia adstringere: tanquam in hoc ut quos^<text:line-break/>dam sensu desraudaret, victoriam statueret. Verum non<text:line-break/>ita se res habet, quum ea vel maxima futura fit praUitatli<text:line-break/>dictorum ejus probatio.</text:p>
      <text:h text:style-name="Heading_20_2" text:outline-level="2">Cap. XXXV. </text:h>
      <text:p text:style-name="P77">Quin vero et Asclepiades M etre dormi<text:line-break/>tanquam illum etiam superare contenderet asserendis de sensa<text:line-break/>mendaciis, cum alia quaedam tum resinam et bitumen cale-<text:line-break/>facere non denegat, atque adstringentia omnia refrigerari<text:line-break/>dictitat; quum si nihil aliud, saltem chalcitis, calchanthos et<text:line-break/>mify, quae valenter astringunt, tantam assequuta sint calasis<text:line-break/>tatem, ut nos etiam exurant. Nihil est ergo mirandum, si</text:p>
      <text:p text:style-name="P3">tium numero, quoniam saepius iis, qui graviter mordicaban-<text:line-break/>tur, insu<text:span text:style-name="Default_20_Paragraph_20_Font"><text:span text:style-name="T1">t</text:span></text:span>um pr<text:span text:style-name="Default_20_Paragraph_20_Font"><text:span text:style-name="T1">o</text:span></text:span>silit. Est<text:span text:style-name="Default_20_Paragraph_20_Font"><text:span text:style-name="T1">o</text:span></text:span> vero etiam et cera et adeps<text:line-break/>fuillus tum gallinaceus et anserinus chondri tragique suc-<text:line-break/>cus; nam haec quoque infundimus et ceratum quandoque<text:line-break/>iis qui vehementer mordicantur, sicuti et adipem caprinum,<text:line-break/>Verum efficacius auxilium affert caprinus, quia scilicet faci-<text:line-break/>lius et concrescit et intestinis inungitur , plurimoque tem-.<text:line-break/>pure inhaeret. P<text:span text:style-name="Default_20_Paragraph_20_Font"><text:span text:style-name="T1">o</text:span></text:span>r<text:span text:style-name="Default_20_Paragraph_20_Font"><text:span text:style-name="T1">r</text:span></text:span>o sive ob crassitiem , sive aliam ob can-<text:line-break/>sum celeriter concrescat, non est <text:span text:style-name="Default_20_Paragraph_20_Font"><text:span text:style-name="T1">o</text:span></text:span>pus in praesentia inqui-<text:line-break/>re<text:span text:style-name="Default_20_Paragraph_20_Font"><text:span text:style-name="T1">r</text:span></text:span>e , re ipsis evidenter apparente. Verum quemadmodum<text:line-break/>quod ocissime concrescat , atque intestinorum m<text:span text:style-name="Default_20_Paragraph_20_Font"><text:span text:style-name="T1">o</text:span></text:span>rsus obtun-<text:line-break/>dat ex rei evidentia credibilius est, sic sane etiam quod ei<text:line-break/>nulla insit aut frigiditas, aut astrictio. Atque hi quidem ex<text:line-break/>obscuris rati<text:span text:style-name="Default_20_Paragraph_20_Font"><text:span text:style-name="T1">o</text:span></text:span>cinantur de apparentibus , imo autem si verum<text:line-break/>fatendum est, se ipsius p<text:span text:style-name="Default_20_Paragraph_20_Font"><text:span text:style-name="T1">o</text:span></text:span>tius decipiunt. At nos tanto decet<text:line-break/>magis ad sensum accedere, tantoque diligentius perpetuo illi<text:line-break/>attendere, quant<text:span text:style-name="Default_20_Paragraph_20_Font"><text:span text:style-name="T1">o</text:span></text:span> plura in eo. peccent sophistae omnes fal-<text:line-break/>faque de eo asserant. Rursum ergo ubi prius in memoriam</text:p>
      <text:p text:style-name="P9">rev<text:span text:style-name="Default_20_Paragraph_20_Font"><text:span text:style-name="T1">o</text:span></text:span>caverimus quae idiotas non fugiunt ipsisque haud ignota<text:line-break/>erant, quum n<text:span text:style-name="Default_20_Paragraph_20_Font"><text:span text:style-name="T1">o</text:span></text:span>ndum contendendi libidine in sensus pera.<text:line-break/>veuissent c<text:span text:style-name="Default_20_Paragraph_20_Font"><text:span text:style-name="T1">o</text:span></text:span>ntemptum, postea autem per supervacaneam<text:line-break/>sapientiam amiserunt, ad id quod continuum orationi est .<text:line-break/>transibimus.</text:p>
      <text:h text:style-name="Heading_20_2" text:outline-level="2">Cap. XXXVII. </text:h>
      <text:p text:style-name="P77">Una quaeque sensilium natura priva-<text:line-break/>tim subjecta est, tactui quidem caliditas ac frigiditas, duri-<text:line-break/>ties et mollities ; albedo ver<text:span text:style-name="Default_20_Paragraph_20_Font"><text:span text:style-name="T1">o</text:span></text:span>, nigredo, flaved<text:span text:style-name="Default_20_Paragraph_20_Font"><text:span text:style-name="T1">o, r</text:span></text:span>ubor, atque<text:line-break/>ut summatim dicam; universum colorum genus visui : ama-<text:line-break/>ror, dulcedo, austeritas, acerbitas; aciditas, salsedo, acri-<text:line-break/>monia gustui: planeque demens videatur si quis gusttt<text:line-break/>colores judicare tentet, aut sapores visu. Eodem modo de<text:line-break/>tactu cognoscendum est reliquisque sensibus, si quidem tactu<text:line-break/>i<text:span text:style-name="Default_20_Paragraph_20_Font"><text:span text:style-name="T1">n</text:span></text:span>dicandae sunt differentiae tangibiles, auditu audibiles, odo-<text:line-break/>ratu odorabiles. Quae quum sic fele habeant; audiamus,<text:line-break/>quaeso, Platonem gustabiles differentias exponentem. Haud<text:line-break/>famen animus ipsius physiologiae attendendus esi<text:span text:style-name="Default_20_Paragraph_20_Font"><text:span text:style-name="T1">i</text:span></text:span> Nec enim</text:p>
      <text:p text:style-name="P3">nunc tempestive ejus miminero, neque in hoc viri testium-<text:line-break/>urum cito, fied tantum ut <text:span text:style-name="Default_20_Paragraph_20_Font"><text:span text:style-name="T1">o</text:span></text:span>stendam qua de re quodque<text:line-break/>nomen efferre Graecis mos est. Ausculta erg<text:span text:style-name="Default_20_Paragraph_20_Font"><text:span text:style-name="T1">o</text:span></text:span> disserentem<text:line-break/>Plat<text:span text:style-name="Default_20_Paragraph_20_Font"><text:span text:style-name="T1">o</text:span></text:span>nem. <text:span text:style-name="Default_20_Paragraph_20_Font"><text:span text:style-name="T1">Tenduntur a lingua venulae ad .c</text:span></text:span>o<text:span text:style-name="Default_20_Paragraph_20_Font"><text:span text:style-name="T1">r saporu</text:span></text:span>m<text:line-break/><text:span text:style-name="Default_20_Paragraph_20_Font"><text:span text:style-name="T1">nanctae, in qua</text:span></text:span>s <text:span text:style-name="Default_20_Paragraph_20_Font"><text:span text:style-name="T1">si quae ita inciderint, ut humidam mol-<text:line-break/>lemque carni</text:span></text:span>s <text:span text:style-name="Default_20_Paragraph_20_Font"><text:span text:style-name="T1">partem penetrantia, terrestri sua natura<text:line-break/>lique</text:span></text:span>f<text:span text:style-name="Default_20_Paragraph_20_Font"><text:span text:style-name="T1">acta venula</text:span></text:span>s <text:span text:style-name="Default_20_Paragraph_20_Font"><text:span text:style-name="T1">c</text:span></text:span>o<text:span text:style-name="Default_20_Paragraph_20_Font"><text:span text:style-name="T1">ntrahant atque desiccent, siquidem<text:line-break/>asperi</text:span></text:span>o<text:span text:style-name="Default_20_Paragraph_20_Font"><text:span text:style-name="T1">ra sint, acerba, si minu</text:span></text:span>s <text:span text:style-name="Default_20_Paragraph_20_Font"><text:span text:style-name="T1">aspera, austera nuncupan-<text:line-break/>tur. Caeterum quae ea</text:span></text:span>s <text:span text:style-name="Default_20_Paragraph_20_Font"><text:span text:style-name="T1">abstergunt totamque lin</text:span></text:span>g<text:span text:style-name="Default_20_Paragraph_20_Font"><text:span text:style-name="T1">uam<text:line-break/>abluunt ,. si quidem id supra modum ejsiciant simulque ali-<text:line-break/>quid absumant, ut de natura aliquid colliquent, qualis ese<text:line-break/>nitratam sacultas, amara omnia appellantur. At quae<text:line-break/>nitri. virtute inferiora sc</text:span></text:span>i<text:span text:style-name="Default_20_Paragraph_20_Font"><text:span text:style-name="T1">at, ac m</text:span></text:span>o<text:span text:style-name="Default_20_Paragraph_20_Font"><text:span text:style-name="T1">derata utuntur absier-<text:line-break/>sione, salfu citra asperam amaritudinem et grata nobis<text:line-break/>mag</text:span></text:span>i<text:span text:style-name="Default_20_Paragraph_20_Font"><text:span text:style-name="T1">s apparent. Quae ver</text:span></text:span>o <text:span text:style-name="Default_20_Paragraph_20_Font"><text:span text:style-name="T1">t</text:span></text:span>i<text:span text:style-name="Default_20_Paragraph_20_Font"><text:span text:style-name="T1">bi oris caliditati applicata<text:line-break/>ab e</text:span></text:span>o<text:span text:style-name="Default_20_Paragraph_20_Font"><text:span text:style-name="T1">que m</text:span></text:span>o<text:span text:style-name="Default_20_Paragraph_20_Font"><text:span text:style-name="T1">llita etscrvefucta ipsum vicissim recalefuciunt<text:line-break/>atque accendunt, praeque levitate ad capitis seruntur sen-</text:span></text:span></text:p>
      <text:p text:style-name="P3">sus <text:span text:style-name="Default_20_Paragraph_20_Font"><text:span text:style-name="T1">ac quaeque obvia incidunt, talia omnia has</text:span></text:span> o<text:span text:style-name="Default_20_Paragraph_20_Font"><text:span text:style-name="T1">b vires<text:line-break/>acria nuncupata sunt. .eadem vero. ifia interdum a putre-<text:line-break/>din</text:span></text:span>e <text:span text:style-name="Default_20_Paragraph_20_Font"><text:span text:style-name="T1">attenuata et angustas ingredientia vena</text:span></text:span>s, <text:span text:style-name="Default_20_Paragraph_20_Font"><text:span text:style-name="T1">partes inibi<text:line-break/>tam terrenas quam. qu</text:span></text:span>o<text:span text:style-name="Default_20_Paragraph_20_Font"><text:span text:style-name="T1">dammodo aerias. mutu</text:span></text:span>o <text:span text:style-name="Default_20_Paragraph_20_Font"><text:span text:style-name="T1">incursu<text:line-break/>movent ac misceri compellunt, commixt</text:span></text:span>o <text:span text:style-name="Default_20_Paragraph_20_Font"><text:span text:style-name="T1">ver</text:span></text:span>o <text:span text:style-name="Default_20_Paragraph_20_Font"><text:span text:style-name="T1">circumldbi<text:line-break/>alias et alia</text:span></text:span>s <text:span text:style-name="Default_20_Paragraph_20_Font"><text:span text:style-name="T1">ingredi; ingressi</text:span></text:span>i <text:span text:style-name="Default_20_Paragraph_20_Font"><text:span text:style-name="T1">fuo penetrata</text:span></text:span>s <text:span text:style-name="Default_20_Paragraph_20_Font"><text:span text:style-name="T1">concavas<text:line-break/>circuntenfusque alsicere, easque humore circumfuso c</text:span></text:span>o<text:span text:style-name="Default_20_Paragraph_20_Font"><text:span text:style-name="T1">n-<text:line-break/>cav</text:span></text:span>o, <text:span text:style-name="Default_20_Paragraph_20_Font"><text:span text:style-name="T1">interim terreno, interim pur</text:span></text:span>o <text:span text:style-name="Default_20_Paragraph_20_Font"><text:span text:style-name="T1">vascula aeris ex aqua<text:line-break/>c</text:span></text:span>o<text:span text:style-name="Default_20_Paragraph_20_Font"><text:span text:style-name="T1">ncava rotnndaqt</text:span></text:span>i<text:span text:style-name="Default_20_Paragraph_20_Font"><text:span text:style-name="T1">e elsici: ac quae ex puro constant., per-<text:line-break/>lucida funt et vocantur ampullae, quae vero ex terrestri<text:line-break/>agitat</text:span></text:span>o <text:span text:style-name="Default_20_Paragraph_20_Font"><text:span text:style-name="T1">elatoque, ebulliti</text:span></text:span>o <text:span text:style-name="Default_20_Paragraph_20_Font"><text:span text:style-name="T1">scrmentat</text:span></text:span>m<text:span text:style-name="Default_20_Paragraph_20_Font"><text:span text:style-name="T1">que nuncupatur.<text:line-break/>Harum asse</text:span></text:span>r<text:span text:style-name="Default_20_Paragraph_20_Font"><text:span text:style-name="T1">tionum causa acidum c</text:span></text:span>o<text:span text:style-name="Default_20_Paragraph_20_Font"><text:span text:style-name="T1">gnominatur. omnibus<text:line-break/>vero quae de isiis dicuntur, astectio contraria ab occasione<text:line-break/>nascitur</text:span></text:span>. c<text:span text:style-name="Default_20_Paragraph_20_Font"><text:span text:style-name="T1">ontraria. Porro ubi ingredientium constitutio<text:line-break/>in humidis familiaris linguae habitui existit, quae e</text:span></text:span>r<text:span text:style-name="Default_20_Paragraph_20_Font"><text:span text:style-name="T1">asae-<text:line-break/>rata quidem fuerint lenit, quae ver</text:span></text:span>o <text:span text:style-name="Default_20_Paragraph_20_Font"><text:span text:style-name="T1">praeter naturam aut<text:line-break/>coierint consilleriutque, aut fuso ia</text:span></text:span>m<text:span text:style-name="Default_20_Paragraph_20_Font"><text:span text:style-name="T1">que fuerint , parti</text:span></text:span>m</text:p>
      <text:p text:style-name="P3"><text:span text:style-name="Default_20_Paragraph_20_Font"><text:span text:style-name="T1">contrahit, partim laxat, omniaque quam maxime ad natu-<text:line-break/>rue statum reducit, quicquid eju</text:span></text:span>s<text:span text:style-name="Default_20_Paragraph_20_Font"><text:span text:style-name="T1">m</text:span></text:span>o<text:span text:style-name="Default_20_Paragraph_20_Font"><text:span text:style-name="T1">di esi jucundum sud</text:span></text:span>a<text:line-break/><text:span text:style-name="Default_20_Paragraph_20_Font"><text:span text:style-name="T1">veque et cognatum esi omnibu</text:span></text:span>s <text:span text:style-name="Default_20_Paragraph_20_Font"><text:span text:style-name="T1">vi</text:span></text:span>o<text:span text:style-name="Default_20_Paragraph_20_Font"><text:span text:style-name="T1">lentarumque passionum<text:line-break/>remedium ac medela, n</text:span></text:span>o<text:span text:style-name="Default_20_Paragraph_20_Font"><text:span text:style-name="T1">minaturque dulce. </text:span></text:span>His verbis<text:line-break/>Plato quae nos v<text:span text:style-name="Default_20_Paragraph_20_Font"><text:span text:style-name="T1">o</text:span></text:span>care finiemus austera; quae acerba, quae<text:line-break/>salia et nitr<text:span text:style-name="Default_20_Paragraph_20_Font"><text:span text:style-name="T1">o</text:span></text:span> fa , quae amara , quae acria , quae acida, quae<text:line-break/>dulcia exposuit. Id videlicet qu<text:span text:style-name="Default_20_Paragraph_20_Font"><text:span text:style-name="T1">o</text:span></text:span>d a n<text:span text:style-name="Default_20_Paragraph_20_Font"><text:span text:style-name="T1">o</text:span></text:span>bis astringens diri-<text:line-break/>tur, ipsis austerum nuncupa<text:span text:style-name="Default_20_Paragraph_20_Font"><text:span text:style-name="T1">n</text:span></text:span>s: .nam sic a vetusti<text:span text:style-name="Default_20_Paragraph_20_Font"><text:span text:style-name="T1">o</text:span></text:span>ribus<text:line-break/>Graecis appellari solet. N<text:span text:style-name="Default_20_Paragraph_20_Font"><text:span text:style-name="T1">o</text:span></text:span>n tamen <text:span text:style-name="Default_20_Paragraph_20_Font"><text:span text:style-name="T1">o</text:span></text:span>m<text:span text:style-name="Default_20_Paragraph_20_Font"><text:span text:style-name="T1">n</text:span></text:span>ia in u<text:span text:style-name="Default_20_Paragraph_20_Font"><text:span text:style-name="T1">n</text:span></text:span>um con-<text:line-break/>fundit,- sicut ii faciunt qui et piper astringere dictitant, quum<text:line-break/>ex acrium sit natura;. et acetum qu<text:span text:style-name="Default_20_Paragraph_20_Font"><text:span text:style-name="T1">o</text:span></text:span>d ex acidis est, nec fano<text:line-break/>etiam veriti dulcissimorum quaedam astringentium numero<text:line-break/>ascribere. Ex quo fit, quum omnia confundant, ut proti-<text:line-break/>nus nec facultates invenire <text:span text:style-name="Default_20_Paragraph_20_Font"><text:span text:style-name="T1">o</text:span></text:span>mnino valeant Omnis enim<text:line-break/>inventionis demonstrationisque principia sunt; quae sensui<text:line-break/>atque intellectui evidentia funt. At isti haec ambo pertur-<text:line-break/>bant atque <text:span text:style-name="Default_20_Paragraph_20_Font"><text:span text:style-name="T1">o</text:span></text:span>mnes in unum confundunt quum sensuum actus<text:line-break/>et passiones; tum multo etiam magis intellectus ae rationis,-</text:p>
      <text:p text:style-name="P3">nimirum haudquaquam in speculatione logica versati. Ita-<text:line-break/>qne operae pretium est nugacem illorum loquacitatem omni-<text:line-break/>bus modis effugere, he quid nubis quoque attribuatur vitii ex<text:line-break/>tam prolixa illorum futilique nugacitate. Porro haud leve<text:line-break/>negotium est dedocere ac transmutare eos qui ab- illis usque .<text:line-break/>adeo perversi sinit, ut et <text:span text:style-name="Default_20_Paragraph_20_Font"><text:span text:style-name="T1">t</text:span></text:span>ensum contemnant et nequaquam .<text:line-break/>in speculatione l<text:span text:style-name="Default_20_Paragraph_20_Font"><text:span text:style-name="T1">o</text:span></text:span>gica <text:span text:style-name="Default_20_Paragraph_20_Font"><text:span text:style-name="T1">t</text:span></text:span>e exercuerint; planeque rudes sint<text:line-break/>rationum quas de natura philosophi consideranti omnino<text:line-break/>enim faltem vel id didicissent; quae in illis sunt ambiguita-<text:line-break/>fes fugiendas este cauteque observandas, tum sensibus magis<text:line-break/>super simplicium medicaminum facultatibus, quam rationi-<text:line-break/>bus haud satis integris committendum esse judicium.</text:p>
      <text:h text:style-name="Heading_20_2" text:outline-level="2">Cap. XXXVHI. </text:h>
      <text:p text:style-name="P77">Verum tales dedocere ac velut<text:line-break/>transformare est impossibile. At aliorum tamen gratia nitui-<text:line-break/>rum quos conatus noster juvarb poterit resumenda est, disi-<text:line-break/>genterque definienda fota de propriis linguae sensoriis ora-<text:line-break/>tio. Nuncupatur igitur tum aTheophrasto; tum ab Aristo-<text:line-break/>tele, tum a Mnesithe<text:span text:style-name="Default_20_Paragraph_20_Font"><text:span text:style-name="T1">o</text:span></text:span> medico, gustandi facultas <text:span text:style-name="Default_20_Paragraph_20_Font"><text:span text:style-name="T5">χυμὸς</text:span></text:span><text:span text:style-name="Default_20_Paragraph_20_Font"><text:span text:style-name="T9"> </text:span></text:span>fe-</text:p>
      <text:p text:style-name="P2">cunela syllaba a <text:span text:style-name="Default_20_Paragraph_20_Font"><text:span text:style-name="T5">μ</text:span></text:span><text:span text:style-name="Default_20_Paragraph_20_Font"><text:span text:style-name="T10"> </text:span></text:span>littera incipiente, at ex humido siceoque<text:line-break/>consistentia, eorum videlicet quae a calore concocta sunt;<text:line-break/>. <text:span text:style-name="Default_20_Paragraph_20_Font"><text:span text:style-name="T5">χυλὸς</text:span></text:span><text:span text:style-name="Default_20_Paragraph_20_Font"><text:span text:style-name="T10"> </text:span></text:span>a litera <text:span text:style-name="Default_20_Paragraph_20_Font"><text:span text:style-name="T5">λ</text:span></text:span><text:span text:style-name="Default_20_Paragraph_20_Font"><text:span text:style-name="T10"> </text:span></text:span>secunda incipiente syllaba. Tametsi ab ae-<text:line-break/>letate illis.caloribus non modo Atheniensibus, sed et loni-<text:line-break/>bus utrumque per st litteram scribi consueverit. Si quidem<text:line-break/>et apud Platonem et apud Hippoc<text:span text:style-name="Default_20_Paragraph_20_Font"><text:span text:style-name="T1">r</text:span></text:span>atem veteresque comicos<text:line-break/>sic scriptum reperitur. vocetur autem a nobis in praesenti<text:line-break/>quidem sermone clarioris doctrinae gratia. gustatoria facule<text:line-break/>tas, sive qualitus, sive utcunque cuique appellare libet; per<text:line-break/>litteram <text:span text:style-name="Default_20_Paragraph_20_Font"><text:span text:style-name="T5">μ</text:span></text:span><text:span text:style-name="Default_20_Paragraph_20_Font"><text:span text:style-name="T9">, </text:span></text:span><text:span text:style-name="Default_20_Paragraph_20_Font"><text:span text:style-name="T5">χυμός</text:span></text:span><text:span text:style-name="Default_20_Paragraph_20_Font"><text:span text:style-name="T9">; </text:span></text:span>humor autem incrassatus tumin animan-<text:line-break/>tibus tum i<text:span text:style-name="Default_20_Paragraph_20_Font"><text:span text:style-name="T1">t</text:span></text:span>i plantis, <text:span text:style-name="Default_20_Paragraph_20_Font"><text:span text:style-name="T5">χϋλύς</text:span></text:span><text:span text:style-name="Default_20_Paragraph_20_Font"><text:span text:style-name="T9"> </text:span></text:span>fecunda <text:span text:style-name="Default_20_Paragraph_20_Font"><text:span text:style-name="T1">s</text:span></text:span>yllaba a littera <text:span text:style-name="Default_20_Paragraph_20_Font"><text:span text:style-name="T5">λ</text:span></text:span><text:span text:style-name="Default_20_Paragraph_20_Font"><text:span text:style-name="T9"> </text:span></text:span>luci-<text:line-break/>piente. Sciendum ergo sapores, qui tum. in unoquoque ani-.<text:line-break/>^mali ac planta,. tum in terra inveniuntur plurimos esse nec<text:line-break/>.facile specierum numeri, comprehensibiles, caete<text:span text:style-name="Default_20_Paragraph_20_Font"><text:span text:style-name="T1">r</text:span></text:span>um difle-<text:line-break/>sentias gustabiles aliis octo visas aliis nume<text:span text:style-name="Default_20_Paragraph_20_Font"><text:span text:style-name="T1">r</text:span></text:span>o feptem non-<text:line-break/>nullis autem et his quoque pauciores. At Plato in Timaeo<text:line-break/>in supraposita dictione primum duos <text:span text:style-name="Default_20_Paragraph_20_Font"><text:span text:style-name="T1">te</text:span></text:span>pores memorat ejus-<text:line-break/>dem speciei, sed in ratione iunioris ac minoris differentes,</text:p>
      <text:p text:style-name="P3">eorum alterum austerum; alterum acerbum n<text:span text:style-name="Default_20_Paragraph_20_Font"><text:span text:style-name="T1">o</text:span></text:span>minati Fuerit<text:line-break/>autem austerus is, quem astringentem nuncupamus^ porro<text:line-break/>acerbus hujus intensione provenit, velut et ipsis Plato signia<text:line-break/>stravit, . atque hos f ane pro usia specie numerabimus.-- Al terd<text:line-break/>est eorum quae illis opposita <text:span text:style-name="Default_20_Paragraph_20_Font"><text:span text:style-name="T1">t</text:span></text:span>uus, nitroforum videlicet, .fala<text:line-break/>forum et amarorum. Etio his quoque amarus ex nitrosi pro-<text:line-break/>venit intensione: falsus vero aut nitroso imbecillior, aut<text:line-break/>astrictionis quoque assumens aliquid. -Deinde a Platone acris<text:line-break/>expolitus est, mox acidus, postremo dulcis. At a Theophra-<text:line-break/>sto additus. est pinguis; a Platone quidem in sermone de pro- .<text:line-break/>priis linguae sensoriis praeteritus, verum paulo ante plani.<text:line-break/>tarum succis ascriptus; ubi vinosum ab oleosi, et melleo dis-<text:line-break/>cernebat. Porro in illo sermone^ tribus nunc memoratis<text:line-break/>quartum adjecit fucei genus una appellatione comprehen-<text:line-break/><text:span text:style-name="Default_20_Paragraph_20_Font"><text:span text:style-name="T1">t</text:span></text:span>um , liquorem nominans. Ubi autem ad gustus su<text:span text:style-name="Default_20_Paragraph_20_Font"><text:span text:style-name="T1">a</text:span></text:span>soria<text:line-break/>transiit; protinus in iis dulcem memoravit, nihil enisu cette-</text:p>
      <text:p text:style-name="P3">Ierit, dulce an melleum dicas, velut nec pingue an <text:span text:style-name="Default_20_Paragraph_20_Font"><text:span text:style-name="T1">o</text:span></text:span>le<text:span text:style-name="Default_20_Paragraph_20_Font"><text:span text:style-name="T1">o</text:span></text:span>sum;<text:line-break/>omisit autem pinguem, ut qui ad gustum nihil attineret.</text:p>
      <text:h text:style-name="Heading_20_2" text:outline-level="2"><text:span text:style-name="Default_20_Paragraph_20_Font"><text:span text:style-name="T5">μ</text:span></text:span><text:span text:style-name="Default_20_Paragraph_20_Font"><text:span text:style-name="T9"> </text:span></text:span>Cap. XXXIX; </text:h>
      <text:p text:style-name="P77">Qualis autem eorum sin unusquisque,<text:line-break/>exponere quidem exacte est impossibile, quandoquidem nec<text:line-break/>aliam ullam fenforiam passionem : verum ei qui e<text:span text:style-name="Default_20_Paragraph_20_Font"><text:span text:style-name="T1">o</text:span></text:span>dem sen-<text:line-break/>su communicaverit, licet suggerere. Ergo fi quis aut cydo--<text:line-break/>nia, aut mala, aut mespila aut. myrta gustaverit, proculdu-<text:line-break/>bio cognoscet alium n<text:span text:style-name="Default_20_Paragraph_20_Font"><text:span text:style-name="T1">o</text:span></text:span>bis ab his in lingua moveri sensum,<text:line-break/>alium ab astringentibus co<text:span text:style-name="Default_20_Paragraph_20_Font"><text:span text:style-name="T1">r</text:span></text:span>poribus. Nam quae astringunt<text:line-break/>aut refrigerant, introsum pellere contactam nostri partem<text:line-break/>ex omni parte apparent, idque aequabiliter, velut pellentis<text:line-break/>ac stipantis contrahentiaque. At austera in prosundum etiam<text:line-break/>subire ridentur, atque asperum quendam inaequabilemque<text:line-break/>movere sensum, tanquam reficcantia et humorem omnem<text:line-break/>c<text:span text:style-name="Default_20_Paragraph_20_Font"><text:span text:style-name="T1">o</text:span></text:span>rporum sensilium depascenti. Ex quo fit ut alia fit pas-<text:line-break/>sionum p<text:span text:style-name="Default_20_Paragraph_20_Font"><text:span text:style-name="T1">r</text:span></text:span>oprietas, quaeque haud facile lucideque explicari<text:line-break/>possit tum ab astringentibus nos corporibus, tum ab austeris<text:line-break/>saporibus. Sed quisquis homo mentem habet, facile quod</text:p>
      <text:p text:style-name="P3">dico comprehenderit. Porro quando quod linguae nostrae<text:line-break/>admotum fuerit corpus, valde desiccat, contrahit et in mul-<text:line-break/>tan<text:span text:style-name="Default_20_Paragraph_20_Font"><text:span text:style-name="T1">c</text:span></text:span> profunditatem usque illam exasperat, sicut pyra filo<text:line-break/>vestris immatura et corna, ejusmodi omne acerbum appel—<text:line-break/>satur, ab austeris intensione duntaxat diver<text:span text:style-name="Default_20_Paragraph_20_Font"><text:span text:style-name="T1">t</text:span></text:span>unt. At quod<text:line-break/>nos astringens vocitamus, haud temere a Theophrasto di-<text:line-break/>etum reperias. Videtur autem idem significare, quod anile-<text:line-break/>rum, aut certe commune esse genus tum hujus, tum etiam<text:line-break/>acerbi. Quaecunque vero linguam, duru contingunt, non<text:line-break/>contrahunt eam, neque constipant velut adstringentia, imo<text:line-break/>contra plane agere apparent, nempe detergentia et abluen-<text:line-break/>tia; etiam fi astiingentium quippiam adstructum sit, haec<text:line-break/>omnia <text:span text:style-name="Default_20_Paragraph_20_Font"><text:span text:style-name="T1">t</text:span></text:span>alia cognominamus. At quae his etiam magis detur-<text:line-break/>gunt, adeo ut etiam moleste exasperent, amara nominantur,<text:line-break/>Porro quae mordicant roduntque, adque oum valida quadam<text:line-break/>caliditate, acria v<text:span text:style-name="Default_20_Paragraph_20_Font"><text:span text:style-name="T1">o</text:span></text:span>cantur ; sin haec absit, acida, caeterum<text:line-break/>hac se<text:span text:style-name="Default_20_Paragraph_20_Font"><text:span text:style-name="T1">r</text:span></text:span>mentaudi quoque vim obtinenti At quae velut innuo<text:line-break/>gunt atque implent, ac in statum <text:span text:style-name="Default_20_Paragraph_20_Font"><text:span text:style-name="T1">t</text:span></text:span>uum restituunt exaspera-</text:p>
      <text:p text:style-name="P3">fas, ac veluti erosas linguae partes, haec si cum voluptate.<text:line-break/>manifesta contingant, dulcia, sin hac sine, pinguia vocitantur,<text:line-break/>Atque bo<text:span text:style-name="Default_20_Paragraph_20_Font"><text:span text:style-name="T1">o</text:span></text:span> quidem pacto quantum in me suit res explicatu<text:line-break/>longe difficillimas verbis. exponere <text:span text:style-name="Default_20_Paragraph_20_Font"><text:span text:style-name="T1">t</text:span></text:span>um conatus. Miror au-<text:line-break/>tem qui tam prompte omnia astringentia n<text:span text:style-name="Default_20_Paragraph_20_Font"><text:span text:style-name="T1">o</text:span></text:span>minent, sive<text:line-break/>acria sint, sive amara, sive dulcia, sive pinguia, sive acida,<text:line-break/>quum jam olim rebus ipsis imposita sint nomina, atque af-<text:line-break/>fectuum sensibilium non exigua in nobis differentia fit. Prae-<text:line-break/>iiitisset fortassis, si quidem naturales formari rati<text:span text:style-name="Default_20_Paragraph_20_Font"><text:span text:style-name="T1">o</text:span></text:span>nes volu-<text:line-break/>erint, apparentia nun evertere, nec appellationes confun-<text:line-break/>dere, verum inquirere cujus temperamenti aut difpositio-<text:line-break/>nis aut corporis constitutionis, aut quomod<text:span text:style-name="Default_20_Paragraph_20_Font"><text:span text:style-name="T1">o</text:span></text:span>cunque norni-<text:line-break/>pare velint, suboles sit astrictio, cujus salsedo, amaror, aci-:<text:line-break/>ditas, acrimonia, dulcedo, pinguitudo , quae Plato , Aristo-<text:line-break/>telas, ac Tbe<text:span text:style-name="Default_20_Paragraph_20_Font"><text:span text:style-name="T1">o</text:span></text:span>pb<text:span text:style-name="Default_20_Paragraph_20_Font"><text:span text:style-name="T1">r</text:span></text:span>astus conati funt definire. Clarum quippe<text:line-break/>est fi ex calido, frigido, humido ficcoque coeuntibus omnia<text:line-break/>fiunt mixta, etiam dictarum quamque qualitatum ex h<text:span text:style-name="Default_20_Paragraph_20_Font"><text:span text:style-name="T1">o</text:span></text:span>rum</text:p>
      <text:p text:style-name="P3">constare mixtio<text:span text:style-name="Default_20_Paragraph_20_Font"><text:span text:style-name="T1">n</text:span></text:span>e. suaque si quemadmodum dictorum fapo-<text:line-break/>rima quisque proveniat, exponere conarentur, lubens equili<text:line-break/>dem auscultarer gratiamque haberem hon exiguam, .At si<text:line-break/>neque hoc efficiant, imo insuper senfiorias omnes disserent<text:line-break/>fias in unum confundant, ut parum absit quin corpora omnia<text:line-break/>astringentia nuncupent, Iane nec audire ipse velim illosque<text:line-break/>obsecrarem, ut inanem contentionem relinquerent.- i ,c</text:p>
      <text:h text:style-name="Heading_20_2" text:outline-level="2">Cap. XL. </text:h>
      <text:p text:style-name="P77">At nos equidem in sequentibus ostendere<text:line-break/>conabimur, cuiusnam temperamenti saporum quisque fit. io-<text:line-break/>boles. In praesenti autem discipulos ad experientiam accef-<text:line-break/>snros assuescere velim. ut id solum quod ad artem est utile<text:line-break/>prius seligant, ubi judicare velint quo pacto unumquodque<text:line-break/>nos medicamentorum afficiat. Quippe non quale ex <text:span text:style-name="Default_20_Paragraph_20_Font"><text:span text:style-name="T1">t</text:span></text:span>e sit et<text:line-break/>ad. totam naturam consideramus. Nam hoc pacto; neque<text:line-break/>acetum, neque marinam aquam nos exicca<text:span text:style-name="Default_20_Paragraph_20_Font"><text:span text:style-name="T1">r</text:span></text:span>e posse aut sicca<text:line-break/>este facultate dici manifestum est, fiquidem utrumque illorum<text:line-break/>actu est humidum. Verum si nos exiccare appareant, sicca</text:p>
      <text:p text:style-name="P3">dicentur, ad nos videlicet et nostram naturam parem sic-.<text:line-break/>candl potestatem obtinentia. Quin etiam et calida et frigi-<text:line-break/>da .et humida eodem dicentur modo, ubi nos scilicet cale-<text:line-break/>faciant, refrigerent, atque humectent, eaque ad nos, non ad<text:line-break/>totam substantiam nec ex su. Atqui si hujus duntaxat memi-<text:line-break/>netimus, certissima omnium erit Iudicatrix sola experientia,<text:line-break/>quam qui relinquunt atque aliunde ratiocinantur, non su-<text:line-break/>sum falluntur; sed etiam tractationis utilitatem subvertunt,<text:line-break/>Proinde nobis propositum non est, quale sua natura quod-<text:line-break/>que fit medicamentum exquirere, verum souid in nobis ef-<text:line-break/>licere possit. Atque hic primi libri simis esto. At in fecu<text:span text:style-name="Default_20_Paragraph_20_Font"><text:span text:style-name="T1">n</text:span></text:span>do<text:line-break/>deinceps oleo ac rosaceo exemplorum vice in sermone po-<text:line-break/>sitis, pravas et inibi ratiocinandi rias monstrabimus, quibus<text:line-break/>quum medicorum complures utantur, in primis quidem se<text:line-break/>ipsos decipiunt, secumque alios multos in errorem pertua-<text:line-break/>liunt. At ubi id erit absolutum, ad tertium commentario-<text:line-break/>rnm transiens quaestiones logicas, quae u<text:span text:style-name="Default_20_Paragraph_20_Font"><text:span text:style-name="T1">n</text:span></text:span>iversum de sim-</text:p>
      <text:p text:style-name="P3">pli cibus medicamentis enarrationem antecedunt, explicare<text:line-break/>conabor. Ut videlicet in quarto ipsas jam facultates omnium<text:line-break/>definire liceat, quas protinus a principio tetigissem, nifi ple-<text:line-break/>. na paralogismis, atque erroribus omnium prope juniorum<text:line-break/>medicorum essent volumina, quos prius extergere atque. ex<text:line-break/>animis discentium delere oportet, ne quid veritati obsistat.<text:line-break/>Nam ut Hippocrates inquit, fi<text:span text:style-name="Default_20_Paragraph_20_Font"><text:span text:style-name="T1">o</text:span></text:span> etiam ait Plato; <text:span text:style-name="Default_20_Paragraph_20_Font"><text:span text:style-name="T1">Non salum<text:line-break/>impura c</text:span></text:span>o<text:span text:style-name="Default_20_Paragraph_20_Font"><text:span text:style-name="T1">rpora quant</text:span></text:span>o <text:span text:style-name="Default_20_Paragraph_20_Font"><text:span text:style-name="T1">plu</text:span></text:span>s <text:span text:style-name="Default_20_Paragraph_20_Font"><text:span text:style-name="T1">nutrias, tant</text:span></text:span>o <text:span text:style-name="Default_20_Paragraph_20_Font"><text:span text:style-name="T1">magi</text:span></text:span>s <text:span text:style-name="Default_20_Paragraph_20_Font"><text:span text:style-name="T1">laedas,<text:line-break/>verum etiam imp uris -animis si nutrientes serm</text:span></text:span>o<text:span text:style-name="Default_20_Paragraph_20_Font"><text:span text:style-name="T1">nes operas,<text:line-break/>n</text:span></text:span>o<text:span text:style-name="Default_20_Paragraph_20_Font"><text:span text:style-name="T1">n mod</text:span></text:span>o. <text:span text:style-name="Default_20_Paragraph_20_Font"><text:span text:style-name="T1">nihil pr</text:span></text:span>osis, <text:span text:style-name="Default_20_Paragraph_20_Font"><text:span text:style-name="T1">vert</text:span></text:span>i<text:span text:style-name="Default_20_Paragraph_20_Font"><text:span text:style-name="T1">m etiam magn</text:span></text:span>o<text:span text:style-name="Default_20_Paragraph_20_Font"><text:span text:style-name="T1">pere abfuer</text:span></text:span>i<text:span text:style-name="Default_20_Paragraph_20_Font"><text:span text:style-name="T1">s.<text:line-break/></text:span></text:span>Itaque .his de causis, tum etiam quia amicorum plerisque<text:line-break/>visum est, ut juniorum medicorum argueremus paralogifmos,<text:line-break/>non tantum in congressibus quos quotidie cum illis habemus,<text:line-break/>fed etiam hisce commentariis, necesse mihi suit diutius prio-<text:line-break/>ribus istis duobus immorari, quo videlicet in tertio purum<text:line-break/>animi auditorem nactus, quique veras assequi rationes pus-<text:line-break/>sit, tum ea exponam quae de hujus speculati<text:span text:style-name="Default_20_Paragraph_20_Font"><text:span text:style-name="T1">o</text:span></text:span>nis principiis</text:p>
      <text:p text:style-name="P3">n<text:span text:style-name="Default_20_Paragraph_20_Font"><text:span text:style-name="T1">o</text:span></text:span>visse oportet, tum deinceps omnes medicamenti cujusque<text:line-break/>facultates enarrem. Id autem fiet iu universum, ut reor;<text:line-break/>libris undecim ea ferme magnitudine constantibus, cujus est<text:line-break/>lue, qui est omnium primus. Qui quum convenientem nu<text:span text:style-name="Default_20_Paragraph_20_Font"><text:span text:style-name="T1">n</text:span></text:span>c.<text:line-break/>nactus sit modum, finem per hanc dictionem accipiat,</text:p>
      <text:h text:style-name="P69" text:outline-level="1"><text:bookmark-start text:name="bookmark2"/>GALENI DE SIMPLICIVM MEDICA-<text:line-break/>MENTORVM TEMPERAMENTIS AC<text:line-break/>FACVLTATIBVS LIBER II.<text:bookmark-end text:name="bookmark2"/></text:h>
      <text:h text:style-name="Heading_20_2" text:outline-level="2">Cap. I. </text:h>
      <text:p text:style-name="P77">Prolixa nobis ut sit de simplicium medica-<text:line-break/>mensorum facultatibus oratio, limites suos excedentes so-<text:line-break/>phistae efficiunt. Nam quum procul principia ducant, fen-<text:line-break/>sum que pro nihilo habeant seseque in illa conjiciant quae<text:line-break/>philosophis etiam ambigua sunt, simul cum iis quae ipsi<text:line-break/>ignorant et ea quae aperta cognoscuntur subvertunt. Eaque<text:line-break/>plerique eorum faciunt non modo naturalis speculationis,</text:p>
      <text:p text:style-name="P3">sed etiam logicarum methodorum imperitia, quibus .utatur<text:line-break/>necesse est quisquis demonstrare quid aggreditur. Itaque<text:line-break/>quum nefciant tum ea quae bene a physicis viris sunt in-<text:line-break/>venta, tum etiam ea de quibus non injuria illi dubitarunt,<text:line-break/>utrisque tamen contraria asserere saepenumero audent. Sed<text:line-break/>deum immortalem age ob<text:span text:style-name="Default_20_Paragraph_20_Font"><text:span text:style-name="T1">t</text:span></text:span>ec<text:span text:style-name="Default_20_Paragraph_20_Font"><text:span text:style-name="T1">t</text:span></text:span>o, si nunc ego sic or<text:span text:style-name="Default_20_Paragraph_20_Font"><text:span text:style-name="T1">t</text:span></text:span>us dicere,<text:line-break/>quod quum quatuor sint elementa, aer, terra, aqua et ignis<text:line-break/>nulli tamen congenita sit albedo ac splendidus color nisi<text:line-break/>luci et igni, ac deinde citato Empedoclis ac n<text:span text:style-name="Default_20_Paragraph_20_Font"><text:span text:style-name="T1">o</text:span></text:span>nnullorum<text:line-break/>physicorum ali<text:span text:style-name="Default_20_Paragraph_20_Font"><text:span text:style-name="T1">o</text:span></text:span>rum testim<text:span text:style-name="Default_20_Paragraph_20_Font"><text:span text:style-name="T1">o</text:span></text:span>nio splendida corpora. omnia<text:line-break/>plurimum in fe ignis- habere dicam, haud curans aut nivem<text:line-break/>aut cerussam aut glaciem aut alia innumera tum splendidis-<text:line-break/>sima tum frigidissima inspicere, ac mox illa suggerente quo-<text:span text:style-name="Default_20_Paragraph_20_Font"><text:span text:style-name="T1">i<text:line-break/></text:span></text:span>piam, procedente a sensit confutationem tergiversatus ad<text:line-break/>rationem accedi subeam, ac per eam de rerum natura con--<text:line-break/>siderandum, haudquaquam sensibus. ratione carentibus uni-<text:line-break/>versum committendum censeam, nunquid mentem habenti-<text:line-break/>bus inianire videar, haud intelligens unde rati<text:span text:style-name="Default_20_Paragraph_20_Font"><text:span text:style-name="T1">o</text:span></text:span>nis defump-</text:p>
      <text:p text:style-name="P3">sissem initium? Nam mea quidem sententia ex sensu et per<text:line-break/>sensum omnia id genus cognosci didicimus axi<text:span text:style-name="Default_20_Paragraph_20_Font"><text:span text:style-name="T1">o</text:span></text:span>mata, nempe<text:line-break/>solem esse (pendulum; flammas fubstavas, carbones pleros-<text:line-break/>que stavos. Ergo li a fientibus recedendum est, nulla fuppe-<text:line-break/>tet demonstratio, neque nobis eorum quae modo diximus,<text:line-break/>neque Empedocli, quum ait :</text:p>
      <text:p text:style-name="P1"><text:span text:style-name="Default_20_Paragraph_20_Font"><text:span text:style-name="T1">Undique splendentem solem calidumque videre.</text:span></text:span></text:p>
      <text:p text:style-name="P1">Quae si vera Iun t, perspicuum eft multo ante illa fidem ha-<text:line-break/>fiendam fientibus. Imo, inquiunt, mortales quum simus, a<text:line-break/>ienfibus auspicemur necesse est, verum illis haudquaquam<text:line-break/>perpetuo immorandum, sini ad partem diviniorem accedens<text:line-break/>dum, nempe rationem. Nam sen<text:span text:style-name="Default_20_Paragraph_20_Font"><text:span text:style-name="T1">t</text:span></text:span>um et animantibus rationis<text:line-break/>expertibus inesse, rationem solam hominibus esse cum diis<text:line-break/>.communem. Atque hinc exorsi in longum orationem cxten-<text:line-break/>dunt. Quin etiam ex illis quidam et Anaxagoram in test.mo-<text:line-break/>nium evocant, qui nivem pronunciavit nonesse albam ; <text:span text:style-name="Default_20_Paragraph_20_Font"><text:span text:style-name="T1">Hic,<text:line-break/></text:span></text:span>- inquiunt, <text:span text:style-name="Default_20_Paragraph_20_Font"><text:span text:style-name="T1">vir ph</text:span></text:span>y<text:span text:style-name="Default_20_Paragraph_20_Font"><text:span text:style-name="T1">sicu</text:span></text:span>s <text:span text:style-name="Default_20_Paragraph_20_Font"><text:span text:style-name="T1">supra sensum esi atque ejus c</text:span></text:span>o<text:span text:style-name="Default_20_Paragraph_20_Font"><text:span text:style-name="T1">n</text:span></text:span>s<text:line-break/><text:span text:style-name="Default_20_Paragraph_20_Font"><text:span text:style-name="T1">temnit phantasmata,- ad rationem ire pergit, eaque duce</text:span></text:span></text:p>
      <text:p text:style-name="P3"><text:span text:style-name="Default_20_Paragraph_20_Font"><text:span text:style-name="T1">rerum natura</text:span></text:span>m <text:span text:style-name="Default_20_Paragraph_20_Font"><text:span text:style-name="T1">scrutatur</text:span></text:span>.. At si me qu<text:span text:style-name="Default_20_Paragraph_20_Font"><text:span text:style-name="T1">o</text:span></text:span>d in mentem verrit<text:line-break/>fari opertet, qui liber sim et in tota ade<text:span text:style-name="Default_20_Paragraph_20_Font"><text:span text:style-name="T1">o</text:span></text:span> vita veritatem<text:line-break/>-coluerim, ad insaniae extremum et ultra pervenisse illos<text:line-break/>arbitror qui talia nugantur. Nam si quae per <text:span text:style-name="Default_20_Paragraph_20_Font"><text:span text:style-name="T1">t</text:span></text:span>ensus exiden-<text:line-break/>ter apparent, evertant; unde sumant demonstrationum prin-<text:line-break/>cipia non habebunt. Sin autem ab iis, tanquam a fide dia<text:line-break/>gnis. ex<text:span text:style-name="Default_20_Paragraph_20_Font"><text:span text:style-name="T1">o</text:span></text:span>rdiantur , quo jure iisdem postea diffident? Nam<text:line-break/>demonstrati<text:span text:style-name="Default_20_Paragraph_20_Font"><text:span text:style-name="T1">o</text:span></text:span>num principia certiora funt quam ea quas per<text:line-break/>illa demonstrantur, quippe quum ista aliunde fidem mutuen--<text:line-break/>tui; demonstrationum vero principia non folum ipfa per<text:line-break/>sisse, verum etiam ad quaesitorum inventionem quibus crea<text:line-break/>datur idonea sint.</text:p>
      <text:h text:style-name="Heading_20_2" text:outline-level="2">Cap. II. </text:h>
      <text:p text:style-name="P77">Equidem optarim nullas non res clare fusi<text:line-break/><text:span text:style-name="Default_20_Paragraph_20_Font"><text:span text:style-name="T1">t</text:span></text:span>en<text:span text:style-name="Default_20_Paragraph_20_Font"><text:span text:style-name="T1">t</text:span></text:span>us nostros cadere, nec quicquam esse quod illos sugeret;<text:line-break/>hoc enim pacto nihil dubium, nihil ambiguum, aut anceps<text:line-break/>usquam foret. Verum quoniam illos quaedam effugiunt, ra-<text:line-break/>tionem illis superinducere conandum est, sic tamen ut noli<text:line-break/>procul, ut illi factitant,- nec infinita colligamus; Verum antei</text:p>
      <text:p text:style-name="P3">omnia numinum significata diligenter definiamus, ne qui<text:span text:style-name="Default_20_Paragraph_20_Font"><text:span text:style-name="T1">t<text:line-break/></text:span></text:span>postea per aequivocationen<text:span text:style-name="Default_20_Paragraph_20_Font"><text:span text:style-name="T1">r</text:span></text:span> falli possit; deinde quod ex fe<text:line-break/>quid agit ab eo quod per accidens, <text:span text:style-name="Default_20_Paragraph_20_Font"><text:span text:style-name="T1">s</text:span></text:span>eparetur. De quibus im-<text:line-break/>bobus supra accurate disseruimus, significataque corum quae<text:line-break/>potestate aut calida, aut frigida aut sicca aut humida aut<text:line-break/>quiduis aliud esse dicuntur discrevimus. Tum quo pacto<text:line-break/>propriam cujusque medicamenti facultatem ab iis quae ex<text:line-break/>accidenti sunt; <text:span text:style-name="Default_20_Paragraph_20_Font"><text:span text:style-name="T1">s</text:span></text:span>egregans invenire quis possit, universum<text:line-break/>quidem in tertio de temperamentis expositum est, atque ut<text:line-break/>hoc tractatu particulatim enarrabimus, ceu in primo jam<text:line-break/>libro etiam fecimus in aqua et aceto et hic riirfus in oleo<text:line-break/>et rosaceo facturi sumus, iudicantes piius, quantum delin-<text:line-break/>quant medicorum nonnulli qui longe demonstrationum du-<text:line-break/>cttnt principia. Nam quid oportuit olei aut rosiae respexisse<text:line-break/>colorem, quando rebus ipsis varie uti liceat nec in- fanis<text:line-break/><text:span text:style-name="Default_20_Paragraph_20_Font"><text:span text:style-name="T1">t</text:span></text:span>olum corporibus, fed et aegrotantibus? quippe quum spias<text:line-break/>per fe ro<text:span text:style-name="Default_20_Paragraph_20_Font"><text:span text:style-name="T1">t</text:span></text:span>as, aut succum earum expressum corp<text:span text:style-name="Default_20_Paragraph_20_Font"><text:span text:style-name="T1">o</text:span></text:span>ri tum fano</text:p>
      <text:p text:style-name="P3">tum simplici affect<text:span text:style-name="Default_20_Paragraph_20_Font"><text:span text:style-name="T1">o</text:span></text:span> m<text:span text:style-name="Default_20_Paragraph_20_Font"><text:span text:style-name="T1">o</text:span></text:span>rbo , ut supra diximus; liceat impet<text:span text:style-name="Default_20_Paragraph_20_Font"><text:span text:style-name="T1">i<text:line-break/></text:span></text:span>nere, atque .oleo dulci miscentes corporibus aut valenter re-<text:line-break/>frigeratis,. aut excalefactis applicare sive fricando sive per-<text:line-break/>fundendo, ac irrigando tum in corpus quoque assumere id-<text:line-break/>que aut superne per os aut inferne per sedem, ac sic tan-<text:line-break/>dem quid ad unumquenque usum proveniat inspicere. Nam<text:line-break/>hoc sane nomine medicament<text:span text:style-name="Default_20_Paragraph_20_Font"><text:span text:style-name="T1">o</text:span></text:span>rum <text:span text:style-name="Default_20_Paragraph_20_Font"><text:span text:style-name="T1">o</text:span></text:span>mnium vires comem-<text:line-break/>plamur, ut sit quo uti op<text:span text:style-name="Default_20_Paragraph_20_Font"><text:span text:style-name="T1">o</text:span></text:span>rteat hypochondriis aut capite<text:line-break/>ardore afflictis, aut refrigeratis aut exulceratis aut phle-<text:line-break/>gmone occupatis, aut id genus aliud perpessis tum ipsis tum<text:line-break/>aliis omnibus corporis partibus. Ergo quum tam perspicua<text:line-break/>simul ac compendiosa adsit via ad ea quae inquirimus, et-<text:line-break/>iamne colores aestimabimus, aut odores, aut consistentias; aut<text:line-break/>strepitus medicamenti cujusque? perinde factitantes atque<text:line-break/>ii qui ex imagine, aut ficta, aut picta cognoscere quempiam<text:line-break/>volunt, quum ipsum aspicere n<text:span text:style-name="Default_20_Paragraph_20_Font"><text:span text:style-name="T1">o</text:span></text:span>n denegetur, quem agno-<text:line-break/>suere cupiunt.</text:p>
      <text:h text:style-name="P70" text:outline-level="2">Cap. HI.</text:h>
      <text:p text:style-name="P77"><text:s/>Atque hac utique parte non leniter pec-<text:line-break/>care mihi videntur; multo etiam magis quum inconclusa<text:line-break/>atque indemonstrata nugantur, demonstrandi rationis plane<text:line-break/>imperiti. Nam dicamus ignem aut flavum aut rubrum esse<text:line-break/>aut utcunque voluerint, nec enim refert, quid ergo id facit<text:line-break/>ad hoc ut omne rubrum sit calidum? Nam omnem ignem<text:line-break/>verbi causa rubere dicendum est, at omne rubrum ignem<text:line-break/>dicere ridiculum est, multoque etiam plus, si omne rubrum<text:line-break/>calidum quis dixerit. Nam si principio assumptum esset in<text:line-break/>oratione omne calidum esse rubrum, licuisset fortassis mu-<text:line-break/>tua axiomatis conversione rubrum omne calidum conelu-<text:line-break/>dere; licet non oblinire et illic peccetur. Nam quae mutuo<text:line-break/>convertuntur, non quae simpliciter convertuntur orationes,<text:line-break/>vere de fe mutuo dicuntur. Verumtamen propinquus is<text:line-break/>fuerit paralogismus. Atqui quoniam nec illud orationis ini-<text:line-break/>tio assumptum erat, nempe omne calidum esse rubrum, haud<text:line-break/>licet mutua conversione omne rubrum calidum esse colligere.<text:line-break/>Tribus ergo modis in sermone peccant qui ajunt rotas tent-</text:p>
      <text:p text:style-name="P3">paramento calidas, quod sint rubrae. Primum quod non<text:line-break/>demonstrata hac propositione omnis ignis rubet convertere<text:line-break/>ex hac aliam, videlicet omne rubrum est ignis, tanquam ve-<text:line-break/>ram conantur. Secundo quod nefriunt propoli tiones, quae<text:line-break/>mutuo cum veris convertuntur, non autem quae simpliciter<text:line-break/>convertuntur esse veras. Tertio qu<text:span text:style-name="Default_20_Paragraph_20_Font"><text:span text:style-name="T1">o</text:span></text:span>d etiam si mutuo con-<text:line-break/>verterentur, non tamen omne quod col<text:span text:style-name="Default_20_Paragraph_20_Font"><text:span text:style-name="T1">o</text:span></text:span>re sit rubro casi-<text:line-break/>dum lesse ex mutua illa conversione sequatur, fed aliud<text:line-break/>hujusmodi axioma rubrum omne esse ignem. Porro quod<text:line-break/>talia in rem praestentem non modo sint inutilia, fed etiam<text:line-break/>palam falsa, cuivis notum est. Debemus enim non an omne<text:line-break/>rubrum sit ignis, fed quod omne rubrum calidum sit osten-<text:line-break/>dere.. Nam si quicquid rubet, ignis. fuerit; erit nimirum et<text:line-break/>refa nobis ignis. Caeterum logicas methodos ignorantes,<text:line-break/>opinor, medici .primum in hoc maxime peccant, quod pro-<text:line-break/>priis finibus excedant, nimirum quum sufficiens sit expe-<text:line-break/>rientia, junctis falsem paucis quibusdam epllogismis medi-<text:line-break/>caminum vires exquirere. Deinde tam .f<text:span text:style-name="Default_20_Paragraph_20_Font"><text:span text:style-name="T1">o</text:span></text:span>ede su rationibus</text:p>
      <text:p text:style-name="P3">hallucinanthr quam pueri modo speculationem logicam in-<text:line-break/>gressi. Eisdem erroribus tene<text:span text:style-name="Default_20_Paragraph_20_Font"><text:span text:style-name="T1">n</text:span></text:span>tur qui en odoribus rnedica-<text:line-break/>mentorum facultates coniiciunt. Nec enim quicquid bene<text:line-break/>olet calidum est, quod quidam dictitant haud intelligentes<text:line-break/>quo pactu inaudite oporteat quae ab Aristotele et. Theo-<text:line-break/>phrasto super hac re sunt prodita, ea quae nos in quarto<text:line-break/>harum commentationum definiemus; neque quicquid calidum<text:line-break/><text:span text:style-name="Default_20_Paragraph_20_Font"><text:span text:style-name="T12">est </text:span></text:span>bene olet; Quin etiam neque si quid grave olens est, casi-<text:line-break/>dum etiam fuerit, neque si calidum, etiam grave olens. Sic<text:line-break/>nec si quis quicquid graviter sileat frigidum dicat, nec -li<text:line-break/>quicquid frigidumuit; graviter olere; verum dixerit. siqui.-<text:line-break/>dem (calidorum innumera sunt partim -bene olentia; partim<text:line-break/>graviter. olentia, partim neutra, similiter quoque frigidorum:<text:line-break/>Quamquam quid calida dico ac frigida ? quum debeam ;di-<text:line-break/>cere calefacientia nos ac refrigerantia, quae utique etiam<text:line-break/>inquirimus. Nec enim quod absolute. calidum est, aut quod<text:line-break/>ad hoc expenditur, nunc considerare propositum est, fed<text:line-break/>quod corpus humanum excalefaciat; nec sane etiam quod<text:line-break/>absolute frigidum; sed quod hominem refrigeret. uenud</text:p>
      <text:p text:style-name="P3">ergo hic hallucinantur in homonymia haud distinctis nomi-<text:line-break/>uum significatis, tanquam siquis de cane terrestri disserens<text:line-break/>ad marinum se oratione transferat, existimans ut animantis<text:line-break/>utriusque nomen unum, ita et naturam quoque ip<text:span text:style-name="Default_20_Paragraph_20_Font"><text:span text:style-name="T1">s</text:span></text:span>orum<text:line-break/>unam esse. At nobis demonstratum aperte est in commenta-<text:line-break/>riis de temperamentis, quos et hanc antecedere tractatio-<text:line-break/>nem protinus initio cetnmonefecimus, aliud esse facultate<text:line-break/>calidum, aliud actu ; et hujus quod actu videlicet calidum<text:line-break/>est, aliud absolute dici calidum, aliud per exuperantiam, aliud<text:line-break/>ad symmetrum sui generis, aliud ad quiduis obvium colla-<text:line-break/>tum. Quin et hominem non absolute calidum, ut ignem, sed<text:line-break/>exuperantia calidum diximus, siquidem majorem in eo ca-<text:line-break/>lidi portionem esse quam frigidi. Ergo et quaecunque ad<text:line-break/>hunc dicuntur calida potestate illum excalefacere dicuntur;<text:line-break/>sacileque de illis initur judicium etper experientiam expen-<text:line-break/>ditur, paucis indigens ut supra commonui epilogismis. Quos<text:line-break/>quum sophistae excedant et tempus adolescentulorum fruqi</text:p>
      <text:p text:style-name="P3">stra terunt et sophismatis cavillisque homines seducentes<text:line-break/>eo<text:span text:style-name="Default_20_Paragraph_20_Font"><text:span text:style-name="T1">r</text:span></text:span>um solvendorum imperitos, sallis eos dogmatis opinio-<text:line-break/>nibusque implent. Debebant enim neque colores memorare.<text:line-break/>neque odores, imo neque consiflentiam neque laevitatem aut<text:line-break/>asperitatem, aut ejus generis quodcunque. Nam quid refert<text:line-break/>oleum an lentum sit aut laeve aut splendens aut liquidum<text:line-break/>aut pallidum aut pingue aut lubricum; aegreque corporibus<text:line-break/>illitum exiccare possit? quippe quum exnullo omnium ejus-<text:line-break/>modi colligere possis.ipsum esse facultate aut calidum aut<text:line-break/>frigidum aut humidum aut liccum. Siquidem ex genere<text:line-break/>splende<text:span text:style-name="Default_20_Paragraph_20_Font"><text:span text:style-name="T1">n</text:span></text:span>tium , laeviumque et lentorum partim sunt quae<text:line-break/>plaue nos calefaciant, partim quae refrigerent, tum alia<text:line-break/>quae exiccent, alia item quae humectent. Et eorum omnium<text:line-break/>quae accidunt non oleo solum, sed aliis omnibus nullum est<text:line-break/>reperire quod solidum perpetuumque sit, ut in eo genera-<text:line-break/>dem constituere propositionem liceat.</text:p>
      <text:h text:style-name="Heading_20_2" text:outline-level="2">- Cap. Lv.</text:h>
      <text:p text:style-name="P77">Nam omitto, quod nec scientificis in<text:line-break/>omnibus id genus sint usi rationibus sophistae ad invenie<text:span text:style-name="Default_20_Paragraph_20_Font"><text:span text:style-name="T1">n</text:span></text:span>da</text:p>
      <text:p text:style-name="P3">lemmata, sed ex inductione et quod omnium pessimum est,<text:line-break/>quod nec quae fit inductionis natura unquam inspexerint.<text:line-break/>Quod siquis eos in id pr<text:span text:style-name="Default_20_Paragraph_20_Font"><text:span text:style-name="T1">o</text:span></text:span>vocet neque sequi audent, .et si de<text:line-break/>demonstratione quis quid agat, increpant. Imo. quod etiam<text:line-break/>deterius est, non exin ductione solum ratiocinari assue<text:span text:style-name="Default_20_Paragraph_20_Font"><text:span text:style-name="T1">r</text:span></text:span>e-<text:line-break/>runt, fed nonnunquam etiam ab exemplis tanquam rheto-<text:line-break/>res. .Nam qui frigidum esse oleum asserit, proinde quod<text:line-break/>lectum sit ut pituita, is per exemplum c<text:span text:style-name="Default_20_Paragraph_20_Font"><text:span text:style-name="T1">o</text:span></text:span>ncludit par robur<text:line-break/>praebens demonstrationis atque is qui ipsum. calidum con-<text:line-break/>tendit, quis lentum sit ut viscum. Nec secus is qui calidum<text:line-break/>dicit, quoniam facile in flammam vertatur uti bitumen, at-<text:line-break/>que fs qui frigidum p<text:span text:style-name="Default_20_Paragraph_20_Font"><text:span text:style-name="T1">r</text:span></text:span>obat, quod facile cogatur ac conere-<text:line-break/>fcat, ut aqua. Nam differt ex exemplo aut exemplis quid<text:line-break/>suadeas an ex inductione. Siquidem qui ex exemplis fidem<text:line-break/>facit, unum aut duo generis ejusdem adfert aut certe plane<text:line-break/>paucula, plerisque scilicet praeteritis, qui vero ex indu-<text:line-break/>esone, omnia c<text:span text:style-name="Default_20_Paragraph_20_Font"><text:span text:style-name="T1">o</text:span></text:span>mprehendere nititur quae. per experien-</text:p>
      <text:p text:style-name="P3">tiam sunt cognita, nec quidquam praeterire quoad ejus fieri<text:line-break/>p<text:span text:style-name="Default_20_Paragraph_20_Font"><text:span text:style-name="T1">o</text:span></text:span>test, qu<text:span text:style-name="Default_20_Paragraph_20_Font"><text:span text:style-name="T1">o</text:span></text:span>d apertum vulgo ac perspicuum sit. studet, scd<text:line-break/>quod occultum est et paucis c<text:span text:style-name="Default_20_Paragraph_20_Font"><text:span text:style-name="T1">o</text:span></text:span>mprehensum. Quamobrem<text:line-break/>violenta est et vehementer persuadet quae ab <text:span text:style-name="Default_20_Paragraph_20_Font"><text:span text:style-name="T1">o</text:span></text:span>mnibus quae<text:line-break/>experientia fiant cognita ducitur inducti<text:span text:style-name="Default_20_Paragraph_20_Font"><text:span text:style-name="T1">o</text:span></text:span>, solisque iis arro-<text:line-break/>gannis perspici potest qui in demonstrativis m.ethodis sunt<text:line-break/>exercitati. Quare uos de ea copi<text:span text:style-name="Default_20_Paragraph_20_Font"><text:span text:style-name="T1">o</text:span></text:span>sius in demonstrationis li-<text:line-break/>bris disseruimus, ac forte etiam serrium de ea librum<text:line-break/>componemus.</text:p>
      <text:h text:style-name="Heading_20_2" text:outline-level="2">Cap. V; </text:h>
      <text:p text:style-name="P77">Palam autem fiet nihilo <text:span text:style-name="Default_20_Paragraph_20_Font"><text:span text:style-name="T1">t</text:span></text:span>ectus et nunc<text:line-break/>quoque inductionis natura. mult<text:span text:style-name="Default_20_Paragraph_20_Font"><text:span text:style-name="T1">o</text:span></text:span>que magis et exempli. Nam<text:line-break/>omnis in summa percurrere statutum est quae de olei fa-<text:line-break/>cultate a medicis sunt prodita, eaque probabiliter quidem,<text:line-break/>quod ita viderentur, at non vere. sic primum illud quod<text:line-break/>.aDiocle in Archidemo scriptum est, quod Archidamus dure-<text:line-break/>fcere utique calens iis .qui <text:span text:style-name="Default_20_Paragraph_20_Font"><text:span text:style-name="T1">o</text:span></text:span>leo picarentur. existimarit,<text:line-break/>quapropter. etiam siccam frictionem praetulit, oleum enim</text:p>
      <text:p text:style-name="P3">accendi atque exurere quuam a frictione i<text:span text:style-name="Default_20_Paragraph_20_Font"><text:span text:style-name="T1">n</text:span></text:span>calesceret, puta-<text:line-break/>bat, ac propterea admodum humorem exhaurire atque sic-<text:line-break/>care, non locus atque ea assorum quae ungi folent, nam et<text:line-break/>ipfa magis durescere quam si citra oleum assaveris. Praestat<text:line-break/>autem totam ascribere dictionem Dicetis. Habet autum ea<text:line-break/>hunc in modum. <text:span text:style-name="Default_20_Paragraph_20_Font"><text:span text:style-name="T1">At cum .oleo sulcare n</text:span></text:span>o<text:span text:style-name="Default_20_Paragraph_20_Font"><text:span text:style-name="T1">n perinde proba-<text:line-break/>bat. Primum enim inaequalem fieri eju</text:span></text:span>s<text:span text:style-name="Default_20_Paragraph_20_Font"><text:span text:style-name="T1">modi scietionem<text:line-break/>putabat, quod manus laberentur scilicet nec aeque carnem<text:line-break/>apprehendere pr</text:span></text:span>o<text:span text:style-name="Default_20_Paragraph_20_Font"><text:span text:style-name="T1">pter pinguedinem</text:span></text:span> no<text:span text:style-name="Default_20_Paragraph_20_Font"><text:span text:style-name="T1">llent. Praeterea du-<text:line-break/>reseere, atque aduri cutem in illis magis, qui sic si</text:span></text:span>r<text:span text:style-name="Default_20_Paragraph_20_Font"><text:span text:style-name="T1">ica-<text:line-break/>rentur exist</text:span></text:span>i<text:span text:style-name="Default_20_Paragraph_20_Font"><text:span text:style-name="T1">mabat, quam qui sicca uterentursc</text:span></text:span>m<text:span text:style-name="Default_20_Paragraph_20_Font"><text:span text:style-name="T1">tione. ole-<text:line-break/>um qu</text:span></text:span>i<text:span text:style-name="Default_20_Paragraph_20_Font"><text:span text:style-name="T1">ppe accendi et urere a strictione incalescens, quem-<text:line-break/>admodum in assis quae uncta sunt magis quam non un-<text:line-break/>eta, ubi</text:span></text:span> o<text:span text:style-name="Default_20_Paragraph_20_Font"><text:span text:style-name="T1">leo accensu incalescunt et valde exiccantur in-<text:line-break/>durescuntque. similiter qude in oleo coquuntur et exusta<text:line-break/>etsciabill</text:span></text:span>n <text:span text:style-name="Default_20_Paragraph_20_Font"><text:span text:style-name="T1">sitici eandem</text:span></text:span> o<text:span text:style-name="Default_20_Paragraph_20_Font"><text:span text:style-name="T1">b canfum. Ad haec, quemad-<text:line-break/>modum l</text:span></text:span>i<text:span text:style-name="Default_20_Paragraph_20_Font"><text:span text:style-name="T1">gna et coria et alia complura quae exoleoqri—<text:line-break/>eantur,</text:span></text:span> o<text:span text:style-name="Default_20_Paragraph_20_Font"><text:span text:style-name="T1">leum intr</text:span></text:span>o <text:span text:style-name="Default_20_Paragraph_20_Font"><text:span text:style-name="T1">imbibunt, ita putabat</text:span></text:span> e<text:span text:style-name="Default_20_Paragraph_20_Font"><text:span text:style-name="T1">t corp</text:span></text:span>o<text:span text:style-name="Default_20_Paragraph_20_Font"><text:span text:style-name="T1">ra. Quod</text:span></text:span></text:p>
      <text:p text:style-name="P3"><text:span text:style-name="Default_20_Paragraph_20_Font"><text:span text:style-name="T1">quum fieret, multa quae salita essent cum spiritu esistuero,<text:line-break/>ac suras pr</text:span></text:span>o<text:span text:style-name="Default_20_Paragraph_20_Font"><text:span text:style-name="T1">rumpere, tunc c</text:span></text:span>o<text:span text:style-name="Default_20_Paragraph_20_Font"><text:span text:style-name="T1">ncludi arbitrabatur, ceu quu</text:span></text:span>m<text:line-break/><text:span text:style-name="Default_20_Paragraph_20_Font"><text:span text:style-name="T1">cribris, linteis, lana, omnibusquc adeo per quae perc</text:span></text:span>o<text:span text:style-name="Default_20_Paragraph_20_Font"><text:span text:style-name="T1">lari<text:line-break/>quid assidet, pe</text:span></text:span>r<text:span text:style-name="Default_20_Paragraph_20_Font"><text:span text:style-name="T1">funditur ac inungitur, non aeque liquores.<text:line-break/>sinere per ea valeat. Porro t</text:span></text:span>i<text:span text:style-name="Default_20_Paragraph_20_Font"><text:span text:style-name="T1">bi ea excretio intercepta est,<text:line-break/>quaedam intro recurrere, quaedam acervata invicemque<text:line-break/>implicita meatu</text:span></text:span>s o<text:span text:style-name="Default_20_Paragraph_20_Font"><text:span text:style-name="T1">pplere, retenta , scilicet ah oleo, quod<text:line-break/>visc</text:span></text:span>o <text:span text:style-name="Default_20_Paragraph_20_Font"><text:span text:style-name="T1">quid simile habeat :. sicut in aliis</text:span></text:span> o<text:span text:style-name="Default_20_Paragraph_20_Font"><text:span text:style-name="T1">mnibus apparet,<text:line-break/>quod pingue esi, pulveres ac sestucas</text:span></text:span> o<text:span text:style-name="Default_20_Paragraph_20_Font"><text:span text:style-name="T1">mniaque ejus-<text:line-break/>modi consectar</text:span></text:span>i. <text:span text:style-name="Default_20_Paragraph_20_Font"><text:span text:style-name="T1">Denique ubi</text:span></text:span> o<text:span text:style-name="Default_20_Paragraph_20_Font"><text:span text:style-name="T1">bstructi jam meatus</text:span></text:span> f<text:span text:style-name="Default_20_Paragraph_20_Font"><text:span text:style-name="T1">uerint,<text:line-break/>perpetuo ac sensim omnia deterius persici este necesse<text:line-break/>quam</text:span></text:span> i<text:span text:style-name="Default_20_Paragraph_20_Font"><text:span text:style-name="T1">n iis quae pro consuet</text:span></text:span>o <text:span text:style-name="Default_20_Paragraph_20_Font"><text:span text:style-name="T1">geruntur naturae modo.<text:line-break/>Putav</text:span></text:span>i<text:span text:style-name="Default_20_Paragraph_20_Font"><text:span text:style-name="T1">t quoque</text:span></text:span> o<text:span text:style-name="Default_20_Paragraph_20_Font"><text:span text:style-name="T1">le</text:span></text:span>o <text:span text:style-name="Default_20_Paragraph_20_Font"><text:span text:style-name="T1">inesse aliquam mordacitatem, cnsus^<text:line-break/>vi oculi illdchr</text:span></text:span>Y<text:span text:style-name="Default_20_Paragraph_20_Font"><text:span text:style-name="T1">marent</text:span></text:span> e<text:span text:style-name="Default_20_Paragraph_20_Font"><text:span text:style-name="T1">t guttur in tussim</text:span></text:span> m<text:span text:style-name="Default_20_Paragraph_20_Font"><text:span text:style-name="T1">eretur, tum<text:line-break/>alvu</text:span></text:span>s <text:span text:style-name="Default_20_Paragraph_20_Font"><text:span text:style-name="T1">raderetur, excrementaque redderentur sanguinolenta<text:line-break/>eo. bibito : pro</text:span></text:span>i<text:span text:style-name="Default_20_Paragraph_20_Font"><text:span text:style-name="T1">nde qu</text:span></text:span>i <text:span text:style-name="Default_20_Paragraph_20_Font"><text:span text:style-name="T1">citra scictionern ungerentur, nihil<text:line-break/>atstgi, </text:span></text:span>i<text:span text:style-name="Default_20_Paragraph_20_Font"><text:span text:style-name="T1">nfirm</text:span></text:span>i<text:span text:style-name="Default_20_Paragraph_20_Font"><text:span text:style-name="T1">orem en</text:span></text:span>i<text:span text:style-name="Default_20_Paragraph_20_Font"><text:span text:style-name="T1">m este m</text:span></text:span>en<text:span text:style-name="Default_20_Paragraph_20_Font"><text:span text:style-name="T1">dicationem quam quae<text:line-break/>sensum aliquem- movere posset. At si per strictionem car-</text:span></text:span></text:p>
      <text:p text:style-name="P2"><text:span text:style-name="Default_20_Paragraph_20_Font"><text:span text:style-name="T1">nem subintret, mordleationem moliri maligni</text:span></text:span>o<text:span text:style-name="Default_20_Paragraph_20_Font"><text:span text:style-name="T1">re</text:span></text:span>m, <text:span text:style-name="Default_20_Paragraph_20_Font"><text:span text:style-name="T1">vesut<text:line-break/>multa medicamentorum, ubi eni</text:span></text:span>p<text:span text:style-name="Default_20_Paragraph_20_Font"><text:span text:style-name="T1">t illinuntur, . minus valent,<text:line-break/>at compresia intr</text:span></text:span>o<text:span text:style-name="Default_20_Paragraph_20_Font"><text:span text:style-name="T1">que subeuntia magis agunt, sicut sane<text:line-break/>si urticis et aliis multis sensim quempi</text:span></text:span>a<text:span text:style-name="Default_20_Paragraph_20_Font"><text:span text:style-name="T1">m c</text:span></text:span>o<text:span text:style-name="Default_20_Paragraph_20_Font"><text:span text:style-name="T1">ntinga</text:span></text:span>s, <text:span text:style-name="Default_20_Paragraph_20_Font"><text:span text:style-name="T1">nihil<text:line-break/>laesieri</text:span></text:span>s, . <text:span text:style-name="Default_20_Paragraph_20_Font"><text:span text:style-name="T1">sin seria</text:span></text:span>s <text:span text:style-name="Default_20_Paragraph_20_Font"><text:span text:style-name="T1">aut premas , utiqne ostenderis. </text:span></text:span>Haec<text:line-break/>crgo sunt quae Diocles in Arclridamo p<text:span text:style-name="Default_20_Paragraph_20_Font"><text:span text:style-name="T1">r</text:span></text:span>odidit, quorum fi-<text:line-break/>nml tum probabilitatem tum pravitatem conspicere est. Si-<text:line-break/>quidem quod quicquid in oleo coquitur propriam amittat<text:line-break/>humiditatem ac friabile fragileque celeriter reddatur, quum<text:line-break/>alioqui nihil in aqua tale perpetiatur, ipsa n<text:span text:style-name="Default_20_Paragraph_20_Font"><text:span text:style-name="T1">o</text:span></text:span>s docuit ex.-<text:line-break/>perientia. Quamobrem hac utique parte nihil Archidamus<text:line-break/>mentitus est, Debebat tamen, sicut Aristoteles et Theophra-<text:line-break/>stus aliique non pauci philosophi .ejusmodi problemata in<text:line-break/>physicis quaestionibus et prop<text:span text:style-name="Default_20_Paragraph_20_Font"><text:span text:style-name="T1">o</text:span></text:span>nunt etsclvunt, ipfe quoque,<text:line-break/>si quidem .omnium rerum quae fiunt causas scrutari voluit;<text:line-break/>perinde ut illi uti proponere, sic quoque solvere. At<text:line-break/>quum id minus facere apparet, in hoc vel maxime mihi<text:line-break/>delinquere videtur. Nam quod apparet evidenter, id semper</text:p>
      <text:p text:style-name="P3">primum ponendum est, ac deinde si cui libeat causam ejus<text:line-break/>inspicere debet, physica problemata hunc in modum com-<text:line-break/>ponens. Cur oleum quae in ipsis coquuntur sicca et friabilia<text:line-break/>etfragibrlia efficiat, aqua vero humida et mollia, aut: Quam-<text:line-break/>pbrem oleo cocta siccefcant, at quae aliter in eo madefit-<text:line-break/>eta sunt magis propriam fervent humiditatem quam si<text:line-break/>omnino non essent madefacta. Qna ratione stillae et urticae</text:p>
      <text:p text:style-name="P10">. prorsus sanet, qua de causa hismedeatur,quum ipfum ocu-<text:line-break/>los mordicet? Qui fiat ut reliquum corpus universit<text:span text:style-name="Default_20_Paragraph_20_Font"><text:span text:style-name="T1">a</text:span></text:span>s non<text:line-break/>mendicet, fed oculos duntaxat? Quare guttur exafperet, ul-<text:line-break/>pera vero. leniat? Quo pacto ventrem subducat? Quomodo<text:line-break/>lassitudines struet ? Quamobrem inunctos tueatur a frigore ? -<text:line-break/>Quare animalia infecta interficiat? Cur lora et coria emol-<text:line-break/>liat, at quae in ipsis concoquuntur duriora omnia efficiat ?<text:line-break/>si tque hoc unum est problematum genus ad physicum dun-<text:line-break/>taxat attinens. Alterum vero, qu<text:span text:style-name="Default_20_Paragraph_20_Font"><text:span text:style-name="T1">o</text:span></text:span>d commune quoque eo-<text:line-break/>rum est, qui artum quamvis exercent, est tale, quam osi</text:p>
      <text:p text:style-name="P3">causam carnes piscesque astantes coci oleo prius illinant?<text:line-break/>Qui fit quod athletas oleo tricent gyumastae? Quid etiam<text:line-break/>quod pueros paedotrrbae? Nant cujusque talium problema-<text:line-break/>tum ab experientia profectam causam assignare liceat, c<text:span text:style-name="Default_20_Paragraph_20_Font"><text:span text:style-name="T1">o</text:span></text:span>ris<text:line-break/>nimirum responsuris, propterea fe pisces ac carnes oblinere,<text:line-break/>quod siccae adustaeque externae eorum reddantur partes, si<text:line-break/>citra pinguedinem assentur. Athletas vero, fe ex oleo fricare<text:line-break/>dicturis gymnasiis, tum quod quae ante inerant lassitudines<text:line-break/>ipsum exiolvat et quae futurae sunt mitiget, tum quod fii-<text:line-break/>orionem aequalem et mitem plane esuriat, corpusque ad mo-<text:line-break/>tus futuros praeparet. Eas ob res ipsi quoque paedotribae<text:line-break/>pueros fe et ante et post exercitia inungere dicent. Cur au-<text:line-break/>tem oleum lassitudini medeatur, haud etiam norit nec gym-<text:line-break/>nastes, nec paedotriba nec medicus experientia curans nec<text:line-break/>tamen quia id nesciant ab evidenter apparentibus recedenti<text:line-break/>Siquidem tametsi ignorant, quamobrem veratrum album fur-<text:line-break/>fum purget, nigrum deorsum detrahat, neque compertum</text:p>
      <text:p text:style-name="P3">habentes quare cnicus pituitam ducat, atram vero bilem<text:line-break/>epithymum, tamen medicamentis ad ea utuntur ad quae<text:line-break/>utenda docuit experientia et eos quibus opus curant et<text:line-break/>evidenter apparentibus fidem habent, eosque qui contraria<text:line-break/>rationi astruunt derident.</text:p>
      <text:h text:style-name="Heading_20_2" text:outline-level="2">Cap. VI. </text:h>
      <text:p text:style-name="P80">At A<text:span text:style-name="Default_20_Paragraph_20_Font"><text:span text:style-name="T1">r</text:span></text:span>chidamus supraquam quod in multis<text:line-break/>quae perspicuo apparent contemnit, insuper et hac quoque<text:line-break/>parte arguendus mihi jure ridetur, quod dicat meliorem<text:line-break/>esse frictionem siccam quam quae cum oleo adhibetur, quis<text:line-break/>corpds durius et siccius iis qui unguntur efficiatur, mollius<text:line-break/>autem iis qui fricantur sicci. Dicit porro nihilo secius et<text:line-break/>illa ipsa dictione paulum progressus, ligna, pelles, aliaque<text:line-break/>quae ex oleo fricantur, ipfum in profundum transmittere,<text:line-break/>idque maximum esse testimonium, quod in corporibus no-<text:line-break/>stris intro subiens meatus oblinat ac humidorum prohibeat<text:line-break/>effluxus. Atque ego quidem quomodo haec consonent ne-<text:line-break/>icio. Si enim humorum effluxus prohiberet oleum, haud-<text:line-break/>quaquam siccum dicendum foret, ac proinde frustra id tan-</text:p>
      <text:p text:style-name="P2">quam desiccans rn frictionibus repudiati Falli praeterea in<text:line-break/>-hoc mihi ridetur, quod similiter affici putet tum ea quae<text:line-break/>in illo eoqunntur tum eos qui fricantur: Nec enim eadem<text:line-break/>agere dixerim oleum calidum, frigidum, temperatum, sepia<text:line-break/>dum aut fervens sicut nec aquam ipsimi. Apparet enim et<text:line-break/>ipsam; si frigida applicetur, condenfare, constipare, contra.-<text:line-break/>here; constringereque et repellere, sicut si extreme fervida;<text:line-break/>adurere, at si temperata adhibeatur et moderate calida; la-<text:line-break/>xare, rarefacere, fundere, digerere; porro si nec insigniter<text:line-break/>calida nec frigida admoveatur, fed velut quae fontana vul-<text:line-break/>go dicitur, tunc propositorum nisui efficiet; verum pro-<text:line-break/>priam <text:span text:style-name="Default_20_Paragraph_20_Font"><text:span text:style-name="T1">t</text:span></text:span>uam facultatem exeret. Sic si quis oleum expendere<text:line-break/>volet, ob omni prius liberum alieno tum calore; tum fri-<text:line-break/>gore ipfum efficiat, atque ile demum ad explorandum acce-<text:line-break/>dat, quippe quod summe frigidum fuerit non en sina dun-<text:line-break/>taxat facultate; sed ex alienae qualitatis excessu nonnihil<text:line-break/>in contactis operabitur; ita qu<text:span text:style-name="Default_20_Paragraph_20_Font"><text:span text:style-name="T1">o</text:span></text:span>que; quod magn<text:span text:style-name="Default_20_Paragraph_20_Font"><text:span text:style-name="T1">o</text:span></text:span>pere culi-</text:p>
      <text:p text:style-name="P2">dum; at si utroque ipsum libera<text:span text:style-name="Default_20_Paragraph_20_Font"><text:span text:style-name="T1">n</text:span></text:span>s sic demum examinare vo-<text:line-break/>des, hoc duntaxat pact<text:span text:style-name="Default_20_Paragraph_20_Font"><text:span text:style-name="T1">o</text:span></text:span> propriam olei vim inveneris. Qua-<text:line-break/>propter quum quis ex more oleo fricatur; sicut gymnastica<text:line-break/>omnes, in solo fricatur oleo, quod nimirum absque <text:span text:style-name="Default_20_Paragraph_20_Font"><text:span text:style-name="T1">o</text:span></text:span>mni sit<text:line-break/>aliena qualitate; at st admodum excalefacto aut summe uta-<text:line-break/>tur refrigerato, jam c<text:span text:style-name="Default_20_Paragraph_20_Font"><text:span text:style-name="T1">o</text:span></text:span>mpositam edi actionem necesse est;<text:line-break/>nempe ex pr<text:span text:style-name="Default_20_Paragraph_20_Font"><text:span text:style-name="T1">o</text:span></text:span>pria olei facultate et aliena qualitate. Saepe<text:line-break/>ver<text:span text:style-name="Default_20_Paragraph_20_Font"><text:span text:style-name="T1">o</text:span></text:span> propriam cujusque medicamenti facultatem obscurari<text:line-break/>necesse est, ubi valentem aliunde qualitatem asciverit. Ita-<text:line-break/>que qui simile suerit herbas in oleo fervente c<text:span text:style-name="Default_20_Paragraph_20_Font"><text:span text:style-name="T1">o</text:span></text:span>quere ac<text:line-break/>exerti tantium corpora fricare ? maxime siquidem, uti fupra<text:line-break/>ostendimus, extrinsecus ductas probationes sugere op<text:span text:style-name="Default_20_Paragraph_20_Font"><text:span text:style-name="T1">o</text:span></text:span>rtet;<text:line-break/>quum liceat nimirum propriam cuique adhibere experien-<text:line-break/>tiam. Quod fi quando tamen id quispiam facere v<text:span text:style-name="Default_20_Paragraph_20_Font"><text:span text:style-name="T1">o</text:span></text:span>let, .ce<text:span text:style-name="Default_20_Paragraph_20_Font"><text:span text:style-name="T1">r</text:span></text:span>te<text:line-break/>similia comparare conabitur, sicut in coriis faciebat et loris;<text:line-break/>nec enim quispiam ole<text:span text:style-name="Default_20_Paragraph_20_Font"><text:span text:style-name="T1">o</text:span></text:span> m igne praecalefacto, neque in nive<text:line-break/>refrigerat<text:span text:style-name="Default_20_Paragraph_20_Font"><text:span text:style-name="T1">o</text:span></text:span>, sed obvio quoque accepto corium ac lora con-</text:p>
      <text:p text:style-name="P11">fricat. Ita puto et paedotribae factita<text:span text:style-name="Default_20_Paragraph_20_Font"><text:span text:style-name="T1">n</text:span></text:span>t, quolibet obvio<text:line-break/>oleo pueros fricantes-, neutiquam aut in igne excalefacto<text:line-break/>aut in nive refrigerato. Alioqui sane et nos no<text:span text:style-name="Default_20_Paragraph_20_Font"><text:span text:style-name="T1">n</text:span></text:span> raro caput<text:line-break/>ardore gravatum olei admodum frigidi. pertusione refrigera-<text:line-break/>vimus. Porro si salis nihil oleo fit inditum, tanto magis<text:line-break/>refrigerabit. Sin etiam crudum suerit, multo profecto etiam<text:line-break/>amplius.</text:p>
      <text:h text:style-name="Heading_20_2" text:outline-level="2">Cap. VII. </text:h>
      <text:p text:style-name="P80">Porro praeparare illud solemus non aliter<text:line-break/>atque aquam, nempe prius excalefacientes, ac delude aqua<text:line-break/>mergentes summe frigida. At si etiam fons in ipsum cum<text:line-break/>strepitu decidat vafculo nimirum, cui inest oleum ante di-<text:line-break/>ligentur occluso, magis quoque ac magis ita reddetur frigi-<text:line-break/>dum. Multum item frigefeceris si praecalefactum in puteum<text:line-break/>ita demittas ut aquam contingat: .quamquam quod aquam<text:line-break/>nondum tangit, frigidum item evaserit fed minus. Atque<text:line-break/>hoc pacto praeparando frigidum reddimus oleum, contrario<text:line-break/>autem modo calidum. Quo sane modo etiam utimur in re- .</text:p>
      <text:p text:style-name="P3">frigeratis corporibus in alveum olei calidi dimittentes; qui-<text:line-break/>bus pars quaepiam obstupuit, aut tremuli sunt, aut convul-<text:line-break/>liene aut palpitatione tentantur, aut motu scnsuve privan-<text:line-break/>turpant etiam aegre <text:span text:style-name="Default_20_Paragraph_20_Font"><text:span text:style-name="T1">s</text:span></text:span>entire possunt, aut ejusm<text:span text:style-name="Default_20_Paragraph_20_Font"><text:span text:style-name="T1">o</text:span></text:span>di quippiam<text:line-break/>perpess<text:span text:style-name="Default_20_Paragraph_20_Font"><text:span text:style-name="T1">o</text:span></text:span>s. - Ergo fi quis ex universo usu de medicamentorum<text:line-break/>facultate pronunciet, putabit, nunquid excalefacere et re-<text:line-break/>frigerare, tum exiccare et humectare nos oleum queat; vel-<text:line-break/>ut Dicetis Archidamus; siquidem pugnantias <text:span text:style-name="Default_20_Paragraph_20_Font"><text:span text:style-name="T5">ηθη</text:span></text:span><text:span text:style-name="Default_20_Paragraph_20_Font"><text:span text:style-name="T9"> </text:span></text:span>auimad-<text:line-break/>vertat. Nam quum exiccari et fragilia effici quae in oleo<text:line-break/>coquuntur dicit, exsiccantem et digerentem ejus facultatem<text:line-break/>ostendit. At ubi intro in coria subire porosque nostros<text:line-break/>oblinere ac naturales hum<text:span text:style-name="Default_20_Paragraph_20_Font"><text:span text:style-name="T1">o</text:span></text:span>rum effluxus prohibere, rursum<text:line-break/>sane maxime contrariam ejus facultatem demonstrat tum di-<text:line-break/>gerentibus tum exiccantibus, atque in istis vel adhuc quae<text:line-break/>apparent proferens; de illis <text:span text:style-name="Default_20_Paragraph_20_Font"><text:span text:style-name="T1">n</text:span></text:span>on recte ratiocinatur- At ubi<text:line-break/>de mordicati<text:span text:style-name="Default_20_Paragraph_20_Font"><text:span text:style-name="T1">o</text:span></text:span>ne agitur, non ea omnia c<text:span text:style-name="Default_20_Paragraph_20_Font"><text:span text:style-name="T1">o</text:span></text:span>mmem<text:span text:style-name="Default_20_Paragraph_20_Font"><text:span text:style-name="T1">o</text:span></text:span>rat. Nam<text:line-break/>quod oculos mordicet, quod guttur exnsperet, sive ad tussim</text:p>
      <text:p text:style-name="P3">provocet, quod ventrem radat .atque. dejectiones sanguine-<text:line-break/>.lentas efficiat, abunde magna testim<text:span text:style-name="Default_20_Paragraph_20_Font"><text:span text:style-name="T1">o</text:span></text:span>nia sunt mordacem illi<text:line-break/>inesse facultatem. At quod ulcera d<text:span text:style-name="Default_20_Paragraph_20_Font"><text:span text:style-name="T1">o</text:span></text:span>lore liberet et ventris<text:line-break/>mordicationes aut irrigatum aut infusum omnino fanet,<text:line-break/>quique dentium prurigine. irritantur mitiget, quum et.ipsa<text:line-break/>non parva sint contrariae .ipsius facultatis indicia, plane<text:line-break/>omissa sunt. Caeterum si utrisque propositis quis ratiocinari<text:line-break/>volet.,.du<text:span text:style-name="Default_20_Paragraph_20_Font"><text:span text:style-name="T1">o</text:span></text:span>rum alterum. eveniet^ aut enim id faciet ut em-<text:line-break/>pluteus, dicetque fe .in collatione ad aliquid cujusque medi-<text:line-break/>camenti facultatem. per. experientiam cognoscere, ipsius au-<text:line-break/>tem .per se propriam ignorare naturam, aut ut rationalis<text:line-break/>contrarias. inesse medicamento facultates, et mordicantem et .<text:line-break/>lenientem, ac .deinde ingenti tenebitur anxietate causam di-<text:line-break/>clerus cur interim altera earum agat sensibiliter ,- interim<text:line-break/>altera aut perdita. aut non. clare apparente. Quarum omni-<text:line-break/>um dubitationum solutiones si quidem ut physica prope- .<text:line-break/>nantur .problemata, sane quam difficiles sunt; sin ut ad usum.</text:p>
      <text:p text:style-name="P3">referantur artis, multam requirunt experientiam, epilogis-<text:line-break/>mos auteni non ita multos, fed exactos ac definitos. Nam<text:line-break/>primum au omne oleum oculis mordax fit, necne, expe-<text:line-break/>riehtia incunctanter definire praestat,. haudquaquam extent-<text:line-break/>pore in utramque partem rhetorum more disserere : tum ani<text:line-break/>omne aeque guttur exasperet, aut ventrem subducat, aut<text:line-break/>radat, ut nonnunquam cruentas moveat excretiones; an-<text:line-break/>oleorum hoc quidem haec faciat, illud vero non; et aliud<text:line-break/>magis, aliud minus. olei differentias nunc dico non eas, ut<text:line-break/>quispiam fufpicaretur , quae funt heterogene<text:span text:style-name="Default_20_Paragraph_20_Font"><text:span text:style-name="T1">t</text:span></text:span>c, sicut cicini;<text:line-break/>rhaphanini, caryini, balanini; ac similium, nam et horum<text:line-break/>vires medicus norit oportet; fed in praesentia eas menio-<text:line-break/>iare non expedit. Satis est enim mea quidem sententia<text:line-break/>principio propriissimum, et quod maxime ab omnibus ho-<text:line-break/>nimbus vocatur oleum considerasse ; quando et ipsis fructus<text:line-break/>ex quo fit oleum siolus ex omnibus oliva nuncupetur et ar-<text:line-break/>bor olea, Graece utrumque <text:span text:style-name="Default_20_Paragraph_20_Font"><text:span text:style-name="T5">ἐλαία</text:span></text:span><text:span text:style-name="Default_20_Paragraph_20_Font"><text:span text:style-name="T9"> </text:span></text:span>vocatur,ipsum oleum <text:span text:style-name="Default_20_Paragraph_20_Font"><text:span text:style-name="T5">ἔλαιογ</text:span></text:span><text:span text:style-name="Default_20_Paragraph_20_Font"><text:span text:style-name="T9">;</text:span></text:span></text:p>
      <text:p text:style-name="P3">ipfumque simpliciter ac primario oleum dicitur, at reliqua<text:line-break/>omnia per tranflationem et abusum.</text:p>
      <text:h text:style-name="Heading_20_2" text:outline-level="2">Cap. VIII.. </text:h>
      <text:p text:style-name="P80">Hujus fane quod proprie oleum appel-<text:line-break/>laus, de quo omnis in prae<text:span text:style-name="Default_20_Paragraph_20_Font"><text:span text:style-name="T1">t</text:span></text:span>enti fermo habetur, plures dico<text:line-break/>esse differentias. Secundum aetatem quidem, quum aut re-<text:line-break/>cens est et velut mustum, aut aetate vigente aut vetus. Se-<text:line-break/>cundum praeparandi modum, quum aut simplex folumque<text:line-break/>et impermixtum fuerit, aut cum sale praeparatum. Secum-<text:line-break/>dum fructus ipsius diversitatem, quum is aut immaturus aut<text:line-break/>maturus extiterit. Secundum inductam arie alle<text:span text:style-name="Default_20_Paragraph_20_Font"><text:span text:style-name="T1">v</text:span></text:span>ationem,<text:line-break/>quum aut qu<text:span text:style-name="Default_20_Paragraph_20_Font"><text:span text:style-name="T1">o</text:span></text:span>modo ab initio praeparatum fuit, itafervatur,<text:line-break/>aut candidum efficitur. Scriptum vero est de ejus dealba-<text:line-break/>tione et ab aliis non paucis, et nos quoque in loquentibus<text:line-break/>trademus. Horum omnium oleorum facultates ipfe quidem<text:line-break/>experiri studui : quid autem in quoque fieri deprehenderim<text:line-break/>postea exponam. At nunc absolvere statui primum qu<text:span text:style-name="Default_20_Paragraph_20_Font"><text:span text:style-name="T1">o</text:span></text:span>d<text:line-break/>erat in manibus. Perperam enim mihi ridentur melic<text:span text:style-name="Default_20_Paragraph_20_Font"><text:span text:style-name="T1">o</text:span></text:span>rum</text:p>
      <text:p text:style-name="P3">plerique tum experiri medicamenta tum de viribus eorum<text:line-break/>ratiocinari.</text:p>
      <text:h text:style-name="Heading_20_2" text:outline-level="2">Cap. IX. </text:h>
      <text:p text:style-name="P80">Quippe quum experiri polum <text:span text:style-name="Default_20_Paragraph_20_Font"><text:span text:style-name="T1">o</text:span></text:span>porteat<text:line-break/>quae impermixta funt et ah <text:span text:style-name="Default_20_Paragraph_20_Font"><text:span text:style-name="T1">o</text:span></text:span>mni extranea qualitate aliena,<text:line-break/>eaque primum in optima corporis constituti<text:span text:style-name="Default_20_Paragraph_20_Font"><text:span text:style-name="T1">o</text:span></text:span>ne, deinde in<text:line-break/>intemperatis, demum in m<text:span text:style-name="Default_20_Paragraph_20_Font"><text:span text:style-name="T1">o</text:span></text:span>rbis simplicibus, sicut in libro<text:line-break/>hunc antecedente et in terti<text:span text:style-name="Default_20_Paragraph_20_Font"><text:span text:style-name="T1">o</text:span></text:span> de temperamentis definitum<text:line-break/>est; rati<text:span text:style-name="Default_20_Paragraph_20_Font"><text:span text:style-name="T1">o</text:span></text:span>cinari vero id qu<text:span text:style-name="Default_20_Paragraph_20_Font"><text:span text:style-name="T1">o</text:span></text:span>d ex accidente est, semper ab<text:line-break/>eo qu<text:span text:style-name="Default_20_Paragraph_20_Font"><text:span text:style-name="T1">o</text:span></text:span>d per fe est distinguentem.</text:p>
      <text:h text:style-name="Heading_20_2" text:outline-level="2">Cap. X. </text:h>
      <text:p text:style-name="P80">At nonnulli medicorum n<text:span text:style-name="Default_20_Paragraph_20_Font"><text:span text:style-name="T1">o</text:span></text:span>n in istis modo<text:line-break/>hallucinantur, Verum etiam in opinionibus quas habent de<text:line-break/>affectibus. Nam oleum quod lassitudinibus <text:span text:style-name="Default_20_Paragraph_20_Font"><text:span text:style-name="T1">r</text:span></text:span>emedio fit omnes<text:line-break/>propemodum fatentur , caeterum quis affectus fit lassitudo,<text:line-break/>non consentiunt. Hic enim articulorum esse ait siccitatem<text:line-break/>ex motionibus deficcatorum. Alter et musculorum adsuit.<text:line-break/>Alius porro contra quam hi humiditatem multam et tensio-<text:line-break/>nem et caliditatem, fluxione nimirum partibus vehementer<text:line-break/>agitatis affusa. Alius non humorum multitudinem, scd qua-</text:p>
      <text:p text:style-name="P3">litatem solam causatur, provenire inquiens in motionibus<text:line-break/>immoderatis pinguedinis carnisque tenerae colliquationes<text:line-break/>quasdam, quarum pars foras transpiret, pars vero retineam<text:line-break/>tur in corpore, et hoc quum acre mordaxque sit affectionem<text:line-break/>effi cete veluti ulcerosam. Itaque etiam si in hoc consentia-<text:line-break/>mus, quod lassitudines sanet oleum, attamen ob ancipitem<text:line-break/>atque ambiguum corporis affectum nihil queat certi de<text:line-break/>olei facultate colligi. Atque id sane non tantum in suffitu-<text:line-break/>dine u<text:span text:style-name="Default_20_Paragraph_20_Font"><text:span text:style-name="T1">s</text:span></text:span>u venit, verum etiam ubi doloris causa aut.mordi-<text:line-break/>cationis aut phlegmones gratia bibendum oleum exhibe-<text:line-break/>mus, aut per <text:span text:style-name="Default_20_Paragraph_20_Font"><text:span text:style-name="T1">s</text:span></text:span>edem infundimus, aut. itidem perfundimus.<text:line-break/>Siquidem ulceribus phlegmone affectis non solum sed et<text:line-break/>cum aqua moderate calida perfundimus: ut in lassitudinibus<text:line-break/>cum lavacro aquae dulcis. Sed nec quae sit in phlegmone<text:line-break/>affectio con<text:span text:style-name="Default_20_Paragraph_20_Font"><text:span text:style-name="T1">s</text:span></text:span>entiunt. Porro ubi per <text:span text:style-name="Default_20_Paragraph_20_Font"><text:span text:style-name="T1">s</text:span></text:span>edem ipsum ingeri-<text:line-break/>mus aut bibendum offerimus, ne tunc quidem cognoscimus<text:line-break/>evidenter, cuinam corpori ipsum applicemus, an pituitae, an<text:line-break/>bilis, an aliorum aliquorum excrementorum pleno. Constat</text:p>
      <text:p text:style-name="P3">enim non perinde hominem affectorum, ubi pituitae visco-<text:line-break/>sae intestinum omne simul cum ventre plenum offendet at-<text:line-break/>que ubi biliosis excrementis resartum , aut aliis quibusdam<text:line-break/>acribus humoribus aut stercore multo aut horum quidem<text:line-break/>nullo, sed incidat in ventrem intestinaque undequaqne<text:line-break/>pura aut praeterquam quod pura etiam exasperata reperiat.</text:p>
      <text:h text:style-name="Heading_20_2" text:outline-level="2">Cap. XI. </text:h>
      <text:p text:style-name="P80">ltaque negligenter admodum et segniter de<text:line-break/>his omnibus medicorum plerique ratiocinantur, haud indi-<text:line-break/>cautes nec quo pacto affecto homini oleum exhibeant, nec<text:line-break/>qualenam ipsum. Ac mox tamen dicunt alii mordicare et<text:line-break/>radere prorsum partes corporis internas, alii ^vero etiam si<text:line-break/>praefuerit mordicatio, et hanc lenire. Nec enim parum<text:line-break/>interest an iniiciatur in ventrem pituita scatentem oleum<text:line-break/>expers salis et quod re vera oleum est, an quod plurimum<text:line-break/>accepit falis in ventrem purum. Utrumque enim alvum<text:line-break/>subducit, diversis tamen facultatibus. Nempe illud quod<text:line-break/>tale vacabat in pituitoso ventre per lubricitatem, simili mo^-<text:line-break/>do cum malvis, blilis, moris, quod vero salem habet in pure</text:p>
      <text:p text:style-name="P3">per acrimoniam, perinde ut muria et marina aqua. Et Iane.<text:line-break/>hoc quidem radet, alterum non radet. Ergo nec absolute<text:line-break/>oleum quoduis interna omnino. radere diximus, aut dejectio-<text:line-break/>nes moliri . cruentas, neque mordicationes lenire, verum id<text:line-break/>cui sal est inditus in puro ventre radere, cui autem non, in<text:line-break/>pituitofo non radere.</text:p>
      <text:h text:style-name="Heading_20_2" text:outline-level="2">Cap. XII. </text:h>
      <text:p text:style-name="P80">Nonnunquam vero mordicationes ex ac-<text:line-break/>cidente quod sassuginosum est: sanaverit, velut et meli-<text:line-break/>cratum, salsugo, ferum lactis. Educunt enim <text:span text:style-name="Default_20_Paragraph_20_Font"><text:span text:style-name="T1">t</text:span></text:span>ecum haec<text:line-break/>nonnunquam succum mendicationem facientem, ac morda-<text:line-break/>citatis redduntur medela, perinde ut caetera omnia quae<text:line-break/>abluunt et abstergunt. Sed nun statim ubi immissa fuut<text:line-break/>hoc genus medicamenta, morsum sanant, quin potius tunc<text:line-break/>etiam erafperant, siquidem evacuationis, haud mixtionis ra-<text:line-break/>tione sanationem moliuntur. Quippe ceratum ex rosaceo<text:line-break/>et adipe aut pinguedine inlusum saepenumero morsibus con-<text:line-break/>sinuo succurrit, idque temperationis ratione, sed et oleum</text:p>
      <text:p text:style-name="P3">ipsum polum, <text:span text:style-name="Default_20_Paragraph_20_Font"><text:span text:style-name="T1">t</text:span></text:span>ed dulcissimum, id frequenter p<text:span text:style-name="Default_20_Paragraph_20_Font"><text:span text:style-name="T1">r</text:span></text:span>aestitit; sicut<text:line-break/>certe etiam adeps birri, aut succus chondri, aut ceratum ex<text:line-break/>oleo dulci. .Nos autem saepenumero quibus ex frigore in-<text:line-break/>terna dolore torquebantur ingesto oleo calido dolore mox<text:line-break/>liberavimus ; ac fi majus esse frigus conjiciebamus, addidi-<text:line-break/>mus et anethum, oleum excalefacicntes, si vero adhuc etiam .<text:line-break/>majus, rutam quoque et bitumen, Ejusmodi igitur auxilia<text:line-break/>om<text:span text:style-name="Default_20_Paragraph_20_Font"><text:span text:style-name="T1">n</text:span></text:span>ia quod frigo<text:span text:style-name="Default_20_Paragraph_20_Font"><text:span text:style-name="T1">r</text:span></text:span>i medeantur dolores mitigant, non pro-<text:line-break/>pterea quod laedentem humorem attemperant aut educant.<text:line-break/>At in idem universa confusa situi a plerisque medicorum,<text:line-break/>qui nec norunt dolorem ab intemperie natum ab eo qui<text:line-break/>ex cacochymia oritur distinguere.- nec quod medicamento-<text:line-break/>rum, quae doloris gratia iniiciuntur alia excalesaciendo par-<text:line-break/>tem refrigeratam sanant, alia humorem mordicantem eva-<text:line-break/>cuando, alia temperando. Sed et subinde mixtae existunt<text:line-break/>affectiones ex intemperie videlicet et mendicatione : in qui-<text:line-break/>bus nos consuevimus anethinum, aut rutae oleum infundere,<text:line-break/>anserino in eo liquato adipe: is fi non adsit, saltem galli-<text:line-break/>naceo, si nec is quoque, vel aliorum aliquo ; quod fi horiam</text:p>
      <text:p text:style-name="P3">nullus ad manum fuerit, ceram miscemus mordacitatis ex-<text:line-break/>pertem, voco autem sic eam quae lota est ; aut certe oleum<text:line-break/>ipsum quod effectum est candidum infundimus. nam id<text:line-break/>cerae mordacitatis .experti proportionale est. Temeraria ita-<text:line-break/>que pronunciatio est atque indefinita tum eorum qui oleum<text:line-break/>omni tempore mordicans astruunt tum eorum qui leniens;<text:line-break/>nam quod salem accepit mordax esit, quod autem eo caret<text:line-break/>et dulce est, quod quidem ex fe est lenir<text:span text:style-name="Default_20_Paragraph_20_Font"><text:span text:style-name="T1">e</text:span></text:span> potest; nam vi-<text:line-break/>tleri possit et ipsum quandoque pro affectibus quibus ap-<text:line-break/>plicatur, haud etiam esse ejusmodi. Unumquodque enim<text:line-break/>temperantium medicamentorum, ubi valentius evasit hum<text:span text:style-name="Default_20_Paragraph_20_Font"><text:span text:style-name="T1">o-<text:line-break/></text:span></text:span>ribus mendicantibus, morsum eorum retundit; verum si aut<text:line-break/>valentioribus facultatibus, aut multis .paucum mixtum fue-<text:line-break/>rit, una. et ipsum corrumpitur alitque cacochymiatn. Quam-<text:line-break/>ohrem protinus evacuandi funi qui ab iis quae temperandi<text:line-break/>naturam habent irritantur , utpote qui multa nec facile mo- ,<text:line-break/>bili corruptione sint repleti.</text:p>
      <text:h text:style-name="P70" text:outline-level="2">.n. Cap. XIII. </text:h>
      <text:p text:style-name="P80">sic sane lac frequenter simulatque sum-<text:line-break/>ptum luerit, aliis acescit aliis in nidorem vertitur, prius<text:line-break/>quam probe concoctum corruptionem temperet. ln quibus<text:line-break/>.utique primum maxima cacochymiae pars evacuari debet,<text:line-break/>atque inde sumendus chondrus et ptisana. et lac et alia quae<text:line-break/>ubi probe suerint cocta conserunt ad eucbymiam. N<text:span text:style-name="Default_20_Paragraph_20_Font"><text:span text:style-name="T1">o</text:span></text:span>nita-<text:line-break/>men qu<text:span text:style-name="Default_20_Paragraph_20_Font"><text:span text:style-name="T1">o</text:span></text:span>d ad h<text:span text:style-name="Default_20_Paragraph_20_Font"><text:span text:style-name="T1">o</text:span></text:span>c attinet, omnia existimare oportet aut de-<text:line-break/>te<text:span text:style-name="Default_20_Paragraph_20_Font"><text:span text:style-name="T1">r</text:span></text:span>is res aut contrarias lu sesi, obtinere facultates; neque in<text:line-break/>sermone scientem eorum quae eveniunt partem alteram<text:line-break/>omittere, id quod fecit Archidamus in. oleo. Si quidem me-<text:line-break/>morabat <text:span text:style-name="Default_20_Paragraph_20_Font"><text:span text:style-name="T1">o</text:span></text:span>culos ab eo mordicari, guttur ad tussim excitari et<text:line-break/>ventrem radi, caeterum quod stomachum saepe quum va-<text:line-break/>lenter morderetur, oleum protinus dulcissimum epotum fa-<text:line-break/>navit et iniectum totius ventris mordicationes leniit et a<text:line-break/>.thapsia, urtica et scilla in cute excitatas inunctum sedarit :<text:line-break/>eorum mentionem nun ferit. Eg<text:span text:style-name="Default_20_Paragraph_20_Font"><text:span text:style-name="T1">o</text:span></text:span> ver<text:span text:style-name="Default_20_Paragraph_20_Font"><text:span text:style-name="T1">o</text:span></text:span> non ambigo, neque<text:line-break/>ssi.dem iron habeo iis qui ajunt rebus propemodum omnibus<text:line-break/>.multas ac diversas inesse facultates, quin oftenfurum me id</text:p>
      <text:p text:style-name="P3">ipfum polliceor in libro sequenti. Attamen non proinde<text:line-break/>astruo , eam quae in quoque exuperat non posse cognosci,.<text:line-break/>verum si quod ex ac<text:span text:style-name="Default_20_Paragraph_20_Font"><text:span text:style-name="T1">c</text:span></text:span>idente est, ah eo quod per sese distiti-,<text:line-break/>xeris omnia clare cognosces. Contemplatur enim utrumque<text:line-break/>in exemplis, propositis videlicet exempli causa duobus ho-<text:line-break/>minilurs, quibus similiter os ventris mordicetnr et qui pari-<text:line-break/>ter aut succum ptisanae, aut chondrmn, aut panem l<text:span text:style-name="Default_20_Paragraph_20_Font"><text:span text:style-name="T1">o</text:span></text:span>tum<text:line-break/>sumpserint, deinde alteri mo<text:span text:style-name="Default_20_Paragraph_20_Font"><text:span text:style-name="T1">r</text:span></text:span>dicationem restinctam, alteri<text:line-break/>vero inunctam ponito. obscuro, nunquid succus- ptisanae<text:line-break/>aut chondrus aut panis ex se m<text:span text:style-name="Default_20_Paragraph_20_Font"><text:span text:style-name="T1">o</text:span></text:span>rdax est, per accidens au-<text:line-break/>tem in altero hominum morsum non modo non inauxit, sed<text:line-break/>mitigavit, an quantum ex se quidem erat mitigavit, per ac-<text:line-break/>ridens Vero in altero irritavit? Ego sane ex sua natura epi-<text:line-break/>cerasticum esse dico succum ptisanae et ehondrum et panem<text:line-break/>et per Jovem lac quoque, caeterum in altero bomine -mor-<text:line-break/>futn auxisse, quod properasset a corruptione superari. At-<text:line-break/>que ea utique est, certo scio, veterum prope omnium senten-</text:p>
      <text:p text:style-name="P3">tia; sed ei recentiorum optimi . quique ita sapiunt. Verum<text:line-break/>si quis fuerit quem ego ne<text:span text:style-name="Default_20_Paragraph_20_Font"><text:span text:style-name="T1">s</text:span></text:span>ciam, nec enim quicquam est<text:line-break/>quod non audeant juniorum medicorum quidam, qui con-<text:line-break/>tendat ex sina natura cor<text:span text:style-name="Default_20_Paragraph_20_Font"><text:span text:style-name="T1">r</text:span></text:span>uptiones augere chondrum, panem<text:line-break/>aut ptifanam, caeterum in quibusdam ex accidente nimirum<text:line-break/>mitigare, is, inquam , qui talia jactabit nullam assertionis<text:line-break/>suae demonstrationem afferre poterit At nos dicimus quod<text:line-break/>si ptisana natura foret mali succi, haud unquam m ordina-<text:line-break/>tionem mitigaret. Atqui conspicitur frequenter tum su-.<text:line-break/>perne sumpta tum per sedem iniecta mitigare, ex quo pa-<text:line-break/>tet per suam quidem naturam boni esse lucri, verum inter-.<text:line-break/>dum una cum iis succis qui mordicationes excitant cor-<text:line-break/>rumpi et ipsum augere symptoma.</text:p>
      <text:h text:style-name="Heading_20_2" text:outline-level="2">Cap. X1U </text:h>
      <text:p text:style-name="P80">Forte igitur nos roget quispiam au usu<text:line-break/>lum unquam eorum, quae mali succi, mordicationem cura-<text:line-break/>verit? Equidem id non rar<text:span text:style-name="Default_20_Paragraph_20_Font"><text:span text:style-name="T1">o</text:span></text:span> factum cognovi, verum ea<text:line-break/>dico non temperando, verum id quod mordicabat una se-<text:line-break/>cum educendo, mordicationes sanasse. Ac proinde et statim</text:p>
      <text:p text:style-name="P3">et usque dum evacuentur hominem mordicore et insuper<text:line-break/>evacuata asperum relinquere <text:span text:style-name="Default_20_Paragraph_20_Font"><text:span text:style-name="T1">t</text:span></text:span>ensum in partibus aliud.me-<text:line-break/>dicameu requirentem. Quod non faciunt quae boni sunt<text:line-break/>succi et dulcis, etenim et protinus mitigant et praeterquam<text:line-break/>quod evacuationem non faciunt, etiam sentum asperum nui-<text:line-break/>lum inducunt, quin potius ipsa contra sensuum medentur<text:line-break/>asperitati. Itaque chomlrum, lac, ptssanam in ejusmodi af-<text:line-break/>fectibus et edenda praebemus et per pedem iniicimus, ubi<text:line-break/>videlicet melle aut quopiam ejusmodi, quod infestabat;<text:line-break/>exterferimus, quo tempore opportunus est et adeps et cera-<text:line-break/>tum dulce et oleum dulce. Porro et in praesenti et in le-<text:line-break/>quenti deinceps sermone omnia me dulcia dicere existimato,<text:line-break/>tum ea quae salem non sunt experta tum ea quae sunt<text:line-break/>elota. Quatuor itaque indiciis quum possis quod per fe le-<text:line-break/>nit distinguere ab eo quod per accidens, facile cujusque ta-<text:line-break/>linm medicamentorum facultatem invenies. .Primum indi-<text:line-break/>cium est, an statim .mitiget an non. Secundum; an simul</text:p>
      <text:p text:style-name="P3">vacuet. m<text:span text:style-name="Default_20_Paragraph_20_Font"><text:span text:style-name="T1">o</text:span></text:span>lestantis a<text:span text:style-name="Default_20_Paragraph_20_Font"><text:span text:style-name="T1">n</text:span></text:span> non. Tertium, an asperitatem quam-<text:line-break/>dam in corporibus relinquat an.non. Et quartum an ita<text:line-break/>affectis utile et commodum videatur nec ne. Nam quum<text:line-break/>nec protinus m<text:span text:style-name="Default_20_Paragraph_20_Font"><text:span text:style-name="T1">o</text:span></text:span>rdicationem sanat, verum majore cum<text:line-break/>vehementia excernitur, neque iutus medendo remanet et<text:line-break/>molestam corporibus asperitatem relinquit, quam si denuo<text:line-break/>offeratur exaspe<text:span text:style-name="Default_20_Paragraph_20_Font"><text:span text:style-name="T1">r</text:span></text:span>at, argumentum est rodentis ac mordican-<text:line-break/>tis esse naturae, caete<text:span text:style-name="Default_20_Paragraph_20_Font"><text:span text:style-name="T1">r</text:span></text:span>um ex accidente quandoque m<text:span text:style-name="Default_20_Paragraph_20_Font"><text:span text:style-name="T1">o</text:span></text:span>rsus<text:line-break/>sanare. At quod et continuo mitigat et nullam excretionem<text:line-break/>provocat, <text:span text:style-name="Default_20_Paragraph_20_Font"><text:span text:style-name="T1">t</text:span></text:span>ed nec exasperat dum intus manet, imo exafpe..<text:line-break/>ratorum medela existit, nisum quidem natura .b<text:span text:style-name="Default_20_Paragraph_20_Font"><text:span text:style-name="T1">o</text:span></text:span>num est,<text:line-break/>verum interdum a cacochymia, quae ipsum alterat conum-<text:line-break/>pitque, mo<text:span text:style-name="Default_20_Paragraph_20_Font"><text:span text:style-name="T1">r</text:span></text:span>dax efficitur. Atque haec ita a me dicta funt, ut<text:line-break/>simul utriusque medicamentorum generis et tempus et uten-<text:line-break/>di .modum, fimulque sacultatis inveniendae rationem docue-<text:line-break/>rit o<text:span text:style-name="Default_20_Paragraph_20_Font"><text:span text:style-name="T1">r</text:span></text:span>atio: demonstraveritque et ptisanae limeum et chon-<text:line-break/>drum et . tragum et lac et panem elotum ex genere esse<text:line-break/>euchymorum, quin et pinguedinem et adipem et oleum dulce</text:p>
      <text:p text:style-name="P3">et ceram dulcem ex instigantium esse natura. Fuerit autem<text:line-break/>cera dulris, quae et natura est talis, nam quaedam gustanti -<text:line-break/>bus amarae sunt, et quae praeterquam qu<text:span text:style-name="Default_20_Paragraph_20_Font"><text:span text:style-name="T1">o</text:span></text:span>d est talis in aqua<text:line-break/>bona elota esu</text:p>
      <text:h text:style-name="Heading_20_2" text:outline-level="2">Cap. XV. </text:h>
      <text:p text:style-name="P80">Lavanda p<text:span text:style-name="Default_20_Paragraph_20_Font"><text:span text:style-name="T1">o</text:span></text:span>rro est non tantumm<text:span text:style-name="Default_20_Paragraph_20_Font"><text:span text:style-name="T1">o</text:span></text:span>do ce-<text:line-break/>ra, <text:span text:style-name="Default_20_Paragraph_20_Font"><text:span text:style-name="T1">t</text:span></text:span>ed et pix et resina et oleum et quicquid aliud aquae<text:line-break/>non miscetur. Primumque modice c<text:span text:style-name="Default_20_Paragraph_20_Font"><text:span text:style-name="T1">o</text:span></text:span>ncalefactam, mox in<text:line-break/>vas lati oris ac magnum, cuique insit aquae copia purissi-<text:line-break/>mae simul et omnis qualitatis maxime expertis infundito i<text:line-break/>nam in ea quicquid sit id quod abluitur acrimoniam suam<text:line-break/>exuit. Deinde conterito, tundite; frangito, manibusque<text:line-break/>impense fubigito, ut unaquaeque videlicet abluendi medica .<text:line-break/>urenti particula aquam possit contingere. Denique effusa<text:line-break/>priore aqua rutrum quod lavatur excalefaciens in aliam<text:line-break/>aquam aeque sinceram iujicito, rmfumque diutissime con-<text:line-break/>tundite,, donec qualitatem <text:span text:style-name="Default_20_Paragraph_20_Font"><text:span text:style-name="T1">t</text:span></text:span>uam in aquam deponat, id au-<text:line-break/>tem gustanti datur cogn<text:span text:style-name="Default_20_Paragraph_20_Font"><text:span text:style-name="T1">o</text:span></text:span>scere, mox vero et tertio et quarto</text:p>
      <text:p text:style-name="P3">et saepius deinceps idem faciendum, donec aqua nullam<text:line-break/>etiam ex abluto medicamento qualitatem recipiat. - Atque<text:line-break/>hunc in modum omnia quae excalefieri et fundi sustinent<text:line-break/>lavabis. At fi qua sint lapidosa et dura velut cadmia et<text:line-break/>aeris squama et aes ustum, ea exacte in tenuia comminuen-<text:line-break/>tum plurimum in aqua terere fontali purissimaque oportet,<text:line-break/>subinde priore effusa, quoad nihil in aqua innatet, maneat-<text:line-break/>que aqua pror<text:span text:style-name="Default_20_Paragraph_20_Font"><text:span text:style-name="T1">t</text:span></text:span>um a contriti medicamenti qualitate imum-<text:line-break/>nis. Nam quamdiu aut qualitatis ejus quippiam in gustu<text:line-break/>appareat, aut aliquid innatet; tamdiu terendum atque .effun-<text:line-break/>dendum est <text:span text:style-name="Default_20_Paragraph_20_Font"><text:span text:style-name="T1">i</text:span></text:span> nam fi hoc pacto quiduis eorum quae lavari<text:line-break/>possunt, abluas, mordacitatis expers evadet. Et face oleum<text:line-break/>non tantum mordacitatem exuit, sed etiam ca<text:span text:style-name="Default_20_Paragraph_20_Font"><text:span text:style-name="T1">n</text:span></text:span>didius lu-<text:line-break/>terea efficitur. oportet vero ipsam non perinde vehemen-<text:line-break/>ter verberare ut picem aut ceram aut resinam, ne videlicet<text:line-break/>adeo aquae misceatur, ut aegre postea separari possit; fed<text:line-break/>ita ut ubi quiescere paulisper siveris, facile possis innatans<text:line-break/>detrahere. Eunt et alli modi quibus oleum efficere possis</text:p>
      <text:p text:style-name="P3">candidum; quos scriptus invenies apud eos qui praeparatio-<text:line-break/>num libros conscripsere et qui de materia prodidere, ut et<text:line-break/>apud Dioscoridem in primo. Verum plerique eorum con-<text:line-break/>sumentes quod in oleo aqueum ac rufium est, reliquum<text:line-break/>candidum efficiunt.- At hic abluendo, veluti ipsum abster-<text:line-break/>ge<text:span text:style-name="Default_20_Paragraph_20_Font"><text:span text:style-name="T1">n</text:span></text:span>do ac detergendo, candidum efficit.</text:p>
      <text:h text:style-name="Heading_20_2" text:outline-level="2">Cap. XVI. </text:h>
      <text:p text:style-name="P80">De medicamentorum quae lavari candi-<text:line-break/>daque effici solent dispositione rursus etiam dicetur.<text:line-break/>Nunc ad propositum revertor. oleum quod non sit ompha-<text:line-break/>cinum vocatum, id enim astringit, neque cum sale praepara-<text:line-break/>tum neque recens ac velut etiamnum fervens, ad haec<text:line-break/>omnia accurate lotum, id neque epotum neque insu<text:span text:style-name="Default_20_Paragraph_20_Font"><text:span text:style-name="T1">t</text:span></text:span>um mor-<text:line-break/>sum efficiet. Quod fi guttur ad tussim provocet, aon idcirco<text:line-break/>mordax dicendum erit. Nam quicquid mordax est et acre,<text:line-break/>tussim etiam provocat, non tamen quicquid tussim provocat,- -<text:line-break/>mordax est et acre. Hoc enim duntaxat pacto mo<text:span text:style-name="Default_20_Paragraph_20_Font"><text:span text:style-name="T1">r</text:span></text:span>dax esse<text:line-break/>oleum ostensum est, si quicquid tussim movet mordax esse<text:line-break/>concessum fuerit. occurrit itaque denuo hic error non levis,</text:p>
      <text:p text:style-name="P3">sed perniciosus in conclusi conversione commissus; Concef-<text:line-break/>sum enim est otone mordax tussim movere, et concessum est<text:line-break/>oleum om<text:span text:style-name="Default_20_Paragraph_20_Font"><text:span text:style-name="T1">p</text:span></text:span>e tussim movere, verum his suppositis non -tiuir.P<text:line-break/>sititur oleum esse mordax; neque si categoricas neque st<text:line-break/>hypotheticas efficiamus propositiones,. quod scilicet ex dua-<text:line-break/>bus universalibus affirmativis nihil concludi in facunda fi-<text:line-break/>gura possit, neque conclusio ex necessitate sit vera<text:span text:style-name="Default_20_Paragraph_20_Font"><text:span text:style-name="T1">e</text:span></text:span> Fient au-<text:line-break/>temin syllogismo categorico duae propositiones istae omne<text:line-break/>mordax tussim ciet; omne oleum tussim ciet; est quibus con--<text:line-break/>cessis nihil concludi poterit. Hypotheticam vero propositi<text:span text:style-name="Default_20_Paragraph_20_Font"><text:span text:style-name="T1">o-<text:line-break/></text:span></text:span>nem, quam Chryfippus axioma conclusum nuncupat, veram<text:line-break/>accipere non licet, neque asensu neque ex consequentia logica:<text:line-break/>A sensu enim aut per len<text:span text:style-name="Default_20_Paragraph_20_Font"><text:span text:style-name="T1">t</text:span></text:span>um, aut uteunque-nominare placebit;<text:line-break/>id genus axiomata desumpta sunt ; <text:span text:style-name="Default_20_Paragraph_20_Font"><text:span text:style-name="T1">ne</text:span></text:span>m<text:span text:style-name="Default_20_Paragraph_20_Font"><text:span text:style-name="T1">pe, </text:span></text:span>omne mordax<text:line-break/>tussim ciet, et; siquid mordax est; itidem et tussim ciet; et<text:line-break/>non, si omne mordax tussim ciet, protinus quicquid tussim<text:line-break/>ciet mordax erili Neque omnino ad hoc, si quid mordax</text:p>
      <text:p text:style-name="P3">est, hoc et tussim ciet, sequitur in universum istud, si quid<text:line-break/>tussim cjet ipsumct mordax esse, sed id quidem, si non ciet<text:line-break/>tussim; haudquaquam mordax esse; id verum est, quippe<text:line-break/>quum mutuo convertantur. Non tamen si quid tussim ciet,<text:line-break/>continuo et mordax est, <text:span text:style-name="Default_20_Paragraph_20_Font"><text:span text:style-name="T1">simpliciter</text:span></text:span> enim hoc convertitur.<text:line-break/>Demonstratum autem in methodis logicis est, quae ex mu-<text:line-break/>tuo veris convertuntur orationes, ipsas quoque veras esse ; at<text:line-break/>quae simpliciter convertuntur non perpetuo esse veras. lgi-<text:line-break/>tur si. nop ex necessitate verum est, si quid tussim movet,<text:line-break/>idem statim. mordax esse, neque .sane oleum proinde quod<text:line-break/>tussim moveat, mordax esse concludi poterit. . Hoc enim<text:line-break/>duntaxat pacto, nempe si in consessio esset omne quod tusi-<text:line-break/>sim moveat itidem mordax esse, vere talem confici conclu- -.<text:line-break/>sionem inveniretur:. si tussim movet oleum, utique et mor-<text:line-break/>dax est, quo ad hanc sequatur orationem facta tali assum-<text:line-break/>ptione, atqui tussim movet oleum, .sequitur ergo juxta pri-<text:line-break/>ruam orationem indemonstratum conclusio :- mordax igitur<text:line-break/>oleum esu Verumeninrvero non hoc pacto . colligendum li-</text:p>
      <text:p text:style-name="P3">lis fuerit, qu<text:span text:style-name="Default_20_Paragraph_20_Font"><text:span text:style-name="T1">o</text:span></text:span>d si quid mordax esset, continuo et tussim m<text:span text:style-name="Default_20_Paragraph_20_Font"><text:span text:style-name="T1">o-<text:line-break/></text:span></text:span>veret, sed quod sola mordacia tussim. provocant; italenim<text:line-break/>concluderetur quicquid tussim moveret esse mordax. ^At<text:line-break/>hoc ipsum, sola videlicet mordacia tussim ciere videri et<text:line-break/>aliena a sensu dicitur, quippe quum et pinguia movere tus-<text:line-break/>sim appareant , et quod quaeritur prompte assumptum est<text:line-break/>neque ex sensu, neque ex demonstratione confirmatum.<text:line-break/>Praeterea hominum ignorantium, quaenam sit tussiat ruo ven-<text:line-break/>di allectio, quam fortassis ipsis exponere praestiterit. -</text:p>
      <text:h text:style-name="Heading_20_2" text:outline-level="2">Cap. XVII. </text:h>
      <text:p text:style-name="P80">Contingit autem tussim cieri inaequali-<text:line-break/>tate quadam in gutture praeter naturam proveniente, quip-<text:line-break/>pequum Spiritus per puram laevemque semper ferri viam<text:line-break/>consuetus, si quando in eminentia quaedam impingat, tumul-<text:line-break/>tum quendam ac veluti inaequalem concussionem in gutture<text:line-break/>efficit, atque ita ad tussim animal provocat. Nam ut alias<text:line-break/>quoque multas natura hominibus salutis gratia ingenitas<text:line-break/>indidit passiones, ad eundem modum et sternutationem et<text:line-break/>tussim; sternutationem quidem, uti ea quae in naribus in-</text:p>
      <text:p text:style-name="P3">festa molestaque fiunt propelleret, tussim vero ut quae lu<text:line-break/>gutture. Porro duplex ea affectio est, aut resiccata exaspe-.<text:line-break/>ratave quae in arteria est membrana, aut inaequali in ea<text:line-break/>corpore delato, sive id liquidum sit sive solidum, Hinc<text:line-break/>seu panis micula, ani alterius cuiuspiam edulii nobis inritis<text:line-break/>In spiritus meatum decidat, tussire adigimur : sim si bibenti-<text:line-break/>bus affatim, ipsius potus quippiam eo influat, similiter i ni-<text:line-break/>famur, atque ad tussim c<text:span text:style-name="Default_20_Paragraph_20_Font"><text:span text:style-name="T1">o</text:span></text:span>mpellimur. Percolatur enim per-<text:line-break/>petito per asperam arteriam in pulmonem ipsius potus tam<text:line-break/>exite quippiam, ut protinus ab instrumentis raptum pe<text:span text:style-name="Default_20_Paragraph_20_Font"><text:span text:style-name="T1">r</text:span></text:span>fa-<text:line-break/>cile quocunque distribuatur, nec tamen ufpiam acervatim in<text:line-break/>spiritus femita consistat, neque animal ad tussim irritet. At<text:line-break/>ubi yeI id ipsum plusculum, vel aliud quodpiam sim liqui-.<text:line-break/>dum feu solidum corpus in afpera defertur arteria, jam<text:line-break/>inde tussire necesse est, donec a spiritus vehementia, quod<text:line-break/>molestat propulsatum ejiciatur. Pr<text:span text:style-name="Default_20_Paragraph_20_Font"><text:span text:style-name="T1">o</text:span></text:span>portionale quippiam<text:line-break/>bure accidit, ubi in membranam ipfam internam arteriae</text:p>
      <text:p text:style-name="P3">exasperatam spiritus impingit, nifi quod haec affectio alia a<text:line-break/>jam dicta sit. Nunc enim ab arteriae membrana aufertur<text:line-break/>ab<text:span text:style-name="Default_20_Paragraph_20_Font"><text:span text:style-name="T1">r</text:span></text:span>aditurqae quippiam, intus vero adhaeret aliquid in priore<text:line-break/>affectu. Porro utrique communis est spiritalis viae inae-<text:line-break/>qualitas, de quibus fusius in causis symptomatum disseruimus.<text:line-break/>Caeterum in praefentia cognovisse <text:span text:style-name="Default_20_Paragraph_20_Font"><text:span text:style-name="T1">s</text:span></text:span>ufficit quod mordacia .<text:line-break/>gutturis exasperatione,. oleofa vero et pinguia illitu inae-<text:line-break/>qualitatem et ad tussim impetum efficiant. Quicquid enim<text:line-break/>extra naturam in arteriae incidit tunicam tenaciterque illi<text:line-break/>inhaeret, tum organis ipsis et qui per ea defertur spiritui<text:line-break/>in<text:span text:style-name="Default_20_Paragraph_20_Font"><text:span text:style-name="T1">s</text:span></text:span>olens est, tum animanti quoque molestum. Nec id nunc<text:line-break/>dico , quin pleraque ex oleis qualitate mordicantia sinti<text:line-break/>Nam et quae admixtum habent falam et prorsus recentia<text:line-break/>sunt, ea omnino m<text:span text:style-name="Default_20_Paragraph_20_Font"><text:span text:style-name="T1">o</text:span></text:span>rdacia quoque funt, n<text:span text:style-name="Default_20_Paragraph_20_Font"><text:span text:style-name="T1">o</text:span></text:span>n propria sua<text:line-break/>essentia, fed quantum omnibus plantatum succis geminum in-<text:line-break/>sit excrementum, quod abunde indicavit Theophrastus, et nos<text:line-break/>p<text:span text:style-name="Default_20_Paragraph_20_Font"><text:span text:style-name="T1">o</text:span></text:span>stea commonstrabimus, alterum crassius ac velut terre-</text:p>
      <text:p text:style-name="P12">strius , alterum tenuius et velut aquosius. Sane et oleo<text:line-break/>ambo haec insunt, ad concoctionem et secretionem tempus<text:line-break/>postulantia. Porro tempore quidem alterum residet, alte-<text:line-break/>tum vero consumitur. Ac primum quidem, quod videlicet<text:line-break/>et terrestre est et crassem, subsidit, amurca nuncupatum,<text:line-break/>alterum vero tenuius ac velut aquosius quodammodo et.<text:line-break/>ipfirm compositum est, ex aerea scilicet essentia et tenui<text:line-break/>ferofm.</text:p>
      <text:h text:style-name="Heading_20_2" text:outline-level="2">Cap. XVIll. </text:h>
      <text:p text:style-name="P80">Caeterum scro<text:span text:style-name="Default_20_Paragraph_20_Font"><text:span text:style-name="T1">t</text:span></text:span>um istud rufi coloris est,<text:line-break/>a crasso illo terrestrique subsidente scilicet qualitate abstersa,<text:line-break/>At oleum ipsum tum minime mordax, tum candidum <text:span text:style-name="Default_20_Paragraph_20_Font"><text:span text:style-name="T1">t</text:span></text:span>ua<text:line-break/>natura existit. Quapropter ubi tenue hoc exc<text:span text:style-name="Default_20_Paragraph_20_Font"><text:span text:style-name="T1">r</text:span></text:span>ementum fe-<text:line-break/>paratum fuerit, candidius etiam dulciusque esuritur. Sepa-<text:line-break/>ratur vero multis modis. Aut enim in stola fervente lati<text:line-break/>oris vasculo olei pleno deposito, conchis in altum sublatis<text:line-break/>subinde id cum strepitu desuper conturbant , aut calidos<text:line-break/>vasculis oleum continentibus cineres subiiciunt, solerem</text:p>
      <text:p text:style-name="P3">quam fieri p<text:span text:style-name="Default_20_Paragraph_20_Font"><text:span text:style-name="T1">o</text:span></text:span>ssit maxime calorem imitati , majorem enim<text:line-break/>idcirco vitant, quod ipfum in qualitate transmutet prompte-<text:line-break/>que nidorem excitet, aut nucleos olivarum aut frumentum<text:line-break/>circumcirca apponunt, aut medicamenta quaedam vasis ipsis<text:line-break/>iniiciunt. In summa, quod aqueum est exigunt atque con-<text:line-break/>sumunt; reliquum autem servant. ltaque si tam dulce can-<text:line-break/>didumque acceptum oleum, cuique nec ab initio sal inditus<text:line-break/>est, ipsum insuper, ut ante positum est, laves, id tibi me-<text:line-break/>dicamentorum omnium minime mordax e<text:span text:style-name="Default_20_Paragraph_20_Font"><text:span text:style-name="T1">r</text:span></text:span>it. Ac nos qui-<text:line-break/>dem persaepe oleum ejusmodi bibendum nonnullis exhibui-<text:line-break/>mus, nosque ipsi experimenti gratia sumpsimus, proriumque<text:line-break/>nullam intestinis mordacitatem attulit, gutturiqne minime ad<text:line-break/>tussim impetum commorit, quumque oculis; esset infusum,<text:line-break/>sensum movit exiguum, ipsa potius novitate atque insclen-<text:line-break/>tia quam acrimonia molestum. Atque ejusmodi sane. oleum,<text:line-break/>ad unguem oleum existens cuncta tum humectat tum emol-<text:line-break/>iit, ubi nec summe, ut monuimus, frigidum, nec calidum ap-<text:line-break/>plicetur, Porro cur iniectus (al est, nonnulla quoque inest</text:p>
      <text:p text:style-name="P3">necessario mordacitas. Verum mirer sane, si quis tantum<text:line-break/>indat salis, ut oleosum pinguemque substantiam exuperet;<text:line-break/>utque A<text:span text:style-name="Default_20_Paragraph_20_Font"><text:span text:style-name="T1">r</text:span></text:span>chidamum scilicet referat, qui ait cutem aduri<text:line-break/>iis qui in oleo fricantur, quandoquidem et id saepenumero<text:line-break/>factum nidi, quum aliorum nonnullorum g<text:span text:style-name="Default_20_Paragraph_20_Font"><text:span text:style-name="T1">r</text:span></text:span>atia tum poda-<text:line-break/>grae et arthritidis ; fricant enim quidam partes affectas trito<text:line-break/>in pauculo oleo side multo, idque per intermissiones haud-<text:line-break/>quaquam in paroxysmis, tum ut superfluum omne exiccent,<text:line-break/>atque discutiant, tum ut partibus infirmis bonam compa-<text:line-break/>rent habitudinem ac robur. Atque in hoc quidem sal exu-<text:line-break/>perat, in oleo vero superatur, potiusque eo<text:span text:style-name="Default_20_Paragraph_20_Font"><text:span text:style-name="T1">r</text:span></text:span>um quae in oleo.<text:line-break/>rigata sunt facienda comparatio est quam quae in eo de-<text:line-break/>cocta, utpote qui hominem ferventi nequaquam oleo deco.-<text:line-break/>cturi fumus , verum temperato uncturi. Praestat enim, id<text:line-break/>quod aliquoties supra monuimus, ipsum rei eventum fenfu<text:line-break/>perceptibilem et exacte manifestum inspicere, neque enim<text:line-break/>sane extrinsecus quaesitis opus exemplis est, in rebus nimi-<text:line-break/>rum quae tam clare cognosci possunt. Quin si quando forte</text:p>
      <text:p text:style-name="P2">obfcurum sit qu<text:span text:style-name="Default_20_Paragraph_20_Font"><text:span text:style-name="T1">o</text:span></text:span>d quaeritur, adeo ut ex aliis sibi fidem p<text:span text:style-name="Default_20_Paragraph_20_Font"><text:span text:style-name="T1">o-<text:line-break/></text:span></text:span>scat, neque illic sane remotissima dissimillimaque p<text:span text:style-name="Default_20_Paragraph_20_Font"><text:span text:style-name="T1">r</text:span></text:span>opinquis<text:line-break/>praeteritis, accersenda sunt quae<text:span text:style-name="Default_20_Paragraph_20_Font"><text:span text:style-name="T1">r</text:span></text:span>endae facultatis testimonia.<text:line-break/>Sane evidens luceque clarius <text:span text:style-name="Default_20_Paragraph_20_Font"><text:span text:style-name="T1">o</text:span></text:span>mnibus hominibus est, quod<text:line-break/>frictio ex oleo magis quam sicca lassitudinem aufert, co<text:span text:style-name="Default_20_Paragraph_20_Font"><text:span text:style-name="T1">r</text:span></text:span>po-<text:line-break/>raque emollit, cohibens occludensque quicquid e nobis foras</text:p>
      <text:p text:style-name="Normal">. efflue<text:span text:style-name="Default_20_Paragraph_20_Font"><text:span text:style-name="T1">r</text:span></text:span>e est natum, haudquaquam digerens et exiccans. Id<text:line-break/>jpfum et Diocles c<text:span text:style-name="Default_20_Paragraph_20_Font"><text:span text:style-name="T1">o</text:span></text:span>nfessus est, ut qui obline<text:span text:style-name="Default_20_Paragraph_20_Font"><text:span text:style-name="T1">r</text:span></text:span>e po<text:span text:style-name="Default_20_Paragraph_20_Font"><text:span text:style-name="T1">t</text:span></text:span>os oleum<text:line-break/>dixerit; quaeque effluunt cohibere, tum co<text:span text:style-name="Default_20_Paragraph_20_Font"><text:span text:style-name="T1">r</text:span></text:span>ia emollire.<text:line-break/>Quod fi rerum evidentia illi non sufficiebat, ac proinde<text:line-break/>extrinsecus adducere coniecturas potius illi vi<text:span text:style-name="Default_20_Paragraph_20_Font"><text:span text:style-name="T1">t</text:span></text:span>um est, ea<text:line-break/>quae im <text:span text:style-name="Default_20_Paragraph_20_Font"><text:span text:style-name="T1">o</text:span></text:span>le<text:span text:style-name="Default_20_Paragraph_20_Font"><text:span text:style-name="T1">o</text:span></text:span> frigido <text:span text:style-name="Default_20_Paragraph_20_Font"><text:span text:style-name="T1">r</text:span></text:span>igantur mem<text:span text:style-name="Default_20_Paragraph_20_Font"><text:span text:style-name="T1">o</text:span></text:span>rare, non quae in fer-<text:line-break/>yenti decoquuntu<text:span text:style-name="Default_20_Paragraph_20_Font"><text:span text:style-name="T1">r</text:span></text:span> afferre debebat.</text:p>
      <text:h text:style-name="Heading_20_2" text:outline-level="2">Cap. XIX. </text:h>
      <text:p text:style-name="P80">Quemadmodum in talibus rerum trans-.<text:line-break/>gressus est evidentiam, ita illic qu<text:span text:style-name="Default_20_Paragraph_20_Font"><text:span text:style-name="T1">o</text:span></text:span>que, dum ait inaequalem<text:line-break/>esse ex ole<text:span text:style-name="Default_20_Paragraph_20_Font"><text:span text:style-name="T1">o</text:span></text:span> frictionem, manibus videlicet lubrice labentibus.<text:line-break/>Nam contrarium omnes manifesto percipimus, nimirum</text:p>
      <text:p text:style-name="P3">quum quae ex oleo fit frictio, aequalis existat, inaequalis .<text:line-break/>vero sicca, Cutem enim in frictionibus siccis manus coad-<text:line-break/>ducunt, ac velut duplicant violenterque ac praeter naturam<text:line-break/>complicant, dein ubi non amplius prior velut duplicatio la-<text:line-break/>bentes sequi manus potest, ipsis quidem recurrit, atque ad<text:line-break/>continuum revestitur, manus vero semel ac uno impetu in<text:line-break/>alteram cutis partem transeunt inferiorem transgressae du-<text:line-break/>plicationis partem. Ac proinde inaequalem, duram, labo-<text:line-break/>rio <text:span text:style-name="Default_20_Paragraph_20_Font"><text:span text:style-name="T1">t</text:span></text:span>am talem sentimus. frictionem. Duram quidem; quan-<text:line-break/>tum cutis violenter et tenditur et concutitur: eisdem de<text:line-break/>causis et laboriofam, porro inaequalem, quand<text:span text:style-name="Default_20_Paragraph_20_Font"><text:span text:style-name="T1">o</text:span></text:span>quidem non<text:line-break/>in omnes cutis partes fricantes incidunt. manus, verum in-<text:line-break/>fernam duplicationis partem perpetuo transiliunt, id quod<text:line-break/>fit tum ob naturales cutis asperitates, idque potissimum in<text:line-break/>natu grandioribus, tum quod laxa est cum aliis prope omni-<text:line-break/>bus cutis, tum gracilibus maxime et senibus. Quippe si<text:line-break/>laevis aequabiliter tota et tensa exacte cutis foret, haud fa-.</text:p>
      <text:p text:style-name="P3">cilo plicari posset, nec inaequales in fe manuum efficere<text:line-break/>decursus, verum facile, reor, antrorsum percurrerent <text:span text:style-name="Default_20_Paragraph_20_Font"><text:span text:style-name="T12">a<text:line-break/></text:span></text:span>primis ad reliqua prompte delabentes, nimirum quum nul-<text:line-break/>lam secum cutis partem ducerent. Atqui quum laxa sit et.<text:line-break/>aspera, externo quopiam medicamento indiget, quod et ru-<text:line-break/>gas ejus impleat et fricantibus manibus lubricitatem prae-<text:line-break/>beat, quas ad res oleo nihil aptius invenias. Mirerisque<text:line-break/>profecto Archidamum, qui nec rei fit veritus evidentiam, nec<text:line-break/>quae ejus sit causa invenerit, sed in utrisque pronuntiarit<text:line-break/>contraria, quippe quum inaequalis ficca appareat frictio,<text:line-break/>aequalis vero quae administratur cum oleo : nec minime ea<text:line-break/>testimonio suo adstruit ratio quae causam exponit.</text:p>
      <text:p text:style-name="P1">Cap. XX. Verum de Archidamo et Diocle satis in<text:line-break/>praesentia. Volo enim, quandoquidem iemel aggressus sum<text:line-break/>pravam facultatis inveniendae riam ostendere, oleo pro<text:line-break/>exemplo usus, omnem celerrime orationem absolvere. Igi--<text:line-break/>tur quum veteres philosophi calidum este oleum asseverant,</text:p>
      <text:p text:style-name="P3">non parvo, ut putaut<text:span text:style-name="Default_20_Paragraph_20_Font"><text:span text:style-name="T1">j</text:span></text:span> argumento , quod celeriter scilicet<text:line-break/>in flammam vertatur, contradicentes quidam id issi acci-<text:line-break/>dere ajunt, quoniam tenue est et aereum; caeterum frigi-<text:line-break/>ditatem ejus inde adeo monstrari; quod hieme ocissime<text:line-break/>concrescat, nec enim vino solum acetoque, sed etiam aqua<text:line-break/>ipsa promptius a frigore devinci. Ad ea rursus objicien-.<text:line-break/>tes alii, quod aereum quidem sit non negant; idque ex levi-<text:line-break/>tate.. perspicuo apparere dicunt; non tamen frigidum esse<text:line-break/>fatentur, quippe quum aer omnis sit natura halidus; uti ge-<text:line-break/>ne<text:span text:style-name="Default_20_Paragraph_20_Font"><text:span text:style-name="T1">c</text:span></text:span>atio quoque ejus inditio est, nimirum extenuata saluta-<text:line-break/>que calore aqua aer efficiatur. Constatque .jam inde ma-<text:line-break/>ximam eos ingredi quaestionem clarissimis^ philosophis duhi-<text:line-break/>tatar<text:span text:style-name="Default_20_Paragraph_20_Font"><text:span text:style-name="T1">n</text:span></text:span>. Siquidem Aristoteles quique eum sectantur calidum<text:line-break/>esse aera existimant, at Stoici frigidum. Porro ad celerem<text:line-break/>olei congelationem, quod visum est illis qui frigidum ipsum:<text:line-break/>asserunt, hi qui calidum contra contendunt; non tam Valide<text:line-break/>concrescere^ ut aquam, contra opponunt ; neque enim con- ,</text:p>
      <text:p text:style-name="P3">gelationem in eo esse ajunt, si quis recte expendat, fed velut<text:line-break/>consistentiam e.t incrassationem, hocque fieri ajunt, quia c<text:span text:style-name="Default_20_Paragraph_20_Font"><text:span text:style-name="T1">r</text:span></text:span>af-<text:line-break/>fum est et viscosum, non quia frigidum. Itaque <text:span text:style-name="Default_20_Paragraph_20_Font"><text:span text:style-name="T1">t</text:span></text:span>urium<text:line-break/>utrinque in ambiguum oratio perducitur; illis quidem ex eo<text:line-break/>quod celerius a frigore vincatur oleum quam aqua ; his<text:line-break/>vero ex eo quod aqua oleo-plus congeletur, contraria astrn-<text:line-break/>entibus. Ad hoc itaque quod de his addubitent, neque<text:line-break/>quod aereum sit omnibus confessum esu Etenim levitas<text:line-break/>quidem,inquiunt, hujus indicium foret: at c<text:span text:style-name="Default_20_Paragraph_20_Font"><text:span text:style-name="T1">r</text:span></text:span>assities non par- .<text:line-break/>vam adfert coniecturam ipfum esse te<text:span text:style-name="Default_20_Paragraph_20_Font"><text:span text:style-name="T1">r</text:span></text:span>reum. Porro quidem<text:line-break/>ambo componentes , aereum simul et terreum constituunt.<text:line-break/>Sunt qui hos deridentes, id quod praecipue aleo inest,<text:line-break/>nempe humiditatem, adimere perfecte ipsius oratione dis<text:line-break/>canti Ad haec nonnulli ex eo quod rifcofum sit, frigidum<text:line-break/>esse contendunt, alii vero calidum, nonnulli siccum, postre-<text:line-break/>mo quidam etiam humidum. Etenim nisi contractae com-<text:line-break/>pactaeque partes ejus forent et invicem exacte adhaererent,</text:p>
      <text:p text:style-name="P3">vrfcofum haud f<text:span text:style-name="Default_20_Paragraph_20_Font"><text:span text:style-name="T1">o</text:span></text:span>re; atqui illos omnes frigiditatis esse afle-<text:line-break/>ctus, nam fundere, extenuare, <text:span text:style-name="Default_20_Paragraph_20_Font"><text:span text:style-name="T1">so</text:span></text:span>lvere, partes a ie invicem<text:line-break/>separare, esse calidi naturam. At alii c<text:span text:style-name="Default_20_Paragraph_20_Font"><text:span text:style-name="T1">o</text:span></text:span>ntra. visc<text:span text:style-name="Default_20_Paragraph_20_Font"><text:span text:style-name="T1">o</text:span></text:span>sum ni--<text:line-break/>hil fieri pronunciant citra calidi victoriam, veluti in succo-<text:line-break/>ruta .<text:span text:style-name="Default_20_Paragraph_20_Font"><text:span text:style-name="T1">o</text:span></text:span>mnium patet dec<text:span text:style-name="Default_20_Paragraph_20_Font"><text:span text:style-name="T1">o</text:span></text:span>cti<text:span text:style-name="Default_20_Paragraph_20_Font"><text:span text:style-name="T1">o</text:span></text:span>ne; tum e<text:span text:style-name="Default_20_Paragraph_20_Font"><text:span text:style-name="T1">o</text:span></text:span>rum qui en herbis<text:line-break/>exprimuntur, tum qui ex fructibus, quippe qui quum aquei<text:line-break/>principi<text:span text:style-name="Default_20_Paragraph_20_Font"><text:span text:style-name="T1">o</text:span></text:span> fint; ac c<text:span text:style-name="Default_20_Paragraph_20_Font"><text:span text:style-name="T1">o</text:span></text:span>nsistentia tenui liquidaque, ubi decocti<text:line-break/>fuerint, crassi viscosique evadant. Quin et ex particulari-<text:line-break/>bus utrique exemplis contraria probabiliter astruunt. Alii<text:line-break/>viscum, mel, picem liquidam, resinam et alia id genus quae<text:line-break/>viscosa fatemur et calida proponentes. Alii cicutae; p<text:span text:style-name="Default_20_Paragraph_20_Font"><text:span text:style-name="T1">s</text:span></text:span>yllii,<text:line-break/>atriplicis blitique succum memorantes, et ad haec veluti<text:line-break/>colophonem quendam <text:span text:style-name="Default_20_Paragraph_20_Font"><text:span text:style-name="T1">o</text:span></text:span>rati<text:span text:style-name="Default_20_Paragraph_20_Font"><text:span text:style-name="T1">o</text:span></text:span>ni pituitam pr<text:span text:style-name="Default_20_Paragraph_20_Font"><text:span text:style-name="T1">o</text:span></text:span>ferentes, liquido<text:line-break/>enim ipsis ea et viscosa esse et frigida videtur. Quin ex<text:line-break/>e<text:span text:style-name="Default_20_Paragraph_20_Font"><text:span text:style-name="T1">o</text:span></text:span> quod quibus venae <text:span text:style-name="Default_20_Paragraph_20_Font"><text:span text:style-name="T1">t</text:span></text:span>ecti<text:span text:style-name="Default_20_Paragraph_20_Font"><text:span text:style-name="T1">o</text:span></text:span>ne sanguis detrahitur, <text:span text:style-name="Default_20_Paragraph_20_Font"><text:span text:style-name="T1">o</text:span></text:span>leum<text:line-break/>instillatum fluidum reddat sanguinem, utr<text:span text:style-name="Default_20_Paragraph_20_Font"><text:span text:style-name="T1">o</text:span></text:span>sque contraria<text:line-break/>astruere videre est; Assi enim tanquam calore fundens;</text:p>
      <text:p text:style-name="P3">alii veto tanquam frigore lubricitatem praebe<text:span text:style-name="Default_20_Paragraph_20_Font"><text:span text:style-name="T1">n</text:span></text:span>s, non secus<text:line-break/>ac glacie flexibilitatem ipfum facere asserunt. Atque inde<text:line-break/>ali<text:span text:style-name="Default_20_Paragraph_20_Font"><text:span text:style-name="T1">o</text:span></text:span> versi. de lubricorum omnium natura disceptant, ad ex-<text:line-break/>tremam usque garrulitatem <text:span text:style-name="Default_20_Paragraph_20_Font"><text:span text:style-name="T1">o</text:span></text:span>rationem pr<text:span text:style-name="Default_20_Paragraph_20_Font"><text:span text:style-name="T1">o</text:span></text:span>moventes. Con-<text:line-break/>demnantes autem horum errorem, ut ajunt, alii pinguedinem<text:line-break/>proponunt, quae proxime olei naturam accedit et eviden-<text:line-break/>ter deprehendi potest cujus sit temperamenti, quippe quae<text:line-break/>in nobismetipsis consistat, nec fallere nos queat. Nam in<text:line-break/>fanis; inquiunt, et liene curatis corporibus multa provenit<text:line-break/>pinguedo, quae ne insanus quidem frigida dixerit; talia enim<text:line-break/>fieri robusta natura, quam omnes naturales philo<text:span text:style-name="Default_20_Paragraph_20_Font"><text:span text:style-name="T1">s</text:span></text:span>ophi casi-<text:line-break/>dam. esse rem confitentur. Sed his e diversio quidam in-<text:line-break/>frigidis temperamentis pinguedinem provenire ajunt, velut<text:line-break/>foeminae indicant, quique otiosam vitam transigunt.- .Iani<text:line-break/>vero et inter gente<text:span text:style-name="Default_20_Paragraph_20_Font"><text:span text:style-name="T1">s</text:span></text:span> ubi frigus quidem superat, pingues ; ubi<text:line-break/>vero calor, graciles p<text:span text:style-name="Default_20_Paragraph_20_Font"><text:span text:style-name="T1">r</text:span></text:span>ovenire homines asserunt, proferunt- -<text:line-break/>que exempla, .Celtas, Thraces, Bithynos, Ponticos, Galatas;</text:p>
      <text:p text:style-name="P3">sicut frigidae regionis incolas, ita quoque in universum plo-<text:line-break/>gues; Arabes vero, Libyes, Aegyptios, Aethiopes, quique<text:line-break/>terram inhabitant calidam, graciles et aridos omnes. Non-<text:line-break/>nulli vero citra particularia exempla universali inter se<text:span text:style-name="Default_20_Paragraph_20_Font"><text:span text:style-name="T1">t</text:span></text:span>e<text:line-break/>ratione contendunt, partim pinguem in nobis succum pro-<text:line-break/>venire non posse, nisi probe a natura cibi conficiantur asse-<text:line-break/>remes, partim in cibis quidem contineri. confitentes, a nostro<text:line-break/>tamen calore consumi velut a flamma oleum, qui ubi infir-<text:line-break/>mror est redditus, in corpore acervati. Sunt qui animantia<text:line-break/>quoque in medium afferant, ut quae natura frigidiora sunt,<text:line-break/>pinguiora omnia reperiantur, ut ursi, oves, sues ; quae casi-<text:line-break/>diora itidem et sicciora gracilioraque et pinguitudine vacan-<text:line-break/>tia, ut leones, pardales, canes. Praete<text:span text:style-name="Default_20_Paragraph_20_Font"><text:span text:style-name="T1">r</text:span></text:span>ea inde adeo, quod<text:line-break/>madefactae oleo apes, muscae, vespae, formicaeque inter--<text:line-break/>eant, alii quidem calidum, alii frigidum comprobare ipsum<text:line-break/>lentant, ac rursum alii humidum atque alii siccum. Etenim<text:line-break/>quum jam dictae animantes ex<text:span text:style-name="Default_20_Paragraph_20_Font"><text:span text:style-name="T1">u</text:span></text:span>ngues sint, ac pr<text:span text:style-name="Default_20_Paragraph_20_Font"><text:span text:style-name="T1">o</text:span></text:span>inde iri-</text:p>
      <text:p text:style-name="P3">gidae; quidam eas celeriter refrigerari ajunt atque ita mori;<text:line-break/>quidam contra, dum excalefiunt, haud posse in contrarium<text:line-break/>mutationem perferre. Quin et quod imm<text:span text:style-name="Default_20_Paragraph_20_Font"><text:span text:style-name="T1">o</text:span></text:span>derate exiccan-<text:line-break/>tur, alii, quippe quum natura jam antea exiccata sint, hu-<text:line-break/>moderati<text:span text:style-name="Default_20_Paragraph_20_Font"><text:span text:style-name="T1">o</text:span></text:span>nis rati<text:span text:style-name="Default_20_Paragraph_20_Font"><text:span text:style-name="T1">o</text:span></text:span>ne offendi: alii vero quod humectentur;<text:line-break/>idque naturae contrarietate- Atque quod in infectis ani-<text:line-break/>montibus contraria invicem colligant, mirum f<text:span text:style-name="Default_20_Paragraph_20_Font"><text:span text:style-name="T1">o</text:span></text:span>rtassis videri<text:line-break/>non debeti sed quod ex iis quae nobistnetipfis accidunt in<text:line-break/>utramque partem.disserunt, id vero admirati<text:span text:style-name="Default_20_Paragraph_20_Font"><text:span text:style-name="T1">o</text:span></text:span>ne dignum eftr<text:line-break/>Quippe aliis plu<text:span text:style-name="Default_20_Paragraph_20_Font"><text:span text:style-name="T1">i</text:span></text:span>; aliis minus fodare nos inquiunt, siquis<text:line-break/>in balneo ungatur. Nec tamen hi qui plus asserunt de fa-<text:line-break/>collate ejus universali inter fele conveniunt, neque hi qui<text:line-break/>minus. Verum ex iis qui plus nos fodare asserunt, qui-<text:line-break/>dant calori acceptum resciunt, quidam ver<text:span text:style-name="Default_20_Paragraph_20_Font"><text:span text:style-name="T1">o</text:span></text:span> viscositati; prio-<text:line-break/>fes quidem calidum sudores pr<text:span text:style-name="Default_20_Paragraph_20_Font"><text:span text:style-name="T1">o</text:span></text:span>vocare natum dicentes, visco-<text:line-break/><text:span text:style-name="Default_20_Paragraph_20_Font"><text:span text:style-name="T1">t</text:span></text:span>um vero alteris quippe venandi et acervandi eorum, quae<text:line-break/>hactenus celeriter defluebant, proiudeque sensum fallebant;</text:p>
      <text:p text:style-name="P3">facultatem obtinens ,. manifestam ita sudorum c<text:span text:style-name="Default_20_Paragraph_20_Font"><text:span text:style-name="T1">o</text:span></text:span>piam effi-.<text:line-break/>cere.. Porro -qui minus sudare volunt eos qui aut in bale<text:line-break/>neis, aut exercitiis unguntur, alii quidem intuendi faculta-<text:line-break/>tem, alii vero refrigerandi vim illi attribuunt. Quin etiam<text:line-break/>ex apparentibus alii resiccare, alii humectare ipsum dicunt-;<text:line-break/>humectare quidem, quotquot plus sudare inunctos censent,<text:line-break/>resiccare vero alii. Quin imo. et quod a frig<text:span text:style-name="Default_20_Paragraph_20_Font"><text:span text:style-name="T1">o</text:span></text:span>re tueatur<text:line-break/>inunctos, aliis quidem crassitie riscositateque instar vesti-<text:line-break/>menti aut munimenti frigus arcere, alii vero per calo<text:span text:style-name="Default_20_Paragraph_20_Font"><text:span text:style-name="T1">r</text:span></text:span>em<text:line-break/>naturalem contracta c<text:span text:style-name="Default_20_Paragraph_20_Font"><text:span text:style-name="T1">o</text:span></text:span>ncalefacere referunt. Porro etiam<text:line-break/>ex eo quod quae in libris de atramento oonscripta funt,<text:line-break/>nihil vitiet aut deleat, haudaliter quam arena cinisque, quum<text:line-break/>reliqua liquida omnia deleant, quidam siccam et velut exue-<text:line-break/>cam ejus naturam adstruunt, quidam vero partium craffio-<text:line-break/>ruat ac. minus elaboratarum. Sic et quod aliis non c<text:span text:style-name="Default_20_Paragraph_20_Font"><text:span text:style-name="T1">o</text:span></text:span>m—<text:line-break/>misceatur, hoc alii quidem levitati partiumque tenuitati,<text:line-break/>alii vero crassitudini vifcositatique- adscribunt, quum fueris<text:line-break/>fui similibus misceatur,- ut malvae dec<text:span text:style-name="Default_20_Paragraph_20_Font"><text:span text:style-name="T1">o</text:span></text:span>cto. Eadem asserunt</text:p>
      <text:p text:style-name="P3">et de hoc, quod terra non probe oleo irrigetur, tametsi aliis<text:line-break/>liquoribus madescat, ut vino, aqua, aceto. Ac nonnulli qui-<text:line-break/>dem hic essentiae causantur siccitatem, alli tenuitatem , funt<text:line-break/>qui crassitiem. Etenim qui tenuitatem pro cau<text:span text:style-name="Default_20_Paragraph_20_Font"><text:span text:style-name="T1">t</text:span></text:span>a afferunt;<text:line-break/>intactos transire meatus ajunt ; at qui crassitiem , omnino ne<text:line-break/>ingredi quidem illos asserunt. Neutros vero arguere queas,<text:line-break/>quum utraque de cau<text:span text:style-name="Default_20_Paragraph_20_Font"><text:span text:style-name="T1">t</text:span></text:span>a quaedam ne propinquis commisceam-<text:line-break/>tur prohiberi possint; siquidem physicorum nonnullis mea-<text:line-break/>tuum commoderatio mixtionis esse causa videtur. Atque<text:line-break/>ego nunc <text:span text:style-name="Default_20_Paragraph_20_Font"><text:span text:style-name="T1">t</text:span></text:span>ane illa in summa tantum relatis solis rationi-<text:line-break/>nationum occasionibus commemoro. Quod fi quis sigillatim<text:line-break/>unumquodque extendere velit, atque hinc inde in utramque<text:line-break/>partem disserere, non unum ille volumen , fed etiam com-<text:line-break/>plura meo judieio explebit. Licet enim ver jam nunc pro-<text:line-break/>spicere, quod non longus fotum orationis hic evasurus sit<text:line-break/>error, tolerari enim posset, verum quod summam etiam in-<text:line-break/>terim attinget phyfiologiam, quandoque vero et difficilis<text:line-break/>qui discernatur. Porro si cui etiam constaret omnino -inula-</text:p>
      <text:p text:style-name="P13">lem esse medicis, longe etiam magis eam rationum viam, ar-<text:line-break/>bitro<text:span text:style-name="Default_20_Paragraph_20_Font"><text:span text:style-name="T1">r</text:span></text:span>, effugeret. Non enim absolute an calidum, frigidum,<text:line-break/>humidum, siccumye unumqu<text:span text:style-name="Default_20_Paragraph_20_Font"><text:span text:style-name="T1">o</text:span></text:span>dque medicamentorum fit in-<text:line-break/>nutrimus ; neque an formicas, apes, verpas, aut aliud ani-<text:line-break/>matrum humectare valeat aut resiccare, calefacere, aut frige-.<text:line-break/>iacere, fed quomodo ad corpus fe habeat humanum. Quum<text:line-break/>liceat igitur in hominibus ipsis experimentum capere, non<text:line-break/>recte ad alia convertuntur,<text:tab/>-<text:tab/>,</text:p>
      <text:p text:style-name="P1">Cap. XXI. .- At recta experiundi ratio in primis<text:line-break/>quidem ea est quae in c<text:span text:style-name="Default_20_Paragraph_20_Font"><text:span text:style-name="T1">o</text:span></text:span>rporibus habetur temperatis, deinde<text:line-break/>ea quae lu intemperatis,. mox ut saepenumero antea monui-<text:line-break/>mus, quae in calidis, frigidis, humidis ac siccis morbis. Ubi<text:line-break/>animum advertere jussimus, ut quod per fele quid ageret ab<text:line-break/>ecquod ex accidenti distingueretur. Id quod futurum est<text:line-break/>primum quidem si. quam fieri potest simplicibus affectibus<text:line-break/>admoveas; deinde si an protinus ab initio quod fenfu possit<text:line-break/>percipi, [nam vim exerat consideres, an post temporis ali-<text:line-break/>quantum, aut denique ubi ablatum fuerit, velut aqua frigida,</text:p>
      <text:p text:style-name="P3">quae caloris efficit revocationem, ad haec alienae qualitatis<text:line-break/>mixtu<text:span text:style-name="Default_20_Paragraph_20_Font"><text:span text:style-name="T1">r</text:span></text:span>ae expers ut sit danda quam maxime opera est. Qu<text:span text:style-name="Default_20_Paragraph_20_Font"><text:span text:style-name="T1">o-<text:line-break/></text:span></text:span>m<text:span text:style-name="Default_20_Paragraph_20_Font"><text:span text:style-name="T1">o</text:span></text:span>d<text:span text:style-name="Default_20_Paragraph_20_Font"><text:span text:style-name="T1">o</text:span></text:span> ergo oleum quis tale efficiat supra positum est; verum<text:line-break/>qu<text:span text:style-name="Default_20_Paragraph_20_Font"><text:span text:style-name="T1">o</text:span></text:span>mod<text:span text:style-name="Default_20_Paragraph_20_Font"><text:span text:style-name="T1">o</text:span></text:span> simplici m<text:span text:style-name="Default_20_Paragraph_20_Font"><text:span text:style-name="T1">o</text:span></text:span>rb<text:span text:style-name="Default_20_Paragraph_20_Font"><text:span text:style-name="T1">o</text:span></text:span> applicari queat, nunc dicemus, id<text:line-break/>m<text:span text:style-name="Default_20_Paragraph_20_Font"><text:span text:style-name="T1">o</text:span></text:span>d<text:span text:style-name="Default_20_Paragraph_20_Font"><text:span text:style-name="T1">o</text:span></text:span> prius c<text:span text:style-name="Default_20_Paragraph_20_Font"><text:span text:style-name="T1">o</text:span></text:span>mmemorantes qu<text:span text:style-name="Default_20_Paragraph_20_Font"><text:span text:style-name="T1">o</text:span></text:span>d in m<text:span text:style-name="Default_20_Paragraph_20_Font"><text:span text:style-name="T1">o</text:span></text:span>rb<text:span text:style-name="Default_20_Paragraph_20_Font"><text:span text:style-name="T1">o</text:span></text:span>rum differentiis<text:line-break/>ostensum est, corpora quaedam ad calidius versis videri citra<text:line-break/>aut cac<text:span text:style-name="Default_20_Paragraph_20_Font"><text:span text:style-name="T1">o</text:span></text:span>chymiam quandam, aut pectoris viscerisve iustam-<text:line-break/>orationem, velut in ingentibus exusti<text:span text:style-name="Default_20_Paragraph_20_Font"><text:span text:style-name="T1">o</text:span></text:span>nibus evenire solet.<text:line-break/>Quaedam Vero ad frigidius, ut in vocatis jam passim con-<text:line-break/>fuet<text:span text:style-name="Default_20_Paragraph_20_Font"><text:span text:style-name="T1">o</text:span></text:span> n<text:span text:style-name="Default_20_Paragraph_20_Font"><text:span text:style-name="T1">o</text:span></text:span>mine perfrictionibus. ln talibus utique affectioni-.<text:line-break/>bus fi oleum adhibeas, manifesto comperies ref<text:span text:style-name="Default_20_Paragraph_20_Font"><text:span text:style-name="T1">r</text:span></text:span>igerare nos<text:line-break/>an calefacere fit natum. Sed illud tamen c<text:span text:style-name="Default_20_Paragraph_20_Font"><text:span text:style-name="T1">o</text:span></text:span>nstet, ut <text:span text:style-name="Default_20_Paragraph_20_Font"><text:span text:style-name="T1">o</text:span></text:span>mni<text:line-break/>pr<text:span text:style-name="Default_20_Paragraph_20_Font"><text:span text:style-name="T1">o</text:span></text:span>rfum aliena vacet qualitate .vehementi ; id enim perpe-<text:line-break/>tu<text:span text:style-name="Default_20_Paragraph_20_Font"><text:span text:style-name="T1">o</text:span></text:span> in omni medicamento memoria tenere oportet. Atque<text:line-break/>Haec quidem summa est rationis. At opus sp<text:span text:style-name="Default_20_Paragraph_20_Font"><text:span text:style-name="T1">t</text:span></text:span>um quod per-<text:line-break/>finitur experientia commonstrati Nam qui ardore tenentur<text:line-break/>tantum abest ut a c<text:span text:style-name="Default_20_Paragraph_20_Font"><text:span text:style-name="T1">o</text:span></text:span>l<text:span text:style-name="Default_20_Paragraph_20_Font"><text:span text:style-name="T1">o</text:span></text:span>re liberentur, ut etiam fastidiofiores<text:line-break/>et procedenle tempore calidiores evadant. Ar algentibus ex</text:p>
      <text:p text:style-name="P3">olei inunctione clara nulla aut noxa aut utilitas affertur,<text:line-break/>unde liquet quod et li calefacere sit natum, certe n<text:span text:style-name="Default_20_Paragraph_20_Font"><text:span text:style-name="T1">o</text:span></text:span>n ad-<text:line-break/>modum id posse neo evidenter sicuti resina, pix, bitumen,<text:line-break/>Iuaudienda est nunc pix non sicca: itidem nec resina, nec<text:line-break/>bitumen siccum : nec enim in ipsis inungi quis posisti, neque<text:line-break/>item quae sol liquavit; quippe haec nec simplicia nec fponte<text:line-break/>nata sunt medicamenta, verum resina quae sponte fluens di-<text:line-break/>citur aut terebinthina aut lentiscina, quae liquida etiam-.<text:line-break/>nutn ac recens sit, aut ex pinea, quae in fictilibus superne<text:line-break/>olei ritu innatat; pix autem liquida, aut potius quod oleo-<text:line-break/>sum in ea superne fluitat, quod utique picis florem uuncu-<text:line-break/>pant, est enim revera tanquam picis fles; sic bitumen ad-<text:line-break/>huc liquidum, quod exMedaa exportatur; omnia enim haec<text:line-break/>pinguia sunt plurimum que densae naturae possident, veluti<text:line-break/>myrrha, stacte et picinum, junipermum, cedrinum, lauri-<text:line-break/>numque oleum et alia ejusmodi clarissime refrigeratos reca-</text:p>
      <text:p text:style-name="P3">Iefaciunt, exaestuantes vero fumum excruciant. Atque haec<text:line-break/>quidem utrisque excalefacere confessum est. At oleum<text:line-break/>neutris admodum, neque refrigeratos scilicet excalefacere<text:line-break/>nec excalefactus offendere. Non tamen obscure iis qui ex<text:line-break/>ardore febricitant, fastidii cujusdam causa est caloremque<text:line-break/>augere apparet, quemadmodum in exquisitis eryfipelatis, -<text:line-break/>quippe quae blliosae sunt fluxiones; manifesto enim in his<text:line-break/>calorem adauget, etiamsi applicetur vel frigidiifimum. Et-<text:line-break/>enim in arboribus, si salis fit expers et alioqui etiam candi-<text:line-break/>dum,- nonnullum sane solatium, si modo frigidum perfun-<text:line-break/>datur, affert, in eryfipelatis autem quantumvis fit frigidum<text:line-break/>nibil. Iuverit. Caeterum laedere omnes quae ex pura bile<text:line-break/>fuut fluxiones vel maxime est natum ; at quae ex sanguine<text:line-break/>illi permixto conflant, has quidem minus, non tamen vul-<text:line-break/>gariter. Porro istis etiam minus, fed tamen perspicuo, af-<text:line-break/>fligit iusiammationes etiamnum ferventes. Ex quibus omni-<text:line-break/>bus coniecturam ducenti vi<text:span text:style-name="Default_20_Paragraph_20_Font"><text:span text:style-name="T1">t</text:span></text:span>um est tandem calorem parem</text:p>
      <text:p text:style-name="P3">eis quibus applicatur accendere. Apparet enim corpo<text:span text:style-name="Default_20_Paragraph_20_Font"><text:span text:style-name="T1">r</text:span></text:span>ibus<text:line-break/>mediocrite<text:span text:style-name="Default_20_Paragraph_20_Font"><text:span text:style-name="T1">r</text:span></text:span> calidis admotum moderate illa excalefacere,<text:line-break/>vehemente<text:span text:style-name="Default_20_Paragraph_20_Font"><text:span text:style-name="T1">r</text:span></text:span> autem calidis, validum accendere calorem.</text:p>
      <text:p text:style-name="P1">Cap. XXII. Dictum est igitur in tertio de tempera-<text:line-break/>mentis venitque nunc iterum dicendum, quod unumquod-<text:line-break/>que medicamento<text:span text:style-name="Default_20_Paragraph_20_Font"><text:span text:style-name="T1">r</text:span></text:span>um quae corpori applicantur, quae qui-<text:line-break/>dem calida esse facultatibus diximus, cal<text:span text:style-name="Default_20_Paragraph_20_Font"><text:span text:style-name="T1">o</text:span></text:span>ris fui principium<text:line-break/>a nobis accipiens, partim similiter nos recalefacit, partim<text:line-break/>valentius. Atque ex iis quae nos aequaliter recalefaciunt<text:line-break/>oleum mihi esse risum est., particulares ejus vires infpi-<text:line-break/>cienti; comperi enim perpetuo calo<text:span text:style-name="Default_20_Paragraph_20_Font"><text:span text:style-name="T1">r</text:span></text:span>em efficere tepidum in<text:line-break/>iis quae mediocriter essent calida, ferventem in ferventibus.<text:line-break/>P<text:span text:style-name="Default_20_Paragraph_20_Font"><text:span text:style-name="T1">r</text:span></text:span>oindeque mihi est vi<text:span text:style-name="Default_20_Paragraph_20_Font"><text:span text:style-name="T1">t</text:span></text:span>um neque convulsiones neque tre-<text:line-break/>mo<text:span text:style-name="Default_20_Paragraph_20_Font"><text:span text:style-name="T1">r</text:span></text:span>es neque <text:span text:style-name="Default_20_Paragraph_20_Font"><text:span text:style-name="T1">t</text:span></text:span>ensum tum difficilem tum deperditum ma-<text:line-break/>gnop.e<text:span text:style-name="Default_20_Paragraph_20_Font"><text:span text:style-name="T1">r</text:span></text:span>e aut juvare aut laedere. quippe juvare nequibat,<text:line-break/>quum valente<text:span text:style-name="Default_20_Paragraph_20_Font"><text:span text:style-name="T1">r</text:span></text:span> excalefacere non posset, nec laedere item<text:line-break/>valebat, quum omnino n<text:span text:style-name="Default_20_Paragraph_20_Font"><text:span text:style-name="T1">o</text:span></text:span>n <text:span text:style-name="Default_20_Paragraph_20_Font"><text:span text:style-name="T1">r</text:span></text:span>efiige<text:span text:style-name="Default_20_Paragraph_20_Font"><text:span text:style-name="T1">r</text:span></text:span>a<text:span text:style-name="Default_20_Paragraph_20_Font"><text:span text:style-name="T1">r</text:span></text:span>eti At ubi adsciti-<text:line-break/>tium comparasset calorem vehementem, multum prodesse,</text:p>
      <text:p text:style-name="P3">nempe ubi in alveolos olei calidi, in quo <text:span text:style-name="Default_20_Paragraph_20_Font"><text:span text:style-name="T1">r</text:span></text:span>adices quaedam,<text:line-break/>aut herbae calefaciendi facultate pollentes incoctae e<text:span text:style-name="Default_20_Paragraph_20_Font"><text:span text:style-name="T1">r</text:span></text:span>ant, ita<text:line-break/>affectos demisissemus. Unde merito velut materia quaedam<text:line-break/>caeterorum . fuerit medicamento<text:span text:style-name="Default_20_Paragraph_20_Font"><text:span text:style-name="T1">r</text:span></text:span>um ; nam si frigida illi<text:line-break/>commisceas, frigidum efficietur. quod mixtum erit, sin calida,<text:line-break/>calidum. Quod enim ex media temperie est, utrisque<text:line-break/>summis iufervit,. utpote quod si calido commisceatur, id<text:line-break/>quod ex ambobus mixtum erit, frigidum efficere non valeat,<text:line-break/>nempe quum ipsum non fit frigidum neque si frigido, casi-<text:line-break/>dum, quippe quum ipsum non fit calidum. ltaque non<text:line-break/>immerito alii calefacere ipsimi ajunt, alii vero negant. Ca-<text:line-break/>lesacere enim videatur, quum ad pa<text:span text:style-name="Default_20_Paragraph_20_Font"><text:span text:style-name="T1">r</text:span></text:span>em calefacienti corpori<text:line-break/>calorem pervenit; hac enim ratione recalefacere <text:span text:style-name="Default_20_Paragraph_20_Font"><text:span text:style-name="T1">r</text:span></text:span>ursum<text:line-break/>potest, quod vero quam acceperat augere caliditatem non<text:line-break/>potest, haudquaquam calefacere videatur, quippe quum non<text:line-break/>quam acceperit <text:span text:style-name="Default_20_Paragraph_20_Font"><text:span text:style-name="T1">s</text:span></text:span>ervare, scd augere calefacientis fit opus.</text:p>
      <text:p text:style-name="P1">Cap. XXIII. Ejusmodi porro ambiguitatis tria sunt<text:line-break/>principia. Quod non distinxerint genera eorum; quae nos</text:p>
      <text:p text:style-name="P3">excalesacere dicuntur et qu<text:span text:style-name="Default_20_Paragraph_20_Font"><text:span text:style-name="T1">o</text:span></text:span>d h<text:span text:style-name="Default_20_Paragraph_20_Font"><text:span text:style-name="T1">o</text:span></text:span>monymiis utantur confuse,<text:line-break/>et quod nihil relinquant medium. Itaque calefacere nos<text:line-break/>dicuntur et quae energia situs calida, ut ignis, et quae po-<text:line-break/>testate. Tum quae potestate funt calida, partim alimenta<text:line-break/>funt, partim medicamenta, partim tegumenta. Porro ca-<text:line-break/>fidum qu<text:span text:style-name="Default_20_Paragraph_20_Font"><text:span text:style-name="T1">o</text:span></text:span>que spsum et qu<text:span text:style-name="Default_20_Paragraph_20_Font"><text:span text:style-name="T1">o</text:span></text:span>d actu tale est, ita nominare c<text:span text:style-name="Default_20_Paragraph_20_Font"><text:span text:style-name="T1">o</text:span></text:span>n-<text:line-break/>fuevimus, et quod p<text:span text:style-name="Default_20_Paragraph_20_Font"><text:span text:style-name="T1">o</text:span></text:span>testate, velut subinde ante monuimus.<text:line-break/>Sed et calidum actu esit et qu<text:span text:style-name="Default_20_Paragraph_20_Font"><text:span text:style-name="T1">o</text:span></text:span>d simpliciter est calidum, ut<text:line-break/>ignis, et qu<text:span text:style-name="Default_20_Paragraph_20_Font"><text:span text:style-name="T1">o</text:span></text:span>d per exuperantiam, ut animal, let quod ad <text:span text:style-name="Default_20_Paragraph_20_Font"><text:span text:style-name="T1">t</text:span></text:span>ui<text:line-break/>generis fymmetrum comparatu<text:span text:style-name="Default_20_Paragraph_20_Font"><text:span text:style-name="T1">r, </text:span></text:span>et quod ad quid ebrium.<text:line-break/>At quod potestate dicitur, primum quidem distinguitur con-<text:line-break/>tra id, qu<text:span text:style-name="Default_20_Paragraph_20_Font"><text:span text:style-name="T1">o</text:span></text:span>d est ex accidenti, deinde totidem habet fignifi-<text:line-break/>cati<text:span text:style-name="Default_20_Paragraph_20_Font"><text:span text:style-name="T1">o</text:span></text:span>num differentias, quot actu calidum. Etenim quum<text:line-break/>fit velut apta quaedam materia ei quod est. actu calidum,<text:line-break/>partim ad ea, quae absolute calida nuncupantur,. partim ad<text:line-break/>ea, quae per excellentiam quandam, tum ad quiddam fui ge-<text:line-break/>neris aut speciei, denique et ad obvium quid vis c<text:span text:style-name="Default_20_Paragraph_20_Font"><text:span text:style-name="T1">o</text:span></text:span>llatum<text:line-break/>pr<text:span text:style-name="Default_20_Paragraph_20_Font"><text:span text:style-name="T1">o</text:span></text:span>pria utique fuerit materia. . Quocirca quum .ea censi-</text:p>
      <text:p text:style-name="P3">deremus calida, quae referuntur ad h<text:span text:style-name="Default_20_Paragraph_20_Font"><text:span text:style-name="T1">o</text:span></text:span>minem, ut alia pror-<text:line-break/><text:span text:style-name="Default_20_Paragraph_20_Font"><text:span text:style-name="T1">t</text:span></text:span>um omittantur, aequum existimamus. In istis ergo omni-<text:line-break/>bus peccare solent qui de medicamentorum facultatibus<text:line-break/>considerant: et praeterea quod mediocritates tum in natu-<text:line-break/>ralibus n<text:span text:style-name="Default_20_Paragraph_20_Font"><text:span text:style-name="T1">o</text:span></text:span>stris temperamentis, ut in opere de temperamentis<text:line-break/>ostendimus, tum in medicamentis expendendis praetereant.<text:line-break/>Siquidem tanquam necessario id cujus perpenditur facultas,<text:line-break/>medicamentum aut calidum, aut frigidum, aut humidum aut<text:line-break/>siccum este debeat, ita verba ipsi faciunt, ac fi non fieri<text:line-break/>posset ut in calefacientium nos ac refrigerantiunr medio<text:line-break/>quiddam consistat, atque aliud tutius inter exiccantia et<text:line-break/>humectantia. Adeo invenire est quosdam stupidos, ut ne<text:line-break/>ubi audierint quidem veritatem, assequi possint Itaque<text:line-break/>quosdam etiam novi qui contra contendere astruereque co-<text:line-break/>narentur, nihil temperamento esse medium.</text:p>
      <text:p text:style-name="P1">Cap. XXIV. Verum hos in libris de temperamentis<text:line-break/>justis confutavimus rationibus, nihil<text:span text:style-name="Default_20_Paragraph_20_Font"><text:span text:style-name="T1">i</text:span></text:span> lectus idem in fequen-<text:line-break/>tibus facturi. Hic autem libro finem jam imponere studens</text:p>
      <text:p text:style-name="P3">ad oleum revertor. Accidit enim illi ut fortassis tanquam<text:line-break/>alimentum nos calefaciat, ubi scilicet intra corpus assumi-<text:line-break/>tur : probatis enim quibusdam tum medicis tum philofo-<text:line-break/>phis sicut ex cibis, ita ex oleo corpori fieri appositionem<text:line-break/>visum esu Accidit vero illi ut tanquam medicamentum<text:line-break/>medium sit nos calesacieutium et refrigerantium: tum etiam<text:line-break/>velut tegmen nos calefaciat uaturaeqne ejus vel maxime<text:line-break/>propria esse imago ridetur ejusmodi. Nam quemadmodum<text:line-break/>vestimenta a n<text:span text:style-name="Default_20_Paragraph_20_Font"><text:span text:style-name="T1">o</text:span></text:span>bis ipsis calefacta rursum nos recalelacere<text:line-break/>consueverunt, ita et.oleum. Sed quemadmodum illa cale-<text:line-break/>faciente corpore calidiora . non evadunt, ita quoque neo<text:line-break/>oleum. Recte autem perpendas rem totum; non ad prae-r<text:line-break/>sens modo, sed. et ad futura omnia utilem, fi aeris nos am-<text:line-break/>silentis memineris, qui interim eo qui in nobis est calore<text:line-break/>usque adeo redditur frigidior, ut munimentis quibusdam ad-<text:line-break/>versus eum tegminibusque sit opus, interdum vero usque<text:line-break/>adeo <text:span text:style-name="Default_20_Paragraph_20_Font"><text:span text:style-name="T1">t</text:span></text:span>urium calidior evadit ut ferre nequeas sngiasque fusi</text:p>
      <text:p text:style-name="P3">tectum aliquod vel umbram. Est autem etiam quando tanta<text:line-break/>est moderatione praeditus, ut neque tepefacientia , neque<text:line-break/>refrigerantia exposcas, fed citra omnem molestiam fenfum-<text:line-break/>quein eo versaris. Tertiam hanc temperiem, qnam modo<text:line-break/>dicebam, fymmetram moderatamque voco atque aliarum<text:line-break/>mediam esse statuo , ac corpus nostrum neque calefacere<text:line-break/>neque refrigerare, quum aliarum duarum altera nos calefa-<text:line-break/>ciat , altera vero refrigeret. Similemque esse dico mediae<text:line-break/>aeris nos ambientis temperiei tum qui a vestimentis tum<text:line-break/>qui ab oleo provenit, calorem. Porro si ne sic quidem<text:line-break/>etiam clarum evasit quod indicare volo, at illo saltem modo<text:line-break/>apertius opinor intelliges. Duos mihi animo intelligite<text:line-break/>homines corpo<text:span text:style-name="Default_20_Paragraph_20_Font"><text:span text:style-name="T1">r</text:span></text:span>e similiter temperatos mutuo fele contio-<text:line-break/>gentes, vel pectore et ventre folo vel manibus et cruribus.,<text:line-break/>Quod si eandem. duobus istis hominibus nactus sit temperiem<text:line-break/>aer illos ambiens, ut in tribus his corporibus par infit calor,<text:line-break/>neuter ab altero nunc calefieri dici queat; nam quae similia.<text:line-break/>undequaque corpora funt, a fele mutuo nullam accipiunt</text:p>
      <text:p text:style-name="P3">mutationem. At si frigidus sit ambiens, mutuo fe calesa-t<text:line-break/>cere hi homines dicentur, tametsi haudquaquam calefaciant;<text:line-break/>sed frigus modo. arceant. Vulgo itaque assueti abuti voci-<text:line-break/>bus, id quod frigus arcet calefacere ajunt, haud sane recte.<text:line-break/>Atqui permittendum ipsis est ut prout velint appellent, eae.<text:line-break/>turum per calefaciendi verbum in utraque dictione idem<text:line-break/>significari, id vero neutiquam concedendum, haud enim<text:line-break/>idem est an ex fe quid cuipiam calorem praebeat; an frigus<text:line-break/>prohibeat. Quibus sic fe habentibus quaecunque foris no-<text:line-break/>his iniecta eandem corpori caliditatem obtinent, sive a fele<text:line-break/>ipsis, sive ab aliis, sive a nobismetipsis eam nacte suerint;<text:line-break/>exacta loquendi ratione neque calefacere neque refrigerare<text:line-break/>dicendum; at fi cui abuti libeat, non repugnandum; modo in<text:line-break/>dictione significationum differentiam commemoret; siquidem<text:line-break/>alio quodam modo calefacere nos dicitur aer calidior, atque .<text:line-break/>alio modo qui fit moderatus. . Refpondet autem proportione<text:line-break/>aeri calidiori pyrethrum, napy; piper ; moderato autem</text:p>
      <text:p text:style-name="P3">pinguedo et oleum; actu enim ae<text:span text:style-name="Default_20_Paragraph_20_Font"><text:span text:style-name="T1">r</text:span></text:span>es funt calidi; potentia<text:line-break/>vero medicinae. Ae<text:span text:style-name="Default_20_Paragraph_20_Font"><text:span text:style-name="T1">r</text:span></text:span>a enim calidum haud ipsi efficimus;<text:line-break/>fed quoniam in eo ve<text:span text:style-name="Default_20_Paragraph_20_Font"><text:span text:style-name="T1">r</text:span></text:span>sando talem ipfum experimur; ita<text:line-break/>nuncupamus. At medicamenta, sicuti in tertio de tempera-<text:line-break/>mentis dem<text:span text:style-name="Default_20_Paragraph_20_Font"><text:span text:style-name="T1">o</text:span></text:span>nstratum est, principium calefactionis a nobis<text:line-break/>accipientia, partim aeque nos recalefacere sunt nata, partim<text:line-break/>plus, partim minus; Ex genere autem eorum, quae aeque<text:line-break/>nos recalefaciunt, oleum est; cui eidem quoque a viscosi-<text:line-break/>tale, ac qu<text:span text:style-name="Default_20_Paragraph_20_Font"><text:span text:style-name="T1">o</text:span></text:span>d difficulter item defluat, tum quod meatus in-<text:line-break/>sarciat obstruatque; duplici ratione ut augere calorem ri-<text:line-break/>deatur evenit, tum inde adeo; quod instar vestimenti aut<text:line-break/>munimenti illinatur, tum quod meatus infarciat prohibeat—<text:line-break/>que foras effluere magnam vaporosi intus caloris partem;<text:line-break/>Eadem ratione nec ut resiccentur corpora nostra permittit;<text:line-break/>nisi sane applicetur calidum idque plusculo temperer Has ita-<text:line-break/>que vires ejus quutu homines omnes experientia compertas<text:line-break/>habeant; quos largius sudare volunt sive a balneo, sive balnei</text:p>
      <text:p text:style-name="P3">expertes, iis non protinus ab initi<text:span text:style-name="Default_20_Paragraph_20_Font"><text:span text:style-name="T1">o o</text:span></text:span>leum adm<text:span text:style-name="Default_20_Paragraph_20_Font"><text:span text:style-name="T1">o</text:span></text:span>vent. Ve-<text:line-break/>rum iniis;qui morbo laborarunt, ubifudare inceperint,: tum.<text:line-break/>calefactum perfundunt; in iis vero, qui etiamnum laborant,<text:line-break/>ubi abunde jam satis sudarint. Porro. in fanis, siquidem en<text:line-break/>longo itinere, autexercitatione, aliove quovis pact<text:span text:style-name="Default_20_Paragraph_20_Font"><text:span text:style-name="T1">o</text:span></text:span> corpus<text:line-break/>ipsis exhaustum est,. eis inungi et ante sud<text:span text:style-name="Default_20_Paragraph_20_Font"><text:span text:style-name="T1">o</text:span></text:span>rem permittunt.<text:line-break/>Verum qui non concoxeriut, aut corpus habent plethori- -<text:line-break/>cum, his. neque.in balneo inungi concedunt.</text:p>
      <text:p text:style-name="P1">Cap.. XXV, Atque hic: qu<text:span text:style-name="Default_20_Paragraph_20_Font"><text:span text:style-name="T1">o</text:span></text:span>que mihi:.videtur <text:span text:style-name="Default_20_Paragraph_20_Font"><text:span text:style-name="T1">o</text:span></text:span>leum<text:line-break/>esse medium inter hnmeclantia nos et resiccantia, velut in-<text:line-break/>ter calefacientia et refrigerantia medium consistere stupra de-.<text:line-break/>monstravimus, humectat enim- aqua, exiccat ver<text:span text:style-name="Default_20_Paragraph_20_Font"><text:span text:style-name="T1">o</text:span></text:span> tum lauri-<text:line-break/>num tum cedrinum oleum. At quod simpliciter sic adst<text:span text:style-name="Default_20_Paragraph_20_Font"><text:span text:style-name="T1">o-<text:line-break/></text:span></text:span>vetor, ci tr anilem videlicet ex arte conciliatam. a n<text:span text:style-name="Default_20_Paragraph_20_Font"><text:span text:style-name="T1">o</text:span></text:span>bis aut<text:line-break/>caliditatem aut frigiditatem , hujus enim usque meminisse -<text:line-break/>oportet, talem fervat nostram temperiem,. qualem scilicet<text:line-break/>accepit, quam fieri possit maxime vapor<text:span text:style-name="Default_20_Paragraph_20_Font"><text:span text:style-name="T1">at</text:span></text:span>as <text:span text:style-name="Default_20_Paragraph_20_Font"><text:span text:style-name="T1">o</text:span></text:span>mnes c<text:span text:style-name="Default_20_Paragraph_20_Font"><text:span text:style-name="T1">o</text:span></text:span>rporis<text:line-break/>expirationes. prohibens, Porro si plusculum membra frices</text:p>
      <text:p text:style-name="P3"><text:span text:style-name="Default_20_Paragraph_20_Font"><text:span text:style-name="T1">o</text:span></text:span>leo, calorem ex frictione adscititium comparabis. Atque<text:line-break/>hac interim ratione lassos non parum juvabis, pa<text:span text:style-name="Default_20_Paragraph_20_Font"><text:span text:style-name="T1">r</text:span></text:span>tim quod<text:line-break/>in minutos corporis meatus pingue ingrediatur et quae in-<text:line-break/>durata sunt emolliat, partim quod humiditatem acrem ac<text:line-break/>subtilem, quae in lassitudine ex colliquatione proveniens sub<text:line-break/>cute latebat, per halitum caliditate digerat. Conspiciuntur<text:line-break/>enim exercentibus tum foras affluere sudores tum iutus in<text:line-break/>ventrem .non pauca defluere excrementa, quae velut colli-<text:line-break/>quationes sunt. Ex. lusce autem colligendum est, comptu-<text:line-break/>ra toto in corpore ejusmodi relinqui, quae evacuationem<text:line-break/>deposcant, quippe duplex in lassitudinibus affectio nascitur,<text:line-break/>sicut alibi ostendimus. Nam fimilares quidem animantis<text:line-break/>partes resiccantur, humectantur vero vacua spatiola non<text:line-break/>utili et naturali humore, nam sic foret plethora, sed tenus<text:line-break/>et acri mordacique: proindeque remediis indigent duplici-<text:line-break/>bus, tum iis quae siccitatem corporis irrigent, tum iis quae<text:line-break/>humorem acrem evacuent. Itaque ad haec aptissima lunt</text:p>
      <text:p text:style-name="P3">dulcium aquarum lavacra, nimirum quae humiditate sua<text:line-break/>instrumentorum corrigant siccitatem et caliditate tenuem at-.<text:line-break/>que acrem humorem digerant. At si corporibus inhaerere<text:line-break/>posset aqua, nec facile deflueret, ipsa quidem per <text:span text:style-name="Default_20_Paragraph_20_Font"><text:span text:style-name="T1">t</text:span></text:span>e sussi-<text:line-break/>ceret. Atqui quum. ea quae foris circumsunditur facile<text:line-break/>defluat, et quae in puros ingressa corp<text:span text:style-name="Default_20_Paragraph_20_Font"><text:span text:style-name="T1">o</text:span></text:span>ris nullam habens<text:line-break/>ansam prompte effluat, in hoc sane ipsum utiliter miscetur<text:line-break/>oleum, maximeque juvat, fi ex utroque quis diutius <text:span text:style-name="Default_20_Paragraph_20_Font"><text:span text:style-name="T1">t</text:span></text:span>ric<text:span text:style-name="Default_20_Paragraph_20_Font"><text:span text:style-name="T1">o-<text:line-break/></text:span></text:span>tur, id quod veteres Graeci <text:span text:style-name="Default_20_Paragraph_20_Font"><text:span text:style-name="T5">χυτλούσθαι</text:span></text:span><text:span text:style-name="Default_20_Paragraph_20_Font"><text:span text:style-name="T9"> </text:span></text:span>nominabant: cui<text:line-break/>oppositum imposuerunt vocabulum <text:span text:style-name="Default_20_Paragraph_20_Font"><text:span text:style-name="T5">ξηραλειφεἰν</text:span></text:span><text:span text:style-name="Default_20_Paragraph_20_Font"><text:span text:style-name="T9">, </text:span></text:span>quod est sicca<text:line-break/>uti fricti<text:span text:style-name="Default_20_Paragraph_20_Font"><text:span text:style-name="T1">o</text:span></text:span>ne. Est f<text:span text:style-name="Default_20_Paragraph_20_Font"><text:span text:style-name="T1">e</text:span></text:span>ne et hoc quoque quodammodo lassior-<text:line-break/>dinem sanare potens, fed multum relinquitur ab eo, quod<text:line-break/><text:span text:style-name="Default_20_Paragraph_20_Font"><text:span text:style-name="T5">χυτλούσθαι</text:span></text:span><text:span text:style-name="Default_20_Paragraph_20_Font"><text:span text:style-name="T9"> </text:span></text:span>nuncupant. Nam ut reliqua taceam ; ubi cum<text:line-break/>oleo aqua contunditur teriturque, haud facile solubili mix-<text:line-break/>tione coit, ut quibus ita corporibus inungatur oleum necesse<text:line-break/>sit et plusculum inhaerere aquam. Quare hic item velut<text:line-break/>materia est quaedam oleum hnmectantium exicca n tium que,<text:line-break/>sicut a<text:span text:style-name="Default_20_Paragraph_20_Font"><text:span text:style-name="T1">n</text:span></text:span>te ostensum est calefacienti um et refrigerantium.</text:p>
      <text:p text:style-name="P3">Quippe quod, si exiccanti commisceas, totum effeceris exic-<text:line-break/>caus : sin humectauti, et ipfum humectans reddideris : fae-<text:line-break/>peque quod ex ambobus constat, palorem adipiscitur hu-<text:line-break/>mectandi facultatem quam. id quod primario est humectans : .<text:line-break/>quod in aqua accidit. Nam ea primario madefacit : verum<text:line-break/>quum haud ita diu inhaereat, nec actionem obtineat dicti-<text:line-break/>nam, leviter utique prodest. Quum ergo illic velut vin-<text:line-break/>culum fiat oleum cogatque plurimum, quibus auxilio ejus<text:line-break/>opus est, inhae<text:span text:style-name="Default_20_Paragraph_20_Font"><text:span text:style-name="T1">r</text:span></text:span>ere, longe omnium optimum redditur reme-<text:line-break/>dium exiccatis squallidisque corporibus. Sed fi exiccans<text:line-break/>oleo medicamentum commisceas, puta cbalcitin, pyrethrum,<text:line-break/>gestam, struthion, siccans erit quod ex ut<text:span text:style-name="Default_20_Paragraph_20_Font"><text:span text:style-name="T1">r</text:span></text:span>oque commis-<text:line-break/>tum fuerit. Itaque quum omnibus quae sibi commiscentur,<text:line-break/>subserviat oleum, recta ratione velut omnium existit ma-<text:line-break/>feria: tametsi utique necessario propriam eorum actionem<text:line-break/>retundit quidem ac minuit,.non tamen utilitatem i imo est<text:line-break/>ubi eam quoque adaugeat. Haud est enim idem, quod forte<text:line-break/>quis autumet, actionem augere cuiuspiam et utilitatem:</text:p>
      <text:p text:style-name="P3">quippe cum actio fecundum propriam cujusque sacultatem,<text:line-break/>utilitas vero nonnunquam ex accidenti agat. Disseremus<text:line-break/>autem postea uberius de utilitate quae per accidens evenit,<text:line-break/>et nunc quoque hactenus de ea dicetur, quatenus in praes-<text:line-break/>enti est commodum. Quippe contusa cum oleo aqua, quod<text:line-break/>hydrelaeum vocant, magis auxilio esit lassitudinibus quam<text:line-break/>si esset sola: non quidem quod <text:span text:style-name="Default_20_Paragraph_20_Font"><text:span text:style-name="T1">t</text:span></text:span>uae vires intendantur, fed<text:line-break/>qu<text:span text:style-name="Default_20_Paragraph_20_Font"><text:span text:style-name="T1">o</text:span></text:span>d quibus opus est diutius i<text:span text:style-name="Default_20_Paragraph_20_Font"><text:span text:style-name="T1">n</text:span></text:span>haereat.</text:p>
      <text:p text:style-name="P1">Cap. XXVI.. Quod autem nisi mediam habeat tem-<text:line-break/>periem id quod ea quae primario quibus opus est auxilian-<text:line-break/>tur, velut devinciet, saepenumero ipforum repugnabit actio-<text:line-break/>rubus, ex ipsis medicamentorum natura generatim addiscere<text:line-break/>liceat, speciatim autem ex medicamentorum historia. Gene-<text:line-break/>ratim quidem quoniam id quod miscetur, si in contrarium<text:line-break/>retrahat, admixti sibi facultatem medicamenti vincere iute-<text:line-break/>rim poterit et in aliam plane speciem quod ex ambabus<text:line-break/>mifcetur transferre. . Siquidem quod materiae rationem in<text:line-break/>mixtione^ praestabit, nullam insignem neque- speciem neque</text:p>
      <text:p text:style-name="P2">facultatem exerat oportet. In particularibus vero experi- .<text:line-break/>undis hoc maxime pacto addifces, non debete id quod mas<text:line-break/>terrae rationem obtinebit aut caleface<text:span text:style-name="Default_20_Paragraph_20_Font"><text:span text:style-name="T1">r</text:span></text:span>e aut frigelacere aut<text:line-break/>humectare aut reficcare; si primum quidem in memoriam<text:line-break/>revoces quae fupra de resina et pice liquida, myrrha, bi tu-<text:line-break/>mine tum cedrino et taurino caeterisque quae calefaciunt<text:line-break/>commemoravimus. Haec enim omnia in aqua trita ad <text:span text:style-name="Default_20_Paragraph_20_Font"><text:span text:style-name="T1">t</text:span></text:span>no-<text:line-break/>dum olei calefaciunt magis quam refrigerant, desiccant-<text:line-break/>plus quam humectant: quamobrem lassitudinis <text:span text:style-name="Default_20_Paragraph_20_Font"><text:span text:style-name="T1">t</text:span></text:span>ensus non</text:p>
      <text:p text:style-name="P10">- admodum solvere valent. Haud enim eandem cum aqua vim<text:line-break/>obtinent, quo scilicet auxilio magis sint quam adve<text:span text:style-name="Default_20_Paragraph_20_Font"><text:span text:style-name="T1">r</text:span></text:span>sentur,<text:line-break/>neque mediam inter extrema naturam sortita funt, ut ala<text:line-break/>delicet tanquam materia quaedam inserviant primario agenti:<text:line-break/>desiccant enim et calefaciunt potius, non humectant, ad<text:line-break/>refrigerant, velut aqua. Si vero calefacientium admodum<text:line-break/>reficcantiumque cuipiam aquam commisceas, non modo ni-<text:line-break/>hil eorum quae agere nata est fieri videbis,- sed prorsum<text:line-break/>obscuratam, tanquam omnino admixta non esset. Siqui-</text:p>
      <text:p text:style-name="P3">dem chalcitis, fandarache, mify, caeteraque quae nos vehe-.<text:line-break/>menter tum calefaciunt tum reficcant, validas etiamnum<text:line-break/>fuas vires etiam aquae permixtu <text:span text:style-name="Default_20_Paragraph_20_Font"><text:span text:style-name="T1">o</text:span></text:span>btinent. Omnin<text:span text:style-name="Default_20_Paragraph_20_Font"><text:span text:style-name="T1">o</text:span></text:span> ergo<text:line-break/>c<text:span text:style-name="Default_20_Paragraph_20_Font"><text:span text:style-name="T1">o</text:span></text:span>nstat mediam obtinere temperiem debere, quod utrisque<text:line-break/>extremis tanquam materia inserviet. quem in ordinem<text:line-break/>oleum si statuas, nihil utique peccaveris, quippe quum omnia<text:line-break/>sigillatim .opera tibi consentiant. Et accusabis prolixitatis<text:line-break/>non nos utique, fed qui recta via praeterita pravam proli-<text:line-break/>xamque fectantur: quorum sane can<text:span text:style-name="Default_20_Paragraph_20_Font"><text:span text:style-name="T1">t</text:span></text:span>a hunc nos serm<text:span text:style-name="Default_20_Paragraph_20_Font"><text:span text:style-name="T1">o</text:span></text:span>nem<text:line-break/>extendere sumus coacti. Ipsa enim veritas celerrimam 1n-<text:line-break/>ventionem obtinet, ut quae ab evidenter apparentibus exo-.<text:line-break/>piatur. Haudquaquam tamen eo usque orationem produxi,<text:line-break/>quousque licuerat ei qui omnia quae prave ab iis prodita<text:line-break/>erant scripturum se causasque errorum edoctorum suerat<text:line-break/>pollicitus. Sane causias dixisse necesse fortassis fuerit, nempe<text:line-break/>quo qui ex ipsis proveniunt, paralogismos in tota particu-<text:line-break/>larium medicamentorum judicandi ratione cavere possis, ve-</text:p>
      <text:p text:style-name="P3">ramque doctrinam cum maj<text:span text:style-name="Default_20_Paragraph_20_Font"><text:span text:style-name="T1">o</text:span></text:span>ri scientia percipere. Crescit<text:line-break/>enim nobis de rebus fides, ubi non solum ipsam veritatem<text:line-break/>cognorimus,- sed etiam paralogismormn omnium causas edi-<text:line-break/>dicerimus : quod sane in sequentibus efficiemus.</text:p>
      <text:p text:style-name="P1">Cap. XXVII. Nunq autem ubi pauca de rosaceo ad<text:line-break/>ea quae ab initio sunt dicte adjecerimus, orationem hoc in<text:line-break/>Ioco sistemus. Igitur dictum est quod neque odoribus,<text:line-break/>neque coloribus, neque aliis omnino accidentium animum<text:line-break/>adhibere in expendendis facultatibus rationabile. sii t, sed iis<text:line-break/>quae perspicuo apparent tum in sanis corporibus tum in<text:line-break/>aegris. ostensum etiam est oleum, ubi salis expers pu-<text:line-break/>r.umque ad unguem fuerit, ex media esse materia. Consi-<text:line-break/>mendum itaque rofaceum, quod exactum simul ac simplex,<text:line-break/>neque vera r<text:span text:style-name="Default_20_Paragraph_20_Font"><text:span text:style-name="T1">o</text:span></text:span>saceum erit ex hoc videlicet oleo : dandaque<text:line-break/>opera ne quid in se medicament<text:span text:style-name="Default_20_Paragraph_20_Font"><text:span text:style-name="T1">o</text:span></text:span>fi contineat; uti apparare<text:line-break/>solent unguentarii, quo videlicet tamen magis duret, tum<text:line-break/>odoratius evadat, oleum videlicet prius quam rosas inji-<text:line-break/>ciant, odoramentis praeeundi entes. Ac praestiterit fortassis</text:p>
      <text:p text:style-name="P3">ipsis etiam nominibus ea distinguere , quod veteres fecisse<text:line-break/>constat. -Oleum etenim rosaceum nominare adfolent quod<text:line-break/>absque odoramentis praeparatum est; cui autem et horum<text:line-break/>aliquid inditum suerit, non id etiam oleum, sed unguentum<text:line-break/>cognominant. Itaque quum oleum velut materia quaedam<text:line-break/>fit excalesacientium resrigerantiumque medicamentorum ex<text:line-break/>media videlicet temperie, constetque ex oleo et rosarum<text:line-break/>fucco rosaceum, est utique et ipsum talis temperiei, qualis<text:line-break/>est rosarum succus. Sane .vero facillimum fuerit .non <text:span text:style-name="Default_20_Paragraph_20_Font"><text:span text:style-name="T1">t</text:span></text:span>uo-<text:line-break/>do rosarum succi per se, sed oleo quoque rosaceo consecto<text:line-break/>in sanis pariter atque aegrotis, ut jam frequenter monui-<text:line-break/>mus, virium ejus periculum facere. Experieris ergo eos, qui<text:line-break/>adustione tentantur, ab eo refrigerari protinusque utilitatem<text:line-break/>aliquam percipere, quf vero refrigerati sunt, omnes evi-.<text:line-break/>dentur laedi: facile ex utroque intelligas vires ejus refri-<text:line-break/>gerare magis quam excalefacere. Nun tamen valida a ru-<text:line-break/>taceo apparet tibi refrigeratio r fed quae pr<text:span text:style-name="Default_20_Paragraph_20_Font"><text:span text:style-name="T1">o</text:span></text:span>xima videatur</text:p>
      <text:p text:style-name="P3">temperiei mediae. Voco autem id genus medicamenta luci-<text:line-break/>dioris. doctrinae gratia ex prima natura ordineque refri-<text:line-break/>gerantium : flent rursum quae paululum a media temperie<text:line-break/>ad calidiorem declinarunt ex primo recessu et ordine exca-<text:line-break/>lefacientium. Atque haec quidem inpraesentiarum de ro-<text:line-break/>facee novisse oportet. Necesse enim erit et in sequenti li-<text:line-break/>bro ipsius medicamenti meminisse et quae reliqua funt di-<text:line-break/>ctis adlicere.</text:p>
      <text:h text:style-name="P71" text:outline-level="2"><text:bookmark-start text:name="bookmark4"/><text:span text:style-name="Default_20_Paragraph_20_Font"><text:span text:style-name="T12">CALENI DE SIMPLICIUM MEDICA.,<text:line-break/>MENTORVM TEMPERAMENTIS^ AC<text:line-break/>FACVLTATIBVS LIBER HI.</text:span></text:span><text:bookmark-end text:name="bookmark4"/></text:h>
      <text:p text:style-name="P1">Cap. I. Quod equidem nihil nisu quod utile cu-<text:line-break/>randis morbis foret hoc tractatu describere decreverim, pri-<text:line-break/>mo potissimumque deos hujus rei testes habeo: deinde et<text:line-break/>amicos meos , qui me tum ut hoc opus aggrederer tum ut<text:line-break/>quae ah aliis perperam de medicamentorum facultatibus<text:line-break/>sunt prodita , quoad licet, commemorarem, assidue hortari<text:line-break/>non destiterunt. At si quis erit, qui orationis nimia grave-</text:p>
      <text:p text:style-name="P3">tur prolixitate, non id mihi jure imputaverit, fed iis medi-<text:line-break/>cis qui probabilia quidem at non vera scripserunt. Nam et<text:line-break/>ego nunc quidem etiam magnopere vereor, ne quia p au ci o-<text:line-break/>ribus illos confutavimus, sophismata quaedam conversantes<text:line-break/>cum illis adolescentulos a recta opinione deliciant, quando-<text:line-break/>quidem fi in dialecticis methodis exercitati, aut captionum<text:line-break/>solvendarum periti ad libros legendos accederent, tum <text:span text:style-name="Default_20_Paragraph_20_Font"><text:span text:style-name="T1">t</text:span></text:span>une<text:line-break/>eos cognoscerent qui perperam ratiocinantur in demonstra-.<text:line-break/>lienibus et nos qui veritatem compendio tradimus. Quo-.<text:line-break/>niam vero vel ipstrrum medicorum plerique nequaquam in<text:line-break/>istis sunt exercitati; tum inter illos quoque nonnulli repe- -<text:line-break/>riuntur ingenio natura tardiusculo, hi nili nostris fuppetiis;<text:line-break/>qui sophismata arguimus, juventur, non aegre persuasi ru<text:line-break/>sophistarum sententiam perducentur; Itaque quod ad istos<text:line-break/>attinet, deesse huic etiam operi quippiam videatur. Verum<text:line-break/>enimvero quandoquidem ad omnes mihi orati<text:span text:style-name="Default_20_Paragraph_20_Font"><text:span text:style-name="T1">o</text:span></text:span>nem acconis<text:line-break/>molare non licet, quum tanta fit eorum qui haec legent non<text:line-break/>modo naturarum, sed etiam aetatis et habituum diversitas,</text:p>
      <text:p text:style-name="P3">quod utique visum est fore maximae parti utilissimum ora-<text:line-break/>tionis genus, id superioribus duobus c<text:span text:style-name="Default_20_Paragraph_20_Font"><text:span text:style-name="T1">o</text:span></text:span>mmentariis scquuti<text:line-break/>sumus. In quorum pri<text:span text:style-name="Default_20_Paragraph_20_Font"><text:span text:style-name="T1">o</text:span></text:span>re quidem de aquae acetique viri-<text:line-break/>bus contemplati sumus. In fecund<text:span text:style-name="Default_20_Paragraph_20_Font"><text:span text:style-name="T1">o</text:span></text:span> maximam partem de<text:line-break/>oleo peregimus, pauculis p<text:span text:style-name="Default_20_Paragraph_20_Font"><text:span text:style-name="T1">o</text:span></text:span>steade r<text:span text:style-name="Default_20_Paragraph_20_Font"><text:span text:style-name="T1">o</text:span></text:span>saceo adjectis. At in<text:line-break/>hoc tertio libro ejusmodi utemur oratione, qualem ab initio<text:line-break/>protinus- habere institueramus, idque definitis primum vocis<text:line-break/>cujusque significatis. Deinde tractatus hujus velut elementa<text:line-break/>tradituri mox velut ad syllabas accedemus, ex quibus ope-<text:line-break/>ris finis, ad quem contendimus, prompte sequetur. l</text:p>
      <text:p text:style-name="P1">Cap. II. Caeterum vocum divisio nihil accuratius<text:line-break/>edocebit quam quae in tertio de temperamentis simulque in<text:line-break/>primo commentariorum istorum sunt prodita, repetam ta-<text:line-break/>men eam nihilo secius et in praesentia. Corporum unum-<text:line-break/>quodque aut calidum aut frigidum aut humidum aut fic-<text:line-break/>cum et dicitur et apparet, interdum quidem ex sua natura,<text:line-break/>interdum autem adventitia qualitate assumpta. Consuevi-<text:line-break/>mus autem quod ex- sua natura est primario .et secundum</text:p>
      <text:p text:style-name="P3">sc et per fe potentia sale et esse et videri dicere, quod vero<text:line-break/>adfcititiam acquisierit qualitatem, ex accidenti quopiam esse<text:line-break/>viderique ejusmodi. Porro eorum quae propria sua natura<text:line-break/>aut calida aut frigida aut sicca aut humida dicuntur quae--<text:line-break/>dam actu seu energia talia existunt, alia potentia; differente<text:line-break/>quidem hoc potentiae modo, quem nunc diximus ab eo<text:line-break/>quem paulo ante dicebamus; illic enim ex adverso divide-<text:line-break/>batur ei quod ex accidenti dicitur , hic vero ei quod actu.<text:line-break/>Sed et eorum quae actu dicuntur aliud quidem absolute est .<text:line-break/>calidum, frigidum, siccum, aut humidum, velut elementa,<text:line-break/>aliud excessu, ut homo, equus, bos, canis et universa ani-<text:line-break/>malia, aliud ad symmetrum seu generis sui seu speciei, ut<text:line-break/>verbi causa leo cum homine comparatus, homo autem ae-<text:line-break/>tate florens cum puero, aliud ad quid vis obvium, ut Dion<text:line-break/>ad Theonem. Quin et corpora quae potentia talia ut talia<text:line-break/>dicuntur, unumquodque ut ad id quod est actu relatum dici<text:line-break/>necessario monuimus, id quidem quod facile accenditur ad</text:p>
      <text:p text:style-name="P3">id quod actu est absolute calidum, hoc vero quod alia cale-<text:line-break/>facit adid quod per exuperantiam; sic quod hominem ca-<text:line-break/>lefacit esse ut ad hominem potentia calidum, quod vero.<text:line-break/>bovem aut equum , lut ad bovem et equum, similiter hoc<text:line-break/>huic, verbi causa, homini, illud veroilli calidum; frigidum,<text:line-break/>siccum; aut humidum est, illius naturae comparatum.</text:p>
      <text:p text:style-name="P1">Cap. HI. . Ex hac nominum distinctione et ad asse-<text:line-break/>quendam temperamenti cognitionem fumus adjuti: Siqui-<text:line-break/>dem fi ad hominem quid dicatur calidum, a caeteris omni-<text:line-break/>bus animalibus recedendum et in nisio duntaxat homine pe-.<text:line-break/><text:span text:style-name="Default_20_Paragraph_20_Font"><text:span text:style-name="T1">A</text:span></text:span>i culum sumendum explorandumque censuimus. Sivero<text:line-break/>quid ad equum, bovem, cervum, aut aliorum animalium<text:line-break/>quoduis, in ipfio rursum periculum faciendum erit. Interim .<text:line-break/>vero et illos quoque castigabimus qui ex consistentia, eolore;<text:line-break/>odore, fapore, gravitate levitateqne cujusque medicamenti<text:line-break/>existentem in singulis facultatem invenire tentarunt. . Atque<text:line-break/>haec utique rectae nominum distinctioni consentanea viden-<text:line-break/>tur. . At quae velut elementa hujus esse speculationis pro-</text:p>
      <text:p text:style-name="P3">posuimus, in primarum consistere qualitatum cognitione<text:line-break/>ostendimus. Quas quidem in libro de elementis secundum<text:line-break/>Hsppocratem humiditatem, siccitatem, caliditatem frigidi-<text:line-break/>tatemque este demonstravimus, propeque harum quoque<text:line-break/>inventionem astequebamur ex significatis nominum recte di-<text:line-break/>stinguendis. Etenim quum medicamentum ab alimento dis-<text:line-break/>cerneremus, quod medicamentum in qualitate alteraret, ali-<text:line-break/>mentum vero <text:span text:style-name="Default_20_Paragraph_20_Font"><text:span text:style-name="T1">s</text:span></text:span>ubstantiae corporis adsimularetur, recte lune<text:line-break/>ad asserentium nos qualitatum inventionem perducti sumus:<text:line-break/>Cap. IV. Porro quum duplices sint in genere alte-<text:line-break/>rosiones aliae specificae, quae proprie <text:span text:style-name="Default_20_Paragraph_20_Font"><text:span text:style-name="T1">s</text:span></text:span>ane et primario di-<text:line-break/>cuntur alterationes, aliae vero quae contendunt et contra-<text:line-break/>hunt corporis nostri partes, quas utique potius per abusum<text:line-break/>quam proprie nominantes alterationes vocant, in primo<text:line-break/>genere medicamentorum contineri facultates diximus. Neo<text:line-break/>enim quicquam ex specie in speciem mutari queat citra ca-<text:line-break/>lefactionem, refriaeralionem , humectationem et exiccatio-</text:p>
      <text:p text:style-name="P3">nem. Dico autem ex specie in speciem, velut quum er<text:line-break/>pane, ptisana, lente, fanguis, pituita, bilis tum flava tum<text:line-break/>atra, atque ex his iterum adeps, os, nervus, caro, arteria^<text:line-break/>vena, atque adeo caeterarum animantis partium unaquae<text:span text:style-name="Default_20_Paragraph_20_Font"><text:span text:style-name="T1">q</text:span></text:span>ue<text:line-break/>gignitur. At si <text:span text:style-name="Default_20_Paragraph_20_Font"><text:span text:style-name="T1">s</text:span></text:span>ecand<text:span text:style-name="Default_20_Paragraph_20_Font"><text:span text:style-name="T1">o</text:span></text:span> nos quippiam, velut vitrum et ensis<text:span text:style-name="Default_20_Paragraph_20_Font"><text:span text:style-name="T1">s<text:line-break/></text:span></text:span>aut contundend<text:span text:style-name="Default_20_Paragraph_20_Font"><text:span text:style-name="T1">a, </text:span></text:span>ut lapis et plumbum, aut <text:span text:style-name="Default_20_Paragraph_20_Font"><text:span text:style-name="T1">s</text:span></text:span>egregata<text:line-break/>coarctando, ut vinculum, quadantenus partes asseret, ^a<text:line-break/>haud pharmaco luerint, quippe quum ejusmodi alterati<text:span text:style-name="Default_20_Paragraph_20_Font"><text:span text:style-name="T1">o</text:span></text:span>ne<text:line-break/>nullae rerum omnium ex propria recedant natura. Etenim<text:line-break/>sive minutim panem frangas concidasque, sive minutim con-<text:line-break/>ci su m colligas in unum, non tamen propriam ideo f<text:span text:style-name="Default_20_Paragraph_20_Font"><text:span text:style-name="T1">o</text:span></text:span>rmam<text:line-break/>exuet,, neque caro ex pane fiet per contusionem nequ<text:span text:style-name="Default_20_Paragraph_20_Font"><text:span text:style-name="T1">o<text:line-break/></text:span></text:span>exempli gratia per coarctationem, verum dum in ventre<text:line-break/>venisque concoquitur, in sanguinem pituitamque abit ablu^<text:line-break/>inde ex istis in os, carnem et alias corporis partes tota si^<text:line-break/><text:span text:style-name="Default_20_Paragraph_20_Font"><text:span text:style-name="T1">s</text:span></text:span>ubstantia asseratur veteremque naturam exuit, in aluu<text:span text:style-name="Default_20_Paragraph_20_Font"><text:span text:style-name="T1">c<text:line-break/></text:span></text:span>transiens Ipeciem. Nec tamen ab alio quopiam quam <text:span text:style-name="Default_20_Paragraph_20_Font"><text:span text:style-name="T1">c</text:span></text:span>s-<text:line-break/>lore, frigore , humiditate, sicci tateq ne eas quae fiunt <text:span text:style-name="Default_20_Paragraph_20_Font"><text:span text:style-name="T5">ισ</text:span></text:span></text:p>
      <text:p text:style-name="P3">aliam essentiae speciem , alterationes mutationesque singuli<text:line-break/>allectus corporis accipiunt, ut demonstratum est. Atque<text:line-break/>hac ratione primas et elementari<text:span text:style-name="Default_20_Paragraph_20_Font"><text:span text:style-name="T1">u</text:span></text:span>s specifices qualitates qua-<text:line-break/>tuor esse dixim<text:span text:style-name="Default_20_Paragraph_20_Font"><text:span text:style-name="T1">u</text:span></text:span>s, hunnditatem, siccitatem, caliditatem et<text:line-break/>frigiditatem , quaerimusqne quam harum medicament<text:span text:style-name="Default_20_Paragraph_20_Font"><text:span text:style-name="T1">u</text:span></text:span>m<text:line-break/>unumquodque An mixtione pollentem possideat. Atq<text:span text:style-name="Default_20_Paragraph_20_Font"><text:span text:style-name="T1">u</text:span></text:span>e pro-<text:line-break/>tinus in hoc primum plerique eas inquirentium lapsi viden-<text:line-break/>tur, quod videlicet pollentem absolute tanquam naturales<text:line-break/>quidam philosophi considerarent. Praeterea complures<text:line-break/>quoque eorum decipi videntur, quod sine certa methodo<text:line-break/>Aristotelis Theophrastique libros perlegant.</text:p>
      <text:p text:style-name="P1">Cap. V. Siquidem permagni refert, an totius na-<text:line-break/>turae respectu au hominum duntaxat de calido, frigido,<text:line-break/>humido decoque definiamus. Nam totius naturae respectu<text:line-break/>bifariam horum unumquodque dicitur, partim ab<text:span text:style-name="Default_20_Paragraph_20_Font"><text:span text:style-name="T1">s</text:span></text:span>olute, par-<text:line-break/>lim per exuperantiam, absolute quidem unumquodque ele.a<text:line-break/>meutorum, homo vero, equus et bos per exuperantiam.</text:p>
      <text:p text:style-name="P3">Jam autem quum ad aliquid respiciendo exploratio fiat, illud<text:line-break/>modo considerandum etit, quodnam sit illud ad quod dict-<text:line-break/>t ur. Nos vero non id quaerimus, an in aqua marina hu-<text:line-break/>midi simpliciter plus sit quam sicci, id enim clare conspici-<text:line-break/>mus: fed si ad hominem conferendo, neque tamen rur<text:span text:style-name="Default_20_Paragraph_20_Font"><text:span text:style-name="T1">s</text:span></text:span>um<text:line-break/>ad hunc simpliciter, ac si leonem illi compares, quippe quum<text:line-break/>sic homine humidior marina fuerit. Quonam igitur pacto<text:line-break/>scrutabimur an sicca sit facultate marina? Quonam ah<text:span text:style-name="Default_20_Paragraph_20_Font"><text:span text:style-name="T1">ct<text:line-break/></text:span></text:span>obsecro, quam an corpus humanum inaequalitate quadam<text:line-break/>exiccare valeat? ltaque in hoc unum modo caeteris relicus<text:line-break/>intendendum. Atqui contra faciunt medicorum plerique,<text:line-break/>nam ad quidvis potius respiciunt quam ad hoc. Quomodo<text:line-break/>ergo ad hominem conversi, reliquis praetermissis, quanam<text:line-break/>in hoc agendi facultate polleat marina, cognoscemus an vt-<text:line-break/>delicet corpori applicantes, sicque ejus periculum sumentes<text:line-break/>lavando in marina, rigando, fovendoque, tum subinde Ia-<text:line-break/>nam aut spongiam marina madentem partibus applicando i<text:line-break/>ad haec emplastris ceratisque miscendo, atque in his esum-</text:p>
      <text:p text:style-name="P3">bus ab eo quod ex accidenti quandoque evenit, id quod a<text:line-break/>proprja medicamenti vi proficiscitur, distinguendo? ., Nam<text:line-break/>in hoc omnis inventionis- Inmuta consistit, quam vix quis-<text:line-break/>quam illorum attingit: fed eos philosophorum verba deelo.<text:line-break/>piunt haud potentes homonymiam percipe<text:span text:style-name="Default_20_Paragraph_20_Font"><text:span text:style-name="T1">r</text:span></text:span>e.</text:p>
      <text:p text:style-name="P1">Cap. VI. Nam non solum, ut modo diximus; aliud<text:line-break/>simpliciter, aliud per exuperantiam ab. ipsis dicitur ; .fimpli-<text:line-break/>eiter enim ignis calidus est, per exuperantiam homo. Ve-<text:line-break/>rum quod per exuperantiam dicitur, bifariam quoque diri<text:line-break/>autumant, partim secundum snbllantiae molem, velut et nos<text:line-break/>quoque in libris de temperamentis divisimus; ut si cados<text:line-break/>duos aquae summe ferventis uni cado aquae maxime algentis<text:line-break/>permiscueris ,. partior vero fecundum qualitatum affectum.<text:line-break/>Atque hoc quod ad dogma consequitur, ita dicunt, non ex<text:line-break/>iis quae evidenter apparent accipientes. Namfupponen-<text:line-break/>tes frigidum omne contrahere constipareque et substantiam<text:line-break/>reddere immobilem aut aegre mobilem; calidum vero ra-</text:p>
      <text:p text:style-name="P3">refacere, fundere, coquere, movere, rationabiliter in plan-<text:line-break/>tis omnibus vincere calidum pronunciant, siquidem haud<text:line-break/>aliter neque nutrimenti ex te<text:span text:style-name="Default_20_Paragraph_20_Font"><text:span text:style-name="T1">rr</text:span></text:span>a digestionem longissimam<text:line-break/>neque alterationem ejusdem, neque concoctionem, quin nec<text:line-break/>incrementum prorsum plantarum, neque germinationem ue-<text:line-break/>que fructuum generati<text:span text:style-name="Default_20_Paragraph_20_Font"><text:span text:style-name="T1">o</text:span></text:span>nem perfici posse, nisi calidum fu-<text:line-break/>pararet, atque ita rursum inter plantas alias calidiores, alias<text:line-break/>frigidiores constituunt. Ex eadem ista hypothesi pendet ea<text:line-break/>ratio, qua rosas esse calidas contenderunt :. siquidem in illis<text:line-break/>si in aliis ullis plantis, plurimum vincit caliditas. Ex altera<text:line-break/>rurfum hypothesi dependet quod de oleo et adipe ast<text:span text:style-name="Default_20_Paragraph_20_Font"><text:span text:style-name="T1">r</text:span></text:span>uunt.<text:line-break/>Nam quod ocissime inflammentur, idcirco calida esse ea fa-<text:line-break/>unitate judicant. Et alio rursum modo quaecunque dulcia<text:line-break/>funt, calida esse dicunt, siquidem quod familiarissima sint<text:line-break/>simillimaqne naturis nostris quae calida funt, ideo et ipsa<text:line-break/>quoque calida esse volunt. Atque philosophis quidem, ut<text:line-break/>puta qui de tota natura scrutantur, recte talia et quaerun-<text:line-break/>nir et dicuntur, at medicis, quibus alius est stamus propoli-</text:p>
      <text:p text:style-name="P3">tus; haud perinde recte, quippe quum in ro<text:span text:style-name="Default_20_Paragraph_20_Font"><text:span text:style-name="T1">t</text:span></text:span>arum affectibus<text:line-break/>calidum non vincat, neque sane quoduis aliud plantae ge-<text:line-break/>nus eo quod plantae est, calidum dici debet, quoniam nos<text:line-break/>haud ile calidum quaerimus, sed ut ad hominem, siquidem<text:line-break/>si, quia in actionibus superat caliditas, propterea calidum<text:line-break/>quid dices, planta unaquaeque calida erit multuque magis<text:line-break/>animalia omnia. Dicant igitu<text:span text:style-name="Default_20_Paragraph_20_Font"><text:span text:style-name="T1">r</text:span></text:span>, fi lubet, papaver, mand<text:span text:style-name="Default_20_Paragraph_20_Font"><text:span text:style-name="T1">r</text:span></text:span>a-<text:line-break/>geram, cicutam, salamandram esse calida, verum nemo id<text:line-break/>dicit, sed velut uno ore omnes esse frigida pronunciant. At-<text:line-break/>qui animal est salamandra, quod et nutritur et crescit et<text:line-break/>movetur, quae sane calido in mixtione vincente provenire<text:line-break/>asserunt. Quid ergo in istis quidem ad hominem refpi-<text:line-break/>ciunt, in aliis vero ad tutam naturam, aut primarum qua-<text:line-break/>litatum actiones? At ego non salamandram modo aut ci-<text:line-break/>cutam ut ad hominem frigida esse dici oportere censeo, fed<text:line-break/>alia omnia ad eundem modum Iudicanda. Siquidem cicuta<text:line-break/>stu<text:span text:style-name="Default_20_Paragraph_20_Font"><text:span text:style-name="T1">r</text:span></text:span>nos non modo non refrigerat et enecat uti nos, sed et</text:p>
      <text:p text:style-name="P3">alit quoque et nimirum etiam calefacit. Quicquid enim sub-<text:line-break/>stantiam alit calidam, calorem ejus quadantenus et auget ec<text:line-break/>tuetur, atqui c<text:span text:style-name="Default_20_Paragraph_20_Font"><text:span text:style-name="T1">or</text:span></text:span>poris sturnorum calida est substantia non<text:line-break/>mod<text:span text:style-name="Default_20_Paragraph_20_Font"><text:span text:style-name="T1">o</text:span></text:span> qua animalia sunt, led etiam qua sanguine praedita,<text:line-break/>Sane subinde in aliis tractatibus demonstratum a n<text:span text:style-name="Default_20_Paragraph_20_Font"><text:span text:style-name="T1">o</text:span></text:span>bis est<text:line-break/>familiaritates quasdam pugnantiasque qualitatum <text:span text:style-name="Default_20_Paragraph_20_Font"><text:span text:style-name="T1">o</text:span></text:span>mnibus<text:line-break/>rebus inesse, ac quod familiare est expedite assimilari, quod<text:line-break/>ver<text:span text:style-name="Default_20_Paragraph_20_Font"><text:span text:style-name="T1">o</text:span></text:span> contrarium, ad internecionem ducere tum animantia<text:line-break/>tum plantas. Praeterea familiaritates illas a t<text:span text:style-name="Default_20_Paragraph_20_Font"><text:span text:style-name="T1">o</text:span></text:span>tius substitue<text:line-break/>tiae proprietate oriri, id quod saepenumer<text:span text:style-name="Default_20_Paragraph_20_Font"><text:span text:style-name="T1">o</text:span></text:span> a me et dictum<text:line-break/>est et.ostensum. At isti quum aegre id capere possint, se-,<text:line-break/>gniter et falso de complurium medicamentorum viribus pro-.<text:line-break/>nunciant. Una enim duntaxat illorum examinand<text:span text:style-name="Default_20_Paragraph_20_Font"><text:span text:style-name="T1">a</text:span></text:span>rum re-<text:line-break/>gula est, nempe ea quae ad hominem fit exploratio, id quod<text:line-break/>fecundum accidens ab eo quod est per se semper distiu-<text:line-break/>guendo. Cui fi quis animum intendat, is nec acetum nec<text:line-break/>rosaceum calidum unquam dixerit, quippe quum utrnm-<text:line-break/>quenos primario et per fe. refrigeret, acetum quidem va- .</text:p>
      <text:p text:style-name="P3">dide, leviter autem rosaceum. P<text:span text:style-name="Default_20_Paragraph_20_Font"><text:span text:style-name="T1">o</text:span></text:span>rro quidnam hoc fit levi-<text:line-break/>ter, ego exponam : una enim cum eo tota medii tempera-<text:line-break/>menti medicamentorum omnium ratio c<text:span text:style-name="Default_20_Paragraph_20_Font"><text:span text:style-name="T1">o</text:span></text:span>nspicietur, cujus et<text:line-break/>rn praecedente libro mentionem fecimus, ubi de oleo dif-<text:line-break/>ferebatur.</text:p>
      <text:p text:style-name="P1">Cap. VII. Si quippiam est ex applicatis nobis feu<text:line-break/>corporibus feu medicamentis, quod actu sic calidum sit ut<text:line-break/>nos, aut ex contactu similiter calidum evadat, id ex media<text:line-break/>est temperie, cum nobis nimirum collatum, siquidem fecun-<text:line-break/>dum fe queat per exuperantiam dici calidum, velut et nos<text:line-break/>quoque. At fi quid nondum adeo calidum est ut nos, ne-<text:line-break/>que admodum tale redditur, id temperie humana frigidius<text:line-break/>est, quantumcunque in e<text:span text:style-name="Default_20_Paragraph_20_Font"><text:span text:style-name="T1">o</text:span></text:span> caliditas exuperet; etenim adino-<text:line-break/>tum calorem, qui in nobis praeerat,. auferet detrahetque,<text:line-break/>Quippe fi datis duabus aquis calidis, quarum altera plus,<text:line-break/>altera minus caleat, misceas minus calentem magis calenti,<text:line-break/>trusus certe caliditatem exulveris; sic fi in caliditatem r<text:span text:style-name="Default_20_Paragraph_20_Font"><text:span text:style-name="T1">o-</text:span></text:span></text:p>
      <text:p text:style-name="P3">face,, quae tepida est ut ad temperiem humanam, oalidita-<text:line-break/>tem indideris humanam, pr<text:span text:style-name="Default_20_Paragraph_20_Font"><text:span text:style-name="T1">o</text:span></text:span>rsum ab hac quid detrahes et<text:line-break/>refrigerabis.</text:p>
      <text:p text:style-name="P1">Cap. VHI. N<text:span text:style-name="Default_20_Paragraph_20_Font"><text:span text:style-name="T1">o</text:span></text:span>n ergo mirari oportet si quicquam<text:line-break/>eorum quae proprie et per ie sinat calida cum calidiore<text:line-break/>commixtum frigidius efficere ipsum queat. Ea est enim<text:line-break/>communis alterabilium corporum omnium natura, uti in se-<text:line-break/>se et agant et patiantur admota, quodque minus est calidum<text:line-break/>a magis calido calidius evadit: quod ver<text:span text:style-name="Default_20_Paragraph_20_Font"><text:span text:style-name="T1">o</text:span></text:span> magis calidum a<text:line-break/>minus calido c<text:span text:style-name="Default_20_Paragraph_20_Font"><text:span text:style-name="T1">o</text:span></text:span>ntra efficitur. Nam id vel ex ipso tactu<text:line-break/>clarissime difcas; etenim eadem subinde illi tum calida tum<text:line-break/>frigida esse videntur, calidiori quidem facto frigida, frigi-<text:line-break/>diori vero calida. Proposuit autem mihi dudum quispiam,<text:line-break/>quamobrem in balneis frigidum mejamus, foris vero cali-<text:line-break/>dum, haud intelligens in balneis urinam quidem perinde<text:line-break/>ac foris tepidam esse, verum n<text:span text:style-name="Default_20_Paragraph_20_Font"><text:span text:style-name="T1">o</text:span></text:span>s non aeque extriufeca core<text:line-break/>puris. superficie et dum lavamur et ante affectos este. Nam</text:p>
      <text:p text:style-name="P3">in balneo ipsio calidior ea nobis est quam urina, extra autem<text:line-break/>frigidior: quare et urina non abs re illi calida extra bal-<text:line-break/>reum apparet, in balneo autem frigida : quod enim minus<text:line-break/>quam ipsa calidum sentitur, velut refrigerans habet: quod<text:line-break/>autem magis calidum, tanquam calefaciens. Liceat vero tibi<text:line-break/>periculi faciundi causa, postquam abunde lavando incalueris,<text:line-break/>pelvi aquae modice tepidae intro. jussit tuo allata, in eam<text:line-break/>manum aut pedem immittere; apparebit enim aqua non<text:line-break/>tepida, sed admodum frigida. At si. protinus balneum in- -<text:line-break/>gressus aquam pelvis tetigeris, minus videbitur frigida : per-<text:line-break/>petuo enim quanto plus fueris praecalefactus, tanto appare-<text:line-break/>hit frigidior. Nec mirum videri debet, si putealium aqua-<text:line-break/>rum pleraeque, quae videlicet fontes profundos admodum<text:line-break/>habeant; co<text:span text:style-name="Default_20_Paragraph_20_Font"><text:span text:style-name="T1">n</text:span></text:span>tactae hieme videantur tepidae. At si .a bale<text:line-break/>neo manibus contingas calidis, multoque magis si etiamnum<text:line-break/>in lavacro consistens, haud profecto apparebis tepida. - Ita-<text:line-break/>que tactum calidi frigidique dignoscendi normam ponentes.</text:p>
      <text:p text:style-name="P3">ac ejus dispositioni judicium omne tribuentes, merito sane<text:line-break/>crebro fallimur,. ut qui quod haud ex fe est frigidum, id<text:line-break/>frigidum esse dicamus, quod vero calidum ex fe non est, id<text:line-break/>esse calidum pronunciemus. Hinc fit ut dum lavamur, sii-. .<text:line-break/>gidam esse urinam credamus, contraque frigore rigentes,<text:line-break/>aquam e puteis haustam calidam existimemus. At fi affe-<text:line-break/>ctionum, in quibus eramus, dum utramque contingeremus,<text:line-break/>obliviscamur, ac folles ejus qui in nobis factus est <text:span text:style-name="Default_20_Paragraph_20_Font"><text:span text:style-name="T1">t</text:span></text:span>ensus<text:line-break/>meminerimus, periculum est ne forte aquam aliquando ab-<text:line-break/>sclute dicamus calidam, urinam vero absolute frigidam. At-<text:line-break/>qui neutra absolute aut calida aut frigida est, fed ut ad nos:<text:line-break/>nec ut ad nos ru<text:span text:style-name="Default_20_Paragraph_20_Font"><text:span text:style-name="T1">r</text:span></text:span>sum ab<text:span text:style-name="Default_20_Paragraph_20_Font"><text:span text:style-name="T1">s</text:span></text:span>olute, verum hoc videlicet pacto<text:line-break/>affectos. .. Ahsclute autem utraque qualis ad nos est diri<text:line-break/>possit .ad mediam eandemque optimam nostri temperiem<text:line-break/>collata: ut si ad.hominem absolute expendatur, omnino sane<text:line-break/>ad temperatum et.eucratum. expendi oporteat Sane et<text:line-break/>haec quoque peccata omnia a nominum distinctione pendent,<text:line-break/>quam.paulo minus omnes habent contemptui. Etenim quum.</text:p>
      <text:p text:style-name="P3">calidum et frigidum - partim ab<text:span text:style-name="Default_20_Paragraph_20_Font"><text:span text:style-name="T1">s</text:span></text:span>olute dicatur, partim per.<text:line-break/>exuperantiam, partim ut ad pyrum earum fui generis compara-<text:line-break/>tum; partim ut ad quidvis obvium collatum, jure optimo in<text:line-break/>homonymiis identidem fallimur, nescii quidem quonam lro-<text:line-break/>rutn modorum quid calidum iudicemus ad alterum tamen<text:line-break/>transeuntes. Verum sexcenties jam . dictum est diceturque<text:line-break/>quod in quarto et ultimo eorum quae modo recensuimus<text:line-break/>significatorum. de . medicamentorum viribus confiderare<text:line-break/>oporteat. ...</text:p>
      <text:p text:style-name="Normal">-t Cap. IX. Non enim an absolute unumquodque ca-<text:line-break/>fidum sit, ut ignis, nam id omnino etiam foret impossibile <text:span text:style-name="Default_20_Paragraph_20_Font"><text:span text:style-name="T1">t<text:line-break/></text:span></text:span>aut an per exuperantiam, ut sanguis, considerare proposi-<text:line-break/>tum est n neque an ut ad symmetrum sui generis aut speciei<text:line-break/>dicatur calidum, ut leo in animantibus, et quod florentis ae-<text:line-break/>talis est in quavis specie ad aetatem provectum : sed an ad<text:line-break/>hominem sit calidum, frigidum, humidum, aut siccum me-<text:line-break/>dicamentorum unumquodque.inquirere statutum esu Neque<text:line-break/>rursum ad hunc tanquam id quod ad aliquid aliud compa-</text:p>
      <text:p text:style-name="P3">ratus, fed si facultate, h<text:span text:style-name="Default_20_Paragraph_20_Font"><text:span text:style-name="T1">o</text:span></text:span>c efi si admotum ipsi eant parteni<text:line-break/>quam tetigerit reddat aut calidiorem aut frigidiorem aut<text:line-break/>humidiorem aut sicciorem. Itaque in expe<text:span text:style-name="Default_20_Paragraph_20_Font"><text:span text:style-name="T1">r</text:span></text:span>ientia et judi-<text:line-break/>dandi et dignoscendi c<text:span text:style-name="Default_20_Paragraph_20_Font"><text:span text:style-name="T1">o</text:span></text:span>nsiflet ratio, licet reperiantur medi-<text:line-break/>corum plerique, qui experientia posthabita. an rubra fit<text:line-break/>rofa an bene olens considerant, negligentes ubi caput ipsis<text:line-break/>exaestuat coronis ex rosa contextis capitique impositis aut<text:line-break/>succo ejus aut oleo r<text:span text:style-name="Default_20_Paragraph_20_Font"><text:span text:style-name="T1">o</text:span></text:span>saceo; fio vel ipsa experientia id quod<text:line-break/>res est discere. Nam si calefiant, magis etiam calida fuerit i<text:line-break/>sin refrigerentur, frigida, quod perinde est atque refrige-<text:line-break/>randae humanae naturae facultate pollere; nam id perpetu<text:span text:style-name="Default_20_Paragraph_20_Font"><text:span text:style-name="T1">d<text:line-break/></text:span></text:span>memoria tenere <text:span text:style-name="Default_20_Paragraph_20_Font"><text:span text:style-name="T1">o</text:span></text:span>portet; quod tametsi sexcenties dicere n<text:span text:style-name="Default_20_Paragraph_20_Font"><text:span text:style-name="T1">o</text:span></text:span>n.<text:line-break/>gravatus sim, tamen multi ne sic quidem id capiunt, atque<text:line-break/>ignoscendum sane illis est, ut qu<text:span text:style-name="Default_20_Paragraph_20_Font"><text:span text:style-name="T1">o</text:span></text:span>s s<text:span text:style-name="Default_20_Paragraph_20_Font"><text:span text:style-name="T1">o</text:span></text:span>phistae prolixis suis<text:line-break/>nugis perverterunt: Et profecto experientiae quidem ratio<text:line-break/>tam facilis est quum in rosarum tum in caete<text:span text:style-name="Default_20_Paragraph_20_Font"><text:span text:style-name="T1">r</text:span></text:span>orum medi-<text:line-break/>c<text:span text:style-name="Default_20_Paragraph_20_Font"><text:span text:style-name="T1">e</text:span></text:span>mentorum omnium facultate. Nam <text:span text:style-name="Default_20_Paragraph_20_Font"><text:span text:style-name="T1">r</text:span></text:span>osis aut coronari<text:line-break/>liceat, aut eis contritis hominis aestuantis os ventriculi illi-</text:p>
      <text:p text:style-name="P3">nere, aut siccum earum expressum ebibere, aut oleo aquae-<text:line-break/>ve mixtis aliquam corporis partem confricare. <text:span text:style-name="Default_20_Paragraph_20_Font"><text:span text:style-name="T1">r</text:span></text:span> Sed quid<text:line-break/>haec multis. commemoro, quum nonnulli mixtum opobal-<text:line-break/>famoi rosarum succum sub canis ardoribus refrigerii causa<text:line-break/>corporibus inungant, usu videlicet ipsc docti,- cum hoc fe-<text:line-break/>cerint, abunde refrigerare? At li erode tus medicus prae<text:line-break/>eximia videlicet. sapientia ne mixtum quidem aceto rosia-<text:line-break/>ceum, quod proprie oxyrli<text:span text:style-name="Default_20_Paragraph_20_Font"><text:span text:style-name="T1">o</text:span></text:span>dinon v<text:span text:style-name="Default_20_Paragraph_20_Font"><text:span text:style-name="T1">o</text:span></text:span>cant, refrigerare nos<text:line-break/>c<text:span text:style-name="Default_20_Paragraph_20_Font"><text:span text:style-name="T1">o</text:span></text:span>ncesserit. Postea memor illo fe uti in principiis morb<text:span text:style-name="Default_20_Paragraph_20_Font"><text:span text:style-name="T1">o-<text:line-break/></text:span></text:span>rutu phreniticorum, nec ignorans quantam sibi contradicem-:<text:line-break/>irum -turbam inde. cieret, quippe omnibus prope medicis<text:line-break/>confessum est, adeo ut vel Thessali sequaces, h<text:span text:style-name="Default_20_Paragraph_20_Font"><text:span text:style-name="T1">o</text:span></text:span>minis ini-<text:line-break/>pudentissimi, negare n<text:span text:style-name="Default_20_Paragraph_20_Font"><text:span text:style-name="T1">o</text:span></text:span>n audeant repellendum refrigeran-<text:line-break/>dumque .in principiis esse potius quam calefaciendum aut<text:line-break/>laxandum, non refrigerare ipfum inquit. sed astringere. At-<text:line-break/>qui difficile sane illineutiquam fuisset, fi quando aestu nimio<text:line-break/>affligebatur, nam et hom<text:span text:style-name="Default_20_Paragraph_20_Font"><text:span text:style-name="T1">o</text:span></text:span> erat eisdem obnoxius passionibus<text:line-break/>quibus et nos, caput oxyrhodin<text:span text:style-name="Default_20_Paragraph_20_Font"><text:span text:style-name="T1">o</text:span></text:span> persuudere, sicque expe-</text:p>
      <text:p text:style-name="P14">ruentia medicamenti affectum cognoscere. Imo facilius, pu-<text:line-break/>to, fuerat refrigeratum eo uti, caput perfundendo auribusque<text:line-break/>instilland<text:span text:style-name="Default_20_Paragraph_20_Font"><text:span text:style-name="T1">o, </text:span></text:span>ac naribus insu<text:span text:style-name="Default_20_Paragraph_20_Font"><text:span text:style-name="T1">n</text:span></text:span>dendo, totamque adeo frontem<text:line-break/>perfricand<text:span text:style-name="Default_20_Paragraph_20_Font"><text:span text:style-name="T1">a</text:span></text:span>, quemadmodum amaracino, irino, caeterisque<text:line-break/>ejus generis unguentis calidis uti assuevimus, quum non<text:line-break/>mediocriter quidem fecundum eum calefaciat oxyrhodinon,<text:line-break/>ex duobus calidissimis scilicet confectum medicamentis. Cae-<text:line-break/>lerum si Herodctus eo uti ausus non est, aequum arbitror,<text:line-break/>ut qui.nunc vivunt, ejus in fele periculum faciant, ubi aut<text:line-break/>algent aut aestu laborant, velut nos saepe in nobismetipsis<text:line-break/>experti fumus , aliorum que complurium aestuantium caput<text:line-break/>perfudimus. Praestat enim ipsus prius in sese quae pro-<text:line-break/>ferunt expertos; ita denique ea nobis consulere ac litteris<text:line-break/>posteritati prodere.<text:tab/>..i .. . i</text:p>
      <text:p text:style-name="P1">Cap. .X. . Vetum enimvero tametsi contradicere<text:line-break/>nemini statueram; tamen nescio quo pacto huc illorum me<text:line-break/>impudentia adegerit. Rursum itaque redeo ad id quod ab:<text:line-break/>initio proposueram, nempe experientis judicandas medica-</text:p>
      <text:p text:style-name="P3">mentorum facultates, idque tum in iis, qui inculpata sani-.<text:line-break/>tate fruuntur, illis utendo, tum in iis, qui quoad heri licet,<text:line-break/>quam maxime simplicibus tenentur morbis, aut calidis aut<text:line-break/>frigidis aut humidis aut siccis. Ita enim si judica veris,<text:line-break/>oleum neque calidum neque frigidum, ut ad hominem tem-<text:line-break/>peratum, invenies, rosaceum vero aliquatenus jam eo fri-<text:line-break/>gidius, non autem vehementer ^rigidum, verum, ut ego<text:line-break/>nominare consuevi, in primo recessu et ordine resrigeran-<text:line-break/>tium. Nam ut aqua, verbi causa, alia ad unguem tempe-<text:line-break/>rata est, alia aut calidior aut srigidior, non adeo tamen,<text:line-break/>nt<text:span text:style-name="Default_20_Paragraph_20_Font"><text:span text:style-name="T1">p</text:span></text:span>ossis extreme frigidam aut calidam dicere, ita in medi-<text:line-break/>^amentis quoque oleum quidem ex media existit temperie,<text:line-break/>at rosarum fuccus ex srigidiore quidem, sed non ita multo,<text:line-break/>verum caloris est, ut diximus, tepidi. Ejusdem cum illo<text:line-break/>ordinis est, quod ad calorem tepidum attinet, linospermon.<text:line-break/>quod vocant: verum essentiae suae crassitie non parvo dis-<text:line-break/>crimine ab illius natura recedit, quum rosarum succus ex-<text:line-break/>quisite tenuis sit essentiae, cui rei indicio est, quod celer-</text:p>
      <text:p text:style-name="P3">nme arescat, nec qmcquam oblineat vIscositatIs, tum cde-<text:line-break/>tororum unguentorum odores exolvat. Neque enim alia<text:line-break/>re efficere id videtur quam quod odoratus meatus opplere<text:line-break/>praeoccupet: nam quum transire ac penetrare illa cunctan-<text:line-break/>tur, ante ipse occupat atque illos implet. Est et chamae-<text:line-break/>melum tenuitate quidem rosae persimile, calore vero ad olei<text:line-break/>vires magis accedens, homini tum familiares tum tempe-<text:line-break/>ratas. Quapropter lassitudini ut si qui aliud cum primis<text:line-break/>confert doloresque mitigat: praeterea tensa remittit et la-<text:line-break/>xat: quaeque mediocriter dura sunt emollit, quaeque con-<text:line-break/>stipata rarefacit. At haec febres quae citra visceris alicujus<text:line-break/>inflammationem infestant <text:span text:style-name="Default_20_Paragraph_20_Font"><text:span text:style-name="T1">s</text:span></text:span>olvit: ac praesertim quae ex hu-<text:line-break/>moribus biliosis aut cutis densitate proveniunt. Qua de<text:line-break/>re et ab Aegyptiorum sapientissimis foli consecratum est, fe-<text:line-break/>bIiumqne omnium putatur remedium. Verum hac quidem<text:line-break/>in re a veritate aberrant. SoIas enim quas dixi febres sa-<text:line-break/>nare potest easque percoctas, licet sane pulchre etiam reli-</text:p>
      <text:p text:style-name="P3">quas omnes adjuvet, quae melancholicae sunt, aut pituitosae,<text:line-break/>aut ex visceris inflammatione prognatae. Nam et harum<text:line-break/>remedium chamaemelum est, vel strenuissimum, ubi coneo-<text:line-break/>ctis adhibetur scilicet: quapropter et hypbchondriis ut si<text:line-break/>quid aliud gratum existit. Quin et tale quoque esse lini se-<text:line-break/>men vetus sermo praedicat. Nam et ipsum quoque re vera<text:line-break/>quae circa hypochondria sunt visceribus gratum est, minus<text:line-break/>tamen chamaemelo: quippe quum et minus calidum sit, ut<text:line-break/><text:span text:style-name="Default_20_Paragraph_20_Font"><text:span text:style-name="T12">est </text:span></text:span>dictum, et praeterea essentiae crassae. Verum rosa illis<text:line-break/>nequaquam his in rebus propinqua est: tametsi quod ad ca-<text:line-break/>loris tepiditatem et essentiae tenuitatem attinet, perquam<text:line-break/>sane et ipsa inflammationibus in hypochondriis consistenti-<text:line-break/>bus utilis esse possit, nisi astrictio, quae una quoque illi inest,<text:line-break/>multifariam laederet: quae maxime iis obest, in quibus<text:line-break/>chamaemelum praecellit, nempe condensata corpora rare-<text:line-break/>faciens, indurata molliens, tensa relaxans: nam iis omnibus<text:line-break/>inimica astrictio est. Attamen ad ascensus augmentaque in-<text:line-break/>flammationum , ac potissimum earum quae in exterioribus</text:p>
      <text:p text:style-name="P2">membris extant, chamaemelo rosaceum praesertur: quippe<text:line-break/>quum hae tepida caliditate cum levi astrictione indigeant.<text:line-break/>lu principio enim quae refrigerant atque astringunt, per in-<text:line-break/>crementa vero tepida et mediocriter constringentia, at in<text:line-break/>vigoribus inflammationum quaecunque tum moderate cale-<text:line-break/>facere laxareque, per declinationes autem quae tum cale-<text:line-break/>facere tum valenter discutere valent magis competunt. Ac<text:line-break/>de istis omnibus fusius in libris de medendi methodo tra-<text:line-break/>ctabimus. Nunc ad .propositum revertor.</text:p>
      <text:p text:style-name="P1">Cap. XI. Etenim quae mediae funt temperiei, et<text:line-break/>quae ntramvis in partem leviter declinant medicamenta, in-<text:line-break/>ternn calefacere videbuntur, rmsumq<text:span text:style-name="Default_20_Paragraph_20_Font"><text:span text:style-name="T1">u</text:span></text:span>e refrigerare , iute-<text:line-break/>Iun vero neque calefacere neque refrigerare, scd sicuti cor-<text:line-break/>pora acceperunt, ita ea servare. Nec id istis abs re accidit,<text:line-break/>si quidem aqua tepida et urina in balneis quidem frigidae,<text:line-break/>algentibus vero calidae nobis apparent. Quum ergo ex eo<text:line-break/>quod affecta corpora variis subinde modis disponantur, ip-<text:line-break/>sum quod afficit varie quoque agere contingat, liquet ex</text:p>
      <text:p text:style-name="P3">hoc non rosam, non oleum, non chamaemelum, non lini fe-.<text:line-break/>men , Ied neque anethum neque sari namp aut foeni graeci,<text:line-break/>aut triticeam, neque alia <text:span text:style-name="Default_20_Paragraph_20_Font"><text:span text:style-name="T1">s</text:span></text:span>excenta, quae partim ad amplum<text:line-break/>mediam temperiem <text:span text:style-name="Default_20_Paragraph_20_Font"><text:span text:style-name="T1">s</text:span></text:span>ortiuntur, partim paulum ab eatrece-<text:line-break/>dunt, eandem ubique editura esse actionem , q nando ri nec<text:line-break/>fani eandem omnes temperiem obtinemus, nec eisdem mor-<text:line-break/>bis affligimur aegroti. Jam rosaceum mediam inter tolëum<text:line-break/>et rosarum succum temperiem possidens, illo enim. minus est<text:line-break/>calidum, hoc autem magis, refrigerat quidem exustos; idque<text:line-break/>caliditatis suae tepore, algentes vero paulum etiam calefacit,<text:line-break/>quod videlicet is quoque assectus caloris sit tepidi , quemad-<text:line-break/>modum balneae rigentes quidem calefaciunt, aestuantes v^ro<text:line-break/>frigesaciunI.</text:p>
      <text:p text:style-name="P1">Cap. XII. Quocirca si aut refrigerantibus medica-<text:line-break/>mentis, aut calefacientibus rosaceum indideris^., sicut nec<text:line-break/>magnopere obfueris, ita nec admodum profueris, nam casi-<text:line-break/>ditas tepida nec est sufficiens quae refrigerata sunt laedere,<text:line-break/>nec eadem curare potens. Etenim quicquid curari debet,</text:p>
      <text:p text:style-name="P3">tanquam quod ab immoderati<text:span text:style-name="Default_20_Paragraph_20_Font"><text:span text:style-name="T1">o</text:span></text:span>ne ad commoderaticnem re-<text:line-break/>ducitur, non id qu<text:span text:style-name="Default_20_Paragraph_20_Font"><text:span text:style-name="T1">o</text:span></text:span>d bene temperatum sit requirit, verum<text:line-break/>id -quod contrariam habeat intemperiem. Siquidem si<text:line-break/>aquam frigidam temperatam efficere studes,. temperatam. ei<text:line-break/>misceri non oportet, sic enim tepidum. evadet qu<text:span text:style-name="Default_20_Paragraph_20_Font"><text:span text:style-name="T1">o</text:span></text:span>d ex utris-<text:line-break/>que commixtum erit, red fervens petenda. est, eaque frigidae<text:line-break/>miscenda: hactemisque moderata calidior esse debet ea qua<text:line-break/>frigidam temperare voles, quatenus videlicet et frigida ipsa<text:line-break/>fymmetram frigiditate exuperat, Nam sicut quae leniter tan-<text:line-break/>tum fymmetra frigidior est, ab ea, quae multo est calidior<text:line-break/>mediam non recipiet temperiem, sic nec quae longe frigi-<text:line-break/>dior ab ea quae paul<text:span text:style-name="Default_20_Paragraph_20_Font"><text:span text:style-name="T1">o</text:span></text:span> calidior, Verum si quod curationem<text:line-break/>postulat multo est frigidius, necesse est quod ni<text:span text:style-name="Default_20_Paragraph_20_Font"><text:span text:style-name="T1">t</text:span></text:span>unt curabit<text:line-break/>multo quo que- calidius existat; fin paulo frigidius, paulo<text:line-break/>etiam quod curabit calidius erit. -Ilt autem uno verbo ex-.<text:line-break/>primam tanto abesse a madio quod medebitur quanto ipsum<text:line-break/>cui medela adhibebitur op<text:span text:style-name="Default_20_Paragraph_20_Font"><text:span text:style-name="T1">o</text:span></text:span>rtet, nimirum quum in con-<text:line-break/>trarium utriusque vergat excessus... Nam qu<text:span text:style-name="Default_20_Paragraph_20_Font"><text:span text:style-name="T1">o</text:span></text:span>d eandem in</text:p>
      <text:p text:style-name="P3">partem cum corpore curando, idque aequo temperamento<text:line-break/>recessit, id quidem idoneum non est, quod al tutationem ul-<text:line-break/>lam invehat, quare affectum neque laedet neque juvabit,<text:line-break/>quod autem minus aut plus recessit, alterabili quidem omni-<text:line-break/>no affectum: fed quod plus distat, protinus etiam nocebit: at<text:line-break/>quod minus est juvabit quidem, non tamen perfanabit.<text:line-break/>Ergo fi affectio quidem frigida fit, at calor medicamenti te-<text:line-break/>pidus, omnino necesse est affectum juvet quidem, verum<text:line-break/>haudquaquam ad naturalem <text:span text:style-name="Default_20_Paragraph_20_Font"><text:span text:style-name="T1">s</text:span></text:span>ymmetriam . reducere poterit,<text:line-break/>quare nec perfanabit. Rursum si affectio quidem fit parva,<text:line-break/>nempe ut a symmetra naturae caliditate ad tepiditatem de-<text:line-break/>clinet, fitque medicamen frigidum, omnino refrigerari asse-<text:line-break/>otum laedique a frigore necesse erit. Eodem quoque modo<text:line-break/>si calidior fit moderata temperie affectus, a fimilibus ipfius<text:line-break/>medicamentis in eodem statu <text:span text:style-name="Default_20_Paragraph_20_Font"><text:span text:style-name="T1">s</text:span></text:span>ervabitur, laedetur autem a<text:line-break/>calidioribus : porro juvabitur quidem ab iis quae fe sunt<text:line-break/>minus calida, non tamen penitus perianabitur. Sane et<text:line-break/>lue quoque turium homouymla in tutam extrusa vitam cre-<text:line-break/>broque nos fallens occurrit. Etenim quod Iymmetro tem-</text:p>
      <text:p text:style-name="P3">paramento est praeditum , id subinde calidum appellamus,<text:line-break/>sicut balneum quod est ejusmodi ac poculum, tum id quod<text:line-break/>ab h<text:span text:style-name="Default_20_Paragraph_20_Font"><text:span text:style-name="T1">o</text:span></text:span>c non multum etiam deficit, ad haec quoque et quic-<text:line-break/>quid calidius est. At si exquisita nominum uteremur ap-<text:line-break/>pellatione, quod symmetrum est non calidum, sed tempera-<text:line-break/>tum nuncupar-emus. Quod autem ab hujus excederet, mo-<text:line-break/>do, si ad calidius quidem immoderatione sua accederet tum<text:line-break/>plus tum minus calidum, flo ad frigidius, plus minusque<text:line-break/>frigidum. Sic, opinor, in medicamentis,- fi exquisite loquere-<text:line-break/>mur, quiddam vocaremus temperatum exquisite et medium;<text:line-break/>velut oleum : si quid autem eo esset calidius, calidum, ut sue-<text:line-break/>num graecum, fiu frigidius, frigidum, ut rosam. Caeterum<text:line-break/>hujusmodi nominum abusus causa extitit, quod non omnia<text:line-break/>corpora ob id genus medicamentis refrigerentur, quale est<text:line-break/>videlicet rofaceum. - Nam quum alia peraeque: ac illud fri<text:span text:style-name="Default_20_Paragraph_20_Font"><text:span text:style-name="T9">-</text:span></text:span><text:span text:style-name="Default_20_Paragraph_20_Font"><text:span text:style-name="T5">ι</text:span></text:span><text:span text:style-name="Default_20_Paragraph_20_Font"><text:span text:style-name="T9"><text:line-break/></text:span></text:span>gida fint, alia etiam frigidiora, illa quidem prosum ne al-<text:line-break/>terat quidem, haec vero setiam calefacit, saneque absurdum<text:line-break/>videri possit,. si quum quid calefacere fateamur, tamen frigi-</text:p>
      <text:p text:style-name="P3">dum vocitemus, ac si quis aquam putealem, quae hieme tua-<text:line-break/>nibus refrigeratis tepida videtur, frigidam appellite^. His<text:line-break/>ergo occasionibus perturbatus nominum usus rerum quo-<text:line-break/>que una perturbat notitiam. Similiter vero et de sicco et<text:line-break/>humido confusis ipforum nominibus rerum quoque notitia<text:line-break/>confusa est. Ac tametsi exile videatur nominum significata<text:line-break/>probe distinguere, attamen maximum habere momentum et .<text:line-break/>facultatem ad rerum cognitionem deprehenditur. Sed de<text:line-break/>humido et sicco paulo post dicetur, ubi videlicet omnem<text:line-break/>de calido et frigido sermonem perfecerimus. Nam non<text:line-break/>multum etiam de ejus distinctionibus reliquum esse ridetur,<text:line-break/>ubi videlicet jam semel apparuit nihil miri esse, ab eodem<text:line-break/>medicamento corpora diversa alia quidem calefieri, alia ve-<text:line-break/>ro refrigerari, alia autem neutrum omnino perpessi Etenim<text:line-break/>in eo, quod ad aliquid, facillimum est ad particularia acce-<text:line-break/>dentem dicere, quod ejusmodi corpori admotum rosaceum,<text:line-break/>lu qua ipsum temperie natum est, in ea servare potest : al-<text:line-break/>teri vero istiusmodi applicatum calefacere; aliiautem resti-</text:p>
      <text:p text:style-name="P3">gerere, Atin univerfum de facultate ejus pr onunciare, id<text:line-break/>vero difficile est, nisi nomina distinguas atque de iis conve-<text:line-break/>nias. Fuerit autum tum distinctio tum conventio talis,<text:line-break/>Quandoquidem corpora humana tum ea quam ab ortu<text:line-break/>nacta su<text:span text:style-name="Default_20_Paragraph_20_Font"><text:span text:style-name="T1">n</text:span></text:span>t temperie, tum ea quam ex aetate postea acquin<text:line-break/>runt, tum ea quae ex vitae consuetudine plurimum inter<text:line-break/>fe differunt, ab eisdem ea medicamentis varie alle<text:span text:style-name="Default_20_Paragraph_20_Font"><text:span text:style-name="T1">v</text:span></text:span>entur<text:line-break/>necesse esu Quippe si juvenem natura calidum, ex ritae<text:line-break/>instituto artificem exercentem, vetulae mulierculae eidem-<text:line-break/>que natura frigidae compares, non minus illum excellere<text:line-break/>comperies quam si valide calesacientium medicamentorum<text:line-break/>quippiam cum refrigerantibus componas.</text:p>
      <text:p text:style-name="P1">Cap. XIII. Medium ergo horum misti quempiam in-.<text:line-break/>telligas, qui et natura sit temperatus et moribus ac confue-<text:line-break/>tudine convenienti hanc tueatur eucrafiatn. Dein tres hos-<text:line-break/>ce tanquam temperiei Inopus animo commendes, ac circum-<text:line-break/>fpicias, quod lu genere calidum est, aut frigidum, aut sic-<text:line-break/>cum, aut humidum, cujus ex ipsis temperiei respectu tale</text:p>
      <text:p text:style-name="P3">.appellare sit melius, nonne ad temperatissimam, quae unica<text:line-break/>.est pariterque .reliquarum media, anad immoderatas etin-<text:line-break/>temperatas atque indefinitas ac .propemodum numero infi-<text:line-break/>nitas ? <text:span text:style-name="Default_20_Paragraph_20_Font"><text:span text:style-name="T1">S</text:span></text:span>ane mihi ne conferenda quidem distinctio videtur,<text:line-break/>neque ulla prope consideratione indigere., fed homini vel<text:line-break/>paulum etiam ingenii habenti perspicuum esse, corpus omni-<text:line-break/>hus numeris absolutum et decorum fimplexque et unum<text:line-break/>velut regulam quandam et scopum proponendum, .ac ad<text:line-break/>ipsum alia omnia dirigenda esse. Esto ergo nobis corpus<text:line-break/>hoc medicamentorum facultatis .regula: quodque similem<text:line-break/>illius temperiei caliditatem accendit, vocetur temperatum,<text:line-break/>etiamsi vel maxime calefacere senem refrigeratum videatur.<text:line-break/>quod vero calefacit , ausi refrigerat corpus ejusmodi, illud<text:line-break/>quidem calidum, h<text:span text:style-name="Default_20_Paragraph_20_Font"><text:span text:style-name="T1">o</text:span></text:span>c ver<text:span text:style-name="Default_20_Paragraph_20_Font"><text:span text:style-name="T1">o</text:span></text:span> vocetur frigidum. Ego autem,<text:line-break/>quo haec .dilucidius tradantur, ip<text:span text:style-name="Default_20_Paragraph_20_Font"><text:span text:style-name="T1">s</text:span></text:span>orum excessuum ordo, ad<text:line-break/>frigidum quidem primus cujus esse dicas rosaceum, secum-<text:line-break/>.sus cujus sit ipfa ro<text:span text:style-name="Default_20_Paragraph_20_Font"><text:span text:style-name="T1">t</text:span></text:span>a, post hunc tertius ct quartus, .quoad</text:p>
      <text:p text:style-name="P3">fermone ad frigidissima pervenerimus, nempe cicutam fuc-<text:line-break/>cum papaveris, mandragoram, hyoscyamum. Rursum ad<text:line-break/>calidum, anethum quidem et f<text:span text:style-name="Default_20_Paragraph_20_Font"><text:span text:style-name="T1">o</text:span></text:span>enum graecum primus, fe-<text:line-break/>condus vero deinceps, quicunque videatur fecundus tertius-<text:line-break/>que et quartus, donec ad exurentis perventum fit. - Ad<text:line-break/>eundem modum in medicamentis humectantibus -lac siccan<text:span text:style-name="Default_20_Paragraph_20_Font"><text:span text:style-name="T1">t<text:line-break/></text:span></text:span>tibus rursirs- a symmetro exorsi <text:span text:style-name="Default_20_Paragraph_20_Font"><text:span text:style-name="T1">o</text:span></text:span>rdines deinceps ad summa<text:line-break/>usque constituamus, nam hujus notitiae ad medendi metito-<text:line-break/>dum non parvus est u<text:span text:style-name="Default_20_Paragraph_20_Font"><text:span text:style-name="T1">t</text:span></text:span>us: imo nisi quis hoc pacto definiat,<text:line-break/>officiet magis legentibus quam proderit -Siquidem mediet,<text:line-break/>qui nunc quidem simplicium medicamentorum vires expo-<text:line-break/>nunt, praeter alia multa quae delinquunt h<text:span text:style-name="Default_20_Paragraph_20_Font"><text:span text:style-name="T1">o</text:span></text:span>c maxime n<text:span text:style-name="Default_20_Paragraph_20_Font"><text:span text:style-name="T1">o-<text:line-break/></text:span></text:span>xium est. cernere, nempe quod in calidis verbi gratia ane-<text:line-break/>thum et foenum graecum et mify et - calcem indifferenter<text:line-break/>numerent, in. frigidis rosaceum, mandragoram et cicutam :<text:line-break/>tanquam scilicet propinquum sit aut calci foenum graecum<text:line-break/>ane cicutae rosaceum, ac non multis eorum quae in medio<text:line-break/>suntmedicamealorum ordinibus disj uncta. Verum nos pro-</text:p>
      <text:p text:style-name="P15">viribus rem tam -immensam tamque <text:span text:style-name="Default_20_Paragraph_20_Font"><text:span text:style-name="T1">o</text:span></text:span>perosam in ordinem<text:line-break/>redigere tentemus .al exp<text:span text:style-name="Default_20_Paragraph_20_Font"><text:span text:style-name="T1">o</text:span></text:span>namus quae viribus pr<text:span text:style-name="Default_20_Paragraph_20_Font"><text:span text:style-name="T1">o</text:span></text:span>pinqua<text:line-break/>sunt, quaeque longe didita. Atque id quidem efficiamus,<text:line-break/>non. .probabiles serm<text:span text:style-name="Default_20_Paragraph_20_Font"><text:span text:style-name="T1">o</text:span></text:span>nes; sed certam ac definitam experiens<text:line-break/>fiam pro judice <text:span text:style-name="Default_20_Paragraph_20_Font"><text:span text:style-name="T1">t</text:span></text:span>umentes, velut et id quoque superius sue-<text:line-break/>penumero admonuimus. Enimvero ejusmodi judicium ut<text:line-break/>tutissimum quidem erit, ita prolixum quoque ac plenum la-<text:line-break/>horis, dum propositi finem conloquamur; eos tamen, qui<text:line-break/>haec relegere volent, hoc unicum ac solum efformare atque.<text:line-break/>artifici<text:span text:style-name="Default_20_Paragraph_20_Font"><text:span text:style-name="T1">o</text:span></text:span>sos reddere poterit ac velut <text:span text:style-name="Default_20_Paragraph_20_Font"><text:span text:style-name="T1">o</text:span></text:span>culum , qu<text:span text:style-name="Default_20_Paragraph_20_Font"><text:span text:style-name="T1">o</text:span></text:span> verita—<text:line-break/>tem agnoscant, praebere.. Ergo quae adhuc reliqua funt,<text:line-break/>ad totam velut elementarem c<text:span text:style-name="Default_20_Paragraph_20_Font"><text:span text:style-name="T1">o</text:span></text:span>nstitutionem , postquam ea.<text:line-break/>h<text:span text:style-name="Default_20_Paragraph_20_Font"><text:span text:style-name="T1">o</text:span></text:span>c libr<text:span text:style-name="Default_20_Paragraph_20_Font"><text:span text:style-name="T1">o</text:span></text:span> confecerimus, lu quarto de saporum viribus disse-<text:line-break/>remus; quandoquidem et hoc quoque ita risum amicis est.<text:line-break/>In quinto autem de omnibus in genere fimplicium medica-<text:line-break/>mentorum facundis quidem ac c<text:span text:style-name="Default_20_Paragraph_20_Font"><text:span text:style-name="T1">o</text:span></text:span>mpositis facultatibus. At-,<text:line-break/>que ita ad particularia in iis quae dehinc sequentur libris<text:line-break/>tranfibimus.<text:tab/>.,</text:p>
      <text:p text:style-name="P2">Cap. XIV. Reliquum autem est id, cujus subinde<text:line-break/>jam ante necessario mentionem quidem fecimus, verum ab-<text:line-break/>solute nondum exp<text:span text:style-name="Default_20_Paragraph_20_Font"><text:span text:style-name="T1">o</text:span></text:span>suimus. Est autem istud, nempe omnia<text:line-break/>propemodum medicamenta, licet sensu simplicia appareant,<text:line-break/>natura tamen esse comp<text:span text:style-name="Default_20_Paragraph_20_Font"><text:span text:style-name="T1">o</text:span></text:span>sita. quin et subinde quoque advera.<text:line-break/>sissimas in Iesu continere facultates , nempe excernendi et<text:line-break/>sistendi, incrassandi et exten nandi, raresaciendi et conden-<text:line-break/>iandi, illinendl atque abstergendi, contrahendi et laxandi;<text:line-break/>caelerasque oppositiones universas, ut in sequenti hune li-<text:line-break/>hro patebit. At mirum hoc videri minime debet in id gei.<text:line-break/>nus facultatibus, quum uni et eidem medicament<text:span text:style-name="Default_20_Paragraph_20_Font"><text:span text:style-name="T1">o</text:span></text:span> vim ca-<text:line-break/>Iefacieneli et refrigerandi inesse appareat; aut exiccandi et<text:line-break/>humectandi, aut tenuium partium et crassarum : quippe nisi<text:line-break/>primae efficacissi<text:span text:style-name="Default_20_Paragraph_20_Font"><text:span text:style-name="T1">t</text:span></text:span>naeque virtutes h<text:span text:style-name="Default_20_Paragraph_20_Font"><text:span text:style-name="T1">o</text:span></text:span>c pactu conplicarenturp<text:line-break/>haud sane quae ex illis sequuntur similiter conplicatae fo-<text:line-break/>rent. Quin si nos ipsi rhu succum .verbi gratia melli comi-<text:line-break/>misceamus, quod ex ambobus mixtis conlectum est, non me-,<text:line-break/>do astringendi, sed etiam abstergendi possidere facultatem</text:p>
      <text:p text:style-name="P3">concedemus i nec cohibendi fotum ventris, fed et evacuandi. .<text:line-break/>At in lacte duas contineri f<text:span text:style-name="Default_20_Paragraph_20_Font"><text:span text:style-name="T1">a</text:span></text:span>cultates, nempe proritandi ac<text:line-break/>ventrem sistendi; haud itidem concedimus; tametsi id persia--<text:line-break/>cile in ferum ac cascum .segregetur, confessumque fit omni-<text:line-break/>bus illude quidem ventrem subducere, hunc vero eundem<text:line-break/>cohibere. --a-</text:p>
      <text:p text:style-name="P1">Cap. XV. Neque id quidem etiam in brassica facile<text:line-break/>concedimus. - <text:span text:style-name="Default_20_Paragraph_20_Font"><text:span text:style-name="T1">N</text:span></text:span>am fi succum ejus expressum aut solum aut<text:line-break/>cum melle hauserimus, purgare ipfum cernimus: attamen<text:line-break/>quoniam quod reliquum est edere nequeamus, astrictorium<text:line-break/>este diffidimus. Sed- si totam ipsam concoquas primamque<text:line-break/>ejus aquam, in quam succum deposuit, effundas, iterumque<text:line-break/>eam alteri aquae purae inlicias rurfumque concoctum effun-<text:line-break/>das, fuccum quidem purga<text:span text:style-name="Default_20_Paragraph_20_Font"><text:span text:style-name="T1">r</text:span></text:span>e ostendes, brassicam vero ipfam<text:line-break/>ventrem estringere, multoque magis fi nonliis duntaxat, sed<text:line-break/>ter aut quater aquam effuderis, nam quanto exquisitius in<text:line-break/>aquam succum sinum deposuerit, tanto et illi quidem majo-<text:line-break/>rem purgandi vim adjiciet et reliquam^ <text:span text:style-name="Default_20_Paragraph_20_Font"><text:span text:style-name="T1">t</text:span></text:span>uam substantiam,<text:line-break/><text:span text:style-name="Default_20_Paragraph_20_Font"><text:span text:style-name="T1">.e</text:span></text:span></text:p>
      <text:p text:style-name="P3">quae velut oleris ipsius caro est, restringentem efficiet. Ea-;<text:line-break/>dem est ratio in beta, atque adeo in omnibus ferme quibus<text:line-break/>fapor aut acris aut nitrosus aut falsus inest. Quippe. et<text:line-break/>lenticula ipfa, tametsi fatis magnam astringendi potentiam<text:line-break/>gustu referat, tamen ejusmodi quid sortita est: nam et hu-<text:line-break/>jus decoctum ventris solvendi vim obtinet. Verum sue.<text:line-break/>succus, etiam fi degustes; perspicuam misturam repraefen-<text:line-break/>tat, tanquam si nitroso austerum quid commisceas. Sedet<text:line-break/>conchularmn maris caeterorumque fe<text:span text:style-name="Default_20_Paragraph_20_Font"><text:span text:style-name="T1">r</text:span></text:span>e ostreorum succus<text:line-break/>plane tum saltus est, tum ventrem solvendi vim obtinet,<text:line-break/>quamvis eorum caro ventrem reprimat. Verum quod dico<text:line-break/>deprehendes fi ea quoque quomodo brassicam censuimus,<text:line-break/>praeparare non graveris. Nam et gallorum veterum jus<text:line-break/>ventrem ducit, tametsi caro eundem sistere potest In aeris<text:line-break/>autem squama fie<text:span text:style-name="Default_20_Paragraph_20_Font"><text:span text:style-name="T1">n</text:span></text:span>t duplex qualitas, ita gemina quoque fa-.<text:line-break/>cultas inest, nam et astringit etmordicat: quare astrictione<text:line-break/>quidem siccatas uleeratarum carnium cicatrice obducit, mor-<text:line-break/>dicatione vero praehumidas eolliquat<text:span text:style-name="Default_20_Paragraph_20_Font"><text:span text:style-name="T1">r</text:span></text:span> Quod si intro in cor-</text:p>
      <text:p text:style-name="P3">pus sumatur, purgat quidem ventrem, verum non c<text:span text:style-name="Default_20_Paragraph_20_Font"><text:span text:style-name="T1">o</text:span></text:span>hibet t<text:line-break/>vincitur enim ea astringendi facultas ab acri purgat<text:span text:style-name="Default_20_Paragraph_20_Font"><text:span text:style-name="T1">o</text:span></text:span>riaque<text:line-break/>potentia, tanquam si. rhu succum fcammonio commisceas;<text:line-break/>nam quod ex ambobus mixtum erit, folvet ventrem,. haud<text:line-break/>sistet, licet gustu austeritas exuperet. Sic autem non pauca<text:line-break/>purgantium medicamentorum cum carne mali cydonii exhi-<text:line-break/>bita gustu quidem fallunt, at affectu fotu quid valent com-<text:line-break/>monstrant. Dantur vero quaedam cum palmulae carne, alia<text:line-break/>autem cum myrtis, alia cum mastice Chia aut alio quopiam<text:line-break/>eorum, quae tum grata funt st<text:span text:style-name="Default_20_Paragraph_20_Font"><text:span text:style-name="T1">o</text:span></text:span>macho tum astringunt, quo<text:line-break/>scilicet gustum fallant simulque stomachum minus evertant.<text:line-break/>Verum tametfi ea quae gustu percipitur qualitate purgantia<text:line-break/>ab astringentibus vincantur, alia tamen facultate ipsa vin-<text:line-break/>cunt: persaepe enim lingua a materiae victa est copia, cae-<text:line-break/>turum actio pro facultatis viribus ac robore perficitur. Ita-<text:line-break/>que cum substantia exigua quidem, fed validis praedita viri-<text:line-break/>bus, mixta alteri substantiae plurimae eidemque imbecillae<text:line-break/>in corpus intro pervenit, gustum quidem sallit, attamen esu</text:p>
      <text:p text:style-name="P3">fectum, quam illa efficaciorem exihibet. Sane permultos<text:line-break/>hujus rei admiratio detinet, remque rationis expertem ab-<text:line-break/>furdamque existimant, si corpus quodpiam astringens pur-<text:line-break/>gare queat, velut aloe et aeris squama atque aes ustum:<text:line-break/><text:span text:style-name="Default_20_Paragraph_20_Font"><text:span text:style-name="T1">n</text:span></text:span>am contrarium potius oportebat, nempe ventrem reprimere,<text:line-break/>haudquaquam ciere. Caeterum quod malum verbi cau<text:span text:style-name="Default_20_Paragraph_20_Font"><text:span text:style-name="T1">t</text:span></text:span>a<text:line-break/>cui.inditum est scammonium astringens purget, nemo mira-<text:line-break/>tur, tametsi lune orsis facilius erat et in aloe mixtam inesse<text:line-break/>facultatem colligere. Ac si quod ex ea purgat ab eo quod<text:line-break/>non purgat segregari posset, sicuti in lacte facimus et braf-<text:line-break/>sica aliisque permultis, non etiam admiratione. afficeret:<text:line-break/>quamquam id fano quodammodo praestari queat. Nam si<text:line-break/>aloe accurate lavetur, aut debiliter aut plane nihil ven-<text:line-break/>trem subducit. Idem usu venit aeris squamae aerique usto,<text:line-break/>quippe quae nos diligenter elota obscuram modo purgandi<text:line-break/>vim retinuisse <text:span text:style-name="Default_20_Paragraph_20_Font"><text:span text:style-name="T1">t</text:span></text:span>umus experti. Quin imo ipsius quoque qua-<text:line-break/>litatis medicamentis sapor primo statim gustu facultatis mix-</text:p>
      <text:p text:style-name="P3">lienem demonstrat. Nam si unica semper qualitas unicus-<text:line-break/>que gustu astringentium medicamentorum inesset, haud sane<text:line-break/>inter ipsa alia esui apta alia medicamentosa forent, fed tan-<text:line-break/>tum in eo quod -magis vel minus astringant differrent. At<text:line-break/>non ita fe res habet. Nam haec quidem astrictio mitis ac<text:line-break/>suavis apparet, alia ing<text:span text:style-name="Default_20_Paragraph_20_Font"><text:span text:style-name="T1">r</text:span></text:span>ata et medicamentosa, velut pyrr<text:line-break/>quidem mali et mali puniri suavis, squamae vero acris et<text:line-break/>aloes ingrate atque medicamentosa, tametsi malo c<text:span text:style-name="Default_20_Paragraph_20_Font"><text:span text:style-name="T1">y</text:span></text:span>donio<text:line-break/>aeris squama minus astringat. Quamob<text:span text:style-name="Default_20_Paragraph_20_Font"><text:span text:style-name="T1">r</text:span></text:span>em nec estrictionis<text:line-break/>vehementia eam qualitatis absurditatem invehit; quando<text:line-break/>inumera prope alia eorum quae edendo sunt, aloe, aeris<text:line-break/>squama et ipso etiam aere usto, plus astringant. Atque in<text:line-break/>hisce utique substantiae mistu<text:span text:style-name="Default_20_Paragraph_20_Font"><text:span text:style-name="T1">r</text:span></text:span>a clare pe<text:span text:style-name="Default_20_Paragraph_20_Font"><text:span text:style-name="T1">r</text:span></text:span>spicitu<text:span text:style-name="Default_20_Paragraph_20_Font"><text:span text:style-name="T1">r. </text:span></text:span>.At-in<text:line-break/>aliis etiam si non appareat, tamen eam ratione colligere<text:line-break/>opo<text:span text:style-name="Default_20_Paragraph_20_Font"><text:span text:style-name="T1">r</text:span></text:span>tet, ac non putare aliud in aloe est<text:span text:style-name="Default_20_Paragraph_20_Font"><text:span text:style-name="T1">r</text:span></text:span>ictionem moliri;<text:line-break/>aliud in malo: unum enim in omnibus efficere pro <text:span text:style-name="Default_20_Paragraph_20_Font"><text:span text:style-name="T1">t</text:span></text:span>ua<text:line-break/>natura non adstrictionem modo , sed et aliarum qualitatum<text:line-break/>unamquamque, rationi consentaneum est. Caeterum quid</text:p>
      <text:p text:style-name="P3">nullum. omnino ab aliis qualitatibus sincerum reperitur, id-<text:line-break/>circo diversi effectus ab aliis atque aliis astringentium edi<text:line-break/>conspiciuntur. Nam alius est effectus mespili, alius aeris,<text:line-break/>alius aloes, alius mororum exempli gratia aut gallae aut<text:line-break/>corticis mali granati aut aluminis aut rhu, praestitissetque<text:line-break/>forsitan, qui de astringentium medicamentorum viribus pro-<text:line-break/>nunciare iunt auli, in gene<text:span text:style-name="Default_20_Paragraph_20_Font"><text:span text:style-name="T1">r</text:span></text:span>e de ipsis potius. astricti<text:span text:style-name="Default_20_Paragraph_20_Font"><text:span text:style-name="T1">o</text:span></text:span>ne,<text:line-break/>haudquaquam de astringentibus dixisse. Nam quod astrui-<text:line-break/>git non astringit modo, fed et praeter astrictionem acre est<text:line-break/>aut pingue aut dulce aut amarum aut falsum aut acidum:<text:line-break/>at astrictio unum id folum perpetuo est quod est, uti etfal-<text:line-break/>silas et dulco<text:span text:style-name="Default_20_Paragraph_20_Font"><text:span text:style-name="T1">r</text:span></text:span> et aliarum qualitatum una quaelibet. Quod<text:line-break/>si, ut astrictio una, ita astringens unum esset, sane unum<text:line-break/>quoque pe<text:span text:style-name="Default_20_Paragraph_20_Font"><text:span text:style-name="T1">r</text:span></text:span>enniter ejus esset opus. verum quum praeter<text:line-break/>astrictionem. insuper alias qualitates recipiat non paucas,<text:line-break/>femper quidem omnibus illis aget, fed evidentibus alias per<text:line-break/>aliam nempe vincentum, idque ut ad corporis fcilicet cui<text:line-break/>admotum est affectionem ; quippe quum et lac et lens et</text:p>
      <text:p text:style-name="Normal"><text:span text:style-name="Default_20_Paragraph_20_Font"><text:span text:style-name="T1">.t</text:span></text:span></text:p>
      <text:p text:style-name="P3">brassica, horum interim ciere alvum illorum vero sistere<text:line-break/>cernantur. Et causam quidem quamobrem non perpetuo<text:line-break/>evidenter agat in c<text:span text:style-name="Default_20_Paragraph_20_Font"><text:span text:style-name="T1">o</text:span></text:span>rp<text:span text:style-name="Default_20_Paragraph_20_Font"><text:span text:style-name="T1">o</text:span></text:span>re unoquoque unica duntaxat quali-<text:line-break/>tas visque medicamenti, eam quidem jam mox in sequenti .<text:line-break/>fermone edisseram. In praesentia ve<text:span text:style-name="Default_20_Paragraph_20_Font"><text:span text:style-name="T1">r</text:span></text:span>o id quod res habet<text:line-break/>commemorare solummodo p<text:span text:style-name="Default_20_Paragraph_20_Font"><text:span text:style-name="T1">ro</text:span></text:span>posui, ne quis plerisque- me- .<text:line-break/>dicamentis contrarias tum qualitates tum facultates inesse<text:line-break/>diffidat. Sed et id quoque multam confide<text:span text:style-name="Default_20_Paragraph_20_Font"><text:span text:style-name="T1">r</text:span></text:span>ationem et di-<text:line-break/>stiuctioiies non. paucas requirit, tametsi omnibus perfacile.<text:line-break/>rideatur contrarias invicem et qualitates et facultates in-<text:line-break/>venire. Ergo citra controversiam omnes propemodum astrin-<text:line-break/>gens contrarium ei quod purgat esse statuunt. Verum<text:line-break/>neque illud huic- contrarium est, quod nos p<text:span text:style-name="Default_20_Paragraph_20_Font"><text:span text:style-name="T1">r</text:span></text:span>ocedente fer-<text:line-break/>mone declarabimus.. At in praesentia ex superabundanti<text:line-break/>illud quoque monstravimus, etiam si ea quis esse c<text:span text:style-name="Default_20_Paragraph_20_Font"><text:span text:style-name="T1">o</text:span></text:span>ntraria<text:line-break/>p<text:span text:style-name="Default_20_Paragraph_20_Font"><text:span text:style-name="T1">o</text:span></text:span>nat Inibit inde sequi absurdum, cum fieri p<text:span text:style-name="Default_20_Paragraph_20_Font"><text:span text:style-name="T1">o</text:span></text:span>ssit ut in<text:line-break/>unam substantiam conveniant, vel maxime c<text:span text:style-name="Default_20_Paragraph_20_Font"><text:span text:style-name="T1">o</text:span></text:span>ntrariae tum<text:line-break/>qualitates tum facultates, quippe cum supra ostenderimus in</text:p>
      <text:p text:style-name="Normal"><text:span text:style-name="Default_20_Paragraph_20_Font"><text:span text:style-name="T1">. .p -</text:span></text:span></text:p>
      <text:p text:style-name="P3">fueris aliud esse quod. gravissimum est, aliud quod levissi-<text:line-break/>mum, aliud tertium toti fuero permixtum. Nec miri quic-<text:line-break/>quam est, si et in rosae succo aliud quidem est gravissimum,<text:line-break/>amurcae et faeci proportionale, aliud levissimum et ni<text:span text:style-name="Default_20_Paragraph_20_Font"><text:span text:style-name="T1">t</text:span></text:span>un<text:span text:style-name="Default_20_Paragraph_20_Font"><text:span text:style-name="T1">t<text:line-break/></text:span></text:span>proportione refpondens floribus in quoque succo supernatan-<text:line-break/>tibus: aliud tertium, quale est quod in musto fervet, ad<text:line-break/>haec quartum ipfum videlicet purissimum ac sincerissimum,<text:line-break/>cujus haec tria excrementa existunt. Evenit autem alios<text:line-break/>quidem succos et acescere et corruptos putrescere, fala<text:line-break/>vero oleum, mel et vinum in longum temporis spatium per-<text:line-break/>durant. Itaque neque per ebullitionem, neque per fecre-<text:line-break/>tionem, lu aliis succis has excrementorum differentias in ve-<text:line-break/>nire perfpicuo licet, verum protinus ab initio coctione<text:line-break/>quadam illis est opus, aut saltem alienius perdurantis succi<text:line-break/>mixtura:. nam sic ro<text:span text:style-name="Default_20_Paragraph_20_Font"><text:span text:style-name="T1">t</text:span></text:span>ae faecum melli miscentes aut oleo<text:line-break/>incoquentes, aut totas ei immergentes reponimus. Caete-<text:line-break/>rnm quod et in his quoquo probabile sit, quatuor illa inesse<text:line-break/><text:span text:style-name="Default_20_Paragraph_20_Font"><text:span text:style-name="T1">se</text:span></text:span></text:p>
      <text:p text:style-name="P3">genera, proprium ipsius succi videlicet et tria excrementa<text:line-break/>intellectu clarum est, ac p<text:span text:style-name="Default_20_Paragraph_20_Font"><text:span text:style-name="T1">o</text:span></text:span>tissimum^ quia qualitas earum<text:line-break/>non simplex est, imo astrictionem quoque quandam obtinere;<text:line-break/>.fiIrofam dentibus mandere voles, videtur. Habet autem et<text:line-break/>dulcedinem et amaritudinem; qualisue mordicationem quatal<text:line-break/>dam levem. Verum satis erat, etiamsi- horum: nihil gustans<text:line-break/>tibus deprehendi posset, tamen ex e<text:span text:style-name="Default_20_Paragraph_20_Font"><text:span text:style-name="T1">o</text:span></text:span> qu<text:span text:style-name="Default_20_Paragraph_20_Font"><text:span text:style-name="T1">o</text:span></text:span>d n<text:span text:style-name="Default_20_Paragraph_20_Font"><text:span text:style-name="T1">o</text:span></text:span>n extrmmdt<text:line-break/>astringat, ali<text:span text:style-name="Default_20_Paragraph_20_Font"><text:span text:style-name="T1">o</text:span></text:span>rum quoque. saporum mixturam intelligere.<text:line-break/>Etenim si solus sit austerus, smnmus itidem fuerit: at sinum<text:line-break/>summus, loquitur quod neque elicui solus. Quam enim<text:line-break/>proposui adstrictionis generationem eam si fialam citra alias<text:line-break/>inesse cogites, fumma haec fit necesse est: quomodo si sola<text:line-break/>conpori cuipiam caliditas fumme inesset, id ignis utique S0-<text:line-break/>reti nam contrariorum mixturae summitates ipsas frangunt.</text:p>
      <text:p text:style-name="P1">Cap. XVI. Atque in similaribus quidem corporibus<text:line-break/>calor, frigiditas, siccitas, humiditas, particulares differentias<text:line-break/>efficiunt: in dissimilaribus vero acrimoniae, ariditates, au-<text:line-break/>steritates, acerbitates; dulcedines, aniaritates, falsitates, aque-</text:p>
      <text:p text:style-name="P3">sitates et unctuositates. Itaque unaquaeque similarium in<text:line-break/>ipsis partium non multas, sed unam. qualitatem <text:span text:style-name="Default_20_Paragraph_20_Font"><text:span text:style-name="T1">o</text:span></text:span>btinet: quod<text:line-break/>ve<text:span text:style-name="Default_20_Paragraph_20_Font"><text:span text:style-name="T1">r</text:span></text:span>o t<text:span text:style-name="Default_20_Paragraph_20_Font"><text:span text:style-name="T1">o</text:span></text:span>tum est dissimilare, complures. N<text:span text:style-name="Default_20_Paragraph_20_Font"><text:span text:style-name="T1">l</text:span></text:span>am si mille exempli<text:line-break/>gratia hoc in cyath<text:span text:style-name="Default_20_Paragraph_20_Font"><text:span text:style-name="T1">o</text:span></text:span> hujus .succi corpora contineantur si-<text:line-break/>milaria, fieri potest ut centum adstringant, sexaginta mordi-<text:line-break/>cent, sexcenta sint dulcia, ducenta amara, quadraginta salsa,<text:line-break/>sicque mutua mixtione omnia temperata, ut partem nullam<text:line-break/>accipere sit quantumvis parvam, quae non sit omnium par-<text:line-break/>ticeps, ut in linguae contactu <text:span text:style-name="Default_20_Paragraph_20_Font"><text:span text:style-name="T1">o</text:span></text:span>mnes quidem agant, diversa<text:line-break/>tamen unaquaeque ejus. parte , nempe cui ipsam appropin-<text:line-break/>quare c<text:span text:style-name="Default_20_Paragraph_20_Font"><text:span text:style-name="T1">o</text:span></text:span>ntigerit : ipsa vero. affecti<text:span text:style-name="Default_20_Paragraph_20_Font"><text:span text:style-name="T1">o</text:span></text:span> ex eo qu<text:span text:style-name="Default_20_Paragraph_20_Font"><text:span text:style-name="T1">o</text:span></text:span>d primo asse-<text:line-break/>ctum est, in- totam eam diffundatur : veluti si in frigore in-<text:line-break/>genti digitum in aquam gelidam repente immittas, lota lu-<text:line-break/>terim mana horrebis, saepenumero ver<text:span text:style-name="Default_20_Paragraph_20_Font"><text:span text:style-name="T1">o</text:span></text:span> et corpore toto.<text:line-break/>Nam velox est exeo quod primo affectum est in corporibus<text:line-break/>fensilibus, in t<text:span text:style-name="Default_20_Paragraph_20_Font"><text:span text:style-name="T1">o</text:span></text:span>tum animal diffusio, ut videlicet cum cale-<text:line-break/>sacto una concalescat, refrigerato simul refrigescat, siccato</text:p>
      <text:p text:style-name="P3">pariter siccescat, humectato cohumes<text:span text:style-name="Default_20_Paragraph_20_Font"><text:span text:style-name="T1">o</text:span></text:span>at, atque adeo fre-<text:line-break/>quenter etiam- contraria. un<text:span text:style-name="Default_20_Paragraph_20_Font"><text:span text:style-name="T1">o</text:span></text:span> tempore perpetiatur. Quo.<text:line-break/>autem id facilius quod dicitur intelligas, alteri etiam exem-<text:line-break/>plo adbibere animum praestiterit. Vidisti opin<text:span text:style-name="Default_20_Paragraph_20_Font"><text:span text:style-name="T1">o</text:span></text:span>r quando-<text:line-break/>que coniecto in aquam quietam lapide ex hoc quidem mo-<text:line-break/>veri aquam incipientem, in orbem autem motum exteuden-<text:line-break/>tem, tanquam centrum fit id quod percussit. Quum ergo<text:line-break/>uno tempore in diver<text:span text:style-name="Default_20_Paragraph_20_Font"><text:span text:style-name="T1">t</text:span></text:span>as placidae tranquillaeque aquae par-<text:line-break/>tes duo lapides coniecti duos effecerint circulos, qui per <text:span text:style-name="Default_20_Paragraph_20_Font"><text:span text:style-name="T1">t</text:span></text:span>este<text:line-break/>invicem ferantur, contrarios conspicies in quavis aquae par-<text:line-break/>ricula m<text:span text:style-name="Default_20_Paragraph_20_Font"><text:span text:style-name="T1">o</text:span></text:span>tus. Quae res viris etiam naturae studi<text:span text:style-name="Default_20_Paragraph_20_Font"><text:span text:style-name="T1">o</text:span></text:span>sis dnbi-<text:line-break/>tationem n<text:span text:style-name="Default_20_Paragraph_20_Font"><text:span text:style-name="T1">o</text:span></text:span>n parvam attulit, num aliae partes ab utroque.<text:line-break/>motuum, an eaedem ab utr<text:span text:style-name="Default_20_Paragraph_20_Font"><text:span text:style-name="T1">o</text:span></text:span>que m<text:span text:style-name="Default_20_Paragraph_20_Font"><text:span text:style-name="T1">o</text:span></text:span>verentur: nam. quod<text:line-break/>circul<text:span text:style-name="Default_20_Paragraph_20_Font"><text:span text:style-name="T1">o</text:span></text:span>s circulum non sistat, nec ultra p<text:span text:style-name="Default_20_Paragraph_20_Font"><text:span text:style-name="T1">r</text:span></text:span>ofumque ferri pro-.<text:line-break/>hibeat, id manifestissime cernitur. Id ipsum item fieri mi-<text:line-break/>hi intellige, quum eodem tempore pedes quidem in calidam,<text:line-break/>manus vero in frigidam indideris ; in tutum enim corpus<text:line-break/>utriusque allectionis m<text:span text:style-name="Default_20_Paragraph_20_Font"><text:span text:style-name="T1">o</text:span></text:span>tus -pervadit, fubcontrariique iuri-</text:p>
      <text:p text:style-name="P3">cem occurrunt, referatque forsan nihil, etiam li contraria<text:line-break/>non incedant semita, sed unus ab uno, alter ab altero pede<text:line-break/>proficiscatur. Tunc enim nec nihil pati corpus nec ab al--<text:line-break/>tero duntaxat dicere queas. nam et manifesto patitur et ab<text:line-break/>ambobus patitur, incalescens ac frigescens. Quod utique^<text:line-break/>et in febribus lypeiriis et epialis evenire autumo, nisi quod<text:line-break/>in.illis non extrin<text:span text:style-name="Default_20_Paragraph_20_Font"><text:span text:style-name="T1">s</text:span></text:span>ecus, sed ex ipso corpore caliditatis sii-<text:line-break/>giditatisque affectus exoritur. Quod siquis dicta assequi<text:line-break/>nequeat, certe ex eo quod jam dicetur facillime periculum<text:line-break/>face<text:span text:style-name="Default_20_Paragraph_20_Font"><text:span text:style-name="T1">r</text:span></text:span>e possit etenim non longe ab iis quae inquirimus<text:line-break/>abest, fed ex linguae affectuum numero existit. Nam si pa-<text:line-break/>rem absinthii: portionem melli exquisite commixtam linguae<text:line-break/>imponas dulcamarum, quemadmodum poetae amorem co-<text:line-break/>guominant, quod ex ambobus mixtum fuerit videbitur.:<text:line-break/>nimirum quum haud alio tempore mellis saporem lingua<text:line-break/>sentiat, alio vero absinthii, neque alterum solum, verum per-<text:line-break/>petito ex utrisque .insolentem quandam mixtionem permix-</text:p>
      <text:p text:style-name="P3">tam.. Tale quid evenit quum in unum succum coierint<text:line-break/>austera et. nitrosis facultas, five id natura miscuerit sive a<text:line-break/>medico fuerit competitum, Nam eodem tempore lingua<text:line-break/>utriusque fucci qualitatem percipit : ac fi percipit, nimirum<text:line-break/>et afficitur, idque pro familiaribus illorum viribus.. Necesse-<text:line-break/>que est quamque aliarum corporis partium suniliter affici,.<text:line-break/>etiam fi qualitates ipfas non <text:span text:style-name="Default_20_Paragraph_20_Font"><text:span text:style-name="T1">s</text:span></text:span>entiat: neque enim in patien-.<text:line-break/>do, aal. non patiendo, ab aliis linguam differre putandum,<text:line-break/>verum eo quod ipsam nihil familiarium affectuum ob exqui-<text:line-break/>sitam <text:span text:style-name="Default_20_Paragraph_20_Font"><text:span text:style-name="T1">s</text:span></text:span>entiendi facultatem latere possit. Quod si ad id non-<text:line-break/>nilnl faciat ipsius raritas, quippe succi facilius in profun-<text:line-break/>dutn. penetrantes atque in molliculas partes actionem exe-<text:line-break/>rentes, tum validam quidem affectionem tum vero sensum<text:line-break/>ejus imprimunt evidentiorem : verumtamen rnajor vis in<text:line-break/>ferri accurato .potius quam in affectionis robore consistit;.<text:line-break/>quum affectionis robur nihilo facitis et in exulceratis parti-<text:line-break/>bus stat, fed quia exacta sentiendi vi care<text:span text:style-name="Default_20_Paragraph_20_Font"><text:span text:style-name="T1">n</text:span></text:span>t, idcirco sum</text:p>
      <text:p text:style-name="P3">c<text:span text:style-name="Default_20_Paragraph_20_Font"><text:span text:style-name="T1">o</text:span></text:span>rum qualitates n<text:span text:style-name="Default_20_Paragraph_20_Font"><text:span text:style-name="T1">o</text:span></text:span>n percipiunt. Liceat vero quum in<text:line-break/>illis tum etiam ante illas, nondum videlicet cute exulcerata<text:line-break/>mixtam ex contrariis facultatibus actionem simul in cor-<text:line-break/>pore fieri colligere. Etenim si parti inflammatae s<text:span text:style-name="Default_20_Paragraph_20_Font"><text:span text:style-name="T1">o</text:span></text:span>lani.<text:line-break/>succum imponas, densari eam constiparique et c<text:span text:style-name="Default_20_Paragraph_20_Font"><text:span text:style-name="T1">o</text:span></text:span>hiberi<text:line-break/>tranfpiratus c<text:span text:style-name="Default_20_Paragraph_20_Font"><text:span text:style-name="T1">o</text:span></text:span>nspicies. Itaque si pluscul<text:span text:style-name="Default_20_Paragraph_20_Font"><text:span text:style-name="T1">o</text:span></text:span> id ipsum tem-<text:line-break/>p<text:span text:style-name="Default_20_Paragraph_20_Font"><text:span text:style-name="T1">ot</text:span></text:span>e facias, n<text:span text:style-name="Default_20_Paragraph_20_Font"><text:span text:style-name="T1">o</text:span></text:span>n rubram servabis particulam, sed aut livi-<text:line-break/>dam aut atram efficies ; id quod assidue in eryfipelatis a<text:line-break/>medicis plerisque fieri videre est, nam et ea tempore dura<text:line-break/>atraque , imm<text:span text:style-name="Default_20_Paragraph_20_Font"><text:span text:style-name="T1">o</text:span></text:span>dice refrigerand<text:span text:style-name="Default_20_Paragraph_20_Font"><text:span text:style-name="T1">o</text:span></text:span> efficiunt. Qu<text:span text:style-name="Default_20_Paragraph_20_Font"><text:span text:style-name="T1">o</text:span></text:span>d. fi ergo<text:line-break/>non solanum, sed anthemide parti inflammatae. imposueris,<text:line-break/>eam prorsum contra effici videbis, quippe quae rara, fusa,<text:line-break/>mollis laxaque evadet, multumque illius superfluitatis, quae<text:line-break/>sub ipsa continetur, transpirabit, nec livida amplius atrave<text:line-break/>erit, etiam si vel plurimis deinceps diebus chamaemelo uta-<text:line-break/>ris. Funde<text:span text:style-name="Default_20_Paragraph_20_Font"><text:span text:style-name="T1">r</text:span></text:span>e- enim h<text:span text:style-name="Default_20_Paragraph_20_Font"><text:span text:style-name="T1">o</text:span></text:span>c ac digerere per halitum potest; haud-<text:line-break/>quaquam contrahere, condensareve, aut tranfpiratus probi-<text:line-break/>here. Qu<text:span text:style-name="Default_20_Paragraph_20_Font"><text:span text:style-name="T1">o</text:span></text:span>d erg<text:span text:style-name="Default_20_Paragraph_20_Font"><text:span text:style-name="T1">o</text:span></text:span> salan<text:span text:style-name="Default_20_Paragraph_20_Font"><text:span text:style-name="T1">o</text:span></text:span> chamaemelum c<text:span text:style-name="Default_20_Paragraph_20_Font"><text:span text:style-name="T1">o</text:span></text:span>ntrarium sit, 11-</text:p>
      <text:p text:style-name="P3">line liquet, quod vero etiam si utramque commisceas, evi-.<text:line-break/>dentur tamen utriusque vires perspicias, ego sane expertus<text:line-break/>edisseram,. quamquam te qu<text:span text:style-name="Default_20_Paragraph_20_Font"><text:span text:style-name="T1">o</text:span></text:span>que malim ipsa experientia<text:line-break/>eventum cognoscere quam narranti mihi fidem habere : id<text:line-break/>quod sci<text:span text:style-name="Default_20_Paragraph_20_Font"><text:span text:style-name="T1">o</text:span></text:span> efficiet quisquis veritatis amore tenetur opor-.<text:line-break/>tet ver<text:span text:style-name="Default_20_Paragraph_20_Font"><text:span text:style-name="T1">o, </text:span></text:span>ut in re jam patenti orationem absolvere. sii enim<text:line-break/>simul impositis solano et anthemide neque ita densa, dura,<text:line-break/>tensa, lividaque reddatur, atque fi l<text:span text:style-name="Default_20_Paragraph_20_Font"><text:span text:style-name="T1">o</text:span></text:span>to usus solano esses,<text:line-break/>ueque adeo rara, mollis, laxa, rubeusque, ac fi chemae-<text:line-break/>melo solo usus sures, sed dictorum mediam accipere aste-<text:line-break/>ctionem particula conspiciatur, consentaneum est utrumque,<text:line-break/>medicamentum secundum -suam operatum esse facultatem.<text:line-break/>Nam si neutrum quicquam egisset, sed quievisset utrumque,<text:line-break/>quam ab initio affectionem particula habebat, eam haud du-<text:line-break/>bie fervasset,. non sucus ac si omnino nihil impositum foret:<text:line-break/>sin autem alterum quidem eorum operatum fuisset, alterum<text:line-break/>vero penitus devictum, non mediam affectionem, sed extre-<text:line-break/>marum alteram perpessa particula esset. At si utrumque</text:p>
      <text:p text:style-name="P3">agit, eaque contra<text:span text:style-name="Default_20_Paragraph_20_Font"><text:span text:style-name="T1">r</text:span></text:span>ia facultatibus fuere; contraria utique<text:line-break/>eodem tempore corpus perpessum est, nec enim partitis in-<text:line-break/>ter fe agendi viribus operabantur, tanquam si utrisque ex-<text:line-break/>empli causa totum diem impositis, fex horis pri<text:span text:style-name="Default_20_Paragraph_20_Font"><text:span text:style-name="T1">o</text:span></text:span>ribus me-.<text:line-break/>dicamentorum alterum, reliquis vero fex alterum suo vi-<text:line-break/>eissim munere funge<text:span text:style-name="Default_20_Paragraph_20_Font"><text:span text:style-name="T1">r</text:span></text:span>etur : nugax enim haec est hypothesis;<text:line-break/>nec fotum demonstratione, fed p<text:span text:style-name="Default_20_Paragraph_20_Font"><text:span text:style-name="T1">r</text:span></text:span>obabilitate quoque omni<text:line-break/>destituta. Quamque profecto nec ita quidem fundi con-<text:line-break/>trahique subjectum contingit substantiam velut in iissem in<text:line-break/>balneis lavantur posteaque ingrediuntur frigidam, fed p<text:span text:style-name="Default_20_Paragraph_20_Font"><text:span text:style-name="T1">o--<text:line-break/></text:span></text:span>tius ita ut si lavanti frigidam aquam adspergas, sic enim<text:line-break/>non diversis temporibus, fed eodem contraria perpetietur.<text:line-break/>Igitur quemadmodum in medicamentis compositis mirum non<text:line-break/>est, fi contrarii simul affectus co<text:span text:style-name="Default_20_Paragraph_20_Font"><text:span text:style-name="T1">r</text:span></text:span>poribus infligantur, ita ne-<text:line-break/>que in simplicibus, quum et ipfa fenfu quidem omni atque<text:line-break/>cognitione simplicia appareant, verum natura sint compo-<text:line-break/>sita. Quin etiam quemadmodum in iis quae nos compo.-<text:line-break/>ulmus ac commiscemus,- interim, si- ita visum est, plus ad--</text:p>
      <text:p text:style-name="P3">stringentis succi indimus; interim plus dulcis aut amari aut<text:line-break/>falsi aut acris aut alterius cujuspiam contrario<text:span text:style-name="Default_20_Paragraph_20_Font"><text:span text:style-name="T1">r</text:span></text:span>um , n<text:span text:style-name="Default_20_Paragraph_20_Font"><text:span text:style-name="T1">o</text:span></text:span>n-<text:line-break/>nunquam vero utrosque partibus paribus, ita quoque natu-<text:line-break/>nam in a<text:span text:style-name="Default_20_Paragraph_20_Font"><text:span text:style-name="T1">r</text:span></text:span>boribus, fruticibus, herbis et animalibus et in ipsa<text:line-break/>qu<text:span text:style-name="Default_20_Paragraph_20_Font"><text:span text:style-name="T1">o</text:span></text:span>que te<text:span text:style-name="Default_20_Paragraph_20_Font"><text:span text:style-name="T1">rr</text:span></text:span>a c<text:span text:style-name="Default_20_Paragraph_20_Font"><text:span text:style-name="T1">o</text:span></text:span>ntrari<text:span text:style-name="Default_20_Paragraph_20_Font"><text:span text:style-name="T1">o</text:span></text:span>s tempe<text:span text:style-name="Default_20_Paragraph_20_Font"><text:span text:style-name="T1">r</text:span></text:span>a<text:span text:style-name="Default_20_Paragraph_20_Font"><text:span text:style-name="T1">r</text:span></text:span>e succ<text:span text:style-name="Default_20_Paragraph_20_Font"><text:span text:style-name="T1">o</text:span></text:span>s paribus aut pon...<text:line-break/>lienibus aut viribus alienum non est, p<text:span text:style-name="Default_20_Paragraph_20_Font"><text:span text:style-name="T1">o</text:span></text:span>test etiam quand<text:span text:style-name="Default_20_Paragraph_20_Font"><text:span text:style-name="T1">o-<text:line-break/></text:span></text:span>que alterum vincentem efficere. Itaque actiones eorum in<text:line-break/>misturis paribus similes evadent, in imparibus autem diver-<text:line-break/>sae. Ne quis ergo putet, quod et supra monuimus, nihil<text:line-break/>refer<text:span text:style-name="Default_20_Paragraph_20_Font"><text:span text:style-name="T1">r</text:span></text:span>e adstringentem succum dicas an adstrictionem, nam<text:line-break/>adstrictio una res simplex intelligitur, c<text:span text:style-name="Default_20_Paragraph_20_Font"><text:span text:style-name="T1">o</text:span></text:span>rpus autem adstrui—<text:line-break/>gens duplex , ficut et calefaciens partim simplex et summum<text:line-break/>ut ignis, partim per exuperantiam caloris ut sanguis. Si<text:line-break/>adstringens quoque aliud summum est, ut exempli causa<text:line-break/>alumen et melanteria, sive atramentum sutorium et galle et<text:line-break/>rhus, aliud quia adstricti<text:span text:style-name="Default_20_Paragraph_20_Font"><text:span text:style-name="T1">o</text:span></text:span>nis cujusdam est pa<text:span text:style-name="Default_20_Paragraph_20_Font"><text:span text:style-name="T1">r</text:span></text:span>ticeps velut<text:line-break/>pyrum, vinum, malum, rosa, nam minimum omnino est<text:line-break/>in r<text:span text:style-name="Default_20_Paragraph_20_Font"><text:span text:style-name="T1">o</text:span></text:span>sa quod adstringit multis numeria eo, quod non est</text:p>
      <text:p text:style-name="P3">eiusmodi inpe<text:span text:style-name="Default_20_Paragraph_20_Font"><text:span text:style-name="T1">r</text:span></text:span>ante. Quapropte<text:span text:style-name="Default_20_Paragraph_20_Font"><text:span text:style-name="T1">r</text:span></text:span> non ab re exigui quoque<text:line-break/>adstrictionis affectus lunt tanti, scilicet dum a relaxandi<text:line-break/>facultate, quae ro<text:span text:style-name="Default_20_Paragraph_20_Font"><text:span text:style-name="T1">t</text:span></text:span>ae inest, c<text:span text:style-name="Default_20_Paragraph_20_Font"><text:span text:style-name="T1">or</text:span></text:span>porum illi admoturum robur<text:line-break/>non exolvatur. Itaque mirandum non est, medelam esse<text:line-break/>eam inflammationum, ac potissimum dum increscunt atque<text:line-break/>augentur plusque etiam dum incipiunt.</text:p>
      <text:p text:style-name="P1">Cap. XVII. Rosaceum vero , utpote cujus natura<text:line-break/>olei <text:span text:style-name="Default_20_Paragraph_20_Font"><text:span text:style-name="T1">r</text:span></text:span>osaeque in medio est, in inflammationum augmentis<text:line-break/>optimum est remedium. At oleum commodum est, ubi in-<text:line-break/>flammationes maxime rigent, id quod experimenta docent:<text:line-break/>causam autem nos in tractationibus de medendi ratione<text:line-break/>exponemus. Porro rosaceum, ut quod in medio eorum ex<text:line-break/>quibus c<text:span text:style-name="Default_20_Paragraph_20_Font"><text:span text:style-name="T1">o</text:span></text:span>nfectum est consistit, utique et in medio tempore<text:line-break/>utilitatem ostendit. Nam per initia repellere comprimere-<text:line-break/>que influxus oportet, in vigore autem ita pe<text:span text:style-name="Default_20_Paragraph_20_Font"><text:span text:style-name="T1">r</text:span></text:span> halitum dui<text:line-break/>ge<text:span text:style-name="Default_20_Paragraph_20_Font"><text:span text:style-name="T1">r</text:span></text:span>ere ut mor<text:span text:style-name="Default_20_Paragraph_20_Font"><text:span text:style-name="T1">t</text:span></text:span>us absit, at in incrementis <text:span text:style-name="Default_20_Paragraph_20_Font"><text:span text:style-name="T1">r</text:span></text:span>epellere simul ac<text:line-break/>dige<text:span text:style-name="Default_20_Paragraph_20_Font"><text:span text:style-name="T1">r</text:span></text:span>ere. ld quod siquis nudum citraque jam dietas ratio-</text:p>
      <text:p text:style-name="P3">amationes audiat; fortassis fidem non habebit; nunc autem.<text:line-break/>mirer, fi quis adeo fit stupidus, ut rationi nondum aequis-<text:line-break/>scati Etenim indicationes in instammationum incrementis<text:line-break/>contrarias esse necesse est, nam semel unoque impetu.ab<text:line-break/>adstringentibus contrahentibusque substantiam ad laxantia<text:line-break/>lundentiaque transire plane absurdum est, sicuti sane ae-.<text:line-break/>quum est in intermedio principii ssetusque spatio; dum vi-<text:line-break/>delicet morbi adhuc increscunt, nec plane repellere sicut in<text:line-break/>principiis; nec itidem digere<text:span text:style-name="Default_20_Paragraph_20_Font"><text:span text:style-name="T1">r</text:span></text:span>e; sicut in rigoribus; sed perin-<text:line-break/>de ut morbi conditio media est inter contraria, ita medici-.<text:line-break/>nam quoque medism esse oportet, quae videlicet non ut loli<text:line-break/>principiis adstringat, nec ut in vigoribus digerat. Atqui<text:line-break/>medium <text:span text:style-name="Default_20_Paragraph_20_Font"><text:span text:style-name="T1">o</text:span></text:span>mne ex contrariis mixtum est, iisque totis per lota<text:line-break/>temperatis ; aut per exiguas particulas senium effugientes<text:line-break/>eorum quibus apponuntur. Porro hoc, .an illo inest<text:span text:style-name="Default_20_Paragraph_20_Font"><text:span text:style-name="T1">o</text:span></text:span> ro-<text:line-break/>saceum mixtum esse velis, mea quidem certe nihil refert,<text:line-break/>nam utr<text:span text:style-name="Default_20_Paragraph_20_Font"><text:span text:style-name="T1">o</text:span></text:span>que modo propositum demonstrari potest. Satis<text:line-break/>autem certo scio si ratiocinationes omnes; tum quas Theo-.</text:p>
      <text:p text:style-name="P3">phrastua memoriae.. prodidit, tum quas nos toto hoc tra-<text:line-break/>ctatu complectimur, multum animo versareris, te secundum<text:line-break/>mixtionis modum reperturum. Quin et in prosundum pe-<text:line-break/>netrare et. corpora arentia magis quam oleum humectare<text:line-break/>rosaceum potest, arbitrurque. subinde rosaceo te praedensas<text:line-break/>coriaceas tunicas leri vidisse , quoniam neque oleum neque<text:line-break/>hydrelaeum, quod ex aqua et oleo mixtis constat, eam pro-<text:line-break/>be. mollire ac madefacere possit, quia videlicet crassiorum<text:line-break/>sunt partium quam ut penitus imbibi. ac penetrare queant,<text:line-break/>rosaceo vero .praeter caetera, quae potest, paucula quaedam<text:line-break/>inest adstrictio, haud parumhuic ret conferens. Nam. quae <text:span text:style-name="Default_20_Paragraph_20_Font"><text:span text:style-name="T1">i<text:line-break/></text:span></text:span>magnopere austera acerbaque sunt, primo. statim contactu<text:line-break/>superficiem condenfantia humorem ingredi imbibique pro-<text:line-break/>hibent, at quae paulum quidem adstringunt, caeterum plu-<text:line-break/>rimum in fe continent essentiae tum tenuis tum tepidae, tan-<text:line-break/>tum abest ut prae adstrictione ingredi altius corpora admota<text:line-break/>prohibeantu<text:span text:style-name="Default_20_Paragraph_20_Font"><text:span text:style-name="T1">r</text:span></text:span>, ut etiam ab ea magis scilicet impellente ju-<text:line-break/>ventur. Quae autem penitus tenuia calidaque sunt, magis</text:p>
      <text:p text:style-name="P3">digerunt difcutiuntque humores ex corporibus, quibus ad-<text:line-break/>moventur, quam alios ipfa apponant. . Porro quae frigida<text:line-break/>funt et crassioris essentiae, omnino. nullum introducere<text:line-break/>humorem queunt. In quibus vero humiditas inest tenuis<text:line-break/>pariter et tepida, haec per essentiae quidem tenuitatem et<text:line-break/>tepiditatem prompte mobilia, corporum quae contingunt<text:line-break/>meatus subire nihil prohibet. Quod vero non .admodum<text:line-break/>calefaciunt ex eo liquet, quod existentem in illis humiditas<text:line-break/>tem non digerant. Si vero praeterquam, quod sint ejus-<text:line-break/>modi, infuper exiguam adstrictionem possideant, quae tenues<text:line-break/>particulas meatum jam ingressas in profundum propellere<text:line-break/>valeat, ipfamque extrinsecus superficiem quadantenus con-<text:line-break/>stringere ac condensare, ea inter omnia humectatum effica-<text:line-break/>cissime humectant. A d strictioris enim natura est ut mea-<text:line-break/>tus occludere praeoccupans, vicinamque substantiam ad <text:span text:style-name="Default_20_Paragraph_20_Font"><text:span text:style-name="T1">t</text:span></text:span>e<text:line-break/>contrahens constipansque iis quae humectare valent im-<text:line-break/>pedimento existat. At quae adeo infirma-, est utrn. rosaceo,<text:line-break/>quae. vincatur ipsa. potius- quam vincat,. tenues- calidasque.</text:p>
      <text:p text:style-name="P3">rosaceo particulas praevertere quidem nequit, resi ubi illae<text:line-break/>altius penetraverint, in nisam jam tum superficiem agere<text:line-break/>incipit, pro viribus constipando, contrahendo ac conden-<text:line-break/>laudo. Ex quo necessari<text:span text:style-name="Default_20_Paragraph_20_Font"><text:span text:style-name="T1">o</text:span></text:span> sequitur, ut quae ingredi meatus<text:line-break/>anteverterim exigua corpuscula intro propellantur, ac mea-<text:line-break/>tibus praeclusis suras regredi inhibeantur.</text:p>
      <text:p text:style-name="P1">Cap. XVIII. Sane ad. opera ejusmodi non medio-<text:line-break/>criter c<text:span text:style-name="Default_20_Paragraph_20_Font"><text:span text:style-name="T1">o</text:span></text:span>nfert innata corporibus nostris calidisas, quippe<text:line-break/>quae intr<text:span text:style-name="Default_20_Paragraph_20_Font"><text:span text:style-name="T1">o</text:span></text:span> ad sule attrahat et c<text:span text:style-name="Default_20_Paragraph_20_Font"><text:span text:style-name="T1">o</text:span></text:span>mminuendo extenuet. Hinc<text:line-break/>est, quod et quae natura frigida sunt, medicamenta nempe,<text:line-break/>quae delat<text:span text:style-name="Default_20_Paragraph_20_Font"><text:span text:style-name="T1">o</text:span></text:span>ria nuncupantur, ut puta cicuta, papaver, hy<text:span text:style-name="Default_20_Paragraph_20_Font"><text:span text:style-name="T1">o</text:span></text:span>s-<text:line-break/>cyani femen, mandragora et quae ejus <text:span text:style-name="Default_20_Paragraph_20_Font"><text:span text:style-name="T1">t</text:span></text:span>uor generis .citius<text:line-break/>magisque in calidis naturis vim suam exerant, cujus et tu<text:line-break/>tametsi unum ex ambiguorum dissiriliumque problematum<text:line-break/>numero habitum id fuerit haud difficulter, modo non fiegni-.<text:line-break/>ter iis quae dicimus adverteris animum, solutionem inve-<text:line-break/>neris. .. Ete<text:span text:style-name="Default_20_Paragraph_20_Font"><text:span text:style-name="T1">n</text:span></text:span>im quum sit impossibile ut talia i<text:span text:style-name="Default_20_Paragraph_20_Font"><text:span text:style-name="T1">n</text:span></text:span>terficiant<text:line-break/>nisi prius c<text:span text:style-name="Default_20_Paragraph_20_Font"><text:span text:style-name="T1">o</text:span></text:span>r refrigerent, sane intro comminuta extenuata-</text:p>
      <text:p text:style-name="P3">que ingrediantur necesse est: id quod ex sita natura prae-<text:line-break/>stare nequeunt, .quippe quae crassarum fiunt partium nec<text:line-break/>facile moveri possunt: nec ut minutim concidantur pror-<text:line-break/>sumqne ferantur ex <text:span text:style-name="Default_20_Paragraph_20_Font"><text:span text:style-name="T1">t</text:span></text:span>ua natura obtinent, verum adsciti-<text:line-break/>tiam caliditatem requirunt,- quae. in minuta secet, extenuet,<text:line-break/>atque comminuat, .quaeque velut manu ducat atque in fub-<text:line-break/>tiles partium omnium meatus deducat.: Itaque fi quando ea<text:line-break/>absit, cunctantur tardantque, in majoribus meatibus hae-<text:line-break/>rentia et venis, atque arteriis velut innatantia ac temporis<text:line-break/>spatio interim per longos errores ac multas jactationes ab<text:line-break/>humoribus quae in eis sunt vicissim nonnihil perpetiuntur.<text:line-break/>ostensum . est enim jam saepenumero in sele mutuo quali-<text:line-break/>tates omnes quadantenus agere, nam et lapis ah assiduo<text:line-break/>aquae stillicidio excavatur , gladiusque ceram secando be-<text:line-break/>hetatur. Monstratum etiam est actiones a folidis animantium<text:line-break/>partibus perfici , quare cum hae nondum a refrigerantibus<text:line-break/>medicamentis refrixeri<text:span text:style-name="Default_20_Paragraph_20_Font"><text:span text:style-name="T1">n</text:span></text:span>t, animans superfit necesse esu Porro<text:line-break/>refrigerari nequeunt prlus quam illa in proprios istarum</text:p>
      <text:p text:style-name="P3">meatus subierint, atqui ex sua id natura crassioribus frigi..<text:line-break/>disque medicamentis datum non est, nifi succurrat, quod ve.-<text:line-break/>lut deducat. Deducit porro, ut causa primaria arteriarum<text:line-break/>attractio;. ostendimus enim ipsas inter dilatandum vicinum<text:line-break/>omne attrahere, ut secundaria vero et materialis essentiae<text:line-break/>tenuitas, quam quum. ex natura fua non obtineant frigi-<text:line-break/>diora erassiorumque partium medicamenta, iis utique opus<text:line-break/>habent quae praebeant. Corpora itaque quaecunque tempe-<text:line-break/>ramenti funt frigidioris, ea arteriarum tractum imbecillio-<text:line-break/>rem possident, id q<text:span text:style-name="Default_20_Paragraph_20_Font"><text:span text:style-name="T1">n</text:span></text:span>od etiam demonstratum est, atque in<text:line-break/>minutas particulas medicamentorum substantiam redigere<text:line-break/>nequeunt. Proinde medicamentum et ipfum cunctando tar-<text:line-break/>dandoque temporis spatio aliquid perpetiatur par est. Ita-<text:line-break/>que interim accidit ut concoquatur velut lactucae succus,<text:line-break/>nam et is tempore concoquitur, at si integer ad cor pergere<text:line-break/>properaret, non fiscus, atque cicuta hominem interficeret,<text:line-break/>Evenit autem id ipstun . aliis quoque omnibus admodum re-</text:p>
      <text:p text:style-name="P3">frigerantibus sueris, nam nisi celeriter interimere possint,<text:line-break/>Iane ex hoc omnino nullius effectus redduntur. At quae<text:line-break/>aut erofione aut putredine enecant, iis iit tempore iuva-<text:line-break/>lescant accidit, siquidem temporis spatio putrescunt <text:span text:style-name="Default_20_Paragraph_20_Font"><text:span text:style-name="T1">o</text:span></text:span>mnia,<text:line-break/>adque magis in humido calido que loco. Merit<text:span text:style-name="Default_20_Paragraph_20_Font"><text:span text:style-name="T1">o</text:span></text:span> ergo fit sit<text:line-break/>quae frigore suo hoxim inferunt , iis actionis celeritas ad<text:line-break/>perniciem proficiat, quippe quae alioqui spati<text:span text:style-name="Default_20_Paragraph_20_Font"><text:span text:style-name="T1">o</text:span></text:span> excalefacta,<text:line-break/>vim per quam agebant deperdant, at quibus acti<text:span text:style-name="Default_20_Paragraph_20_Font"><text:span text:style-name="T1">o</text:span></text:span> c<text:span text:style-name="Default_20_Paragraph_20_Font"><text:span text:style-name="T1">o</text:span></text:span>nsistit<text:line-break/>in putredine, iis tempus acti<text:span text:style-name="Default_20_Paragraph_20_Font"><text:span text:style-name="T1">o</text:span></text:span>nem adauget, qu<text:span text:style-name="Default_20_Paragraph_20_Font"><text:span text:style-name="T1">o</text:span></text:span>niam scilicet<text:line-break/>et putredinem. Nec enim animal ullum interire potest,<text:line-break/>quin cor ab agendi munere cesset, fieri porro iit cesset ne-<text:line-break/>quit citra maximam intemperiem; siquidem non simpliciter<text:line-break/>quam par esit aut calidius aut frigidius moveri desinet, ed-<text:line-break/>detn modo si modice siccum aut humidum evadat. Minus<text:line-break/>enim suo fungetur ob hasce quidem intemperies muneri;<text:line-break/>caeterum motu non vacabit prius quam immensam aut ca-<text:line-break/>liditatem aut frigiditatum aut reliquarum qualitatum ali-<text:line-break/>quam acceperit. Porro medicamentis,- quae frigore dori-</text:p>
      <text:p text:style-name="P3">siunt, ubi ad cor pergere cunctantur, simile quid acridit,<text:line-break/>quod lignis humidis viridibus frequenter evenit. Haec si-<text:line-break/>quidem si multa acervatim in ignem coniiciantur, eum celer-<text:line-break/>rime extinguunt, sin undequaque in orbe c<text:span text:style-name="Default_20_Paragraph_20_Font"><text:span text:style-name="T1">o</text:span></text:span>mposita prius sic-<text:line-break/>pentur ac incalescant, et deinde sensim iniiciuntur, tantum<text:line-break/>abest ut extinguant, ut etiam aliment<text:span text:style-name="Default_20_Paragraph_20_Font"><text:span text:style-name="T1">o</text:span></text:span> lili efficiantur. Sic<text:line-break/>h<text:span text:style-name="Default_20_Paragraph_20_Font"><text:span text:style-name="T1">o</text:span></text:span>minem quidem cicuta necat tum ob meatuum amplitudr-<text:line-break/>nem cal<text:span text:style-name="Default_20_Paragraph_20_Font"><text:span text:style-name="T1">o</text:span></text:span>risque multitudinem, tum <text:span text:style-name="Default_20_Paragraph_20_Font"><text:span text:style-name="T1">o</text:span></text:span>b attractionis arteria-<text:line-break/>rum robur validum etiamnum ad c<text:span text:style-name="Default_20_Paragraph_20_Font"><text:span text:style-name="T1">o</text:span></text:span>r pertingens ; sturn<text:span text:style-name="Default_20_Paragraph_20_Font"><text:span text:style-name="T1">o</text:span></text:span>s<text:line-break/>ver<text:span text:style-name="Default_20_Paragraph_20_Font"><text:span text:style-name="T1">o o</text:span></text:span>b causas contrarias haud enecat, utp<text:span text:style-name="Default_20_Paragraph_20_Font"><text:span text:style-name="T1">o</text:span></text:span>te cum et reti-<text:line-break/>neatur et cunctetur, ac sese temporis tractu concoqui prae-<text:line-break/>pararique a c<text:span text:style-name="Default_20_Paragraph_20_Font"><text:span text:style-name="T1">o</text:span></text:span>rde, tanquam a foco incalescens sinat non se-<text:line-break/>pus ac ligna extrinsecus. Quare. nec id quidem mirum<text:line-break/>dubimnque relinquitur, fed est quale lactucis accidit, quippe<text:line-break/>quae. moderato esu h<text:span text:style-name="Default_20_Paragraph_20_Font"><text:span text:style-name="T1">o</text:span></text:span>minem nutriant; at si quispiam ex-<text:line-break/>pressum earum f<text:span text:style-name="Default_20_Paragraph_20_Font"><text:span text:style-name="T1">a</text:span></text:span>e<text:span text:style-name="Default_20_Paragraph_20_Font"><text:span text:style-name="T1">c</text:span></text:span>um largiter hauserit, non secus pr<text:span text:style-name="Default_20_Paragraph_20_Font"><text:span text:style-name="T1">o-<text:line-break/></text:span></text:span>[ecto morietur quam qui aut cicutam aut.papaver rumpfe-</text:p>
      <text:p text:style-name="P3">rit. Sicuti ergo lactuca, si cor refrigeravit, interimit, sin<text:line-break/>concoquatur, alimentum animali efficitur, ad eundem, arbi-<text:line-break/>tuor, modum cicuta hominem quidem celeritate distributi<text:span text:style-name="Default_20_Paragraph_20_Font"><text:span text:style-name="T1">o</text:span></text:span>nis<text:line-break/>interficit, sturnos vero tarditate ipsa nutrit. Si vero exi-<text:line-break/>guum quiddam sumatur, mortem h<text:span text:style-name="Default_20_Paragraph_20_Font"><text:span text:style-name="T1">o</text:span></text:span>mini nequaquam inferet.<text:line-break/>Id quod anus Atheniensis experimento d<text:span text:style-name="Default_20_Paragraph_20_Font"><text:span text:style-name="T1">o</text:span></text:span>cuit, cujus apud<text:line-break/>omnes percelebris memoria esu Etenim ea a minima ci-<text:line-break/>cutae portione auspicata, nullo detriment<text:span text:style-name="Default_20_Paragraph_20_Font"><text:span text:style-name="T1">o</text:span></text:span> ad permagnam<text:line-break/>pr<text:span text:style-name="Default_20_Paragraph_20_Font"><text:span text:style-name="T1">o</text:span></text:span>gressa est c<text:span text:style-name="Default_20_Paragraph_20_Font"><text:span text:style-name="T1">o</text:span></text:span>piam, principi<text:span text:style-name="Default_20_Paragraph_20_Font"><text:span text:style-name="T1">o</text:span></text:span> enim paucum exiguitate ipsa<text:line-break/>devictum est, at consuetudo naturale reddidit. Nec enim<text:line-break/>nunc l<text:span text:style-name="Default_20_Paragraph_20_Font"><text:span text:style-name="T1">o</text:span></text:span>cus est ut cnr plurimum p<text:span text:style-name="Default_20_Paragraph_20_Font"><text:span text:style-name="T1">o</text:span></text:span>ssit c<text:span text:style-name="Default_20_Paragraph_20_Font"><text:span text:style-name="T1">o</text:span></text:span>nsuetudo, curque<text:line-break/>velut altera ac adscititia natura fit, ut a veteribus. pr<text:span text:style-name="Default_20_Paragraph_20_Font"><text:span text:style-name="T1">o</text:span></text:span>di-<text:line-break/>tum est, causam reddam, nam ita majus evaderet operis<text:line-break/>accessorium quam ipsum opus, ut omittam quod sepa<text:span text:style-name="Default_20_Paragraph_20_Font"><text:span text:style-name="T1">r</text:span></text:span>atim<text:line-break/>de hoc tractavimus. - Verum connectendas est periiciendus-<text:line-break/>que praesens sermo.</text:p>
      <text:p text:style-name="P1">Cap. XIX.. Eorum ergo medicamentorum quae fii-<text:line-break/>gore interimunt nullum genere .letsiale.est , sed sula quan-</text:p>
      <text:p text:style-name="P3">Litate ; at in erodentibus; putrefacientibus atque calefacien-<text:line-break/>tibus haud ita <text:span text:style-name="Default_20_Paragraph_20_Font"><text:span text:style-name="T1">t</text:span></text:span>e res habet, fed de his paulo post dicetur.<text:line-break/>Quaecunque autem frigiditate occidunt, ea exigua quanti-<text:line-break/>tate sumpta mortem non afferent, non magis quam fi copio-<text:line-break/>siae flammae pauxillum aquae instilles, aut lignum inlicias<text:line-break/>humidum ac viride. Quemadmodum itaque nisi calorem<text:line-break/>habeant abundantem, qui tum comminuat tum ad cor usque<text:line-break/>perducat interficere non poterunt, sic si quod comminuit<text:line-break/>ac deducit, multo valentius suerit, prorfum devincet muta-<text:line-break/>bilque ac alimento u t sibi fit medicamentum efficiet.</text:p>
      <text:p text:style-name="P1">cap. XX. Quamobrem ejus quoque nunc protinus<text:line-break/>meminisse oportet, vete<text:span text:style-name="Default_20_Paragraph_20_Font"><text:span text:style-name="T1">r</text:span></text:span>es medicamenta natura frigida po-<text:line-break/>testate dixisse frigida, nam ea quoque quadantenus refrige-<text:line-break/>randi potentiam a nobis accipiunt, sicut calefaciendi calida.<text:line-break/>Quod fi alio modo illa, alio vero ista, nihil utique refert;<text:line-break/>generale enim idem communeque utrisque est, nempe alte-<text:line-break/>rationis principium ex passuro corpore in acturum medica-<text:line-break/>meutum procedens. Nam quec potestate quidem funt ca-</text:p>
      <text:p text:style-name="P3">sida atterantur eo duntaxat, quod incalescant a nobis, at<text:line-break/>quae natura frigida, tum quod comminuantur tum quod ad.-<text:line-break/>fcititium accipiant motum. Quum itaque ipsis tanquam sci-<text:line-break/>gidis agere absque corporis patientis auxilio non licet, jure<text:line-break/>potestate frigida dicuntur, nam ut actu nos refrigerent non<text:line-break/>prorsum ex fe<text:span text:style-name="Default_20_Paragraph_20_Font"><text:span text:style-name="T1">t</text:span></text:span>e obtinent, verum a nobis prius perpetian-<text:line-break/>turini refrigerent oportet, etenim in minuta conte<text:span text:style-name="Default_20_Paragraph_20_Font"><text:span text:style-name="T1">r</text:span></text:span>i et<text:line-break/>adventitium motum accipere affectus funt medicamentorum.<text:line-break/>Attamen-si cui libeat ea actu frigida nominare, haud equidem<text:line-break/>repugnem, modo omnis in verb<text:span text:style-name="Default_20_Paragraph_20_Font"><text:span text:style-name="T1">o</text:span></text:span> dissensio sit, res autem<text:line-break/>utrisque confessa, siquidem, quod paulo supra monuimus, id<text:line-break/>genus omnia calidum corpus, quo agere possint, postulanti<text:line-break/>Ea propter meconium hoc est succus papaveris et cicuta, si<text:line-break/>vino mixta bibantur, ocius necant, licet non quovis tempe-<text:line-break/>rata mod<text:span text:style-name="Default_20_Paragraph_20_Font"><text:span text:style-name="T1">o. </text:span></text:span>Si enim ipsa paucissima plurimo alno misceam.<text:line-break/>tur, prorsum devinci possint, si vero pauculo multa, dedo-<text:line-break/>cuntur quidem ad c<text:span text:style-name="Default_20_Paragraph_20_Font"><text:span text:style-name="T1">o</text:span></text:span>r, vinci autem nequeunt. Si quis vero<text:line-break/>papaveris succum quantus interficere potest hauserit, ac</text:p>
      <text:p text:style-name="P3">etiamnum tamen supersit; recta ratione et hunc quoque. fa-<text:line-break/>nabit large epotum vinum vetus, magisque etiam, si geuero-<text:line-break/>snmfuerit, nam id qu<text:span text:style-name="Default_20_Paragraph_20_Font"><text:span text:style-name="T1">o</text:span></text:span>que magis. calefacis Quod vero c<text:span text:style-name="Default_20_Paragraph_20_Font"><text:span text:style-name="T1">o</text:span></text:span>r<text:line-break/>n<text:span text:style-name="Default_20_Paragraph_20_Font"><text:span text:style-name="T1">o</text:span></text:span>ndum admodum refrixerit, quand<text:span text:style-name="Default_20_Paragraph_20_Font"><text:span text:style-name="T1">o</text:span></text:span>quidem adhuc homo<text:line-break/>vivit, tum autem distributionis in corpus tarditate quadan-<text:line-break/>tenua mutatum jam a c<text:span text:style-name="Default_20_Paragraph_20_Font"><text:span text:style-name="T1">o</text:span></text:span>rpore esse medicamentum, flenti li-<text:line-break/>.gnmn viride, ubi proxime ignem aliquandiu jacueritsarec<text:line-break/>id quidem obscurum est:. Calidum itaque id temp<text:span text:style-name="Default_20_Paragraph_20_Font"><text:span text:style-name="T1">o</text:span></text:span>ris vi-<text:line-break/>num ebibitum praesentissimum est remedium, nosque etiam<text:line-break/>quendam extreme jam refrigeratum vini Lesbii poti<text:span text:style-name="Default_20_Paragraph_20_Font"><text:span text:style-name="T1">o</text:span></text:span>ne fere<text:line-break/>vavimus. Potestque idem Falernum, Surrentinum, Ariufium;<text:line-break/>Tm<text:span text:style-name="Default_20_Paragraph_20_Font"><text:span text:style-name="T1">o</text:span></text:span>lites austerum; ac qu<text:span text:style-name="Default_20_Paragraph_20_Font"><text:span text:style-name="T1">o</text:span></text:span>tquot calida simul exquisite vinosa<text:line-break/>suerint vina, eundem cum Lesbi<text:span text:style-name="Default_20_Paragraph_20_Font"><text:span text:style-name="T1">o</text:span></text:span> praestare valent effectum.<text:line-break/>In fiumma quod tenui periuri daque substantia est, c<text:span text:style-name="Default_20_Paragraph_20_Font"><text:span text:style-name="T1">o</text:span></text:span>l<text:span text:style-name="Default_20_Paragraph_20_Font"><text:span text:style-name="T1">o</text:span></text:span>re<text:line-break/>vermiculo apt flav<text:span text:style-name="Default_20_Paragraph_20_Font"><text:span text:style-name="T1">o</text:span></text:span>, odore gratum, quodque dum tempera-<text:line-break/>tur plurimam aquam exposcit, id tum admodum excalefa-<text:line-break/>cere est natum, tum facile undique .per corpus universum<text:line-break/>deferri.. Tale ergo natura alnum, aetate.. vetus, meracius</text:p>
      <text:p text:style-name="P16">temperatum, eos etiam qui refrigerati -jam Eunt perlimat;<text:line-break/>nec siolum a papaveris , aut alio quopiam refrigerantium<text:line-break/>medicamentorum ,. verum etiam qui in morbis aut ex sto-<text:line-break/>madii aut ex cordis affectu syncopen patiuntur, At quod .<text:line-break/>cum refrigerantibus medicamentis, quo celeriorem mortem<text:line-break/>asserant; .bibitu<text:span text:style-name="Default_20_Paragraph_20_Font"><text:span text:style-name="T1">r</text:span></text:span>, id nec multum est nec gener<text:span text:style-name="Default_20_Paragraph_20_Font"><text:span text:style-name="T1">o</text:span></text:span>sum, <text:span text:style-name="Default_20_Paragraph_20_Font"><text:span text:style-name="T1">t</text:span></text:span>est<text:line-break/>quod comminuere ea ac distributionis siti impetu in cor<text:line-break/>perducere modo valeat. Atque de his quidem haec fui-<text:line-break/>fidant.<text:tab/>.</text:p>
      <text:p text:style-name="P1">C ap. XXI. . Quoniam autem de iis etiam medica-<text:line-break/>mentis - quae erosione ac putredine interimere fiunt nata di-.<text:line-break/>cturum me, quod tempore perniciosiora reddantur et ipso<text:line-break/>genere naturam nostram corrumpere possint, non ut resti-<text:line-break/>ger<text:span text:style-name="Default_20_Paragraph_20_Font"><text:span text:style-name="T1">e</text:span></text:span>ntia duntaxat multitudine, sum pollicitus, tempus nunc<text:line-break/>est promissis satisfacere. Conjuncta est enim quadautenus<text:line-break/>quae de his habetur oratio iis, quae de medicamentis pote.s<text:line-break/>state calidis dicuntur, verisimile siquidem est pleraque eo-<text:line-break/>rum etiam actu esse calida, sed iccirco nos- sugere . quoniam</text:p>
      <text:p text:style-name="P3">aut ipsi plurimum habeamus caloris aut crassa eorum essen-.:<text:line-break/>tia siti Redigamus enim eadem rursum in memoriam,.<text:line-break/>nempe quod in balneo frigida videatur urina, itidemque<text:line-break/>memoria repetamus, quod quum in lolium calidum descen-<text:line-break/>dere non valeremus , aliud prius minus -calidum ingressi<text:line-break/>nullo negotio, quod antea intolerandum videbatur; postea<text:line-break/>pertulerimus. Quin et aqua fontium tempore hiberno qui-<text:line-break/>bus manus algent. tepida apparet, quum aliis minime videa<text:span text:style-name="Default_20_Paragraph_20_Font"><text:span text:style-name="T1">r,<text:line-break/></text:span></text:span>tur ejusmodi. In summa enim, idquod antea quoque dixi-<text:line-break/>mus, pro suo unumquodque affectu corpora admota sentire<text:line-break/>consuevit; sic ergo fi manum habens frigidam, eam in tritici<text:line-break/>acervum immiseris, luculenter calorem percipies, sin casi-<text:line-break/>dam nequaquam. At fi stercori columbino accumulat<text:span text:style-name="Default_20_Paragraph_20_Font"><text:span text:style-name="T1">a</text:span></text:span> po-<text:line-break/>tissimum sybvestrium columbarum, manum inferas, etiam si<text:line-break/>calidam, manifestam tamen senties caliditatem. Sic mrsy,<text:line-break/>sory, chalcitis, aerugo, calx, aliaque id genus innumera, st<text:line-break/>illis acervatis manum altius injicias , protinus videbuntur<text:line-break/>esse calida. Caeterum si bolum ex eis unam acceperis, cu-</text:p>
      <text:p text:style-name="P3">jus extrinieca superficies ab ambiente extrinsecus aere fit<text:line-break/>refrigerata, merito nullum percipies calorem, quippe qui re-<text:line-break/>frigeratas tantum ejus partes contingas, idque antequam in<text:line-break/>minutas redactae sint. Ad eundem modum hieme saepe-<text:line-break/>numero tum putealis, tum magis fontalis, calida tangentibus<text:line-break/>est vi<text:span text:style-name="Default_20_Paragraph_20_Font"><text:span text:style-name="T1">t</text:span></text:span>a, verum siquis calefactis prius manibus contigerit,<text:line-break/>frigida videbitur. Memorarique fane possint alia id.genus<text:line-break/>infinita, quibus. facile adduci quivis possit ut credat., medi-<text:line-break/>comenta potestate ut ad nos calida, alteri animantium generi.<text:line-break/>actu esse calida.</text:p>
      <text:p text:style-name="P1">Cap. XXII. Atque haec quidem obiter dicta sunt.<text:line-break/>Caeterum quae nos contactu aut per putredinem aut per<text:line-break/>ev<text:span text:style-name="Default_20_Paragraph_20_Font"><text:span text:style-name="T1">a</text:span></text:span>sionem interficiunt, nam de his habebatur oratio, ea re-<text:line-break/>cta quidem ratione humanae naturae delat<text:span text:style-name="Default_20_Paragraph_20_Font"><text:span text:style-name="T1">o</text:span></text:span>ria toto genere<text:line-break/>existimata sunt, non ut refrigerantia duntaxat quantitate,<text:line-break/>haec interdum vincuntur et nutrimentum animali reddun-<text:line-break/>tur, putrefacientia autem, etiam si quantitate minima su-<text:line-break/>mantur, omnino tamen corrumpunt, quia videlicet quae</text:p>
      <text:p text:style-name="P3">putredini ob<text:span text:style-name="Default_20_Paragraph_20_Font"><text:span text:style-name="T1">n</text:span></text:span>oxia su<text:span text:style-name="Default_20_Paragraph_20_Font"><text:span text:style-name="T1">n</text:span></text:span>t; .calore humiditateque putrescere<text:line-break/>solent, atqui calidus humidusque sanguis est. Itaque pu-<text:line-break/>trescere nunquam cessare possunt, fimulque vicissim putrefaa<text:line-break/>cere, quae <text:span text:style-name="Default_20_Paragraph_20_Font"><text:span text:style-name="T5">σηπεδονιοδη</text:span></text:span><text:span text:style-name="Default_20_Paragraph_20_Font"><text:span text:style-name="T9"> </text:span></text:span>a putrefactione vocantur medica.-<text:line-break/>mente. Proinde longo etiam. post tempore; a quo sumpta<text:line-break/>su<text:span text:style-name="Default_20_Paragraph_20_Font"><text:span text:style-name="T1">n</text:span></text:span>t, nonnulla interimunt; potissimum quae crassa terrenaque<text:line-break/>essentia sunt. Haec enim corporibus <text:span text:style-name="Default_20_Paragraph_20_Font"><text:span text:style-name="T1">n</text:span></text:span>ostris inhaerentia in-<text:line-break/>side<text:span text:style-name="Default_20_Paragraph_20_Font"><text:span text:style-name="T1">n</text:span></text:span>tiaque; dein temporis spatio putrescentia, erodunt cor-.<text:line-break/>rumpuntque vicinas corporis partes;</text:p>
      <text:p text:style-name="P1">Cap. XXllI. At quae tenuiora sunt etiam excerni<text:line-break/>interim cum exerementis possint, fereque accidit ut duas ob<text:line-break/>causas istas quandoque medicamenta putredine erosionevene-<text:line-break/>cantia interficiant, unam videlicet quam modo admodum dicere<text:line-break/>deni, nempe quum una cum excrementis excernuntur prius<text:line-break/>quam iniuria corpus afficiant, alteram si cui accipienti bona<text:line-break/>faveat fortuna, videlicet aut cibis, aut quae alioqui confe-<text:line-break/>runt utenti, aut medicum qui curando praesit nacto; nant<text:line-break/>ubi gravis. ab. iis noxa illata. est, malum neque vietus ra-t .</text:p>
      <text:p text:style-name="P3">tione neque generosorum medicamentorum, medicique au-<text:line-break/>xiliantis ope sisti potest. Quod si prorsum exile sit delete-<text:line-break/>rium, nihil repugnat quo minus quoque nihil perficiat pro-<text:line-break/>pterea quod eum recrementis excerni possit, aut idonea vi-<text:line-break/>otus statione superari, ut puta si cantharidis sit centesima<text:line-break/>drachmae particula; nam id priusquam noxam animali in-<text:line-break/>ferat, una bum urinis excernitur,i -Sane cantharides uris<text:line-break/>nam cientibus medicinis miscentu<text:span text:style-name="Default_20_Paragraph_20_Font"><text:span text:style-name="T1">r</text:span></text:span>, sicut pleraque alia lea<text:line-break/>thalia alexipharmacis , hoc est amuleti^. Atque id genus<text:line-break/>medicamenta composita; si apte mixta fuerint, omnino effice-<text:line-break/>cissima funt, quoniam admodum quod ex cantharide censi- .<text:line-break/>citor, urinae movendae accommodum esu Feruntur enim<text:line-break/>alioqui sponte sua cantharides per urinam ad vesicam, at-<text:line-break/>que sic rodendo eam exulcerant, verum ubi paucum ex ini<text:line-break/>lis multis mifcetur bonis atque utilibus, illa quidem velut<text:line-break/>manu ducunt, rodere tamen nequeunt. opus est enim ut<text:line-break/>quicquid agat, etiam si sit valentissimum, aliquam tamen et<text:line-break/>magnitudinem habeat, quando nimirum et ignis ipsis, si proli.</text:p>
      <text:p text:style-name="P3">sum minimus sit, praeterquam quod non uret, nec calefaciet<text:line-break/>quidem, quippe quum et centesima <text:span text:style-name="Default_20_Paragraph_20_Font"><text:span text:style-name="T1">s</text:span></text:span>cintillae portiuncula<text:line-break/><text:span text:style-name="Default_20_Paragraph_20_Font"><text:span text:style-name="T1">s</text:span></text:span>ens<text:span text:style-name="Default_20_Paragraph_20_Font"><text:span text:style-name="T1">a</text:span></text:span> nobis sit imperceptibilis. Ex quibus patet, quaecum-<text:line-break/>que frigiditate interimunt, si paucula sumantur, nutrire cor-<text:line-break/>pus posse, velut lactucae succum, at quae putrefaciend<text:span text:style-name="Default_20_Paragraph_20_Font"><text:span text:style-name="T1">a</text:span></text:span> ero-<text:line-break/>dendoque, ea nunquam nutrire; ne si prae parvitate quidem<text:line-break/>innoxie corpus permeent, genere namque talia humanae ad-<text:line-break/>versantur naturae.</text:p>
      <text:p text:style-name="P1">Cap. XXIV. Quemadmodum: autem in saporibus<text:line-break/>ante monuimus, nullum prope eorum alienae esse qualitatis<text:line-break/>expertem, verum, sive in arboribus, sive in herbis, sive in<text:line-break/>fructibus, mixtos <text:span text:style-name="Default_20_Paragraph_20_Font"><text:span text:style-name="T1">s</text:span></text:span>emper alterius generis esse saporibus, ita<text:line-break/>in medicamentis intelligere oportet multas diversi generis<text:line-break/>mixtas eflos <text:span text:style-name="Default_20_Paragraph_20_Font"><text:span text:style-name="T1">s</text:span></text:span>ubstantias, id quod invenias, si consideres gra-<text:line-break/>num Cnidium hoc a cnico differre, quod plurimum habeat<text:line-break/>calliditatis. Nam similitudinem utriusque <text:span text:style-name="Default_20_Paragraph_20_Font"><text:span text:style-name="T1">s</text:span></text:span>ubstantiae ta-<text:line-break/>ctn vifuque cognoscere liceat, praeterque ea tertium est,<text:line-break/>quod ambo pituitam detrahant, osten<text:span text:style-name="Default_20_Paragraph_20_Font"><text:span text:style-name="T1">s</text:span></text:span>um est siquidem nobis itt</text:p>
      <text:p text:style-name="P3">commentariis de naturalibus facultatibus quod qualitatum quae<text:line-break/>in <text:span text:style-name="Default_20_Paragraph_20_Font"><text:span text:style-name="T1">s</text:span></text:span>ubstantiis funt proprietatibus attractiones perficiantur-<text:line-break/>Attamen grano Cnidio multum permixtum caloris est, qua re<text:line-break/>a cnico distat. ldcirco purgantium medicamentorum , ubi<text:line-break/>forte purgatione Irustantur, quaedam extra quam quod no-<text:line-break/>xam corpori nullam asserunt, etiam alimentum homini prae-<text:line-break/>bent, alia vero in corruptionem ac tanquam in venenum<text:line-break/>vertuntur. Prorfum enim medicamentum purgans vel<text:line-break/>eum uno saltem humorum, qui in corpore funt nostro, si-<text:line-break/>militudinem obtinet, non autem perpetuo permixta est vis<text:line-break/>aliqua venenosa, quamobrem nec perpetuo, licet non purget,<text:line-break/>injuria afficiet, verum concoctionem recipiet talemque pro-<text:line-break/>ducet humorem qualem trahere natum erat.</text:p>
      <text:p text:style-name="P1">Cap. XXV. Non autem me fugit, qui in naturalium<text:line-break/>facultatum commentariis exercitatus ante non sit, hasce ra-<text:line-break/>tiocinationes non fatis con<text:span text:style-name="Default_20_Paragraph_20_Font"><text:span text:style-name="T1">s</text:span></text:span>equi posse. Demonstratum enim<text:line-break/>ibi est plerasque perfici attractiones qualitatum familiaritate,<text:line-break/>proinde quamque sigillatim animantis particulam familiare</text:p>
      <text:p text:style-name="P3">sibi nutrimentum attrahere. Ad quam sententiam seu do-<text:line-break/>gma sequitur medicamenta purgantia.esse quidem detrahen-<text:line-break/>dis humoribus. familiaria , verum quae attrahunt quoda<text:span text:style-name="Default_20_Paragraph_20_Font"><text:span text:style-name="T1">t</text:span></text:span>n-<text:line-break/>modo esse efficaciora valentioraque, sicuti Magnes lapis ferro,<text:line-break/>quippe qui adferri.naturam accedat, inque ferri metallis<text:line-break/>reperiatur eiqne. magnopere specie persimilis sit, verum for..;<text:line-break/><text:span text:style-name="Default_20_Paragraph_20_Font"><text:span text:style-name="T1">tio</text:span></text:span>r est quodam modo, ut attrahere sit aptior quam attra-<text:line-break/>hi. Quin nec culeum quoque a pituitae natum alienum esse<text:line-break/>dissidendum est, uti colore sito prae fe fert, sed famen colore<text:line-break/>ipso quam pituita valentior est, ut trahere quam trahi ma-<text:line-break/>gis par sit. Ad eundem modum granum Cnidium, siquando<text:line-break/>forte a corpore nostro vincatur, id quod assidue culeo usti<text:line-break/>venit, rarius autem grano Cnidio, nimirum ob robur, vice<text:line-break/>purgationis alimentum efficitur, velut Veratrum femper ce-<text:line-break/>fornicibus. ,,volo autem, quandoquidem in hunc sermonem<text:line-break/>descendimus, logici cuiuspiam meminisse tbeorematis, qu<text:span text:style-name="Default_20_Paragraph_20_Font"><text:span text:style-name="T1">o</text:span></text:span>d<text:line-break/>et in commentariis de demonstratione monstravimus , caetu-<text:line-break/>rum in rem praesentem haud inutilis. Est autem theorema</text:p>
      <text:p text:style-name="P3">ejusmodi. Demonstrationum aliae, quod ex necessitate hoc<text:line-break/>illi infit, concludunt, aliae quod inesse possibile est. Harum<text:line-break/>ipsarum .quaedam in id quod ex. necessitate inest recidunt,.<text:line-break/>quando videlicet ex necessariis consequuntur principiis, vel-;<text:line-break/>ut in hoc ipso quod modo monstravimus.. . Siquidem. ru<text:line-break/>grano Cnidio et calco pituitosum inesse succum evidenter<text:line-break/>monstrare .non est, tamen posse esse .ac probabife verisimi--<text:line-break/>leque este, ratione colligitur. Sed quia attractiones sub-t<text:line-break/>stantiarum fieri similitudine ostendimus, demonstratum enim:<text:line-break/>subinde est in. purgationibus attractionem esse eorum quae<text:line-break/>purgantibus medicamentis similia sunt, haud. vero omnium<text:line-break/>simul fuccorum alterationem, fimilitudinem inesse quandam<text:line-break/>utrisque substantiis, et ejus videlicet quod purgat et ejus<text:line-break/>quod purgatur, necesse est; Porro quum quod purgatur<text:line-break/>pituita est, quod .trahit .pituit<text:span text:style-name="Default_20_Paragraph_20_Font"><text:span text:style-name="T1">o</text:span></text:span>sum sit oportet. . Pituitosum<text:line-break/>autem esse oportere. quod trahit diximus, non autem plane<text:line-break/>pituitam , etenim ..similitudinem inesse .substantiis diximus,<text:line-break/>non identitatem, contrarium enim cernimus. Nam neque</text:p>
      <text:p text:style-name="P3">ferrum attrahit ferrum neque paro carnem; fed lapis fide-<text:line-break/>risis ferrum, caro sanguinem. Differunt enim: mea quidem<text:line-break/>sententia idem et simile; quippe pituitae pituita eadem est et<text:line-break/>unicum culeo, similis autem pituitae -culeus,non tamen<text:line-break/>idem. Neque enim quaecunque edulia aut biliofa aut pi-<text:line-break/>tuitofa dicimus, perinde tanquam bilem aut pituitam conti-<text:line-break/>nerent sic nuncupamus. Hujus enim opinionis abfurdita—<text:line-break/>tum deteximus quum in naturalium facultatum commenta-<text:line-break/>xiis tum multis alibi locis.</text:p>
      <text:p text:style-name="P1">Cap<text:span text:style-name="Default_20_Paragraph_20_Font"><text:span text:style-name="T1">e</text:span></text:span> XXVI. Quapropter praetereunda fiunt omnia<text:line-break/>hujusmodI. Illud vero rursus repetendum est, -quod p ur-<text:line-break/>gantium medicamentorum quaedam jam etiam possident ido-<text:line-break/>neam ad attractionem similitudinem, quaedam non perfecte:<text:line-break/>quidem eam <text:span text:style-name="Default_20_Paragraph_20_Font"><text:span text:style-name="T1">o</text:span></text:span>btinent, verum in animantis c<text:span text:style-name="Default_20_Paragraph_20_Font"><text:span text:style-name="T1">o</text:span></text:span>rpore acci-<text:line-break/>piunt non sucus atque urentia medicamenta, quae caustica<text:line-break/>Graeci vocant. Itaque duplex quoque in his similitudo.. est,<text:line-break/>una actu, altera potentia, velut et in aliis omnibus. Quin<text:line-break/>et permixtae fiunt similibus in unoquoque fueris alii dissimi-</text:p>
      <text:p text:style-name="P17">les, qui partim quidem medicamentosi sunt, partim non.<text:line-break/>Quere ubi purgationem haud assequuntur,. quaedam purgan-<text:line-break/>sum malum corporibus nostris inferunt, quaedam vero ali-<text:line-break/>mentum exhibenti<text:tab/><text:span text:style-name="Default_20_Paragraph_20_Font"><text:span text:style-name="T1">m. .</text:span></text:span></text:p>
      <text:p text:style-name="P1">Cap. xXVII. Porro quoniam semel sermonem de<text:line-break/>purgantibus medicamentis attigimus , praestiterit fortassis^<text:line-break/>nonnihil quoque dicere de. nimiis purgationibus , quas <text:span text:style-name="Default_20_Paragraph_20_Font"><text:span text:style-name="T5">ύπερ</text:span></text:span><text:span text:style-name="Default_20_Paragraph_20_Font"><text:span text:style-name="T9">-<text:line-break/></text:span></text:span><text:span text:style-name="Default_20_Paragraph_20_Font"><text:span text:style-name="T5">καθαρσεις</text:span></text:span><text:span text:style-name="Default_20_Paragraph_20_Font"><text:span text:style-name="T9"> </text:span></text:span>Graeci vocant, quasi superpurgationes. dicas. Eve-<text:line-break/>nise. igitur eae solent, quum purgans medicamentum usque<text:line-break/>adeo invaluit; ut in valorum ad ventrem pertinentium osum-<text:line-break/>lis mordicatjonem apertionemqne multam relinquat, assidue-<text:line-break/>que irritans convellensque corpora quae in vasis sunt vi<text:span text:style-name="Default_20_Paragraph_20_Font"><text:span text:style-name="T1">r</text:span></text:span>es<text:line-break/>dissolvat. Nam qu<text:span text:style-name="Default_20_Paragraph_20_Font"><text:span text:style-name="T1">o</text:span></text:span>d in ventre evenire conspicimus, .ubi<text:line-break/>vires ejus in extremam inciderunt infirmitatem., idem in<text:line-break/>venis accidere. putandum. Quid porro est quod in ventre<text:line-break/>evenit? vomitus totius ejus, quod deglulllt, ubi videlicet<text:line-break/>superiores ejus partes debilitas occupavit, intestinorum vero<text:line-break/>.laevitas;. ubi inferiores. Ostensum est autem et de lusce</text:p>
      <text:p text:style-name="P3">satius in tractatu de vacuandorum causis. Hujusmodi affe-<text:line-break/>ctum existere in venis existimandum est in fuperpurgationi-<text:line-break/>bus. Quum autem per initia modica etiamnum sit et aper-<text:line-break/>tio et imbecillitas, tum quod et tenuissimum est minimeque<text:line-break/>naturae familiare excernitur, fed ubi utraque adaucta est,<text:line-break/>jam tum etiam crassa et quae naturae familiarissima funt<text:line-break/>evacuantur, quamobrem flava bilis primo, pituita secundo<text:line-break/>Ioco, tertio loco atra bilis, post haec postremus omnium in<text:line-break/>fuperpurgationibus effunditur fanguis, utpote qui naturae<text:line-break/>fuscus fit familiarissimus. Ante hunc. vero primus quidem<text:line-break/>qui tenuissimus, postremus qui crassissimus. Disseruit au-<text:line-break/>tem et Hippocrates lu libro qui de natura humana inscribi-<text:line-break/>fur- de ordine qui in istis evacuandis perva<text:span text:style-name="Default_20_Paragraph_20_Font"><text:span text:style-name="T1">s</text:span></text:span>i solet. Ac<text:line-break/>nunc quoque ne quid huic sermoni defit, dicendum est. Et-<text:line-break/>enim fi quod pituitam ducat medicamentum exhibeas, prima<text:line-break/>quidem in sirperpurgationibus flava, mox atra, tertio looo<text:line-break/>fanguis ejicitur. At .si quod Haram bilem detrahat, pituita<text:line-break/>conscquetur, tertia atra, quartus demum reddetur sanguis..</text:p>
      <text:p text:style-name="P3">Quin et si atram bilem purgare sit natum, eam quidem pri-<text:line-break/>mam evacuabit, post quam flavam,.deinde pituitam,. omnium-<text:line-break/>que postremus loquetur fanguis, tanquam ex inanimis jam<text:line-break/>vasculis effluens , ut quae summa jam debilitas occupet,<text:line-break/>quaeque .ad extremam osculorum apertionem pervenerint.<text:line-break/>Ex quibus manifestum est postremum in fuperpurgationibus<text:line-break/>evacuari humorem, qui idem et familiarissimus est, aliorum<text:line-break/>autem unumquemque prout aut crassius est aut tenuis,</text:p>
      <text:p text:style-name="P1">Cap. XXVIII. Caeterum causae quamobrem omni-<text:line-break/>no et qui alieni sunt a purgante medicamento succi una ex-<text:line-break/>cernantur, in hisce tribus consistunt, vascul<text:span text:style-name="Default_20_Paragraph_20_Font"><text:span text:style-name="T1">o</text:span></text:span>rum scilicet im-<text:line-break/>becillitate, osculorum laxitate et purgantis nrordicatione.<text:line-break/>Quum enim vascula non amplius in sese continere succos<text:line-break/>possint et oscula e<text:span text:style-name="Default_20_Paragraph_20_Font"><text:span text:style-name="T1">o</text:span></text:span>rum reclusa fuerint, nec irritare medica-<text:line-break/>mentum desinat, possitque non amplius familiarem trahere<text:line-break/>succum, necesse omnino^ est reliquos qu<text:span text:style-name="Default_20_Paragraph_20_Font"><text:span text:style-name="T1">o</text:span></text:span>que quo dicimus<text:line-break/>ordine excerni. Satis enim erat unica mordicati<text:span text:style-name="Default_20_Paragraph_20_Font"><text:span text:style-name="T1">o, </text:span></text:span>quae<text:line-break/>organa ad excreti<text:span text:style-name="Default_20_Paragraph_20_Font"><text:span text:style-name="T1">o</text:span></text:span>nem excitare posset, multo ergo magis id</text:p>
      <text:p text:style-name="P3">fiet, ubi et apertio et imbecillitas valorum coierit. Fit au-<text:line-break/>tem, ut supra diximus, apertio ob medicamenti facultatem,<text:line-break/>ob quam -videlicet mordicatio item provenit, vasorum autem<text:line-break/>imbecillitas tum. ob ingentem defatigationem,^ quam fcilicet,<text:line-break/>dum a purgante medicamento mordicarentur, ac veluti emul-<text:line-break/>gerentur acquisierant, tum ob intemperantiam, quae in su-<text:line-break/>perpurgationib.us occupati Quemcunque- enim hum<text:span text:style-name="Default_20_Paragraph_20_Font"><text:span text:style-name="T1">o</text:span></text:span>rum<text:line-break/>penitus evacuaveris, intemperantiam consequatur necesse<text:line-break/>esu Itaque quod a purgante et - alieni^ quoque vacuentur<text:line-break/>fucci, eas habeto caulas ; quod vero supradict<text:span text:style-name="Default_20_Paragraph_20_Font"><text:span text:style-name="T1">o</text:span></text:span> ordine, va-<text:line-break/>cuaudorum humorum tum tenuitas tum crassitudo in cau<text:span text:style-name="Default_20_Paragraph_20_Font"><text:span text:style-name="T1">t</text:span></text:span>a<text:line-break/>est; et- ad haec prout magis et minus animantium constitui.<text:line-break/>poni succus quilibet familiaris esu</text:p>
      <text:h text:style-name="P71" text:outline-level="1"><text:bookmark-start text:name="bookmark6"/>GALENI DE SIMPLICIUM MEDICA-<text:line-break/>MENTORVM TEMPERAMENTIS AC<text:line-break/>FACVLTATIBVS LIBER IV.<text:bookmark-end text:name="bookmark6"/></text:h>
      <text:p text:style-name="P1">Cap. I. Quo pacto igitur dicatur frigidum vel<text:line-break/>calidum vel siccum vel humidum facultate medicamentum,<text:line-break/>tum qua ratione id, explorare oporteat, supra definitum est.<text:line-break/>Quum autem nonnullum emolliens dicatur, relaxans, rare-<text:line-break/>faciens, condensans, empsasticutu ac discutiens, aliaque per-<text:line-break/>multa his similia, praestiterit et de his disserere, una vero<text:line-break/>Gustu illis, aut etiam fonte ea, de saporum omnium .et eflen-t</text:p>
      <text:p text:style-name="P3">tia et facultate, de qua et in fine primi horum commenta-<text:line-break/>riorum verba fecimus, quando scilicet Platonis ex Timaeo<text:line-break/>dictionem adscripsimus. Verum ibi quidem gratia passio..<text:line-break/>num <text:span text:style-name="Default_20_Paragraph_20_Font"><text:span text:style-name="T1">s</text:span></text:span>ensibilium, quas lingua in quoque eorum perpeti est<text:line-break/>nata, at hic de essentia et facultate sermo habebitur, quan-.<text:line-break/>doquidem et aliae animantis partes similiter ut lingua per-<text:line-break/>petiuntur, fed passionum fensum non exacte percipiunt. At<text:line-break/>lingua praeterquam quod perpetiatur, fenfus etiam perfe-<text:line-break/>ctionem p<text:span text:style-name="Default_20_Paragraph_20_Font"><text:span text:style-name="T1">o</text:span></text:span>ssidens, earum omnium naturas dignoscere potest.<text:line-break/>Nec enim hoc dicendum est, calidum, frigidum, humidum,<text:line-break/>siccumque linguam calefacere, refrigerare, siccare, aut hu-<text:line-break/>mectare posse, aliarum vero, quamvis non posse, imo uti<text:span text:style-name="Default_20_Paragraph_20_Font"><text:span text:style-name="T1">m<text:line-break/></text:span></text:span>hanc, ita et alias omnes singula afficiunt et atterant, tantum<text:line-break/>diversitate in ipsis existente pro minoris majorisque ratio-<text:line-break/>ne, haudquaquam in ipf<text:span text:style-name="Default_20_Paragraph_20_Font"><text:span text:style-name="T1">o, </text:span></text:span>ut sic dicam, allici, aut non affici..<text:line-break/>Quippe quod lingua non secus atque alia quaevis. animantis<text:line-break/>partium calidum, frigidum, siccum, humidumque dignoscere</text:p>
      <text:p text:style-name="P3">corpus valeat, cuivis cla<text:span text:style-name="Default_20_Paragraph_20_Font"><text:span text:style-name="T1">r</text:span></text:span>um est, amatorem vero, dulcedi-.<text:line-break/>nem, salsedinem, ariditatem, austeritatem, ace<text:span text:style-name="Default_20_Paragraph_20_Font"><text:span text:style-name="T1">r</text:span></text:span>bitatem, acri--<text:line-break/>muniam, haec sola discernere creditur, tametsi passionum<text:line-break/>fimilitudinem invenire est cum in partibus omnibus tum<text:line-break/>maxime in ulcerati<text:span text:style-name="Default_20_Paragraph_20_Font"><text:span text:style-name="T1">o. </text:span></text:span>Nam cutis durities denfitasque ex-<text:line-break/>cludit, resistit, probibetque quo minus foris incidentium fa-<text:line-break/>cultales .intro in carnem ipsam penetrent.</text:p>
      <text:p text:style-name="P1">Cap. II. Sic enim et illud ab Hippocrate dictum est;<text:line-break/><text:span text:style-name="Default_20_Paragraph_20_Font"><text:span text:style-name="T1">ulceribus fu</text:span></text:span>l<text:span text:style-name="Default_20_Paragraph_20_Font"><text:span text:style-name="T1">gidum mordax</text:span></text:span>, tametsi cuti p<text:span text:style-name="Default_20_Paragraph_20_Font"><text:span text:style-name="T1">r</text:span></text:span>iusquam ulcera-<text:line-break/>retur mordax nequaquam esset. Est vero et oculis et<text:line-break/>naribus et ori externis partibus animalis frigidum mordax,<text:line-break/>nec minus internis, ventri et intestinis, ut difficile sit non-<text:line-break/>nunquam discernere, an a frigore quis, an ab humorum mor-<text:line-break/>dicetu<text:span text:style-name="Default_20_Paragraph_20_Font"><text:span text:style-name="T1">r</text:span></text:span> acrimonia. Eveniunt autem haec non ab re. Si-.<text:line-break/>quidem quum frigidum quaecunque contingit, eorum et con-<text:line-break/>trahat substantiam et condensat constriugatque, primum te-<text:line-break/>nues tum excernuntur humiditates necesse est, sicut ex ocu-</text:p>
      <text:p text:style-name="P3">lis lachryma, ex naribus inimus, postea ver<text:span text:style-name="Default_20_Paragraph_20_Font"><text:span text:style-name="T1">o</text:span></text:span> etiam m<text:span text:style-name="Default_20_Paragraph_20_Font"><text:span text:style-name="T1">o</text:span></text:span>rdax<text:line-break/>appereat, licet alia ratione quam in calido. Nec enim ero -<text:line-break/>flendo , quod continuum est, sed divellend<text:span text:style-name="Default_20_Paragraph_20_Font"><text:span text:style-name="T1">o</text:span></text:span>, molestum ad<text:line-break/>mordax est frigidum. Quare nec duris. corporibus tale ap-<text:line-break/>paret. .Nam dum. mollia contrahuntur c<text:span text:style-name="Default_20_Paragraph_20_Font"><text:span text:style-name="T1">o</text:span></text:span>mpritnunturque;<text:line-break/>humidum.Exprimi contingit simulque .partes divelli, humi-.<text:line-break/>dum quidem, .sicut in spongia .a manibus. nostris c<text:span text:style-name="Default_20_Paragraph_20_Font"><text:span text:style-name="T1">o</text:span></text:span>ntracta<text:line-break/>compressimus; divelli autum, sicut in iis quae distrahuntur<text:line-break/>divelluuturque sive a nostris manibus sive aliunde. Tale<text:line-break/>quid rara molliaque corpora a frigido perpetiantur necesse<text:line-break/>est, raritate frigus .prompte intr<text:span text:style-name="Default_20_Paragraph_20_Font"><text:span text:style-name="T1">o</text:span></text:span> recipiente multoque etiam<text:line-break/>promptius partibus in da m<text:span text:style-name="Default_20_Paragraph_20_Font"><text:span text:style-name="T1">o</text:span></text:span>llibus quae in profundo sunt<text:line-break/>a frigid<text:span text:style-name="Default_20_Paragraph_20_Font"><text:span text:style-name="T1">o</text:span></text:span> concrescentibus. Frigidum itaque spiramenta erui-<text:line-break/>eta in raris .corporibus subiens, qualia sunt ulcerata omnia;<text:line-break/>oculique et nares ac .os. ven torque, omnes refrigerando^<text:line-break/>rutu corporum partes circumquaque amplectitur et quodam-</text:p>
      <text:p text:style-name="P1"><text:span text:style-name="Default_20_Paragraph_20_Font"><text:span text:style-name="T1">, r</text:span></text:span></text:p>
      <text:p text:style-name="P3">modo mustis circumquaque ansis eas contrahens, atque con-<text:line-break/>denfans a continuis avellit. Quae dum patiuntur, multa<text:line-break/>fieri <text:span text:style-name="Default_20_Paragraph_20_Font"><text:span text:style-name="T1">s</text:span></text:span>patia inania necesse est, non tantum quia tenues ex-<text:line-break/>primantur humiditates, verum etiam quia <text:span text:style-name="Default_20_Paragraph_20_Font"><text:span text:style-name="T1">s</text:span></text:span>ubstantia mollis<text:line-break/>in arctum contrahatur. Atqui fpatium inane in sibi conti-<text:line-break/>mus corporibus servata etiamnum continuitate fieri non<text:line-break/>potest. Ergo si steti id constet , clarum est illam deperdi, ac<text:line-break/>corpus continuum distrahi, ex quo molesta mordaxque fen-<text:line-break/>fus exoritur assectio. Tametsi non eadem utrisque qualitas<text:line-break/>est tum iis, quae frigore mordicant tum iis quae calore, <text:span text:style-name="Default_20_Paragraph_20_Font"><text:span text:style-name="T1">s</text:span></text:span>ed<text:line-break/>in illis protinus et contractionis condenfationisque sen<text:span text:style-name="Default_20_Paragraph_20_Font"><text:span text:style-name="T1">s</text:span></text:span>us<text:line-break/>percipitur, in bis dissolutionis et fusionis. Quin nec par<text:line-break/>est utriusque assectus celeritas, verum in refrigerantibus<text:line-break/>quodammodo tardior et cunctantior est mordacitas, at in<text:line-break/>excalefacientibus celerrime penetrat. Quando igitur abunde<text:line-break/>definitum est tum ipsa rerum natura tum etiam qui in<text:line-break/>nobis fit sensu, clareque expositum est quo pacto calidum</text:p>
      <text:p text:style-name="P3">quoque frigidum mordax appa<text:span text:style-name="Default_20_Paragraph_20_Font"><text:span text:style-name="T1">r</text:span></text:span>eat, colligere quemque apud<text:line-break/>fe<text:span text:style-name="Default_20_Paragraph_20_Font"><text:span text:style-name="T1">t</text:span></text:span>e nunc opo<text:span text:style-name="Default_20_Paragraph_20_Font"><text:span text:style-name="T1">r</text:span></text:span>tet,. vel antequam a nobis id audiat, mordi-<text:line-break/>cantium medicamentorum alia calida facultate, alia frigida<text:line-break/>necessario esse. A nobis autem distinctiones eo<text:span text:style-name="Default_20_Paragraph_20_Font"><text:span text:style-name="T1">r</text:span></text:span>um exacte<text:line-break/>addiscere licebit, ubi prius commonefecerimus poculum et<text:line-break/>balneum, quum temperata funt, calida a nobis dici nonnun-<text:line-break/>qua<text:span text:style-name="Default_20_Paragraph_20_Font"><text:span text:style-name="T1">t</text:span></text:span>n appellationis abusu, quandoquidem temperata dici de-.<text:line-break/>bebant, ac fymmetra potius quam calida. E<text:span text:style-name="Default_20_Paragraph_20_Font"><text:span text:style-name="T1">r</text:span></text:span>go quae fle<text:line-break/>calida sunt g<text:span text:style-name="Default_20_Paragraph_20_Font"><text:span text:style-name="T1">r</text:span></text:span>ata amiciaque funt, funditur enim quod in<text:line-break/>corporibus nostris constiterat atque concretum fuerat, quo<text:line-break/>maxime affectu voluptas .animantibus constat, at si moram-<text:line-break/>etiam trahant, sensim quoque et ipsa. molesta evadunt, ad<text:line-break/>tantam enim fusionis immoderationem sic recidunt ut sub-<text:line-break/>stantiam nost<text:span text:style-name="Default_20_Paragraph_20_Font"><text:span text:style-name="T1">r</text:span></text:span>am letiam digerant, dissolvant, atque difper-<text:line-break/>ganti Verum nec sic quidem mordicatioue infestant; fed<text:line-break/>animi afferunt deliquium viresque dejiciunt, ut mors quo-.<text:line-break/>que tandem . sequatur. At quae hismagis sunt calida,. se-.<text:line-break/>eant, distrahunt, dividuntque substantiam, quare necessario</text:p>
      <text:p text:style-name="P3">mordacia videntur, velut aqua fervens ac ipfe ignis. Iun-<text:line-break/>dem in modum frigida quae contrahunt, nondum tamen<text:line-break/>contracti corporis continuitatem divellunt, frigida duntaxat<text:line-break/>sunt,i haud etiam mordacia. At quae supra quam . quod<text:line-break/>contrahunt, etiam convellunt, ea utiqueomnia violenta con-, t<text:line-break/>densatione utuntur,. qu<text:span text:style-name="Default_20_Paragraph_20_Font"><text:span text:style-name="T1">o</text:span></text:span>circa et mordacia apparent. Igitur<text:line-break/>subjectum materiam contrahere et c<text:span text:style-name="Default_20_Paragraph_20_Font"><text:span text:style-name="T1">o</text:span></text:span>ndensare frigidi semper<text:line-break/>pr<text:span text:style-name="Default_20_Paragraph_20_Font"><text:span text:style-name="T1">o</text:span></text:span>prium est, fundere autem atque liquare calidi, utrius-<text:line-break/>que vero immoderatius aucti communis est mordicatio.<text:line-break/>Etenim quae summe frigida calidaque suerint praeter <text:span text:style-name="Default_20_Paragraph_20_Font"><text:span text:style-name="T1">o</text:span></text:span>mnes<text:line-break/>alias, quas modo memorabam, raras mollesque partes .cu-<text:line-break/>tem etiam nostram invadunt, Memini me quandoque . per<text:line-break/>nivem iter fecisse tam altam et copiosam, ut nulla terrae<text:line-break/>pars nuda conspiceretur, aer exactissime purus erat, Epica-<text:line-break/>batque a nive quidam ventus adeo frigidus, ut n<text:span text:style-name="Default_20_Paragraph_20_Font"><text:span text:style-name="T1">o</text:span></text:span>n oculos<text:line-break/>modo et nares et totam adeo faciem rnordicaret, verum<text:line-break/>etiam siquis forte manum protulisset, similiter illam affice-<text:line-break/>ret. At quae a fumum frigiditate aut.caliditate absunt, tenti .</text:p>
      <text:p text:style-name="P3">tem non mordicant, frigida quidem, quoniam continuitatem<text:line-break/>ejus ob duritiem distrahere nequeant, nec in profundum<text:line-break/><text:span text:style-name="Default_20_Paragraph_20_Font"><text:span text:style-name="T1">s</text:span></text:span>ubire prae <text:span text:style-name="Default_20_Paragraph_20_Font"><text:span text:style-name="T1">s</text:span></text:span>uperficiei densitate valeant, calida autem tum<text:line-break/>quod non erodant, fed duntaxat fundant, tum quod inter-<text:line-break/>dum meatus prompte penetrent. Plurimum autem ad id<text:line-break/>genus passiones facit essentiae medicamentorum vel tenuitas<text:line-break/>vel crassities. Siquidem frigida quae tenuium partium <text:span text:style-name="Default_20_Paragraph_20_Font"><text:span text:style-name="T1">s</text:span></text:span>unt,<text:line-break/>quum magis in profundum tranIeant, vehementius etiam<text:line-break/>proinde mordicanli calida vero quae crassarum <text:span text:style-name="Default_20_Paragraph_20_Font"><text:span text:style-name="T1">s</text:span></text:span>unt partium,<text:line-break/>quoniam plus ulcerant, violentius idcirco etiam affligunt.<text:line-break/>Tenuiorum itaque partium aer est, crassiorum terra, medium<text:line-break/>eorum tenet aqua. Sed aër accensus sit flamma, terra au-<text:line-break/>tem pruna, at aqua vehementem sane caliditatem accipit,<text:line-break/><text:span text:style-name="Default_20_Paragraph_20_Font"><text:span text:style-name="T1">s</text:span></text:span>ed nec flamma nec pruna propter innatam humiditatem<text:line-break/>efficitur. Siquidem flamma et pruna ignis sunt genera,<text:line-break/>ignis autem omnis calidus est et siccus, at aqua sicca ut sit<text:line-break/>fieri nequit, proindeque ipsius ignis exacte qualitatem sicut<text:line-break/>aer et terra non accipit. Nullum est itaque aeque calidum<text:line-break/>t</text:p>
      <text:p text:style-name="P3">pharmacum, ut aut flamma aut pruna aut fervens aqua,<text:line-break/>imo ut sit vel calidissimum, omnino tamen plurimum ab il-<text:line-break/>lis vincitur. Procedit autem ad ustionem usque medica-<text:line-break/>mentorum caliditas, ubi videlicet in cr a 11 a consistit essentia,<text:line-break/>quae vero tenuium partium sunt calida, nonnunquam omni-<text:line-break/>no non mordicant, sed calesaciunt duntaxat. Est autem<text:line-break/>ubi et mordicent, non tamen urant.</text:p>
      <text:p text:style-name="P1">Cap. 111. Sed quid tenuium partium quidve crassa-<text:line-break/>tum esse intelligamus, commemorare oportet. Nempe quae<text:line-break/>celeriter in tenuia solvuntur, tenuium appellantur partium,<text:line-break/>at quae id perpeti nequeunt, crassarum; Quod ergo ea fol-<text:line-break/>vantur, calor qui est in animantis corpore, cui unumquod-<text:line-break/>que applicari contingit, in causa est, quod autem in tenues<text:line-break/>crassasve partes comminuantur, id a sua ipsorum natura ob-<text:line-break/>sinent. Quocirca refrigerantium medicamentorum ea quae<text:line-break/>crassarum sunt partium mordicare nequeunt, utpote quae<text:line-break/>extimam cutis superficiem penetrare non valeant. At quae<text:line-break/>tenuium funl partium, et perfacile penetrare possunt et in</text:p>
      <text:p text:style-name="P3">profundum subeuntia , molles animantis portes mordicanL<text:line-break/>Mordicant etiam. magis, quae quum tenuium sint partium,<text:line-break/>insuper inaequabilem obtinent temperiem. Sed supra de--<text:line-break/>monstratum est inaequabilis esse propemodum omnia, quip-.<text:line-break/>pe aut impossibile est .aut perdissirile ullam invenire fub-<text:line-break/>stantiam quae adamussim similarium sit partium. Usuum<text:line-break/>namque diximus unum .quidem habere in fe recreme<text:span text:style-name="Default_20_Paragraph_20_Font"><text:span text:style-name="T1">n</text:span></text:span>tum<text:line-break/>crassarum partium, unde, dum temporis spatio secernitur<text:line-break/>ferturque deorsum, faex consistit, aliud vero secundum, qu<text:span text:style-name="Default_20_Paragraph_20_Font"><text:span text:style-name="T1">o</text:span></text:span>d<text:line-break/>florem nuncupant, qu<text:span text:style-name="Default_20_Paragraph_20_Font"><text:span text:style-name="T1">o</text:span></text:span>d dum vinum fervet, supernatat, sed.<text:line-break/>postea ad faeces subsidit, tertium aqueum, quod toti vino<text:line-break/>permixtum est, hoc primari<text:span text:style-name="Default_20_Paragraph_20_Font"><text:span text:style-name="T1">o</text:span></text:span> potissimumque fervet, . quar-<text:line-break/>tum praeter haec est ipsum revera -vinum. Ostensum vero<text:line-break/>etiam est quod tum in oleo tum.in lacte tum in aliis om-.<text:line-break/>nimis succis eadem sit recrementorum natura, multoque:<text:line-break/>magis in totis plantis metallicisque omnibus. Quae metio-.<text:line-break/>ria tenentes . nunc tempestivum est de medicamentis omni-<text:line-break/>bus considerare. Ac primum omnium cavendum est ne n<text:span text:style-name="Default_20_Paragraph_20_Font"><text:span text:style-name="T1">o-.</text:span></text:span></text:p>
      <text:p text:style-name="P3">bis quoque. quod plerisque omnibus qui talia scrutantur<text:line-break/>accidat. .Nam quasi omnia similarium forent partium, ita<text:line-break/>disserunt, nec concedunt neque vinum neque oleum neque<text:line-break/>reliquorum ullum en diversis facultate partibus .cousistere;<text:line-break/>imo multo magis mirantur, fi de .aceto audeamus dicere<text:line-break/>ipsum ingenitam vini caliditatem perdidisse, caeterum ex<text:line-break/>putredine aliam adeptum, cujus sane sententiae est tum Ari-<text:line-break/>stoteles tum Theoph<text:span text:style-name="Default_20_Paragraph_20_Font"><text:span text:style-name="T1">r</text:span></text:span>astus. Nam vinosae vini partes, dum<text:line-break/>ipsum in acetum tranfit, refrigerantur, at aqueum re-<text:line-break/>crementum putrescens adscititium caliditatem obtinet, velut<text:line-break/>caete<text:span text:style-name="Default_20_Paragraph_20_Font"><text:span text:style-name="T1">r</text:span></text:span>a omnia quae putrescunt, fitque acetum quiddam ex<text:line-break/>contrariae facultatis partibus compositum, partim resurge-<text:line-break/>nantibus partim calidis, sicuti ustorum lignorum omnes<text:line-break/>cineres. Etenim in illis aliquid velut fomes quidam igneus<text:line-break/>per exiguas pa<text:span text:style-name="Default_20_Paragraph_20_Font"><text:span text:style-name="T1">r</text:span></text:span>tes dispersum est,. qu<text:span text:style-name="Default_20_Paragraph_20_Font"><text:span text:style-name="T1">o</text:span></text:span>d et valde calidum est,<text:line-break/>reliquum omne tum terreum est tum frigidum. Iccirco<text:line-break/>quum cinis. aqua maceratur, ac pe<text:span text:style-name="Default_20_Paragraph_20_Font"><text:span text:style-name="T1">r</text:span></text:span> quaedam corpora sto-<text:line-break/>dice rara colatur, sit ut calidae acresque partes una ferau-</text:p>
      <text:p text:style-name="P3">tur-; reliquum i quod est, non amplius calidum est, nempe<text:line-break/>quod igneas suas particulas. lu aquam deposuerit. Vocant<text:line-break/>eam aquam homines lixivium , adque. proporti<text:span text:style-name="Default_20_Paragraph_20_Font"><text:span text:style-name="T1">o</text:span></text:span>ne quadam<text:line-break/>aquaemarinae et muriae, dispositionis,. generationis et fa-<text:line-break/>cnitatis ergo refpondet, illa enim ex aqua faleque constant;<text:line-break/>at aqua quae cinerem abluit, tum. ex ipia tum ex partibus<text:line-break/>quas locum .rapuit, composita, hoc pacto. effecit nominatum<text:line-break/>lixivium, quod nisi antea feras ex aqua ac fuliginosis cine-<text:line-break/>risi partibus. effectum, forsitan simplex. .et lucompositum esse<text:line-break/>corpus existimes. Ejusmodi quiddam in aceto nobis. eye-<text:line-break/>nit. <text:span text:style-name="Default_20_Paragraph_20_Font"><text:span text:style-name="T1">r</text:span></text:span> Nam quum nequeamus lenfu cernere. ipsius genera-<text:line-break/>tionem, rationi diffidimus. Caeterumsu nihil aliud, fallam<text:line-break/>considerantes <text:span text:style-name="Default_20_Paragraph_20_Font"><text:span text:style-name="T1">o</text:span></text:span>mphacis cum eo differentiam ; aequum esse<text:line-break/>credere sciemus, quod non acidus modo, fed et acris qui-<text:line-break/>dam alius ei permixtus sit fapor.. Quamobrem perfecte<text:line-break/>omphacis succus .refrigerat, hinc est quod fumme ardori-<text:line-break/>bus prosit, sive ori ventris impositum sive totis hypochon-<text:line-break/>striis sive cuilibet alii quod .refrigerare libeat, Secus.. <text:span text:style-name="Default_20_Paragraph_20_Font"><text:span text:style-name="T4">ver.tr</text:span></text:span></text:p>
      <text:p text:style-name="P3">habet acetum; .nec. enim ad unguem unum est, neque tan-t<text:line-break/>tum aridum,. sed et acris alius quidam ei sapori permixtus<text:line-break/>est. Itaque quod tantum est acidum,. quicquid id suerit;<text:line-break/>plane frigidum est, sive pyrum; sive malum, sive acinus uvae;<text:line-break/>sive rubi, sive ipsius mori, sive. fructus mali puniri,li ve<text:line-break/>quivis alius tum fructus tum succus tum planta, utoxyla-<text:line-break/>pathum et oxalis, quam eandem oxyda quoque nominanti<text:line-break/>Quippe si gustanti vehemens atque manifesta illi suesse adi-.<text:line-break/>ditas appareat, heu quicquam praescierat acrimoniae, omni-<text:line-break/>no hunc succum. refrigerantem reperies; quin confidenter<text:line-break/>utitor, sive ad ardores uti consilium est hypochoudriis im-<text:line-break/>posito, sive ad erysipelas, sive ad alium affectum .calidum.<text:line-break/>Similiter quoque frigidos morbos ab. eo omnes palam laedi<text:line-break/>comperies.- Porro ubi mixta tibi. qualitas appareat cum<text:line-break/>acrimonia,. coniiciendum est caliditatem quoque inesse, sin<text:line-break/>juucta sit astrictio, aliud est frigiditatis genus.; nam arida scisi<text:line-break/>giditas tenuium est partium, at adstringens crassarum.:^ :.l</text:p>
      <text:p text:style-name="P2">Cap. IV. Sed horum paulo post probationes assere-<text:line-break/>mus lu medium. At: quod prius consilium dari oportet iis,<text:line-break/>qui talia absque <text:span text:style-name="Default_20_Paragraph_20_Font"><text:span text:style-name="T1">s</text:span></text:span>ophistica arrogantia, imo unius veritatis<text:line-break/>gratia scrutantur, id nunc tempestivum est expromere,<text:line-break/>. nempe quod non stola ratione exerceri per eas methodos<text:line-break/>logicas, ad quas nunquam hortari desino, quasque in com-<text:line-break/>m<text:span text:style-name="Default_20_Paragraph_20_Font"><text:span text:style-name="T1">o</text:span></text:span>ntariis : de demonstratione tradidi , fed etiam gustandi<text:line-break/>exercere <text:span text:style-name="Default_20_Paragraph_20_Font"><text:span text:style-name="T1">t</text:span></text:span>en<text:span text:style-name="Default_20_Paragraph_20_Font"><text:span text:style-name="T1">t</text:span></text:span>um. in leporibus oporteat, principioque in iis<text:line-break/>exquirendis folicitos esse , quae unam quampiam habeant<text:line-break/>qualitatem manifestissimam. Ut si. acrimoniam cogitatione<text:line-break/>complecti clare velis, id in allio, caepis et quae ipfis similia<text:line-break/><text:span text:style-name="Default_20_Paragraph_20_Font"><text:span text:style-name="T1">t</text:span></text:span>uor, efficies, assidue gustando plurirnumque dentibus mas-<text:line-break/>dendo, tum ita longo ufu passionis existentis sen<text:span text:style-name="Default_20_Paragraph_20_Font"><text:span text:style-name="T1">t</text:span></text:span>um memo-<text:line-break/>riae diligenter mandando atque infigendo. Sin adstrictio-<text:line-break/>nem, in galla, rhu et similibus. Si vero ama<text:span text:style-name="Default_20_Paragraph_20_Font"><text:span text:style-name="T1">t</text:span></text:span>orem, nitri<text:line-break/>fellisque gustu, Sin. autem dulcedinem, gustu .fimei et mel-<text:line-break/>lis. Ad haec sive insipidum, five qualitate; quod ad gu-<text:line-break/>stuur attineat, medium voles comprehendere, aquam gustare</text:p>
      <text:p text:style-name="P3">jubec, et hanc ubi gustaveris, diligenter memoriae commen.-<text:line-break/>dare eamque potissimum, quae nullam dictarum praeferat<text:line-break/>qualitatum, neque dulcedinem neque amatorem neque acri-.<text:line-break/>moniam neque ariditatem, praeter haec, quae neque fupra<text:line-break/>modum fit aut calida aut frigida. Nam hinc exorsus<text:line-break/>promptius et ad aliorum obscurorum omnium saporum agni-<text:line-break/>tionem pervenies, et.ad eorum quos ego quidem dulces, alii<text:line-break/>vero quidam aqueos appellitant, qualis utique est calamo-<text:line-break/>rutu viridium et graminis, ad haec tritici, hordei, se<text:span text:style-name="Default_20_Paragraph_20_Font"><text:span text:style-name="T1">s</text:span></text:span>e,<text:line-break/>aliorumque multorum quae Theopbrastns recen<text:span text:style-name="Default_20_Paragraph_20_Font"><text:span text:style-name="T1">s</text:span></text:span>et, inqui-<text:line-break/>rens a<text:span text:style-name="Default_20_Paragraph_20_Font"><text:span text:style-name="T1">n</text:span></text:span> plures fiutponendae dulcium saporum species, an<text:line-break/>veto in majoris tantum ac minoris inter fe differre ratione<text:line-break/>existimandi fint. Sed de his alibi definiam.</text:p>
      <text:p text:style-name="P1">Cap.- v Porro si qualem praebet sen<text:span text:style-name="Default_20_Paragraph_20_Font"><text:span text:style-name="T1">t</text:span></text:span>um aqua<text:line-break/>plane qualitatis omnis expers, talem in re sicca invenias, ea<text:line-break/>nimirum extra omnem est insignem tum caliditatem tum fri-<text:line-break/>giditatem, mediam quoad fieri queat constitutionem ohti-</text:p>
      <text:p text:style-name="P3">nens, aut certe paulum ad frigidius declinans. At si talis<text:line-break/>quum sit in cal<text:span text:style-name="Default_20_Paragraph_20_Font"><text:span text:style-name="T1">o</text:span></text:span>ris . frigorisque differentia , insuper censi-<text:line-break/>stantiam nacte sit siccam, terrestris sit ac citra murium de-<text:line-break/>siccet necesse esu ..Appellitant ejus generis medicamenta<text:line-break/>omnia medici emplastica, velut pleraque quae exacte lota<text:line-break/>funt, amylum, pomph<text:span text:style-name="Default_20_Paragraph_20_Font"><text:span text:style-name="T1">o</text:span></text:span>lyx, cerussa, calx, ..cadmeia,.. terra<text:line-break/>Cretensis, Cimelia, chondrus, Samitts aster et fullonum<text:line-break/>terra ex emplasticis sunt pharmacis. Sunt vero ex eis<text:line-break/>nonnulla non terrena s<text:span text:style-name="Default_20_Paragraph_20_Font"><text:span text:style-name="T1">o</text:span></text:span>lum, fetLaquea natura. Quin etiam<text:line-break/>quaedam non parum in fe aeris continent, omnia quidem<text:line-break/>glutinosa ac proinde emplastica.</text:p>
      <text:p text:style-name="P1">Ca p. VI. Duplex si quidem est emplasticorum medi-<text:line-break/>camentorum natura; altera exacte terrea et sicca, altera vi<text:span text:style-name="Default_20_Paragraph_20_Font"><text:span text:style-name="T1">r<text:line-break/></text:span></text:span>scofa quidem omnino; fed ex aqua et terra et plerumque<text:line-break/>etiam aere mixta, sicut oleuns dulce. Dictum autem retro<text:line-break/>est quid dulce v<text:span text:style-name="Default_20_Paragraph_20_Font"><text:span text:style-name="T1">o</text:span></text:span>citem. . Erg<text:span text:style-name="Default_20_Paragraph_20_Font"><text:span text:style-name="T1">o</text:span></text:span> hoc ex aerea, terrea, aque-<text:line-break/>aque s<text:span text:style-name="Default_20_Paragraph_20_Font"><text:span text:style-name="T1">n</text:span></text:span>bssautia temperatum esu. At ovi albumen ex iis-<text:line-break/>dem quodammodo, fed magis tamen terrenum oleo esu</text:p>
      <text:p text:style-name="P3">Quin et quod lactis est caseofum, emplasticum quoque est et<text:line-break/>suillus adeps. :. Nam..-tauri fane.etchirci- pinguedo acrimo..<text:line-break/>riam et multam et igneam possidet, bovis autem capraeque<text:line-break/>minus quidem, jam ve<text:span text:style-name="Default_20_Paragraph_20_Font"><text:span text:style-name="T1">r</text:span></text:span>o quodammodo et horum adeps<text:line-break/>acris est, nam .talium animantium pinguedo ob crassitiem<text:line-break/>adeps appellatur, esit .enim non calidi<text:span text:style-name="Default_20_Paragraph_20_Font"><text:span text:style-name="T1">o</text:span></text:span>r. tantum, fed et magis<text:line-break/>terrena suum pinguedine, anseris. autem et gallinacei cali-<text:line-break/>dior est pinguedo -et siccior quam suum, quin et tenuium<text:line-break/>partium et minimum .terrestris.;- sicut et avium omnium;<text:line-break/>quandoquidem et corporis ipsarum substantia non parum ha-<text:line-break/>bet aeris. <text:span text:style-name="Default_20_Paragraph_20_Font"><text:span text:style-name="T4">Sed.de </text:span></text:span>liis alibi tractabitur. Quaecunque e<text:span text:style-name="Default_20_Paragraph_20_Font"><text:span text:style-name="T1">r</text:span></text:span>go<text:line-break/>pinguedines nondum ullam nactae sunt acrimoniam; empla-<text:line-break/>sticam et illinendi puros facultatem .obtinent, eam que tanto<text:line-break/>efficaciorem , quanto sicciores magisque terrenae fuerint.<text:line-break/>Hujusmodi est ce<text:span text:style-name="Default_20_Paragraph_20_Font"><text:span text:style-name="T1">r</text:span></text:span>a elota, deponit siquidem et ipsa quam<text:line-break/>habebat a melle acrim<text:span text:style-name="Default_20_Paragraph_20_Font"><text:span text:style-name="T1">o</text:span></text:span>niam. Satis-vero constat haec a me<text:line-break/>n<text:span text:style-name="Default_20_Paragraph_20_Font"><text:span text:style-name="T1">o</text:span></text:span>n dicta esse de cera, quae natura sua amara est, qualis est<text:line-break/>P<text:span text:style-name="Default_20_Paragraph_20_Font"><text:span text:style-name="T1">o</text:span></text:span>ntica, ex. absinthio;. namque ea amaritudinem obtinet, ac</text:p>
      <text:p text:style-name="P3">si vel sexcenties eam laveris, prensum tamen omnem ama-<text:line-break/><text:span text:style-name="Default_20_Paragraph_20_Font"><text:span text:style-name="T12">r</text:span></text:span><text:span text:style-name="Default_20_Paragraph_20_Font"><text:span text:style-name="T1">o</text:span></text:span>rem haud elueris. .Fugienda vero etiam illa cera est,<text:line-break/>quae ex acri et thymosis melle conficitur,. quum plane ab<text:line-break/>omni mordacitate alienum praeparare voles medicamentum.<text:line-break/>Quocirca. ad lavandum idonea est quae ex melle <text:span text:style-name="Default_20_Paragraph_20_Font"><text:span text:style-name="T1">t</text:span></text:span>acta est<text:line-break/>tum aquosiore tum. minime mor daci.</text:p>
      <text:p text:style-name="P1">Cap. VII. Atque emplastica quidem medicamenta<text:line-break/>ejusmodi sunt, fed ad acida astringentiaque revertor. . Ada<text:line-break/>stringentia certe terrena fumet crassa corporis consistentia,<text:line-break/>qualitate vero frigida, acida autem tenuitate pollent corporis,<text:line-break/>fed perinde ut astringentia refrige<text:span text:style-name="Default_20_Paragraph_20_Font"><text:span text:style-name="T1">r</text:span></text:span>ant. Utrique gemina<text:line-break/>probatio est, nempe ex <text:span text:style-name="Default_20_Paragraph_20_Font"><text:span text:style-name="T1">t</text:span></text:span>enso, quae ab inductione est:, et<text:line-break/>ex ratione, quae ex substantia eorum colligitur. Prior au-<text:line-break/>tem probatio ea dicetur, quae vulgo quidem est apertior,<text:line-break/>caeterum ad scientificam demonstrationem minus habet vi-<text:line-break/>rium. Arborum fructus quotquot nobis, ubi maturuerint,<text:line-break/>dulces apparent, nuper enati acerbi siccique sunt eculi-</text:p>
      <text:p text:style-name="P3">flentis, pro generantis arboris quisque natura, ceu qu<text:span text:style-name="Default_20_Paragraph_20_Font"><text:span text:style-name="T1">o</text:span></text:span>dam<text:line-break/>ait loc<text:span text:style-name="Default_20_Paragraph_20_Font"><text:span text:style-name="T1">o</text:span></text:span> The<text:span text:style-name="Default_20_Paragraph_20_Font"><text:span text:style-name="T1">o</text:span></text:span>phrestus, olivae, uvae, mala punica, mora, pal-<text:line-break/>mulae, pyra, at progressu temporis humidiores redduntur,<text:line-break/>adliciunt acerbitati ariditatem, quam sensim exuentes, p<text:span text:style-name="Default_20_Paragraph_20_Font"><text:span text:style-name="T1">o</text:span></text:span>stea<text:line-break/>dum maturescunt ac perficiuntur dulces evadunt. Sunt<text:line-break/>qui non in arb<text:span text:style-name="Default_20_Paragraph_20_Font"><text:span text:style-name="T1">o</text:span></text:span>ribus, fed postea quum decerpti conditique<text:line-break/>aliquandiu suerint dulcedinem accipiunt. Alii funt, qui .<text:line-break/>n<text:span text:style-name="Default_20_Paragraph_20_Font"><text:span text:style-name="T1">o</text:span></text:span>n interveniente ariditate, fed palam ab acerbitate in dui-<text:line-break/>cedinem trauseunt, fie<text:span text:style-name="Default_20_Paragraph_20_Font"><text:span text:style-name="T1">n</text:span></text:span>t olivae. Quin qu<text:span text:style-name="Default_20_Paragraph_20_Font"><text:span text:style-name="T1">o</text:span></text:span>d calido^ matu-<text:line-break/>resiuut coquuntmque omnes, clarum eft. Tum quod id<text:line-break/>ipsimi duplex sit, alterum proprium et cuique ingeni-<text:line-break/>tum, alterum externum, a sule videlicet, fed tamen. na-<text:line-break/>turae ip<text:span text:style-name="Default_20_Paragraph_20_Font"><text:span text:style-name="T1">t</text:span></text:span>orum conveniens ac familiare , si quidem me,<text:line-break/>minimus quae nobis perpetuo prop<text:span text:style-name="Default_20_Paragraph_20_Font"><text:span text:style-name="T1">o</text:span></text:span>sita sunt elementa,<text:line-break/>et ipsum utique clare cognorimus. Porro si , quum<text:line-break/>initio acerbi essent; tempore maturescentes dulcescunt,<text:line-break/>loquitur ex calore ipsis provenire dulcedinem, acerbi-<text:line-break/>talem vero aciditatemque constitisse ex frigore. Quum</text:p>
      <text:p text:style-name="P3">autem principio : lignosi quum fint, ut et Theophrastus<text:line-break/>dixit, sicci quoque sint sim ulque acerbi, verum afstueutis<text:line-break/>postea humoris copia acidos efficiat, palam est saporem:<text:line-break/>acerbum. magis esse terrenum, aridum autem magis hu-<text:line-break/>midum. Itaque et Plato recte definiit dicens. Quae.<text:line-break/>cunque partes ejusmodi .in succis deferuntur terrestres,<text:line-break/>eae liquefactae contrahunt atque exiccant humidas, lin-<text:line-break/>guae <text:span text:style-name="Default_20_Paragraph_20_Font"><text:span text:style-name="T1">s</text:span></text:span>ensibiles partes,. ac si exasperant, acerbae, sin<text:line-break/>minus id faciant, austerae apparent. Recte autem et nos<text:line-break/>praeter haec dicemus frigidum esse temperie saporem ejus-<text:line-break/>modi. Nam si terrenus fuisset duntaxat, emplasticus; non<text:line-break/>acerbus foret. Jamque oratio quodammodo ad essentiam<text:line-break/>ipfam transgressa saporum, demonstrationem attingit sci en v<text:line-break/>tifieam. - Quippe fi acerbo sapore maniseste linguam contra-<text:line-break/>hi, siccari a<text:span text:style-name="Default_20_Paragraph_20_Font"><text:span text:style-name="T1">t</text:span></text:span>perarique contingit, ossens<text:span text:style-name="Default_20_Paragraph_20_Font"><text:span text:style-name="T1">i</text:span></text:span>unque superioribus<text:line-break/>libris est ab unico frigido contrahi d enfarique corpora, li--<text:line-break/>quer plane frigidum esse saporem acerbum. Quoniam porro</text:p>
      <text:p text:style-name="P3">inaequabiliter desiccat, id est enim quod exasperat,fuerit sane<text:line-break/>omnino etiam terrenus. Siquidem aqueum corpus. omnia-<text:line-break/>aequabiliter ^penetrat atque pervadit, eique inseparabile est,<text:line-break/>etiamsi divulsum sit, ut <text:span text:style-name="Default_20_Paragraph_20_Font"><text:span text:style-name="T1">r</text:span></text:span>ursum uniatur, at terreno corpori,<text:line-break/>quod in saporibus^ defertur, jam antea. inest divulsio, simul-.<text:line-break/>que ut nunquam deinceps facile coeat. Quin si ejus necor-<text:line-break/>deris, quod utriusque singulatim passionis est proprium, iis.-<text:line-break/>dem ipsum subscribat . ac testificabitur. velox siquidem<text:line-break/>aridorum Iaporum transitus in sentientibus partibus fieri<text:line-break/>conspicitur, acerborum autem tardus, tum acida quidem in<text:line-break/>alto magis agere apparent, in superficie autem acerba. Haec<text:line-break/>itaque omnia crassarum esse partium acerba indicant, acida<text:line-break/>veroli enuium. i- Multum ergo inter fe haec conveniunt, tum<text:line-break/>ea: quae a rerum dicta sunt essentia, tum ea quae per in-<text:line-break/>ductionem eorum, quae scnfu suntiinventa. Porro. nihilo<text:line-break/>deterius fuerit mentionem rursum de nominum usu sa rien—<text:line-break/>tes; haec quoque adlicere,. nempe quod utraque adstringere..<text:line-break/>dicantur, tum quae t. acerba. furni. tum quae austera,.fed in</text:p>
      <text:p text:style-name="P3">majoris minorisque ratione inter fe differant, tum quod<text:line-break/>mulsae insint medicamentis qualitates, non diversae tantum;<text:line-break/>fed et pugnantes, atque interim etiam omnino subcontrariae.<text:line-break/>Id quod retr<text:span text:style-name="Default_20_Paragraph_20_Font"><text:span text:style-name="T1">o</text:span></text:span> fatis ostensum est, caeterum ab eo nunc rur-<text:line-break/>sus ordiri necesse esu Nam si gustanti tibi idem adstrui-<text:line-break/>gens et mordax appareat, id missum facias medicamentum<text:line-break/>jubeo, atque illud quaeras quod absque mordacitate ad-.<text:line-break/>stringat. Ac si neque acidum appareat, neque dulce, neque<text:line-break/>amarum, sied quam fieri maxime possit unam possideat qua ...<text:line-break/>litatum a mixtione alienam, nempe adstrictionem, ita deni-..<text:line-break/>que experientia examinabis, quomodo saepenumero facien-<text:line-break/>dum ante proposui. . Sin adstringit simul ac m<text:span text:style-name="Default_20_Paragraph_20_Font"><text:span text:style-name="T1">o</text:span></text:span>rdicat aut<text:line-break/>alialu quamvis qualitatem seu facultatem adstrictioni jun-<text:line-break/>ctam habeat, frusira est ac supervacaneum, ubi adstrictionis<text:line-break/>actionem explorare consilium est, ad experimentum tale du-.<text:line-break/>cere pharmacum; incertum est enim num ob adstrictionem<text:line-break/>au ob aliam quampiam admixtarum issi qualitatum, au ob<text:line-break/>utrasque, sic in corpore sibi applicato egerit. Etenim chal-</text:p>
      <text:p text:style-name="P3">citis, mify; chalcanth<text:span text:style-name="Default_20_Paragraph_20_Font"><text:span text:style-name="T1">o</text:span></text:span>s, fieri, aeris squama, cum simul ad-<text:line-break/>stringant et mordicent; secundum utrasque qualitates in<text:line-break/>quovis admoturum corporum actionem exerunt, nec tamen<text:line-break/>docere nos aperte queunt, an ab adstrictione urendi vim<text:line-break/>habeant, an ab acrim<text:span text:style-name="Default_20_Paragraph_20_Font"><text:span text:style-name="T1">o</text:span></text:span>nia. Mittere itaque illa praestiterit<text:line-break/>et multa deinceps alia gu<text:span text:style-name="Default_20_Paragraph_20_Font"><text:span text:style-name="T1">t</text:span></text:span>tare, sinceram seorsum adstrictio.<text:line-break/>nem intuentem, ac quoad fieri possit per sese existentem,<text:line-break/>ac ubi tandem quampiam repe<text:span text:style-name="Default_20_Paragraph_20_Font"><text:span text:style-name="T1">r</text:span></text:span>eris, ita denique medicamen^<text:line-break/>tum.judicare iis methodis quas supra a me frequenter audi-<text:line-break/>visio Utpote si gustanti tibi balaustium; aut galle, aut cy-<text:line-break/>tinus, aut hypocystis, aut solanum, aut glaucium, aut acacia;<text:line-break/>aut fuccus rhu, aut id genus aliud, exacte quidem esse ap-<text:line-break/>pareat adstringens, nec ullam manifestam habens aliam qua-<text:line-break/>litatem, in hoc jam expendere ac diligenter explorare ad-<text:line-break/>strictionis actionem oportet. Porro exploratio ipfa fieri;<text:line-break/>ut saepe diximus, debet tum in optima co<text:span text:style-name="Default_20_Paragraph_20_Font"><text:span text:style-name="T1">r</text:span></text:span>porum constitu-<text:line-break/>tione ad unguem fanorum, tum- in simplicibus affectibus<text:line-break/>feu calidis seu frigidis, feu humilis feu siccis. Nam fi cor-.</text:p>
      <text:p text:style-name="P3">pus fanum manifesto refrigerare cernatur et- calidis prosit<text:line-break/>affectibus et evidentem quoque laboranti ipsi frigidam af-<text:line-break/>ferat qualitatem, audendum erit de adstrictione quod refri-<text:line-break/>geret pronunciare, sin contra appareat, fanaque ab eo cor-.<text:line-break/>pota incalescant et calidi affectus exasperentur frigidique<text:line-break/>leventur, non refrigerare, fed excalefacere medicamentum<text:line-break/>ejusmodi putandum esu Eodem modo de acribus sumen-<text:line-break/>dum experimentum in caepis, allio, pipere, pyrethro, sin-<text:line-break/>albere, struthio, helenio, calce. Etenim quemadmodum qui<text:line-break/>folani succum piperi miscuit, neutrum fatis explorare potest,<text:line-break/>sic nec quae a natura .funt mixta. . Eundem in modum con-<text:line-break/>templandum de acida qualitate, de amara; de dulci censeo,<text:line-break/>vehementes nimirum et quae quantum licet solae sint in<text:line-break/>explorationem ducendo et experientia vires eorum f<text:span text:style-name="Default_20_Paragraph_20_Font"><text:span text:style-name="T1">o</text:span></text:span>rus.<text:line-break/>tando. Quippe quiduis te, quo modo sit aut acerbum aut<text:line-break/>austerum aut ama<text:span text:style-name="Default_20_Paragraph_20_Font"><text:span text:style-name="T1">r</text:span></text:span>um , in experimentum ducere, tanquam<text:line-break/>in eo ace<text:span text:style-name="Default_20_Paragraph_20_Font"><text:span text:style-name="T1">r</text:span></text:span>bitatis, austeritatis, vel amaroris facturum peri-<text:line-break/>culum, plane .absurdum arbitror. Nam si unam duntaxat</text:p>
      <text:p text:style-name="P3">qualitatem possideat, idem erit medicamenti ipsius et quali-<text:line-break/>tatis experimentum; sin multas, ex omnibus nimirum mix-<text:line-break/>fam medicamentorum actionem edet, quare unius adhuc ejus;<text:line-break/>quae in judicium veniebat actio obscura et incerta pertua-<text:line-break/>net. Itaque si ut prius dictum est, judicare oporteat, no<text:span text:style-name="Default_20_Paragraph_20_Font"><text:span text:style-name="T1">t</text:span></text:span>i<text:line-break/>recte fenferunt qui <text:span text:style-name="Default_20_Paragraph_20_Font"><text:span text:style-name="T1">n</text:span></text:span>ihil prorsum pronunciari posse de fa .<text:line-break/>purum. facultatibus existimarunt, quique aliter judicium<text:line-break/>ineundum- cen<text:span text:style-name="Default_20_Paragraph_20_Font"><text:span text:style-name="T1">s</text:span></text:span>ent, siquidem et de ipsis aliquid asseri potest,<text:line-break/>nec judicium aliter quam nunc est dictum iniri conveniat;<text:line-break/>Sane si id modo dixissent, plane opus non esse saporum con-<text:line-break/>sideratione, quum vires medicamentorum expendimus, nam<text:line-break/>absque his medicamentorum -vires experientia invenire licet;<text:line-break/>laude illos potius quam vituperatione dignos putarem, ve-<text:line-break/>rino ubi tanquam de re necessaria quidem illa, sed inconr-<text:line-break/>prehenfibilr disserunt, bis reprehendendos pudic<text:span text:style-name="Default_20_Paragraph_20_Font"><text:span text:style-name="T1">o</text:span></text:span>; tum quod<text:line-break/>rem non necessariam habeant pro necessaria; tum quod .con-<text:line-break/>secui eam sc posse defperenti Nani facultatis medicamenti</text:p>
      <text:p text:style-name="P3">cujusvis judicium abunde citra raporum dig<text:span text:style-name="Default_20_Paragraph_20_Font"><text:span text:style-name="T1">na</text:span></text:span>tionem Iola<text:line-break/>reperitur experientia eum in modum habita, quem sexcen-<text:line-break/>ties jam antea po<text:span text:style-name="Default_20_Paragraph_20_Font"><text:span text:style-name="T1">tui. </text:span></text:span>Atque ego Iane non, quasi aliter in-<text:line-break/>veniri quod investigatur non posset ad sermonem de fa-<text:line-break/>poribus descendi, sed partim propter eam, qnae ad princi-<text:line-break/>pia est, sequelam, nt videlicet ostenderem omnia ad alimen-<text:line-break/>torum rationes consequi, nec quicqnam usquam inveniri^<text:line-break/>pugnans, partim vero etiam ut illos coarguerent, qui ad-<text:line-break/>stringentia omnia excalesacere contendunt. Quinimo suerit<text:line-break/>etiam nonnullus ejus ad praestans negocium usus. Sed haec<text:line-break/>postea monstrare conabor. At nunc aurem propositam re-<text:line-break/>vertor et hortor qui veritatis sunt amatores, ut ipfimet ad-<text:line-break/>stringentia omnia degustent, uti nos fecimus, lac ubi in ve-<text:line-break/>nerint aliquo in corpore perfectam adstrictionem, quoad- li-<text:line-break/>ceat, ab aliarum qualitatum mixtione alienam, tum denique<text:line-break/>experientia expendere tentent, frigidum sit au calidum,<text:line-break/>humidum an siccum, corpus ejusmodi. Sed hoc quisquis<text:line-break/>sapiet seorsum ipse sariet. Ego varo , ut aliquid de mea .</text:p>
      <text:p text:style-name="P3">afferam pronunoiemque , experientia fortassis necessarium<text:line-break/>fuerit, atque in hoc quidem libro in genere, singillatim au-<text:line-break/>rem in commentariis sequentibus. Fuerit autem generalis<text:line-break/>de omnibus sermo ejusmodi. Corpus omne adstringens ah<text:line-break/>aliis, quod sensu animadverti posset, qualitatibus sincerum<text:line-break/>perpetuo comperi experiendo refrigerare. Quin etiam non-<text:line-break/>nulla exliis, quae qualitatibus mixta erant, nempe quae mo-<text:line-break/>dice dulcia, aut amara, aut acria, aperte quoque resrigeran-<text:line-break/>tia reperi, <text:span text:style-name="Default_20_Paragraph_20_Font"><text:span text:style-name="T1">s</text:span></text:span>cilicet quum in eis adstringendi refrigerandique<text:line-break/>facultas ita vincerent, ut alias obscurarent. Eadem ratione<text:line-break/>acida universa, tum ea quae simpliciter acida essent, sicut<text:line-break/>oxalida et oxylapathum, tum mixtis quoque aliis qualitati-<text:line-break/>bus quaedam sive dulcibus, sive acribus, sive amaris, nihilo<text:line-break/>secius refrigerantia expertus fum, qualia <text:span text:style-name="Default_20_Paragraph_20_Font"><text:span text:style-name="T1">s</text:span></text:span>unt mala punica,<text:line-break/>mala, pruna, uvae, mora, ficus, cerasa, sp<text:span text:style-name="Default_20_Paragraph_20_Font"><text:span text:style-name="T1">s</text:span></text:span>umque adeo ace-<text:line-break/>tum. Sed huic, ut <text:span text:style-name="Default_20_Paragraph_20_Font"><text:span text:style-name="T1">s</text:span></text:span>upra dictum est, permixta est quaedam<text:line-break/>acrimonia, fructibus autem dulcedines quaedam et acerbi-<text:line-break/>tate<text:span text:style-name="Default_20_Paragraph_20_Font"><text:span text:style-name="T1">s</text:span></text:span>, quibusdam vero esiam amarores quidam obscuri ac</text:p>
      <text:p text:style-name="P3"><text:span text:style-name="Default_20_Paragraph_20_Font"><text:span text:style-name="T1">r</text:span></text:span> t <text:span text:style-name="Default_20_Paragraph_20_Font"><text:span text:style-name="T1">N.</text:span></text:span></text:p>
      <text:p text:style-name="Normal">leves. Tum item quae adstringunt pariter atque acida funt^<text:line-break/>ea omnia quoque manifesto refrigerare experientia cognovi.<text:line-break/>^ola vero dulcia omnia pro dulcedinis modo protinus etiam<text:line-break/>calorem continent, quocirca eorum quae admodum dulcia<text:line-break/><text:span text:style-name="Default_20_Paragraph_20_Font"><text:span text:style-name="T1">s</text:span></text:span>unt nullum omnino est frigidum, Fuerint tamen quae-<text:line-break/>dam modice dulcia itidem frigida, scilicet quando plurima<text:line-break/>corporis ipsius substantia aquea extiterit, <text:span text:style-name="Default_20_Paragraph_20_Font"><text:span text:style-name="T1">s</text:span></text:span>ed non adeo tu-<text:line-break/>men frigida, ut id quod valde acerbum est aut acidum, <text:span text:style-name="Default_20_Paragraph_20_Font"><text:span text:style-name="T1">s</text:span></text:span>ed<text:line-break/>sicut alicubi retro diximus de illis quae tepidum calorem<text:line-break/>possident. Porro amara omnia calida sunt, ut bilis, nitrum,<text:line-break/>vina valde vetusta, ac numerosa <text:span text:style-name="Default_20_Paragraph_20_Font"><text:span text:style-name="T1">s</text:span></text:span>eminum copia. Nam et<text:line-break/>semen rutae, potissimum silvestris, et fundili et <text:span text:style-name="Default_20_Paragraph_20_Font"><text:span text:style-name="T1">s</text:span></text:span>pondyli,<text:line-break/>melanthiique et lupini magisque agrestes, orobi, et inter bos<text:line-break/>potius agrestes, quique a <text:span text:style-name="Default_20_Paragraph_20_Font"><text:span text:style-name="T1">s</text:span></text:span>ecure pelecinus nuncupatus est,<text:line-break/>reperitur autem in tritico, amygdalae quaedam quae ob id<text:line-break/>ipsum amarae vocitantur, cucumerum quaedam femina et<text:line-break/><text:span text:style-name="Default_20_Paragraph_20_Font"><text:span text:style-name="T1">s</text:span></text:span>emen mali medici et ad haec infinita alia amara apparent<text:line-break/>gustantibus.</text:p>
      <text:p text:style-name="P2">Cap. VIII. Sed- infra copiosius de amaris agemus,<text:line-break/>Nunc rurfum resumpto de adstringentibus atque acidis .fer-<text:line-break/>mone, convenientem ei finem imponamus. Ergo austerum,<text:line-break/>quod fit acerbum exoletum, sensum ad memoriam revocare<text:line-break/>oportet. At quae sit ejus generatio nunc dicam. Quan-<text:line-break/>doquidem corpus acerbum terreum esit ac frigidum, tripli-<text:line-break/>citer necessario exolvitur, aut incalescens, aut .ltumescens,<text:line-break/>aut ut<text:span text:style-name="Default_20_Paragraph_20_Font"><text:span text:style-name="T1">c</text:span></text:span>unque simul perpetiens. Itaque si caleficat duntaxat,<text:line-break/>id nec humidius ast nec mollius, .sed .durum manens solam<text:line-break/>acquiret dulcedinem, velut quercinae glandes, .ac potissimum<text:line-break/>quae vocantur castaneae. .Sin tantum humescat, siquidem<text:line-break/>ea crassarum sit partium et aquea humiditas, austerum eva-<text:line-break/>det, cujusque enim saporis vires aquea retundit ac hebetat<text:line-break/>humiditas. Sivero tenuium partium et aerea .sit, .acescat;<text:line-break/>ostensum namque est frigidum subtile acidam efficere qua-<text:line-break/>Iitatem. At si pariter et humescat et calefiat, humiditate<text:line-break/>quidem aquea in dulcedinem , aerea vero transibitin plo-</text:p>
      <text:p text:style-name="P3">guedinem. Perfpicuum ergo lune jam evasit, quo pactu<text:line-break/>fructus principio acerbi quum sint, processu temporis quis.<text:line-break/>dem plane dulcescant, quidam acefca<text:span text:style-name="Default_20_Paragraph_20_Font"><text:span text:style-name="T1">n</text:span></text:span>t, nonnulli fiant au-<text:line-break/>fleri, aliqui etiam acerbi permaneant, tum quidam etiam<text:line-break/>pingues reddantur. Et fune fecu<text:span text:style-name="Default_20_Paragraph_20_Font"><text:span text:style-name="T1">n</text:span></text:span>dum propositarum qua-<text:line-break/>ditatum mixturas variam sortiu<text:span text:style-name="Default_20_Paragraph_20_Font"><text:span text:style-name="T1">n</text:span></text:span>tur mutationem. Acerbus<text:line-break/>.ad extremum perseverat fructus ilicis, arbuti, fagi, comi, si-<text:line-break/>quidem frigidus H<text:span text:style-name="Default_20_Paragraph_20_Font"><text:span text:style-name="T1">o</text:span></text:span>cusque, qualis erat ab initio, permanet,<text:line-break/>tantummodo mole increscens, nulla praeterea magna acce-<text:line-break/>dente alteratione, nam et arbores ipsae tum densissimae sunt,<text:line-break/>tum siccissimae ac frigidissimae. Acerbus simul et dulcis<text:line-break/>myrti fructus est, et pyri agrestis ac roboris. Magis tamen<text:line-break/>dulcis quam acerbus fructus castaneae quem nominanti<text:line-break/>Tantum austerus vitis amineae tum fructus tum vinum,. ac ,<text:line-break/>quotquot his similia fonti Austerus unaque dulcis fructus<text:line-break/>palmae, et inter vina Surrentinum , Sabinum , Albatus , ut<text:line-break/>vocant, e<text:span text:style-name="Default_20_Paragraph_20_Font"><text:span text:style-name="T1">t</text:span></text:span> quae ejus fiunt generis. Solummodo dulce, The-</text:p>
      <text:p text:style-name="P3">raeum et Scybeli sicum et siraeum et alia quaecunque<text:line-break/>cum istis conveniunt. Pinguis exacte tum fructus tum fue-<text:line-break/>cus oleae, tum etiam alli omnes ex quibus oleum conficitur,<text:line-break/>sicut ricini, raphanidis et ipsa sesama nncefque et amygdala.<text:line-break/>Nam id genus omnia vetustate prosum efficiuntur pinguia,<text:line-break/>quippe in quibus aquea quidem excrementitiaque humiditas<text:line-break/>digeritur, propria vero a. col<text:span text:style-name="Default_20_Paragraph_20_Font"><text:span text:style-name="T1">o</text:span></text:span>re nativo elaboratur atque<text:line-break/>exacte conc<text:span text:style-name="Default_20_Paragraph_20_Font"><text:span text:style-name="T1">o</text:span></text:span>quitur.</text:p>
      <text:p text:style-name="P1">Cap. IX. -Quicunque ergo fructus ole<text:span text:style-name="Default_20_Paragraph_20_Font"><text:span text:style-name="T1">o</text:span></text:span>si funt folum-<text:line-break/><text:span text:style-name="Default_20_Paragraph_20_Font"><text:span text:style-name="T12">m</text:span></text:span><text:span text:style-name="Default_20_Paragraph_20_Font"><text:span text:style-name="T1">o</text:span></text:span>d<text:span text:style-name="Default_20_Paragraph_20_Font"><text:span text:style-name="T1">o</text:span></text:span>, edend<text:span text:style-name="Default_20_Paragraph_20_Font"><text:span text:style-name="T1">o</text:span></text:span> ii funt et dulces, quibus vero dum asserantur<text:line-break/>amar<text:span text:style-name="Default_20_Paragraph_20_Font"><text:span text:style-name="T1">o</text:span></text:span>r quidam advenit, ii edi non possunt. Quippe ama-<text:line-break/>rum omne esui ineptum est, taleque efficitur a caloris ex-<text:line-break/>cessu, sicuti postea docebimus. Verum dulce omne casi-<text:line-break/>dum est, nec immodice calorem nostrum exuperat, imo<text:line-break/>sicut aqua calida, cujus contactus voluptati est, maxime<text:line-break/>ubi finxerimus, hactenus videlicet nos excalefaciens, dum</text:p>
      <text:p text:style-name="P2">co<text:span text:style-name="Default_20_Paragraph_20_Font"><text:span text:style-name="T1">n</text:span></text:span>cretas frigore in nobis particulas fundat, non tamen<text:line-break/><text:span text:style-name="Default_20_Paragraph_20_Font"><text:span text:style-name="T1">s</text:span></text:span>olvat aut locat distrahat vos continuum,. ea,. inquam, ut<text:line-break/>summa afficit voluptate ac utilissima est, sic omne edu-<text:line-break/>Iium dulce calidum sane omnino .est, sed non tantum ca-<text:line-break/>lore excedit, ut is laedat ac molestus .sit,. fed inter limi-<text:line-break/>fes se continet su<text:span text:style-name="Default_20_Paragraph_20_Font"><text:span text:style-name="T1">a</text:span></text:span>dentis, laevi gau lis ac mollientis,. R ur-<text:line-break/>sum mihi hic. memoria repete quae saepe ante dixi,<text:line-break/>quaedam esse quae vel una vel duabus in sese qualitati-<text:line-break/>bus et agunt et patiuntur , quaedam veto quae totis sub-<text:line-break/>stantiis suis, quorum in numero et medicamenta non pauca<text:line-break/>dixi et nutrimenta universa. Horum duplex esse genus<text:line-break/>apparet, prout significarit et Theophrastus. .Nam quaedam<text:line-break/>funt pinguia, velut pinguedo, quaedam dulcia magis minus ve,<text:line-break/>velut fructus omnes quibus vefermur et animalium car-<text:line-break/>nes , tum herbae item multae ac radices , floresque et<text:line-break/>. germina, Nam tametfi sunt inter ea quaedam acerba, sic-,<text:line-break/>ut pyra fylvestria et corna, omnino tamen dulcedine par-<text:line-break/>ticipant, nisi summe. sint acerba, velut gesta, ritus; verum</text:p>
      <text:p text:style-name="P3">ob haec jam pro medicamentis iis magis quam pro cibis<text:line-break/>utimur. Apparent enim quae pica laborant mulieres,<text:line-break/>quique impleti <text:span text:style-name="Default_20_Paragraph_20_Font"><text:span text:style-name="T1">s</text:span></text:span>unt et quibus exolutus est stomachus, ea<text:line-break/>appetere degustare, alioqui fi esuriant, contra refpuunt po-<text:line-break/>tius tum acerba tum acida, expetunt autem ac sumunt<text:line-break/>quae dulcia sunt et pinguia hisque expleri desiderant.</text:p>
      <text:p text:style-name="P1">Cap. X. Est autem fortassis et pingue ipsum dulce<text:line-break/>et quicquid nutrit ex genere est dulcium. Evenit autem<text:line-break/>id illis non abs re , <text:span text:style-name="Default_20_Paragraph_20_Font"><text:span text:style-name="T1">s</text:span></text:span>ed fecundum ipsam quantum fieri<text:line-break/>potest nutrimenti <text:span text:style-name="Default_20_Paragraph_20_Font"><text:span text:style-name="T1">s</text:span></text:span>ubstantiam, quippe nutritio est evacuati<text:line-break/>repletio. Atqui quod evacuatum est familiare erat, quam-<text:line-break/>obrem et quod nutrit familiare sit necesse est. Porro<text:line-break/>si familiare, necessario jucundum amicumque fuerit, pro-<text:line-break/>tinus etiam ut ad id quod nutritur moderate calidum.<text:line-break/>Sed in hoc non parva est majoris miuorisque ratio, quan-<text:line-break/>do nimirum nec ad cibos accedimus plane fecundum na-<text:line-break/>suram affecti, <text:span text:style-name="Default_20_Paragraph_20_Font"><text:span text:style-name="T1">so</text:span></text:span>lum enim corpus eorum qui cibum dest-<text:line-break/>derant, inanitum sit oportet, si exacti futuri sint familiaris</text:p>
      <text:p text:style-name="P3">ipfomm qualitatis cognitores. Nam si praeter id . calidiores<text:line-break/>quam conveniat:;. aut frigidi<text:span text:style-name="Default_20_Paragraph_20_Font"><text:span text:style-name="T1">o</text:span></text:span>res evaserint, seu toto cor-<text:line-break/>p.ore seu pertinentibus ad linguam t ac ventrem locis, non<text:line-break/>folum quae nutriant.; verum etiam quae refrigerent, -pus<text:line-break/>excalefariant postulabunt. Proinde sane cibi quoque lili<text:line-break/>alias alii videntur jucundiores. . Nam quum duplex sit<text:line-break/>genere jucundum, alterum quod impleat .id quod eva-<text:line-break/>enatum est, cuiusmodi est nutrimentum, .alterum quod me--<text:line-break/>datur ei quod alteratum est, id quod jam-medicamentum<text:line-break/>est, evenit utique cibis, ubi non modo vacuatis exhibentur<text:line-break/>corporibus, fed etiam qualitate aliqua mutatis, ut duobus<text:line-break/>nominibus delectent, ut cibi scilicet et .ut medicinae. Sed<text:line-break/>al medicamenta quidem refrigerando quaedam et excale-<text:line-break/>saciendo et exiccand<text:span text:style-name="Default_20_Paragraph_20_Font"><text:span text:style-name="T1">a</text:span></text:span> et humectando , ex ratione juva-<text:line-break/>bunt et proderunt, ut nutrimenta vero fala ea quae eo-<text:line-break/>gnata sunt et .familiaria totis nutriendorum substantiis.<text:line-break/>Protinus vero istis adest, ut moderate scilicet sint ad ea<text:line-break/>quae nutriuntur calida. Quamobrem nec eduliorum, nec</text:p>
      <text:p text:style-name="P3">medicame<text:span text:style-name="Default_20_Paragraph_20_Font"><text:span text:style-name="T1">n</text:span></text:span>torum una est animantibus omnibus species,<text:line-break/>siquidem pro sua quaeque familiari substantia simul et afi-<text:line-break/>fectione tum delectantur tum juvantur ab utrisque. Sed<text:line-break/>si haec sic habent, id quod lu cibis minus erit dulce, mi-<text:line-break/>nns quoque erit calidum, quod dulcius, tanto nimirum erit<text:line-break/>calidius, quanto videlicet dulcius.. Sin ad immodicum re-<text:line-break/>cidat calorem, nec ejusmodi dulce erit, sid jam amarum<text:line-break/>apparebit, velut. mel vetustum atque decoctum itidemque<text:line-break/>alio<text:span text:style-name="Default_20_Paragraph_20_Font"><text:span text:style-name="T1">r</text:span></text:span>um dulcium unumquodque.</text:p>
      <text:p text:style-name="P1">Cap. XI. .Etenim ut a moderato calore bifariam<text:line-break/>cuique corpori dulcedo provenit; pa<text:span text:style-name="Default_20_Paragraph_20_Font"><text:span text:style-name="T1">r</text:span></text:span>tim enim funt pro-<text:line-break/>prio et insito calo<text:span text:style-name="Default_20_Paragraph_20_Font"><text:span text:style-name="T1">r</text:span></text:span>e dulcia, partim vero afcititio: ad .<text:line-break/>eundem modum amara. Alia enim funt, quae <text:span text:style-name="Default_20_Paragraph_20_Font"><text:span text:style-name="T1">t</text:span></text:span>uapte na-<text:line-break/>tura immoderate excalefactum per eas, quae temporis spa-<text:line-break/>ti<text:span text:style-name="Default_20_Paragraph_20_Font"><text:span text:style-name="T1">o</text:span></text:span> eveniunt, mutationes, aliis autem id accidit ab acqui-<text:line-break/>sititio calore accensis. At de amaris postea dicetur. Cae-<text:line-break/>terunt dulcia calore proxime accedunt ad ea, quibus ap-.<text:line-break/>parent dulcia. Fiunt autem. talia, ut dictum est, bifariam t</text:p>
      <text:p text:style-name="P18">quaedam proprio calore, ut mel, quaedam ascititia, ut<text:line-break/><text:span text:style-name="Default_20_Paragraph_20_Font"><text:span text:style-name="T1">t</text:span></text:span>unt omnia quae ab igne praeparantur , ac proi<text:span text:style-name="Default_20_Paragraph_20_Font"><text:span text:style-name="T1">n</text:span></text:span>de dum<text:line-break/>calida <text:span text:style-name="Default_20_Paragraph_20_Font"><text:span text:style-name="T1">t</text:span></text:span>unt suaviora iis, quibus opus est instauratione ap-<text:line-break/>parent. Porro mustum non <text:span text:style-name="Default_20_Paragraph_20_Font"><text:span text:style-name="T1">t</text:span></text:span>uo modo, fed et acquifititio<text:line-break/>calore dulce esse videtur..- Multum enim ce<text:span text:style-name="Default_20_Paragraph_20_Font"><text:span text:style-name="T1">t</text:span></text:span>i ardoris ve-<text:line-break/>.. . -<text:tab/>tp</text:p>
      <text:p text:style-name="Normal">stigia, ut Aristoteles et Theoplirastus censuere, ex solari<text:line-break/>calore tum acinis tum aliis inest fructibus, a quo id quod<text:line-break/>illis aqueum ac velut etiamnum <text:span text:style-name="Default_20_Paragraph_20_Font"><text:span text:style-name="T1">s</text:span></text:span>emicoctum reliquum est<text:line-break/>ad concoctionem ducitur conficitmque; ac transmutanti<text:line-break/>simile redditur; Nam ex quibuscunque pomis, si succum<text:line-break/>exprimas, .eum protinus non secus atque mustum fervere<text:line-break/>deprehendes; .tanto tamen fervoris discrimine, quanta erit<text:line-break/>unius fructus ab alio in calore diversitas.- Sed ubi jam<text:line-break/>quod aquosum. ac semicoctum erat transmutatum fuerit<text:line-break/>atque consectum, et is qui fervorem conti labat calor eva-<text:line-break/>nuerit, jam tum denique quae propriae funt succorum pro-<text:line-break/>prictates sincerae conspiciuntur. Itaque tune quae pro^</text:p>
      <text:p text:style-name="P3">pria vinorum natura sit agnoscimus. Qua in re animum<text:line-break/>diligenter adverte, austera sensim austeritatem deponant;<text:line-break/>semper enim quae inveterantur vina dulcedinem quan-<text:line-break/>dam et acredinem adsciscunt, quae vero prius inerat illis<text:line-break/>adstrictio, eam tempore abjiciuut. Est autem. in quibus-<text:line-break/>dam vinis; postquam eflerbuerint, dulcedo quaedam since-<text:line-break/>ra, i<text:span text:style-name="Default_20_Paragraph_20_Font"><text:span text:style-name="T1">n</text:span></text:span>aris et propria ipfius succi naturae, non qualis ante<text:line-break/>erat, mixta scilicet em proprio atque eo qui circa siemi-<text:line-break/>coctum aquofumque excrementum erat fervore. Igitur si<text:line-break/>confessum est, vina omnia vetustate fieri calidiora, austera<text:line-break/>vero primum quidem tempore dulcedinem quandam atque<text:line-break/>acrimoniam depofita adstrictione acquirere , ac deinde iit-<text:line-break/>crefceule acrimonia sensim dulcedinem deponere, ac fusi-<text:line-break/>inde rursum majori tempore acria admodum evadere assi-<text:line-break/>dueque amarescere, ac denique ubi crassescunt penitus fieri<text:line-break/>amara, sane constat dulce acerbo esse calidius ac dulci</text:p>
      <text:p text:style-name="P3">amarum. Atqui si verum est dulcedinem a moderatione pro-<text:line-break/>venire caloris, patet acerbitatem a frigido vincente perfici;</text:p>
      <text:p text:style-name="P1">Cap. XII; Quod autem et aciditas a frigore pro-:<text:line-break/>creetur et antea ostendimus. Veruntamen, quandoquidem<text:line-break/>in praesenti disputatione de naturali vinorum, quae tem-<text:line-break/>poris spatio fiat, alteratione docuimus, nunuiihil quoque et<text:line-break/>de non naturali dicamus. Itaque ut vinum acerbum,<text:line-break/>tempore dulcius, primum, mox acrius amariu<text:span text:style-name="Default_20_Paragraph_20_Font"><text:span text:style-name="T1">e</text:span></text:span>que efficitur,<text:line-break/>denique plane etiam amarum redditor; ad eundem modum<text:line-break/>quod rigorem perpessum est, acidius protinus redditur, ac<text:line-break/>fi prorfium refrigeretur, penitus acescit. Itemque quod in<text:line-break/>fructuum collectione vindemlaqne per assiduam pluviam<text:line-break/>aliena humiditate impletum fuerit, quodque alio quotis<text:line-break/>modo humiditatem acceperit, levi occasione ea omnia<text:line-break/>prompte acescunt. Contra evenit iis quae igni admo-<text:line-break/>ventur. Nam et protinus statim et temporis progressu<text:line-break/>postea semper dulcioris evadunt. Quod si multo etiam<text:line-break/>tempore duraverint; et ipsa nihilominus quam caetera ama-</text:p>
      <text:p text:style-name="P3">refcunt, videturque id sibi quodammodo secundum natu-<text:line-break/>r.alem c<text:span text:style-name="Default_20_Paragraph_20_Font"><text:span text:style-name="T1">o</text:span></text:span>nsentaneum esse rationem. Nam si uva acerba<text:line-break/>acida est, -uva vero dulcis, ac fructibus <text:span text:style-name="Default_20_Paragraph_20_Font"><text:span text:style-name="T1">o</text:span></text:span>mnibus maturatio<text:line-break/>a solari provenit calore; planum est imperfectius et frigia -<text:line-break/>dius esse quod acidum , perfectius vero et calidius quod<text:line-break/>dulce fuerit. Quum ergo vinum pe<text:span text:style-name="Default_20_Paragraph_20_Font"><text:span text:style-name="T1">r</text:span></text:span>fricti<text:span text:style-name="Default_20_Paragraph_20_Font"><text:span text:style-name="T1">o</text:span></text:span>ne <text:span text:style-name="Default_20_Paragraph_20_Font"><text:span text:style-name="T1">r</text:span></text:span>ursum ace-<text:line-break/>suat, manifestum est lu eum illud humorem converti, ex<text:line-break/>quo provenerat. Dive<text:span text:style-name="Default_20_Paragraph_20_Font"><text:span text:style-name="T1">r</text:span></text:span>sis tamen hactenus viribus uvae<text:line-break/>acerbae succus acetumque constant, quod aceto accedat ex<text:line-break/>putrido calore acrimonia quaedam, proinde Aristoteles re-<text:line-break/>cte dixit, acetum prop<text:span text:style-name="Default_20_Paragraph_20_Font"><text:span text:style-name="T1">r</text:span></text:span>io quidem vini calore esse frigidum,<text:line-break/>adscititi<text:span text:style-name="Default_20_Paragraph_20_Font"><text:span text:style-name="T1">o</text:span></text:span> calidum. At uvae acerbae succus calorem adfci-<text:line-break/>titium non habet., ac p<text:span text:style-name="Default_20_Paragraph_20_Font"><text:span text:style-name="T1">r</text:span></text:span>oinde nec acrimoniam. . Accedit<text:line-break/>vero et in substantiae tenuitate diversitas. Siquidem uvae<text:line-break/>acerbae succo acetum tenuius est, cui rei et senius adsti-<text:line-break/>p<text:span text:style-name="Default_20_Paragraph_20_Font"><text:span text:style-name="T1">a</text:span></text:span>latur, excellit enim quae ab aceto infligitur frigiditas<text:line-break/>eam quae ab uvae acerbae succo vehementia et mixtione.</text:p>
      <text:p text:style-name="P3">Imbecillior enim est quae ah uva acerba fit refrigeratio;<text:line-break/>quum etiam alienae in se caliditatis ne minimum quidem<text:line-break/>contineat. At quae ab aceto proficiscitur, tanto est vali-<text:line-break/>dioreseuanto et tenuior, inest vero et illi acrimonia quae-<text:line-break/>dam excalefaciens ; quae tamen satis non sit ad superam-<text:line-break/>dam ab.aciditate provenientem frigiditatem, verum quae ad<text:line-break/>transitus celeritatem subserviat. Nam quanto calidum fri-<text:line-break/>gido facilius penetrat, tanto aeris succus aptiorest, quisen. .<text:line-break/>sibili<text:span text:style-name="Default_20_Paragraph_20_Font"><text:span text:style-name="T1">a</text:span></text:span>m corporum meatus transeat, quam acidus. Itaque<text:line-break/>ille velut praecedens vlam sternit, hic vero haud longe in-<text:line-break/>fequitur, quo tempore sensus perficitur mixtus. et qui ae- .<text:line-break/>gre exponi queat. Utpote qui nec plane frigidum esse ace-<text:line-break/>tum denuntiet, quippe quum in eo ignea quaedam perci-<text:line-break/>piatur acrimonia, nec plane calidum, nam perpetuo quod -<text:line-break/>ex praecedente fit acrimonia calefactionem frigus ab i<text:span text:style-name="Default_20_Paragraph_20_Font"><text:span text:style-name="T1">nsc-<text:line-break/></text:span></text:span>quente ariditate occupans obscurat protinusque. extinguit,<text:line-break/>quod sit, ut major multo ex frigore percipiatur <text:span text:style-name="Default_20_Paragraph_20_Font"><text:span text:style-name="T1">t</text:span></text:span>ensus<text:line-break/>quam ex calore. Porro si plurimo melli aceti. paulum.</text:p>
      <text:p text:style-name="P3">admisceas, statim et calorem et frigus manifeste percipies.<text:line-break/>Nam si paulum mellis aceto permisceas, magis frigidum<text:line-break/>quod fuerit mixtum quam calidum videbitur, sin multo<text:line-break/>melli pauxillum misceas aceti, plus calefacere quam resti-<text:line-break/>gerare conspicietur, et si pari mole utraque miscueris, ace-<text:line-break/>tum tamen etiam viribus <text:span text:style-name="Default_20_Paragraph_20_Font"><text:span text:style-name="T1">s</text:span></text:span>uperare comperies. Quod si,<text:line-break/>ut est dictum, plus sit multo mellis quam aceti , aequalia<text:line-break/>rursum frigus ac colorem in ea mixtura conspicies, mul-<text:line-break/>tis enim numeris acetum plus ab iis quae moderate <text:span text:style-name="Default_20_Paragraph_20_Font"><text:span text:style-name="T1">s</text:span></text:span>unt<text:line-break/>calida ad frigiditatem recessit quam mel ad caliditatem.<text:line-break/>Proinde et <text:span text:style-name="Default_20_Paragraph_20_Font"><text:span text:style-name="T1">s</text:span></text:span>upra demonstravimus fieri non posse ut ve-<text:line-break/>hemens coeat cum dulcedine caliditas, vetusque illud ver-<text:line-break/>btun pulchre dictum est , vera inter <text:span text:style-name="Default_20_Paragraph_20_Font"><text:span text:style-name="T1">s</text:span></text:span>e<text:span text:style-name="Default_20_Paragraph_20_Font"><text:span text:style-name="T1">s</text:span></text:span>e omnia con<text:span text:style-name="Default_20_Paragraph_20_Font"><text:span text:style-name="T1">s</text:span></text:span>en-<text:line-break/>tanea esse ac convenire. Etenim ad hypochondria ar-<text:line-break/>denti<text:span text:style-name="Default_20_Paragraph_20_Font"><text:span text:style-name="T1">s</text:span></text:span> praestantior est succus uvae acerbae quam ipsum<text:line-break/>acetum, quod nec violentam ac ferientem habeat frigidita-<text:line-break/>tem, nec eam mordaci admixtam caliditati. Debent enim<text:line-break/>qui sic laborant sine violentia mitigari, ut est dictum, nee</text:p>
      <text:p text:style-name="P3">foris ullam adsciscere mordacem caliditatem aut acrimo-<text:line-break/>nlam. Atque haec quidem jam cura<text:span text:style-name="Default_20_Paragraph_20_Font"><text:span text:style-name="T1">n</text:span></text:span>di attingunt messi<text:span text:style-name="Default_20_Paragraph_20_Font"><text:span text:style-name="T1">o-<text:line-break/></text:span></text:span>dum, quae multis in - locis huic -tractationi communis est,-<text:line-break/>quare iis de<text:span text:style-name="Default_20_Paragraph_20_Font"><text:span text:style-name="T1">n</text:span></text:span>uo relictus ad propositum revertamur. ulta-<text:line-break/>que uvae acerbae succus non acidus modo est, sed et acer-<text:line-break/>bus. Nam, ut supra propositum est, omnes prope aibo-<text:line-break/>rum fructus ortus. sui principio, testimonio etiam Tlreo-<text:line-break/>plrrasti, gustantibus acerbi sunt, - dein, . ubi humore implen-<text:line-break/>tur-, accedit quidem aciditas, decedit vero acerbitas. - Haud<text:line-break/>tamen et qu<text:span text:style-name="Default_20_Paragraph_20_Font"><text:span text:style-name="T1">o</text:span></text:span>d accedit et qu<text:span text:style-name="Default_20_Paragraph_20_Font"><text:span text:style-name="T1">o</text:span></text:span>d amittitur par est in fru-<text:line-break/>esibus omnibus,. neque si speciem neque fi genus respicias.<text:line-break/>Etenim inter uvas acerbas aliae plus -acerbitatis ; aliae aci-<text:line-break/>ditatis ^obtinent, sunt et quae pari portione ambas sortitae<text:line-break/>sint, omnes tamen ad refrigerandos ardores non abs re<text:line-break/>conveniunt, quippe quum - non solum quod acidum est<text:line-break/>frigidum sit, sed et quod acerbum, velut et ante a nobis<text:line-break/>dictum- -esu Recedit sane et hic rursum oratio ad en-<text:line-break/>raudi anetho sin m, quare et- rursum . ad propositum illam</text:p>
      <text:p text:style-name="P3">revocemus. Porr<text:span text:style-name="Default_20_Paragraph_20_Font"><text:span text:style-name="T1">o</text:span></text:span> propositum , ut reor,- ab initio in hoc<text:line-break/>libro fuerat de saporibus^ omnibus disserere, ac nunc qni-<text:line-break/>dem fere de. omnibu<text:span text:style-name="Default_20_Paragraph_20_Font"><text:span text:style-name="T1">s</text:span></text:span> verba fecimus, interim tamen ora-<text:line-break/>tionis affinitate; et alia attingere coacti. Nec enim. de acer-<text:line-break/>bo modo et austero et acido jam diximus, fed et persaepe<text:line-break/>de dulci et amaro et acri, reliqua tamen, quo tota oratio<text:line-break/>perfecta evadat, . adlicienda etiam sunt. Atque in adstrui..<text:line-break/>gentibus haud ita multum etiam reliquum est,. quod. non<text:line-break/>ex jam dictis clarum evadat.</text:p>
      <text:p text:style-name="P1">Cap. XIII. At in acidis deesse fortassis etiamnum<text:line-break/>videatur; quod eximios quosdam medicos fefellit. Nam<text:line-break/>eo. quod. vina invalida vere atque aestate alterentur.at-<text:line-break/>que acescant, hieme vero <text:span text:style-name="Default_20_Paragraph_20_Font"><text:span text:style-name="T1">t</text:span></text:span>uas servent qualitates, hinc adeo<text:line-break/>quibusdam a calore ariditatem nasici vi<text:span text:style-name="Default_20_Paragraph_20_Font"><text:span text:style-name="T1">t</text:span></text:span>um est. Quorum<text:line-break/>auget opinionem .et quod vehementius motum est alnum<text:line-break/>ecquod longius -in navigiis advectum, talia enim omnia<text:line-break/>quum infirma fuerint , celerrime acescunt. Quin etiam</text:p>
      <text:p text:style-name="P3">quidam, qui de rustica scriptare, dolia in aedibus ad aqui-<text:line-break/>lonem expositis defodienda censent, tanquam frigus fcili-<text:line-break/>cet qualitatem eorum fervet, mutet autem caliditas. Sane<text:line-break/>verum et id <text:span text:style-name="Default_20_Paragraph_20_Font"><text:span text:style-name="T1">s</text:span></text:span>aepenumero ipsa experientia comprobatum<text:line-break/>constat, ace<text:span text:style-name="Default_20_Paragraph_20_Font"><text:span text:style-name="T1">s</text:span></text:span>cunt enim vina quaedam prompte, ubi in me-<text:line-break/>ridianis et foli expositis locis reposita fuerint. Videorque<text:line-break/>dictorum hinc jam orsus <text:span text:style-name="Default_20_Paragraph_20_Font"><text:span text:style-name="T1">s</text:span></text:span>olutionem. Etenim quod non<text:line-break/>omnia caliditate acefcant, <text:span text:style-name="Default_20_Paragraph_20_Font"><text:span text:style-name="T1">s</text:span></text:span>ed quae initio tantum frigi-<text:line-break/>diora sunt, nec id veteri alicui accidat, id nobis ad veri-<text:line-break/>tatem viam inveniet.</text:p>
      <text:p text:style-name="P1">Cap. XIV. Quippe causam sermo <text:span text:style-name="Default_20_Paragraph_20_Font"><text:span text:style-name="T1">s</text:span></text:span>crutabitur, pro-<text:line-break/>pter quam vinum natura frigidum atque invalidum ab ex-<text:line-break/>trinfeco arguatur calore. Quamquam per verbum argua-<text:line-break/>tur jam dictum omnes prius dictae ambiguitates dissol-<text:line-break/>vantur. Persimile enim quid vinis accidit, quae natura<text:line-break/>frigidiora aquosioraque <text:span text:style-name="Default_20_Paragraph_20_Font"><text:span text:style-name="T1">s</text:span></text:span>unt, quale flammis exiguis et inm<text:line-break/>bacillis , quippe fi eas ad Iolem fervidum exp<text:span text:style-name="Default_20_Paragraph_20_Font"><text:span text:style-name="T1">o</text:span></text:span>nas aut</text:p>
      <text:p text:style-name="P2">pr<text:span text:style-name="Default_20_Paragraph_20_Font"><text:span text:style-name="T1">o</text:span></text:span>rsus obscurari aut denique etiam extingui c<text:span text:style-name="Default_20_Paragraph_20_Font"><text:span text:style-name="T1">o</text:span></text:span>nspicies,<text:line-break/>Sic quoque fi ardentem lucernam aut juxta flammam ve-<text:line-break/>hementem magnamque deponas, aut ad solem fervidum<text:line-break/>exponas, marcescere utique ac dissipari pr<text:span text:style-name="Default_20_Paragraph_20_Font"><text:span text:style-name="T1">o</text:span></text:span>tinus videbis,<text:line-break/>quin etiam si validius ventilaveris infirmam parvamque<text:line-break/>flammam, citius eam extinxeris quam inauxeris, natura<text:line-break/>, enim infirma validum neque m<text:span text:style-name="Default_20_Paragraph_20_Font"><text:span text:style-name="T1">o</text:span></text:span>tum neque calorem fusti-.</text:p>
      <text:p text:style-name="P1">net, verum ab iis dissipatur potius quam augetur. Quam-<text:line-break/>quam ex industria multis in locis rina et commovent et<text:line-break/>tranfportant, sicuti fan<text:span text:style-name="Default_20_Paragraph_20_Font"><text:span text:style-name="T1">o</text:span></text:span> et in folem efferunt atque exca-<text:line-break/>lefaciunt, ut etiam quaedam insuavia fiant fumi contra-<text:line-break/>heluia qualitatem. Apud nos face in Afia in tecta aedium<text:line-break/>aestate omne prope in lagenas transfusum imponunt, postea<text:line-break/>in aedita cubicula, sub quibus inferne multa flamma luceat,<text:line-break/>trausportaut. ln summa autem ad meridiem solemque<text:line-break/>cellas obvertunt , in quibus et citius ea maturesca<text:span text:style-name="Default_20_Paragraph_20_Font"><text:span text:style-name="T1">n</text:span></text:span>t et<text:line-break/>potui idonea evadant; nem quod multo tempore aliis, hoc</text:p>
      <text:p text:style-name="P3">iis, quae sic excalefacta sunt, brevissimo advenit. . Porro<text:line-break/>nihil mirum est eos, qui de colendis agris scripserunt ob<text:line-break/>eam, quam de .sua regione habebant, experientiam auda-<text:line-break/>cius atque inconfiderantius de .vinis omnibus definivisse.<text:line-break/>At Theophrastus atque Aristoteles experientiam etiam ul-<text:line-break/>terlorem nacti et in perscrutandis naturae. rationibus exer-<text:line-break/>citatiores ac diligentius omnia distinguentes, cum multa<text:line-break/>hujusmodi, tum veto de rimis nos docuerunt, quod simile<text:line-break/>illis atque corporibus nostris accidat. An non enim et<text:line-break/>ipfia quoque, prout aut robusta funt aut imbecilla, ab iis-<text:line-break/>demtum juvari tum laedi conspicimus? Etenim ut exer-<text:line-break/>citia valida et sini calida atque robusta corpo<text:span text:style-name="Default_20_Paragraph_20_Font"><text:span text:style-name="T1">r</text:span></text:span>a etiam va-<text:line-break/>lidiora efficiunt, prosternunt autem et digerunt refrige-<text:line-break/>rantque quae non fiunt ejuscemodi, sic vina natura calida<text:line-break/>motus velut ventilans, sini excalefaciens, flammaeque juxta<text:line-break/>ardentes.. celerius concoquunt; Quae vero frigidiora funt<text:line-break/>et dilutiore, eorum arguunt omnia id genus imhecillita-<text:line-break/>tem celeriusque perpeti cogunt quae alioqui post passura</text:p>
      <text:p text:style-name="P2">essent. Quippe quum ita comparatum. siit, .ut res quaesi-<text:line-break/>bet in propria servetur natura calore proprio, conum-<text:line-break/>pator autem ab immoderatione extrinleca, nempe caloris<text:line-break/>. alieni aut frigoris abundantia. Atque quest ah utroque<text:line-break/>efficitur unum est, non tamen unus generationis modus,<text:line-break/>quare non aeque idiotis omnibus facilis cognitu est haec<text:line-break/>co<text:span text:style-name="Default_20_Paragraph_20_Font"><text:span text:style-name="T1">r</text:span></text:span>ruptionis ratio. Etenim ubi quid rerum calidarum a<text:line-break/>frigore devictum est, ne vulgo quidem ignotum esu At<text:line-break/>ubi a circumsistente foris calore validiore digestum ac dissi-<text:line-break/>patum est, eos sane qui circa natu<text:span text:style-name="Default_20_Paragraph_20_Font"><text:span text:style-name="T1">r</text:span></text:span>am exercitati non sunt,<text:line-break/>latet, ignorantes caliditatem moderatam omnibus esse uti-<text:line-break/>lem, immoderatam vero non minus frigiditate noxiam.</text:p>
      <text:p text:style-name="P1">Cap. XV Caeterum in genere hoc nosse pulchrum<text:line-break/>est, quod aciditas in saporibus nasci potissimum videtur,<text:line-break/>dum a calido quidem mutetu<text:span text:style-name="Default_20_Paragraph_20_Font"><text:span text:style-name="T1">r</text:span></text:span>, ut tamen non superet, id<text:line-break/>quod ex acidis ructibus vel maxime coniicias. Nam haud<text:span text:style-name="Default_20_Paragraph_20_Font"><text:span text:style-name="T1">r-<text:line-break/></text:span></text:span>quaquam, ubi nulla p<text:span text:style-name="Default_20_Paragraph_20_Font"><text:span text:style-name="T1">r</text:span></text:span>orsum facta. in ventre est ciborum<text:line-break/>alteratio, provenire solent, quemadmodum nec ubi <text:span text:style-name="Default_20_Paragraph_20_Font"><text:span text:style-name="T1">o</text:span></text:span>ptime</text:p>
      <text:p text:style-name="P3">concocti, fed tantum ubi semicocti, ut ita dixerim, suerint.<text:line-break/>Voco autem semicoctos, qui a ventriculi calore alteratio-<text:line-break/>nem perpessi, non etiam periecte ab eo superati fuerint.<text:line-break/>Sic lac, ptisanae succus et quaecunque ejus funt generis,<text:line-break/>tempore aestivo citius acescunt quam hieme , postulantque<text:line-break/>aedes frigidas, ut in iis reposita plusculo tempore pertlu-<text:line-break/>rent. Ex quibus omnibus patet, quod a calere mutante<text:line-break/>quidem, non tamen prorsum vincente ariditatis generetur<text:line-break/>qualitas, atque ob id plerisque inest fructibus priusquam<text:line-break/>maturuerint, idque etiam iis quae ab initio de s<text:span text:style-name="Default_20_Paragraph_20_Font"><text:span text:style-name="T1">o</text:span></text:span>poribus<text:line-break/>acidis diximus consentaneum videtur. Etenim si simile<text:line-break/>quid illis nsu venit, quod b<text:span text:style-name="Default_20_Paragraph_20_Font"><text:span text:style-name="T1">o</text:span></text:span>realibus constitutionibus acci-<text:line-break/>siit, ut tenuium partium sint, simulque frigidi nasci eos<text:line-break/>haud sine calore fatis constat, sicut nec illum ipsum aeti<text:line-break/>nem. Proinde quoque quae summe nos refrigerant ac<text:line-break/>interimunt, veluti cicuta, papaveris succus, hyofc.yamus,<text:line-break/>mandragora, minime. omnium acida funt, quippe licet fri-,<text:line-break/>gidi sint sapores acidi omnes, haud tamen eo usque resti-</text:p>
      <text:p text:style-name="P3">gerant ut interficiant, non enim tenuis forent essentiae,<text:line-break/>si extreme essent frigidi Itaque non modo jam quod<text:line-break/>frigidus fit sapor acidus, sed et quatenus jam apparuit.<text:line-break/>Exploranda porro ejus natura est in oxylapatho et oxa-<text:line-break/>lide, quam etiam oxyda nuncupant, est autem haec olus<text:line-break/>silvestre.,. in risus enim maxime mihi sincerus est visus ac<text:line-break/>simplex, nullius particeps acerbitatis, ut s<text:span text:style-name="Default_20_Paragraph_20_Font"><text:span text:style-name="T1">o</text:span></text:span>lent a<text:span text:style-name="Default_20_Paragraph_20_Font"><text:span text:style-name="T1">r</text:span></text:span>borum<text:line-break/>fructus; perspicuo enim hi cum acerbitate quadam admix-<text:line-break/>tam habent ariditatem, sicut cum acrimonia acetum. Ita-<text:line-break/>que quod proprie in saporibus appellatur acidum, a sula<text:line-break/>lingua percipi potest, sicut et acre, caeterum quod utrique<text:line-break/>commune est, nempe mordacitas, etiam a tactu sentitur,<text:line-break/>Utraque vero.lingua agn<text:span text:style-name="Default_20_Paragraph_20_Font"><text:span text:style-name="T1">o</text:span></text:span>scere est; nam quae communia<text:line-break/>funt, sicut et reliqua corpora sensilia, quae vero propria,<text:line-break/>tanquam gustus organum percipit. Idque mihi videtur illi<text:line-break/>eximium ac peculiare este juxta totarum substantiarum<text:line-break/>tum proprietatem tum alienitatem. .Dictum autem dea</text:p>
      <text:p text:style-name="P3">monstratumque saepenumero est, nec scelus alias qu<text:span text:style-name="Default_20_Paragraph_20_Font"><text:span text:style-name="T1">o</text:span></text:span>que<text:line-break/>repetam, quid fit fecundum totas substantias agere aut pa-<text:line-break/>ti, imo vero et hactenus ejus nunc meminero, quod in.<text:line-break/>rem praesentem satis fit, hinc sumpt<text:span text:style-name="Default_20_Paragraph_20_Font"><text:span text:style-name="T1">o</text:span></text:span> initio. Ex. qua-<text:line-break/>tuor elementis particulatim corporibus omnibus constant<text:line-break/>generationes impares mixtura ac diversae. Siquidem quae-<text:line-break/>dam ignis quam aliorum elementorum. in se plus conti-.<text:line-break/>nent,. quaedam aquae, sicut alia, fi sors ita tulit, terrae,<text:line-break/>n<text:span text:style-name="Default_20_Paragraph_20_Font"><text:span text:style-name="T1">o</text:span></text:span>nnulla aeris. Et ejusmodi itaque imparitate proprie-<text:line-break/>tates corporum particularium sunt perfectae, ex elementis<text:line-break/>quidem plantarum, ex his autem animalium, sicut in.libris<text:line-break/>de elementis dem<text:span text:style-name="Default_20_Paragraph_20_Font"><text:span text:style-name="T1">o</text:span></text:span>nstratum esu: Porro transeunt quaedam<text:line-break/>quidem protinus in se<text:span text:style-name="Default_20_Paragraph_20_Font"><text:span text:style-name="T1">t</text:span></text:span>e mutuo nonnulla. vero medianti-<text:line-break/>bus aliis, velut terra in triticum, . hordeum et alia id ge-.<text:line-break/>nus,. rursum horum unumquodque lu; carnem humanam,<text:line-break/>quum tamen ipsa terra caro ut fiat sit impossibile., eam<text:line-break/>videlicet quae in medio est mutationem transiliendo. At—<text:line-break/>tamen eorum , quae in fele mutuo transeunt, quaedam<text:line-break/>promptam celeremque, quaedam.. diuturnam- alterationem.</text:p>
      <text:p text:style-name="P3">obtinent, at quae similitudinibus propinqua funt celerem,<text:line-break/>quae vero remotiora tardiorem. oportebat itaque meo<text:line-break/>quidem judicio inna<text:span text:style-name="Default_20_Paragraph_20_Font"><text:span text:style-name="T1">tet </text:span></text:span>animantibus organum, quod natu-<text:line-break/>rae similitudines ac dissimilitudines discernendi potestate.<text:line-break/>polleret, quod agnoscens rerum naturas familiaria . quidem<text:line-break/>eligeret, aliena vero refugeret. Ejusmodi ergo lingua est,.<text:line-break/>quae exuberanti fenfu nun calida modo frigid<text:span text:style-name="Default_20_Paragraph_20_Font"><text:span text:style-name="T1">o</text:span></text:span>que, hu-<text:line-break/>mida atque sicca, fed etiam, quae familiaria quaeque non<text:line-break/>familiaria sunt agnoscit. In hanc enim duntaxat parti-<text:line-break/>calam lex inferuntur nervj. quum aliae omnes aut unius<text:line-break/>tantum aut duorum sint participes, nec ita magnorum ta-<text:line-break/>men. Porro quum quaedam naturae nostrae magis sint<text:line-break/>familiaria, quaedam minus, ac partim in hac temperamenti<text:line-break/>coniugatione, partim in illa, necessario plures gustus qua-<text:line-break/>litates extiterunt. Caeterum omnium quae nutriunt com-<text:line-break/>munis dulcedo est; nam quicquid nutrit, aut plus aut mi-<text:line-break/>nus est dulce. His vero quae non -nutriunt commune est<text:line-break/>id quod per negati<text:span text:style-name="Default_20_Paragraph_20_Font"><text:span text:style-name="T1">o</text:span></text:span>nem dulcis aut privati<text:span text:style-name="Default_20_Paragraph_20_Font"><text:span text:style-name="T1">o</text:span></text:span>nem sic dici-,-</text:p>
      <text:p text:style-name="P3">tur, velut n<text:span text:style-name="Default_20_Paragraph_20_Font"><text:span text:style-name="T1">o</text:span></text:span>n dulce et indulce. Particulares autem dif- .<text:line-break/><text:span text:style-name="Default_20_Paragraph_20_Font"><text:span text:style-name="T1">t</text:span></text:span>erentiae complures merit<text:span text:style-name="Default_20_Paragraph_20_Font"><text:span text:style-name="T1">o</text:span></text:span> evaserunt, quia id, quod cui-.<text:line-break/>que rerum familiare est; unum est, nempe quia et natura<text:line-break/>ejus familiaris una, aliena ver<text:span text:style-name="Default_20_Paragraph_20_Font"><text:span text:style-name="T1">o</text:span></text:span> plurima, partim plus par-<text:line-break/>tim minus a substantia. ejus dissidentia. Quae itaque summe<text:line-break/>acida sunt, acerba, aut amara, aut simpliciter aliam quam-<text:line-break/>vis qualitatem praeter dulcem sortitu sunt; ea omnia nu-<text:line-break/>trfre nequeunt; sicut quae solum dulcia fiunt omnia nu-;<text:line-break/>triuni. Inter ea autem; .quae mixta funt, quotqu<text:span text:style-name="Default_20_Paragraph_20_Font"><text:span text:style-name="T1">o</text:span></text:span>t dulcia<text:line-break/>simul et acerba sunt, et crassi<text:span text:style-name="Default_20_Paragraph_20_Font"><text:span text:style-name="T1">o</text:span></text:span>ris funt essentiaent tempe-<text:line-break/>riei frigidae, velut paulo ante ostendimus. .Qu<text:span text:style-name="Default_20_Paragraph_20_Font"><text:span text:style-name="T1">o</text:span></text:span>tquot vero<text:line-break/>acida simul ac dulcia tenuiora quidem funt quam acerba,<text:line-break/>fed et ipsis tamen refrigeranti Quin etiam amara quidem<text:line-break/>calida funt; .fed aeria his etiam calidiora. Nutriunt ergo<text:line-break/>haec omnia, si sanctam habeant dulcedinem, caeterum per<text:line-break/>fe dictorum nullum ut nutriat fatis est. Porro duplici<text:line-break/>natione mixta esse assolent, nempe ut dissimilaria sint et<text:line-break/>diversas habeant qualitates i<text:span text:style-name="Default_20_Paragraph_20_Font"><text:span text:style-name="T1">n</text:span></text:span> .div<text:span text:style-name="Default_20_Paragraph_20_Font"><text:span text:style-name="T1">e</text:span></text:span>rsis partibus, aut simplis:</text:p>
      <text:p text:style-name="P3">cia et similaria,-. fed quae - in mutua e<text:span text:style-name="Default_20_Paragraph_20_Font"><text:span text:style-name="T1">o</text:span></text:span>rum quae multum<text:line-break/>dissident .alterati<text:span text:style-name="Default_20_Paragraph_20_Font"><text:span text:style-name="T1">o</text:span></text:span>ne consistant. Neque enim mel ex tem-<text:line-break/>plo fit amarum , fed aut multa coctione aut vetustate<text:line-break/>amaritudinem induit, nec id tamen illi nisi pedetentim. ac-<text:line-break/>cidit. Neque quotquot ex fructibus dulces ex amaris<text:line-break/>evadunt, sicut quidam cucumeres et . melopepones, et ipsi<text:line-break/>repente femelque ab initio qualitatem abjiciunt; nam iis<text:line-break/>omnibus, .quae a natura- .mutantur. .sensim fiunt mutati<text:span text:style-name="Default_20_Paragraph_20_Font"><text:span text:style-name="T1">o</text:span></text:span>nes,<text:line-break/>p<text:span text:style-name="Default_20_Paragraph_20_Font"><text:span text:style-name="T1">o</text:span></text:span>tissimum ubi .in multum dissidentes, aut plahe.c<text:span text:style-name="Default_20_Paragraph_20_Font"><text:span text:style-name="T1">o</text:span></text:span>ntra-<text:line-break/>rias qualitates alteratio tranfitusque perficitur. Sicut ergo<text:line-break/>quod est summe dulee aptum esui .est, quod ver<text:span text:style-name="Default_20_Paragraph_20_Font"><text:span text:style-name="T1">o</text:span></text:span> sincere.<text:line-break/>amarum esui ineptum, sic quae in medio funi. eorum nu-<text:line-break/>triuni quidem etiam; verum minus quam dulce. Eadem<text:line-break/>ratio est in aliis qualitatibus, nam nutrire praeter dulcem<text:line-break/>nullae <text:span text:style-name="Default_20_Paragraph_20_Font"><text:span text:style-name="T1">o</text:span></text:span>mnino p<text:span text:style-name="Default_20_Paragraph_20_Font"><text:span text:style-name="T1">o</text:span></text:span>ssunt. At elementa multo sane etiam -<text:line-break/>minus nutriunt, nullamque gustui qualitatem. offerunt,. pr<text:span text:style-name="Default_20_Paragraph_20_Font"><text:span text:style-name="T1">o</text:span></text:span>in-<text:line-break/>de et ter<text:span text:style-name="Default_20_Paragraph_20_Font"><text:span text:style-name="T1">r</text:span></text:span>a et aqua<text:span text:style-name="Default_20_Paragraph_20_Font"><text:span text:style-name="T1">i</text:span></text:span> sunt enim ambo gustui insipida, mi-<text:line-break/>nime nutrire id<text:span text:style-name="Default_20_Paragraph_20_Font"><text:span text:style-name="T1">o</text:span></text:span>nea sunt, sicut nec aer nec ignis. Itu</text:p>
      <text:p text:style-name="P3">qne pro horum admixtione dulcium saepe qualitas exolvi-<text:line-break/>tur, aquea fere essentia in terrestrium plantarum prope<text:line-break/>omnium fructibus superante, nam triticum, ho<text:span text:style-name="Default_20_Paragraph_20_Font"><text:span text:style-name="T1">r</text:span></text:span>deum, fa-<text:line-break/>bae, cicer et quae ejus sunt generis, quum propter humi- -<text:line-break/>ditatum principio qualitatum prope expertia sint, temporis<text:line-break/>Inccessu maturata ac siccata dulciora evadunt, terrestri vero<text:line-break/>et sicca in paleis, foeno, gramine et arundinibus siccis et<text:line-break/>lignis. Quorum tamen quaedam priusquam aruerint, dul-<text:line-break/>cia nobis funt, nutrimentum que interdum corpori exhi-<text:line-break/>bent, velut palmae cerebrum; sic enim nominant summum<text:line-break/>ejus particulam et gramen et molles malvarum radices,<text:line-break/>maxime quae. in Aegypto proveniunt, ad haec plenarum-<text:line-break/>que arborum germina. Siquidem quod nutrit a simili-<text:line-break/>tndine, quae illi est ad id quod nutritur, dulce apparet,<text:line-break/>dissimilitudine vero non dulce. Porro multae quum sint<text:line-break/>dissimilitudines, multas proinde necesse est qualitates esse<text:line-break/>non dulces,- quas verbis quidem afferri est impossibile, ale<text:line-break/>tamen memoriam earum movere suggerereque quodam-</text:p>
      <text:p text:style-name="P2">medo licet, quum omnes homines certissime norint alium<text:line-break/>fieri in lingua sensum atque affectum ab acerbis , alium<text:line-break/>. ab aridis et alium a salsis aliumque ab amaris.</text:p>
      <text:p text:style-name="P1">Cap. XVI. Itaque quemadmodum edulia, quaecun-<text:line-break/>que nutriendorum naturae simillima sunt, ea et dulcem-<text:line-break/>nem summam prae se ferunt, nec ullam praeparati<text:span text:style-name="Default_20_Paragraph_20_Font"><text:span text:style-name="T1">o</text:span></text:span>nem<text:line-break/>postulant, sic quae temperiem nacta sunt remotiorem alia<text:line-break/>condimentis, alia coctione, alia utroque indigent. Nec vero.<text:line-break/>nurum est, quum condimentorum nullum edendo fit, ad<text:line-break/>suavitatem tamen iis c<text:span text:style-name="Default_20_Paragraph_20_Font"><text:span text:style-name="T1">o</text:span></text:span>nfe<text:span text:style-name="Default_20_Paragraph_20_Font"><text:span text:style-name="T1">r</text:span></text:span>re quae per ipfa praeparau-<text:line-break/>tur, quippe quum fieri possit ut immoderatis .duobus cofi-<text:line-break/>untibus, id quod ex ambobus mixtum sit commoderatam<text:line-break/>evadat, ac proinde quoque dulce appareat, quum immo-<text:line-break/>derata minime. fint talia. Postea vero quam effer eli.. .<text:line-break/>xationem et per affixionem et omnino per calidum quid-<text:line-break/>dam praeparatio fit ciborum, nihil etiam absurdum est . aut<text:line-break/>ambiguum, quae prius .non erant suavia tunc fieri fuavis-<text:line-break/>sima<text:span text:style-name="Default_20_Paragraph_20_Font"><text:span text:style-name="T1">i</text:span></text:span>q Apparet enim calidi natura quibus admota suerit ea</text:p>
      <text:p text:style-name="P3">celeriter alterare atque lu aliam speciem mutare. Quo-<text:line-break/>circa neri id quoque dubium est, quaedam f uaviora, quae-<text:line-break/>dam vero insuaviora effici igni applicata, tum quaedam<text:line-break/>tempore minimo, quaedam plurimo coqui debere. Etenim<text:line-break/>quae nutriendorum corporum temperamentis simillima sunt,<text:line-break/>ea vel citra coctionem aut. praeparationem jam dulcia ap-<text:line-break/>parent, quae vero dissimilis funt omnia insuavia sunt an-<text:line-break/>tequam praeparentur. Porro quae nimis quam .calida funt<text:line-break/>frigido corrigi debent, quae vero multum frigida calido-<text:line-break/>rutu mixtura ciborum et igni; ad eundem modum humi-<text:line-break/>ditate quae terrea funt et sicca , siccitate quae plus quam<text:line-break/>conveniat aquea furit et humida. Siccitates ergo humi-<text:line-break/>dorum admixtio, humiditates vero siccorum mixtura ignis-<text:line-break/>qne emendant. Maximam. rei dictae fidem affert quae in<text:line-break/>ere fit mutatio. Nam qui plusculum sustinuerunt jeju-<text:line-break/>nium, iis saliva falsa redditur, qui vero plurimum, non<text:line-break/>falsa modo, sed et. amara; sic etiam corpus universum hi-<text:line-break/>liofum habitum contrahit, ac si perinde ut lingua fen<text:span text:style-name="Default_20_Paragraph_20_Font"><text:span text:style-name="T1">t</text:span></text:span>a</text:p>
      <text:p text:style-name="P3">polle<text:span text:style-name="Default_20_Paragraph_20_Font"><text:span text:style-name="T1">r</text:span></text:span>et, salcedinem quoque quae in ipsi, est atque ama-<text:line-break/>ritudinem perfacile, reor, perciperet, ad haec. etiam ipsam<text:line-break/>dulcedinem quae naturali inest sanguini. At nunc ubi va<text:span text:style-name="Default_20_Paragraph_20_Font"><text:span text:style-name="T1">t</text:span></text:span>e<text:line-break/>quopiam aut rupto aut aperto affatim calidus sanguis in<text:line-break/>linguam effunditur dulcissimus apparet, utique si. fecundum<text:line-break/>naturam, ut dictum est, habuerit; nam morbidus amarus<text:line-break/>aut falsus est, aliam ve ejus generis qualitatem prae se se<text:span text:style-name="Default_20_Paragraph_20_Font"><text:span text:style-name="T1">rti .<text:line-break/></text:span></text:span>At qui in tuto est corpore nos fugit, non aliter quam aut<text:line-break/>bilis aut pituita, quamquam et bilis quidem flava vel mi-<text:line-break/>nima quapiam .parte linguam contingens perpetuo amara<text:line-break/>appareat, atra vero acida. Porro. ubi<text:span text:style-name="Default_20_Paragraph_20_Font"><text:span text:style-name="T1">r</text:span></text:span>pituita linguam at-<text:line-break/>tingit, partim quidem dulcis, partim acida, partim falsa<text:line-break/>saepe est manifesto visa, quum et ipsa in toto animali in-<text:line-break/>cognita fit.</text:p>
      <text:p text:style-name="P1">Cap. XVII.. Nihil mirum igitu<text:span text:style-name="Default_20_Paragraph_20_Font"><text:span text:style-name="T1">r</text:span></text:span>, neque cu<text:span text:style-name="Default_20_Paragraph_20_Font"><text:span text:style-name="T1">r</text:span></text:span> rerum<text:line-break/>omnium duleissimum mel suceum generet.amarissimum, ne-<text:line-break/>qua cur id maxime aetate florentibus et calidis natura et<text:line-break/>febrientibus accidat. Nam ut foris, quum plusculum igni</text:p>
      <text:p text:style-name="P3">admovetur^ amarum efficitur; ad eundem -modum et in ani-<text:line-break/>mautiutn c<text:span text:style-name="Default_20_Paragraph_20_Font"><text:span text:style-name="T1">o</text:span></text:span>rporibus, ubi sincerum validumque nactum ca-<text:line-break/>Iorem fuerit, biliosum succum procreati At in tempera-<text:line-break/>mentis frigidioribus, li ve propter aetatem five pr<text:span text:style-name="Default_20_Paragraph_20_Font"><text:span text:style-name="T1">o</text:span></text:span>pter<text:line-break/>naturam corporis five etiam ob morbum, facile in bonum<text:line-break/>et moderatum sanguinem convertitur. Quippe quum ne-<text:line-break/>que nimirum in iis corporibus aut .excalefiat aut altere-<text:line-break/>tur, verum ri quod m<text:span text:style-name="Default_20_Paragraph_20_Font"><text:span text:style-name="T1">o</text:span></text:span>dice coctum suerit fimile quiddam<text:line-break/>perpetiatur, plane illis assimilatur pr<text:span text:style-name="Default_20_Paragraph_20_Font"><text:span text:style-name="T1">o</text:span></text:span>rsumque servat: dul-<text:line-break/>cedinem. Et quid, obsecro, miri, si a valentiore amma<text:span text:style-name="Default_20_Paragraph_20_Font"><text:span text:style-name="T1">n-<text:line-break/></text:span></text:span>tis calore aut longi<text:span text:style-name="Default_20_Paragraph_20_Font"><text:span text:style-name="T1">o</text:span></text:span>re coctione ne ter em mel dulcedinem<text:line-break/>exuat, quum etiam citra lutee per usuum ipsius calorem<text:line-break/>spatio temporis amarum evadat? Nam in mutationis dun-<text:line-break/>taxat celeritate haudquaquam. quod aliam perpetiatur pas-<text:line-break/>fionem ab- alia causa differentia consistit, quippe et passio<text:line-break/>est eadem et causa quae mutat, passio quidem amaror, causa<text:line-break/>vero caliditas immodica. Porro immodicum qu<text:span text:style-name="Default_20_Paragraph_20_Font"><text:span text:style-name="T1">o</text:span></text:span>d ad ase<text:line-break/><text:span text:style-name="Default_20_Paragraph_20_Font"><text:span text:style-name="T1">lev</text:span></text:span>ationem ducit duplex est; aut enim in admoti consistit</text:p>
      <text:p text:style-name="P2">robore, aut in- temporis diuturnitate,. alterum ex nobis et<text:line-break/>igni , alterum ex fe ipso mel accipit. Et merito sane<text:line-break/>tempore majore id fit ex ipfo, siquidem. quod mutat im-<text:line-break/>becillius esu Ergo quod a minore causa longiori fit<text:line-break/>tempore, quid mirum est a majore breviori perfici ? Cae-<text:line-break/>lerum lac etsi gustu sit dulce , tamen ex fe<text:span text:style-name="Default_20_Paragraph_20_Font"><text:span text:style-name="T1">t</text:span></text:span>e nunquam<text:line-break/>- amarum efficitur, vincitur enim in eo a frigore magis ca-<text:line-break/>liditas quam ipsis vincat, proinde etiam repositum . acescit.<text:line-break/>Ex tribus enim substantiis qualitate dissidentibus, velut ru-<text:line-break/>pra .quoque dictum est constat, prima quidem crassa, ex<text:line-break/>qua. ca<text:span text:style-name="Default_20_Paragraph_20_Font"><text:span text:style-name="T1">t</text:span></text:span>eus conficitur, altera pinguis, ex qua butyrum, et<text:line-break/>tertia aquea, quod. surum nuncupamus. Verum ex lusce<text:line-break/>pinguis quidem vel maxime.temperata est, crassa vero pau-<text:line-break/>lumab ea declinat, at excrementum illud fer<text:span text:style-name="Default_20_Paragraph_20_Font"><text:span text:style-name="T1">ct</text:span></text:span>um et fri-<text:line-break/>gidum et humidum esu Quare. lac univerfum a modicae<text:line-break/>caliditatis. corpore longo intervallo relinquitur, quapropter<text:line-break/>ex fe acescit potius quam amarescit. Ac si gustari posset,</text:p>
      <text:p text:style-name="P3">ubi in ventre et per venas conc<text:span text:style-name="Default_20_Paragraph_20_Font"><text:span text:style-name="T1">o</text:span></text:span>ctum est, ipso etiam<text:line-break/>melle dulcius inveniretur; nam quod foris et ex se<text:span text:style-name="Default_20_Paragraph_20_Font"><text:span text:style-name="T1">t</text:span></text:span>e mel<text:line-break/>obtinet., id dum coquitur lac accipit et quum admodum<text:line-break/>ingens in animante calor extiterit, tantam acquirit lac<text:line-break/>dulcedinem quantam mel deperdit, rectaque id ratione eve-<text:line-break/>niti Etenim quor summe dulce -est, ac . proinde etiam<text:line-break/>nihil apponi ad ejus dulcedinem potest , id ut in cense-<text:line-break/>quentem verti pergat qualitatem necesse est, at cui quid<text:line-break/>deest, id per concoctionem acquirit. Proinde sane lac ubi<text:line-break/>cruditatem in ventre perpetitur, duplicem suscipit altera-<text:line-break/>tionem: in frigidiore namque ventre acefcit, in calidiore<text:line-break/>nidorosum amarumque efficitur. Non tamen mel coquen-<text:line-break/>do unquam ariditatem admittit, quippe quum calidius fit<text:line-break/>quam ut ubi non superetur acescat. Itaque utraque lin-<text:line-break/>guam mendicant, tum quod acidum est tum quod ama<text:span text:style-name="Default_20_Paragraph_20_Font"><text:span text:style-name="T1">r</text:span></text:span>um,<text:line-break/>n<text:span text:style-name="Default_20_Paragraph_20_Font"><text:span text:style-name="T1">o</text:span></text:span>n tamen id tanquam proprium linguae Ten<text:span text:style-name="Default_20_Paragraph_20_Font"><text:span text:style-name="T1">t</text:span></text:span>us possidet,<text:line-break/>quippe si in aliam quamvis carnem .cute spoliatam ipsa</text:p>
      <text:p text:style-name="P19">inieceris, et illam sane etiam mordebit. Ex quo constat<text:line-break/>mordacitatem a tactu proprie; n<text:span text:style-name="Default_20_Paragraph_20_Font"><text:span text:style-name="T1">o</text:span></text:span>n a gustu senti<text:span text:style-name="Default_20_Paragraph_20_Font"><text:span text:style-name="T1">r</text:span></text:span>i: .Quiti<text:line-break/>et quae acria appellantur, velut pyrethrum, allium, caepa,<text:line-break/>non linguam modo mendicant , sed et omnem reliquam<text:line-break/>nostram carnem. Communisque est mordicatio tribus istis<text:line-break/>saporibus, arido, amaro, acri, verum acido quidem ut Iri—<text:line-break/>gido simul et fubtili, nam et id saepe monstratum est,<text:line-break/>ama<text:span text:style-name="Default_20_Paragraph_20_Font"><text:span text:style-name="T1">r</text:span></text:span>o vero et- acri ut calidis. r<text:tab/>1-</text:p>
      <text:p text:style-name="P1">Cap. XVIII. Quod itaque sapor amarus calidus sit<text:line-break/>m<text:span text:style-name="Default_20_Paragraph_20_Font"><text:span text:style-name="T1">o</text:span></text:span>do ostendimus. At de acri vocato principio: ne de-<text:line-break/>moustratione quidem est opus, praevenit enim <text:span text:style-name="Default_20_Paragraph_20_Font"><text:span text:style-name="T1">t</text:span></text:span>en<text:span text:style-name="Default_20_Paragraph_20_Font"><text:span text:style-name="T1">t</text:span></text:span>us evi-<text:line-break/>dentia rationis fidem. Quare nec quisquam de ipso du-<text:line-break/>lutaveris, imo et Plato de eo tanquam omnium calidissimo<text:line-break/>p<text:span text:style-name="Default_20_Paragraph_20_Font"><text:span text:style-name="T1">r</text:span></text:span>onunciat, tum Aristoleles quoque et Theophrastus. At-<text:line-break/>que adeo nec veterum nec recentiorum .medico<text:span text:style-name="Default_20_Paragraph_20_Font"><text:span text:style-name="T1">r</text:span></text:span>um quis-<text:line-break/>quam est, qui secus sentiat, quippe quum excalefactio ex<text:line-break/>essentiae ejus sit ratione.. Itaque sii vel -ex plebe -quem-</text:p>
      <text:p text:style-name="P2">piam roges, quid vocet edulium acre, dixerit sime, puto,<text:line-break/>quod fortiter dum gustatur. excalesacit, velut- piper, py-<text:line-break/>resinum, nasturtium, allium, caepa et id genus omnia,<text:line-break/>videturque id adeo saporum genus, cum appellatione ca-<text:line-break/>reret propria, communi per excellentiam ultum Nam<text:line-break/>quum et fiapo<text:span text:style-name="Default_20_Paragraph_20_Font"><text:span text:style-name="T1">r</text:span></text:span> amarus et fapor acidus ambo etiam acres<text:line-break/>sint, in quocunque tamen corpo<text:span text:style-name="Default_20_Paragraph_20_Font"><text:span text:style-name="T1">r</text:span></text:span>e. vehementem^ comperi-<text:line-break/>mus acrimoniam, tametsi neque amarum sit neque aci-.<text:line-break/>dum, acre appellare consuevimus, quamquam multa infpe-<text:line-break/>cie sint corpora ejusmodi, alia enim edi possunt, alia esui<text:line-break/>funt inepta. Ea igitur quae idonea sunt esui dulcem<text:line-break/>quandam saltem obscuram admixtam habeant qualitatem<text:line-break/>necesse est; proinde multis apiorum pro opi<text:span text:style-name="Default_20_Paragraph_20_Font"><text:span text:style-name="T1">c</text:span></text:span>um utimur,<text:line-break/>multis vero ut condimentis tantum, at ut .cibo ipsorum<text:line-break/>omnino nullo, idque ob virium vehementiam. Porro<text:line-break/>eorum quae non eduntur alia mortifera sunt, alia simpli-<text:line-break/>citer medicamenta, omnia saltem cuti nostrae imposita ul-<text:line-break/><text:span text:style-name="Default_20_Paragraph_20_Font"><text:span text:style-name="T1">e</text:span></text:span> cus celeriter moliuntur. Quin et horum quoque nonnulla</text:p>
      <text:p text:style-name="P2">qualitatem quandam amaram prae <text:span text:style-name="Default_20_Paragraph_20_Font"><text:span text:style-name="T1">t</text:span></text:span>e ferunt, quemadmo-<text:line-break/>dum esculentorum quaedam dulcem; non famen vocantur<text:line-break/>amara, quandoquidem haec in eis lexis esu et infirma, va-<text:line-break/>lida autem vis acrimoniae. . Sunt et quae ne gustare qui.-<text:line-break/>dem audeas, cujusmodi est veli thapsia vel cantharides vel<text:line-break/>aliquod aliud eorum quae erofione aut putrefactione iu-<text:line-break/>terimunt, sed et horum gustum esse acrem ex iis coniicere<text:line-break/>licet quae in toto agunt corpore. Multa vero etiam ipso<text:line-break/>statim odore aliena sunt, planeque pugnantium eum ho-<text:line-break/>mine indicant, velut et haec ipsa quae nunc dicta sunt et<text:line-break/>cicutae, papaveris; mandragorae et hyoscyami succus. Quin<text:line-break/>et nuper quoque .herbam quandam conspeximus, quam<text:line-break/>centurio quidam ex. barbarica circa Aegyptum regione<text:line-break/>comportaverat, odore adeo gravi adeoque inamoeno, ut ne<text:line-break/>gustare quidem auderem, sest lethalem esse coniicerent. Hte-<text:line-break/>batur autem ad urgentes articulorum dolores, atque ipsis<text:line-break/>etiam laborantibus refrigerandi pollere facultate est visa.<text:line-break/>Est . autem c<text:span text:style-name="Default_20_Paragraph_20_Font"><text:span text:style-name="T1">o</text:span></text:span>lore subflavo, odore tam gravi quam cicuta,</text:p>
      <text:p text:style-name="P3">nisi quod levem quandam instar aromatum odoris ad<text:span text:style-name="Default_20_Paragraph_20_Font"><text:span text:style-name="T1">t</text:span></text:span>erat<text:line-break/>gratiam. Nomen herbae ex qua s<text:span text:style-name="Default_20_Paragraph_20_Font"><text:span text:style-name="T1">o</text:span></text:span>ccus hic exprimitur,<text:line-break/>lycoperfium esse dicebat. Verum de facultatibus deleteriis<text:line-break/>rursus tractabitur. Scire autem oportet, acres sap<text:span text:style-name="Default_20_Paragraph_20_Font"><text:span text:style-name="T1">o</text:span></text:span>res<text:line-break/>omnes, nam de istis agebatur; summe esse calidos, ac dein-<text:line-break/>ceps post illos esse amaros , deinde vero dulces. Quum<text:line-break/>vero in omnibus ampla fit latitudo, is, qui magis aut<text:line-break/>acris aut amarus aut dulcis est, magis quoque est calidus,<text:line-break/>qui vero minus, tantum amittit caloris quantum abest ab<text:line-break/>exacta gustus qualitate. Terminus .autem fieu finis fa-<text:line-break/>poris amari est abstergere, acris vero urere, at dulcis nu-<text:line-break/>trire, ubi videlicet in fua quisque natura absolutus -sue-<text:line-break/>rit, hoc est, ubi quoad fieri possit minime alienis per-<text:line-break/>mixti -sint qualitatibus; velut amarus pruriunt quidem est<text:line-break/>calidus,. verum qui modo admodum ex dulci mutatione<text:line-break/>natus est, et^minus amarus est et minus calidus, at qui<text:line-break/>jam diu mutatus est, summe amarus est et proxime ad</text:p>
      <text:p text:style-name="P3">acrem pertingit, ut n<text:span text:style-name="Default_20_Paragraph_20_Font"><text:span text:style-name="T1">o</text:span></text:span>n abstergat solum, sed etiam axe-<text:line-break/>dat et m<text:span text:style-name="Default_20_Paragraph_20_Font"><text:span text:style-name="T1">o</text:span></text:span>rdieet, velut aristolochia quidem, iris et panax<text:line-break/>id modo possunt, nempe ulcera abstergere atque expur-<text:line-break/>gare. At vitis agrestis nihilo ab istis ama<text:span text:style-name="Default_20_Paragraph_20_Font"><text:span text:style-name="T1">t</text:span></text:span>ore vincitur,<text:line-break/>nisi vel lu<text:span text:style-name="Default_20_Paragraph_20_Font"><text:span text:style-name="T1">t</text:span></text:span>a quoque vincat , est: enim jam etiam acris id-<text:line-break/>que valde, tum multum quoque calida, ut non sordem ul-<text:line-break/>cerihus auferat modo, fed et ipsam quoque carnem colli-<text:line-break/>quare possit. Porro quod in ul<text:span text:style-name="Default_20_Paragraph_20_Font"><text:span text:style-name="T1">c</text:span></text:span>eribus nati sunt praestare .<text:line-break/>amari Caperes , id ipsimi in corpus assumpti efficere va..<text:line-break/>lenti Abstergunt enim expurgantque et quae in venis est<text:line-break/>crassitiem incidunt. Quamobrem menses movent educen-<text:line-break/>deque ex pectore pulmoneque puri auxiliantur, et in<text:line-break/>summa , sive crassa in eis pituita .sive pus sive aliud quip-<text:line-break/>piam contineatur ejusmodi, expurgant, eaque ratione et<text:line-break/>c<text:span text:style-name="Default_20_Paragraph_20_Font"><text:span text:style-name="T1">o</text:span></text:span>mitiali morb<text:span text:style-name="Default_20_Paragraph_20_Font"><text:span text:style-name="T1">o</text:span></text:span> competunt, quicunque certe naturam non<text:line-break/>habent deleteriam, illi enim tuto genere praeter naturam<text:line-break/>sunt. Sed et iis qui sanguinem <text:span text:style-name="Default_20_Paragraph_20_Font"><text:span text:style-name="T1">t</text:span></text:span>puunt noxii sunt, quippe</text:p>
      <text:p text:style-name="P3">quum isti adstringentia et viscosa, non incidentia dividen-<text:line-break/>tiaque exposcant.. Atque haec quidem .jam quadantenus<text:line-break/>curandi attingunt methodum.</text:p>
      <text:p text:style-name="P1">Cap. XIX. Postea vero quam de saporibus amaris<text:line-break/>definivimus diximusque quod incidendi vim habeant et<text:line-break/>extenuanda tum abstergendi ac nimirum etiam calefaciendi,<text:line-break/>hactenus tamen ut non u<text:span text:style-name="Default_20_Paragraph_20_Font"><text:span text:style-name="T1">r</text:span></text:span>ant, ruc<text:span text:style-name="Default_20_Paragraph_20_Font"><text:span text:style-name="T1">t</text:span></text:span>um ad acres orationem<text:line-break/>vertamus. Ac primum exacte ipsius calidos dicimus, deinde<text:line-break/>exedentes, urentes, crustam molientes ac denique etiam<text:line-break/>colliquantes, e<text:span text:style-name="Default_20_Paragraph_20_Font"><text:span text:style-name="T1">o</text:span></text:span>sque omnes vel cuti impositos esse hujus-<text:line-break/>modi, sin intr<text:span text:style-name="Default_20_Paragraph_20_Font"><text:span text:style-name="T1">o</text:span></text:span> in corpus sumantur, siquidem tota fub-<text:line-break/>stantia animanti cuipiam summe adversentur, putrefacientes<text:line-break/>omnes deleteri<text:span text:style-name="Default_20_Paragraph_20_Font"><text:span text:style-name="T1">o</text:span></text:span>sque ejus generis animantium, fin caloris<text:line-break/>duntaxat immoderatione, si crassae lerreaeque sint. essen-<text:line-break/>tiae interiora exulcerandi pollere facultate, fin tenuis, uri-<text:line-break/>nam m<text:span text:style-name="Default_20_Paragraph_20_Font"><text:span text:style-name="T1">o</text:span></text:span>vendi fudoresque ciendi vim habere , in .summa<text:line-break/>autem incidendi et digerendi per halitum , ex quo.ge-<text:line-break/>nere quidam tum expuitionibus ex thorace tum mensium</text:p>
      <text:p text:style-name="P3">motibus auxiliantur. Caeterum quando sit, quo modo et<text:line-break/>qua methodo utendum, non esit praesentis tractationis ex-<text:line-break/>ponere; de omnibus siquidem ejusmodi in curandi methodo<text:line-break/>disseretur. Quare de acrium saporum natura plura feri-<text:line-break/>here supersedebo; fiat enim fuerit distinctiones adlicere ex-<text:line-break/>actiores, quibus ab amaris differunt. Nec enim sula cali-<text:line-break/>ditatu vehementi ab illis diversi esse consueverunt, fed quod<text:line-break/>amari- omnes non modo calidam habeant facultatem <text:span text:style-name="Default_20_Paragraph_20_Font"><text:span text:style-name="T1">t</text:span></text:span>est<text:line-break/>et siccam, cineri, uti eos quis optime comparet, assimiles.<text:line-break/>Acres autem quicunque utique amari non funt, multam<text:line-break/>interim humiditatem admixtam habent, proindeque cor-.<text:line-break/>purum ejusmodi non pauca a nobis usitantur. P<text:span text:style-name="Default_20_Paragraph_20_Font"><text:span text:style-name="T1">o</text:span></text:span>rro quod<text:line-break/>non calidus modo, fed et siccus est omnis fapor amarus,<text:line-break/>in primis nos maximeque discreta docet experientia, de<text:line-break/>qua saepenume<text:span text:style-name="Default_20_Paragraph_20_Font"><text:span text:style-name="T1">r</text:span></text:span>o verba supra fecimus, iis vero qui prae-<text:line-break/>ter . experie<text:span text:style-name="Default_20_Paragraph_20_Font"><text:span text:style-name="T1">n</text:span></text:span>tiam per rationem etiam scrutantur similiter<text:line-break/>accidit. Admodum itaque calefactis dulcibus, sive id ab</text:p>
      <text:p text:style-name="P3">igne sive a calore ingenito, amarorum corporum constare<text:line-break/>generationem indicavimus, quae protinus consistentia quo-<text:line-break/>que sicciore apparent, tum vero quoniam absumatur fiem-.<text:line-break/>per ac defluat ab eis humor in vaporem a calore polutus,<text:line-break/>necesse est reliquum terremus ficciusque effici, quippe<text:line-break/>quum dulce, praeterquam quod calidum fit sive plus sive.<text:line-break/>minus, necessario sane et humidum plus minusve existat.<text:line-break/>Si autem corporis, nostri naturae maxime est fimile; ipsis<text:line-break/>vero sit temperate tum calida tum humida, id quod ex<text:line-break/>dulci superassem provenit, perinde ut calx cinisqne cali-<text:line-break/>dum ficcumque necessario efficitur, proinde abstergere quo-<text:line-break/>que, comminuere, fecere crassius viscososque humores sicut<text:line-break/>cinis et nitrum est natum. Nec enim aerea est neque<text:line-break/>tenuis neque aquea eorum consistentia, fed, ut paulo ante<text:line-break/>dictum est; terrena, exacte a calore elaborata, ac. velut<text:line-break/>superassem ap<text:span text:style-name="Default_20_Paragraph_20_Font"><text:span text:style-name="T1">t</text:span></text:span>o<text:span text:style-name="Default_20_Paragraph_20_Font"><text:span text:style-name="T1">r</text:span></text:span>um essentia. In comparatione ergo ad-<text:line-break/><text:span text:style-name="Default_20_Paragraph_20_Font"><text:span text:style-name="T1">str</text:span></text:span>ingentium quidem non parum iis tenuiora fiunt medi- .</text:p>
      <text:p text:style-name="P3">cementa amara, ut ad acria vero. crassiora, quamobrem ne-<text:line-break/>que facile crassius viscososque humores pertranseunt, . velut<text:line-break/>ea quae sunt tenuiore essentia , nec incidere perinde ut:<text:line-break/>crassiora nequeunt. ln medio autem utriusque .excessus<text:line-break/>sint oportet, quae incisura sunt, nempe ut neque prompte<text:line-break/>penetrent perinde ut flamma, neque dum cunctantur tar-<text:line-break/>dantque dissecare non possint Verum de istis in sequenti<text:line-break/>libro qui ex ordine est quintus tractabitur. Nunc autem<text:line-break/>tantum uovifsc suffecerit, quod qualitas omnis amara casi-<text:line-break/>dis simul, siccisque substantiis accidit et praeter haec te-<text:line-break/>natibus et terrenis. Inaudlendum est autem totum quod<text:line-break/>dicitur coniunctim, haudquaquam utrumque separatim le-<text:line-break/>gendum, nam sic pugnare cum terreno videatur tenue..<text:line-break/>Verum non simpliciter tenue, sed ut in terrena confisten-<text:line-break/>tia tale esse amarum assero, velut calx et cinis et quicquid,<text:line-break/>exacte perastatum fuerit cinisqne redditum , forte autem<text:line-break/>verius assimiles fuligini ac ipsius flammae favillae, quippe</text:p>
      <text:p text:style-name="P3">quae gustantibus appa<text:span text:style-name="Default_20_Paragraph_20_Font"><text:span text:style-name="T1">r</text:span></text:span>et amara; Erg<text:span text:style-name="Default_20_Paragraph_20_Font"><text:span text:style-name="T1">o</text:span></text:span> c<text:span text:style-name="Default_20_Paragraph_20_Font"><text:span text:style-name="T1">r</text:span></text:span>assem et te<text:span text:style-name="Default_20_Paragraph_20_Font"><text:span text:style-name="T1">r</text:span></text:span>re-<text:line-break/>num est c<text:span text:style-name="Default_20_Paragraph_20_Font"><text:span text:style-name="T1">o</text:span></text:span>rpus ferrum ac lapis , favilla autem et cinis<text:line-break/>tenue. Ignita itaque fe<text:span text:style-name="Default_20_Paragraph_20_Font"><text:span text:style-name="T1">r</text:span></text:span>rum lapisque calce cinereque<text:line-break/>sunt crassiora, mult<text:span text:style-name="Default_20_Paragraph_20_Font"><text:span text:style-name="T1">o</text:span></text:span>que magis quam favilla, ad haec quo-<text:line-break/>que et calidi<text:span text:style-name="Default_20_Paragraph_20_Font"><text:span text:style-name="T1">o</text:span></text:span>ra. Sed ferro lapidique ignit<text:span text:style-name="Default_20_Paragraph_20_Font"><text:span text:style-name="T1">o</text:span></text:span> ea quae per<text:line-break/>er<text:span text:style-name="Default_20_Paragraph_20_Font"><text:span text:style-name="T1">osio</text:span></text:span>nem interimunt medicamenta fimilia funi, quae a<text:line-break/>c<text:span text:style-name="Default_20_Paragraph_20_Font"><text:span text:style-name="T1">o</text:span></text:span>rp<text:span text:style-name="Default_20_Paragraph_20_Font"><text:span text:style-name="T1">o</text:span></text:span>ris nimirum calore huc perducuntur, velut chalcitis,<text:line-break/>mify, fory, ad haec ar<text:span text:style-name="Default_20_Paragraph_20_Font"><text:span text:style-name="T1">s</text:span></text:span>enicum, hydrargyrus, lithargyros<text:line-break/>et alia innumera. Crassarum enim funt partium id genus<text:line-break/>omnia, ac potestate calida, ac proinde tempo<text:span text:style-name="Default_20_Paragraph_20_Font"><text:span text:style-name="T1">r</text:span></text:span>is spatio.<text:line-break/>accensa per eant, quae est in animante, mutationem non<text:line-break/>aliter quam lapis ferrumque ignitum ventrem tum exulo<text:line-break/>cerant tum exurunt, quum fcilieetin corpus distribui p<text:span text:style-name="Default_20_Paragraph_20_Font"><text:span text:style-name="T1">r</text:span></text:span>ae<text:line-break/>gravitate haud possint. Istis autem tenuio<text:span text:style-name="Default_20_Paragraph_20_Font"><text:span text:style-name="T1">r</text:span></text:span>a sunt, tametsi<text:line-break/>et ipsa terrenae sint consistentiae, calx, cantharis, lepus<text:line-break/>marinus, quorum quaedam usque ad jec<text:span text:style-name="Default_20_Paragraph_20_Font"><text:span text:style-name="T1">o</text:span></text:span>ris pertingunt.<text:line-break/>regi<text:span text:style-name="Default_20_Paragraph_20_Font"><text:span text:style-name="T1">o</text:span></text:span>nem, quaedam ver<text:span text:style-name="Default_20_Paragraph_20_Font"><text:span text:style-name="T1">o</text:span></text:span> usque ad vesicam et pectus, su</text:p>
      <text:p text:style-name="P3">tanto interim itineris [patio igneam acquirentia naturam;<text:line-break/>Porro aristolochia et iris his esiam subtiliores sunt, quippe<text:line-break/>quae tum humidae essentiae tum aeriae plus quam .illa<text:line-break/>obtinent, quod hinc constat, quod neque adeo sint sicca<text:line-break/>duraque neque adeo gravia, quapropter et deleteri<text:span text:style-name="Default_20_Paragraph_20_Font"><text:span text:style-name="T1">a</text:span></text:span>m esset-<text:line-break/>ge<text:span text:style-name="Default_20_Paragraph_20_Font"><text:span text:style-name="T1">r</text:span></text:span>e genus. Sane vero et cantharis parce. interim sumpta;<text:line-break/>quibusque oporteat admixta; praeterquam quod vesicam<text:line-break/>nihiLoffendat; etiam renes expurgat, imo et quae efficaciora<text:line-break/>conficiuntu<text:span text:style-name="Default_20_Paragraph_20_Font"><text:span text:style-name="T1">r</text:span></text:span> ad urinas .movendas medicamenta, nonnihil<text:line-break/>habent cantharidis. Sed: hisce alias habebitur sermo;</text:p>
      <text:p text:style-name="P1">Cap. <text:span text:style-name="Default_20_Paragraph_20_Font"><text:span text:style-name="T9">, </text:span></text:span>XX. At amarus sapor quod siccis temperie<text:line-break/>corporibus insit, hinc colligere licet, quod et minime<text:line-break/>omnium amara putrescant, minimeque vermes alumne<text:line-break/>nonnulla animalcula, qualia in radicibus herbisque ac fru-<text:line-break/>esibus putrescentibus provenire solent; procreent, maxime<text:line-break/>namque videmus in humidis nasci corporibus vermes ac<text:line-break/>putrilagiuem. At quae exacte amara sunt, voco autem ita<text:line-break/>quaeinulla sensu notabili alia participant qualitate; omni-</text:p>
      <text:p text:style-name="P3">luts prope animantibus, nedum hominibus, esui inepta sunt,<text:line-break/>quippe quum animal omne plus minusque sit humidum,<text:line-break/>amora autem, sicca, haud aliter quam cinis et pulvis. lta-.<text:line-break/>que neque cinerem neque pulverem neque favillam ne-<text:line-break/>que calcem animal ullum esitat, neque eorum quae plane<text:line-break/>amara sunt quicquam. Absinthium enim non fotum ama-<text:line-break/>Tum est, ied et adstringit, marina vero aqua falsa potius<text:line-break/>est quam amora, plurimum in <text:span text:style-name="Default_20_Paragraph_20_Font"><text:span text:style-name="T1">t</text:span></text:span>e .habens. aquae potabilis,<text:line-break/>id quod et ab Aristotele .olim satis est demonstratum. At<text:line-break/>aqua, quae est in lacu Palaestinae in cava Syria, quem<text:line-break/>alii quidem. mare vocant .mortuum, alii stagnum bitumi-<text:line-break/>no<text:span text:style-name="Default_20_Paragraph_20_Font"><text:span text:style-name="T1">t</text:span></text:span>um, gustantibus non falsa modo, sed et amara esu Sa-<text:line-break/>lem vero etiam habet ex sese natum perinde amarum.<text:line-break/>Primeque statim aspectu una cum . universo mari tum can--<text:line-break/>didier tum crassior apparet, merae salsugini seu muriae<text:line-break/>similis, lu quam si salem .inlicias ne liquari quidem etiam<text:line-break/>possit, plurimum enim ejus in su habet, ac siquis in eam<text:line-break/>su mergat, continuo fala tenuissimo velut conspersus nudi-</text:p>
      <text:p text:style-name="P3">que emergere conspicitur. Quapropter etiam aqua illa<text:line-break/>qnam alia marina gravior est, idque tanto pondere, quan<text:span text:style-name="Default_20_Paragraph_20_Font"><text:span text:style-name="T1">e.<text:line-break/></text:span></text:span>to fluviali marina. Itaque ne si teipsum quidem ditnit-<text:line-break/>tere velis in profundum, defe<text:span text:style-name="Default_20_Paragraph_20_Font"><text:span text:style-name="T1">r</text:span></text:span>ri deor<text:span text:style-name="Default_20_Paragraph_20_Font"><text:span text:style-name="T1">t</text:span></text:span>am possis, ita attollit<text:line-break/>elevatque aqua: non fiaue quia natura levis sit, quod qui-<text:line-break/>dant veterum sophistarum prodidit, sed, ut censuit Aristote-i<text:line-break/>lea, propter gravitatem, instar luti, quae leviora funt<text:line-break/>gestans. Proinde fi hominem ligatis manibus pedibusque in<text:line-break/>stagni illius aquam conieceris, deorsum haud feretur. Quin<text:line-break/>vero, sicut naves in meri onera plura quam in fluviis citra<text:line-break/>submersionem portare valent, eundem in modum in stagno<text:line-break/>mortuo multo plura quam in mari; tanto enim est quae in<text:line-break/>illo est aqua marina gravior, quanto marina lacustri aut<text:line-break/>fluviali; inest enim ei salis substantia, quae terrea gravisqne<text:line-break/>esu Ipfique tibi marinam, si lubet, efficere licet, fala in<text:line-break/>aqua fluviali colliquat:;, cognoseereque quanto gravior red-<text:line-break/>datur aqua elusm<text:span text:style-name="Default_20_Paragraph_20_Font"><text:span text:style-name="T1">o</text:span></text:span>di, quam sit dulcis, Quin et modum jam</text:p>
      <text:p text:style-name="P3">invenerunt moderatam ad saliendum conficiendi salsuginem;<text:line-break/>si ovum in ea videatur natare; -nam ubi etiamnum fidit, ac<text:line-break/>nondum super salsuginis superficiem innatat, aquosa magis<text:line-break/>esset dulcis ; graviter ver<text:span text:style-name="Default_20_Paragraph_20_Font"><text:span text:style-name="T1">o</text:span></text:span> salsa est, ubi lauta est salis copia<text:line-break/>indita, ut amplius liquari qui postea adiicitur nequeat. .<text:line-break/>Quam aquam si pendere n<text:span text:style-name="Default_20_Paragraph_20_Font"><text:span text:style-name="T1">o</text:span></text:span>n gravaberis; omnium aquarum<text:line-break/>c<text:span text:style-name="Default_20_Paragraph_20_Font"><text:span text:style-name="T1">o</text:span></text:span>mperies gravissimam. Itaque ego quandoque inanem esse<text:line-break/>divitis cujusdam ambitionem <text:span text:style-name="Default_20_Paragraph_20_Font"><text:span text:style-name="T1">o</text:span></text:span>stendi, qui tantam in Italiam<text:line-break/>maris mortui aquam devexit, senae cisternam implere posset;<text:line-break/>nam id ipfum ego expedite praestiti , sale plurimo in aquauf<text:line-break/>potabilem coniecto. Longe etiam graviorem ejusmodi esse-<text:line-break/>ceris aquam, fi quamplurimum salis liquatum sub Canis ex-<text:line-break/>ortum, ubi potissimum aestus jam fuerit valentissimus, tor-<text:line-break/>reri siveris; haud aliter quam in stagno bituminosi,; sic enim<text:line-break/>haec. aqua perinde ut illa gravis efficietur, ac si ligatum<text:line-break/>hominem, aut aliud animal, in ipsam conieceris , instar<text:line-break/>navis super aquam fertum Quin vero et amarior protinus</text:p>
      <text:p text:style-name="P3">quoque eiusmodi erit aqua, fi decoquere ipsimi super ignem<text:line-break/>lubeat;. nam quicquid salsum plusculum excalefeceris.j ama-<text:line-break/>rum tibi evadet. Sic et ipsius bituminosi lacus aqua in cava<text:line-break/>calidaque regione contenta, dum <text:span text:style-name="Default_20_Paragraph_20_Font"><text:span text:style-name="T1">t</text:span></text:span>ale torretur, amara effi-<text:line-break/>citur; proindeque aestate^ quam hieme amarior esu Ac<text:line-break/>si quid ejus haustum in vaste cavo regioneque aprica, quem-<text:line-break/>admodum nos effecimus, aestivo tempore deponas, continuo<text:line-break/>amario<text:span text:style-name="Default_20_Paragraph_20_Font"><text:span text:style-name="T1">r</text:span></text:span> feste <text:span text:style-name="Default_20_Paragraph_20_Font"><text:span text:style-name="T1">r</text:span></text:span>eddita videbitur. Verum haec <text:span text:style-name="Default_20_Paragraph_20_Font"><text:span text:style-name="T1">o</text:span></text:span>mnia iis,<text:line-break/>quae paulo superius de amari generatione diximus, abunde<text:line-break/>subscribunt. Caeterum cuius gratia oratio ad bituminosum<text:line-break/>digressa est stagnum, id nondum omne expositum esu Nul-<text:line-break/>lum enim in eo neque animal neque planta inesse. confpi-<text:line-break/>eitnr; imo quum duo in eum fluvii confluant longe maximi<text:line-break/>pifciumque copia scatentes, maxime qui prope lerichontem<text:line-break/>fluit, quem Jordanem nomluant, nullus omnino piscium<text:line-break/>fluviorum ostia excedit, ac li captos quis in lacum iniiciat,<text:line-break/>celeriter mori conspicit; adeo est omnibus tum hominibus</text:p>
      <text:p text:style-name="P20">.<text:tab/>.<text:tab/>: t. . - .<text:tab/>. .r</text:p>
      <text:p text:style-name="P3">tum plantis inimicum quod exacte amarum est et quod<text:line-break/>fquallidum pariter et siccum est, atque natura velut fuligi-<text:line-break/>nem ab exassatione referens. Quanquam ne illius quidem<text:line-break/>stagni aqua exacte amara fit; quippe quum nec ipse sal, vo-<text:line-break/>cant autem eum .Sodomettum, a circumjacentibus stagnum<text:line-break/>montibus, quos Sod<text:span text:style-name="Default_20_Paragraph_20_Font"><text:span text:style-name="T1">o</text:span></text:span>ma appellitant, multique ipsum accolae<text:line-break/>ad omnia, ad quae nos alio utimur sale, accommodant. Vis<text:line-break/>ejus non modo plus quam cujusvis alterius falis exiccatoria<text:line-break/>est, sed et extenuare nata, quia scilicet plus quam alius<text:line-break/>exossatus est. omni enim sali obscura quaedam adstringen-<text:line-break/>di vis inest, qua eas, quae condiuntur carnes constringit<text:line-break/>densatque potissimum, ubi durus et minime fragilis extiterit.<text:line-break/>Talis est exactissimus quidem fossilis fere omnis, minus au-.<text:line-break/>tem illo marinus ;- tum qui multis in Iocis aquis leviter falsis<text:line-break/>arescentibus provenit, tertium Iocum <text:span text:style-name="Default_20_Paragraph_20_Font"><text:span text:style-name="T1">o</text:span></text:span>btinet abstergere. ma-<text:line-break/>gis quam adstringere contraliereque potens; proximas his<text:line-break/>vire<text:span text:style-name="Default_20_Paragraph_20_Font"><text:span text:style-name="T1">i</text:span></text:span> habet Sodomitleus, aeque atque merinus durus; eae-</text:p>
      <text:p text:style-name="P3">terum ob admixtum ama<text:span text:style-name="Default_20_Paragraph_20_Font"><text:span text:style-name="T1">t</text:span></text:span>orem facultatem valentius absiet-<text:line-break/>gentem ac digerentem quam marinus possidet. ^Sic et ni-<text:line-break/>trum ipsum. et ipsius spuma et -quod composita appellatio^<text:line-break/>ne vocatur aphronitrum , caeteris magis extergere possunt,<text:line-break/>nempe quia minimeadstringunt et exacte funt ama<text:span text:style-name="Default_20_Paragraph_20_Font"><text:span text:style-name="T1">r</text:span></text:span>a;</text:p>
      <text:p text:style-name="P1">Cap. XXI. Etenim propinquus est: fapor falsus ama-<text:line-break/>ro, quippe terreni ambo sunt et calidi; non obscura tamen<text:line-break/>diversitate dissident, qu<text:span text:style-name="Default_20_Paragraph_20_Font"><text:span text:style-name="T1">o</text:span></text:span>d videlicet amarus a calore arido<text:line-break/>plus fit extenuatus et elab<text:span text:style-name="Default_20_Paragraph_20_Font"><text:span text:style-name="T1">o</text:span></text:span>ratus. Sic ru genere falis , qui<text:line-break/>durior est et densior te<text:span text:style-name="Default_20_Paragraph_20_Font"><text:span text:style-name="T1">r</text:span></text:span>restriorque , qualis fere est uni ver-<text:line-break/>fus fossilis , minus calidus est fubtiliumque minus partium ;.<text:line-break/>qui vero rumpi facilis laxusque, tenui<text:span text:style-name="Default_20_Paragraph_20_Font"><text:span text:style-name="T1">o</text:span></text:span>r simul et calidior<text:line-break/>est; in qu<text:span text:style-name="Default_20_Paragraph_20_Font"><text:span text:style-name="T1">o</text:span></text:span> genere esit et qui <text:span text:style-name="Default_20_Paragraph_20_Font"><text:span text:style-name="T1">s</text:span></text:span>ubamarus est, mediam quo-<text:line-break/>damm<text:span text:style-name="Default_20_Paragraph_20_Font"><text:span text:style-name="T1">o</text:span></text:span>d<text:span text:style-name="Default_20_Paragraph_20_Font"><text:span text:style-name="T1">o</text:span></text:span> naturam inte<text:span text:style-name="Default_20_Paragraph_20_Font"><text:span text:style-name="T1">r</text:span></text:span> salem durum et aphr<text:span text:style-name="Default_20_Paragraph_20_Font"><text:span text:style-name="T1">o</text:span></text:span>nitrum obti-<text:line-break/>nens. Sane et inter aphronit<text:span text:style-name="Default_20_Paragraph_20_Font"><text:span text:style-name="T1">ro</text:span></text:span> quaedam sunt durae crassae-<text:line-break/>que essentiae , quaeque nec sarisa liquari in aqua queant.</text:p>
      <text:p text:style-name="P3">Verum de pravis non est in hoc loconobisaerrno, scd de<text:line-break/>iis,- quae juxta. nominis rationem essentiam habent spumo-:<text:line-break/>Tam, qualis utique ast et ipsa nitri spuma. Est enim ea<text:line-break/>omnium. mode dictorum. tenuissima, velut et Asiae petrae<text:line-break/>flos , . multum enim et hic quoque tenuis eft, fed aphronitro<text:line-break/>minus calidus. Quare utique carnium excrescentiam minore<text:line-break/>cruciatu colliquat; mordicat autem eas nitri flos; mordicat<text:line-break/>vero et aphronitrum; nec. secius quoque et ipsum nitrum,<text:line-break/>tametsi..illis sit minus calidum, Verum supra monuimus<text:line-break/>essentiam crassam plus erodere, ubi nimirum calorem quen-<text:line-break/>siam nacta .suerit. .Nulla enim ejus pars<text:span text:style-name="Default_20_Paragraph_20_Font"><text:span text:style-name="T1">r</text:span></text:span>fiue cruciatu cele-<text:line-break/>riterque transit, sicut ejus quae subtilis est, verum retenta<text:line-break/>et immorans ac tardans plusculoque tempore uni corporis<text:line-break/>nostri particulae inhaerens, haud immerito molesta redditur,<text:line-break/>instar pali carni infixi.</text:p>
      <text:p text:style-name="P1">Cap. XXII. Caeterum ubi de saporibus omnibus<text:line-break/>quae convenire villa sunt exposuimus , reliquum suerit de</text:p>
      <text:p text:style-name="P3">vaporibus disserere; quippe quum hujus sensibilium generis<text:line-break/>gratia odoris sensum natura crearit. Sane plerique Iimi-<text:line-break/>liter saporibus nos afficiunt. Siquidem acida omnia et ante<text:line-break/>ista ipsum adeo acetum similiter odoratum gustumque mo-<text:line-break/>vet; tum actia quoque, velut allia, caepae et ipsa non minus<text:line-break/>quam gustum, odoratum quoque offendunt mordicantque.<text:line-break/>Sic in aliis sigillatim similis propemodum est odoris <text:span text:style-name="Default_20_Paragraph_20_Font"><text:span text:style-name="T1">s</text:span></text:span>ensus<text:line-break/><text:span text:style-name="Default_20_Paragraph_20_Font"><text:span text:style-name="T1">s</text:span></text:span>ensui gustus. ltaque quorundam corporum etiam non<text:line-break/>gustantes qualitatem cognoscimus, veluti simi; proinde omni-<text:line-break/>no ne gustare quidem aggredimur, quia scilicet admodum<text:line-break/>fides habeatur odoratui. Quin etiam si qua boni odoris<text:line-break/>edulia putrilagine corrupta odore nos su<text:span text:style-name="Default_20_Paragraph_20_Font"><text:span text:style-name="T1">o</text:span></text:span> offendunt, pro-<text:line-break/>tinus ea abjicimus, haud gustare dignati. Fereque in omni-<text:line-break/>bus mutuo consentiunt odoratus et gustus; attamen in odore<text:line-break/>suavissimis, velut rosa, plurimum dtsserunt dissideutque ; tan-<text:line-break/>tum enim abest, ut gustantibus suavia sint, ut amaritudinem<text:line-break/>non paucam prae se ferant, tametsi amarum nunquam .odo-</text:p>
      <text:p text:style-name="P3">ratum est, neque ut medicamentum nobis <text:span text:style-name="Default_20_Paragraph_20_Font"><text:span text:style-name="T1">t</text:span></text:span>uave, neque ut<text:line-break/>cibus; Quaenam igitur hujus sit dissonantiae caula, : licet<text:line-break/>Theophra.stus quaesierit, tamen praestiterit et quae nos de<text:line-break/>ea cognoscimus exponere. Amari saporis generationem ex<text:line-break/>dulcibus a calore extenuatis provenire jam clare docuimus;<text:line-break/>apparuitque calidiora simul et tenuiora temperie esse amara;<text:line-break/>quam dulcia. Sed et odoris <text:span text:style-name="Default_20_Paragraph_20_Font"><text:span text:style-name="T1">t</text:span></text:span>ensus in ipsis cerebri est ve n- .<text:line-break/>triculis, velut et id quoque alibi a nobis.demonstratum est;<text:line-break/>et odorabilium vaporosa est substantia. Ea enim quae a<text:line-break/>corporibus defluunt, ambienti permixta ac deinde per na-<text:line-break/>rium inspirationem in .cerebrum delata, sensum movent.<text:line-break/>Recta ergo ratione quaecunque odorata eadem et calida<text:line-break/>sunt, quippe quum vaporum copia a calore proveniat ; non<text:line-break/>tamen protinus quicquid odoratum est <text:span text:style-name="Default_20_Paragraph_20_Font"><text:span text:style-name="T1">t</text:span></text:span>uave esse colligi-<text:line-break/>tur, siquidem non omne id spiritui in cerebri ventriculis<text:line-break/>contento familia<text:span text:style-name="Default_20_Paragraph_20_Font"><text:span text:style-name="T1">r</text:span></text:span>e esu Etenim quemadmodum qui linguae<text:line-break/>obveniunt sapores, ii qui familiarissimi , iidem. et dulces<text:line-break/>erant; qui vero non familiares, complures habebant disserena</text:p>
      <text:p text:style-name="P3">tias , ita <text:span text:style-name="Default_20_Paragraph_20_Font"><text:span text:style-name="T1">o</text:span></text:span>dores; qui familiares sunt cerebri spiritui, iidem et<text:line-break/>grati sunt et suaves, qui ver<text:span text:style-name="Default_20_Paragraph_20_Font"><text:span text:style-name="T1">o</text:span></text:span> non familiares multis dissis-.<text:line-break/>neutris a sese mutuo dissident ; caeterum non omnibus impo-<text:line-break/>sita funt nomina, perinde ut saporibus, Dicimus enim<text:line-break/>quippiam acidum acrem que habere odorem, sed austerum;<text:line-break/>acerbum, falsum aut amarum haud etiam dicimus. Verum<text:line-break/>in hasce duas appellationes odorabilium pleraque reducimus;<text:line-break/>beneolentia es graveolentia appellantes; beneolentia quidem<text:line-break/>proportione quadam ad ea quae linguae sunt dulcia; g<text:span text:style-name="Default_20_Paragraph_20_Font"><text:span text:style-name="T1">r</text:span></text:span>a-<text:line-break/>veolentia vero ad ea quae non dulcia; uno enim <text:span text:style-name="Default_20_Paragraph_20_Font"><text:span text:style-name="T1">n</text:span></text:span>omine<text:line-break/>totum hoc in saporibus genus appellari nequit. Videtur<text:line-break/>autem a corporibus non odoratis aut omnino paucum de-<text:line-break/>fluere, aut quodpromole sua sit immoderatum , sicut in. iis<text:line-break/>quae exacte tum salsa tum acerba sunt. Exacte autem<text:line-break/>quum tale aut tale quid dicimus, sincerum et quantum<text:line-break/>fieri possit alterius qualitatis expers dicimus. Siquidem<text:line-break/>crassa utrisque essentia est et praeter hoc acerborum etiam.</text:p>
      <text:p text:style-name="P3">frigida; quare verisimile est quod ab iis defluit paucum<text:line-break/>esse et crassam et mole <text:span text:style-name="Default_20_Paragraph_20_Font"><text:span text:style-name="T1">t</text:span></text:span>ua terreum, ac proinde per insui-<text:line-break/>rationem in cerebrum non incidere.</text:p>
      <text:p text:style-name="Normal">y Cap. XX111. Itaque haud tutum est .ex. odore de <text:span text:style-name="Default_20_Paragraph_20_Font"><text:span text:style-name="T1">t</text:span></text:span>eu-<text:line-break/>sibilium temperie coniicere perinde ut . ex gustu. Nam<text:line-break/>quae odore carent crassam quidem essentiam obtinent, cae-<text:line-break/>terum quae sit eorum. in calore frigoreque natura., id vero<text:line-break/>nondum c<text:span text:style-name="Default_20_Paragraph_20_Font"><text:span text:style-name="T1">o</text:span></text:span>nstat. At quae odorata <text:span text:style-name="Default_20_Paragraph_20_Font"><text:span text:style-name="T1">t</text:span></text:span>uus tenuia utique sunt<text:line-break/>quadautenus et calida, verum ejus tenuitatis caliditatisque<text:line-break/>quantitas haud etiam indicatur. .. Porro maxima potissima-<text:line-break/>que cau<text:span text:style-name="Default_20_Paragraph_20_Font"><text:span text:style-name="T1">t</text:span></text:span>a cur in odoratis nihil evidens de temperie indicari<text:line-break/>queat inaequalitas est substantiae, de qua saepenumero<text:line-break/>verba mihi jam habita sunt, ubi demonstrabam corpora ple-<text:line-break/>raque dissimulari esse subsistentis. Ac nunc quoque. etiam<text:line-break/>claritatis gratia unum exemplum proponam, nempe ro<text:span text:style-name="Default_20_Paragraph_20_Font"><text:span text:style-name="T1">t</text:span></text:span>am,<text:line-break/>quae non en modo ratione dissimilaris est, qua pars quidem<text:line-break/>ejus continet, pars vere. continetur, continens quidem du-<text:line-break/>num .et terreum, quod continetur fuccus est humidus, into</text:p>
      <text:p text:style-name="P3">et succi ipsius triasunt excrementa, quemadmodum supra<text:line-break/>necessarium esse demonstratum est, unum terreum, quale<text:line-break/>est in vinis faex, alterum aereum, quod ipsum quoque vini<text:line-break/>flori proportione respondet, tertium aqueum, quod in<text:line-break/>omnibus ebullitionem efficere corruptionem que diximus, ubi .<text:line-break/>nimirum neque devictum neque plane alteratum ebullis<text:line-break/>lienibus tempore fuerit. Sane hujus excrementi gratis qui-<text:line-break/>dam succos non nisi coctos reponunt, alii in sole ferventi<text:line-break/>praesiccatos; nam propter terrenum asirenmque non admo.t<text:line-break/>dum corrumpendos metuunt, quum ea et separari rideant,<text:line-break/>aegreque corruptibilem sortita substantiam , quandoquidem<text:line-break/>temperamentum nacta sunt siccum. Sed de istis supra ab-<text:line-break/>unde disseruimus. Caeterum in r<text:span text:style-name="Default_20_Paragraph_20_Font"><text:span text:style-name="T1">o</text:span></text:span>sae natura aliud gustanti-<text:line-break/>bus acerbunf est, quod terreum ut sit et crassam frigidum-<text:line-break/>que necesse est; aliud vero amarum, quod tenue est et<text:line-break/>calidum, et tertium in -iis aqueum necessario quidem frigia<text:line-break/>dum, sed in tenuitatis crassitieique oppositi<text:span text:style-name="Default_20_Paragraph_20_Font"><text:span text:style-name="T1">o</text:span></text:span>ne quadantenuf</text:p>
      <text:p text:style-name="P3">summorum medium, cujus mixtura, neque ipsirm illud<text:line-break/>acerbum, neque <text:span text:style-name="Default_20_Paragraph_20_Font"><text:span text:style-name="T1">t</text:span></text:span>alum amarum, summe est tale, quale di-<text:line-break/>estur, qualitates enim omnes exolvit aquae admixtio.<text:line-break/>Ipsum itaque hoc aqueum elaboratum extennatumque<text:line-break/>atque excalesactum.quodanunodo ridetur, ac proinde facile<text:line-break/>in vaporem solvi et hac ratione rosa , tum odorata esse,<text:line-break/>tum celerrime reficcari. Atque baen omnia de eo ex gustu<text:line-break/>coniicias, at per odorem haud aeque, quippe quum non<text:line-break/>aeque omnes ejus partes evaporent, nec perinde sensum<text:line-break/>m<text:span text:style-name="Default_20_Paragraph_20_Font"><text:span text:style-name="T1">o</text:span></text:span>veant. ln gustu autem omnes similiter gustabilium cor-<text:line-break/>purum particulae in linguam incidunt, sensnmque movent<text:line-break/>pro sua natura singulae. Quare certum tutumque, ut dixi-<text:line-break/>mus , n<text:span text:style-name="Default_20_Paragraph_20_Font"><text:span text:style-name="T1">o</text:span></text:span>n est de fota medicamentorum facultate ex bd<text:span text:style-name="Default_20_Paragraph_20_Font"><text:span text:style-name="T1">o</text:span></text:span>re<text:line-break/><text:span text:style-name="Default_20_Paragraph_20_Font"><text:span text:style-name="T12">c</text:span></text:span><text:span text:style-name="Default_20_Paragraph_20_Font"><text:span text:style-name="T1">o</text:span></text:span>niicere; nam ea stola agnosci p<text:span text:style-name="Default_20_Paragraph_20_Font"><text:span text:style-name="T1">o</text:span></text:span>ssunt, quae modo posui-<text:line-break/>mus. Mult<text:span text:style-name="Default_20_Paragraph_20_Font"><text:span text:style-name="T1">o</text:span></text:span> minus ex coloribus demedicamentorum viri-<text:line-break/>bus colligere quid valeas , quippe quum in singulis caloribus<text:line-break/>calida, frigida, humida siccaque reperias, quemadmodum</text:p>
      <text:p text:style-name="P3">in primis hujus operis commentariis ostendimus. Inque-<text:line-break/>que tamen sigillatim genere aut seminis aut radicis aut<text:line-break/>succi ex colore iudicationem quandam liceat sumere, utpote<text:line-break/>caepa, scilla, vinum, quanto fuerint albidiora, tanto et<text:line-break/>minus iunt calida,-quae vero fubflava fulvaque , calidiora.<text:line-break/>ldem usu venit tritico, milio, ochris, phaselis, ciceri,<text:line-break/>ire<text:span text:style-name="Default_20_Paragraph_20_Font"><text:span text:style-name="T1">o</text:span></text:span>s radici afphodelique , aliisque c<text:span text:style-name="Default_20_Paragraph_20_Font"><text:span text:style-name="T1">o</text:span></text:span>mpluribus ; i<text:span text:style-name="Default_20_Paragraph_20_Font"><text:span text:style-name="T1">n</text:span></text:span> quoque<text:line-break/>enim genere in universum fulva, flava rnbraque <text:span text:style-name="Default_20_Paragraph_20_Font"><text:span text:style-name="T1">o</text:span></text:span>m<text:span text:style-name="Default_20_Paragraph_20_Font"><text:span text:style-name="T1">n</text:span></text:span>ia albis<text:line-break/>fune calidiora. Itaque etsi hinc quoque de medicamentorum<text:line-break/>viribus coniectura fieri queat, tamen sermoni adjiciatur,<text:line-break/>optimum sane esse , ut et dictum et ostensum saepenumero<text:line-break/>est, per experientiam discretam facultates invenire; in hac<text:line-break/>enim falli non possint, quanquam prius quam experientia<text:line-break/>rirtutem agnoscas, gustus pleraque .iudicet, pauculum etiam,<text:line-break/>ut dictum est, approbante ipsc odore.</text:p>
      <text:h text:style-name="P71" text:outline-level="1"><text:bookmark-start text:name="bookmark8"/>CALENI DE SIMPLICIUM MEDICA-<text:line-break/>MENTORVM TEMPERAMENTIS AC<text:line-break/>FACULTATIBUS LIBER V.<text:bookmark-end text:name="bookmark8"/></text:h>
      <text:p text:style-name="P1">Cap<text:span text:style-name="Default_20_Paragraph_20_Font"><text:span text:style-name="T1">i</text:span></text:span> I. Quintum librum de simplicium medica^<text:line-break/>mentorum facultatibus orfurus, ea primum repetam^ quae<text:line-break/><text:span text:style-name="Default_20_Paragraph_20_Font"><text:span text:style-name="T1">s</text:span></text:span>upra demonstrata in rem <text:span text:style-name="Default_20_Paragraph_20_Font"><text:span text:style-name="T1">p</text:span></text:span>rae<text:span text:style-name="Default_20_Paragraph_20_Font"><text:span text:style-name="T1">s</text:span></text:span>entem censentur accommoda,<text:line-break/>sumpto ab elementis principio, aqua videlicet, igne, aere<text:line-break/>ac terra , quae nonnulli a qualitatibus denominantes , humi-<text:line-break/>dum, calidum, siccum et frigidum esse ajunt. Sunt ergo<text:line-break/>qualitates hae, humiditas, siccitas, caliditas, frigiditas.</text:p>
      <text:p text:style-name="P3">Quae vero ab illis denominantur corpora, carunt tum com-<text:line-break/>munia omnium elementa, tum eaquae per harum excellcn-<text:line-break/>tiam aut humida, aut sicca, aut calida, aut frigida mincu-<text:line-break/>pantur; tum ea quae ad fymmetrum generis ejusdem aut<text:line-break/>speciei conferuntur , quaeque ad quiduis obvium. Sane de<text:line-break/>horum differentia frequenter tractavimus. Nec minus dixi-<text:line-break/>mus quatenus differat nutrimentum a medicamento; et quod<text:line-break/>nutrimentum vincitur ac- superatur ah eo quod nutritur,<text:line-break/>medicamentum autem contra, ipsitm enim vincit atque fu-<text:line-break/>perat corpus, cujus fuerit medicamentum, quippe quum<text:line-break/>utriusqne referatur ad aliquid notio. Ostensum praeterea<text:line-break/>est medicamentum alterare natum esse, aut una quapiam<text:line-break/>qualitate, nempe aut calefaciendo, aut. refrigerando;aut hu-<text:line-break/>mactando, aut siccando, aut dictorum coniugatione <text:span text:style-name="Default_20_Paragraph_20_Font"><text:span text:style-name="T4">vj.ua-<text:line-break/></text:span></text:span>piam, aut tota sua substantia, sicuti complura deleteriorum,<text:line-break/>feu lethalium medicamentorum , nec pauca alexiterioium,.<text:line-break/>feu amuletorum ; tum purgantia omnia, ac pleraque eorum<text:line-break/>quae atirahentia nuncupant. Sed de istis quae reliqua</text:p>
      <text:p text:style-name="P3">fiunt, infra adliciam. Quae vero una duabusve qualitatibus<text:line-break/>in universum corpus <text:span text:style-name="Default_20_Paragraph_20_Font"><text:span text:style-name="T1">n</text:span></text:span>ostrum agunt, ea hoc in libro expo-<text:line-break/>nam,- rursum hic sumpta hypothesi superius demonstrata,<text:line-break/>quod simplicium medicamentorum pleraque dissimilariunr<text:line-break/><text:span text:style-name="Default_20_Paragraph_20_Font"><text:span text:style-name="T1">sin</text:span></text:span>t partium , reque vera composita , caeterum appellantur<text:line-break/>simplicia, - quod cuiusmodi funt, talia natura sint, nec quic-<text:line-break/>quam ex nostra industria assump<text:span text:style-name="Default_20_Paragraph_20_Font"><text:span text:style-name="T1">s</text:span></text:span>erint, quin etiam quod<text:line-break/>quaedam crassarum sint partium et terrena suis substantiis,<text:line-break/>quaedam tenuia et aerea, alia vero aquea et dictorum<text:line-break/>media. Haec quum sint superioribus libris demonstrata,<text:line-break/>hypotheses milii sunto ad ea quae nunc dice<text:span text:style-name="Default_20_Paragraph_20_Font"><text:span text:style-name="T1">n</text:span></text:span>da veniunt.<text:line-break/>Hisergo suppositis ordienda jam oratio est.</text:p>
      <text:p text:style-name="P1">Cap. II. U<text:span text:style-name="Default_20_Paragraph_20_Font"><text:span text:style-name="T1">t</text:span></text:span>us est frequenter hominibus medicamen-<text:line-break/>torum ob id ipsum tantummodo, ut aut refrigerent; aut<text:line-break/>humectent, aut calefaciant, aut siccent, aut per coniuga-<text:line-break/>tionem horum quid agant. Interim vero, ut quod sup<text:span text:style-name="Default_20_Paragraph_20_Font"><text:span text:style-name="T1">r</text:span></text:span>a<text:line-break/>modum laxatum est contendant atque contrahant, aut</text:p>
      <text:p text:style-name="P3">quod intensum est laxent, aut quod condensatum est raresa-<text:line-break/>ciant, aut rarum condensent, aut durum emolliant, aut<text:line-break/>immodicam mollitiem ad duritiem revocent, aut plenum<text:line-break/>evacuent, aut vacuum impleant, aut generis ejus aliud quid<text:line-break/>agant. Nam quisquis persrixerit, non medicus tantum, sed<text:line-break/>quivis etiam ex plebe ab ipsa rei natura ductus calefaciens<text:line-break/>medicamentum invenire desiderat, aut ardenti febre ae-<text:line-break/>stuans, quod refrigeret. Sic privatus quispiam si ulcus ha-<text:line-break/>beat nimis molle ac humidum, id medicum desiccare jubet,<text:line-break/>aut si siccum et exuccum , humectare. Quin etiam quum<text:line-break/>siccitatem pariter atque caliditatem toto corpore percipiunt,<text:line-break/>ceu et qui aestuant, sive usti sunt, et qui defatigati sunt,<text:line-break/>lavati expetunt, frigidamque bibunt, tum quicquid refIige-<text:line-break/>rare simul et humectare potest, studiose exquirunt, votique<text:line-break/>faepe compotes fiunt. Atque ipsa natura duce eorum reme-<text:line-break/>dia plerique idiotarum inveniunt; at phlegmones, sclurhi,<text:line-break/>oedematis, erysipelatis, putredinis, herpetis, gangraenae,</text:p>
      <text:p text:style-name="P3">nullus ex illis sibi remedium pervestigandum fu<text:span text:style-name="Default_20_Paragraph_20_Font"><text:span text:style-name="T1">t</text:span></text:span>uit, tan-<text:line-break/>quam unumquodque. eorum majusjam sit quam pro captu<text:line-break/>hominis plebei , ac scientiam requirat venerabiliorem. . Eam<text:line-break/>scientiam nuncupant. medicinam , et. qui eam exercet medi-<text:line-break/>cum , atque hucusque et ipsi p<text:span text:style-name="Default_20_Paragraph_20_Font"><text:span text:style-name="T1">r</text:span></text:span>ocedunt, ut sinant ulcus ca-<text:line-break/>yum carne impleri, .sordidum purgari debere, aequabile<text:line-break/>cicatrice induci; non tamen norunt quid - carne impleat,<text:line-break/>quid .purget, quid cicatricem inducat. Sic sane etiam si<text:line-break/>musculum habeant dunum ac tensum laxumve; quod duro<text:line-break/>quidem.mollientibus sit.opus, tenso. autem .laxantibus, laxo<text:line-break/>vero contendentibus-, id fatis perspiciunt, non tamen com-<text:line-break/>pertum habent medicamentum, quod aut emolliat, aut laxet,<text:line-break/>aut contendat, sed ea. invenire. opus est mediet- - Siquidem<text:line-break/>invenias. ex plebe .quosdam, : qui non secus atque medici<text:line-break/>medicamentorum .pollent,.inventione, fed hactenus, dum<text:line-break/>calida modo ac frigida , humida ac sicca perquiruntur, ve-<text:line-break/>rutu in iis quae .modo dicebamus p<text:span text:style-name="Default_20_Paragraph_20_Font"><text:span text:style-name="T1">r</text:span></text:span>orsum. rudes reperias.<text:line-break/>Tametsi, ceu ante monuimus, haud omnium tum calefaciam...</text:p>
      <text:p text:style-name="P3">tium , tum refrigerantium , tum humectantium atque exic-<text:line-break/>cantium , aeque facilis esit atque expedita inventio. Quippe<text:line-break/>quod napy pyrethrum que calefaciunt et portulaca <text:span text:style-name="Default_20_Paragraph_20_Font"><text:span text:style-name="T1">s</text:span></text:span>olanum-<text:line-break/>que refrigerant, tum aqua et oleum humectant, et acetum<text:line-break/>et marina aqua desiccant, pene omnibus non medicis dun-<text:line-break/>taxat, <text:span text:style-name="Default_20_Paragraph_20_Font"><text:span text:style-name="T1">s</text:span></text:span>ed et idiotis confessum est. At rosaceum an calesace-<text:line-break/>re, an refrigerare dicendum, similiter acetum, oleum et ejus<text:line-break/>generis non pauca, ingenti controversia jactata sunt. Verum<text:line-break/>de talium facultate in quatuor ante hunc libris disputavimus,<text:line-break/>in primo ac fecundo <text:span text:style-name="Default_20_Paragraph_20_Font"><text:span text:style-name="T1">s</text:span></text:span>ophistarum redarguentes argumenta<text:line-break/>m onstrantesque iveram methodum, cujus quis ductu medica-<text:line-break/>mentorum facultates inveniat. In tertio missis <text:span text:style-name="Default_20_Paragraph_20_Font"><text:span text:style-name="T1">s</text:span></text:span>ophistis<text:line-break/>omnes ab initio logicas exposuimus quaestiones, quibus maxi-<text:line-break/>me insistas quibusque, ut sic dicam, artificiose efformatus<text:line-break/>idoneus sis ac sufficiens, qui medicamentorum omnium fa-<text:line-break/>cultates investiges. ln quarto de propriis linguae sensoriis<text:line-break/>disserui, quos sapores appellitant, id indicans quo pacto<text:line-break/>hinc orsus primas invenias tum qualitates tum facultates.</text:p>
      <text:p text:style-name="P3">Attigi porro etiam in extremo libro qualitates odoratus, do-<text:line-break/>cens quantum itidem et hinc juvari queas ad primarum in-<text:line-break/>venti<text:span text:style-name="Default_20_Paragraph_20_Font"><text:span text:style-name="T1">o</text:span></text:span>nem facultatum. At in hoc quinto libro aliud mihi<text:line-break/>propositum est facultatum genus expromere, quas vocare .<text:line-break/>potes fecundas , ac tertias post primas et omnium commu-<text:line-break/>nes. Siquidem quum particulatim unumquodque non pari<text:line-break/>m<text:span text:style-name="Default_20_Paragraph_20_Font"><text:span text:style-name="T1">o</text:span></text:span>do ex illis temperatum sit, aliud put<text:span text:style-name="Default_20_Paragraph_20_Font"><text:span text:style-name="T1">o</text:span></text:span> ex iis laxans eva.-<text:line-break/>sit, aliud constringens , aliud emolliens, aut indurans, aut<text:line-break/>rarefaciens aut condensans. Tum ex operibus, quae edere<text:line-break/>nata <text:span text:style-name="Default_20_Paragraph_20_Font"><text:span text:style-name="T1">s</text:span></text:span>unt, facultates in fe habere dicta <text:span text:style-name="Default_20_Paragraph_20_Font"><text:span text:style-name="T1">s</text:span></text:span>unt rarefaciendi,<text:line-break/>condensandi , emolliendi, indurandi, illinendi, extergendi,<text:line-break/>attrahendi, repellendi, ad haec laxandi, constringendi, ora<text:line-break/>re<text:span text:style-name="Default_20_Paragraph_20_Font"><text:span text:style-name="T1">s</text:span></text:span>erandi ac contrahendi, incrassaudi, extenuandi, dolo-<text:line-break/>res sedandi ac ciendi, concoquendi, puris movendi , dige-<text:line-break/>rendi per halitum, <text:span text:style-name="Default_20_Paragraph_20_Font"><text:span text:style-name="T1">s</text:span></text:span>udoris provocandi, <text:span text:style-name="Default_20_Paragraph_20_Font"><text:span text:style-name="T1">s</text:span></text:span>oporis conciliandi,<text:line-break/>stupesitciendi<text:span text:style-name="Default_20_Paragraph_20_Font"><text:span text:style-name="T1">, s</text:span></text:span>omni provocandi, animum alienandi, putre-<text:line-break/>faciendi, urendi, erodendi , crustam faciendi, fundendi,</text:p>
      <text:p text:style-name="P3">densandi, fuccum pravum. procreandi-; temperandi, pure<text:line-break/>gandi, sistendi, exasperandi, leniendi, qbstruendi, deob-<text:line-break/>struendi. Ac quum ulterius etiam procedunt ac prope<text:line-break/>particulatim opera appellant, .minas ciendi, vomitus prori-<text:line-break/>tandi, fubducendi ventris ac lubrrcandi, per na<text:span text:style-name="Default_20_Paragraph_20_Font"><text:span text:style-name="T1">r</text:span></text:span>es et ca<text:line-break/>purgandi, men<text:span text:style-name="Default_20_Paragraph_20_Font"><text:span text:style-name="T1">t</text:span></text:span>es movendi aut comprimendi, similiter la-<text:line-break/>ctis. ac feminis tum generandi et extinguendi, tum provo-<text:line-break/>candi et reprimendi. Magisque etiam quum quasdam hepa-<text:line-break/>ticas , splenic<text:span text:style-name="Default_20_Paragraph_20_Font"><text:span text:style-name="T1">o</text:span></text:span>s , oticas, ophtalmicas, odonticas, ischiadicas,<text:line-break/>nephrrticas, podagric<text:span text:style-name="Default_20_Paragraph_20_Font"><text:span text:style-name="T1">o</text:span></text:span>s, arthritic<text:span text:style-name="Default_20_Paragraph_20_Font"><text:span text:style-name="T1">o</text:span></text:span>s, pleuritic<text:span text:style-name="Default_20_Paragraph_20_Font"><text:span text:style-name="T1">u</text:span></text:span>s, bechicas,<text:line-break/>lapides comminuentes facultates vocitant, ad particulares<text:line-break/>perveniunt. Pari modo quaedam dicta est -a procreanda in<text:line-break/>ulceribus carne facultas farcotica, ab inducenda cicatrice<text:line-break/>epulotica, a glutinando colletiea, a purgatione cathartica,. ab<text:line-break/>exc<text:span text:style-name="Default_20_Paragraph_20_Font"><text:span text:style-name="T1">r</text:span></text:span>escentia carnis- detrahenda cathaeretica, fe<text:span text:style-name="Default_20_Paragraph_20_Font"><text:span text:style-name="T1">r</text:span></text:span>eque nume-<text:line-break/>rari nequeant omnes particulatim facultates, si ab un<text:span text:style-name="Default_20_Paragraph_20_Font"><text:span text:style-name="T1">o</text:span></text:span>quo-<text:line-break/>que sigillatim eorum, quae perficiuntur,. deducta illis im-<text:line-break/>p onere nomina . aggrediantur. Sed praeclarius fa<text:span text:style-name="Default_20_Paragraph_20_Font"><text:span text:style-name="T1">n</text:span></text:span>e ac</text:p>
      <text:p text:style-name="P3">methodo dignius est, si. missam facientes orationem tum<text:line-break/>prolixam tum confusam commodis speciebus compositas<text:line-break/>medicamentorum facultates compendio definiamus , non pu-<text:line-break/>ris movendi, aut mitigandi, aut doloris sedandi, aut per<text:line-break/>halitum digerendi , aut laxandi in triticeae farinae catapla-<text:line-break/>smate facultatem insue dictita<text:span text:style-name="Default_20_Paragraph_20_Font"><text:span text:style-name="T1">n</text:span></text:span>tes, fed modice tum humidam,<text:line-break/>tum calidam, superius namque dictum est, in. quo significatu<text:line-break/>ejusmodi dictionem efferamus. Similiter quoque et irim<text:line-break/>non urinas aut men<text:span text:style-name="Default_20_Paragraph_20_Font"><text:span text:style-name="T1">t</text:span></text:span>es provocans, aut bechicum esse me-<text:line-break/>dicamentum, aut pleuriticis , autperipneumonicis, aut pu- .<text:line-break/>Talentis congruere, aut morbis comitialibus et convulsioni-<text:line-break/>bus; et palpitationibus , et tremoribus, et ruptionibus, et<text:line-break/>evulsic<text:span text:style-name="Default_20_Paragraph_20_Font"><text:span text:style-name="T1">n</text:span></text:span>ibus prodesse, neque carne implere aut purgare<text:line-break/><text:span text:style-name="Default_20_Paragraph_20_Font"><text:span text:style-name="T1">sin</text:span></text:span>uosis ulcera, aut lateris, jecoris lienis ve dolores fedare,<text:line-break/>neque -strumas discutere aut ex ossibus carnes educere, ad<text:line-break/>eundem modum neque seminis effluvio congruere p aut in<text:line-break/>uteri fome<text:span text:style-name="Default_20_Paragraph_20_Font"><text:span text:style-name="T1">n</text:span></text:span>ta utiliter misceri emollie<text:span text:style-name="Default_20_Paragraph_20_Font"><text:span text:style-name="T1">n</text:span></text:span>tem et reserantem,<text:line-break/>quin nec quod nervos et ephelides detergat, et i<text:span text:style-name="Default_20_Paragraph_20_Font"><text:span text:style-name="T1">n</text:span></text:span>veteratum</text:p>
      <text:p text:style-name="P3">capitis dolorem sanet, aut foetum corrumpat excutiatque;<text:line-break/>Sed fulficit hactenus dixisse calidam, hactenus siccam et<text:line-break/>eatenus tenuium partium illis obvenisse temperiem, ficque<text:line-break/>tum omnia quae nunc memorata funt tum longe item<text:line-break/>plura indicasse; quin alio quoque modo de ea dixisse sat est<text:line-break/>amaram esse, sed non extreme, imo ita ut dulcedo qdaedam<text:line-break/>admixta appareat. At primus doctrinae modus empirico-<text:line-break/>rum proprius^ est, fecundus virum potissimum rationalem<text:line-break/>decet, .atque hunc mihi nunc exponere statutum esu</text:p>
      <text:p text:style-name="P1">Cap. HI. Caeterum universa ea quae quatuor fu-<text:line-break/>perioribus libris sunt dicta propria sunt ipsius de medica-<text:line-break/>mentis speculationis, nisi si quando per affinitatem curandi<text:line-break/>methodum sermo attigit. At in quo nunc versamur, ad<text:line-break/>illam magis pertinet, quapropter saepe consilium inibi fuit<text:line-break/>omnino intactum praeterire. Verum quandoquidem risum<text:line-break/>est praeexercendos eos, qui assequi deberent curandi ratio-<text:line-break/>uis intentiones, et plerique ex amicis potissimumque ii,</text:p>
      <text:p text:style-name="P3">quorum in gratiam hunc tractatum conscribere fiam aggref-<text:line-break/>fus, ita me facere censuerunt; idcirco sermonem hunc hoc<text:line-break/>lu libro absolvam, sumpto exordio ah emollientibus et pus<text:line-break/>moventibus, quum utraque sint calida humidaque, diversio<text:line-break/>tamen utraque modo ; haec enim ceu simillimum corpori in<text:line-break/>pus movendo calorem producentia, absque ulla existentis in<text:line-break/>eo humiditatis aut consumptione aut adjectione, illa vero<text:line-break/>ceu majorem .quam pro natura accedentia, ac nonnihil quo-<text:line-break/>que humiditatis contrahentia. Porro perspicua est notaque<text:line-break/>omnibus pus moventium notio : siquidem suppuratio in pus<text:line-break/>est mutatio.</text:p>
      <text:p text:style-name="P1">Cap. TU Sed de emollientibus medicamentis ipfa-<text:line-break/>que adeo., emollitione non perinde simpliciter loqui licet,<text:line-break/>quia videlicet nec de duro mollique corpore. Siquidem<text:line-break/>partim abfolute durum dicitur, ut terra, partim per excef-<text:line-break/>S m, ut unguis, calcar, cornu, partim ad fymmetrum fui ge-<text:line-break/>neris, aut speciei, ut hoc animal, puta elephas, aut lu calo -<text:line-break/>mo, puta Hercules, partim ad quiduis obvium collatum, ut</text:p>
      <text:p text:style-name="P3">Diogenes ad Aristotelem. Pari m<text:span text:style-name="Default_20_Paragraph_20_Font"><text:span text:style-name="T1">o</text:span></text:span>do dicitur molle, aut ut<text:line-break/>rumice ejusm<text:span text:style-name="Default_20_Paragraph_20_Font"><text:span text:style-name="T1">o</text:span></text:span>di; aut per excessum, aut ad lymmetr<text:span text:style-name="Default_20_Paragraph_20_Font"><text:span text:style-name="T1">o</text:span></text:span>n fui<text:line-break/>generis aut speciei, aut ad quiduis <text:span text:style-name="Default_20_Paragraph_20_Font"><text:span text:style-name="T1">o</text:span></text:span>bvium; Quod vero<text:line-break/>tripliciter qu<text:span text:style-name="Default_20_Paragraph_20_Font"><text:span text:style-name="T1">o</text:span></text:span>que id genus omnia dicere^ liceat , partim ut. a<text:line-break/>mixtura aliena fummasque habentia qualitates, a quibus nun-<text:line-break/>cupata sunt, pa<text:span text:style-name="Default_20_Paragraph_20_Font"><text:span text:style-name="T1">r</text:span></text:span>tim ut ad fymmetr<text:span text:style-name="Default_20_Paragraph_20_Font"><text:span text:style-name="T1">o</text:span></text:span>n fui generis aut speciei,<text:line-break/>partim ad quiduis <text:span text:style-name="Default_20_Paragraph_20_Font"><text:span text:style-name="T1">o</text:span></text:span>bvium c<text:span text:style-name="Default_20_Paragraph_20_Font"><text:span text:style-name="T1">o</text:span></text:span>llata, et qu<text:span text:style-name="Default_20_Paragraph_20_Font"><text:span text:style-name="T1">o</text:span></text:span>d nihil retulerit,<text:line-break/>ill<text:span text:style-name="Default_20_Paragraph_20_Font"><text:span text:style-name="T1">o</text:span></text:span> an h<text:span text:style-name="Default_20_Paragraph_20_Font"><text:span text:style-name="T1">o</text:span></text:span>c mod<text:span text:style-name="Default_20_Paragraph_20_Font"><text:span text:style-name="T1">o</text:span></text:span> dixeris, frequenter mihi ostensum esit.<text:line-break/>omissis itaque caeteris significatis de m<text:span text:style-name="Default_20_Paragraph_20_Font"><text:span text:style-name="T1">o</text:span></text:span>llibus durisque ut<text:line-break/>ad optime comparatum hominem contemplemur, quem sane<text:line-break/>regulam .ac mensu<text:span text:style-name="Default_20_Paragraph_20_Font"><text:span text:style-name="T1">r</text:span></text:span>am statuimus omnium quae - eum in<text:line-break/>modum dicuntur, nec tamen .ad illius partem quamcunque,<text:line-break/>puta os adipemve , fed quae temperie media est , nempe cu-<text:line-break/>tum maximeque eam quae in manibus est, ubi perfecta est<text:line-break/>tangendi potentia. In anum autem redit, si quod per ex-<text:line-break/>cessmn ad t<text:span text:style-name="Default_20_Paragraph_20_Font"><text:span text:style-name="T1">o</text:span></text:span>tam substantiam dicitur, sic molle durumque<text:line-break/>appeIlites, quandoquidem medium qu<text:span text:style-name="Default_20_Paragraph_20_Font"><text:span text:style-name="T1">o</text:span></text:span>ddam est tactus noster,</text:p>
      <text:p text:style-name="P21">i<text:tab/>e<text:tab/><text:span text:style-name="Default_20_Paragraph_20_Font"><text:span text:style-name="T1">v</text:span></text:span><text:tab/>l<text:tab/>t</text:p>
      <text:p text:style-name="Normal">uti et Aristoteli risum est et Plato quoque sensisse videtur,<text:line-break/>quum ait, <text:span text:style-name="Default_20_Paragraph_20_Font"><text:span text:style-name="T1">Dura quidem .quibus care .n</text:span></text:span>o<text:span text:style-name="Default_20_Paragraph_20_Font"><text:span text:style-name="T1">stra cedit, mollia<text:line-break/>ver</text:span></text:span>o <text:span text:style-name="Default_20_Paragraph_20_Font"><text:span text:style-name="T1">quae cedunt carni. </text:span></text:span>Nam cutem hominis eo ipso ini<text:line-break/>libro, Tirnaeo scilicet, genere esse carnem ostendit, Quin et;<text:line-break/>Aristoteles quum ait <text:span text:style-name="Default_20_Paragraph_20_Font"><text:span text:style-name="T1">molle esse quod in se cedit, durum-<text:line-break/>quod non cedit</text:span></text:span>, idem quod Plato sensisse ridetur, et maxime<text:line-break/>quod ad tactum ea j udi cauda censet, tanquam ad medimni:<text:line-break/>Quod vero in comparatione ad quiduis obvium duram est<text:line-break/>ac molle, id in eo quod magis minusque cedat, aut non ce-<text:line-break/>dat, judicari ridetur. Quin et ipsam cutem nostram; aut<text:line-break/>muficulum, aut partem aliam quamlibet quum induratam di-^<text:line-break/>cimus, cum naturali ejus statu . adventitium affectum confe-<text:line-break/>Tentes, ita-uominamus. Sane corporum hoc pacto affecto-<text:line-break/>rum ad statum naturalem reditus emollitio est.</text:p>
      <text:p text:style-name="Normal">Cap. v Porro quum varie- quidque durius efficis-:<text:line-break/>tur, nempe aut siccescens, aut c<text:span text:style-name="Default_20_Paragraph_20_Font"><text:span text:style-name="T1">o</text:span></text:span>ncrescens, aut nimia re-<text:line-break/>. .G.</text:p>
      <text:p text:style-name="P3">pletrone adeo, ut vehementer distendatur, aut coniugatione<text:line-break/>quapiam, sequitur ut et propria suaque cuique emolliendi<text:line-break/>sit ratio. . Itaque de omnibus deinceps distinguamus, interim<text:line-break/>illud prius commonefacienles, nominum verborum que co-<text:line-break/>piam plerumque non esse indecoram, <text:span text:style-name="Default_20_Paragraph_20_Font"><text:span text:style-name="T1">t</text:span></text:span>est potius ejus con a<text:line-break/>statium esse illiberale, quando scilicet non est necesse de<text:line-break/>illis distinguere. Nam ita et Plato prodidit, et nobis in<text:line-break/>praesens necessitas incumbit de duri significatis definire, .prin-<text:line-break/>eipio rursum ab iis- desumpto quae modo dicere desiimus.<text:line-break/>Nam quod in fe cedit molle est, si quidem corpus simplex<text:line-break/>suerit, siquidem quod ex pluribus constat aut se<text:span text:style-name="Default_20_Paragraph_20_Font"><text:span text:style-name="T1">t</text:span></text:span>e contio-<text:line-break/>gentibus, sicut tritici acervus, aut invicem implicatis, ut<text:line-break/>lana et pili, simul et cedere potest nec tamen esse molle.<text:line-break/>Contra in iis quae <text:span text:style-name="Default_20_Paragraph_20_Font"><text:span text:style-name="T1">t</text:span></text:span>umore plena fiunt , velut utres vesicae-<text:line-break/>que, neutrum latus in fie cedit, nec tamen quod continetur<text:line-break/>dorum est, sicut nec quod continetubi impletum est,. durius<text:line-break/>fe ipsi, evasit, aut. adventitium alium affectum est adeptum,</text:p>
      <text:p text:style-name="P3">nisi quod nunc tensum est, quod hactenus suerat laxum.<text:line-break/>Quamobrem ego id renitens non durum appello, quando ni-<text:line-break/>mirum accuratius loqui propono, permitto tamen qui velit<text:line-break/>durum appellare, quin et ipse persaepe sic nuncupo. Sed<text:line-break/>illud tamen moneo ; - non unam esse induraturum naturam,<text:line-break/>neque unam medelam; nam quod a siccitate induratum est,<text:line-break/>humectari postulat, quod vero a congelatione, excalefieri,<text:line-break/>quod autem a repletione, ina<text:span text:style-name="Default_20_Paragraph_20_Font"><text:span text:style-name="T1">n</text:span></text:span>iri, quod denique a sicritate<text:line-break/>simul concretioneque, humectari simul ac concalescere, quod<text:line-break/>vero a congelatione pariter et impletione, pariter quoque<text:line-break/>et calefieri et evacuari: Siccantur itaque corpora citra<text:line-break/>congelationem tum in validis exercitiis, tum in sole fer-<text:line-break/>venti , tum in inedia ingenti; tum in febre ardenti et me-<text:line-break/>dicamentis, quae ile siccant ut non refrigerent quoque.<text:line-break/>Congelantur a vehementi duntaxat frigore , sicut sane et ima<text:line-break/>plentur a largi humoris affluxu. t At siccantur simul et con-<text:line-break/>gelantur coeuntibus quae simul convenire possunt, causis,<text:line-break/>ut si quis supra modum laboret in frigore. Sic quoque re-</text:p>
      <text:p text:style-name="P3">plentur simul et congelantur ab influxu frigido , aut partis<text:line-break/>refrigeratione. Frigoris rurfus ipsius causa triplex est: una<text:line-break/>foris incidentibus, puta aere, aqua, medicamento, quemad-<text:line-break/>modum saepe factitant in eryfipelatis, altera est propria pa-<text:line-break/>tieutis particulae temperies, tertia ab influente in ipsam<text:line-break/>humore provenit; nam is saepenumero fe ipsi, calidior esse-<text:line-break/>otus est, aut putrescens, aut contractu calidarum natura<text:line-break/>partium alterafcens, quum interim quod partibus natura<text:line-break/>frigidioribus affricuit frigus plurimo perduret tempore. At-<text:line-break/>que tot quidem modis corp<text:span text:style-name="Default_20_Paragraph_20_Font"><text:span text:style-name="T1">o</text:span></text:span>ra tum indurantur tum mol-<text:line-break/>liuntur. At medicamentum emolliens non de omnibus his<text:line-break/>modis efferre videntur, fed peculiariter de iis quae conge-<text:line-break/>latione induruerunt, magisque etiam si in eis contentus sit<text:line-break/>humor praeter naturam, velut in sdirrhofis. Quippe si a<text:line-break/>siccitate induruerit, humectare potius, non mollire id prae-<text:line-break/>cipiunt, sicut impleta evacuare, non emollire. Sed de no-<text:line-break/>nnnibus neque c<text:span text:style-name="Default_20_Paragraph_20_Font"><text:span text:style-name="T1">o</text:span></text:span>ntendere h<text:span text:style-name="Default_20_Paragraph_20_Font"><text:span text:style-name="T1">o</text:span></text:span>nestum est, neque curiosum</text:p>
      <text:p text:style-name="P3">esse est necesse, verum rerum insistere diversitatibus praestat,<text:line-break/>in quibus fi quid peccatur, ingens aegrotis damnum malum-<text:line-break/>que provenit. . ltaque quod resiccatum est, humectantia<text:line-break/>poscit remedia, de quibus fupra abunde disserui. At quod<text:line-break/>a frig<text:span text:style-name="Default_20_Paragraph_20_Font"><text:span text:style-name="T1">o</text:span></text:span>re congelatum est, excalesarientia postulat, quae <text:span text:style-name="Default_20_Paragraph_20_Font"><text:span text:style-name="T1">n</text:span></text:span>ec<text:line-break/>ipsa obscura sunt. At quod impletum est, aut refrigerantia<text:line-break/>requirit, aut calefacientia, aut quae proprie vocantur sic-<text:line-break/>cantia, universa liquissent haec humorem superfluum . eva-<text:line-break/>cuant, sed sua ac peculiari quodque ratione, frigida quidem<text:line-break/>duobus modis , nempe repellentia fimulque cum calore mus.<text:line-break/>tam educentia humiditatem, sicut Aristoteles d<text:span text:style-name="Default_20_Paragraph_20_Font"><text:span text:style-name="T1">o</text:span></text:span>cuit; quae<text:line-break/>ver<text:span text:style-name="Default_20_Paragraph_20_Font"><text:span text:style-name="T1">o</text:span></text:span> cxcalesaciunt, dum contentum in calescentibus corpo-<text:line-break/>ribus humorem in vapores dissolvunt, quae autem desiccant,<text:line-break/>velut quae vocantur diaphoretica , hoc est per halitum di-<text:line-break/>gerentia , et ipsis duplici ratione, aut hum<text:span text:style-name="Default_20_Paragraph_20_Font"><text:span text:style-name="T1">o</text:span></text:span>res ehibentia,<text:line-break/>quum p<text:span text:style-name="Default_20_Paragraph_20_Font"><text:span text:style-name="T1">o</text:span></text:span>ris quibusdam insunt, aut totam alienantis partem.<text:line-break/>Verum quando tempestivus cujusque fit usus non est praes-<text:line-break/>eutis negotii definire, sed ad curandi attinet methodumi</text:p>
      <text:p text:style-name="P3">Quae vero a frigore pariter et siccitate induruere, ea exca-<text:line-break/>lefacere pariter et madefacere expedit, non sicut pus me-<text:line-break/>ventis, calore etliumiditate .fecundum naturam temperatis;<text:line-break/>fed tanto esse medicamentum expedit calidius, quanto ex-i<text:line-break/>operavit frigiditas, tantaque humidius, quanto .et vicit sic-,<text:line-break/>citas, in quibus mensuram finire ad curandi itidem messio-,<text:line-break/>dum pertinet. Sufficiat autem hic medicamentorum speciei .<text:line-break/>formulam quandam exponere, idque pauculis exemplis, t<text:line-break/>Igitur oleum et aqua calida humectant simul et excalefa- .<text:line-break/>ciunt. Quod si ambo in unum misceantur, multo magis<text:line-break/>tum excalefaciat. tum humectabis quod ex ambobus erit..<text:line-break/>mixtum, sicut aquae potabilis balnea cum oleo copiosi,.<text:line-break/>Idem efficit eduliorum qualitas; si similiter habeat. ltaquec.<text:line-break/>ingentis famis illiusmodi funt remedia; est enim ea affecti<text:span text:style-name="Default_20_Paragraph_20_Font"><text:span text:style-name="T1">o.<text:line-break/></text:span></text:span>frigiditas juncta siccitati , et sanatio ejus per contraria perfi-<text:line-break/>citur. Enimvero cataplasma quod ex farina triticea conti-. <text:span text:style-name="Default_20_Paragraph_20_Font"><text:span text:style-name="T1">t<text:line-break/></text:span></text:span>estur, in temperatis naturis pus movens, nec quicquam na-<text:line-break/>turalis partium humiditatis aufert quod quidem relatu fit</text:p>
      <text:p text:style-name="P3">dignum, rnultoque magis nec apponit, sicut nec calorem<text:line-break/>intendere potest, nec hebetare, sed tantum in substantia<text:line-break/>ipfa augere. Caeterum non idem est qualitatem intendere<text:line-break/>et augere substantiam. Sed haec paulo post accuratius<text:line-break/>ostendam. Attamen id genus medicamenta humida calida—<text:line-break/>que dicimus, non ceu calidio<text:span text:style-name="Default_20_Paragraph_20_Font"><text:span text:style-name="T1">r</text:span></text:span>a humidioraque quam nostra<text:line-break/>sit substantia-, fed ceu similem habentia nobis temperiem,<text:line-break/>quae calida et humida est juxta veterum sermonem, velut<text:line-break/>in libris De temperamentis ostendimus. Nec tamen sini<text:line-break/>aquam humidam aut galbanum calidum dicimus , fed illam<text:line-break/>tanquam quae carnem nostram riget, hoc tanquam quod ca-<text:line-break/>lefaclat. Nam tametsi aqua calida evacuare partes , quae<text:line-break/>per humorum influxum contumuerunt , valeat, similares<text:line-break/>tamen <text:span text:style-name="Default_20_Paragraph_20_Font"><text:span text:style-name="T1">t</text:span></text:span>estem omnino humectat , sicut in primo lib<text:span text:style-name="Default_20_Paragraph_20_Font"><text:span text:style-name="T1">r</text:span></text:span>o a me<text:line-break/>monstratum esu</text:p>
      <text:p text:style-name="P1">Cap. VI. Medicamenta itaque quae pus movent eo<text:line-break/>quod perinde ut aqua calida excalesaciant superfluum in</text:p>
      <text:p text:style-name="P3">spatiis vacuis contentum hum<text:span text:style-name="Default_20_Paragraph_20_Font"><text:span text:style-name="T1">o</text:span></text:span>rem discutiunt; sicut in libelli<text:line-break/>lo De inaequali intemperie monstravimus. lpsis tamen si-<text:line-break/>milaribus c<text:span text:style-name="Default_20_Paragraph_20_Font"><text:span text:style-name="T1">o</text:span></text:span>rporibus fecundum naturam affectis humiditatis<text:line-break/>nihil neque adliciunt neque adimunt, qu<text:span text:style-name="Default_20_Paragraph_20_Font"><text:span text:style-name="T1">o</text:span></text:span>d quidem mania<text:line-break/>sestum sit et. .<text:span text:style-name="Default_20_Paragraph_20_Font"><text:span text:style-name="T1">s</text:span></text:span>entiri queat , quippe^ quum temperiem . possi—<text:line-break/>fleant aequalem , earum substantiam tueri potius quam ale<text:line-break/>ter<text:span text:style-name="Default_20_Paragraph_20_Font"><text:span text:style-name="T1">e</text:span></text:span>re p<text:span text:style-name="Default_20_Paragraph_20_Font"><text:span text:style-name="T1">o</text:span></text:span>ssunt. Nam in suppurationibus humiditas quidem<text:line-break/>atteratur, itemque si qua fit car<text:span text:style-name="Default_20_Paragraph_20_Font"><text:span text:style-name="T1">o</text:span></text:span> contusa ; caetera ver<text:span text:style-name="Default_20_Paragraph_20_Font"><text:span text:style-name="T1">o</text:span></text:span> quae.<text:line-break/>secundum naturam habent substantiam suam servant. Et-;<text:line-break/>enim quum tres in animalium corpore fiant alterationes;<text:line-break/>una plane secundum naturam est , quum videlicet in ventre<text:line-break/>cibus- coquitur , aut in visceribus et vasis qui inibi genera-<text:line-break/>tui succus, unde rursum pars unaquaeque nutriatur, altera<text:line-break/>contra plane praeter naturam, nempe in putrescentibus<text:line-break/>omnibus; atque hae quodammodo. invicem sibi contrariae<text:line-break/>funt; tertia ex utraque mixta et media est, partim quic-<text:line-break/>quam obtinens primae ac secundum naturam, partim hujus<text:line-break/>c<text:span text:style-name="Default_20_Paragraph_20_Font"><text:span text:style-name="T1">o</text:span></text:span>ntrariae, quae est praeter <text:span text:style-name="Default_20_Paragraph_20_Font"><text:span text:style-name="T1">n</text:span></text:span>aturam, Siquidem alterationi</text:p>
      <text:p text:style-name="P3">secundum naturam duo haec insunt, ut et ex familiari aui-l<text:line-break/>mantis materia fiat alteratio et ab ingenito calore plane su-..<text:line-break/>peretu<text:span text:style-name="Default_20_Paragraph_20_Font"><text:span text:style-name="T1">r</text:span></text:span> , ei vero quae praeter naturam est , et ab aliena ca.-<text:line-break/>Unitate mutatio proveniret ad nihil. utile; at media earum,<text:line-break/>quae scilicet suppurationes comitatur, ab inge<text:span text:style-name="Default_20_Paragraph_20_Font"><text:span text:style-name="T1">n</text:span></text:span>ito. quidem fit.<text:line-break/>calore, sed non plane vincente, neque enim.ex materia per-<text:line-break/>agitur, quae prorfum benigna sit, neque tamen ex omnino<text:line-break/>aliena. Itaque quemadmodum alterationes secundum natu-<text:line-break/>ram , quae ab innato proveniunt calore, a simili extrinsecus<text:line-break/>juvautur; pari modo et quae in movendo pure conspicitur.<text:line-break/>Nam nihil aeque concoctioni ventris conferre norimus at-<text:line-break/>que corpus humanum illum contingens.. Proinde quidam<text:line-break/>puellos noctu admoventes per quietem longe evidentissi-<text:line-break/>mum adsumentum sentiunt,. confert siquidem amplius ma-<text:line-break/>gisque multo familiaris est eo calore qui a fomentis paratur.<text:line-break/>Ejusdem gratia utilitatis quidam parvos catellos per quietem<text:line-break/>ventri imponunt, copiam coquentis cibos caliditatis adau-.<text:line-break/>gentes, non qualitatem. Tale esse debet quod ad moveo-</text:p>
      <text:p text:style-name="P3">dum pus adhibebitur . medicamentum , qualis est inmaturis<text:line-break/>temperatis cal<text:span text:style-name="Default_20_Paragraph_20_Font"><text:span text:style-name="T1">o</text:span></text:span>r nativus. At si justo calidior natura fuerit,<text:line-break/>in eo c<text:span text:style-name="Default_20_Paragraph_20_Font"><text:span text:style-name="T1">o</text:span></text:span>rp<text:span text:style-name="Default_20_Paragraph_20_Font"><text:span text:style-name="T1">o</text:span></text:span>re , qu<text:span text:style-name="Default_20_Paragraph_20_Font"><text:span text:style-name="T1">o</text:span></text:span>d pus m<text:span text:style-name="Default_20_Paragraph_20_Font"><text:span text:style-name="T1">o</text:span></text:span>vebit medicamentum calidius sit<text:line-break/>op<text:span text:style-name="Default_20_Paragraph_20_Font"><text:span text:style-name="T1">o</text:span></text:span>rtet, tanto nimirum temperato calidius, quanto et na-<text:line-break/>tura ejus temperatam in caliditate exuperat. ltaque clarum<text:line-break/>jam illud est ex curandi methodo, cujusque.sigillatim humi-<text:line-break/>uls. sinum ac. proprium esse puris movendi medicamentum.<text:line-break/>Nec minus illud conflat, quod saepenumero jam demonstra-<text:line-break/>tum horum c<text:span text:style-name="Default_20_Paragraph_20_Font"><text:span text:style-name="T1">o</text:span></text:span>mprobatur testimonio, omnes medicamento-<text:line-break/>rum facultates ut. ad optime temperatum hominem explo-<text:line-break/>randas. Siquidem nulla constitui ars possit, nisi prius velut<text:line-break/>regula ac fcopo generi materiae, in qua id versatur, consiti-<text:line-break/>tuto, ad illum. jam particularia omnia dirigantur. Rursum<text:line-break/>ergo proposito tanquam. scopo quodam in hoc sermone<text:line-break/>optime temperato homine, ejus respectu. aliud esse dicimus<text:line-break/>medicamentum pus movens quam quod indurata emollit,<text:line-break/>esseque e<text:span text:style-name="Default_20_Paragraph_20_Font"><text:span text:style-name="T1">o</text:span></text:span>rum temperaturas quas superius esse posuimus,</text:p>
      <text:p text:style-name="P3">ejus quidem, quod naturae in movendo pure auxilio est,<text:line-break/>commoderatam et similem ei corpori, cui admovetur; ac<text:line-break/>proinde quod natura nuftra humida sit et calida, humida<text:line-break/>calidaque medicamenta ejusmodi frequenter appellari ; ejus<text:line-break/>vero quod indurata emollit, temperata natura multo cali-<text:line-break/>di<text:span text:style-name="Default_20_Paragraph_20_Font"><text:span text:style-name="T1">o</text:span></text:span>rem, non tamen jam valde calidam.</text:p>
      <text:p text:style-name="Normal">- Cap. VII. Oritur autem induraturum affectio ex<text:line-break/>fluxione lenta et crassa, parvis particulae poris sive meati-<text:line-break/>bus impacta; digesta vero per halitum , quae in .ea parte est,<text:line-break/>tenui humiditate ac deinde quod reliquum est refrigerato, ac<text:line-break/>velut congelato, vocata loquitur fcirrhosis. Ac proinde sii-<text:line-break/>nidum affectum ajunt et per calefacientia curari. Porro<text:line-break/>quoniam cum frigiditate humiditas redundat superflua, id-<text:line-break/>circo etiam compositam ejus esse medelam, ob refrigeratio-<text:line-break/>nem scilicet calefacientia poscente affectu , ob alienam vero<text:line-break/>et supervacaneam humiditatem evacuantis. Unde fit ut eo-<text:line-break/>rum quae frirrhi in morem indurata funt nullum curari<text:line-break/>valeat, neque a valide exiccantibus,- neque a fortiter exca-</text:p>
      <text:p text:style-name="P3">lesacientibus , neque ab iis quae utraque haec praestare p<text:span text:style-name="Default_20_Paragraph_20_Font"><text:span text:style-name="T1">o</text:span></text:span>f-<text:line-break/>fiunt. Nam quae valide excalefaciunt haerens ac conten-<text:line-break/>tum in particula humidum violenter digerentis atque eli-<text:line-break/>alentia, reliquum omne exiccant et incurabile constituunt,<text:line-break/>quae vero fortiter exiccant, etiamsi n<text:span text:style-name="Default_20_Paragraph_20_Font"><text:span text:style-name="T1">o</text:span></text:span>n excalesaciant, tamen<text:line-break/>ip<text:span text:style-name="Default_20_Paragraph_20_Font"><text:span text:style-name="T1">t</text:span></text:span>a non per medium, evacuando scilicet quod subtile est,<text:line-break/>fed ex professo ac ex natura <text:span text:style-name="Default_20_Paragraph_20_Font"><text:span text:style-name="T1">t</text:span></text:span>ua, ad summam duritiem in-<text:line-break/>fixam particulae fluxionem adigunt. S<text:span text:style-name="Default_20_Paragraph_20_Font"><text:span text:style-name="T1">o</text:span></text:span>la igitur ea, quae<text:line-break/>calefaciunt, fed non admodum utraque exiccant .non magno-<text:line-break/>pere, ejusm<text:span text:style-name="Default_20_Paragraph_20_Font"><text:span text:style-name="T1">o</text:span></text:span>di sanare affectus possunt, vocanturque ea<text:line-break/>medicamenta emollientia eodem tempore utrumque agentia,<text:line-break/>nempe quod congelatum estfirndentia et sensim per halitum<text:line-break/>digerentis. -</text:p>
      <text:p text:style-name="P1">Cap. VIII. Quapropter calida sunt id genus medica-<text:line-break/>mensa, nec admodum sicca atque a pus moventibus eo<text:line-break/>diffidentia, quod .calidiora sint et sicciora. Illa enim cogna-<text:line-break/>tam ac simillimam corporibus nostris caliditatem possident,<text:line-break/>emollientia vero licet validiorem habeant, non tantam ta-</text:p>
      <text:p text:style-name="P3">men, ut attractionis violentia reliquum desiccent. Prae-<text:line-break/>terea ea quae pus movent, humorem qui praefuit in parti-<text:line-break/>bus .induratis ferv<text:span text:style-name="Default_20_Paragraph_20_Font"><text:span text:style-name="T1">e</text:span></text:span>nt, emollientia ve<text:span text:style-name="Default_20_Paragraph_20_Font"><text:span text:style-name="T1">r</text:span></text:span>o paulum quiddam<text:line-break/>ejus abfumuntr Proinde quamvis innumera sint calefacien-<text:line-break/>tia simul atque exiccantia medicamenta, sela tamen ea,<text:line-break/>quae convenientem ac fymmetrum calorem possident una-<text:line-break/>que illi <text:span text:style-name="Default_20_Paragraph_20_Font"><text:span text:style-name="T1">r</text:span></text:span>espondentem sortita Puni siccitatem , mollire quae<text:line-break/>fcirrhi instar indurata situs possunt, quale est bdellium,<text:line-break/>styrax, galbanum, ammoniacum, thymiama, medulla tum<text:line-break/>cervina tum vitulina, adeps caprinus et taurinus et quae<text:line-break/>ejus sunt generis. Nam nunc consilium non est omnem ex-<text:line-break/>promere materiam, sied folum de id genus facultatibus omni-<text:line-break/>bus generalem constituere doctrinam. Praestat namque in<text:line-break/>genere de pus moventibus atque emollientibus cognoscere,<text:line-break/>quod illa aequalem acce<text:span text:style-name="Default_20_Paragraph_20_Font"><text:span text:style-name="T1">n</text:span></text:span>dunt calorem ei qui est in homine<text:line-break/>fecundum naturam, quae vero emolliunt, multo maj orem.<text:line-break/>Quorirca illa quidem quantitate potius quam qualitate calo-<text:line-break/>vis agere funt nate, at quae indurata emolliunt, qualitate</text:p>
      <text:p text:style-name="P3">potius. Itaque si in parte , quae suppuratione indiget, assi-.<text:line-break/>due imp<text:span text:style-name="Default_20_Paragraph_20_Font"><text:span text:style-name="T1">o</text:span></text:span>sitas <text:span text:style-name="Default_20_Paragraph_20_Font"><text:span text:style-name="T1">s</text:span></text:span>ervare manus, aut aliam quamvis partem<text:line-break/>p<text:span text:style-name="Default_20_Paragraph_20_Font"><text:span text:style-name="T1">o</text:span></text:span>ssibile foret, celerrime sic suppuratio procederet. Pari<text:line-break/>quoque modo si medicamentum hominis temperiei sit quam-<text:line-break/>simillimum,. <text:span text:style-name="Default_20_Paragraph_20_Font"><text:span text:style-name="T1">o</text:span></text:span>cissime concoquet qu<text:span text:style-name="Default_20_Paragraph_20_Font"><text:span text:style-name="T1">o</text:span></text:span>d in pus verti debet,<text:line-break/>ut est nonnunquam caro, nimirum ubi contusa suerit, inter-<text:line-break/>dum vero hum<text:span text:style-name="Default_20_Paragraph_20_Font"><text:span text:style-name="T1">o</text:span></text:span>r, qui phlegm<text:span text:style-name="Default_20_Paragraph_20_Font"><text:span text:style-name="T1">o</text:span></text:span>nem produxit.</text:p>
      <text:p text:style-name="P1">Cap. IX. Quin etiam quod emplasticum esse debeat<text:line-break/>ejus generis medicamentum , ut exacte suppuratorium fit, et<text:line-break/>ipsum- liquide mihi apparere videtur. Nam si substantiam<text:line-break/>innati caloris augere, -n<text:span text:style-name="Default_20_Paragraph_20_Font"><text:span text:style-name="T1">o</text:span></text:span>n intendere qualitatem ipfam c<text:span text:style-name="Default_20_Paragraph_20_Font"><text:span text:style-name="T1">o</text:span></text:span>n-<text:line-break/>veniat, peros corporis obstructos esse necessum est, quo vi-<text:line-break/>delicet halituofos tranfpiratus includant. Siquidem ea ca-<text:line-break/>taplasmata, quae aut detergentia aut validius calefacientia<text:line-break/>halitus difflari permittunt, exiccant quidem, fed pus non<text:line-break/>m<text:span text:style-name="Default_20_Paragraph_20_Font"><text:span text:style-name="T1">o</text:span></text:span>vent, Talis est hordeacea, cicerum, foenigraeci faba-</text:p>
      <text:p text:style-name="P3">ceaque sa<text:span text:style-name="Default_20_Paragraph_20_Font"><text:span text:style-name="T1">r</text:span></text:span>ina, amplius etiam lolii, ervi, panici, lupino-<text:line-break/>rum, milii omniumque adeo exiccantium, quippe quum<text:line-break/>tum per ea quae detergunt, etiamsi non admodum calefa-<text:line-break/>ciaut, sed quia obstructione libe<text:span text:style-name="Default_20_Paragraph_20_Font"><text:span text:style-name="T1">r</text:span></text:span>ant reserantque meatus,<text:line-break/>una quoque calor particulae evolet, ut naturalis haudqua-<text:line-break/>quam servetur oommoderatio, tum ab admodum calefaeien-<text:line-break/>tibus.hujus etiam non parum vacuetur et qui reliquus est<text:line-break/>incalesceat, ex quo fit ut natini caloris substantia minuatur,<text:line-break/>sed qualitas intendatur, quorum neutrum fieri expedit, ve-<text:line-break/>rum halituosirm et calidum spiritum contineri quampluri-<text:line-break/>mum et ad unguem caliditate <text:span text:style-name="Default_20_Paragraph_20_Font"><text:span text:style-name="T1">t</text:span></text:span>ymmetrum, quippe quum hic<text:line-break/>in pue<text:span text:style-name="Default_20_Paragraph_20_Font"><text:span text:style-name="T1">r</text:span></text:span>is copiosissimus omnes actiones naturales adaugeat.<text:line-break/>Sed <text:span text:style-name="Default_20_Paragraph_20_Font"><text:span text:style-name="T1">t</text:span></text:span>unt quos id fugit, et cum hoc quod ignorent Hipp<text:span text:style-name="Default_20_Paragraph_20_Font"><text:span text:style-name="T1">o-<text:line-break/></text:span></text:span>cratem insuper accufare non verentur,. quod dixerit, quae<text:line-break/>crescunt plurimum habere. caloris innati. Sed nos dicta<text:line-break/>ejus haud pe<text:span text:style-name="Default_20_Paragraph_20_Font"><text:span text:style-name="T1">r</text:span></text:span>peram capere oportet, ac cognoscere innatum<text:line-break/>dixisse calorem queor in quoque animantium et nativum</text:p>
      <text:p text:style-name="P3">spiritum n<text:span text:style-name="Default_20_Paragraph_20_Font"><text:span text:style-name="T1">o</text:span></text:span>minamus, de quo et Aristoteles scriptum reli-<text:line-break/>quit. Verum nihil prohibet sanguineam substantiam fi-<text:line-break/>mulque aeream una cum spiritu calidum inaudi<text:span text:style-name="Default_20_Paragraph_20_Font"><text:span text:style-name="T1">t</text:span></text:span>e innatum. -<text:line-break/>Ac Stoici quidem hunc ipsum spiritum animae esse substan-<text:line-break/>tiam autumant. Nos sane de animae substantia non admo-<text:line-break/>dum pr<text:span text:style-name="Default_20_Paragraph_20_Font"><text:span text:style-name="T1">o</text:span></text:span>nunciare quippiam audemus et ad praesens super-<text:line-break/>vacaneum arbitramur, quanquam nos jam ante spiritum<text:line-break/>innatum, etiam si non fit animae essentia, falsem primum<text:line-break/>ejus esse instrumentum in commentariis de Hippocratis Pla-<text:line-break/>tonisque placitis demonstravimus, Et certe dirimus eum<text:line-break/>spiritum in omnibus animantis contineri partibus, sed non<text:line-break/>pndequaque esse sui fictilem, veluti nec sanguinem. esse ne-<text:line-break/>eesse; tum in spatiis inanibus non parvam ejus inesse sub-<text:line-break/>stantiam , imo. .potius velut materiam quandam , leviculam<text:line-break/>etiamnum mutationem expofceutem ad innati spiritus quali-<text:line-break/>talibus suis absoluti generationem, nihilo secius tamen jam<text:line-break/>tum etiam admodum ad naturalia opera conducentem. Porro<text:line-break/>autem unum ex naturalibus operibus est ea quae in pus sit</text:p>
      <text:p text:style-name="P3">co<text:span text:style-name="Default_20_Paragraph_20_Font"><text:span text:style-name="T1">n</text:span></text:span>versio ; nam et illic quaedam perficitur c<text:span text:style-name="Default_20_Paragraph_20_Font"><text:span text:style-name="T1">o</text:span></text:span>ctio ; quum<text:line-break/>autem quicquam coquere consilium est, quamplurimum meo<text:line-break/>judicio spiritum servari iutus oportet. Atqui digeritur<text:line-break/>tum a detergentibus, qualis est hordeacea fabaceaque fari<text:span text:style-name="Default_20_Paragraph_20_Font"><text:span text:style-name="T1">n</text:span></text:span>a,<text:line-break/>tum a resiccantibus, qualis est panici, lupi<text:span text:style-name="Default_20_Paragraph_20_Font"><text:span text:style-name="T1">n</text:span></text:span>orum, milii, tum<text:line-break/>a calefacie<text:span text:style-name="Default_20_Paragraph_20_Font"><text:span text:style-name="T1">n</text:span></text:span>tibus, . qualis est foeuigraecr; qui<text:span text:style-name="Default_20_Paragraph_20_Font"><text:span text:style-name="T1">n</text:span></text:span> multo etiam<text:line-break/>magis ab iis, quae fimul et calefacere et resiccare possunt,<text:line-break/>puta lolio, -ervo, cicere, ochris. Igitur omnium ad puris<text:line-break/>ge<text:span text:style-name="Default_20_Paragraph_20_Font"><text:span text:style-name="T1">n</text:span></text:span>erationem aptissimum est ex iis utique quae perfundun- -<text:line-break/>tur aqua temperata, aut cui additum oleum est, quod by-<text:line-break/>drelaeum Graeci voca<text:span text:style-name="Default_20_Paragraph_20_Font"><text:span text:style-name="T1">n</text:span></text:span>t. Ex iis vero quae irrigantur<text:line-break/>oleum temperatum, at ex cataplasmatibus tum farina triticea<text:line-break/>ex hydrelaeo, tum panis ipsa, fed id modice coctum sit<text:line-break/>oportet. Nam quod plurimum coctum est, quodammodo<text:line-break/>siccius est aptumqne phlegmonis, quae aegrius concoctio-<text:line-break/>nem admittant, quod vero minus, iis quae admodum calidae<text:line-break/>funt atque, ut sic dixerim, ferve<text:span text:style-name="Default_20_Paragraph_20_Font"><text:span text:style-name="T1">n</text:span></text:span>t, congruit. Tum cui plus<text:line-break/>additum olei fuerit pertinacius coctioni adversantibus con-</text:p>
      <text:p text:style-name="P3">venit, cui minus, ferventibus magis competit. Et sane quod<text:line-break/>ex pane conficitur cataplasma, difficulter coctioni cedenti-<text:line-break/>bus phlegmonis idoneum est, siquidem pani tum sal tum<text:line-break/>fermentum admixtum est, quod vero ex triticea farina<text:line-break/>praeparatum est, calidioribus utilius esu . Et ipsius etiamtum.<text:line-break/>ticeae .farinae , quae pura est, tum panis quoque qui purus<text:line-break/>est puri. movendo competentior est, nimirum quum furfur<text:line-break/>minus sit calidum et magis desiccet, farina autem pura,.<text:line-break/>quaeque alere. est nata, humida est et calida, qualia certe ad<text:line-break/>pus producendum c<text:span text:style-name="Default_20_Paragraph_20_Font"><text:span text:style-name="T1">o</text:span></text:span>nferre <text:span text:style-name="Default_20_Paragraph_20_Font"><text:span text:style-name="T1">o</text:span></text:span>stendimus. Itaque medicamen--<text:line-break/>ta quae phlegmone .tentatis imponuntur partibus, si calida^<text:line-break/>sint et humida, ad pus movendum conducunt, -ut adeps full-.-<text:line-break/>lus et viluimus. Nam tauri et caprae acriores esse ostendi-<text:line-break/>mus, quamobrem .phlegmonis tum frigidioribus tum du-<text:line-break/><text:span text:style-name="Default_20_Paragraph_20_Font"><text:span text:style-name="T1">ric</text:span></text:span>tibus magis congruunt. At suillus et vitulinus iis , quae<text:line-break/>proprie phlegmonae appellantur, familiarissimus est. Est et<text:line-break/>adeps gallinaceorum familiarissimus, magisque etiam anfe-<text:line-break/>rum, quodamm<text:span text:style-name="Default_20_Paragraph_20_Font"><text:span text:style-name="T1">o</text:span></text:span>do tamen ad digerendum p<text:span text:style-name="Default_20_Paragraph_20_Font"><text:span text:style-name="T1">o</text:span></text:span>tentior; est</text:p>
      <text:p text:style-name="P3">enim substantia fua tenuior, sicut et bubulus; et caprarum<text:line-break/>crassior et terrenus magis. Quin et agrestium animalium<text:line-break/>omnium acrior est adeps simulque sicci<text:span text:style-name="Default_20_Paragraph_20_Font"><text:span text:style-name="T1">o</text:span></text:span>r mult<text:span text:style-name="Default_20_Paragraph_20_Font"><text:span text:style-name="T1">o</text:span></text:span> quam do-<text:line-break/>mesticorum, maximeque pardalis et .leonis; quare horum<text:line-break/>nullus <text:span text:style-name="Default_20_Paragraph_20_Font"><text:span text:style-name="T1">o</text:span></text:span>mnino puri movendo idoneus est, sed, ut dixi, suile.<text:line-break/>lus et vitulinus. Porro pus movent et pix et resina, nempe<text:line-break/><text:span text:style-name="Default_20_Paragraph_20_Font"><text:span text:style-name="T1">o</text:span></text:span>leo quopiam, aut rosaceo subactae. Sed et sue ad ferven-<text:line-break/>tes phlegmonas ex rosaceo eas liquare oportet, ad frigidis-<text:line-break/>res vero calefacientium quopiam ; puta cicino ; <text:span text:style-name="Default_20_Paragraph_20_Font"><text:span text:style-name="T1">r</text:span></text:span>aphanino,<text:line-break/>veteri et ficyonio. Quod siquando Iola utaris cera , aliis ad<text:line-break/>manum nullis; ad pus movendum; et ipsam in calefacientium<text:line-break/>quopiam dissolvere oportebit, quippe quum ipsa per se mis.<text:line-break/>nus fit calida quam ut pus movere possit.; fiquidem illiuen-:<text:line-break/>di certe vim obtinet. Solis itaque ferventibus phlegmonis<text:line-break/>apta est, ex calidorum oleorum quopiam liquata. Verum<text:line-break/>quemadmodum haec mediocritate inferior est, ut ad medias<text:line-break/>temperie phlegmonas , homintunqueet partium naturas, fle.</text:p>
      <text:p text:style-name="P3">paulum quiddam excedunt resina et piri Quapropter haec<text:line-break/>omnia simul -mixta moderate pus movent. o Sed haec jam<text:line-break/>ad tractatum de medicamentorum compositione attinent,<text:line-break/>quem ut aliquatenus attingeremus; speculationis ipsius nos:<text:line-break/>sequela adegit. Hursum ergo ad propofitum .revertor; est<text:line-break/>autem propofitum definire quae fit in genere pusjmoven-<text:line-break/>tium natura. Dictum vero est , quod modice humectantem<text:line-break/>et calefacientem esse eam oporteat, quod aliis verbis est, .ur<text:line-break/>neque excellat neque inferior sit temperie corporis ipsam<text:line-break/>immutantis, ied quoad fieri possit, simillima. Caeterum<text:line-break/>quod medicamentum puri movendo idoneum tale sit facul-<text:line-break/>tate et actu, sive energia fiat ejusmodi, dum corpori nostro<text:line-break/>admotum est, saepenumero jam a<text:span text:style-name="Default_20_Paragraph_20_Font"><text:span text:style-name="T1">n</text:span></text:span>te dictum est, fed nunc<text:line-break/>nihil secius id repetimus, quandoquidem utrobique ejus<text:line-break/>meminisse oportet. Atque ejusmodi est pus moventis me-<text:line-break/>dicamenti temperies. Porro corporis ipsius constitutio em-<text:line-break/>plast.ica est, qua maxime pollent quae lenta et viscosa funt,<text:line-break/>velut adeps porcinos, butyrum,- thus et quod ex farina tri-</text:p>
      <text:p text:style-name="P3">ticea conficitur cataplasma, quippe quae moderate tum ca-,<text:line-break/>sida tum humida lentaque funt, ac proinde puri movendo<text:line-break/>idonea. Chondrus tamen farina triticea siccior. est, quan-<text:line-break/>quam nihilominus lentus sit, .nisi forte etiam amplius; unde<text:line-break/>fit ut in mediis temperie phlegmonrs puri movendo <text:span text:style-name="Default_20_Paragraph_20_Font"><text:span text:style-name="T9">1</text:span></text:span><text:span text:style-name="Default_20_Paragraph_20_Font"><text:span text:style-name="T5">ημ</text:span></text:span><text:span text:style-name="Default_20_Paragraph_20_Font"><text:span text:style-name="T9">;<text:line-break/></text:span></text:span>eptior, in humidioribus etiam triticea farina praestantior sit.<text:line-break/>Verum et haec jam prae<text:span text:style-name="Default_20_Paragraph_20_Font"><text:span text:style-name="T1">t</text:span></text:span>entis c<text:span text:style-name="Default_20_Paragraph_20_Font"><text:span text:style-name="T1">o</text:span></text:span>mmentationis limites exce-,<text:line-break/>dunti Itaque denuo ad medicamenta duritiem emollientia<text:line-break/>revertor, hactenus et hic . curandi methodnm attingens,<text:line-break/>quantum dicendorum. claritati conducat. Scirrhum v<text:span text:style-name="Default_20_Paragraph_20_Font"><text:span text:style-name="T1">o</text:span></text:span>cant. .<text:line-break/>tumorem praeter naturam doloris expertem; fed durum..<text:line-break/>Sunt autem inter eos quidam, qui ubi plurimum rncreve-<text:line-break/>riut, simulatque indurati fuerint, non mod<text:span text:style-name="Default_20_Paragraph_20_Font"><text:span text:style-name="T1">o</text:span></text:span> dolore carent,<text:line-break/>vernm etiam feufum exiguum, aut etiam nullum habent re-<text:line-break/>liquato. . Po<text:span text:style-name="Default_20_Paragraph_20_Font"><text:span text:style-name="T1">rr</text:span></text:span>o nascuntur ex humore crasso et frigido, qua-<text:line-break/>les sunt in animalium corporibus duntaxat duo, bilis vide-,<text:line-break/>licet atra et fuperexiccata pituita. Proinde tumores siirrhosi</text:p>
      <text:p text:style-name="P3"><text:span text:style-name="Default_20_Paragraph_20_Font"><text:span text:style-name="T1">o</text:span></text:span>mnin<text:span text:style-name="Default_20_Paragraph_20_Font"><text:span text:style-name="T1">o, </text:span></text:span>aut pituitcfae sunt substantiae, aut atrabilarlae,<text:line-break/>aut ex utraque mixti. Sed de agnitione eorum non est nunc<text:line-break/>tempestivum disserere, verum de medicamentis emollicnti-<text:line-break/>bus: illud ut nunc dicam . opportunum esu . Nempe quod<text:line-break/>p<text:span text:style-name="Default_20_Paragraph_20_Font"><text:span text:style-name="T1">r</text:span></text:span>oprie vocantur emollientia quae medentur irirrhosis tu-<text:line-break/>moribus ex pituita reficcata crassaque prognatis, consuere--<text:line-break/>runt autem ii potissimum in musculorum capitibus et qui ex<text:line-break/>eis prodeunt tendonibus consistere. At quae ab atrabilario<text:line-break/>succo indurantur , cancrosa .fuut. <text:span text:style-name="Default_20_Paragraph_20_Font"><text:span text:style-name="T1">o</text:span></text:span>mnia et ab emollientibus<text:line-break/>medicinis asperantur, fidlus quo pacto prospicere oporteat,<text:line-break/>in commentariis methodi curandi d<text:span text:style-name="Default_20_Paragraph_20_Font"><text:span text:style-name="T1">o</text:span></text:span>cebimus. Quae vero a<text:line-break/>lento crassoque humore congelato indu<text:span text:style-name="Default_20_Paragraph_20_Font"><text:span text:style-name="T1">r</text:span></text:span>ata fiunt, calida po-<text:line-break/><text:span text:style-name="Default_20_Paragraph_20_Font"><text:span text:style-name="T1">t</text:span></text:span>cunt siccaque medicamenta, fed non tamen. quae valida sunt<text:line-break/>ac violenta,- <text:span text:style-name="Default_20_Paragraph_20_Font"><text:span text:style-name="T1">t</text:span></text:span>est fuffirit interim ut fecundi aut tertii sint<text:line-break/>ordinis excalefarientium, primi exiccantium. Porro quum<text:line-break/>non exigua sit in corporibus sic induratismaj<text:span text:style-name="Default_20_Paragraph_20_Font"><text:span text:style-name="T1">o</text:span></text:span>ris minorisque</text:p>
      <text:p text:style-name="P3">latitudo, necesse utique est et medicamentorum illis meden-<text:line-break/>tium <text:span text:style-name="Default_20_Paragraph_20_Font"><text:span text:style-name="T1">n</text:span></text:span>on parvam esse latitudinem. Siquidem adeps capri-<text:line-break/>nus et gallinarum. quae sic indurata fuere juvarunt. Ve-<text:line-break/>rum. illi quidem .imbecilliores funt et moderatam duritiem<text:line-break/>emolliunt.- Valentior gallinarum gallorumque .adipe aule-<text:line-break/>rinos est, caprarum yero hircinus, . validior quoque et tau-<text:line-break/>rinus, .sied minus tamen quam hircinus. Quin etiam.me-<text:line-break/>dulla cervina modice emollit et post eam vitulina, quippe<text:line-break/>quum id genus omnia medicamenta calida sint et mediocriter<text:line-break/>sicca, multoque magis excalefacere quam exiccare nata.<text:line-break/>Unde si quis forte ea quandoque calida dicat et humida, non<text:line-break/>repugnandum, nam paulum absunt ali iis quae neque hu-<text:line-break/>mectant neque desiccantis Eodem. ex genere funt, quau-<text:line-break/>quam validiora, ammoniacum .thymiama et styrax et gal-<text:line-break/>hanum. et bdellium Scythicum. Sed ad emolliendum prae-<text:line-break/>sta utier a ex iis sunt quae recentia funt, siquidem inveterata<text:line-break/>validius quam oportet desiccant. Id ipsum usu venit in me-<text:line-break/>dulia et adipe, ^quippe quae et ipsa vetustate fe ipsis tum</text:p>
      <text:p text:style-name="P3">acriora tum sicciora evadunt. Quin et oleum. quoque Si-<text:line-break/>cyonium ex hoc est genere, nec lu postremis id quod inve.a<text:line-break/>teratum est, et ea quae praeparantur ut.fusinum. Sed de<text:line-break/>compositis hic dicere statutum non est. Porro radix althaeae<text:line-break/>et cucumeris agrestis nonnullaeque aliae plantae partim in;<text:line-break/>oleo, partim in aqua decoctae emollientium medicamento-.<text:line-break/>rum facultatem induunt , sicut . malvae agrestis folia tum<text:line-break/>cruda tum cocta; atque hoc simplex medicamentum est,<text:line-break/>sicut porcinos adeps vetustatem passus , fed salis nihil opor-<text:line-break/>tet adjicere, sicut nec aliis quae emolliunt, valde enim de-.<text:line-break/>siccat far Porro quaecunque alia emollice possunt, feu<text:line-break/>simplicia, feu composita sint medicamenta, alibi enim ea reo<text:line-break/>censebimus, calida sunt ex secundo et interdum ex tertio<text:line-break/>ordine, leniter vero sicca,- sed et his sane illinendi vis insit.<text:line-break/>necesse est, non aliter quam iis quae pus movent. Sed<text:line-break/>quanto majore evacuandi facultate. pollere debent, tanto<text:line-break/>utique minus etiam meatus illitu .obstruere.</text:p>
      <text:p text:style-name="P2">Cap. X. Sane emollientium facultas medicamento-<text:line-break/>rum abunde jam exposita est; proinde deinceps de induran-<text:line-break/>tibns verba faciam. Frigida itaque haec sint oportet et hu-<text:line-break/>nuda, velut semperVivum , portulaca, psyllium, lenticula,<text:line-break/>palustris, solanum, aut hoc quidem certe non est tempera-<text:line-break/>mento humido, sed medium absolute humectantis et exic-<text:line-break/>cantis, ex contrariis facultatibus compositum, exsecante vi-<text:line-break/>delicet et humeetante, nimirum quum et duplicem in se<text:line-break/>habeat substantiam , terrenam et aqueam. Sed jam non est<text:line-break/>mihi consilium ad particularem materiam sermonem deduce-<text:line-break/>re, verum generales duntaxat breviter facultates definire.<text:line-break/>Sane si quid simul et refrigeret et desiccet, et ipsum profecto<text:line-break/>omnino indurabo; fed non est ex iis, quae proprie indurant,<text:line-break/>siquidem congelatione potius quam evacuatione durum etsi-<text:line-break/>estur corpus, prout <text:span text:style-name="Default_20_Paragraph_20_Font"><text:span text:style-name="T1">s</text:span></text:span>upra posuimus. At si quid sit quod<text:line-break/>proinde, quia nativum humorem non retinet, induratum est,<text:line-break/>id siccum p<text:span text:style-name="Default_20_Paragraph_20_Font"><text:span text:style-name="T1">o</text:span></text:span>tius quam durum appeHabimus, constatque ejus</text:p>
      <text:p text:style-name="P3">sanatio rigatione et humectati<text:span text:style-name="Default_20_Paragraph_20_Font"><text:span text:style-name="T1">on</text:span></text:span>e, non emollitione, sicut<text:line-break/>nente et tensio curatu<text:span text:style-name="Default_20_Paragraph_20_Font"><text:span text:style-name="T1">r</text:span></text:span> laxatione et laxatio tensione.</text:p>
      <text:p text:style-name="P1">Cap. XI. Sed haec ut se habeant liquido conspi-<text:line-break/>ciuntur, quum in cute, quemadmodum et ab Hippoc<text:span text:style-name="Default_20_Paragraph_20_Font"><text:span text:style-name="T1">r</text:span></text:span>ate di-<text:line-break/>ctum est, <text:span text:style-name="Default_20_Paragraph_20_Font"><text:span text:style-name="T1">Cuti</text:span></text:span>s <text:span text:style-name="Default_20_Paragraph_20_Font"><text:span text:style-name="T1">durae mollificatio, tensae laxatio, </text:span></text:span>tum<text:line-break/>etiam frequenter in articulis. Igitur laxatio provenit hu-<text:line-break/>mectatis imm<text:span text:style-name="Default_20_Paragraph_20_Font"><text:span text:style-name="T1">o</text:span></text:span>dice, quae circa eos sunt ligamentis pariter et<text:line-break/>tendonibus, tensio ve<text:span text:style-name="Default_20_Paragraph_20_Font"><text:span text:style-name="T1">r</text:span></text:span>o n<text:span text:style-name="Default_20_Paragraph_20_Font"><text:span text:style-name="T1">o</text:span></text:span>n etiam simpliciter, sed aut plu-<text:line-break/>sculum exiccatis; aut refrigeratis,- aut phlegmone affectis,<text:line-break/>aut fcirrho. Atque ita quidem in articulis, in ente ve<text:span text:style-name="Default_20_Paragraph_20_Font"><text:span text:style-name="T1">r</text:span></text:span><text:span text:style-name="Default_20_Paragraph_20_Font"><text:span text:style-name="T12">o<text:line-break/></text:span></text:span>noti tantum ita, sed musculis quoque, qur ei fubjecti sunt,<text:line-break/>quoquo modo in tumo<text:span text:style-name="Default_20_Paragraph_20_Font"><text:span text:style-name="T1">r</text:span></text:span>em sublatis; nam et prae carnis saepe<text:line-break/>copia quibusdam tenditur; quod vero et in phlegmonis id<text:line-break/>ipsum illi accidat, supra positum est. Quamobrem non sim-<text:line-break/>pliciter una est species laxantium remediorum, utpote quum<text:line-break/>alia humectando .alia calefaciendo, alia vero emolliendo,<text:line-break/>quaedam evacuando; nonnulla tumores praeter naturam<text:line-break/>purgando, alia etiam per coniugationem horum quaedam</text:p>
      <text:p text:style-name="P3">agentia, laxere .assolent. At Thessalus Pereque sequaces ejus<text:line-break/>.universi sicut in aliis multis, .ita in et his appellationes fimus<text:line-break/>cum rebus contundunt, quicquid obvium est, citra ullam<text:line-break/>examinationem conscribentes- Quamobrem ubi quae in<text:line-break/>manibus sunt absolverimus, necesse nobis forsan suerit ali-<text:line-break/>quando iuleos stilum- converteret In praesenti autem quod<text:line-break/>dicta continuo sequitur persequamur; rursum sumpto prin-<text:line-break/>cipro ab iis medicamentis quae vocantur emplastica, quia<text:line-break/>saepe jam ante et de iis diximus. Breviter ergo emplasti-<text:line-break/>cum medicamentum est quod tenaciter corpo<text:span text:style-name="Default_20_Paragraph_20_Font"><text:span text:style-name="T1">r</text:span></text:span>is poris Eve<text:line-break/>meatibus illitum inhaeret. Porro abunde dictum .est nobis<text:line-break/>de po<text:span text:style-name="Default_20_Paragraph_20_Font"><text:span text:style-name="T1">t</text:span></text:span>orum quos nos statuimus natura in libris De tem-<text:line-break/>peramentis. Demonstratum autem est et in libro hunc prae-<text:line-break/>cedente- mordacitate vacare omnino debere medicamentum<text:line-break/>emplasticum; nam fi qua. illi inerit mordacitas , haerere in<text:line-break/>poris non poterit, sed omnino facile excernetur, aut par-<text:line-break/>tium aliquam liquando , aut certe humorem .aliquem ex alto</text:p>
      <text:p text:style-name="P3">attrahendo. Sed et illud satis constat, terrenae confisten-<text:line-break/>riae , aut viscosum esse oportere emplasticum.</text:p>
      <text:p text:style-name="P1">Cap. XII. Sed de istis supra abunde dictum est.<text:line-break/>Qu<text:span text:style-name="Default_20_Paragraph_20_Font"><text:span text:style-name="T1">o</text:span></text:span>d vero illi contrarium est, dici queat poros repurgans<text:line-break/>et infarctu liberans, sicut et ipsum emplasticum non modo<text:line-break/>cmplasticum dicitur, sed et emphracticum, id est <text:span text:style-name="Default_20_Paragraph_20_Font"><text:span text:style-name="T1">infurcien</text:span></text:span>s.<text:line-break/>Fuerit autem id sicut effectu contrarium, ita et corporis na-<text:line-break/>tura neque villosum neque mordacitatis expers, sed ni-<text:line-break/>trofum et subtile. . Nam in ratione majoris ac. minoris inter<text:line-break/>fe differunt, substantiae genere minime diversa, tum em-<text:line-break/>plastica ab iis quae sordem nutriunt, tum poros repurgan-<text:line-break/>tia ab extergentibus. Nam quae in superficie sordem ause--<text:line-break/>runt; sive in cute, sive in ulceribus ea extergentia, rhyptica<text:line-break/>nominantur. Quae vero poros etiam expurgant, ea subti-<text:line-break/>liorum his partium funt et emplasticis contraria, proinde<text:line-break/>potorum infarctu liberantia et expurgantia appellantur;<text:line-break/>sunt- autem haec tum nitrosa tum amara. Atque cuti exta-</text:p>
      <text:p text:style-name="P3"><text:span text:style-name="Default_20_Paragraph_20_Font"><text:span text:style-name="T1">t</text:span></text:span>uae imposita fotam nitrosum qualitatem possideant exactam<text:line-break/>est opus ad ea peragenda, quae dieta stant; at intro in cor-<text:line-break/>pus assumpta, etiamsi adjuncta sit quaedam adstrictio, possint<text:line-break/>tamen sic quoque magnos purgare abstergereque meatus, cu-<text:line-break/>jusmodi sunt in vasis. Nam foris meatuum exiguitas prius<text:line-break/>ab astrictione occlusa quam probe queat expurgari, non<text:line-break/>etiam inde in altum abstergentem substantiam- recipit, nec<text:line-break/>expurgatu<text:span text:style-name="Default_20_Paragraph_20_Font"><text:span text:style-name="T1">r</text:span></text:span>; at quae circa ventrem sunt partes omnes, quae- -<text:line-break/>que in jecluore, liene aliisque omnibus visceribus, quum<text:line-break/>maximos in fe meatus habeant, majus a<text:span text:style-name="Default_20_Paragraph_20_Font"><text:span text:style-name="T1">c</text:span></text:span>cipiunt commodum<text:line-break/>ex vasorum corroboratione quam propter osculorum exi-<text:line-break/>guitatem laedantur. Proin intus absinthium repurgare<text:line-break/>potest:, foris non potest, quippe qu<text:span text:style-name="Default_20_Paragraph_20_Font"><text:span text:style-name="T1">o</text:span></text:span>d c<text:span text:style-name="Default_20_Paragraph_20_Font"><text:span text:style-name="T1">o</text:span></text:span>mpositum^ est, ut<text:line-break/>supra dixi, ex amara acerbaque facultate, Quamobrem ejus<text:line-break/>generis medicamenta particulatim ut persequar n<text:span text:style-name="Default_20_Paragraph_20_Font"><text:span text:style-name="T1">o</text:span></text:span>n est ne-<text:line-break/>cesse. . Quaecunque enim repereris nitrosa et amara, ea ad<text:line-break/>purgandos meatus omnes valere noveris. At cutis univer-<text:line-break/>sue ac ulcerum sinales non haec tantum, fed viribus minora</text:p>
      <text:p text:style-name="P3">auferre possunt, qualia funt dulcia, quae tenuium sunt par-<text:line-break/>tium , puta mel et ex cerealibus . seminibus quaedam , ut<text:line-break/>ervum, fabae, hordeum , lupini ; quanquam in ipsis faba-<text:line-break/>cea hordeaceaque farina tantum extergit, non etiam mea-<text:line-break/>tus fa<text:span text:style-name="Default_20_Paragraph_20_Font"><text:span text:style-name="T1">r</text:span></text:span>ctu liberat, ervi autem et lupinorum potissimum, si<text:line-break/>amara fuerint, supra quam quod extergunt n<text:span text:style-name="Default_20_Paragraph_20_Font"><text:span text:style-name="T1">o</text:span></text:span>nnihil quoque<text:line-break/>meatus purgare valent. Simile quiddam amygdalis accidit;<text:line-break/>nam et horum ipsorum ea quae amara sunt et detergunt et<text:line-break/>meatus expurgant, quae vero edendo sunt, detergunt qui-<text:line-break/>dem, non tamen infarctu liberanti Quin et urticae femen<text:line-break/>non sucus atque e<text:span text:style-name="Default_20_Paragraph_20_Font"><text:span text:style-name="T1">r</text:span></text:span>vum amygdalaq<text:span text:style-name="Default_20_Paragraph_20_Font"><text:span text:style-name="T1">n</text:span></text:span>e ama<text:span text:style-name="Default_20_Paragraph_20_Font"><text:span text:style-name="T1">r</text:span></text:span>a meatus pur-<text:line-break/>gat. Ex eodenu gene<text:span text:style-name="Default_20_Paragraph_20_Font"><text:span text:style-name="T1">r</text:span></text:span>e scilicet funt scilla et iris et quaecnu-<text:line-break/>que alis vincentem in fe qualitatem amaram possidenti Si-<text:line-break/>quidem nitrum ipsum per fe et spuma nitri et feriphon et<text:line-break/>ab<text:span text:style-name="Default_20_Paragraph_20_Font"><text:span text:style-name="T1">r</text:span></text:span>otonum et id genus reliqua, cum cibo .potuque assumpta<text:line-break/>eandem vim obtinent. Protinus enim his inest ut orasses</text:p>
      <text:p text:style-name="P3">lentosque humores extenuanda vixi obtineant, sicut empla-<text:line-break/>sticis omnibus orasses lentosque corp<text:span text:style-name="Default_20_Paragraph_20_Font"><text:span text:style-name="T1">o</text:span></text:span>ris succ<text:span text:style-name="Default_20_Paragraph_20_Font"><text:span text:style-name="T1">o</text:span></text:span>s reddendi.<text:line-break/>Quam<text:span text:style-name="Default_20_Paragraph_20_Font"><text:span text:style-name="T1">o</text:span></text:span>brem lentis ac pituitofis thoracis pulmonisque humo-<text:line-break/>ribus aut puri et incidendis et extenuaudis et educendis<text:line-break/>apti<text:span text:style-name="Default_20_Paragraph_20_Font"><text:span text:style-name="T1">o</text:span></text:span>ra invenire alia prae istis medicamenta nequeas. Iis-<text:line-break/>dem istis et jecinoris obstructiones expurges et modicas<text:line-break/>etiam lienis; nam quae majores Eunt, vehementiora deside-<text:line-break/>raut, nempe capparis corticem, radices tamaricis, scola-<text:line-break/>pendrium et scillam et eam, quae id ipsum nomine reprae-<text:line-break/><text:span text:style-name="Default_20_Paragraph_20_Font"><text:span text:style-name="T1">t</text:span></text:span>entat, asplenos appellata. Sed tamen istis utendum in<text:line-break/>quoque viscerum est, ad jecur ipsis per se<text:span text:style-name="Default_20_Paragraph_20_Font"><text:span text:style-name="T1">t</text:span></text:span>e duntaxat, ad<text:line-break/>lienem vero mixtis aceto , anti ei incoctis , ad thoracem<text:line-break/>pulmonemque melicrato, ptisanae, oxymeliti, aut dui-<text:line-break/>cium vinorum cuipiam.. Sed haec ad curandi pertinent<text:line-break/>nrethodum, prolude in praesens rationibus ea confirmare<text:line-break/>omitto. Nam et in illo opere et in alio quod de compo-<text:line-break/>nendis medicamentis inscribetur eas explicabo.</text:p>
      <text:p text:style-name="P2">Cap. XIll. Porro quae necesse est ut dictis adji-<text:line-break/>eram, ea duntaxat expromam, nempe quum plurimam mo-<text:line-break/>vere urinam volumus, non admodum dictis utendum phar-<text:line-break/>macis, <text:span text:style-name="Default_20_Paragraph_20_Font"><text:span text:style-name="T1">t</text:span></text:span>ed quae acriora <text:span text:style-name="Default_20_Paragraph_20_Font"><text:span text:style-name="T1">t</text:span></text:span>unt et magis calefaciunt, dictum<text:line-break/>siquidem fupra est, acre omne esse calidum. Ejus generis<text:line-break/>fiunt femen .apii, petroselini, foeniculi, dauci, agriofelini,<text:line-break/>fmyruii et fane insum quoque seseli et ammi et phu et<text:line-break/>meon et afaron et acoron, a quibus sanguis non extenuatur<text:line-break/>duntaxat, <text:span text:style-name="Default_20_Paragraph_20_Font"><text:span text:style-name="T1">t</text:span></text:span>ed et funditur ac secernitur non secus atque<text:line-break/>lac quod coagulatur; scro<text:span text:style-name="Default_20_Paragraph_20_Font"><text:span text:style-name="T1">t</text:span></text:span>o videlicet et tenui ferc<text:span text:style-name="Default_20_Paragraph_20_Font"><text:span text:style-name="T1">t</text:span></text:span>um <text:span text:style-name="Default_20_Paragraph_20_Font"><text:span text:style-name="T1">t</text:span></text:span>e-<text:line-break/>gregale, crasso vero in se<text:span text:style-name="Default_20_Paragraph_20_Font"><text:span text:style-name="T1">t</text:span></text:span>e coeunte. .Siquidem quo facilli-<text:line-break/>nie ad <text:span text:style-name="Default_20_Paragraph_20_Font"><text:span text:style-name="T1">t</text:span></text:span>e attrahunt renes , quod in sanguine aqueum tenue- -<text:line-break/>que ac scro<text:span text:style-name="Default_20_Paragraph_20_Font"><text:span text:style-name="T1">t</text:span></text:span>um est, utraque haec conferunt, nempe totius<text:line-break/>sanguinis primum fusio, deinde segregatio, quorum neutrum<text:line-break/>absque valido calore peragi queat. Quamobrem puris ex<text:line-break/>thorace expuiti<text:span text:style-name="Default_20_Paragraph_20_Font"><text:span text:style-name="T1">o</text:span></text:span>ni ea omnia adversa <text:span text:style-name="Default_20_Paragraph_20_Font"><text:span text:style-name="T1">t</text:span></text:span>unt, quippe quum<text:line-break/><text:span text:style-name="Default_20_Paragraph_20_Font"><text:span text:style-name="T1">n</text:span></text:span>atura eorum sit tum calefact<text:span text:style-name="Default_20_Paragraph_20_Font"><text:span text:style-name="T1">o</text:span></text:span>ria exiccatoriaqne , tum etiam</text:p>
      <text:p text:style-name="P3">coactoria et secretoria. Cogitur quidem in feste quod cras-<text:line-break/>sum est, exce<text:span text:style-name="Default_20_Paragraph_20_Font"><text:span text:style-name="T1">r</text:span></text:span>nitur ve<text:span text:style-name="Default_20_Paragraph_20_Font"><text:span text:style-name="T1">r</text:span></text:span>o ac sece<text:span text:style-name="Default_20_Paragraph_20_Font"><text:span text:style-name="T1">r</text:span></text:span>nitur in ipsi; coactu. quod<text:line-break/>in sanguine <text:span text:style-name="Default_20_Paragraph_20_Font"><text:span text:style-name="T1">to</text:span></text:span>rosum ac tenue defertur, atque hoc ad feste<text:line-break/>trahe<text:span text:style-name="Default_20_Paragraph_20_Font"><text:span text:style-name="T1">r</text:span></text:span>e renes antevertunt. quod vero coactum est atque<text:line-break/>exiccatum, haud etiam facile expuitur. . Proinde, ut modo<text:line-break/>dixi, incidendi vim habeat ejusmodi medicamentum oportet,<text:line-break/>fed non tamen insigniter calidam, ne videlicet valide desic-<text:line-break/>cet, ac ejusdem profecto commoditatis gratia cum sorbitio-<text:line-break/>nibus potionibusque humectantibus exhiberi postulat; at<text:line-break/>quae renes expurgant et ipsa quidem incidentia sunt, verum<text:line-break/>larga humiditate pon indigenti Po<text:span text:style-name="Default_20_Paragraph_20_Font"><text:span text:style-name="T1">rr</text:span></text:span>o quae callosas, sive<text:line-break/>tophaceas confistentias incidere sunt idonea, et ipsa utique.<text:line-break/>admodum incidunt, sed minimum caloris possident, quau-<text:line-break/>doquidem caliditas pu<text:span text:style-name="Default_20_Paragraph_20_Font"><text:span text:style-name="T1">r</text:span></text:span>um exiccando cont<text:span text:style-name="Default_20_Paragraph_20_Font"><text:span text:style-name="T1">r</text:span></text:span>ahit, non incidit;<text:line-break/>neque dividit. At quae minus sunt calida, cum hoc quod<text:line-break/>incidere valeant meliora quoque sunt, velut radices reglo-<text:line-break/>rum asparagorum et rubi et betonica et polium, tum ochra</text:p>
      <text:p text:style-name="P3">et vitrum ustum -et ex scilla confectum acetum et quaesunt<text:line-break/>ejus generis. At Thessalus insulsissimus - atque imperi tissi-.<text:line-break/>mus .sicut pleraque esta artis contumeliis actprobris immerito<text:line-break/>afficit; ita et haec quoque discerpere contendit, nullum essei<text:line-break/>medicamentum censens quod . proprie fit aut hepaticum,<text:line-break/>aut nephriticum, aut pleuriticum.</text:p>
      <text:p text:style-name="P1">Cap. XIV. Sed illius errores aliis libris detexi In:<text:line-break/>praesenti autem libro reliquas simplicium medicamentorum<text:line-break/>facultates edisseram , exordio rursus ab aperientibus ac ra-<text:line-break/>refacientibus desumpto, Videntur enim et haec quodam<text:line-break/>fano modo jam dictis esse vicina, nempe quae extergere, in-<text:line-break/>cidere, obstructiones tollere, dividereque diximus, quau-<text:line-break/>quam non undequaque esse similia. Sane et horum ante<text:line-break/>omnia distinguenda notio est, ac sic inquirenda substantia.<text:line-break/>Quae cutis meatus referant rarefacientis dicimus, quae vero<text:line-break/>vastorum oscula, aperientia. Quin et illis contrariorum, si<text:line-break/>quod poros contrahit, condensans appellitant, si quod autem<text:line-break/>osculum occludit, haud etiam proprio designant nomine, fed</text:p>
      <text:p text:style-name="P2">generalioribus .quibusdam .et contrahens, occludens , con-<text:line-break/>stringens, atque obstruens nominant.. Porro utriusque na-<text:line-break/>tura sic habet, rarefacientium quidem tum modice calida est:,.<text:line-break/>tum mmime desiccans, tum tenuium partium , aperientium.<text:line-break/>ver<text:span text:style-name="Default_20_Paragraph_20_Font"><text:span text:style-name="T1">o</text:span></text:span> tum crassarum partium, tum aeris ac mordax. His<text:line-break/>porro contrariorum condensantium quidem frigida saue, sed.<text:line-break/><text:span text:style-name="Default_20_Paragraph_20_Font"><text:span text:style-name="T1">n</text:span></text:span>on terrea, neque aerea, sed p<text:span text:style-name="Default_20_Paragraph_20_Font"><text:span text:style-name="T1">o</text:span></text:span>tius aquea, e<text:span text:style-name="Default_20_Paragraph_20_Font"><text:span text:style-name="T1">o</text:span></text:span>rum autem<text:line-break/>quae apertiones sive anastomofeis occludunt, crassarum par-<text:line-break/>tium et frigida. Exempla horum. .sunt, rarefacientis quidem.<text:line-break/>naturae chamaemelum et althaea et quod ex ipsis praepara-<text:line-break/>. tur <text:span text:style-name="Default_20_Paragraph_20_Font"><text:span text:style-name="T1">o</text:span></text:span>leum , nec minus quod ex agrestibus conficitur cucu-<text:line-break/>merlbus, quin et vetus et cicinum et raphaninum oleum ex<text:line-break/>eadem sunt nota. Aperientis vero facultatis quaecunque<text:line-break/>omnia acria sunt fimulque terrena, cyclaminos, allia, caepe,.<text:line-break/>fel taurinum, unguentorum que omnium fub fidentiae, quae<text:line-break/>fimul crassarum sunt partium et calida, cuiusmodi est rrr-<text:line-break/>num et amararinum, quae .utique et <text:span text:style-name="Default_20_Paragraph_20_Font"><text:span text:style-name="T1">o</text:span></text:span>ccaecatae aperiunt<text:line-break/>haem<text:span text:style-name="Default_20_Paragraph_20_Font"><text:span text:style-name="T1">o</text:span></text:span>rrhoid<text:span text:style-name="Default_20_Paragraph_20_Font"><text:span text:style-name="T1">e</text:span></text:span>s. P<text:span text:style-name="Default_20_Paragraph_20_Font"><text:span text:style-name="T1">o</text:span></text:span>rro quae uteri os a phlegmone, aut</text:p>
      <text:p text:style-name="P22"><text:span text:style-name="Default_20_Paragraph_20_Font"><text:span text:style-name="T5">χ</text:span></text:span><text:span text:style-name="Default_20_Paragraph_20_Font"><text:span text:style-name="T9">.</text:span></text:span><text:span text:style-name="Default_20_Paragraph_20_Font"><text:span text:style-name="T5">ε</text:span></text:span><text:span text:style-name="Default_20_Paragraph_20_Font"><text:span text:style-name="T9"> .<text:tab/></text:span></text:span>t</text:p>
      <text:p text:style-name="Normal">fcirrho, aut ariditate occlusum aperire dicuntur, ex acci-<text:line-break/>denti, non autem primario et per fe ejusm<text:span text:style-name="Default_20_Paragraph_20_Font"><text:span text:style-name="T1">o</text:span></text:span>di habere faculta-<text:line-break/>tem censentur, velut nec ea quae labiorum a phlegmone<text:line-break/>occluforum,. aut genarum, aut narium, aut gutturis, aut<text:line-break/>praeputii, aut sedis , aut alterius ejusm<text:span text:style-name="Default_20_Paragraph_20_Font"><text:span text:style-name="T1">o</text:span></text:span>di osculi instrumenti<text:line-break/>phlegmonem sanant, atque occlusi<text:span text:style-name="Default_20_Paragraph_20_Font"><text:span text:style-name="T1">o</text:span></text:span>nem c<text:span text:style-name="Default_20_Paragraph_20_Font"><text:span text:style-name="T1">o</text:span></text:span>rrigunt, ea nam-<text:line-break/>que phlegm<text:span text:style-name="Default_20_Paragraph_20_Font"><text:span text:style-name="T1">o</text:span></text:span>nem solvere dici possint,. haudquaquam ape-<text:line-break/>rientia, five anast<text:span text:style-name="Default_20_Paragraph_20_Font"><text:span text:style-name="T1">o</text:span></text:span>motica. Peccat sane in istis Dioscorides,<text:line-break/>n<text:span text:style-name="Default_20_Paragraph_20_Font"><text:span text:style-name="T1">o</text:span></text:span>nnunquam aperientis inquiens facultatis medicamentum<text:line-break/>quod laxat, aut em<text:span text:style-name="Default_20_Paragraph_20_Font"><text:span text:style-name="T1">o</text:span></text:span>llit, aut humectat, aut phlegmonem<text:line-break/>solvit. Atque raresacientium et .aperientium ejusmodi sunt<text:line-break/>essentiae. At eo<text:span text:style-name="Default_20_Paragraph_20_Font"><text:span text:style-name="T1">r</text:span></text:span>um quae ipfis contraria sunt condensan-<text:line-break/>tium quidem aquae est frigidae; scmpervivi, portulacae,<text:line-break/>tribuli vi<text:span text:style-name="Default_20_Paragraph_20_Font"><text:span text:style-name="T1">r</text:span></text:span>ilis, psyllii, herbae quam muris aurem vocitant,<text:line-break/>lenticulae palustris, et, ut semel dicam, quaecunque <text:span text:style-name="Default_20_Paragraph_20_Font"><text:span text:style-name="T1">r</text:span></text:span>efrige-<text:line-break/>rant, sed non adstringunt. Proinde et mandragora, cicuta;<text:line-break/>altercum, papaver, ipsas nunc dico herbas, si quis modice</text:p>
      <text:p text:style-name="P3">utatur, c<text:span text:style-name="Default_20_Paragraph_20_Font"><text:span text:style-name="T1">o</text:span></text:span>ndensandi vim obtinent, sin liberalius, non modo<text:line-break/>condensandi, sed et obstupefaciendi, si vero etiam plurimum,<text:line-break/>non tantum obstupefaciendi , sed et enecandi. At eorum<text:line-break/>quae aperientibus adversantur substantia quum sit crassarum<text:line-break/>partium et frigida, astringentium est omnium, quae quidem<text:line-break/>admixtam non habent acrimoniam. Quorum sane materiae<text:line-break/>abunde multa posuimus in quarto hujus exempla, in qu<text:span text:style-name="Default_20_Paragraph_20_Font"><text:span text:style-name="T1">o</text:span></text:span> et<text:line-break/>essentiam ejusmodi medicamentorum terrenam frigidam que<text:line-break/>exposuimus. Mirum ergo rideri non debet, si stola contra-<text:line-break/>here oceludereque possit aperta praeter naturam valorum<text:line-break/>oscula, foli enim huic quaecunque. requirunt ea, quae con-<text:line-break/>trahi debent, omnia adsunt, nimirum quae consistentiae cras-<text:line-break/>sitie foris incumbat, nec parvos meatus penetrare possit, tum<text:line-break/>frigiditate sua intro premat, atque undequaque in sese con-<text:line-break/>tacta vicinaque corpora cogat ac contrahat, ac proinde<text:line-break/>quod desiccet, ejusmodi enim esse ostensum est quicquid<text:line-break/>astringit., humorem depascatur et. partem roboret. Itaque<text:line-break/>si haec omnia conveniant, osculum claudetur ceu a manibus</text:p>
      <text:p text:style-name="P3">foris, ipsis nimirum astringentis substantiae partibus contra-<text:line-break/>ctum. Ea vero medicamenta quae frigida quidem funt aut<text:line-break/>aeque aut amplius, sid substantiam sortita fiunt aqueam , ea,<text:line-break/>inquam, debiliter et contrahunt et constringunt, nimirum<text:line-break/>propter mollitiem; quippe quicquid valenter tum constipare<text:line-break/>tum constringere debet, robur quoddam renitens et durum<text:line-break/>habeat oportet, qu<text:span text:style-name="Default_20_Paragraph_20_Font"><text:span text:style-name="T1">o</text:span></text:span> quum careant medicamenta naturae<text:line-break/>magis aqueae , tenues quidem poros in un<text:span text:style-name="Default_20_Paragraph_20_Font"><text:span text:style-name="T1">o</text:span></text:span>quoque corpore<text:line-break/>-contrahunt atque condensant, caeterum instrumentum nu-<text:line-break/>dequaque totum constringere nequeunt. Quamobrem merito<text:line-break/>talia condensantia quidem fiunt, non tamen obstruentia.<text:line-break/>Intelligas nunc velim obstruentia sive stegnotica me dicere<text:line-break/>corpora quae sensibiles excretiones cohibent; corpus enim<text:line-break/>flegnoticum, quod <text:span text:style-name="Default_20_Paragraph_20_Font"><text:span text:style-name="T5">στέγει</text:span></text:span><text:span text:style-name="Default_20_Paragraph_20_Font"><text:span text:style-name="T9">, </text:span></text:span>five claudit ac continet in fe,<text:line-break/>nec quicquam quod <text:span text:style-name="Default_20_Paragraph_20_Font"><text:span text:style-name="T1">t</text:span></text:span>enso queat percipi ex fe<text:span text:style-name="Default_20_Paragraph_20_Font"><text:span text:style-name="T1">t</text:span></text:span>e emittit,<text:line-break/>Graece <text:span text:style-name="Default_20_Paragraph_20_Font"><text:span text:style-name="T5">στεγτθν</text:span></text:span><text:span text:style-name="Default_20_Paragraph_20_Font"><text:span text:style-name="T9"> </text:span></text:span>nuncupatur. Atque haec ejusmodi Iun t<text:line-break/>tum temperamenti tum facultatis. Ac rarefacientis pror-<text:line-break/><text:span text:style-name="Default_20_Paragraph_20_Font"><text:span text:style-name="T1">t</text:span></text:span>um quidem calefaciunt,- nec enim aliter diffundere et laxare<text:line-break/>possent- substantiam , ad qu<text:span text:style-name="Default_20_Paragraph_20_Font"><text:span text:style-name="T1">o</text:span></text:span>d consequitur ut et pori dilatem..</text:p>
      <text:p text:style-name="P3">foris, ipsis nimirum astringentis <text:span text:style-name="Default_20_Paragraph_20_Font"><text:span text:style-name="T1">s</text:span></text:span>ubstantiae partibus contra-<text:line-break/>ctum. Ea vero medicamenta quae frigida quidem <text:span text:style-name="Default_20_Paragraph_20_Font"><text:span text:style-name="T1">s</text:span></text:span>unt aut<text:line-break/>aeque aut amplius, fed <text:span text:style-name="Default_20_Paragraph_20_Font"><text:span text:style-name="T1">s</text:span></text:span>ubstantiam <text:span text:style-name="Default_20_Paragraph_20_Font"><text:span text:style-name="T1">s</text:span></text:span>ortita sunt aqueam , ea,<text:line-break/>inquam, debiliter et contrahunt et constringunt, nimirum<text:line-break/>propter mollitiem ; quippe quicquid valenter tum constipare<text:line-break/>tum constringere debet, robur quoddam renitens et durum<text:line-break/>habeat oportet, quo quum careant medicamenta naturae<text:line-break/>magis aqueae, tenues quidem poros in unoquoque corpore<text:line-break/>contrahunt atque condensant, caeterum instr<text:span text:style-name="Default_20_Paragraph_20_Font"><text:span text:style-name="T1">u</text:span></text:span>mentum un-<text:line-break/>dequaque totum constringere nequeunt. Quamobrem merito<text:line-break/>talia condensante quidem sunt, non tamen obstruenti^.<text:line-break/>Intelligas nunc velim obstruentia sive stegnotïca me dicere<text:line-break/>corpora quae sensibiles excretiones cohibent; corpus enim<text:line-break/>stegnoticum, quod <text:span text:style-name="Default_20_Paragraph_20_Font"><text:span text:style-name="T5">στέγετ</text:span></text:span><text:span text:style-name="Default_20_Paragraph_20_Font"><text:span text:style-name="T9">, </text:span></text:span>sive claudit ac continet in se,<text:line-break/>nec quicquam quod sensu queat percipi ex sese emittit^<text:line-break/>Graece <text:span text:style-name="Default_20_Paragraph_20_Font"><text:span text:style-name="T5">στεγνὸν</text:span></text:span><text:span text:style-name="Default_20_Paragraph_20_Font"><text:span text:style-name="T9"> </text:span></text:span>nuncupatur. Atque haec ejusmodi sunt<text:line-break/>tum temperamenti tum facultatis. Ac raresacientia pror-<text:line-break/>sum quidem calefaciunt, nec enim aliter diffundere et laxare<text:line-break/>possent <text:span text:style-name="Default_20_Paragraph_20_Font"><text:span text:style-name="T1">s</text:span></text:span>ubstantiam, ad quod con<text:span text:style-name="Default_20_Paragraph_20_Font"><text:span text:style-name="T1">s</text:span></text:span>equitur ut et pori dilatem</text:p>
      <text:p text:style-name="P3">tur. Debent autem non admodum esse calida temperie, si-<text:line-break/>quidem ea jam actia sunt et inhorrere saciun t, neque item<text:line-break/>exiccatoIia, nam et haec sensibilia corpora colliquant, dolo-<text:line-break/>remque in ipsis excitant.</text:p>
      <text:p text:style-name="P1">Cap. XV. ltaqne quae citra molestiam calesaciuut,<text:line-break/>ea sola omnium sunt rarefacientia. Si vero non modo cali-<text:line-break/>da fuerint, sed etiam consistentia crassa, siquidem vehemen-<text:line-break/>tia sint et caustica, hoc est urentia, et ignis instar corpus<text:line-break/>colliquant et sitepe crustas ritu cauterii efficiunt. Porro si<text:line-break/>debilius quam ut urere possint calefaciant , anastomoticam,<text:line-break/>sive aperiendi vim obtinent. Itaque medicamentum omne<text:line-break/>anastomoticum essentiae quidem terreae simulque igneae<text:line-break/>est, hactenus tamen calefaciens, ut nondum urat. Si porro<text:line-break/>caudicum sit, non tamen vehementer praeterea essentiae te-<text:line-break/>nuioIis, id plane ab omni aberit mordacitate, aut cum<text:line-break/>exiguo tum dolore tum morsu carnosas partas eliquabit.<text:line-break/>Nam quod non confertim asserat, uti quae vehementer sunt<text:line-break/>calida, quodque non aegre penetrat, sicut quae crassae sunt</text:p>
      <text:p text:style-name="P3">arfenicum, fandaraca, chrysocolla, dryopteris, pityocampe,<text:line-break/>aconitum,- omnia tum eliquare tum colliquare, ac potissi-<text:line-break/>mum carnem tenellam, adque absque dolore. Sed sunt<text:line-break/>inter ea quaedam , quae proprie vocant cathaeretica , estque<text:line-break/>utuntur ad inducendam ulceribus excrescentibus cicatricem.<text:line-break/>Sunt tamen et ipsa ejusdem genere facultatis, replices scilicet,<text:line-break/>verum tantulo imbecillioris, qu<text:span text:style-name="Default_20_Paragraph_20_Font"><text:span text:style-name="T1">o</text:span></text:span>d extimam modo superii-<text:line-break/>cient quam contigerint detrahant , non tamen in altum sub-<text:line-break/>ire valeant, velut Asiae petrae flos. Quamquam nec talia<text:line-break/>ipsius revera facultatis cicatricem inducentis . sunt. Siqui-<text:line-break/>dem quae hujus funt facultatis non detrahere neque liquare<text:line-break/>carnem <text:span text:style-name="Default_20_Paragraph_20_Font"><text:span text:style-name="T1">sun</text:span></text:span>t nata, verum indurare et desiccare, cujusmodt<text:line-break/>sunt alumen, galle ompbacitis vocata, aes combustum, prae-<text:line-break/>fartim l<text:span text:style-name="Default_20_Paragraph_20_Font"><text:span text:style-name="T1">o</text:span></text:span>tum; nam quod lotum <text:span text:style-name="Default_20_Paragraph_20_Font"><text:span text:style-name="T1">n</text:span></text:span>on est, quiddam obtinet<text:line-break/>cathaereticum, velut et aeris squama, quod autem lotum est,<text:line-break/>omnium medicamentorum cicatricem inducentium longe<text:line-break/>praestantissimum .est, quippe qu<text:span text:style-name="Default_20_Paragraph_20_Font"><text:span text:style-name="T1">o</text:span></text:span>d probe cicatricem inducit;<text:line-break/>modice astringat <text:span text:style-name="Default_20_Paragraph_20_Font"><text:span text:style-name="T1">o</text:span></text:span>p<text:span text:style-name="Default_20_Paragraph_20_Font"><text:span text:style-name="T1">o</text:span></text:span>rtet atque desiccet. Quapr<text:span text:style-name="Default_20_Paragraph_20_Font"><text:span text:style-name="T1">o</text:span></text:span>pter fpi-</text:p>
      <text:p text:style-name="P3">nae Aegyptiae fructus et mali granati putamina sicca et ejus<text:line-break/>generis uni ver fa cicatrici inducendae sunt medicamenta. v</text:p>
      <text:p text:style-name="P1">Cap. XVI. Caeterum c<text:span text:style-name="Default_20_Paragraph_20_Font"><text:span text:style-name="T1">o</text:span></text:span>nfusa est apud plerosque<text:line-break/>medicorum non folum appellatio; verum etiam <text:span text:style-name="Default_20_Paragraph_20_Font"><text:span text:style-name="T1">o</text:span></text:span>mnium id<text:line-break/>genus medicament<text:span text:style-name="Default_20_Paragraph_20_Font"><text:span text:style-name="T1">o</text:span></text:span>rum facultatis cogniti<text:span text:style-name="Default_20_Paragraph_20_Font"><text:span text:style-name="T1">o. </text:span></text:span>Siquidem quae<text:line-break/>carnem detrahere ac colliquare funt nata , ea nonnunquam<text:line-break/>nominant epulotica, .fcilicet quod horum saepe usu ulcera<text:line-break/>ad cicatricem perveniant, fed id neque primari<text:span text:style-name="Default_20_Paragraph_20_Font"><text:span text:style-name="T1">o</text:span></text:span>, neque<text:line-break/>peculiari ipforum facultate, neque in omni usu feqnitur.<text:line-break/>Siquidem ad exactum pulveris laevorem redacta id genus<text:line-break/>medicamenta per specilli cuspidem carnem leviter.contingen-<text:line-break/>tia ad cicatricem ulcera perducunt; at fi paulo largius utare,<text:line-break/>mordicant colliquantque carnem et. ulcus cavum efficiunt,<text:line-break/>contra^ quam in iis quae revera sunt epulotica, siquidem<text:line-break/>nili fatis magnam eorum quantitatem imponas, nihil proficies.<text:line-break/>Id enim est in planis ulceribus ad cicatricem ducendis censi-<text:line-break/>lium , ut car<text:span text:style-name="Default_20_Paragraph_20_Font"><text:span text:style-name="T1">o</text:span></text:span> niteretur fiatque cutis , id quod perficitur per</text:p>
      <text:p text:style-name="P3">ea, quae illam contrahere, constringere, constipare, den-<text:line-break/>fare, praeterea siccare et calli instar indurare valeant,. qnip-<text:line-break/>pe quum cutis velut in callum durata caro sit. Quae igitur<text:line-break/>medicamenta sic agere<text:span text:style-name="Default_20_Paragraph_20_Font"><text:span text:style-name="T1">i</text:span></text:span>possunt, primario proprieque dicun-.<text:line-break/>tur epulotica, sive ad cicatricem perducentia ; caetera vero,<text:line-break/>nempe cathaeretica , secundario et per accidens, ficu t.e t ea<text:line-break/>quae absque astrictione desiccandi vim habent mordacitatis<text:line-break/>expertem.. Nam et haec. quoque ex accidente cicatricem<text:line-break/>inducunt, cuiusmodi utique medicamentum est myrrha et-<text:line-break/>lithargyrus et combustum ostreum et diphryges, quandoqui-<text:line-break/>dem et ipsa . saepenumero cicatricem inducunt sicca illita.<text:line-break/>Caeterum scire oportet, ubi tum in his libris tum aliis<text:line-break/>omnibus hanc vocem, saepenumero, adjicio, id me velle<text:line-break/>significare, quod aliquando p<text:span text:style-name="Default_20_Paragraph_20_Font"><text:span text:style-name="T1">r</text:span></text:span>omissa frustrentu<text:span text:style-name="Default_20_Paragraph_20_Font"><text:span text:style-name="T1">r</text:span></text:span>, propterea<text:line-break/>quod nec primario nec sua facultate efficiant. Porro epu-<text:line-break/>lotica medicamenta ulcus omne planum claudere cicatrice<text:line-break/>valent; sicut medioc<text:span text:style-name="Default_20_Paragraph_20_Font"><text:span text:style-name="T1">r</text:span></text:span>iter citraque morsum abstergentia ca-<text:line-break/>vitates implere. . Caeterum de hoc genus medicamentorum</text:p>
      <text:p text:style-name="P3">facultate fusius dicetur in commentariis De ratione curandi,<text:line-break/>cum quo multis locis magna esit hujus libri affinitas, ceu<text:line-break/>etiam ab initio p<text:span text:style-name="Default_20_Paragraph_20_Font"><text:span text:style-name="T1">r</text:span></text:span>aefatus fum. Proinde suspensu de istis<text:line-break/>sermone, ad alterum genus facultatum, nempe attrahentium<text:line-break/>et dictarum repellendum , transeundum censeo.</text:p>
      <text:p text:style-name="P1">Cap. XVII. lgitm attrahentes sunt quae ex alto ve-<text:line-break/>hementius extrahunt, repellentes vero quae in altum occur-<text:line-break/>rentes sibi succos repellunt. At essentia illis quidem calida<text:line-break/>esit et tenuium partium , his vero frigida et crassarum. At-<text:line-break/>trahit enim perpetuo calidum, repellit vero frigidum ; verum<text:line-break/>quod cum caliditate coniunctam habet partium tenuitatem<text:line-break/>trahit vehementius, quod vero eum frigiditate partiam craf-<text:line-break/>situdinem, veluti astringens, id violentius propellit. Itaque<text:line-break/>ex actionis vehementia nomen utrique impositum est. Atque<text:line-break/>astringentium quidem nota est essentia. Attrahentium autem<text:line-break/>alia sponte nata est, alia vero ex putrefactione acescente ge-<text:line-break/>necationem sortita [ponte nata, ut dictamni essentia et pro-</text:p>
      <text:p text:style-name="P3">poleos et thapsiae et sagapeni et succorum Cyrenaici et Me-<text:line-break/>dici et si qua his similis extiterit; ex putrefactione, qualis est<text:line-break/>fermenti et p<text:span text:style-name="Default_20_Paragraph_20_Font"><text:span text:style-name="T1">s</text:span></text:span>orici quod vocanti Quod fi simis quoque ex<text:line-break/>putrefactione generatio constat, utique omnes attrahendi fa-<text:line-break/>cultate pollebunt Sed non parva illis inest diversitas.<text:line-break/>Nam columbinus admodum attrahit, ex aequo autem utrin-<text:line-break/>que ab hoc recesserunt ad calidius quidem anserinus, ad<text:line-break/>frigidius vero gallinaceus, hoc etiam magis vincuntur sttu-<text:line-break/>manus et suillus. At canum stercus simile est medicamentis<text:line-break/>extergentibus, maxime si vescantur ossibus. Crocodilorum<text:line-break/>autem terrestrium stercus magis etiam id perficit atque ab-<text:line-break/><text:span text:style-name="Default_20_Paragraph_20_Font"><text:span text:style-name="T1">t</text:span></text:span>olvit. Sed et aliud est attralrentium genus medicamento-<text:line-break/>rum, quod qualitatis familiaritate attrahit, id quod aliud est<text:line-break/>nihil quam totius essentiae similitudine; ceu quae nutritur-<text:line-break/>tur familiaria nutrimenta attrahunt, Talium medicamen-<text:line-break/>t<text:span text:style-name="Default_20_Paragraph_20_Font"><text:span text:style-name="T1">o</text:span></text:span>rum st1nt purgantia omnia et nonnulla alexeteriomm, sive<text:line-break/>amuletorum. . Caeterum calida ut sint id genus omnia ne-<text:line-break/>cesse est. Nam interea quae essentiis similia sunt,. quod</text:p>
      <text:p text:style-name="P3">calidius est, id potentius attrahit, utpote qu<text:span text:style-name="Default_20_Paragraph_20_Font"><text:span text:style-name="T1">o</text:span></text:span>d similitudini<text:line-break/>auxiliarium adjunxerit calorem , siquidem quum ipsum dua-<text:line-break/>bus causis attrahat, superabit id qu<text:span text:style-name="Default_20_Paragraph_20_Font"><text:span text:style-name="T1">o</text:span></text:span>d una duntaxat trahit.<text:line-break/>Porro nihil refert attrahentem, five attract<text:span text:style-name="Default_20_Paragraph_20_Font"><text:span text:style-name="T1">o</text:span></text:span>rium vel alli-<text:line-break/>cientem facultatem. dicas.</text:p>
      <text:p text:style-name="P1">Cap. XUllI. Verum <text:span text:style-name="Default_20_Paragraph_20_Font"><text:span text:style-name="T4">quandoquidem.de </text:span></text:span>istis abunde<text:line-break/>dictum est, transeamus ad facultates quas v<text:span text:style-name="Default_20_Paragraph_20_Font"><text:span text:style-name="T1">o</text:span></text:span>cant alexete-<text:line-break/>rias et alexipharmacas. Est autem harum natura duplex.<text:line-break/>Siquidem quaedam asserant, quaedam ver<text:span text:style-name="Default_20_Paragraph_20_Font"><text:span text:style-name="T1">o</text:span></text:span> evacuant ex c<text:span text:style-name="Default_20_Paragraph_20_Font"><text:span text:style-name="T1">o</text:span></text:span>r-<text:line-break/>po<text:span text:style-name="Default_20_Paragraph_20_Font"><text:span text:style-name="T1">r</text:span></text:span>e patiente, t scu venenum corrumpens , seu deleteri<text:span text:style-name="Default_20_Paragraph_20_Font"><text:span text:style-name="T1">a</text:span></text:span>m<text:line-break/>medicamentum. Asserant igitur aut una qualitate, aut dua-<text:line-break/>rmn coniugatione, aut denique tota substantia, evacuant<text:line-break/>totius substantiae similitudine et caliditate tenuium partium.<text:line-break/>Quatuor inique sunt universae differentiae p<text:span text:style-name="Default_20_Paragraph_20_Font"><text:span text:style-name="T1">r</text:span></text:span>oficiscentis ab<text:line-break/>illis utilitatis, duae alterantes et duae vacuantes. Atque ea<text:line-break/>sane quse qualitatis contrarietate auxilio est, manifesta est.<text:line-break/>Nam fi frigidum sit medicamentum deleteriam, aut venenum<text:line-break/>animantis, ab excalesacientibus petendum remedium, sin</text:p>
      <text:p text:style-name="P3">calidum, a refrigerantibus, si vero humidum, ab exiccantibus,<text:line-break/>sin siccum ; ab humectantibus ; sic etiam si humidum sit et<text:line-break/>frigidum, ab exiccantibus et calefacientibus, sin calidum et<text:line-break/>siccum, ab humectantibus et refrigerantibus, et in reliquis<text:line-break/>duabus coniugationibus ex proportione. Sed nec obscura<text:line-break/>est alteratio, quae fit per totius substantiae facultatem , uti-<text:line-break/>que iis, qui memoria tenent quae dem<text:span text:style-name="Default_20_Paragraph_20_Font"><text:span text:style-name="T1">o</text:span></text:span>nstrata funt in com-<text:line-break/>rnentariis De. naturalibus facultatibus et in illis quae itus<text:line-break/>scribuntur De temperamentis. Siquidem facultates , quae-<text:line-break/>delat<text:span text:style-name="Default_20_Paragraph_20_Font"><text:span text:style-name="T1">o</text:span></text:span>ria medicamenta atterant, naturam habent mediam<text:line-break/>inter corpora perpetientia et medicamenta ipsa laedentia , ut<text:line-break/>videlicet eadem fit proportio corporis ad facultatem alexete-<text:line-break/>riam quae illius ad deleteriam, et mulum deleterii ad<text:line-break/>alexeterium quae alexeterii ad corpus. Ea propter prope-<text:line-break/>modum omnia quae deleteriisadverfantur, si largius sumpta<text:line-break/>fuerint, graviter animantis co<text:span text:style-name="Default_20_Paragraph_20_Font"><text:span text:style-name="T1">r</text:span></text:span>pus oblaeduut. Quamobrem<text:line-break/>ea moderatione quantitatis omnes id genus facultates exiri-</text:p>
      <text:p text:style-name="P3">here oportet, ut neque copia nimia corpus offendant neque<text:line-break/>exiguitate <text:span text:style-name="Default_20_Paragraph_20_Font"><text:span text:style-name="T1">t</text:span></text:span>ua a deleturus vincantur. Sed hoc jam attinet<text:line-break/>ad curandi methodum , nunc autem quae reliqua sunt perfe-.<text:line-break/>quamur. Omne deleterium venenum a foris impositis me- .<text:line-break/>dicamentis evacuatur, nempe aut caliditate attractionem<text:line-break/>molientibus , aut totius substantiae similitudine. Sed et luo<text:line-break/>quoad fieri .poterit, maxime medium natura alexeterium sit<text:line-break/>oportet, corporis videlicet quod curatur et veneni laedentis;<text:line-break/>natu si adversissimum foret corpori, in ipsum ageret potius<text:line-break/>ceu deleterium, haud evacuaret venenum. Etenim ut clari-<text:line-break/>tatis gratia summam repetamus , ferre oportet deleterias fa-<text:line-break/>cultates universas temperie esse adversissimas corporibus<text:line-break/>quae ab ipsis laeduntur. Itaque si a similibus temperie me-<text:line-break/>dicamentis evacuentur, erunt et haec corporum naturis<text:line-break/>contraria. Sane et funi quadantenus contraria , non tamen<text:line-break/>adeo, ut interimant, fed ambigant potius in medio. sita<text:line-break/>eorum quae aperte corpus animantis laedunt et quae juvaut.</text:p>
      <text:p text:style-name="P3">Porro nihil intererit deleterias facultates , an corruptivas,<text:line-break/>an corruptionem efficientes , an alio quovis modo appellare<text:line-break/>voles,- similiter nec an alexeterias, an alexipharmacas.<text:line-break/>Attamen si qui ea, quae venenatarum bestiarum ictus, aut<text:line-break/>venena sanant, alexeteria nominare velint, quae vero. me-<text:line-break/>dentur deleteriis alexipbarmaca, ceu quidam censuere, dis-<text:line-break/>captandum cum istis ac pugnandum de nominibus non est,<text:line-break/>nec enim ex istis comparatur curandi morbos peritia, sed ex<text:line-break/>rerum ipsarum cognitione.</text:p>
      <text:p text:style-name="P1">Cap. XIX. Porro quandoquidem et de his, quod ad<text:line-break/>praesens conveniat, fatis jam expofitum est, transeundum<text:line-break/>deinceps est ad sermonem de facultatibus dolorem <text:span text:style-name="Default_20_Paragraph_20_Font"><text:span text:style-name="T1">t</text:span></text:span>estantibus<text:line-break/>et lenientibus aut mitigantibus, aut utcunque nuncupare<text:line-break/>libebit. Facultas igitur anodyna alia re vera est, alia tan-<text:line-break/>tum dicitur, tanquam si quisquam hominem mortuum dicat<text:line-break/>anodyuon, quia dolore vacet. Caeterum facultas re vera<text:line-break/>anodyna est: e<text:span text:style-name="Default_20_Paragraph_20_Font"><text:span text:style-name="T1">o</text:span></text:span>rum quae primo ordine calesaciunt, si pti-<text:line-break/>qne in essentia tenui c<text:span text:style-name="Default_20_Paragraph_20_Font"><text:span text:style-name="T1">o</text:span></text:span>ntineatur, at facultas eorum quae</text:p>
      <text:p text:style-name="P3">dicuntur frigidiorum est, quae absoluto utentia frigo<text:span text:style-name="Default_20_Paragraph_20_Font"><text:span text:style-name="T1">r</text:span></text:span>e par.-<text:line-break/>feni obstupefaciunt; est autem stupor paulo minu<text:span text:style-name="Default_20_Paragraph_20_Font"><text:span text:style-name="T1">e</text:span></text:span> quam<text:line-break/>sensus privatio. Porro .quae affectum sanando dolorem<text:line-break/>sedant, nec ea merito anodyna dici possunt, nam id. com-:.<text:line-break/>muue est omnium quae curanti Itaque quaere vera sunt<text:line-break/>anodyna , partium sint tenuium et calidiora .quam quae<text:line-break/>symmetra sunt, necesse est, ut scilicet evacuent ac digerant;<text:line-break/>tum rarefaciant, extenuent, concoquant et aequabile red-<text:line-break/>dant quicquid in partibus dolore vexatis aut humorum<text:line-break/>acrium, aut lentorum, aut Crassorum, aut multorum, te-<text:line-break/>nuihus spiramentis infarctorum , aut etiam vaporem, aut<text:line-break/>crassi, aut admodum frigidi spiritus, exitum commodum<text:line-break/>non invenientis inhaesit atque inclusum esu . Itaque nihil<text:line-break/>prorsum astrictionis habeant oportet , ne si pars quidem aut<text:line-break/>etiam affectus exposcant. Ex quibus liquet, quod interdum<text:line-break/>affectionem non juvabunt, fed dolorem tantummodo miti-<text:line-break/>gabunt, quando videlicet re vera dicentur anodyna; inter-<text:line-break/>dum vero etiam affectum ipsum adjuvabunt et facultatem</text:p>
      <text:p text:style-name="P3">habebunt duplicem, nempe anodynam et sanantem. Sed<text:line-break/>de talib<text:span text:style-name="Default_20_Paragraph_20_Font"><text:span text:style-name="T1">u</text:span></text:span>s copiosius agetur in curandi voluminibus. At in<text:line-break/>praesenti hoc dixisse sufficiat, nempe quod horum anody—<text:line-break/>norumt proprie nuncupaturum medicament<text:span text:style-name="Default_20_Paragraph_20_Font"><text:span text:style-name="T1">o</text:span></text:span>rum quaedam;<text:line-break/>ut est: ante dictum, primi sunt ordinis. calefacientiuin , quae:<text:line-break/>sane proprie <text:span text:style-name="Default_20_Paragraph_20_Font"><text:span text:style-name="T1">t</text:span></text:span>unt anodyna, ceu oleum anethinum; quaedam<text:line-break/>vero similiter ut corpus nostrum, velut pus m<text:span text:style-name="Default_20_Paragraph_20_Font"><text:span text:style-name="T1">o</text:span></text:span>ventia nun-<text:line-break/>cup.ata, de quorum materia supra dissertum esu Sed deipfo-<text:line-break/>num <text:span text:style-name="Default_20_Paragraph_20_Font"><text:span text:style-name="T1">n</text:span></text:span>sn in libris de curandi ratione definietur. At ea quae<text:line-break/>soporem epota moliuntur, ac proinde anodyna et scmuum<text:line-break/>conciliantia a plerisque .appellantur, temperiem sortiuntur.<text:line-break/>vel summe adversam iis, quae re. vera funt anodyna. Re-<text:line-break/>frigerent siquidem <text:span text:style-name="Default_20_Paragraph_20_Font"><text:span text:style-name="T1">o</text:span></text:span>mnia corpus et <text:span text:style-name="Default_20_Paragraph_20_Font"><text:span text:style-name="T1">t</text:span></text:span>en<text:span text:style-name="Default_20_Paragraph_20_Font"><text:span text:style-name="T1">t</text:span></text:span>um eousque obstupe-<text:line-break/>faciunt, ut fi paulo liberalius elabantur mortem asserant.<text:line-break/>Caeterum ad usum propositum optima funt quae desiccant,<text:line-break/>nam quae frigida quum sint, humiditatis item copiam obti-<text:line-break/>nent, ceu cicuta, ea. potui non funt utilia; talis est mandra-</text:p>
      <text:p text:style-name="P3">gora excepto cortice ejus sicco, et altercum praeter femen;<text:line-break/>fed tamen et in his candidum femen atro praestat. At funt<text:line-break/>quae tota essentia nobis contraria funt, proinde si vel mini-<text:line-break/>mum eorum assumptum luerit, omnino laedat necesse est, ceu<text:line-break/>dryopteris et pityocampe et thapsia et <text:span text:style-name="Default_20_Paragraph_20_Font"><text:span text:style-name="T1">s</text:span></text:span>olanum massicum et<text:line-break/>hydrargyrus et fungorum nonnulli, praeterea saliva et fel<text:line-break/>venenatorum animalium; nam talia omnia genere sunt dele-<text:line-break/>tersa, non quantitate, ac proinde nihil eorum in alexeterias<text:line-break/>antidotos inditur, veluti papaveris succus et myrrha et sty-t<text:line-break/>rax et crocus. Siquidem haec si largius bibantur, quaedam<text:line-break/>dementant, quaedam mortem inferunt, verum convenienti<text:line-break/>quadam mensura aliis admixta adjuvant. P<text:span text:style-name="Default_20_Paragraph_20_Font"><text:span text:style-name="T1">o</text:span></text:span>rro quaecun-<text:line-break/>que inter ea mentem laedunt, continuo etiam pleraque caput<text:line-break/>degravant, vaporum pravorum congerie ipfum implentia.<text:line-break/>Sed et quaedam os ventriculi tentant, atque affligunt, ut et<text:line-break/>inde caput per confenfum laedatur. Communiter vero uni-<text:line-break/>versa duobus modis cerebrum affligunt laeduntque, aut</text:p>
      <text:p text:style-name="P23">quum tota substantia fiant contraria, aut quum una duabusve.<text:line-break/>qualitatibus temperiem immutant. - -<text:tab/>At</text:p>
      <text:p text:style-name="P1">Cap. XX. Caeterum quoniam de his sufficienter<text:line-break/>dictum jam eft, quod quidem ad praesentia faciat, tempesti-<text:line-break/>vum nunc est resumptis dictorum capitibus ea adjicere<text:line-break/>quae sermoni reliqua esse videantur,. Nam in veritate qui-<text:line-break/>dem nihil est reliquum, nimirum quumfecundae jam iacui-<text:line-break/>tates omnes sint expositae, quales sint genere scilicet; nec<text:line-break/>paucae speciatim superius explanatae;ceu exempla, unde quis<text:line-break/>or<text:span text:style-name="Default_20_Paragraph_20_Font"><text:span text:style-name="T1">t</text:span></text:span>us quorumque auxilio reliquas ipse queas assequi, Ve-<text:line-break/>rum nihilo feste res deterius habebit, si claritatis gratia, bre-<text:line-break/>vibus iterum capitibus ea fuero complexus. Primum enim<text:line-break/>facultatem omnes purgatoriam in ore habent, nor/. tamen<text:line-break/>omnes perinde intelligunt quod vocabulum duo significat,<text:line-break/>alterum commune omnium quae quovis modo animalis ex—<text:line-break/>crementa expurgant, alterum ver<text:span text:style-name="Default_20_Paragraph_20_Font"><text:span text:style-name="T1">o</text:span></text:span> quod per- excellentiam<text:line-break/>de iis tantummodo dicitur quae aut per vomitum aut per<text:line-break/>ventris desectionem purgent; neque quod ejusdem est gene-</text:p>
      <text:p text:style-name="P3">ris , tum ea quae fit per nares , tum ea quae per os fit pur-<text:line-break/>gatio. Uocant ea medicamenta, quae naribus capitis pur-.<text:line-break/>gaudi gratia infunduntur, errhina, at quae in ore colluuntur,<text:line-break/>aut dentibus manduntur, omnia una nomenclatura compre-<text:line-break/>hendentes apophlegmatisonta nuncupant, ac eorum facultas.<text:line-break/>tes apophlegmaticas appellant. Ejusdem cum istis fiunt ge..<text:line-break/>neris quae vulvae admota expurgant. Quaecunque siqui-.<text:line-break/>dem purgare memorari, ea trahendi vim possident,. alia<text:line-break/>unum quempiam succum, alia duos, aut etiam plures , et id<text:line-break/>illis inter fe<text:span text:style-name="Default_20_Paragraph_20_Font"><text:span text:style-name="T1">t</text:span></text:span>e commune est. Nam quae crassis lentisque<text:line-break/>humoribus extenuandis aut urinam riere possunt, aut ex<text:line-break/>pectore pulmoneque eliciendis excreationibus auxiliari; pur.-<text:line-break/>gant siane et ea quidem quodammodo, verum antedictis non<text:line-break/>similiter <text:span text:style-name="Default_20_Paragraph_20_Font"><text:span text:style-name="T1">n</text:span></text:span>uncupantur, fed alia voca<text:span text:style-name="Default_20_Paragraph_20_Font"><text:span text:style-name="T1">n</text:span></text:span>tur diuretica, alia be-<text:line-break/>chica, alia men<text:span text:style-name="Default_20_Paragraph_20_Font"><text:span text:style-name="T1">t</text:span></text:span>es moventia, hac re a superioribus diversa,<text:line-break/>quod non habeant vim familiarium Iuncorum attractricem<text:line-break/>ut illa. Quamobrem et in hisce sermo aliam distinctionem<text:line-break/>postulat, nempe hujusmodi. Quae in pessis, aut fomentis,<text:line-break/>aut. quovis modo similia, vulvae admoventur, ea duplici</text:p>
      <text:p text:style-name="P3">ratione agere consueverunt. Nam alia calefaciendo duri-<text:line-break/>taxatprovocant, alia facultatibus attracturus et purgatoriis<text:line-break/>quas vocant, quas demonstravimus traheudorum familiari-<text:line-break/>tale vacuationes peragere. At quae hoc nomine bibuntur,<text:line-break/>ut sanguinem extenuent et meatus obstructione libe<text:span text:style-name="Default_20_Paragraph_20_Font"><text:span text:style-name="T1">r</text:span></text:span>ent ape-<text:line-break/>riantque, ea trahendi facultate vaeuationem non perficiunt.<text:line-break/>Atque priora quidem cum purgantibus ejusdem sunt generis,<text:line-break/>fecunda ve<text:span text:style-name="Default_20_Paragraph_20_Font"><text:span text:style-name="T1">r</text:span></text:span>o cum iis quae lac et sanguinem genera<text:span text:style-name="Default_20_Paragraph_20_Font"><text:span text:style-name="T1">n</text:span></text:span>t,- de.<text:line-break/>quibus paulo infra verba faciemus , ubi prius de becbicis<text:line-break/>dissertum a nobis suerit, quandoquidem et haec bifariam -<text:line-break/>nominata funt, partim quia tussim provocent, partim quia<text:line-break/>sedenti Atqui contrariae h<text:span text:style-name="Default_20_Paragraph_20_Font"><text:span text:style-name="T1">o</text:span></text:span>rum facultates funt, alia enim<text:line-break/>extenuandi naturam habent , alia incrassandi. Atque exte--<text:line-break/>nuandi quidem facultas in calidis et tenuium partium sub-<text:line-break/>stantiis sita est, incrassandi vero in frigidis et crassarum par-<text:line-break/>tinm essentiis inest. Atque hic ferino hoc in loco finem<text:line-break/>habeat. Convenit autem transire ad id quod paulo ante<text:line-break/>distulimus. Est enim societas et similitudo quaedam tum</text:p>
      <text:p text:style-name="P3">operum tum facultatum in iis quae provoca<text:span text:style-name="Default_20_Paragraph_20_Font"><text:span text:style-name="T1">n</text:span></text:span>t fedantque<text:line-break/>men<text:span text:style-name="Default_20_Paragraph_20_Font"><text:span text:style-name="T1">t</text:span></text:span>es , lac et semen. Sed et affinia illis quodammodo<text:line-break/>vicinaque sunt quae urinas movent et bechica. Proinde<text:line-break/>de quolibet seorsum disserendum esu</text:p>
      <text:p text:style-name="P1">Cap. XXI. Lactis et feminis effectrices facultates<text:line-break/>funt partim in medicamentis tantum, partim in alimentis;<text:line-break/>in medicamentis , quum succos pituitosos excalefacie<text:span text:style-name="Default_20_Paragraph_20_Font"><text:span text:style-name="T1">n</text:span></text:span>tes in<text:line-break/>sanguinem vertimus, in alimentis sontem secundum sub-<text:line-break/>stantiae totius fimilitudinem , ubi videlicet boni sunt lucri<text:line-break/>et moderate humida, ac tepide calida, ceu ipsum lac. Si-<text:line-break/>quidem sanguis caloris est particeps animali mediocris; plus<text:line-break/>quam vero mediocris flava bilis; sicut pituita frigiditatis.<text:line-break/>In medio autem pituitae et sanguinis est lac, utique quod<text:line-break/>ad calorem attinet, non tamen aeque ab utroque abest, sed<text:line-break/>longius abest a pituita, propius accedit ad sanguinem:<text:line-break/>Quum ergo minus quam expediat ad ubera lac venit, velis<text:line-break/>autum copiose provenire, talum contemplator sanguinem:<text:line-break/>Aut enim paucior est quam conveniat aut deterior. Itaque</text:p>
      <text:p text:style-name="P3">qui paucior est, universam victus rationem expofcit hume-<text:line-break/>ctantem et calefacientem, qui autem deterior est, siquidem<text:line-break/>biliosus fuerit, . primum purgationem desiderat, mox rictum,<text:line-break/>quem modo dicebamus ; sin pituitosus , medicamenta requirit<text:line-break/>calefacientia aut primo aut fecundo o<text:span text:style-name="Default_20_Paragraph_20_Font"><text:span text:style-name="T1">r</text:span></text:span>dine, non tamen<text:line-break/>desiccantis. Verum inter ea potiora funt quae non tantum<text:line-break/>fiunt medicamenta, sied. et nutrimenta, velut eruca, saeni-<text:line-break/>culum, anethum, Dico autem. ipsas. herbas etiamnum vi-<text:line-break/>rentes et humidas , nam siccae plus quam . oporteat et cale-<text:line-break/>faciunt et desiccant. Hujus generis et smyrnium , apium,<text:line-break/>sion, polium, eaque virentia, prius quam siccentur, quip-<text:line-break/>pe quum ea quae desiccant, humorem sanguinis depnscentia,<text:line-break/>ipfum crassiorem simul paucioremque efficiant, tum si na-<text:line-break/>tiira quoque sint calida, justo etiam calidiorem,. sin. frigida,<text:line-break/>frigidiorem, debet enim esse modice calidus , .ac neutiquam<text:line-break/>crassas, ut lac generet. Quocirca quae funt hujusmodi<text:line-break/>extinguunt magis lac quam procreant, at quae sic ut dictum<text:line-break/>est calefaciunt, nullam que insignem adjunctam habent sic-</text:p>
      <text:p text:style-name="P3">citatum, lactis .procreatricem habere facultatem merito dicta<text:line-break/>funt.. Verum eo numero sunt perquam exigua. Nec enim<text:line-break/>profecto facile inventu est quod propositam in temperie<text:line-break/>sortitum sit mediocritatem , caeterum infinita sunt,. ut ita<text:line-break/>quispiam dicat, et multitudine incomprehensa quae lac lae-<text:line-break/>dant. Etenim quaecunque plus quum expediat calefaciunt,<text:line-break/>quaeque desiccant aut refrigerant, partim qualitatem ipsius<text:line-break/>sanguinis vitiantia, partim ipsum minorem. reddentia, lac<text:line-break/>provenire prohibent.</text:p>
      <text:p text:style-name="P1">Cap. XXII. Porrd dictis similem vim obtinent quae-<text:line-break/>cunque provocare , aut sedare menses possunt , utrorumque<text:line-break/>enim communis materia est, nempe sanguis in venis con-<text:line-break/>tentus. Itaque ubi hic flexilis suerit et quantitate contem-<text:line-break/>peratus, utique abundantem suppeditat copiam. Commu-<text:line-break/>nes quin etiam uberibus, uteroque venae sunt non exiles,<text:line-break/>at quaenam eae sint, alibi dictum est. Itaque ubi ad alter-<text:line-break/>utram partium sanguis defertur, altera siccescit.. Proinde<text:line-break/>quibus menses mediocriter seruntur, iis lac in mamillis non .</text:p>
      <text:p text:style-name="P3">colligitur, quibus .vero hoc large suppetit , iis plane menses<text:line-break/>supprimuntur. Itaque .mirandum nun est, si tum vietus<text:line-break/>tum medicamenta similia sunt, nempe et ea quae gene<text:span text:style-name="Default_20_Paragraph_20_Font"><text:span text:style-name="T1">r</text:span></text:span>ant<text:line-break/>fedantque in .menses singulos ex utero purgationem , et ea<text:line-break/>quae lactis in uberibus generationem provocant ac suppri-.<text:line-break/>munt. Quamquam hactenus disserant, quod et calidioribus<text:line-break/>et magis incidentibus purgatio menstrua nonnunquam indi-<text:line-break/>geat, quippe quum ea parte suae venae magis aperiri de-<text:line-break/>beans quam quae tendunt in mammas, et sanguinem fluxi-<text:line-break/>lem magis requirant, nimirum quum uterus ad delationem<text:line-break/>ejus nihil conferat. Mittuntur enim in venas quae illi<text:line-break/>committuntur, haud attrahuntur menses:. At fanguis in<text:line-break/>ubera non tantum mittitur, sed et attrahitur si ac .proinde<text:line-break/>leviore subsidio medicamentorum opus habet, quum. non<text:line-break/>abunde in mammas confluit. Et medicinae^ quae juvautiiij<text:line-break/>ut sanguis in mammillas eat, deficientes atque imperfectas<text:line-break/>purgationes etiam adiuvant. Sin autem multum oblaefae<text:line-break/>sint, aut plane retentae, nulla ex ejusm<text:span text:style-name="Default_20_Paragraph_20_Font"><text:span text:style-name="T1">o</text:span></text:span>di eas fanare</text:p>
      <text:p text:style-name="P3">p<text:span text:style-name="Default_20_Paragraph_20_Font"><text:span text:style-name="T1">o</text:span></text:span>test, verum labina et rnejum et iris et balamintha et pu-<text:line-break/>Iegium, tum dictamnum, afaron, c<text:span text:style-name="Default_20_Paragraph_20_Font"><text:span text:style-name="T1">o</text:span></text:span>stus, cassia, cinnamo-<text:line-break/>urum, amomum, aristolochia, bunium et ejus generis resi-<text:line-break/>qua, absolutas uteri purgationum retenti<text:span text:style-name="Default_20_Paragraph_20_Font"><text:span text:style-name="T1">o</text:span></text:span>nes sanant, nam<text:line-break/>talia quoque urinam promovent. Sed ab ipsis diureticis<text:line-break/>vocatis medicamentis hoc siclo differunt, quod non vehe-<text:line-break/>menter desiccent. Siquidem calefacti<text:span text:style-name="Default_20_Paragraph_20_Font"><text:span text:style-name="T1">o</text:span></text:span> tribus generibus me-<text:line-break/>dicament<text:span text:style-name="Default_20_Paragraph_20_Font"><text:span text:style-name="T1">o</text:span></text:span>rum communis est, puta quae lacti procreando<text:line-break/>succurrunt, quaeque mensibus ciendis et urinae conveniunt.<text:line-break/>Differunt tamen caloris mensura, tum etiam quod quaedam<text:line-break/>desiccant, quaedam non. Siquidem quae non desiccant et<text:line-break/>modice calefaciunt ,. lacti generando utilia funt, quae vero<text:line-break/>plus calefaciunt., non tamen valente<text:span text:style-name="Default_20_Paragraph_20_Font"><text:span text:style-name="T1">r</text:span></text:span> desiccant, mensibus<text:line-break/>eliciendis funt . c<text:span text:style-name="Default_20_Paragraph_20_Font"><text:span text:style-name="T1">o</text:span></text:span>ngrua. Uerum et utraque haec urinas<text:line-break/>prov<text:span text:style-name="Default_20_Paragraph_20_Font"><text:span text:style-name="T1">o</text:span></text:span>cant at ad haec cum primis ea, quae calefaciunt et<text:line-break/>desiccant. Et propter hoc ea peculiariter dicuntur diure-<text:line-break/>tica, sive urinam moventia, non quia sula moveant urinas,<text:line-break/>fed quis folas , et n<text:span text:style-name="Default_20_Paragraph_20_Font"><text:span text:style-name="T1">o</text:span></text:span>n etiam menses aut lac. Nam praeter</text:p>
      <text:p text:style-name="P3">alia et reddendis ex pectore pulmoneque excreationibus in-<text:line-break/>commoda sunt desiccanti<text:span text:style-name="Default_20_Paragraph_20_Font"><text:span text:style-name="T1">s</text:span></text:span>, poscunt. enim et ipsa incidi qui-<text:line-break/>dem , at non siccari , ceu et renum veficaeque calculi. Ue-<text:line-break/>mm de talibus medicamentis supra disserui:</text:p>
      <text:p text:style-name="P1">Cap. XXIII. Ut- lac ita et semen quaedam generare<text:line-break/>dicuntur et quae his situs contraria extinguere, tum quae-<text:line-break/>dam provocare et ipsis contraria supprimere, ac generare<text:line-break/>quidem quae procreant quod antea no<text:span text:style-name="Default_20_Paragraph_20_Font"><text:span text:style-name="T1">n</text:span></text:span> erat, extinguere..<text:line-break/>vero quae corrumpunt, prov<text:span text:style-name="Default_20_Paragraph_20_Font"><text:span text:style-name="T1">o</text:span></text:span>care autem quae quod in<text:line-break/>alto delitescebat in apertum proferunt, et his contraria quae<text:line-break/>supprimunt. lgitur femen generant tibi quidem, qui bene<text:line-break/>nutriunt et flatuofi sunt tutisque substa<text:span text:style-name="Default_20_Paragraph_20_Font"><text:span text:style-name="T1">n</text:span></text:span>tiis familiares, me-<text:line-break/>dicamenta vero flatuosa et calida, extinguunt autem desic-<text:line-break/>cantia et refrigerantia omnia et quae totis substantiis sunt<text:line-break/>contraria. Porro provocant quaecunque calida sunt et fla-<text:line-break/>tuosa absque desiccatione, supprimunt vero contraria. Et-</text:p>
      <text:p text:style-name="P2">enim quum seminis substantia ex utili recremento generatio-<text:line-break/>nem sortiatur, sitque etiam flatuofa, bene nutriant et flatuofa<text:line-break/>. sint necesse est, quaecunque femen aut procreare., aut</text:p>
      <text:p text:style-name="Normal">provocare -possunt. Itaque bulbi, cicer, fabae, polypodes,<text:line-break/>conus, edulia .dicuntur multi feminis et sunt, at scincus et<text:line-break/>satyrion medicamenta funt, porro simul cibi ac medica-<text:line-break/>menta multi seminis sunt lini femen et eruca.. Caeterum<text:line-break/>quae refrigerare sunt nata tum edulia, tum medicamenta,<text:line-break/>sumen cogentia, incrassanti<text:span text:style-name="Default_20_Paragraph_20_Font"><text:span text:style-name="T1">s</text:span></text:span> et stabile reddentia, vim habent<text:line-break/>ap<text:span text:style-name="Default_20_Paragraph_20_Font"><text:span text:style-name="T1">t</text:span></text:span>um supprimentem , non autem corrumpentem, nempe<text:line-break/>lactuca, blitum, atriplex, cucurbita, mora, melopepones,<text:line-break/>cucumeres, sim pepones, seu non pepones. Po<text:span text:style-name="Default_20_Paragraph_20_Font"><text:span text:style-name="T1">r</text:span></text:span>ro quae<text:line-break/>reficcant, prorsum ne esse quidem semen permittunt, etiam<text:line-break/>si calida sunt natura, velut <text:span text:style-name="Default_20_Paragraph_20_Font"><text:span text:style-name="T1">r</text:span></text:span>uta. Si autem non calefaciunt,<text:line-break/>multo minus, ut nymphaea, atque haec sime rationi con<text:span text:style-name="Default_20_Paragraph_20_Font"><text:span text:style-name="T1">t</text:span></text:span>eri-.<text:line-break/>laneum est substantiae proprietate contrarie affecta esse<text:line-break/>femini. . Eandem proportionem tum esculentorum tum</text:p>
      <text:p text:style-name="P3">medicamentorum est invenire in lacte et mensibus. Porro<text:line-break/>alio modo fusi idem genus cadunt quae respirantium in-<text:line-break/>str<text:span text:style-name="Default_20_Paragraph_20_Font"><text:span text:style-name="T1">a</text:span></text:span>mentorum excreationibus - auxiliantur , quaeque urinam<text:line-break/>ciere possunt:. haec enim omnia extenuandi facultatem ob-<text:line-break/>sinent, uti contraria incrassandi. Sed de victu extenuante<text:line-break/>privatim confcriptum est, nihilo secius in eodem volumine<text:line-break/>indicatis quae incrassanti Verum extenuantia et incrassan-<text:line-break/>tia medicamenta ex libris, qui deinceps sequentur, scligito,<text:line-break/>in extenuantibus quidem fcopum habens caliditatem junctam<text:line-break/>partium tenuitati ,,in incrassantibus vero contraria. Osten-<text:line-break/>fum enim est in superioribus libris quod propria quaedam<text:line-break/>sit medicamentorum essentiae tenuis natura, non soliis ca-<text:line-break/>Iefacientibus conjuncta. Eadem ratione et incrassantium<text:line-break/>natura non solis inest refrigerantibus. Caeterum ut talibus<text:line-break/>facultatibus proportio quaedam inest, eundem in modum<text:line-break/>quaerendum in omnibus , etiam si nomen non fit impositum.<text:line-break/>Vocantur enim quaedam oxydercicae facultates vi<text:span text:style-name="Default_20_Paragraph_20_Font"><text:span text:style-name="T1">t</text:span></text:span>um acucn-</text:p>
      <text:p text:style-name="P3">tes, quae oculos, tubi nullum illis infit sensibile pathema,<text:line-break/>male tamen munere sino fungentes , corrigunt et in integrum<text:line-break/>restituunt. Ac nimi<text:span text:style-name="Default_20_Paragraph_20_Font"><text:span text:style-name="T1">r</text:span></text:span>um et in auribus et in naribus et per<text:line-break/>quemque aliorum fensuum sigillatim proportione talis quae-<text:line-break/>dam sit facultas necesse est, nec tamen facultas nominata est<text:line-break/>ab.acumine auditus oxyecoos, sicut nec in olfactu, nec in<text:line-break/>gustu, nec lu tactu, quum tamen in <text:span text:style-name="Default_20_Paragraph_20_Font"><text:span text:style-name="T1">r</text:span></text:span>ebus ipsis sensilibus<text:line-break/>en proportione insit. Porro si quis similitudinem plus etiam<text:line-break/>extendat, pe<text:span text:style-name="Default_20_Paragraph_20_Font"><text:span text:style-name="T1">r</text:span></text:span> quamque nostri pa<text:span text:style-name="Default_20_Paragraph_20_Font"><text:span text:style-name="T1">r</text:span></text:span>ticulam, talem existe<text:span text:style-name="Default_20_Paragraph_20_Font"><text:span text:style-name="T1">r</text:span></text:span>e<text:line-break/>medicamentorum facultatem necesse est, a qua videlicet<text:line-break/>meli<text:span text:style-name="Default_20_Paragraph_20_Font"><text:span text:style-name="T1">o</text:span></text:span>r reddatur partis ipsius actio, ut verbi can<text:span text:style-name="Default_20_Paragraph_20_Font"><text:span text:style-name="T1">t</text:span></text:span>a ventris<text:line-break/>actio. Siquidem talem ejus imbecillitatem invenire est<text:line-break/>saepenumero , qualis est in <text:span text:style-name="Default_20_Paragraph_20_Font"><text:span text:style-name="T1">o</text:span></text:span>culis amblyopia, id est <text:span text:style-name="Default_20_Paragraph_20_Font"><text:span text:style-name="T1">hebe-<text:line-break/>tud</text:span></text:span>o <text:span text:style-name="Default_20_Paragraph_20_Font"><text:span text:style-name="T1">vise</text:span></text:span>s, quum ii nec phlegm<text:span text:style-name="Default_20_Paragraph_20_Font"><text:span text:style-name="T1">o</text:span></text:span>ne teneantu<text:span text:style-name="Default_20_Paragraph_20_Font"><text:span text:style-name="T1">r, </text:span></text:span>nec in-<text:line-break/>fluxu torqueantur, nec ulee<text:span text:style-name="Default_20_Paragraph_20_Font"><text:span text:style-name="T1">r</text:span></text:span>ati sint, nec aliud quiduis<text:line-break/>mali perpessi. . Et. fane in medicamentis quae asse-<text:line-break/>ctum ventris ejusm<text:span text:style-name="Default_20_Paragraph_20_Font"><text:span text:style-name="T1">o</text:span></text:span>di emendant, peptica, sive coneo-<text:line-break/>quentia nuncupantur, appellationis quidem figura nihil</text:p>
      <text:p text:style-name="Normal"><text:span text:style-name="Default_20_Paragraph_20_Font"><text:span text:style-name="T1">i</text:span></text:span></text:p>
      <text:p text:style-name="P3">proportionale habentia oxydercicis , caeterum opere ipfo<text:line-break/>et facultate similia.</text:p>
      <text:p text:style-name="P1">Cap. XXIV. Porro quoniam et quasdam appellatas<text:line-break/>a corporis partibus facultates esse diximus , nihilo fuerit<text:line-break/>deterius et de his disserere. Nec enim , quod quispiam for-<text:line-break/>fan existimet, omnibus partis affectibus congruunt, necita<text:line-break/>uni, ut alii nihil prosi<text:span text:style-name="Default_20_Paragraph_20_Font"><text:span text:style-name="T1">n</text:span></text:span>t., fed quoniam frequentissime aut<text:line-break/>maxime agant ea i<text:span text:style-name="Default_20_Paragraph_20_Font"><text:span text:style-name="T1">n</text:span></text:span> parte a qua nomen funt mutuatae.<text:line-break/>ophthalmicae quidem, quandoquidem maxime ac plurimum<text:line-break/>ad oculos ap<text:span text:style-name="Default_20_Paragraph_20_Font"><text:span text:style-name="T1">t</text:span></text:span>as usurpamus, velut c<text:span text:style-name="Default_20_Paragraph_20_Font"><text:span text:style-name="T1">o</text:span></text:span>llirium <text:span text:style-name="Default_20_Paragraph_20_Font"><text:span text:style-name="T5">διἅ</text:span></text:span><text:span text:style-name="Default_20_Paragraph_20_Font"><text:span text:style-name="T9"> </text:span></text:span><text:span text:style-name="Default_20_Paragraph_20_Font"><text:span text:style-name="T5">ῥόδων</text:span></text:span><text:span text:style-name="Default_20_Paragraph_20_Font"><text:span text:style-name="T9"> </text:span></text:span>et<text:line-break/>aliud <text:span text:style-name="Default_20_Paragraph_20_Font"><text:span text:style-name="T5">διὰ</text:span></text:span><text:span text:style-name="Default_20_Paragraph_20_Font"><text:span text:style-name="T9"> </text:span></text:span><text:span text:style-name="Default_20_Paragraph_20_Font"><text:span text:style-name="T5">πομψόλυγος</text:span></text:span><text:span text:style-name="Default_20_Paragraph_20_Font"><text:span text:style-name="T9"> </text:span></text:span>et culeus appellatus set libantem et<text:line-break/>alia <text:span text:style-name="Default_20_Paragraph_20_Font"><text:span text:style-name="T1">o</text:span></text:span>mnia , quibus. uti quidem liceat et ad. aures affectas,<text:line-break/>aut <text:span text:style-name="Default_20_Paragraph_20_Font"><text:span text:style-name="T1">o</text:span></text:span>s, aut nares, praeterea pudendum et,sanum, verum<text:line-break/>non ita frequenter, nec tanto cum fructu. R<text:span text:style-name="Default_20_Paragraph_20_Font"><text:span text:style-name="T1">a</text:span></text:span>rius autem<text:line-break/>alias nuncupamus hepaticas, alias fplenicas , pleuriticasque<text:line-break/>et stomachic<text:span text:style-name="Default_20_Paragraph_20_Font"><text:span text:style-name="T1">o</text:span></text:span>s , nimirum quum et ni<text:span text:style-name="Default_20_Paragraph_20_Font"><text:span text:style-name="T1">t</text:span></text:span>as ei parti , quam no-<text:line-break/>mine designa<text:span text:style-name="Default_20_Paragraph_20_Font"><text:span text:style-name="T1">n</text:span></text:span>t, saepissime simul ac potissime prodesse con-<text:line-break/>spiciamus. Porro quae sit profectus et adsumenti cau<text:span text:style-name="Default_20_Paragraph_20_Font"><text:span text:style-name="T1">t</text:span></text:span>a, in</text:p>
      <text:p text:style-name="P3"><text:span text:style-name="Default_20_Paragraph_20_Font"><text:span text:style-name="T1">o</text:span></text:span>pere de curandi rati<text:span text:style-name="Default_20_Paragraph_20_Font"><text:span text:style-name="T1">o</text:span></text:span>ne explicabimus, in quo caetera quo.-<text:line-break/>que <text:span text:style-name="Default_20_Paragraph_20_Font"><text:span text:style-name="T1">o</text:span></text:span>mnia de medicamentorum usu exp<text:span text:style-name="Default_20_Paragraph_20_Font"><text:span text:style-name="T1">o</text:span></text:span>nentur. Itaque<text:line-break/>nihil etiam lue haerendum atque imm<text:span text:style-name="Default_20_Paragraph_20_Font"><text:span text:style-name="T1">o</text:span></text:span>randum est, nisi<text:line-break/>qu<text:span text:style-name="Default_20_Paragraph_20_Font"><text:span text:style-name="T1">o</text:span></text:span>d v<text:span text:style-name="Default_20_Paragraph_20_Font"><text:span text:style-name="T1">o</text:span></text:span>cabulorum n<text:span text:style-name="Default_20_Paragraph_20_Font"><text:span text:style-name="T1">o</text:span></text:span>nnihil declarandus esit usus, quem<text:line-break/>cum aliis nonnulli recenti<text:span text:style-name="Default_20_Paragraph_20_Font"><text:span text:style-name="T1">o</text:span></text:span>rum medic<text:span text:style-name="Default_20_Paragraph_20_Font"><text:span text:style-name="T1">o</text:span></text:span>rum , tum praesertim<text:line-break/>qui v<text:span text:style-name="Default_20_Paragraph_20_Font"><text:span text:style-name="T1">o</text:span></text:span>cantur meth<text:span text:style-name="Default_20_Paragraph_20_Font"><text:span text:style-name="T1">o</text:span></text:span>dici, inaniter innovarunt. -</text:p>
      <text:p text:style-name="P1">Cap. XXV. Nam quod stalticas quasdam facultates,<text:line-break/>hoc est sistentes feu supprimentes et constringentes et con-<text:line-break/>trahentes et repellentes, aut alias id genus pr<text:span text:style-name="Default_20_Paragraph_20_Font"><text:span text:style-name="T1">o</text:span></text:span>ferant, id<text:line-break/>nequaquam absurdum est nec obscurum. At quum meta-<text:line-break/>syncriticas tum materias tum facultates n<text:span text:style-name="Default_20_Paragraph_20_Font"><text:span text:style-name="T1">o</text:span></text:span>minant, nec<text:line-break/>apertum est quod dicunt, nec verum, nec etiam sectae con-<text:line-break/>gruens eorum, qui se fugitur<text:span text:style-name="Default_20_Paragraph_20_Font"><text:span text:style-name="T1">o</text:span></text:span> profitentur quae a dogma-<text:line-break/>ticis opinionibus prosicifcitur indicationem. Sufficere nam-<text:line-break/>que ajunt sibi apparentes communitates. Atqui excedentibus<text:line-break/>c<text:span text:style-name="Default_20_Paragraph_20_Font"><text:span text:style-name="T1">o</text:span></text:span>rp<text:span text:style-name="Default_20_Paragraph_20_Font"><text:span text:style-name="T1">o</text:span></text:span>ris meatibus ex statu naturali in statum praeter natu-<text:line-break/>ram., in proprietate excedendi existere qu<text:span text:style-name="Default_20_Paragraph_20_Font"><text:span text:style-name="T1">o</text:span></text:span>sdam affectus,<text:line-break/>ea d<text:span text:style-name="Default_20_Paragraph_20_Font"><text:span text:style-name="T1">o</text:span></text:span>gmatica opinio esu Sequitur vero ad hanc, quasdam</text:p>
      <text:p text:style-name="P2">esse facultates ejusmodi affectuum , metasyncriticas, videlicet<text:line-break/>quae c<text:span text:style-name="Default_20_Paragraph_20_Font"><text:span text:style-name="T1">o</text:span></text:span>mmutent meatuum alienam a natura confusi<text:span text:style-name="Default_20_Paragraph_20_Font"><text:span text:style-name="T1">o</text:span></text:span>nem,<text:line-break/>. nam sic usurpant nomina. Thessali loquaces, atque ad ea<text:line-break/>quae diutina fluxione vexantur facultates. ejuscemodi ad-<text:line-break/>hibent, quum nec monstrarint meatuum alienationes in ta-<text:line-break/>libus provenire affectibus, neque quod haec medicamenta<text:line-break/>transmutare vitiatum meatuum statum possunt, demonstrare<text:line-break/>valeant. Nam per dens immortales, cur, obscuro, napy,<text:line-break/>thapsia, pyrethrum, capparis radix et ab<text:span text:style-name="Default_20_Paragraph_20_Font"><text:span text:style-name="T1">s</text:span></text:span>olute quaecunque<text:line-break/>urere p<text:span text:style-name="Default_20_Paragraph_20_Font"><text:span text:style-name="T1">o</text:span></text:span>ssunt, si diutius corpore inhaereant; meatuum fla-.<text:line-break/>tum commutant. Nam quod partes quae tentantur assidua<text:line-break/>fluxione,- ab hoc genus medicamentis juventur , perspicuo<text:line-break/>videtur, . at quamobrem juventur, naturalis speculationis<text:line-break/>problema esu . Ae nos quidem dicimus earum frigidam<text:line-break/>simul atque humidam esse temperiem, ac proinde p<text:span text:style-name="Default_20_Paragraph_20_Font"><text:span text:style-name="T1">o</text:span></text:span>scere<text:line-break/>medicamenta quae simul et calefaciant et desiccent. Atque<text:line-break/>aliam causam proferunt; pro opinione nimirum quam<text:line-break/>conceperunt de corporis elementis. Nec tamen usurpari</text:p>
      <text:p text:style-name="P3">convenit metafyncrifeos vocabulum a quoquam alterius<text:line-break/><text:span text:style-name="Default_20_Paragraph_20_Font"><text:span text:style-name="T1">t</text:span></text:span>ectae , praeterquam eorum qui animantium corpora et<text:line-break/>existimant et appellitant syu<text:span text:style-name="Default_20_Paragraph_20_Font"><text:span text:style-name="T1">c</text:span></text:span>rimata, feu c<text:span text:style-name="Default_20_Paragraph_20_Font"><text:span text:style-name="T1">o</text:span></text:span>nfusiones ex<text:line-break/>corpusculis insecabilibus miuimisque et partiti<text:span text:style-name="Default_20_Paragraph_20_Font"><text:span text:style-name="T1">o</text:span></text:span>nis expers.<text:line-break/>tihus ac similaribus, quanquam nec istis omnibus, sed iis<text:line-break/>duntaxat qui, uti Thessalus in canone, meatuum altera.-<text:line-break/>tioni id genus morbos ascribunt. Non enim qua methodi-<text:line-break/>e<text:span text:style-name="Default_20_Paragraph_20_Font"><text:span text:style-name="T1">n</text:span></text:span>s est Thessalus id dicit, siquidem ubi tanquam methodicus .<text:line-break/>disserit, illic ab obscur<text:span text:style-name="Default_20_Paragraph_20_Font"><text:span text:style-name="T1">o</text:span></text:span>rum recedit indicatione, sed qua<text:line-break/>dogmaticus , fcilicet ab iisdem quae Asclepiades ponit ele-<text:line-break/>urentis exor<text:span text:style-name="Default_20_Paragraph_20_Font"><text:span text:style-name="T1">t</text:span></text:span>us, caeterum haud ubique sequens. Sed nunc<text:line-break/>tempus non est <text:span text:style-name="Default_20_Paragraph_20_Font"><text:span text:style-name="T1">t</text:span></text:span>uper talibus prolixius disserere ; nam quae-<text:line-break/>dam curandi methodo magis <text:span text:style-name="Default_20_Paragraph_20_Font"><text:span text:style-name="T1">t</text:span></text:span>unt propria, quaedam vero<text:line-break/>in opere de Themisonis et Thessali lecta exactius exp<text:span text:style-name="Default_20_Paragraph_20_Font"><text:span text:style-name="T1">r</text:span></text:span>o-<text:line-break/>mentus. Tempestivum itaque nunc est huncce librum lud<text:line-break/>finire, si m<text:span text:style-name="Default_20_Paragraph_20_Font"><text:span text:style-name="T1">o</text:span></text:span>do duo illi praeterea capita adjecero ; alterum<text:line-break/>superius dilatum, nempe de facultatibus contrariis; alte-,<text:line-break/>ruat ad insequentem sermonem necessarium, definiturus</text:p>
      <text:p text:style-name="P3">scilicet cujusque tum calesacientium , tum refrigerantium,<text:line-break/>tum exiccantium atque humectantium medicamentorum or-.<text:line-break/>dinem.</text:p>
      <text:p text:style-name="P1">Cap. XXVI. Igitur contrarias Iudicare facultates ex<text:line-break/>operibus oportet, sicut toto hoc libro saepenumero osten-<text:line-break/>dimus, dicentes quasdam facultates emplasticas et his coti-<text:line-break/>trarias extergentes, tum farctu liberantes et infarcientes,<text:line-break/>praeterea emollientes et indurantes , ac laxantes et conten-<text:line-break/>dentes; nam astringentes, aut acres, aut amaras, aut aci-<text:line-break/>das, aut dulces, non facultates medicamentorum, fed gustus<text:line-break/>esse qualitates monstravimus. Itaque in sus aut pror<text:span text:style-name="Default_20_Paragraph_20_Font"><text:span text:style-name="T1">s</text:span></text:span>us<text:line-break/>quaerenda non est contrarietas , aut non ut in facultatibus<text:line-break/>quaerenda. Scopus autem in istis duplex est, nempe earum<text:line-break/>actiones et temperamenta. Actiones quidem in densando<text:line-break/>et rarefaciendo, aut quippiam ex alto extrahendo, aut re-<text:line-break/>pellendo, iucrassando materias, aut extenuando, aut mea-<text:line-break/>tus obstruendo, aut ip<text:span text:style-name="Default_20_Paragraph_20_Font"><text:span text:style-name="T1">s</text:span></text:span>orum obstructiones expediendo-<text:line-break/>Temperamenta vero in calido, frigido, humido. et sicco.<text:line-break/>De quibus omnibus abu<text:span text:style-name="Default_20_Paragraph_20_Font"><text:span text:style-name="T1">n</text:span></text:span>de in quarto libro determinatum est,</text:p>
      <text:p text:style-name="P3">monstrantibus nobis quod astringens terrestre sit et frigi- ..<text:line-break/>dum, acidum vero tenue frigidum, amarum .autem ter-<text:line-break/>restre tenue, quod vero est absque ulla insigni qualitate,<text:line-break/>frigidum . aqueum. Sic acre igneum ostendimus, falsum<text:line-break/>vero terrestre calidum, nondum tamen igneum; similiter<text:line-break/>dulce calidum., scd nondum urens, quae vero oleosa funt,<text:line-break/>omnia aquea sunt et aeria. Sequuta sime .sunt tempera-<text:line-break/>menta eorum et opera. Nam astringens contrahere, con-<text:line-break/>stringere, densare; repellere et incrassari. et ante haec<text:line-break/>omnia refrigerare exiccareque natum est, acidum vero in-<text:line-break/>cidare , extenuare, dividere, obstructiones expedire; ex-<text:line-break/>purgare, citra calefactionem; acre vero similiter ut acidum<text:line-break/>agere; quod ad extenuationem expurgatiouemque attinet,<text:line-break/>caeterum hoc differt, quod acidum refrigeret, acre vero ca-<text:line-break/>lefaciat, ad haec quod illud repellat, hoc attrahat et digerat.<text:line-break/>Sic amarum quoque meatus expurgat, abstergit, extenuat,</text:p>
      <text:p text:style-name="P3"><text:span text:style-name="Default_20_Paragraph_20_Font"><text:span text:style-name="T9">.. 1 ,</text:span></text:span></text:p>
      <text:p text:style-name="Normal">incidit humorum crassitiem ^absque manifesta calefactione,<text:line-break/>frigidum vero aqueum incrassat, c<text:span text:style-name="Default_20_Paragraph_20_Font"><text:span text:style-name="T1">o</text:span></text:span>git, contrahit,. con-<text:line-break/>stringit, obstupefacit atque extinguit. Por<text:span text:style-name="Default_20_Paragraph_20_Font"><text:span text:style-name="T1">r</text:span></text:span>o acre extenuat,<text:line-break/>expurgat, digerit, disrumpit, attrahit et crustam efficit<text:line-break/>At falsum contrahit, constringit, condiendo servat, desiccat<text:line-break/>citra apertam aut caliditatem, aut frigiditatem. Dulce<text:line-break/>vero c<text:span text:style-name="Default_20_Paragraph_20_Font"><text:span text:style-name="T1">o</text:span></text:span>ncoquit, laxat, rarefacit. Osculum denique hume-<text:line-break/>ctat, emollit, laxat. Facilius itaque jam erit ex modo<text:line-break/>dictis ponderantem sapores invenire, qui temperamento<text:line-break/>quique operibus sint contrarii.-</text:p>
      <text:p text:style-name="P1">Cap. XXVII. Porro congruens jam tempus est, de-<text:line-break/>finitis temperamentorum et facultatum quae in medicamen-<text:line-break/>tis furit , ordinibus, hune librum absolvere. Igitur fymme-<text:line-break/>trum medicamentum et. quod sit similis temperamenti cum<text:line-break/>eo, cui admovetur, quum neque calefaciat, neque frigefa-<text:line-break/>ciat, neque exsiccet, neque humectet, id nec calidum , nec<text:line-break/>frigidum, nec siccum, nec humidum appellare convenit.<text:line-break/>Quod vero aut calidius, aut humidius, aut frigidius, aut</text:p>
      <text:p text:style-name="P3">siccius est, a vincente fen excedente cognominatur facnl-<text:line-break/>tate. Porro per unnmquemque excessum quatuor posuisse<text:line-break/>ordines, quod ad usum spectet , sufficit, calidum quidem<text:line-break/>nominantes primi ordinis quod nos calefacit; n<text:span text:style-name="Default_20_Paragraph_20_Font"><text:span text:style-name="T1">o</text:span></text:span>n tamen<text:line-break/>evidenter,. verum ut opus sit insuper aliqua demonstratione<text:line-break/>rationali; fio frigidum, humidum et siccum, quod demon-<text:line-break/>strutionem requirat etiam, nondum actionem valentem ne-<text:line-break/>que evidentem adeptum. Quae vero manifeste aut cale-<text:line-break/>facere, aut frigefacere, aut humecta<text:span text:style-name="Default_20_Paragraph_20_Font"><text:span text:style-name="T1">r</text:span></text:span>e, aut exsicca<text:span text:style-name="Default_20_Paragraph_20_Font"><text:span text:style-name="T1">r</text:span></text:span>e posti<text:line-break/>funt, ea fecundi esse ordinis dicentur. At quae jam vehe-<text:line-break/>mentes quidem, non tamen summe, tertii. Qui autem adeo<text:line-break/>calefacere possunt, ut escharam moliantur et urant, quarti ;<text:line-break/>sic quoque -quae vehementius refrigerant, adeo ut extin-<text:line-break/>guant, et ipsa quarti sunt ordinis. Caeterum nullum inve-<text:line-break/>nire est quod quarto ordine exiccet, quod no<text:span text:style-name="Default_20_Paragraph_20_Font"><text:span text:style-name="T1">n</text:span></text:span> etiam urat,<text:line-break/>nam quod summe exiccat, omnino id etiam deurit. Atta-<text:line-break/>men tertii ordinis exiccant, um esse quippiam queat, quod<text:line-break/>n<text:span text:style-name="Default_20_Paragraph_20_Font"><text:span text:style-name="T1">o</text:span></text:span>n urat, ceu omnia quae vehementer astringunt, ex qui-</text:p>
      <text:p text:style-name="P3">bus est omphacion , rhus , alumen , balaustium , galla om-<text:line-break/>phacitis. In his autem ipsis quaedam vicina jam sunt ad-<text:line-break/>ureutihus, ut squama aeris et aes ustum, quasi inter tertium<text:line-break/>quartumque ordinem dubie haereant. In medio tertii est<text:line-break/>aes ustum, si lotum sit. In principio tertii hypocystis. Sic<text:line-break/>autem et in fecundo et quarto differentias constituere li-<text:line-break/>cet triplices; nec enim perinde exiccat cauterium et napy,<text:line-break/>licet ambo quarti sint ordinis. De his sane omnibus in<text:line-break/>sequentibus libris per singula feorsum medicamenta deter-<text:line-break/>minabitur.</text:p>
      <text:h text:style-name="P71" text:outline-level="2"><text:bookmark-start text:name="bookmark10"/><text:span text:style-name="Default_20_Paragraph_20_Font"><text:span text:style-name="T12">GALENI DE SIMPUICIVM MEDICA-<text:line-break/>MENTORVM TEMPERAMENTIS AG<text:line-break/>FACVLTATIBVS LIBER VI.</text:span></text:span><text:bookmark-end text:name="bookmark10"/></text:h>
      <text:p text:style-name="P1">Prooemium. De simplicium medicamentorum for-<text:line-break/>ma pariter et facultate scribere quum suscepissemus , primis<text:line-break/>duobus libris aule omnia parvos modos ratiocinationum, qui-<text:line-break/>bus recentiorum medicorum plerique usi gravissime hallucinau-<text:line-break/>tur , indicare est vi<text:span text:style-name="Default_20_Paragraph_20_Font"><text:span text:style-name="T1">t</text:span></text:span>um. In tertio velut elementa quaedam<text:line-break/>totius . doctrinae tradidimus. Deinde vero in quarto de Ia-<text:line-break/>.portum natura disquifivimus, studio inveniendorum omnium,</text:p>
      <text:p text:style-name="P3">quae ex illis ad facultatum conducere cognitionem possent;<text:line-break/>disseruimus autem in extremo ipsius libris de qualitatibus<text:line-break/>medicamentorum quae ad odoratum attinenti Porro in<text:line-break/>quinto ad reliquum facultatum genus transgressi, quod qui-. -<text:line-break/>dem ab ipsis ope<text:span text:style-name="Default_20_Paragraph_20_Font"><text:span text:style-name="T1">r</text:span></text:span>ibus quae peragere natae funt, denomi-<text:line-break/>natur et illic quoque cujusque substantiam ostendimus. Et<text:line-break/>sane universalis fermo de. simplicium medicamentorum facul-<text:line-break/>tate universus jam finem <text:span text:style-name="Default_20_Paragraph_20_Font"><text:span text:style-name="T1">s</text:span></text:span>ortitus ridetur. Tempus vero<text:line-break/>est ad <text:span text:style-name="Default_20_Paragraph_20_Font"><text:span text:style-name="T1">s</text:span></text:span>ermones particulares, seu fperiales, feu utcunque<text:line-break/>nominare cuique visum erit, tranfire. Et fune hi privatim<text:line-break/>in unoquoque medicamento peragentur, ceu protinus initio<text:line-break/>fecimus, in primoquidem horum commentariorum de aqua<text:line-break/>et aceto contemplati, in fecundo vero de oleo et rofaceo,<text:line-break/>nisi quod illic velut in exemplis sermonem transegimus ad-<text:line-break/>versus eos, qui non recte de illorum facultate quid proto-<text:line-break/>sissent,. hic autem breviter de unoquoque disseram, non<text:line-break/>amplius curans liquis male de quovis eorum .quippiam</text:p>
      <text:p text:style-name="P3">pronunciavit, id tantum scripturus quod mihi videbitur<text:line-break/>verissimum, omissa adversus illos qui quid peccarunt con-<text:line-break/>certatione. Porro quod non m<text:span text:style-name="Default_20_Paragraph_20_Font"><text:span text:style-name="T1">o</text:span></text:span>do obscura futura est oratio<text:line-break/>iis qui fuperiora ignorant, verum demonstrationis destituta<text:line-break/>quoque fide, vel me tacente clarum arbitror. Sed tamen<text:line-break/>et in memoriam reduxisse forsan praestiterit , primum qui-<text:line-break/>dem quod in natura temperatissima faciendum est medica-<text:line-break/>mestorum facultatis periculum , deinde in intemperata,<text:line-break/>postea deinceps in. morbis simplicibus. At si quis ex quali-<text:line-break/>tatibus quae gustu percipiuntur iudicatori<text:span text:style-name="Default_20_Paragraph_20_Font"><text:span text:style-name="T1">o</text:span></text:span> coniectari velit<text:line-break/>de eorum facultate, in quarto monstravimus quaenam sit<text:line-break/>in his methodus. Si quis- ergo aut negligenter lectis fupe-<text:line-break/>rioribus aut plane non lectis statim ad hunc librum per-<text:line-break/>gat., festinans quamprimum medicamentorum facultatis pe-<text:line-break/>ritus effici , haud certam eorum habebit notitiam. Caete-<text:line-break/>rum quoniam medicamenta omnia partim sunt partes ani-<text:line-break/>malium , aut plantarum, aut fructuum, aut horum liquo<text:span text:style-name="Default_20_Paragraph_20_Font"><text:span text:style-name="T1">r</text:span></text:span>es,<text:line-break/>aut succi, partim vero ex metallis sumuntur, melius mihi</text:p>
      <text:p text:style-name="P3">risum est de plantis ante omnia disserere, tum quod <text:span text:style-name="Default_20_Paragraph_20_Font"><text:span text:style-name="T1">n</text:span></text:span>onis-<text:line-break/>rosissimmn illarum est genus, tum quod virium robore<text:line-break/>praecellentissimum, inde de metallicis tractare, atque hinc<text:line-break/>ad animalium partes transire. Qui<text:span text:style-name="Default_20_Paragraph_20_Font"><text:span text:style-name="T1">n</text:span></text:span> etiam. eo illas ordine<text:line-break/>perscribere decrevi , qui in elementis visitur , eas plantarum<text:line-break/>primo loco collocans, quarum nomina initium habent ah<text:line-break/>elemento A, fecundo vero loco quae a B incipiunt, et sic ter-<text:line-break/>tio, quarto quintoque loco, atque ita deinceps pro lite-<text:line-break/>rarum videlicet ordine. Nam et Pamphilus eum in modum<text:line-break/>tractatum de herbis composuit. Verum is ad fabulas ver<text:span text:style-name="Default_20_Paragraph_20_Font"><text:span text:style-name="T1">t</text:span></text:span>us<text:line-break/>aniles est, fimulque praestigias quasdam deliras Aegyptias,<text:line-break/>Iunctis nonnullis incantationibus, quas quum herbas colli-<text:line-break/>gunt admurmurant. Et sane utitur ad periapta .et veneficia<text:line-break/>non solum curiosa et a medicina aliena, sed etiam salsa<text:line-break/>universa. At nos neque horum quicquam, neque nugaces<text:line-break/>istorum narrabimus transsurmationes, nec .enim vel parvis</text:p>
      <text:p text:style-name="P3">admodum pueris utiles tales esse fabulas existimamus, nedum<text:line-break/>iis qui medicinae opera properant obice. Et profecto<text:line-break/>protinus in aphorismorum initio ab Hippocrate dictum mihi<text:line-break/>videtur, <text:span text:style-name="Default_20_Paragraph_20_Font"><text:span text:style-name="T1">vita brevi</text:span></text:span>s, <text:span text:style-name="Default_20_Paragraph_20_Font"><text:span text:style-name="T1">ar</text:span></text:span>s <text:span text:style-name="Default_20_Paragraph_20_Font"><text:span text:style-name="T1">vero longa, </text:span></text:span>ne tempus in inutili-<text:line-break/>bus tereremus, verum quam maximo studio festinaremus<text:line-break/>.riam incedere c<text:span text:style-name="Default_20_Paragraph_20_Font"><text:span text:style-name="T1">o</text:span></text:span>mpendiosissimam , nempe per ea quae funt .<text:line-break/>in arte utilissima. Pleraque voro ista herbarum nomina,<text:line-break/>aut Aegyptiaca , aut Babylonia , quaeque nonnulli aut pri-<text:line-break/>vatim, aut notae gratia illis imposuerunt, hic adscribere<text:line-break/>mihi visum est supervacuum. Nam praestat, si quis haec<text:line-break/>.volet curiosius persequi , seorsum et per se apud illos. legere<text:line-break/>qui transtulere, nam ita et libros illos inscribunt, ut qui<text:line-break/>e<text:span text:style-name="Default_20_Paragraph_20_Font"><text:span text:style-name="T1">o</text:span></text:span>s non composuerint, velut Xenocrates Aphrodifiensis fecit,<text:line-break/>vir cum in aliis supra modum curiosus tum a praestigiis<text:line-break/>non alienus. AtPamphilus, is scilicet qui libros de herbis<text:line-break/>composuit, plane ex iis quae vel ipsis scribit prae fe fert<text:line-break/>grammaticum, indicatque fe nec conspexisse herbas, de<text:line-break/>quibus conscribit, nec vires earum expertum, sed iis qui</text:p>
      <text:p text:style-name="P3">ante ipsum scripsere , fidem habuisse citra ullam exploratio-<text:line-break/>nem. Sic sime libros explerit addit<text:span text:style-name="Default_20_Paragraph_20_Font"><text:span text:style-name="T1">o</text:span></text:span> ad quamque herbam<text:line-break/>nominum acervo , deinde etiam exponens, fi qua ex h<text:span text:style-name="Default_20_Paragraph_20_Font"><text:span text:style-name="T1">o</text:span></text:span>mine<text:line-break/>ferebatur transformatio, tum incantationes et libationes<text:line-break/>atque thymiamata quae in colligendis illis adhibebantur<text:line-break/>ascribens, nec non et alias ejusmodi praestigias nugaces.<text:line-break/>At Anaxarbensis Diofcorides quinque libris materiam omnem<text:line-break/>utilem absolvit ,- non herbarum tantum, fed et arborum et<text:line-break/>fructuum et succorum et liquorum, memorans insuper et<text:line-break/>metallica omnia et partes animalium. Et mihi utique vi-<text:line-break/>detur omnium perfectissime tractatum de materia medica-<text:line-break/>ment<text:span text:style-name="Default_20_Paragraph_20_Font"><text:span text:style-name="T1">o</text:span></text:span>rum confecisset Nam licet a caloribus eo plurima<text:line-break/>de illis bene scripta extent, tamen a nemine omnium aeque<text:line-break/>de omnibus, nisi liquis Tantorum praedicet Asclepiadis,<text:line-break/>nam et huic caetera recte dicta esse probantur extra ratio-<text:line-break/>cinatioues, quas super causis affert. Atque haec nimirum<text:line-break/>perlegere debet quisquis peritus medicamentorum^ materiae<text:line-break/>evadere studet, ad haec quoque quae scripta reliquit Hera-</text:p>
      <text:p text:style-name="P3">elides Tarantinus et Crateuas et Mantias. Verum illi <text:span text:style-name="Default_20_Paragraph_20_Font"><text:span text:style-name="T1">n</text:span></text:span>on<text:line-break/>similiter scripserunt, nec in unum. congesserunt omnia,.ceu<text:line-break/>Dioscorides, qui de materia quinque libris fecit titulum,<text:line-break/>verum seorsum, verbi causa de praeparatione, aut proba-<text:line-break/>tione medicamentorum scripserunt, ut Heraclides Paranti-<text:line-break/>nus, seorsum vero de purgantibus, aut propotismis, aut<text:line-break/>nisenus, nt fecit Mantias, <text:span text:style-name="Default_20_Paragraph_20_Font"><text:span text:style-name="T1">s</text:span></text:span>eparatim de facile parabilibus<text:line-break/>remediis, uti Apellamus , aut de iis quae fecundum locos,<text:line-break/>ut Mantias. Porro plerumque medicamentorum usum ve-<text:line-break/>teres in curandi tractatibus prodiderunt, ut et juniorum me-<text:line-break/>dicorum prope omnes. Nam et. ab Hippocrate dicta sunt<text:line-break/>multa et ab Euryphonle et Dreuche et Diocle et Plistonico<text:line-break/>et Praxagora et Herophilo. Nec est veterum medicorum<text:line-break/>quisquam quinon aliquid plus minusve arti contulerit ad<text:line-break/>medicamentorum scientiam , idque citra praestigias aut uien-<text:line-break/>dacium <text:span text:style-name="Default_20_Paragraph_20_Font"><text:span text:style-name="T1">A</text:span></text:span>quae postea invexit Andreas. Itaque cui. otium<text:line-break/>fnppetit legendis utiliter de medicamentis scriptis libris,</text:p>
      <text:p text:style-name="P3">multos quidem habet, ut est dictum, antiquorum, sest nec<text:line-break/>pauc<text:span text:style-name="Default_20_Paragraph_20_Font"><text:span text:style-name="T1">o</text:span></text:span>s juniorum., adusque Pamphilum et Archigenem.<text:line-break/>Quin et Rufus Ephesius, quum multa medicamenta in cu-<text:line-break/>randi libris conscripserit, tum de herbis versibus hexametris<text:line-break/>quatuor libres composuit. Nec metus est defecturos libr<text:span text:style-name="Default_20_Paragraph_20_Font"><text:span text:style-name="T1">o</text:span></text:span>s<text:line-break/>utiles, etiamsi in tota ulta quis aliud nihil quam de me-<text:line-break/>dicamentis f egere volet. Verum abstinendum ab Andrea<text:line-break/>est aliisque similiter mendacibus, multoque etiam magis<text:line-break/>fugiendus Pamphilus, qui ne per somnium quidem herbas<text:line-break/>vidit, quarum aggreditur figuras perscribere. Nam id<text:line-break/>genus hominum , quo modo assimilavit eos Heraclides Ta-.<text:line-break/>rantinus , simillimum est praeconibus , qui formam ac notas<text:line-break/>fugitivi mancipii , licet ipsi non viderint unquam , praeconio<text:line-break/>tamen publicant; notas enim ab aliis qui norunt accipiunt<text:line-break/>et ceu cantilenam eas proferunt, ut si forte is, quem prae-<text:line-break/>conio indicant, prope adsisteret, agnoscere tamen non pus-<text:line-break/>se<text:span text:style-name="Default_20_Paragraph_20_Font"><text:span text:style-name="T1">nti </text:span></text:span>Equidem non possem non accusare et illos queque,<text:line-break/>qui primi herbarum formas- scriptis docere fiunt c<text:span text:style-name="Default_20_Paragraph_20_Font"><text:span text:style-name="T1">o</text:span></text:span>nati,</text:p>
      <text:p text:style-name="P2">quum melius existimem ab ipfo praecept<text:span text:style-name="Default_20_Paragraph_20_Font"><text:span text:style-name="T1">o</text:span></text:span>re <text:span text:style-name="Default_20_Paragraph_20_Font"><text:span text:style-name="T1">o</text:span></text:span>culis disicere;<text:line-break/>ac non assimilari iis qui eix libris -prodeunt. gubernatores ;<text:line-break/>nam sic et verior et manifestior esset doctrina non herba-.<text:line-break/>ruat modo et fruticum arhorumque, <text:span text:style-name="Default_20_Paragraph_20_Font"><text:span text:style-name="T1">t</text:span></text:span>ed et aliorum omnium<text:line-break/>medicamentorum. Verum enimvero si omnino libris est<text:line-break/>opus, quis adeo ni<text:span text:style-name="Default_20_Paragraph_20_Font"><text:span text:style-name="T1">t</text:span></text:span>er estus praeteritis scriptis Dio fcoridis,<text:line-break/>Nigri, Heraclidis, Crafeuae et aliorum innumerorum, qui<text:line-break/>in arte ip<text:span text:style-name="Default_20_Paragraph_20_Font"><text:span text:style-name="T1">t</text:span></text:span>a consenuerunt, libros grammaticos scribentis<text:line-break/>incantationes, transformationes et decanorum daemonio-<text:line-break/>rumque herbas sacras perferat? Nam quod hominibus istis<text:line-break/>praestigiatoribus unicum suerit studium ut vulgus imperi-<text:line-break/>tum talia scribentes in <text:span text:style-name="Default_20_Paragraph_20_Font"><text:span text:style-name="T1">t</text:span></text:span>ui admirationem verterent, vel ex<text:line-break/>ipsis Pamphili libris discere liceat; qui primam i<text:span text:style-name="Default_20_Paragraph_20_Font"><text:span text:style-name="T1">n</text:span></text:span>ter herbas<text:line-break/>conscripsit abrotonum omnibus nobis .cognitam , ac deinde<text:line-break/>. vrticem ec ipsimi admodum notam, inde agrostin herbam,<text:line-break/>nec vulgo ignotam, mox anchusam, quam nec .ipsam quis-<text:line-break/>piam ignorat, sicut nec adiauton, quae illi deinceps scripta<text:line-break/>legitur, atque in his utique nihil, quod quidem feram, stupe<text:span text:style-name="Default_20_Paragraph_20_Font"><text:span text:style-name="T1">t-</text:span></text:span></text:p>
      <text:p text:style-name="P24">vacuum scribit. Verum postea herbae meminit nomine, ut<text:line-break/>ait, aquilae, de qua fatetur, Graecorum nulli quicquam esse<text:line-break/>proditum, verum scriptam fe<text:span text:style-name="Default_20_Paragraph_20_Font"><text:span text:style-name="T1">r</text:span></text:span>e perisse iri libello quopiam<text:line-break/>ex iis qui inscribuntur Mercurio Aegyptio, c<text:span text:style-name="Default_20_Paragraph_20_Font"><text:span text:style-name="T1">o</text:span></text:span>ntinente tri-<text:line-break/>ginta fex . sueras horosc<text:span text:style-name="Default_20_Paragraph_20_Font"><text:span text:style-name="T1">o</text:span></text:span>porum herbas: Quas clarum est<text:line-break/>esse <text:span text:style-name="Default_20_Paragraph_20_Font"><text:span text:style-name="T1">o</text:span></text:span>mnes nugas meras atque auctoris ipsius figmenta<text:line-break/>similia ophi<text:span text:style-name="Default_20_Paragraph_20_Font"><text:span text:style-name="T1">o</text:span></text:span>nicis Conchlacis; nec enim prorsum quispiam<text:line-break/>extitit Conchlax; ad risum enim fictum n<text:span text:style-name="Default_20_Paragraph_20_Font"><text:span text:style-name="T1">o</text:span></text:span>men est; fient<text:line-break/>pleraque alia in libro ejus conscripta, nec triginta sex her-<text:line-break/>bae illae ultra nomen ipsum quicquam sunt, nec. ulla. ipsis.<text:line-break/>res funi aceti Verum Pamphilo, sicut et plerisque aliis, ,<text:line-break/><text:span text:style-name="Default_20_Paragraph_20_Font"><text:span text:style-name="T1">o</text:span></text:span>tium fo<text:span text:style-name="Default_20_Paragraph_20_Font"><text:span text:style-name="T1">r</text:span></text:span>tassis supererat inutiles fabulas libris intexere, at<text:line-break/>nos nunc quoque tempus nos pe<text:span text:style-name="Default_20_Paragraph_20_Font"><text:span text:style-name="T1">r</text:span></text:span>didisse arbitramur, qui<text:line-break/>p<text:span text:style-name="Default_20_Paragraph_20_Font"><text:span text:style-name="T1">r</text:span></text:span>olixius eorum meminimus.- Itaque quae utilia sunt jam<text:line-break/>nunc ordiamur:<text:tab/>. .t<text:tab/>...</text:p>
      <text:p text:style-name="P1">Cap. I. [1. si<text:span text:style-name="Default_20_Paragraph_20_Font"><text:span text:style-name="T1">c abr</text:span></text:span>o<text:span text:style-name="Default_20_Paragraph_20_Font"><text:span text:style-name="T1">ton</text:span></text:span>o <text:span text:style-name="Default_20_Paragraph_20_Font"><text:span text:style-name="T1">et absinthio et utriusque<text:line-break/>speciebus].- </text:span></text:span>Abrotoni herbae nec speciem fo<text:span text:style-name="Default_20_Paragraph_20_Font"><text:span text:style-name="T1">r</text:span></text:span>mamve feri-</text:p>
      <text:p text:style-name="P2">here post tot tantosque viros oportet, nec particulares<text:line-break/>actiones, ceu illi factita<text:span text:style-name="Default_20_Paragraph_20_Font"><text:span text:style-name="T1">r</text:span></text:span>unt; quas si non definite distincte-<text:line-break/>que, falsem dare significarunt, verum et nos quoque eas<text:line-break/>Copiosius exponemus in opere de componendis pharmacis,<text:line-break/>simulque de paratu facilibus, interim vero etiam .in curandi<text:line-break/>methodi libris, nimirum ubi exposcet usus. Verum quod<text:line-break/>unicum ab initio pr<text:span text:style-name="Default_20_Paragraph_20_Font"><text:span text:style-name="T1">o</text:span></text:span>positum fuit, nempe universales dun-<text:line-break/>taxat medicament<text:span text:style-name="Default_20_Paragraph_20_Font"><text:span text:style-name="T1">o</text:span></text:span>rum <text:span text:style-name="Default_20_Paragraph_20_Font"><text:span text:style-name="T1">o</text:span></text:span>mnium facultates infpicere, id qui-<text:line-break/>dem et in aliis. consentaneum est et nunc sane etiam famen-<text:line-break/>dum dicendumque, abrot<text:span text:style-name="Default_20_Paragraph_20_Font"><text:span text:style-name="T1">o</text:span></text:span>uon esse calidum et siccum sa-<text:line-break/>cultate, in terti<text:span text:style-name="Default_20_Paragraph_20_Font"><text:span text:style-name="T1">o</text:span></text:span> ordine sive recessu a symmetria situm,<text:line-break/>discutientem quandam ac incidentem habens facultatem,<text:line-break/>cujus facultatis est pulvis hujus sumptus , tum sarcoticam<text:line-break/>tum mordentem. Porro quod ejusm<text:span text:style-name="Default_20_Paragraph_20_Font"><text:span text:style-name="T1">o</text:span></text:span>di ordo ut ad tem-<text:line-break/>peratum naturam expenditur saepe ante diximus.- Sedet<text:line-break/>inveniemus temperamentum ejus non minime quidem et<text:line-break/>ex gustu ducta coniectura , utpote quum fit admodum ama-<text:line-break/>rum. Porro saporem ejusmodi., quum terrenae sit. esseu-</text:p>
      <text:p text:style-name="P3">tiae, a Largo calore extenuatum ostendimus,- ita- ut non<text:line-break/>instrenue calefaciat pariter et desiccet. . Quinimo et cum<text:line-break/>distincta illa experientia, de qua supra frequenter dictum<text:line-break/>est, diligenter explorassemus , ex eadem temperie medica-<text:line-break/>mentum hoc comperimus. Nam sive comam cum floribus,<text:line-break/>nam reliqua ejus palea inutilis est, contusam ulceri puro<text:line-break/>illinas, mordax et irritans videbitur , sive eo in oleo mace-<text:line-break/>rato. caput voles aut ventrem perfundere, admodum calefa-<text:line-break/>cere reperies. Quin et si qui per circuitum rigoribus cor-<text:line-break/>ripiuntur , eos ante levationem hoc voles confricare; minus<text:line-break/>utique rigore concutientur; imo et <text:span text:style-name="Default_20_Paragraph_20_Font"><text:span text:style-name="T1">t</text:span></text:span>ensus quidem p<text:span text:style-name="Default_20_Paragraph_20_Font"><text:span text:style-name="T1">r</text:span></text:span>otinus,<text:line-break/>ubi admotum fuerit, ipsum calefacere percipit. . Porro<text:line-break/>quod lumbricos interimat par est; nimirum quum fit ama-<text:line-break/>rum, ac proinde, vel antequam experiaris, manifestum, est<text:line-break/>quidem memoria teneas quae in horum commentariorum<text:line-break/>quarto de amarisaporis: natura prodidimus. Sclesque pro-<text:line-break/>tinus quod et digerendi et incidendi quandam xim habeat<text:line-break/>Sed et quod magis quam abfinthib id ipsi necessario insit,</text:p>
      <text:p text:style-name="P3">in promptu erit colligere , primum quidem ex gustu , p au-<text:line-break/>cissimae siquidem acerbitatis particeps ahrotonon est, non<text:line-break/>paucae vero absinthium; deinde ex eo quod inimicum<text:line-break/>quidem sit stomacho ahrotonon, velut etiam feriphon, gra-<text:line-break/>tum vero et amicum absinthium. Siquidem de istis fuprd<text:line-break/>ostensum est quod amarum ipsum per <text:span text:style-name="Default_20_Paragraph_20_Font"><text:span text:style-name="T1">t</text:span></text:span>e omnifariam infen-<text:line-break/>fum sit stomacho, austerum vero, aut acerbum, aut i<text:span text:style-name="Default_20_Paragraph_20_Font"><text:span text:style-name="T1">n</text:span></text:span> fumum<text:line-break/>estringens stomacho amicum. Porro ubi qualitates hae in-<text:line-break/>vicem permixtae fuerint , quae vehementior fuerit, ea utique<text:line-break/>vicerit. Atque haec fatis est i<text:span text:style-name="Default_20_Paragraph_20_Font"><text:span text:style-name="T1">n</text:span></text:span> hoc tractatu novisse.. Mon-<text:line-break/>strabitur autem in libris de ratione curandi, quo pacto quis<text:line-break/>optime medicamento ejusmodi uti possit. Ac proinde quae-<text:line-break/>rendum haud etiam est quamobrem cum malo -cydonio<text:line-break/>c<text:span text:style-name="Default_20_Paragraph_20_Font"><text:span text:style-name="T1">o</text:span></text:span>cto illitum aut pane oculorum sanet phlegmonas , neque<text:line-break/>quid cum farina hordeacea tritum ac -coctum digerat phy-<text:line-break/>mata, neutrum siquidem horum, nec aliorum quidvis huic<text:line-break/>proposito nobis tractatui proprium est, fed qui empiricam<text:line-break/>profitentur doctrinam, ii in paratu facilibus medicamentis</text:p>
      <text:p text:style-name="P3">ea conscribunt, at qui ex ratione artem tractare volunt, iis<text:line-break/>opus est methodo curandi; nam alioqui damnum magis<text:line-break/>quam utilitatem ex tali consequantur narratione. Sane<text:line-break/>Hippocrati, qui in aphorismis scripsit, .Do<text:span text:style-name="Default_20_Paragraph_20_Font"><text:span text:style-name="T1">l</text:span></text:span>o<text:span text:style-name="Default_20_Paragraph_20_Font"><text:span text:style-name="T1">re</text:span></text:span>s o<text:span text:style-name="Default_20_Paragraph_20_Font"><text:span text:style-name="T1">cul</text:span></text:span>o<text:span text:style-name="Default_20_Paragraph_20_Font"><text:span text:style-name="T1">rum<text:line-break/>solvit meri poti</text:span></text:span>o, <text:span text:style-name="Default_20_Paragraph_20_Font"><text:span text:style-name="T1">aut lavacrum, aut satu</text:span></text:span>s, <text:span text:style-name="Default_20_Paragraph_20_Font"><text:span text:style-name="T1">aut sanguini</text:span></text:span>s<text:line-break/><text:span text:style-name="Default_20_Paragraph_20_Font"><text:span text:style-name="T1">.missio, aut purgatio, </text:span></text:span>nec adjecit quosnam dolores vini<text:line-break/>potio, quos lavacrum, quos fotus, quos sanguinis missio et<text:line-break/>quos purgatio , ignoscendum forsan quis arbitretur . tribus,<text:line-break/>ut arbitror, de causis. Siquidem aphoristicam faciebat do-<text:line-break/>ctrinam, in qua propter brevitatem et compendium plera-<text:line-break/>que ita dici concessum esu Et .omnia quae dolore solvunt<text:line-break/>enumeravit, tametsi non definiit ad quem dolorem quod-<text:line-break/>uam ex illis congrueret. Tum multis in locis aliorum li-<text:line-break/>brorum occasiones nobis praestitit, distinctiones in iis quae<text:line-break/>hoc pacto dicuntur inveniendi. A.t qui neque in aliis libris<text:line-break/>de talibus scripsere distinctionibus, aut in. euarratorio et<text:line-break/>prolixo. tractatu aphoristice tamen ac breviter scribunt, aut</text:p>
      <text:p text:style-name="P3">insuper .etiam ex multis unum tantum indicant, ii plus n<text:span text:style-name="Default_20_Paragraph_20_Font"><text:span text:style-name="T1">o</text:span></text:span>s<text:line-break/>laedunt quam juvant. Nam quum sint multae in ophthale<text:line-break/>miis differentiae , atque una duntaxat ex eis praedictum<text:line-break/>poscat cataplasma, aliae vero omnes ab eo laedantur, si<text:line-break/>quis id ad omnes sine discrimine adhibeat, multo plus lae-<text:line-break/>dat quam juvabit. Ad hunc itaque modum non tantum<text:line-break/>de abrotono , fed de aliis quoque omnibus scribendum nobis<text:line-break/>est; eas quidem facultates quae fiant in calefaciendo, frige-<text:line-break/>faciendo, humectando, siccandoqpe iis quas saepenumero<text:line-break/>memoravimus methodis reperientibus, quae ver<text:span text:style-name="Default_20_Paragraph_20_Font"><text:span text:style-name="T1">o</text:span></text:span> fecundum<text:line-break/>totius substantiae proprietatem persiciuntur, stola experientia.<text:line-break/>Et de his ostensum ast qu<text:span text:style-name="Default_20_Paragraph_20_Font"><text:span text:style-name="T1">o</text:span></text:span>d deleteriae sint et deleteriarum<text:line-break/>alexeteriae et purgatoriae. Nam has ex ratione invenire<text:line-break/>est impossibile, praeterquam quod in quibusdam suspicionem<text:line-break/>duntaxat probabilem invenire liceat, neque enim in omni-<text:line-break/>bus, sicut hocin superioribus monstiatum fuit. At de fa-<text:line-break/>cultatibus, quae hoc pacto inveniuntur, sepa<text:span text:style-name="Default_20_Paragraph_20_Font"><text:span text:style-name="T1">r</text:span></text:span>atim p<text:span text:style-name="Default_20_Paragraph_20_Font"><text:span text:style-name="T1">o</text:span></text:span>stea<text:line-break/>disseremus, ubi videlicet prius sigillatim per quodque medi-</text:p>
      <text:p text:style-name="P3">c<text:span text:style-name="Default_20_Paragraph_20_Font"><text:span text:style-name="T1">o</text:span></text:span>mentum de iis, quae calefacie<text:span text:style-name="Default_20_Paragraph_20_Font"><text:span text:style-name="T1">n</text:span></text:span>d<text:span text:style-name="Default_20_Paragraph_20_Font"><text:span text:style-name="T1">o</text:span></text:span> frigesaclendo , hume-<text:line-break/>ctaudo, ficcandoque agunt, tum da iis, quae ad has conte-<text:line-break/>quuntnr, narrationem absolvero. Porro ubi unum modo<text:line-break/>adjecero, finem faciam de altro tono dicendi, nempe quod<text:line-break/>summe suspiciendus ille Pamphilus, etiamsi hanc primam<text:line-break/>herbarum . recensuit, ac forsan ut nullam deinceps aliam,<text:line-break/>tameti hanc saltem oculis suis conspicari voluerit, attamen<text:line-break/>vel maxime hallucinatur, existimans hanc herbam a Roma-<text:line-break/>nis appellari sant<text:span text:style-name="Default_20_Paragraph_20_Font"><text:span text:style-name="T1">o</text:span></text:span>nicum, differt enim ab abrotono santo-<text:line-break/>nicum , velut etiam Dioscorides exactissime scripsit in tertio<text:line-break/>de materia, .et omnes id norunt tum medici tum pharma-<text:line-break/>copolae. Nam abrotoni duae- sunt species, altera quam<text:line-break/>marem, altera quam foeminam nuncupant, quod ipsum de-<text:line-break/>finitum est tum apud Dioscoridem tum apud ipsum Pam-<text:line-break/>philum aliosque innumeros. At aliud est ab eo absinthium,<text:line-break/>cujus rursum tres statuendae furit species , -quarum unam<text:line-break/>eodem cum. genere ipsis nomine appellitant, cujusmodi po-<text:line-break/>tissimum est p<text:span text:style-name="Default_20_Paragraph_20_Font"><text:span text:style-name="T1">o</text:span></text:span>nticum, alterum sant<text:span text:style-name="Default_20_Paragraph_20_Font"><text:span text:style-name="T1">o</text:span></text:span>nicum, tertium <text:span text:style-name="Default_20_Paragraph_20_Font"><text:span text:style-name="T1">t</text:span></text:span>eri-</text:p>
      <text:p text:style-name="P3">phum. Si vero aliud placet appellare absinthium, aliud<text:line-break/>vero serilIhum, aliud autem sim Ionicum, nihil interest, quod<text:line-break/>ad praesens certe attinet, nec enim nomen divisuri venimus,<text:line-break/>fed studium nobis est ipsis de rebus. Porro quoniam haec<text:line-break/>tum specie tum gustu tum facultatibus inter sese diversa<text:line-break/>sunt, non obscure uno, si ita lubet, omnia nomine nuncupes,<text:line-break/>verum exacte vires eorum edoceas. Ac nos sane sufsicien-<text:line-break/>ter ipsas formas a DioscoIide explicatas esse aliisque non<text:line-break/>paucis jam diximus, itaque denuo eadem scribenda non sunt,<text:line-break/>quae maj oribus recte sunt prodita. At siquid illi in facula<text:line-break/>talibus omisere indistinctum, cujus profecto gratia ad hanc<text:line-break/>narrationem venimus, ea nos adjicere tentabimus. Absin-<text:line-break/>Ibium quidem dictis minus est calidum, nempe plurimam<text:line-break/>obtinens astrictionem, quod quum sit et minus quoque te-<text:line-break/>nuium quam ilia partium et utique minori etiam quam<text:line-break/>ilia ad eundem. modum extenuandi facultate, attamen non<text:line-break/>minus desiccatorium est. At caeterorum fantonicum qui-<text:line-break/>dem a Santonia regione, in qua nascitur, nomen sortitum</text:p>
      <text:p text:style-name="P3">proximam habet facultatem feripho, paulo imbecillius in<text:line-break/>calefaciendo et extenuando desiccandoque. Porro ipsum<text:line-break/>seriphon abrotono minus est calidum, verum calidius ab-<text:line-break/>sinthio, stomacho impendio inimicam, nempe cum amarore<text:line-break/><text:span text:style-name="Default_20_Paragraph_20_Font"><text:span text:style-name="T1">s</text:span></text:span>alsedinem quandam prae fe ferens, <text:span text:style-name="Default_20_Paragraph_20_Font"><text:span text:style-name="T1">s</text:span></text:span>ed et quandam licet<text:line-break/>minimam astrictionem obtinet. Sic et abrotonon et Punto-<text:line-break/>nicum admodum infesta funt stomacho. Solum autem inter<text:line-break/>ea absinthium et maxime ponticum gratum est stomacho,<text:line-break/>quia plurimam astrictionem continet. Abrotonum vero<text:line-break/>ustum calidum siccumque facultate est, magis etiam quam<text:line-break/>cucurbita sicca usta et anethi radix. llla enim ulceribus<text:line-break/>humidis simul et citra phlegmonem callo induratis conve-<text:line-break/>niunt, ac proinde maxime uIceribus, quae in pudendorum<text:line-break/>praeputiis fiunt, competere videntur. At cinis abrotoni ul-<text:line-break/>ceribus omnibus mordax est, ac idcirco cum oleo tenui,<text:line-break/>cicino scilicet aut raphanino, autSicyonio, aut veteri, et<text:line-break/>maxime Sabino, ad alopecias accommodatur. Tum barbam<text:line-break/>segnius tardiusque enafcentem cum aliquo dictorum oleorum</text:p>
      <text:p text:style-name="P3">elicit, sed nec- minus illis lentiscino maceratum. Quippe<text:line-break/>pro eo quod tenuium est .partium, rarefaciendi vim obtinet<text:line-break/>et mordax est et calidum, quas utique maxime ejus facula-.<text:line-break/>tes novisse op<text:span text:style-name="Default_20_Paragraph_20_Font"><text:span text:style-name="T1">o</text:span></text:span>rtet, nec quicquam etiam particulare in hoc.,<text:line-break/>tractatu requirere. .</text:p>
      <text:p text:style-name="P1">[2. <text:span text:style-name="Default_20_Paragraph_20_Font"><text:span text:style-name="T1">De agn</text:span></text:span>o <text:span text:style-name="Default_20_Paragraph_20_Font"><text:span text:style-name="T1">casi</text:span></text:span>o, <text:span text:style-name="Default_20_Paragraph_20_Font"><text:span text:style-name="T1">seu vitice.] </text:span></text:span>Agnus castus vel<text:line-break/>vitex, planta fruticosa, calidus quidem est et siccus tertio<text:line-break/>ordine, verum multum tenuis substantiae, tum gustu acris<text:line-break/>simul et astringens , ipsus quidem vitices ad medicinam habet<text:line-break/>inutiles, caeterum folia femenque calida siccaque facultate<text:line-break/>sunt, substantia vero tenui. . Nam et utentibus ita apparet<text:line-break/>et gestantibus acre simul et fubastringens percipitur tum<text:line-break/>selium tum flos tum fructus. Edendo tame<text:span text:style-name="Default_20_Paragraph_20_Font"><text:span text:style-name="T1">n</text:span></text:span> etiam fru-<text:line-break/>ctus est, verumtamen perspicuo calefacit et simul capiti^.<text:line-break/>dolorem perit. At fi frigatur, nam et fic editur cum tra-<text:line-break/>gematis , minus caput tentat. Porr<text:span text:style-name="Default_20_Paragraph_20_Font"><text:span text:style-name="T1">o</text:span></text:span> flatus ventris discutit<text:line-break/>et quum n<text:span text:style-name="Default_20_Paragraph_20_Font"><text:span text:style-name="T1">o</text:span></text:span>n frictus, et multo magis quum frictus fuerit.</text:p>
      <text:p text:style-name="P3">Cohibet porro impetus in venerem , tum finctionis expers,<text:line-break/>tum etiam ipsam expertus. F<text:span text:style-name="Default_20_Paragraph_20_Font"><text:span text:style-name="T1">o</text:span></text:span>lia item <text:span text:style-name="Default_20_Paragraph_20_Font"><text:span text:style-name="T1">flo</text:span></text:span>resque ipsius<text:line-break/>fruticis id ipsum praestare possunt, itaque non tantum esa<text:line-break/>potaque ad castitatem conser<text:span text:style-name="Default_20_Paragraph_20_Font"><text:span text:style-name="T1">v</text:span></text:span>e creduntur, verum etiam<text:line-break/>fubstrata. Hinc est qu<text:span text:style-name="Default_20_Paragraph_20_Font"><text:span text:style-name="T1">o</text:span></text:span>d Athenis in Thesm<text:span text:style-name="Default_20_Paragraph_20_Font"><text:span text:style-name="T1">o</text:span></text:span>phoriis, id est<text:line-break/><text:span text:style-name="Default_20_Paragraph_20_Font"><text:span text:style-name="T1">sacri</text:span></text:span>s <text:span text:style-name="Default_20_Paragraph_20_Font"><text:span text:style-name="T1">Cereri</text:span></text:span>s, mulieres totum fini fruticem substernunt.<text:line-break/>Hinc illi quoque n<text:span text:style-name="Default_20_Paragraph_20_Font"><text:span text:style-name="T1">o</text:span></text:span>men inditum agni casti. Ex quibus<text:line-break/>omnibus manisestum est, siquidem mem<text:span text:style-name="Default_20_Paragraph_20_Font"><text:span text:style-name="T1">o</text:span></text:span>ria teneamus quae<text:line-break/>superioribus commentariis snut dicta, agnum calefacere, si-<text:line-break/>mulque exiccare, tum omnium maxime flatus discutere.<text:line-break/>Porro quod tenuium sit partium, facultas ejus indicio esu<text:line-break/>Nam quod caput tentet, non magis a multitudine vaporum<text:line-break/>ah eo prognatorum quam a caliditate ejus ac tenuitate<text:line-break/>partium fieri rationabile esu Nam si flatuosum spiritum<text:line-break/>procreare posset, sime et ventrem inflaret et venerem fii-<text:line-break/>moleret, perinde ut eruca; verum quum non tantum n<text:span text:style-name="Default_20_Paragraph_20_Font"><text:span text:style-name="T1">o</text:span></text:span>n<text:line-break/>excitare, imo etiam.reprimere queat, fuerit profecto sccuu-</text:p>
      <text:p text:style-name="P3">dum rutae maxime facultatem tum in calefaciendo tum in<text:line-break/>reficcando. Non tamen illi par est, nam utroque paulo est<text:line-break/>inferior., siquidem ruta tum magis est calefactoria tum magis<text:line-break/>deficcatoria. Differt etiam qualitatis simul ac facultatis<text:line-break/>mixtione, Nam agni femen ac germina modicam feruut<text:line-break/>astrictionem, at ruta ubi aruerit, exacte amara est et acris,<text:line-break/>ubi vero humida, subamara. Non tamen austeritas, aut<text:line-break/>acerbitas] illi inest, aut si cui rideatur inesse, ea utique<text:line-break/>omnino obscura, fcio, videbitur, nec par ei quae est in<text:line-break/>agno. Quocirca et ad jecur et lienem indurata et obstructa<text:line-break/>agni femen potius quam rufa competit. Sed haec ad cu-<text:line-break/>randi jam methodum pertinent, quam quidem ut omnino<text:line-break/>non attingam de medicamentorum pronuncians facultatibus<text:line-break/>fieri non potest, verum celeriter his omissis ad rem pro-<text:line-break/>positam reverti viri est utique temperati. Magisque etiam<text:line-break/>id in sequentibus medicamentis efficere conabor, hoc est<text:line-break/>ttbi ex quibusdam paucis evidentibus universalem facultatem</text:p>
      <text:p text:style-name="P3">collegere, particulares postea actiones omittam. Nam in<text:line-break/>praesens id novisse sufficit, quod agnus calidus est et ficetis<text:line-break/>facultate , idque non mediocriter , sed tertio .excessu , tum<text:line-break/>admodum tenuium partium. Haec qui norit ac p<text:span text:style-name="Default_20_Paragraph_20_Font"><text:span text:style-name="T1">o</text:span></text:span>stea<text:line-break/>methodum curandi didicerit, ipsemet inveniet quo pacto<text:line-break/>menses hinc cieat, quo pacto partes induratas digerat, quo<text:line-break/>pacto lassitudinem solvens , acopum et - calefactorium ex eo<text:line-break/>unguentum praeparetur.</text:p>
      <text:p text:style-name="P1">[3. <text:span text:style-name="Default_20_Paragraph_20_Font"><text:span text:style-name="T1">He agresti seu gramine.] </text:span></text:span>Graminis radix mo-.<text:line-break/>dice frigida est et sicca, mordacitat<text:span text:style-name="Default_20_Paragraph_20_Font"><text:span text:style-name="T1">e</text:span></text:span>m quandam exiguam et<text:line-break/>partium tenuitatem obtinens. At herba ipsa primo quidem<text:line-break/>exceifu refrigerat,. in humiditate vero . et siccitate moderata.<text:line-break/>Porro femen alibi quidem imbecillum est, in Parnasso vero<text:line-break/>desiccatorium et tenuium partium et subacerbum. Gramen<text:line-break/>esculentam habet radicem , ubi mollis fuerit; dulcis quidem<text:line-break/>aquosa, fed acre quiddam exiguum et fubacerbum obtinens;.<text:line-break/>Haec herba plane aquea gustantibus est. .Ex quibus aper-</text:p>
      <text:p text:style-name="P2">tum est radicem modice esse tum frigidam tum siccam; ac<text:line-break/>proinde cruenta ulcera glutinare. --At. ipsa herba illita non<text:line-break/>vehementer refrigerat, in medio constituta humiditatis .et<text:line-break/>siccitatis. Porro mordacitas et tenuitas, quae radici inest,<text:line-break/>exigua est quidem , fed interdum tamen lapidem frangere<text:line-break/>assolet, .siquis eam decoctam ebibat. At femen alterius<text:line-break/>quidem imbecillum.est, ejus veno,. quae in Parnasso nuscitur,<text:line-break/>urinam ciet et fluxus ventris et stomachi reficcat, vis enim<text:line-break/>ejus est exiccaturia, tenuium partium et fubacerba.</text:p>
      <text:p text:style-name="P1">[4. <text:span text:style-name="Default_20_Paragraph_20_Font"><text:span text:style-name="T1">De anchusa et anchnsi</text:span></text:span>s <text:span text:style-name="Default_20_Paragraph_20_Font"><text:span text:style-name="T1">.quatuor.] </text:span></text:span>Anchusae<text:line-break/>quadruplex species esu Quarum onoclea quidem radicem<text:line-break/>habet admodum refrigerantem et desiccantem, tum astrin-<text:line-break/>-gentem et subama<text:span text:style-name="Default_20_Paragraph_20_Font"><text:span text:style-name="T1">ru</text:span></text:span>m, tum quae sufficiat- extenuandas et<text:line-break/>extergendi humoribus biliosis, corporibusque condenfandis.<text:line-break/>Caeterum folia habet imbecilliora quidem radice , astringunt<text:line-break/>tamen et ipsis. et desiccant.. Porro lycopfos cognominata<text:line-break/>refrigerat et desiccat, magisque ejus radix quam onoclea<text:line-break/>astringit. At onocheiios calidi<text:span text:style-name="Default_20_Paragraph_20_Font"><text:span text:style-name="T1">o</text:span></text:span>r est et magis. medicata,</text:p>
      <text:p text:style-name="P2">nam plufculum habet et gustu ipfo protinus acrimoniae.</text:p>
      <text:p text:style-name="P10">- Hac vero etiam calidior est reliqua et parva, quae et ama-<text:line-break/>rior et magis etiam medicata est. Anchusae non omnes<text:line-break/>easdem vires obtinenti Nam onoclea quam vocant ra-<text:line-break/>dicem habet simul astringentem et fubamaram, corporibus<text:line-break/>condensando et modice extenuandis idoneam, tum abstersa<text:line-break/>gendis quoque et abluendis biliosis et fallis succis. Dictum<text:line-break/>enim supra est quod qualitas acerba mixta amaritudini ea<text:line-break/>praestare queat. Sic fa<text:span text:style-name="Default_20_Paragraph_20_Font"><text:span text:style-name="T1">v</text:span></text:span>e aurigini et licnosis et renum affe-<text:line-break/>ctibus est utilis. Sed et refrigerare idonea est, et sane cum<text:line-break/>polenta illita juvat eryfipelata. Et abstergit non modo<text:line-break/>epota, sed et foris imposita, proinde vitiligines et lepras<text:line-break/>sanat cum aceto. Ac radicis quidem haec opera <text:span text:style-name="Default_20_Paragraph_20_Font"><text:span text:style-name="T1">t</text:span></text:span>um et<text:line-break/>operum facultates quas diximus. At folia ipsius herbae<text:line-break/>radice quidem funt imbecilliora, non tamen aliena sunt a<text:line-break/>resiccatione et astrictione. Itaque etiam diarrhoeam sanant<text:line-break/>pota cum rino. Et quaelycopfos nominatur, eodem mode</text:p>
      <text:p text:style-name="P3">erysipelatis congruit, et radicem habet quam ouoclea<text:line-break/>magis astringentem. At Onocheili et Alcibiadiae cognomi-<text:line-break/>natae vis magis est medicata. Nam et gustu prolutus majo-<text:line-break/>rem habet acrimoniam, et eos qui a viperis morsi sunt,<text:line-break/>admodum juvat tum inita, tum suspensa, tum esa. Heli-<text:line-break/>qua vero, nempe quarta, quae parva est et sere nomine caret<text:line-break/>ex illis sola, Alcibiadiae quidem persimilis est, verum et<text:line-break/>amarior et magis medicamentosa , ac proinde ad latos tum-<text:line-break/>luscos Idonea, oxybaphi mensura cum hyssopo et nasturlio<text:line-break/>epota.</text:p>
      <text:p text:style-name="P1">[5. <text:span text:style-name="Default_20_Paragraph_20_Font"><text:span text:style-name="T1">De agarici radice.]</text:span></text:span> Agarici radix, hoc est quae<text:line-break/>trunco innascitur, prim<text:span text:style-name="Default_20_Paragraph_20_Font"><text:span text:style-name="T1">o</text:span></text:span> quidem gustu dulcis quodammodo,<text:line-break/>sed paulo post subamara apparet et acrimoniae quandam<text:line-break/>speciem temporis spatio inducit, leviculaeque astructionis.<text:line-break/>Est et consistentia laxa. Ex quibus omnibus manifestum est,<text:line-break/>siquidem quae in superioribus commentariis dicta sunt,<text:line-break/>meminerimus, quod medicamentum hoc compositum est ex<text:line-break/>substantia aerea et terrea a caliditate extenuata, porro mi-</text:p>
      <text:p text:style-name="P3">nimum habet essentiae aqueae. Hac ratione et digerendi<text:line-break/>vim habet et crassitiem incidendi , tum infarctus viscerum<text:line-break/>expurgandi. Proinde regio morbo laborantes sanat, eos<text:line-break/>utique qui sic ab insarctu jecoris laborant. Juvat et co-<text:line-break/>mitiali obnoxios eadem facultate, tum rigores per circuitum<text:line-break/>recurrentes ex massis aut vifcosis humoribus natos sanat.<text:line-break/>Juvat et morsos a bestiis frigore laedentibus aut compunctos,<text:line-break/>tum foris in affecta parte impositum, tum intro in corpus<text:line-break/><text:span text:style-name="Default_20_Paragraph_20_Font"><text:span text:style-name="T1">s</text:span></text:span>umptum pondere drachmae unius cum vino diluto. Est et<text:line-break/>purgatorium.</text:p>
      <text:p text:style-name="P1"><text:span text:style-name="Default_20_Paragraph_20_Font"><text:span text:style-name="T1">[sit De agerato.]</text:span></text:span> Ageratum facultatem digerendi<text:line-break/>habet et leviter quadantenus phlegmone liberandi.</text:p>
      <text:p text:style-name="P1">[7. <text:span text:style-name="Default_20_Paragraph_20_Font"><text:span text:style-name="T1">De adianto.] </text:span></text:span>Adiantum in caliditate quidem et<text:line-break/>frigiditate symmetrum est, verum desiccat et extenuat et<text:line-break/>digerit. Etenim caput ex alopecia glabrum capillis convestit<text:line-break/>et strumas et abscessus digerit, lapideSque frangit epotum<text:line-break/>et vi<text:span text:style-name="Default_20_Paragraph_20_Font"><text:span text:style-name="T1">s</text:span></text:span>co<text:span text:style-name="Default_20_Paragraph_20_Font"><text:span text:style-name="T1">s</text:span></text:span>orum crassiorum que e pectore pulmoneque humo-</text:p>
      <text:p text:style-name="P3">rutu excreationibus non mediccriter c<text:span text:style-name="Default_20_Paragraph_20_Font"><text:span text:style-name="T1">o</text:span></text:span>nfert et ve<text:span text:style-name="Default_20_Paragraph_20_Font"><text:span text:style-name="T1">n</text:span></text:span>tris pro-<text:line-break/>stuvium sistit, non tamen ullam manifestam caliditatem<text:line-break/>affert, sicut nec frigiditatem. Uerum po<text:span text:style-name="Default_20_Paragraph_20_Font"><text:span text:style-name="T1">t</text:span></text:span>uerit ipsum quis-<text:line-break/>piam secundum hanc oppositi<text:span text:style-name="Default_20_Paragraph_20_Font"><text:span text:style-name="T1">o</text:span></text:span>nem et temperiem lu ordine<text:line-break/>medio.</text:p>
      <text:p text:style-name="P1">[8.. <text:span text:style-name="Default_20_Paragraph_20_Font"><text:span text:style-name="T1">De aei</text:span></text:span>s<text:span text:style-name="Default_20_Paragraph_20_Font"><text:span text:style-name="T1">o</text:span></text:span>o <text:span text:style-name="Default_20_Paragraph_20_Font"><text:span text:style-name="T1">seu scmperviv</text:span></text:span>o.] Semperxivum<text:line-break/>utrumque, tum majus tum minus, desiccat quidem leviter,<text:line-break/>quandoquidem et mediocriter astringit, omnis alterius ve-<text:line-break/>hementis qualitatis expers. Quare in eo plus caeteris ab-<text:line-break/>pndat essentia aquea , caeterum non mediocriter refrigerat.<text:line-break/>Est enim ex tertio <text:span text:style-name="Default_20_Paragraph_20_Font"><text:span text:style-name="T1">o</text:span></text:span>rdine et recessu refrigeranti um. Hinc<text:line-break/>etiam ad erysipelata et herpetes et phlegmonas a fluxione<text:line-break/>natas accomm<text:span text:style-name="Default_20_Paragraph_20_Font"><text:span text:style-name="T1">o</text:span></text:span>datur..</text:p>
      <text:p text:style-name="P1">[9. <text:span text:style-name="Default_20_Paragraph_20_Font"><text:span text:style-name="T1">De aegilops.] </text:span></text:span>Aegilops digerendi vim possis.<text:line-break/>det, id quod ex gustu patet, leviter enim est: acris. Ve-<text:line-break/>rum et ex eo liquet, qu<text:span text:style-name="Default_20_Paragraph_20_Font"><text:span text:style-name="T1">o</text:span></text:span>d phlegm<text:span text:style-name="Default_20_Paragraph_20_Font"><text:span text:style-name="T1">o</text:span></text:span>nas induratas et ae-<text:line-break/>gilopas sanat.</text:p>
      <text:p text:style-name="P2"><text:span text:style-name="Default_20_Paragraph_20_Font"><text:span text:style-name="T9">[10. </text:span></text:span><text:span text:style-name="Default_20_Paragraph_20_Font"><text:span text:style-name="T1">De aera lolio.] </text:span></text:span>Lolium desiccat et calefacit<text:line-break/>efficaciter, ut propinqua fit acribus magis quam iris, fed<text:line-break/>non est perinde, ut illa tenuium partium, verum multum<text:line-break/>in hoc deficit. Secundum hoc ponat ipsum quispiam in<text:line-break/>principi<text:span text:style-name="Default_20_Paragraph_20_Font"><text:span text:style-name="T1">o</text:span></text:span> tertii ordinis calesacientium, extremo ver<text:span text:style-name="Default_20_Paragraph_20_Font"><text:span text:style-name="T1">o</text:span></text:span> se-<text:line-break/>eundi exiccautium.</text:p>
      <text:p text:style-name="P1">[tr. <text:span text:style-name="Default_20_Paragraph_20_Font"><text:span text:style-name="T1">He aegiro populo nigra.] </text:span></text:span>P<text:span text:style-name="Default_20_Paragraph_20_Font"><text:span text:style-name="T1">o</text:span></text:span>puli nigrae fleres<text:line-break/>calidi quidem funt primo recessu a temperatis , at in d isse-<text:line-break/>re<text:span text:style-name="Default_20_Paragraph_20_Font"><text:span text:style-name="T1">n</text:span></text:span>tia, quae habent in siccando et humectando, paulum<text:line-break/>quiddam ad ficcius deflexe<text:span text:style-name="Default_20_Paragraph_20_Font"><text:span text:style-name="T1">r</text:span></text:span>unt; sed et tenuiorum potius<text:line-break/>quam crassiorum sunt partium. Et folia quoque ipfius<text:line-break/>quodammodo floribus similia sunt, nili quod ad omnia ima.<text:line-break/>becilliora minusque efficacia. Sed et refina ejus floribus<text:line-break/>similem facultatem obtinet, atque etiam calidi<text:span text:style-name="Default_20_Paragraph_20_Font"><text:span text:style-name="T1">o</text:span></text:span>rem. P<text:span text:style-name="Default_20_Paragraph_20_Font"><text:span text:style-name="T1">o</text:span></text:span>rro<text:line-break/>sumen tum refina tumfloribus et subtiliorum est partium<text:line-break/>et magis exiccans, non tamen admodum calidius.</text:p>
      <text:p text:style-name="P1">[12. <text:span text:style-name="Default_20_Paragraph_20_Font"><text:span text:style-name="T1">De Acacia.] </text:span></text:span>Acaciae et plante ipsa acerba est<text:line-break/>et fructus et succus, qui l<text:span text:style-name="Default_20_Paragraph_20_Font"><text:span text:style-name="T1">o</text:span></text:span>tus quidem et imbecillior et</text:p>
      <text:p text:style-name="P3">mordax redditur, utpote acrimoniam quandam in lotione<text:line-break/>deponens. Porro si parti alicui sanae illinatur, protinus<text:line-break/>eam et sicciorem et contractam efficiet, nullum quidem ca--<text:line-break/>loris fensum invehens , sed nec frigoris admodum valentem.<text:line-break/>Unde constat medicamentum id esse frigidum et terreum,<text:line-break/>immixta quadam etiam essentia aquea. Et sane coniectura<text:line-break/>est non esse similare , verum quasdam in sese dispersas ha-<text:line-break/>here partes tenues et calidas, quae in ipfa ablutione fegre-<text:line-break/>gentur. Estoque et hoc tertii ordinis exiccantium et sccun-<text:line-break/>di refrigerantium , ubi quidem elotum suerit, illutum vero<text:line-break/>primi.</text:p>
      <text:p text:style-name="P1">[13. <text:span text:style-name="Default_20_Paragraph_20_Font"><text:span text:style-name="T1">He Ac</text:span></text:span>q<text:span text:style-name="Default_20_Paragraph_20_Font"><text:span text:style-name="T1">dephe sive urtica.] </text:span></text:span>Urtica. Et hujus<text:line-break/>herbae tum fructus tum folia , nam haec potissimum sunt<text:line-break/>usui , admodum digerentis sunt facultatis ; adeo ut et phy-<text:line-break/>mata et parotidas sanent. Sed et quiddam flatuofum obti-<text:line-break/>nent,. quo et venerem stimulant et maxime ubi cum musto<text:line-break/>femen bibitur. - Porro quod non vehementer calefaciat,</text:p>
      <text:p text:style-name="P3">sed multum tenuium sit partium, testimonio est crassiorum<text:line-break/>vifcosorumque humorum ex pectore pulmoneque eductio,<text:line-break/>tum quod partes quas contigerit pruriant. Porro flatuofum<text:line-break/>ejus cujus esse particeps dicta est, dum concoquitur, nafci-<text:line-break/>tur, non enim actu statu<text:span text:style-name="Default_20_Paragraph_20_Font"><text:span text:style-name="T1">o</text:span></text:span>fa est, fed facultate. Ventrem<text:line-break/>autem modice subducit ipfa duntaxat abstersione, ac veluti<text:line-break/>titillatione, non purgatione. Et gangraenofa et cancrosa et<text:line-break/>in totum quae exiccari citra mordicatlonem postulant, ea<text:line-break/>convenienter sanat, nimirum quum subtilium partium sit<text:line-break/>et temperiei siccae, non tamen tantum habens caliditatis<text:line-break/>ut jam mordicet.</text:p>
      <text:p text:style-name="P1">[14. <text:span text:style-name="Default_20_Paragraph_20_Font"><text:span text:style-name="T1">De Acanth</text:span></text:span>o <text:span text:style-name="Default_20_Paragraph_20_Font"><text:span text:style-name="T1">spina vulgar</text:span></text:span>i.] Spina vulga<text:span text:style-name="Default_20_Paragraph_20_Font"><text:span text:style-name="T1">r</text:span></text:span>is. Alii<text:line-break/>quidem melamphyllum nominant, alii vero paederot<text:span text:style-name="Default_20_Paragraph_20_Font"><text:span text:style-name="T1">e</text:span></text:span>. Folia<text:line-break/>quidem medioc<text:span text:style-name="Default_20_Paragraph_20_Font"><text:span text:style-name="T1">r</text:span></text:span>iter discutientem facultatem obtinent, ac ra-<text:line-break/>dix ericcatoria est et leviter incisuris et tenuium partium.</text:p>
      <text:p text:style-name="P1">[15. <text:span text:style-name="Default_20_Paragraph_20_Font"><text:span text:style-name="T1">De Acanthio.] </text:span></text:span>Acanthum,. Radix hujus et<text:line-break/>folia facultatis sunt tenuium partium et calefactoriae , ut et<text:line-break/>iis qui convelluntur auxilientur.</text:p>
      <text:p text:style-name="P2"><text:span text:style-name="Default_20_Paragraph_20_Font"><text:span text:style-name="T10">[16. </text:span></text:span><text:span text:style-name="Default_20_Paragraph_20_Font"><text:span text:style-name="T1">De spina alba, acanth</text:span></text:span>o <text:span text:style-name="Default_20_Paragraph_20_Font"><text:span text:style-name="T1">alba.] </text:span></text:span>Spina alba.<text:line-break/>Hanc quidam leucacantbon nominant. Radix desiccatoria<text:line-break/>est et modice astringens , quamobrem et coeliac<text:span text:style-name="Default_20_Paragraph_20_Font"><text:span text:style-name="T1">o</text:span></text:span>s et st<text:span text:style-name="Default_20_Paragraph_20_Font"><text:span text:style-name="T1">o</text:span></text:span>ma-<text:line-break/>cbicos juvat et sanguinis rejectiones cohibet, oedemataque<text:line-break/>illitu contrahit, ac dentes dolentes juvat, si decocto ejus<text:line-break/>colluantur. Semen tenuium partium et calidae facultatis<text:line-break/>esu Itaque potui dari iis qui convelluntur convenit.</text:p>
      <text:p text:style-name="P1">[17<text:span text:style-name="Default_20_Paragraph_20_Font"><text:span text:style-name="T1">. De Acantha Aeg</text:span></text:span>y<text:span text:style-name="Default_20_Paragraph_20_Font"><text:span text:style-name="T1">pt</text:span></text:span>i<text:span text:style-name="Default_20_Paragraph_20_Font"><text:span text:style-name="T1">a.] </text:span></text:span>Spina Aegyptia. Qui-<text:line-break/>danr Arabicam vocant. Similis autem est spinae albae<text:line-break/>noftrati, verum facultate validius astringente pariter et de-<text:line-break/>siccante. Itaque profluvium muliebre radix ejus juvat et<text:line-break/>alia, quibus auxilio est, quae apud nos nascitur spina, fed<text:line-break/>efficacius tamen omnia adjuvat tum radix tum fructus.<text:line-break/>Hic vero et iis quae in columella et iis quae in sade inflata<text:line-break/>funt prodest, tum ulcera ad cicatricem ducit, medi<text:span text:style-name="Default_20_Paragraph_20_Font"><text:span text:style-name="T1">o</text:span></text:span>crem<text:line-break/>habens et non molestam astrictionem.</text:p>
      <text:p text:style-name="P1">[18. <text:span text:style-name="Default_20_Paragraph_20_Font"><text:span text:style-name="T1">De ac</text:span></text:span>o<text:span text:style-name="Default_20_Paragraph_20_Font"><text:span text:style-name="T1">r</text:span></text:span>o.] Acorus. Hujus utimur <text:span text:style-name="Default_20_Paragraph_20_Font"><text:span text:style-name="T1">r</text:span></text:span>adice,<text:line-break/>quae gustu acri est et modice amaro , odoreque non insu-</text:p>
      <text:p text:style-name="P3">eundo. Itaque constat facultatis calidae esse et consistentiae<text:line-break/>tenuium partium. Huic consentaneum est ut urinam mo-<text:line-break/>veat et lienes induratos juvet, tum ceratoidis crassitiem de-<text:line-break/>tergeat simul atque extenuet, fed ad hoc melior est ipsius<text:line-break/>si.tccus. omnino vero exiccatorium esse clarum esu Et<text:line-break/>sane ordinis est<text:span text:style-name="Default_20_Paragraph_20_Font"><text:span text:style-name="T1">o</text:span></text:span> tertii in utroque , in calefaciendo scilicet<text:line-break/>et desiccando.</text:p>
      <text:p text:style-name="P25">[19. <text:span text:style-name="Default_20_Paragraph_20_Font"><text:span text:style-name="T1">De aconit</text:span></text:span>o <text:span text:style-name="Default_20_Paragraph_20_Font"><text:span text:style-name="T1">sive pardalianche.] </text:span></text:span>Aconitum<text:line-break/>sive pardalianches. Hoc.feptieae et.deleteriae facultatis est<text:line-break/>Itaque in cibo potuque fugiendum. Attamen ad putrefa-<text:line-break/>ciendum quaedam extra os et fiedem aptum est. Herbae<text:line-break/>autem radix ad haec est utilis.<text:tab/>„</text:p>
      <text:p text:style-name="P25">[20. <text:span text:style-name="Default_20_Paragraph_20_Font"><text:span text:style-name="T1">He ac</text:span></text:span>o<text:span text:style-name="Default_20_Paragraph_20_Font"><text:span text:style-name="T1">nit</text:span></text:span>o <text:span text:style-name="Default_20_Paragraph_20_Font"><text:span text:style-name="T1">sive t</text:span></text:span>y<text:span text:style-name="Default_20_Paragraph_20_Font"><text:span text:style-name="T1">coctono</text:span></text:span>d Ac<text:span text:style-name="Default_20_Paragraph_20_Font"><text:span text:style-name="T1">o</text:span></text:span>nitum feti<text:line-break/>Licoctonum. Est et hoc similis alteri facultatis, sed pecu-<text:line-break/>liariter lupos interficit, sicut-illud pardos.<text:tab/>.</text:p>
      <text:p text:style-name="P1">[21. <text:span text:style-name="Default_20_Paragraph_20_Font"><text:span text:style-name="T1">De acte , .sambuco et ebulo.] </text:span></text:span>Sambucus tum<text:line-break/>magnus ille et arb<text:span text:style-name="Default_20_Paragraph_20_Font"><text:span text:style-name="T1">o</text:span></text:span>reus, tum herbaceus, quem .et ebulum</text:p>
      <text:p text:style-name="P3">appellant <text:span text:style-name="Default_20_Paragraph_20_Font"><text:span text:style-name="T1">j</text:span></text:span> uterque p<text:span text:style-name="Default_20_Paragraph_20_Font"><text:span text:style-name="T1">o</text:span></text:span>tentiam habet tum desiccandi tum<text:line-break/>c<text:span text:style-name="Default_20_Paragraph_20_Font"><text:span text:style-name="T1">o</text:span></text:span>nglulinandi modiceque discutiendi.</text:p>
      <text:p text:style-name="P1">[22. <text:span text:style-name="Default_20_Paragraph_20_Font"><text:span text:style-name="T1">De Alimo</text:span></text:span>.] -Asinium. Haec planta frutex est,<text:line-break/>plurimo in Cilicia praecipue proventu , ubi et germina ejus<text:line-break/>recentia esitant et reponunt quoque in posterum usui,<text:line-break/>Semen pari ter- et lac planta. ipsis generat, estque gustus salsi<text:line-break/>et subastriugeutis. Ex quibus omnibus palam est ipfam<text:line-break/>esse dissimilarem. Major autem pars substantiae ejus ca-<text:line-break/>sida est temperate , cum humiditate inconfecta et leviter<text:line-break/>flatuofa.</text:p>
      <text:p text:style-name="P1">[23. <text:span text:style-name="Default_20_Paragraph_20_Font"><text:span text:style-name="T1">De Aloe.] </text:span></text:span>Aloe. Haec herba non admodum<text:line-break/>apud nos provenit, et quae nascitur in magna Syria aque- .<text:line-break/>fior est et facultatis imbecillioris; attamen usque adeo de-<text:line-break/>siccare potest ut vulne<text:span text:style-name="Default_20_Paragraph_20_Font"><text:span text:style-name="T1">r</text:span></text:span>a glutinet. At in regionibus casi-<text:line-break/>dioribus , qualis est Coelofyria et Arabia , multo est melior.<text:line-break/>Optima autem Iudica, cujus liquor est id quod ad nos<text:line-break/>importatur cognominatum aloe, medicamentum ad pluri-</text:p>
      <text:p text:style-name="P26">mas res propter exiccationem mordicationis expertem<text:line-break/>utile. Eft autem non simplicis naturae, fed, ut testatur<text:line-break/>gu<text:span text:style-name="Default_20_Paragraph_20_Font"><text:span text:style-name="T1">t</text:span></text:span>tus, astri<text:span text:style-name="Default_20_Paragraph_20_Font"><text:span text:style-name="T1">n</text:span></text:span>git simul et amara est, astringit quidem modice,<text:line-break/>fed vehementer amara est. Subducit et ventrem, quum sit<text:line-break/>ex numero medicamentorum , quae eccoprotica vocantur.<text:line-break/>Itaque ex dictis patet, siquidem memoris tenemus quae<text:line-break/>in quarto libro sunt demonstrata, quod tertii fit ordinis<text:line-break/>exiccantium, calefacientium autem, aut primi intensi, aut .<text:line-break/>fecundi remissi. Sed et ipsius facultatis mixturam attestau-<text:line-break/>tur particularia ejus opera. Nam et gratum stomacho me-<text:line-break/>dicamentum est ut fi quid aliud et sinus glutinat. Sanat<text:line-break/>et ulcera quae aegre ad cicatricem duci possunt , et maxime<text:line-break/>quae in ano funt et pudendo. Iuvat et eorum phlegmonas<text:line-break/>aqua subacta et vulnera eundem ad modum glutinat. Con-<text:line-break/>gruit similite<text:span text:style-name="Default_20_Paragraph_20_Font"><text:span text:style-name="T1">r</text:span></text:span> utenti et ad phlegmonas in ore ac naribus<text:line-break/>et oculis. In fumma repellere et digerere simul potest,<text:line-break/>cum hoc ut paulum extergeat, quantum videlicet ulceribus<text:line-break/>puris non sit molestum.<text:tab/>,</text:p>
      <text:p text:style-name="P2"><text:span text:style-name="Default_20_Paragraph_20_Font"><text:span text:style-name="T9">[24. </text:span></text:span><text:span text:style-name="Default_20_Paragraph_20_Font"><text:span text:style-name="T1">De At</text:span></text:span>y<text:span text:style-name="Default_20_Paragraph_20_Font"><text:span text:style-name="T1">p</text:span></text:span>o.] Alysson. Nuncupata est haec<text:line-break/>herba alysson, qu<text:span text:style-name="Default_20_Paragraph_20_Font"><text:span text:style-name="T1">o</text:span></text:span>d mirifice juvet morsos a cane rabid<text:span text:style-name="Default_20_Paragraph_20_Font"><text:span text:style-name="T1">o.<text:line-break/></text:span></text:span>Sed et rabienti quoque .data fota faepe in totum sanavit,<text:line-break/>atque hoc ex totius substantiae similitudine efficit. - Dictum-<text:line-break/>que prius est talem facultatem ex sula percipi .experientia<text:line-break/>et plane nulla c<text:span text:style-name="Default_20_Paragraph_20_Font"><text:span text:style-name="T1">o</text:span></text:span>nstare meth<text:span text:style-name="Default_20_Paragraph_20_Font"><text:span text:style-name="T1">o</text:span></text:span>do. Quod fi quis ad multa<text:line-break/>experiatur, c<text:span text:style-name="Default_20_Paragraph_20_Font"><text:span text:style-name="T1">o</text:span></text:span>gnoscet facultatem habere mediocriter exic-<text:line-break/>cantem et discutientem, cum hoc ut abst.ersorium nonnihil<text:line-break/>etiam <text:span text:style-name="Default_20_Paragraph_20_Font"><text:span text:style-name="T1">o</text:span></text:span>btineat. Hac ratione et vitiliginem et ephelin ex-<text:line-break/>purgat.</text:p>
      <text:p text:style-name="P1">[25. <text:span text:style-name="Default_20_Paragraph_20_Font"><text:span text:style-name="T1">He Alsine, auricula muri</text:span></text:span>s.] Auricula muris.<text:line-break/>Similem haec facultatem helxinae <text:span text:style-name="Default_20_Paragraph_20_Font"><text:span text:style-name="T1">o</text:span></text:span>btinet, nempe refrige-<text:line-break/>rantem et humectantem. Est enim essentiae aqueae frigidae,<text:line-break/>quare et citra astricti<text:span text:style-name="Default_20_Paragraph_20_Font"><text:span text:style-name="T1">o</text:span></text:span>nem refrigerat. Quocirca ad ferven-<text:line-break/>tes phlegm<text:span text:style-name="Default_20_Paragraph_20_Font"><text:span text:style-name="T1">o</text:span></text:span>nas et medi<text:span text:style-name="Default_20_Paragraph_20_Font"><text:span text:style-name="T1">o</text:span></text:span>cria eryfipelata c<text:span text:style-name="Default_20_Paragraph_20_Font"><text:span text:style-name="T1">o</text:span></text:span>mpetit.</text:p>
      <text:p text:style-name="P1">[26. <text:span text:style-name="Default_20_Paragraph_20_Font"><text:span text:style-name="T1">De Amarac</text:span></text:span>o, <text:span text:style-name="Default_20_Paragraph_20_Font"><text:span text:style-name="T1">maiorana.] </text:span></text:span>Majorana calefacit<text:line-break/>non instrenue, n<text:span text:style-name="Default_20_Paragraph_20_Font"><text:span text:style-name="T1">o</text:span></text:span>n valde autem desiccat, fed in caliditate<text:line-break/>quidem tertii.est ordinis, in siccitate vero fecundi.</text:p>
      <text:p text:style-name="P2"><text:span text:style-name="Default_20_Paragraph_20_Font"><text:span text:style-name="T10">[27. </text:span></text:span><text:span text:style-name="Default_20_Paragraph_20_Font"><text:span text:style-name="T1">He Ambrosia</text:span></text:span>e Ambr<text:span text:style-name="Default_20_Paragraph_20_Font"><text:span text:style-name="T1">o</text:span></text:span>sia illita vim habet<text:line-break/>astringentem ac repellentem.</text:p>
      <text:p text:style-name="P1">[28. <text:span text:style-name="Default_20_Paragraph_20_Font"><text:span text:style-name="T1">De Am</text:span></text:span>i.] .Ami. .Herbae quam vocant ami,<text:line-break/>semen maxime est utile. Facultatis est calesactoriae et de-<text:line-break/>siccatoriae tenuiumque partium. Sed et gustu subamarum<text:line-break/>est et acre. Et clarum est qu<text:span text:style-name="Default_20_Paragraph_20_Font"><text:span text:style-name="T1">o</text:span></text:span>d et digerat et urinam mo-<text:line-break/>veat. Fuerit autem in calefaciendo reficcaudoque ex or-<text:line-break/>dine tertio intenso.</text:p>
      <text:p text:style-name="P1">[29. <text:span text:style-name="Default_20_Paragraph_20_Font"><text:span text:style-name="T1">De Amarantho</text:span></text:span>.] Amarantbus facultatis est in-<text:line-break/>cidentis et extenuantis. Coma igitur ejus menses cum rino<text:line-break/>pota educit. .Sed et grumos sanguinis liquare creditur, non<text:line-break/>folum in ventre, sini et in vesica, sed tunc potius cum<text:line-break/>mulso bibenda. Et omnes simpliciter fluxiones pota defle-<text:line-break/>eat, stomacho infesta..</text:p>
      <text:p text:style-name="P1">[30. <text:span text:style-name="Default_20_Paragraph_20_Font"><text:span text:style-name="T1">De Amorge, amurca.] </text:span></text:span>Amurca terrestris est<text:line-break/>substantiae calidae, non tamen tantum p<text:span text:style-name="Default_20_Paragraph_20_Font"><text:span text:style-name="T1">o</text:span></text:span>ssidet caliditatis<text:line-break/>ut palam mori meti Quod si coquatur qu<text:span text:style-name="Default_20_Paragraph_20_Font"><text:span text:style-name="T1">o</text:span></text:span>que, multo etiam</text:p>
      <text:p text:style-name="P27">magis crassarum partium et ficca redditur. Et fuerit sane<text:line-break/>ex fecundo <text:span text:style-name="Default_20_Paragraph_20_Font"><text:span text:style-name="T1">o</text:span></text:span>rdine calefacientium et siccantium intenso quor<text:line-break/>dam modo magis. Sic et ulcera corporum temperament<text:span text:style-name="Default_20_Paragraph_20_Font"><text:span text:style-name="T1">o<text:line-break/></text:span></text:span>sicc<text:span text:style-name="Default_20_Paragraph_20_Font"><text:span text:style-name="T1">o</text:span></text:span>rum curat, quae vero in aliis omnibus sunt exasperati<text:line-break/>Siquidem c<text:span text:style-name="Default_20_Paragraph_20_Font"><text:span text:style-name="T1">o</text:span></text:span>ntendit perinde, ut- resina et pix sicca et bitu-<text:line-break/>men, quae et ipsa in corporibus admodum duris, quae vul-<text:line-break/>1ms habent, aut sinum, glutinatoria fiunt, alia vero omnia<text:line-break/>c<text:span text:style-name="Default_20_Paragraph_20_Font"><text:span text:style-name="T1">o</text:span></text:span>ntendunt atque irritant.<text:tab/>. -</text:p>
      <text:p text:style-name="P1">[31. <text:span text:style-name="Default_20_Paragraph_20_Font"><text:span text:style-name="T1">De Ampelopraso.] </text:span></text:span>Ampeloprason. Si inter<text:line-break/>allium et porrum medium quiddam concipias, facultatem<text:line-break/>ampeloprasi inveneris, Est enim agreste ut sic dicam por-<text:line-break/>rum, quamobrem et acrius eo et sicciusjest, sicut agrestia<text:line-break/>omnia reliqua hortensibus, ac proinde stomacho quam illud<text:line-break/>nocentius. Sed et orasses et lentos humores potentius in-<text:line-break/>cidrt, valentiusque infarcta organa obstructione liberat.<text:line-break/>Hac quoque ratione urinas et menstrua saepe provocarit,<text:line-break/>ubi a crassis et lentis retinebuntur humoribus. Adeo vero<text:line-break/>est calidum ut illitum cataplasmatis modo exulceret, Ili-</text:p>
      <text:p text:style-name="P3">cttun est autem retro quod. quae eum in modum sunt ca-<text:line-break/>sida, extremi sunt ordinis.</text:p>
      <text:p text:style-name="P1">[32. <text:span text:style-name="Default_20_Paragraph_20_Font"><text:span text:style-name="T1">De ampel</text:span></text:span>o , <text:span text:style-name="Default_20_Paragraph_20_Font"><text:span text:style-name="T1">vite agresti.] </text:span></text:span>Vitis agrestis racemi<text:line-break/>extergendi vim habent, ut ephelidas et nervos et id genus<text:line-break/>omnia in extima cute existentia curare possint. Sed et<text:line-break/>astrictionem quandam extrema germina obtinent, quae ef<text:line-break/>sale condiri assolent.</text:p>
      <text:p text:style-name="P1">[33. <text:span text:style-name="Default_20_Paragraph_20_Font"><text:span text:style-name="T1">De ampelo, vite sativa.] </text:span></text:span>Vitis cultae assimilis<text:line-break/>facultas est agresti , fed ad omnia imbecillio<text:span text:style-name="Default_20_Paragraph_20_Font"><text:span text:style-name="T1">r.</text:span></text:span></text:p>
      <text:p text:style-name="P1">[34. <text:span text:style-name="Default_20_Paragraph_20_Font"><text:span text:style-name="T1">De ampelo, alba</text:span></text:span> m<text:span text:style-name="Default_20_Paragraph_20_Font"><text:span text:style-name="T1">ite.</text:span></text:span>] . Vitis albae, quam et<text:line-break/>bryoniam et pfilothrum vocant, prima quidem germina ab<text:line-break/>omnibus pro more edi vere solent, utpote edulium stoma-<text:line-break/>cho propter astrictionem acceptum, sed et fubamaram et<text:line-break/>modice acrem astrictionem p<text:span text:style-name="Default_20_Paragraph_20_Font"><text:span text:style-name="T1">o</text:span></text:span>ssident, quare et urinam..mo-<text:line-break/>dice cient. At. radix et abstergentem et desiccantem et te-<text:line-break/>nuium partium vim h<text:span text:style-name="Default_20_Paragraph_20_Font"><text:span text:style-name="T1">e</text:span></text:span>betet moderateaalidam. Quamob-<text:line-break/>rem e.t lienes induratos liquat tum epota tum loris cum</text:p>
      <text:p text:style-name="P3">ficubus imposita, et pforam et lepram sanat. Porro fructus<text:line-break/>ejus , racemi speciem praeferens , iis qui coria densant est<text:line-break/>utilis.</text:p>
      <text:p text:style-name="P28">[35. <text:span text:style-name="Default_20_Paragraph_20_Font"><text:span text:style-name="T1">He ampel</text:span></text:span>o , <text:span text:style-name="Default_20_Paragraph_20_Font"><text:span text:style-name="T1">seu vite n</text:span></text:span>i<text:span text:style-name="Default_20_Paragraph_20_Font"><text:span text:style-name="T1">gra.] </text:span></text:span>Vitis nigra. Vo-<text:line-break/>eatur autem haec proprie bryonia, supradictae tamen ad<text:line-break/>omnia similis, nisi quod imbecillior.<text:tab/>.</text:p>
      <text:p text:style-name="P1">[36. <text:span text:style-name="Default_20_Paragraph_20_Font"><text:span text:style-name="T1">He Am</text:span></text:span>y<text:span text:style-name="Default_20_Paragraph_20_Font"><text:span text:style-name="T1">gdali</text:span></text:span>s.] Amygdala, quae quidem pa-<text:line-break/>lam amara fiunt, omnino extenuandi vim possident, qu<text:span text:style-name="Default_20_Paragraph_20_Font"><text:span text:style-name="T1">o</text:span></text:span>d<text:line-break/>et qualitas ipsa indicat et experientia comprobat. Ac de<text:line-break/>amara quidem qualitate in quarto horum commentariorum<text:line-break/>proditum est. Caeterum duo experientiae exempla proponi<text:line-break/><text:span text:style-name="Default_20_Paragraph_20_Font"><text:span text:style-name="T1">t</text:span></text:span>atis est, unde vim eorum possis dignoscere. - Siquidem<text:line-break/>epheliu expurgant et exereationibus ex pectore pulmone-<text:line-break/>que crassiorum lentorumque humorum impendio conferunt.<text:line-break/>Porro haec ostensa sunt genere quidem attenuantis, fpecie<text:line-break/>vero extergentis esse facultatis. Quin et quod per accidens<text:line-break/>facultatem item habeant ab obstructione liberandi et ipsum<text:line-break/>supra demonstratum esu <text:span text:style-name="Default_20_Paragraph_20_Font"><text:span text:style-name="T1">S</text:span></text:span>ed et experientia monstrati</text:p>
      <text:p text:style-name="P3">Nam in jecore crassiorum viscoscrumque humorum in ex-<text:line-break/>tremis vasis impactorum ^-obstructiones, abunde expurgant<text:line-break/>expediuntque. Quin et laterum dolores ab hujusmodi<text:line-break/>causa nat<text:span text:style-name="Default_20_Paragraph_20_Font"><text:span text:style-name="T1">o</text:span></text:span>s et lienis et c<text:span text:style-name="Default_20_Paragraph_20_Font"><text:span text:style-name="T1">o</text:span></text:span>li et renum sanant. Porro et ipsa<text:line-break/>arb<text:span text:style-name="Default_20_Paragraph_20_Font"><text:span text:style-name="T1">o</text:span></text:span>r tota similem fortit<text:span text:style-name="Default_20_Paragraph_20_Font"><text:span text:style-name="T1">e</text:span></text:span> vim est. ^Nam hujus radices<text:line-break/>coctae atque illitae epbeleis purganti Quotquot vero sunt<text:line-break/>amygdala dulcia et ipfa leviculam amaritudinem p<text:span text:style-name="Default_20_Paragraph_20_Font"><text:span text:style-name="T1">o</text:span></text:span>ssident;<text:line-break/>quae tamen dulcedine superante occultatur, caeterum id<text:line-break/>temporis spati<text:span text:style-name="Default_20_Paragraph_20_Font"><text:span text:style-name="T1">o</text:span></text:span> clarum fit. Dem<text:span text:style-name="Default_20_Paragraph_20_Font"><text:span text:style-name="T1">o</text:span></text:span>nstratum autem retro est<text:line-break/>qualitatem dulcem moderate esse calidam.</text:p>
      <text:p text:style-name="P1">[37. <text:span text:style-name="Default_20_Paragraph_20_Font"><text:span text:style-name="T1">De Ammoniac</text:span></text:span>o.] Ammoniacum liquor est fe-<text:line-break/>rufae cuiusdam Hoc habet emolliendi facultatem intensam,<text:line-break/>adeo ut et articulorum tophus dissolvat et lienes indurat<text:span text:style-name="Default_20_Paragraph_20_Font"><text:span text:style-name="T1">o</text:span></text:span>s .<text:line-break/>sanet et strumas per halitum digerat.</text:p>
      <text:p text:style-name="P1">, [38. <text:span text:style-name="Default_20_Paragraph_20_Font"><text:span text:style-name="T1">De Amomo.] </text:span></text:span>Amomum acoro similem saculta-<text:line-break/>tem obtinet, nisi qu<text:span text:style-name="Default_20_Paragraph_20_Font"><text:span text:style-name="T1">o</text:span></text:span>d ac<text:span text:style-name="Default_20_Paragraph_20_Font"><text:span text:style-name="T1">o</text:span></text:span>rum siccius fit, majore autem<text:line-break/>quadautenus c<text:span text:style-name="Default_20_Paragraph_20_Font"><text:span text:style-name="T1">o</text:span></text:span>nc<text:span text:style-name="Default_20_Paragraph_20_Font"><text:span text:style-name="T1">o</text:span></text:span>quendi facultate amomum.</text:p>
      <text:p text:style-name="P2"><text:span text:style-name="Default_20_Paragraph_20_Font"><text:span text:style-name="T9">[39. </text:span></text:span><text:span text:style-name="Default_20_Paragraph_20_Font"><text:span text:style-name="T1">He Anagallide</text:span></text:span>s Anagallis utraque,- tum ea<text:line-break/>quae c<text:span text:style-name="Default_20_Paragraph_20_Font"><text:span text:style-name="T1">a</text:span></text:span>eruleum habet florem tum ea quae purpureum,<text:line-break/>admodum extergentis funt facultatis. Habent vero non-<text:line-break/>nihil etiam caloris et quandam^ trahendi facultatem, adeo<text:line-break/>ut et infixa corpori extrahant. Succus earum ex naribus<text:line-break/>purgat eadem de cau<text:span text:style-name="Default_20_Paragraph_20_Font"><text:span text:style-name="T1">t</text:span></text:span>a. In summa autem desiccandi vim<text:line-break/>habent citra mordicationem. Quamobrem et vulnera glu-<text:line-break/>tinant et putrida adjuvant.</text:p>
      <text:p text:style-name="P1">[40. <text:span text:style-name="Default_20_Paragraph_20_Font"><text:span text:style-name="T1">De Anag</text:span></text:span>y<text:span text:style-name="Default_20_Paragraph_20_Font"><text:span text:style-name="T1">r</text:span></text:span>o ] Anagyros frutex est graviter<text:line-break/>olens, acris et digerentis calefacientisque facultatis. Sed<text:line-break/>folia etiamnum virentia, quum propter humiditatis admix-<text:line-break/>tiouem minus sint acria, idcirco tumentia reprimunt, at<text:line-break/>reficcata incidentis fiunt exiccantisque valenter facultatis.<text:line-break/>Similem fere facultatem habet radicis ejus cortex. Semen<text:line-break/>autem magis tenuiorum est partium. Sed et vomitum pro-<text:line-break/>vocat.</text:p>
      <text:p text:style-name="P1">[41. <text:span text:style-name="Default_20_Paragraph_20_Font"><text:span text:style-name="T1">De Androfuem</text:span></text:span>o.] Androfaemum planta fru-<text:line-break/>ticofa natura duplex, unum enim afcyron et afcyroeides</text:p>
      <text:p text:style-name="P3">nu<text:span text:style-name="Default_20_Paragraph_20_Font"><text:span text:style-name="T1">n</text:span></text:span>cupatum est: species hyperici, alterum vero a quibus-<text:line-break/>dam diouysias appellatur. Est autem fructus e<text:span text:style-name="Default_20_Paragraph_20_Font"><text:span text:style-name="T1">o</text:span></text:span>rum pur-<text:line-break/>gulosius, foliorum vero facultas m<text:span text:style-name="Default_20_Paragraph_20_Font"><text:span text:style-name="T1">o</text:span></text:span>dice extergens et de-<text:line-break/>siccans , ut et ambusta curare credantur. Caeterum in vino .<text:line-break/>austero dec<text:span text:style-name="Default_20_Paragraph_20_Font"><text:span text:style-name="T1">o</text:span></text:span>cta, vinum ipsum vulnerum grandium gluti-<text:line-break/>natorium efficiunt.</text:p>
      <text:p text:style-name="P1">[42, <text:span text:style-name="Default_20_Paragraph_20_Font"><text:span text:style-name="T1">De Andr</text:span></text:span>o<text:span text:style-name="Default_20_Paragraph_20_Font"><text:span text:style-name="T1">fuce.] </text:span></text:span>Androface amara et acris<text:line-break/>herba. Potest autem resiccata ebibitaque tum ipsa , tum<text:line-break/>fructus ejus magnopere urinam provocare, et nimirum<text:line-break/>etiam discutere et desiccare.</text:p>
      <text:p text:style-name="P1">[43. <text:span text:style-name="Default_20_Paragraph_20_Font"><text:span text:style-name="T1">De Andrachne portulaca.^ </text:span></text:span>Andrachne por-<text:line-break/>tulaca frigida et aquea temperie est, paucae particeps austte-<text:line-break/>ritatis. Proinde fluxiones repellit et maxime biliosus et<text:line-break/>calidas, cum eo quod eas mutet et in qualitate al teret,<text:line-break/>magnopere refrigerans. Et fuerit sane in refrigerandi<text:line-break/>quidem facultate tertii excessus a temperatis ac mediis, in<text:line-break/>humectandi vero fecundi. Hac ratione et aestuantes ut<text:line-break/>si quid aliud adjuvat tum ventris osculo imposita tum</text:p>
      <text:p text:style-name="P3">totis hypochondriis , maxime in febribus hecticis. Prae-<text:line-break/>terea dentium stuporem. <text:span text:style-name="Default_20_Paragraph_20_Font"><text:span text:style-name="T1">t</text:span></text:span>onat, nempe quae ab aridorum<text:line-break/>succorum contactu aspere exiccata fuerant, leniens atque<text:line-break/>replens, utpote quum rifcofam habeat humiditatem. <text:span text:style-name="Default_20_Paragraph_20_Font"><text:span text:style-name="T1">S</text:span></text:span>i-<text:line-break/>utiliter vero et fuscus ejus. .Itaque non foris modo impo-<text:line-break/>situs , fed epotus quoque refrigerat. Hoc Iane et toti her-<text:line-break/>bae come<text:span text:style-name="Default_20_Paragraph_20_Font"><text:span text:style-name="T1">t</text:span></text:span>ae accidit Quoniam autem fubastringit, utiliter<text:line-break/>dysentericis editur et muliebri profluvio et sanguinis reje-<text:line-break/>ctionibus. Sed ad haec quidem multo est quam herba<text:line-break/>succus ipsius efficacior.</text:p>
      <text:p text:style-name="Normal">[44. <text:span text:style-name="Default_20_Paragraph_20_Font"><text:span text:style-name="T1">De Anem</text:span></text:span>o<text:span text:style-name="Default_20_Paragraph_20_Font"><text:span text:style-name="T1">ne.] </text:span></text:span>Anemonae omnes acres et<text:line-break/>extergendi et attrahendi et ora vastorum reserandi fa-<text:line-break/>cultorem obtinent. Itaque radix communia pituitam evo-<text:line-break/>cati Et succus ex naribus purgat et oculorum mica-<text:line-break/>trices extenuat. Insuper sordida ulcera anemonae ex-<text:line-break/>purgant et lepras detrahunt, meusesque appositae eliciunt et<text:line-break/>lac trahunt.<text:line-break/><text:span text:style-name="Default_20_Paragraph_20_Font"><text:span text:style-name="T1">e</text:span></text:span></text:p>
      <text:p text:style-name="P2"><text:span text:style-name="Default_20_Paragraph_20_Font"><text:span text:style-name="T10">[45</text:span></text:span><text:span text:style-name="Default_20_Paragraph_20_Font"><text:span text:style-name="T11">. </text:span></text:span><text:span text:style-name="Default_20_Paragraph_20_Font"><text:span text:style-name="T1">He Aneth</text:span></text:span>o.) Anethum adeo calefacit ut ha-<text:line-break/>fiendum sit aut secundi ordinis intensi, aut tertii remissi,<text:line-break/>exiccantium vero ordinis est secundi incipientis , aut primi<text:line-break/>finientis. Itaque merito in oleo decoctum digerit, dolorem<text:line-break/>sudat, Iomnum conciliat et crudos et incoctos tumores con-<text:line-break/>coquit; fit enim ex eo oleum, cujus propinqua sit tempe-<text:line-break/>ries pus moventibus et concoquentibus vocatis medicamen-.<text:line-break/>tis, nisi quatenus paulo illis tum calidius tum tenuius est,<text:line-break/>ac proinde discutiens. Ustum autem tertii ordinis tum-<text:line-break/>calesacientium tum deficcantium fit. Et proinde ulceribus<text:line-break/>nimis humidis mollihusque inspersum prodest:, potissimum<text:line-break/>iis quae in p<text:span text:style-name="Default_20_Paragraph_20_Font"><text:span text:style-name="T1">u</text:span></text:span>dendis consistunt, at quae in praeputio simt<text:line-break/>inveterata, ea probe cicatrice includit. Caeterum viride<text:line-break/>adhuc et succulentum humidius est scilicet et mimis calidum.<text:line-break/>Itaque magis concoquit et somnum conciliat magis quam<text:line-break/>siccum , <text:span text:style-name="Default_20_Paragraph_20_Font"><text:span text:style-name="T1">t</text:span></text:span>ed minus distulit Idcirco multi videntur veteres<text:line-break/>coronis ex eo plexis in conviviis usi fuisse.</text:p>
      <text:p text:style-name="P2"><text:span text:style-name="Default_20_Paragraph_20_Font"><text:span text:style-name="T14">[4 </text:span></text:span>si. <text:span text:style-name="Default_20_Paragraph_20_Font"><text:span text:style-name="T1">He Antl</text:span></text:span>iy<text:span text:style-name="Default_20_Paragraph_20_Font"><text:span text:style-name="T1">llide.] </text:span></text:span>Anthyllis duplex est, fed<text:line-break/>utraque modice desiccat, ut et ulcera glutinet. Caeterum<text:line-break/>altera ea scilicet, quae chamaepityi assimilis est, quadante-<text:line-break/>nus tenuiorum est: partium quam altera, adeo ut et comi-<text:line-break/>statibus competat. Quin et ipsis magis quam altera exter-<text:line-break/>gere p<text:span text:style-name="Default_20_Paragraph_20_Font"><text:span text:style-name="T1">o</text:span></text:span>test.</text:p>
      <text:p text:style-name="P1">[47. <text:span text:style-name="Default_20_Paragraph_20_Font"><text:span text:style-name="T1">De Anthemide seu chamaemelo.] </text:span></text:span>Anthemis<text:line-break/>aut chamaemelum, dictum <text:span text:style-name="Default_20_Paragraph_20_Font"><text:span text:style-name="T4">quidem.ru </text:span></text:span>tertio libr<text:span text:style-name="Default_20_Paragraph_20_Font"><text:span text:style-name="T1">o</text:span></text:span> copio-<text:line-break/>sius est de hac herba, diceturque nunc summatim quod<text:line-break/>calefacit et .desiccat in primo ordine.. Est et tenuium<text:line-break/>partium, ac proinde discutiendi, laxandi et rarefaciendi vim<text:line-break/>obtinet. .</text:p>
      <text:p text:style-name="P1">[48.. <text:span text:style-name="Default_20_Paragraph_20_Font"><text:span text:style-name="T1">He Aniso.] </text:span></text:span>.Anisi femen maxime. utile est,<text:line-break/>aere et subamarum; ut prope .ad urentium accedat calidi-<text:line-break/>talem. Est autem .in siccando tertii ordinis, sicut et in ca-<text:line-break/>lefaciendo. Proinde et urinam ciet et digerit et inflati<text:span text:style-name="Default_20_Paragraph_20_Font"><text:span text:style-name="T1">o</text:span></text:span>nes<text:line-break/>ventris reprimit. .</text:p>
      <text:p text:style-name="P2"><text:span text:style-name="Default_20_Paragraph_20_Font"><text:span text:style-name="T9">[49. </text:span></text:span><text:span text:style-name="Default_20_Paragraph_20_Font"><text:span text:style-name="T1">He Antirrhino.] </text:span></text:span>A<text:span text:style-name="Default_20_Paragraph_20_Font"><text:span text:style-name="T1">n</text:span></text:span>tirrhinum, aut Anarrhi-<text:line-break/>num fructum habet vituli naribus .simile, ad sanationes lu-<text:line-break/>utile, Ipsum autem similis est cum bubonio facultatis , sed<text:line-break/>multo minoris. Itaque ex illo de hoc conjicito.</text:p>
      <text:p text:style-name="P1">[50. <text:span text:style-name="Default_20_Paragraph_20_Font"><text:span text:style-name="T1">De Aparine.] </text:span></text:span>Aparine quidam philanthropon,<text:line-break/>alii omphacocarpum cognominant, modice extergit et de-<text:line-break/>ficcat, habetque nonnihil tenuium partium.</text:p>
      <text:p text:style-name="P1">[51. <text:span text:style-name="Default_20_Paragraph_20_Font"><text:span text:style-name="T1">He api</text:span></text:span>o., <text:span text:style-name="Default_20_Paragraph_20_Font"><text:span text:style-name="T1">pero.] </text:span></text:span>Pyri folia pariter ac fusiones<text:line-break/>auflera funt, fructus dulcedinis etiam. quiddam obti<text:span text:style-name="Default_20_Paragraph_20_Font"><text:span text:style-name="T1">n</text:span></text:span>et<text:line-break/>aqueae. Ex quibus clara quoque temperies est, inaequalis<text:line-break/>secundum partes, nam pars una terrea est, alia aquea, cae-<text:line-break/>lerum utraque frigida, tum alia temperata. Proinde efu pyra<text:line-break/>stomacho grata funt. et sitim prohibent, illita autem delie-<text:line-break/>caut et modice refrigerant. Nam ego iis illitis vulnus glu-<text:line-break/>tinasse me memini, quum aliud ad manum esset nihil.</text:p>
      <text:p text:style-name="P1">[52. <text:span text:style-name="Default_20_Paragraph_20_Font"><text:span text:style-name="T1">De Aehrddibu</text:span></text:span>s <text:span text:style-name="Default_20_Paragraph_20_Font"><text:span text:style-name="T1">seu p</text:span></text:span>y<text:span text:style-name="Default_20_Paragraph_20_Font"><text:span text:style-name="T1">ri</text:span></text:span>s <text:span text:style-name="Default_20_Paragraph_20_Font"><text:span text:style-name="T1">sclvesi</text:span></text:span>i<text:span text:style-name="Default_20_Paragraph_20_Font"><text:span text:style-name="T1">ibu</text:span></text:span>s.] Achra-<text:line-break/>des vocatae magis quom pyra reliqua astringunt et delie-</text:p>
      <text:p text:style-name="P3">eant. Et proinde farre majora. vulnera glutinant fluxusque<text:line-break/>repellunt.</text:p>
      <text:p text:style-name="P1">[53<text:span text:style-name="Default_20_Paragraph_20_Font"><text:span text:style-name="T1">. Do Apoc</text:span></text:span>y<text:span text:style-name="Default_20_Paragraph_20_Font"><text:span text:style-name="T1">n</text:span></text:span>o, <text:span text:style-name="Default_20_Paragraph_20_Font"><text:span text:style-name="T1">ant c</text:span></text:span>v<text:span text:style-name="Default_20_Paragraph_20_Font"><text:span text:style-name="T1">nocrambe.] </text:span></text:span>Ap<text:span text:style-name="Default_20_Paragraph_20_Font"><text:span text:style-name="T1">o</text:span></text:span>cynum aut<text:line-break/>cynocrambe. Vocant autem quidam eam Cynomorum,<text:line-break/>quandoquidem canes celerrime interimit, sicut lycoetonon<text:line-break/>lupos. Est autem hominibus venenum , herba multum gra-<text:line-break/>vj.t.er olens , proinde omnino. calida est non instrenue , non<text:line-break/>tamen proportione desiccat. Itaque illita admodum dige-<text:line-break/>rentis est facultatis.</text:p>
      <text:p text:style-name="P1">. [54<text:span text:style-name="Default_20_Paragraph_20_Font"><text:span text:style-name="T1">. De Argemone</text:span></text:span>n Argenrone. Et hujus herbae<text:line-break/>facultas detersuria est et digerens.</text:p>
      <text:p text:style-name="P1">[55. <text:span text:style-name="Default_20_Paragraph_20_Font"><text:span text:style-name="T1">De Arsur</text:span></text:span>o.] Aristarum multo minus est aro.<text:line-break/>Radicem habet olivae magnitudine, fed multo est ipfa acrius.</text:p>
      <text:p text:style-name="P1">[56. <text:span text:style-name="Default_20_Paragraph_20_Font"><text:span text:style-name="T1">De Arist</text:span></text:span>o<text:span text:style-name="Default_20_Paragraph_20_Font"><text:span text:style-name="T1">loch</text:span></text:span>i<text:span text:style-name="Default_20_Paragraph_20_Font"><text:span text:style-name="T1">a</text:span></text:span>.] . Aristolochiae radix multo<text:line-break/>est ad. medicationes utilissima, amara et subac<text:span text:style-name="Default_20_Paragraph_20_Font"><text:span text:style-name="T1">t</text:span></text:span>is. Sed ex<text:line-break/>illis omnium subtilissima est rotunda et ad omnia efficacior.<text:line-break/>Aliarum vero duarum , quae clematitis appellatur , fragran-</text:p>
      <text:p text:style-name="P3">tior est, itaque ea ad unguenta utuntur unguentarii , sed ad<text:line-break/>sanationes infirmi<text:span text:style-name="Default_20_Paragraph_20_Font"><text:span text:style-name="T1">o</text:span></text:span>r. At longa minus quidem tenuitatis<text:line-break/>partium obtinet quam rotunda, sed nec ipsa inefficax esu<text:line-break/>verum abstergendi atque . calefaciendi facultatem possidet,<text:line-break/>minus quidem quam rotunda abstergens ac digerens, fed<text:line-break/>non minus calefaciens, imo forsan plus quoque. Itaque<text:line-break/>in quibus usus est m<text:span text:style-name="Default_20_Paragraph_20_Font"><text:span text:style-name="T1">o</text:span></text:span>dicae absterfionis, comm<text:span text:style-name="Default_20_Paragraph_20_Font"><text:span text:style-name="T1">o</text:span></text:span>dior est longa,<text:line-break/>.puta in ulceribus carne explendis et sumen talio<text:span text:style-name="Default_20_Paragraph_20_Font"><text:span text:style-name="T1">n</text:span></text:span>ibus uteri;<text:line-break/>at in quibus crassam hum<text:span text:style-name="Default_20_Paragraph_20_Font"><text:span text:style-name="T1">o</text:span></text:span>rem validius extenuare oportet,<text:line-break/>illic usus est rotundae. Proinde dolores ab infarctu, apt<text:line-break/>crassitie crudorum spirituum natos magis cu<text:span text:style-name="Default_20_Paragraph_20_Font"><text:span text:style-name="T1">r</text:span></text:span>at rotunda et<text:line-break/>fpicula extrahit et putredines sanat et sordida ulcera repur-<text:line-break/>gat, . dentes et gingivas candidas efficit Auxilio est et<text:line-break/>asthmaticis, singultientibus, comitialibus, .podagricis, si<text:line-break/>cum aqua bibatur. Tum ruptis elo convulsis ut si quod<text:line-break/>aliud medicamentum idoneum esu :</text:p>
      <text:p text:style-name="P1">[57. <text:span text:style-name="Default_20_Paragraph_20_Font"><text:span text:style-name="T1">He Arceutho, junipero.] </text:span></text:span>Iuniperus malida et</text:p>
      <text:p text:style-name="P29"><text:span text:style-name="Default_20_Paragraph_20_Font"><text:span text:style-name="T10">, -</text:span></text:span>L<text:tab/><text:span text:style-name="Default_20_Paragraph_20_Font"><text:span text:style-name="T10">....</text:span></text:span></text:p>
      <text:p text:style-name="Normal">sicca utrinque tertii ordinis.. At fructus similiter quidem<text:line-break/>calidus est, fed non similiter siccat, verum in hoc primi fue-<text:line-break/>rit ordinis.</text:p>
      <text:p text:style-name="P1">[58. <text:span text:style-name="Default_20_Paragraph_20_Font"><text:span text:style-name="T1">De Arctio, lappa min</text:span></text:span>o<text:span text:style-name="Default_20_Paragraph_20_Font"><text:span text:style-name="T1">re.] .</text:span></text:span> Amilum illud, quod .<text:line-break/>lapsu verbasc<text:span text:style-name="Default_20_Paragraph_20_Font"><text:span text:style-name="T1">o</text:span></text:span> est simile radice tenera, candida, dulci,<text:line-break/>caule oblongo et molli , . femine cumino simili , facultatis est<text:line-break/>adm<text:span text:style-name="Default_20_Paragraph_20_Font"><text:span text:style-name="T1">o</text:span></text:span>dum tenuium partium et ob id exicca<text:span text:style-name="Default_20_Paragraph_20_Font"><text:span text:style-name="T1">n</text:span></text:span>tis extergentis-<text:line-break/>que tamen modice. Quam<text:span text:style-name="Default_20_Paragraph_20_Font"><text:span text:style-name="T1">o</text:span></text:span>brem radix ac femen ejus<text:line-break/>coclea cum vino quadantenus dolores dentium mitigant.<text:line-break/>Porro ambusta et perniones, non horum modo decoctum<text:line-break/>perfu<text:span text:style-name="Default_20_Paragraph_20_Font"><text:span text:style-name="T1">t</text:span></text:span>um, fed et caules. teneri<text:span text:style-name="Default_20_Paragraph_20_Font"><text:span text:style-name="T1">o</text:span></text:span>res limare p<text:span text:style-name="Default_20_Paragraph_20_Font"><text:span text:style-name="T1">o</text:span></text:span>ssunt.</text:p>
      <text:p text:style-name="P1">[59. <text:span text:style-name="Default_20_Paragraph_20_Font"><text:span text:style-name="T1">De Arcti</text:span></text:span>o <text:span text:style-name="Default_20_Paragraph_20_Font"><text:span text:style-name="T1">lappa maiore, bardana.] </text:span></text:span>Alterum<text:line-break/>vero arctium, quod persionaciam vocant, cujusque folia<text:line-break/>cucurbitae simillima funt, nisi quatenus tum majora.tum<text:line-break/>duriora, digerit simul et desiccat, fed et astringit .nonnihil!<text:line-break/>Quamobrem folia ejus veteribus ulceribus mederi possunt.</text:p>
      <text:p text:style-name="P2"><text:span text:style-name="Default_20_Paragraph_20_Font"><text:span text:style-name="T9">[60. </text:span></text:span><text:span text:style-name="Default_20_Paragraph_20_Font"><text:span text:style-name="T1">He arnoglosi</text:span></text:span>b, <text:span text:style-name="Default_20_Paragraph_20_Font"><text:span text:style-name="T1">plantagine.] </text:span></text:span>Arnoglossunu<text:line-break/>Mixtae et hoc est temperiei , habet enim quiddam aqueum<text:line-break/>frigidum, habet verti et austerum quiddam id quod terreum<text:line-break/>est, siccum frigidum. Itaque refrigerat simul et desiccat et<text:line-break/>in utroque fecundi excessus a meniis est. Porro medica-<text:line-break/>menta, quae eum lioc quod refrigerant, una etiam ultrin-<text:line-break/>gunt, ea et ad ulcera rebellia omnia et ad fluxiones etpu-<text:line-break/>tredines conveniunt, ab proinde et est dysenterias. Nam<text:line-break/>et fanguihis profluvia sistunt et siquid aduratur refrigerant.<text:line-break/>Tum sinus quoque glutinant etalia ulcera recentia simul et<text:line-break/>veteris. In omnibus fere id genus medicamentis primas<text:line-break/>tenet ,. aut certe nulli secundum est , plantago, idque tempe-<text:line-break/>riei c<text:span text:style-name="Default_20_Paragraph_20_Font"><text:span text:style-name="T1">o</text:span></text:span> inmoderatione. Nam siccitatem obtinet morfus ex—<text:line-break/>portem .et frigiditatem, quae nondum obstupefaciat. Et<text:line-break/>fructus et radix similis funt facultatis, nisi quod. tum sic-<text:line-break/>moris tum minus frigidae. Sed fructus quidem tenuiorum<text:line-break/>est partium, radices autem crassiorum partium. Et ipfa<text:line-break/>herbae lolia exiccata tenuiorum funt partium et minus fri-</text:p>
      <text:p text:style-name="P3">gidae facultatis, nempe difflato ex eis ac digesto excre-<text:line-break/>meuto aqueo. Hac ratione et radicibus utuntur ad den-<text:line-break/>tium dolores tum mandentes tum collusionibus incoquen-<text:line-break/>tes. Praeterea ad jecinoris et renum obstructiones non<text:line-break/>has tantum adhibent, fed folia quoque et multo magis frn-<text:line-break/>otus. Haec enim omnia quandam in se abstergendi sacul-<text:line-break/>tatem obtinent, quam et in herba viridi inesse fatis coujici<text:line-break/>potest, verum ab humiditatis copia devinci.</text:p>
      <text:p text:style-name="P1">[6 I. <text:span text:style-name="Default_20_Paragraph_20_Font"><text:span text:style-name="T1">De Aro.] </text:span></text:span>Aron terrena et ipsum essentia<text:line-break/>constat calida. Proinde extergendi vim obtinet, verum<text:line-break/>non valentem, sicut dracontium. Est itaque in exiccando<text:line-break/>et calefaciendo primi ordinis. Radices ejus maxime sunt<text:line-break/>utiles, siquidem comesae crassitiem humorum mediocriter<text:line-break/>incidunt, adeo ut et excreationibus ex pectore idoneae sint,<text:line-break/>scd magis tamen aptum est dracontium.</text:p>
      <text:p text:style-name="P1">[62. <text:span text:style-name="Default_20_Paragraph_20_Font"><text:span text:style-name="T1">De Artem</text:span></text:span>i<text:span text:style-name="Default_20_Paragraph_20_Font"><text:span text:style-name="T1">sia.]</text:span></text:span> Artemisia. Duplex quidem<text:line-break/>est herba Artemisia, sed utraque calefacit et modice desse-</text:p>
      <text:p text:style-name="P3">oat, et sint quod ad calefactionem attinet, excessus fecundi,<text:line-break/>quod vero ad reficcationem , aut. primi intensi aut fecun- -<text:line-break/>di incipientis. Sunt autem et modice tenuium partium.<text:line-break/>Itaque ad renum calculos mediocriter commodae funt et ad<text:line-break/>fomentationes uteri.</text:p>
      <text:p text:style-name="P30">[63. <text:span text:style-name="Default_20_Paragraph_20_Font"><text:span text:style-name="T1">De Aspro.] </text:span></text:span>Asarum. Hujus herbae radices<text:line-break/>utiles funt facultate similes radicibus acori, intensiores ta-<text:line-break/>mea. Itaque en iis, quae de illis prodita sunt, luo faciem<text:line-break/>da coniectura.<text:tab/>...</text:p>
      <text:p text:style-name="P31">[64. <text:span text:style-name="Default_20_Paragraph_20_Font"><text:span text:style-name="T1">DeAsclepiade.] </text:span></text:span>Asclepias. In tortio Dic<text:span text:style-name="Default_20_Paragraph_20_Font"><text:span text:style-name="T1">t</text:span></text:span>eo-<text:line-break/>rides de hac herba conscripsit, at nos ejus nondum peri-<text:line-break/>culum ferimus.<text:tab/>. , .<text:tab/>. .-</text:p>
      <text:p text:style-name="P1">[65. <text:span text:style-name="Default_20_Paragraph_20_Font"><text:span text:style-name="T1">De Aspalath</text:span></text:span>o.] Afpalathus gustu quidem acris<text:line-break/>simul et astringens est, facultate vero ex- dissimilaribus con-<text:line-break/>stat, nempe- partibus <text:span text:style-name="Default_20_Paragraph_20_Font"><text:span text:style-name="T1">t</text:span></text:span>uis acribus calefaciens, partibus<text:line-break/>vero aliis, austeris scilicet, refrigerans. Itaque utriusque<text:line-break/>ratione desiccat et refrigerat, et proinde ad putredines et<text:line-break/>fluxiones est utilis,</text:p>
      <text:p text:style-name="P2">X</text:p>
      <text:p text:style-name="P1">[66. <text:span text:style-name="Default_20_Paragraph_20_Font"><text:span text:style-name="T1">He Asparago.] </text:span></text:span>Asparagus petraeus aut mya-<text:line-break/>oanthinus abstergendi vim habet, idqne citra manifestam.<text:line-break/>aut caliditatem aut. frigiditatem. Hinc renes ac jecur<text:line-break/>infarctu liberat et maxime herbae ipsius radices et femen.<text:line-break/>Quin et dentium d<text:span text:style-name="Default_20_Paragraph_20_Font"><text:span text:style-name="T1">o</text:span></text:span>lores sanat siccitatis nomine citra cale-<text:line-break/>facti<text:span text:style-name="Default_20_Paragraph_20_Font"><text:span text:style-name="T1">o</text:span></text:span>nem , quam vel maxime dentes requirunt. P<text:span text:style-name="Default_20_Paragraph_20_Font"><text:span text:style-name="T1">o</text:span></text:span>rro<text:line-break/>Athenienses per pli dicunt Afpharagus.</text:p>
      <text:p text:style-name="P1">[67. <text:span text:style-name="Default_20_Paragraph_20_Font"><text:span text:style-name="T1">De Aspleno.] </text:span></text:span>Afplenum tenuium quidem par-<text:line-break/>tium, non tamen calida est herba. Hac utique ratione et<text:line-break/>lapides frangit et lienes liquati .</text:p>
      <text:p text:style-name="P32">[68. <text:span text:style-name="Default_20_Paragraph_20_Font"><text:span text:style-name="T1">De Astragalo.] </text:span></text:span>Astragalus fruticellus est eri-<text:line-break/>guus, radices habens astrictorias. Quamobrem etiam ex<text:line-break/>numero est non instrenue ericcantium. Nam ulcera vetera<text:line-break/>ad cicatricem ducit et alvum fluxu tentatam sistit, siquis in<text:line-break/>vino decoctam radicem bibat. Plurimus hujus fruticis pro-<text:line-break/>ventus eft in Pheneo Arcadiae. .<text:tab/>-</text:p>
      <text:p text:style-name="P1">- [69. <text:span text:style-name="Default_20_Paragraph_20_Font"><text:span text:style-name="T1">H</text:span></text:span>e <text:span text:style-name="Default_20_Paragraph_20_Font"><text:span text:style-name="T1">Astere Attic</text:span></text:span>o.] Adler Atticus. Alii Bubo-<text:line-break/>nium vocant, non <text:span text:style-name="Default_20_Paragraph_20_Font"><text:span text:style-name="T1">o</text:span></text:span>b id tantum, .qu<text:span text:style-name="Default_20_Paragraph_20_Font"><text:span text:style-name="T1">o</text:span></text:span>d illitum, sed etiam</text:p>
      <text:p text:style-name="P3">quod suspensum bubones sanare credatur; habet quiddam<text:line-break/>etiam digerens, habet vero non minime et refrigerans<text:line-break/>quiddam ac reprimens, ut mixtae sit facultatis uti rosa,<text:line-break/>verum id non astri n git.</text:p>
      <text:p text:style-name="P1">[7 O. <text:span text:style-name="Default_20_Paragraph_20_Font"><text:span text:style-name="T1">De Astaphide uva.] </text:span></text:span>Astaphis culta quidem<text:line-break/>concoquendi, astringendi et leviter digerendi facultatem<text:line-break/>possidet. At Agrestis vehementer acrem obtinet, adeo ut<text:line-break/>ex capite pituitam eliciat abstergatque valenter. Itaque ad<text:line-break/>p<text:span text:style-name="Default_20_Paragraph_20_Font"><text:span text:style-name="T1">s</text:span></text:span>oram accommoda est. Sed et urendi vim habet.</text:p>
      <text:p text:style-name="P1">[71. <text:span text:style-name="Default_20_Paragraph_20_Font"><text:span text:style-name="T1">De Asph</text:span></text:span>o<text:span text:style-name="Default_20_Paragraph_20_Font"><text:span text:style-name="T1">delo.] </text:span></text:span>Asphodelus. Et hujus radix<text:line-break/>utilis est, sicut ari, afari et dracontii, nempe extergenlis<text:line-break/>et digerentis facultatis. Ustae autem cinis calidior et exic-<text:line-break/>cantior subtiliorque et digerere potentior efficitur, ac pro-<text:line-break/>inde et alopecias sanat.</text:p>
      <text:p text:style-name="P1">[72. <text:span text:style-name="Default_20_Paragraph_20_Font"><text:span text:style-name="T1">De Atractylide.]</text:span></text:span> Atractylis aut cnicus agre-<text:line-break/>stis<text:span text:style-name="Default_20_Paragraph_20_Font"><text:span text:style-name="T1">e</text:span></text:span> Haec planta ex spinarum est genere. Facultatem<text:line-break/>habet desiccandi et modice calidam.</text:p>
      <text:p text:style-name="P33"><text:span text:style-name="Default_20_Paragraph_20_Font"><text:span text:style-name="T9">[7.3. </text:span></text:span><text:span text:style-name="Default_20_Paragraph_20_Font"><text:span text:style-name="T1">De Atr</text:span></text:span>i<text:span text:style-name="Default_20_Paragraph_20_Font"><text:span text:style-name="T1">plice.] </text:span></text:span>Atriplex. humida et frigida<text:line-break/>temperie est, humida quidem fecundi ordinis a mediis, fri-<text:line-break/>gida vero primi, quam utique tepidam esse caliditatem<text:line-break/>posuimus, cujusmodi rotis inest, non tamen astrictionis est<text:line-break/>particeps, fed aquea est et minimum terrena, quemadmodum<text:line-break/>malva. Quin et ventrem celeriter permeat, ut illa, ob lu-<text:line-break/>bricitatem. Porro paululum omnino ejus est, quod dige-<text:line-break/>tendi obtinet p<text:span text:style-name="Default_20_Paragraph_20_Font"><text:span text:style-name="T1">o</text:span></text:span>tentiam. Horren<text:span text:style-name="Default_20_Paragraph_20_Font"><text:span text:style-name="T1">t</text:span></text:span>es autem atriplex et<text:line-break/>icaIva quam agrestes tum humidiores sunt tum frigidiores.<text:line-break/>Proinde phlegmonis et phygetulis incipientibus gliscentis<text:line-break/>lmsque et e mollibus etiamnum ac velut ferventibus hor-<text:line-break/>tensus, vigentibus autem et declinantibus ac iudurefcenti-<text:line-break/>bus commodiores sunt agrestes. Semen ejus abstergendi<text:line-break/>vim habet. Itaque ad auriginem ex jeco<text:span text:style-name="Default_20_Paragraph_20_Font"><text:span text:style-name="T1">r</text:span></text:span>is infarctu pro-.<text:line-break/>gnatam utilis est.<text:tab/>t</text:p>
      <text:p text:style-name="P34">,<text:tab/>[74. <text:span text:style-name="Default_20_Paragraph_20_Font"><text:span text:style-name="T1">He Aphace.] </text:span></text:span>Aphace vim habet astringendi,</text:p>
      <text:p text:style-name="Normal">sicut et ipfa lenticula. Sest et similiter, ut lenticulae, edi</text:p>
      <text:p text:style-name="P3">s<text:span text:style-name="Default_20_Paragraph_20_Font"><text:span text:style-name="T1">o</text:span></text:span>let, caeterum aegrius quam illae concoquitur. Valentius<text:line-break/>autem desiccat et moderati caloris esu</text:p>
      <text:p text:style-name="P1">[75. <text:span text:style-name="Default_20_Paragraph_20_Font"><text:span text:style-name="T1">He Absinthio</text:span></text:span> .j Absinthium astricto riam et<text:line-break/>amaram et acrem simul qualitates possidet, calefaciens pa-<text:line-break/>riter et extergens et <text:span text:style-name="Default_20_Paragraph_20_Font"><text:span text:style-name="T1">r</text:span></text:span>oborans et desiccans. Proinde bibio-<text:line-break/>fies ventris humores per egestionem infernam propellit ac<text:line-break/>per urinas evacuati Magis autem quod in venis eft bilio-<text:line-break/>fum per urinas expu<text:span text:style-name="Default_20_Paragraph_20_Font"><text:span text:style-name="T1">r</text:span></text:span>gat. Ob haec contentam in ventre<text:line-break/>pituitam nihil adjuvat sumptum , sic sane si in thorace; aut<text:line-break/>pulmone contineatur, nam astringens in eo facultas quam<text:line-break/>amara valentior est. Porro quod infit quoque acrimonia,<text:line-break/>idcirco majori portione calidum est quam frigidum. At si<text:line-break/>opus est universaliter comprehensam ejus temperiem fecun-<text:line-break/>dum primas circunfcribere facultates , . etsi dissimilare sit,<text:line-break/>calidum nilum dixerim primi excessus, siccum tertii. Succus<text:line-break/>autem ejus longe quam herba. ipsis calidior est.</text:p>
      <text:p text:style-name="P1">Cap, lli [1. <text:span text:style-name="Default_20_Paragraph_20_Font"><text:span text:style-name="T1">De Ralan</text:span></text:span>o <text:span text:style-name="Default_20_Paragraph_20_Font"><text:span text:style-name="T1">m</text:span></text:span>y<text:span text:style-name="Default_20_Paragraph_20_Font"><text:span text:style-name="T1">repsica, glande un-</text:span></text:span></text:p>
      <text:p text:style-name="P3"><text:span text:style-name="Default_20_Paragraph_20_Font"><text:span text:style-name="T1">guentarnt.] </text:span></text:span>Glans unguentaria aufertur ex barbarica re-<text:line-break/>gi<text:span text:style-name="Default_20_Paragraph_20_Font"><text:span text:style-name="T1">o</text:span></text:span>ue. Utuntur unguentarii carnis. ejus succ<text:span text:style-name="Default_20_Paragraph_20_Font"><text:span text:style-name="T1">o</text:span></text:span>, qui facultate<text:line-break/>calidus esu Reliquiae autem, unde expressus- est succus,<text:line-break/>terrestres fcilicet et durae vincentem habent qualitatem<text:line-break/>amaram.. Sed et admixta esit quaedam astricti<text:span text:style-name="Default_20_Paragraph_20_Font"><text:span text:style-name="T1">o. </text:span></text:span>Proinde<text:line-break/>extergentem simul et incidentem, contrahentemque et sti-<text:line-break/>pantem effectum possident. Itaque ad jonthtrs , lentes,<text:line-break/>ephelin et pruritum, deinde et ad plorant et lepram con ve-<text:line-break/>alunt. Verum enimvero et lienes liquant, jecurque indu-<text:line-break/>vescentia. Quod si quis carnem ejus drachmae pondere cum<text:line-break/>meli<text:span text:style-name="Default_20_Paragraph_20_Font"><text:span text:style-name="T1">o</text:span></text:span>rato bibat, medicamentum experietur vomitorium.<text:line-break/>Saepe etiam per infernam alvum largiter subducit. Itaque<text:line-break/>quum hoc medicamento utimur ad viscerum expu<text:span text:style-name="Default_20_Paragraph_20_Font"><text:span text:style-name="T1">r</text:span></text:span>gationem<text:line-break/>et maxime jecinoris lienisque, ex oxycrato nilum exhibere<text:line-break/>consuevimus. Gaudet ve<text:span text:style-name="Default_20_Paragraph_20_Font"><text:span text:style-name="T1">r</text:span></text:span>o vel maxime alioqui aceto ast<text:line-break/>actiones extrinsecas. Ade<text:span text:style-name="Default_20_Paragraph_20_Font"><text:span text:style-name="T1">o</text:span></text:span> enim efficax efficitur, ut et<text:line-break/>pso<text:span text:style-name="Default_20_Paragraph_20_Font"><text:span text:style-name="T1">r</text:span></text:span>as et lepras extergeat; et multo etiam magis quae his<text:line-break/>funt minora, lentes, vitiliginem , sunthos ; ephelin ;exan-</text:p>
      <text:p text:style-name="P2">tliemata, adteras, tum ulcernsa et quae crassi funt Tueri<text:line-break/>omnia. Sed. et cicatricibus decorem affert. Porro quod<text:line-break/>quum illinenda est lieni, praestet admixtum esse farinarum<text:line-break/>quampiam exiccantinm , cujusmodi est ervi , ac lolii farina,<text:line-break/>id jam potius ad componendorum medicamentorum tracta-<text:line-break/>tionem, haudquaquam ad praesens institutum pertinet, sal<text:line-break/>et in paratu facilibus ipsum dicetur, Verum in praesens<text:line-break/>sufficit abstergentem et inridentem cum astrictione quapiam<text:line-break/>prop<text:span text:style-name="Default_20_Paragraph_20_Font"><text:span text:style-name="T1">o</text:span></text:span>siti medicaminis. dixisse facultatem, ac sic ad aliud<text:line-break/>transgredi. Cortex tamen ejus admodum astringit, Itaque<text:line-break/>et hunc quoque possis, ubi validae usus est astrictionis, ac..<text:line-break/>commodare.</text:p>
      <text:p text:style-name="P1">[2. <text:span text:style-name="Default_20_Paragraph_20_Font"><text:span text:style-name="T1">De Halsumo</text:span></text:span>q Balsamum desiccat et calefacit<text:line-break/>secundo excessu. Est autem et tenuium partium, adeo ut<text:line-break/>odoratum sit. Sed liquor ejus tenuiorum etiam partium<text:line-break/>est quam ipsa planta, non famen adeo calidus,. ut quidam<text:line-break/>existimant, tenuitate partium falsi. Porro eructus. ejus</text:p>
      <text:p text:style-name="P35">persimilis genere facultatis est , caeterum longe in tenuitate<text:line-break/>.- partium inferior,<text:tab/>.<text:tab/>-<text:tab/>. v</text:p>
      <text:p text:style-name="P1">[3. <text:span text:style-name="Default_20_Paragraph_20_Font"><text:span text:style-name="T1">He- Ralansti</text:span></text:span>o.] Balausiium flos est agrestis pu-<text:line-break/>nisae, sicut domesticarum cytinus. Valenter gustum astrin-<text:line-break/>git. Et sane desiccantis et refrigerantis facultatis est et<text:line-break/>nimirum etiam crassae essentiae , siquidem memores fumus<text:line-break/>eorum quae in quarto horum commentariorum funt. pro-<text:line-break/>dita, ubi ostendimus omne astringens terrestre esse. frigidum.<text:line-break/>Aliarum autem qualitatum nullius prae fe fert indicium.<text:line-break/>Proinde ipsum quis censeat strenue et. exiccare et refrige-<text:line-break/>rare. Siquidem non perperam i<text:span text:style-name="Default_20_Paragraph_20_Font"><text:span text:style-name="T1">n</text:span></text:span> quarto horum valumi-<text:line-break/>num terreis frigidis corporibus astringentem inesse qualita:-<text:line-break/>tem demonstratum esu Sane vero. et eventus ipsa ecmprobat.<text:line-break/>Nam si intertriginibus et aliis ulceribus ipfum illinas, celer—<text:line-break/>rime illa ridebis cicatricem contrahere. Hoc fa ne nomine et<text:line-break/>ad sanguinem reiicientes et ad dysenteriam, tum ad ventris<text:line-break/>uterique profluvia, non est quispiam medicorum, qui curandi<text:line-break/>tractatus conscripsere , qui hoc non utatur medicamento.</text:p>
      <text:p text:style-name="P2"><text:span text:style-name="Default_20_Paragraph_20_Font"><text:span text:style-name="T14">[4. </text:span></text:span><text:span text:style-name="Default_20_Paragraph_20_Font"><text:span text:style-name="T1">De bato, Rubo. ] </text:span></text:span>Rubi f<text:span text:style-name="Default_20_Paragraph_20_Font"><text:span text:style-name="T1">o</text:span></text:span>lia, germina, flos,<text:line-break/>f<text:span text:style-name="Default_20_Paragraph_20_Font"><text:span text:style-name="T1">r</text:span></text:span>uctus et radix qualitatis astringentis participes sunt, ejus-<text:line-break/>que non obscurae. Sed hoc inter fe disserunt; quod folia,<text:line-break/>ac praecipue mollia et recens nata plurimum lu fe habeant<text:line-break/>fubstantiae aqueae, paucum vero astrictionis , eadem ratione<text:line-break/>et germina. . Itaque si mandantur , aphthas et alia oris al-<text:line-break/>cera fanant. Quin et alia vulnera glutinare valent, est<text:line-break/>enim eorum temperies et ex terrea frigida essentia et aquea<text:line-break/>tepida. At fructus, siquidem maturus fuerit, non parum<text:line-break/>habet succi calidi temperati, qui dulcis est, uti monstravimus.<text:line-break/>Itaque ob hoc .et modicam astrictionem efui non insuavis<text:line-break/>esu At immaturus a frigida substantia terrea vincitur ,. ac<text:line-break/>proinde acerbus est et valde exiccatorius. Et Iane uterque<text:line-break/>siccatus reconditur, .validius quam recens desiccans. Sed<text:line-break/>et flos eandem vim fructui immaturo possidet. c Utraque ad<text:line-break/>dysenterias et ventris profluvium et imbecillitates et fan-<text:line-break/>guinis expulsionem idonea remedia. Porro radix praeter</text:p>
      <text:p text:style-name="Normal"><text:span text:style-name="Default_20_Paragraph_20_Font"><text:span text:style-name="T1">A -i</text:span></text:span></text:p>
      <text:p text:style-name="P3">.astrictionem non paucam habet substantiam in feste tenuem,<text:line-break/>pe<text:span text:style-name="Default_20_Paragraph_20_Font"><text:span text:style-name="T1">r</text:span></text:span> quam et lapides renum comminuit.</text:p>
      <text:p text:style-name="P36">[5. <text:span text:style-name="Default_20_Paragraph_20_Font"><text:span text:style-name="T1">De Ratrachi</text:span></text:span>o.] Batrachium quatuor habet spe-.<text:line-break/>cratim differentias. Omnia vero vehementer acrem quali-<text:line-break/>tatem possident , adeo ut cum dolore exulcerent Hac ra-<text:line-break/>tioue si moderate utare, ploras et lepras excoriant et ungues<text:line-break/>divellunt, tum leprosis stigmata digerunt et acrochordonas<text:line-break/>et myrmecias detrahunt. Quin et alopecias juvant pauco<text:line-break/>,tempore admota, nam si diutius inhaereant; non excoriatur<text:line-break/>solum ipse cutis, fissi et in c<text:span text:style-name="Default_20_Paragraph_20_Font"><text:span text:style-name="T1">r</text:span></text:span>ustam u<text:span text:style-name="Default_20_Paragraph_20_Font"><text:span text:style-name="T1">r</text:span></text:span>itur. Atque haetr<text:line-break/>.omnia caulis et foliorum funt opera, si imponas virentia.<text:line-break/>Porro radix- arefacta sternutationem provocat similiter aliis<text:line-break/>omnibus quae valenter desiccant. Sed et dentes dolentes<text:line-break/>juvat; ut et frangat eos, valenti scilicet exiccatione. Et ut<text:line-break/>femel dicam , calida et sicca valde est tum radix tum uni-<text:line-break/>versa adeo herba. -<text:tab/>.<text:tab/>.<text:tab/><text:span text:style-name="Default_20_Paragraph_20_Font"><text:span text:style-name="T1">m</text:span></text:span></text:p>
      <text:p text:style-name="P1">[6. <text:span text:style-name="Default_20_Paragraph_20_Font"><text:span text:style-name="T1">De Rdetli</text:span></text:span>o.] Bdellium quod Scythicunr nomi-</text:p>
      <text:p text:style-name="P37">.nant, quod Iane et atrius est et <text:span text:style-name="Default_20_Paragraph_20_Font"><text:span text:style-name="T1">r</text:span></text:span>esin<text:span text:style-name="Default_20_Paragraph_20_Font"><text:span text:style-name="T1">o</text:span></text:span>sum, magis emollien-<text:line-break/>tis admodum et efficacis facultatis est. - At alte<text:span text:style-name="Default_20_Paragraph_20_Font"><text:span text:style-name="T1">r</text:span></text:span>um, nempe<text:line-break/>-Arabicum, - quod dilucidius est, magis desiccat quam emole .<text:line-break/>.lientia. Igitu<text:span text:style-name="Default_20_Paragraph_20_Font"><text:span text:style-name="T1">r r</text:span></text:span>ecens et humidum est et contusum.. facile<text:line-break/>mollescit, ad omnia, ad quae Scythicum, idoneum , at quod<text:line-break/>antiquius est et admodum gustu .amarum et acre et siccum ab<text:line-break/>eo<text:span text:style-name="Default_20_Paragraph_20_Font"><text:span text:style-name="T1">r</text:span></text:span>um, quae indurata molliunt, mediocritale excidit. Utun-<text:line-break/>tur autem quidam illis et potissimum A<text:span text:style-name="Default_20_Paragraph_20_Font"><text:span text:style-name="T1">r</text:span></text:span>abico et ad broccho-<text:line-break/>celas et hydrocelas<text:span text:style-name="Default_20_Paragraph_20_Font"><text:span text:style-name="T1">r</text:span></text:span> saliva matutina jejunaque subigentes,<text:line-break/>ut emplastri consistentiam accipiat. Porro arabicum et cal-<text:line-break/>.culos renum in potu sumptum frangere- appa<text:span text:style-name="Default_20_Paragraph_20_Font"><text:span text:style-name="T1">r</text:span></text:span>et, tum urinas<text:line-break/>ciere et crudo<text:span text:style-name="Default_20_Paragraph_20_Font"><text:span text:style-name="T1">r</text:span></text:span>um flatuum. discursus, p<text:span text:style-name="Default_20_Paragraph_20_Font"><text:span text:style-name="T1">r</text:span></text:span>aeterea late<text:span text:style-name="Default_20_Paragraph_20_Font"><text:span text:style-name="T1">r</text:span></text:span>um<text:line-break/>dolores et <text:span text:style-name="Default_20_Paragraph_20_Font"><text:span text:style-name="T1">r</text:span></text:span>uptu<text:span text:style-name="Default_20_Paragraph_20_Font"><text:span text:style-name="T1">r</text:span></text:span>as persanare. -<text:tab/>.</text:p>
      <text:p text:style-name="P1">[7. <text:span text:style-name="Default_20_Paragraph_20_Font"><text:span text:style-name="T1">HeHech</text:span></text:span>io; T<text:span text:style-name="Default_20_Paragraph_20_Font"><text:span text:style-name="T1">ussilagine</text:span></text:span>.p Bechium inde adeo sic<text:line-break/>nuncupatum est, . quod bechas; hoc est tusses; et o<text:span text:style-name="Default_20_Paragraph_20_Font"><text:span text:style-name="T1">r</text:span></text:span>thopnoeas,<text:line-break/>juvare fit creditum , fi quis folia arida , aut radicem in pru-<text:line-break/>uls urens ascendentem inde fuliginem inspi<text:span text:style-name="Default_20_Paragraph_20_Font"><text:span text:style-name="T1">r</text:span></text:span>atu .attrahat.</text:p>
      <text:p text:style-name="P3">Est autem modice acris, ut sine molestia noxave omnes<text:line-break/>thoracis abscessus credita sit rumpere. Sane folia virentia<text:line-break/>partes cruda phlegmone obsessas illitu extrinsecus adj ovant,<text:line-break/>nempe ob aqueae humiditatis admixtionem, quam omnia<text:line-break/>viridia teneraque obtinent, alia plus, alia minus, nam<text:line-break/>sicca berilli folia acriora sunt quam ut phlegmonis con-<text:line-break/>leniant.</text:p>
      <text:p text:style-name="P1">[8. <text:span text:style-name="Default_20_Paragraph_20_Font"><text:span text:style-name="T1">De Rlit</text:span></text:span>o.] Blitum olus est esculentum , humidae<text:line-break/>frigidaeque temperiei, in secundo maxime excessu a tem-<text:line-break/>pe<text:span text:style-name="Default_20_Paragraph_20_Font"><text:span text:style-name="T1">t</text:span></text:span>atis.</text:p>
      <text:p text:style-name="P1">[9. <text:span text:style-name="Default_20_Paragraph_20_Font"><text:span text:style-name="T1">He Rnlb</text:span></text:span>o <text:span text:style-name="Default_20_Paragraph_20_Font"><text:span text:style-name="T1">sativ</text:span></text:span>o.] Bulbus esculentus quissen<text:span text:style-name="Default_20_Paragraph_20_Font"><text:span text:style-name="T1">t<text:line-break/></text:span></text:span>srigidiorem et crassiorem lentumque sirccum procreat. Nam<text:line-break/>et coetu difficilis est et flatuofus et venerem provocans.<text:line-break/>Attamen illitus ob amarorum. simul et astrictionem abstergit<text:line-break/>simul et glutinat, et nimirum etiam exiccat. Est enim dsten-<text:line-break/>Eum amatorem in extergentibus esse substantiis, astrictionem<text:line-break/>Vero in glutinantibus. At. siccitas utramque consequitur.</text:p>
      <text:p text:style-name="P2"><text:span text:style-name="Default_20_Paragraph_20_Font"><text:span text:style-name="T10">[10. </text:span></text:span><text:span text:style-name="Default_20_Paragraph_20_Font"><text:span text:style-name="T1">He Rulb</text:span></text:span>o <text:span text:style-name="Default_20_Paragraph_20_Font"><text:span text:style-name="T1">vomit</text:span></text:span>o<text:span text:style-name="Default_20_Paragraph_20_Font"><text:span text:style-name="T1">ri</text:span></text:span>o.] Bulbus vomitorius<text:line-break/>multo est calidi<text:span text:style-name="Default_20_Paragraph_20_Font"><text:span text:style-name="T1">o</text:span></text:span>ris temperiei quam superi<text:span text:style-name="Default_20_Paragraph_20_Font"><text:span text:style-name="T1">o</text:span></text:span>r.</text:p>
      <text:p text:style-name="P1">[11. <text:span text:style-name="Default_20_Paragraph_20_Font"><text:span text:style-name="T1">He Rubonio.] </text:span></text:span>Buh<text:span text:style-name="Default_20_Paragraph_20_Font"><text:span text:style-name="T1">o</text:span></text:span>nium aut aster Atticus<text:line-break/>nuncupatum est ita, quia creditum est bub<text:span text:style-name="Default_20_Paragraph_20_Font"><text:span text:style-name="T1">o</text:span></text:span>nas sanare, tum<text:line-break/>illitum tum inguini alligatum. Est autem mediocriter di-<text:line-break/>gerentis facultatis, quia videlicet et modice calidum est, nec<text:line-break/>vehementer, nec ita desiccat ut contendat, maxime quum<text:line-break/>etiamnum molle ac recens fuerit.</text:p>
      <text:p text:style-name="P1">[12. <text:span text:style-name="Default_20_Paragraph_20_Font"><text:span text:style-name="T1">He Rugiosse.] </text:span></text:span>Buglossum humidae calidaeque<text:line-break/>temperiei est. Itaque. vinis iniectum laetitiae ac hilaritatis<text:line-break/>causa esse. creditum est. Sed et iis, qui ob pharyngis afpe-<text:line-break/>rrtatem tussiunt, coctum in meli<text:span text:style-name="Default_20_Paragraph_20_Font"><text:span text:style-name="T1">o</text:span></text:span>rato convenit.</text:p>
      <text:p text:style-name="P1">[1d. <text:span text:style-name="Default_20_Paragraph_20_Font"><text:span text:style-name="T1">He Punio.] </text:span></text:span>Rupium, alii Arcticum, adeo cala<text:span text:style-name="Default_20_Paragraph_20_Font"><text:span text:style-name="T1">t</text:span></text:span>a<text:line-break/>cit, ut et urinam moveat et menses provocet. Sed et pfeu-<text:line-break/>dobunium sinulis illi caliditatis esu</text:p>
      <text:p text:style-name="P1">[14. <text:span text:style-name="Default_20_Paragraph_20_Font"><text:span text:style-name="T1">De Rnphthalmo</text:span></text:span>.] Buphssiahnum sic appellatum<text:line-break/>est a floribus, qui figura quidem boum oculis videantur</text:p>
      <text:p text:style-name="P3">assimiles, colore autem anthemidis floribus simillimi funt,<text:line-break/><text:span text:style-name="Default_20_Paragraph_20_Font"><text:span text:style-name="T1">t</text:span></text:span>ed multo tum majores tum acriores. Proinde et vehes.<text:line-break/>mentius<text:span text:style-name="Default_20_Paragraph_20_Font"><text:span text:style-name="T1">i</text:span></text:span>digerunt, adeo ut et duritias sanent cerato mixti.</text:p>
      <text:p text:style-name="P1">[15<text:span text:style-name="Default_20_Paragraph_20_Font"><text:span text:style-name="T1">. He Rratl</text:span></text:span>iy <text:span text:style-name="Default_20_Paragraph_20_Font"><text:span text:style-name="T1">salina.] </text:span></text:span>Sabina ex numero est: for-<text:line-break/>titer exiccantium, idque fecundum tres qualitates, quas in<text:line-break/>gustu prae <text:span text:style-name="Default_20_Paragraph_20_Font"><text:span text:style-name="T1">t</text:span></text:span>e fert, similiter ut cupressus, nisi quod ea et<text:line-break/>acrior est et ut sic dixerim odoratior. Igitur hujus quam<text:line-break/>modo dixi qualitatis est particeps, nempe acrimoniae c<text:span text:style-name="Default_20_Paragraph_20_Font"><text:span text:style-name="T1">o</text:span></text:span>n-<text:line-break/>sistentis in temperamento. calido, praeterea amaroris et astii-<text:line-break/>ctionis obfcurioris quam in cupresso; quantum enim ipfa<text:line-break/>cupressum superat in acrimonia,. tantum ah ipfo superatur<text:line-break/>in astrictione. Quo manifestum est quod omnino calidior<text:line-break/>est cupresso et ob id etiam potentius digerit. Itaque glu<text:span text:style-name="Default_20_Paragraph_20_Font"><text:span text:style-name="T1">c<text:line-break/></text:span></text:span>tinare nequit vulnera ob siccitatis et caliditatis robur, nam<text:line-break/>illi t tantum utriusque inest, ut etiam contendat et inflamma-<text:line-break/>lienem asserat. At putredinibus similiter ut cupressus ac-<text:line-break/>conunodari potest, maxime ubi rebelliones fuerint et diu-.<text:line-break/>tmniores ; nam hae citra noxam vim medicamenti perferunt.</text:p>
      <text:p text:style-name="P3">Quin et quae atra funt reddita et adm<text:span text:style-name="Default_20_Paragraph_20_Font"><text:span text:style-name="T1">o</text:span></text:span>dum sordida, ea cum<text:line-break/>melle, expurgati. Carbunculos item solvit. Porro partium<text:line-break/>tenuitate menses quoque provocat ut siquid aliud, et san-<text:line-break/>guinem per urinas movet. Foetum etiam viventem inter-<text:line-break/>ficit et mortuum educit. Est<text:span text:style-name="Default_20_Paragraph_20_Font"><text:span text:style-name="T1">o</text:span></text:span>. autem hoc medicamentum<text:line-break/>tertii ordinis tum calefacientium tum desiccantittm ex<text:line-break/>numero eorum, .quae vel maxime tenuium .sunt partium.<text:line-break/>Et hoc utique nomine unguentis inditur et maxime gleucino<text:line-break/>et in multas antidotosiniicitur. Quidam vero etiam cin-<text:line-break/>namomi vice duplum ejus subjiciuut. Est enim extenuanda<text:line-break/>et digerendi facultatis, si ep<text:span text:style-name="Default_20_Paragraph_20_Font"><text:span text:style-name="T1">o</text:span></text:span>tum meriti.</text:p>
      <text:p text:style-name="P38">[16. <text:span text:style-name="Default_20_Paragraph_20_Font"><text:span text:style-name="T1">De Rritanioa.] </text:span></text:span>Britanicae herbae solia astrin-<text:line-break/>gentia sunt etivulnerum glutinatoria,. similia agrestium la-<text:line-break/>pathorum foliis, nisi quatenus acriora sunt et hirsutiora.<text:line-break/><text:span text:style-name="Default_20_Paragraph_20_Font"><text:span text:style-name="T1">S</text:span></text:span>ed et expressus ex illis succus perinde natus est astringere,<text:line-break/>itaque coctum- quidam reponunt tanquam inter ori dicata<text:line-break/>medicamenta efficacissimum, Videtur enim sanare jam<text:line-break/>etiam putrescentia,<text:tab/>. .su</text:p>
      <text:p text:style-name="P2">[I7- <text:span text:style-name="Default_20_Paragraph_20_Font"><text:span text:style-name="T1">De Dromo.]</text:span></text:span> Bromus unum est ex leguminibus,<text:line-break/>verum ut medicamentum similem hordeo vim obtinet.<text:line-break/>Nam illitum desiccat et digerit mediocriter et sine morsu.<text:line-break/>Temperiem autem habet paulo frigidiorem. Nonnihil etiam<text:line-break/>astrictionis obtinet, ut ventris profluvia juvet.</text:p>
      <text:p text:style-name="P1">[IS<text:span text:style-name="Default_20_Paragraph_20_Font"><text:span text:style-name="T1">. De Pyro Alga.] </text:span></text:span>Alga composita est ex terrena<text:line-break/>et aquea essentia, utraque frigida. Siquidem et gustum<text:line-break/>astringit, et calidis quibusvis illitum, ea evidenter resrige-<text:line-break/>rat et adjuvat.</text:p>
      <text:p text:style-name="P1">[I9. <text:span text:style-name="Default_20_Paragraph_20_Font"><text:span text:style-name="T1">De .Ryro musco.]</text:span></text:span> Muscus, quidam vero<text:line-break/>splanchnon. invenitur autem in quercubus et piceis et<text:line-break/>populis albis. Vim habet astringentem invalidam. Nec<text:line-break/>enim multum est frigidum, sed proxime ferme mediis, quia<text:line-break/>Videlicet et digerendi et molliendi facultatis est particeps,<text:line-break/>maxime quod in cedrinis lignis reperitur.</text:p>
      <text:p text:style-name="P39">Cap. 111.<text:tab/>[I. <text:span text:style-name="Default_20_Paragraph_20_Font"><text:span text:style-name="T1">De Call</text:span></text:span>i<text:span text:style-name="Default_20_Paragraph_20_Font"><text:span text:style-name="T1">a.]</text:span></text:span> Gallium inde adeo no-</text:p>
      <text:p text:style-name="Normal">men <text:span text:style-name="Default_20_Paragraph_20_Font"><text:span text:style-name="T1">s</text:span></text:span>ortitum est suum, quod lac coagulet. Assimile autem</text:p>
      <text:p text:style-name="P3">est aparinae, facultatem obtinens exicca turiam et fubacrem.<text:line-break/>Flos ejus fauguinis profluviis competere videtur et combustis<text:line-break/>mederi. Est autem boni odoris et coloris lutei.</text:p>
      <text:p text:style-name="P1">[2. <text:span text:style-name="Default_20_Paragraph_20_Font"><text:span text:style-name="T1">De</text:span></text:span> G<text:span text:style-name="Default_20_Paragraph_20_Font"><text:span text:style-name="T1">entiana.] </text:span></text:span>Gentiana. Hujus herbae radix<text:line-break/>multum est efficax, quum opus est extenuatione, purgatione,<text:line-break/>abstersione,- obstructionis liberatione. Nec mirum si haec<text:line-break/>possit, quum impensio fit amara.</text:p>
      <text:p text:style-name="P1">[3. <text:span text:style-name="Default_20_Paragraph_20_Font"><text:span text:style-name="T1">De tr</text:span></text:span>i<text:span text:style-name="Default_20_Paragraph_20_Font"><text:span text:style-name="T1">garii</text:span></text:span>s, <text:span text:style-name="Default_20_Paragraph_20_Font"><text:span text:style-name="T1">acinor</text:span></text:span>u<text:span text:style-name="Default_20_Paragraph_20_Font"><text:span text:style-name="T1">m uvae nuclei</text:span></text:span>s.; Acino<text:span text:style-name="Default_20_Paragraph_20_Font"><text:span text:style-name="T1">r</text:span></text:span>um<text:line-break/>uvae nuclei ex fecundo ordine fiunt ex iocantium, refrige-<text:line-break/>rantium vero primo.- Substantia eorum crassarum partium<text:line-break/>eft et terrena, cui gustus indicio est, nimirum quum acerbi r<text:line-break/>appareant, Quin et experientia comprobat. Nam omni-<text:line-break/>bus ventris cum profluvio j unctis affectibus impendio con-<text:line-break/>ferunt</text:p>
      <text:p text:style-name="P1">[4. <text:span text:style-name="Default_20_Paragraph_20_Font"><text:span text:style-name="T1">De Cingidi</text:span></text:span>o] Cingillum sicut gustu ama<text:span text:style-name="Default_20_Paragraph_20_Font"><text:span text:style-name="T1">t</text:span></text:span>orem<text:line-break/>et astrictionem praefert , sic temperie quoque ipfa calidita-<text:line-break/>tem et frigiditatem. Secundum utcunque vero qualitatem<text:line-break/>deficcatorium est. Sed enim stomacho amicum eft, utpote<text:line-break/>non parvam obtinens astrictionem, Quamobrem non ad-</text:p>
      <text:p text:style-name="P3">modum conspicuam caliditatem possidet, secundo autem<text:line-break/>recesset desiccat.</text:p>
      <text:p text:style-name="P1">[5. <text:span text:style-name="Default_20_Paragraph_20_Font"><text:span text:style-name="T1">De Claucio.]</text:span></text:span> Glaucium astringit cum quadam<text:line-break/>insuavitate. Tum ade<text:span text:style-name="Default_20_Paragraph_20_Font"><text:span text:style-name="T1">o</text:span></text:span> manifeste refrigerat, ut solum saepe<text:line-break/>erysipelata, utique si valentia non fuerint, curare possit.<text:line-break/>Mixtura ejus composita est ex aquea terreaque substantia,<text:line-break/>utraque sane frigida, verum non <text:span text:style-name="Default_20_Paragraph_20_Font"><text:span text:style-name="T1">s</text:span></text:span>umme, <text:span text:style-name="Default_20_Paragraph_20_Font"><text:span text:style-name="T1">s</text:span></text:span>ed ceu aqua<text:line-break/>fontana.</text:p>
      <text:p text:style-name="P1">[6. <text:span text:style-name="Default_20_Paragraph_20_Font"><text:span text:style-name="T1">De</text:span></text:span> G<text:span text:style-name="Default_20_Paragraph_20_Font"><text:span text:style-name="T1">lauce.]</text:span></text:span> Glaux herba. Et ipsa lactis gene-<text:line-break/>randi vim oblinere videtur. Quod si sit, calida quodammo-<text:line-break/>do humidaque temperamento fuerit.</text:p>
      <text:p text:style-name="P1">[7<text:span text:style-name="Default_20_Paragraph_20_Font"><text:span text:style-name="T1">. De Clivo, Pulegio.] </text:span></text:span>Pulegium. Et haec herba,<text:line-break/>quandoquidem acris et <text:span text:style-name="Default_20_Paragraph_20_Font"><text:span text:style-name="T1">s</text:span></text:span>ubamara est, valde tum calefacit,<text:line-break/>tum extenuat. Porro quod calefaciat, abunde magnum est<text:line-break/>indicium quod illa lubrificat, et siquis diutius toleret, exul-<text:line-break/>cerat quoque. Quod vero extenuet, fatis indicat, quum<text:line-break/>humida, crassa et lenta, ex thorace et pulmone excreatu<text:line-break/>facilia faciat menfesque moveat.</text:p>
      <text:p text:style-name="P2">[S. <text:span text:style-name="Default_20_Paragraph_20_Font"><text:span text:style-name="T1">De Cloeo, strigmentis balneorum.]</text:span></text:span> Gloeos mo-<text:line-break/>dice em<text:span text:style-name="Default_20_Paragraph_20_Font"><text:span text:style-name="T1">o</text:span></text:span>lliendi vim obtinet.</text:p>
      <text:p text:style-name="P40">.<text:tab/>[q. <text:span text:style-name="Default_20_Paragraph_20_Font"><text:span text:style-name="T1">De Clycyrht</text:span></text:span>a<text:span text:style-name="Default_20_Paragraph_20_Font"><text:span text:style-name="T1">a, dulci radice.] </text:span></text:span>Glycyrhina.</text:p>
      <text:p text:style-name="Normal">Hujus fruticis radicum <text:span text:style-name="Default_20_Paragraph_20_Font"><text:span text:style-name="T1">s</text:span></text:span>uccus in primis utilis est, similiter<text:line-break/>ut ejus radices, dulcis simulque leviter adstringens. Pr<text:span text:style-name="Default_20_Paragraph_20_Font"><text:span text:style-name="T1">o-<text:line-break/></text:span></text:span>inde asperitates lenire potest, nec mod<text:span text:style-name="Default_20_Paragraph_20_Font"><text:span text:style-name="T1">o</text:span></text:span> in arteria, verum<text:line-break/>etiam vesica <text:span text:style-name="Default_20_Paragraph_20_Font"><text:span text:style-name="T1">s</text:span></text:span>cabra, idque temperiei mediocritate. Qu<text:span text:style-name="Default_20_Paragraph_20_Font"><text:span text:style-name="T1">o-<text:line-break/></text:span></text:span>circa fuerit sane natura ejus familiaris nostrae temperiei;<text:line-break/>nam tale monstratum est esse dulce, fed quum adstrictio<text:line-break/>quaedam adjuncta sit, univer<text:span text:style-name="Default_20_Paragraph_20_Font"><text:span text:style-name="T1">s</text:span></text:span>um ejus temperamentum<text:line-break/>quantum ex caliditate et adstrictione est, tepidae potissimum<text:line-break/>caliditatis fuerit, quam proxime accedens ad temperamen-<text:line-break/>tussi. Porro quoniam temperie quoque est humidum id,<text:line-break/>quod modice est dulce, jure sane etiam siti congruens me-<text:line-break/>dicamentum est, nimirum modice humidum, simul et hu-<text:line-break/>mana natura frigidius. Refert Dioscorides radicem siccam<text:line-break/>ad laevorem redactam , pterygiorum <text:span text:style-name="Default_20_Paragraph_20_Font"><text:span text:style-name="T1">unguium oculorum<text:line-break/></text:span></text:span>idoneum esse illitu remedium.</text:p>
      <text:p text:style-name="P1">[IO. <text:span text:style-name="Default_20_Paragraph_20_Font"><text:span text:style-name="T1">De Clycystde, Paeonia.]</text:span></text:span> Glycysida, quam pen-</text:p>
      <text:p text:style-name="P3">torobon et paeoniam . nuncupant, radicem habet leviter<text:line-break/>adstringentem cum quadam dulcedine,. ac li plusculum den-.-<text:line-break/>tibus mandas,. acrimoniam item .quampiam fubamaram fub-<text:line-break/>e.sse percipies. Proinde menses ciet ex meliorato amygdali<text:line-break/>pota quantitate, sime tundere eam necesse est:, ac ita eri-<text:line-break/>bratum inspergere.- Expurgat porro etiam jecur obstructum<text:line-break/>et renes, fed haec efficere nata est., qua acris et subamara<text:line-break/>est, qua ve<text:span text:style-name="Default_20_Paragraph_20_Font"><text:span text:style-name="T1">r</text:span></text:span>o quiddam etiam adstrrctorium obtinet; in ven-<text:line-break/>tre provenientes fluxiones sistere potest, caeterum eam tunc<text:line-break/>in austerorum vinorum quopiam decoctam potare convenit..<text:line-break/>Est porro omnino. resi oratoria. Eap<text:span text:style-name="Default_20_Paragraph_20_Font"><text:span text:style-name="T1">r</text:span></text:span>opte<text:span text:style-name="Default_20_Paragraph_20_Font"><text:span text:style-name="T1">r</text:span></text:span> haud desperave-<text:line-break/>rim eam, quod merito creditum est; ex- collo pueris fuspen-<text:line-break/><text:span text:style-name="Default_20_Paragraph_20_Font"><text:span text:style-name="T1">t</text:span></text:span>am. comitialem morbum sana<text:span text:style-name="Default_20_Paragraph_20_Font"><text:span text:style-name="T1">r</text:span></text:span>e. Equidem vidi puellum<text:line-break/>quandoque octo totis mensibus morbo ^comitiali liberum,<text:line-break/>ex quo hanc radicem gestavit, ac postea fo<text:span text:style-name="Default_20_Paragraph_20_Font"><text:span text:style-name="T1">r</text:span></text:span>te fortuna quum.<text:line-break/>quod a collo fufpenfum erat decidisset, protinus denuo con-<text:line-break/>vulsone . co<text:span text:style-name="Default_20_Paragraph_20_Font"><text:span text:style-name="T1">r</text:span></text:span>reptum,. . rurfusque suspensio. in locum illius<text:line-break/>alio inculpate postea egisse. Porro vi<text:span text:style-name="Default_20_Paragraph_20_Font"><text:span text:style-name="T1">t</text:span></text:span>um est: mihi fatias</text:p>
      <text:p text:style-name="P3">esse rursum id collo detrahere, certioris experientiae gratia.<text:line-break/>Id quum lecissem, ac puer iterum esset convulsus, magnam<text:line-break/>recentis radicis partem ex collo ejus suspendimus , ac dein-<text:line-break/>ceps prorsum sanus effectus est puer; nec postea convulsus<text:line-break/>esu Rationabile itaque erat, aut partes quaspiam a radice<text:line-break/>defluentes, ac deinde per inspirationem attractas, affectos<text:line-break/>ita locos curare, aut aerem a radice assidue mutari et al-<text:line-break/>terari. . Nam hoc pacto succus Cyrenaicus columellam .<text:line-break/>phlegmone affectam juvat, et melanthium srictum palam<text:line-break/>catarrhos et corysas desiccat, fi quis id in calidum linteum<text:line-break/>rarum liget , assidu.eque calorem ex eo per inspirationem in<text:line-break/>nares attrahat. Quin etiam si compluribus linis, et maxime<text:line-break/>marinae purpurae, collo viperae iniectis, illis viperam<text:line-break/>praeluces , eaque postea cujuspiam collo obvincias , mirifice<text:line-break/>pros<text:span text:style-name="Default_20_Paragraph_20_Font"><text:span text:style-name="T1">n</text:span></text:span>erit tum paristhmiis tum omnibus iis quae in collo<text:line-break/>expullulant. Sane de talibus privatim aliquando forte<text:line-break/>conscribam. , Ac nunc paeoniae cognoscendum tempera-<text:line-break/>mentum est tum exiccatorium tum- tenuium esse. partium,</text:p>
      <text:p text:style-name="P41">haud tamen insigniter calidum , fed aut fymmetrum , aut<text:line-break/>pauxillo calidius.<text:tab/>. ,</text:p>
      <text:p text:style-name="P1">[11. <text:span text:style-name="Default_20_Paragraph_20_Font"><text:span text:style-name="T1">De Cnaphali</text:span></text:span>o.] Gnaphalium inde adeo nominatum<text:line-break/>est, quod foliis ejus mollibus pro fomento utantur. Sunt au-<text:line-break/>tem candida et modice astiingunt. Ac proinde quidam id<text:line-break/>exhibent ex austerorum vinorum quopiam dysentericis.</text:p>
      <text:p text:style-name="P1">[12. <text:span text:style-name="Default_20_Paragraph_20_Font"><text:span text:style-name="T1">De C</text:span></text:span>o<text:span text:style-name="Default_20_Paragraph_20_Font"><text:span text:style-name="T1">ng</text:span></text:span>y<text:span text:style-name="Default_20_Paragraph_20_Font"><text:span text:style-name="T1">lide, rapa.] </text:span></text:span>Gongylidis femen vene-<text:line-break/>rem excitat, utpote spiritum flatuosnm procreans. Sic et<text:line-break/>radix coetu difficilis est, inflatque et femen generati</text:p>
      <text:p text:style-name="P1">Cap. IU . [ 1 . <text:span text:style-name="Default_20_Paragraph_20_Font"><text:span text:style-name="T1">De Hamaspni</text:span></text:span>o <text:span text:style-name="Default_20_Paragraph_20_Font"><text:span text:style-name="T1">seu ali</text:span></text:span>s<text:span text:style-name="Default_20_Paragraph_20_Font"><text:span text:style-name="T1">mate.] </text:span></text:span>Da-<text:line-break/>mafonium aut distas. De hac herba in tertio libro tradit<text:line-break/>Diofcorides , quod radix ejus epota dysenterias sanet et<text:line-break/>alvum sistat, atque oedemata mitiget. Sed nos ea quidem<text:line-break/>experti non sumus. Quod autem constitutos in renibus<text:line-break/>calculos aqua, in qua dec<text:span text:style-name="Default_20_Paragraph_20_Font"><text:span text:style-name="T1">o</text:span></text:span>cta suerit, pota comminuat, id<text:line-break/>certe experti fumus. Ex qu<text:span text:style-name="Default_20_Paragraph_20_Font"><text:span text:style-name="T1">o</text:span></text:span> liquet qu<text:span text:style-name="Default_20_Paragraph_20_Font"><text:span text:style-name="T1">o</text:span></text:span>d absterforiam<text:line-break/>quandam facultatem obtinet.</text:p>
      <text:p text:style-name="P2"><text:span text:style-name="Default_20_Paragraph_20_Font"><text:span text:style-name="T9">[2. </text:span></text:span><text:span text:style-name="Default_20_Paragraph_20_Font"><text:span text:style-name="T1">He Dauc</text:span></text:span>o.] Daucus, quem quidam etiam sta-<text:line-break/>phylinum nuncupant, ag<text:span text:style-name="Default_20_Paragraph_20_Font"><text:span text:style-name="T1">r</text:span></text:span>estis quidem domestice minus est<text:line-break/>esui idoneus, caeterum in omnibus vehementior, at do-<text:line-break/>messicus esui aptior, <text:span text:style-name="Default_20_Paragraph_20_Font"><text:span text:style-name="T1">t</text:span></text:span>e d imbecillior. Acrem et calefaciendi<text:line-break/>facultatem obtinet, ac proinde etiam extenuanda Certe<text:line-break/>radix praeter jam comprehensa flatuofum quiddam obtinet<text:line-break/>ac venereum. Semen autem domestici quidem et ipsum<text:line-break/>quandam ad venerem ciendi potentiam possidet. Agrestis<text:line-break/>vero plane flatu caret, ac proinde urinam menfesque ciet.</text:p>
      <text:p text:style-name="P1">[3, <text:span text:style-name="Default_20_Paragraph_20_Font"><text:span text:style-name="T1">He Dauci semine</text:span></text:span>.] . Dauci herbae femen cale-<text:line-break/>faciendi vehementer facultatem habet, adeo ut inter prima<text:line-break/>efficax fit tum minae movendae medicamentum ; tum mensi-<text:line-break/>bus provocandis. Multum etiam digerere per halitum fotis<text:line-break/>impositum valet. Ipsis vero herba similem quidem vim ob-<text:line-break/>linet, tamen femine infirmiorem, nimirum ob aqueae hu-<text:line-break/>nuditatis mixturam, quanquam utique et ipfa calida sit<text:line-break/>temperie.</text:p>
      <text:p text:style-name="P2"><text:span text:style-name="Default_20_Paragraph_20_Font"><text:span text:style-name="T14">[4. </text:span></text:span><text:span text:style-name="Default_20_Paragraph_20_Font"><text:span text:style-name="T1">De daphne, lauro.] </text:span></text:span>Lauri arb<text:span text:style-name="Default_20_Paragraph_20_Font"><text:span text:style-name="T1">o</text:span></text:span>ris et folia et<text:line-break/>fructus desiccant et calesaciunt vehementer, plusque etiam<text:line-break/>fructus quam folia. At radicis cortex minus quidem acris<text:line-break/>est et calidus, plus tamen amarus, habetqne etiam astrictionis<text:line-break/>nonnihil. Quamobrem et calculos confringit et jecori<text:line-break/>prodest Bibitur ex rino fragrante trium obolorum pon-<text:line-break/>dere.</text:p>
      <text:p text:style-name="P1">[5. <text:span text:style-name="Default_20_Paragraph_20_Font"><text:span text:style-name="T1">De daphne herba.] </text:span></text:span>Daphnes herbae , quam et<text:line-break/>Daphnen Alexandrinam appellitant, temperamentum exi-<text:line-break/>denter est calidum, et gustantibus ea acris simul est et fub-<text:line-break/>amara, potaque tum urinas tum mensus prolicit. Porro<text:line-break/>chamaedaphnes germina tenera edi quoque assolent. Est .<text:line-break/>autempersimilis viribus Daphnae Alexandrinae, fient sane<text:line-break/>et quod Daphnoides nuncupa<text:span text:style-name="Default_20_Paragraph_20_Font"><text:span text:style-name="T1">n</text:span></text:span>t.</text:p>
      <text:p text:style-name="P1"><text:span text:style-name="Default_20_Paragraph_20_Font"><text:span text:style-name="T1">[si. De dictamn</text:span></text:span>o.] Dictamnum tenuiore essentia<text:line-break/>constat quam pulegium, caetera illi simile. At quod vocant<text:line-break/>p<text:span text:style-name="Default_20_Paragraph_20_Font"><text:span text:style-name="T1">s</text:span></text:span>eud<text:span text:style-name="Default_20_Paragraph_20_Font"><text:span text:style-name="T1">o</text:span></text:span>dictamnum, ad <text:span text:style-name="Default_20_Paragraph_20_Font"><text:span text:style-name="T1">o</text:span></text:span>mnia imbecillius dictamno est. .</text:p>
      <text:p text:style-name="P2"><text:span text:style-name="Default_20_Paragraph_20_Font"><text:span text:style-name="T9">[7. </text:span></text:span><text:span text:style-name="Default_20_Paragraph_20_Font"><text:span text:style-name="T1">He d</text:span></text:span>i<text:span text:style-name="Default_20_Paragraph_20_Font"><text:span text:style-name="T1">psac</text:span></text:span>o.] Dipsaci spinae radix est fecundo<text:line-break/>ordine cxiccatoria , habetque nonnihil et absterscrium.</text:p>
      <text:p text:style-name="P1">[8. <text:span text:style-name="Default_20_Paragraph_20_Font"><text:span text:style-name="T1">De dor</text:span></text:span>y<text:span text:style-name="Default_20_Paragraph_20_Font"><text:span text:style-name="T1">cnio.] </text:span></text:span>D.or<text:span text:style-name="Default_20_Paragraph_20_Font"><text:span text:style-name="T1">g</text:span></text:span>cnium temperamento papa-<text:line-break/>.veri simile esit et mandrag<text:span text:style-name="Default_20_Paragraph_20_Font"><text:span text:style-name="T1">o</text:span></text:span>rae ac caeteris quae parem ha-.<text:line-break/>bent refrigerandi p<text:span text:style-name="Default_20_Paragraph_20_Font"><text:span text:style-name="T1">o</text:span></text:span>tentiam, excellit et frigiditate aquea<text:line-break/>admodum efficaci... Quamobrem pauculum quidem. soporem<text:line-break/>c<text:span text:style-name="Default_20_Paragraph_20_Font"><text:span text:style-name="T1">o</text:span></text:span>nciliat, plusculum ver<text:span text:style-name="Default_20_Paragraph_20_Font"><text:span text:style-name="T1">o</text:span></text:span> sumptum interimit.</text:p>
      <text:p text:style-name="P1">[9. <text:span text:style-name="Default_20_Paragraph_20_Font"><text:span text:style-name="T1">De dracuncul</text:span></text:span>o.]] Dracontium quiddam ar<text:span text:style-name="Default_20_Paragraph_20_Font"><text:span text:style-name="T1">o</text:span></text:span> .per -<text:line-break/>fimile obtinet tum foliis tum radice, caeterum illo tum<text:line-break/>acrius est tum amarius , ac proinde calefactorium magis et<text:line-break/>tenui<text:span text:style-name="Default_20_Paragraph_20_Font"><text:span text:style-name="T1">o</text:span></text:span>rum partium. Habet etiam leviculam quandam astri--<text:line-break/>ctionem , i quae quandoquidem cum comprehensis duabus<text:line-break/>qualitatibus, acri et amara, conjuncta est:-, medicamentum<text:line-break/>factum est: ut quae maxime efficax. Nam radix viscera<text:line-break/>omnia expurgat, crassius potissimum et lent<text:span text:style-name="Default_20_Paragraph_20_Font"><text:span text:style-name="T1">o</text:span></text:span>s succos exte.s<text:line-break/>nuans, optimumque remedium est: contumacium ulcerum.<text:line-break/>Expurgat quoque. extergitque profecto strenue tum alia,<text:line-break/>quae extersionem desiderant, tum vi uliginem cum aceto<text:span text:style-name="Default_20_Paragraph_20_Font"><text:span text:style-name="T1">r</text:span></text:span></text:p>
      <text:p text:style-name="P42">tum folia item, utpote similem facultatem habentia, ulceribus<text:line-break/>vulueribusque recens inflictis accommoda sunt, et quanto.<text:line-break/>minus fuerint sicca, tanto magis conglutinant. Nam quae<text:line-break/>sicciora funt, viribus sunt acrioribus quam ut vulneribus<text:line-break/>conveniant. Creditum quoque est caseum. humidum , si<text:line-break/>illis foris tectus reponatur, ob temperiei illorum siccitatem<text:line-break/>a putredine con<text:span text:style-name="Default_20_Paragraph_20_Font"><text:span text:style-name="T1">s</text:span></text:span>ervari. Fructus valentior est non foliis<text:line-break/>tantum, fed et radice.. Itaque et cancros et polypodas eli--<text:line-break/>quare creditus est. Succus quoque ejus vitia <text:span text:style-name="Default_20_Paragraph_20_Font"><text:span text:style-name="T1">o</text:span></text:span>culorum<text:line-break/>expurgat.<text:tab/>.. .,</text:p>
      <text:p text:style-name="P1"><text:span text:style-name="Default_20_Paragraph_20_Font"><text:span text:style-name="T4">vj.ro. </text:span></text:span><text:span text:style-name="Default_20_Paragraph_20_Font"><text:span text:style-name="T1">De H</text:span></text:span>rY<text:span text:style-name="Default_20_Paragraph_20_Font"><text:span text:style-name="T1">opteride, filicula</text:span></text:span>e i. Dry<text:span text:style-name="Default_20_Paragraph_20_Font"><text:span text:style-name="T1">o</text:span></text:span>pteris gustu<text:line-break/>mixtam qualitatem praefert, dulcem, acrem., subamarum,<text:line-break/>in .radice vero item acerbam. Facultatem habet septicam,.<text:line-break/>proinde etiam pilis glabram cutem efficit.</text:p>
      <text:p text:style-name="P1">[11. <text:span text:style-name="Default_20_Paragraph_20_Font"><text:span text:style-name="T1">De Dr</text:span></text:span>r<text:span text:style-name="Default_20_Paragraph_20_Font"><text:span text:style-name="T1">e, quer</text:span></text:span>c<text:span text:style-name="Default_20_Paragraph_20_Font"><text:span text:style-name="T1">u</text:span></text:span>.] Quercus partes omnes astrui-<text:line-break/>gentis qualitatis participes sunt; sed plus tamen habet quae .<text:line-break/>in trunci cortice membrana. subest, tum quae. sub glandis<text:line-break/>ipsius caliculo, ea videlicet, quae fructus carnem convestit,</text:p>
      <text:p text:style-name="P3">Quamobrem ad p<text:span text:style-name="Default_20_Paragraph_20_Font"><text:span text:style-name="T1">r</text:span></text:span>ofluviunrmuliebre et sanguinis expulsio-<text:line-break/>nes, tum dysenterias et diuturnos ventris fluxus commo-<text:line-break/>dam esse credunt. Maxime vero ea utuntur decocta. Va-<text:line-break/>leutius tamen. astringunt fagus et ilex, feu quis eas species<text:line-break/>esse roboris velit, ficu toto genere divellas. Quin et folia<text:line-break/>harum plantarum tenella illita non. instrenue deficcare va-<text:line-break/>dent, minus autem quae funt alterius roboris, nimirum<text:line-break/>quanto minus scrtim funt astrictionis.. Siquidem ego quan-<text:line-break/>doque. glutinasse me vulnus memini lecuri inflictum , quum<text:line-break/>nullum adesset ad manum medicamentum praeter ipsius<text:line-break/>quere<text:span text:style-name="Default_20_Paragraph_20_Font"><text:span text:style-name="T1">n</text:span></text:span>s folia. - Trivi ea in laevi petra et vulnus omnem-<text:line-break/>que ricinum locum contexi. Eandem foliis vim habet et<text:line-break/>fructus roboris, eoque medici nonnulli ad incipientes et<text:line-break/>crescentes utuntur .phlegmonas, nam quae jam vehementes<text:line-break/>sunt, astringentia respuunt. Sed talia ad curandi potius<text:line-break/>rationem quam praestentem tractatum attinent. Caeterum<text:line-break/>iu praesentia novisse quod eatenus astringentem , quatenus<text:line-break/>dictum est, facultatem quercus obtineat sufficit, ac proinde</text:p>
      <text:p text:style-name="P43">desiccandi atque astringendi, calefaciendi autem paulo infra<text:line-break/>media in genere scilicet eorum, quae, ut sic dicam, tepida<text:line-break/>funt.<text:tab/>i</text:p>
      <text:p text:style-name="P1">Cap. V. [t. <text:span text:style-name="Default_20_Paragraph_20_Font"><text:span text:style-name="T1">De Hbiseo, Althaea.] </text:span></text:span>Elus<text:span text:style-name="Default_20_Paragraph_20_Font"><text:span text:style-name="T1">o</text:span></text:span>ne sive<text:line-break/>althaea. Habet autem malva agrestis facultatem digerendi,<text:line-break/>laxandi, phlegmoue levandi; mitigandi, concoquendi diffi-<text:line-break/>cilia c<text:span text:style-name="Default_20_Paragraph_20_Font"><text:span text:style-name="T1">o</text:span></text:span>etu phymata. Radix porro ejus et femen caetera<text:line-break/>quidem pari foliis viridibus modo agunt, verum tenuiorum<text:line-break/>partium, magisque exiccat<text:span text:style-name="Default_20_Paragraph_20_Font"><text:span text:style-name="T1">o</text:span></text:span>riam, ad haec magis exterforlam<text:line-break/>facultatem ostendunt, ut et vitiligiues detergant et femen<text:line-break/><text:span text:style-name="Default_20_Paragraph_20_Font"><text:span text:style-name="T1">r</text:span></text:span>enum calculos confringat. At radicis decoctum ad dyfeu-<text:line-break/>teriam, diarrhoeam et sanguinis reiectionem aptum est,<text:line-break/>nempe quum astringentem quandam facultatem possideat. .</text:p>
      <text:p text:style-name="P1">[2. <text:span text:style-name="Default_20_Paragraph_20_Font"><text:span text:style-name="T1">He Rbeno</text:span></text:span>.il Ebenus ex iis lignis est, quae trita<text:line-break/>cum aqua in succum solvuntur, sicuti nonnulli lapides.<text:line-break/>Facultas ei inest calefaciendi, extergendi et tenuium alar-<text:line-break/>fiunt. Quamobrem quae pupillas obscurant, extergere<text:line-break/>creditur. Miscetur aliis remediis ocularibus , quae ad usa</text:p>
      <text:p text:style-name="P44">cera antiqua, fluxiones et bullas, sive pustulas acc<text:span text:style-name="Default_20_Paragraph_20_Font"><text:span text:style-name="T1">o</text:span></text:span>mmoda<text:line-break/>funt<text:tab/>-</text:p>
      <text:p text:style-name="P1">[3. <text:span text:style-name="Default_20_Paragraph_20_Font"><text:span text:style-name="T1">De Hlaea, olea.] </text:span></text:span>olivae rami quantum .habent<text:line-break/>astrictionis, tantae et frigiditatis participes fiunt; Fructus<text:line-break/>veroli quidem ad unguem maturuit, moderate calidus efl,<text:line-break/>sin immaturus est, magis tum astringit tum refrigerat.</text:p>
      <text:p text:style-name="P1">[4. <text:span text:style-name="Default_20_Paragraph_20_Font"><text:span text:style-name="T1">De Plac</text:span></text:span>o, o<text:span text:style-name="Default_20_Paragraph_20_Font"><text:span text:style-name="T1">leo.] </text:span></text:span>Oleum quod ex olivis confi-<text:line-break/>citor , quod fan<text:span text:style-name="Default_20_Paragraph_20_Font"><text:span text:style-name="T1">o</text:span></text:span> propriissimo n<text:span text:style-name="Default_20_Paragraph_20_Font"><text:span text:style-name="T1">o</text:span></text:span>mine oleum appellamus,^<text:line-break/>cuiusmodi fit temperiei, - superioribus libris definitum esu<text:line-break/>Quippe humectatorium esse et moderate calidum ostendimus.<text:line-break/>Ejusmodi est, qu<text:span text:style-name="Default_20_Paragraph_20_Font"><text:span text:style-name="T1">o</text:span></text:span>d est dulcissimum; Utque p<text:span text:style-name="Default_20_Paragraph_20_Font"><text:span text:style-name="T1">o</text:span></text:span>tissimum ex<text:line-break/>fructu oleae. Caeterum qu<text:span text:style-name="Default_20_Paragraph_20_Font"><text:span text:style-name="T1">o</text:span></text:span>d <text:span text:style-name="Default_20_Paragraph_20_Font"><text:span text:style-name="T1">o</text:span></text:span>motribes et omphacinum<text:line-break/>nuncupant, id quantum in fe habet astrictionis; tantum<text:line-break/>etiam illi inest frigiditatis. Porro oleum vetus, qu<text:span text:style-name="Default_20_Paragraph_20_Font"><text:span text:style-name="T1">o</text:span></text:span>d qui-<text:line-break/>dem ex dulci inveterato efficitur et calidius est et ad difer-<text:line-break/>Rendum potentius, quod ver<text:span text:style-name="Default_20_Paragraph_20_Font"><text:span text:style-name="T1">o</text:span></text:span> ex crudo, id dum reliquum<text:line-break/>quippiam servaverit astricti<text:span text:style-name="Default_20_Paragraph_20_Font"><text:span text:style-name="T1">o</text:span></text:span>nis, mixtae permanet facultatis, -<text:line-break/>ubi ve<text:span text:style-name="Default_20_Paragraph_20_Font"><text:span text:style-name="T1">r</text:span></text:span>o illam pro<text:span text:style-name="Default_20_Paragraph_20_Font"><text:span text:style-name="T1">r</text:span></text:span>fum ahjecerit; reliqu<text:span text:style-name="Default_20_Paragraph_20_Font"><text:span text:style-name="T1">o</text:span></text:span> fit simile. Quin</text:p>
      <text:p text:style-name="P3">etiam quicunque in praeparando ramos inficiunt, ii et ipsi<text:line-break/>omphacino simile oleum efficiunt. - Caeterum rogandum<text:line-break/>non est, quo pacto sit praeparatum, fed gustandum est<text:line-break/>potius , ac fi prae fe ferat astrictionis quippiam; eatenus<text:line-break/>etiam frigidum. esse existimandum , ceu illud qu<text:span text:style-name="Default_20_Paragraph_20_Font"><text:span text:style-name="T1">o</text:span></text:span>d ab.Iberia<text:line-break/>portatur, quod Hispanicum nominanti Quod si nequaquam<text:line-break/>gustantibus astringere appareat, fed adamussim rideatur<text:line-break/>dulce, id modice esse calidum putandum. Porro fi tenue<text:line-break/>quoque cernatur, tale. eft quod purum est, quodque. in-<text:line-break/>tuenti translucidum videtur, ac modicum ejus latissime per<text:line-break/>cutem extensum sibi maneat continuum, celeriterque a cute<text:line-break/>combibatur, id utique pro <text:span text:style-name="Default_20_Paragraph_20_Font"><text:span text:style-name="T1">o</text:span></text:span>ptimo ducendum, ac olei vir-<text:line-break/>tute, quammaxime pollere, quale eft Sabinum. Porro<text:line-break/>quod oleum lotum minime omnium m<text:span text:style-name="Default_20_Paragraph_20_Font"><text:span text:style-name="T1">o</text:span></text:span>rdacitatem continet,<text:line-break/>fupra etiam dictum est. Caeterum quo. potissimum modo<text:line-break/>id probissime leves , in sequenti tradam opere, quod fulcri-<text:line-break/>betur de medicament<text:span text:style-name="Default_20_Paragraph_20_Font"><text:span text:style-name="T1">o</text:span></text:span>rum c<text:span text:style-name="Default_20_Paragraph_20_Font"><text:span text:style-name="T1">o</text:span></text:span>mpositione, ubi et de Sicyonio<text:line-break/>et si quod ejus generis praeterea oleum est agetur; nunc</text:p>
      <text:p text:style-name="P3">iermo mihi est de fimplicibus, adjiclamque et de aliis olei<text:line-break/>speciebus. Vocatur enim quoddam cicinum oleum, in<text:line-break/>Aegypto maxime proveniens ex fructu ricini , tum rapha-<text:line-break/>ninum, fefamiuum, amygdalinum, caryinum, ad haec<text:line-break/>sin<text:span text:style-name="Default_20_Paragraph_20_Font"><text:span text:style-name="T1">o</text:span></text:span>picum, lentifcinum, laurinum, melauthinum, terebin-<text:line-break/>thinum, mastichinum, myrtinum, balaninum., hy<text:span text:style-name="Default_20_Paragraph_20_Font"><text:span text:style-name="T1">o</text:span></text:span>fcyami-<text:line-break/>num, nec pauca praeter haec ex fructibus expressa omnia,<text:line-break/>caeterum tantum inter sisse discrepantia, quantum et fructus<text:line-break/>ipsi a <text:span text:style-name="Default_20_Paragraph_20_Font"><text:span text:style-name="T1">t</text:span></text:span>e invicem dissident. Est enim cicinum tum temno-<text:line-break/>num partium tum ad discutiendum potentius quam simile<text:line-break/>li<text:span text:style-name="Default_20_Paragraph_20_Font"><text:span text:style-name="T1">t</text:span></text:span>uum oleo ex oliva vetusto. Quamobrem siquando in<text:line-break/>medicamenti compositione cicinum oleum ascriptum fuerit,<text:line-break/>si ipsum non adsit, communi utendum oleo, maxime fi suerit<text:line-break/>Sabinum, Raphaninum autem caetera huic simile est, sed<text:line-break/>calidius tamen, at h<text:span text:style-name="Default_20_Paragraph_20_Font"><text:span text:style-name="T1">o</text:span></text:span>c etiam calidius sinapinum. Huic<text:line-break/>simile est quod ex melanthio, bo<text:span text:style-name="Default_20_Paragraph_20_Font"><text:span text:style-name="T1">e</text:span></text:span> est gith, conficitur.<text:line-break/>Pugnant cum istis myrtinum et sesaminum, tum quod<text:line-break/>astringant tum quod crassarum sint partium. Mixtae fa-.</text:p>
      <text:p text:style-name="P2">cultatis est lentiscinum et terebinthin<text:span text:style-name="Default_20_Paragraph_20_Font"><text:span text:style-name="T1">a</text:span></text:span>m et mestichinum,<text:line-break/>non enim tantum em<text:span text:style-name="Default_20_Paragraph_20_Font"><text:span text:style-name="T1">o</text:span></text:span>lliunt, fed et astringunt. Amygda-<text:line-break/>linum porro. amatorem exuperantem possidet, caeterum<text:line-break/>cujusdam etiam aftrictionis. est particeps, non tamen caryi-<text:line-break/>num, fed id vel maxime simplicis eft digerendi facultatis.<text:line-break/>Calidius eo esit ac. magis digerens laurinum, et hoc etiam<text:line-break/>magis cedrinum. Proximum ei est quod ex nigra. pice<text:line-break/>conficitur dadinum, minus quidem laurine calidum, verum<text:line-break/>valentius desiccans. Hyoscyaminum vero mixtae facultatis<text:line-break/>est,. emolliendi videlicet et refrigerandi. oleum porr<text:span text:style-name="Default_20_Paragraph_20_Font"><text:span text:style-name="T1">o<text:line-break/></text:span></text:span>cicinum ventrem subducit. H<text:span text:style-name="Default_20_Paragraph_20_Font"><text:span text:style-name="T1">o</text:span></text:span>c ver<text:span text:style-name="Default_20_Paragraph_20_Font"><text:span text:style-name="T1">o</text:span></text:span> magis quod. fit ex<text:line-break/>Cnidio grano, tanto nimirum quanto granum potentiorem<text:line-break/>purgandi vim <text:span text:style-name="Default_20_Paragraph_20_Font"><text:span text:style-name="T1">o</text:span></text:span>btinet quam ricinus. . Jam quod ex agresti<text:line-break/>oliva oleum exprimitur, n<text:span text:style-name="Default_20_Paragraph_20_Font"><text:span text:style-name="T1">o</text:span></text:span>n simplicem temperiem obtinet,<text:line-break/>. fed extergit simulqne astringit. SquaIidissunum id. est ex</text:p>
      <text:p text:style-name="Normal">omni olei gene<text:span text:style-name="Default_20_Paragraph_20_Font"><text:span text:style-name="T1">r</text:span></text:span>e, et post Istricum quoque, deinceps poft illa<text:line-break/>est Hispanum. Pinguissimum est Libycuin et Cilicium , simul</text:p>
      <text:p text:style-name="P3">autem pingue tenue Sabinum. In medio comprehensurum<text:line-break/>omnium sunt,. tum id quod per Cyclades insulas nascitur,<text:line-break/>tum quod per Graeciam Afiamque. P<text:span text:style-name="Default_20_Paragraph_20_Font"><text:span text:style-name="T1">o</text:span></text:span>rro <text:span text:style-name="Default_20_Paragraph_20_Font"><text:span text:style-name="T1">o</text:span></text:span>leum pingue<text:line-break/>aestimatur judicaturque visc<text:span text:style-name="Default_20_Paragraph_20_Font"><text:span text:style-name="T1">o</text:span></text:span>fitate, tenue ver<text:span text:style-name="Default_20_Paragraph_20_Font"><text:span text:style-name="T1">o</text:span></text:span> si perluceat,<text:line-break/>si purum fit, si plurimum a minima ejus portione inunga-<text:line-break/>tur, si facile a cute combibatur. Ex dictis cognoscere jam<text:line-break/>liceat et de aliis olei generibus, quae aequivoce ipsis dicun-<text:line-break/>tur unguentis, puta rosaceo, melino, liliaceo, et quaecum-<text:line-break/>que id genus floribus, fructibus, .germinibus, foliis in oleo<text:line-break/>maceratis conficiuntur, Horum quodque ubi una cum aro-<text:line-break/>rnatibus praeparantur , unguentum efficitur. De his copio.-<text:line-break/>sius dicetur in opere De componendis medicamentis-. Porro<text:line-break/>ubi quod in praesentia utile est exposuero, desinam. Pro<text:line-break/>cujusque iniecturum natura oleum variari contingit. Ex<text:line-break/>iis ergo quae in toto hoc opere de quoque injiciendo<text:span text:style-name="Default_20_Paragraph_20_Font"><text:span text:style-name="T1">r</text:span></text:span>um<text:line-break/>universaliter disces, sigillatim quoque c<text:span text:style-name="Default_20_Paragraph_20_Font"><text:span text:style-name="T1">o</text:span></text:span>nsectum ex iisdem<text:line-break/>oleum coguofcere dabitur,</text:p>
      <text:p text:style-name="P2"><text:span text:style-name="Default_20_Paragraph_20_Font"><text:span text:style-name="T9">[5. </text:span></text:span><text:span text:style-name="Default_20_Paragraph_20_Font"><text:span text:style-name="T1">De Elatine.] </text:span></text:span>Elatine -modice tum refrigerat<text:line-break/>tum aftringit.</text:p>
      <text:p text:style-name="P1">[6., <text:span text:style-name="Default_20_Paragraph_20_Font"><text:span text:style-name="T1">He E.laph</text:span></text:span>o<text:span text:style-name="Default_20_Paragraph_20_Font"><text:span text:style-name="T1">b</text:span></text:span>qsco.] Elaphoboscus facultatis est<text:line-break/>calesactoriae et tenuium partium, ac proinde exiccatoriae<text:line-break/>fecundo maxime excessuum o<text:span text:style-name="Default_20_Paragraph_20_Font"><text:span text:style-name="T1">r</text:span></text:span>dine.</text:p>
      <text:p text:style-name="P1">. [7. <text:span text:style-name="Default_20_Paragraph_20_Font"><text:span text:style-name="T1">De Dleni</text:span></text:span>o, <text:span text:style-name="Default_20_Paragraph_20_Font"><text:span text:style-name="T1">enula campana</text:span></text:span>.] Elenii herbae radix<text:line-break/>maxime est utilis, non primo statim occu<text:span text:style-name="Default_20_Paragraph_20_Font"><text:span text:style-name="T1">r</text:span></text:span>su calefaciens, ac<text:line-break/>proinde dicenda est non calida et sicca exacte , ceu piper t<text:line-break/>tum atrum, tum candidum , sied cum excrementitio humore.<text:line-break/>Quapropter eclegmatis , quae faciunt ad educendos ex pe-<text:line-break/>ctore pnlmoneque crassius lentusque humores, convenienter<text:line-break/>commiscetur. . Rubrificant illa quoque partes frigidis ac<text:line-break/>diuturnis vexatas affectibus, cuiusmodi sunt nonnullae<text:line-break/>coxarum. passiones, ifchiadas vocant, et hemicraniae assi-<text:line-break/>duaeque articulorum quoru<text:span text:style-name="Default_20_Paragraph_20_Font"><text:span text:style-name="T1">n</text:span></text:span>dam prae humiditeje prociden-<text:line-break/>tiae ac luxationes.</text:p>
      <text:p text:style-name="P45">[8. <text:span text:style-name="Default_20_Paragraph_20_Font"><text:span text:style-name="T1">De Elelisphac</text:span></text:span>o, .<text:span text:style-name="Default_20_Paragraph_20_Font"><text:span text:style-name="T1">salpia.] </text:span></text:span>Saluia evidenter calefa-<text:line-break/>cit ao leviter subastringit.<text:tab/>. n. .</text:p>
      <text:p text:style-name="P2"><text:span text:style-name="Default_20_Paragraph_20_Font"><text:span text:style-name="T1">[st. H</text:span></text:span>a <text:span text:style-name="Default_20_Paragraph_20_Font"><text:span text:style-name="T1">Elleb</text:span></text:span>o<text:span text:style-name="Default_20_Paragraph_20_Font"><text:span text:style-name="T1">r</text:span></text:span>o, <text:span text:style-name="Default_20_Paragraph_20_Font"><text:span text:style-name="T1">veratr</text:span></text:span>o.] Elleborus uterque tum<text:line-break/>albus, tum niger, extergentis est et calefacientis sacultatis.<text:line-break/>Quamobrem ad alphos, lichenas, proras, leprasque accom-<text:line-break/>modi <text:span text:style-name="Default_20_Paragraph_20_Font"><text:span text:style-name="T1">t</text:span></text:span>um. Quin etiam niger si in fistulam callo induratam<text:line-break/>immissus fuerit duobus tribusve diebus, callum detrahit.<text:line-break/>Dentibus pr<text:span text:style-name="Default_20_Paragraph_20_Font"><text:span text:style-name="T1">o</text:span></text:span>deft cum acet<text:span text:style-name="Default_20_Paragraph_20_Font"><text:span text:style-name="T1">o</text:span></text:span> colluentibus. Sunt autem in<text:line-break/>tertio ordine calefacientium et deficcantium. Porro niger<text:line-break/>gustu calidior est, candidus subamarus.</text:p>
      <text:p text:style-name="P1">[ t 0. <text:span text:style-name="Default_20_Paragraph_20_Font"><text:span text:style-name="T1">De Helxine.] </text:span></text:span>Helxine. Alii .perdicium no-<text:line-break/>nrinant, alii parthenium , alii sideritim funt quiheracleam<text:line-break/>appellitent. Caeterum facultas ei inest: abstergendi et levi- .<text:line-break/>ter constringendi cum humiditate subfrigid<text:span text:style-name="Default_20_Paragraph_20_Font"><text:span text:style-name="T1">e. </text:span></text:span>Quamobrem<text:line-break/>phlegmonas omnes in. initio et augmento sanat usque ad<text:line-break/>statum, et maxime fi calidae fuerint. Quin etiam incipien-<text:line-break/>tibus phygetblis cataplasmatis ritu illinitur. Tum etiam ad<text:line-break/>aurium dolores phlegmonofos succus ejus cum rosace<text:span text:style-name="Default_20_Paragraph_20_Font"><text:span text:style-name="T1">o</text:span></text:span> me-<text:line-break/>diocriter prosuerit. Gargarizandum item nonnulli exhibet<text:line-break/>ad paristhmia. Sunt vero etiam ex melicis quidam, qui</text:p>
      <text:p text:style-name="P2">iis, qui diutina tussi vexantur, illam exhibuerint. Certe<text:line-break/>existens extergendi experimentum praebet et in vasis vitreis-</text:p>
      <text:p text:style-name="P1">[11. <text:span text:style-name="Default_20_Paragraph_20_Font"><text:span text:style-name="T1">He Helxine nigra.) </text:span></text:span>Helxine, quae et cissam-<text:line-break/>pelos nuncupatur , digerendi facultatem obtinet.</text:p>
      <text:p text:style-name="P1">[12. n<text:span text:style-name="Default_20_Paragraph_20_Font"><text:span text:style-name="T1">e. Rsp.m</text:span></text:span>o, <text:span text:style-name="Default_20_Paragraph_20_Font"><text:span text:style-name="T1">panic</text:span></text:span>o.] Panicum. V<text:span text:style-name="Default_20_Paragraph_20_Font"><text:span text:style-name="T1">o</text:span></text:span>catur autem<text:line-break/>.et maline., ex leguminum genere est, milio specie simile,<text:line-break/>facultate certe pauci nutrimenti et exiccatoria. Sistit quo-<text:line-break/>que nonnihil ventris fluxus, ceu ipsum. etiam milium. Si<text:line-break/>vero foris illinatur , exiccat atque refrigerat.</text:p>
      <text:p text:style-name="P1">[13. <text:span text:style-name="Default_20_Paragraph_20_Font"><text:span text:style-name="T1">De Hmpetr</text:span></text:span>osp Empetron ad falas pu<text:span text:style-name="Default_20_Paragraph_20_Font"><text:span text:style-name="T1">r</text:span></text:span>gationes<text:line-break/>esse videtur commodum, bilem ac pituitam educens. Gustu<text:line-break/>falsum est, pr<text:span text:style-name="Default_20_Paragraph_20_Font"><text:span text:style-name="T1">o</text:span></text:span>inde ad alia quoque utaris licet, ad quae<text:line-break/>p<text:span text:style-name="Default_20_Paragraph_20_Font"><text:span text:style-name="T1">o</text:span></text:span>llere ostendimus substantiam fassam. Nominatur item<text:line-break/>praf<text:span text:style-name="Default_20_Paragraph_20_Font"><text:span text:style-name="T1">o</text:span></text:span>eides.</text:p>
      <text:p text:style-name="P1">[14. <text:span text:style-name="Default_20_Paragraph_20_Font"><text:span text:style-name="T1">He Jpisu</text:span></text:span>y<text:span text:style-name="Default_20_Paragraph_20_Font"><text:span text:style-name="T1">m</text:span></text:span>o.] Epithymum thymi facultatem<text:line-break/>habet, ad omnia efficacius. Exiccat et calefacit in tertio<text:line-break/>gradu.</text:p>
      <text:p text:style-name="P2">[r A <text:span text:style-name="Default_20_Paragraph_20_Font"><text:span text:style-name="T1">De Hpimedio.] </text:span></text:span>Epimedii facultas est moderate<text:line-break/>refrigeratoria cum aquea humiditate, quare nullam habet .<text:line-break/>insignem qualitatem. Uberibus illitum ea recta Perva<text:span text:style-name="Default_20_Paragraph_20_Font"><text:span text:style-name="T1">s</text:span></text:span>e</text:p>
      <text:p text:style-name="Normal">-potest. Ajunt vero, fi potu hauriatur, sterilitatem parere<text:span text:style-name="Default_20_Paragraph_20_Font"><text:span text:style-name="T1">r</text:span></text:span></text:p>
      <text:p text:style-name="P1">[16. <text:span text:style-name="Default_20_Paragraph_20_Font"><text:span text:style-name="T1">De Lpimelide, mespila, uned</text:span></text:span>o<text:span text:style-name="Default_20_Paragraph_20_Font"><text:span text:style-name="T1">ne.] </text:span></text:span>Mespilus.<text:line-break/>Acerba haec planta est, utque dixerit quispiam pomus fyl-<text:line-break/>vestris. Vocatur autem ab Italiae rusticis unedon. Ingens<text:line-break/>ejus -in C<text:span text:style-name="Default_20_Paragraph_20_Font"><text:span text:style-name="T1">e</text:span></text:span>lebria proventus. Fructus ejus acerbus quidem<text:line-break/>est, nihilo minus tamen stomacho ingratus et capitis movens<text:line-break/>dolores. Admixta siquidem ei est aliena quaepiam qualitas.</text:p>
      <text:p text:style-name="P1">[1?. <text:span text:style-name="Default_20_Paragraph_20_Font"><text:span text:style-name="T1">He Hrebinth</text:span></text:span>o , <text:span text:style-name="Default_20_Paragraph_20_Font"><text:span text:style-name="T1">cicere.] </text:span></text:span>Cicer legumen est .fla-<text:line-break/>tuofum, copiosi nutrimenti, alvo movendae habile, alendae<text:line-break/>urinae idoneum, lacti et femini generando aptum, proj.icit<text:line-break/>vero et mensos. Porro quod vocatur arietinum caeteris .<text:line-break/>efficacius urinam provocat. Decoctum ejus calculos renum<text:line-break/>confringit. Reliquum autem cicerum genus, vocatur autem<text:line-break/>orobiaeum, eadem vi pollet, puta, attrahendi, digerendi,</text:p>
      <text:p text:style-name="P2">incidendi, extergendi. Sunt enim calidi et modice sicci,<text:line-break/>participes item sunt amaroris, cujus vi lienem etjecur et<text:line-break/>renes expurgant, plerasque et lichenes extergunt, tum<text:line-break/>abscessus post aures provenientes et testes induratos difcu-<text:line-break/>tiunt. Tum etiam ulcera maligna cum melle sananti</text:p>
      <text:p text:style-name="P1">Et 8. <text:span text:style-name="Default_20_Paragraph_20_Font"><text:span text:style-name="T1">De Hreb</text:span></text:span>i<text:span text:style-name="Default_20_Paragraph_20_Font"><text:span text:style-name="T1">nth</text:span></text:span>o <text:span text:style-name="Default_20_Paragraph_20_Font"><text:span text:style-name="T1">e</text:span></text:span>m<text:span text:style-name="Default_20_Paragraph_20_Font"><text:span text:style-name="T1">ere agresti.] </text:span></text:span>Cicer agreste ad<text:line-break/>omnia efficacius domestico est, hoc est tum calidius tum<text:line-break/>siccius, quanto et acrius et amarius.</text:p>
      <text:p text:style-name="P1">[ t 9. <text:span text:style-name="Default_20_Paragraph_20_Font"><text:span text:style-name="T1">De Erice.] </text:span></text:span>Erice digerendi per halitum facula<text:line-break/>salem obtinet. Flore ejus potissimum ac foliis utendum.</text:p>
      <text:p text:style-name="P46">[20. <text:span text:style-name="Default_20_Paragraph_20_Font"><text:span text:style-name="T1">De</text:span></text:span> s<text:span text:style-name="Default_20_Paragraph_20_Font"><text:span text:style-name="T1">erp</text:span></text:span>y<text:span text:style-name="Default_20_Paragraph_20_Font"><text:span text:style-name="T1">ll</text:span></text:span>o<text:span text:style-name="Default_20_Paragraph_20_Font"><text:span text:style-name="T1">, serp</text:span></text:span>y<text:span text:style-name="Default_20_Paragraph_20_Font"><text:span text:style-name="T1">ll</text:span></text:span>o.] Serpyllum usque adeo<text:line-break/>calefacit ut et mensas et urinas moveat. Gestu multum<text:line-break/>est acre.<text:tab/>;</text:p>
      <text:p text:style-name="P1">[21. <text:span text:style-name="Default_20_Paragraph_20_Font"><text:span text:style-name="T1">De Er</text:span></text:span>y<text:span text:style-name="Default_20_Paragraph_20_Font"><text:span text:style-name="T1">sim</text:span></text:span>o.] Erysimi femen .sicut gustu nastur-<text:line-break/>tio apparet simile, ita facultate igneum est et calefactorium.<text:line-break/>Porro ubi in eclegmate uti ex usu est, praestat aqua ma-<text:line-break/>ceratum refrigerare, aut linteolo involutum et crusta pisto-</text:p>
      <text:p text:style-name="P3">ria circumlitum torrere. utile esit cum eclegmatis ad pro-<text:line-break/>movendas crassiorum lentorumque pectoris pulmonisque<text:line-break/>humorum expulsiones. Quin et parotides induratas et du-<text:line-break/>ritiem antiquam uberum et testiculorum juvat. Refert<text:line-break/>Dioscorides, quod cum aqua et melle cataplasmatis in mo-<text:line-break/>rem illitum occultis prosit cancris.</text:p>
      <text:p text:style-name="P1">[22. <text:span text:style-name="Default_20_Paragraph_20_Font"><text:span text:style-name="T1">De Hr</text:span></text:span>y<text:span text:style-name="Default_20_Paragraph_20_Font"><text:span text:style-name="T1">throdan</text:span></text:span>o, <text:span text:style-name="Default_20_Paragraph_20_Font"><text:span text:style-name="T1">rubia passiva.] </text:span></text:span>Erythroda-<text:line-break/>num. Est autem tinctorum rubia radix acerba gustu et<text:line-break/>subamara. Itaque quaecunque agere dicta Iun t superiore<text:line-break/>libro, ubi in unum ejusmodi coiverint simultates, ea omnia<text:line-break/>in hac radice luculenter conspicies. Quippe. quum et lie-<text:line-break/>nem et jecur expurget, et minas crassas multasque, ac<text:line-break/>nonnunquam etiam sanguinolentas vacuet. Quin et inen-<text:line-break/>les ciet, et mediocriter quae extersionem postulant ex-<text:line-break/>tergit, proinde. vitiligines albas cum aceto illita juvati<text:line-break/>Sunt qui eam ischiadicis et resolutis in potu cum meli<text:span text:style-name="Default_20_Paragraph_20_Font"><text:span text:style-name="T1">o</text:span></text:span>rato<text:line-break/>exhibeant.</text:p>
      <text:p text:style-name="P2"><text:span text:style-name="Default_20_Paragraph_20_Font"><text:span text:style-name="T9">[23. </text:span></text:span><text:span text:style-name="Default_20_Paragraph_20_Font"><text:span text:style-name="T1">De Pupatorio.] </text:span></text:span>Eupat<text:span text:style-name="Default_20_Paragraph_20_Font"><text:span text:style-name="T1">o</text:span></text:span>rium herba ipsa te-<text:line-break/>nuium partium, incidendi extergendique facultatem citra<text:line-break/>manifestam caliditatem obtinet Quocirca obstructiones<text:line-break/>jecoris expurgat. Inest itidem ei et astrictio quaedam, per<text:line-break/>quam robur visceri addit.</text:p>
      <text:p text:style-name="P1">[24. <text:span text:style-name="Default_20_Paragraph_20_Font"><text:span text:style-name="T1">He Huphorbla.] </text:span></text:span>Euph<text:span text:style-name="Default_20_Paragraph_20_Font"><text:span text:style-name="T1">o</text:span></text:span>rbium causticae, sive<text:line-break/>urentis facultatis est et tenuium partium aliis succis si-<text:line-break/>mili ter.</text:p>
      <text:p text:style-name="P1">[25. <text:span text:style-name="Default_20_Paragraph_20_Font"><text:span text:style-name="T1">De Lphemer</text:span></text:span>o.] Epbemerum non illud lethale<text:line-break/>ac deleterium, quod et Colcbicum nominant, fed alterum,<text:line-break/>qu<text:span text:style-name="Default_20_Paragraph_20_Font"><text:span text:style-name="T1">o</text:span></text:span>d et irin agrestem cogn<text:span text:style-name="Default_20_Paragraph_20_Font"><text:span text:style-name="T1">o</text:span></text:span>minant, folia et caulem lilio<text:line-break/>similem. obtinet, radicem obl<text:span text:style-name="Default_20_Paragraph_20_Font"><text:span text:style-name="T1">o</text:span></text:span>ngam non rotundam, ceu<text:line-break/>Colonicum , digiti p<text:span text:style-name="Default_20_Paragraph_20_Font"><text:span text:style-name="T1">o</text:span></text:span>tissimum crassitudine , astringentem et<text:line-break/>boni fuavisque odoris. Ex quibus palam fit facultatis tem-<text:line-break/>perieique esse mixtae, nempe repellentis et per halitum<text:line-break/>digerentis. Testantur opera quae particulatim edit. Si-<text:line-break/>quidem non inefficaciter radix ejus in dentium doloribus<text:line-break/>colluitur. Tum pbymatum augmento et statui folia con-</text:p>
      <text:p text:style-name="P3">gruunt, oportet autem ea in vino decocta prius quam pus<text:line-break/>moveas illinere. -</text:p>
      <text:p text:style-name="P1">[2 si. <text:span text:style-name="Default_20_Paragraph_20_Font"><text:span text:style-name="T1">De Echin</text:span></text:span>o <text:span text:style-name="Default_20_Paragraph_20_Font"><text:span text:style-name="T1">herba.] </text:span></text:span>Echini herbae fructus acer-<text:line-break/>bus est, ac -proinde repellentis et exiccatoriae facultatis.<text:line-break/>Utuntur eo ad oculorum fluxiones et ad aures.</text:p>
      <text:p text:style-name="P1">Cap. VI. [ 1 . <text:span text:style-name="Default_20_Paragraph_20_Font"><text:span text:style-name="T1">De Zeia.] </text:span></text:span>zela universa fua facule<text:line-break/>tate quodammodo i<text:span text:style-name="Default_20_Paragraph_20_Font"><text:span text:style-name="T1">n</text:span></text:span> medio est tritici et hordei. Itaque ex<text:line-break/>illis cognoscatur.</text:p>
      <text:p text:style-name="P1">[2. <text:span text:style-name="Default_20_Paragraph_20_Font"><text:span text:style-name="T1">De Zingibere.] </text:span></text:span>zingiberis <text:span text:style-name="Default_20_Paragraph_20_Font"><text:span text:style-name="T1">r</text:span></text:span>adix utilis est, uti-.<text:line-break/>que quam ex Barbaria ad nos convehunt. Calefacit valen-<text:line-break/>ter, fed non primo statim occursu velut piper , unde sane<text:line-break/>et minus esse subtilium partium quam piper existimandum,<text:line-break/>siquidem in tenues solveretur partes et celerrime actu, ut<text:line-break/>illud, - fieret calidum. Apparet enim illaborata et crassior<text:line-break/>adhuc quaedam ei inesse substantia, nec ea sicca et terrestris,<text:line-break/><text:span text:style-name="Default_20_Paragraph_20_Font"><text:span text:style-name="T1">t</text:span></text:span>ed humida potius atque aquea. Quo fit ut facile perfo-<text:line-break/>retur, quum scilicet excrementitia insit humiditas; neque</text:p>
      <text:p text:style-name="P3">enim quicquam eorum,. quae aut .plane sicca fatu<text:span text:style-name="Default_20_Paragraph_20_Font"><text:span text:style-name="T1">r</text:span></text:span> aut hu-,<text:line-break/>nuda, sied elaboratam et familiarem continent humiditatem,<text:line-break/>tale aliquid patitur. Idem usu venit piperi longo. Atque<text:line-break/>hinc est quod diutius -perseverat quae proficiscitur a ringi-<text:line-break/>here aut pipere longo caliditas quam quae ab albo aut<text:line-break/>nigro. Nam sicut ab aridis calamis .flamma simul celerrime<text:line-break/>accenditur et undequaque dispergitur, eundem in modum.<text:line-break/>quae a.siccis potestate medicamentis editur caliditas; at quae<text:line-break/>prodit ab humidioribus, ceu ligna. sunt viridia, et tardius.<text:line-break/>accenditur et durat diutius. Ex quo fit ut utriusque me-i<text:line-break/>dicamenti diversus fit usus. .Siquidem ubi totum corpus<text:line-break/>celeriter calefacere consilium est, ea tunc exhibenda. sunt,:<text:line-break/>qnae et celerrime a caloris nostri contactu incalescant et<text:line-break/>promptissime .undequaque ferantur... Verum ubi partem<text:line-break/>quamvis refrigeratam calefacere studemus-, contra agendum, ,<text:line-break/>nimirum quae tarde calefcentia plurimo tempore perdurent,<text:line-break/>ea praebendo.- Caeterum licet zingiber. et piper longum<text:line-break/>hac ratione a nigro pipere differant, non magna tamen est</text:p>
      <text:p text:style-name="P2">differentia, at nasturtium, napy, thapsia et agrestium co-<text:line-break/>lumbarum stercus majori tempore perfecte accenduntur et<text:line-break/>plurimo tempore perdurant.</text:p>
      <text:p text:style-name="P1">[3. <text:span text:style-name="Default_20_Paragraph_20_Font"><text:span text:style-name="T1">De Z</text:span></text:span>y<text:span text:style-name="Default_20_Paragraph_20_Font"><text:span text:style-name="T1">tho.] </text:span></text:span>zythus acrior est non paulo hordeo<text:line-break/>et succi pravi, utpote qui ex putredine: proveniat, est et<text:line-break/>flatuofus ; tum partim acris est et calidus , partim vero plu-<text:line-break/>. rituum frigidus, aqueus,. acidus.</text:p>
      <text:p text:style-name="P1">-q [4. <text:span text:style-name="Default_20_Paragraph_20_Font"><text:span text:style-name="T1">He Z</text:span></text:span>y<text:span text:style-name="Default_20_Paragraph_20_Font"><text:span text:style-name="T1">me sarmento.] </text:span></text:span>Fermentum tenuium est<text:line-break/>partium et mediocriter calidum. Proinde Pane fine mo-<text:line-break/>lestia ac mordacitate quae i<text:span text:style-name="Default_20_Paragraph_20_Font"><text:span text:style-name="T1">n</text:span></text:span> profundo sunt tum extrahit<text:line-break/>tum digerit. Caeterum ex contrariis et ipfum facultatibus<text:line-break/>temperatum est, ficut alia multa. Particeps namque est<text:line-break/>ariditatis cujusdam frigidae et caliditatis putrediuofae, cui<text:line-break/>accidit et ea quae ex. fala et farina provenit, quae <text:span text:style-name="Default_20_Paragraph_20_Font"><text:span text:style-name="T1">t</text:span></text:span>ecum- .<text:line-break/>dum naturam esu .......</text:p>
      <text:p text:style-name="P1">Cap<text:span text:style-name="Default_20_Paragraph_20_Font"><text:span text:style-name="T1">i</text:span></text:span> VII. [r. <text:span text:style-name="Default_20_Paragraph_20_Font"><text:span text:style-name="T1">He Hed</text:span></text:span>yofuio, <text:span text:style-name="Default_20_Paragraph_20_Font"><text:span text:style-name="T1">Mentha.] </text:span></text:span>Iledy-<text:line-break/>ulmus. - Alli ver<text:span text:style-name="Default_20_Paragraph_20_Font"><text:span text:style-name="T1">o</text:span></text:span> minthen odoratam nuncupant. Est enim<text:line-break/>et alia quaedam mnthe non od<text:span text:style-name="Default_20_Paragraph_20_Font"><text:span text:style-name="T1">o</text:span></text:span>rata, quam calaminthen</text:p>
      <text:p text:style-name="P3">vocant. Utraque gustu acri et facultate calida est, ex tertio<text:line-break/>ordine calefacientium. Infirmior tamen est mentha odorata<text:line-break/>quam calamintha et minus calefacit. Ut enim in univer-<text:line-break/>fum dicam, haec ceu .sylvestris quaedam est, illa ceu do-<text:line-break/>mestica. Quamobrem sane ob eam , quae ex cultu accedit<text:line-break/>humiditatem, mediocriter item ad venerem excitat. Id<text:line-break/>quod omnibus c<text:span text:style-name="Default_20_Paragraph_20_Font"><text:span text:style-name="T1">o</text:span></text:span>mmune est, quae humiditatem <text:span text:style-name="Default_20_Paragraph_20_Font"><text:span text:style-name="T1">s</text:span></text:span>emicoctam<text:line-break/>et flatuosam continent. Ob talem ipfius herbae temperiem<text:line-break/>in abscessibus ea quidem cum . polenta mixta utuntur ; id<text:line-break/>quod in calamintha facere nequeas , propterea quod valen-<text:line-break/>tius tum calefaciat tum deficcet quam id genus poscant.<text:line-break/>Habet vero etiam quoddam amarum in fe et acerbum , illo<text:line-break/>quidem lumbricos interficit, acerbitate vero, fi cum oxy-<text:line-break/>crato bibatur , recentes sanguinis - rejectiones reprimit.<text:line-break/>Substantiae est ut fiqua alia herba tenuium partium.</text:p>
      <text:p text:style-name="P1">[2. <text:span text:style-name="Default_20_Paragraph_20_Font"><text:span text:style-name="T1">De Hed</text:span></text:span>r<text:span text:style-name="Default_20_Paragraph_20_Font"><text:span text:style-name="T1">fur</text:span></text:span>o.] Hedyfarum aut peleciuus. IIu-<text:line-break/>jus fruticis femen colore rufum est, utrinque anceps uti<text:line-break/>secures. Amarum et fubacerlium apparet. Quamobrem</text:p>
      <text:p text:style-name="P3">potum gratum est stomacho et viscerum <text:span text:style-name="Default_20_Paragraph_20_Font"><text:span text:style-name="T1">o</text:span></text:span>bstruetiones ex-<text:line-break/>pu<text:span text:style-name="Default_20_Paragraph_20_Font"><text:span text:style-name="T1">r</text:span></text:span>gat. Idem praestant totius fruticis germina.</text:p>
      <text:p text:style-name="P1">[3. <text:span text:style-name="Default_20_Paragraph_20_Font"><text:span text:style-name="T1">De Hemerocalle.] </text:span></text:span>Hemerocalles radicem habet<text:line-break/>lilii radici similem non figura tantum , fed et facultatibus.<text:line-break/>Prodest non sucus atque illa igni ambustis, - quippei quae<text:line-break/>leniter digerentem facultatem habeat et cum hoc nonnihil<text:line-break/>repellentis.</text:p>
      <text:p text:style-name="P1">[4. <text:span text:style-name="Default_20_Paragraph_20_Font"><text:span text:style-name="T1">De Hemionitide.] </text:span></text:span>Hemionitis simul et astrictio-<text:line-break/>nem et ama<text:span text:style-name="Default_20_Paragraph_20_Font"><text:span text:style-name="T1">t</text:span></text:span>orem possidet. Quamobrem cum aceto pola<text:line-break/>lienosis auxilio esu</text:p>
      <text:p text:style-name="P1">[5. <text:span text:style-name="Default_20_Paragraph_20_Font"><text:span text:style-name="T1">He Her</text:span></text:span>i<text:span text:style-name="Default_20_Paragraph_20_Font"><text:span text:style-name="T1">geronte.] </text:span></text:span>Herigeron facultatem mixtam<text:line-break/>obtinet, simul refrigeratoriam et modice digerentem.</text:p>
      <text:p text:style-name="P1"><text:span text:style-name="Default_20_Paragraph_20_Font"><text:span text:style-name="T1">[si. De Hr</text:span></text:span>y<text:span text:style-name="Default_20_Paragraph_20_Font"><text:span text:style-name="T1">ng</text:span></text:span>m.] Eryngium caliditate aut parum,<text:line-break/>aut uibil quod temperatum est superat. Caeterum non<text:line-break/>parvam habet siccitatem in tenui essentia consistentem.</text:p>
      <text:p text:style-name="P1">Cap. Ulli. [1. <text:span text:style-name="Default_20_Paragraph_20_Font"><text:span text:style-name="T1">De Thaliectro.] </text:span></text:span>Thaliectrum folia<text:line-break/>habet coriandro similia, caulem crassitudine rutae. Vis ei</text:p>
      <text:p text:style-name="P47">inest exiccatoria citra morsum. Itaque ulcera luveterata ad<text:line-break/>cicatricem .perducit.<text:tab/>.<text:tab/>- - . ;.</text:p>
      <text:p text:style-name="P48">[2.. <text:span text:style-name="Default_20_Paragraph_20_Font"><text:span text:style-name="T1">De Thapsia.] </text:span></text:span>Thapfia aerem habet .ac valen--<text:line-break/>ter: calefacientem facultatem cum humiditate coniunctam.<text:line-break/>Quamobrem ex alto . violenter extrahit et quod extraxit.di-.<text:line-break/>gerit. Verum plusculum ad ea efficienda tempus postulat,,<text:line-break/>ut quae larga humiditate excremeutitia impleta est, cujus<text:line-break/>villo etiam fit ut celeriter corrumpatur.<text:tab/>c .i</text:p>
      <text:p text:style-name="P1">[3. <text:span text:style-name="Default_20_Paragraph_20_Font"><text:span text:style-name="T1">De Thermo, lupino</text:span></text:span>.] . Lupinus edi potest c<text:span text:style-name="Default_20_Paragraph_20_Font"><text:span text:style-name="T1">o</text:span></text:span>ctus,<text:line-break/>multis ante. diebus pcr macerationem ama<text:span text:style-name="Default_20_Paragraph_20_Font"><text:span text:style-name="T1">t</text:span></text:span>ore in aqua de-<text:line-break/>pofito. Estque tunc nutrimentum succi crasse Caeterum<text:line-break/>hic, ut medicamentum quidem, ex genere est emplasticorumt<text:line-break/>At ubi nativus etiamnum manet amaror, extergendi dige-.<text:line-break/>rendique vim obtinet. Interficit lumbricos tum illitus<text:line-break/>tum addito messe linctus tum ex polea epotus. Quin .et<text:line-break/>decoctum ejus lumbricos ejicere potest, tum .etiam foris iti-<text:line-break/>dem perfusum vitiligines, achoras , pustulas , psoras, gan-<text:line-break/>graenas, ulcera maligna juvat, partim extergendo, partim</text:p>
      <text:p text:style-name="P2">citra mordacitatem digere<text:span text:style-name="Default_20_Paragraph_20_Font"><text:span text:style-name="T1">n</text:span></text:span>do siccandoque. Expurgat jecur<text:line-break/>et lienem cum ruta et pipere suavitatis gratia assumptum.<text:line-break/>Elicit menses ac foetum eum myrrha et melle impositum.<text:line-break/>Porro lupinorum farina sine mordieatione digerit. Nec<text:line-break/>enim livida tantum, fed et strumas et phymata dura curat,<text:line-break/>- fed tunc in aceto aut oxymelite, aut polea coquatur oportet,<text:line-break/>idque pro laborantium temperamento et affectus diversitate,<text:line-break/>quod ex usu est eligendo. Sed non est prae<text:span text:style-name="Default_20_Paragraph_20_Font"><text:span text:style-name="T1">t</text:span></text:span>entis instituti<text:line-break/>talia distinguere. Digerit item quae livida sunt. Et quae-<text:line-break/>cunque modo diximus praestare posse decoctum, eadem<text:line-break/>omnia efficit et farina. Sunt vero etiam qui eam ischiadi-<text:line-break/>cis cataplasmatis modo illinunt.</text:p>
      <text:p text:style-name="P1">[4. <text:span text:style-name="Default_20_Paragraph_20_Font"><text:span text:style-name="T1">De Therm</text:span></text:span>o, <text:span text:style-name="Default_20_Paragraph_20_Font"><text:span text:style-name="T1">lupino agresti</text:span></text:span>a Lupinus agrestis<text:line-break/>amarior est et ad omnia valentior domestico, ejusdem ge-<text:line-break/>nere cum ipso facultatis.</text:p>
      <text:p text:style-name="P1">[5. <text:span text:style-name="Default_20_Paragraph_20_Font"><text:span text:style-name="T1">De Thiaspi</text:span></text:span>.] . Thlaspi semen. Habet et ipsum<text:line-break/>facultatem acrem, adeout. internosabfcessus potum .discum-</text:p>
      <text:p text:style-name="P3">pat. Menfes ciet et foetum necat. Per sudem infusum<text:line-break/>sanguinolenta evacuans ischiadibus prodest. . Est enim<text:line-break/>alioqui tum superne tum inferne bilioforum humorum<text:line-break/>evacuatorium oxybaphi men<text:span text:style-name="Default_20_Paragraph_20_Font"><text:span text:style-name="T1">s</text:span></text:span>ura epotum.</text:p>
      <text:p text:style-name="P1">[6. <text:span text:style-name="Default_20_Paragraph_20_Font"><text:span text:style-name="T1">De Thridace, lactuca.] </text:span></text:span>Lactuca humidum est<text:line-break/>frigidumque olus, non tamen extreme; siquidem edendo<text:line-break/>non foret, verum maxime fecundum aquae, ut sic dicam,<text:line-break/>fontanae frigiditatem. Pr<text:span text:style-name="Default_20_Paragraph_20_Font"><text:span text:style-name="T1">o</text:span></text:span>inde ad calidas phlegmonas ac-<text:line-break/>commodum est et ad parva et feria erysipelata, non tamen<text:line-break/>majoribus satisface<text:span text:style-name="Default_20_Paragraph_20_Font"><text:span text:style-name="T1">r</text:span></text:span>e idonea est. Est etiam edulium liti<text:line-break/>adversum. At femen potum geniturae profluvium cohibet,<text:line-break/>quamobrem etiam iis qui libidinosis <text:span text:style-name="Default_20_Paragraph_20_Font"><text:span text:style-name="T1">s</text:span></text:span>omniis vexantur datur p<text:line-break/>sic et agrestis lactucae femen, cujus colligitur fuccus , ar-<text:line-break/>gemas et caligines expurgans, tum ad adustiones cum lacte<text:line-break/>mulierum inungi salitus.</text:p>
      <text:p text:style-name="P1">[7. <text:span text:style-name="Default_20_Paragraph_20_Font"><text:span text:style-name="T1">He Th</text:span></text:span>y<text:span text:style-name="Default_20_Paragraph_20_Font"><text:span text:style-name="T1">mo.] </text:span></text:span>Thymum incidit et calefacit vehe-<text:line-break/>mentor. ob id et urinam et mensus prov<text:span text:style-name="Default_20_Paragraph_20_Font"><text:span text:style-name="T1">o</text:span></text:span>cat, foetum</text:p>
      <text:p text:style-name="P49">evellit, Vifcera potum expurgat, educendis ex thorace et<text:line-break/>pulmone conferti Itaque i<text:span text:style-name="Default_20_Paragraph_20_Font"><text:span text:style-name="T1">n</text:span></text:span> calefaciendo exiccandoque in<text:line-break/>tertio ordine statue<text:span text:style-name="Default_20_Paragraph_20_Font"><text:span text:style-name="T1">n</text:span></text:span>dum est.<text:tab/>. . su</text:p>
      <text:p text:style-name="P1">Cap. IX<text:span text:style-name="Default_20_Paragraph_20_Font"><text:span text:style-name="T1">i</text:span></text:span> [1. <text:span text:style-name="Default_20_Paragraph_20_Font"><text:span text:style-name="T1">De Li</text:span></text:span>n<text:span text:style-name="Default_20_Paragraph_20_Font"><text:span text:style-name="T1">ea radice.] </text:span></text:span>Idaea radix gustu<text:line-break/>admodum acerba est, ac si opere periculum facias, eandem<text:line-break/>vim praefert. Nimirum sanguinis profluvia, alui fluxus,<text:line-break/>dysenterias., profluvium mulierum et quaecunque ejus <text:span text:style-name="Default_20_Paragraph_20_Font"><text:span text:style-name="T1">t</text:span></text:span>uus<text:line-break/>ge<text:span text:style-name="Default_20_Paragraph_20_Font"><text:span text:style-name="T1">n</text:span></text:span>eris tum pota tum foris imposita curans.</text:p>
      <text:p text:style-name="P1">- [2. n<text:span text:style-name="Default_20_Paragraph_20_Font"><text:span text:style-name="T1">e sic, vise</text:span></text:span>o.] Vifcum ex plurima aerea et<text:line-break/>aquea calida,. paucissima terrena . substantia constat. Nam<text:line-break/>acrimo<text:span text:style-name="Default_20_Paragraph_20_Font"><text:span text:style-name="T1">n</text:span></text:span>ia in eo ama<text:span text:style-name="Default_20_Paragraph_20_Font"><text:span text:style-name="T1">t</text:span></text:span>orem excellit. Itaque etiam effectus<text:line-break/>ei secundum essentiam insunt. Siquidem valenter ex alto<text:line-break/>humores extrahit, nec eos tantum tenues, fed et crassiores,<text:line-break/>eosque. diffundit ac digerit. Est: autem ex eorum genere<text:line-break/>quae non protinus admota calefaciunt, sed quae tempus<text:line-break/>requirunt velut thapsia. Sed et supra hoc commonuimus</text:p>
      <text:p text:style-name="P3">inesse calidis facultate medicamentis., ubi largum continent<text:line-break/>humorem excrementiti<text:span text:style-name="Default_20_Paragraph_20_Font"><text:span text:style-name="T1">a</text:span></text:span>m.</text:p>
      <text:p text:style-name="P1">[3. <text:span text:style-name="Default_20_Paragraph_20_Font"><text:span text:style-name="T1">De Jo, viola.] </text:span></text:span>Violae folia aqueam et fubfrigidam<text:line-break/>substantiam superantem possid<text:span text:style-name="Default_20_Paragraph_20_Font"><text:span text:style-name="T1">e</text:span></text:span>nt. Proinde tum per se tum<text:line-break/>cum polenta flssia calidas phlegmonas mitigant. Imponun-<text:line-break/>tur et ori ventriculi aestuanti et oculis.</text:p>
      <text:p text:style-name="P1">[4. <text:span text:style-name="Default_20_Paragraph_20_Font"><text:span text:style-name="T1">De h</text:span></text:span>i<text:span text:style-name="Default_20_Paragraph_20_Font"><text:span text:style-name="T1">ppuride, cauda equina) </text:span></text:span>Cauda equina<text:line-break/>astringentem cum amarore qualitatem possidet, ac proinde<text:line-break/>valenter fimulque citra mordacitatem exiccantem. Itaque<text:line-break/>vulnera, vel mamma illita conglutinat, etiamfi praefectos<text:line-break/>esse nervos contigerit , praeterea v<text:span text:style-name="Default_20_Paragraph_20_Font"><text:span text:style-name="T1">o</text:span></text:span>catas enter<text:span text:style-name="Default_20_Paragraph_20_Font"><text:span text:style-name="T1">o</text:span></text:span>celas gluti-<text:line-break/>nat. Ad haec ad sanguinis rejectionem, ad profluvium<text:line-break/>muliebre potissimum rubrum,. ad dysenterias et reliquos<text:line-break/>ventris fluxus strenuum ac generosum est remedium herba<text:line-break/>ipsa; aut ex aqua, aut ex vino epota. Sunt: qui do ea<text:line-break/>scriptum reliquerunt, quod- nonnunquametiam vesicae ac<text:line-break/>tenuium intestinorum vulnera sanavit r Ejus ve<text:span text:style-name="Default_20_Paragraph_20_Font"><text:span text:style-name="T1">r</text:span></text:span>o succus<text:line-break/>prodest etiam profluvio sanguinis i prorumpenti e -naribus,</text:p>
      <text:p text:style-name="P3">tum fluxibililius in ventre passionibus ex austerorum rino-<text:line-break/>nun quopiam potus, ac fi febre teneantur, ex aqua.</text:p>
      <text:p text:style-name="P1">[5. <text:span text:style-name="Default_20_Paragraph_20_Font"><text:span text:style-name="T1">De J.su</text:span></text:span>mo<text:span text:style-name="Default_20_Paragraph_20_Font"><text:span text:style-name="T1">marathr</text:span></text:span>oq Hipp<text:span text:style-name="Default_20_Paragraph_20_Font"><text:span text:style-name="T1">o</text:span></text:span>merathrum. Una<text:line-break/>cum foeniculo et de ipfo ditre<text:span text:style-name="Default_20_Paragraph_20_Font"><text:span text:style-name="T1">r..m</text:span></text:span>us.</text:p>
      <text:p text:style-name="P1"><text:span text:style-name="Default_20_Paragraph_20_Font"><text:span text:style-name="T1">[si. He dfutide.] </text:span></text:span>fiatis d<text:span text:style-name="Default_20_Paragraph_20_Font"><text:span text:style-name="T1">o</text:span></text:span>metu<text:span text:style-name="Default_20_Paragraph_20_Font"><text:span text:style-name="T1">e</text:span></text:span>a. quidem, qua<text:line-break/>utuntur tinctores, facultatis est valenter exiccantis, nondum<text:line-break/>tamenmordentis, . est enim fimul amara atque astringens.<text:line-break/>Pr<text:span text:style-name="Default_20_Paragraph_20_Font"><text:span text:style-name="T1">o</text:span></text:span>inde magna vulnera corp<text:span text:style-name="Default_20_Paragraph_20_Font"><text:span text:style-name="T1">o</text:span></text:span>rum dur<text:span text:style-name="Default_20_Paragraph_20_Font"><text:span text:style-name="T1">o</text:span></text:span>rum glutinat, etiamsi<text:line-break/>in capitibus musculorum fuerint, et sanguinis profluvio<text:line-break/>laborantibus partibus utiliter illinitur. Tumores oedema-<text:line-break/>todeis mirifice digerit simul ac reprimit , et adver<text:span text:style-name="Default_20_Paragraph_20_Font"><text:span text:style-name="T1">t</text:span></text:span>as omnia<text:line-break/>ulcera maligna mirabiliter resistit, etiamsi putrescant, etiamsi<text:line-break/>exedantur ac eradantur. Quod fi quando quam pro la-<text:line-break/>borantis natura valentior appareat, follis ejus tritis miscere<text:line-break/>op<text:span text:style-name="Default_20_Paragraph_20_Font"><text:span text:style-name="T1">or</text:span></text:span>tebit aut panem , aut hordeaceam farinam , aut tri-<text:line-break/>ticeam, aut polentam, pro vincente nimirum in unoquoque<text:line-break/>affectu. At i<text:span text:style-name="Default_20_Paragraph_20_Font"><text:span text:style-name="T1">t</text:span></text:span>alis silvestris manifeste jam acre quiddam<text:line-break/>tum gustu tum acti<text:span text:style-name="Default_20_Paragraph_20_Font"><text:span text:style-name="T1">o</text:span></text:span>ne praefert. Pr<text:span text:style-name="Default_20_Paragraph_20_Font"><text:span text:style-name="T1">o</text:span></text:span>inde quam domestica</text:p>
      <text:p text:style-name="P2">valentius desiccans, valentius .humidis etiam putredinibus<text:line-break/>- obsistit. Ad caetera ver<text:span text:style-name="Default_20_Paragraph_20_Font"><text:span text:style-name="T1">o</text:span></text:span> jam c<text:span text:style-name="Default_20_Paragraph_20_Font"><text:span text:style-name="T1">o</text:span></text:span>mprehens<text:span text:style-name="Default_20_Paragraph_20_Font"><text:span text:style-name="T1">o</text:span></text:span> deteri<text:span text:style-name="Default_20_Paragraph_20_Font"><text:span text:style-name="T1">o</text:span></text:span>r, ini-<text:line-break/>moderatius enim jam mordacilerque desiccat, talia autem<text:line-break/>irritantur hoc pacto et phlegmone gravari incipiunt. Cae—<text:line-break/>ferum ob facultatis <text:span text:style-name="Default_20_Paragraph_20_Font"><text:span text:style-name="T1">r</text:span></text:span>obur lienosis- quoque utilis fuerit, quum<text:line-break/>altera nondum prodesse possit.</text:p>
      <text:p text:style-name="P1">.[7. <text:span text:style-name="Default_20_Paragraph_20_Font"><text:span text:style-name="T1">He jscp</text:span></text:span>y<text:span text:style-name="Default_20_Paragraph_20_Font"><text:span text:style-name="T1">r</text:span></text:span>o.] Ifopyrum aut phafiolum -sumen<text:line-break/>habet amarum et fubace<text:span text:style-name="Default_20_Paragraph_20_Font"><text:span text:style-name="T1">r</text:span></text:span>bum. Extergit itaque et incidit<text:line-break/>humores crassius, cum hoc ut corpo<text:span text:style-name="Default_20_Paragraph_20_Font"><text:span text:style-name="T1">r</text:span></text:span>a contrahat et constrin-<text:line-break/>gat. Quamobrem excreationlbus pectoris. conducit et jecur<text:line-break/>expurgat, et sanguinem fpuentibus no<text:span text:style-name="Default_20_Paragraph_20_Font"><text:span text:style-name="T1">n</text:span></text:span> est adversum, imo<text:line-break/>etiam juvare creditur, nam propter temperiei mixtionem^<text:line-break/>contrariis etiam congrue<text:span text:style-name="Default_20_Paragraph_20_Font"><text:span text:style-name="T1">r</text:span></text:span>e ridetur.</text:p>
      <text:p text:style-name="P1">[8<text:span text:style-name="Default_20_Paragraph_20_Font"><text:span text:style-name="T1">. De itea, salice.] </text:span></text:span>Salicis foliis ad cruenti vulneris<text:line-break/>glutinationem uti possis. Verum floribus ejus maxime pro-<text:line-break/>pe omnes utuntu<text:span text:style-name="Default_20_Paragraph_20_Font"><text:span text:style-name="T1">r</text:span></text:span> medici ad exiccantis emplastri praepara.-<text:line-break/>tionem , est enim facultas eorum desiccato<text:span text:style-name="Default_20_Paragraph_20_Font"><text:span text:style-name="T1">r</text:span></text:span>ia et murine ex-<text:line-break/>pers, habent vero etiam quandam astrictionem. Sunt vero</text:p>
      <text:p text:style-name="P3">etiam qui succum ex eis expressum medicamentum servent.<text:line-break/>mordacitatis expers et exiccatorium , ad .multas res utile.<text:line-break/>Haud enim invenias quid ad plures res utilius medicamento<text:line-break/>citra mordacitatem exiccante, quod paulum etiam destringat,<text:line-break/>flent in opere de medicamentorum compositione exactius<text:line-break/>docebimus. Porro arboris cortex finalem facultatem ob-<text:line-break/>tinet. tum floribus tum foliis, nisi quod temperiei sit sic-<text:line-break/>cleris, velut omnes cortices. .Sed hunc quidam comburunt,<text:line-break/>ejusque cinere utuntur ad ea omnia quae valenter desiccare.<text:line-break/>oportet. Nam clavos quos vocant, callos, myrmecias<text:line-break/>tollunt, aceto acri ipfum macerantes. Nonnulli autem<text:line-break/>dum floret salix, corticem ejus incidunt et faecum quendam<text:line-break/>colligunt, utunturque ad ea quae pupillas offuscant exter-<text:line-break/>gente videlicet fimulque tenuium partium medicament<text:span text:style-name="Default_20_Paragraph_20_Font"><text:span text:style-name="T1">o.<text:line-break/></text:span></text:span>Uti vero illo ad multa. quis possit, siquidem talis fuerit.</text:p>
      <text:p text:style-name="P3"/>
      <text:h text:style-name="Normal" text:outline-level="1">CALENI DE siIMPLICIVM MEDICA-<text:line-break/>MENTORUM TEMPERAMENTIS AC<text:line-break/>FACVLTATIBUS LIBER VII.</text:h>
      <text:p text:style-name="P1">Prooemium. Septimum de simplicium medica-<text:line-break/>memorum facultatibus commentarium fcripturus necessa-<text:line-break/>rium duxi praefari folis iis apertum ac clarum fore, qui<text:line-break/>in fuperioribus libris non velut asiud agentes aut obiter<text:line-break/>fuerint versati, alios vero potius perperam inaudituros<text:line-break/>quam eorum quae in eo dicenda sunt aliquid percepturos<text:line-break/>existimo, tum fefe salsurus et nos forsan tanquam non</text:p>
      <text:p text:style-name="P3">recte quaedam scripserimus calumniaturus atque Conviciis<text:line-break/>laceraturus. itaque qui sanioris mentis sunt, monitis, scio,<text:line-break/>auscultabunt, ac si qua illis cura est praesentis hujus spe-<text:line-break/>dilationis, ab initio totum opus perlegant; at qui prae cu-<text:line-break/>limitate potius quam discendi studio liuc accesserint, mo-<text:line-break/>nita nostra contemnent. Enimvero mirum fortasse videri<text:line-break/>non debet, li inventi sunt qui mysteriorum libros a myste-<text:line-break/>riis alieni legere non sunt reveriti, verum illos sui auctores<text:line-break/>non scripserant profanis, nec ego mehercule iis qui in<text:line-break/>principiis non sunt exercitati. Exponentur hoc in libro<text:line-break/>et eo qui hunc subsequitur reliquarum plantarum primae<text:line-break/>facultates eo doctrinae ordine, qui in literis a quibus inci-<text:line-break/>piunt visitur. Antecedente itaque libro usque ad jota pro-<text:line-break/>gressi sumus. Hic autem principium sumemus a <text:span text:style-name="Default_20_Paragraph_20_Font"><text:span text:style-name="T5">κ</text:span></text:span><text:span text:style-name="Default_20_Paragraph_20_Font"><text:span text:style-name="T10">, </text:span></text:span>ld modo<text:line-break/>praemonentes etiam, quod ad ante demonstrata principia<text:line-break/>totum reseremus. Siquidem hinc omnis sigillatim medica-<text:line-break/>mentorum in agendo provenit diversitas, quod hactenus<text:line-break/>eorum unumquodque aut calidum est, aut frigidum, aut sic-</text:p>
      <text:p text:style-name="P3">cum, aut humidum, aut tenuium partium, aut crassarum.<text:line-break/>Caeterum quatenus in comprehensorum uniquoque proces-<text:line-break/>sum fit, juxta exactissimam veritatem, explicatu certe est<text:line-break/>impossibile. Sed nos id tamen claris limitibus circumseri-<text:line-break/>here sumus conati , qui quidem ad artis usum sufficerent,<text:line-break/>unum esse medicamentorum genus monstrantes, quod ad<text:line-break/>similem corporibus nostris temperiem pertingeret, quunI a<text:line-break/>calore, qui in ipsis est, mutationis alterationisque acciperet<text:line-break/>principium, alterum quod calidius quam nos efficeretur,<text:line-break/>cujus quatuor constituendos esse ordines visum est, primum<text:line-break/>qui sensu obscurus sit, adeo ut ratione sit opus, quae ve-<text:line-break/>rum deprehendat, alterum ab eo secundum quodammodo<text:line-break/>jam sensu clarum, tertium deinde alium qui valenter qui-<text:line-break/>dem calefaciat, sed nondum urat, quem sequitur quartus et<text:line-break/>postremus jam adurens. Sic quoque refrigerandum primum<text:line-break/>quidem eorum quae rationis fubfidio indigent, ut refrigerare<text:line-break/>demonstrentur, fecundum eorum quae sensibiliter refuge-<text:line-break/>rant, tertium eorum quae valenter, quartum eorum quae</text:p>
      <text:p text:style-name="P3">extinguunt ac mortem inducunt. Proportione istorum et<text:line-break/>de li umectantibus ac siccantibus.</text:p>
      <text:p text:style-name="P1">Cap. X. <text:span text:style-name="Default_20_Paragraph_20_Font"><text:span text:style-name="T1">[lu De Cttlambitl</text:span></text:span>i<text:span text:style-name="Default_20_Paragraph_20_Font"><text:span text:style-name="T1">a.]</text:span></text:span> Calamintha elsen-<text:line-break/>tia est tenuium partium et calida siccaque temperie, ex ter-<text:line-break/>tio quodammodo ordine utraque qualitate. Horum mani-<text:line-break/>festa sunt indicia, partim gustu apparentia, partim expe-<text:line-break/>rientia cognita. Gustu siquidem acris et calida palam est,<text:line-break/>ac paulum omnino sub<text:span text:style-name="Default_20_Paragraph_20_Font"><text:span text:style-name="T1">l</text:span></text:span>unari obtinet. Periclitantibus autem<text:line-break/>et corpori admoventibus extrinsecus imposita, primum qui-<text:line-break/>dem valde calesucit et monstrat, cutemque exugit, postremo<text:line-break/>etiam ulcus edicit, in corpus autem intro assumpta tum ipsa<text:line-break/>per sese sicca, tum etiam ex meliorato, perspicuo calesucit<text:line-break/>et sudores ciet, omneque comtus tum digerit tum exiccat.<text:line-break/><text:span text:style-name="Default_20_Paragraph_20_Font"><text:span text:style-name="T1">E</text:span></text:span>a ratione ducti quidam ipsam centra corporis concussiones<text:line-break/>rigorestjue per circuitum repetentes adlnbuerunt , foris qui-<text:line-break/>dem oleo incoctam toti corpori inungentes cum frictione<text:line-break/>non segni, intro vero asiunieutes, sicuti est dictum. Quin</text:p>
      <text:p text:style-name="P3">etiam et coxendicibus eam quidam in morbis ischiadicis<text:line-break/>tanquam strenuum remedium illinunt, trahit enim quae in<text:line-break/>profundo haerent, ad extimam superficiem, totumque adeo<text:line-break/>articulum calefacit, cutemque non obscure adurit. Men-<text:line-break/>sesque tum epota tum apposita admodum elficaciter pro-<text:line-break/>vocat. Bonum etiam elephan licorum remedium, non eo<text:line-break/>tantum, quod strenue tenues humores digerat, verum etiam<text:line-break/>quia extenuet et insudat valenter classes, qui talem morbum<text:line-break/>procreant. Sic et cicatricibus atris candorem reddit et su-<text:line-break/>gillata digerit, fed ad talia in vino concoquentes, emplastri<text:line-break/>modo ipsam imponere et virentem magis quam arentem<text:line-break/>praestat, quippe arefacta vehementior redditur et ad llren-<text:line-break/>dum promptior. Porro talis quum fit, ad venenatarum<text:line-break/>bestiarum morsus assumitur, velut etiam cauteria et quae-<text:line-break/>cunque medicamenta calida sunt et acria tenuiumque par-<text:line-break/>tium, quaeque facile ex alto ad sese circumiacentem omnem<text:line-break/>humiditatem possunt attrahere. Caeterum qui illi inest<text:line-break/>amaror, plane exiguus est, verum ad quaedam ita efficaci-</text:p>
      <text:p text:style-name="P3">ter agit ut quae valentissima est, nimirum quum conjuncta<text:line-break/>sit vehementi calori cum essentia tenuium partium. Quale<text:line-break/>et asaaridas et lumbricos succus ejus aut insulsus, aut epo-<text:line-break/>tus enecat. Eadem ratione aurium vermes, aut sicubi in<text:line-break/>ulcere putredinoso in alia corporis parte talis provenerit<text:line-break/>affectus. Sic et conceptus seu pota seu admota interimit<text:line-break/>et ejicit. Igitur incidendi quidem ei vis adest propter ca-<text:line-break/>lorem ejus, tenuitatem partium et amarorem , abstergendi<text:line-break/>vero propter unicum amarorem. Itaque asthmaticis ad<text:line-break/>omnia l antedicta prodest, regio vero morbo laborantibus<text:line-break/>potissimum ob amarorem, sicut alia sere omnia amara, ut-<text:line-break/>pote abstergentia et ex purgantia in iecinore provenientes<text:line-break/>obstructiones. Ad omnia jam dicta efficacior est montana.</text:p>
      <text:p text:style-name="P1">su [2. <text:span text:style-name="Default_20_Paragraph_20_Font"><text:span text:style-name="T1">De calamo aromatico.]</text:span></text:span> Calamus odoratu<text:span text:style-name="Default_20_Paragraph_20_Font"><text:span text:style-name="T1">i</text:span></text:span> levi-<text:line-break/>rutam quandam astrictionem, ac minimam acrimoniam possi-<text:line-break/>det. Maxima ex parte essentia ejus terrena est et aerea,<text:line-break/>in caliditatis frigiduatisqne coniugatione temperata. Quam-</text:p>
      <text:p text:style-name="P3">obrem moderate urinam movet, et facultatibus quae sccori<text:line-break/>stomachoque imponuntur mifceri potest, tum in fomenta<text:line-break/>quoque uteri, quae phlegmones gratia , aut irritandis men-<text:line-break/>sibus assumuntur, utiliter admiscetur. Ponatur itaque ha-<text:line-break/>beaturque fecundi ordinis eorum , quae calefaciunt et desic-<text:line-break/>eant, valentius tamen desiccant quam calefaciunt. Inest<text:line-break/>quoque ei quaedam partium tenuitas, velut aliis omnibus<text:line-break/>odoratis, sive aromatibus, caeterum illorum compluribus<text:line-break/>tenuium partium plurimum, casamo vero non multum adest.</text:p>
      <text:p text:style-name="P1">[3. <text:span text:style-name="Default_20_Paragraph_20_Font"><text:span text:style-name="T1">De calamo phragrnitlu, flve de canna,]</text:span></text:span> Calami<text:line-break/>phragmitis radicem cum bulbis aculeos et stipites ex alto<text:line-break/>extrahere .quidam fcripfere, ceu trahendi quaedam visi ei<text:line-break/>inesset. Nos tamen ejus rei periculum non fecimus. Ve-<text:line-break/>rum quantum gustu liceat coniicere, abstergentem facuItatem<text:line-break/>possidet non paucam, minimeque acrem. Quinetiam foIia<text:line-break/>ipsa abstergentisi sunt facuItatisi. Cortex vero ejus com-<text:line-break/>bultus admodum tenuium partium et digerentis facultatis<text:line-break/>efficitur, adjunctum habens abstersorium quiddam, ut exi c-</text:p>
      <text:p text:style-name="P3">cet et calesaciat tertio quodammodo ordine, plus tamen<text:line-break/>desiccet quam calesaciaL Vitandus est ejus flos, quem<text:line-break/>antlielen vocant. Nam si in aures incidat , adeo tenaciter<text:line-break/>adhaerens abigitur, ut avelli non possit, auditumque vitiet,<text:line-break/>quamobrem saepissime surditates efficit.</text:p>
      <text:p text:style-name="P1">[i<text:span text:style-name="Default_20_Paragraph_20_Font"><text:span text:style-name="T1">. De cancano, cacalia.] </text:span></text:span>Cancani radix facultatem<text:line-break/>habet mordacitatis expertem et modice exsecantem , essen-<text:line-break/>fiam crassarum partium et emplasticam. Quapropter ma-<text:line-break/>cerata vino, sicut tragacantha et tincta arteriae asperitates<text:line-break/>sanat. Nec minus siquis eam commanda: , succus ejus de-<text:line-break/>fluens prodest arteriae similiter, ut glvcyrliizae succus.</text:p>
      <text:p text:style-name="P1">[3. <text:span text:style-name="Default_20_Paragraph_20_Font"><text:span text:style-name="T1">De cannabe.]</text:span></text:span> t mulabus semen fi itus extinguit,<text:line-break/>adempte desiccat, ut, li plusculum edatur, genituram ^exiccet.<text:line-break/>Sunt qui viridem succum exprimentes ad aurium dolores ab<text:line-break/>obstructione, opinor, natos eo utantur.</text:p>
      <text:p text:style-name="P1">[6. <text:span text:style-name="Default_20_Paragraph_20_Font"><text:span text:style-name="T1">Do cap nto . sam</text:span></text:span>o.] Capnios, alii capnos, aeris<text:line-break/>simul et amarae qualitatis est particeps, nec tamen plane</text:p>
      <text:p text:style-name="P3">expers est acerbae. Quamobrem urinam biliosum multam-<text:line-break/>sane provocat, sanatque jecinoris obstructiones et debilitates.<text:line-break/>Succus ejus oculorum aciem acuit, non paulum trahens<text:line-break/>lachrymarum, velut ipse fumus, nam hinc ei appellatio in-<text:line-break/>dita. Plebeius quidam ea uti sedebat ad stomachum robo-<text:span text:style-name="Default_20_Paragraph_20_Font"><text:span text:style-name="T1">r<text:line-break/></text:span></text:span>Pandum, unaque ventrem lubricandum. Siquidem herbam<text:line-break/>primum desiccatam condebat, porro quum uti volebat, fub-<text:line-break/>ductionis quidem gratia meliorato infpergebat, roborandi<text:line-break/>vero stomachi causa vino nimirum diluto.</text:p>
      <text:p text:style-name="P1">[7. <text:span text:style-name="Default_20_Paragraph_20_Font"><text:span text:style-name="T1">De cappare.]</text:span></text:span> Capparis radicis cortex vincen-<text:span text:style-name="Default_20_Paragraph_20_Font"><text:span text:style-name="T1">r<text:line-break/></text:span></text:span>tem habet qualitatem amaram, proximam acrem, deinde<text:line-break/>acerbam. Ex. quo liquet quod diversis pugnantibusque<text:line-break/>constet facultatibus , quippe abstergere, expurgare, incidere<text:line-break/>potest amatore, calefacere, incidere, digerere acrimonia,<text:line-break/>porro contrahere, densare, constringere acerbitate. Itaque<text:line-break/>lienes induratos, siquid aliud, hoc medicamentum juvare<text:line-break/>valet, tum foris idoneis illinendis remediis admixtum, tum</text:p>
      <text:p text:style-name="P3">intro in corpus assumptum, sive decoctum in aceto aut<text:line-break/>oxymelite et id genus, sive aridum contusum illisque per-<text:line-break/>mixtum, quippe quum aperte Crassos lentosque humores<text:line-break/>hoc pacto sumptum evacuet, nec eos tantum per urinas,<text:line-break/>sed et per ventrem, saepe etiam sanguinolentos defert, unde<text:line-break/>et lienes adjuti Iun t et coxarum dolores. Quin etiam men-<text:line-break/>sesi promovet, et e capite pituitam evocat, auxiliaturque<text:line-break/>ruptis atque convulsis. Caeterum cuinam ipsum potioni in<text:line-break/>quoque affectuum misceri conveniat, non est praesentis in-<text:line-break/>stituti persequi, sed aut ejus, ubi de componendis agitur<text:line-break/>medicamentis, aut ubi curandi traditur methodus. Porro<text:line-break/>radicis ejus cortex ulceribus malignis cataplasmatis modo<text:line-break/>impolitus non malum est remedium, ut qui illa extergere<text:line-break/>valeat, nec segniter desiccare. Praeterea dentium labores<text:line-break/>praedict<text:span text:style-name="Default_20_Paragraph_20_Font"><text:span text:style-name="T1">io</text:span></text:span> Iun qualitatum ratione adjuvat, interdum cum<text:line-break/>aceto coctus, interdum cum vino, saepe etiam solus dentibus<text:line-break/>mansus ac morsus. Sed non pertinet ad praesens nego-<text:line-break/>tium quando quodque horum tempestivum sit definire; nec</text:p>
      <text:p text:style-name="P3">enim id nunc propositum est, sed ex quoque particularium<text:line-break/>ejus operum virium ejus quandam sumere indicationem,<text:line-break/>sermonem ad principia ab initio propofita reducendo. Ex.<text:line-break/>dictis ergo Clarum est, inCidendi quandam ei facultatem<text:line-break/>inesse, itemque extergendi, digerendi, contrahendi. Viti-<text:line-break/>ligines fiquidem cum aceto detrahit et strumas et duros tu-<text:line-break/>mores digerit idoneis ad ea medicamentis mixtus. Radicis<text:line-break/>cortici fructus proportione virium respondet, nisi quod ad<text:line-break/>omnia fit imbecillior. Imo et folia et caules ejus similem<text:line-break/>vim obtinent. Meminique me foliis quandoque paucis diebus<text:line-break/>duritiem strumae naturam referentem discussisse. Sed ad-<text:line-break/>misCemus scilicet illis quippiam, quod eorum virium obtun-<text:line-break/>dat vehementiam. Nec mirum est quod succus aurium<text:line-break/>vermes amarore occidat suo. Porro capparis, quae in ad-<text:line-break/>modum ferventibus regionibus provenit, ut quam fert Ara-<text:line-break/>bia, multo est nostrate acrior, adeo ut plurimum etiam<text:line-break/>habeat facultatis adurentis.</text:p>
      <text:p text:style-name="Normal">[d. <text:span text:style-name="Default_20_Paragraph_20_Font"><text:span text:style-name="T1">De cardamo.] </text:span></text:span>Nasturtii femen adurentis seu</text:p>
      <text:p text:style-name="P3">causticae facultatis particeps est, velut napy. Proinde<text:line-break/>coxendicis et capitis dolores , atque adeo quodcunque aliud<text:line-break/>rubrilicationem postulat, eo calesaciunt, sicut napy. Mi-<text:line-break/>stetur quoque remediis quae exhibentur asthmaticis , tan-<text:line-break/>quam valenter classes succos incidere valeat, velut et napy,<text:line-break/>nam omnino ei simile est. Porro et herba arefacta similem<text:line-break/>semini vim possidet, humida vero adhuc ac viridis propter<text:line-break/>aqueae humiditatis admixtionem, multo simine inferior est,<text:line-break/>adeoque tunc mordacitas ejus moderata edi, ut cum pane<text:line-break/>ea uti liceat ceu obsonio.</text:p>
      <text:p text:style-name="P1">[q. <text:span text:style-name="Default_20_Paragraph_20_Font"><text:span text:style-name="T1">De t ar lamola</text:span></text:span>m] Cardamomum est et ipsum sane<text:line-break/>facultatis admodum calidae, non tamen usque adeo ut na-<text:line-break/>sturnum , sed quanto suavius ac odoratius est nallurtio,<text:line-break/>tanto et imbecillior ei calida facultas inest , nec enim nlce-<text:line-break/>rare idoneum est , vel ipsum per se illitum. Porro adjun-<text:line-break/>Ctum habet quiddam etiam amaroris, tjuo lunlblicos inter-<text:line-break/>fici t et cum aceto valenter psoras detergit.</text:p>
      <text:p text:style-name="P2">[IO. <text:span text:style-name="Default_20_Paragraph_20_Font"><text:span text:style-name="T1">De caro.]</text:span></text:span> Cari semen calesaeit et exiccat tertio<text:line-break/>quodammodo ordine, moderate acrem qualitatem possidens.<text:line-break/>Itaque et flatus extinguit et urinas ciet, non semen tantum,<text:line-break/>sed et planta.</text:p>
      <text:p text:style-name="P1">[II. <text:span text:style-name="Default_20_Paragraph_20_Font"><text:span text:style-name="T1">De Casta.]</text:span></text:span> Casta exiccat et calesacit tertio<text:line-break/>quodammodo ordine, sed et tenuium admodum partium est,<text:line-break/>gustu vero plurimum habet acrimoniae, leviter quoquo<text:line-break/>nonnihil astringens. Quamobrem ob haec omnia incidit,<text:line-break/>simul que digerit quae in corpore sunt excrementa , et ad<text:line-break/>haec robur etiam instrumentis addit. Idoneum vero etiam<text:line-break/>suppressis mensibus , quum videlicet ob copiam fimul et cras-<text:line-break/>fitiem excrementorum quod sufficiat evacuari nequit.</text:p>
      <text:p text:style-name="P1">[12. <text:span text:style-name="Default_20_Paragraph_20_Font"><text:span text:style-name="T1">De caryts, nucibus.]</text:span></text:span> Nux. Arbor tam in soliis<text:line-break/>tum in germinibus astrictionem quandam possidet, caeterum<text:line-break/>evidentem plurimamque in nucis putamine recenti pariter<text:line-break/>et ficco , proinde eo tinctores quoque uti solent. At nos<text:line-break/>ejus expressi succo similiter ut mororum et ruborum in</text:p>
      <text:p text:style-name="P3">melle decocto vice stomatice medicamenti utimur, et ad<text:line-break/>omnia reliqua adhibemus, ad quae modo dicti succi conve-<text:line-break/>nire censentur. Porro ipsius nucis id quod edendo est<text:line-break/>oleosum est et tenue, itaque etiam facile exprimitur, et quo<text:line-break/>diutius reconditum suerit, magis tale ellicitur. Quamobrem<text:line-break/>oleum ex eo inveterato exprimere liceat; tunc autem ad-<text:line-break/>modum etiam fit per halitum evaporatorum. Itaque qui.<text:line-break/>dam eo gangraenas et carbunculos et aegilopas sanant. AC<text:line-break/>nonnulli ad nervorum vulnera utuntur. Caeterum si re-<text:line-break/>ceus sit, astringentis nonnihil qualitatis etiam obtinet. At<text:line-break/>quod imperfectum est etiam dum, ac nondum siccum, vel-<text:line-break/>uti reliqui fructus omnes, qui virides sunt, plenum est se-<text:line-break/>micoctae humiditatis. . Putamen tamen ejus ubi inaruit<text:line-break/>ac ustum fit, tenuium partium et exiCcatoriunl est medica-<text:line-break/>mentum, morsus expers. Est et aliud genus nucum mino-.<text:line-break/>rum , quae nimirum Ponticae nuncupantur, plus habens<text:line-break/>essentiae terrestris ac frigidae, itaque etiam gustanti auste-<text:line-break/>rior tum cortex, tum planta, tum fructus apparet, in cae-</text:p>
      <text:p text:style-name="P3">teris magnae nuci similes sunt, quae a quibusdam vocatur<text:line-break/>Iuglans. Appellatur autem parva haec nux a multis aUel-<text:line-break/>lana.</text:p>
      <text:p text:style-name="P1">[13. <text:span text:style-name="Default_20_Paragraph_20_Font"><text:span text:style-name="T1">De caucalide.]</text:span></text:span> Caucalis. Quidam daucum syl-<text:line-break/>vestrem nuncupant, est enim ei assimilis gustu simul ac<text:line-break/>viribus. Calesacit enim ut ille et desiccat. Tum urinam<text:line-break/>ciet et sale ad repositionem conditur.</text:p>
      <text:p text:style-name="P1">[I 4. <text:span text:style-name="Default_20_Paragraph_20_Font"><text:span text:style-name="T1">De carpeflo.] </text:span></text:span>Carpefium simile est vocato phu,<text:line-break/>hoc est valerianae, non gustu tantum, sed et facultate , fed<text:line-break/>plus habet tenuitatis, proinde magis eo etiam viscerum ob-<text:line-break/>structiones extergit et urinam movet, renesque calculis de-<text:line-break/>gravatos expurgat. Non tamen eatenus tenuium est par-<text:line-break/>tium , ut liceat loco cinnamomi, fi non ad manum sit, ufur-<text:line-break/>pare, sicuti faciebat Quintus. Praestantius est Ponticum<text:line-break/>carpefium Laërtio, non tamen vel ipsum Cinnamomi viri-<text:line-break/>bus Vicinum est, imo non parvo deterius optima casia.</text:p>
      <text:p text:style-name="P3">Nuncupatur utrumque a montibus quibusdam Pamphyliae,<text:line-break/>in quibus nascitur. lngensque ejus proventus est in Syria.</text:p>
      <text:p text:style-name="P1">[13. <text:span text:style-name="Default_20_Paragraph_20_Font"><text:span text:style-name="T1">De censuro , milio.]</text:span></text:span> Milium primo ordine re-<text:line-break/>fugerat, exiccat vero tertio exoluto, aut certe secundo<text:line-break/>intenso; paululum etiam habet tenuitatis partium. Ex hac<text:line-break/>tum consistentia tum temperatura esa quidem plane inter<text:line-break/>omnia frumentaria edulia minimum confert nutrimenti. Sed<text:line-break/>et ventrem desiccat. Porro foris impositum in sacculis ido<text:span text:style-name="Default_20_Paragraph_20_Font"><text:span text:style-name="T9">-.</text:span></text:span><text:span text:style-name="Default_20_Paragraph_20_Font"><text:span text:style-name="T5">ε</text:span></text:span><text:span text:style-name="Default_20_Paragraph_20_Font"><text:span text:style-name="T9"><text:line-break/></text:span></text:span>Ileum est fomentum iis, quae citra morsum exiccari postu-<text:line-break/>lant. Et cataplasmatis modo illitum exiccare potest, atta-<text:line-break/>men admodum friabile est, proinde dilsiCilis est ejus in ca-<text:line-break/>taplasmatis usuSi</text:p>
      <text:p text:style-name="P1"><text:span text:style-name="Default_20_Paragraph_20_Font"><text:span text:style-name="T1">[lu. De Cedro.] </text:span></text:span>Cedrus specie duplex est, altera<text:line-break/>fruticosa iuniperis assimilis, altera arbor non exigua. Utra-<text:line-break/>que est calidi liccique temperamenti, tertii quodammod<text:span text:style-name="Default_20_Paragraph_20_Font"><text:span text:style-name="T2">o<text:line-break/></text:span></text:span>ordinis secundum utramque. Caeterum cedrea, vocatur<text:line-break/>ita cedri oleum, quartum etiam ordinem videtur attingere;</text:p>
      <text:p text:style-name="P3">admodum calida simul et tenuium parilium. Mollem itaque<text:line-break/>carnem prompte citraque dolorem putresacit, sicut alia<text:line-break/>omnia, quae quum ejusdem sint in calesaciendo ordinis, ad-<text:line-break/>j unctam etiam habent substantiae tenuitatem; at in duris<text:line-break/>plusculo tempore et vixi effectum potest consequi; Porro<text:line-break/>talia omnia medicamenta septica vocantur et septa, sed inter<text:line-break/>sese majorisi minorisque ratione dissident, Est autem in hoc<text:line-break/>genere medicamentorum ex primo et infirmissimo ordine<text:line-break/>ced rea, pleraque enim eorum admodum sunt elficacia:<text:line-break/>laba itaque et mortuorum corporum carnes corrumpunt,<text:line-break/>at cedrea exiccat, limuIque a corruptione tuetur Corpora<text:line-break/>demortua, utpote humiditates eorum superfluas depascens,<text:line-break/>caeterum solida corpora haud attingens. At in viventlbus<text:line-break/>calor ipse qui i<text:span text:style-name="Default_20_Paragraph_20_Font"><text:span text:style-name="T1">n</text:span></text:span> corporibus est cedreae vires adaugens<text:line-break/>causa efficitur, nt tenerae ab ea carnes demantur. Nec<text:line-break/>mirum videri debet, fi quum tanta polleat facultate, Iendes,<text:line-break/>pediculos ot tineas et in auribus natos vermes interficere</text:p>
      <text:p text:style-name="P3">valeat, tum foetum viventem quidem apposita interimat,<text:line-break/>moi tuum autem ejiciat, sicut Iane etiam in coitu sime<text:span text:style-name="Default_20_Paragraph_20_Font"><text:span text:style-name="T1">a<text:line-break/></text:span></text:span>pudendo circumlita. Proinde partui advertam est mettica-<text:line-break/>mentum, li sic utaris, nulli secundum. Aliaque inulta ejus-<text:line-break/>modi particulatim efficit. Itaque argumentum est ipsum<text:line-break/>valenter calefacere , sicut ubi dentium foraminibus instilla-<text:line-break/>tur, siquidem dolores eorum mitigat, sed et iplos confringit.<text:line-break/>Extenuat quoque oculorum cicatrices et visus hebetudini<text:line-break/>ab humorum crassitie ortae medetur. Porro quod ejus est<text:line-break/>Pinguissimum et ad unguem oleosum, quod lulpenlis supra<text:line-break/>eam dum coquitur, lanis excipitur, ac colligitur tota cedrea<text:line-break/>tenuius quidem est, sed minus acre, quanquam non minus<text:line-break/>calefaciens. Eandem quippe rationem habet ad id , quod<text:line-break/>reliquum est ced reae, crassius illud videlicet quam oleum<text:line-break/>ad amurcam, proinde illud, utpote crassans, mordax est et<text:line-break/>maiore aperiendi facultate praeditum. itaque ulcera irritat,<text:line-break/>phlegmonemque dlis excitat. Porro oleola illa cedrea adeo</text:p>
      <text:p text:style-name="P3">clementibus est viribus ut etiam plebeii experientia docti<text:line-break/>vulnera ovibus dum tondentur a f<text:span text:style-name="Default_20_Paragraph_20_Font"><text:span text:style-name="T1">o</text:span></text:span>rfice facta illa illita<text:line-break/>sanent, ficut etiam pice humida. Utuntur autem ea et ad<text:line-break/>ovium scabiem et ricinos. Porro cedrides, nam ita fructum<text:line-break/>cedri nuncupant, moderatiores vires obtinent, adeo<text:span text:style-name="Default_20_Paragraph_20_Font"><text:span text:style-name="T1">c</text:span></text:span>ut co-<text:line-break/>medi quoque possint. Attamen si liberalius iis utare; capiti<text:line-break/>dolorem inferent, ardoremque ac morsum in ventre per-<text:line-break/>cipies.</text:p>
      <text:p text:style-name="P1">[I su <text:span text:style-name="Default_20_Paragraph_20_Font"><text:span text:style-name="T1">De centaurio majore.] </text:span></text:span>Centaurii magni radix<text:line-break/>sicut gustu contrasiasi qualitates, ita in usu contrarios effe-<text:line-break/>otus praestat Gustu itaque acris simul astringensque ap-<text:line-break/>paret cum levicula dulcedine. At in actionibus acrimonia<text:line-break/>quidem caliditatis opera ostentat, menses provocans et foe-<text:line-break/>tnm mortuum evellens, vivmnque corrumpens atque eji-<text:line-break/>.ciens, astrictio vero est crassae terrenaeque frigiditatis,<text:line-break/>quum ulcera glutinet et sanguinem reiicientibus profit, ex-<text:line-break/>bibentur autem e<text:span text:style-name="Default_20_Paragraph_20_Font"><text:span text:style-name="T1">j</text:span></text:span>us drachmae duae, sebrientibus quidem</text:p>
      <text:p text:style-name="P3">cum aqua, fibri vero liberis cum vino. Porro secundum<text:line-break/>omnium simul qualitatum actionem, ruptis, Convulsis, dvs-<text:line-break/>pnoeaej sive spirandi difficultati , tum inveteratae tussi con-<text:line-break/>venit. Nec enim talibus evacuare lotum quod praeter<text:line-break/>naturam <text:span text:style-name="Default_20_Paragraph_20_Font"><text:span text:style-name="T1">e</text:span></text:span>st.oportet, sed parteni quoque evacuatam robo-<text:line-break/>rare ao confirmare. acuationi itaque accommoda est<text:line-break/>acrimon<text:span text:style-name="Default_20_Paragraph_20_Font"><text:span text:style-name="T1">i</text:span></text:span>a utique, quum non sola sit ac pura , sed aut dul-<text:line-break/>ccdtui iuncta, aut celte non prorsum amatori, siquidem<text:line-break/>vehementiam tunc atque violentiam, mixta illi temperata<text:line-break/>quadam substantia , cuiusmodi est dulcis, non obtinebit.<text:line-break/>Porro ad ea quae evacuata sunt roboranda contrahentsaque<text:line-break/>astrictione est opus. Lad<text:span text:style-name="Default_20_Paragraph_20_Font"><text:span text:style-name="T1">c</text:span></text:span>m quae radix et succus ipsius<text:line-break/>elsicit<text:span text:style-name="Default_20_Paragraph_20_Font"><text:span text:style-name="T1">r</text:span></text:span> Utunturque eo quidam vice licii.</text:p>
      <text:p text:style-name="P1">[rS. <text:span text:style-name="Default_20_Paragraph_20_Font"><text:span text:style-name="T1">De centaurio minore^ </text:span></text:span>Centaurii minoris radix<text:line-break/>plane inefficax est, sed caules t ius extremi et potius folia<text:line-break/>quae illis inhaerent et Hores utilissima sunt. Vincit in eis<text:line-break/>qualitas amara. paululum habens et astrictionis, atque ob<text:line-break/>ejusmodi temperamentum admodum exiccatorium est me-</text:p>
      <text:p text:style-name="P3">dicamentum , expers mordacitatis. Porro quod omnia talia<text:line-break/>utilissima sint, supra commonui et nunc nihilo secius tamen<text:line-break/>nos repetere tempestivum est, omnes ejus sigillatim actio-<text:line-break/>nes memorantes. Vulnera itaque magna herbae ipfiusi re-<text:line-break/>Centis illitu glutinantur, et vetusta quaeque aegre ad cica-<text:line-break/>tricem perduci queunt, cicatrice eodem modo urentibus<text:line-break/>includuntur , aresacta vero glutinatoriis et deficcatoriis uls.<text:line-break/>scetur facultatibus, iis videlicet quae finus et fistulas sanare<text:line-break/>sunt natae, veteresque duritias emollire, tum ulcera ma-<text:line-break/>ligna sanare. Miscetur etiam iis quae rheumaticis affecti-<text:line-break/>bus medentur, in qulbus ea medicamenta praestantissima<text:line-break/>sunt quae vehementer deficcantia cum quadam astrictione<text:line-break/>nullam habent mordacitatem. Decoctum herbae quidam<text:line-break/>ischiadicis infundunt, ceu biliosa et crassa ducens, nam et<text:line-break/>talia purgat, quanquam quum adeo vehementer operabitur,<text:line-break/>ut cruenta evacuet, tunc plus proderit. Succus porro ejus<text:line-break/>quum assimilis fit facultatis, Iloc est exiccatoriae et abster-<text:line-break/>furiae, et caetera jam comprehensa pulchre praestare potest,</text:p>
      <text:p text:style-name="P3">et cum melle oculis illinitur, mensesque et foetum appositus<text:line-break/>evocat. Sunt qui ipsum bibendum praebeant et iis quibus<text:line-break/>nervi affecti sunt, ut qui evacuet et desiccet innoxie quae<text:line-break/>impleta sunt, quippe quum jecinoris quoque obstructiones<text:line-break/>optime expediat, bonumque fit lieni indurato remedium<text:line-break/>foris impositum, nec secius siquis bibere velit.</text:p>
      <text:p text:style-name="P1">[l q. <text:span text:style-name="Default_20_Paragraph_20_Font"><text:span text:style-name="T1">De ceraso,]</text:span></text:span> Cerasus arbor fructum fert non<text:line-break/>palis astructionis in omnibus sigillatim plantis participem.<text:line-break/>Nam et in harum , sicut etiam in malorum granatorum et<text:line-break/>malorum , quibusdam austera qualitas, quibusdam vero dul-<text:line-break/>cis, nonnullis autem acida exuperat. Quin etiam ipsorum<text:line-break/>dulcium ea, quae nondum cocta sunt ac matura, quaedam<text:line-break/>admodum sunt acerba, quaedam similiter molis acida. Sed<text:line-break/>in moris immaturis acida qualitas acerbam exuperat, in<text:line-break/>cerasiis non semper. Ergo quae dulciora sunt magis quae<text:line-break/>in intestinis sunt subducunt, sed minus grata stomacho<text:line-break/>sunt, contra austera. Acida pituitolis excrementosisque</text:p>
      <text:p text:style-name="P3">stomachisi sunt apta, siquidem austeri<text:span text:style-name="Default_20_Paragraph_20_Font"><text:span text:style-name="T1">s</text:span></text:span> magis desiccat, et<text:line-break/>nonnihil etiam incidunt. Porro ipsius arboris gummi com-<text:line-break/>Illunem quidem omnibus vincolis et mordacitatis expertibus<text:line-break/>medicamentis simultatem obtinet, quae et ad arterias ex-<text:line-break/>asperatas accommoda est, propriam autem, siquidem quod<text:line-break/>quidam scribunt verum est, quod cum vino bibitum calculis<text:line-break/>vexatos adjuvat. Nam sic illi tenuium partium inesset fa-<text:line-break/>cultas quaedam.</text:p>
      <text:p text:style-name="P1">[20. <text:span text:style-name="Default_20_Paragraph_20_Font"><text:span text:style-name="T1">De ceratonia.] </text:span></text:span>Ceratonia exiccantisi est et<text:line-break/>astringentis facultatis, sicut et fructus ejus quae ceratia<text:line-break/>vocant, nonnihil etiam dulcedinis continens. Accidit au-<text:line-break/>tem illisi quiddam fimile cerasiis. Nam fi humida fumas,<text:line-break/>magis ventrem subducunt, sicca vero magis fistunt, utpote<text:line-break/>quum humiditatem expirent et quod essentiae est crassioris<text:line-break/>tantum reliquum habeant.</text:p>
      <text:p text:style-name="P1">[21. <text:span text:style-name="Default_20_Paragraph_20_Font"><text:span text:style-name="T1">De cesti o, betonica.]</text:span></text:span> Ceftrum aut pfychotro-<text:line-break/>phon, Romane vero betonica, vim habet incidendi, ut gustus<text:line-break/>indicat. Amariufcula enim est et fubacris ipsa herba, id</text:p>
      <text:p text:style-name="P3">quod ostendit et particulatim edita actio. Nam consistentes<text:line-break/>in renibus calculos rumpit, et pulmonem, pectus et jecur<text:line-break/>expurgat abllergitque , menses quoque ciet et comitialibus<text:line-break/>prodest, tum rupta convulsaque curat, et omnibus bestiarum<text:line-break/>morsibus ulceri illita auxiliatur. Postremo acidunl ructan-<text:line-break/>tibus et ischiadicis bibita auxilio est.</text:p>
      <text:p text:style-name="P1">[22. <text:span text:style-name="Default_20_Paragraph_20_Font"><text:span text:style-name="T1">De cecide, galla.] </text:span></text:span>I.alia quae omphacitis nun-<text:line-break/>cupatur admodum acerbum est medicamentum, pleraque<text:line-break/>sui parte essentiae terrenae et frigidae, per quam dcliccat<text:line-break/>et repellit fluxiones , ad liaec constringit contrahitque partes<text:line-break/>laxas ac languidas), omnibusque lluxionum affectibus llre-<text:line-break/>nue resistit. Esto vero tertii in desiccando , secundi autem<text:line-break/>in refrigerando ordinis. Altera autem galla, flava illa et<text:line-break/>magna laxaque, et ipsa desiccat quidem, sed tanto minus<text:line-break/>quanto minus acerbae qualitatis est particeps. Cocta itaque<text:line-break/>per se ac deinde trita cataplasma est non instrenuum sedis<text:line-break/>phlegmonarum ac procidcntiarum, Pono coquenda est,</text:p>
      <text:p text:style-name="P3">si modica opus fit astrictione in aqua, fin vehementiore, in<text:line-break/>vino, ac fi augere insuper astrictionem fit opus, vino utare<text:line-break/>etiam austeriore. Hanc rustici nostratesi vinigallam nomi-<text:line-break/>nant. Denique gallae combustae sanguinis reprimendi fa-<text:line-break/>cultatem acquirunt, ac nimirum etiam Calorem et acrium-<text:line-break/>niam ex ustione assumunt, suntque iis quae ignem expertae<text:line-break/>non fuerint tum tenuiorum partium tum maiore dest c-<text:line-break/>candi potestate. Caeterum quum ad sanguinis suppressio-<text:line-break/>nem praeparare eas voles, carbonibus impositas, dum ulle<text:line-break/>dequaque candeant, aceto aut vino extinguere oportebit.</text:p>
      <text:p text:style-name="P1">[23. <text:span text:style-name="Default_20_Paragraph_20_Font"><text:span text:style-name="T1">De cera.] </text:span></text:span>Cera quodammodo medium tenet<text:line-break/>calesacientium , refrigerandum , humectantium et deficcan-<text:line-break/>tium. Habet vero quiddam etiam crassarum partium atque<text:line-break/>emplasticum C quamobrem non modo exiccare, fed et per<text:line-break/>accidens humectare videri fortassis poterit, perfpirationes<text:line-break/>videlicet prohibens. Quamobrem aliorum medicamentorum<text:line-break/>tum calefit cie n tium tum re superantium materia est, ipsa<text:line-break/>autem per se ex genere fuerit debiliter concoquentium , nec<text:line-break/>tamen intro in corpus assumptorum, fed foris impositorum.</text:p>
      <text:p text:style-name="P3">Habet enim paulum quiddam digerentis calidaeque poten-<text:line-break/>tiae, quae plurima melli inerat.</text:p>
      <text:p text:style-name="P1">[21. <text:span text:style-name="Default_20_Paragraph_20_Font"><text:span text:style-name="T1">suo cice, ricin</text:span></text:span>o.] Ricini fructus quemadmodum<text:line-break/>purgat, detergit ac digerit, sic quoque folium, sid unde-<text:line-break/>quaque debilius. Oleum quod ex semine conficitur tum<text:line-break/>calidius est tum tenuiorum partium quam est; oleum com-<text:line-break/>multe, ac proinde quoque discutit.</text:p>
      <text:p text:style-name="P1">[23. <text:span text:style-name="Default_20_Paragraph_20_Font"><text:span text:style-name="T1">De</text:span></text:span> i<text:span text:style-name="Default_20_Paragraph_20_Font"><text:span text:style-name="T1">nnnam</text:span></text:span>u<text:span text:style-name="Default_20_Paragraph_20_Font"><text:span text:style-name="T1">mo.] </text:span></text:span>Cinnamomum summe tenuium<text:line-break/>est partium, non summe tamen calidum, sed ex tertio or-<text:line-break/>dine. Ntliil autem aeque desiccat eol um , quae pari sunt<text:line-break/>calefaciendi facultate, propter tenuitatem scilicet essentiae.<text:line-break/>At cinnamomi,, est velut imbecillum cinnamomum, nonnulli<text:line-break/>ipsam p fi nidori n na monui m nuncupant.</text:p>
      <text:p text:style-name="P1">[2si. <text:span text:style-name="Default_20_Paragraph_20_Font"><text:span text:style-name="T1">De circea.] </text:span></text:span>Circeae herbae radicem scribit Dio-<text:line-break/>fcorides ex vino dulci potam secundas purgare, est enim<text:line-break/>boni odoris et calefactoria. Semen autem ejus in sorbitione<text:line-break/>exhibitum ad iactis generationem conducit.</text:p>
      <text:p text:style-name="P2">[2<text:span text:style-name="Default_20_Paragraph_20_Font"><text:span text:style-name="T1">su De cisto.]</text:span></text:span> Cristus aut cibatus, frutex ex gustu<text:line-break/>astringens, omnibusque particulatim operibus. Porro folia<text:line-break/>et parva germina trita adeo deficiant astringuntque , ut vul-<text:line-break/>nera glutinare valeant. At flores magis sunt elliCaces, adeo<text:line-break/>ut cum vino poti dysenterias, ventris imbecillltates, fluxus-<text:line-break/>que ac humiditates sanent. Cataplasmatis ritu illita uloe-<text:line-break/>rum putredinosa juvant, est enim facultas eorum non<text:line-break/>instrenue desiccans, fereque fecundi excessus a tempera-<text:line-break/>Iis abfoluti. Adeo vero frutex hic frigidus est, ut tepi-<text:line-break/>di caloris fit particeps. Porro hypocisthis quam vocant<text:line-break/>multo est magis astrsutoria quam folia, admodum ellicax<text:line-break/>remedium ad omnes fluxionum allectus , puta sanguinis<text:line-break/>reiectiones, profluvia muliebria, coeliacos dysentericos-<text:line-break/>que affectus. Quin fi quam partem roborare consilium<text:line-break/>sit, quae videlicet plusculo humore exoluta suerint, robur<text:line-break/>ac firmitatem illi non segniter addit. Sic sane stomachicis<text:line-break/>epithematisi hepaticisque commiscetur, et ex viperis con-</text:p>
      <text:p text:style-name="P3">sectis antidotis inditur, nimirum quo corpora confirmet ac<text:line-break/>roboret.</text:p>
      <text:p text:style-name="P1">[2S. <text:span text:style-name="Default_20_Paragraph_20_Font"><text:span text:style-name="T1">De cistho.]</text:span></text:span> Cisseus aut ladanum. In calidio-<text:line-break/>ribus regionibus llic cisthus proveniens, tametsi haud alius<text:line-break/>sit genere quam qui apud nos nascitur, praecipuam tamen<text:line-break/>a regione ac peculiarem digerentemque caliditatem nactus<text:line-break/>est , atque utroque a nostrate differt, tum quia frigiditatem<text:line-break/>deposuit, tum quia calorem assumpsit. Itaque caetera qui-<text:line-break/>dem hujus cisthi illis quae in nostrate visuntur similia<text:line-break/>sunt. Verum ladanum quod vocant ex eo provenit, me-<text:line-break/>dicament.mn primo excessu jam quodammodo complete cati-<text:line-break/>dum, ut videlicet et secundum attingat. habens etiam astri-<text:line-break/>etionis paululum, ad haec substantia tenuium partium, ac<text:line-break/>propter haec emolliens sive malucticum , pariterque mode-<text:line-break/>rate digerens ac videlicet etiam concoquens. Itaque mi-<text:line-break/>Pandum non est, li peculiariter ad uteri vitia conveniat,<text:line-break/>quandoquidem ad dicta paulum quiddam astrictionis obtinet,<text:line-break/>Quocirca defluentes capillos retinet, nam quicquid ad radi-</text:p>
      <text:p text:style-name="P3">ces eorum pravi humoris sederit, id omne absumit, tum<text:line-break/>meatus quibus infixi sunt constringit, contrallitque astri-<text:line-break/>ctione. Caeterum alopecias et oplliasesi sanare non potest,<text:line-break/>utpote graviores vires quam quae ladano insunt poscentes,<text:line-break/>quippe proveniunt ista ex pravis succis lentis crassisque,<text:line-break/>quos incidentia ac discutienda medicamenta potissimum evo-<text:line-break/>eant atque evacuant. Caeterum tenuium partium fint fa-<text:line-break/>cultatis oportet et minime astringentis, non tamen usque<text:line-break/>adeo tenuium partium et deficcatoriae , ut nimio plus de-<text:line-break/>siccent, utraque cum collectis inibi succis praeter naturam,<text:line-break/>naturalem quoque humiditatem incrementa pilis suppeditans<text:line-break/>tem absumant. Nam fic non magis alopecia liberabunt<text:line-break/>quam et calvitiem afferent Sed haec ad curandi rationem<text:line-break/>pertinent.</text:p>
      <text:p text:style-name="P1">[2q. <text:span text:style-name="Default_20_Paragraph_20_Font"><text:span text:style-name="T1">De ciffe; hedera.]</text:span></text:span> Hedera ex contrariis com-<text:line-break/>poslta est simultatibus. Habet enim quiddam [astringentis<text:line-break/>substantiae, quam terrenam et frigidam esse ostendimus;<text:line-break/>habetque etiam nonnihil acris, quam calidam esse vel gustus<text:line-break/>comprobat, nec deest tertia, aqueam namque substantiam</text:p>
      <text:p text:style-name="P3">quandam tepidam obtinet certe, si viridis Iit. Siquidem<text:line-break/>dum arebit, haec prima exhalet necesse est , manetque quae<text:line-break/>terrea et It agida asii i ngen<text:span text:style-name="Default_20_Paragraph_20_Font"><text:span text:style-name="T1">r</text:span></text:span>que et ea quae calida et acris.<text:line-break/>Viridis autem foliis t jus in vino decoctis vulnera grandia<text:line-break/>conglutinat, quaeque maligna sunt ad sanitatem reducit,<text:line-break/>tum igne factas exulcerationes cicatrice includit. Porro<text:line-break/>cum acet<text:span text:style-name="Default_20_Paragraph_20_Font"><text:span text:style-name="T1">o</text:span></text:span> decocta Iolia Iit notis prosunt. Plores autem<text:line-break/>quodammodo validiores sunt , ut ad laevorem redacti cum<text:line-break/><text:span text:style-name="Default_20_Paragraph_20_Font"><text:span text:style-name="T1">c</text:span></text:span>erato ambustis conveniant. Praeterea succus medicamen-<text:line-break/>tum est natibus inditum caput purgans, tum vetustas au-<text:line-break/>rium lluxiones sanat, ad haec ulcera vetera tum in auribus<text:line-break/>tum in naribus. Pono si actior appareat, aut rosaceo aut<text:line-break/>dulci oleo miscetur. Lachryma ejus pediculos interimit,<text:line-break/>pilis nudat, usqueadeo calidae potestatis, ut obscure adurat ;<text:line-break/>est enim velut aqueus quidam liquor, ssaut aliae omnes la-<text:line-break/>chrvmae.</text:p>
      <text:p text:style-name="P1">[3o. <text:span text:style-name="Default_20_Paragraph_20_Font"><text:span text:style-name="T1">De clinopodio.] </text:span></text:span>Clinopodium calefaciendi vim<text:line-break/>obtinet, lcd nondum adurendi, Gl vero etiam essentia sub-</text:p>
      <text:p text:style-name="P3">tilium partium, ponatque ipfum quispiam in tertio ordine<text:line-break/>tum calefacienti um tum reficcantium.</text:p>
      <text:p text:style-name="P1">[31. <text:span text:style-name="Default_20_Paragraph_20_Font"><text:span text:style-name="T1">De clematide.]</text:span></text:span> ClematidiS folia acrem et ad-<text:line-break/>urentem sive causticam facultatem obtinent, adeo ut et le-<text:line-break/>pras excorient. Fuerit itaque in quarti ordinis calesacien-<text:line-break/>tium initio. Vocatur autem clematis et daphnoides , quod<text:line-break/>quidam myrfinoideS, alii polygonoides appellitant. Caele-<text:line-break/>russi id nequaquam exulceratorium est, aut acre, sicut quod<text:line-break/>ante dictumest, lmo profluviis ac dysenteria cum vino<text:line-break/>potum prodest, dentiumque dolores mansum mitigat, tum<text:line-break/>uteri quoque doloribus in pesse admodum usui est, tantum<text:line-break/>abest, ut perinde urat, aut ulceret, ceu illusi superius. Sed<text:line-break/>summe nobis suspiciendus Pamphilus ille ficuti in reliquis<text:line-break/>nugatur de iis quae nunquam vidit , literis ea mandans, sic<text:line-break/>haec ambo in unum confudit. At Diosaolddes utriusque in<text:line-break/>quarto meminit, et ejus quae simpliciter vocatur clematoides,<text:line-break/>idque in fine libri, et alterius, fed in principio. Quam-</text:p>
      <text:p text:style-name="P3">obrein non est necesse ut ego rursum notis suis utrumque<text:line-break/>depingam, sicut nec in aliis ieci.</text:p>
      <text:p text:style-name="P1">[32. <text:span text:style-name="Default_20_Paragraph_20_Font"><text:span text:style-name="T1">De cnico.] </text:span></text:span>Cnici simine duntaxat ad purgatio-<text:line-break/>nes utimur, tertii est ordinis calefacienti um , liquis foris eo<text:line-break/>uti volet.</text:p>
      <text:p text:style-name="P1">[33<text:span text:style-name="Default_20_Paragraph_20_Font"><text:span text:style-name="T1">. De cocco Cnidia , seu grano Cnitl</text:span></text:span>su.l Granum<text:line-break/>Calidium et ipsum quoque purgat, sed acris est adurentisque<text:line-break/>facultatis.</text:p>
      <text:p text:style-name="P1">[3 i. <text:span text:style-name="Default_20_Paragraph_20_Font"><text:span text:style-name="T1">De cocco baphivo, grano tinctorio.] </text:span></text:span>Granum<text:line-break/>unctorium astringentem limulque amaram qualitatem posti-<text:line-break/>det. Utraque line morsu desiccat. Proinde ad ingentia<text:line-break/>vulnera congruit et ad nervorum vulnera. tied tuuo ipsum<text:line-break/>quidam cum aceto terunt, alii cum oxymelite.</text:p>
      <text:p text:style-name="P1">[33. <text:span text:style-name="Default_20_Paragraph_20_Font"><text:span text:style-name="T1">De coccymelea, seu pruno.] </text:span></text:span>Pruni fructus<text:line-break/>ventrem subducit, recens quidem olusi^ aridus minus.<text:line-break/>Caeterum haud stio cur Diofcorides pinna Damascena sic-<text:line-break/>cata ventrem sistere dicat, quum et ipsa palam etiam sub-<text:line-break/>ducant, minus tamen quam quae importantur ex Iberis,</text:p>
      <text:p text:style-name="P3">siquidem Damascena magis astringunt, at quae Iberia fert<text:line-break/>dulciora sunt, quin et ipsae arbores fructibus proportione<text:line-break/>respondent. Minus enim astringunt quae in Iberia na-<text:line-break/>fculltur, magis vero quae Damasci. Caeterum ut in summa<text:line-break/>dicam, quorum in foliis aut germinibu<text:span text:style-name="Default_20_Paragraph_20_Font"><text:span text:style-name="T1">s</text:span></text:span> astrictio quaedam<text:line-break/>inesse apparet manifesta, iis decoctis phlegmonae in colu^<text:line-break/>mella aut tonsillis existentes idonee colluuntur. Porro<text:line-break/>agrestium fructus evidenter astrsutorius est, ventrem que<text:line-break/>sistit, nominatur autem haec planta in Afia prumnum<text:span text:style-name="Default_20_Paragraph_20_Font"><text:span text:style-name="T1">s<text:line-break/></text:span></text:span>Gummi autem arboris funt qui dicant cum vino potum<text:line-break/>lapides confringere, cum aceto puerorum sanare lichenas.<text:line-break/>AC fi id praestat, clarum est incidentem tenuiumque par--<text:line-break/>Ilum illi saCultatem inesse.</text:p>
      <text:p text:style-name="P1">[3b. <text:span text:style-name="Default_20_Paragraph_20_Font"><text:span text:style-name="T1">De Colla, glutine.]</text:span></text:span> Gluten, quod ad libros<text:line-break/>praeparant ex. fimilagine et garo , emplasticae concoctoriae-<text:line-break/>que facultatis est quibuscunque ipfum partibus illinasi.</text:p>
      <text:p text:style-name="P1">[3<text:span text:style-name="Default_20_Paragraph_20_Font"><text:span text:style-name="T1">y. De Colocynth</text:span></text:span>a, <text:span text:style-name="Default_20_Paragraph_20_Font"><text:span text:style-name="T1">cucurbita.] </text:span></text:span>Cucurbita humi..<text:line-break/>dae frigidaeque temperiei est, utraque qualitate fecundi</text:p>
      <text:p text:style-name="P3">ordinis. Quocirca ramentorum ejus fuccus ad aurium do-<text:line-break/>Iures cum phlegmone iunctos cum rosaceo utilis est. ^jc<text:line-break/>tota quoque illita calidas pblegmonas mediocriter refrigerat.<text:line-break/>In esu autem humida est et sitim propellens.</text:p>
      <text:p text:style-name="P1">[3S. <text:span text:style-name="Default_20_Paragraph_20_Font"><text:span text:style-name="T1">De Colocynthide.] </text:span></text:span>Colocynthis gustu amara<text:line-break/>est. Sed quae illi amaroris, dum potatur, adsunt opera,<text:line-break/>ea evidenter efficere nequit, ob purgatoriam lacultatem,<text:line-break/>quam validam in sese continet, nimirum cum iis quae pur-<text:line-break/>gat ante et ipsa per alvum excerni praevertens. Viridis<text:line-break/>ipsius succus intritus ischiadihus prodest.</text:p>
      <text:p text:style-name="P1">[i .t<text:span text:style-name="Default_20_Paragraph_20_Font"><text:span text:style-name="T1">. ne</text:span></text:span> t l<text:span text:style-name="Default_20_Paragraph_20_Font"><text:span text:style-name="T1">omaro, arbuto.] </text:span></text:span>Arbutus arbor ipsa qua-<text:line-break/>litate acerba una cum fructu est. Puni memecylum nun-<text:line-break/>cupam. <text:span text:style-name="Default_20_Paragraph_20_Font"><text:span text:style-name="T1">r</text:span></text:span>l.st autem hic et infensus stomacho et capiti dolo-<text:line-break/>rem commovens.</text:p>
      <text:p text:style-name="P1">[io. <text:span text:style-name="Default_20_Paragraph_20_Font"><text:span text:style-name="T1">De Cummi.]</text:span></text:span> Gummi lachryma est congelata<text:line-break/>concietaque in truncis arborum ipsam producentium, velut<text:line-break/>retina quoque in multis visitur quae resinam prost<text:span text:style-name="Default_20_Paragraph_20_Font"><text:span text:style-name="T1">a</text:span></text:span>re pus-</text:p>
      <text:p text:style-name="P3">sunt Est autem exiccatoriae emplasticaeque facultatis;<text:line-break/>Proptereaque asperitatibus medetur.</text:p>
      <text:p text:style-name="P1">[41. <text:span text:style-name="Default_20_Paragraph_20_Font"><text:span text:style-name="T1">De Conia, lixivi^.]</text:span></text:span> Lixivium, quod velut ab-<text:line-break/>lusio est cineris, sic nominatur. Porro omnium maxime<text:line-break/>tum abstersorium tum exiccatorium illud est quod ex ci-<text:line-break/>nere ficus et tithymallorum elficitur, fereque septicae, seu<text:line-break/>putresacientis est facultatis, quae cu<text:span text:style-name="Default_20_Paragraph_20_Font"><text:span text:style-name="T1">i</text:span></text:span>usmodi fit in quinto<text:line-break/>volumine exposui.</text:p>
      <text:p text:style-name="P1">[42. <text:span text:style-name="Default_20_Paragraph_20_Font"><text:span text:style-name="T1">De Cony</text:span></text:span>z<text:span text:style-name="Default_20_Paragraph_20_Font"><text:span text:style-name="T1">a.]</text:span></text:span> Conyza et major et minor assi-<text:line-break/>milis sunt tum temperiei tum facultatis gustu amarae et<text:line-break/>acres apparentes. Calesaciuntque admodum luculenter, live<text:line-break/>quis folia cum teneris ramulis, est enim fruticosa planta,<text:line-break/>parti cuipiam illinat, sive ubi in oleo coxerit, eo utatur,<text:line-break/>siquidem rigores per circuitum redeuntes tale sanare oleum<text:line-break/>videtur. Plores quoque eorum assimilis sunt facultatis.<text:line-break/>Itaque quidam et ipfosi cum foliis tritos in vino bibendos<text:line-break/>exhibent ad mensas fortiter ducendos ejiciendumque foe-<text:line-break/>tum. Ilaft et tertium conyzae genus in locis humidioribus</text:p>
      <text:p text:style-name="P3">proveniens, utrisque illis tum graveolentins tum imbccil-<text:line-break/>Istis. Sed primae memoratae tertii sunt ordinis in calesa-<text:line-break/>ciendo exiccandoque.</text:p>
      <text:p text:style-name="P1">[m. n<text:span text:style-name="Default_20_Paragraph_20_Font"><text:span text:style-name="T1">e t</text:span></text:span> h<text:span text:style-name="Default_20_Paragraph_20_Font"><text:span text:style-name="T1">rittndro.] </text:span></text:span>Coriandrum li ve Conon , aut<text:line-break/>utcunque vocare Iubet. Vetustiores Graeci coriannon no-<text:line-break/>minabant, at recentiores medici omnes corion appellitant,<text:line-break/>sicut et Diosaorides, refrigeratoriam este herbam ipsam dicti-<text:line-break/>tans, sed perperam. Siquidem ex contrariis facultatibus<text:line-break/>constat et composita est, plurimum habens essentiae amatae,<text:line-break/>quam ostendimus este tenuium partium et terrenam calidam.<text:line-break/>nec parum etiam aqueae humiditatis obtinet, quae tepentis<text:line-break/>est lacunatis, Itis adiunctum est quoque astrictionisi pauxil-<text:line-break/>Ium. Ex quibus omnibus varie quidt in agit ea quae seri-<text:line-break/>bit Dioscorides , sed non tantum ex r li igt ratione. <text:span text:style-name="Default_20_Paragraph_20_Font"><text:span text:style-name="T1">P</text:span></text:span>icte-<text:line-break/>russi ego cujusque particulatim actionis causam enarrabo,<text:line-break/>tametsi propositum luerat milii meam unitis duntaxat hoc<text:line-break/>in lituo sententiam expromere. Sed forte nihil obstabit.<text:line-break/>imo si verum latendum est, proderit nonnihil superiores</text:p>
      <text:p text:style-name="P3">nletrlodos, quae in paucis medicamentis sunt dictae, llic<text:line-break/>repetere. Primum ergo non Diofcorides tantum, fed et alii<text:line-break/>complures medicorum , indeterminate de morbis prmlun-<text:line-break/>ciant, sicut sane hac quoque tempestate non paucos invenias<text:line-break/>medicos vel insignes praeter aha hao in re turpissime hal-<text:line-break/>lucinantes. interdum enim atra, livida frigidoque reddita<text:line-break/>parte quae eryfipelasi habuit, nec amplius refrigerantia pb-<text:line-break/>scente pllarmaca, ceu antea, fed e.a quae infixum parti<text:line-break/>praeter naturam humorem eliciant, hi refrigerare perde-<text:line-break/>vellant, interdum autem ad digerentia transeunt, eaqlle<text:line-break/>erysipelas sanare dicunt. Et sane etiam scribunt incipien-<text:line-break/>tibusi quidem etiamnum atque gliscentibus crescentibusve<text:line-break/>eryfipelatisi alia medicamenta^ declinantibus vero ac stacce-<text:line-break/>silentibus aha. Sed ita reg non habet. Neque enim ery-<text:line-break/>sipelas etiam vocari debet postea quam inflammatio ejus et<text:line-break/>fervor ac biliosum illud abierint, neque quae luas affectio-<text:line-break/>nes sanant facultate frigida esse putandum. Sed velut fi<text:line-break/>vel in initio protinus aut percussis, aut alia de causa quavis,</text:p>
      <text:p text:style-name="P3">tumor in parte quapiam aut lividus aut niger extiterit,<text:line-break/>eum esse frigidum affectum existimabis et quae digerant<text:line-break/>calesaciantque poscere, ad eundem, opinor, modum, li ca-<text:line-break/>lida affectio in frigidam reciderit, negligenda quidem prior<text:line-break/>est, sed secunda alio appellanda nomine, aut si disi licet<text:line-break/>nominis mutatio, saltem sicut quidam alia scribunt principii,<text:line-break/>alia declinationis remedia, haud sane censendum stillula este<text:line-break/>declinationis remedia. Concedendum sane est, li cui ita<text:line-break/>placet, ut talis allectio etiam erysipelas vocetur, sed eam<text:line-break/>etiam calidam dicere ubi jam refrigerata est, id vero neu-<text:line-break/>siquam concedendum. itaque ne, quod tunc ei auxilio est,<text:line-break/>refrigeratorium este credamus, sicut DiofCorides coriandi uni,<text:line-break/>quod cum pane aut polenta, aut ipse inquit, erysipelas<text:line-break/>curet illitum. Nam quod ad unguem est erysipelas , quod<text:line-break/>utique inflammatum est et flavum, haud unquam sanare<text:line-break/>queat cum pane coriandrum, siti illud quoti jam refrige-<text:line-break/>ratum est. Proinde nos superioribus voluminibus cum<text:line-break/>deni minata ac definita experientia cujusque medicamanti</text:p>
      <text:p text:style-name="P3">facultatem explorandum censuimus, quam maxime fieri<text:line-break/>posset simplicissimum esigi afiectum consuluimus. At pluri-<text:line-break/>que medici, neque quod vel plurimi morborum protinus<text:line-break/>ab initio compositi invadant, norunt, neque quod alius<text:line-break/>affectus sit erysipelas exactum, alius vero isi qui vocatur<text:line-break/>ab omnibus nobis ufitate, ut a veteribus quoque, phlegmo-<text:line-break/>ne, alii autem inter hos medii plurimi partim, ut fise dicam,<text:line-break/>eryfipelata phlegmonode, partim phlegmonae erylipelato-<text:line-break/>deis, ac invenias nonnunquam ubi neutrum vincat, sed ast<text:line-break/>unguem paria sint, quin etiam nonnunquam oedematodes<text:line-break/>este erysipelas conspicitur, sicut aliud scirrhodesi , ut com-<text:line-break/>positorum morborum non parvus acervetur numerus. De<text:line-break/>quibus copiosius cum alibi disseruimus tum in curandi ra-<text:line-break/>tinnis voluminibus. Dicetur autem et nunc , quoad saltem<text:line-break/>eorum meminisse necesse est, eplod exactum erysipelas haud<text:line-break/>unquam ab antedicto cataplasmate curari ponit. Voco au^<text:line-break/>tem exactum, quum a biliosa fluxione parsi impleta luerit.<text:line-break/>Porro quod longe a refrigeratione absit coriandrum, vel ex</text:p>
      <text:p text:style-name="P3">iis , quae ipse scripsit DioscorideS , discere liceat. Nam<text:line-break/>strumas cum lomento, inquit, discutit. ferro quod nullum<text:line-break/>resisperantium medicamentorum idoneum lit discutiendis<text:line-break/>strumis, vel ipsum lioscoridem non dubitaturum arbitror,<text:line-break/>quippe qui sexcenta scripserit medicamenta strumas sanare<text:line-break/>potentia, quae omnia tum temperie calida tum actionibus<text:line-break/>digerentia esse consessus est.</text:p>
      <text:p text:style-name="P1">[li. <text:span text:style-name="Default_20_Paragraph_20_Font"><text:span text:style-name="T1">De Coronopode.]</text:span></text:span> Coronopode radix coeliacis<text:line-break/>prodesse creditur manducata.</text:p>
      <text:p text:style-name="P1">[13. <text:span text:style-name="Default_20_Paragraph_20_Font"><text:span text:style-name="T1">De C</text:span></text:span>u<text:span text:style-name="Default_20_Paragraph_20_Font"><text:span text:style-name="T1">sio.]</text:span></text:span> Costus leviculam plane amaram,<text:line-break/>plurimam autem acrem et calidam in se qualitatem simul et<text:line-break/>facultatem continet, adeo ut etiam exulceret. l nde ex<text:line-break/>oleo corpus eorum, quibus per circuitum rigor invadit,<text:line-break/>ante accessionem illo confricant. Sic vero etiam in resolutis<text:line-break/>et ischiadicis , atque in summa in quibus calefacere partem<text:line-break/>quamvis aut ex alto in superficiem extrahere quippiam est<text:line-break/>opus, ad costum confugitur. Eadem de causa urinas nlen-<text:line-break/>sesque provocat, et ad rupta, convulsa ac laterum dolores</text:p>
      <text:p text:style-name="P3">Congruit. Porro ob amarorem, qui illi inest, lumblicos<text:line-break/>latos necat. Ob Caudam et ad contractas velut ex sole ma-<text:line-break/>cusas cum aqua aut melle usurpant. Inest item flatuosa<text:line-break/>quaedam illi temperiei humiditas, per quam et ventrem ex-<text:line-break/>citat cum Vino mulso.</text:p>
      <text:p text:style-name="P1">[i fi- <text:span text:style-name="Default_20_Paragraph_20_Font"><text:span text:style-name="T1">De Cotyledone, umbilico venetus.]</text:span></text:span> Cotyledon<text:line-break/>facultatis mixtae est, nempe humidae, subsrigidae et cujus-<text:line-break/>dam obscure subastringentisi et cum ea leviter amarae. Unde<text:line-break/>refrigerat, repercutit, abstergit et discutit. Itaque phleg-<text:line-break/>lllonas erysipelatodes et erylipesuta plllegmonode curat, et<text:line-break/>maxime stomachi ardore aestuantis admodum utile est cata-<text:line-break/>plasma. Putantur folia cum radice manducata calculos<text:line-break/>confringere et urinam movere.</text:p>
      <text:p text:style-name="P1"><text:span text:style-name="Default_20_Paragraph_20_Font"><text:span text:style-name="T1">[risu De Corno.] </text:span></text:span>Corni arboris fructus admodum<text:line-break/>acerbus est, esui aptus. Itaque mirum Videri non debet,<text:line-break/>ipsum valenter ventrem restringere, sicut et mespila. lolia<text:line-break/>quoque et germina gustu acerba sunt valenterque deficcant.</text:p>
      <text:p text:style-name="P50"><text:span text:style-name="Default_20_Paragraph_20_Font"><text:span text:style-name="T9">-<text:tab/></text:span></text:span>v</text:p>
      <text:p text:style-name="Normal">Itaque maxima vulnera glutinare possunt, potissimum du-<text:line-break/>rorum corporum. At parvis vulneribus et mollioribus<text:line-break/>corporibus potius contraria sunt, nam nimium ea conum-<text:line-break/>dunt ac plus latis desiccant.</text:p>
      <text:p text:style-name="P1">[iS. <text:span text:style-name="Default_20_Paragraph_20_Font"><text:span text:style-name="T1">De Crambe, Brassica.] </text:span></text:span>Brassica esculenta de-<text:line-break/>siccandi vim habet tum eta tum fotis imposita , non tamen<text:line-break/>etiam admodum acrem. Alioqui et vulnera glutinat et<text:line-break/>maligna ulcera sanat, praeterea plilegmonas jam induratas<text:line-break/>ac aegre solubiles et id genus quoque erysipespta. Eadem<text:line-break/>facultate epinvct silas et herpetes sanat. Habet quiddam<text:line-break/>etiam in se abstersis ium , quo lepras curat. Porro semen<text:line-break/>ejus potum lumbricos interluit, maxime brassicae Aegyptiae,<text:line-break/>quanto scilicet temperie siccior est. Sane amarae qualitatis<text:line-break/>particeps sumen est, sicut videlicet omnia alia medicamenta,<text:line-break/>quae ad lumbricos idonea sunt. Secundum eandem facul-<text:line-break/>tale m ephelidas et lentes et quaecunque modicam absit Ilio-<text:line-break/>nem postulant adiuvat. Porro caules brassicae combusti</text:p>
      <text:p text:style-name="P3">cineres efficiunt admodum deficcautes, ut videlicet jam et<text:line-break/>causticam li Ve adurentem vim participent. Hac ratione ei<text:line-break/>veterem adipem commiscentes ad inveteratos laterum do-<text:line-break/>fores et fi quid ejus suerit generis adhibent, nam valenter<text:line-break/>digerens pharmacum efficitur.</text:p>
      <text:p text:style-name="P1">[4q. <text:span text:style-name="Default_20_Paragraph_20_Font"><text:span text:style-name="T1">De Crambe agria, brassica agresti.]</text:span></text:span> Brassica<text:line-break/>agrestis quodammodo calidior ficciorque domestica est, ceu<text:line-break/>alia propemodum omnia agrestia sui generis domesticis se-<text:line-break/>eundum utramque hanc sacultatem valentiora sunt. Quam-<text:line-break/>obrem neque intra corpus citra noxam sumitur, ut quae<text:line-break/>longius ab humana recesserit temperie. Eadem de causa et<text:line-break/>gustantibus amarior est quam domestica, quanquam do-<text:line-break/>mestica quoque acrimoniae nonnihil et subamaroriS conti-<text:line-break/>neat, sed utramque habet agrestis validam, quare etiam ex-<text:line-break/>tergit et digerit quam domestica valentius.</text:p>
      <text:p text:style-name="P1">[30. <text:span text:style-name="Default_20_Paragraph_20_Font"><text:span text:style-name="T1">De Crambe, brassica marina.]</text:span></text:span> Brassica ma-<text:line-break/>rina supra quam quod ventrem dejiciat, utpote subsalsa et<text:line-break/>subamara gustu , suerit sane etiam ad externos corporis usus</text:p>
      <text:p text:style-name="P3">et ad omnia ea ad quae tales qualitates accommodantur<text:line-break/>idonea.</text:p>
      <text:p text:style-name="P1">[3 l. <text:span text:style-name="Default_20_Paragraph_20_Font"><text:span text:style-name="T1">De</text:span></text:span> IP<text:span text:style-name="Default_20_Paragraph_20_Font"><text:span text:style-name="T1">tttaeogono.] </text:span></text:span>Crataeogoni herbae fructus<text:line-break/>et acris gustanti est cl utenti vehementer, similis milio.</text:p>
      <text:p text:style-name="P1">[32. <text:span text:style-name="Default_20_Paragraph_20_Font"><text:span text:style-name="T1">Do Crethmo.] </text:span></text:span>Crethmon gustantibus salsum<text:line-break/>quodammodo est cum pauculo amarore, quamobrem vis<text:line-break/>ejus est exiccatoria et altstersoria. I traque tamen imbecil-<text:line-break/>lior ei est quam in amaris.</text:p>
      <text:p text:style-name="P1">[st3. <text:span text:style-name="Default_20_Paragraph_20_Font"><text:span text:style-name="T1">De crithe, hordeo.] </text:span></text:span>Hordeum primi est ordinis<text:line-break/>in exsecando et refrigerando, habet etiam pauxillum abner-<text:line-break/>titulis. Paulo etiam plus desiccat quam farina fabacea,<text:line-break/>cui non insint cortices, caetera vero similia sunt loi is uti n-<text:line-break/>tibus, in cibo autem hoc fabis praestat quod saltuosam<text:line-break/>naturam exuat. l abis, quantumcunque coxeris, Ilatuosi na-<text:line-break/>tura remanet; sunt enim crassioris essentiae quam hordeum,<text:line-break/>quamobrem eo plus etiam alunt. Porro quoniam utrumque<text:line-break/>paulum modo a medio recessit, multo sunt usui, nam talia</text:p>
      <text:p text:style-name="P3">medicamenta multis aliis miscentur ceu materia quaedam.<text:line-break/>Itaque etiam cera et oleum non paucis medicamentis Con-<text:line-break/>iunguntur. Polenta vero multo plus hordeo desiccat.</text:p>
      <text:p text:style-name="P1">[34. <text:span text:style-name="Default_20_Paragraph_20_Font"><text:span text:style-name="T1">De Crimno, crassiore sutrina.]</text:span></text:span> Crassior farina..<text:line-break/>Quod crassarum partium est tum in tritici tum in zeae<text:line-break/>farina ita appellari consuevit. Plus nutrit quam polenta,<text:line-break/>sed aegrius concoquitur. Porro sorbitio quam ex eo con-<text:line-break/>siciunt, puls nuncupatur, eaqlle fi ex zea conficiatur, leniter<text:line-break/>ventrem sistit, ac magis, fi frigatur.</text:p>
      <text:p text:style-name="P1">[33. <text:span text:style-name="Default_20_Paragraph_20_Font"><text:span text:style-name="T1">De crblo, Filio.] </text:span></text:span>Lilii flos temperiem mixtam<text:line-break/>obtinet, partim ex essentia tenuium partium ac terrena, ex<text:line-break/>qua utique habet ut gustu fit amara, partim ex aquea<text:line-break/>eaque temperata. Itaque etiam quod ex eo conficitur<text:line-break/>oleum ac unguentum citra morsum digerendi fimulque<text:line-break/>emolliendi facultatem obtinet, unde fit ut uteri duritiebusi<text:line-break/>sit aptissimum. Porro radix foliaque per fe trita desiccant<text:line-break/>et abstergunt et digerunt moderate, proinde quoque am-<text:line-break/>bustis competunt, siquidem haec quoque moderate delie-</text:p>
      <text:p text:style-name="P3">cantem ex tergentem que facultatem postulant. Radicem<text:line-break/>ergo tostam ac deinde Cum rosaceo contritam ambustis,<text:line-break/>quoad obducatur cicatrix, imponunt, quippe quum alioqui<text:line-break/>et aliorum ulcerum omnium bonum sit inducendae cicatrici<text:line-break/>remedium. Quin etiam uteros emollit mensesque provoca<text:span text:style-name="Default_20_Paragraph_20_Font"><text:span text:style-name="T1">t.<text:line-break/></text:span></text:span>Folia vero praecoquentes et ipsa ad t diductam usque esca-<text:line-break/>triceni imponunt, non in ambustionibus duntaxat, sed aliis<text:line-break/>quoque ulceribus, Sed et sunt qui aceto ea Condientes ad<text:line-break/>vulnera suo tempore utantur. Plus tamen inest abstergentia<text:line-break/>facultatis in radice quam in foliis, quanquam tamen me in<text:line-break/>ea ipsa multum insit , sicut praediximus , nam primi ordinis<text:line-break/>aldlt i gentium est medicanti ultum. itaque quum aut Unisse<text:line-break/>gines, aut psoram, aut lepram, aut achoras , aut aliquid<text:line-break/>id genus extergere volumus, commissa mus illi aliquid alio-<text:line-break/>rum medicamentorum validius extergendum , cu<text:span text:style-name="Default_20_Paragraph_20_Font"><text:span text:style-name="T1">i</text:span></text:span>usmodi est<text:line-break/>et nu l. t laetorum li itl modi rate illi ac convenienter ad-<text:line-break/>misceatur et ali nervorum divisiones, competit et ad alia<text:line-break/>universa, quae valenter exiccari postulant absque morsui</text:p>
      <text:p text:style-name="P3">deposuimus vero etiam quandoque et soliorum sucCum cum<text:line-break/>aceto et melle coctum; succus quinque partibus plus utro-<text:line-break/>que erat. Eratque insigne medicamentum ad omnia ea<text:line-break/>quae valenter exiccari postulant absque morsu , ceu vulnera<text:line-break/>omnia ingentia et maxime quae in capitibus musculorum<text:line-break/>eveniunt, tum ad ea ulcera quae nimis mollia sunt et diu-<text:line-break/>turna atque aegre ad cicatricem perducuntur. Sed haec<text:line-break/>jam ad medicamentorum componendorum institutum atti-<text:line-break/>nent, a quo quantum licet abstinere in praesentia adnitor,<text:line-break/>caeterum rerum ipsarum natura saepenumero ut attingam<text:line-break/>adigit, celeriter vero relinquenda sunt atque ad proposse<text:line-break/>tum revertendum.</text:p>
      <text:p text:style-name="P1">[36. <text:span text:style-name="Default_20_Paragraph_20_Font"><text:span text:style-name="T1">De Crocodili^.]</text:span></text:span> Crocodilli semen acre est<text:line-break/>atque odoratum, urinam mensesque ciens. Itaque saculta--<text:line-break/>tem habuerit calidam , digerentem et exsecantem. Succus<text:line-break/>tum caulis, tum seminis, ut quae similis .sint facultatis, ne-<text:line-break/>phriticosi ad<text:span text:style-name="Default_20_Paragraph_20_Font"><text:span text:style-name="T1">i</text:span></text:span>uvat. Radix pectoris excreationibus valenter</text:p>
      <text:p text:style-name="P3">conducit, minus quidem quam semen acris, non tamen<text:line-break/>minus amara. trahit ver<text:span text:style-name="Default_20_Paragraph_20_Font"><text:span text:style-name="T1">o</text:span></text:span> etiam per nares sanguinem.</text:p>
      <text:p text:style-name="P1">[3<text:span text:style-name="Default_20_Paragraph_20_Font"><text:span text:style-name="T1">j. De</text:span></text:span> C<text:span text:style-name="Default_20_Paragraph_20_Font"><text:span text:style-name="T1">roco.]</text:span></text:span> Crocus paulum etiam astringens<text:line-break/>quid obtinet, quod terreum frigidum ostendimus, sed lupe-<text:line-break/>rat in eo calefaciens et qualitas cl facultas, ut tota ejus<text:line-break/>essentia secundi sit ordinis calesacientiunl et primi exiccan-<text:line-break/>tium . Proinde concoquendi quoque vim quandam obtinet,<text:line-break/>adiuvante scilicet iil hoc et paucula illa astrictione. Quippe<text:line-break/>quibus medicamentis, quum non admodum calesaciant, pau-<text:line-break/>cula adest astrictio, ea parem facultatem habent essentiis<text:line-break/>emplasticis vocatis, quas quum junctas esse caliditati non<text:line-break/>vehementi contigerit, concoquentes esse ostendimus.</text:p>
      <text:p text:style-name="P1">[SS. <text:span text:style-name="Default_20_Paragraph_20_Font"><text:span text:style-name="T1">De</text:span></text:span> c<text:span text:style-name="Default_20_Paragraph_20_Font"><text:span text:style-name="T1">aepa.] </text:span></text:span>Caepa ex quarto est ordine cale-<text:line-break/>facientium, essentia escis potius crassarum est partium, unde<text:line-break/>etiam haemorrhoidis aperit tum apposita tum cum aceto<text:line-break/>inuncta. In sole alphos abstergit tum alopeciis attrita pilos<text:line-break/>alcymuo citius rest<text:span text:style-name="Default_20_Paragraph_20_Font"><text:span text:style-name="T1">i</text:span></text:span>tuit. Porro si succum ejus exprimas,</text:p>
      <text:p text:style-name="P3">quod reliquum est admodum terreae substantiae est, ejusque<text:line-break/>calidae, at succus aqueae aëreaeque caliditatis. Hic igitur<text:line-break/>lis, qur suffusi sunt et aciem oculorum obtusam prae <text:span text:style-name="Default_20_Paragraph_20_Font"><text:span text:style-name="T1">C</text:span></text:span>rassi-<text:line-break/>tudine humorum obtinent, inunctus prodest. Ex hujus tem-<text:line-break/>peramento tota caepa flatuosa est manducata. Itaque quae<text:line-break/>temperamento sunt sicciore, minus flatuum generant.</text:p>
      <text:p text:style-name="P1">[3 q. <text:span text:style-name="Default_20_Paragraph_20_Font"><text:span text:style-name="T1">De cyamo, suba.] </text:span></text:span>Faba in utroque medii tem-<text:line-break/>peramenti proxime est in exsecando et refrigerando. Caro<text:line-break/>ejus paulum quoque abstergentis facultatis continet, sicut<text:line-break/>putamen nonnihil astringentis. Idcirco medicorum nonnulli<text:line-break/>totam fabam cum oxycrato decoctam dysintericis, coeliacis,<text:line-break/>vomentibus, exhibuerunt. Porro ut edulium flatulenta est<text:line-break/>ac coetu difficilis, fi quid aliud, excretionibus ex thorace et<text:line-break/>pulmone idonea, ut medicamentum vero foris imposita de-<text:line-break/>siccat innoxie. In podagricis ea saepenumero usi fumus ex<text:line-break/>aqua decocta et ita adipi salillo admixta. Ad nervorum tum<text:line-break/>contusiones tum ulcerationes farinam ejus ex oxymelite</text:p>
      <text:p text:style-name="P3">imposuimus. Ad eos, quos ex ictu jam phlegmone occu-<text:line-break/>paverat, cum polenta. Sed et testium et uberum aptum<text:line-break/>est cataplasma, nam hae partes cum phlegmone tenentur,<text:line-break/>moderate refrigerari amant, maxime quum ubera ex lacte<text:line-break/>in ipsis concreto plllegmonem patiantur. Quin lac quoque<text:line-break/>ab eo cataplasmate extinguitur , sicut puerorum pubes fa-<text:line-break/>rina sabacea illita plurimo tempore glabra, seu impubis<text:line-break/>permanet.</text:p>
      <text:p text:style-name="P1">[bo. <text:span text:style-name="Default_20_Paragraph_20_Font"><text:span text:style-name="T1">De Cyclamino , pane porcino.] </text:span></text:span>Cyclaminos<text:line-break/>varias facultates possidet. Nam et abstergit et incidit et ora<text:line-break/>venarum aperit et attrahit et digerit. Istarum id est ex<text:line-break/>particularibus operibus, nam succus ejus haemorroidas re-<text:line-break/>serat, Violenterque ad secessum provocat in floccis appositus.<text:line-break/>Sic etiam facultatibus, pbvmata . strumas, aliisque omnes<text:line-break/>durities digerentibus commiscetur, ac suffusis cum melle<text:line-break/>illitus competit, ad haec quoque per nares expurgat. Aded<text:line-break/>vehemens ejus facultas est, ut abdomine insto ventrem</text:p>
      <text:p text:style-name="P3">subducat et foetus interimat, nam et alioqui validum iute-<text:line-break/>Timendo conceptui medicamentum est, in pesso appositu<text:span text:style-name="Default_20_Paragraph_20_Font"><text:span text:style-name="T1">s.<text:line-break/></text:span></text:span>Tota autem radix fucco imbecillior est, quanquam et ipsa<text:line-break/>vehemens fit. Nam et menfes five epota, sive apposita<text:line-break/>evocat, et aurigini prodest, non modo ipsam vifcusi expur-<text:line-break/>gansi, fed etiam quae in toto corpore bilis fuerit, eam per<text:line-break/>sudorem eiiciens. Proinde sane post potionem sudoris ad-<text:line-break/>juvanda omnino provocatio est. Modus ejus bibendi est<text:line-break/>drachmarum trium, sive cum melicrato, sive cum passe.<text:line-break/>Cutem detergit quum in aliis, tum quod alopecias, ephelidasi<text:line-break/>omniaque exanthemata curet. Lienem quoque induratum<text:line-break/>juvat emplastri modo illita, tum recens tum arida. Sunt<text:line-break/>qui radicem siccam asthmaticis , seu anhelantibus exhibent.<text:line-break/>Porro altera cyclaminos, quam quidam cissanthemon no-<text:line-break/>minant, propterea quod hederae flore fit assimilis, radicem<text:line-break/>quidem inutilem habet, sed sanctum admodum efficacem.<text:line-break/>Nam hic cum vino albo pluribus diebus duobus cyathis<text:line-break/>potus lienes sanat, urinas movens ac ventrem subducens,</text:p>
      <text:p text:style-name="P3">secunoas quoque ejicit et asthmaticis prodest. Qualitas ejus<text:line-break/>gustanti acris est et sublenta.</text:p>
      <text:p text:style-name="P1">[fi L <text:span text:style-name="Default_20_Paragraph_20_Font"><text:span text:style-name="T1">De Cumino.] </text:span></text:span>Cumini semine maxime utimur,<text:line-break/>quemadmodum anili, ligustici, cari, petroselini. fili ver<text:span text:style-name="Default_20_Paragraph_20_Font"><text:span text:style-name="T1">o<text:line-break/></text:span></text:span>et facultatis calefacientis , sicut illorum unumquodque, tum<text:line-break/>urinam moventis et statum extinguentis, ex. tertio ordine<text:line-break/>calefacientium.</text:p>
      <text:p text:style-name="P1">[62. <text:span text:style-name="Default_20_Paragraph_20_Font"><text:span text:style-name="T1">De Cynosbato, rubo canin</text:span></text:span>o.] IVnosbatu^.<text:line-break/>Hujus fruticis fructus non <text:span text:style-name="Default_20_Paragraph_20_Font"><text:span text:style-name="T1">sig</text:span></text:span>ni ter altrictorius est, folia<text:line-break/>vero mediocriter. Itaque particularis ejus usus haud igno-<text:line-break/>tus est. Cavendum ab eo, quod in fructu ejus laneum <text:span text:style-name="Default_20_Paragraph_20_Font"><text:span text:style-name="T1">esa<text:line-break/></text:span></text:span>ceu quod arteriae vitiosum.</text:p>
      <text:p text:style-name="P1">[63. <text:span text:style-name="Default_20_Paragraph_20_Font"><text:span text:style-name="T1">De Cupresso.]</text:span></text:span> Cupressi folia, germina, pilulae<text:line-break/>recentes et molles magna vulnera conglutinant in duris c<text:span text:style-name="Default_20_Paragraph_20_Font"><text:span text:style-name="T1">o</text:span></text:span>r-<text:line-break/>potibus. Ex quo clarum est, quod resiccandi vim hab<text:span text:style-name="Default_20_Paragraph_20_Font"><text:span text:style-name="T1">e</text:span></text:span>at<text:line-break/>absque insigni acrimonia aut caliditate, Ileut certe et gallos<text:line-break/>testificatur, apparet enim in ea Ieris quidem acrimonia, std</text:p>
      <text:p text:style-name="P3">plurimus amaror, lnultoque etiam plus acerbitatis in tota<text:line-break/>planta. Tanta ei inest acrimonia calidisasique , quanta satis<text:line-break/>sit deducendae in altum acerbitatis, ac nullam tamen mor-<text:line-break/>dicationem aut caliditatem in corporibus efficiat. Proinde<text:line-break/>in alto latentes in flaccidis putrescentibusique affectibus hu-<text:line-break/>nuditates innoxie tutoque depascitur atque absumit, quum<text:line-break/>quae calefaciunt fimul deficcantque, eas quidem, quae Con-<text:line-break/>tentae sunt, absumant, caeterum acrimonia et caliditate<text:line-break/>alias attrahant.. Sic et enterocelicos juvat, siquidem exic-<text:line-break/>Cat, roburque addit corporis partibus prae humiditate laxis,<text:line-break/>utpote quum astrictio in altum subeat deducente ipsa casi-<text:line-break/>ditate, quae admixta est, eum servante modum ut deducere<text:line-break/>quidem valeat, non tamen mordicare queat. Quidam ea<text:line-break/>utuntur ad carbunculos et herpetes polentae miscentes,<text:line-break/>tanquam absumat citra calefactionem eos morbos facientem<text:line-break/>humiditatem: Sunt qui et ad eryfipelata utuntur , admixta<text:line-break/>nimirum polenta cum aqua, aut oxycrato aquoso.</text:p>
      <text:p text:style-name="P2">[si i. <text:span text:style-name="Default_20_Paragraph_20_Font"><text:span text:style-name="T1">De Cypero,]</text:span></text:span> Cyperi radices maxime usui funt,<text:line-break/>calefacientes pariter et exiccantes absque mordacitate, lta-<text:line-break/>que ulceribus, quae prae nimia humiditate cicatricem dilti-<text:line-break/>culter admittunt, mirifice prosunt, habent enim quiddam<text:line-break/>etiam astringens. Quapropter ulceribus etiam oris conve-<text:line-break/>niunt. Quin et incidendi vim quampiam illis inesse testi-<text:line-break/>beandum, qua et calculo vexatis congruunt et urinam men-<text:line-break/>sesque provocant.</text:p>
      <text:p text:style-name="P1">[63. <text:span text:style-name="Default_20_Paragraph_20_Font"><text:span text:style-name="T1">De</text:span></text:span> c<text:span text:style-name="Default_20_Paragraph_20_Font"><text:span text:style-name="T1">ypro, ligustro.]</text:span></text:span> Cyprus. Hujus arboris<text:line-break/>folia summaque germin<text:span text:style-name="Default_20_Paragraph_20_Font"><text:span text:style-name="T1">e</text:span></text:span> in usum veniunt et facultatis et<text:line-break/>qualitatis mixtae. Habent enim quiddam digerens cum<text:line-break/>aquea substantia modice calida . habentque etiam astricto-<text:line-break/>rium quiddam ex terrena substantia frigida. Itaque eorum<text:line-break/>decocto quidam ambusta fovent. Utuntur vero etiam ad-<text:line-break/>versus igneas phlegmonas et carbunculos , nam absque mo-<text:line-break/>lestia et morsu desiccant. Quin etiam sponte provenienti-<text:line-break/>bus in ore ulceribus, ac maxime quae aphthas referunt et<text:line-break/>ipsis etiam puerorum aphthis commansa accommoda sunt,</text:p>
      <text:p text:style-name="P2"><text:span text:style-name="Default_20_Paragraph_20_Font"><text:span text:style-name="T1">[fisi. De Cytiso.]</text:span></text:span> Cytifi folia digerendi facultatem<text:line-break/>obtinent aqueae et temperatae mixtam , sicut et maIUae.</text:p>
      <text:p text:style-name="P1">[G<text:span text:style-name="Default_20_Paragraph_20_Font"><text:span text:style-name="T1">y. De Cicuta.]</text:span></text:span> Cicuta quod extreme refrigerantis<text:line-break/>Iit facultatis omnes norunt.</text:p>
      <text:p text:style-name="P1">[6S. <text:span text:style-name="Default_20_Paragraph_20_Font"><text:span text:style-name="T1">De Cono, nuce pinea.]</text:span></text:span> Coni fructus , quem<text:line-break/>quidam cocalon nuncupant et strobilon , viridis totus, Ilabet<text:line-break/>cum humiditate amarorem quempiam et acrimoniam. Pro-<text:line-break/>inde purulentis et quibuscunque adeo, quae in thorace et<text:line-break/>pulmone funt, facile extussire et expuere expedit, accom-<text:line-break/>modus est. Porro fructus ex eo esculentus , nutrimentum<text:line-break/>est coetu difficile et validum. At ut medicamentum asperi-<text:line-break/>tati leniendae congruit, quum videlicet in aqua maceratus<text:line-break/>omnem in ea acrimoniam reliquerit, nam reliquum omne<text:line-break/>minime mordax, maximeque emplastrum redditur, in me-<text:line-break/>dio calidae et singulae qualitatis consistens, ex aquea et ter-<text:line-break/>rea mixtum substantia, minimum participans aereae.</text:p>
      <text:p text:style-name="P2">Cap. XI. [I. <text:span text:style-name="Default_20_Paragraph_20_Font"><text:span text:style-name="T1">De Fagopodei</text:span></text:span>j Lagopus simultatis<text:line-break/>est desiccantis, adeo ut lluxusi alvi pr<text:span text:style-name="Default_20_Paragraph_20_Font"><text:span text:style-name="T1">o</text:span></text:span>be exiccet.</text:p>
      <text:p text:style-name="P1">[2. <text:span text:style-name="Default_20_Paragraph_20_Font"><text:span text:style-name="T1">De Fatltyride.] </text:span></text:span>Lathyris. Sunt qui dicant et<text:line-break/>hanc esse Tithymali speciem, tum quod similiter illis suc-<text:line-break/>cum habeat, tum quod eodem modo purget, totaque illis<text:line-break/>facultate assimilis sit, niti quod semen gustantibus videatur<text:line-break/>dulce, quod sane etiam purgatoriam vim maxime possidet.</text:p>
      <text:p text:style-name="P1">[3. <text:span text:style-name="Default_20_Paragraph_20_Font"><text:span text:style-name="T1">De</text:span></text:span> L<text:span text:style-name="Default_20_Paragraph_20_Font"><text:span text:style-name="T1">ampsune.] </text:span></text:span>Lampsane esa quidem succos<text:line-break/>pravos procreat, caeterum illita abstergendi nonnullam di-<text:line-break/>gerendique facultatem possidet.</text:p>
      <text:p text:style-name="P1">[4. <text:span text:style-name="Default_20_Paragraph_20_Font"><text:span text:style-name="T1">De</text:span></text:span> L<text:span text:style-name="Default_20_Paragraph_20_Font"><text:span text:style-name="T1">apatho.] </text:span></text:span>Lapathum moderate discutientem<text:line-break/>sortitum facultatem est, at oxylapathum mixtam, nam cum<text:line-break/>eo quod discutit nonnihil quoque repercutit. Semen eorum<text:line-break/>manifestam quoque quandam astrictionem obtinet, ut et dys-<text:line-break/>enu<text:span text:style-name="Default_20_Paragraph_20_Font"><text:span text:style-name="T1">t</text:span></text:span>rias et diarrlioeas sive profluvia sanet et maxime oxy-<text:line-break/>lapathi. Porro hippolapathum, quod in totum paludibus pro-<text:line-break/>venit, easdem dictis facultates obtinet, sed imbecilliores.</text:p>
      <text:p text:style-name="P51"><text:span text:style-name="Default_20_Paragraph_20_Font"><text:span text:style-name="T9">[3. </text:span></text:span><text:span text:style-name="Default_20_Paragraph_20_Font"><text:span text:style-name="T1">De D eimonio.]</text:span></text:span> Leimonii fructum , utpote au ste-<text:line-break/>rum, exhibent cum vino coeliacis et dysentericis, haelno-<text:line-break/>ptoicisque sive sanguinem fpuentibus. Jllvat et profluvium<text:line-break/>muliebre. Satis est oxybaplli mensura.<text:line-break/>t t<text:tab/>, .</text:p>
      <text:p text:style-name="P1"><text:span text:style-name="Default_20_Paragraph_20_Font"><text:span text:style-name="T1">[ss De</text:span></text:span> L<text:span text:style-name="Default_20_Paragraph_20_Font"><text:span text:style-name="T1">ichene.]</text:span></text:span> Lichen, qui in petris nascitur, est<text:line-break/>velut muscus quidam, sed reCte ex plantarum censeri ge-<text:line-break/>nere potest. Porro ita nominatus videtur, quod lichenas<text:line-break/>curet. Extergentem habet ac modice refrigerantem facul-<text:line-break/>tatem , utramque vero resecantem. Atque abstergentem<text:line-break/>quidem atque exsecantem a petra obtinet, resrigerantem<text:line-break/>vero ab. humore aqueo, nascitur enim in humidis et roridis<text:line-break/>faxis. Porro quod ex talibus componitur, adversum este<text:line-break/>phlegmonae nihil mirum est. Caeterum an haemorrhagias<text:line-break/>sistat, ut refert Diofcorides, id vero neutiquam dicere queam.</text:p>
      <text:p text:style-name="P1"><text:span text:style-name="Default_20_Paragraph_20_Font"><text:span text:style-name="T1">[su De</text:span></text:span> L<text:span text:style-name="Default_20_Paragraph_20_Font"><text:span text:style-name="T1">eoutopelalo.] </text:span></text:span>Leontopetali radice maxime<text:line-break/>utimur, quae discutiendi facultatem et exsecandi calefit-<text:line-break/>Cietldique in tertio ordine possidet,</text:p>
      <text:p text:style-name="P2">[S. <text:span text:style-name="Default_20_Paragraph_20_Font"><text:span text:style-name="T1">De Tepitlio.] </text:span></text:span>Lepidium ex quarto est ordine ca-<text:line-break/>lesacientium , simile nasturtio tum odore tum gustu tum<text:line-break/>facultatibus, sed minus eo desiccat.</text:p>
      <text:p text:style-name="P1">[q. <text:span text:style-name="Default_20_Paragraph_20_Font"><text:span text:style-name="T1">De</text:span></text:span> A<text:span text:style-name="Default_20_Paragraph_20_Font"><text:span text:style-name="T1">eucade.]</text:span></text:span> helicas acrem possidet qualitatem<text:line-break/>exuperantem, temperamentum vero calidum, siccumque in<text:line-break/>tertio quodammodo ordine.</text:p>
      <text:p text:style-name="P1">[lo. <text:span text:style-name="Default_20_Paragraph_20_Font"><text:span text:style-name="T1">De</text:span></text:span> L<text:span text:style-name="Default_20_Paragraph_20_Font"><text:span text:style-name="T1">eucacantho, alba spina.]</text:span></text:span> Spina alba<text:line-break/>quidam autem polvgonaton, alii isclliada nuncupant. Hujus<text:line-break/>amara radix est, aC proinde incidit et exiccat in tertio or-<text:line-break/>dine, in calefaciendo autem ex primo est ordine.</text:p>
      <text:p text:style-name="P1">[II. <text:span text:style-name="Default_20_Paragraph_20_Font"><text:span text:style-name="T1">De Feucejo.]</text:span></text:span> I.eucoji frutex universus ex-<text:line-break/>tergentem facultatem possidet, ac tenuium partium, plus<text:line-break/>tamen flores et inter llos qui sunt sicciores magis etiam<text:line-break/>quam virides, adeo ut et oculorum cicatrices crassas exte-<text:line-break/>nuent. sum menses quoque decoctum eorum movet, et<text:line-break/>secundas foetusque emortuos elicit, ac si bibatur, abortum<text:line-break/>facit. Est ergo id medicamentum ut si quod aliud amarum.</text:p>
      <text:p text:style-name="P3">Ac fi quis facultatum ejus vehementiam multa aqua adlnixta<text:line-break/>retundat ac mitiget, aut certe id genus aliquo, habebit et<text:line-break/>ad phlegmonem non malum medicamentum. Sic et deco-<text:line-break/>ctum ejus, fi non merum fuerit, uteri phIegmonasi itidem<text:line-break/>perfusum sanat, potissimum quae diutino tempore ad scirrhi<text:line-break/>modum induruere. Sic et cum cerato uIcera aegre ad ci-<text:line-break/>Datricem pervenientia curat. Sunt vero etiam qui cum<text:line-break/>meste et ad aphthas adhibeant. Semen quum ejusdem fa-<text:line-break/>cultatis fit, aptissimum est duarum drachmarum mensura<text:line-break/>potum, tum menfibus ciendis appositum cum meste conve-<text:line-break/>Dire creditur, foetusque viventes interficere ac mortuos<text:line-break/>eiicere. Radices fimitis quoque facuItatis, nifi quatenus<text:line-break/>crassiorum funt partium et magis terrenae, cum aceto Iienes<text:line-break/>induratos sanant. Nonnulli vero et phIegmonas induratas<text:line-break/>iis curant.</text:p>
      <text:p text:style-name="P1">[I2. <text:span text:style-name="Default_20_Paragraph_20_Font"><text:span text:style-name="T1">De Deuce, populo alba</text:span></text:span>.] I.euce arbor mixtae quo-<text:line-break/>dammodo temperiei est ex aquea tepida et terrena extenuata<text:line-break/>essentia, quamobrem et abstergentia facultatis est particeps.</text:p>
      <text:p text:style-name="P2"><text:span text:style-name="Default_20_Paragraph_20_Font"><text:span text:style-name="T9">[13. </text:span></text:span><text:span text:style-name="Default_20_Paragraph_20_Font"><text:span text:style-name="T1">De</text:span></text:span> A<text:span text:style-name="Default_20_Paragraph_20_Font"><text:span text:style-name="T1">ibanoto, thure.] </text:span></text:span>Thus calefacit ordine<text:line-break/>fecundo, desiccat pi imo , basiet quoque l libasti ingens pusil-<text:line-break/>Iussi, sed minimum manifesta astrictio est candido. Cortex<text:line-break/>ejus evidenter astringit, proinde sane strenue quoque desse-<text:line-break/>cat, adeo ut ex secundo sit ordine completo debellantium.<text:line-break/>Est autem crassiorum partium quam ipsum thus et minimo<text:line-break/>particeps acrimoniae. Isti luis ergo tum facultates tum<text:line-break/>qualitates multus est ejus usus apud medicos in llaemo-<text:line-break/>ptoicis, stomachicis , coeliacis ac d V fontei icis , non tantum<text:line-break/>iis quae extrinsecus applicantur ipsum admiscentes , sedet<text:line-break/>iis quae intro in corpus sumuntur. fumus ejus tum sic-<text:line-break/><text:span text:style-name="Default_20_Paragraph_20_Font"><text:span text:style-name="T1">c</text:span></text:span>i<text:span text:style-name="Default_20_Paragraph_20_Font"><text:span text:style-name="T1">a</text:span></text:span>tis tum calidioris est facultatis quam ipsum Illusi, adeo<text:line-break/>ut tertium usque excessum perveniat. l labet vero etiam<text:line-break/>abstersorium quiddam. Itaque eo nomine et expurgare et<text:line-break/>implere quae in oculis consistunt ulcera Videtur, velut et<text:line-break/>qui ex myrrha et qui e styrace.</text:p>
      <text:p text:style-name="P1">[14. <text:span text:style-name="Default_20_Paragraph_20_Font"><text:span text:style-name="T1">De Idbanotidibu</text:span></text:span>s.] lribanotidesi tres sunt, una</text:p>
      <text:p text:style-name="P3">sterilis, duae fructum serentes, omnes vero ejusdem facul-<text:line-break/>tatis emollientis et discutientis. Succus tum radicis tum<text:line-break/>herbae mixtus melli obtusam oculorum aciem ab humorum<text:line-break/>crassitie emendat. Porro ejus libanotidis, quae ad coronas<text:line-break/>est utilis, quam Romani rosmarinum nuncupant, decoctum<text:line-break/>regio morbo laborantes potum adiuvat. Omnes enim liba-<text:line-break/>notides abstergelltis et .incidentis facultatis participes fullt.</text:p>
      <text:p text:style-name="P1">[IS. <text:span text:style-name="Default_20_Paragraph_20_Font"><text:span text:style-name="T1">De liguye, suligine.]</text:span></text:span> Fuligo omnis exsecutoria<text:line-break/>est, ac proinde terrestris est essentiae, habens quasdam<text:line-break/>etiam ignis qui materiam combussit reliquias, fed id pufil-<text:line-break/>lum est. Porro tota natura terrena est, tenuium partium.<text:line-break/>Sed quae speciatim in ea differentiae sunt, eae pro usta ma-<text:line-break/>telia eveniunt, ex acriore et calidiore tali etiam proveniente<text:line-break/>suligine , ex dulciore simili quoque et hinc fuligine prove-<text:line-break/>mente. Primum enim thuris fuligine utuntur ad oculis<text:line-break/>dicatas medicinas mixta, eas videlicet, quae ad oculos<text:line-break/>etiamnum phleglnone tentatos accommodantur, atque etiam-</text:p>
      <text:p text:style-name="P3">num fluxione vexatos et ulcera habentes, nam et illa ex-<text:line-break/>purgat et carne implet. Ad llaec usurpant quoque eam ad<text:line-break/>facultates quas vocant calliblepharis, id est ad ornatum et<text:line-break/>venustatem palpebrarum facientes. Praeterea terebinthinae<text:line-break/>myrrliueque Inligo molestia caret, non aliter quam thuris,<text:line-break/>sed styracis quodammodo valentior est, magis etiam picis<text:line-break/>liquidae, qua etiam magis cedri. Porro acrioribus utuntur<text:line-break/>ad vitia palpebrium vocata pilorum defluvia et erosos ocu-<text:line-break/>lorum angulos lmmidosque citra plllegmonem , at mollio-<text:line-break/>ribus mitioribu.sque tum ad liaec, tum ad ea, ad quae com-<text:line-break/>petere paulo superius diximus thuris fuliginem.</text:p>
      <text:p text:style-name="P1">[t si. <text:span text:style-name="Default_20_Paragraph_20_Font"><text:span text:style-name="T1">De Fibystico.] </text:span></text:span>Libystici radix et semen ex<text:line-break/>genere calesacientium sunt, adeo ut et menses cieant et<text:line-break/>urinas provocent fiatusque extinguant.</text:p>
      <text:p text:style-name="P1">[t?. <text:span text:style-name="Default_20_Paragraph_20_Font"><text:span text:style-name="T1">De Pini semine.</text:span></text:span>] Irini semen esum statuosum est,<text:line-break/>etiam li frigatur, adeo sane excrementitia humiditate plenum<text:line-break/>est. Est vero etiam in primo ordine quodammodo calidum,<text:line-break/>ac humiditatis et siccitatis quodammodo in medio est litum.</text:p>
      <text:p text:style-name="P2">[IS. <text:span text:style-name="Default_20_Paragraph_20_Font"><text:span text:style-name="T1">De Dinosustide, Mercuriali.]</text:span></text:span> Mercuriali utun-<text:line-break/>tur omnes ad ventris purgationes duntaxat. Verumenim-<text:line-break/>vero, li quis ejus facere periculum volet in cataplasmate,<text:line-break/>sane admodum eam esse discutientis experietur sacultatisi.</text:p>
      <text:p text:style-name="P1">[I q. <text:span text:style-name="Default_20_Paragraph_20_Font"><text:span text:style-name="T1">De Doncllitide, lanceola.] </text:span></text:span>I.oncllitidis ejus<text:line-break/>videlicet , quae semen habet triangulare cuspidis figura,<text:line-break/>radix potissimum quodammodo fimilis est radici dauci, pro-<text:line-break/>inde urinam ciet. Porro ejus quae scolopendriae fimiliahabet<text:line-break/>solia, ea ad glutinanda vulnera idonea sunt viridia, sed sicca<text:line-break/>cum aceto bibita lienes induratos sanat.</text:p>
      <text:p text:style-name="P1">[2o. <text:span text:style-name="Default_20_Paragraph_20_Font"><text:span text:style-name="T1">De Dycio.]</text:span></text:span> Lycion five pyxacanthon, arbor<text:line-break/>spinosa, ex qua lyciuln quod vocant conficitur, id videlicet<text:line-break/>medicamentum liquidum, quo ad sugillata utuntur et sedis<text:line-break/>orisque plllegmonas ulcerationesque , tum herpetas, putre-<text:line-break/>dinesi et ulcera contumacia et aures pure fluentes et inter-<text:line-break/>trigines ac paronychias. Est autem facultatis exiccatoriae,<text:line-break/>compositum ex diversi generis substantiis, altera quidem</text:p>
      <text:p text:style-name="P3">tenuium partium, digerente atque Calida, altera terrestri<text:line-break/>frigida, ex qua astrictionem obtinet. Porro haec qualitas<text:line-break/>pusilla medicamento inest. digerit vero et desiccat non pa-<text:line-break/>ruin , nempe in secundo ordine, in calore autem mediis et<text:line-break/>fymmetris proximum est. Proinde ad varia hoc utuntur<text:line-break/>medicamento, ut abllergente quidem ad ea quae pupillam<text:line-break/>obtenebrant, ut contrahente vero coeliacis, dysintericis ac<text:line-break/>muliebri profluvio adhibentes. Lycium hoc in t.ycia et<text:line-break/>f ajlpadocia plurimum provenit. Sed Indicum ad omnia<text:line-break/>valentius est.</text:p>
      <text:p text:style-name="P1">[21. <text:span text:style-name="Default_20_Paragraph_20_Font"><text:span text:style-name="T1">De Fysinlacht</text:span></text:span>b.] Lysimachios superantem ha-<text:line-break/>bet qualitatem astrictorum, per quam et vulnera glutinat,<text:line-break/>ermnpentemque ex naribus sanguinem emplastri modo illita<text:line-break/>reprimit. Quin et reliquas sanguinis eruptiones sistere pon st<text:line-break/>tum ipsa, tum succus ejus multo magis. leta dysenterias,<text:line-break/>sanguinis refectiones ac muliebre profluvium sanati</text:p>
      <text:p text:style-name="P2"><text:span text:style-name="Default_20_Paragraph_20_Font"><text:span text:style-name="T9">[22. </text:span></text:span><text:span text:style-name="Default_20_Paragraph_20_Font"><text:span text:style-name="T1">De Dychnide.] </text:span></text:span>Lychnidos coronariae semen<text:line-break/>calidum est secundo quodammodo ordine aut jam etiam<text:line-break/>tertio , siccum sane eodem modo.</text:p>
      <text:p text:style-name="P1">[23. <text:span text:style-name="Default_20_Paragraph_20_Font"><text:span text:style-name="T1">De Doto herba ] </text:span></text:span>Lotus domestica, quam qui-<text:line-break/>dam trisolium nominant, ut mediocriter abstergendi vim<text:line-break/>possidet, sic etiam exiccanda. In caliditatis frigiditatisque<text:line-break/>Coniugatione medi<text:span text:style-name="Default_20_Paragraph_20_Font"><text:span text:style-name="T1">d</text:span></text:span> quodammodo est et temperata. Lotus<text:line-break/>autem agrestis plurima in Libya provenit. Semen ejus se-<text:line-break/>eundi est ordinis calesacientium habetque nonnihil aster-<text:line-break/>solium. Porro Aegyptiae loti semen etiam in palles fingitur.</text:p>
      <text:p text:style-name="P1">[24. <text:span text:style-name="Default_20_Paragraph_20_Font"><text:span text:style-name="T1">De loto arbore.] </text:span></text:span>Lotus arbor non ita multae<text:line-break/>astrictoriae qualitatis est particeps, sed et tenuium partium<text:line-break/>est et exiccatoria. Itaque lignorum ejus assulae derasae<text:line-break/>muliebri accommodantur profluvio et dyfenteriis et coeliacis<text:line-break/>affectibus. Decoquuntur vero interdum in aqua , interdum<text:line-break/>in vino, nimirum prout usus poposcerit, nec infunduntur<text:line-break/>tantum, sed et bibuntur, Quin etiam quod pilosi defluentes</text:p>
      <text:p text:style-name="P3">collibeat non mediocre signum est ipsum astringentis esse<text:line-break/>cuiusdam, similiter mediocriter desiccantis facultatis. Di-<text:line-break/>t tum quippe est et in si rmoiie tle ladano ejusmodi esse fa-<text:line-break/>cultatis oportere, quod sinentes capillos esset cohibiturum.</text:p>
      <text:p text:style-name="P1">Cap. XII. [L <text:span text:style-name="Default_20_Paragraph_20_Font"><text:span text:style-name="T1">De mucore.] </text:span></text:span>Macer Cortex est, qui<text:line-break/>ex India convehitur, gustu multum acerbo cum levicula<text:line-break/>quadam acrimonia odorata, iucundum sane rt dolens, ut<text:line-break/>pleraque aromata, sive odorata, quae ex ludia convelluntur.<text:line-break/>ï idetur itaque et ipse ex mixta constare essentia, pleraque<text:line-break/>terrena ssigida, paucula vero calida et tenuium partium.<text:line-break/>Quamobrem valenter desiccat astringitque, proinde coeliacis<text:line-break/>et dysentericis miscetur facultatibus, in tertio exiccantium<text:line-break/>consistens ordine, in caloris siigorisque differentia neutrum<text:line-break/>insigniter efficiens.</text:p>
      <text:p text:style-name="P1">[2. <text:span text:style-name="Default_20_Paragraph_20_Font"><text:span text:style-name="T1">De </text:span></text:span><text:span text:style-name="Default_20_Paragraph_20_Font"><text:span text:style-name="T15">malabatl.ro.]</text:span></text:span><text:span text:style-name="Default_20_Paragraph_20_Font"><text:span text:style-name="T17"> </text:span></text:span>Malabathri solium spicae nardi<text:line-break/>similem saCultatem obtinet.</text:p>
      <text:p text:style-name="P1">[3. <text:span text:style-name="Default_20_Paragraph_20_Font"><text:span text:style-name="T1">De malta. et althaea.] </text:span></text:span>Malva, agrestis quidem<text:line-break/>discutientis paululum et emollientiS leviter est facultatis,</text:p>
      <text:p text:style-name="P3">hortensis vero quanto plus habet aqueae humiditatis, tanto<text:line-break/>facultate imbecillior est. Eructus ejus tanto validior est<text:line-break/>quanto et siccior. Porro hujus generis est et ea quae malva<text:line-break/>arborescens nuncupatur, sed elficacifflma comprehensarum<text:line-break/>in digerendo, Appellatur etiam althaea.</text:p>
      <text:p text:style-name="P1">[4. <text:span text:style-name="Default_20_Paragraph_20_Font"><text:span text:style-name="T1">De ntandragora,]</text:span></text:span> Mandragora vincentem habet<text:line-break/>facultatem refrigeratoriam, adeo ut tertii sit ordinis resti-<text:line-break/>gerantiums Veruntamen nonnihil etiam caloris inest et in<text:line-break/>pomis humiditatis, Proinde foporem ea conciliandi vim<text:line-break/>habent. Radicis cortex quum sit valentissimus, non tan-<text:line-break/>tum refrigerat, fed et desiccat, reliquum quod intus est<text:line-break/>imbecillum est.</text:p>
      <text:p text:style-name="P1">[3. <text:span text:style-name="Default_20_Paragraph_20_Font"><text:span text:style-name="T1">De murathr</text:span></text:span>o<text:span text:style-name="Default_20_Paragraph_20_Font"><text:span text:style-name="T1">, soeniculo.]</text:span></text:span> Foeniculum tam va-<text:line-break/>Ienter calefacit ut ex tertio ordine calefaciendum censeri<text:line-break/>promereatur , desiccat vero non aeque, sed ipsum quispiam<text:line-break/>ln lloc primi esse ordinis posuerit. Proinde lac procreat,<text:line-break/>quod fi admodum desiccaret non fatie efficeret; suffusis ea-</text:p>
      <text:p text:style-name="P3">dem ratione auxiliatur, urinas menfesque ciet. Porro est<text:line-break/>et alterum foeniculum agreste, quod prae magnitudine hip-<text:line-break/>poinarathrum nuncupant, cujus radix ac semen amplius<text:line-break/>quam domestici desiccandi vim obtinet, quocirca ventrem<text:line-break/>quoque eo nomine sistere videtur, nec Iane manifesta illis<text:line-break/>inesse videtur astrictio. Hujus non radix modo, fed et<text:line-break/>multo magis semen cachryi assimile est, potestque et calculos<text:line-break/>frangere et auriginosos sanare, mensesque et urinas movere,<text:line-break/>non tamen lac congerere, sicut illud superius. Aliud est<text:line-break/>hippomaratlirum, cujus semen rotundum est et acre, simile<text:line-break/>semini coriandr<text:span text:style-name="Default_20_Paragraph_20_Font"><text:span text:style-name="T1">i</text:span></text:span>, facultate quidem hippomarathro simile, sed<text:line-break/>debilius.</text:p>
      <text:p text:style-name="P1"><text:span text:style-name="Default_20_Paragraph_20_Font"><text:span text:style-name="T1">[fi. De mastiche.] </text:span></text:span>Mastiche Candida quidem et Cilia<text:line-break/>consueto more cognominata quodammodo ex contrariis<text:line-break/>composita facultatibus est, astringente videlicet et emol-<text:line-break/>silente. Proinde stomachi, ventris, intestinorum jecorisque<text:line-break/>inflammationibus competit, ut puta secundo ordine calefit-</text:p>
      <text:p text:style-name="P3">ciens et desiccans. Nigra vero, quae Aegyptia cognomina-<text:line-break/>tur, tum magis desiccat tum minus astringit, quamobrem<text:line-break/>aptior quodammodo est ad ea quae validiorem digestionem<text:line-break/>per halitum exposcunt. Hac ratione et furunculis bonum<text:line-break/>est remedium. Porro oleum unguentumque mastichinum<text:line-break/>ex Chia conficitur, non admodum sane ex Aegyptia. Cae-<text:line-break/>ferum similis est et ipsum mastichae facultatis.</text:p>
      <text:p text:style-name="P1">[7. <text:span text:style-name="Default_20_Paragraph_20_Font"><text:span text:style-name="T1">Pe metantIlio , nigella.] </text:span></text:span>Melanthium calefacit<text:line-break/>atque desiccat tertio ordine. Videtur etiam tenuium esse<text:line-break/>partium , hoc enim nomine catarrhos sanat calidum in lin-<text:line-break/>teo admotum atque assiduo olefactum. Quin etiam li intro<text:line-break/>in corpus sumatur, vel maxime flatus extinguit. Unde con-<text:line-break/>stat essentiae ipsum esse subtilium partium et ad unguem a<text:line-break/>caliditate elaboratae, propterea sane etiam amalum est.<text:line-break/>Ostensum vero in quarto horum voluminum est, quod quum<text:line-break/>ad extremam tenuitatem atque elaborationem terrena per-<text:line-break/>tingit substantia, amara proveniat qualitas. Itaque mirum<text:line-break/>non est, si lumbricos interimat non esum modo, sed etiam</text:p>
      <text:p text:style-name="P3">solis ventri impositum, siquidem et id praestare posse sapo-<text:line-break/>rem amarum monstratum est. Nec sane etiam mirandum,<text:line-break/>si lepras, clavos, myrmecias ejiciat, ei praesertim qui in su-<text:line-break/>potioribus libris comprehensorum llaud est immemor. Sic<text:line-break/>vero etiam orthopnoeam iuvat et menses provocat, qui<text:line-break/>utique ob crassitiem aut viscositatem humorum retenti sue-<text:line-break/>rint. In summa vero ubi sectione, extersione, desiccatione,<text:line-break/>calesaclione est opus, praestantissimum id remedium est.</text:p>
      <text:p text:style-name="P1">[a. n<text:span text:style-name="Default_20_Paragraph_20_Font"><text:span text:style-name="T1">e meliloto.]</text:span></text:span> Melilotum mixtae facultatis est,<text:line-break/>habet enim quiddam astringens, sed et digerit et concoquit,<text:line-break/>copiosior enim in eo est substantia calida quam frigida.</text:p>
      <text:p text:style-name="P1">[q. <text:span text:style-name="Default_20_Paragraph_20_Font"><text:span text:style-name="T1">De melle.] </text:span></text:span>Med desiccat et calesucit ordine se-<text:line-break/>eundo. Est autem simplicis quoad sicli potest tum sacul-<text:line-break/>tatis tum temperamenti extergentes, ut nobis appellare<text:line-break/>mos est, medicamentorum speciei existens. Porro coctum<text:line-break/>minus acre abstersormmque redditur. Itaque ad sinuosorum<text:line-break/>ulcerum glutinationes eo utuntur,. Caeterum si quod mel</text:p>
      <text:p text:style-name="P3">amarum est, ceu Sardoum, clarum est et ipsum mixtae esse<text:line-break/>facultatis, <text:span text:style-name="Default_20_Paragraph_20_Font"><text:span text:style-name="T1">t</text:span></text:span>anquam li nostrum quispiam ei absinthium ad-<text:line-break/>miscuisset. Sed et saccharum, ut vocant, quod ex India<text:line-break/>atque felici Arabia convehitur, concrescit quidem, ut ajunt,<text:line-break/>circa calamos et ipsum mellis est species minus certe nostra-<text:line-break/>te dulcis, sesi assimiles ei vires obtinens, quod ad abstergen-<text:line-break/>dum, desecandum et digerendum attinet, porro quatenus<text:line-break/>nec inimicum stomacho est, ceu nostras, nec sitim afferens,<text:line-break/>eatenus ab lllo substantia differt.</text:p>
      <text:p text:style-name="P1">[IO. <text:span text:style-name="Default_20_Paragraph_20_Font"><text:span text:style-name="T1">De melissophyllo , Citragine.] </text:span></text:span>Melissophyllum<text:line-break/>nlarrubio simile est facultate, sed plurimum ab eo Vincitur.<text:line-break/>Quamobrem nec utitur eo quispiam, silpervacaneunl siqui-<text:line-break/>dem foret praesente marrubio, cujus tantus est ubique ter-<text:line-break/>rarum proventus, velle uti melissophyllo. Caeterum fi cui<text:line-break/>finde ad manum quandoque marrubium non fuerit, illo<text:line-break/>uti liceat, modo non exciderit, quod ab hoc exuperetur.</text:p>
      <text:p text:style-name="P1">[II. <text:span text:style-name="Default_20_Paragraph_20_Font"><text:span text:style-name="T1">De nlespdo.]</text:span></text:span> Mespilum alii tricoccum nolui-<text:line-break/>nant, quod tria intus in universum gerat grana, quorum</text:p>
      <text:p text:style-name="P3">unumquodque arboris est semen, ceu ea quae in malis in-<text:line-break/>vomuntur ipsius mali, et quae acini uvae vitis, et ficus<text:line-break/>grana ceu cenchramides. Arboris hujus fructus admodum<text:line-break/>acerbus est, vixque edi potest ventrem strenue coercens.<text:line-break/>Quin et in germinibus et foliis acerba haec qualitas non<text:line-break/>pauca reperitur.</text:p>
      <text:p text:style-name="P1">[12. <text:span text:style-name="Default_20_Paragraph_20_Font"><text:span text:style-name="T1">De medio trisul</text:span></text:span>c<text:span text:style-name="Default_20_Paragraph_20_Font"><text:span text:style-name="T1">o odorato.] </text:span></text:span>Medii radicem<text:line-break/>contra atque fructum ipsum temperatam esse contigit,<text:line-break/>nam illa quidem austera est et fiuxiones collibet quum alias<text:line-break/>tum vero etiam profluvium muliebre quod vocant. At se-<text:line-break/>men tantum abest ut tale quid elliciat , ut etiam menses<text:line-break/>cieat, nimirum tenuium partium et incidendi facultatis.</text:p>
      <text:p text:style-name="P1">[13. <text:span text:style-name="Default_20_Paragraph_20_Font"><text:span text:style-name="T1">De mecone, papavere</text:span></text:span>. j Papaver alterum i lioeas<text:line-break/>nuncupatum est, quod scilicet celeriter flos ejus defluat,<text:line-break/>alterum domesticum, quandoquidem colitur. Quin et aliae<text:line-break/>duae praeter has sunt species sylvestrli papaveris, alterum<text:line-break/>velut insidentem calicem sustinens, alterum longiorem quam<text:line-break/>istud calicem obtinens, totum autem procerius ac squalltdiuh.</text:p>
      <text:p text:style-name="P3">Ab hoc succus defluit, atque hinc est quod hanc speciem<text:line-break/>quidam rhoeada nominent. Porro omnium facultas resti-<text:line-break/>geratoria est. Caeterum fativi femen, quod et thylacite<text:line-break/>cognominant, mediocriter somnum conciliat, visu Candidum,<text:line-break/>proinde pani ipfum inspergunt, ac melle maceratum edunt.<text:line-break/>At ejus quod primo loco recenfuimus, cujus florem celeriter<text:line-break/>decidere pofuimus, validius femen refrigerat, itaque ne-<text:line-break/>quaquam eo quis innoxie folo uti possit, fient sativo, sive<text:line-break/>domestico, melli admiscens. Admodum vero, fi ita sum-<text:line-break/>ptum fit, somnum conciliat. Caeterum pusillum ejus in-<text:line-break/>fpergunt iis quae ex melle consiciuntur bellariis atque itriis<text:line-break/>panibusque. Porro tertio loco dicti semen atrum , etiam<text:line-break/>medicamentosum esa admodum refrigerans. At quod quarto<text:line-break/>Ioco politum est, omnium est medicatissimum tum in semi-<text:line-break/>ne tum in caliculis tum in foliis tum in succo. Valide<text:line-break/>enim refrigerat, ad stuporem usque et mortem perducens.<text:line-break/>Sed medici quo probe eo utantur, medicamentis miscentes,<text:line-break/>frigiditatis vehementiam retundunt. Est enim ex quarto et</text:p>
      <text:p text:style-name="P3">ultimo resrigerantium ordine. Porro quo pacto maxime<text:line-break/>ex methodo mixtionem facere oporteat, non est praesentis<text:line-break/>tractationis proprium, sid ejus quae de componendis me—<text:line-break/>dicamentis agit, quae post lioc opus a nobis exponetur.</text:p>
      <text:p text:style-name="P1">[I L <text:span text:style-name="Default_20_Paragraph_20_Font"><text:span text:style-name="T1">De mecone cerati! ide, papavere corniculato.]<text:line-break/></text:span></text:span>Papaver corniculatum, nominatum quidem sic ell a fructu<text:line-break/>levem in<text:span text:style-name="Default_20_Paragraph_20_Font"><text:span text:style-name="T1">s</text:span></text:span>ertionem habente, velut et foenum Graecum, ut<text:line-break/>bovis cornu este videatur simile. t oratur porro a quibus-<text:line-break/>dam paralium, quandoquidem ut plurimum juxta mare na-<text:line-break/>scitur. im habt t incidendi et abstergendi. itaque radix<text:line-break/>herbae in aqua decocta ad dimidium hepaticos assectus ad-<text:line-break/><text:span text:style-name="Default_20_Paragraph_20_Font"><text:span text:style-name="T1">i</text:span></text:span>uvat. Pio su folia et flores s<text:span text:style-name="Default_20_Paragraph_20_Font"><text:span text:style-name="T1">o</text:span></text:span>rdida admodum et contumace<text:line-break/>ulcera <text:span text:style-name="Default_20_Paragraph_20_Font"><text:span text:style-name="T1">i</text:span></text:span>uvant, sed ea reiicere oportet ulceribus jam ex-<text:line-break/>purgatis, ad m enim abstergere valent, ut et purae quoque<text:line-break/>carnis nonnihil eliquent. H<text:span text:style-name="Default_20_Paragraph_20_Font"><text:span text:style-name="T1">o</text:span></text:span>c virium robore non sordem<text:line-break/>duntaxat, sed et crustam ulceribus detrahit.</text:p>
      <text:p text:style-name="P1">[13. <text:span text:style-name="Default_20_Paragraph_20_Font"><text:span text:style-name="T1">De mecone heraclio , papavere herculeo.]</text:span></text:span> Pa-<text:line-break/>paver Herculeum. Vocatur vero spumosum, eo quod totum</text:p>
      <text:p text:style-name="P3">candidum est et spumosum exile. Semen habet pituitam<text:line-break/>expurgans.</text:p>
      <text:p text:style-name="P1">[16. <text:span text:style-name="Default_20_Paragraph_20_Font"><text:span text:style-name="T1">De malo.]</text:span></text:span> Malus non omnis unius naturae est,<text:line-break/>velut nec ejusdem sructus. Quippe quaedam mala dulcia<text:line-break/>sunt, quaedam austera, nonnulla acerba, nonnulla acida, alia<text:line-break/>extreme exoluta et aquea. Et sane in istis aqueum exupe-<text:line-break/>rat, ut temperies eorum fit tum humidior tum frigidior,<text:line-break/>in acerbis tum terrenum frigidum, in austeris vero tum<text:line-break/>istud, tum aqueum frigidum, sicut in dulcibus aqueum<text:line-break/>temperatum. Sic quoque sacci, cortices foliaque arborum<text:line-break/>inter fele dissident. Itaque fi austeriora fint atque acidiora,<text:line-break/>vulnera illisi glutinare possis, tum in phlegmonarum prin-<text:line-break/>cipio fluxionem repercutere ac stomachum ventremque<text:line-break/>exolutum ac languidum roborare, at aquofioribus medio-<text:line-break/>eres phlegmonas incipientes et gliscentes remittere. Sed<text:line-break/>haec jam ad curandi rationem attinent, proinde ea citius<text:line-break/>etiam relinquenda. Porro quod plurima pomis omnibus</text:p>
      <text:p text:style-name="P3">excrementitia srigidaque infit humiditas vel hinc liqueat<text:line-break/>quod eorum omnium nullus omnino succus durare ac ve-<text:line-break/>tullatem serre possit, verum acescant corrumpanturque uni-<text:line-break/>verti. Solus enim cydoniorum et stiutllioI tini, utpote quae<text:line-break/>propter vincentem astrictionem minus caeteris sunt humida,<text:line-break/>succus coctus cum melle durare potest, tametsi ipsa per se<text:line-break/>non ita durare queat.</text:p>
      <text:p text:style-name="P1">[l?. <text:span text:style-name="Default_20_Paragraph_20_Font"><text:span text:style-name="T1">De mal</text:span></text:span>o <text:span text:style-name="Default_20_Paragraph_20_Font"><text:span text:style-name="T1">Persica.] </text:span></text:span>Malus Persica. Haec vulgo<text:line-break/>nunc ab omnibus vocantur Persica tantum, illo videlicet<text:line-break/>omisso malo. Ipsa igitur arbor in germinibus et soliis Lu-<text:line-break/>centem habet amaram qualitatem. Proinde solia ejus trita<text:line-break/>et super umbilicum imposita lumbricos necant. Alioqui<text:line-break/>sane etiam discutiens medicamentum est , fructus ejus nem-<text:line-break/>pe esculentum lloc persicum humidior est et frigidior tem-<text:line-break/>perie.</text:p>
      <text:p text:style-name="P1">[1S. <text:span text:style-name="Default_20_Paragraph_20_Font"><text:span text:style-name="T1">De malo Armenica.]</text:span></text:span> Malus Armenica. Hujus<text:line-break/>vetas nomen deficit, vocant enim omnes tum fructum tum</text:p>
      <text:p text:style-name="P3">arborem praecocion. Eructus humidior frigidiorque est,<text:line-break/>utrumque secundo quodammodo excessu perpessus.</text:p>
      <text:p text:style-name="P1">[I q. <text:span text:style-name="Default_20_Paragraph_20_Font"><text:span text:style-name="T1">De malo Medica.]</text:span></text:span> Malus Medica. Hujus fru<text:span text:style-name="Default_20_Paragraph_20_Font"><text:span text:style-name="T1">i<text:line-break/></text:span></text:span>otus non amplius malum Medicum, sed ab omnibus citrium<text:line-break/>nuncupari assolet. In semine quidem vincentem habens<text:line-break/>qualitatem acidam et siccam, ut ipsum tertii fit ordinis re-.<text:line-break/>Iiccantium resrigerantiumque, in Cortice vero itidem defic-<text:line-break/>cantem temperiem est sortitus, non parum tamen habentem<text:line-break/>acrimoniae, proinde desiccat hic secundo excessu, non tamen<text:line-break/>frigidus est, fed aut temperatus aut paulo infra. Porro<text:line-break/>caro ejus pariter <text:span text:style-name="Default_20_Paragraph_20_Font"><text:span text:style-name="T1">C</text:span></text:span>rassi fucci est et pituitofa frigidaque, nam<text:line-break/>et ipsa editur sicut et cortex. Semen omni ineptum est,<text:line-break/>tum humidum illud et acidum, de quo primum disserui, et<text:line-break/>nucleus qui in illo invenitur, id quod re vera semen est,<text:line-break/>hic amarus est et digerendi videlicet ficcandique facultatem<text:line-break/>obtinens, fecundo quodammodo ordine a temperatis rece-<text:line-break/>dens. lolia vero denique exsecandi ac difcutiendi vim ob-<text:line-break/>sinent.</text:p>
      <text:p text:style-name="P2"><text:span text:style-name="Default_20_Paragraph_20_Font"><text:span text:style-name="T14">[20. </text:span></text:span><text:span text:style-name="Default_20_Paragraph_20_Font"><text:span text:style-name="T1">De meo.] </text:span></text:span>Meum. Hujus radices perutiles sunt,<text:line-break/>calidae tertio ordine, siccae fecundo. Proinde urinam men-<text:line-break/>sesque ciere volentes lloc utuntur pharmaCo, Sed si pIu-<text:line-break/>scutum sumatur, capiti dolorem movet, utpote quum plu-<text:line-break/>Ibulum sit calidum quam siccum, quippe quum humiditatem<text:line-break/>crutliusaulam etiamnum et llatuosam caliditas, quae in ipso<text:line-break/>est, ad caput deserat, atque ita ipsum alliciat laedatque.</text:p>
      <text:p text:style-name="P1">[2I, <text:span text:style-name="Default_20_Paragraph_20_Font"><text:span text:style-name="T1">De milace aspera.] </text:span></text:span>Milax aspera claviculis<text:line-break/>plena est, varie namque arboribus circumvolvitur sursum<text:line-break/>deorsum, lolia leviter acria gustantibus sunt et alioqui<text:line-break/>utentibus calida.</text:p>
      <text:p text:style-name="P1">[22. <text:span text:style-name="Default_20_Paragraph_20_Font"><text:span text:style-name="T1">De milace laeti] </text:span></text:span>Milax laevis quodammodo<text:line-break/>jam dictae similes vires obtinet.</text:p>
      <text:p text:style-name="P1">[23. <text:span text:style-name="Default_20_Paragraph_20_Font"><text:span text:style-name="T1">De m</text:span></text:span>o<text:span text:style-name="Default_20_Paragraph_20_Font"><text:span text:style-name="T1">ro.]</text:span></text:span> Mori fructus maturus quidem ven-<text:line-break/>Irem subducit, immaturus vero ubi aruerit admodum re-.<text:line-break/>stringit. Itaque ad dysenterias accommodus est et affectio-<text:line-break/>nes coeliacas et quascunque alias fluentes. Contunditur</text:p>
      <text:p text:style-name="P3">autem ac obsoniis commiscetur, velut rhoi fructus, aut si<text:line-break/>cui ita videatur, ex aqua, aut vino bibat. Porro quod ma-<text:line-break/>furorum succus ad stolnatica medicamenta fit utilis, propter eam<text:line-break/>videlicet quae inest illi astrictionem, neminem latet. Praeterea<text:line-break/>ad alia complura particularia quae mediocrem poscunt astri-<text:line-break/>ctionem competit. At immatura mora praeter acerbitatem<text:line-break/>et aciditatem sortita sunt. Et tota adeo arbor in omnibus<text:line-break/>suis partibus mixtam aliquam vim obtinere videtur ex re-<text:line-break/>stringente et purgante compositam , attamen in radicisi cor-<text:line-break/>tice purgatoria cum quadam amaritudine exuperat, adeo ut<text:line-break/>et latum lumbIicum interficiat. In aliis autem partibus<text:line-break/>restringens vincit. In soliis tamen et germinibus quodam-<text:line-break/>modo media utrisque temperies est.</text:p>
      <text:p text:style-name="P1">[24. <text:span text:style-name="Default_20_Paragraph_20_Font"><text:span text:style-name="T1">De myagro.] </text:span></text:span>Myagri semen pingue est, nam<text:line-break/>si tundatur, oleosum quid effundit, quod emplasticam vim<text:line-break/>obtinet.</text:p>
      <text:p text:style-name="P1">[23. <text:span text:style-name="Default_20_Paragraph_20_Font"><text:span text:style-name="T1">De mycetibus, fungis.]</text:span></text:span> fungus frigida humi--<text:line-break/>daque admodum planta est, quamobrem etiam proxime ad</text:p>
      <text:p text:style-name="P3">deleteriam et enecantem facultatem accedit. Et sane inter<text:line-break/>eos sunt qui interficiant, potissimum qui ex natura mixtam<text:line-break/>habent qualitatem putredinosam.</text:p>
      <text:p text:style-name="P1">[26. <text:span text:style-name="Default_20_Paragraph_20_Font"><text:span text:style-name="T1">De m</text:span></text:span> F<text:span text:style-name="Default_20_Paragraph_20_Font"><text:span text:style-name="T1">le, mola.] </text:span></text:span>Molae radix parvo bulbo<text:line-break/>similis est, facultatis contrahentis. Nam cum larina lolii<text:line-break/>apposita, apertam vulvam lanare scribit Dioscoridesi. <text:span text:style-name="Default_20_Paragraph_20_Font"><text:span text:style-name="T1">t</text:span></text:span></text:p>
      <text:p text:style-name="P1">[2 <text:span text:style-name="Default_20_Paragraph_20_Font"><text:span text:style-name="T1">t. De myosotide, auricula mulsa.] </text:span></text:span>Auricula mu-<text:line-break/>Iis, quidam vero rnyos ota, desiccat secundo ordine, caete-<text:line-break/>rum nullam evidentem caliditatem possidet.</text:p>
      <text:p text:style-name="P1">[23, <text:span text:style-name="Default_20_Paragraph_20_Font"><text:span text:style-name="T1">De myrice, tamarice.] </text:span></text:span>tamarix abllel gentis<text:line-break/>est ac incidentis facultatis absque perspicua desiccatione,<text:line-break/>habet vero etiam astrictionem nonnullam. Has ob quanta-<text:line-break/>tes facultatesque admodum prodest lieni indurat<text:span text:style-name="Default_20_Paragraph_20_Font"><text:span text:style-name="T1">o</text:span></text:span> decoct<text:span text:style-name="Default_20_Paragraph_20_Font"><text:span text:style-name="T1">a<text:line-break/></text:span></text:span>cum aceto aut vino, sive radice, sive foliis, sive extremis<text:line-break/>ramulis decoctis. Sanat porro dentium dolores- Caeterum<text:line-break/>fructus et cortex non paucam sortita sunt astrictionem, adeo<text:line-break/>ut galbae ompliaeludi pr Anna sint, nisi quod acei bitas evi-<text:line-break/>dcus est in gaiia, sid lnyllcac stmetui temperies inest illae-</text:p>
      <text:p text:style-name="P3">qualis, immixta est enim naturae ejus multa visi abstergendi,<text:line-break/>atque partium tenuitas, quod sane gallae non accidit. At-<text:line-break/>tamen ubi galla forte ad manum non erit, eo uti liceat ad<text:line-break/>omusu ad quae illa utimur, ad eadem et Corsice. Porro<text:line-break/>tamaricis combustae cinis admodum deficcatoriae facultatis<text:line-break/>est, plurimam habens abstergendi et incidendi facultatem,<text:line-break/>pauxdlam astringendi.</text:p>
      <text:p text:style-name="P1">saq. <text:span text:style-name="Default_20_Paragraph_20_Font"><text:span text:style-name="T1">De nlillesolio.] </text:span></text:span>Millefolium usque eo desiccato-<text:line-break/>riae facilitatis est, ut vulnera glutinet.</text:p>
      <text:p text:style-name="P1">[30. <text:span text:style-name="Default_20_Paragraph_20_Font"><text:span text:style-name="T1">De myr</text:span></text:span>f<text:span text:style-name="Default_20_Paragraph_20_Font"><text:span text:style-name="T1">hide.]</text:span></text:span> Myrrhis, quidam myrrhata no-<text:line-break/>minant, radicem habet odoris <text:span text:style-name="Default_20_Paragraph_20_Font"><text:span text:style-name="T1">i</text:span></text:span>ucundi et dulcem quaeque<text:line-break/>mensas moveat, tum ea quae thoracem ac pulmonem gra-<text:line-break/>vailt expurgantem. Itaque ex fecundo ordine fuerit cale-<text:line-break/>faclentium, adjuncta quadam partium tenuitate.</text:p>
      <text:p text:style-name="P1">[3I. <text:span text:style-name="Default_20_Paragraph_20_Font"><text:span text:style-name="T1">De myrto.]</text:span></text:span> Myrtus. Ex contrariis substantiis<text:line-break/>haec planta constat, vincit tamen in ea Rigidum terrenum^<text:line-break/>Habet vero etiam quiddam tenuium partium calidum. Ita-<text:line-break/>que valenter desiccat, Porro tum solia, tum germina, tum</text:p>
      <text:p text:style-name="P3">fructus, tum saccus non parum inter se in astrictione dissi-<text:line-break/>dent. Porro quod ramis et trunco adnascitur tuberosum,<text:line-break/>quam quidam nlylqada nuncupant, quanto dictis siccius est,<text:line-break/>tanto et desiccat et astringit vehementius. Quidam iti repo-<text:line-break/>nunt tundentes, postea vino subigentes, ac in pastillos for-<text:line-break/>montes. Polia item arida viridibus plus desiccant, miscetur<text:line-break/>enim virentibus humiditas quaedam. Porro succus non Ian-<text:line-break/>tum ex virentibus saliis exprimitur, sed et ex fructu. Con-<text:line-break/>stipandi vim IIaec omnia habent, tum finis imposita, tum<text:line-break/>intro sumpta in corpus, quod scilicet nondum ullam dele-<text:line-break/>tendam aut purgatoriam substantiam habeant admixtam.</text:p>
      <text:p text:style-name="P1">[32. <text:span text:style-name="Default_20_Paragraph_20_Font"><text:span text:style-name="T1">De moly.]</text:span></text:span> Moly. Hoc quidam vocant rutam<text:line-break/>silvestrem, nonnulli llarmolam , Syri besasan, sicut Cap-<text:line-break/>padocesi moly, quia radicem habeat nigram et florem la-<text:line-break/>deum. I is ejus tenuium partium est calida tertio ordine.<text:line-break/>Lude et Crassos et viscosos humores incidit, ac discutit et<text:line-break/><text:span text:style-name="Default_20_Paragraph_20_Font"><text:span text:style-name="T12">urinam movet.</text:span></text:span></text:p>
      <text:h text:style-name="P71" text:outline-level="1">CALENI DE <text:span text:style-name="Default_20_Paragraph_20_Font"><text:span text:style-name="T1">S</text:span></text:span>h<text:span text:style-name="Default_20_Paragraph_20_Font"><text:span text:style-name="T1">M</text:span></text:span>PLICIVM MEDICA-<text:line-break/>MENTORVM TEMPERAMENTIS AC<text:line-break/>FACULTATIBUS LIBER VIII.</text:h>
      <text:p text:style-name="P1">prooemium. Quantum itaque reliquum est tacui-<text:line-break/>latis in plantis, id lloc libro dicetur, nec id quidem omne,<text:line-break/>fed tantum effectricium qualitatum actiones. Nam totius<text:line-break/>substantiae plantarum opera postea per fe exponam. Com-<text:line-break/>monefactis itaque lectoribus de iis quae fupra tractavimus,<text:line-break/>nempe quod cujusque simplicis facultatis in ma<text:span text:style-name="Default_20_Paragraph_20_Font"><text:span text:style-name="T1">i</text:span></text:span>oris mino .<text:line-break/>risque ratione discrimen quatuor ordinibus notavimus, quod-</text:p>
      <text:p text:style-name="P3">que perspicuis limitibus cujusque ordinis latitudinem cir-<text:line-break/>cumsaripsimus , tum quod inveniendarum facultatum ratio-<text:line-break/>nem quandam ac viam docuimus, llorumque omnium de-<text:line-break/>monstra dones confecimus, ac scopes posuimus et cuiusque<text:line-break/>facultatis judicandi normas tum peculiares tum .communes,<text:line-break/>sic jam reliqua adiiciemus hortantes siquis sit, qui in su-<text:line-break/>potioribus versatus non Iit, ut alit haec omnino relinquat,<text:line-break/>aut li amans laboris est, ab initio prius totum opus perlegat.<text:line-break/>Siquidem priusquam in illis exercitatus suerit, obscura<text:line-break/>omnia et demonstrationis expertia videbuntur ducenda.</text:p>
      <text:p text:style-name="P1">Cap. Xlll. [r <text:span text:style-name="Default_20_Paragraph_20_Font"><text:span text:style-name="T1">De nardi spica,]</text:span></text:span> Nardi spica ca-<text:line-break/>lesacit excessu primo, desiccat secundo jam completo. Com-<text:line-break/>polita est ex astringente sullicienter substantia et acri Calida<text:line-break/>non multa et quadam leviter subamara. l.x his constans<text:line-break/>facultatibus radix et ad jecur et ad stomachum melito con-<text:line-break/>venit tum pota tum extrinsecus imposita. l I imam ciet,<text:line-break/>mullus stomachi sanat, in ventre ac intestinis consistentes</text:p>
      <text:p text:style-name="P3">fluxiones desiccat, ad haec et eas quae in capite et thorace.<text:line-break/>Valentior est Vocata Indica quae nigrior est quam Syriaca<text:line-break/>vocata.</text:p>
      <text:p text:style-name="P1">[2. <text:span text:style-name="Default_20_Paragraph_20_Font"><text:span text:style-name="T1">De nardo Celtica.]</text:span></text:span> Nardus Celtica jam dictis<text:line-break/>similis quadantenusi in genere facultatis est, caeterum ad<text:line-break/>omnia imbecillior, praeterquam ad provocandam urinam.<text:line-break/>Siquidem calidior illis est, fed minus astringit.</text:p>
      <text:p text:style-name="P1">[3. <text:span text:style-name="Default_20_Paragraph_20_Font"><text:span text:style-name="T1">De nardo montana.]</text:span></text:span> Nardus montana, quae et<text:line-break/>tllylaci tis et pyritis nuncupatur, plurima in Cilicia nascitur,<text:line-break/>sed praedictis debilior.</text:p>
      <text:p text:style-name="P1">[4. <text:span text:style-name="Default_20_Paragraph_20_Font"><text:span text:style-name="T1">De narlice, ferula.]</text:span></text:span> Ferulae semen calesacit et at-<text:line-break/>tenuat. Caeterum id quod intus inest, dum adhuc viridis est,<text:line-break/>quod medullam vocant, astringentem qualitatem participat,<text:line-break/>cujus nomine sanguinem struentibus et coeliacis convenit.</text:p>
      <text:p text:style-name="P1">[3. <text:span text:style-name="Default_20_Paragraph_20_Font"><text:span text:style-name="T1">De uapy.]</text:span></text:span> liapy CalesaCit et desiccat ordine<text:line-break/>quarto,</text:p>
      <text:p text:style-name="P1">[6. <text:span text:style-name="Default_20_Paragraph_20_Font"><text:span text:style-name="T1">De narcisso.] </text:span></text:span>Narcissi radix usque adeo exic-<text:line-break/>candia facultate pollet, ut et maxima vulnera conglutinet,</text:p>
      <text:p text:style-name="P3">vel ad incisiones usque, quae circa tendones accidunt. Habet<text:line-break/>vero quiddam abstersorium et attractorium.</text:p>
      <text:p text:style-name="P1"><text:span text:style-name="Default_20_Paragraph_20_Font"><text:span text:style-name="T1">[su De neurade, potori</text:span></text:span>o.] Neuras quidam p<text:span text:style-name="Default_20_Paragraph_20_Font"><text:span text:style-name="T1">a</text:span></text:span>terium<text:line-break/>vocant. Desiccandi absque morsu facultatem possidet adeo<text:line-break/><text:span text:style-name="Default_20_Paragraph_20_Font"><text:span text:style-name="T12">ut et </text:span></text:span>nervos incisos glutinare credatur. Radices ojug pϽ-<text:line-break/>tissimum ejusmodi vim obtinent. Quin et decoctum earum<text:line-break/>quidam exhibent iis, quibus affecti sunt nervi.</text:p>
      <text:p text:style-name="P1">[S. <text:span text:style-name="Default_20_Paragraph_20_Font"><text:span text:style-name="T1">De net io.]</text:span></text:span> NeriuIri aut rhododaphne, notus<text:line-break/>omnibus lrutex, foris quidem illitus digerendi vim obtinet,<text:line-break/>porro si intro in corpus assumatur, perniciosus ac venenosus<text:line-break/>non tantum hominibus, sed plerisque etiam pecudibus est.</text:p>
      <text:p text:style-name="Normal"><text:span text:style-name="Default_20_Paragraph_20_Font"><text:span text:style-name="T1">la ne</text:span></text:span> Yr<text:span text:style-name="Default_20_Paragraph_20_Font"><text:span text:style-name="T1">y</text:span></text:span>Y<text:span text:style-name="Default_20_Paragraph_20_Font"><text:span text:style-name="T1">npllaea.]</text:span></text:span> Nymphaeae tum radix tum<text:line-break/>semen desiccandi vim habet citra morsum. itaque venti is<text:line-break/>profluvia collibet, semenque sive per insomnia, sive alio<text:line-break/>pacto immodice prostuens retinet. Iuvat porro etiam dys-<text:line-break/>entericos. Caeterum nymphaea , quae candidam hahet ra-<text:line-break/>dicem, potentioris est facuItatis, ut et muIiebri medeatur<text:line-break/>t.</text:p>
      <text:p text:style-name="Normal"><text:span text:style-name="Default_20_Paragraph_20_Font"><text:span text:style-name="T12">profluvio. Verum et haec et ea quoque, quae atram habet</text:span></text:span></text:p>
      <text:p text:style-name="P3">radicem, ex vino nigro austero bibitur. Porro nonnullam<text:line-break/>habent quoque et abstergendi facultatem. Itasque et alphos<text:line-break/>sanant et alopecias, caeterum ad alphos macerantur aqua,<text:line-break/>ad alopeclas pice liquida. Sed ad hac aptior est ea, cujus<text:line-break/>radix nigra est, sicut ad alia cujus alba.</text:p>
      <text:p text:style-name="P1">Cap. XlV. [I. <text:span text:style-name="Default_20_Paragraph_20_Font"><text:span text:style-name="T1">De xantltio.]</text:span></text:span> Xallthium vocatur<text:line-break/>etiam phasganium. Eructus discutiendi vim obtinet.</text:p>
      <text:p text:style-name="P1">[2. <text:span text:style-name="Default_20_Paragraph_20_Font"><text:span text:style-name="T1">De xyride, bsuide , agresti]</text:span></text:span> Xyris quidam xyri-<text:line-break/>da tenuium Partium , attractoliae , digerendi, ac nimirum<text:line-break/>etiam desiccandi est facultatis quum radix tum multo etiam<text:line-break/>amplius fructus. Qui quidem et urinam ciet et lienes in-<text:line-break/>duratos fallare potest.</text:p>
      <text:p text:style-name="P1">[3. <text:span text:style-name="Default_20_Paragraph_20_Font"><text:span text:style-name="T1">De xiphi</text:span></text:span>o, <text:span text:style-name="Default_20_Paragraph_20_Font"><text:span text:style-name="T1">gladiolo.] </text:span></text:span>Xiphii radix et maxime<text:line-break/>altera illa quae superior est, attrahentem, discutientem et<text:line-break/>desiccantem scilicet etiam sacultatem possidet.</text:p>
      <text:p text:style-name="P1">Cap. XV. [I. <text:span text:style-name="Default_20_Paragraph_20_Font"><text:span text:style-name="T1">De DF, scib</text:span></text:span>o.] Sorbus arbor,<text:line-break/>cujus fructus <text:span text:style-name="Default_20_Paragraph_20_Font"><text:span text:style-name="T1">Ca</text:span></text:span> vocantur et a plerisque <text:span text:style-name="Default_20_Paragraph_20_Font"><text:span text:style-name="T1">Ceu</text:span></text:span> cum n, hoc</text:p>
      <text:p text:style-name="P3">est solba, nominantur, astringentem obtinet qualitatem, sed<text:line-break/>multo imbecilliorem quam mespilus. Proinde sane etiam<text:line-break/>esui <text:span text:style-name="Default_20_Paragraph_20_Font"><text:span text:style-name="T1">i</text:span></text:span>ucunda est, minusque quam mespilus ventrem con-<text:line-break/>stringens.</text:p>
      <text:p text:style-name="P1">[2. <text:span text:style-name="Default_20_Paragraph_20_Font"><text:span text:style-name="T1">De oeno, sino.]</text:span></text:span> Vinum ex secundo est ordine<text:line-break/>calesacientium, sed quod admodum vetus est, ex tertio, sicut<text:line-break/>mustum quod vocant exprimo. Caliditati ejus proportio-<text:line-break/>ne respondet siccitas,</text:p>
      <text:p text:style-name="P1">[3. <text:span text:style-name="Default_20_Paragraph_20_Font"><text:span text:style-name="T1">De</text:span></text:span> o<text:span text:style-name="Default_20_Paragraph_20_Font"><text:span text:style-name="T1">l</text:span></text:span>j<text:span text:style-name="Default_20_Paragraph_20_Font"><text:span text:style-name="T1">nthds, grossis.]</text:span></text:span> Grossi acrem et discutien-<text:line-break/>tem vim poffident, propter succum totius arboris commu-<text:line-break/>nem qui illis inest. Cocti itaque duros tumores discutiunt,<text:line-break/>cludi vero myrmecias et thymos eiiciunt.</text:p>
      <text:p text:style-name="P1">[4, <text:span text:style-name="Default_20_Paragraph_20_Font"><text:span text:style-name="T1">De olostio.] </text:span></text:span>Olostium desiccandi vim habet cum<text:line-break/>astrictione, quamobrem ipsum ad rupta potui exhibent.</text:p>
      <text:p text:style-name="P1">[3. <text:span text:style-name="Default_20_Paragraph_20_Font"><text:span text:style-name="T1">De olyra, siligine.]</text:span></text:span> Olyra mediam tritici et<text:line-break/>hordei naturam possidet, tam ut nutrimentum quam ut<text:line-break/>medicamentum. Ex illis igitur de istis colligito.</text:p>
      <text:p text:style-name="P2"><text:span text:style-name="Default_20_Paragraph_20_Font"><text:span text:style-name="T14">[6. </text:span></text:span><text:span text:style-name="Default_20_Paragraph_20_Font"><text:span text:style-name="T1">De onagro.]</text:span></text:span> Onagron aut onothera aut ono-<text:line-break/>tllyris. Hujus radix aresacta vinosum quiddam redolet.<text:line-break/>Sed et facultatis Vini est maxime.</text:p>
      <text:p text:style-name="P1">[7- <text:span text:style-name="Default_20_Paragraph_20_Font"><text:span text:style-name="T1">l</text:span></text:span>l<text:span text:style-name="Default_20_Paragraph_20_Font"><text:span text:style-name="T1">e onosmale.]</text:span></text:span> Onosma vel osnlasi vel phloni-<text:line-break/>tisi vel ononis ex acri et amara constat fubstantia. Proinde<text:line-break/>quoque creditur foetus necare et ejicere, foliis ejus i<text:span text:style-name="Default_20_Paragraph_20_Font"><text:span text:style-name="T1">n</text:span></text:span> vino<text:line-break/>potis.</text:p>
      <text:p text:style-name="P1">[S. <text:span text:style-name="Default_20_Paragraph_20_Font"><text:span text:style-name="T1">De onobrychide</text:span></text:span>d Onobrychis rarefaciens dis-<text:line-break/>cutiendique vim obtinet. Proinde folia ejus virentis etiam,-<text:line-break/>num, illita ad morem cataplasmatis, phymata discutiunt,<text:line-break/>aresactae vero, li cum vino bibantur, strangurias sanant,<text:line-break/>Quin etiam sudores elicit cum oleo iuncta.</text:p>
      <text:p text:style-name="P1">[q<text:span text:style-name="Default_20_Paragraph_20_Font"><text:span text:style-name="T1">. De ononide.]</text:span></text:span> Ononis radicem habet tertio qua-.<text:line-break/>dantenus ordine calasacientem. Cortex ejus maxima ^st<text:line-break/>utilis, habens quippiam et abstersorium et incisorium. Itu-<text:line-break/>que non tantum urinas provocat, sed et lapides consringit,<text:line-break/>L a dem IpCultate et crustas Cito detrahit. Utuntur porro ea</text:p>
      <text:p text:style-name="P3">quoque et ad dentium dolores, collui videlicet eam in oxy-<text:line-break/>erato coctam praecipientes.</text:p>
      <text:p text:style-name="P1">[Io. <text:span text:style-name="Default_20_Paragraph_20_Font"><text:span text:style-name="T1">De aceto.] </text:span></text:span>Acetum in primo horum comuicn-<text:line-break/>tariorum mixtae esse substantiae , nempe frigidae pariter et<text:line-break/>calidae, ejusique utriusque tenuium partium demonstratum<text:line-break/>est. Caeterum calidam frigida exuperat. Porro magnam<text:line-break/>desiccandi facultatem obtinet, adeo, ut sit tertii ordinis de-<text:line-break/>siccandum jam completi, utique quum vallatum extiterit.</text:p>
      <text:p text:style-name="P1">[11. <text:span text:style-name="Default_20_Paragraph_20_Font"><text:span text:style-name="T1">De oxyacantho , suina acuta</text:span></text:span>. j OxyacantlIus.<text:line-break/>Haec arbor ut pvro silvestri simili In habet speciem, ita et<text:line-break/>vires non dissimiles. Quin et ipsi fructus, pvri quidem<text:line-break/>silvestris absolute acerbus est, caeterum qui oXyacanthesi et<text:line-break/>tenuium est partium et paulum quiddam incisivam obtinet.<text:line-break/>porro arboris hujus finctus, pyri silvestris fructui similis<text:line-break/>non est, verum myrtis scilicet rubens et rarus. Habet<text:line-break/>vero et nucleos. Porro non esus tantum, sid et bibitus<text:line-break/>assectus omnes fluxionum collibet.</text:p>
      <text:p text:style-name="P1">[12. <text:span text:style-name="Default_20_Paragraph_20_Font"><text:span text:style-name="T1">De opo , succo,] </text:span></text:span>SuCcus tyrenaicus quidem</text:p>
      <text:p text:style-name="P3">omnes et caliditate et tenuitate exuperat, ac proinde etiam<text:line-break/>omnium maxime per halitum discutit, quanquam sane et<text:line-break/>reliqui admodum calidi sunt et spirituofi, siquidem plurima<text:line-break/>eorum pars essentiae aëriae est et igneae. Porro complures<text:line-break/>habentur succi. Quavis namque radice incisu aut caule,<text:line-break/>quod ex vulnere crassem. ac lentum esstuit, succus est, cae-<text:line-break/>terum specialius et velut per excellentiam quandam, Cyre-<text:line-break/>naicum ita nuncupant et Medicum et Syriacum.</text:p>
      <text:p text:style-name="P1">[13. <text:span text:style-name="Default_20_Paragraph_20_Font"><text:span text:style-name="T1">De origano.]</text:span></text:span> Oliganus Heracleotica quidem<text:line-break/>elficacior est onitide, sed agrestis quam quidam panaces<text:line-break/>IIeraclium, alii conylen cognominant, valentior utraque est.<text:line-break/>Omnes velio incidendi, extenuandi, exsecandi calesacien-<text:line-break/>dique facultatem possident, haecque tertio excessu obtinent.<text:line-break/>Porro ea quam tragoriganum appellitant assumpsit etiam<text:line-break/>afflictionis quippiam.</text:p>
      <text:p text:style-name="P1"><text:span text:style-name="Default_20_Paragraph_20_Font"><text:span text:style-name="T1">[P</text:span></text:span>L <text:span text:style-name="Default_20_Paragraph_20_Font"><text:span text:style-name="T1">De orobo, ervo.]</text:span></text:span> Orobus desiccat quidem ex-<text:line-break/>cestu secundo intenso, calesacit vero primo. Porro quate-<text:line-break/>nus amaroris est particeps, eatenus incidit, extergit atque</text:p>
      <text:p text:style-name="P3">obstructiones expedit. Caeterum si sumatur copiose, san-<text:line-break/>guinem per urinas evocat.</text:p>
      <text:p text:style-name="P52">[l st. <text:span text:style-name="Default_20_Paragraph_20_Font"><text:span text:style-name="T1">De olobanche, eri .angina.]<text:tab/></text:span></text:span>Orobanche siccae</text:p>
      <text:p text:style-name="Normal">frigidaeque temperiei est in primo ordine.</text:p>
      <text:p text:style-name="P1">[Iti. <text:span text:style-name="Default_20_Paragraph_20_Font"><text:span text:style-name="T1">De</text:span></text:span>i<text:span text:style-name="Default_20_Paragraph_20_Font"><text:span text:style-name="T1">ory-a.] </text:span></text:span>Oryza habet amictorium quippiam,<text:line-break/>quare mediocriter ventrem sistit.</text:p>
      <text:p text:style-name="P1">[l <text:span text:style-name="Default_20_Paragraph_20_Font"><text:span text:style-name="T1">P De orcite, testiculo canis.]</text:span></text:span> Testiculus. hutln-<text:line-break/>cupatur et herba liaec testiculus canis Radici ejus bulbo-<text:line-break/>fae ac geminae vis inest humida et Calida, ac gustantibus<text:line-break/>dulciuscula est. Caeterum major radix multam videtur ha-<text:line-break/>here humiditatem excrementitiam et Ilatuosam , quapropter<text:line-break/>epota venerem excitat. Altera vero, minor videlicet, o<text:line-break/>contra nimirum admodum elaborata, ut Iit ejus tempera-<text:line-break/>mentum ad catulina et siccius vergens. itaque liaec radix<text:line-break/>tantum abest, ut ad coitum stimulet, ut etiam plane contra<text:line-break/>cohibeat ac reprimat. Eduntur bulborum more tostae.</text:p>
      <text:p text:style-name="P2">[IS. <text:span text:style-name="Default_20_Paragraph_20_Font"><text:span text:style-name="T1">De orclte, serapsetde.] </text:span></text:span>Orchisi quem et sera-<text:line-break/>piada nuncupant, siccioris facultatis est quam prior quoa,<text:line-break/>circa nec similiter ad venerem accommodus est. Oedemata<text:line-break/>illitus disentit, ulcera fordida expurgat et Perpetes sanase<text:line-break/>Siccatus multo ampliusi deficcat. Nam et putrefcentia colla.<text:line-break/>tumaciaque ulcera sanitati restituit, quippe quum quid et<text:line-break/>subastlingens habeat, ac proinde etiam ventrem ex vino<text:line-break/>potus sistit.</text:p>
      <text:p text:style-name="P1">[I q. <text:span text:style-name="Default_20_Paragraph_20_Font"><text:span text:style-name="T1">De oflride.]</text:span></text:span> Oblidi herbae, ex qua fiunt et<text:line-break/>fcopae, amara inest qualitas et obstructiones expediendi<text:line-break/>facultas. Quare in iecinore consistentes adiuvat obstrue<text:line-break/>Usiones.</text:p>
      <text:p text:style-name="P1">Cap. XVI. [I. <text:span text:style-name="Default_20_Paragraph_20_Font"><text:span text:style-name="T1">De pancratio.]</text:span></text:span> PanCratium. Radix<text:line-break/>hujus lcillae gustu et lacultate similis. Quare ea quidam<text:line-break/>pro stilla , fi ea non adsit utuntur, efficit enim omnia in<text:line-break/>genere quidem fimiliter, fed longe imbecillius.</text:p>
      <text:p text:style-name="P1">[2. <text:span text:style-name="Default_20_Paragraph_20_Font"><text:span text:style-name="T1">De paliuro.] </text:span></text:span>Paliuri folia et radix adeo non<text:line-break/>obscuram habent astringendi facultatem , ut et ventrem</text:p>
      <text:p text:style-name="P3">fluentem cohibeant, adeoque discutiunt, ut et phymata<text:line-break/>curent, quae quidem non admodum phlegmonode sunt et<text:line-break/>calida. I ructus porro tantam obtinet incidendi vim, ut ot<text:line-break/>calculos vesicae comminuat et thoracis pulmonisque excrea-<text:line-break/>Lienibus auxilietur.</text:p>
      <text:p text:style-name="P1">[3. <text:span text:style-name="Default_20_Paragraph_20_Font"><text:span text:style-name="T1">De papyro.]</text:span></text:span> Papyrus ipsa quidem per se in<text:line-break/>usum medicinalem haud ingreditur. At macerata aut usta<text:line-break/>utilis elficitur. igitur oxycrato vinove macerata recentia<text:line-break/>ulcera glutinat, maxime in circulum circumposita, verum<text:line-break/>hic quidem est ceu materia, quae medicamenta sanantis ac-<text:line-break/>cipiat. At ubi usta fuerit, medicamentum est exiccatorium,<text:line-break/>velut et chartae combustae cinis, nisi quatenus infirmior est<text:line-break/>papyri cinis.</text:p>
      <text:p text:style-name="P1">[I. <text:span text:style-name="Default_20_Paragraph_20_Font"><text:span text:style-name="T1">De panace lteracleio.] </text:span></text:span>Panaces heracleium. Ex<text:line-break/>lloc iit vocatus opopanax, radicibus ejus et caulibus fodicet<text:line-break/>excisis. Porro opopanax ipse longe est ad plurimos usus<text:line-break/>aptissimus, utpote calefaciens, emolliens et digerens, ponat-</text:p>
      <text:p text:style-name="P3">que ipsum quispiam rn calefaciendo tertii ordinis, in defiC-<text:line-break/>can do vero fecundi. Cortex radicis exiccatorium simul <text:span text:style-name="Default_20_Paragraph_20_Font"><text:span text:style-name="T12">et<text:line-break/></text:span></text:span>calefactorium est medicamentum, fed minus quam fuccus,<text:line-break/>quin et nonnullam llabet abstergendi facultatem. Quare <text:span text:style-name="Default_20_Paragraph_20_Font"><text:span text:style-name="T12">eo<text:line-break/></text:span></text:span>quoque utimur et ad nuda ossium et ad ulcera maligna et<text:line-break/>contumacia. Sufficienter enim talia carnem procreant,<text:line-break/>scilicet abstergendo simul ac deficcando, nec ita magnopere<text:line-break/>ealesaciendo, quae omnia ad carnem generandam necessaria<text:line-break/>sunt, velut in libris De curandi ratione ostendimus. Fructus<text:line-break/>calidus et ipse est ac menfiblls movendis medicamentum<text:line-break/>accommodum. Caeterum nescio quo pacto nunc omnes<text:line-break/>ex more non panaces, sed panaca herbam hanc vocitent.</text:p>
      <text:p text:style-name="P1">[3. <text:span text:style-name="Default_20_Paragraph_20_Font"><text:span text:style-name="T1">De panace Asclepio.]</text:span></text:span> Panaces Asclepium minus<text:line-break/><text:span text:style-name="Default_20_Paragraph_20_Font"><text:span text:style-name="T12">est </text:span></text:span>calidum supra dicto panace, quamobrem floribus ejus<text:line-break/>et fructu melli mixtis ad ulcera, phymata et phagedaenas<text:line-break/>utuntur.</text:p>
      <text:p text:style-name="P1">[6. <text:span text:style-name="Default_20_Paragraph_20_Font"><text:span text:style-name="T1">De panace ch ironi</text:span></text:span>a.] Panaces cheironium <text:span text:style-name="Default_20_Paragraph_20_Font"><text:span text:style-name="T12">et<text:line-break/></text:span></text:span>ipsum similem praedicto facultatem possidet.</text:p>
      <text:p text:style-name="P2">[f. <text:span text:style-name="Default_20_Paragraph_20_Font"><text:span text:style-name="T1">De paronychi</text:span></text:span>i<text:span text:style-name="Default_20_Paragraph_20_Font"><text:span text:style-name="T1">t.]</text:span></text:span> Paronychia ab effectu nomi-<text:line-break/>nata est, sanat enim paron vcllias, ut et refert Diosuorides,<text:line-break/>favos quoque. is ejus est tenuium partium et exiccatori<text:span text:style-name="Default_20_Paragraph_20_Font"><text:span text:style-name="T1">a<text:line-break/></text:span></text:span>morsu vacans, Talia enim sint oportet, quae paronychias<text:line-break/>sanant. Porro satis constat tale esse idoneum ad discutien-<text:line-break/>dos affectus omnes, qui discuti postulant. Talia enim sunt,<text:line-break/>quae quum ex tertio sint ordine calesacientium et deliccan-<text:line-break/>tium, velut et lloc essentiae insuper tenuis sunt.</text:p>
      <text:p text:style-name="P1">[S. <text:span text:style-name="Default_20_Paragraph_20_Font"><text:span text:style-name="T1">De pentaph</text:span></text:span>r<text:span text:style-name="Default_20_Paragraph_20_Font"><text:span text:style-name="T1">llo.] </text:span></text:span>Pentaphylli radix desiccat ve-<text:line-break/>llementer, minimum vero acris est. Quare multo est usui,<text:line-break/>velut alia quoque omnia, quae quum sint tenuium partium,<text:line-break/>citra morsum desiccant. l.st enim haec radix desiccatoria<text:line-break/>ex tertio ordine, minimum habens evidentis caliditatis.</text:p>
      <text:p text:style-name="P1">[q. <text:span text:style-name="Default_20_Paragraph_20_Font"><text:span text:style-name="T1">De peplo.] </text:span></text:span>Peplos , quidam Utro papaver spu-<text:line-break/>meuln. I.t llic sruticulus succum habet similem tithymallis,<text:line-break/>cum in aliis, tum quia purgat ceu illu</text:p>
      <text:p text:style-name="P2">[Io. <text:span text:style-name="Default_20_Paragraph_20_Font"><text:span text:style-name="T1">De peplis</text:span></text:span> PepIium. Et hic quoque frutiCu-<text:line-break/>lusi succum obtinet sicut tithymalli, nasciturque plerumque<text:line-break/>ad mare. Radicem habens inutilem ut et pep<text:span text:style-name="Default_20_Paragraph_20_Font"><text:span text:style-name="T1">l</text:span></text:span>os, succum<text:line-break/>vero validum nec ipsum admodum utilem, sed semen utile<text:line-break/>est et fistulosum similiter, ut semen pepli purgans.</text:p>
      <text:p text:style-name="P1">[II. <text:span text:style-name="Default_20_Paragraph_20_Font"><text:span text:style-name="T1">De pipere.] </text:span></text:span>Piperis radix vires costo similes<text:line-break/>potissimum obtinet. Porro fructus nuper quidem admodum<text:line-break/>germinantis longum piper est, quare etiam maturo humidius<text:line-break/>est. Humiditatis ejus indicium est, quod facile repositum<text:line-break/>perforetur, ac non protinus mordicet, sed post paulo inci-<text:line-break/>piat, verum plusculum duret. Porro fructus qui velut<text:line-break/>ompllax est, piper album est, nigro quidem acrius. Nam<text:line-break/>istud jam quasi superassatum est et superexiccatum. Verum<text:line-break/>utrumque valenter tum calesacit tum desiccat.</text:p>
      <text:p text:style-name="P1">[12. <text:span text:style-name="Default_20_Paragraph_20_Font"><text:span text:style-name="T1">De persea.] </text:span></text:span>Perseae folia astringentem vim mo-<text:line-break/>dice participant, adeo ut queant etiam nonnunquam utiliter<text:line-break/>sanguinis eruptione affectis partibus imponi.</text:p>
      <text:p text:style-name="P2"><text:span text:style-name="Default_20_Paragraph_20_Font"><text:span text:style-name="T9">[13. </text:span></text:span><text:span text:style-name="Default_20_Paragraph_20_Font"><text:span text:style-name="T1">De perialymeno.]</text:span></text:span> Periclymeni utilis est tum<text:line-break/>fructus tum folia adeo vehementer incidentis pariter et<text:line-break/>calesacientis facultatis, ut si plusculum bibantur, urinam<text:line-break/>sanguinolentam elficiant, principio quidem urinam duntaxat<text:line-break/>moventia. Porro foris cum oleo illita calesaciunt. .Iuvant<text:line-break/>et lienosos et difficulter spirantes. Competens potionis<text:line-break/>mensura est drachmae unius cum vino. Porro desiccat<text:line-break/>quoque semen, et quidam ajunt, li copiosius bibatur, fieri-<text:line-break/>litatem omnimodam bibentibus afferre. Sed et sunt qui<text:line-break/>Certum dierum numerum ad talem potionem praefiniunt,<text:line-break/>ut et Dioscolides, qui septem et triginta tradi eos refert. Hic<text:line-break/>etiam urinam cruentam reddi a sexto die memorat.</text:p>
      <text:p text:style-name="P1">[14. <text:span text:style-name="Default_20_Paragraph_20_Font"><text:span text:style-name="T1">De pertstereone, verbena.]</text:span></text:span> Perillereon. Ap-<text:line-break/>peltata est inde adeo, quod in ea columbae versentur. Vim<text:line-break/>habet hactenus desiccantem, ut vulnera conglutinet.</text:p>
      <text:p text:style-name="P1">[IS. <text:span text:style-name="Default_20_Paragraph_20_Font"><text:span text:style-name="T1">De petajue.] </text:span></text:span>Petafites ex tertio est ordine de</text:p>
      <text:p text:style-name="P3">siccantium. Quamobrem ad cacoëthe et phagedaenica ulcera<text:line-break/>ea utuntur.</text:p>
      <text:p text:style-name="P1">[16. <text:span text:style-name="Default_20_Paragraph_20_Font"><text:span text:style-name="T1">De petroselino.]</text:span></text:span> Petroselini semen maxime usui<text:line-break/>est, quum tota etiam herba una cum radice similem, sed<text:line-break/>imbecilliorem facultatem sortiatur. Est autem ut gustu acre<text:line-break/>cum amarore, lic et in operibus calidum una cum incidendi<text:line-break/>effectu. Hinc mensas et urinas affatim provocat, quin et<text:line-break/>flatus extinguit. Pueri t itaque et ipsum tertii ordinis tum<text:line-break/>calesacientium tum desiccandum. Porro Cilices id modo<text:line-break/>petroselinon appellant, quod natum est in Amano, sed id<text:line-break/>smvrnium potius suerit quam petroselinum, non tamen ita<text:line-break/>multum a petroselini viribus abest.</text:p>
      <text:p text:style-name="P1">[I 7. <text:span text:style-name="Default_20_Paragraph_20_Font"><text:span text:style-name="T1">De peuce</text:span></text:span>s<text:span text:style-name="Default_20_Paragraph_20_Font"><text:span text:style-name="T1">lano.] </text:span></text:span>Peucedani radice quidem maxi-<text:line-break/>me, sed tamen etiam succo et liquore utimur. Sunt autem<text:line-break/>omnia haec ejusdem specie facultatis, sed valentior succus<text:line-break/>admodum calefaciens et digerens. Quare aflectibus omni-<text:line-break/>bus citra nervos consistentibus convenire Creditur, tum</text:p>
      <text:p text:style-name="P3">morbis in pulmone thoraceque ex crassitie et lentore humo-<text:line-break/>russi provenientibus. Atque intro quidem in corpus sum-<text:line-break/>ptus, sed tamen etiam olfactu prodest. Porro quod incidat<text:line-break/>et extenuet, saepe etiam dentium per<text:span text:style-name="Default_20_Paragraph_20_Font"><text:span text:style-name="T1">i</text:span></text:span>uraturum dolores ca-<text:line-break/>vitati impositus protinus sedavit, quia videllcet tenuium est<text:line-break/>partium et calesactoriusi. Quin etiam lienes induratos juvat,<text:line-break/>nempe incidendo discutiendo atque extenuando crassas hu-<text:line-break/>mores. Sed et radice ad haec uti liceat, quae et fqua-<text:line-break/>mas celerrime ab ossibus separat, quia videlicet valide de-<text:line-break/>siccat, minus tamen quam succus calefaciens. Et ulceribus<text:line-break/>contumacibus remedium est optimum arida illita , ipsa enim<text:line-break/>expurgat, Carnem inducit et ad cicatricem perducit, calefit-<text:line-break/>ciens quidem ordine secundo jam completo, desiccans vero<text:line-break/>tertio jam incipiente.</text:p>
      <text:p text:style-name="P1">[1S. <text:span text:style-name="Default_20_Paragraph_20_Font"><text:span text:style-name="T1">Depegano, ruta.] </text:span></text:span>Ruta agrestis ex quarto est<text:line-break/>ordine calefacieutium et siccandum , domestica vero ex ter-<text:line-break/>sio. Est autem non solum gustu a<text:span text:style-name="Default_20_Paragraph_20_Font"><text:span text:style-name="T1">c</text:span></text:span>ri, sed ^st amaro. Lx</text:p>
      <text:p text:style-name="P3">quo sane etiam discutere atque incidere Crassos leniosque<text:line-break/>humores potest. Ob eam vim et urinas movet. Quin et<text:line-break/>tenuium est partium flatusque extinguit. Quare ad infla-<text:line-break/>tiollesi competit, ac veneris appetitum cohibet, discutitque<text:line-break/>atque exiccat sane strenue, est enim eorum ex numero me-<text:line-break/>dicamentorum quae valenter deficcant. Porro quod supe-<text:line-break/>Pius moly et besasan nominari diximus et ipsum utique fue-<text:line-break/>ri t ruta fyl vestris.</text:p>
      <text:p text:style-name="P1">[I q. <text:span text:style-name="Default_20_Paragraph_20_Font"><text:span text:style-name="T1">De pice.] </text:span></text:span>Pix sicca quidem desiccat et calesacit<text:line-break/>fecundo a mediocribus excessu, ac plus desiccare potest quam<text:line-break/>calesacere. Humida vero e contra plus videlicet calefacit<text:line-break/>quam deslccat, habetque nonnullam partium tenuitatem, qua<text:line-break/>et astllmaticos et purulentus adiuvat. Satis est autem cyathi<text:line-break/>linxisse mensuram melli mixtae. Sed et abstergendi quan-<text:line-break/>dam vim habent atque concoquendi digerendique , veluti<text:line-break/>et in gustu subamarum quiddam et acre. Sic leprosos nu-<text:line-break/>gues eximunt mixtae cum cera lichenasque detergunt. Con-</text:p>
      <text:p text:style-name="P3">coquunt item duros et incoctos tumores omnes cataplasmatis<text:line-break/>inditae. Ad ea omnia humida valentior est. Arida vero<text:line-break/>pix, tametsi ad llaec quidem deterior est, glutinandis tamen<text:line-break/>vulneribus magis congruit. Ex Ilis itaque clarum est, hu-<text:line-break/>nlidae pici calidam humiditatem affatim esse admixtam.</text:p>
      <text:p text:style-name="P1">[20. <text:span text:style-name="Default_20_Paragraph_20_Font"><text:span text:style-name="T1">De oleo picino.] </text:span></text:span>Pisselaeum ex li umida pice<text:line-break/>efficitur, genere quidem illi simile, sed essentiae tenuiorum<text:line-break/>partium.</text:p>
      <text:p text:style-name="P53">[2L <text:span text:style-name="Default_20_Paragraph_20_Font"><text:span text:style-name="T1">De p</text:span></text:span>i<text:span text:style-name="Default_20_Paragraph_20_Font"><text:span text:style-name="T1">stacia.]</text:span></text:span> Pistacium. In Syria ubertim<text:line-break/>haec planta nascitur.<text:tab/>I Luctus ejus quodammodo tenuioris</text:p>
      <text:p text:style-name="Normal">essentiae est, subamarum quiddam et odoratum habens.<text:line-break/>Obstructiones itaque liberat, sed maxime jecoris vernula-<text:line-break/>men etiam thoracis pulmonisique.</text:p>
      <text:p text:style-name="P1">[22. <text:span text:style-name="Default_20_Paragraph_20_Font"><text:span text:style-name="T1">De pascalibus , fructibus picearum.]</text:span></text:span> Pityides.<text:line-break/>Nominatur ita sructusi picearum. At quidam per abusum<text:line-break/>similiter quoque pi<text:span text:style-name="Default_20_Paragraph_20_Font"><text:span text:style-name="T1">n</text:span></text:span>i fructum nuncupant. Mixtam Vim</text:p>
      <text:p text:style-name="P3">obtinent, utpote astringentes et acrimoniam quandam cum<text:line-break/>amarore possidentes. Quamobrem thoracis pulmonisque<text:line-break/>expuitionibus conferunt.</text:p>
      <text:p text:style-name="P1">[23. <text:span text:style-name="Default_20_Paragraph_20_Font"><text:span text:style-name="T1">De picea.] </text:span></text:span>Piceae cortex vincentem llabet fa-<text:line-break/>cultatem astlictoriam usque adeo, ut et interrigines bellissi-<text:line-break/>me illitus sanet et ventrem potus sistat. Sed et ambusta<text:line-break/>cicatrice includit. Porro tedae cortex illi assimilis est, sed<text:line-break/>Vilibus tamen moderatoribus. In soliis arboris utriusque,<text:line-break/>ut quae multo sunt cortice humidiora, visi inest ulcerum<text:line-break/>glutinatoria. In cono, quanquam Ilis similis fit, validior<text:line-break/>tamen facultas est, tum in cortice tum in foliis, adeo ut<text:line-break/>dictorum nibil probe elficere queat, verum molestam quam-<text:line-break/>piam llabeat mordacitatem. Porro fuligo quae ex dictis<text:line-break/>colligitur ad depilatas palpebras accommoda est, itemque<text:line-break/>ad angulos oculorum erosos, lippientes ac lachrymantes.</text:p>
      <text:p text:style-name="P1">[24. <text:span text:style-name="Default_20_Paragraph_20_Font"><text:span text:style-name="T1">De pityusa.]</text:span></text:span> Pityusa. Et hanc quidam spe-<text:line-break/>ciem putant esse tithymalli, quod succum habeat ut illae,</text:p>
      <text:p text:style-name="P3">quodque similiter issis purget, caeteraque omnia viribus illis<text:line-break/>sit assimilis.</text:p>
      <text:p text:style-name="P1">[23. <text:span text:style-name="Default_20_Paragraph_20_Font"><text:span text:style-name="T1">De platano.] </text:span></text:span>Platanus humidiores si igidiorisque<text:line-break/>essentiae est non ita multo quam moderata. Proinde folia<text:line-break/>viridia trita et illita non obscure phlegmonas nascentes ad-<text:line-break/><text:span text:style-name="Default_20_Paragraph_20_Font"><text:span text:style-name="T1">i</text:span></text:span>uvant. Cortex autem et pilulae magis desiccantem vim<text:line-break/>obtinent, ut ille quidem in aceto coctus ad dentium adhi-<text:line-break/>beatur dolores, pilulae vero cum adipe ad ulcera ambusta.<text:line-break/>Sunt autem qui cortice combusto medicamentum desiccato-<text:line-break/>rium et abstersorium elficiunt, ut cum aqua lepras sanet,<text:line-break/>per sese autem illitum ob humorem nimium ulcera vetera<text:line-break/>et sordida. Vitandus est pulvis foliis arboris incidens, alio-<text:line-break/>qui si spiritu attrahatur arteriam offendit, valenter desiccans<text:line-break/>et exasperans, vocemque laedit, sicut sane etiam visum et<text:line-break/>auditum, si in oculos aut aures inciderit.</text:p>
      <text:p text:style-name="P1">[26. <text:span text:style-name="Default_20_Paragraph_20_Font"><text:span text:style-name="T1">De pol</text:span></text:span>r<text:span text:style-name="Default_20_Paragraph_20_Font"><text:span text:style-name="T1">gono , serninali.] </text:span></text:span>Polygonon uti astri-<text:line-break/>dionem quandam obtinet, ita sane vincit in eo aqueum</text:p>
      <text:p text:style-name="P3">frigidum , ut videlicet secundi fit ordinis medicamentorum<text:line-break/>resiugerantium, aut etiam quodammodo in initio tertii.<text:line-break/>Proinde sane quibus stomachus aestu servet, foris frigidum<text:line-break/>illitum prodest, velut etiam eryfipelata et calidas phlegmo-<text:line-break/>nas juVat. Porro tale quum fit et fluxiones repercutit et<text:line-break/>hac ratione videtur esse exiccatorium. Quare cum lIerpe-<text:line-break/>tum tum ulcerum tum aliorum bonum est remedium, tum<text:line-break/>etiam elficacissimum in inflammatis et fluxione tentatis par-<text:line-break/>tibus. Est et cruentorum vulnerum glutinatorium. Sed<text:line-break/>et aulium ulceribus prodest, ac fi vel plurimum infit puris,<text:line-break/>hoc tamen etiam desiccat. Easdem ob faoultatasi sistit pro-<text:line-break/>fluvium muliebre, ac dysenteriam et sanguinis ejectiones et<text:line-break/>undecunque aliunde immoderatius quippiam feratur. Refert<text:line-break/>Diolborides; quod et urinam provocet exhibitum stillicidio<text:line-break/>et stranguria affectis, non tamen exacte dispositionem^ dis-<text:line-break/>criminat, in qua ipsum dari expediat. Porro mas ad omnia<text:line-break/>dicta quam foemina validioris est effectus.</text:p>
      <text:p text:style-name="P1">[2 <text:span text:style-name="Default_20_Paragraph_20_Font"><text:span text:style-name="T1">P De p</text:span></text:span>o<text:span text:style-name="Default_20_Paragraph_20_Font"><text:span text:style-name="T1">lygalo.]</text:span></text:span> Polygalon modice austera folia</text:p>
      <text:p text:style-name="P3">obtinet. Videntur autem, si bibantur, lac generare. Itaque<text:line-break/>superaverit in eo calidum ac humidum.</text:p>
      <text:p text:style-name="P1">sub. <text:span text:style-name="Default_20_Paragraph_20_Font"><text:span text:style-name="T1">De polygonato.] P</text:span></text:span>olvgonatum mixtam habet<text:line-break/>tum sacultatem tum qualitatem, habet enim astrictione pa-<text:line-break/>riter et acrimoniae quippiam, ine non fastidiosum quendam<text:line-break/>amarorem explicatu disimilem. Quocirca nec admodum est<text:line-break/>usui, sed tantum quod radicem ejus quidam vulneribus illi-<text:line-break/>nunt. Sunt etiam qui naevos in facie illo detergant.</text:p>
      <text:p text:style-name="P1">[2q. <text:span text:style-name="Default_20_Paragraph_20_Font"><text:span text:style-name="T1">De p</text:span></text:span>o<text:span text:style-name="Default_20_Paragraph_20_Font"><text:span text:style-name="T1">lemonia.]</text:span></text:span> Polemonium quidam Philetae-<text:line-break/>rium , quidam veluti Cappadoces chiliodynamion , tenuium<text:line-break/>partium est et desiccantis facultatis. Quamobrem quidam<text:line-break/>radicem ejus cum vino ad ischiadicos, dysinteriam lienem-<text:line-break/>que induratum potui exhibent.</text:p>
      <text:p text:style-name="P1">[30. <text:span text:style-name="Default_20_Paragraph_20_Font"><text:span text:style-name="T1">De polio.] </text:span></text:span>Polium amarum est gustantibus et<text:line-break/>modice acre. Obstructione itaque liberat viscera omnia,<text:line-break/>nrinamque et menses ciet. Ac viride existens etiamnum<text:line-break/>magna vulnera glutinat et maxime species ejus fruticosa;</text:p>
      <text:p text:style-name="P3">aridum quum suerit, maligna ulcera sanat illitum , et magis<text:line-break/>hoc praestat quod minus est.</text:p>
      <text:p text:style-name="P1">[31. <text:span text:style-name="Default_20_Paragraph_20_Font"><text:span text:style-name="T1">De polio minore. ]</text:span></text:span> Polium minus, quo etiam<text:line-break/>utlmur ad antidotos^ nam et acrius et amarius est ma<text:span text:style-name="Default_20_Paragraph_20_Font"><text:span text:style-name="T1">i</text:span></text:span>ore,<text:line-break/>adeo ut ex tertio sit ordina deficcantium, ex secundo autem<text:line-break/>completo calesacientium.</text:p>
      <text:p text:style-name="P1">[32. <text:span text:style-name="Default_20_Paragraph_20_Font"><text:span text:style-name="T1">De polycnelno</text:span></text:span>.] Polycnemon deficcat et calesacit<text:line-break/>secundo excessu, proptereaque vulnera glutinat.</text:p>
      <text:p text:style-name="P1">[33. <text:span text:style-name="Default_20_Paragraph_20_Font"><text:span text:style-name="T1">De potalnogedone.]</text:span></text:span> Potamogeiton astringit et<text:line-break/>refrigerat similiter polygono , sed substantia ejus crassior<text:line-break/>quam polygoni est.</text:p>
      <text:p text:style-name="P54">34.<text:span text:style-name="Default_20_Paragraph_20_Font"><text:span text:style-name="T1"><text:tab/>De polypodt</text:span></text:span>b.] Polypodium dulcem simul et<text:line-break/>austeram liabet vincentem qualitatem, ut facultatis fit asse<text:line-break/>modum quidem desiccante citra morsum tamen.</text:p>
      <text:p text:style-name="P1">[3o. <text:span text:style-name="Default_20_Paragraph_20_Font"><text:span text:style-name="T1">De prasio, marrubio.] </text:span></text:span>Prafium sicut gustu<text:line-break/><text:span text:style-name="Default_20_Paragraph_20_Font"><text:span text:style-name="T12">amarum est, ita si qpssa </text:span></text:span>utatur, convenientem huic sap<text:span text:style-name="Default_20_Paragraph_20_Font"><text:span text:style-name="T1">o</text:span></text:span>ri</text:p>
      <text:p text:style-name="P3">actionem possidet, jecur aC lienem obstructione liberans et<text:line-break/>thoracem pulmonemque expurgans, ac mensis promovens.<text:line-break/>Sed et illitum detergit ac discutit. Ac liquis ipsum ponat<text:line-break/>in calore quidem secundi ordinis jam completi, in siccitate<text:line-break/>tertii medii, aut completi. Succo ejus ad aciei oculorum<text:line-break/>claritatem utuntur cum melle. Quin etiam et per nares<text:line-break/>auriginem purgant, et ad aurium dolores inveteratos adhi-<text:line-break/>bent, utique in quibus obstructionem discutere, lneatumque<text:line-break/>ipsum et ramos meningum seu membranarum expurgare est<text:line-break/>usus.</text:p>
      <text:p text:style-name="P1">[3si. <text:span text:style-name="Default_20_Paragraph_20_Font"><text:span text:style-name="T1">De propoli.] </text:span></text:span>Propolis deterrentis non ita va-<text:line-break/>lentis est facultatis, caeterum admodum valenter attrahentis,<text:line-break/>est enim edentia tenuium partium, calefacit autem ordine<text:line-break/>secundo completo, aut tertio incipiente.</text:p>
      <text:p text:style-name="P1">[3su <text:span text:style-name="Default_20_Paragraph_20_Font"><text:span text:style-name="T1">De ptarmice.] </text:span></text:span>Ptarmices flores quidem ciendae<text:line-break/>sternutationis vim obtinent, unde et herbae nomen obVenit.<text:line-break/>Totus autem frutex li contundatur viridis, fligi llata et redi-</text:p>
      <text:p text:style-name="P3">quas ecchymoseis discutit, est enim temperies ejus calida<text:line-break/>et sicca, viridis etiamnum ordine secundo, si siccata, tertio.</text:p>
      <text:p text:style-name="P1">[3S. <text:span text:style-name="Default_20_Paragraph_20_Font"><text:span text:style-name="T1">De plebea, ulmo.]</text:span></text:span> Ulmi soliis quandoque re-.<text:line-break/>eens vulnus glutinavimus , confidentes astringentem pariter<text:line-break/>et detergentem inesse illis facultatem. t Cortex amplius<text:line-break/>etiam fubamarus est et astrictorius. Itaque cum aceto <text:span text:style-name="Default_20_Paragraph_20_Font"><text:span text:style-name="T12">et<text:line-break/></text:span></text:span>lepram sanat. Porro viridis etiamnum ac recens, si vulne-<text:line-break/>ribus vinculi vice circumligetur, ea glutinare potest.. Radices<text:line-break/>eandem sacultatem obtinent, nam et decocto earum quidam<text:line-break/>perfundunt fracturas, quae callo inducto opus habent.</text:p>
      <text:p text:style-name="P1">[3q. <text:span text:style-name="Default_20_Paragraph_20_Font"><text:span text:style-name="T1">De pteride fllice et thelypteride, fllice suemina.]<text:line-break/></text:span></text:span>Flli x radicem habet maxime utilem, latum enim lnmbricum<text:line-break/>interficit, fi quis eam quatuor drachmis in meliorato ebibat.<text:line-break/>Ad eundem modum [partum vivum quidem necare, mor-<text:line-break/>tuum autem eiicere nurum non elh Est enim amara pau-<text:line-break/>lum habens astructionis. Quamobrem ulceribus imposita</text:p>
      <text:p text:style-name="P3">vim habet valenter desiccandi, non tamen mordax est. Si-<text:line-break/>nlilenl ei vim habet filix foemina nominata.</text:p>
      <text:p text:style-name="P1">suo. <text:span text:style-name="Default_20_Paragraph_20_Font"><text:span text:style-name="T1">De pycnocomo.] </text:span></text:span>Pycnocomi radix fructus et<text:line-break/>folia discutientis attrallenti.sque sunt facultatis, quum et<text:line-break/>gustu sint acria. Polia itaque phymata et furunculos dis-<text:line-break/>cudunt. l ructus valentior est et haec quidem efficere<text:line-break/>potest mixtus alicui discutienti Illu cataplasmatum, cu<text:span text:style-name="Default_20_Paragraph_20_Font"><text:span text:style-name="T1">i</text:span></text:span>usmodi<text:line-break/>est quod ex hordeacea farina conficitur. Palos et alia id<text:line-break/>genus infixa ad extimam cutem elicit, radix autem ad su-<text:line-break/>pradicta quidem deterior est et inlirmior, caeterum bilem<text:line-break/>flavam purgat.</text:p>
      <text:p text:style-name="P1">lu. <text:span text:style-name="Default_20_Paragraph_20_Font"><text:span text:style-name="T1">De p</text:span></text:span>v<text:span text:style-name="Default_20_Paragraph_20_Font"><text:span text:style-name="T1">rethro.] </text:span></text:span>Pyrethri radice potissimum uti-<text:line-break/>nlur causticam urentenive facultatem obtinente, qua utique<text:line-break/>etiam dentium resiigt ratorum dolores mitigat. Et ad ri-<text:line-break/>gores ante periodum cum oleo confricatur. Ad haec stu-<text:line-break/>pidos quoque et resolutos juvati</text:p>
      <text:p text:style-name="P2"><text:span text:style-name="Default_20_Paragraph_20_Font"><text:span text:style-name="T9">[42. </text:span></text:span><text:span text:style-name="Default_20_Paragraph_20_Font"><text:span text:style-name="T1">De pyro, tritico.]</text:span></text:span> Triticum ut alimentum<text:line-break/>quidem quam habeat naturam non est hujus instituti ex-<text:line-break/>ponere, ut medicamentum vero foris impositum primi est<text:line-break/>ordinis calefacientium , non tamen nec resecare , nec hu-<text:line-break/>mectare manisesto potest, habet vero etiam quid lentum<text:line-break/>obstruentisque facultatis. Porro quod ex eo conficitur<text:line-break/>amylum, eo tum frigidius est tum liccius. Quod vero ex<text:line-break/>pane fit cataplasma , vim habet magis discutientem quam<text:line-break/>quod ex tritico, nimirum quum et salem et fermentum<text:line-break/>panis adj uncta habeat, quippe quum sarmentum vim habeat<text:line-break/>attrahendi disdltiendique ea quae in alto resident.</text:p>
      <text:p text:style-name="P1">Cap. XVII. [t. <text:span text:style-name="Default_20_Paragraph_20_Font"><text:span text:style-name="T1">De rltamno.]</text:span></text:span> Rhamnus desiccat<text:line-break/>et discutit excessu secundo, resrigerat in primo completo<text:line-break/>aut secundo incipiente. Proinde <text:span text:style-name="Default_20_Paragraph_20_Font"><text:span text:style-name="T4">llerpet.es </text:span></text:span>sanat et erylipe-<text:line-break/>lata non magnopere Calida. Caeterum ad haec teneris uten-<text:line-break/>dum est ejus foliis.</text:p>
      <text:p text:style-name="P1">[2. <text:span text:style-name="Default_20_Paragraph_20_Font"><text:span text:style-name="T1">De raphano , radicula.] </text:span></text:span>Radicula calefacit qui-<text:line-break/>dem excessu tertio, desiccat vero secundo. Agrestis autem</text:p>
      <text:p text:style-name="P3">in utroque efficacior est. Quin et semen ipsum planta etsi-<text:line-break/>cacius est. Facultas ei inest discutiendi , itaque ad sugillata<text:line-break/>et alia id genus livida ob talem facultatem accommoda<text:line-break/>existunt.</text:p>
      <text:p text:style-name="P1">[3. <text:span text:style-name="Default_20_Paragraph_20_Font"><text:span text:style-name="T1">De Aleo, rlla pontico.]</text:span></text:span> silicum, quidam id rlla<text:line-break/>nuncupant, mixtam habet tum temperiem tum facultatem,<text:line-break/>habet enim quiddam terrestre frigidum, ceu indicio est astri-<text:line-break/>ctio, et adjuncta est quaedam caliditas, siquidem si pluscu-<text:line-break/>lum mandatur, subacre conspicitur. Quin etiam aereae<text:line-break/>cu<text:span text:style-name="Default_20_Paragraph_20_Font"><text:span text:style-name="T1">i</text:span></text:span>usdam substantiae tenuis est particeps, quod indicat tum<text:line-break/>laxitas tum levitas, non minime vero et opera. Ob id<text:line-break/>enim licet astringens non tantum convulsis, fid et ruptis et<text:line-break/>orthopnoeae prodest. Sic quoque liventia et lichenas sanat<text:line-break/>illitum cum aceto. Porro quod astrictionis opera haud in-<text:line-break/>strenua sunt hinc discere liceat, quod sanguinem expuenti-<text:line-break/>bus coeliacis et dysentericis conserat. Nec enim reluctatur<text:line-break/>terrestri frigido tenue ai reum , imo eo quod deducat et in<text:line-break/>altum perducat, valentioris effectus causa existit.</text:p>
      <text:p text:style-name="P2"><text:span text:style-name="Default_20_Paragraph_20_Font"><text:span text:style-name="T14">[4. </text:span></text:span><text:span text:style-name="Default_20_Paragraph_20_Font"><text:span text:style-name="T1">De restnis.]</text:span></text:span> Resinae omnes deficcant et calefac<text:line-break/>ciunt. Caeterum inter fe discrepant, quod plus ac minus<text:line-break/>habeant in gustu quidem acrimoniae, in facultate vero casi-<text:line-break/>ditatis, tum quod aliae plus, aliae minus sortitae funt par-<text:line-break/>tium tenuitatis, praeterea quod nonnullae astrictionis funt<text:line-break/>participes, aliae nequaquam. Primas merult omnium non<text:line-break/>iniuria lentiscina, eam vocant mastichem. Nam praeter-<text:line-break/>quam quod paucula ei adest astrictio, adeo ut stomachi ven-<text:line-break/>trisqne et Iecoris imbecillitatibus et phlegmonis conveniat,<text:line-break/>insuper illi inest mordacitate vacans desiccatio. Minimum<text:line-break/>enim acris est et maxime tenuium partium. Inter alias<text:line-break/>praefertur terebinthina, manifestam quidem non similiter<text:line-break/>atque mastiche astrictionem possidens, caeterum adiunctum<text:line-break/>habens amarorem quendam, per qn<text:span text:style-name="Default_20_Paragraph_20_Font"><text:span text:style-name="T1">b</text:span></text:span>m niagis etiam quam<text:line-break/>mastiche digerit. Ob Candens qualitatem mest et abstersis,<text:line-break/>tanta quidem ut et psoras sanet Quin etiam quae in<text:line-break/>profilndo resident, caeteris resinis magis attrahit, nimirum<text:line-break/>quum illis majorem habeat partium tenuitatem. Attamen</text:p>
      <text:p text:style-name="P55"><text:span text:style-name="Default_20_Paragraph_20_Font"><text:span text:style-name="T14">[2</text:span></text:span><text:span text:style-name="Default_20_Paragraph_20_Font"><text:span text:style-name="T16">. </text:span></text:span><text:span text:style-name="Default_20_Paragraph_20_Font"><text:span text:style-name="T1">De sumpse</text:span></text:span>r<text:span text:style-name="Default_20_Paragraph_20_Font"><text:span text:style-name="T1">o, m usu rana]<text:tab/></text:span></text:span>Sampsucum tenuium</text:p>
      <text:p text:style-name="Normal">partium et digerentis est facultatis, desiccat enim et calefacit<text:line-break/>ordine tertio.</text:p>
      <text:p text:style-name="P1">[3<text:span text:style-name="Default_20_Paragraph_20_Font"><text:span text:style-name="T1">. De sepiolae, culia lignorum.] </text:span></text:span>Carica lignorum<text:line-break/>et maxime quae participant astrictionis simul et abstersionis,<text:line-break/>velut ulmus expurgat ini detque ulcera humida-</text:p>
      <text:p text:style-name="P1">[i<text:span text:style-name="Default_20_Paragraph_20_Font"><text:span text:style-name="T1">. De sarcocolla. </text:span></text:span>Sarcocolla lachryma est arboris<text:line-break/>persicae. Mixtam vim habet ex emplastica quadam sub-<text:line-break/>stantia et paucula amara. Itaque citra morsum desiccat,<text:line-break/>ac proinde glutinare vulnera valet.</text:p>
      <text:p text:style-name="P1">[L <text:span text:style-name="Default_20_Paragraph_20_Font"><text:span text:style-name="T1">De satyrio.] </text:span></text:span>Satyrium aut trifolium humidum<text:line-break/>et calidum temperamento est, quamobrem gustu quoque ap-<text:line-break/>paret dulce, attamen excrementitiam et flatuosam humidi-<text:line-break/>tatem possidet. Quocirca ad venerem incitat. Haec vero<text:line-break/>et herbae ipsius radi.x praestare potest. Porro, ut quidam<text:line-break/>ajunt, ex vino nigro austero potum sanat opisthotonon.</text:p>
      <text:p text:style-name="P1"><text:span text:style-name="Default_20_Paragraph_20_Font"><text:span text:style-name="T1">[fi. De salino, apio.]</text:span></text:span> Apium usque adeo calidum<text:line-break/>est, ut et urinas et mensas cieat. ldatus quoque discutit</text:p>
      <text:p text:style-name="P3">et magis femen quam herba ipsa. Sed et oreofelini et<text:line-break/>Hippofelini similis vis est, verum Hippofelinon imbecillius<text:line-break/><text:span text:style-name="Default_20_Paragraph_20_Font"><text:span text:style-name="T12">est, </text:span></text:span>oreofelinon valentius.</text:p>
      <text:p text:style-name="P1"><text:span text:style-name="Default_20_Paragraph_20_Font"><text:span text:style-name="T1">[su Deseride, cichorio.]. </text:span></text:span>Seris olus est subamarum<text:line-break/>et magis quod agreste est, quod ob id ipsam amaram qui-<text:line-break/>dam nuncupant, quidam vero cichorium appellant. Est<text:line-break/>autem ea siccae srigidaeque temperiei, utrunqile primo els-<text:line-break/>cesse. Porro domestica magis etiam quam agrestis refrigerat,<text:line-break/>sed et humiditatis multae. admixtio slccitatem extinguit.<text:line-break/>Verum utraque astringentis qualitatis est particeps, velut<text:line-break/>et chondrila , nam et ipsa est sereosi species. . .</text:p>
      <text:p text:style-name="P1">[S. <text:span text:style-name="Default_20_Paragraph_20_Font"><text:span text:style-name="T1">De serspho.] </text:span></text:span>Seriphum. .Dictum sane de boo<text:line-break/>est et in sexto libro in sermone de absinthio, est enim ab-<text:line-break/>sinthio tam specie tum, gustu simile. Attamen .discrepat,<text:line-break/>gustu quidem, quandoquidem non aeque ut illud astringat,<text:line-break/>plusque calesuciat , : amaroremque quendam cum salsedine<text:line-break/>relipiat. Facultate vero , tum quod stomacho infestum fit,</text:p>
      <text:p text:style-name="P3">coria planta utuntur, ac proinde a medicis coriaria appellata<text:line-break/>est. Porro in usu sunt in p limis fructus ejusi succus<text:line-break/>multum austerae qualitatis. Consentaneus est ususi partico-<text:line-break/>lavis ipsi gustus sensio. Fuerit itaque et hoc medicamentum<text:line-break/>ex tertio ordine exiccantium, ex fecundo vert, refrigerans<text:line-break/>fiam. <text:span text:style-name="Default_20_Paragraph_20_Font"><text:span text:style-name="T1">t</text:span></text:span></text:p>
      <text:p text:style-name="P56">[Io. <text:span text:style-name="Default_20_Paragraph_20_Font"><text:span text:style-name="T1">De rllypo, surde.] </text:span></text:span>Sordes a gymnasiorum ssa-<text:line-break/>tuis, in quibusi largum oleum inhaeret, assentie<text:span text:style-name="Default_20_Paragraph_20_Font"><text:span text:style-name="T1">n</text:span></text:span>di emol-<text:line-break/>liendique vim obtinet. lu palaestris autem quanmm a<text:span text:style-name="Default_20_Paragraph_20_Font"><text:span text:style-name="T1">c</text:span></text:span>cepit<text:line-break/>pulveris, tantum etiam diversa est, hanc sordem<text:tab/>yo-</text:p>
      <text:p text:style-name="Normal">cant. Prior cruda phymata digerit. Secunda optimum<text:line-break/>est phlegmoae^ mamillarum remedium. <text:span text:style-name="Default_20_Paragraph_20_Font"><text:span text:style-name="T1">S</text:span></text:span>iquidem servo-<text:line-break/>rem earum velati igneum extinguit, et quod alstuit repellit,<text:line-break/>denique et q<text:span text:style-name="Default_20_Paragraph_20_Font"><text:span text:style-name="T1">o</text:span></text:span>^d Continetur halitu digerit, constas enim o<text:span text:style-name="Default_20_Paragraph_20_Font"><text:span text:style-name="T1">x<text:line-break/></text:span></text:span>pulvere, <text:span text:style-name="Default_20_Paragraph_20_Font"><text:span text:style-name="T1">o</text:span></text:span>le<text:span text:style-name="Default_20_Paragraph_20_Font"><text:span text:style-name="T1">o</text:span></text:span>; sorde humana et sudore. Ac p<text:span text:style-name="Default_20_Paragraph_20_Font"><text:span text:style-name="T1">u</text:span></text:span>lvis .quide<text:span text:style-name="Default_20_Paragraph_20_Font"><text:span text:style-name="T1">m<text:line-break/></text:span></text:span>emplullicam habet et refrigeratoriam repercusseriamque,<text:line-break/>oleum ver<text:span text:style-name="Default_20_Paragraph_20_Font"><text:span text:style-name="T1">o</text:span></text:span> e mulsi t, porro sudor et sordes digerenda fuuL</text:p>
      <text:p text:style-name="P3">Caeterum quae a statuis corraditur, quum pulverem non<text:line-break/>habeat et ab aere aeruginem quandam sumpserit, non inju-<text:line-break/>ria acrior est. Porro hujus mentionem modo secimus, quosl<text:line-break/>plurimum in se ipso fit oleosae substantiae, quae ex planta<text:line-break/>originem sortitur. Sed et ubi de iis quae ab animalibus<text:line-break/>proUeniunt verba faciemus, ejus tum quoque meminisse<text:line-break/>erit propter sudorem.</text:p>
      <text:p text:style-name="P1">Cap. XVIII. [I. <text:span text:style-name="Default_20_Paragraph_20_Font"><text:span text:style-name="T1">De sagapeno.]</text:span></text:span> Sagapenum fuccusi<text:line-break/>est calidus et tenuium paliliusn, ficut et alii succi. Sed et<text:line-break/>abstersionem quandam possidet; qua oculorum cicatrices ex-<text:line-break/>purgat atque extenuat. Quin et suffufionibus et hebeto-<text:line-break/>dinlbus oculorum, quae ob humorum proveniunt crassitiem,<text:line-break/>non malum est medicamentum. At ipsa planta ex qua pro-<text:line-break/>veniunt, ferulae assimilis imbecilla et inutilis est. Sane<text:line-break/>ipsa primum sagapenum appellatur, at liquor ejus absolute<text:line-break/>hoc nomen obtinet, oeu aha quoque multa ex nominis de-<text:line-break/>fi clu per abusum nuncupamus. Perfectius namque foret<text:line-break/>iplum cognominare non sagapenum, sed sagapeni suCcunl. .</text:p>
      <text:p text:style-name="P3">pinea et hac etiam magis strobilina acriores quidem ea sunt,<text:line-break/>sed non magis tamen discutiunt, neque attrahunt. Mediae in-<text:line-break/>ter has sunt picea et abietum, acriores quidem quam terebin-<text:line-break/>thina, minus tamen quam aut pinea aut strobilina. Habet por-<text:line-break/>ro etiam emolliens quiddam terebinthina. Secundum locum<text:line-break/>habet in emolliendo lentiscina, sicut et cyparissina acris.</text:p>
      <text:p text:style-name="P1"><text:span text:style-name="Default_20_Paragraph_20_Font"><text:span text:style-name="T1">[b. </text:span></text:span>n<text:span text:style-name="Default_20_Paragraph_20_Font"><text:span text:style-name="T1">e rosa.] </text:span></text:span>Rosarum facultas superioribus libris<text:line-break/>pluribus verbis exposita est, nempe quod ex aquea substantia<text:line-break/>calida mixta duabus aliis qualitatibus, adtingenti videlicet<text:line-break/>et amara, compotita sit, quin etiam cujus sit naturae utraque,<text:line-break/>amara scilicet et astringens, in horum commentariorum<text:line-break/>quarto declaravimus. Flos earum magis etiam ipsis rosis<text:line-break/>astringit, ac proinde sane etiam exiccatotius est.</text:p>
      <text:p text:style-name="P1"><text:span text:style-name="Default_20_Paragraph_20_Font"><text:span text:style-name="T1">[fi. De radice rltodia.]</text:span></text:span> Rhodia radix ea videlicet,<text:line-break/>quae in Macedonia nascitur, tenuium partium et discutientis<text:line-break/>est lacunatis. lu calefaciendo vero secundi ordinis <text:span text:style-name="Default_20_Paragraph_20_Font"><text:span text:style-name="T1">c</text:span></text:span><text:span text:style-name="Default_20_Paragraph_20_Font"><text:span text:style-name="T12">ensenda<text:line-break/></text:span></text:span>est, aut certe tertii incipientis.</text:p>
      <text:p text:style-name="P2"><text:span text:style-name="Default_20_Paragraph_20_Font"><text:span text:style-name="T1">[I. De rllododaphne.]</text:span></text:span> Rhododaphne tota sua essen-<text:line-break/>tia venenum est, nec tantum homini, sed plerisque pecori-<text:line-break/>bus. At temperie sane tertii est ordinis calefacienti um,<text:line-break/>incipientis utique, primi autem desiccandum.</text:p>
      <text:p text:style-name="P1">[S<text:span text:style-name="Default_20_Paragraph_20_Font"><text:span text:style-name="T1">. De rlboea, malo panico.]</text:span></text:span> Malum granatum omne<text:line-break/>astringentem qualitatem obtinet, non tamen in omnibus ea<text:line-break/>exuperat. Sunt enim inter ea quaedam acida, quaedam<text:line-break/>plus dulcia quam austera. Et sane quae ab unoquoque<text:line-break/>eorum procedit utilitas, secundum vincentem eveniat qua-<text:line-break/>litatem necesse est. Dictum autem in quarto horum com-<text:line-break/>mentariorum est super dulci sapore, austero et acido. Itaque<text:line-break/>ex illis de malorum punicorum differentia liceat colligere:<text:line-break/>Porro acini fucco ipsorum tum astringentioresi tum exic-<text:line-break/>cautiores furlt, his etiam magis putamina, vocantur autem<text:line-break/>sidia. Assimilem illis vim habent cytini, sic enim eorum<text:line-break/>appellantur flores:</text:p>
      <text:p text:style-name="P1">[9. .<text:span text:style-name="Default_20_Paragraph_20_Font"><text:span text:style-name="T1">in rhu.] </text:span></text:span>stilus fruticosa planta astringit et de-<text:line-break/>siccat Nam et coriarii ad desiccandum et effringendum</text:p>
      <text:p text:style-name="P3">magisque absinthio lumbricos necet, st Ve foris impositum,<text:line-break/>sive ultro in corpus aflumptum. Et sane calefacere ipsum<text:line-break/>in secundo ordine intenso censendum est, exiccare in tertio.</text:p>
      <text:p text:style-name="P1">[q. <text:span text:style-name="Default_20_Paragraph_20_Font"><text:span text:style-name="T1">De seseli.]</text:span></text:span> Seseli. Et radix quidem, sed et<text:line-break/>fructus usque adeo calesacit, ut admodum urinam movere<text:line-break/>queat. Sed et tenuium est partium, ut et comitiali morbo<text:line-break/>et ortllopnoeis competat.</text:p>
      <text:p text:style-name="P1">[Io. <text:span text:style-name="Default_20_Paragraph_20_Font"><text:span text:style-name="T1">De sesamo.]</text:span></text:span> Sesamon non parum in se cs n-<text:line-break/>sinet viscosum et pingue, quare emplastrum est et emolliens<text:line-break/>ac modice calidum. Ejusdem facultatis est quod ex eo<text:line-break/>conficitur oleum. Et herbae quoque decoctum similem vim<text:line-break/>obtinet.</text:p>
      <text:p text:style-name="P1">[11. <text:span text:style-name="Default_20_Paragraph_20_Font"><text:span text:style-name="T1">De sesamoide magno.]</text:span></text:span> Sesamoides magnum,<text:line-break/>quod et Anticyricus lielleborus appellatum est, propterea<text:line-break/>videlicet quia semen opis ut helleboi Iis purgat, hoc et re-<text:line-break/>siqua facultate helleboro simile est. Nam et in abstergendo,<text:line-break/>calefaciendo deficcandoque similem illi Vim obtinet,</text:p>
      <text:p text:style-name="P2"><text:span text:style-name="Default_20_Paragraph_20_Font"><text:span text:style-name="T9">[12. </text:span></text:span><text:span text:style-name="Default_20_Paragraph_20_Font"><text:span text:style-name="T1">De sesumoide albo.]</text:span></text:span> Sesamoidis albi semen<text:line-break/>nonnullam item acrem qualitatem continet, sed multum<text:line-break/>amarum est. Calesacit itaque, rumpit et extergit.</text:p>
      <text:p text:style-name="P1">[13. <text:span text:style-name="Default_20_Paragraph_20_Font"><text:span text:style-name="T1">De flclelfride.]</text:span></text:span> Sideritis habet quidem etiam<text:line-break/>abstergendi quandam sacultatem, sed plurima ejus pars hu-<text:line-break/>nlida est et mediocriter frigida , paucula vero inest astrictio.<text:line-break/>Quare phlegnlonem fedat et glutinat. Quidam etiam vocant<text:line-break/>Achilleam fidelium, quae propositae quidem quod ad jam<text:line-break/>dicta attinet viribus est non dissimilibus, caeterum astrictione<text:line-break/>exuperat. Quare ad sanguinis eruptiones, dysinterias et<text:line-break/>muliebre profluvium congruit.</text:p>
      <text:p text:style-name="P1">[14. <text:span text:style-name="Default_20_Paragraph_20_Font"><text:span text:style-name="T1">De cucumere esculento.] </text:span></text:span>Cucumis esculentus<text:line-break/>maturus quidem tenuioris essentiae est, qui immaturus est<text:line-break/>crassioris. Sed et abstergendi et incidendi simultas eis inest,<text:line-break/>quare et urinam movent et corpus splendidum reddunt, ac<text:line-break/>magis quoque fiquis semine aresacto contusoque atque eri-<text:line-break/>brato Vice pulveris abstersorii utatur. Superat in eis hu-</text:p>
      <text:p text:style-name="P3">obtinet et acerbum et acre, et maxime scorodo <text:span text:style-name="Default_20_Paragraph_20_Font"><text:span text:style-name="T1">allio</text:span></text:span> assi-<text:line-break/>milis ejus est acrimonia, unde sane mea sententia nomen-<text:line-break/>daturam sortitum est. Expurgat igitur fimulque calefacit<text:line-break/>viscera, tum menses urinamque provocat. Praeterea con-<text:line-break/>vulsa ruptaque et laterum dolores ab obstructione et frigore<text:line-break/>natos sanat epotum. Denique viride quidem illitum magna<text:line-break/>vulnera conglutinat, sed sordida perpurgat et contumacia<text:line-break/>ad cicatricem perducit illitum aridum.</text:p>
      <text:p text:style-name="P1">[2si. <text:span text:style-name="Default_20_Paragraph_20_Font"><text:span text:style-name="T1">De scorodo, allio.]</text:span></text:span> Allium desiccat et calesacit<text:line-break/>quarto excessu. Porro ophioscorodon agreste allium est,<text:line-break/>domestico valentius, ceu reliqua agrestia omnia.</text:p>
      <text:p text:style-name="P1">[2?. <text:span text:style-name="Default_20_Paragraph_20_Font"><text:span text:style-name="T1">De feorodopraso.]</text:span></text:span> Scorodoprason sicut gustu<text:line-break/>et odore mediam scorodi, <text:span text:style-name="Default_20_Paragraph_20_Font"><text:span text:style-name="T1">allii, </text:span></text:span>et prafi , <text:span text:style-name="Default_20_Paragraph_20_Font"><text:span text:style-name="T1">porri;</text:span></text:span> qualitatem<text:line-break/>possidet, ita et viribus.</text:p>
      <text:p text:style-name="P1">[2S. <text:span text:style-name="Default_20_Paragraph_20_Font"><text:span text:style-name="T1">De scorpioide.]</text:span></text:span> Scorpioides calefacit ordin<text:span text:style-name="Default_20_Paragraph_20_Font"><text:span text:style-name="T2">e<text:line-break/></text:span></text:span>tertio, desiccat secundo<text:span text:style-name="Default_20_Paragraph_20_Font"><text:span text:style-name="T1">s</text:span></text:span></text:p>
      <text:p text:style-name="P2">[2q. <text:span text:style-name="Default_20_Paragraph_20_Font"><text:span text:style-name="T1">De smilace.]</text:span></text:span> Smilax aut taxus arbor est ve-<text:line-break/>nenosae facultatis.</text:p>
      <text:p text:style-name="P1">[30. <text:span text:style-name="Default_20_Paragraph_20_Font"><text:span text:style-name="T1">De smyrna, myrrha.]</text:span></text:span> Myrrha fecundi ordinis<text:line-break/>est tum calesacientium, tum deficcantium. Itaque capitum<text:line-break/>vulneribus illita glutinare ea potest. Inest et amaror noli<text:line-break/>paucus per quem foetum et lumbricos tum enecat tum<text:line-break/>eiicit. Adest hinc ei et abstergendi facultas. Sic igitur<text:line-break/>ocularibusi miscetur facultatibus, utique quae ad ulcera et<text:line-break/>crassas cicatrices praeparantur. Eadem de causa inditur et<text:line-break/>medicamentis, quae ad tussim veterem et asthma exhibentur.<text:line-break/>Non tamen arteriam exasperat ficut abstergentium nonnulla,<text:line-break/>verum adeo moderatam obtinet abstersionem, ut nonnulli<text:line-break/>eam arteriaca quae vocant medicamentis commisceant<text:line-break/>tanquam sulficienter Calefaciens et desiccans medicamentum,<text:line-break/>scilicet abstersionem proficiscentem ab amarore nihil ve-<text:line-break/>Tentes.</text:p>
      <text:p text:style-name="P1">[31. <text:span text:style-name="Default_20_Paragraph_20_Font"><text:span text:style-name="T1">De myrrha boeotia.]</text:span></text:span> Myrrha boeotia vim habet<text:line-break/>calefaciendi, fundendi, emolliendi.</text:p>
      <text:p text:style-name="P3">ticeps. Sed et digerit et urinam movet et calculos renum<text:line-break/>frangit et menses evocat.</text:p>
      <text:p text:style-name="P1">[l q. <text:span text:style-name="Default_20_Paragraph_20_Font"><text:span text:style-name="T1">De silari radice.] </text:span></text:span>Sisali radix cocta stomacho<text:line-break/>grata est et urinam movet secundo ordine calefaciens, ali-<text:line-break/>quid habens amaroris cum levi astrictione.</text:p>
      <text:p text:style-name="P1">[20. <text:span text:style-name="Default_20_Paragraph_20_Font"><text:span text:style-name="T1">De sisymbrio.] </text:span></text:span>Sisymbrium tenuium partium,<text:line-break/>digerentis, calefacientis et resiccantis facultatis edi et tem-<text:line-break/>periei in tertio ordine. Sed et semen ejus tenuium partium<text:line-break/>est et calidum, quocirca ipsum quidam cum vino exhibent<text:line-break/>singultientibus et tormina patientibus.</text:p>
      <text:p text:style-name="P1">[21. <text:span text:style-name="Default_20_Paragraph_20_Font"><text:span text:style-name="T1">De hsumbr</text:span></text:span>m; <text:span text:style-name="Default_20_Paragraph_20_Font"><text:span text:style-name="T1">candamine.] </text:span></text:span>Sisymbrium quod<text:line-break/>quidam cardaminen vocant, quandoquidem cardamomo<text:line-break/>simile quiddam gustu praefert, quum siccum est, tertii est<text:line-break/>ordinis calesucientium et deficcantium: quum humidum et<text:line-break/>viride, secundi.</text:p>
      <text:p text:style-name="P1">[22. <text:span text:style-name="Default_20_Paragraph_20_Font"><text:span text:style-name="T1">De scandice.]</text:span></text:span> Scandix ex agrestium olerum<text:line-break/>genere est, subacre et amarum, adeo ut in siccando et ca-</text:p>
      <text:p text:style-name="P2"><text:span text:style-name="Default_20_Paragraph_20_Font"><text:span text:style-name="T9">- - - </text:span></text:span>-ss . .. ......... c,, te<text:line-break/>lesaciendo sit secundi ordinis intensi , aut tertii incipientis.<text:line-break/>Urinam valenter ciet. et. viscera obstructione liberat, <text:span text:style-name="Default_20_Paragraph_20_Font"><text:span text:style-name="T1">q</text:span></text:span>x<text:line-break/>dictis qualitatibus constans. q</text:p>
      <text:p text:style-name="P1">[23. <text:span text:style-name="Default_20_Paragraph_20_Font"><text:span text:style-name="T1">De scilla.] </text:span></text:span>Scilla admodum incidentem facul-<text:line-break/>tatem obtinet, non tamen admodum calidam. Sed sacull-<text:line-break/>dum hoc eam quispiam secundi ordinis censeat calefacien-<text:line-break/>tium. Praestat autem aut assam, aut elixam sumere. sis<text:line-break/>enim virium ejus vehementia exolvitur.</text:p>
      <text:p text:style-name="P57">[24. <text:span text:style-name="Default_20_Paragraph_20_Font"><text:span text:style-name="T1">De scolymi radice.] </text:span></text:span>Scolymi radix copiosam<text:line-break/>urinam graveolentem elicit, liquis eam in vino coctam bibat,<text:line-break/>ac proinde graveolentiam sanat tum alarum tum totius<text:line-break/>corporis. Atque hoc sane medicamento ex tota inest essen-<text:line-break/>tia, nimirum quum succus sit purgatorius, At quae secun-<text:line-break/>dum qualitates editur actio, calidum in secundo ordine<text:line-break/>completo aut tertio incipiente medicamentum indicat, sic-<text:line-break/>cum Versi in secundo.<text:line-break/><text:span text:style-name="Default_20_Paragraph_20_Font"><text:span text:style-name="T1">,<text:tab/>c.<text:tab/></text:span></text:span>-<text:tab/>l<text:tab/>. <text:span text:style-name="Default_20_Paragraph_20_Font"><text:span text:style-name="T1">. e</text:span></text:span> I . I ,</text:p>
      <text:p text:style-name="P1">[23. <text:span text:style-name="Default_20_Paragraph_20_Font"><text:span text:style-name="T1">De scordt</text:span></text:span>b.] Scordium. Ex variis id tum<text:line-break/>saporibus tum facultatibus constat, nam et amarum quid</text:p>
      <text:p text:style-name="P3">mitia siugidaque temperies, non tamen magnopere, sed quasi<text:line-break/>in secundo censetur ordine. Attamen li quis aut semen aut<text:line-break/>t . .</text:p>
      <text:p text:style-name="Normal">radicem arefacias, haud etiam humidae fuerit naturae, sid<text:line-break/>jam desiccantis, idque in primo quodammodo ordine aut<text:line-break/>etiam secundo, sed incipiente. Est et in istis maior abner-<text:line-break/>gendi facultas quam in si lictus ipsius carne.</text:p>
      <text:p text:style-name="P1">[13. <text:span text:style-name="Default_20_Paragraph_20_Font"><text:span text:style-name="T1">De cucumere it gresii.] </text:span></text:span>Cucumeris agrestis tum<text:line-break/>fructus ipsius succus, quem vocant elaterium, tum. .non mi-<text:line-break/>nime radicis et foliorum ad meditationes perutilis est. Eta-<text:line-break/>terium itaque menses ciet, et filetum interimit appositum,<text:line-break/>ceu alia omnia amara et subtilium palatum, maxime li quam<text:line-break/>habeant caliditatem, velut nimirum elaterium, summe siqui-<text:line-break/>dem amarum est, leviter calidum , ut ex secundo sit ordine<text:line-break/>calesacientium. Porro talu protinus quoque digerendi vim<text:line-break/>possidet. Sic igitur eo angina laborantes inungunt quidam<text:line-break/>cum melle aut oleo vetere. Bonum item est regio morbo<text:line-break/>affectis susum cum lacte in nares. Sed et dolores capitis</text:p>
      <text:p text:style-name="P3">sanat hoc usa Atque elaterium quidem ejusmodi est, at<text:line-break/>radicis succus, ut et foliorum, licet eIaterio similem vim<text:line-break/>-habeat, imbecilliorem tamen. . Sed et ipsa radix assimilem<text:line-break/>facultatem possidet, abstergit namque, digerit atque emollit.<text:line-break/>Porro cortex ea potentius desiccat, L . t . ..</text:p>
      <text:p text:style-name="P1">[r si. <text:span text:style-name="Default_20_Paragraph_20_Font"><text:span text:style-name="T1">De la</text:span></text:span>s<text:span text:style-name="Default_20_Paragraph_20_Font"><text:span text:style-name="T1">erpicio</text:span></text:span>.] Silphii liquor calidissimus est, ve-<text:line-break/>rmn enim vero et fo Ii a et caulis et radix sat strenue calefiam-<text:line-break/>nnt, Sest omnia flatulentae magis essentiae sunt, ac proinde<text:line-break/>coctu dilsicilia, foris tamen imposita corpori elficaciora, ot<text:line-break/>omnium potissimum liquor admodum trahentem facultatem<text:line-break/>possidens. Attanlen et excrescentias emolliendi et liquandi<text:line-break/>vim quandam , propter propositam temperiem obtinet.</text:p>
      <text:p text:style-name="P1">[l su <text:span text:style-name="Default_20_Paragraph_20_Font"><text:span text:style-name="T1">Do stilone.] </text:span></text:span>Sison calidus et subamarus gustu<text:line-break/>est, quare et urinam movet et concoquit mensesique pro-.<text:line-break/>vocat, omnesque viscerum obstructiones disiicit.</text:p>
      <text:p text:style-name="P1">[IS. <text:span text:style-name="Default_20_Paragraph_20_Font"><text:span text:style-name="T1">De flone.] </text:span></text:span>Sion quantum gustu quodammodo<text:line-break/>adoratum est, tantum etiam calefacientis facultatis est par .</text:p>
      <text:p text:style-name="P2"><text:span text:style-name="Default_20_Paragraph_20_Font"><text:span text:style-name="T9">[32</text:span></text:span><text:span text:style-name="Default_20_Paragraph_20_Font"><text:span text:style-name="T3">. </text:span></text:span><text:span text:style-name="Default_20_Paragraph_20_Font"><text:span text:style-name="T1">De senytnio.] </text:span></text:span>Smyrnium quidam Ilippofesinum<text:line-break/>agreste cognominant. Ex eodem genere et ipsum cum apio<text:line-break/>est et petroselino. Pueri tque apio quidem validius, imbe-<text:line-break/>cillius petroselino. Menses itaque et urinas movet, calidum<text:line-break/>liccumque tertio ordine. Calices petroselinum nominant<text:line-break/>quod in Amano nascitur. Est sane et ipsum smyrnium,<text:line-break/>verum minus acre petroselino smyrnioque. Proinde sane<text:line-break/>ulceribus imponi potest, quia videlicet sine molestia desiccet.<text:line-break/>Sed et discutere quae indurata sunt potest. Deliqua vis<text:line-break/>ejus apio et petroselino similis est. Quocirca et semine ejus<text:line-break/>utimur ad menses, urinas et asthmata.</text:p>
      <text:p text:style-name="P1">[33. <text:span text:style-name="Default_20_Paragraph_20_Font"><text:span text:style-name="T1">De suncho.] </text:span></text:span>Sonchus ubi adoleverit, ex spi-<text:line-break/>Dosis plantis est. Caeterum viridis etiamnum et tener estur<text:line-break/>perinde ut Caetera agrestia olera. Temperamentum ejus<text:line-break/>quodammodo mixtum est, constat enim ex aquea terreaque<text:line-break/>essentia, utraque leviter frigida. Nam et afflictionis cujus-<text:line-break/>dam est particeps, et sive cataplasmatis in morem minatur</text:p>
      <text:p text:style-name="P3">sive edatur, manifesto refrigerat; Postea vero quam plane<text:line-break/>reficcatusi fuerit, terrestre ejus temperamentum redditur,<text:line-break/>modicam habens caliditatem.</text:p>
      <text:p text:style-name="P1">[34. <text:span text:style-name="Default_20_Paragraph_20_Font"><text:span text:style-name="T1">De spargant^.]</text:span></text:span> Sparganium et ipfum desiccans<text:line-break/>tis est facultatis.</text:p>
      <text:p text:style-name="P1">[34. <text:span text:style-name="Default_20_Paragraph_20_Font"><text:span text:style-name="T1">De sp</text:span></text:span>a<text:span text:style-name="Default_20_Paragraph_20_Font"><text:span text:style-name="T1">rto, genista.] </text:span></text:span>Sparti quo et vites allsa<text:line-break/>gant tum fructus tum virgarum fuccuS, non imbecilliter<text:line-break/>trahentis est facultatis.</text:p>
      <text:p text:style-name="P1">[36. <text:span text:style-name="Default_20_Paragraph_20_Font"><text:span text:style-name="T1">De staphilino , pastinaca.]</text:span></text:span> StaphilinuS lativus<text:line-break/>imbecillior, agrestis ad omnia potentior est. Urinas men-<text:line-break/>sesque provocat cum herba quidem tota, tum maxime femen<text:line-break/>ac radix. Ilabet porro etiam absterforium in fe quippiam:<text:line-break/>Quamobrem ulcerum phagedaenica quidam foliis ejus viri-<text:line-break/>dibus cum nlelle, quo pura reddant, illinunt.</text:p>
      <text:p text:style-name="P1">[3 fa <text:span text:style-name="Default_20_Paragraph_20_Font"><text:span text:style-name="T1">De flachy.] </text:span></text:span>Stacllys frudex ille marrtlbio fimi-<text:line-break/>sis, gustu acri et amaro, tertii est. ordinis calefacientiulm</text:p>
      <text:p text:style-name="P3">Quamobrem rationabiliter non menses solum provocat, sed<text:line-break/>et abortum affert et si condas eiicit.</text:p>
      <text:p text:style-name="P1">[3S. <text:span text:style-name="Default_20_Paragraph_20_Font"><text:span text:style-name="T1">De stoebe.]</text:span></text:span> Stoebes fructus et folia maximo<text:line-break/>sunt usui, astringendi vim habentia molliat italis expertem.<text:line-break/>Sed et desiccant evidenter in tertio sere ordine incipiente.<text:line-break/>Quamobrem decoctum eorum dysentericis iniicitur et auri-<text:line-break/>bus pure fluentibus , tum vulnera magna conglutinat. Evi-<text:line-break/>densius llaec praestat cum vino atro austero, valenter enim<text:line-break/>desiccat omnes praeter naturam humiditates. Praeterea solia<text:line-break/>viridia li illinantur, vim habent erumpi utis sanguinis sup-<text:line-break/>primendh Denique et oculorum ex ictu suffusiones illita<text:line-break/>iuvant.</text:p>
      <text:p text:style-name="P1">[3q. <text:span text:style-name="Default_20_Paragraph_20_Font"><text:span text:style-name="T1">De stoechade.]</text:span></text:span> Stoechadis gustu quidem qua-<text:line-break/>litas amara est et mediocriter siibastringens , caeterum tem-<text:line-break/>peries composita, nempe ex terrena essentia frigida exigua,<text:line-break/>nulle sane astringit, et extenuata altera terrena copiosiore<text:line-break/>a qua utique amara est. Ob utrorumque vero convenien-<text:line-break/>Latu et coitum obstructione liberare, extenuare, extergere</text:p>
      <text:p text:style-name="P3">roborareque tum viscera omnia, tum totum corpus est nate.<text:line-break/>Supra namque ostensum est, quod quae ex ejusmodi essentiis<text:line-break/>constant medicamenta, dictos effectus reddere possint.</text:p>
      <text:p text:style-name="P1">[4O. <text:span text:style-name="Default_20_Paragraph_20_Font"><text:span text:style-name="T1">De stratiote.] </text:span></text:span>Stratiotes aquaticus quidem, hu-s<text:line-break/>mida et frigida facuItate est, terrestris vero nonnihil habet<text:line-break/>allrictionis , proinde sane et vuInera glutinare potest et usu<text:line-break/>ceribus esse utilis. Sunt qui eo et ad sanguinis eruptiones<text:line-break/>utantur et ad fistulas.</text:p>
      <text:p text:style-name="P1">[41. <text:span text:style-name="Default_20_Paragraph_20_Font"><text:span text:style-name="T1">De struthio.] </text:span></text:span>Struthii radice potissimum uti-<text:line-break/>mur, utpote gustu acri et caIida ficcaque temperamento ex<text:line-break/>quarto quodammodo ordine. Sed et abstergit et irritat,<text:line-break/>proinde quoque sternutationem provocat, ceu caetera omnia<text:line-break/>quae calida sunt temperie et gustu acria.</text:p>
      <text:p text:style-name="P1">[4<text:span text:style-name="Default_20_Paragraph_20_Font"><text:span text:style-name="T1">l</text:span></text:span>2. <text:span text:style-name="Default_20_Paragraph_20_Font"><text:span text:style-name="T1">De styrace.] </text:span></text:span>Styrax caIefacit, emollit, eonco-<text:line-break/>quit. Quamobrem tufflbusi catarrhis pituitae destillationi-<text:line-break/>bus raucediuibusque prodest. Tum menses seu potum leu</text:p>
      <text:p text:style-name="P3">admotum prolicit. Combusti ejus fuligo thuris siligini<text:line-break/>quodammodo est similis.</text:p>
      <text:p text:style-name="P1">[13. <text:span text:style-name="Default_20_Paragraph_20_Font"><text:span text:style-name="T1">De focis, flcie.]</text:span></text:span> Fici aridi vim habent calefit-<text:line-break/>ciendi ordine primo etiam completo, aut fecundo incipiente.<text:line-break/>Habent vero et partium tenuitatem quandam. lix istis<text:line-break/>duobus idonei sunt, qui tubercula dura concoqrant, statim<text:line-break/>vero etiam ea digerunt. Atque i<text:span text:style-name="Default_20_Paragraph_20_Font"><text:span text:style-name="T1">s</text:span></text:span>si per se illiti ejusmodi<text:line-break/>vim obtinent. Sed et decoctum eorum ejusdem utique na-<text:line-break/>turae est. Verum ubi magis concoquere consilium est, mi-<text:line-break/>suenda est farina tritiCea, ubi vero plus digerere, hordeacea,<text:line-break/>panis horum in medio. Sed haec magis sunt propria tra-<text:line-break/>ctatus de medicamentorum compolitione et rationis curandi,<text:line-break/>verum in praesentia llaec de caricis novisse sttIsiciat. Porro<text:line-break/>scire oportet, quod qui pinguiores sunt, magis possunt con-<text:line-break/>coquere, qui vero gustu acriores, magis tum extergere, tum<text:line-break/>digerere. Caeterum quod ex iis plurimum in aqua coctis<text:line-break/>eflicitur, simile est melli non solum consistentia, sed et fa-</text:p>
      <text:p text:style-name="P3">cubate. Porro ficus virides comest propter admixtam hu-<text:line-break/>miditatem facultatis sunt imbeCillioris , fubduCunt tamen.<text:line-break/>alvum utrique tum humidi, tum sicci. Porro ficus capri-<text:line-break/>fici acris et discutientis facultatis funt. Sic etiam demessi-.<text:line-break/>corum grossi, inest enim illis nonnihil etiam fucci ex ficu<text:line-break/>arbore. <text:span text:style-name="Default_20_Paragraph_20_Font"><text:span text:style-name="T1">c . .</text:span></text:span></text:p>
      <text:p text:style-name="P1">[44. <text:span text:style-name="Default_20_Paragraph_20_Font"><text:span text:style-name="T1">De fleu arbore.]</text:span></text:span> Ficus arbor calidae tenuium-<text:line-break/>que partium temperiei est, ceu indicant tum liquor ejus tum<text:line-break/>foliorum saccus. Valenter enim eorum uterque calidus est.<text:line-break/>Itaque non mordicat tantum aut vehementer abstergit, fed<text:line-break/>et ulcera et ora vasorum reserat et verrucas, quas myrme-<text:line-break/>ciasi vocant eiicit, sed et purgare potest. Porro ficus agre-.<text:line-break/>stis, quam caprificum nominant, tum liquor tum succus ad<text:line-break/>omnia quam sati Vae valentior est. Sed et rami earum adeo<text:line-break/>sunt calidi tenuiumque partium, ut carnes bubulas duras, fi<text:line-break/>Coquendis adficiantur, sedabiles ac teneras efficiant.</text:p>
      <text:p text:style-name="P1">[43. <text:span text:style-name="Default_20_Paragraph_20_Font"><text:span text:style-name="T1">De lymphyto petraeo.]</text:span></text:span> Symphytum petraeum<text:line-break/>ex contrariis constat viribus, habet enim incidendi vim</text:p>
      <text:p text:style-name="P3"><text:span text:style-name="Default_20_Paragraph_20_Font"><text:span text:style-name="T12">quampiam,</text:span></text:span> qua coIlectum in thorace pulmoneque pus ex-<text:line-break/><text:span text:style-name="Default_20_Paragraph_20_Font"><text:span text:style-name="T12">purgare potest,</text:span></text:span> llabetque etiam quandam contrahendi vim,<text:line-break/>(pla ejectionibus sanguinis auxiliatur, et tertia ad eas inest<text:line-break/>humiditas quaedam non immodice calida, per quam gustan-<text:line-break/>tibus dulce apparet et odoratu <text:span text:style-name="Default_20_Paragraph_20_Font"><text:span text:style-name="T1">i</text:span></text:span>ucundum. Mansum sitim<text:line-break/>extinguit et arteriae asperitates sanat. Pono secundum<text:line-break/>omnium dictarum facultatum mixtionem simul discutere<text:line-break/><text:span text:style-name="Default_20_Paragraph_20_Font"><text:span text:style-name="T12">abunde </text:span></text:span>potest, simulque corpora contrahere conllringereque,<text:line-break/>proinde enterocelis imponitur, et ad convulsa et rupta cum<text:line-break/>oxymelite bibitur. Porro qm ipsum in vino decoctum ad<text:line-break/>dysenteriam exhibent et muliebre profluvium rubrum,<text:line-break/>utuntur tanquam desiccante et contrahente , qui vero ad<text:line-break/>nephrlqm , tanquam expurgante et incidente.</text:p>
      <text:p text:style-name="P1">[qb. <text:span text:style-name="Default_20_Paragraph_20_Font"><text:span text:style-name="T1">De lymphyto</text:span></text:span> Y<text:span text:style-name="Default_20_Paragraph_20_Font"><text:span text:style-name="T1">nttgno.] </text:span></text:span>Symphytum alterum,<text:line-break/>puta magnum, similem dicto vim habet, non tamen gustan-<text:line-break/>tibus dulce est. aut odorantibus odoratum , sed lsts sane a<text:line-break/>modo scripto diversum est. Caeterum quatenus viscositatem</text:p>
      <text:p text:style-name="P3">quandam et mordacitatem obtinet, fcillae stmile est. Utun-<text:line-break/>t<text:span text:style-name="Default_20_Paragraph_20_Font"><text:span text:style-name="T1">o</text:span></text:span>rque ad omnia, ad quae jam dicto.</text:p>
      <text:p text:style-name="P1">[47. <text:span text:style-name="Default_20_Paragraph_20_Font"><text:span text:style-name="T1">De spltondylt</text:span></text:span>b.] Sphondylii fructus acris et<text:line-break/>incidentis est facultatis. Itaque ad asthma et comitialem<text:line-break/>morbum aptum est medicamentum. Prodest et aurigine<text:line-break/>Et radix nimirum similis facultatis ad eadem accommoda-<text:line-break/>turle Sed et insuper fistularum callos tollit, caeterum im-<text:line-break/>ponere eam oportet circumrasum. Porro floris etiam succus<text:line-break/>ad diuturniora aulium ulcera conveniens reponitur.</text:p>
      <text:p text:style-name="P1">[4S. <text:span text:style-name="Default_20_Paragraph_20_Font"><text:span text:style-name="T1">De sesamo, lentisco.]</text:span></text:span> Lentiscus. Frutex hic<text:line-break/>ex aquea essentia leviter calida viribus et terrena frigida non<text:line-break/>multa compositus est, ob quam moderate astringit. Desiccat<text:line-break/>igitur secundo ordine completo aut tertio incipiente^ in<text:line-break/>caliditatis et siigiditatis differentia quodammodo est mediusi<text:line-break/>et moderatus. Similem omnibus suis parilibus astri<text:span text:style-name="Default_20_Paragraph_20_Font"><text:span text:style-name="T1">c</text:span></text:span>tionem<text:line-break/>obtinet in radicibus, ramis, extremis turionibus, germinibus<text:line-break/>ac foliis, praeterea fructu et cortice , ac si succum ox saliis</text:p>
      <text:p text:style-name="P3">ejus viridibus exprimas, similis hic ordinis est moderate<text:line-break/>astringens. Itaque bibitur et per se et cum aliis medica-<text:line-break/>mentis, quae dysenterias et coeliacos affectus sanant, quin<text:line-break/>et ad sanguinis expulsiones, sanguinisique ex utero eruptio-<text:line-break/>nes, tum fedis vulvaeque procidentias idoneus est, utpote<text:line-break/>ad hypocyssida nonnihil prope accedens.</text:p>
      <text:p text:style-name="P1">[iq. <text:span text:style-name="Default_20_Paragraph_20_Font"><text:span text:style-name="T1">De sebini store.] </text:span></text:span>Sebini flos modice calefacit,<text:line-break/>modiceque etiam astringit, nec plane a tenuitatis natura<text:line-break/>alienus est. Quocirca his de causis urinam movet men-<text:line-break/>sesque ciet adhibitum sive in somentatimlem sive in potio-<text:line-break/>nem. Prodest et Iec<text:span text:style-name="Default_20_Paragraph_20_Font"><text:span text:style-name="T1">o</text:span></text:span>ris et stomachi ac ventris pblegmonis.<text:line-break/>Magis eo astringit radix. Quod vero florem vocant calidius<text:line-break/>est. Porro in omnibus suis partibus, in aliis magis in aliis<text:line-break/>minus, gustantibus apparet astrictio, proinde medicinis quae<text:line-break/>sanguinem reiicientibus exhibentur commiscetur.</text:p>
      <text:p text:style-name="P1"><text:span text:style-name="Default_20_Paragraph_20_Font"><text:span text:style-name="T12">[30. </text:span></text:span><text:span text:style-name="Default_20_Paragraph_20_Font"><text:span text:style-name="T1">De schoeno lae</text:span></text:span>t<text:span text:style-name="Default_20_Paragraph_20_Font"><text:span text:style-name="T1">i, acuto et marisco.]</text:span></text:span> Iunci<text:line-break/><text:span text:style-name="Default_20_Paragraph_20_Font"><text:span text:style-name="T12">alius </text:span></text:span>laevis, alius acutus, alius mariscas. Gracilior du-</text:p>
      <text:p text:style-name="P3">riorque oxyschoenos acutus, crassior Iaxiorque holofchoenos<text:line-break/>mariscos. Fructus holoschoeni somnum affert. At oxy-<text:line-break/>schoeni duae sunt species , altera sterilia, cujus quidem in<text:line-break/>medicina nullus usus est, altera vero fructum fert, conci-<text:line-break/>fiat vero et hujus fructus somnum, sed minus quam llolo-<text:line-break/>schoeni, quanquam tamen hoc caput tentet. Uterque st<text:line-break/>fructus cum vino bibatur, ventris fluxus siccat et muliebre<text:line-break/>profluvium rubrum sistit. Ex quibus clarum est, quod<text:line-break/>composita eorum temperies est, ex terrena videlicet essentia<text:line-break/>leviter frigida et aquea leviter calida, ut et inferna desiccare<text:line-break/>possint et senfim frigidos ad caput vapores submittere, qui-.<text:line-break/>bus fomnolentos efficiant.</text:p>
      <text:p text:style-name="P1">Cap. XIX. [I. <text:span text:style-name="Default_20_Paragraph_20_Font"><text:span text:style-name="T1">De terebilttho</text:span></text:span>.j Terebinthi tum<text:line-break/>cortex tum folia tum fructus amictorium quiddam obt<text:span text:style-name="Default_20_Paragraph_20_Font"><text:span text:style-name="T1">A<text:line-break/></text:span></text:span>nent. Sed et fecundo ordine calefaciunt. Itaque quod<text:line-break/>etiam desiccent manifestum est, recentes quidem etiamnum<text:line-break/>humidi que modice, sicci vero ordine fecundo. Caeterum</text:p>
      <text:p text:style-name="P3">fructus alidus propinquus est etiam tertio ordine deficcan-<text:line-break/>tium, est enim adeo calidus ut mandentibus protinus ejus<text:line-break/>caliditas percipiatur. Itaque etiam urinam provocat et he-<text:line-break/>nibus prodest.</text:p>
      <text:p text:style-name="P1">[2. <text:span text:style-name="Default_20_Paragraph_20_Font"><text:span text:style-name="T1">De teutldo, beta.] </text:span></text:span>Beta nitrosae cuiusdam fa-<text:line-break/>collatis particeps est, qua tum discutit tum extergit et per<text:line-break/>nares purgat. Caeterum cocta nitrositatem omnem ac acri-<text:line-break/>molliam exuit, fitque facultatis pblegmonis adversae leviter<text:line-break/>digerentis. Porro ad detergendum digerendumque validior<text:line-break/>beta alba, nam nigra adiunctum habet afflictionis quippiam<text:line-break/>et magis in radice quam aliis partibus.</text:p>
      <text:p text:style-name="P1">[3. <text:span text:style-name="Default_20_Paragraph_20_Font"><text:span text:style-name="T1">De teucrio.] </text:span></text:span>seucrium incidendi et tenuium<text:line-break/>partium facultatis est, quare lienes sanat, ponatque ipsum<text:line-break/>quispiam in tertio exiccantium, secundo vero calesacientium.</text:p>
      <text:p text:style-name="P1">[L <text:span text:style-name="Default_20_Paragraph_20_Font"><text:span text:style-name="T1">De tephra, cinere.]</text:span></text:span> Cinis. Combustorum ligno-<text:line-break/>rum reliquiae sic nuncupantur, compositae ex contrariis tum<text:line-break/>qualitatibus tum substantiis. Habet enim in se partim ter-</text:p>
      <text:p text:style-name="P3">renum, partim velut favillosum, sive suligmosum, sive quo-.<text:line-break/>modocunque quis appellare volet. Atque hae sane partesi<text:line-break/>sunt tenuium partium et quae maceratis aqua cineribus et<text:line-break/>percolata una asportantur atque abeunt, quod vero resi-<text:line-break/>quum est, terreum est et infirmum et morsu vacans, in fixi-<text:line-break/>vium calida facultate deposita. ^ed n<text:span text:style-name="Default_20_Paragraph_20_Font"><text:span text:style-name="T1">o</text:span></text:span>n omnis cinis eadem<text:line-break/>temperie praeditus est, sad pr<text:span text:style-name="Default_20_Paragraph_20_Font"><text:span text:style-name="T1">o</text:span></text:span> combustae materiae diversi-,<text:line-break/>tate variatur. At nescio qu<text:span text:style-name="Default_20_Paragraph_20_Font"><text:span text:style-name="T1">o</text:span></text:span> pacto Diofcorides omnes ci-<text:line-break/>neres astringendi habere vim prodiderit, quum ficulneus<text:line-break/>ejusmodi omnis qualitatis Iit experi, utpote quum et ipsa<text:line-break/>arbor nulla fua parte acerbam qualitatem praeferat, ceu<text:line-break/>quercus, ilex, arbutus, faguiiij lentiscus, hedera et hoc<text:line-break/>genus alia, verum plena sucoo valido tota Iit, eoqlle acri et<text:line-break/>calido. Ergo ex acerbis utique lienis factus cinis non parum<text:line-break/>astringit, meminlque me quandoque, quum aliud ad manum<text:line-break/><text:span text:style-name="Default_20_Paragraph_20_Font"><text:span text:style-name="T12">non </text:span></text:span>esset medicamentum, per sanguinis suppressisse<text:line-break/><text:span text:style-name="Default_20_Paragraph_20_Font"><text:span text:style-name="T12">eruptionem. Verum nullos unquam ad tale uti ficulneo</text:span></text:span></text:p>
      <text:p text:style-name="P3">audeat, siquidem hic acrimoniae Inultum adurenti.sqne su-<text:line-break/>Unitatis obtinet mixtae abstersionl, et utroque differt ab eo,<text:line-break/>qui ex quercinis lignis conficitur, tum quod in eo luligineum<text:line-break/>multo est acrius, tum quod illis terrenum quodammodo siib-<text:line-break/>astringens est, in hac abstergens, veluti in cinere titllymal-<text:line-break/>lorum. Est et calx cineris quaedam species, caeterum<text:line-break/>essentiae tenuiorum partium quam qui ex lignis Iit, nitui-<text:line-break/>nlIll quanto lapides exactius torreri, ut cinis fiant, postulant.<text:line-break/>Sed tamen multas et ipsa reliquias in se habet naturae igneae.<text:line-break/>Proinde elota medicamentum est citra morsum desiccans,<text:line-break/>magisque li bis torve lavetur. Caeterum li marina aqua<text:line-break/>abluta sit, admodum discutit. Dicetur porro de ea, ubi de<text:line-break/>metallicis sermo habebitur.</text:p>
      <text:p text:style-name="P1">[3. <text:span text:style-name="Default_20_Paragraph_20_Font"><text:span text:style-name="T1">De telephio.]</text:span></text:span> Telepbium exsecandi et deterrendi<text:line-break/>facultate est praeditum, non tamen insigniter calida, verum<text:line-break/>in hoc forsan quispiam ipsum primi este ordinis censeat.<text:line-break/>Desiceat tamen secundo ordine intenso aut certe principio</text:p>
      <text:p text:style-name="P3">tertii. Proinde ad putrida ulcera convenit et vitiliginem<text:line-break/>utramque sanat cum aceto.</text:p>
      <text:p text:style-name="P1">[6. <text:span text:style-name="Default_20_Paragraph_20_Font"><text:span text:style-name="T1">De teli, soenograeco.]</text:span></text:span> Isoenumgraecum calidum<text:line-break/>est secundi ordinis, ficcum primi. Proinde ^ferventes phle-<text:line-break/>gmonas irritat acerbatque, quae vero minus sunt calidae et<text:line-break/>magis durae, eas discutiendo curat.</text:p>
      <text:p text:style-name="P1"><text:span text:style-name="Default_20_Paragraph_20_Font"><text:span text:style-name="T1">[su De Pithymallis.] </text:span></text:span>Tithymalli omnes vincentem<text:line-break/>habent acrem calidamque facultatem, inest vero ipsis amaror.<text:line-break/>Validissimus itaque eorum est liquor, secundum locum tenent<text:line-break/>fructus et solia. Sed et radix dictarum facultatum particeps<text:line-break/>est, sed non ex aequo. Sane ipsa cum aceto decocta do-<text:line-break/>tores sanat dentium, maxime qui illis erosis proveniunt at<text:line-break/>liquores, ut qui valentiorem vim habeant, in foramina qui-<text:line-break/>dem ipsa dentium induntur, caeterum li aliam corporis<text:line-break/>partem contigerint, continuo adurunt ulcerantque , proinde<text:line-break/>foris illis Cera circumlinitur, quippe cum ex quarto sint<text:line-break/>calefacientium ordine, quem esse adurendum posuimus, fic</text:p>
      <text:p text:style-name="P3">pilos quoque succus inunctus tollit, porro quum vehemen-<text:line-break/>tior sit oleo miscetur, et li id identidem ac saepe fiat, Ian-<text:line-break/>dem prorsum pilorum radices adustae corrumpentur, cor-<text:line-break/>pusque depile reddetur. Eadem facultate verrucas, quas<text:line-break/>acrochordonas nominant et myrmecias et pterygia <text:span text:style-name="Default_20_Paragraph_20_Font"><text:span text:style-name="T1">oculorum<text:line-break/>ungues</text:span></text:span> et thymos ausi rllnt, detergentque lichenas et psoras,<text:line-break/>quia scilicet et abstergendi facultas inest propter amarorem.<text:line-break/>Praeterea ulcerum phagedaenica, anthracode et gangraenode,<text:line-break/>quia valenter tum excalesaciunt tum detergunt, si in tem-<text:line-break/>pote et moderate utare, iuvare aliquando poterunt. Verum<text:line-break/>enimvero et fistularum callos eadem facultate eximunt. Cae-<text:line-break/>termn haec omnia genere quidem similiter, imbecillius tamen<text:line-break/>et folia et fructus praestare possent. Quibus sane et ad<text:line-break/>pisces in aqua stagnali capiendos uti assolent. Celerrime<text:line-break/>namque ab illis in vertiginem acti, ac semimortui redditi,<text:line-break/>ad aquae superficiem feruntur. Porro quum septem sint<text:line-break/>eorum genera, valentissimus est quem characian nominant,</text:p>
      <text:p text:style-name="P3">quem utique etiam quidam marem cognominant, et foemina<text:line-break/>nuncupata myrsinites, et qui in petris nascitur ad modum<text:line-break/>arboris, deinceps qui phlomo assimilis est, et cyparissos,<text:line-break/>deinde marinus, denique heliofcopms. .Proportione vero<text:line-break/>comprehensae illorum facultatis et cinis et lixivium ex ipsis<text:line-break/>erit.</text:p>
      <text:p text:style-name="P1">[S. <text:span text:style-name="Default_20_Paragraph_20_Font"><text:span text:style-name="T1">De tragacantha.] </text:span></text:span>Tragacantha similem gummi<text:line-break/>vim obtinet emplasticam quandam et quae acrimoniam he-<text:line-break/>betat. <text:span text:style-name="Default_20_Paragraph_20_Font"><text:span text:style-name="T1">E</text:span></text:span>t sane similiter ut illud desiccat.</text:p>
      <text:p text:style-name="P1">[q. <text:span text:style-name="Default_20_Paragraph_20_Font"><text:span text:style-name="T1">De trago.] </text:span></text:span>Tragii folia fruetus lachrymaque<text:line-break/>trahentis difcutientisque funt facultatis. Est vero et tenuium<text:line-break/>partium et facultate in principio tertii jam quoquo modo<text:line-break/>ordinis calida. Stipites et haerentia corporibus extrahit,<text:line-break/>lapides frangit, menses nlovet drachmae pondere potum.<text:line-break/>Porro in Creta sola nascitur lentisco assimile. Caeterum<text:line-break/>alterum tragium hoc minus cujus solia scolopendrio similia<text:line-break/>sunt visitur quidem multis in locis, sed non parum habet<text:line-break/>facultatis astringentis, ut et ad fluxionem affectus conveniat.</text:p>
      <text:p text:style-name="P2">[Io. <text:span text:style-name="Default_20_Paragraph_20_Font"><text:span text:style-name="T1">De tragortgano,] </text:span></text:span>De tragorigano in sermone<text:line-break/>de origano supra est dictum.</text:p>
      <text:p text:style-name="P1">[ll. <text:span text:style-name="Default_20_Paragraph_20_Font"><text:span text:style-name="T1">De trib</text:span></text:span>u<text:span text:style-name="Default_20_Paragraph_20_Font"><text:span text:style-name="T1">to.]</text:span></text:span> Tribolos ex humida essentia lllsi-<text:line-break/>dice frigida et sicca non mediocriter et ipsa Rigida compo-<text:line-break/>nitar. lu terrestri tamen superat terreum frigidum, quod<text:line-break/>astringens ostendimus, in aquatico vero aqueum. Proinde<text:line-break/>ambo et contra plllegmonarum generationes et omnino con-<text:line-break/>tra omnes fluxus congruant. Porro terrestris ipsius fructus,<text:line-break/>quum tenuium fit partium, potus lapides in renibus commi-<text:line-break/>nuit.</text:p>
      <text:p text:style-name="P1">[12. <text:span text:style-name="Default_20_Paragraph_20_Font"><text:span text:style-name="T1">De tripoli^.]</text:span></text:span> Tripolium. Radix gustanti acris<text:line-break/>est et facultate calida in tertio excessu.</text:p>
      <text:p text:style-name="P1">[13. <text:span text:style-name="Default_20_Paragraph_20_Font"><text:span text:style-name="T1">De triphylia.] </text:span></text:span>llijdlVilum quidam asphaltion,<text:line-break/>quidam oxyphyllon, nonnulli min anthus, sunt et qui cui-<text:line-break/>cium vocitent. Prima quidem tua ab accidentibus frutici,<text:line-break/>reliqua duo nomina haud scio unde. Vis plantae est calida<text:line-break/>et sicca ut bltuunnid, clu odore est simisis, ulas n que terti<text:span text:style-name="Default_20_Paragraph_20_Font"><text:span text:style-name="T2">o</text:span></text:span></text:p>
      <text:p text:style-name="P3">ordine. Proinde pota laterum dolores ab obstructione natofl<text:line-break/>suVat et urinam menfesque provocat.</text:p>
      <text:p text:style-name="P1">[14. <text:span text:style-name="Default_20_Paragraph_20_Font"><text:span text:style-name="T1">De trichomane.] </text:span></text:span>Tldchomanës eadem praestat<text:line-break/>quae adianthum.</text:p>
      <text:p text:style-name="P1">[13. <text:span text:style-name="Default_20_Paragraph_20_Font"><text:span text:style-name="T1">De trychn</text:span></text:span>o<text:span text:style-name="Default_20_Paragraph_20_Font"><text:span text:style-name="T1">, salano.]</text:span></text:span> Trychnos quidam prae-<text:line-break/>polito S strychnum vocant. EsdIIelituln qtiidems quod ili<text:line-break/>hortis nascitur, notum est omnibus, uthnturque ad omnia<text:line-break/>ea quae refrigerari astringiquë postulant. Potest enim haec<text:line-break/>duo ordine secundo. Caeterorum non esculentorum unum<text:line-break/>quidem nuncupatur halicacabum fructum habens rufum;<text:line-break/>acino uvae tum figura tum magnitudine assimilem, quo et<text:line-break/>ad coronas utuntur , alterum vero fruticosum a conëiliandd<text:line-break/>somno hypnoticum, et tertium quod insaniam afferat, ma-<text:line-break/>nicum appellitant. Halicacabtim igitur in solibrhm facultate<text:line-break/>hortensi sullano simile est, fructum habens ciendae urinae<text:line-break/>idoneum, proinde compluribus facultatibus compositis quae<text:line-break/>ad Iecur, ad vesicam et renes accommodantur adiungitur.<text:line-break/>Solani vero hvpuotici Cortex radici^ fi cum vino bibatur;</text:p>
      <text:p text:style-name="P3">somnum accersit drachmae pondere sumptus. Sed et cae-<text:line-break/>tera quoque papaveris succo persimilis est, nisi quod liacte-<text:line-break/>nus imbecillior est, quoti ipse tertii habeatur ordinis resiige-<text:line-break/>Pannum, quum llic positus sit in quarto. Hujus solani<text:line-break/>semen urinam ciendi facultatem habet. fa temni li plus<text:line-break/>duodecim corymbis hauseris dementiam quoque asciscet.<text:line-break/>Porro quod reliquum est ex propositis solatiis ad medica-<text:line-break/>tiones, quae intro in corpus adhibentur inutile est. Nam<text:line-break/>si quatuor ejus drachmae offerantur, mortem inserent, li<text:line-break/>pauciores, insaniam; una certe innoxie sumitur, caeterum<text:line-break/>nec ipsa utile quid obtinet. Verum li loris corpori emplastri<text:line-break/>modo illinatur, ulcera maligna et depalcentia curat. Sed<text:line-break/>ad talia radicis cortex praefertur, desiccans secundo ordine<text:line-break/>jam completo et tertio incipiente, refrigerans secundo inci-<text:line-break/>p i en te.</text:p>
      <text:p text:style-name="P1">Cap. XX. [L <text:span text:style-name="Default_20_Paragraph_20_Font"><text:span text:style-name="T1">De hyacintho.] </text:span></text:span>Hyacinthi radix<text:line-break/>bulbosa est, ordinis primi in desiccando, secundi vero com-<text:line-break/>pleti aut certe tertii incipientis in resiigerando. Itaque</text:p>
      <text:p text:style-name="P3">pueros diutissime servare impuberes vino illita creditur.<text:line-break/>Fructus leviter extergit et astringit. Quamobrem et ipse<text:line-break/>regio morbo laborantibus exhibetur in villo, ordine quidem<text:line-break/>tertio quadantenusi desecans, caeterum in medio confidens<text:line-break/>caliditatis ac frigiditatis.</text:p>
      <text:p text:style-name="P1">[2. <text:span text:style-name="Default_20_Paragraph_20_Font"><text:span text:style-name="T1">De hydno, terrae tubere.] </text:span></text:span>Tubera terrae omni-<text:line-break/>bus nota funt. Substantiam habent vincentem terrestrem<text:line-break/>quidem consistentia, fed tamen cum paucula quadam par-<text:line-break/>tium tenuitate mixtam.</text:p>
      <text:p text:style-name="P58">[3. <text:span text:style-name="Default_20_Paragraph_20_Font"><text:span text:style-name="T1">De hydl</text:span></text:span>a<text:span text:style-name="Default_20_Paragraph_20_Font"><text:span text:style-name="T1">piscere.]</text:span></text:span><text:tab/>Hydropiper a Iocis in quibus</text:p>
      <text:p text:style-name="Normal">nafcitur et a similitudine, quae illi cum pipere in gustu est,<text:line-break/>nomen fortitum est, caeterum non usque adeo calidum est<text:line-break/>quam piper. Et sane herba ipsa etiamnum viridis una cum<text:line-break/>fructu cataplasmatis in modum imposita, sugillata et tumores<text:line-break/>induratos digerit.</text:p>
      <text:p text:style-name="P1">[4. <text:span text:style-name="Default_20_Paragraph_20_Font"><text:span text:style-name="T1">De hyoscyamo, alter</text:span></text:span>n<text:span text:style-name="Default_20_Paragraph_20_Font"><text:span text:style-name="T1">o.]</text:span></text:span> Hyoscyamus cui semen<text:line-break/>atrum est, insaniam ac soporem affert. 6ed li cui semen<text:line-break/>mediocriter flavum est, propinquam ei facultatem possidet</text:p>
      <text:p text:style-name="P3">Verum utrique fugiendi sunt ut inutiles et venenosi seu<text:line-break/>delctelii. Caeterum cujus semen ac llos candidus est, ad<text:line-break/>sanationes vel maxime idoneus est, ex tertio quodammodo<text:line-break/>ordine refrigerandum. Porro llos ejus quidem cui semen<text:line-break/>est nigrum mediocriter purpureus est , ejus vero cui est sub-<text:line-break/>Ilavum, leviter mali colorem refert.</text:p>
      <text:p text:style-name="P1">[3. <text:span text:style-name="Default_20_Paragraph_20_Font"><text:span text:style-name="T1">De hyperico.] </text:span></text:span>llypericum Calefacit et deslccat<text:line-break/>essentia tenuium pat tium, adeo ut et menses et urinas pro-<text:line-break/>vocet, sed ad haec totus sumendus t st fructus, non tantum<text:line-break/>semen. Porro cum foliis illitus Viridis al cicatricem ducit<text:line-break/>eum alia tum etiam ambusta. Isaetenim li sicca contusa<text:line-break/>inspergat, sanabis et mollia nimis llumidaqne et putredinosa<text:line-break/>ulcerum. Sunt et qui ischiadicis bibendum exhibeant.</text:p>
      <text:p text:style-name="P1">[li. <text:span text:style-name="Default_20_Paragraph_20_Font"><text:span text:style-name="T1">De spec</text:span></text:span>t<text:span text:style-name="Default_20_Paragraph_20_Font"><text:span text:style-name="T1">us</text:span></text:span> Hvpecoon refrigerandi vim habet<text:line-break/>ex tertio ordine resi sperantium, ut parum abiit a papavere.</text:p>
      <text:p text:style-name="P1"><text:span text:style-name="Default_20_Paragraph_20_Font"><text:span text:style-name="T1">su. De h</text:span></text:span>r<text:span text:style-name="Default_20_Paragraph_20_Font"><text:span text:style-name="T1">poglobso.] </text:span></text:span>llvpoglosson inde adeo nuncu-<text:line-break/>pata est, quod summisi corymbis velut ligulae quaedam ex-</text:p>
      <text:p text:style-name="P3">eunt. Caeterum radix et succus fruticis emolliendi vim<text:line-break/>possident.</text:p>
      <text:p text:style-name="P1">[S. <text:span text:style-name="Default_20_Paragraph_20_Font"><text:span text:style-name="T1">De hyssopo.]</text:span></text:span> Hyssopum desiccat et calefacit or-<text:line-break/>dine tertio, sed et tenuium est partium.</text:p>
      <text:p text:style-name="P1">Cap. XXI. [I. <text:span text:style-name="Default_20_Paragraph_20_Font"><text:span text:style-name="T1">De fetcis, lentibus.]</text:span></text:span> Lentes valen-<text:line-break/>ter astringunt, medium tenent caliditatis et frigiditatis, de-<text:line-break/>liceant sane in secundo ordine. Ipsum itaque earum Corpus<text:line-break/>desiccat et sistit ventrem, caeterum decoctum provocat.<text:line-break/>Proinde etiam prior aqua ab<text:span text:style-name="Default_20_Paragraph_20_Font"><text:span text:style-name="T1">i</text:span></text:span>icitur, ubi retentionisi causa<text:line-break/>adhibentur.</text:p>
      <text:p text:style-name="P1">[2. <text:span text:style-name="Default_20_Paragraph_20_Font"><text:span text:style-name="T1">De phaco, lenticula palustri.]</text:span></text:span> Lenticula palu-<text:line-break/>litis humidae sligidaeque temperiei esu utrinque ex secundo<text:line-break/>quodammodo ordine.</text:p>
      <text:p text:style-name="P1">[3. <text:span text:style-name="Default_20_Paragraph_20_Font"><text:span text:style-name="T1">De phalerato.] </text:span></text:span>Phaleratis herbae tum succus<text:line-break/>tum femen tum lolia potari utiliter creduntur ad vesicae<text:line-break/>dolores, ceu in lcse habeant quiddam tenuium partium et<text:line-break/>Calidum.</text:p>
      <text:p text:style-name="P2"><text:span text:style-name="Default_20_Paragraph_20_Font"><text:span text:style-name="T14">[4. </text:span></text:span><text:span text:style-name="Default_20_Paragraph_20_Font"><text:span text:style-name="T1">De phalangae.]</text:span></text:span> Phalangitas sic appellata est,<text:line-break/>quod morsis a phalangiis auxilietur. I.ll autem lacunatis<text:line-break/>tenuium partium desiccantis, quamobrem et tormina pa-<text:line-break/>flentibus lucem t it.</text:p>
      <text:p text:style-name="P1">[3. <text:span text:style-name="Default_20_Paragraph_20_Font"><text:span text:style-name="T1">De pl.lomo , verbasco.]</text:span></text:span> PhlomoS. Quidam per<text:line-break/>p literam et scribunt et proferunt. Quaedam soliis alba<text:line-break/>est, quaedam vero nigra. Et albae quidem mas est, cujus<text:line-break/>folia angustiora , semina, cujus majora. lil pl aeter has est<text:line-break/>alia phloinos agrestis cognominata, flores habet aureos et<text:line-break/>luteos. Sed et alia praeter luis est, quam proprie phlomida<text:line-break/>nominant et tlnVallitla. Priorum itaque duarum radix<text:line-break/>acerba gustu est et lluxionis affectibus prodest, sed et ad<text:line-break/>dentium dolorem eam quidam colluunt. Sane setlia tlige-<text:line-break/>Tendi vim habent, sic et aliarum silia, et maxime ejus quae<text:line-break/>aurei coloris hores obtinet, qua etiam capillos llavos red-<text:line-break/>dunt. Omnium enim lolia desiccandi et mediocriter deter-<text:line-break/>gendi Vim possident.</text:p>
      <text:p text:style-name="P2"><text:span text:style-name="Default_20_Paragraph_20_Font"><text:span text:style-name="T14">[6. </text:span></text:span><text:span text:style-name="Default_20_Paragraph_20_Font"><text:span text:style-name="T1">Dephoeuh-e, palma</text:span></text:span>.] Phoenix arbor astlictoliae<text:line-break/>facultatis omnibus sui partibus est particeps. Igitur ramo-<text:line-break/>rum succus austerus est ex aquea substantia tepida et terrea<text:line-break/>frigida constans. Similis naturae est encephalos pars su-<text:line-break/>prema quam vocant cerebrum esui aptus. At fructus ejus<text:line-break/>et maxime dulcis non paucam obtinet Caliditatem. Cae-<text:line-break/>terllm quum edendo fit, multo est usui non tantum solis<text:line-break/>impositus, ubi quid roborare et desiccare, contrahere, sii-<text:line-break/>pare densaseqrie consilium est, sed et tanquam cibus sum-<text:line-break/>ptusi et simul Cum asili et per se. Porro quod Elaten vo-<text:line-break/>eant, nempe tenerum illud palmae germen , eandenfcum<text:line-break/>cerebro ejus facultatem possidet. Quod vero velut tegumen-<text:line-break/>tum ejus est astringentem et ipsum qualitatem habet, verum<text:line-break/>plusquam dicta Omnia exiccat, utpote quod et essentiae con-<text:line-break/>fidentia illis liCciuli est et nimium habet humiditatis. Itaque<text:line-break/>jure utuntur issa i<text:span text:style-name="Default_20_Paragraph_20_Font"><text:span text:style-name="T1">t</text:span></text:span>d ulcera putrescentia, miscentque medi-<text:line-break/>candentis articulo^ plus Iusto laxatos contrahentibus, ad llaec</text:p>
      <text:p text:style-name="P3">facultatibus hepaticis et stomachicis, sen intro sumantur en<text:line-break/>foris admoveantlule Sed et radix plantae desiccatoriao citra<text:line-break/>morsum facultatis est, adiunctum habens et ipsa astrictionis<text:line-break/>quippiam.</text:p>
      <text:p text:style-name="P1"><text:span text:style-name="Default_20_Paragraph_20_Font"><text:span text:style-name="T1">[su De phorbtq.]</text:span></text:span> Phorhii femen ad albugines cum<text:line-break/>melle applicant. Sed et spicula extrahere creditur. Porro<text:line-break/>et ipsa herba idem praestare videtur. lix quibus constat,<text:line-break/>quod tenuium pallium tt attrahendi dispulsi ndique potem-<text:line-break/>fiam obtinet.</text:p>
      <text:p text:style-name="P1">[S. <text:span text:style-name="Default_20_Paragraph_20_Font"><text:span text:style-name="T1">Deseri.]</text:span></text:span> lstiu, Odorata quodammodo est hujus<text:line-break/>herbae radix, nardo viribus similis, sed tamen ad pleraque<text:line-break/>infirmior. Urinas movet plus quam aut Indica aut Syriaca<text:line-break/>nardus, perinde ut Gallica.</text:p>
      <text:p text:style-name="P1">[t. <text:span text:style-name="Default_20_Paragraph_20_Font"><text:span text:style-name="T1">D</text:span></text:span>ii sat<text:span text:style-name="Default_20_Paragraph_20_Font"><text:span text:style-name="T1">o . t lla.]</text:span></text:span> Pllycos humena etiamnum et<text:line-break/>virens ex mari exemptus desiccat et restiterat t Edine secun-<text:line-break/>do, habet enim quiddam modice acelbum.</text:p>
      <text:p text:style-name="P1">[lo. <text:span text:style-name="Default_20_Paragraph_20_Font"><text:span text:style-name="T1">De phyPAle.]</text:span></text:span> Physicis quum qualitatis sit<text:line-break/>aCclba , non abs re diarrlloeasi et dysenterias pota juvat.</text:p>
      <text:p text:style-name="P2">[II. <text:span text:style-name="Default_20_Paragraph_20_Font"><text:span text:style-name="T1">De malabathri solio..]</text:span></text:span> Folium malabathri nardo<text:line-break/>similem vim possidet.</text:p>
      <text:p text:style-name="P1">Cap. XXll. [I. <text:span text:style-name="Default_20_Paragraph_20_Font"><text:span text:style-name="T1">De galbano.]</text:span></text:span> Galbanum succus est<text:line-break/>plantae lërulaceae, quae emollientis et digerentis est facule..<text:line-break/>tutis. Puerisque sane ex tertio ordine calefacienti n m insu-<text:line-break/>piente aut secundo completo, in desiccando vero ex secun-.<text:line-break/>do incipiente.</text:p>
      <text:p text:style-name="P1">[2. <text:span text:style-name="Default_20_Paragraph_20_Font"><text:span text:style-name="T1">De clbalnaedry.] </text:span></text:span>Chamaedrys vincentem llabet<text:line-break/>qualitatem amaram, est et quodammodo acris. Quocirca<text:line-break/>merito lienes colliquat et urinas ac menses provocat, <text:span text:style-name="Default_20_Paragraph_20_Font"><text:span text:style-name="T1">C</text:span></text:span>rassi-<text:line-break/>tndinem humorum incidit et viscerum obstructiones expur-<text:line-break/>gat. Ponatque eam quispiam in tertio ordine calesacientium<text:line-break/>et desiccantium , plus tamen desiccat quam calefacit.</text:p>
      <text:p text:style-name="P1">[3. <text:span text:style-name="Default_20_Paragraph_20_Font"><text:span text:style-name="T1">De chamaecisso, hedera terrestri.] </text:span></text:span>Chamaecissi<text:line-break/>flos quum fit admodum amarus, jecur obstructione liberat.<text:line-break/>Paturque ex coxendice laborantibus^</text:p>
      <text:p text:style-name="P2">[i. <text:span text:style-name="Default_20_Paragraph_20_Font"><text:span text:style-name="T1">De chamelaea, oleagine.]</text:span></text:span> Chamelaea vincen-<text:line-break/>tem llabet qualitatem amaram. Quamobrem admodum Ior-<text:line-break/>dtda ulcera et quae maximas habent crustas, cum lucille per-<text:line-break/>purgare potest.</text:p>
      <text:p text:style-name="P1">[3. <text:span text:style-name="Default_20_Paragraph_20_Font"><text:span text:style-name="T1">De chamaeleuce , tussiltgine.]</text:span></text:span> Chamaeleuce ca-<text:line-break/>fidae lacunatis est tertio quodammodo ordine, siccae primo.</text:p>
      <text:p text:style-name="P1"><text:span text:style-name="Default_20_Paragraph_20_Font"><text:span text:style-name="T1">[fi. De chamaeleonte.]</text:span></text:span> Chamaeleontis radix nigri<text:line-break/>quidem, lethale quiddam obtinet. Quamobrem sensu utique<text:line-break/>utus ejus ad psoras adhibetur et lichenas et vitiligines et in<text:line-break/>lumina quae detersionem postulant, praeterea tligt i entibus<text:line-break/>et emollientibus pharmacis commisit ttir , et jlliagt flat mica<text:line-break/>ulcera Ianat illita. Est enim sicca tertio ordine, calesacit<text:line-break/>vero secundo ordine absoluto. Porro albi chamaeleontis<text:line-break/>radix ad latos lumbricos potui datur cum vino austero<text:line-break/>mensura oxybaplli. Exhibent sane etiam aqua inter cutem<text:line-break/>laborantibus assimilem habentem temperiem ipsius nigri l,t-<text:line-break/>dici, nili quatenus amarior quam illa est.</text:p>
      <text:p text:style-name="P59"><text:span text:style-name="Default_20_Paragraph_20_Font"><text:span text:style-name="T1">[su De Chamaepity</text:span></text:span>i <text:span text:style-name="Default_20_Paragraph_20_Font"><text:span text:style-name="T1">ajuga, ibiga.]</text:span></text:span> Chamaepitys<text:line-break/>gustu quidem amarum saporem validiorem acri obtinet,<text:line-break/>effectu vero expurgat abstergi tque viscera plus quam calefit-<text:line-break/>ciL Proinde auriginofis et Omnino quibus facile jecur ob-<text:line-break/>struitur, bonum est remedium.<text:tab/>Quin et menses ducit tum</text:p>
      <text:p text:style-name="P60">pota tum apposita cum melle.<text:tab/>Sed et urinae movendae</text:p>
      <text:p text:style-name="Normal">medicamentum est. Sunt autem etiam, qui eam exhibent<text:line-break/>decoctam in meli<text:span text:style-name="Default_20_Paragraph_20_Font"><text:span text:style-name="T1">o</text:span></text:span>rato iis, qui coxendicis doloribus tor-<text:line-break/>quentur. Herba porro ipsa viridis vulnera magna conglu-<text:line-break/>tinat et ulcera putrescentia sanat, praeterea uberum durities<text:line-break/>discutit. Est enim in siccando ordinis tertii in calefaciendo<text:line-break/>.. . .</text:p>
      <text:p text:style-name="Normal">vero secundi.</text:p>
      <text:p text:style-name="P1">[S. <text:span text:style-name="Default_20_Paragraph_20_Font"><text:span text:style-name="T1">De chamaesuce.]</text:span></text:span> Chamaesyce abstergendi simul<text:line-break/>et acrem vim possidet. Itaque acrocllordonas et myrmecias,<text:line-break/>caules ejus teneriores in modum cataplasmatis admoti, qui-<text:line-break/>que ex eis profluit liquor auferunt. Cum melle vero crassas<text:line-break/>oculorum cicatrices detergunt. Sed et Ilebetudines visus u<text:line-break/>crassitie natas adjuvallt, sicut sane et suffusionum principiti.</text:p>
      <text:p text:style-name="P2">[q<text:span text:style-name="Default_20_Paragraph_20_Font"><text:span text:style-name="T1">. De chelidonio.]</text:span></text:span> Chelidonium extergenti^ admo-<text:line-break/>dnm et calidae facultatls est. Sed et succus ejus ad acmen-<text:line-break/>dum visum commodus est, utique in quibus Crassum quid-<text:line-break/>dant in pupilla colligitur, di<text:span text:style-name="Default_20_Paragraph_20_Font"><text:span text:style-name="T1">c</text:span></text:span>i ilione atque discussione indi-<text:line-break/>gens. l li sunt radice ejus quidam ad auriginem ab ob-<text:line-break/>structlone iecoris proficiscentem , in vino eam albo potui<text:line-break/>exhibentes cum aniso. Similiter mansa conh i t dentium<text:line-break/>doloribus. Porro Chelidonium minus quum atrius sit ma-<text:line-break/>lore, celeriter illitum cutem exulcerat, ungueSque scabros<text:line-break/>elicit. Succus ejus per nares purgat, utpote admodum acer.<text:line-break/>Itaque haec herba quarti quodammodo ordinis fuerit cale-<text:line-break/>facientium incipientis, maius autem chelidonium tertii t st<text:line-break/>ordinis absoluti jam, idque tum in calefaciendo tum in sic-<text:line-break/>caussa.</text:p>
      <text:p text:style-name="P1">[lo. <text:span text:style-name="Default_20_Paragraph_20_Font"><text:span text:style-name="T1">De cltontlrila.] </text:span></text:span>Chondrila. <text:span text:style-name="Default_20_Paragraph_20_Font"><text:span text:style-name="T1">E</text:span></text:span>t hanc quidam<text:line-break/>sini n nominant. l.st enim ejusdem sere Cum illa facultatis,<text:line-break/>nisi quod gustu amariuscula est, ac proinde facultate sic-<text:line-break/>cautiore.</text:p>
      <text:p text:style-name="P2">[II. <text:span text:style-name="Default_20_Paragraph_20_Font"><text:span text:style-name="T1">De cltondro, alica.]</text:span></text:span> Chondris est sane nutri-<text:line-break/>mentum optimum, sicuti et triticum. Sed hujus instituti<text:line-break/>non est de nutrimento distinguere. Verum ut medicamen-<text:line-break/>tum emplasticae facultatis est, temperie tritico similis, plu℥<text:line-break/>tamen illo viscosus, quare sane etiam illo plus nutrit. Est-<text:line-break/>que ceu materia quaedam idonea excipiendis aceto, marina<text:line-break/>aqua, muria et id genus aliis valenter desiccantibus , proin-<text:line-break/>de quidam ex genere admodum exiccantium esse et hoo su-<text:line-break/>men autumarunt. Caeterum chondrus ex numero est potius<text:line-break/>concoquendum, ut et triticum , quae minute proiecto delie-<text:line-break/>eant. At ob exiccantium medicamentorum admixtionem,<text:line-break/>quum quod ex illisi compositum est, exiccatorium fit, nle-<text:span text:style-name="Default_20_Paragraph_20_Font"><text:span text:style-name="T1">t<text:line-break/></text:span></text:span>dicorum compluresi i<text:span text:style-name="Default_20_Paragraph_20_Font"><text:span text:style-name="T1">n</text:span></text:span> errorem inducti sunt, ut salso puta-<text:line-break/>rent desiccationem chondro acceptam serendam, iis quae<text:line-break/>admixta erant praeteritis.</text:p>
      <text:p text:style-name="P1">[12. <text:span text:style-name="Default_20_Paragraph_20_Font"><text:span text:style-name="T1">De chrysocome.] </text:span></text:span>Chrysocome vocatur et chrv-<text:line-break/>sites. Radix vineentesi liabet acrem fimul et astringentem<text:line-break/>qualitates, quare non admodum multi usus est. Usui tamen</text:p>
      <text:p text:style-name="P3">est decocta in meliorato in peripneumoniis et morbis he-<text:line-break/>paucis sive jecorariis. Sed et menstruae purgationis pro-<text:line-break/>vocandae vim quandam obtinet.</text:p>
      <text:p text:style-name="P1">C a p. XXIII. [L <text:span text:style-name="Default_20_Paragraph_20_Font"><text:span text:style-name="T1">De pseudodictalnno.]</text:span></text:span> Pseudodi-<text:line-break/>ctamnum imbecillis dictamni vim habet.</text:p>
      <text:p text:style-name="P1">[2. <text:span text:style-name="Default_20_Paragraph_20_Font"><text:span text:style-name="T1">De plyllio.] </text:span></text:span>Psyllium femen habet admodum<text:line-break/>utile ex secundo refrigerandum ordine, in desiccando vero<text:line-break/>et humectando metli Hin quodammodo est et symmetrum.</text:p>
      <text:p text:style-name="P1">Cap. XXIV. [L <text:span text:style-name="Default_20_Paragraph_20_Font"><text:span text:style-name="T1">De ocimo.]</text:span></text:span> Ocimum ex secundo<text:line-break/>est ordine casi Iacientium , habet autem excrementitiam hu-<text:line-break/>nuditatem. Proinde nec commodum est quod in corpus<text:line-break/>sumatur, caeterum sons illitum ad digerendum et coneo-<text:line-break/>quendam idoneum est.</text:p>
      <text:p text:style-name="P1">[2. <text:span text:style-name="Default_20_Paragraph_20_Font"><text:span text:style-name="T1">De ocvnostle.]</text:span></text:span> Ocimoides. Quidam philomelium<text:line-break/>cognominant. Radix inutilis est, at semen tenuium par-<text:line-break/>tium et desiccantis citra medicationem facultatis est.</text:p>
      <text:h text:style-name="P71" text:outline-level="1">CALENI DE SIMPLICIV<text:span text:style-name="Default_20_Paragraph_20_Font"><text:span text:style-name="T1">M</text:span></text:span> MEDICA-<text:line-break/>MENTORVM TEMPERAMENTI<text:span text:style-name="Default_20_Paragraph_20_Font"><text:span text:style-name="T1">S</text:span></text:span> AC<text:line-break/>FACVLTAT1BVS LIBER IX.</text:h>
      <text:p text:style-name="P1">Prooemium. quotquot plantarum partes sunt et<text:line-break/>fructus et succi atque liquores supra dicta sunt omnia.<text:line-break/>Nunc autem de reliquis medicamentis, quae metallorum ge-<text:line-break/>nere censentur quaeque ipsius terrae species sunt, disserere<text:line-break/>propositum est, post quae deinceps nonnihil tractabitur de<text:line-break/>partibus animalium, utique quibus ceu medicamentis ad<text:line-break/>curationes utimur. Caeterum praestare mihi videtur com-</text:p>
      <text:p text:style-name="P61"><text:span text:style-name="Default_20_Paragraph_20_Font"><text:span text:style-name="T9">,<text:tab/></text:span></text:span>t<text:tab/>,<text:tab/>x<text:tab/>,,<text:tab/>a. .</text:p>
      <text:p text:style-name="Normal">muniti r de illis omnibus praesuli, quo videlicet tum clarius<text:line-break/>intelligi possint tum quae dicentia sunt distincte Aeu in<text:line-break/>articulos blandiantur. Nam fi quis in omnibus sequatur<text:line-break/>scriptores sive medicamentorum, sive materiarum, sive<text:line-break/>illorum praeparandorum; in multis profecto turpissime has..<text:line-break/>Incumbitur et ea quae determinate a me polita sunt perpe-<text:line-break/>ram accipiet. Caeterum quum duo sint capita communis<text:line-break/>orat simis jam proponendae , alterum est an lponte nascen-<text:line-break/>tium medicamentorum quae combusta lunt, calidiora arbi-<text:line-break/>trari oporteat an siigidiora; alterum ile medicatus utis astrin-<text:line-break/>gentibus, quorum in genere esse supra ostentum est tum<text:line-break/>austera tum acerba. Itaque super Ilis quidem in quarto<text:line-break/>horum commentariorum verba Iecimus, sed et modo com-<text:line-break/>memorare satius luerit, medicamentis astringentibus lacul-<text:line-break/>tatem et qualitatem inesse cum acribus pugnantiffImam.<text:line-break/>Adtingunt enim acacia , balaustium, hopocyssis, cytini,<text:line-break/>gllllilse rlleon . rhus, omphacium , mespila, corna, mali-<text:line-break/>c<text:span text:style-name="Default_20_Paragraph_20_Font"><text:span text:style-name="T1">o</text:span></text:span>rium , lnvrtha. Acria vero sunt euphorbium , allium/</text:p>
      <text:p text:style-name="P3">caepa, porrum, napy, piper , gingiberi, smyrnium, ori-<text:line-break/>ganum, pulegium, calaminthe et thymus. Revocandum<text:line-break/>itaque in memoriam duntaxat, qualem cujusque dictorum<text:line-break/>percipimus sensum et protinus sequetur qualitatis eorum<text:line-break/>diversitas, quam in quarto libro exposui una cum aliis<text:line-break/>omnibus gustus differentiis. Sane contrahunt constipantque<text:line-break/>atque condensant substantiam nostram astringentia, ac pro^<text:line-break/>inde in quamvis corporis nostri partem extrinsecus imposita<text:line-break/>continuo illam rugosam et contractam efficiunt, contra quam<text:line-break/>acria quae impolita cui perspicuo Cana calefaciunt atque<text:line-break/>in molem attollunt rubente colore, ac fi diutius immorentur,<text:line-break/>etiam ulcerant. Haec itaque evidenter apparent tum inci-<text:line-break/>dele, tum calefacere, tum etiam a vicinis partibus ad fele<text:line-break/>sanguinem attrahere, at astringentia refrigerando, contra-<text:line-break/>Ilendo constrmgendoque in illis etiam contentum repellere.<text:line-break/>Facultas itaque adversissima est astringentibus cum acribus,^<text:line-break/>nec quae in gustu apparet qualitas simile qmppiam obtllle t.</text:p>
      <text:p text:style-name="P3">Quid ergo nonnullis in mentem venerit, ut piper, allium,<text:line-break/>atque adeo acria omnia astringere dicerent, sane cogitatione<text:line-break/>assequi nequeo. Nam li ut haec astringere dictitant, ita. rllu,<text:line-break/>balaustium, omphacium, mespilum et quotquot ejus generis<text:line-break/>acria cognominarent, diversa ac commutata in nominibus<text:line-break/>Graecorum consuetudine, ignaros prosectu illos vocum<text:line-break/>Graecarum et earum lignilicatuum , non tamen gustandi<text:line-break/>aut olfaciendi carere judicio dicerem. Nunc vero quum<text:line-break/>res duas et olsactu et gustu et effectibus suis, conti ariam<text:line-break/>inter sesa naturam ostentantes, una appellatione nuncupent,<text:line-break/>admiranda profect<text:span text:style-name="Default_20_Paragraph_20_Font"><text:span text:style-name="T1">o</text:span></text:span> hominum aut stupiditas est aut demen-<text:line-break/>tiu, aut simul utraque ; perinde enim faciunt atque illi qui<text:line-break/><text:span text:style-name="Default_20_Paragraph_20_Font"><text:span text:style-name="T12">et </text:span></text:span>ignis et nivis eundem esse lënsum ajunt. Atque adeo in<text:line-break/>quendam quondam incidi, qui prae tam aliena atque ablur-<text:line-break/>da usurpandorum vocabulorum Consuetudine diceret nihil<text:line-break/>prohibere, quo minus diceretur nix eandem <text:span text:style-name="Default_20_Paragraph_20_Font"><text:span text:style-name="T1">c</text:span></text:span>um iule ha-<text:line-break/>here tum qualitatem tum facultatem, quia videlicet et haec</text:p>
      <text:p text:style-name="P3">quandoque visa sit pedes diutius per eam ambulantium<text:line-break/>adussisse. Sane non parvo tempore opus est; ut illis Ilo-<text:line-break/>missibus sordem animi expurges. At quibus non in tam<text:line-break/>profunda ignorantiae caligine degere contingit, ac quartum<text:line-break/>horum commentariorum perlegerint, iis quae jam dicta<text:line-break/>sunt memoriae causa repetita sufficiunt, quo distincte no-<text:line-break/>mina de quaque propriarum rerum ita inaudiant, quemad-<text:line-break/>modum efferre Graecis mos est. Transibo vero ad fecun-<text:line-break/>dam speculationem, haud etiam de nomine et significatu ejus<text:line-break/>habendam, verum de rei natura. Nam plerique existimant<text:line-break/>combusta omnia se ipsis effici frigidiora, alii e contra com-<text:line-break/>bustorum omnium augeri caliditatem existimant; utrique<text:line-break/>sane falluntur. Conspiciuntur enim liquido quaedam calidiora<text:line-break/>reddita et ad gustum et ad tactum et ad eam quae in usu<text:line-break/>cernitur facultatem, velut fupra dicebam de acribus et<text:line-break/>astringentibus. Quaedam contra ab ustione minus apparent<text:line-break/>Calida, i d que clare disseruimus tum tactu tum usu. Dico</text:p>
      <text:p text:style-name="P3">autem usum, ceu ante dixi, quum cuti imposita alia cassa<text:line-break/>diorem rubentioremque partem efficiunt, alia exanguem et<text:line-break/>frigidam, et alia molem attollunt, alia contrahunt. Igitur<text:line-break/>acria multum caloris amittunt usta, at quae ejusmodi non<text:line-break/>sunt assumunt. Sane combustorum omnium nullum plane<text:line-break/><text:span text:style-name="Default_20_Paragraph_20_Font"><text:span text:style-name="T12">est </text:span></text:span>frigidum, relinquuntur enim in illis velut reliquiae quae-<text:line-break/>dam ignis, nam ita vocabat .Arillotëles. Atque id est, quod<text:line-break/>per ablutiones detergitur ex combustorum substantia subti-<text:line-break/>lissimum, quod ubi cum aqua abierit, quod usti reliquum<text:line-break/><text:span text:style-name="Default_20_Paragraph_20_Font"><text:span text:style-name="T12">est, </text:span></text:span>substantia terrena est, siquidem humidum omne com-<text:line-break/>bustio absumit, reliquum autem terrenum est una cum em-<text:line-break/>pyreumate ab Aristotele vocato. Hoc ergo ubi per lotionem<text:line-break/>ablatum ac semotum fuerit, aqua in qua medicamentum ab-<text:line-break/>lutum est calidam ascivit facultatem, eainque tenuium par-,<text:line-break/>tium, quod reliquuum vero est, terreum simul et frigidum<text:line-break/>est, desiccare citra mordacitatem potens. De his et quidem<text:line-break/>et supra diximus , caeterum nihilo desidius est .n memoriam</text:p>
      <text:p text:style-name="P3">nunc ea revocasse, ut repetita illorum memoria simul quae<text:line-break/>dicenda funt exactius quis assequatur.</text:p>
      <text:p text:style-name="P1">Cap. I. <text:span text:style-name="Default_20_Paragraph_20_Font"><text:span text:style-name="T1">De terris. </text:span></text:span>[r. <text:span text:style-name="Default_20_Paragraph_20_Font"><text:span text:style-name="T1">De terrae differentiis.]<text:line-break/></text:span></text:span>Quum duae sint res quae terrae vocabulo significantur, ne-<text:line-break/>cessarium duxi prius eas distinguere, ut clariora sint quae<text:line-break/>dicenda veniunt. Altera fano omnibus Graecis maximo<text:line-break/>confueta est. Siquidem ubi triticum, hordeum, aut aliud<text:line-break/>quodpiam feminum quae <text:span text:style-name="Default_20_Paragraph_20_Font"><text:span text:style-name="T1">C</text:span></text:span>erealia nuncupantur, seminant,<text:line-break/>mediocriter humidam esse terram oportere ajunt. At ubi<text:line-break/>vites , ficus , oleas , aut aliam quamvis arborem plantant,<text:line-break/>fugiendam praecipiunt tunc eam, quae uliginis plane expers<text:line-break/>sit et arida, tum quae humida sit et lutosa, nam lutum vo-<text:line-break/>eant terram humore maceratam. Tum qui de colendis agris<text:line-break/>conscribunt, in regionum differentiis atram terram, argil-<text:line-break/>Iosum arenosamque discriminantes efferunt, sed et pin-<text:line-break/>guem terram vocant ex qua lutum fit viscosum ac lentum,<text:line-break/>alteram vero contra quam haec dispositam, quae lutum effi-<text:line-break/>ciat pinguitudinis expers et friabile, ut sic dicam. Atque</text:p>
      <text:p text:style-name="P3">hoc est unum terrae vocabuli significatum omnibus usitatum.<text:line-break/>Alterum est solis philosophis usurpatum, quum ajunt ele-<text:line-break/>menta corporum esse terram, aquam, aerem et ignem. Cor-<text:line-break/>pus namque extreme siccum ac frigidum terram nuncupant.<text:line-break/>Secandum hos ei git nullum compositorum corporum terra<text:line-break/>c<text:span text:style-name="Default_20_Paragraph_20_Font"><text:span text:style-name="T1">e</text:span></text:span>nsetur elementaris, ajunt tamen ea plurimum habere<text:line-break/>terrae, puta adamantem et saxa, et quanto corpore fuerint<text:line-break/>duriore, tanto magis ea dicunt esse terrea, contra quam agri-<text:line-break/>Colae. Haud enim quo durior Iit corporum consistentia,<text:line-break/>oo plus terream este dictitant, verum lapides et petras<text:line-break/>plane ad agriculturam esse ineptissima contendunt., I iurternm<text:line-break/>eam esse terram dicunt exactissimam, quae quam longissime<text:line-break/>recessit a saxi consistentia, quippe quum et argillosam et<text:line-break/>arenosam ad pleraque damnent inutilem. Secundum ita-<text:line-break/>que significatum quod a philosophis celebratur, tribus sime-<text:line-break/>tur generibus terrae differentiae. Siquidem unum <text:span text:style-name="Default_20_Paragraph_20_Font"><text:span text:style-name="T1">e</text:span></text:span>ju<text:span text:style-name="Default_20_Paragraph_20_Font"><text:span text:style-name="T1">s</text:span></text:span> genus<text:line-break/>lapis est , alterum corpus metallicum , tertium vero terra</text:p>
      <text:p text:style-name="P3">quae colitur, facta apud eos differentia de metallicis cor-<text:line-break/>potibus quae fundi possent, velut aere, stanno, plumbo, haec<text:line-break/>enim quidam ajunt non terrae, sid aquae plus continere.<text:line-break/>Attamen caeteri homines omnes eam duntaxat terram no-<text:line-break/>minant, quae humore macerata lutum elficitur, de qua<text:line-break/>utique et ego nunc statui dissarentiasi exponere, id modo<text:line-break/>praesatusi quod proposita sectio corporum terrenorum in<text:line-break/>lapides, metallica et terram quae colitur, absque corporibus<text:line-break/>quae proprie naturalia nominant, dicta est. Nam li ea ac-<text:line-break/>cedant, tum ligna omnia et sructuum partes complures, velut<text:line-break/>etiam animalium, essentia esse terrena dicentur, fructuum<text:line-break/>quidem partes, ut nuclei olivarum et Vinacei uvarum, pu-<text:line-break/>tamina nucum et conorum et ejus generis multa alia, ani-<text:line-break/>m alin m vero ossa, cornua, dentes. Verum de plantarum<text:line-break/>partibus quae terrenae utique sunt et durae, partim jam<text:line-break/>supra dictum est, partim etiam nunc dicetur, at de iis quae<text:line-break/>animantium sunt insta traCtabitur, ubi prius terrae species,</text:p>
      <text:p text:style-name="P3">absolvero; licet enim ea tibi aut differentias, aut species, aut<text:line-break/>etiam appellare genera. Dico autem haec, lapides, metallica<text:line-break/>corpora, terram in lutum solubilem. Ac primum omnium<text:line-break/>dicam a Graecis nuncupatae terrae differentias, quae com-<text:line-break/>mune hoc habet, ut addita aqua continuo solvatur et fiat<text:line-break/>lutum. Nam quod a philosophis sic appellatur non habet<text:line-break/>omnibus commune, sed illis tantum consuetum ac celebra-<text:line-break/>tum significatum.</text:p>
      <text:p text:style-name="P1">[2. <text:span text:style-name="Default_20_Paragraph_20_Font"><text:span text:style-name="T1">De differentiis nominatae passim terrae.]</text:span></text:span> Terram<text:line-break/>usitate Graecis vocari dixi quae injecta aqua statim solvitur<text:line-break/>et fit lutum. Hujusmodi ergo est, quam homines ad cusa<text:line-break/>turam elaborant, differentias habens quasdam sane secun-<text:line-break/>dum propriam rationem , dum pinguis est et viscosa quae<text:line-break/>utique omnino et atra colore est, alia vero stabilior et<text:line-break/>pinguedinis expers , quam vocant argillam , quae sane quo-<text:line-break/>daminodo candidior est. Atque hae maxime contrariae sunt<text:line-break/>differentiae, aliae lunum in medio sunt, alteri atque alteri<text:line-break/>magis accedentes, atque adeo quaedam etiam quae ex aequo</text:p>
      <text:p text:style-name="P3">ad unguem in medio pari intervallo ab utraque distant. [At<text:line-break/>aliae sunt terrae differentiae ex diversi generis corporum<text:line-break/>natae commixtione, qua ratione lapidosae et arenosae ha-<text:line-break/>be<text:span text:style-name="Default_20_Paragraph_20_Font"><text:span text:style-name="T1">a</text:span></text:span>tur. Atque admixtam talium substantiam segregant lar-<text:line-break/>gae aquae effusione ac maceratione, dum totum humidum<text:line-break/>efficiatur, quum enim id effectum est, id quod desert<text:span text:style-name="Default_20_Paragraph_20_Font"><text:span text:style-name="T1">o</text:span></text:span>r<text:line-break/>atque inest lapidosum atque arenosum , id omne subfidit et<text:line-break/>terra exacta supernatat. Tale quiddam et in Lemnia terra<text:line-break/>visitur, quam cognominant quidam milton I.emniam, et<text:line-break/>alli quidam sigillum Lemnium, ob impressum videlicet illi<text:line-break/>sigillum Dianae sacrum. Siquidem hanc terram sacerdos<text:line-break/>cum patrio quodam honore sumens, haud mactatisi animali-<text:line-break/>bus, sed tritico atque hordeo piamenti gratia terrae redditis<text:line-break/>in urbem comportat. Quam deinde aqua maceratam atque<text:line-break/>in lutum redactam, ubi valenter conturbavit paulumque<text:line-break/>inde quiescere finit, aquam quae supernatat primum aufert,<text:line-break/>et mox quod sub ea est pingue terrae tollit, ac reliquum<text:line-break/>duntaxat, quod ad imum subsedit, lapidosum scilicet et are-</text:p>
      <text:p text:style-name="P3">nosum relinquit, ut inutile ac supervacaneum. Porro lutum<text:line-break/>illud pingue usque eo desiccat, dum mollis cerae consisti n-<text:line-break/>tiam accipiat, llujusque exiguis acceptis particulis sacrum<text:line-break/>Dianae lignum imprimit, ac postea rursum in umbra sic-<text:line-break/>candum reponit, donec omnem plane humiditati mi mittat,<text:line-break/>fiatque illud medicis omnibus cognitum medicamentum hem-<text:line-break/>Ilium sigillum, sic enim quidam illam cognominant olfim-<text:line-break/>pressmn illi sigillum, ceu etiam nonnulli ob colorem l.em-<text:line-break/>niam rubricam appellitant. Eundem ergo quem rubrica<text:line-break/><text:span text:style-name="Default_20_Paragraph_20_Font"><text:span text:style-name="T1">d</text:span></text:span>olorem obtinet, verum ab ea differt quod contactu non<text:line-break/>contaminet atque illa, et secundum collem in Lembo qui<text:line-break/>totus colore fulvo est et in quo neque albor, neque saxum,<text:line-break/>neque planta nascitur, tantum hujusmodi terra visitur.<text:line-break/><text:span text:style-name="Default_20_Paragraph_20_Font"><text:span text:style-name="T1">P</text:span></text:span>orro tres ejus signantur differentiae, una quam posuimus<text:line-break/>terrae sacrae, quam alii nemini pl aeter unum sacerdotem<text:line-break/>Contingere fas est, altera vero ejus quae revera est rubrica,<text:line-break/>utuntur autem ea potissimum salui, demum tertia ejus quae<text:line-break/>extergit qua utuntur, qui lintea et vestes lavant, quibus uti-</text:p>
      <text:p text:style-name="P3">que collibitum est. Caeterum quum et apud Dioscoridem<text:line-break/>et alios quosdam scriptum legissem Letaniae terrae hircinum<text:line-break/>misceri sanguinem, atque ex luto quod ea mixtione confi-<text:line-break/>ciebatur saCerdotem Lemma quae vocant sigilla tum confor-<text:line-break/>mare tum consignare, cupiebam profecto et ipsa mixtionis<text:line-break/>modum inspicere atque commoderationem. itaque quem-<text:line-break/>admodum in Cyprum navigaveram videndorum quae in ea<text:line-break/>sunt metallorum gratia, in cavam Syriam Palestinae partem<text:line-break/>profectus sueram bituminis et aliorum quorundam insui-<text:line-break/>ciendorum causa , ita nec in Lemnum enavigare piguit, ut<text:line-break/>quantum sanguinis terrae admisceretur conspicerem^ <text:span text:style-name="Default_20_Paragraph_20_Font"><text:span text:style-name="T1">g</text:span></text:span> Nam<text:line-break/>quum iterum ex Afia Romam pedestl i peterem itinere per<text:line-break/>Thraciam et Macedoniam, potius a Iroade Alexandria in<text:line-break/>Lemnum adnavigari, nactus illic navem quae ad Thessaio-<text:line-break/>nicam cursum destinabat. Conveniebam autem cum Hau-<text:line-break/>clero, ut in cursu Lemnum appelleret. Et sane ille prae-^<text:line-break/>stitit, sed non ad eam civitatem, ad quam oportebat. Antea<text:line-break/>enim nesciveram duas esse in insula civitates, sed credebam</text:p>
      <text:p text:style-name="P3">ut Saulus, Chius, Cos, Andrus, Tenus et omnes adeo quae<text:line-break/>in Aegeo sunt mari, unam duntaxat civitatem habent toti<text:line-break/>insulae cognomine, ita et I.emnum nominis lui unam habere<text:line-break/>civitatem. Porro ut ex navi descenderam intellexi civitati<text:line-break/>nomen esse Myrinae, nec in regione civitatis illius aut Phi-<text:line-break/>loctetis templum esse aut sacrum Neptuni collem, sed in<text:line-break/>altera quae vocaretur Hephaessias, nec civitatem eam My-<text:line-break/>rinae esse propinquam. Quumque me nauclerus expectare<text:line-break/>non posset, distuli, ut quum Poma in Aliam redirem, tum<text:line-break/>Hephaestiada viserem, id qu<text:span text:style-name="Default_20_Paragraph_20_Font"><text:span text:style-name="T1">o</text:span></text:span>d scri pr<text:span text:style-name="Default_20_Paragraph_20_Font"><text:span text:style-name="T1">o</text:span></text:span>ut speraveram et<text:line-break/>proposueram. Nam ubi ex Italia in Macedoniam tra<text:span text:style-name="Default_20_Paragraph_20_Font"><text:span text:style-name="T1">i</text:span></text:span>eci^-<text:line-break/>sum eamque pene totam pedestri itinere pertransissem, per-<text:line-break/>venissemque Plnlippos, quae civitas est finitima Thraciae,<text:line-break/>inde ad mare descendi quod proximum aberat centum vi-<text:line-break/>ginti stadiis, prmmmquc IIlasim transmissa distantem plus<text:line-break/>minus ducentis stadiis, atque illi<text:span text:style-name="Default_20_Paragraph_20_Font"><text:span text:style-name="T1">t</text:span></text:span>a lu I.emnum septingentis,<text:line-break/>ac rursum ferme septingenta in Alexandrium sroada tra<text:span text:style-name="Default_20_Paragraph_20_Font"><text:span text:style-name="T1">i</text:span></text:span>eci.</text:p>
      <text:p text:style-name="P3">Ac proinde sane ex industlia tum de navigatione tum de<text:line-break/>stadiis ascripti, ut fi quem eadem quae me caperet Hephae-<text:line-break/>stiada visendi cupiditas, cognito ejus situ Iic navigationem<text:line-break/>institueret. [In tota namque insula temno orientem spectat<text:line-break/>Hephaestiasi, occidentem vero Myrina. Et quod a poeta<text:line-break/>dictum de Vulcano est, Decidit in Lemnum, propter collis<text:line-break/>naturam occasionem sumpsisse fabulae crediderim ; apparet<text:line-break/>enim combusto simillimus tum colore ipso, tum etiam quia<text:line-break/>nihil in eo nafciturle In hunc itaque collem sacerdos, quo<text:line-break/>tempore ego ad infulam accesseram, egressa, certo quodam<text:line-break/>tritici hordeique numero in terram conjecto, aliisque qui-<text:line-break/>busdam pro religione patria perpetratis, plaustrum totum<text:line-break/>terra implevit. Atque ubi in urbem convexisset, quo dixi<text:line-break/>modo illas fama hominum adeo celebratas Lemniasi spllra-<text:line-break/>gidas praeparabat. Visam ergo mihi erat perConctari,<text:line-break/>nunquid unquam antea hircinum , aut caprinum sanguinem<text:line-break/>huic misceri salitum memoriae proditum accepisset. Quo</text:p>
      <text:p text:style-name="P3">audito omnes in lusum soluti sunt, nec ii sane quivis ex<text:line-break/>vulgo, sed viri oppido quam eruditi cum in aliis tum prae-<text:line-break/>cipue in universa patriae historia. Quin et a quodam librum<text:line-break/>accepi quondam ah incolarum quopiam conscriptum, qui<text:line-break/>omnem Leinniae terrae usum ed<text:span text:style-name="Default_20_Paragraph_20_Font"><text:span text:style-name="T1">o</text:span></text:span>cebat. Quamobrem nec<text:line-break/>me quoque piguit hujus medicamenti pelicatum lacere, ac-<text:line-break/>ceptis sphragidum viginti millibus. Sed et is a quo librum<text:line-break/>dono accepi, inter principes habitus, ad multa hoc utebatur<text:line-break/>medicamento. Siquidem ad Vulnera tum vetera tum quae<text:line-break/>difficile cicatrice obducuntur, ad liaec ad morsus viperae,<text:line-break/>atque adeo omnes serarum morsus, nec non adversus me-<text:line-break/>dicamenta lethalia, non ante modo exhibere, sed et post<text:line-break/>spluagide uti consueverat , addebat porro sist periculum<text:line-break/>sicine medicamenti, quod quia sanctum junipeD accipit, di<text:span text:style-name="Default_20_Paragraph_20_Font"><text:span text:style-name="T1">a<text:line-break/></text:span></text:span>Itur <text:span text:style-name="Default_20_Paragraph_20_Font"><text:span text:style-name="T5">αρκενθἰὐισν</text:span></text:span><text:span text:style-name="Default_20_Paragraph_20_Font"><text:span text:style-name="T9"> </text:span></text:span>nuncupatur, cui utique ludebatur et terra<text:line-break/>Lemma; voinitumque ciere ajebat, ll quis, quum etiamnum<text:line-break/>in ventre h illude venenum haereret, alexetciium sive amu-<text:line-break/>letum ebibisset. I.t sane nos quoque hujus fecimus peritur-<text:line-break/>Iniri in lepore marino et cantharidibus, quum sisse tale quip-</text:p>
      <text:p text:style-name="P3">piam accepisse homines suspicarentur, verum .hausto quod<text:line-break/>Lemniam sphragida habebat medicamento protinus omne<text:line-break/>evomuerunt, nec postea ullum illis accidit symptoma eorum<text:line-break/>quae leporem et Cantharides comitari consueverunt, tametsi<text:line-break/>conjuncta esset perniciosorum medicamentorum exhibitio.<text:line-break/>Caeterum an ad alia mortifera medicamenta, haec inquam<text:line-break/>quae vocant deletelila, eandem vim habeat medicamentum,<text:line-break/>quod ex fructu juniperi et terra Lemnia conficitur, mihi<text:line-break/>utique ignotum est. At ille ab Hephaestiade profecto asse-<text:line-break/>rebat adeo, ut et rabienus canis morsum eam sanare diceret<text:line-break/>in vino diluto epotam , ulceri autem ex aceto impense acri<text:line-break/>impositam. Sed et aliarum serarum ictus ex aceto sanare<text:line-break/>referebat extrinsecus foliis insuper impositis, quae putredini<text:line-break/>resistere didicimus. In primis vero praedicabat scordium<text:line-break/>deinde centaurium exile, inde marrubium. Porro siquando<text:line-break/>nos sane ad ulcera maligna et putrida terram Lemniam<text:line-break/>adhibuimus, magnifice profuit Usus autem est pro pravi-<text:line-break/>talis ulceris magnitudine. Quippe id quod graviter olet</text:p>
      <text:p text:style-name="P3">impendioqne laxum molleq<text:span text:style-name="Default_20_Paragraph_20_Font"><text:span text:style-name="T1">q</text:span></text:span>e est, ac sordidum sustinet, ut<text:line-break/>vel per acerrimum acetum Lemma terra in lutosam solvatur<text:line-break/>consistentiam aliorum more pastillorum quorum alius alio<text:line-break/>utitur, dico autem Polyidae, et Pusionis, et Andronis et qui<text:line-break/>nunc dictus est, quem Resinum vocant. Siquidem hi omnes<text:line-break/>valenter desiccantes prosunt ulceribus contumacibus, soluti<text:line-break/>interdum quidem in vino dulci, interdum sapa , interdum<text:line-break/>oenomelite, nonnunquam etiam alborum vinorum quopiam<text:line-break/>aut siilvorum aut flavorum, prout nimirum usus postulat,<text:line-break/>nam de talibus alibi definietur. Similiter vero quandoque<text:line-break/>solvuntur aut ex aceto, aut vino, aut aqua, aut oxymelite,<text:line-break/>aut oxycrato, aut meli<text:span text:style-name="Default_20_Paragraph_20_Font"><text:span text:style-name="T1">o</text:span></text:span>rato. Porro Lemma terra ex aliquo<text:line-break/>comprehensorum soluta, medicamentum fit idoneum tum re-<text:line-break/>centibus glutinandis vulneribus, tum medendis inveteratis<text:line-break/>aegre ad cicatricem venientibus et contumacibus. Similiter<text:line-break/>autem et alia quaevis terra medicamentosa.. Necesse enim<text:line-break/>erit distinguere sicuti supra. ab elementari terra, in qua et<text:line-break/>lapides comprehendebantur, eam quae in lutum solvitur, si<text:span text:style-name="Default_20_Paragraph_20_Font"><text:span text:style-name="T1">c</text:span></text:span></text:p>
      <text:p text:style-name="P3">nunc ab est quae colitur medicamentofam. Nihilo enim de-<text:line-break/>tersas erit ita eam cognominasse qua ad curationes utimur,<text:line-break/>tametsi ejus quoque quae colitur, li qua pinguis est, com-<text:line-break/>moda est ad Curationem earum omnium partium quae de-<text:line-break/>ficcari poscunt. Unde sane ea et Alexandriae et per Ae-<text:line-break/>gyptum utuntur multi sua utique sponte ac iudicio, multi<text:line-break/>vero etiam moniti somniis. Vidi enim Alexandriae quos-<text:line-break/>dant hydrope laborantes ac lienosos Aegyptiae terrae luto<text:line-break/>utentes multos, qui sibi suras, semora , cubitos, brachia,<text:line-break/>tergum, latera pectusque inungerent ac perspicuo juvaren-<text:line-break/>tur. Eundem in modum et veteres phlegmonasi et laxa<text:line-break/>oedemata adjuvat lutum hoc. Novi siquidem quosdam, qui<text:line-break/>ex immodica per haemorrhoidis evacuatione turgentes es-<text:line-break/>fecili, ac tumidi non obscure suere ad<text:span text:style-name="Default_20_Paragraph_20_Font"><text:span text:style-name="T1">i</text:span></text:span>uti. Sed et quidam<text:line-break/>diutinos fixosque parte quapiam dolores perpessi, luto hoc<text:line-break/>plane persanati sunt, desiccandi namque vim terra quaevis<text:line-break/>possidet: Quoniam vero corpus ejus natura siccum est et</text:p>
      <text:p text:style-name="P3">quando prorsam igneae substantiae mixtionis est expers,<text:line-break/>ita desiccat, ut minime fit mordax, ad quod tamen etiam<text:line-break/>proficit li lavetur.</text:p>
      <text:p text:style-name="P1">[3. <text:span text:style-name="Default_20_Paragraph_20_Font"><text:span text:style-name="T1">De ter</text:span></text:span>s<text:span text:style-name="Default_20_Paragraph_20_Font"><text:span text:style-name="T1">ae lotione.]</text:span></text:span> Caeterum lavatur terra omnis<text:line-break/>ad eundem modum, quo propositum est de Lemma. Pli-<text:line-break/>Ilium quidem maceratur aqua, quae nullam llabet medica-<text:line-break/>mentulae qualitatis suspicionem. At ubi lutum consederit,<text:line-break/>effunditur quae innatat aqua, deinde quod post ipsam erat<text:line-break/>segregatur a lapidosis atque arenosis, quae ad imum refe-<text:line-break/>derunt. Ac li exercitatum habeas gustandi sentum, ipse<text:line-break/>judex eiis accuratus, quam oporteat terram lavare, quam<text:line-break/>non. Nam quaedam lavari non desiderant, quaedam etiam<text:line-break/>bis torque elui exposcunt. Ac Le<text:span text:style-name="Default_20_Paragraph_20_Font"><text:span text:style-name="T1">ta</text:span></text:span>niam quidem paratam<text:line-break/>accipis semel a sacerdote lotam, quae iterum ablui non<text:line-break/>exigit. l</text:p>
      <text:p text:style-name="P1">[I. <text:span text:style-name="Default_20_Paragraph_20_Font"><text:span text:style-name="T1">De terra Santia.</text:span></text:span> j At Samiam ne lavari quidem<text:line-break/>opus est. Utimur autem altera ejus specie magis, quam Sa-<text:line-break/>nilum astura cognominant, ad sanguinis eXpuuioneo unde-</text:p>
      <text:p text:style-name="P3">cunque natas, velut etiam Temnio sigillo. Eadem vi iuvant<text:line-break/>sanguinis ex utero prostuVia et vocatum fluxum muliebreml<text:line-break/>Quin et prosunt exulcerationibus dysentericis, antequam pu-<text:line-break/>trescentsa evadant ulcera, Nomas id genus assectus appel-<text:line-break/>lare medicis mos est ab eo, quod putredo depascat et ad<text:line-break/>vicinas partes serpat, una cum primum vltiata et ipsas<text:line-break/>corrumpens. Tametsi etiam istis quandoque sum ustis Lemma<text:line-break/>et palam profuit tum per sedem insula tum epota, utique<text:line-break/>antea quod facere solemus, ulceribus meliorato meraciore<text:line-break/>prius ablutis, posterius vero muria. Iniiciebatur ergo per<text:line-break/>succum arnoglossi, bibebatur vero ex oxyclalto aquoso. Sed<text:line-break/>nec paulo quopiam efficacioribus videtur esse vilibus Le-<text:line-break/>musa terra quam Samia, quare nec ea, quae janl phlegmone<text:line-break/>tentati coeperint, vim ejus perserunt, sed clare irritantur<text:line-break/>atque exasperantur, potissimum fi vir fit habitus mollioris.<text:line-break/>At a Samia adeo non exasperatur ulla sic allectorum par-<text:line-break/>tiuln, ut etiam mitigentur maxume quae humidiores sunt et</text:p>
      <text:p text:style-name="P3">laxiores, velut ubera, testes, adenes. idonee autem utaris<text:line-break/>terra ejusmodi, li ubi ad Levorem redegeris per aquam,<text:line-break/>tantum admisceas olei rosati boni, quod mixtione sua me-<text:line-break/>dicamentum a reficcatione prohibeat. Sed et commodum<text:line-break/>utileque est, ubi sic praeparatum fuerit, ad alias quoque<text:line-break/>pblegmonas calidas et bubonas incipientes et fluxiones po-<text:line-break/>dagricas et summatim ubi refrigerare statutum est medio-<text:line-break/>criter cum mitigatione ac lenitione, ut evidenter appareat<text:line-break/>vim Samiae mediocriter esse rest igei atoriam. Quin et magis<text:line-break/>quodammodo aerea est ejus essentia collata ad Demissam,<text:line-break/>cujus argumentum est levitas. Ilis itaque notis et omnem<text:line-break/>aliam terram medicamentosam aestimato. Dico autem notas<text:line-break/>consistentiae, tum levitatem tum gravitatem, praett meaque<text:line-break/>in gustu asperitatem ac laevitatem, ad haec tenacitatem et<text:line-break/>abstergendi potentiam. Tenax enim et viscosus t st Samius<text:line-break/>aster, quum et Lemma sphragis ejusmodi paululum quiddam<text:line-break/>habeat. Abstersoriam quoque facultatem moderatam obtinent<text:line-break/>et Sclillusia terra et Cilia, quamobrem mulieres quaedam ad</text:p>
      <text:p text:style-name="P3">faciem iis utuntur. Ostensum autem est in tertio libro de ra-<text:line-break/>tione curandi, quicquid leviter absterget, producendae ulce-<text:line-break/>rum carui esse idoneum. ld autem fi etiam desiccet, cicatrici<text:line-break/>inducendae est accommodum, porro omnium ex his aptissi-,<text:line-break/>sila sunt et ad ulcera, quae in summa cute confidunt, et ad<text:line-break/>ambusta illa, quae cum citra morsum exiccant tum neque<text:line-break/>manifesto Calefaciunt neque resrigerant. Quocirca terra Se-<text:line-break/>linufia et terra Cilia pulcherrima sunt ad ambusta ulcerum<text:line-break/>remedia. Exposcunt enim ea moderatissime extergent^ me-<text:line-break/>dicameIlta, absque insigni aut calesactione aut refrigeratione,<text:line-break/>quod utique inest tum Selinufiae tum Chiae tum Samiae<text:line-break/>terrae. Dictum est autem quod et hujus species est aster<text:line-break/>quem vocant, reliqua terra hoc praestans, quod viscosum<text:line-break/>quiddam ac tenax obtineat. Quocirca quod cum ad alia<text:line-break/>ulcera tum ad ambusta pertinet, aliis terris, quae tenaeso<text:line-break/>tatem non habent, conserendus non est. Siquidem substan-<text:line-break/>tiam tenacitas magis reddit emplasticam quam ut fiuat ttl,-<text:line-break/>Pergere, scilicet ubi nulla utique alia adsit acrimonia viscol^</text:p>
      <text:p text:style-name="P3">tenacique corpori, ut in visco cernere est. Attamen Clusa et<text:line-break/>Selinussa terra interiores sunt Samia ad phlegmonas, in<text:line-break/>mammillis, testibus atque inguinibus incipientes, tametsi ubi<text:line-break/>inopia est aliorum quae summe prosunt, nec ipsae plana<text:line-break/>ineptae sunt et incommodae. Porro f imolia quum mixtae<text:line-break/>sit facultatis, partim resrigerat, partim etiam digerit, sed le-<text:line-break/>vitella Proinde dum lavatur, hanc facultatem deponit atque i<text:line-break/>exuit, absque ablutione vero secundum utrasque agit secui-<text:line-break/>tates, ceu alia quoque compositorum medicamentorum pln- t<text:line-break/>rima, digerentis pariter et repercu tien t ia. Porro utramque<text:line-break/>facultatem facite indicat, dum illi miscentur humores na-^<text:line-break/>utrae contrariae. Nam si mixta sit repercutientibus resti- .<text:line-break/>gerantibusque , lutum quod ex ipsa et illis conficitur re-.<text:line-break/>lrigerans repercutiensqne effi<text:span text:style-name="Default_20_Paragraph_20_Font"><text:span text:style-name="T1">c</text:span></text:span>it, sin digerentibus, et ipsum i<text:line-break/>digerens. Sic ambustis convenit Atque idiotae quidam pl o- -<text:line-break/>tinus aceto maceratam illinunt. Sed in tali usu non hu-,.<text:line-break/>pt use acre sit acetum oportet, ac si tale sit, aquam miscere^<text:line-break/>praestat. I.t illud mihi semper memoria teneto, ceu com--</text:p>
      <text:p text:style-name="P3">mune omnis terrae levis. Omnes enim ambusta juvant, con-<text:line-break/>tinuo illitae ex aceto, aut oxycrato, nimirum bullas exi-<text:line-break/>stere prohibentes. Caeterum Contemplandum insuper est,<text:line-break/>corporis curandi quae fit natura sive habitudo, durane an<text:line-break/>mollis, id in uniUersum prae oculis habendo, corpora mol-<text:line-break/>lia valentium medicamentorum vim haud posse perferre,<text:line-break/>dura vero posse. Sed haec hujus instituti non sunt, verum<text:line-break/>copiosius exponentur tum in tractatu de componendis phar -<text:line-break/>macis tum in libris de sacile parabilibus. Praesens autem<text:line-break/>narratio a principio id studuit, ut generales inveniret facul-<text:line-break/>tateS. Quibus animum intendens quispiam, complura ha-<text:line-break/>biturus est ad particularis ususi copiam, utique fi utendi eo-<text:line-break/>russi viam ac rationem insuper adjunxerit atque edidicerit<text:line-break/>Quare immorandum non est. Verum quod antea dictum est,<text:line-break/>nunc in memoriam revocare oportet, nempe terram ipsam<text:line-break/>expertem mixtionis substantlae generis alterius vim habere<text:line-break/>citra morsum deficCalldi. Atqui quum nullum reperire cor-<text:line-break/>pusi queas mixtionis ad unguem expers, inspicienda item</text:p>
      <text:p text:style-name="P3">est eorum quae illi accidunt commixtio, idque secundum<text:line-break/>levitatis et gravitatis differentias, easque quae in gustu vi-<text:line-break/>luatur. Nam fi qua eluceat astrictio, tantum assumpsit sii-<text:line-break/>giditalis quantum habet et astructionis. Sin etiam acrimo-<text:line-break/>nia quaedam appareat, tantum inesse scito Caliditatis quan-<text:line-break/>tum et acrimoniae. Similiter in levi et gravi videndum,<text:line-break/>quum lenitas illi inde proveniat, quod larga et copiosa in<text:line-break/>tota ejus temperie aerea insit substantia, gravitas vero quan-<text:line-break/>to major sit, tanto itidem sincerior terra existat. Terrae<text:line-break/>proprium est quod igni admota non fundatur aut lique-<text:line-break/>Ibat, id quod accidit plumbo, stanno, argento et auro. lta-<text:line-break/>que quum terram audis nominari argyriten vel chrysiten<text:line-break/>vel siderium, nam ita nuncupant quidam illas quae ex me-<text:line-break/>sallis lumuntur, haud putes per totum terrae immixtum esse<text:line-break/>argentum, aurum aut ferrum, sed contingere coniunctas-<text:line-break/>que esse parvis terrae particulis immixtas particulas parvas,<text:line-break/>in chrysite quidem auri, in argyrite argenti, in siderite<text:line-break/>ferri, easque ab igne in sornacibus fusas coire ad invicem.</text:p>
      <text:p text:style-name="P3">Eundem in modum quae vitrum continet terra arenosa est,<text:line-break/>in arena enim potissimum ejusmodi substantiae frustula re-<text:line-break/>pelluntur saepenumero parva. Ut qui earum rerum periti<text:line-break/>funt, confpectis arenis talibus, haud difficulter cognofcunt<text:line-break/>quantum ex eis colligi queat vitri. Sed et auri quoque fru-<text:line-break/>situla exigua lrequenter non parvo numero in quibusdam<text:line-break/>inveniuntur arenis. Verum non ex quavis arena qui ne -.<text:line-break/>gotio huic funt dediti aurum vitrum que extrahunt, sed eas<text:line-break/>eligunt arenas, quae quamminimo impendio plurimum con-<text:line-break/>gerunt. Siquidem post multos sumptus, quos in fornacibus<text:line-break/>instruendis facere necesse est, li paulum modo colligeretur<text:line-break/>substantiae, damnosum id ipsis esset. Itaque quum in pluri-<text:line-break/>mis arenis auri vitriqne frustula parva contineantur, qui<text:line-break/>talia callent, non ad quasvisi accedunt. Ad eundem modum<text:line-break/>neque aesi aut argentum aut ferrum aut stannum pium-<text:line-break/>bumve ex quavis terra colligunt. Nec tamen ubi dictorum<text:line-break/>quodque ab admixta terra separaverint, quae reliqua est<text:line-break/>aliis terris est similis, quasi passim sic ab omnibus nullcu-</text:p>
      <text:p text:style-name="P3">pari proposui, quae communem liabent notam, quod irri-<text:line-break/>gatae sacile solvantur in lutum; nani terrae quae in metat-<text:line-break/>lis est reliquiae lapideae fiunt, nec liquari rigarive pos-<text:line-break/>sunt. Dico autem rigari per totam substantiam humectari,<text:line-break/>madescere vero extima tantum lhpel licie madefieri, haud<text:line-break/>etiam in altum penetrante humore. Sic fit Cadmia quam<text:line-break/>vocant lapidea, nec ipsa rigari potis. Sed de talibus cor-<text:line-break/>potibus insta disseretur. Nunc rursum atl medicamentosam<text:line-break/>terram revertor, quae proinde, quod aqua irrigata facile<text:line-break/>in lutum solvitur, terra appellatur, quia vero ea utimur<text:line-break/>velut aliis medicamentis, idcirco non in<text:span text:style-name="Default_20_Paragraph_20_Font"><text:span text:style-name="T1">i</text:span></text:span>uria medicamen-<text:line-break/>tosa sola vocatur: nempe quia aut sola est ejusmodi, aut<text:line-break/>evidentiorem quam aliae vim medicamentosam possidet, id<text:line-break/>quod sane verum est. Nominatur autem ampelites, non<text:line-break/>quod vitem in ea serere praestet, sed quod viti circumlita<text:line-break/>interimat nascentes in ea vermes, quos sculpas apud nos<text:line-break/>vinitores cognominant. Nascuntur porro hi ineunte vere,</text:p>
      <text:p text:style-name="P3">quum germinare vites turgereque earum pars unde germen<text:line-break/>exit, quem oculum nominant, incipiant. Hos igitur oculos<text:line-break/>sculpes depascentes non levem viti noxam afferunt, ac<text:line-break/>proinde oculorum istorum radices, qui haec sapiunt, inull-<text:line-break/>gunt ac illinunt. Hac itaque ratione ampelitesi et pharma-<text:line-break/>cites id genus terra appellata est, vel exi eo quod scnipasi<text:line-break/>perdat, quantum habeat facultatis medicamentosae indicans.<text:line-break/>Sed et a reliqua terra, qua ad curationes utimur, multum<text:line-break/>diversa est, quippe quae proxime ad lapideam perveniat,<text:line-break/>quamobrem misceri eam in medicamentorum scriptionibus<text:line-break/>comperies, ubi exiccare atque digerere quid opus est. Nec<text:line-break/>enim mordacitatis expers est, nec moderata, nec mitigandi<text:line-break/>vim obtinet velut Chia, Samia et Selinufia. Atque de Cimo-<text:line-break/>lia quidem dictum est quod illisi paulo fit valentior, ve-<text:line-break/>runtamen etiam mersus expers, maXime fi elota fit. Cre-<text:line-break/>tica vero terra istis quodammodo assimilis est, verum ad-<text:line-break/>modum imbecilla est, multum habens substantiae aereae.</text:p>
      <text:p text:style-name="P3">Inest tamen ei vis extergendi, quamobrem ea homines va-<text:line-break/>lis argenteis sordidis splendorem restituunt. Itaque et haec<text:line-break/>tlbi usui fuerit atl ea omnia ad quae alias line morsu<text:line-break/>extergentes idoneas esse posuimus. Harum omnium l-emnia<text:line-break/>valentissimas viles obtinet, siquidem et astrictio ei quaedam<text:line-break/>inest. Porro Frendentis liac etiam valentiorem possidet,<text:line-break/>hactenus tamen ut nondum mordicet. Quod li lavetur,<text:line-break/>valde moderata educitur, non lectis atque supradictae. l.x-<text:line-break/>pellit vero hanc terram non semel, sed bis terque lavare<text:line-break/>ut et Cimoliam. Quin et urunt eam quidam, quo videlicet<text:line-break/>essentiae reddant subtilioris et acrioris, ut et ad digerendi<text:line-break/>potentiam transeat. Caeterum si usta lavetur, tunc deposita<text:line-break/>in aquam acrimonia subtilitatem quidem, quam ex tostione<text:line-break/>acquisiverat, retinens deliccantior constituitur. Quocirca<text:line-break/>quum ustionem non experta, communi ratione terrae cu-<text:line-break/>juslibet, ulceribus sit accommoda, magis certe jam congruit<text:line-break/>et ad ea quae carnem sibi restitui aegre patiuntur et ad<text:line-break/>ea quae ad cicatricem disslculter perveniunt, si postquam<text:line-break/>combusta suerit abluatur. Porro quum duae ejus species</text:p>
      <text:p text:style-name="P3">sint, ea quae colore est cinericio, illi quae admodum albida<text:line-break/>est praefertur Est et alia terra dicta pnigites, tota qui-<text:line-break/>dem facultate Cimoliae assimilis, caeterum colore diversa.<text:line-break/>Est enim atra, perinde ut ampelitesi. Porro vifcofitatem et<text:line-break/>tenacitatem non minorem quam Samia terra obtinet, imo<text:line-break/>nonnunquam etiam maiorem. Caeterum durante hac im-<text:line-break/>mani et gravi peste, allata ad me et alia quaedam terra<text:line-break/>est ex Armenia ea quae Cappadociae finitima est, ficcantior,<text:line-break/>colore pallido. Lapidem qui donarat non terram appella-<text:line-break/>bat. promptissimeque in Levorem solvitur, ceu etiam calx,<text:line-break/>sic enim videlicet nuncupo petram combustam. Verum uti<text:line-break/>nec in illa arenosum quippiam apparet, ita nec in Arme-<text:line-break/>Ilia. Nam posteaquam in mortario pistillo comminuta est,<text:line-break/>adeo est laevis, nec plus est lapidea quam aut calx aut<text:line-break/>Saluius aster, tametsi non aeflue ut aster laeUis est. Itaque<text:line-break/>illo etiam magis Conspissata est minusque aeria, quamobrem<text:line-break/>opinionem ac phantasiam praebet iis, qui negligentius in<text:line-break/>tuentur, quasi lapsa esset. Caeterum quod ad praesentia at^</text:p>
      <text:p text:style-name="P3">linet nihil interest lapidem an terram vocites, li id modo<text:line-break/>teneamus quod summe desiccat. Siquidem ad dysinterias<text:line-break/>et ventris profluvia, tum sanguinis expulsiones et catarrhos,<text:line-break/>ad haec ad putrescentia oris ulcera in primis competit. Quin<text:line-break/>et eos magnifice juvat quibus ex capite in thoracem fluxio<text:line-break/>decumbit, quamobrem illis, quibus ex tali occasione assiduo<text:line-break/>difficilis est anhelitus, valide jnodest. Sed et trusi qui phthu<text:span text:style-name="Default_20_Paragraph_20_Font"><text:span text:style-name="T1">e<text:line-break/></text:span></text:span>laborant udjuvat; ulcu<text:span text:style-name="Default_20_Paragraph_20_Font"><text:span text:style-name="T1">s</text:span></text:span> tnim corum desiccat, ut haud etiam<text:line-break/>tussiant, nili in victu peccetur non leviter, aut ambiens<text:line-break/>derepente ad intemperiem recidat. Ac milli videtur, quod<text:line-break/>sicut in fistulis saepe conspeximus , non in abis partibus<text:line-break/>duntaxat, sed in ipso etiam ano, ut citra colli t ii immissio-<text:line-break/>nem, quod sordem et callum auferent, ipso duntaxat dtsit-<text:line-break/>cante medicanti nto contraherentur ac Claudii t uti.r, ita quo,.<text:line-break/>que in pulmonis eveniat ulcere. Siquidem et quum ab exic-<text:line-break/>cantibus <text:span text:style-name="Default_20_Paragraph_20_Font"><text:span text:style-name="T1">i</text:span></text:span>uvari medicamentis perinde conspicitur, utique<text:line-break/>quum mediocre est non admodum magnum. Itaque vili sunt<text:line-break/>quidam eorum, qui talia habebant, pl orsum esse liberati. AC</text:p>
      <text:p text:style-name="P3">quidam, qui Roma in Libyam talem ob causam profecti sunt,<text:line-break/>plane se sanos esse credidere, et sane usque ad annos ali-<text:line-break/>quot incuIpate transigebant, postea vero quum non pari de-<text:line-break/>gerent cura et cautione, reditus morbi apparuit. Hosi ergo,<text:line-break/>ut dixi, bolus Armenia evidenter adsilvit. Quin et eos, qui<text:line-break/>Romae agunt, qui assiduo difficultate spirandi discruciantur,<text:line-break/>magis etiam. Porro in magna hac peste, cujusi eadem facies<text:line-break/>fuit atque ejus quae Thucydidisi memoria grassabatur, quot-<text:line-break/>quot hoc medicamentum bibere, celeriter curati funt. At<text:line-break/>quibus^ non profuit, omnes interiere, scilicet quum nec alio<text:line-break/>quovis iuvarentur. Unde colligitur quod iis duntaxat non<text:line-break/>fuerit auxilio, qui plane erant incurabiles, Caeterum bibitur<text:line-break/>ex vino albo consistentia tenui modice diluto, fi aut plane<text:line-break/>febri careat aut leviter ea teneatur, sin gravius fëbriat, ad-<text:line-break/>modum aqueo. Non tamen calore vehementes sunt febres<text:line-break/>pestilentiales. Porro de ulceribus reficcari postulantibus<text:line-break/>quid attinet dicere quantam vim habeat bolus haec <text:span text:style-name="Default_20_Paragraph_20_Font"><text:span text:style-name="T12">Ar-</text:span></text:span></text:p>
      <text:p text:style-name="P3">mellica^ Liberum est autem utcunque appellare velis, sive<text:line-break/>lapidem, ut is qui milli donavit, sive terram, ut ego, quan-<text:line-break/>doqnideul humidis ligari patitur.</text:p>
      <text:p text:style-name="P1">t ap. l l. <text:span text:style-name="Default_20_Paragraph_20_Font"><text:span text:style-name="T1">De l</text:span></text:span> t<text:span text:style-name="Default_20_Paragraph_20_Font"><text:span text:style-name="T1">pitlibus. [se De lapidant quallta-<text:line-break/>tibus effeclricihtts</text:span></text:span>.] Ex sponte natis corporibus sunt et la-<text:line-break/>pides, hoc diversi a nuncupata vulgo terra, quod rigari<text:line-break/>non sustinent. Vires habent partim secundum totius sub-<text:line-break/>stantiae proprietatem, partim secundum qualitates t affecti i-<text:line-break/>ces. Porro ut haec inter se disserant superius docui. Nunc<text:line-break/>autem sermo nobis esto de illis, quae secundum effecti lues<text:line-break/>agunt qualitates, in quibus sane t st et utendi ratio ac me-<text:line-break/>tholus. Siquidem, ut ostendimur, facultates quae proprietas<text:line-break/>tis totius substantiae ratione insunt, a niethodo ac ratione<text:line-break/>alienae sunt et per solam nust mutor <text:span text:style-name="Default_20_Paragraph_20_Font"><text:span text:style-name="T1">i</text:span></text:span> Njtcrit ntiam. Nam cur<text:line-break/>hic lapis tacto vulnere, unde l<text:span text:style-name="Default_20_Paragraph_20_Font"><text:span text:style-name="T1">i</text:span></text:span>nguis prorumpit , cursum<text:line-break/>ejus reprimat ac sistat, haud novimus. At cur lapis quem<text:line-break/>vocant haematitem in oculares fttmlle tcs indatur, haud la-<text:line-break/>tet; nam Id rationis inventum est<text:span text:style-name="Default_20_Paragraph_20_Font"><text:span text:style-name="T1">t</text:span></text:span> Si enim in cote oculari</text:p>
      <text:p text:style-name="P3">eum teras cum aqua, donec mellis crassitiem accipiat, asum-<text:line-break/>gentem lacultatem, li gustare volueris. percipies. Atqui di-<text:line-break/>dicissi , quod pblegmonas etiamnum gliscentes potissimum,<text:line-break/>quae contingunt in partibus nervosis, restlïngentibus medi<text:line-break/>camentis repercutere oporteat, at ubi haud etiam sanguis<text:line-break/>in partem affluit astringentibus medicinis, quae digerant ad-<text:line-break/>jungere et sensim ad ipsa sida transire. Atque de hujusmodi<text:line-break/>quidem facultatibus in lapidibus disseremus, ubi ea prius in<text:line-break/>memoriam revoCarimus de quibus fufe loquuti fumus in<text:line-break/>libro contra eos conscripto qui insultant iis qui voce so-<text:line-break/>loecismum committunt. Nam horum quidam <text:span text:style-name="Default_20_Paragraph_20_Font"><text:span text:style-name="T5">λἰθσν</text:span></text:span><text:span text:style-name="Default_20_Paragraph_20_Font"><text:span text:style-name="T9"> </text:span></text:span>mascu-<text:line-break/>sino genere efferri non finunt, verum si dicas, spffeiio<text:span text:style-name="Default_20_Paragraph_20_Font"><text:span text:style-name="T1">p<text:line-break/></text:span></text:span>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λἰθσν</text:span></text:span><text:span text:style-name="Default_20_Paragraph_20_Font"><text:span text:style-name="T9"> </text:span></text:span><text:span text:style-name="Default_20_Paragraph_20_Font"><text:span text:style-name="T5">ἐπὶ</text:span></text:span><text:span text:style-name="Default_20_Paragraph_20_Font"><text:span text:style-name="T9"> </text:span></text:span>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κύνα</text:span></text:span><text:span text:style-name="Default_20_Paragraph_20_Font"><text:span text:style-name="T9">, </text:span></text:span>non aliter vociserantur quam si<text:line-break/>ipsis in caput lapis esset con<text:span text:style-name="Default_20_Paragraph_20_Font"><text:span text:style-name="T1">i</text:span></text:span>ectus, velut etiam siquis dixerit<text:line-break/><text:span text:style-name="Default_20_Paragraph_20_Font"><text:span text:style-name="T6">τὸν</text:span></text:span><text:span text:style-name="Default_20_Paragraph_20_Font"><text:span text:style-name="T13"> </text:span></text:span><text:span text:style-name="Default_20_Paragraph_20_Font"><text:span text:style-name="T12">d</text:span></text:span><text:span text:style-name="Default_20_Paragraph_20_Font"><text:span text:style-name="T1">qil</text:span></text:span><text:span text:style-name="Default_20_Paragraph_20_Font"><text:span text:style-name="T12">v </text:span></text:span><text:span text:style-name="Default_20_Paragraph_20_Font"><text:span text:style-name="T1">quercum sonat,</text:span></text:span> exclamant tanquam fuste percussi.<text:line-break/>Itaque siquis eorum suasu consueta medicis nomina mutare<text:line-break/>in animum inducat dicens <text:span text:style-name="Default_20_Paragraph_20_Font"><text:span text:style-name="T5">τὴν</text:span></text:span><text:span text:style-name="Default_20_Paragraph_20_Font"><text:span text:style-name="T9"> </text:span></text:span><text:span text:style-name="Default_20_Paragraph_20_Font"><text:span text:style-name="T5">λἰθσν</text:span></text:span><text:span text:style-name="Default_20_Paragraph_20_Font"><text:span text:style-name="T9">, </text:span></text:span>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αἰματιτ</text:span></text:span><text:span text:style-name="Default_20_Paragraph_20_Font"><text:span text:style-name="T9">.</text:span></text:span><text:span text:style-name="Default_20_Paragraph_20_Font"><text:span text:style-name="T5">ν</text:span></text:span><text:span text:style-name="Default_20_Paragraph_20_Font"><text:span text:style-name="T9"> </text:span></text:span>et <text:span text:style-name="Default_20_Paragraph_20_Font"><text:span text:style-name="T5">τὴν</text:span></text:span><text:span text:style-name="Default_20_Paragraph_20_Font"><text:span text:style-name="T9"><text:line-break/></text:span></text:span><text:span text:style-name="Default_20_Paragraph_20_Font"><text:span text:style-name="T5">πυρλτιν</text:span></text:span><text:span text:style-name="Default_20_Paragraph_20_Font"><text:span text:style-name="T9"> </text:span></text:span>et <text:span text:style-name="Default_20_Paragraph_20_Font"><text:span text:style-name="T5">τὴν</text:span></text:span><text:span text:style-name="Default_20_Paragraph_20_Font"><text:span text:style-name="T9"> </text:span></text:span><text:span text:style-name="Default_20_Paragraph_20_Font"><text:span text:style-name="T5">γαλακτιτιν</text:span></text:span><text:span text:style-name="Default_20_Paragraph_20_Font"><text:span text:style-name="T9"> </text:span></text:span>et <text:span text:style-name="Default_20_Paragraph_20_Font"><text:span text:style-name="T5">τὴν</text:span></text:span><text:span text:style-name="Default_20_Paragraph_20_Font"><text:span text:style-name="T9"> </text:span></text:span><text:span text:style-name="Default_20_Paragraph_20_Font"><text:span text:style-name="T5">σγιστὴν</text:span></text:span><text:span text:style-name="Default_20_Paragraph_20_Font"><text:span text:style-name="T9">, </text:span></text:span>ut curiosas <text:span text:style-name="Default_20_Paragraph_20_Font"><text:span text:style-name="T12">sane</text:span></text:span></text:p>
      <text:p text:style-name="P3">et stolidus damnabitur, nimirum quum veteres ex more<text:line-break/>omnes masculine efferant eorum disserendas, <text:span text:style-name="Default_20_Paragraph_20_Font"><text:span text:style-name="T1">asaa</text:span></text:span>r<text:span text:style-name="Default_20_Paragraph_20_Font"><text:span text:style-name="T1">i</text:span></text:span>r<text:span text:style-name="Default_20_Paragraph_20_Font"><text:span text:style-name="T1">ql</text:span></text:span>q <text:span text:style-name="Default_20_Paragraph_20_Font"><text:span text:style-name="T5">πι</text:span></text:span><text:span text:style-name="Default_20_Paragraph_20_Font"><text:span text:style-name="T9"> </text:span></text:span>-<text:line-break/><text:span text:style-name="Default_20_Paragraph_20_Font"><text:span text:style-name="T5">ρίνην</text:span></text:span><text:span text:style-name="Default_20_Paragraph_20_Font"><text:span text:style-name="T9">, </text:span></text:span><text:span text:style-name="Default_20_Paragraph_20_Font"><text:span text:style-name="T5">γαλακτἰτὶ</text:span></text:span><text:span text:style-name="Default_20_Paragraph_20_Font"><text:span text:style-name="T9">/</text:span></text:span><text:span text:style-name="Default_20_Paragraph_20_Font"><text:span text:style-name="T5">ν</text:span></text:span><text:span text:style-name="Default_20_Paragraph_20_Font"><text:span text:style-name="T9">, </text:span></text:span><text:span text:style-name="Default_20_Paragraph_20_Font"><text:span text:style-name="T5">μελιτίτην</text:span></text:span><text:span text:style-name="Default_20_Paragraph_20_Font"><text:span text:style-name="T9">, </text:span></text:span><text:span text:style-name="Default_20_Paragraph_20_Font"><text:span text:style-name="T5">γαγάτην</text:span></text:span><text:span text:style-name="Default_20_Paragraph_20_Font"><text:span text:style-name="T9">, </text:span></text:span><text:span text:style-name="Default_20_Paragraph_20_Font"><text:span text:style-name="T5">σγ</text:span></text:span><text:span text:style-name="Default_20_Paragraph_20_Font"><text:span text:style-name="T7">ι</text:span></text:span><text:span text:style-name="Default_20_Paragraph_20_Font"><text:span text:style-name="T5">στὸν</text:span></text:span><text:span text:style-name="Default_20_Paragraph_20_Font"><text:span text:style-name="T9">, </text:span></text:span><text:span text:style-name="Default_20_Paragraph_20_Font"><text:span text:style-name="T5">ηὲρὐγἱσν</text:span></text:span><text:span text:style-name="Default_20_Paragraph_20_Font"><text:span text:style-name="T9">,<text:line-break/></text:span></text:span><text:span text:style-name="Default_20_Paragraph_20_Font"><text:span text:style-name="T5">Ἀράβ</text:span></text:span><text:span text:style-name="Default_20_Paragraph_20_Font"><text:span text:style-name="T7">ι</text:span></text:span><text:span text:style-name="Default_20_Paragraph_20_Font"><text:span text:style-name="T5">σν</text:span></text:span><text:span text:style-name="Default_20_Paragraph_20_Font"><text:span text:style-name="T3">, </text:span></text:span><text:span text:style-name="Default_20_Paragraph_20_Font"><text:span text:style-name="T1">ptpqi</text:span></text:span>r<text:span text:style-name="Default_20_Paragraph_20_Font"><text:span text:style-name="T1">q</text:span></text:span>r E contrario vero risu <text:span text:style-name="Default_20_Paragraph_20_Font"><text:span text:style-name="T5">πέτραν</text:span></text:span><text:span text:style-name="Default_20_Paragraph_20_Font"><text:span text:style-name="T9"> </text:span></text:span>foemi-<text:line-break/>nine pronunciant, non <text:span text:style-name="Default_20_Paragraph_20_Font"><text:span text:style-name="T5">τὸν</text:span></text:span><text:span text:style-name="Default_20_Paragraph_20_Font"><text:span text:style-name="T9"> </text:span></text:span><text:span text:style-name="Default_20_Paragraph_20_Font"><text:span text:style-name="T5">πέτρυν</text:span></text:span><text:span text:style-name="Default_20_Paragraph_20_Font"><text:span text:style-name="T9"> </text:span></text:span>masculine. Nam <text:span text:style-name="Default_20_Paragraph_20_Font"><text:span text:style-name="T1">Aciae<text:line-break/></text:span></text:span><text:span text:style-name="Default_20_Paragraph_20_Font"><text:span text:style-name="T5">πέτραν</text:span></text:span><text:span text:style-name="Default_20_Paragraph_20_Font"><text:span text:style-name="T9">, </text:span></text:span>non <text:span text:style-name="Default_20_Paragraph_20_Font"><text:span text:style-name="T1">stat</text:span></text:span>or <text:span text:style-name="Default_20_Paragraph_20_Font"><text:span text:style-name="T5">πέιρσν</text:span></text:span><text:span text:style-name="Default_20_Paragraph_20_Font"><text:span text:style-name="T9"> </text:span></text:span>nominant l<text:span text:style-name="Default_20_Paragraph_20_Font"><text:span text:style-name="T1">ivo</text:span></text:span>r [.<text:span text:style-name="Default_20_Paragraph_20_Font"><text:span text:style-name="T1">dat</text:span></text:span>o<text:span text:style-name="Default_20_Paragraph_20_Font"><text:span text:style-name="T1">r</text:span></text:span>, lapi-<text:line-break/>dem Alium, ceu etiam Aliae petrae florem. Porro ex petra<text:line-break/>combusta castelli fieri dicunt. Attamen Heraclides Talenti-<text:line-break/>mis et alii nonnulli non ex quovis lapide calcem fieri vo-<text:line-break/>lunt, sed ex sola petra, nuncupantes ita per excellentiam<text:line-break/>solum qui sit lapidum durissimus. Equidem ego vel ex in-<text:line-break/>austria et studio consuevi mutatis invicem nominibus utro-<text:line-break/>que modo talia estene, de quibus inutiliter nonnulli rixan-<text:line-break/>tur, id re ipsa Commonstrans, nihil ostendi enarrationis clu-<text:line-break/>ritatem, utrovis modo quis dixerit. Caeterum mirandum<text:line-break/>non est qui ignorant enarrationis secundum naturam aut<text:line-break/>unam solam habendam virtutem, ipsam scilicet perspicuna-<text:line-break/>tem ac claritatem, aut certe omnium aliarum primam atque</text:p>
      <text:p text:style-name="P3">optimam, si ad tantas vertantur nugas. ltaque de iis lapi-<text:line-break/>dibus primum disseram qui mortarii aut cotis attritu in<text:line-break/>liquorem succumve solvuntur.</text:p>
      <text:p text:style-name="P1">[2. <text:span text:style-name="Default_20_Paragraph_20_Font"><text:span text:style-name="T1">De haematite, galactite et meliti</text:span></text:span>n<text:span text:style-name="Default_20_Paragraph_20_Font"><text:span text:style-name="T1">e</text:span></text:span>.] Porro talium<text:line-break/>quoque llnusi est haematites quem vocant, a coloris simi--<text:line-break/>litudine ita nominatus, sicut quod galactites, quando et ipse<text:line-break/>in succum solutus lacti similis conspicitur. Huic autem eo-<text:line-break/>loli adsimilem succum efficiens, melititesi a mellis fimilitu-<text:line-break/>dine, quod gustu repraesentat nuncupatus est. Porro osten-<text:line-break/>sum in quarto horum ^commentariorum est quod succus<text:line-break/>omnis dulcis a temperato calore talis eveniat, astringens<text:line-break/>vero a frigore. Habebit ergo lapis haematites tantum fri-<text:line-break/>a<text:span text:style-name="Default_20_Paragraph_20_Font"><text:span text:style-name="T1">r</text:span></text:span>iditatis quantum habet astructionis. Melitites vero calorem<text:line-break/>temperatum, mediam autem utriusque temperiem galactites.<text:line-break/>Merito itaque ausi sunt medici ocnlaribus facultatibus lapi-<text:line-break/>dem mifcere haematiten, Ac folo eo uti possis palpebris<text:line-break/>exasperatis, si quidem quum phlegmonae asperae sint red-<text:line-break/>ditae, ex ovo ipsum diluens, ac si magis esiam per deco-</text:p>
      <text:p text:style-name="P3">ctum foenigraeci i sin vero citra phlegmonen, ex aqua. In-<text:line-break/>cipitb vero semper a modice humido per specillum insim-<text:line-break/>dens, ubi autem quod viles ejus serat conspexeris, magis<text:line-break/>ac magis Crassum efficies, ac tandem adeo Crassum facies,<text:line-break/>ut specilli cuspide inungas secundum subiectionem aut<text:line-break/>eversionem palpebrae. Hic idem lapis similiter in cote c<text:span text:style-name="Default_20_Paragraph_20_Font"><text:span text:style-name="T1">o</text:span></text:span>n-<text:line-break/>Intus sanguinis expulsioni competit omnibusque ulceribus<text:line-break/>Porro siccus li ad tantum redactus luerit laeviorem, ut pol-<text:line-break/>linem tenuitate aequet, reprimit excrescentia. Atque eo<text:line-break/>nullus solo atque per sesa utitur Ego vero ad ea quae<text:line-break/>dixi usus sum facultate ejus ex gustus qualitate comperta,<text:line-break/>quum mox experientia periclitari vellem nunquid recte<text:line-break/>coniecissem. Et ipsa quidem oculorum ulcera solus per se<text:line-break/>cicatrice includit, ut paulo ante comprehensum est, attritus,<text:line-break/>caeterum aut affusus aut inunctus: nam et id experientia<text:line-break/>exploratum habeo.</text:p>
      <text:p text:style-name="P1"><text:span text:style-name="Default_20_Paragraph_20_Font"><text:span text:style-name="T12">[3 </text:span></text:span><text:span text:style-name="Default_20_Paragraph_20_Font"><text:span text:style-name="T1">De fehtsto ac multis altis lapidibus</text:span></text:span><text:span text:style-name="Default_20_Paragraph_20_Font"><text:span text:style-name="T12">.] Huic la-<text:line-break/>pili persimilem vim obtinet, verum infirmiorem, is qui</text:span></text:span></text:p>
      <text:p text:style-name="P3">vocatur fchistus, ac post eum galactstes. At melstites casi-<text:line-break/>ditatis etiam nonnihil, ut dixi, adiunxit. Ut itaque unus-<text:line-break/>quisque leviter ac sensim ab haematitis sacultate recedit,<text:line-break/>ita ad oculos in usum ducitur, est tamen mitior. Porro<text:line-break/>mitiora remedia partibus etiamnum phlegm.one afflictis sem-<text:line-break/>per gratiora sunt atque iucundiora, caeterum liberis jam<text:line-break/>phlegmone partibus infirmiora quam quae persanare va-<text:line-break/>leaut. Porro quum lapidibus omnibus commune fit, ut de-<text:line-break/>siccent, quotquot ex iis in succum soluti, aut alioqui ad<text:line-break/>Levorem triti, nullam evidentem qualitatem in gustu obti-<text:line-break/>nent, hos putandum est esse tum infirmissimos tum mitissi-<text:line-break/>mos tum minime mordaces. At qui manifestam gustui qua-<text:line-break/>Iitatem offerunt, hi pro qualitatis proportione potentiam<text:line-break/>possident, ac fi quidem astringant, ad comprimendum, con-<text:line-break/>stringendum, spissandum et contrahendum, st vero mordicent,<text:line-break/>ad calesaciendum, digerendum et liquandum, medii eorum<text:line-break/>sunt qui abstergent citra astriotionem aut mordi<text:span text:style-name="Default_20_Paragraph_20_Font"><text:span text:style-name="T1">e</text:span></text:span>ationem.<text:line-break/>Igitur haematites, schistuS , galactites ac melititesi in suc-</text:p>
      <text:p text:style-name="P3">cum solvuntur quo posui modo ad cotem aut mortarium<text:line-break/>attriti, quum sint et alii lapides in succum solubiles, ut<text:line-break/>qui in Aegypto nascitur, quo utuntur ad splendorem linteis<text:line-break/>conciliandum. Est autem omnium^ dictorum minime qualitatis<text:line-break/>particeps, nec astrictionem nec morsum nec abstersionem<text:line-break/>prae se serens. Quocirca Iloc ipsum duntaxat lapidi huic<text:line-break/>inest, quod desiccet videlicet. Proinde cerato eum miscen-<text:line-break/>tes, ad cicatricem ulceribus inducendam in mollibus cor-<text:line-break/>potibus usurpant. Sed et ocularlbus miscetur facultatibus<text:line-break/>perinde ut modo dicti. At quanto est majore emolliendi<text:line-break/>vi quam praedicti, quod nullam videlicet effectricem qua-<text:line-break/>litatem llabeat, tanto etiam moderatior est magisque dolo-<text:line-break/>rem levat, Hunc lapidem quidam moroxum, nonnulli leu-<text:line-break/>cograpllida nuncupant.</text:p>
      <text:p text:style-name="P1">[4. <text:span text:style-name="Default_20_Paragraph_20_Font"><text:span text:style-name="T1">De thyite Dioscorhlts.]</text:span></text:span> Omnium dictorum lapi-<text:line-break/>dum valentissimam vim bassi t is, qui ex Aethiopia affertur,,<text:line-break/>quadantenus fubviridis, ut iaspis quem vocant. Solvitur Ilici<text:line-break/><text:span text:style-name="Default_20_Paragraph_20_Font"><text:span text:style-name="T12">lapis in luceam colose lacteum, gustu vero mordacem, aci</text:span></text:span></text:p>
      <text:p text:style-name="P3">proinde illum nemo ocularibus .miscet saCultatibusi, nec flu-<text:line-break/>xiones repercutientibus neque ulcera sanantibus, sed tan-<text:line-break/>tum ad purgandum et abstergendum quae pupillam obte-<text:line-break/>nebrant absque phlegmone, ex quibus sunt cicatrices vecen-<text:line-break/>tes, quas attenuare potest. Sed et oculorum ungues, utique<text:line-break/>si non admodum duri fuerint exterget.<text:line-break/>c<text:span text:style-name="Default_20_Paragraph_20_Font"><text:span text:style-name="T1">a</text:span></text:span></text:p>
      <text:p text:style-name="P1">[3. <text:span text:style-name="Default_20_Paragraph_20_Font"><text:span text:style-name="T1">De .Iudaico.] </text:span></text:span>Est et abusi lapis viribus valen-<text:line-break/>tiolibus in Palaestina Syria proveniens colore candido, fpe-<text:line-break/>cie concinna, lineas habens ceu torno ductas, appellitant<text:line-break/>eum a loco, in quo nasci consuevit Jud<text:span text:style-name="Default_20_Paragraph_20_Font"><text:span text:style-name="T1">d</text:span></text:span>icum. Utunturque<text:line-break/>ad vesicae lapides, in cote solventes et ex aquae calidae<text:line-break/>tribus cyathis potui praebentes. Sane in quibus nos experti<text:line-break/>fumus prosicit nihil, quod ad lapides veficae pertinet, ve-<text:line-break/>rtlln ad eos qui in renibus haerent esslcax est.</text:p>
      <text:p text:style-name="Normal">[6. <text:span text:style-name="Default_20_Paragraph_20_Font"><text:span text:style-name="T1">De pyrite</text:span></text:span>.] Unus eorum qui validam facultatem<text:line-break/>possident est et pyrites quem vocant, quo utimur digerenti<text:line-break/>emplastro admixto, adjicitur ei et schistos. Ab hoc medi-</text:p>
      <text:p text:style-name="P3">ramento et pus saepenumero et consistentia grumosa in spa-<text:line-break/>tiis intermediis musculorum nata, per halitum digesta sunt.<text:line-break/>Caeterum lapides omnes ubi in usum vocantur, admodum<text:line-break/>vehementer contusi, atque ad Levorem redacti sint opor-<text:line-break/>tet, similiter atque ea quae in ophthalmicas facultates mi-<text:line-break/>scentur. Etenim nili pollinis instar comminuantur, adeo ut<text:line-break/>in profundum corporum; quibus applicantur, subeant, asa-<text:line-break/>miles manent istis marinis et fluviatilibus arenis, quae et<text:line-break/>ipsae communem omnium lapidum vim possident. Siquidem<text:line-break/>exiccant tumentem ab aqua inter cutem carnem, videlicet<text:line-break/>laborante in eis calefactis decumbente. Non tamen ad aliud<text:line-break/>quippiam eis utimur tanquam praedictis, puta ad ophthal-<text:line-break/>micas et sistentes tum sanguinem tum muliebre profluvium<text:line-break/>facultates , praeterea at glutinanda ulcera, cicatrice clau-<text:line-break/>deIlda, carne implenda. Nam qui ex eis acies non sunt, at<text:line-break/>liaec omnia ^111 utiles, velut et acres, quorum posterius<text:line-break/>mentionem iaciam , ad detergendum abllergenduinque, tum</text:p>
      <text:p text:style-name="P3">detrahendum, extenuandum, digerendum valenterque ficcan-<text:line-break/>dum et colliquandum.</text:p>
      <text:p text:style-name="P1">[7. <text:span text:style-name="Default_20_Paragraph_20_Font"><text:span text:style-name="T1">De phrygi</text:span></text:span>m] Hujus facultatis habetur et phry-<text:line-break/>gius quem vocant. Sed eo semper utor combusto quidem ad<text:line-break/>ulcera putrida, idque aut ipso per se aut ex aceto aut oe-<text:line-break/>nomelite aut oxycrato, ad oculos vero medicamentum sic-<text:line-break/>cum efficiens, quod multi nunc acceptum a me obtinent.<text:line-break/>Miscentur ei et alia quaepiam. Dicetur autem de ipso in<text:line-break/>opere de componendis pharmacis. Nunc satis est de gene-<text:line-break/>rati ejus facultate explicuisse. Valide enim desiccat, habens<text:line-break/>quiddam astrictionisi fimul et mordicationis. Dictum vero<text:line-break/>superius est ea esse omnia optima medicamenta plurimique<text:line-break/>ufus , quae mixtas in fefe hasce duas facultates habent,<text:line-break/>nempe repellentem et discutientem.</text:p>
      <text:p text:style-name="P1">[S. <text:span text:style-name="Default_20_Paragraph_20_Font"><text:span text:style-name="T1">De agelalo.]</text:span></text:span> Est autem lapis agellinus quem vo-<text:line-break/>cant, quo utuntur coriarii facultatis mixtae, astringentis sci-<text:line-break/>licet et digerentis. Sed de sola astringente considerandum.</text:p>
      <text:p text:style-name="P3">Iuvat quidem evidenter columellas phlegmone gravatas, non<text:line-break/>tamen apertam gustu astrictionem praeferre aut acrimoniam<text:line-break/>conspicitur.</text:p>
      <text:p text:style-name="P1">[q. <text:span text:style-name="Default_20_Paragraph_20_Font"><text:span text:style-name="T1">De Assi</text:span></text:span>m] Est et alius lapis in t sto proveniens,<text:line-break/>quem ob id ipsum Assion cognominant, non durus ut pe-<text:line-break/>Irae. Siquidem color illi est, pariterque consistentia ceu<text:line-break/>topbi, friabilis et laxus. Innascitur ei quiddam farinae te-<text:line-break/>nuissimae simillimum, qualis in molarum parietibus adlide-<text:line-break/>rere visitur. Appellitant hoc medicamentum petrae Asiae<text:line-break/>florem. Est vero et subtilium partium, ut line morsu nimis<text:line-break/>molles carnes ac fluidas eliquet. Petra vero in qua nasci-<text:line-break/>tur, tametsi vim llabeat illi similem, actionis tamen velle-<text:line-break/><text:span text:style-name="Default_20_Paragraph_20_Font"><text:span text:style-name="T1">o</text:span></text:span>lentia inferior est. Hoc enim ea potior est flos, non tan-<text:line-break/>tum, quod magis cotliquet ac digerat et Ut bit sile condita<text:line-break/>servet, sed et quia haec praestet absque vehementi mordi-<text:line-break/>catione. Habet et salsedinem quandam in gustu hic Asiae<text:line-break/>petrae flos, ut coniectura sit illum nasci ex eo, quod ros<text:line-break/>quidam ex mari in petram residens postea a sole desiccetur.</text:p>
      <text:p text:style-name="P2"><text:span text:style-name="Default_20_Paragraph_20_Font"><text:span text:style-name="T9">[</text:span></text:span><text:span text:style-name="Default_20_Paragraph_20_Font"><text:span text:style-name="T5">ΙΟ</text:span></text:span><text:span text:style-name="Default_20_Paragraph_20_Font"><text:span text:style-name="T9">. </text:span></text:span><text:span text:style-name="Default_20_Paragraph_20_Font"><text:span text:style-name="T1">De gagale et thracio,]</text:span></text:span> Est et alius lapis colore<text:line-break/>atro, qui ubi igni adsuetus fuerit, perfimilem bitumini odo-<text:line-break/>rem exhibet, quem Diofcorides nonnullique alii in Lycia<text:line-break/>inveniri prodiderunt ad fluvium nomine Gagatem, unde et<text:line-break/>ipsi lapidi nomenclaturam inditam dicunt. Ego tamen eum<text:line-break/>fluvium non vidi, tametsi parva navicula totius Lyciae lit-<text:line-break/>toral legerim, quo videlicet quae in ea sunt inspicerem.<text:line-break/>Crustaceos vero lapides nigros et qui in ignem additi exi-<text:line-break/>lemi flammam ederent, complures ex Coele Syria asportavi<text:line-break/>natos An colle mortuum mare quod vocant circumdante<text:line-break/>qua orientem spectat, ubi et bitumen est, eratque lapidum<text:line-break/>odor similis bitumini. Utebarque eis ad inflationes in genu<text:line-break/>diuturnas et aegre curabiles, mixtis Videlicet facultatibus,<text:line-break/>quae ad hoc fymptoma probatae fuerant, planeque visus<text:line-break/>sum mihi evidentiorem earum facultatem reddidisse. Miscui<text:line-break/>vero ipsum et barbaro quam vocant et palam medicamen-<text:line-break/>tum effectum est exiccantius, adeo ut et lltmg contraheret,</text:p>
      <text:p text:style-name="P3">nedum cruenta vulnera glutinaret, ad quae competere Illa-<text:line-break/>xime creditur. Est et alma lapis, cujus meminit Nicander<text:line-break/>hunc in modum,</text:p>
      <text:p text:style-name="P1"><text:span text:style-name="Default_20_Paragraph_20_Font"><text:span text:style-name="T1">Si lapis uratur candenti Thracius igne et<text:line-break/>Post madefiat aqua, flagrabit totus; at idem<text:line-break/>Mox oleo asuso penitus restinguitur. Adfert<text:line-break/>Thracius hunc ad n</text:span></text:span>o<text:span text:style-name="Default_20_Paragraph_20_Font"><text:span text:style-name="T1">s pastor de flumine, nomen<text:line-break/>Cui Pontus.</text:span></text:span></text:p>
      <text:p text:style-name="Normal">Verum nullus ejus in medicina usus est, neque Nicander<text:line-break/>praeter graveolentiam quae suffitu feras sugat, quicquam<text:line-break/>ei ascripsit. i</text:p>
      <text:p text:style-name="P1">[11. <text:span text:style-name="Default_20_Paragraph_20_Font"><text:span text:style-name="T1">De magnete et l. era</text:span></text:span> o<text:span text:style-name="Default_20_Paragraph_20_Font"><text:span text:style-name="T1">leto.] </text:span></text:span>Ex lapidibus unus<text:line-break/>est et magnites et lleracleius quem vocant, assimilem hac-<text:line-break/>matiti vim obtinens.</text:p>
      <text:p text:style-name="P1">[12. <text:span text:style-name="Default_20_Paragraph_20_Font"><text:span text:style-name="T1">De Arabio</text:span></text:span>.] Attamen Arabius quem nominant,<text:line-break/>lapis elephanti similis, desiccantis abstergentisquc faculta-<text:line-break/>sis est.</text:p>
      <text:p text:style-name="P1">[13. <text:span text:style-name="Default_20_Paragraph_20_Font"><text:span text:style-name="T1">De alabastrite.]</text:span></text:span> Et alabastrites vocatus unguis,</text:p>
      <text:p text:style-name="P3">in medicinae usum ingreditur combustus. Quidam eum bi-<text:line-break/>fiendum dant stomachicis.</text:p>
      <text:p text:style-name="P1">[14. <text:span text:style-name="Default_20_Paragraph_20_Font"><text:span text:style-name="T1">De smyride.]</text:span></text:span> Sed et vocata smyrisi, quod mul-<text:line-break/>tam abstergentem habeat sacultatem, clarum est vel ex eo,<text:line-break/>quod qui annulosi exculpunt, eum in usum illo utantur.<text:line-break/>Quin etiam quod dentes puros efficiat experti sumus.</text:p>
      <text:p text:style-name="P1">[13. <text:span text:style-name="Default_20_Paragraph_20_Font"><text:span text:style-name="T1">De cillere, pumice.]</text:span></text:span> Caeterum st pumex inter<text:line-break/>lapides recenseri potest et ipse ejusdem est facultatis, quod<text:line-break/>certe ad abstersionem attinet, velut etiam figulina testa, ac<text:line-break/>multo magisi ea, quae fornacium est. Sed fmirisi acrimo-<text:line-break/>niae quiddam obtinet. Proinde causticis et desiccantibus<text:line-break/>facultatibusi a quibusdam miscetur, eisque quae curant gin-<text:line-break/>givas laxas ac mollitie fluidas. Pumex autem si combu-<text:line-break/>ratur haud erit inferior eosdem ad usus fnlire.</text:p>
      <text:p text:style-name="P1">[I si. <text:span text:style-name="Default_20_Paragraph_20_Font"><text:span text:style-name="T1">De lapidibus, qui in spongiis reperiuntur</text:span></text:span>.] Pa^<text:line-break/>pides qui reperiuntur in spongiis frangendi vim obtinent,<text:line-break/>non tamen ita validam, ut lapides in vesica comminuant,</text:p>
      <text:p text:style-name="P3">et qui id scriptum reliquerunt mentiti sunt. Verum cos<text:line-break/>qui in renibus consistunt rumpunt, velut qui ex Cappado-<text:line-break/>eia convehuntur, quos in Argaeo nasci ajunt. Solvuntur<text:line-break/>autem hi in succum colore lacteum, ex quo liquet quod<text:line-break/>extenuandi vim obtinent, absque ut insigniter calefaciant.</text:p>
      <text:p text:style-name="P1">[ l 7. <text:span text:style-name="Default_20_Paragraph_20_Font"><text:span text:style-name="T1">De ostraci</text:span></text:span>n<text:span text:style-name="Default_20_Paragraph_20_Font"><text:span text:style-name="T1">e</text:span></text:span>.] Porro ostraciten vocatum lapidem<text:line-break/>praedicare quosdam audio quasi desiccandi valenter facul-<text:line-break/>tatem obtineat, temperatam ex astrictione et acrimonia.<text:line-break/>Velut geodem nomine, pupillas expurgare et uberum te-<text:line-break/>stiumque phlegmonasi sanare, ex aqua videlicet inunctum.<text:line-break/>Attamen cotis Naxiae ramentum mammas virginibus suo<text:line-break/>tempore prollibet tumescere et puerorum testes, tanquam<text:line-break/>videlicet particeps facultatis refrig<text:span text:style-name="Default_20_Paragraph_20_Font"><text:span text:style-name="T1">e</text:span></text:span>ratoriae.</text:p>
      <text:p text:style-name="P1">[1S. <text:span text:style-name="Default_20_Paragraph_20_Font"><text:span text:style-name="T1">De ophite et</text:span></text:span> s <text:span text:style-name="Default_20_Paragraph_20_Font"><text:span text:style-name="T1">Aro.]</text:span></text:span> Sed ophites quem vocant<text:line-break/>lapis, ustus extergendi consringendique vim possidet, ceu<text:line-break/>etiam vitrum. Admodum enim ipsum ex vino albo ac<text:line-break/>tenui epotum lapides vesicae conterit atque confringit. Ve-<text:line-break/>rum ipsum in lapidibus quispiam forte non numeret.</text:p>
      <text:p text:style-name="P2">[Iq. <text:span text:style-name="Default_20_Paragraph_20_Font"><text:span text:style-name="T1">De frtscide viridi et lapide omphatite et Ilie-<text:line-break/>Tacite et Indico.]</text:span></text:span> Proprietatem nonnulli lapidibus quibus-<text:line-break/>dam testimonio suo ascribunt, qualem re vera habet iaspis<text:line-break/>virens, nempe stomachum adhaesu ventrisque osi ad<text:span text:style-name="Default_20_Paragraph_20_Font"><text:span text:style-name="T1">i</text:span></text:span>uvans.<text:line-break/>Ac nonnulli quoque ipsum annulis inserunt, scalpuntque<text:line-break/>in eo draconem radios habentem, velut rex Nechepsosi me-<text:line-break/>moriae prodidit in quarto et decimo libro. Sane hujus ego<text:line-break/>quoque lapidis abunde suci periculum. Torquem enim ex<text:line-break/>hujusmodi lapillis consectum a collo suspendi, ita ut lapi-<text:line-break/>des os ventris contingerent. Apparebant autem nihilo se-<text:line-break/>eius prodesse, etiamsi sculpturam non haberent quam seri-<text:line-break/>pfit Nechepsosi. Porro lapidem omphatitem vir fide di-<text:line-break/>gnusi re vera iuvare morsos a vipera suspensum retulit.<text:line-break/>Sed ejusmodi facultates extra usum sunt methodo constans<text:line-break/>tem. Velut etiam cum Hieracites et lndicusi profluentem<text:line-break/>ex haemorrhoidibus sistunt sanguinem.</text:p>
      <text:p text:style-name="P1">[20<text:span text:style-name="Default_20_Paragraph_20_Font"><text:span text:style-name="T1">. De sapphyro.] </text:span></text:span>Sed et sapphyrus ictos a scor-<text:line-break/>pio epotus iuvare creditur.</text:p>
      <text:p text:style-name="P2"><text:span text:style-name="Default_20_Paragraph_20_Font"><text:span text:style-name="T9">[21</text:span></text:span><text:span text:style-name="Default_20_Paragraph_20_Font"><text:span text:style-name="T3">. </text:span></text:span><text:span text:style-name="Default_20_Paragraph_20_Font"><text:span text:style-name="T1">De Apltroselvto.]</text:span></text:span> Et Aphrofelinus quem vocant,<text:line-break/>comitiali morbo vexatos; non tamen nos exparsi sumus.<text:line-break/>Sunt vero et alii lapides nonnulli qui adversus quaedam<text:line-break/>suspenduntur. Caeterum quidam characteres quosdam et<text:line-break/>litteras inscriptas habent, sicut qui liaemorroidibus congruit<text:line-break/>llieracites, cujus nos fecimus periculum. Sed non est nunc<text:line-break/>tempus de illis disserere qui sola experientia fidem habent,<text:line-break/>ac non rationasi quadam methodo in usum veniunt; aliud<text:line-break/>de lds tempus erit et locus. Nunc autem ad id quod ab<text:line-break/>inibo nobis toto opere propositum fuit revertor.</text:p>
      <text:p text:style-name="P1">Cap. RI. <text:span text:style-name="Default_20_Paragraph_20_Font"><text:span text:style-name="T1">De metallicis meditamentis</text:span></text:span>. [t<text:span text:style-name="Default_20_Paragraph_20_Font"><text:span text:style-name="T1">. De com-<text:line-break/>m</text:span></text:span>t<text:span text:style-name="Default_20_Paragraph_20_Font"><text:span text:style-name="T1">tnibus metallorum rationibus, scbllattttis ac sacultati..<text:line-break/>bus.] </text:span></text:span>Metallica medicamenta appellare medicis mos est,<text:line-break/>quorum generatio in metallis est sive spontanea sive per<text:line-break/>fornacem facta. Et ad haec tertio loco sunt quae rursum<text:line-break/>homines ex his ipsis praeparant quovis motio, velut cerussam,<text:line-break/>psoricum, landica, phycum. Deinceps itaque de singulis</text:p>
      <text:p text:style-name="P3">dicetur ea serie literarum qua quodque nomen incipit. Ve-<text:line-break/>rum illud primum de omnibus illis dicemus communi prae-<text:line-break/>satione, qualem de lapidibus paulo ante habuimus et his<text:line-break/>etiam superius de terra medicamentosa. Nam uti illis id<text:line-break/>inter sese omnibus commune est ut desiccent, ita metalli-<text:line-break/>cis quoque medicamentis omnibusi, est enim essentia eorum<text:line-break/>terrea, secundum elementaris videlicet terrae significatum<text:line-break/>nunc loquendo. Sed quemadmodum a nobis ex terra figu-<text:line-break/>lina dolia et fictilia ollaeque et alia ejusmodi parantur, per<text:line-break/>ignem qui torrendo humiditatem absumit durata; eundem<text:line-break/>in modum in terra, caliditate diutina mixtam ex terra <text:span text:style-name="Default_20_Paragraph_20_Font"><text:span text:style-name="T12">et<text:line-break/></text:span></text:span>aqua, nonnunquam etiam aëre, substantiam uniente tempe-<text:line-break/>ranteque ac postea desiccante metallicorum medicamentorum<text:line-break/>proveniunt consistentiae. Porro locorum in quibus haec<text:line-break/>proveniunt natura prout plus minusque est frigida, alia plus<text:line-break/>alia minus congelat ac cogit. Quemadmodum itaque in terrae<text:line-break/>differentiis plurima inest essentia terrae elementaris, pau-</text:p>
      <text:p text:style-name="P3">Ium vero aeris, ita in metallicis multum immixtum est<text:line-break/>igneae substantiae. In medio eorum lhnt lapides. Proinde<text:line-break/>pleraque metallicorum medicamentorum alia semel aut bis,<text:line-break/>alia vero frequentius lota, idonea lhnt ad desiccantes line<text:line-break/>morsu facultates. Atque llae sunt Communes rationes quas<text:line-break/>de his omnibus praescire oporteat. Deinceps verti dicentur<text:line-break/>quae cuique sigillatim lunt propriae, idque juxta litera-<text:line-break/>russi a quibus appellationes incipiunt ordinem.</text:p>
      <text:p text:style-name="P1">[2. <text:span text:style-name="Default_20_Paragraph_20_Font"><text:span text:style-name="T1">De Italis, salibus.] </text:span></text:span>Sal partim ex mari pr<text:span text:style-name="Default_20_Paragraph_20_Font"><text:span text:style-name="T1">a</text:span></text:span>ve-<text:line-break/>nit in salinis videlicet d<text:span text:style-name="Default_20_Paragraph_20_Font"><text:span text:style-name="T1">i</text:span></text:span>ctis, cujus et inter marina medica-<text:line-break/>menta mentionem facturi fumus; partim fossilis communi<text:line-break/>metallicorum genere comprehensus. l trique vis a dimissa<text:line-break/>est, sive fossilis sit sive ex mari oriundus. De quibu<text:span text:style-name="Default_20_Paragraph_20_Font"><text:span text:style-name="T1">s</text:span></text:span> et supra<text:line-break/>verba fecimus libro quarto eo loco ubi salsum ac lallugino-<text:line-break/>l sum saporem ab amaro distinximus. Ac nunc quoque dicetur<text:line-break/>quod in aphronitris quidem amarus est et abstergens, m</text:p>
      <text:p text:style-name="P3">falibus vero tanto in abstergendo inferior est, quantum ei<text:line-break/>accessit astructionis; est enim ex duabus qualitatibus mixtus,<text:line-break/>abstergente videlicet et astringente. Porro quod magnopere<text:line-break/>uterque desiccet supra monstratum est. Caeterum utriusque<text:line-break/>in medio est nitri sapor,</text:p>
      <text:p text:style-name="P1">[A n<text:span text:style-name="Default_20_Paragraph_20_Font"><text:span text:style-name="T1">e armeniac</text:span></text:span>a.] Armeniacum vim habet exter-<text:line-break/>gentem cum levicula acrimonia et levissima astrictione. Ita-<text:line-break/>que tale quum fit, ocularibus miscetur facultatibus. Et ipfo<text:line-break/>per fefe quoque ad pollinis Levorem redacto utuntur sicco<text:line-break/>ad pilorum in palpebris incrementum, nempe ubi prae humo-<text:line-break/>Tum acrimonia partim excidunt, partim vero nec crescunt<text:line-break/>nec aluntur. Siquidem depastis his acrimoniis in bonum na-<text:line-break/>turae habitum pars reducitur; cujus quum alia funt munera<text:line-break/>tum etiam producendi incrementum praebendi ac roborandi<text:line-break/>qui in palpebris funt pili, quippe quum prima et ex pro-<text:line-break/>fesso quaedam fint medicamentorum opera; quaedam vero<text:line-break/>mediante natura quae animantium corpus dispensat, edun-<text:line-break/>tur , velut quae in ipsis calliblephara nuncupant. Ipfa enim</text:p>
      <text:p text:style-name="P3">partes oblaesus mediocriter desiccant, pilos corrumpentem<text:line-break/>humiditatem absumendo, quae ubi abolita est tum natura ad<text:line-break/>proprias redit actiones nimirum sublatis quae hactenus sim-<text:line-break/>pedimento luerant.</text:p>
      <text:p text:style-name="P1">[4. <text:span text:style-name="Default_20_Paragraph_20_Font"><text:span text:style-name="T1">De Arrhenico</text:span></text:span>.] Arrhenico sive arrhenicum, utro-<text:line-break/>que enim modo appellitant, facultatis est causticae sive uren-<text:line-break/>tis , idque tam combustum quam ustionis expers. Caeterum<text:line-break/>id constat ustione reddi tenuiorum partium. Utuntur porto<text:line-break/>eo ceu adurente ad denudandam pilis partem quamvis, ve-<text:line-break/>russi li diutius inhaereat, nec cuti etiam ipsi parcet.</text:p>
      <text:p text:style-name="P1">[3. <text:span text:style-name="Default_20_Paragraph_20_Font"><text:span text:style-name="T1">De ApltroltIro.]</text:span></text:span> Aphrolitrum ab aphronitro dis-<text:line-break/>fert. Nitri enim spuma medicamentum est exiccatorium,<text:line-break/>aspectu triticeae farinae similis; etenim alba est, non ut<text:line-break/>Aliae petrae sios cinericea; aphrolitrum vero farinae fpe-<text:line-break/>ciem non habet, neque solutum est, sed congelatum et coa-<text:line-break/>ctum , quo qui in balneis sordes exterunt quotidie utuntur;<text:line-break/>ea desurgendi facultate, ut non modo sordes extergeat, sed<text:line-break/>etiam pruritum sanet, nempe discussa quae ipsum excitat</text:p>
      <text:p text:style-name="P3">sanie. Non abs re itaque medici ex eo multa digerentium<text:line-break/>medicamentorum praeparant. At spuma nitri ejusdem qui-<text:line-break/>dem cum nitro tum naturae tum facultatis est, caeterum<text:line-break/>essentiae tenuioris. Dictum tamen paulo ante est nimirum<text:line-break/>in medio consistentem habere facultatem aphronitri et falis.<text:line-break/>Aphronitro enim fola inest vis extergendi , sali vero etiam<text:line-break/>astringendi multo magis ac extergendi.</text:p>
      <text:p text:style-name="P1">[6. <text:span text:style-name="Default_20_Paragraph_20_Font"><text:span text:style-name="T1">De gypso.]</text:span></text:span> Gypsum et ipsum ad communem om-<text:line-break/>nium terrenorum lapidosorumque corporum facultatem qua<text:line-break/>deficCare dicta funt insuper hoc adiunctum habet, quod est<text:line-break/>facultatis emplasticae. Unitur enim ipsa ad fefe et cogitur<text:line-break/>lapidefcitque macerata. Quamobrem siccis medicamentis,<text:line-break/>quae ad sanguinis accommodantur eruptionem, utiliter com-<text:line-break/>miscetur ; nam ipsa per sale lapidosa fit, coacta ac conge-<text:line-break/>lata. Proinde rigare diluerem ne illam excogitavi tenui al-<text:line-break/>boque ovi liquore, quod ad ophthalmiasi utile est, admixto<text:line-break/>quod in farina triticea est pollinis tenuissimi, qui in parieti-</text:p>
      <text:p text:style-name="P3">bus molarum residet. Excipere vero quod sic maceratum<text:line-break/>est, tenellis leporis pilis aut qui perinde sunt molles expedit.</text:p>
      <text:p text:style-name="Normal"><text:span text:style-name="Default_20_Paragraph_20_Font"><text:span text:style-name="T1">su De gypsa usto ]</text:span></text:span> Gypsum combustum non aeque<text:line-break/>emplallicam vim liabet, caeterum tenuiorum est partium<text:line-break/>et valentius desiccat. Quin et repercussolium est, maxime<text:line-break/>li maceretur ox veram.<text:line-break/><text:span text:style-name="Default_20_Paragraph_20_Font"><text:span text:style-name="T1">.r</text:span></text:span></text:p>
      <text:p text:style-name="P1">[S. <text:span text:style-name="Default_20_Paragraph_20_Font"><text:span text:style-name="T1">De diphryge.]</text:span></text:span> Diphryges mixtam liabet tum<text:line-break/>qualitatem tum facultatem, liabet enim in sese quiddam et<text:line-break/>mediocriter astringens et mediocriter acre. Quamobrem<text:line-break/>ulcerum malignorum optimum medicamentum est. Convexi<text:line-break/>autem et hujus medicamenti vim ingentem ex iis qui in<text:line-break/>Cypro sunt Solis, ubi metallum ab urbe abest quasi triginta<text:line-break/>stadiis. Pro<text:span text:style-name="Default_20_Paragraph_20_Font"><text:span text:style-name="T1">i</text:span></text:span>ectum enim erat in medio spatio aedium quae<text:line-break/>ante metallum extructae erant et vici qui ei subiacet. Cae-<text:line-break/>terum praefectus ac procurator metalli id quod post cadmiam<text:line-break/>reperiretur esse dicebat inutile; itaque ab<text:span text:style-name="Default_20_Paragraph_20_Font"><text:span text:style-name="T1">i</text:span></text:span>ici non secus at-<text:line-break/>que ustorum in foco lignorum cinerem. Verum hoc mihi</text:p>
      <text:p text:style-name="P3">multo utilissimum suctum est medicamentum tum ad putre-<text:line-break/>sidentia oris ulcera sive per fe sive cum melle, cui detracta<text:line-break/>sit spuma, tum ad anginam, videlicet ubi jam per astri n-<text:line-break/>gentium medicamentorum auxilium constitit quod influebat.<text:line-break/>Praeterea columellam ubi praesecuissem ipso solo et statim<text:line-break/>et usque ad cicatricem sum usus; ac frequenter exacte<text:line-break/>occlusam effecit cicatricem tum hujus particulae tum omnium<text:line-break/>adeo exulceratarum , sic in ulceribus omnibus pudendorum<text:line-break/>atque ani. Usas autem similis est ut in oris ulceribus, siqui-<text:line-break/>dem eae partes eisdem fere medicamentis gaudent, nimirum<text:line-break/>calidae similiter ac humidae. Verum haec oratio jam tractatum<text:line-break/>de componendis medicamenta attingit. Ea itaque omissa<text:line-break/>ad id quod propofitum est pergamus universalem medica-<text:line-break/>menti cujusque facultatem exponentes, fiout sane diphrygis<text:line-break/>diximus. Adjiciam vero huic qui de illo habetur fermoni<text:line-break/>rem non modo de diphryge fcitu utilem, fed et de Lemma<text:line-break/>sphragide et pompholyge et opobassinno et lycio Indico.</text:p>
      <text:p text:style-name="P3">Nam etiamnum adolescens didici llaec ita praeparare ut<text:line-break/><text:span text:style-name="Default_20_Paragraph_20_Font"><text:span text:style-name="T12">a </text:span></text:span>veris nativisque nihil dillerre viderentur; nam qui me<text:line-break/>docebat ingenti mercede llonlo curiosissimus erat non in his<text:line-break/>tantum, sed et aliis similibus. itaque in Lemnum, in Cy-<text:line-break/>prum, in Palaestram Syriam eo studio navigavi, ut medi-<text:line-break/>camentorum istorum cujusque vim magnam quae in om-<text:line-break/>nem vitam meam satis foret reponerem. Sed et lycium ln-<text:line-break/>dicum nuper asportatum in Phoenicen cum aloe indica id<text:line-break/>temporis commodum accipere contigit, quum a Palaestina<text:line-break/>iter rellecterem; quum persuasum haberem eo ipso quod<text:line-break/>a camelis cum tota sarcina advectum esset, proculdubio este<text:line-break/>Indicum, quodque adulteratum haud nosci ab iis qui portas-<text:line-break/>fent posset; proptera quod materia , ex qua id praeparatur<text:line-break/>atque adulteratur, illis in locis haud nasceretur. Porr<text:span text:style-name="Default_20_Paragraph_20_Font"><text:span text:style-name="T2">o<text:line-break/></text:span></text:span>satius visum est milli quibus rationibus ea adulterantur<text:line-break/>haudquequam ascribere, utpote quum homines scelerati in<text:line-break/>lucro ponant talia posse discere. Nec enim necessarium est<text:line-break/>cum verorum ac germanorum notis ac indiciis adulteran-</text:p>
      <text:p text:style-name="P3">dorum nosse compositiones, quum nihil ad ea discernenda<text:line-break/>conserant; imo optem, fi fieri posset, quae a majoribus me<text:line-break/>perperam conficiendorum medicamentorum proditae sunt<text:line-break/>compofitiones omnes prorsum delere atque extirpare.</text:p>
      <text:p text:style-name="P62">[q<text:span text:style-name="Default_20_Paragraph_20_Font"><text:span text:style-name="T1">. De Sullure.]<text:tab/></text:span></text:span>Sulfur omne trahendi vim p ossi-</text:p>
      <text:p text:style-name="Normal">det, estque temperamenti calidi atque essentiae tenuis adeo<text:line-break/>ut ad multa venenatorum animalium reslstat. Siquidem<text:line-break/>ego adversus turturem marinum et draconem saepenumero<text:line-break/>eo sum usus, et quum id piscatores quosdam docuissem,<text:line-break/>reverso post aliquantum temporis magnifice medicamentum<text:line-break/>hoc commendarunt. Usus ejus est ut et siccum ictui insper-.<text:line-break/>gatur et cum saliva mixtum ; nam quum et hoc excogitas-<text:line-break/>sem, ab experientia comprobari reperi. Sed et urina ma-<text:line-break/>ceratum idem effecturum excogitavi. Docebam enim pisca-<text:line-break/>tores medicamenta maxime parabilia, dixique pulchre illos<text:line-break/>et cum oleo veteri et melle et retina terebinthina usuros.<text:line-break/><text:span text:style-name="Default_20_Paragraph_20_Font"><text:span text:style-name="T1">E</text:span></text:span>t sane horum omnium experientia judicium praestitit.</text:p>
      <text:p text:style-name="P3">Quin et psoras et lichenas et lepras non raro hoc medica-<text:line-break/>mento cum resina terebinthina sanavi. Extergit omnes id<text:line-break/>genus affectus atque in profundum non repellit<text:span text:style-name="Default_20_Paragraph_20_Font"><text:span text:style-name="T1">e</text:span></text:span> quum alia<text:line-break/>multa medicamenta quae illos curant mixtam habeant po-<text:line-break/>tendam, nempe ut discutiant pariter et repellant.</text:p>
      <text:p text:style-name="P1">[Io. <text:span text:style-name="Default_20_Paragraph_20_Font"><text:span text:style-name="T1">De aerugvle.] </text:span></text:span>Aerugo gustantibus acrem qua-<text:line-break/>litatem ofiert, digerens, detrahens et liquans non teneram<text:line-break/>modo, sed et duram carnem. Porro supra dictum est non-<text:line-break/>nullos ejus generis medicamenta epulotica appellare, quum<text:line-break/>iis in tenuissimum pollinem tritis per specilli cuspidem<text:line-break/>contigerit ulcera excrescentia ac postridie contracta repe-<text:line-break/>Fiant; tametsi illos haud lateat, li paulo plus impolitum<text:line-break/>foret, sese ulcus non contractum, sed erasum inventuros;<text:line-break/>siquidem colliquat et digerit carnem , quum medicamenta<text:line-break/>epulotica contrahant, constipent, constringant et calli in Illo-<text:line-break/>rem illam indurent. Quin et gustum mordicat aerugo, non<text:line-break/>tantum ipsa ulcera. Quod Si pauculum ejus cerato non</text:p>
      <text:p text:style-name="P3">pauco admisceas, id quod ex. ambobus mixtum est citra mor-<text:line-break/>sum extergit. Dictum vero supra est de talium medica-<text:line-break/>mentorem natura, tum ut sese quidam fallant ex talibus<text:line-break/>compositionibus aut farcotlcam aut epulo ticam facultatem<text:line-break/>medicamentis ascribentesi quibus minime oportet, utpote<text:line-break/>quum ipsa id praestare nequeant, verum ea quae ex ipfisi<text:line-break/>composita sunt.</text:p>
      <text:p text:style-name="P1">[II. <text:span text:style-name="Default_20_Paragraph_20_Font"><text:span text:style-name="T1">De Cadmia.]</text:span></text:span> Cadmia fit ubi in fornacibus aesi<text:line-break/>paratur, nempe tota terra ex qua aes generetur , in forna-<text:line-break/>cibus in altum egerente velut fuliginem quampiam aut faUil-<text:line-break/>lam, utcumque appellare libuerit. At fi non terram, fed lapi-<text:line-break/>dem nuncupare velis ex quo in fornacibus secernendo par-<text:line-break/>tim fit aes partim cadmia partim diphryges, nihil Sane<text:line-break/>retulerit. Sed et in argenteis metallis efficitur fimili sacre-<text:line-break/>tiolle sive generatione, aut quomodocunque vocare voles.<text:line-break/>Quin et ex pyrite lapide in fornacibus usto fit cadmia. Cae-<text:line-break/>terum absque fornace in Cypro cadmia invenitur; ac jure<text:line-break/>quispiam istam lapidem nuncupet. Itaque in Solis paucissi-</text:p>
      <text:p text:style-name="P3">mum etiam reliquum erat cadmiae quae in fornacibus pro-<text:line-break/>venit, quo tempore ego in insula peregrinabar. I erum<text:line-break/>lapides qui in montibus et rivis reperiebantur a metallis<text:line-break/>praesecto acceptos in Asiam ltaliamque portavi ad amicos,<text:line-break/>a quibus summam inibam gratiam , quod se vel maximum<text:line-break/>munus accepisse dicerent , et quae alia omni cadmia multo<text:line-break/>esset praestantior. Et talem certe merito quis lapidosam<text:line-break/>vocet cadmiam. At ejus quae combusta est aliam botryitin,<text:line-break/>aliam placium medici nuncupant; botryitin quidem quae in<text:line-break/>editioribus domorum, in quibus fornaces exstructaesunt, par-<text:line-break/>tibus colligitur; placitin vero quae in inferioribus. Ac liquet<text:line-break/>sane botryitin partium este tenuiorum, c<text:span text:style-name="Default_20_Paragraph_20_Font"><text:span text:style-name="T1">r</text:span></text:span>assiorum vero pla-<text:line-break/>citio, utranque autem vi desiccandi ceu alia metallica omnia<text:line-break/>et lapidosa terrenaque. Porro praeter desiccandi facultas<text:line-break/>tem mediocriter extergit. Attamen quae in fornacibus col-<text:line-break/>figitur, igneae facultatis aliquid habeat necesse est. Merito<text:line-break/>itaque lavantes eam medicamentum elficiunt mediocriter tum</text:p>
      <text:p text:style-name="P3">desiccans tum extergens absque molestatione utile ad ulcera<text:line-break/>carnis impletionem poscentia et in oculis et in toto corpore.<text:line-break/>Porro ulcera magnopere humida aut putrescentia in corpo-<text:line-break/>ribus impendio mollibus, qualia sunt eunuchorum, puerorum<text:line-break/>ac mulierum, ejusmodi cadmia adjuvat, at in durioribus et<text:line-break/>contentioribus quae valentius desiccant requirunt. Itaque<text:line-break/>illud semper memoria tenendum, sermonem ad temperatam<text:line-break/>et mediam excessuum naturam in iis quae ita fimpliciter<text:line-break/>afferuntur referendum, puta quum dicimus medicamentum<text:line-break/>aut ulcera carne implere, cicatrice claudere, aut aliud quidvis<text:line-break/>ejus generis praestare, ad quam utique et nos respicientes<text:line-break/>deficcatoriam leviterque absterso riam cadmiae inesse faculta-<text:line-break/>tem dicimus. In caliditatis autem et frigiditatis differentia<text:line-break/>temperata quodammodo existit cadmia, nempe neutrum infi-<text:line-break/>gniter efficiens.</text:p>
      <text:p text:style-name="P1">[12. <text:span text:style-name="Default_20_Paragraph_20_Font"><text:span text:style-name="T1">De cinnabari.] </text:span></text:span>Cinn abali modice acrem fa-<text:line-break/>cultatem obtinet. Habet vero et astrictione quippiam.</text:p>
      <text:p text:style-name="P1"><text:span text:style-name="Default_20_Paragraph_20_Font"><text:span text:style-name="T12">[13. </text:span></text:span><text:span text:style-name="Default_20_Paragraph_20_Font"><text:span text:style-name="T1">De offere, pumice.] </text:span></text:span><text:span text:style-name="Default_20_Paragraph_20_Font"><text:span text:style-name="T12">Pumicem si inter metaI-</text:span></text:span></text:p>
      <text:p text:style-name="P3">lica recenseas, calumniabuntur quibus animus prurit arcu-<text:line-break/>fandi libidine; et fi inter lapides ponas, lapidem este ne-<text:line-break/>gabunt; ac multo minus terram este concedent; nec<text:line-break/>marinorum haberi quodpiam volent. Mqui alicubi tamen<text:line-break/>de illo dicendum est; quippe qui in sarcotica indatur medi-<text:line-break/>ramenta et ea quae dentes extergunt , partim ustionem non<text:line-break/>expertus, partim etiam ustus, quando videlicet aliis omnibus<text:line-break/>combustis similiter substantiae efficitur tenuioris. I steterunt<text:line-break/>ustione quiddam acquirit acrimoniae , quam rursum lotione<text:line-break/>exuit. Videri autem poterit splendorem dentibus conciliare<text:line-break/>non tantum facultate, sed etiam asperitate, velut etiam si<text:line-break/>smirin aut testam aut hoc genus quippiam tritum admoveas,<text:line-break/>quae certe et ipsa splendorem afferunt sorte utroque, tum<text:line-break/>quia desurgendi habeant facultatem tum quist asperitatem.<text:line-break/>Eundem in modum cornua deusta dentes splendidos efficiunt.</text:p>
      <text:p text:style-name="P1">[14. <text:span text:style-name="Default_20_Paragraph_20_Font"><text:span text:style-name="T1">Decondet, l</text:span></text:span>i<text:span text:style-name="Default_20_Paragraph_20_Font"><text:span text:style-name="T1">xivia ex cinere</text:span></text:span>.] Lixivium. AI luto<text:line-break/>cinere fit lixivium. I sinerem autem ustorum corporum Feli-<text:line-break/>quias Graeci nuncupant, sive natura sint lapid<text:span text:style-name="Default_20_Paragraph_20_Font"><text:span text:style-name="T1">e</text:span></text:span>a fixo arborum</text:p>
      <text:p text:style-name="P3">animaliumve particulae. sit ergo lixivium pro ejus quod<text:line-break/>eluitur natura , ejus quidem quod empyreuma sive igneam<text:line-break/>naturam habet acerrimam , ipfum quoque accerrimum est,<text:line-break/>ejus quod tale non est, etiam moderatius. Quare et fepticisi<text:line-break/>vocatis facultatibus commifcetur utpote causticam caliditatem<text:line-break/>possidens, sed propter substantiae tenuitatem citra dolorem<text:line-break/>adurens.</text:p>
      <text:p text:style-name="P1">[13. <text:span text:style-name="Default_20_Paragraph_20_Font"><text:span text:style-name="T1">De cyano, Caeruleo.] </text:span></text:span>Cyanus, sive mafculino<text:line-break/>sive foeminino genere pronunciare velis, hoc medicamentum<text:line-break/>acri facultate est tum exedendi tum discutiendi potentiore<text:line-break/>quam cinnabari. Inest quoque ei nonnulla astrictio</text:p>
      <text:p text:style-name="P1">[16. <text:span text:style-name="Default_20_Paragraph_20_Font"><text:span text:style-name="T1">De spualua aeris et ferri et chalybis.]</text:span></text:span> Squama<text:line-break/>alia est aeris, medicamentum multo utilissimum, alia ferri et<text:line-break/>chalybis. Quidam vero nominant et helitin squamam. Om-<text:line-break/>nes sane vehementer desiccant, At inter fefe diversae funt<text:line-break/>tum quod alia magis, alia minus exsiccet, tum quod alia cras-<text:line-break/>floris, alia tenuioris fit essentiae, quodque plus minusve astri-<text:line-break/>chortis sint participes. Heli tis certe principem in desiccando</text:p>
      <text:p text:style-name="P3">locum obtinet, nam et subtilissimae omnium substantiae est,<text:line-break/>nimirum quae et aeruginis nonnihil assumpserit. Majorem<text:line-break/>obtinet astrictionem squama serti et hac etiam majorem<text:line-break/>chalybis, quamobrem ad contumacia ulcera meliores sunt<text:line-break/>quam squama aeris. Detrahit et liquat carnem potentius<text:line-break/>squama aeris et hac etiam valentius llelitis. Omnes autem<text:line-break/>squamae non instrenue mordaces sunt. Ex quo clarum est<text:line-break/>quod essentiae ipsarum consistentia non admodum tenuis<text:line-break/>est, sed potius crassa. Siquidem inter ea quae eandem vim<text:line-break/>obtinent minus est mordax quod est tenuius, ceu Inperio-<text:line-break/>ribus libris ostendimus.</text:p>
      <text:p text:style-name="P1">[t su <text:span text:style-name="Default_20_Paragraph_20_Font"><text:span text:style-name="T1">De ldltargyro.]</text:span></text:span> Lithargyrus desiccat quidem<text:line-break/>velut alia omnia metallica, lapidea terrenaque medica-<text:line-break/>menta, verum omnium id efficit moderatissime. I.t secun-<text:line-break/>dum alias tum qualitates tum simultates quodammodo in<text:line-break/>medio est, neque manifesto calesaciens neque resrigeranst<text:line-break/>Modica tamen adstringendi abstergendique sacultas ei inest,<text:line-break/>quamobrem inferior est et sarcoticis medicamentis, quae</text:p>
      <text:p text:style-name="P3">mediocriter extergenti ostendimus et contrahentibus atque<text:line-break/>affligentibus. Caeterum ad intertrigines femorum utilis<text:line-break/>medela est, quandoquidem utriusque jam dictae facultatis<text:line-break/>leviter est particeps. Jure itaque medii ordinis in metal-<text:line-break/>Iicis habebitur. Proinde ea frequenter utimur ceu materia<text:line-break/>iis miscentes quae valentem facultatem obtinent five mor-<text:line-break/>dicantem five astringentem vel aliud facientem, fient in<text:line-break/>liquescentibus ad pleraque medicamenta ceram adhibemus<text:line-break/>tanquam materiam, quia fcilicet et ipsa quodammodo me-<text:line-break/>dium tenet eorum quae valentem facultatem possident.</text:p>
      <text:p text:style-name="P1">[IS. <text:span text:style-name="Default_20_Paragraph_20_Font"><text:span text:style-name="T1">De nitro.] </text:span></text:span>Nitrum dictum est supra in medio<text:line-break/>aphronitri et falis vilium. Caeterum ustum propius ad<text:line-break/>aphronitrum accedit, utpote ex ustione tenuius redditum.<text:line-break/>Desiccat itaque ac digerit, et li intro in corpus sumatur,<text:line-break/>incidit et extenuat crassas lentosque succos potentius<text:line-break/>multo quam sal. Aphronitrum vero, nisi gravis urgeat ne-<text:line-break/>cessitas, devorandum non est, nimirum inimicum stomacho;<text:line-break/>quandoquidem plus etiam nitro incidit. Sane ad fungos</text:p>
      <text:p text:style-name="P3">suffocantes rusticus quidam uti eo assolet et semper pro-<text:line-break/>fuisse probatum est. Caeterum nitro usto simul et non<text:line-break/>ullo, et multo etiam magis ejus spuma in talibus uti con-<text:line-break/>suevi m usi.</text:p>
      <text:p text:style-name="P1">[l q. <text:span text:style-name="Default_20_Paragraph_20_Font"><text:span text:style-name="T1">De nudant</text:span></text:span>i<text:span text:style-name="Default_20_Paragraph_20_Font"><text:span text:style-name="T1">u</text:span></text:span>m.] Melanteria ex medicamentis<text:line-break/>est multum astringentibus cum hoc quod omnia propemo-<text:line-break/>dum astringentia tenuitate partium exuperet.</text:p>
      <text:p text:style-name="P1">[2o. <text:span text:style-name="Default_20_Paragraph_20_Font"><text:span text:style-name="T1">De atramento sal sutorio.]</text:span></text:span> Atramentum quo<text:line-break/>scribimus admodum et ipsum desiccat aqua solutum. t lcera<text:line-break/>autem igni ambusta protinus illitum juvat, at li acetum quo-<text:line-break/>que habeat, multo magis.</text:p>
      <text:p text:style-name="P1">[2L <text:span text:style-name="Default_20_Paragraph_20_Font"><text:span text:style-name="T1">De missi.] </text:span></text:span>Misy. In metallo Cypri, cujus modo<text:line-break/>mentionem suci, in montibus Solorum domus erat ingens,<text:line-break/>cujus ad parietem dextrum, sed ad nos utique qui ingredie-<text:line-break/>hamar sinistrum, descensus erat in ipsum metallum, in quo<text:line-break/>quasdam conspexi in longissimum porrectas veluti xonas<text:line-break/>alias superabas, numero tres: infima erat ipsius siti eos i super<text:line-break/>quam erat altera cllalciteos, suprema nnsyos. Caeterum id</text:p>
      <text:p text:style-name="P3">temporis praefectus metalli his commonstrati^ , ficut, inquit,<text:line-break/>nunc advenis in cadmiae sornacariae inopia, ita horum trium<text:line-break/>admirandas has vides divitias. Itaque ego ingenti ejus<text:line-break/>accepto pondere, primum quidem in Aliam, deinde Romam<text:line-break/>attuli et usque modo habui, elapsis jam annis plus minus<text:line-break/>triginta. Et sorte quadam absolutum suit hoc opus ad usi-.<text:line-break/>que octavum librum ante annos viginti, nec adcjetusi suit<text:line-break/>nonus, partim quod lapides quosdam nondum conspexissem,<text:line-break/>partim ob alia negotia quae mihi interea temporis obvenere.<text:line-break/>Nunc autem quum nonum llunc librum caeteris addere para-<text:line-break/>rem, interea sorte fortuna mihi accidit res spectatu longe pul-<text:line-break/>cherrima, ac fi quispiam eo studio ac industria magno cum<text:line-break/>artificio effeci lset. Nam quum misy opus haberem ad medi-<text:line-break/>camentum quodpiam praeparandum, bolum ejus accepi quan-<text:line-break/>tum sere plena manu teneas, qualem sane confidentiam nlisy<text:line-break/>non admodum solet habere, quum in parva srustula divi-<text:line-break/>datur. Miratus itaque insolitam ejus condensationem bolo<text:line-break/>fracto extimum quidem misy circumquaque reperi ejus quod</text:p>
      <text:p text:style-name="P3">intus erat velut, esstorescentiam. Porro sub et; inter clial-<text:line-break/>citin videlicet et misy quiddam erat medium vergens ex clial-<text:line-break/>cito ad mily ex dimidio jam commutatum, principio enim<text:line-break/>bolus suerat chalciteos , caeterum quod in alt<text:span text:style-name="Default_20_Paragraph_20_Font"><text:span text:style-name="T1">o e</text:span></text:span>nat perfecta<text:line-break/>erat chalcitis nullam dum alle<text:span text:style-name="Default_20_Paragraph_20_Font"><text:span text:style-name="T1">v</text:span></text:span>ationem experta. Hoc igitur<text:line-break/>ubi vidissem, cogitatione repetens^ et in metallo ita super<text:line-break/>chalcum nasci ipsum mily ut aerugo super aosi, in mentem<text:line-break/>subiit inspicere quod servabatur adhuc apud me reliquum<text:line-break/>ipsius loreos, numquid et ipsum ullam accepisset mutatio-<text:line-break/>nem in chalcitin, et quaedam certe apparuit suspicio, ut<text:line-break/>videretur et ipsum sorte longo tempore mutationem in<text:line-break/>chalcitin posse accipere. itaque mirum non est tria liaec<text:line-break/>medicamenta ejusdem genere facultatis esse, sory dico et<text:line-break/>chalcitin et misy, tenuitate partium et crassitie inter se di-<text:line-break/>versa ; crassissimum enim est inter ipsa solv, tenuissimum mily,<text:line-break/>mediam utriusque facultatem habet chalcitis. Adurunt uni-<text:line-break/>versa haec tria et escharasi quas vocant efficiunt, attamen<text:line-break/>etiamsi urant nonnihil quoque astringunt t acterum mily</text:p>
      <text:p text:style-name="P3">admotum corporibus duris minus cllalcite mordicat, tametsi ea<text:line-break/>non minus fit calidum, verum id habet beneficio tenuitatis<text:line-break/>partium. Porro quum utraque haec in deCoctionibus sun-<text:line-break/>dantur et magis chalcitis quam misy, sory, tamen non lique-<text:line-break/>scit, nimirum quod lapidosius fit ac vehementius compa-<text:line-break/>ctum, fient rursum misy, quia a. congenito calore elaborasses<text:line-break/>est ac proinde siccius cllalcite, idcirco merito quoque aegrius<text:line-break/>liquescit.</text:p>
      <text:p text:style-name="P1">[22. <text:span text:style-name="Default_20_Paragraph_20_Font"><text:span text:style-name="T1">De plumba</text:span></text:span>r<text:span text:style-name="Default_20_Paragraph_20_Font"><text:span text:style-name="T1">iae.]</text:span></text:span> Molybdaena similem lithar-<text:line-break/>gyro vim possidet, tantum a media temperie ast frigidius<text:line-break/>paulum quid recedens, sed nec abstergentis facultatis est<text:line-break/>particeps. Utraque autem llaec medicamenta liquari pos-<text:line-break/>fllnt, ac non ut lapides et cadmia et arena liquationem re-<text:line-break/>spuunt, sed celerrime liquantur, ubi oleo additum nonnihil<text:line-break/>aceti est, liquantur tamen etiam admixta aqua, Ied diluis-<text:line-break/>sima coctione. Porro ceu in CypEo cadmiam quae in mon-<text:line-break/>tibus et divisi nascitur accipiebam 1 quae et ipsa lapidis, ut<text:line-break/>dixi, species est, ad eundem modum molybdaenam mulsam</text:p>
      <text:p text:style-name="P3">cum aliis projectam lapidibus conspexi in via quae ad <text:span text:style-name="Default_20_Paragraph_20_Font"><text:span text:style-name="T1">E</text:span></text:span>rga-<text:line-break/>heria ducit a Pergamo. I oratur autem Erga stiria pagus<text:line-break/>quidam in quo et metalla sunt inter t vzicluu et Pt rgantum<text:line-break/>quadrin<text:span text:style-name="Default_20_Paragraph_20_Font"><text:span text:style-name="T1">g</text:span></text:span>ent<text:span text:style-name="Default_20_Paragraph_20_Font"><text:span text:style-name="T1">i</text:span></text:span>s et quadraginta stadiis distans a Pergamm</text:p>
      <text:p text:style-name="P1">[23. <text:span text:style-name="Default_20_Paragraph_20_Font"><text:span text:style-name="T1">De plumbo</text:span></text:span>.] Plumbum sucultatis est resrigtn antis.<text:line-break/>Siquidem non multam habet lubstantiam humidam a fiigroe<text:line-break/>congelatam coactamque, sed et aeream, paucam attu in terream.<text:line-break/>Igitur quod plurimum llabet essentiae humidae a frigore coa..<text:line-break/>ctae, indicium tibi edio quod ubi admotum est igni celeriter son-<text:line-break/>datur Iluatque. Quoti vero et aereae sit particeps, boc habeto<text:line-break/>signum. Omnium quae novimus unicum plumbum tum mole<text:line-break/>ipsa tum pondere augetur, si condetur in aedibus subterraneis<text:line-break/>aerem habentibus turbidum, ita ut quaecunque illic ponan-<text:line-break/>tur, celeriter situm colligant. Tum etiam plumbea stat nitrum<text:line-break/>vincula, quibus earum pedes annectuntur, saepenumero ere-<text:line-break/>visse vitum est et quaedam adeo intumuisse ut ex lapidi-</text:p>
      <text:p text:style-name="P3">bus dependerent crystalli modo verrucae. Atque hae pro-<text:line-break/>habiles quidem sunt humiditatis ejus srigiditatisque notae<text:line-break/>priusquam experiaris. Caeterum scientificae et certae per<text:line-break/>experientiam cognoscuntur. Praeparato igitur mortario<text:line-break/>simulque pistillo utrisque ex plumbo infunde quemlibet<text:line-break/>liquorem, itaque terito ut et pistillis et,plumbeum mor-<text:line-break/>tarium succum quendam reddant, id quod ex utroque<text:line-break/>constabit, multo erit frigidius quam liquor ipse fuerat.<text:line-break/>Licet autem et aquam et vinum tenue aqueum et oleum<text:line-break/>iniicere aut. quidvis ejusmodi. At fi etiam plus efficere<text:line-break/>succum voles refrigeratorium , oleum omphacinum aut ro-<text:line-break/>sit c eum aut melinum aut myrtinum. Porro Ii fucco qui<text:line-break/>proveniet uti voles, optimum habebis remedium et ad pllle..<text:line-break/>gmonas in sede cum ulcere aut rugis et ad eas quae in.<text:line-break/>pudendis testibusque et uberibus consistunt, similiter ad-<text:line-break/>versils caeteras omnes fluxiones incipientes, quae aut iri.<text:line-break/>inguina aut in pedes aut in alium quelnvis articulum decum-<text:line-break/>bunG Sed et ulceribus rebellibus utile est; nam ad can-</text:p>
      <text:p text:style-name="P3">crosa eo utens virtutem medicamenti mirabere. Quod si<text:line-break/>celeriter multum succi plumbet voles colligere, conare in<text:line-break/>lote terere aut quocunque certe modo acre calefacto. Multo<text:line-break/>autem utilissimum habebis medicamentum , li affuso resi ige-<text:line-break/>rantium succorum quopiam teras, ceu sempervivi, cotyledo-<text:line-break/>nis, intybi, lactucae, chondriles, psyllii, omphacis, por-<text:line-break/>tulacae. Porro siqua horum non facile in succum solvun-<text:line-break/>tur, velut portulaca , misceto illis aliorum succorum quem-<text:line-break/>piam, velut omphacis, qui et lpse per sesa praedicto mortario<text:line-break/>inditus medicamentum essicit refrigeratorium longe pulcher-<text:line-break/>rimul<text:span text:style-name="Default_20_Paragraph_20_Font"><text:span text:style-name="T1">a. </text:span></text:span>Quin et in laminam diductum plumbum ipsum per<text:line-break/>sesa athletarum sesa exercitantium lumbis insternitur, ubi<text:line-break/>Veneris somniis vexantur, scilicet nimirum haud obscure eos<text:line-break/>refrigerans. Sed et bractea tenuis ex plumbo ficta probe<text:line-break/>ganglio illigata plane ipsum dissipat. illigabit autem probe<text:line-break/>quisquis ab Hippocrate didicerit in ipsam noxam potius sir-<text:line-break/>mandunt quam hinc vel inde. Mirum ergo non est, si</text:p>
      <text:p text:style-name="P3">plumbum crematum, ac rursus ablutum refrigerantis effi-<text:line-break/>ciatur simultatis, quum ante lotionem mixtae suerit. Et boo<text:line-break/>ipsum medicamentum, nempe plumbum combustum, bonum<text:line-break/>est ad ulcera rebellia. Ubi vero lotum fuerit, multo opti-<text:line-break/><text:span text:style-name="Default_20_Paragraph_20_Font"><text:span text:style-name="T1">s</text:span></text:span>uum medicamentum est et ad ulcerum impletionem et ad<text:line-break/>eadem cicatrice obducenda. Convenit et chironeis quae<text:line-break/>vocant ulceribus et cancrosis et putredillofis omnibus, tum<text:line-break/>ipsum per sese tum medicamentorum ad cicatricem per-<text:line-break/>ducentium quibusdam commixtum, quale est quod ex ca-.<text:line-break/>dulia conficitur. Caeterum solvendum est principio, fi copiosa<text:line-break/>sit sanies, quotidie, li minus, tertio aut quarto quoque die.<text:line-break/>verum solis spongiam imponito aquae frigidae, quae fi de-<text:line-break/>siccetur, rursum mergatur. Sed haec fufillsi quam pro in-<text:line-break/>stituto diximus, plufculum sermonis affinitate provecti. At<text:line-break/>tempus jam est sequentia deinceps persequi.</text:p>
      <text:p text:style-name="P1">[24. <text:span text:style-name="Default_20_Paragraph_20_Font"><text:span text:style-name="T1">De ostraco, testa</text:span></text:span>.] Testa desiccandi vim possidet<text:line-break/>atque abstergendi, maxime quae ex forllacibusi est, quod<text:line-break/>Videlicet tosta fit. Quocirca emnlastrum Quod vocant he-</text:p>
      <text:p text:style-name="P3">phaestiada ex hac praeparata videlicet optimum est medi-<text:line-break/>ramentum inducendae cicatrici.</text:p>
      <text:p text:style-name="P1">[23<text:span text:style-name="Default_20_Paragraph_20_Font"><text:span text:style-name="T1">. De p</text:span></text:span>o<text:span text:style-name="Default_20_Paragraph_20_Font"><text:span text:style-name="T1">mph</text:span></text:span>o<text:span text:style-name="Default_20_Paragraph_20_Font"><text:span text:style-name="T1">l</text:span></text:span>r<text:span text:style-name="Default_20_Paragraph_20_Font"><text:span text:style-name="T1">ge et sp</text:span></text:span>o<text:span text:style-name="Default_20_Paragraph_20_Font"><text:span text:style-name="T1">di</text:span></text:span>o] Pompholyx sit et in<text:line-break/>aeris fornace , velut t t cadmia, litque et dum in fornacibus<text:line-break/>cadmia uritur, ut in t Apro. Quum enim praelectus ad aeris<text:line-break/>fornacem instructas res nun haberet, praecepit ex ij sit ca-<text:line-break/>dulia praeparari , praesentibus atque inspectantibus nobis<text:line-break/>pompholyga, videlicet minutis catlnuae fragmentis in ignem<text:line-break/>coniectis , addito videlicet eo quod aeris naturam habet. t a-<text:line-break/>mera quaedam erat incurva, nusquam pertusa, sid integra<text:line-break/>quae egestam ab usta cadmia lavillam excipiebat, quam ubi<text:line-break/>collegissent, habebant pompholvga. At quoti reflectens in<text:line-break/>pavimentum recidebat, spodos est quam vocant, quae plu-<text:line-break/>rima, ubi aes in fornacibus uritur, colligi adolet. Quidam<text:line-break/>eam spodium neutro genere pronunciant, Cui videtur limi-<text:line-break/>lem habere facultatem quod vocant antispodium. At ego illo<text:line-break/>usus sum nunquam, quum large milli semper pompholyx sup-<text:line-break/>peteret. Nec enim quisquam, ubi haec adsit, spodio uti</text:p>
      <text:p text:style-name="P3">velit, nedum antispodi^. Est autem pompholyx medica-<text:line-break/>mentum prope omnium quae citra morsum desiccant, si<text:line-break/>elota suerit, praestantissimum; quamobrem ad ulcera can-<text:line-break/>erosa idonea est et ad alia omnia maligna. Itaque inditur<text:line-break/>collyriis quae ad oculorum imponuntur fluxiones quaeque<text:line-break/>bullas five pustulas in eis natas aut ulcera curant. Prae-<text:line-break/>telea ad pudendorum ac sedis ulcera optimum est medica-<text:line-break/>mentum nimirum line morsu, ut dixi, deficcans. Sed non<text:line-break/><text:span text:style-name="Default_20_Paragraph_20_Font"><text:span text:style-name="T12">est </text:span></text:span>hujus negotii in istis diutius immorari.</text:p>
      <text:p text:style-name="P1">[2 si. <text:span text:style-name="Default_20_Paragraph_20_Font"><text:span text:style-name="T1">De sundaraca.]</text:span></text:span> Sandaraca urentis est facultas<text:line-break/>tis ceu arsenicum quod vocant. Merito itaque eam elige-<text:line-break/>relltibus sacultatibusi commiscent atque extergentibus.</text:p>
      <text:p text:style-name="P1">[2<text:span text:style-name="Default_20_Paragraph_20_Font"><text:span text:style-name="T1">I. De scandice.]</text:span></text:span> Sandix qua fit simultate prae-<text:line-break/>dita, in sermone de pfimnlytllio explicabitur.</text:p>
      <text:p text:style-name="P1">[2S. <text:span text:style-name="Default_20_Paragraph_20_Font"><text:span text:style-name="T1">De scoria.]</text:span></text:span> SCoria omnis reslccatmuum medi-<text:line-break/>camentum est, potissimum autem ferri. Siquidem ad lae-</text:p>
      <text:p text:style-name="P3">vorem redigens ipsam in aceto quam acerrimo, posteaque<text:line-break/>decoquens ad aures quae longo jam tempore pure fluxe-<text:line-break/>runt, ea utor pro medicamento maxime exiccatorio adeo<text:line-break/>ut mirentur qui praeparantem ine vident, et ailte rei<text:line-break/>periculum fidem non habeant, aures tale posse ferre me-<text:line-break/>dicamentum. Porro argenti scoriam proprie helcysma ap-<text:line-break/>pellant. Verum emplastris quibusdam, quippe quae reste-<text:line-break/>Catoriae facultatis fit commiscetur.</text:p>
      <text:p text:style-name="P1">[2q. <text:span text:style-name="Default_20_Paragraph_20_Font"><text:span text:style-name="T1">De stanna.]</text:span></text:span> Stimuli. Ad facultatem desiccantem<text:line-break/>adiunctam habet hoc medicamentum astrictionem. Quam-<text:line-break/>obrem et ocularibus medicinis commiscetur, et illis sci-<text:line-break/>licet, quae conformantur in collyria quaeq vocant, et siccis<text:line-break/>quae utique sicca collyria cognominant.</text:p>
      <text:p text:style-name="P1">[3 o. <text:span text:style-name="Default_20_Paragraph_20_Font"><text:span text:style-name="T1">De alumine sisti, rotundo et humido</text:span></text:span>.] Alumen.<text:line-break/>Hujus medicamenti nomen ab astrictione deductum est, nant<text:line-break/>adest illi vehementissima. Caeterum quum sit crassarum par-<text:line-break/>tium, tenuiorum quodammodo partium est quod vocatur<text:line-break/>sistite. Proxime est rotundum et astragalum. Admodum au-</text:p>
      <text:p text:style-name="P3">tem crassarum partium est tum liquidum tum placitos et<text:line-break/>plintllites appellatum.</text:p>
      <text:p text:style-name="P1">[31. <text:span text:style-name="Default_20_Paragraph_20_Font"><text:span text:style-name="T1">De calce</text:span></text:span>.] Calx, viva quidem vehementer urit,<text:line-break/>adeo ut crustas efficiat, extincta vero protinus etiam cru-<text:line-break/>fiam molitur et ipsa, at post diem unum aut alterum minus<text:line-break/>urit, minusque inducere crustam potest, at vero temporis<text:line-break/>progressu prorsum nec crustam quidem gignere queat, ta-<text:line-break/>metfi etiamnum calesacsut carnemque liquet. Porro fi lave-<text:line-break/>tur in aqua, suam mordacitatem exuit esficitque nuncupa-<text:line-break/>tum lixivium. At ipsa absque morsu reficcat, ac fi bis ter-<text:line-break/>que aut amplius abluta fuerit, plane mordacitatis expers<text:line-break/>constituitur ac strenue absque mordacitate exicCat.</text:p>
      <text:p text:style-name="P1">[32. <text:span text:style-name="Default_20_Paragraph_20_Font"><text:span text:style-name="T1">De hydrargyro</text:span></text:span>.] Hydrargyrus non est ex sponte<text:line-break/>nascentibus medicamentis, sed exi iis quae praeparantur,<text:line-break/>velut cerussa, aerugo, psoricum, lithargyros. Nullum autem<text:line-break/>ejus feci periculum, neque quod interimat, li devoretur;<text:line-break/>neque ubi foris admota fit.</text:p>
      <text:p text:style-name="P2"><text:span text:style-name="Default_20_Paragraph_20_Font"><text:span text:style-name="T9">[33. </text:span></text:span><text:span text:style-name="Default_20_Paragraph_20_Font"><text:span text:style-name="T1">De suco.]</text:span></text:span> Fucus cu<text:span text:style-name="Default_20_Paragraph_20_Font"><text:span text:style-name="T1">i</text:span></text:span>usnam sit facultatis ubi ssa<text:line-break/>cerussa agetur exponam.</text:p>
      <text:p text:style-name="P1">[34. <text:span text:style-name="Default_20_Paragraph_20_Font"><text:span text:style-name="T1">De atramento sutorio</text:span></text:span>.] Atramentum sutorium.<text:line-break/>sorte fortuna et chalcanthum in chalcitin transire conspexi.<text:line-break/>Alportavi enim ex Cypro et hujus medicamenti ingentem<text:line-break/>copiam. Extimum ejus omne post annos plus minus vi-<text:line-break/>ginti chalcitis effectum est, intima ejus parte chalcan Illi<text:line-break/>speciem servante. Quamobrem t t usque in hunc diem quod<text:line-break/>sic mutatur asserv<text:span text:style-name="Default_20_Paragraph_20_Font"><text:span text:style-name="T1">a</text:span></text:span>, observans dum ad imum usque volven-<text:line-break/>IIbus annis procedat mutatio, ceu chalcitidis quoque in<text:line-break/>miIy, ut est ante positum. Citi lerum mirari subit de hoc<text:line-break/>medicamento, quo pacto vehenn ditissimae allrictioni admixta<text:line-break/>edi caliditas non instrenuo. Constat ergo quod omnium<text:line-break/>maxime condire servareque carnes humidas potest, nimirum<text:line-break/>caliditate humiditatem absumens, atque astrictione subsum-<text:line-break/>fiam contrahens atque constipans , hoc enim opere nonni-.<text:line-break/>llil etiam humiditatis ipsius exprimit. f onstringit vero, de-<text:line-break/>siccat atque contrahit in fele totius substantiam carnis. .</text:p>
      <text:p text:style-name="P3">Porro quo tempore in Cypro diversabar, hunc in modum<text:line-break/>medicamentum hoc colligi conspexi. Domus erat magna<text:line-break/>quidem, sed humilis ingressui in metallum obiecta. Ad pa-<text:line-break/>rietem autem domus sinistrum, qui erat ingredientibus dex--<text:line-break/>ter, effossus erat specus in continentem collem ea latitu--<text:line-break/>dine, ut tres sese Viri in eo contingerent, tanta vero alti-<text:line-break/>tudine, ut viro summe procero recto liceret incedere. Spe-<text:line-break/>cus Ilie declivis quidem erat, non tamen praeceps ac prae-<text:line-break/>ruptus. Porro ad finem ejus quafi in stadium porrecti<text:line-break/>lacus erat aquae viridis et crassae tepidae plenus. At in<text:line-break/>toto descensu calor similis qualis in primis balneorum asse<text:line-break/>dibus percipitur, quas promalacteria appellare consueve-<text:line-break/>runt. Aqua vero quotidie guttatim ex pertuso colle destil-<text:line-break/>Ians, quatuor et viginti Iloris totius diei ac noctis colligi<text:line-break/>assolet ad amphoras Romanas quasi octo. Eam vincti qui-<text:line-break/>dam in piscinas quasdam quadratas flctilesi, in domo ad in-<text:line-break/>gressum polita sitas efferebant, in quibus paucis diebus con-</text:p>
      <text:p text:style-name="P3">crescebat, fiebatque chalcauthus. NIiIri vero, ubi ad termi-<text:line-break/>num effossi specus descendissem, ubi videlicet tepida haec<text:line-break/>viridisque aqua colligitur, aeris odor visus est suffocans et<text:line-break/>toleratu dillicilis, chalcum aeruginemque redolens. Et aqua<text:line-break/>quoque gustu praeferebat qualitatem ejusmodi. Lapropter et<text:line-break/>nudi et cum summa festinatione amphoras vincti exporta-<text:line-break/>bant, nec longiorem illic moram perferre poterant, sid ce-<text:line-break/>leriter recurrebant. Accensi autem erant mediocribus in<text:line-break/>specu intervallis lychni, qui nec ipsi longo tempore dura-<text:line-break/>bant, sed celerrime extinguebantur. Hunc ergo specum pe-<text:line-break/>detentim excavatum multis annis ab iis tunc didici. llaec<text:line-break/>enim inquiebant aqua viridis, quam vides ex colle in la--<text:line-break/>cum manantem, sensim se ipsa minor effici assolet. At ubi<text:line-break/>prope adest ut desinat, rursum vincti, quod continens est<text:line-break/>ipsius collis persedere pergunt. Evenitque aliquando olim<text:line-break/>ut subito quicquid perfossum esset concideret, omnesquo<text:line-break/>ad unum occideret ac totam viam corrumperet. Id ubi Iit</text:p>
      <text:p text:style-name="P3">alio foramini sodiendo eousque insistunt, quoad rtlrfum aqua<text:line-break/>illis adsit. Haec habui (piae tibi de chalcantho exponenda<text:line-break/>censerem, et falle fortasse non necessaria, caeterum quae<text:line-break/>scire praestaret quam ignorare. Memineris autem quod ad<text:line-break/>sinistram manum ingredientibus conspectum nobis dixerim<text:line-break/>metallum loreos, chalciteos et mifyos, ut ex iis con<text:span text:style-name="Default_20_Paragraph_20_Font"><text:span text:style-name="T1">i</text:span></text:span>icere<text:line-break/>liceat aquam pluviam totius collis terram illam colluere<text:line-break/>atque abluere, ex qua sponte quidem fiebat fory, misy et<text:line-break/>chalcitis, et per fornaces aes, cadmia, pompholyx, spodium<text:line-break/><text:span text:style-name="Default_20_Paragraph_20_Font"><text:span text:style-name="T12">et </text:span></text:span>diphryges.</text:p>
      <text:p text:style-name="P1">[33. <text:span text:style-name="Default_20_Paragraph_20_Font"><text:span text:style-name="T1">De chal</text:span></text:span>c<text:span text:style-name="Default_20_Paragraph_20_Font"><text:span text:style-name="T1">itide.]</text:span></text:span> Chalcitis. Dictum de ea est in<text:line-break/>sermone de mify, nunc autem tantum dixisse fussiciat, quod<text:line-break/>mixtas habeat astringentem acremque facultates. Caeterum<text:line-break/>Vincit acris, ut quae adeo est vehemens ut carnem urat<text:line-break/>vocatamque efcharam efficiat. Ustum hoc medicamentum<text:line-break/>minus quidem mordicat, caeterum non minus desierat, fed<text:line-break/>et astrictionis non Darum amittit. Itaque undequaque me-</text:p>
      <text:p text:style-name="P3">fior est chalcitis usta quam quae non usta est, nempe par-<text:line-break/>tibus tunc quidem tenuioribus, ceu alia omnia combusta,<text:line-break/>verum haud assumpta acrimonia, velut aliis multis acci-<text:line-break/>dit. Didicisti porro quod ulta omnia, li laventur, modera-<text:line-break/>tiora reddantur minubque mordacia.</text:p>
      <text:p text:style-name="P1">[36. <text:span text:style-name="Default_20_Paragraph_20_Font"><text:span text:style-name="T1">De aere asto</text:span></text:span>.] Aes ustum habet et acrimoniam<text:line-break/>quandam, sed et astrictionis est particeps. Proinde si lave-<text:line-break/>tur, pulcherrimum est medicamentum inducendae ulceribus<text:line-break/>cicatrici, quamquam id ipsum praestare et antequam lave-<text:line-break/>tur possit, potissimum in carne duriore, alioqui in mollior<text:span text:style-name="Default_20_Paragraph_20_Font"><text:span text:style-name="T2">e<text:line-break/></text:span></text:span>commodius est quod ablutum est.</text:p>
      <text:p text:style-name="P1">[3su <text:span text:style-name="Default_20_Paragraph_20_Font"><text:span text:style-name="T1">De flore aeris</text:span></text:span>.) flos aeris facultatis est tenui<text:span text:style-name="Default_20_Paragraph_20_Font"><text:span text:style-name="T1">a-<text:line-break/></text:span></text:span>rum partium quam aut aes ustum aut squama. Merit<text:span text:style-name="Default_20_Paragraph_20_Font"><text:span text:style-name="T2">o<text:line-break/></text:span></text:span>itaque ex eo sucus collinis extergunt auscruntque palpe-<text:line-break/>brarum magnas asperitates, quas vocant fycoses.</text:p>
      <text:p text:style-name="P1">[3S. <text:span text:style-name="Default_20_Paragraph_20_Font"><text:span text:style-name="T1">De cltrrsucolla.] </text:span></text:span>I llrysocolla. I.t li oc medica-<text:line-break/>mentum ex iis est quae carnem sinuant, non tamen valen-</text:p>
      <text:p text:style-name="P3">ter lnordicat, quamquam sit facultate admodum digerente<text:line-break/>deficcanteque. Igitur quidam id modo quod in metallis<text:line-break/>invenitur ita nominant; alii vero id quod in aereo. morta-<text:line-break/>rio pistilloque aereo ex pueri urina praeparatur,. id quod<text:line-break/>quidam inter aerugistum differentias numeranti, Satius vero<text:line-break/>est ipsum praeparare tempore aestivo, aut Certe. abre pror-<text:line-break/>sum calido, urinam in mortario Terentes. Praestat aut aes,<text:line-break/>ex quo mortarium pistillum que conficias, rubrum sit, nam<text:line-break/>quo aes molliusi suerit, eo plus circumagendo .pistillo de-<text:line-break/>teritur. Hoc medicamentum aptissimum est usae<text:span text:style-name="Default_20_Paragraph_20_Font"><text:span text:style-name="T1">g</text:span></text:span>ib<text:span text:style-name="Default_20_Paragraph_20_Font"><text:span text:style-name="T1">Q</text:span></text:span>si eoirtu-<text:line-break/>macibus, tum per se tum allisi mixtum, .ut<text:span text:style-name="Default_20_Paragraph_20_Font"><text:span text:style-name="T1">i</text:span></text:span> in -su opere de<text:line-break/>componendis medicamentis reseretur. Nunc autem id no-<text:line-break/>visse sat est, quod quanto plus quam chrysocQlla metallica<text:line-break/>desiccat minusque mordicat, tanto etiam ipsam excellit te-<text:line-break/>unitate partium. Ipsam tamen chrysocollam illam si uras,<text:line-break/>multo tenuiorem efficies.</text:p>
      <text:p text:style-name="P63">[3q. <text:span text:style-name="Default_20_Paragraph_20_Font"><text:span text:style-name="T1">De cerasa.] </text:span></text:span>Cerussa. Lt hoc medicamentum<text:line-break/>testimonium praebet modo dictae facultati. Nam fi ex acri<text:line-break/>t<text:tab/>.</text:p>
      <text:p text:style-name="P3">aceto solvatur, gustu tamen neque acre erit neque mordax<text:line-break/>neque digerens, sed emplastrum et resi igeratormm, facul-<text:line-break/>tatis aerugini dillimillimae, tametsi et illa conficiatur aceto<text:line-break/>aes distolvente. Porro cepti sta adusta in sandica quam vo-<text:line-break/>eant transit^ medicamentum se ips<text:span text:style-name="Default_20_Paragraph_20_Font"><text:span text:style-name="T1">a</text:span></text:span> tenuius, nondum tamen<text:line-break/>calefaciens. lucus autem servata cerussae frigiditate tenui-<text:line-break/>talem partium atltlmpsit, ut per ^am in profundum altum-<text:line-break/>que corporum quibus admovetur vis ejus penetrare valeat.</text:p>
      <text:p text:style-name="P1">[40. <text:span text:style-name="Default_20_Paragraph_20_Font"><text:span text:style-name="T1">De psarico</text:span></text:span>.] Psoricum. Conficitur hoc medica-<text:line-break/>mentum dupla chalcite admixta lithargyro, ante sumen<text:line-break/>utrisque aceto acerrimo solutis, sicque in ollam novam<text:line-break/>coniectis, quam fimo Reflato media diebus quadraginta<text:line-break/>obi litam sepelies. Hoc medicamentum desiccatorium est ma-<text:line-break/>gis, simulque minus mordax. chalcite, ac nimirum partibus<text:line-break/><text:span text:style-name="Default_20_Paragraph_20_Font"><text:span text:style-name="T12">esiam tenu</text:span></text:span><text:span text:style-name="Default_20_Paragraph_20_Font"><text:span text:style-name="T2">i</text:span></text:span><text:span text:style-name="Default_20_Paragraph_20_Font"><text:span text:style-name="T12">oribus.</text:span></text:span></text:p>
      <text:h text:style-name="P71" text:outline-level="1">CALENI DE <text:span text:style-name="Default_20_Paragraph_20_Font"><text:span text:style-name="T1">S</text:span></text:span>IMPLICIVM MEDICA-<text:line-break/>MENToRVM TEMPERAMENTI<text:span text:style-name="Default_20_Paragraph_20_Font"><text:span text:style-name="T1">S</text:span></text:span> AC<text:line-break/>FACVLTATIBVS LIBER x.</text:h>
      <text:p text:style-name="P1">Cap. I. Nihil eorum quae nunc dicenda veniunt<text:line-break/>magnopere juvare poterit eos, qui ea quae principio hujus<text:line-break/>tlactatlonis , primis videlicet quinque libris tradita sunt,<text:line-break/>ignorant, imo quaedam fortassis noxae occasio erunt illi,<text:line-break/>qui quum scriptis hic medicamentis uti volet, rationem<text:line-break/>tamen ac methodum non habeat. Tanquam itaque illa didice-<text:line-break/>ris, ita tecum verba faciam, repetita totius tractatus summa.</text:p>
      <text:p text:style-name="P3">Ostensum est medicamenta quae effectricibus nominatis<text:line-break/>qualitatibus agunt, nempe caliditate, srigiditate, humiditate<text:line-break/>et siccitate, harum mixtione cilici acerba, austera, f<text:span text:style-name="Default_20_Paragraph_20_Font"><text:span text:style-name="T1">a</text:span></text:span>ll<text:span text:style-name="Default_20_Paragraph_20_Font"><text:span text:style-name="T1">a</text:span></text:span>, sal-<text:line-break/>stup<text:span text:style-name="Default_20_Paragraph_20_Font"><text:span text:style-name="T1">r</text:span></text:span>osa, amara, acl ia, dulcia, praeterea exsurgentia, repet-<text:line-break/>lentis, attrahenda, emolIiontia , urentia, Ieptica, elcharotica,<text:line-break/>ad liaec secundum alias actiones magis speciales larcotica,<text:line-break/>cicatricem inducentia, glutinatoria, tum fistularum, tum<text:line-break/>ulcerum, aut carnis excrescentiam detrahentia. Ostentum<text:line-break/>quoque est, quo pacto universalis facultas experientia unica<text:line-break/>demonstratorio inveniatur, nec ea vulgali et quavis, Sed<text:line-break/>quae cum dictis adhibeatur limitationibus. Caeterum in-<text:line-break/>venta semel facultate universali, nulla insuper experientia<text:line-break/>opus esse ad particulares actiones, nili ad confirmationem<text:line-break/>eorum quae ratio reperit. Sic ergo nunc quoque judi-<text:line-break/>cium faciamus propositae materiae, quae est ea quae ab<text:line-break/>animantibus accipitur. lu tribus enim libris qui lequul<text:span text:style-name="Default_20_Paragraph_20_Font"><text:span text:style-name="T1">v<text:line-break/></text:span></text:span>tir quintum, nempe texto septimo et octavo, materiam ad<text:line-break/>plantas attinentem exposuimus non sane omnenl, quae Iun-</text:p>
      <text:p text:style-name="P3">verso terrarum orbe reperiatur , sed quantum nobis expe-<text:line-break/>ruri ejus datum est. In superiore vero, qui est totius operis<text:line-break/>nonus, eam quae versatur in terreis ac lapidosis corpori-<text:line-break/>bus enarravimus. Reliquum porro nunc est ut eam quae<text:line-break/>ab animalibus sumitur materiam persequamur. Deinde re-<text:line-break/>stant quae in mari, paludibus, aut omnino in aqua nascun-<text:line-break/>tur , quae quidem <text:span text:style-name="Default_20_Paragraph_20_Font"><text:span text:style-name="T1">A</text:span></text:span>eque plantae neque terra neque lapis<text:line-break/>neque animal sunt. Ea plane paucissima sunt et ultimo<text:line-break/>loco scribenda , postquam videlicet^ quae ad animantium<text:line-break/>corpora pertinent absolvero. In quibus is doctrinae ordo<text:line-break/>servabitur, qui in nomenclaturarum primis visitur literis.<text:line-break/>Porro slcut in plantarum materia etiam de succisi, qui ex<text:line-break/>ipfis fiunt, disserui, ita nunc quoque non solum edocebo lo-<text:line-break/>lldarum in animalibus partium facultatem, sed eorum quo-<text:line-break/>que, quae in ipfis continentur, puta pituitae, bilis, sanguinis,<text:line-break/>urinae, stercoris et similium. Igitur in iis, quae superius<text:line-break/>sunt dicta, haud ita multa particularia eorum quae in ma-<text:line-break/><text:span text:style-name="Default_20_Paragraph_20_Font"><text:span text:style-name="T12">teriis conscripta sunt a medicis ignota mihi fuere, verum</text:span></text:span></text:p>
      <text:p text:style-name="P3">operam dedi, ut ipse per experientiam facultates eorum<text:line-break/>cognoscerem. Quod fi quid ignorabam, plane nec de illo<text:line-break/>quicquam conscripsi, haud credendum aliis censens ne de<text:line-break/>uno quidem ejusmodi, quod certum habeam nonnullos<text:line-break/>multa mentiri; At in praesenti materia non ita se res Iia-<text:line-break/>bet. In eune siquidem sateorj complura esse tum partium<text:line-break/>tum liquorum in animantium corporibus comprehensorum,<text:line-break/>quorum nullius eiusmodi Ieci periculum , cuiusmodi quidam<text:line-break/>scriptum reliquerunt. Siquidem quaedam eorum abomi-<text:line-break/>nanda detestandaque sunt, quaedam etiam legibus vetita, de<text:line-break/>quibus haud scio quo pacto scribere licuit Xenocrati, Ilo-<text:line-break/><text:span text:style-name="Default_20_Paragraph_20_Font"><text:span text:style-name="T1">a</text:span></text:span>sini non olim nato, sed proavorum nostrorum seculo, quum<text:line-break/>imperium llomanum hominibus vesci vetuisset. Atque ille<text:line-break/>falle, tanquam ipsemet suerit expertus, magna prosectu si-<text:line-break/>duria scribit, quosnam affectus curare valeat comesum cere-<text:line-break/>brum, aut carnea, aut jecur humanum, quos autem capitis,<text:line-break/>surae et digitorum offa, partim usta, partim ustionem non ex-<text:line-break/>pelta, quae denique et sanguis. Sed haec sane tametsi con-</text:p>
      <text:p text:style-name="P3">tra leges sunt, non tamen sunt foeda atque abominanda.<text:line-break/>At potio sudoris aut urinae aut mensium mulieris abomi-<text:line-break/>nanda detestandaque est, atque horum in primis stercus,<text:line-break/>quod tamen fcribit Xenocratesi , si oris ac gutturis partibus<text:line-break/>inungatur et in ventrem devoretur, quid praestare valeat.<text:line-break/>Scripfit etiam de aurium fordibus devorandis. At ego ne<text:line-break/>has quidem unquam devorare fustineam , ne fi in totum<text:line-break/>quidem morbo deinceps liber degerem. Atque his etiam<text:line-break/>magis abominandum puto stercus. Estque probrum gravius<text:line-break/>homini modesto audire stercorivorum quam fellatorem aut<text:line-break/>cinaedum. Et inter fellatores magis execramur qui phoeni-<text:line-break/>cissant quam qui lesbiantur. Cui non dissimile mihi vide-<text:line-break/>tur perpeti qui menses bibere fustinet. Itaque horum<text:line-break/>nemo periculum facere non aversabitur hominum certe fe-<text:line-break/>eundum naturam habentium, neque infuper eorum, quae<text:line-break/>tametsi modestiora videantur, tamen etiam foeda funt, nempe<text:line-break/>partem aliquam corporis stercore inungi perpeti ob affe-<text:line-break/>ctum scilicet, si quem patiatur, aut humano semine, id</text:p>
      <text:p text:style-name="P3">quod genituram appellare solet Xenocrates, summaque dili-<text:line-break/>genua distinguit quaenam ipsa genitura sola illita juvare<text:line-break/>queat, quae vero ubi ex sinu mulieris poli coitum viri<text:line-break/>eIlluxerit. Nam ingens Iit medicamentorum penuria opor-<text:line-break/>tet, ubi quis, quo perniones curet, viri semen conquirere<text:line-break/>cogitur quod in mulieris congressu intus non remansit,<text:line-break/>verum ellluxit. Atque pleraque Iane ejusmodi materiae<text:line-break/>species est in iis quae tle utilitate ab animalibus percipienda.<text:line-break/>ab illo lunt conscripta. Siquidem non quam vim habeat<text:line-break/>epota urina, aut devoratum issitumve oris partibus stercus<text:line-break/>duntaxat hominis enarrat, verum etiam aliorum cuiusque<text:line-break/>animalium, atque alia etiam non pauca rarorum et paratu<text:line-break/>difficilium , puta quum elephanti, aut equi Ailoi meminit<text:line-break/>Nam bestiam sen seram regiam, quam vocant basiliscum, ne<text:line-break/>videre quidem unquam contigit, et li vera lunt, quae de illa<text:line-break/>referantur, periculosum etiam est vel prope accedere ad lloc<text:line-break/>animal. Non dissimilia iis quae a Xenocrate scripta sunt<text:line-break/>et ab astis prodita sunt de animalibus, ex quibus et ipse</text:p>
      <text:p text:style-name="P3">Xenocrates pleraque exscripfit. Nam unde illi tantarum<text:line-break/>taliumque rerum experiundarum fuisset copiae Sane rex<text:line-break/>quondam noster Attalus, quum ambitiofissime talia ad ex-<text:line-break/>perientiam conquireret, tamen pauciora scribere conspici-<text:line-break/>tur. Porro quidam Ateuristi eandem tractationem commeo-<text:line-break/>dans, enarrandam mihi tradidit, caeterum iudicio meo nec<text:line-break/>illa quidem etiam ita ab illo conscripta est, ut omnia ipse<text:line-break/>fuerit intuitus oculisque suis praesens conspexerit. Proinde<text:line-break/>nec ego bafiliscorum aut elephantorum aut equorum Ni-<text:line-break/>Ioorum, neque alterius cuiusquam cujus ipse periculum<text:line-break/>non fecerim meminero. Porro <text:span text:style-name="Default_20_Paragraph_20_Font"><text:span text:style-name="T5">φίλπρων</text:span></text:span><text:span text:style-name="Default_20_Paragraph_20_Font"><text:span text:style-name="T9">, </text:span></text:span><text:span text:style-name="Default_20_Paragraph_20_Font"><text:span text:style-name="T5">ἀγωγίμων</text:span></text:span><text:span text:style-name="Default_20_Paragraph_20_Font"><text:span text:style-name="T9">, </text:span></text:span><text:span text:style-name="Default_20_Paragraph_20_Font"><text:span text:style-name="T5">όνείρυ</text:span></text:span><text:span text:style-name="Default_20_Paragraph_20_Font"><text:span text:style-name="T9">-<text:line-break/></text:span></text:span><text:span text:style-name="Default_20_Paragraph_20_Font"><text:span text:style-name="T5">πομπων</text:span></text:span><text:span text:style-name="Default_20_Paragraph_20_Font"><text:span text:style-name="T9"> </text:span></text:span>et <text:span text:style-name="Default_20_Paragraph_20_Font"><text:span text:style-name="T5">μ</text:span></text:span><text:span text:style-name="Default_20_Paragraph_20_Font"><text:span text:style-name="T7">ι</text:span></text:span><text:span text:style-name="Default_20_Paragraph_20_Font"><text:span text:style-name="T5">σητραιν</text:span></text:span><text:span text:style-name="Default_20_Paragraph_20_Font"><text:span text:style-name="T9"> </text:span></text:span>vocatorum, ex industria enim ipsa<text:line-break/>illorum nomina recensui, plane nec fi abunde illa forem<text:line-break/>expertus, mentionem facere in animum inducerem, fictili<text:line-break/>nec letllalium medicamentorum , aut, ut ipsi vocant, ♃<text:span text:style-name="Default_20_Paragraph_20_Font"><text:span text:style-name="T1">osc</text:span></text:span>o-<text:line-break/>ssro<text:span text:style-name="Default_20_Paragraph_20_Font"><text:span text:style-name="T1">t</text:span></text:span>oiv. Nam illa sane ridicula sunt, constringere ac vincire<text:line-break/>adversarios, ut in iudicio nihil possint eIoqui, aut gravidae<text:line-break/>abortum asterre, aut ut ne unquam deinceps concipiat esii-</text:p>
      <text:p text:style-name="P3">cere et quaecunque ejus sunt generis. Sane horum pleraque<text:line-break/>vel antequam Iacias periculum, scire licet esse impossibilia,<text:line-break/>quaedam vero possibilia, caeterum vitae mortalium noxia.<text:line-break/>Itaque ego per deos , admiror qua cogitatione qnove<text:line-break/>consilio ad ea scribenda quidam accesserint. Nam quae vi-<text:line-break/>ventilata dedecori atque ignominiae sunt prodita, quo pa-<text:line-break/>cto libi post mortem gloriae fore sperarunt <text:span text:style-name="Default_20_Paragraph_20_Font"><text:span text:style-name="T1">l</text:span></text:span> Itaque si regia pote-<text:line-break/>state praediti in hominibus morti condemnatis illa experirentur,<text:line-break/>nihil grave committerent. At ubi totam vitam degunt privati at-<text:line-break/>que ejusmodi potestatis expertes ad ea scribenda accedunt, duo-<text:line-break/>rum alterum necesse est aut enim fi experti non sunt lea con-<text:line-break/>scribunt quae ipsi ignorant; at si experti sunt, hominum<text:line-break/>omnium sunt vel impiissimi, qui experiundi gratia .hominibus<text:line-break/>innoxiis perniciosa medicamenta exhibent, ac nonnunquam<text:line-break/>etiam honestis ac probis vilis. Nam quidam medicis duobus<text:line-break/>ad unguentariorum officinam conspectis attulit ad eos mel<text:line-break/>venditurus scilicet. illi ubi gustassent, de pretio disceptant. <text:span text:style-name="Default_20_Paragraph_20_Font"><text:span text:style-name="T12">At<text:line-break/></text:span></text:span>hic tanquam illi parum offerrent, propere subducitsese, verum</text:p>
      <text:p text:style-name="P3">medicorum neuter fervatus est. Itaque non minus qui seri-<text:line-break/>bunt quam qui talia perpetrant imo magis etiam, odio digni<text:line-break/>sunt, quanto scilicet minor iniuria ac scelus est quod solus<text:line-break/>facias quam quod cum multis. Deinde cumeo, qui per^<text:line-break/>petravit, moritur et malorum theorematum experientia, at<text:line-break/>eorum qui scriptis prodidere immortalis est malitia, arma<text:line-break/>praUis hominibus suppeditans. Jam igitur nos dicamus de<text:line-break/>iis rebus quae humano generi sunt utiles, utique quarum<text:line-break/>fecimus periculum.</text:p>
      <text:p text:style-name="P1">Cap. II. <text:span text:style-name="Default_20_Paragraph_20_Font"><text:span text:style-name="T1">De humoribus qui sunt in animalibus.<text:line-break/></text:span></text:span>[I. <text:span text:style-name="Default_20_Paragraph_20_Font"><text:span text:style-name="T1">De sanguine.]</text:span></text:span> Sanguis. Intelligendum videlicet est<text:line-break/>animalis secundum naturam habentis nam is re vera san-<text:line-break/>guis est. At melancholicus aut biliosus , aut pituitosus aut<text:line-break/>Perosus aut putridus sanguis est mixtus ex sanguine sci-.<text:line-break/>licet vero et ichore sanieve illi permixta. Tum ipsius quo--,<text:line-break/>que sanguinis naturalis in quoque animali alius liquidior,<text:line-break/>alius siccior, hic magis, ille minus calidus, nam frigidus san-<text:line-break/>guis nullus est.</text:p>
      <text:p text:style-name="P2"><text:span text:style-name="Default_20_Paragraph_20_Font"><text:span text:style-name="T14">[2</text:span></text:span><text:span text:style-name="Default_20_Paragraph_20_Font"><text:span text:style-name="T16">. </text:span></text:span><text:span text:style-name="Default_20_Paragraph_20_Font"><text:span text:style-name="T1">De sanguine suillo.]</text:span></text:span> Sanguis suillus humidus est<text:line-break/>et minus calidus humano, maxime temperie similis, siquidem<text:line-break/>et carnes suum humanis sunt similes. Comperti enim sunt<text:line-break/>hospites et coqui complures, qui humanas carnes pro suillis<text:line-break/>venderent, tamen qui eas edissent, nullum omnino diseris<text:line-break/>mem percipere potuerint. Quin et ipse narrantes audivi<text:line-break/>viros side dignos, sese in diversorio publico jus ditasse de-<text:line-break/>ficatum cum carnibus suavissimis , caeterum quum jam pene<text:line-break/>saturi essent, invenisse digiti partem anteriorem, quae vi-<text:line-break/>delicet ad unguem est, quo perculsi ac metuentes eos qui<text:line-break/><text:span text:style-name="Default_20_Paragraph_20_Font"><text:span text:style-name="T1">e</text:span></text:span>gebant in divers<text:span text:style-name="Default_20_Paragraph_20_Font"><text:span text:style-name="T1">o</text:span></text:span>rio, ne scilicet se quoque vorarent ceu cl<text:line-break/>rei assueti , protinus quidem illinc exiere ac vomitu reddi-<text:line-break/>sis quae ederant ita iter denuo ingressi sunt. Sed et in<text:line-break/>ipso facinore homines mactantes deprehensos non ita mult<text:span text:style-name="Default_20_Paragraph_20_Font"><text:span text:style-name="T2">o<text:line-break/></text:span></text:span>post reserebants Itaque jure quispiam existimet suillum<text:line-break/>sanguinem humano este simillimum, ex tali enim sanguine<text:line-break/>tum prima constat generatio tum postea nutritio <text:span text:style-name="Default_20_Paragraph_20_Font"><text:span text:style-name="T12">carnibufli</text:span></text:span></text:p>
      <text:p text:style-name="P3">Itaque quisquis sanguinem humanum morbo alicui utilem<text:line-break/><text:span text:style-name="Default_20_Paragraph_20_Font"><text:span text:style-name="T12">esse </text:span></text:span>ait, in suillo primum id comprobet, ac si non eandem,<text:line-break/>saltem similem actionem ostendat, Nam etsi aliquatenus<text:line-break/>inferior fit humano sanguine, saltem assimile quippiam esse-<text:line-break/>ciet; quo cognito ab humano pleniorem Tore utilitatem spe-<text:line-break/><text:span text:style-name="Default_20_Paragraph_20_Font"><text:span text:style-name="T1">s</text:span></text:span>ubimus. Nam fi ne paulum quidem promissis respondeat,<text:line-break/>non erit cur in humano experiri oporteat, quippe fimilia<text:line-break/>efficere posse similia experti sumus. Nam columbae sangui-<text:line-break/>nefn Pergameni nostri, atque adeo per totam fere Aliam,,<text:line-break/>qui capitis ossa consracta perfluant, in Crassum cerebri in-<text:line-break/>volucrum effundere assolent. Postea quidam quum haberet<text:line-break/>palumbum, nec esset ad manum columba, usus est palumbi<text:line-break/>sanguine, et tamen servatus esthomo ille. Et alius turturem<text:line-break/>eundem ad usum applicans nihil hominem laesit. Siquidem<text:line-break/>similibus ad eosdem uti affectus, ubi quae antea expertus lis<text:line-break/>non adsunt, unum est ex confessis et experientia comprobatis.<text:line-break/>Et humanae vitae pleraque hunc in modum peraguntur.</text:p>
      <text:p text:style-name="P64"><text:span text:style-name="Default_20_Paragraph_20_Font"><text:span text:style-name="T14">[3. </text:span></text:span><text:span text:style-name="Default_20_Paragraph_20_Font"><text:span text:style-name="T1">De sanguine columbae.</text:span></text:span>] Porro quoniam exempli<text:line-break/>vice mentionem suci sanguinis columbini, nihilo deteiius<text:line-break/>luerit jam ipsum sermoni proponere. Siquidem eo ad sussin-<text:line-break/>lienes in oculis Iactas quidam utuntur, protinus videlicet<text:line-break/>sume<text:span text:style-name="Default_20_Paragraph_20_Font"><text:span text:style-name="T1">n</text:span></text:span>tes qui ex animante mactata ellluiL Nam calidum<text:line-break/>in fusi usiones affundunt venis ad alarum exortus incisis, quo<text:line-break/>videlicet ad multos usus idem animal sii lh ci at.<text:tab/>Alter pul-</text:p>
      <text:p text:style-name="Normal">lorum tenerorum extractis pennis, sunt autem hae molles<text:line-break/>et fistulas humore plenas obtinent, eum ipsum humorem<text:line-break/>exprimebat oculis instillans. At aliis medicis controversia<text:line-break/>sitit , pulli<text:span text:style-name="Default_20_Paragraph_20_Font"><text:span text:style-name="T1">a</text:span></text:span>e sanguini m an columbae adultae meningi as-<text:line-break/>fundere oporteret, et an maris an foeminae. I.go vero sex-<text:line-break/>centos novi eorum , quibus Romae perforata fuere capitis<text:line-break/>ossa, nec quicquam ab usu rosacei citra columbae sanguinem<text:line-break/>offensos. Verum id calidum Iit aeque atque columbae san-<text:line-break/>guis necesse est, ac fortassis ipsa tantum caliditatis in con-<text:line-break/>tactu moderatione est utilis, haudquaquam eximia et ineo-</text:p>
      <text:p text:style-name="P3">gnita facultate. Adest illi quoque bona facultatis tempe-<text:line-break/>ries. Sed quid lloc<text:span text:style-name="Default_20_Paragraph_20_Font"><text:span text:style-name="T1">i</text:span></text:span> Nam et haec rosaceo inest, praeter-<text:line-break/>quam quod leviter astringat. Itaque melius invenire nihil<text:line-break/>possis in capite perforato, quam ut rosaceo probo utare.<text:line-break/>Indicavi autem fupra quo pacto oporteat rosaceum de quo<text:line-break/>queri non liceat praeparare. Sed et collyria funt plurima,<text:line-break/>quae medeantur suflufionibllsi , et maxime quod plurimam<text:line-break/>recipit myrrham, quale est quod a Democrate compositum<text:line-break/>est, quod vocant diasmyrnon. Secundo funt quae habent<text:line-break/>multum thuris. Post quae funt quae ex croco constant.<text:line-break/>Quin et foelligraeci succus sanguine columbino in hoc utique<text:line-break/>praestat. Quid ergo moramur aut columbos aut palumbos<text:line-break/>aut turtures, cum omnium medicamentorum paratu facilli-<text:line-break/>mum habeamus foenum Graecum , tum memorata collyria<text:line-break/>in promptu fervemus <text:span text:style-name="Default_20_Paragraph_20_Font"><text:span text:style-name="T1">l</text:span></text:span> Ad eundem modum nec noctuae<text:line-break/>sanguine ad difficulter spirantes egebimus, quanquam sunt<text:line-break/>qui non sanguinem bibendum exhibeant, sed ipsam subeant<text:line-break/>coctam edere ex simplici jure. Ac sanguinem quidem alii<text:line-break/>aquae, alii vino instillantes exhibent. Et fuit etiam quidam</text:p>
      <text:p text:style-name="P3">qui immodice hunc sanguinem apud mulierem assidue dissl-<text:line-break/>culter spirantem extolleret, et quum rogarem, qualem ab eo<text:line-break/>lciret curatam spirandi difficultatem, ne id quidem noverat,<text:line-break/>quod plures essent. Et sane in muliere quidem est usus,<text:line-break/>verum profuit nihil,</text:p>
      <text:p text:style-name="P1">[L <text:span text:style-name="Default_20_Paragraph_20_Font"><text:span text:style-name="T1">De sanguine vespertilionis, leporis, gallinarum,<text:line-break/>caprarum, agnarum, hoedorum, ursorum, taurorum et llir-<text:line-break/>corum. ] </text:span></text:span>sicut nec sanguis vespertilionis , quod scribunt<text:line-break/>quidam, si virginum uberibus illinatur, plurimo ea tempore ab<text:line-break/>exuberatione tueri. Est autem et ipsum salsum, veluti et<text:line-break/>quod enasci sub alis pilos prohibeat, id quod recte Xenocra..<text:line-break/>tes tan juam mendacium calumniatus est. 4 erum ipse ceu-<text:line-break/>sit post illius usum aut chalcanthon inspergendum aut<text:line-break/>semen cicutae. Atque ubi lmc factum erit, aut prorsum pilos<text:line-break/>non prodituros, aut certe lanuginosos, ceu leve atque exile<text:line-break/>medicamentum adderet cicutae semen , ac non per sese sussi-<text:line-break/>ciat strenue rcsiigerare partes quibus fuerit impositum. Alii</text:p>
      <text:p text:style-name="P3">vero et puerorum pudendis sanguinem vespertilionis illinunt,<text:line-break/>credentes ita diutissime eas partes a pube servari posse illl-<text:line-break/>mones. Atqui non oportebat putare diutissime, verum per-<text:line-break/>petito sole tales, velut existimant et alas. Ergo ex resiigera-<text:line-break/>tione partis vehementi ejusmodi quippiam poste Contingere<text:line-break/>non est a ratione alienum. Non. tamen adeo frigidae facul-<text:line-break/>tatisi est vespertilionis sanguis, nam in totum nullus sanguis<text:line-break/>frigidus est. Sunt enim non pauci, qui pro alimento ha-<text:line-break/>bent sanguinem leporis, gallinarum et caprarum; verum<text:line-break/>leporis et gallinarum complures etiam eorum, qui urbes<text:line-break/>incolunt; at agrestes ventres silos caprarum sanguine una<text:line-break/>cum adipe implent , ut Humerus ait solitos sponsos Penelo-<text:line-break/>pes. Sed nunc non est nobis sermo de iis quae ciborum<text:line-break/>loco sumuntur, sed quae adhibentur ut medicamenta Sed<text:line-break/>quaedam sunt , uti supra posui , alimenta simul et medica-<text:line-break/>menta, quorum hic facienda mentio est, quatenus medica-<text:line-break/>menta, non quatenus alimenta. Etenim qui aqu<text:span text:style-name="Default_20_Paragraph_20_Font"><text:span text:style-name="T1">e</text:span></text:span>a inter cu-<text:line-break/>tem laborantibus sanguinem caprarum Cum melle exhibue-</text:p>
      <text:p text:style-name="P3"><text:span text:style-name="Default_20_Paragraph_20_Font"><text:span text:style-name="T1">e</text:span></text:span>unt, eum ut medicamentum, non ut alimentum obtulere, tum<text:line-break/>qui ad dysenteriam tosto eo et ad ventris fluxum sunt usi.<text:line-break/>Videturque mihi quispiam crassam ejus essentiam, et terream<text:line-break/><text:span text:style-name="Default_20_Paragraph_20_Font"><text:span text:style-name="T1">s</text:span></text:span>Kim caliditate exiccatoriam esse suspicatus ad hunc usum<text:line-break/>perductus. Porro galli gallinaeque sanguinem quum ab ip-<text:line-break/>sis ad meningum haemolu hagium sal iptum invenisti m , nec<text:line-break/>magnum quippiam effecturum speravi, nec ausus sum expe-<text:line-break/>riri. Simul enim metuebam ne curiosus et stolidus Viderer,<text:line-break/>li tantis tamque probatis remediis semel pl steteritis , con-<text:line-break/>fiderem sanguinem gallinaceum illis plus poste praestare,<text:line-break/>simul vero quum ejusmodi sanguinis eruptio admodum sit pe-<text:line-break/>lieulosa, non est milii visum sine honestum, si ad ea quae<text:line-break/>inexplorata essent transissem, siquidem pei iculosa est ejus-<text:line-break/>modi experientia , et quae solis regibus in homines noxios<text:line-break/>merito usurpatur. Desperabam vero etiam de sanguine agno-<text:line-break/>rnm , quem quidam comitiali morbo mederi potum scii-<text:line-break/>pserunt. Itaque nec hunc qhidem etiam experimento judi-<text:line-break/><text:span text:style-name="Default_20_Paragraph_20_Font"><text:span text:style-name="T12">cate sum </text:span></text:span>ausas. Quod si quis experiri volet, ce<text:span text:style-name="Default_20_Paragraph_20_Font"><text:span text:style-name="T1">t</text:span></text:span>te scio da-</text:p>
      <text:p text:style-name="P3">lnnabit qui talia scripserunt. Siquidem quaecunque potu<text:line-break/>iuvant epilepticos, ea facultatis sunt incidentis, at sanguis<text:line-break/>agninus omnium minime talis est. Porro quod de hoedorum<text:line-break/>sanguine prodidit Xenocrates , quum existimassem non esse<text:line-break/>impossibile, ratus ob aceti mixtionem posse aliquid efficere,<text:line-break/>persuasi Cuidam in agro degenti ac rei rusticae quidem stu-<text:line-break/>dioso, caeterum primis disciplinis erudito, retulitque se eo<text:line-break/>in duobus sanguinem expuentibus usum nonnullam utilitatem<text:line-break/>expertum. Caeterum illorum neuter. ex iis quae mihi nar-<text:line-break/>rabat neque ex arteria neque ex larynge aut pulmone<text:line-break/>expuisse visus est. Xenocrates igitur in primo libro de per-<text:line-break/>cipienda ab animantibus utilitate, ubi de hoedis disserit, seri-<text:line-break/>bit in haec verba: <text:span text:style-name="Default_20_Paragraph_20_Font"><text:span text:style-name="T1">Ad sanguinem ponentes admodum ruite.<text:line-break/></text:span></text:span>O<text:span text:style-name="Default_20_Paragraph_20_Font"><text:span text:style-name="T1">portet autem nondum Concreto mensura semicoly lac lan-<text:line-break/>tundent admiscere aceti acris, Aque lervesactudlb triferium<text:line-break/>parari et in lingulas dies singulas partes exorbendas prae-<text:line-break/>here. </text:span></text:span>Itaque liceat Ubi sorte fortuna in agro deprehenso,<text:line-break/>ubi reliquorum suerit inopia, hoc uti, quum citra periculum</text:p>
      <text:p text:style-name="P65">id experiri possis. l Ipsorum vero sanguis, st abscessibus casi-<text:line-break/>dui imponatur, sicli potest ut concoquat. Adiiciam vero<text:line-break/>etiam caprinum, hircinum, taurinum. l.icetque tibi, si voles,<text:line-break/>praeteritis decem millibus medicamentorum paratu prom-<text:line-break/>ptorum, quibus concoquuntur abscessus, ursos, tauros ac hir-<text:line-break/>cos mactare, quolibet scilicet usu, nec enim quispiam semel<text:line-break/>imposito in partem affectam medicamento promissum ejus<text:line-break/><text:span text:style-name="Default_20_Paragraph_20_Font"><text:span text:style-name="T1">.<text:tab/>.<text:tab/>r</text:span></text:span>e<text:tab/><text:span text:style-name="Default_20_Paragraph_20_Font"><text:span text:style-name="T1">. i<text:tab/>e<text:tab/>e</text:span></text:span></text:p>
      <text:p text:style-name="Normal">exiget, nec etiam si relrixeru ut jam cogatur.</text:p>
      <text:p text:style-name="P1">[3. <text:span text:style-name="Default_20_Paragraph_20_Font"><text:span text:style-name="T1">De sangui.te vitalium ranarum</text:span></text:span>.] Porro quum<text:line-break/>a Hereret quidam sanguinem viridium ranarum parvarum,<text:line-break/>quas quidam brexantes nuncupant, li evulsis ex. palpebris<text:line-break/>pilis inungeretur, ut iit posterum ne recrt suerent prol<text:span text:style-name="Default_20_Paragraph_20_Font"><text:span text:style-name="T1">a</text:span></text:span>bi-<text:line-break/>turum. saltum id comperi ficto peri<text:span text:style-name="Default_20_Paragraph_20_Font"><text:span text:style-name="T1">c</text:span></text:span>ulo. Postea vero Ibri-<text:line-break/>ptum .i quibo silam rt pei t illud iplum, sicut etiam crotonum,<text:line-break/>quos potius veteres appellitant eynoraistas. I erum nec hic<text:line-break/>facto periculo promissa praestita.</text:p>
      <text:p text:style-name="P2">[o. <text:span text:style-name="Default_20_Paragraph_20_Font"><text:span text:style-name="T1">ne sanguine crocodili et reliquorum.] </text:span></text:span>Caeterum<text:line-break/>an crocodili terrestris sanguis visum acuat, ne id quidem<text:line-break/>experiri volui, quum haberem probata aciei exacuendae me-<text:line-break/>dicamenta oxyderce. Neque an admissariorum equorum<text:line-break/>sanguis crustam moliatur et septiens fit, neque an murium<text:line-break/>domesticorum sanguis verrucas decidere faciat. Nam aliorum<text:line-break/>fuit mihi magna femper copia et ad hoc pathema et quod<text:line-break/>aegrius illo medicabile est, nempe ad vocatam myrmeciam.<text:line-break/>Lt cavebam ne praestigiaturae opinionem merito reserrem,<text:line-break/>quum jam etiam improbi quidam medici ex divinandi qua-<text:line-break/>piam arte, non ex speculatione medica me in morbis sidere<text:line-break/>praedicere calumniarentur.</text:p>
      <text:p text:style-name="P1"><text:span text:style-name="Default_20_Paragraph_20_Font"><text:span text:style-name="T1">[su De lacte.]</text:span></text:span> Lac. bifariam hoc utimur, partim ut<text:line-break/>cibo, partim ut lnediCamento. Sed quid valeat ut cibus, in<text:line-break/>curandi methodo alibique expositum est, at facultatem ejus<text:line-break/>ceu medicamenti, eam nunc explicamus. Ac primum illud<text:line-break/>commonebo, quod paulo ante de sanguine, quod non de<text:line-break/>morbido lacte, sed de naturali cuiusque animantis ea quae</text:p>
      <text:p text:style-name="P3">dicenda sunt, intelligere oporteat. Igitur lac sanissimum,<text:line-break/>Velut etiam sanguis, purum sincerunujue est, nec amaroris<text:line-break/>nec a<text:span text:style-name="Default_20_Paragraph_20_Font"><text:span text:style-name="T1">c</text:span></text:span>rimoniae aut ariditatis aut salsedinis aut foetoris<text:line-break/>j<text:span text:style-name="Default_20_Paragraph_20_Font"><text:span text:style-name="T1">n</text:span></text:span>niliceps, sed ut dixerit quispiam, bono odore praeditum<text:line-break/>aut odoris expers, aut certe exiguum odorem bonum refe-<text:line-break/>reus. Istarum tiliam est id este debere gustu suave, pauca-<text:line-break/>Iam habens dulcedinem, sicut et sanguis integrae sanitatis ex<text:line-break/>quo et lactis constat generatio. tale lac ad acres et mor-<text:line-break/>dares fluxiones est utilissimum, non abluens tantummodo eas<text:line-break/>a partibus amictis , est enim id illi cum aqua commune, sed<text:line-break/>et corpora illinens, ut non in nuda cadat quod desiliit. Nec<text:line-break/>in hoc duntaxat aquae praestat, verum etiam quia colluit,<text:line-break/>utpote extergentem in sese humiditatem continens, quam<text:line-break/>vocant serum, itl quod colluit diluitque <text:span text:style-name="Default_20_Paragraph_20_Font"><text:span text:style-name="T1">c</text:span></text:span>orpora, reliquo<text:line-break/>autem quod crassem pingueque est , circumlinitur non aliter<text:line-break/>quam pinguedo, adeps atque ovi albumen et ceratum ex<text:line-break/>clotu oleo ceraque consectunl, nam et llaec ab acribus icho-</text:p>
      <text:p text:style-name="P3">ribus seu sanie natas lnordicationes mitigant, eo quod cor-<text:line-break/>poribus circumlinantur ipsa naturae minime mordacis. Porro<text:line-break/>quum lac omnium facillime asseretur, praesertim li ambiens<text:line-break/>fuerit calidum, multum a dicta facultate amittit, nisi proti-<text:line-break/>nus quis ab uberibus estufo calido etiamnum utatur. Maxime<text:line-break/>igitur mulieris bene habitae et bonam victus rationem fer-<text:line-break/>vantis lacte utendum, nam id humano corpori est familia-<text:line-break/>rifflmum, deinde aliorum animalium, quae. quidem ab hu-<text:line-break/>mana natura non longissime absunt, id quod scies ex car-<text:line-break/>nium odore; nam fastidiosus est et iniucundus eorum quae<text:line-break/>multum diversam habent temperiem, ceu canis, lupi, leonis,<text:line-break/>pardalis, vulpis, hyaenae, ursi et similium, non iniucundus<text:line-break/>autem est eorum quae non porro absunt, ut suis, caprae,<text:line-break/>equae, bovis, ovis, asini. Quocirca etiam cuncti homines docti<text:line-break/>experientia caprino, ovillo, bubulo afininoque utuntur lacte<text:line-break/><text:span text:style-name="Default_20_Paragraph_20_Font"><text:span text:style-name="T12">et </text:span></text:span>caseos ex eis conficiunt, excepto asinino. Nam id plane<text:line-break/><text:span text:style-name="Default_20_Paragraph_20_Font"><text:span text:style-name="T12">tenue </text:span></text:span>est et plenum humoris sero st, velut bubulum crassem,</text:p>
      <text:p text:style-name="P3">caeterum consistentia medium caprinum est, at sus crudum<text:line-break/>aquemnque lac obtinet. Porro lac omne ex tribus constat<text:line-break/>essentiis, caseosa, scrofa, pingui; hanc plurimam habere con-<text:line-break/>Ipicitur bubulum, ex quo conlicitur et id quod butyrum<text:line-break/>nominant, concoquentis et laxantis facultatis, quamobrem<text:line-break/>maxime illo utuntur atl parotidas et bubones.</text:p>
      <text:p text:style-name="P1">[S. <text:span text:style-name="Default_20_Paragraph_20_Font"><text:span text:style-name="T1">De l</text:span></text:span>i<text:span text:style-name="Default_20_Paragraph_20_Font"><text:span text:style-name="T1">to iacti</text:span></text:span>o.] At serum, ut dictum est, exter-<text:line-break/>gendi facultatem possidet, adhibeturque subducendi ventris<text:line-break/>gratia, ac per clt fieres iniicitur extergens et abluens sine<text:line-break/>mordacitate intestinorum acrimoniam. Praeterea li quis ul-<text:line-break/><text:span text:style-name="Default_20_Paragraph_20_Font"><text:span text:style-name="T1">c</text:span></text:span>era qt te sanie infestantur acri vice aquae sero colluat,<text:line-break/>optime Iane fecerit. Praeterea quaecunque medicamenta<text:line-break/>digerere lolent sugillationes et livores, ea praestat sero quam<text:line-break/>aqua diluere. Sic etiam eo utimur ad sugillata et su ll usio-<text:line-break/>nes , j ecusiaribus ad haec medicamentis commiscentes. At<text:line-break/>caseatum illud til eranum ipsius lactis magis illitum adhaeret<text:line-break/>C t eo nomine acrimoniam retundit. Porro ubi aliam quam-r</text:p>
      <text:p text:style-name="P3">piam desecantem facultatem habuerit adiunctam, optimum<text:line-break/>est remedium dysenteriae et omnium ventris acrium fluxio-<text:line-break/>num. Eam accipit a lapidibus, qui praedecocto ipsi injiciun-<text:line-break/>tur igniti. Porro eos esse oportet quos vocant filices. Et<text:line-break/>IaC eousque decoqui debet, dum pleraque ferofi in eo humo-<text:line-break/>risi absumpta pars suerit. At nos infectis ferreis in ipsum<text:line-break/>cylindris candentibus, eandem aut etiam meliorem faculta-<text:line-break/>te m efficimus ; nam ferrum astringentis quoque , ut est di-<text:line-break/>ctum , facultatis est particeps. Ac proinde cylindros ego<text:line-break/>complures effeci hujus gratia, ad fines veruum propenden-<text:line-break/>tes, quo videlicet quis manubrio ignitum ferrum facile igni<text:line-break/>eximat, et sicut cauteriorum , ita horurn manubria pannis<text:line-break/>involvo. Porro lac totum ad acres oculorum fluxiones tum<text:line-break/>per su tum cum mollium collyriorum quopiam est utile,<text:line-break/>praeterea ad sugillata et silllufiones. Quin etiam palpebris<text:line-break/>extrinsecus ubi qui ophthalmia laborant, somno sese dabunt,<text:line-break/>impositum simul cum rosaceo et ovo phlegmonasi eorum con-</text:p>
      <text:p text:style-name="P3">coquet, sed lloc esto lac mulieris recens ex mamillis expres-<text:line-break/>lum. lnstindimus ipsum et utero ulcerato tum per sele tum<text:line-break/>iis medicamentis commiscentes, quibus misceri potest, utique<text:line-break/>citra morsum curantibus, et ubi in sede ulcera mitigamus<text:line-break/>prae saniei acrimonia dolentia, aut phlegmonas aut rugas<text:line-break/>perpetientia. Sic et ad ulcera pudendorum utimur, et ad<text:line-break/>omnia quae leniri postulant sive ob phlegmonen sive ob<text:line-break/>morsum sive ob malignitatem. Ea propter et cancrosis ap-<text:line-break/>plicatur ulceribus medicamentis anodynis commixtum, qua-<text:line-break/>ha sunt quae constant ex pompholvge. st quid attinet com-<text:line-break/>memorare, quod ore contentum et collutum gargarizatum-<text:line-break/>que, vel maxime j ldegmonas ejus mitigat <text:span text:style-name="Default_20_Paragraph_20_Font"><text:span text:style-name="T1">l</text:span></text:span> Sed et tonsillas<text:line-break/>et columellam et antiadas phlegmone allectas admodum mi-<text:line-break/>ligat et proinde etiam anginam. Atque ut semel dicam, me-<text:line-break/>dicamentum est leniens, totam quidem substantiam habens<text:line-break/>mordacitatis expertem, setl multo magis ulsi concoctione<text:line-break/>moderata potissima pars serosi humoris absumpta est. Sic</text:p>
      <text:p text:style-name="P3">mihi videntur etiam medici ad venena, quae erofione inter-<text:line-break/>sinunt, lac dari suadere, velut sunt lepus marinus et can-<text:line-break/>Uraris. Sunt etiam qui exhibent iis, qui aconitum et tha-<text:line-break/>pfiam sumpserint, sed haec ex ratione fecerunt. Alia vero<text:line-break/>palam mentiti funt, ut de lacte canino, quod in palpebris<text:line-break/>pilos renasci prohibeat, fi prioribus evulfisi ei Ioco foret<text:line-break/>illitum, unde pilorum radices exacte essent. Ad eundem<text:line-break/>modum qui scripserunt quod celerem pilorum in pudendis<text:line-break/>exortum reprimat, fi quidem foret ante pubertatem illitum,<text:line-break/>quique quod foetus emortuos ejiceret potum, verum non<text:line-break/>protulere. Sed et alia quaedam praestigiis contaminata,<text:line-break/>tum de horum tum de aliorum quorundam animalium lacte<text:line-break/>conscribunt , quae me ab initio dicturum negavi, etiamsi ex-<text:line-break/>perientia didicissem vera dixisse.</text:p>
      <text:p text:style-name="P1">Pl. <text:span text:style-name="Default_20_Paragraph_20_Font"><text:span text:style-name="T1">ne caseo</text:span></text:span>.] Casius. Sermoni qui habetur de lacte<text:line-break/>annectendum est de caseo, propterea quod fit lac coagula-<text:line-break/>tunl. Non tamen universa lactis essentia in cafeos cogitur,</text:p>
      <text:p text:style-name="P3">sid quod crassem est duntaxat , stillet t tenui sero fo secreto<text:line-break/>ac separato. Porro dictum est habere lac in lb naturam<text:line-break/>quandam pinguem et veluti oleosum, estmque plurimam t lle<text:line-break/>potui in bubulo. ac ubi a reliquo lacte seiunctum suerit, lo-<text:line-break/>Innupte per sis constiterit, id pingue bolanum appellari, at<text:line-break/>ubi cum toto lacte coagulatum fuerit, similo duntaxat hu-<text:line-break/>more per coagulationem separato, pinguem caseum estici.<text:line-break/>l iuntque hoc pacto casei bubuli quidam adeo pingues, ut<text:line-break/>ex iis eflluat quiddam ad speciem olei. i ori o tum Iti tum<text:line-break/>reliqui omnes temporis spatio acriores tibi apparebunt, lice<text:line-break/>gustes sive osi.trias. itaque quum milii olim caseus allatus esset<text:line-break/>bubulus. quem ex odore acrem esse coniiciebam, abjeci, et jam<text:line-break/>a famuli^ absumptum putabam, eai telum illi talia servate<text:line-break/>soliti longo post tempore ex promptuario proli Tentes, quiti-<text:line-break/>nam de illo sieri juberem rogant. Quum igitur edendo<text:line-break/>non esset propter acrimoniam , ludicrum nobis problema<text:line-break/>extitit proponentibus, cui rei quis illum utilsterpolb t acconl-<text:line-break/>modale. Interea quum ad me arthriticus quispiam in curru</text:p>
      <text:p text:style-name="P3">convectus esset, tophosi in articulis Ilabens, subiit milli crure<text:line-break/>suillo salso, quod erat intus, decocto caseum eo decocto ma-<text:line-break/>Gerare, ac probe in mortario subigendo unitum tophis ilnpo-<text:line-break/>nere. Et sane arthriticus ab hoc medicamento magnifice<text:line-break/>adiutus est, nam rupta sponte sua cute, absque incisione vi-<text:line-break/>delicet, effinxere quotidie citra dolorem tophorum parti-<text:line-break/>Gulae. Ubi autem totus, qui apud me erat Castus sitisset<text:line-break/>absumptus, talem libi alium Comparans arthriticus in posterum<text:line-break/>serUavit, et postea rursum utus est inveterato, atque ubi<text:line-break/>tunc quoque idem percepit Commodum , saepius deinceps<text:line-break/>uti perseverabat, et quosdam amicorum similiter affectorum<text:line-break/>docuit. Atque id quidem nos excogitavimus, caeterum com-<text:line-break/>probavst atque confirmavit experientia. Porro recentem,<text:line-break/>qui inveterato contrarii est temperamenti, quandoque homini<text:line-break/>in agro degenti moderatae magnitudinis vulnus habenti iinpo-<text:line-break/>sui, antea videlicet ad Levorem tritum. Extrinsecus autem<text:line-break/>illi impollebam solia lapathi. Possint vero etiam , fi haec non<text:line-break/>adsint, solia superponi vitis aut platani aut betae aut la-</text:p>
      <text:p text:style-name="P3">ctucae. At ipso quidem caseus vulnus glutinavit, eratque<text:line-break/>etiamnum mollis. Alius vero , qui vocatur et in patria<text:line-break/>mea Pergamo et per superiacentem Aliam oxvgalactinus,<text:line-break/>magnum rustici vulnus conglutinavit impolitus, nam re-<text:line-break/>eens coagulatus ac mollis repercutiendi vim obtinet, ni-<text:line-break/>mirum leviter relrigerans. At oxvgalactinus praeter llaec<text:line-break/>digerendi insuper levem quandam vim postulet.</text:p>
      <text:p text:style-name="P1">[Io. <text:span text:style-name="Default_20_Paragraph_20_Font"><text:span text:style-name="T1">De butyro.] </text:span></text:span>lhityrus aut butyrum, utcunque<text:line-break/>nominare velis sive masculino sive neutro genere, Iit qui-<text:line-break/>dem, ut supra dictum est, ex eo quod in lacte pinguiu<text:span text:style-name="Default_20_Paragraph_20_Font"><text:span text:style-name="T1">s-<text:line-break/></text:span></text:span>mum est. Miror autem quo pacto Diofcorides ex ovillo<text:line-break/>et caprino confici reserat. ligo namque ex bubulo hoc me-<text:line-break/>duramentum heri n<text:span text:style-name="Default_20_Paragraph_20_Font"><text:span text:style-name="T1">o</text:span></text:span>vi ac proinde nuncupatum esse butyrum<text:line-break/>existimo. l acuitatis est concoquentis, paulum habens etiam<text:line-break/>digerendi facultatis, in mediis nimirum corporibus secun-<text:line-break/>dum duritiem ac mollitiem. Nant id semper memoria tenere<text:line-break/><text:span text:style-name="Default_20_Paragraph_20_Font"><text:span text:style-name="T1">r</text:span></text:span>Tm u L quicquid simpliciter ac Ime addito aut limitatione aliqua</text:p>
      <text:p text:style-name="P3">profertur, de mediis temperie corporibus intelligi. Nam Cor-<text:line-break/>porum plane durorum tumores praeter naturam hoc nequit<text:line-break/>medicamentum digerere, at quae in mollibus sunt phlegmonae,<text:line-break/>eas et concoquit et digerit persacile, nam parotidas et bu-,<text:line-break/>bonas et oris phlegmonas aliasque partes complures pror-<text:line-break/>sum illo solo curavimus, nimirum puerilibus corporibus<text:line-break/>ac .muliebribus perpetientibus. Sed et gingivis puerorum<text:line-break/>dentientium assidue illitum nihilo imbecillius melle gingi-<text:line-break/>vas extenuat, per quasi exitus est dentibus. Et alios omnes<text:line-break/>in ore affectus phlegmonososi, postea quam fluxio restiterit,<text:line-break/>digerit pariter et concoquit. Proinde cataplasmatis inditur,<text:line-break/>quae extrinsecus imponuntur parotidibus, hypochondriis et<text:line-break/>bubonibus. Sed et in ventrem devoratum et ex eo distribu-<text:line-break/>tum magnifice consert expuitionibus ex pulmone, idque in<text:line-break/>pleuriticis et peripneumonicis affectibus Cum hoc, quod eos<text:line-break/>etiam concoquat. Atque si solum lingatur, magis quidem<text:line-break/>concoquit, verum minus educit; sin cum melle et amygdalis<text:line-break/>amaris, plus educit, sed minus concoquit.</text:p>
      <text:p text:style-name="P2"><text:span text:style-name="Default_20_Paragraph_20_Font"><text:span text:style-name="T9">[11. </text:span></text:span><text:span text:style-name="Default_20_Paragraph_20_Font"><text:span text:style-name="T1">De coagulo</text:span></text:span>.q Coagulum omne acris ac digeren-<text:line-break/>lis sacliltatisi est ac nimirum etiam exiccatoriae , nam neces-<text:line-break/>sario id superiora comitatur. At leporis quidem coagulum<text:line-break/>comitialem morbum, li cum aceto bibatur, praeterea prollu-<text:line-break/>vium muliebre sanare proditum est, sed et lac in ventre<text:line-break/>coagulatum disselvcre, quod certe et nos experti sumus,<text:line-break/>non solum in leporino, sed etiam in aliorum animalium onl-<text:line-break/>nium coagulo, attamen leporinum omnium est praellantilli-<text:line-break/>Illum. Sed et sanguinem in ventre concretum simili modo<text:line-break/>potum dissolvit, ac efficacius quidem caeteris , verum non<text:line-break/>solum, quod quibusdam scriptum legitur, sedet ltoc com-<text:line-break/>Inune est omni coagulo. Quidam autem sanguinis ex tllo-<text:line-break/>Face reiectiones leporinum coagulum epotum supprimere<text:line-break/>prodiderunt, caeterum nec alium quemquam eo usum novi,<text:line-break/>nec ipse sum ausus acri uti remedio ad affectum astrictionem<text:line-break/>poscentem. Porro coagulum equinum ad dysentericos et coe-<text:line-break/>liacos peculiariter accommodari scripserunt nonnulli.</text:p>
      <text:p text:style-name="P1">[12. <text:span text:style-name="Default_20_Paragraph_20_Font"><text:span text:style-name="T1">De coagulo phocae</text:span></text:span>.] At phocae coagulum exi-</text:p>
      <text:p text:style-name="P3">nlie aptum esse quidam praedicant, tanquam vires obtineat<text:line-break/>castorei. Verum quaecunque proditum est quodque coagu-<text:line-break/>lum fecundum essentiae Istae praestare proprietatem, non<text:line-break/>^est nunc tempus exponere.</text:p>
      <text:p text:style-name="P1">[I3<text:span text:style-name="Default_20_Paragraph_20_Font"><text:span text:style-name="T1">. Depelle.]</text:span></text:span> Hic succus omnium, quae in quoque<text:line-break/>sunt animalium, calidissimus este demonstratus est. Itaque<text:line-break/>sicuti sanguinem et carnes dissimiliter temperata obtinent<text:line-break/>animalia, eadem ratione et fel. Quocirca castissimorum sal,<text:line-break/>aliorum quoque animalium fel excellere necesse est, et quae<text:line-break/>illis minus funt calida, proportione et hunc humorem illisi<text:line-break/>inesse calidum, quanto fodicet et in aliis funt inferiora.<text:line-break/>Didicisti enim quatuor esse universos in unoquoque animali<text:line-break/>sanguineo humores, sanguinem, pituitam et bilem tum sta-<text:line-break/>Vum tum atram. Didicisti porro ex more non tantum medi-<text:line-break/>cis, sed et Graecis omnibus bilem flavam absolute efferri<text:line-break/>bilem, tanquam subaudituris qui audiunt coloris cogno-<text:line-break/>minationem , atram vero non simpliciter nuncupari bilem,<text:line-break/>ed cum addito nempe lloc toto atrani bilem. Sed et quod</text:p>
      <text:p text:style-name="P3">flavam bilem nonnunquam paIlidam cognominant nosti et<text:line-break/>quod in vesica iecoris interdum pallidam, interdum flavam<text:line-break/>in dissectionibus animalium ipsam conspicimus. Audisti<text:line-break/>porro llavam tanto esse pallida calidiorem, quanto et erat-<text:line-break/>florem , nam seroso recremento flavae bili commixto<text:line-break/>pallidam constitui contingit, sicut et flavam plusculum cale-<text:line-break/>lactam consistentia reddi crassam, colore autem flavam.<text:line-break/>Quin et in animalibus apparet flava quidem iis, quae<text:line-break/>magis sunt calida, quae vero minus, pallida. Et ubi ca-<text:line-break/>lida animalia aut fame aut siti torquentur, ad atrum co-<text:line-break/>Iorem vergit, interdum illum habens aeruginosam, inter-<text:line-break/>dum caeruleum, interim isatidis, qui quidem magis est<text:line-break/>colore brassicae fuscus. Itaque et tu bilis colori diligenter<text:line-break/>intendito, quum medicamentum praeparabis cui admiscenda<text:line-break/>est bilis. Miscent autem cycli scis vocatis et trochiscis,<text:line-break/>qualis est Andronis et Polyidae et Patronis et Bitinia, qui<text:line-break/>tauri recipiunt bilem , nam ubi ea medicamenta praeparant,</text:p>
      <text:p text:style-name="P3">quae sunt utilia ad oculos, hyaenae, galli, perdicis et aliorum<text:line-break/>quorundam animalium bilem adhibent. Porro taurorum<text:line-break/>bilis calidior est et ficcior quam boum castratorum ; nam ca-<text:line-break/>stratum animal semper fimile redditur soeminae et iis quae<text:line-break/>sunt aetatis minoris. Itaque sicut haec humore superant<text:line-break/>adulta et pertecta vincunturque ab iisdem caliditate, ad<text:line-break/>eundem modum bos castratus a tauris. Et quorundam ego<text:line-break/>taurorum bilem vidi caeruleam, flava nimirum lhperassata,<text:line-break/>quam sane in praeparandum iniici medicamentum vetui,<text:line-break/>sumpto illius loco alterius tauri bile mediocriter flava , nam<text:line-break/>ille vinculis violenter tractus supra modum suerat desa-<text:line-break/>ligatus, itaque eo labore quum excanduisset, clarum est<text:line-break/>temperiem ejus fuisse calidiorem, probabileque est sic vio-<text:line-break/>lenter pertractum tum finiisse tum etiam esurivi sse. At-<text:line-break/>que ut summatim dicam, velut urina a modica potione<text:line-break/>modice pallere et sitim famemque et multum laborem<text:line-break/>perpessis flava esse conspicitur , impletis vero atque ine-<text:line-break/>striatis albida, ita et bilis colores variat, ad flavius qui-</text:p>
      <text:p text:style-name="P3">dem per exercitia, inediam et sitim, ad candidius vero in<text:line-break/>contrariis. Scito ergo si praeparando medicamento bilem<text:line-break/>impense flavam inficias, calidius te id effecturum, si pat-<text:line-break/>sidam, mediocriter calidum, sin exclusam et aqueam, tanto<text:line-break/>imbecillius temperie convenienti , quanto et bilis ad can-<text:line-break/>didius fuerit versa. Sio qui occlusas haemorrhoidasi tau-<text:line-break/>rino selle aperiunt, iis interdum imbecillum, interdum<text:line-break/>vero supra quam conveniebat acre apparuit. Quamquam<text:line-break/>nonnulla quoque diversitas existit pro corpore cui adhi-<text:line-break/>betur, prout scilicet promptiore sensu aut hebetiore su^-<text:line-break/>rit, tum persacile patiens aut difficulter. Verum in ipsa<text:line-break/>bile non parva visitur, ut dixi, varietas, nam idem homo<text:line-break/>a pallida minus, a flava bile plus mordicatur. Liquet ita-<text:line-break/>que vel ex eo, quod haemorrhoidis aperit, quam sit hic<text:line-break/>humor acris, sed et illis ipsis qui utuntur mordicar<text:span text:style-name="Default_20_Paragraph_20_Font"><text:span text:style-name="T1">e</text:span></text:span> per-<text:line-break/>CIpitur. Ac proinde cavemus ne ad alium morbum aut<text:line-break/>symptoma bilem llavam usurpemus sid m ac pep seq nam</text:p>
      <text:p text:style-name="P3">propositi cyclisci pauculum bilis accipiunt. Ac quae ad ocu-<text:line-break/>lorum aciem componuntur medicamenta, partim hyaenae<text:line-break/>partim perdicis partim galli partim alterius cuiuspiam bilem<text:line-break/>acCipientia, admixtum habent tum mel tum foeniculi succum<text:line-break/>tum opobalsamum. Porro animalium quorundam singulariter<text:line-break/>bilis a medicis extollitur, tanquam aciem exacuat oculorum<text:line-break/>et lulsufionum initia digerat, velut piscis quem vocant cal-<text:line-break/>lionymon, hyaenae et scorpii marini tum galli et perdicis. At<text:line-break/>fuilla adeo omnium imbecillima est, ut no ulceribusi quidem<text:line-break/>toleratu fit gravis, et apparet omnium bilium maxime aquea<text:line-break/>exceptis hlvestribusi Idibus et iis qui degunt in montibus,<text:line-break/>nam ut horum caro et calidior et siccior esa ita et bilis.<text:line-break/>Porro domesticorum fuum bile utuntur quidam ad ulcera<text:line-break/>aurium, medicamento utique non aspernando, et tu quoque<text:line-break/>ubi compositorum nihil affuerit, utitor, sunt enim innumera.<text:line-break/>Sed et pro affectus magnitudine alia etiam atque alia al-<text:line-break/>teritis animalis bilisi potest congruere. Nam ubi ulcus diu-</text:p>
      <text:p text:style-name="P3">tornum suerit, multanique saniem pusque contineat, etiam<text:line-break/>sicciorem bilem perseret, puta ovium, quae paulo ell acrior<text:line-break/>suilla, hac etiam magis caprarum, cui assimilis quodammodo<text:line-break/>est ursorum et boum. At taurorum llis valentior est, in-<text:line-break/>ferior tamen bile llyaenarmn, et haec quoque inferior bile<text:line-break/>callionymi et scorpii marini et marinae testudinis Porro<text:line-break/>hirci agrestis bilem scripsere quidam prodesse lusciosis.<text:line-break/>Caeterum volatilium animalium biles omnes tum acriores<text:line-break/>sunt tum sicciores quam quadrupedum, et inter ipsas quo-<text:line-break/>que volucres gallinarum et perdicum biles ad medicinae<text:line-break/>usum probatiores habentur. Accipitrum vero et aquilarum<text:line-break/>impendio acres sunt, sed et erodunt, quamobrem colore vi-<text:line-break/>funtur aerugine^ ac nonnunquam atro. Ilis itaque earum<text:line-break/>cognitis differentiis atque abietibus, qui plus, quique minus<text:line-break/>desiccari postulant cognitis, li unam modo quanquam opele<text:line-break/>fueris expertus, inde ad alias transire potetis per metlm-<text:line-break/>dum, ut semper quae assidui commoda sit adhibeatur. Nam</text:p>
      <text:p text:style-name="P3">quum velut in conjectura fita fit cujusque facultatisi velle-<text:line-break/>amentia, a definito quopiam principio ad materiam inexplo-<text:line-break/>ratam transire oportet, ac a prius explorato excessus qui<text:line-break/>in illis consistunt discere. Sed et notas quasdam luculentas<text:line-break/>ego exposui tum a bilis colore tum ab animalium temperie.</text:p>
      <text:p text:style-name="P1">[14. <text:span text:style-name="Default_20_Paragraph_20_Font"><text:span text:style-name="T1">De sudore.]</text:span></text:span> Sudor. Unusi et hic est humorum<text:line-break/>in animantis corpore provenientium et eandem habens ma-<text:line-break/>teriam quam urina et eundem generationis modum. Siqui-<text:line-break/>dem utrique a bibito humore generantur, calesacto fimus<text:line-break/>in corpore et biliosae nonnihil substantiae adepto, verum<text:line-break/>sudor plus est elaboratus, utpote qui ad cutem usque per-<text:line-break/>nleatis omnibus quae intersunt partibus pervenit. Atta-<text:line-break/>nlen sudores inter sese et urinas diflerre necesse est, tum<text:line-break/>pro animalium temperamentis, quae et natura et per ae-<text:line-break/>tatesi non parum a sese invicem sunt diversa, et pro prae-<text:line-break/>cedente victus ratione. Clarum autem est, etiam fi aliquan-<text:line-break/>do in sermone omissum fuerit, pro tempore anni et praes-<text:line-break/>enti constitutione, praeterea pro regionibus, diversitatem</text:p>
      <text:p text:style-name="P3">effici in animantium corporibus non parvam. Nam com-<text:line-break/>pendit gratia uno capite complecti ejusmodi omnia soleo,<text:line-break/>nempe pro ambientis nos aibis temperie ea mutari dicens;<text:line-break/>etenim diversitatem regionum, quae est in caliditate et iri-<text:line-break/>giditate, llic comprehendit , ut tempus anni et praesentem<text:line-break/>praetet namque constitutionem. Quum ergo serm<text:span text:style-name="Default_20_Paragraph_20_Font"><text:span text:style-name="T1">o</text:span></text:span> fuerit de<text:line-break/>urinis aut sudoribus aut bilibus aut sanguine aut pingue-<text:line-break/>dine aut adipe aut quopiam in corpore nato, dividentibus<text:line-break/>videlicet nobis eas , quae in animalibus visuntur, dilleren-<text:line-break/>Itas, de sanis corporibus sermo intelligendus est, mediam<text:line-break/>propriae ipsorum temperiei constitutionem habentibus. Sic<text:line-break/>ergo quod et sudor salsae et salsiiginosae vocatae qualitatis<text:line-break/>est particeps, gustus testimonio probatur, nam saepenumero<text:line-break/>nolentibus in os defluens dictam qualitatem indicat. Saepe<text:line-break/>vero etiam non obscurum praesert amarorem. Attamen et<text:line-break/>color ejus naturam designat, nam sicut uri<text:span text:style-name="Default_20_Paragraph_20_Font"><text:span text:style-name="T1">n</text:span></text:span>a naturalis mo-<text:line-break/>dice est palltda, sic et sudor. Verum id fa<text:span text:style-name="Default_20_Paragraph_20_Font"><text:span text:style-name="T1">c</text:span></text:span>ile cognosces in</text:p>
      <text:p text:style-name="P3">iis, qui lavantur, quum absque oleo strigili raduntur, nam<text:line-break/>sudor in cavo strigilis colligitur, colorem quem dixi fimul<text:line-break/>et gustum praeserensi, ac evidenter salsedinem habens, sed<text:line-break/>obscure amarorem. Verum de urina plus etiam quam con-<text:line-break/>veniat medici scripserunt, propterea nimirum quod large ea<text:line-break/>in omnibus hominibus tum privatim tum publice quotidie<text:line-break/>colligatur. At de sudoribus aut nihil aut quae curiosa lint<text:line-break/>potius et praestigiaturae obnoxia, et insuper scripserunt alii<text:line-break/>supervacanea, quae per aliam fieri possent materiam medi-<text:line-break/>eam. Porro sudor etiam in palaestris exercentium miscetur<text:line-break/>sordibus, quem quidam curiose Atticam sectantes linguam<text:line-break/>conisalon vocant: consertque nonnihil tenuibus sordibus, ut<text:line-break/>tumores praeter naturam per halitum digerant. Nam illae<text:line-break/>plus repercutiunt, minus autem digerunt, at post adjun-<text:line-break/>ctum exercentium sudorem acquirunt multum facultatis<text:line-break/>digerentis. Ergo ad phlegmonas uberum solae hae sordes<text:line-break/>impofitae elfiCaciori sunt remedio. Sin sicciores videbuntur,<text:line-break/>t</text:p>
      <text:p text:style-name="P3">cyprinum luperungito , et si valde etiam siccae, cyprino<text:line-break/>item subigito. Praestat alitem non siccas, sed molles acci-<text:line-break/>pere. Porro si non adsit cyprinum, rosaceum bonum mi-<text:line-break/>scuisse sufficit. Iloc medicamentum admodum est utile iis,<text:line-break/>quibus a partu restringere lac consilium est, eo nomine, quod<text:line-break/>in mammis coaguletur in morem casei. Hinc orso ad alios<text:line-break/>affectus similes uti licebit. Atque ego sane ad bubonem eo<text:line-break/>usus celeriter disparuisse tumorem conspexi.</text:p>
      <text:p text:style-name="P1">[IS. <text:span text:style-name="Default_20_Paragraph_20_Font"><text:span text:style-name="T1">De urina.] </text:span></text:span>Dictum quidem est de tota ejus<text:line-break/>natura in sermone de sudore. Diceturque et nunc quod<text:line-break/>quanta est in animalibus bilis diversitas, tanta item Iit in<text:line-break/>urinis. Atque omnes quidem facultate sunt calidae, sed<text:line-break/>plus tamen animalium calidiorum : minus autem srigidio .<text:line-break/>rum. l Ic urina humana. At urina hominis omnium prope<text:line-break/>aliarum urinarum est imbecillium, exceptis porcis doinelli-<text:line-break/>cis, quibus exacti sunt testes. Nam illorum similis est tot tusi<text:line-break/>corporis temperies temperiei hominum et urina similiter</text:p>
      <text:p text:style-name="P3">debilis. Verum montanorum aprorum valida est, ut etiam<text:line-break/>ex odore apparet, qui utique acerrimus est. Sed et in aliis<text:line-break/>animalibus ex odore vim ejus conjicere liceat : nam urinas<text:line-break/>illas degustare plane est abominandum, quum ne pueri qui-<text:line-break/>dem urinam vir quidam honestus vita pariter ac moribus<text:line-break/>bibere sustinuerit, quum pestifere aegrotaret in Syria, ubi<text:line-break/>quum multi urinam puerorum simul et virorum haufissent,<text:line-break/>sese hinc servatos credebant. Caeterum urina hominum ut<text:line-break/>siquid aliud extergendi vim obtinet: quod quum alii multi<text:line-break/>satis indicant, tum maxime sustolles, qui sordida vestium<text:line-break/>ea expurgant atque extergunt. Hanc ejus vim quum et<text:line-break/>medici conspexissent, psoras et lepras ea detergunt, perfim-<text:line-break/>duntque ulcera tum multa humiditate tum sordibus et im-<text:line-break/>puritate scatentia, ac multo magis ubi putridum quiddam<text:line-break/>obtinent. Sed et pudendis, ubi slc afficiuntur, urinam insun-<text:line-break/>dunt et auribus pure fluentibus. Quin et achoras et fur^<text:line-break/>fures ea curant, capiti identidem perfundentes. At nos haec</text:p>
      <text:p text:style-name="P3">facere odimus potius, quum ad manum sint quae illisi con-<text:line-break/>ducant alia medicamenta, at ulcera digitorum pedis maxime<text:line-break/>quae t x illisione atque offensione essent inflicta, saepenu-<text:line-break/>mcro, ubi mutilum phlegmone carerent, et ipso curav<text:span text:style-name="Default_20_Paragraph_20_Font"><text:span text:style-name="T1">i, </text:span></text:span>ea-<text:line-break/>que in fi rvli et hominibus rusticis, quos iter ingredi abs-<text:line-break/>que medicis erat necesse, siquidem linamento ulceri impo-<text:line-break/>lito ac insuper linteo circumvoluto ac ligato quoties ine-<text:line-break/>jentli incessi ret cupiditas, in digitum ferri urinam praecepi,<text:line-break/>nec ante solvere quam liene esset curatus. Nam et si quem<text:line-break/>altum ruri sine medico ag, ntcm urinam ulceribus perst<text:span text:style-name="Default_20_Paragraph_20_Font"><text:span text:style-name="T1">a</text:span></text:span>t-<text:line-break/>dentem audissem, non vetui, ubi scisset t in partibus thora<text:span text:style-name="Default_20_Paragraph_20_Font"><text:span text:style-name="T1">c</text:span></text:span>e<text:line-break/>inseri mi bus usque ad Imo pedes ulcus constitisset, siqui-<text:line-break/>dem ulcera aut capitis aut faciei urina perfundi sinere<text:line-break/>aversabar Attamen medicamentum, quod urina pueri<text:line-break/>conficitur, quod quidam Vocant chrys<text:span text:style-name="Default_20_Paragraph_20_Font"><text:span text:style-name="T1">o</text:span></text:span>colla,,, quia c<text:span text:style-name="Default_20_Paragraph_20_Font"><text:span text:style-name="T1">o</text:span></text:span> ud<text:line-break/>auri glutinationem utuntur, ad ulcera difficilia sanata upn-<text:line-break/>mnm t he a.tero. iit autem id figura plnali conlecto mor-</text:p>
      <text:p text:style-name="P3">tario ex aere rubro, habente pistillum ejusdem materiae, in<text:line-break/>quod mejente puero pistillum circumages identidem, ut<text:line-break/>non tantum a mortario quid deradat, sed etiam a sese<text:line-break/>nonnihil deterat: id quod pluribus deinceps diebus pera-<text:line-break/>gitur, donec urina crassitiem assequatur mellis. Faciendum<text:line-break/>vero id in sole, nam facilius in aere ejusmodi ab aere quid i<text:line-break/>deteritur, aut li fol absit, calidas esse aedesi saltem conve-<text:line-break/>nit. Hoc medicamento mixto iis quae curandis ulceribus<text:line-break/>malignis sunt idonea utimur, ut dixi, ceu optimo, nihil enim<text:line-break/>habet abominandum, perinde ut urina capiti alterive parti<text:line-break/>insula. Nam quid commemorem urinae potum <text:span text:style-name="Default_20_Paragraph_20_Font"><text:span text:style-name="T1">i</text:span></text:span> Scripsere<text:line-break/>tamen medicorum quidam de subsidente in urina crasse illo<text:line-break/>videlicet et albo, dicentes id mederi erylipelatis. Sane ea<text:line-break/>eryfipelata, quae ignea etiamnum sunt et re vera eryfipe-<text:line-break/>lata, calidorum et acrium medicamentorum omnino nullum<text:line-break/>iuvare potest, quae vero per refrigerantia refrixere, tum hoc<text:line-break/>tum alia multa medicamenta diferentia ad<text:span text:style-name="Default_20_Paragraph_20_Font"><text:span text:style-name="T1">i</text:span></text:span>uvare valent.</text:p>
      <text:p text:style-name="P3">Atque lloc quidem uti licebit, ubi non in facie aut prope<text:line-break/>erysipelas constiterit, verum in artuum quopiam aut dorso<text:line-break/>aut ventre. At urinam pueri orthopnoeae gratia ebibere<text:line-break/>necessarium non est, quum sint et alia medicamenta quae<text:line-break/>huic medeantur allectus Quin quum bibisset quidam, assa-<text:line-break/>ctu liberatus non est, ut non eximium quid praeter alia<text:line-break/>possideat.</text:p>
      <text:p text:style-name="P1">[ili. <text:span text:style-name="Default_20_Paragraph_20_Font"><text:span text:style-name="T1">De fleto, saliva.]</text:span></text:span> Sielon sive sialon, sive ptye-<text:line-break/>lon appellare libet, nihil interest. V erum ld sciendum est,<text:line-break/>vim ejus esse differentem tum in animalium speciebus tum<text:line-break/>in eorum unoquoque fimo et aegroto, jejuno et sitibundo,<text:line-break/>aut cibo potuque sumpto. Etenim ut urina et bilis, sic<text:line-break/>etiam saliva sumpto quidem cibo imbecilla est, valida et<text:line-break/>acris eorum qui ingenti aut inedia aut liti premuntur, in<text:line-break/>medio utriusque est eorum, qui probe concoxere quidem,<text:line-break/>nondum tamen cibum potumve hausere. Ilac ergo saliva<text:line-break/>nutrices puerorum lichenas curant, parvum videlicet digi-<text:line-break/>tum rigantes, ac deinde cutem affectam consricmltcS, idquc</text:p>
      <text:p text:style-name="P3">faciunt subinde tanto scilicet intervallo, dum salivae vires<text:line-break/>in lichene perdurent ac nondum sint extinctae. Sed et<text:line-break/>triticum mandentes rustici non pauci furunculis imponunt,<text:line-break/>nam celeriter eos et digerit et concoquit, quum li macera-<text:line-break/>rent aqua, non aeque prodesset. Ex quo liquet salivam ju-<text:line-break/>Uandi robur afferre. Atque corporibus mollibus aut puero-<text:line-break/>Tum panem, non triticum imponunt ore commansum. Porro<text:line-break/>omnia sic commansa digerunt et sugillata, caeteraque ecchy-<text:line-break/>momata, maxime ubi panis simul cum pauco radiculae sue-<text:line-break/>rit commansusi. Porro tota substantia vel maxime adversa<text:line-break/>est saliva bestiis hominem interficientibus, ceu alicubi etiam<text:line-break/>Nicander poëta refert. Pollicitus autem mihi quidam incan-<text:line-break/>tationam fefe ostensurum, quae scorpios interficeret, ubi<text:line-break/>illam semel dixisset, in scorpium expuit, inde rursum eam<text:line-break/>obmurmurans iterum scorpium conspuit, ac ubi tertio di-<text:line-break/>xisset atque expuisset, mortuus est scorpius. At postea ego<text:line-break/>absque incantatione a sola saliva occilum vidi scorpium,<text:line-break/>idque celeriter a saliva esurientium aut sitientium , tarde</text:p>
      <text:p text:style-name="P3">autem ali illis qui cibo potuquc lucrant impleti, in aliis<text:line-break/>autem proportione.</text:p>
      <text:p text:style-name="P1">[l su <text:span text:style-name="Default_20_Paragraph_20_Font"><text:span text:style-name="T1">De lis quae in corpore proveniunt.]</text:span></text:span> Nascuntur<text:line-break/>in corpore cum alia praeter naturam. quorum non est sa-<text:line-break/>Iis honestum meminisse, tum etiam lapis in vesica, de quo<text:line-break/>scripsere quidam quod lapides vesicae comminuat. Atque<text:line-break/>hoc quidem saltum est experientia iudicatum, caeterum an<text:line-break/>renum lapides frangat, omnino experti non sumus, quum<text:line-break/>suppeterent alia ad boo symptoma probata medicamenta.<text:line-break/>Ile pure autem et id genus dicere supersedeo, itl illis con-<text:line-break/>cedens, qui his in rebus mirifici sunt, scilicet quibusdam<text:line-break/>eum praestigiis. t actorum stercus unum est inter ea, quae<text:line-break/>in corpore proveniunt, secundum naturam affecto animali,<text:line-break/>veluti et avium sordes. De utroque itaque deinceps disseram.</text:p>
      <text:p text:style-name="P1">[ltt. <text:span text:style-name="Default_20_Paragraph_20_Font"><text:span text:style-name="T1">De c pro, stercore.] </text:span></text:span>t Apros sive copron sive<text:line-break/>apopatema appellati velis periisse est. Scito autem hanc<text:line-break/>substantiam vim habere Vel maxmm digerentem. Verum</text:p>
      <text:p text:style-name="P3">stercus humanum ob foetorem abominandum esa at bubu-<text:line-break/>luln, caprinum, crocodilorum terrestrium et canum, ubi ossi-<text:line-break/>bus duntaxat vescuntur, neque graviter olet et multa ex-<text:line-break/>perientia non tantum nobis, fed et aliis medicis me natu<text:line-break/>ma<text:span text:style-name="Default_20_Paragraph_20_Font"><text:span text:style-name="T1">i</text:span></text:span>oribus comprobatum est. Siquidem Asclepiades, cui co-<text:line-break/>gnomentum erat pharmaceon , et alia omnia medicamenta<text:line-break/>collegit, ut multos impleret libros, et stercore ad multos<text:line-break/>saepe affectus utitur non modo medicamentis, quae solis<text:line-break/>imponuntur commiscens, sed iis quoque quae intro in os<text:line-break/>sumuntur.</text:p>
      <text:p text:style-name="P1">[l q. <text:span text:style-name="Default_20_Paragraph_20_Font"><text:span text:style-name="T1">De stercore Canino.]</text:span></text:span> Sane ego memini me ad-<text:line-break/>mirandam tum humani tum canini stercoris expertum fa-<text:line-break/>cultatem. Sed plius disseram de canino, qui uti assidue<text:line-break/>consuevit praeceptorum nostrorum quidam, sola ossa cani<text:line-break/>edenda exhibens duobus continuo diebus, ex quibus durum,<text:line-break/>candidum ac minime foetens stercus proveniebat. Hoc igi-<text:line-break/>tur acceptum deslccabat, ut quum postea usus esset facile<text:line-break/>ad Levorem posset redigi. Utebatur eo ad anginam et dys.,</text:p>
      <text:p text:style-name="P3">enteriam et summe inveterata ulcera, ad anginam quidem<text:line-break/>iis admiscens, quae alioqui huic affectui Congruebant, ad<text:line-break/>dysenteriam Iacti illi immiscens, cui decocto calculos voca-<text:line-break/>tos silices ignitos iniici ante posuimus, aut ut ego postea<text:line-break/>ob parandi f<text:span text:style-name="Default_20_Paragraph_20_Font"><text:span text:style-name="T1">a</text:span></text:span>cilitate In ad ferrum confugi, id candens lacti<text:line-break/>probe decocto injiciens. Vocant autem medici nonnulli lac<text:line-break/>ejusmodi nescio quo pacto Echinum, verum oportebat non<text:line-break/>lloc lic appellare, sed in quo segregamus ac scindimus lerum<text:line-break/>a caseo. Caeterum medicus ille stercus caninum aridum<text:line-break/>tritum lacti, in quo extincti erant calculi marini, cdaminjicie-<text:line-break/>bat, et id solum generosissimus quosque discipulos docebat.<text:line-break/>ln Ilis ergo duobus inultum expertus sum stercus caninum<text:line-break/>ceu medicamentum mirabile, sicut et in ulceribus extreme<text:line-break/>malignis. Miscui ergo et atl illa paulum quiddam stercoris<text:line-break/>canini medicamentis probatis, et manifesto se ipso valentius<text:line-break/>redditum est medicamentum, et li quando digerere aut defic-<text:line-break/>care quid opus esset, ilhs etiam medicamentis admiscui.</text:p>
      <text:p text:style-name="P2"><text:span text:style-name="Default_20_Paragraph_20_Font"><text:span text:style-name="T9">[20. </text:span></text:span><text:span text:style-name="Default_20_Paragraph_20_Font"><text:span text:style-name="T1">De stercore humano.] </text:span></text:span>Caeterum humani stercoris<text:line-break/>hoc habeo experimentum. Assidue quidam a phlegmonisi<text:line-break/>ad guttur existentibus vexabatur adeo vehementer, ut suffo-<text:line-break/>cationis subiret periculum , et sane ob hoc periculum san-<text:line-break/>guinem mittere cogebatur. ln hunc quum forte quis inci-<text:line-break/>distet, pollicitus est fe praebiturum medicamenti experinlen-<text:line-break/>tum, et fe vocari, fi quando rursus aliqua in parte gutturis<text:line-break/>emicuisset phlegmone, ante sanguinis missionem praecepit.<text:line-break/>Itaque vocatus medicamento illito statim hominem curavit.<text:line-break/>Iit autem iterum profecit, non in ipso tantum, sed et in aliis<text:line-break/>qui similiter erant assacti rogabat is, qui assiduo suffocari<text:line-break/>periclitabatur , data mercede ut sesa medicamentum illud<text:line-break/>doceret, erat enim ille et locuples et in pecuniae sumptu<text:line-break/>liberalis; porro ubi conventum esset de pretio, is qui Velle<text:line-break/>debat hoc medicamentum, inquit, per antipathiam quan-<text:line-break/>dam utilitatem obtinet, esse autem eam antipathiam ut qui<text:line-break/>curatur nesciat unde Conficiatur. Jussit itaque alium daret<text:line-break/>qui pro ipso disceret, qui libi fidelissimus esse videretur qui-</text:p>
      <text:p text:style-name="P3">que jurej Grando reciperet sese nulli ejus facturum copiam,<text:line-break/>priusquam ipso qui dedisset foret defunctus, itaque a morte<text:line-break/>ejus qui indicarat non tantum ille suum hominem , sed et<text:line-break/>alios sanabat, et mihi ne petenti quidem medicamenti ex-<text:line-break/>emptum volens ac lubens obtulit. Erat autem stercus pueri<text:line-break/>siccum cum melle Attico ad Levorem tritum. Victitabat au-<text:line-break/>tem puer, cujus stercus accepturus erat, uti ipse qui medes<text:line-break/>ramentum dederat ostendit, lupinis illis videlicet qui ex<text:line-break/>more edi solent, cum pane bene cocto in clibano modicum<text:line-break/>salem et fermentum habente. Praebebat ause tu bibendum<text:line-break/>vinum vetus, atque haec omnia mediocri in quantitate, ut<text:line-break/>perfecte ea puer posset concoquere. Itaque quum primo<text:line-break/>die eo victu esset usus, postero tamen tlie nondum stercus<text:line-break/>capit bat, sed in eo quoque tlie rursum eodem alebat victu,<text:line-break/>aC tertio demum sumi bat, ac postea aresacto utebatur simi-<text:line-break/>liter ut stercore canino, ut ante dictum est. Di<text:span text:style-name="Default_20_Paragraph_20_Font"><text:span text:style-name="T1">c</text:span></text:span>ebat autem<text:line-break/>illum qui docuerat fugitantem alios cibos ob foetorem prae.</text:p>
      <text:p text:style-name="P3">tulisse lupinos, sese vero experimenti gratia carnes galli-<text:line-break/>naCeas aut perdicum ex aqua aut tenui jure bene coctas per-<text:line-break/>saepe exhibuisse et medicamentum nihilominus. operatum.<text:line-break/>Atque ego sane haec tibi de canino humanoque stercore nar-<text:line-break/>rare possum.</text:p>
      <text:p text:style-name="P1">[21. <text:span text:style-name="Default_20_Paragraph_20_Font"><text:span text:style-name="T1">De stercore lupino.]</text:span></text:span> At lupinum stercus q Id-<text:line-break/>dam colicis potandum dabat, non tantum in ipsis paroxysi-<text:line-break/>nlis, sed etiam in intervallis, siquidem phleglnone vacarent.<text:line-break/>Quorum ego quosdam vidi non amplius invadi , et qui erant<text:line-break/>invasi non amplius id graviter passos, sed nec post paucum<text:line-break/>temporis. Accipiebat autem ille albidius potius stercus<text:line-break/>quale ubi ossa ederint solent excernere. Verum illud etiam<text:line-break/>in eo mirabar, quod vel suspensum evidenter aliquoties<text:line-break/>sevisset. Itaque hic stercus capiebat qllod non decidisset in<text:line-break/>terram, id quod non erat inventu difficile: ea enim est lu-<text:line-break/>porum natura quae canum , ut suspenso altero postel dorum<text:line-break/>crurum et nlejallt et cacent in eminenti quopiam ex ter Pii .</text:p>
      <text:p text:style-name="P3">ltaque in spinis saepe aestate stercus lupinum reperitur et<text:line-break/>fruticibus, vepribus herbisque procerioribus. invenitur<text:line-break/>porro in stercore illorum et nonnihil ossium devorati ani-<text:line-break/>malis, quod ut effugit commansionem , ita et concoctionem,<text:line-break/>quod et ipsum contundens ac conterens bibendum praebuit<text:line-break/>culicis, ac li homo esset puritatis amans , miscebat et latis<text:line-break/>quippiam aut piperis aut quippiam ejusmodi. l t plurimum<text:line-break/>autem ex vino albo consistentiae tenuis bibendum praebebat,<text:line-break/>interim vero etiam ex aqua. lloc ergo stercoris quod<text:line-break/>patientis ilibus applicandum esset praecepit Dispendi ex<text:line-break/>vinculo consecto ex lana, sed non qualibet, verum multo<text:line-break/>praestabat eam este ovis a lupo laniatae, unde quod ad<text:line-break/>hunc usum accommodaretur esset conficiendum. Quod li<text:line-break/>talis non adesset lana, ex pelle cervina et lorum quod<text:line-break/>cingeret ilia, et in quo stercus contineretur parari prae-<text:line-break/>cipiehaL At nos ollulam ad magnitudinem maximae la-<text:line-break/>bae confecimus, quam experiundi gratia indito stercore<text:line-break/>quibusdam suspendimus, nec potuimus non mil ali quum</text:p>
      <text:p text:style-name="P3">plurimos ipsorum videremus adsutos. Caeterum ad ollu-<text:line-break/>lam duas ceu aures affiximus, per quas lorum transmitti<text:line-break/>posset. Sed hoc quidem obiter dictum esto, siquis .in-<text:line-break/>venietur qui fic suspensis fidem habere dignabitur. Dico<text:line-break/>autem fic, nam substantia est quae suspenditur, non voces<text:line-break/>barbarae, ut quidam facere praestigiatorum assolent, quando<text:line-break/>et alias expertus lllm substantias quae in aliis affectibus<text:line-break/>similiter operarentur. Sed de his non est nunc dicendi<text:line-break/>tempus. Ad propontum itaque revertamur.</text:p>
      <text:p text:style-name="P1">[22. <text:span text:style-name="Default_20_Paragraph_20_Font"><text:span text:style-name="T1">De stercore Caprino.] </text:span></text:span>Nam humanum, cani-<text:line-break/>num lupinumque stercus recensi<text:span text:style-name="Default_20_Paragraph_20_Font"><text:span text:style-name="T1">o</text:span></text:span>, alia vero nondum; quo-<text:line-break/>1T1I11 etiam major est quam dictorum numerus, et quae-<text:line-break/>dam assiduo habentur in usu, quaedam rariore. Omnium<text:line-break/>creberrime utimur caprino stercore digerentis et acris<text:line-break/>facultatis, adeo ut et induratis sairrhorum in modum tu-<text:line-break/>moribus congruat, nec tantum lienis, ad quos Creberrime<text:line-break/>medici non pauci hujusmodi stercora appli<text:span text:style-name="Default_20_Paragraph_20_Font"><text:span text:style-name="T1">c</text:span></text:span>ant, sed esiam</text:p>
      <text:p text:style-name="P3">aliarum partium. Siquidem ego eo usus sum ad genu<text:line-break/>tumorem habens inveteratum et aegre solubilem, jullb<text:line-break/>fieri cataplasmate ex larina hordeacea per oxycratum, in-<text:line-break/>dito videlicet lloc stercore, et mirum est quam homo ille<text:line-break/>fuerit adsutus. Erat autem rusticus in quo id factum est.<text:line-break/>Et jam etiam alius rusticus quum sic usus esset non tan-<text:line-break/>tum in genu, sed etiam aliis in partibus ad tumores limi-<text:line-break/>Iti perinde adjutus est. Nam acrius est medicamentum<text:line-break/>quam ut mulieres urbanas aut pueros aut omnino qui<text:line-break/>tenera sunt carne sanare possit. Sed de particulari om-<text:line-break/>nium medicamentorum usu in opere de componendis illisi<text:line-break/>tractabitur. Quin et atl aquam inter cutem et ad sple-<text:line-break/>Diros varie caprino stercore utimur. Sed et ullum temno-<text:line-break/>lis qui<text:span text:style-name="Default_20_Paragraph_20_Font"><text:span text:style-name="T1">i</text:span></text:span>lem essentiae, verum haud manifesto redditur acrius.<text:line-break/>Quamobrem Iane atl alopecias congruit, et omnia adeo<text:line-break/>quae exurgentia medicamenta desiderant, ut lepras, pso-<text:line-break/>rasi, lichenas et ltoc genus alia. Miscetur digerentibus<text:line-break/>cataplasmatis, qualia Iunt quae accommodantur ad pardi-</text:p>
      <text:p text:style-name="P3">das et bubonas diuturniores, est enim visi ejus tum usti<text:line-break/>tum non usti abstersoria et digerens , nec etiam parvam<text:line-break/>habet digerendi potentiam. Nam medicus quispiam ex<text:line-break/>iis, qui in agris et vicis medicinam exercent, utebatur eo<text:line-break/>ex aceto ad viperarum morsus et multo sane etiam ma-<text:line-break/>gis aliarum bestiarum, ac profecto ex iis complures serva-<text:line-break/>vit. Et hic ipse quoque medicus ad auriginem potanda<text:line-break/>ipsa stercora caprina ex vino praebuit, et ad profluvium<text:line-break/>muliebre cum thure apposuit. Quae omnia sane optimus<text:line-break/>medicus ignorare non debet, caeterum potiora eligere<text:line-break/>potissimum ad urbanos et honoratos alicuj usque existima-<text:line-break/>tinnis viros, in quibus equidem ego tali nunquam sinu<text:line-break/>usus medicamento, quum multo meliorum suppeteret copia.<text:line-break/>Attamen existit nonnunquam talium usus aut in itinere aut<text:line-break/>in venatione aut rusticatione, quum scilicet meliorum nihil<text:line-break/>affuerit, aut homo rusticus perinde suerit carnis durae ac<text:line-break/>asino similis. Nam ejusmodi multos in agris reperias di-<text:line-break/>n o.d, qui bibant stercora caprina. Porro .quod et supra</text:p>
      <text:p text:style-name="P3">monui de minis et bile et saliva, id nunc memoria repete,<text:line-break/>nempe universalem et communem facultatem eandem om-<text:line-break/>nibus inesse, verum pro animalium temperamentis variam.<text:line-break/>Nam eorum quae licciore sunt. temperie et stercus exic-<text:line-break/>cantius est; sicut et calidiorem magis etiam calefactorium.<text:line-break/>lerum nullum omnino stercus refrigerat , sicut nec ullum<text:line-break/>humectat. Sed et pro natura eorum quae edunt, multa<text:line-break/>item fuerit diversitas. Proinde in hominibus potius quam<text:line-break/>aliis animalibus major est, quandoquidem lioc animal di-<text:line-break/>versillimis maximeque variis cibis utitur. Nam quid simile<text:line-break/>habent qui allium ac caepas comedunt et qui cucurbitam<text:line-break/>verbi causa? at capi arum stercora pro pasto vario nonnihil<text:line-break/>item habuerint differentiae, non tamen tantum quantum<text:line-break/>stercus humanum.</text:p>
      <text:p text:style-name="P1">[23. <text:span text:style-name="Default_20_Paragraph_20_Font"><text:span text:style-name="T1">De peccore bubulo.]</text:span></text:span> Similiter stercus bubulum<text:line-break/>exiguam habet differentiam, estque et ipsum facultatis exic-<text:line-break/>rat<text:span text:style-name="Default_20_Paragraph_20_Font"><text:span text:style-name="T1">a</text:span></text:span>riae, verum attractorium etiam obtinet, ut monstrat,<text:line-break/>dum apum vesparumque morsus juvat. Atque haec ut a</text:p>
      <text:p text:style-name="P3">proprietate substantiae totius iuventur fieri potest. Caete-<text:line-break/>runl medicus quidam medicamentorum peritus in Myfia, quae<text:line-break/>in Hellesponto est, aqua inter cutefn laborantes bubulo ster-<text:line-break/>core oblinens in solem exponebat. Atque hic ipse impo-<text:line-break/>suit et parqibusi rusticorum phlegmone obsessis humidum illud<text:line-break/>vele collectum quum herbarn boves pascuntur. Manifestum<text:line-break/>autem est hoc esse alio moderatioribusi multo viribus , dico<text:line-break/>autem aliud, quum paleis vescuntur ; nam hoc medium est<text:line-break/>inter Id quod modo diximus et quod provenit ab ervi pastu-<text:line-break/>Liquet ergo quemadmodum id quod pascuo herbaceo pro-<text:line-break/>venit, ad phlegmonasi accommodatur, fic istud aqua intestatis<text:line-break/>esse idoneum. Scire tamen oportet, omnia id genus me-<text:line-break/>dicamenta duris agrestium hominum corporibus aptari,<text:line-break/>nempe fossoribus et messoribus et qui opus obeunt tam<text:line-break/>validum; in quibus utique Myfius ille medicus et ad stru-<text:line-break/>mas adhibebat et ad tumores omnes fcirrhofos ex aceto<text:line-break/>in Cataplasmatis formam compofitum illinens.</text:p>
      <text:p text:style-name="P1"><text:span text:style-name="Default_20_Paragraph_20_Font"><text:span text:style-name="T12">[24. </text:span></text:span><text:span text:style-name="Default_20_Paragraph_20_Font"><text:span text:style-name="T2">De stercore ovillo.] </text:span></text:span><text:span text:style-name="Default_20_Paragraph_20_Font"><text:span text:style-name="T12">Sed et hic ipse medicus</text:span></text:span></text:p>
      <text:p text:style-name="P3">ovium utebatur stercore ad acrochordonas et mvrmecias et<text:line-break/>tltvmos et furunculos duros, quos clavos nominant, aceto<text:line-break/>videlicet diluens. Quin et ulcerum ambusta ad cicatricem<text:line-break/>illo ducebat, nempe st<text:span text:style-name="Default_20_Paragraph_20_Font"><text:span text:style-name="T1">e</text:span></text:span>rcus lloc cerato rosaceo commiscens.<text:line-break/>Sed et per stercus caprinum combustum similiter curabat,<text:line-break/>caeterum pauculum ejus multis numeris majori cerati moli<text:line-break/>admiscebat. Et in totum studium id illi erat unicum omnia<text:line-break/>curare per ea, quae eq ngriS facillime parantur: inter quae<text:line-break/>sunt et herbae et frutices et arborum flagra et germina et<text:line-break/>folia mollia et fluctus t t cortices, super quibus copiosius di-<text:line-break/>retur in facile partibilibus.</text:p>
      <text:p text:style-name="P1">[23. <text:span text:style-name="Default_20_Paragraph_20_Font"><text:span text:style-name="T1">De ster</text:span></text:span>c<text:span text:style-name="Default_20_Paragraph_20_Font"><text:span text:style-name="T1">ora columbin</text:span></text:span>o.] Porro stercore colum-<text:line-break/>harum nomadum. nam si<text:span text:style-name="Default_20_Paragraph_20_Font"><text:span text:style-name="T1">c</text:span></text:span> eas quidam cognominant a do-<text:line-break/>medicis videlicet distiti nentes, tanquam medicamento cale-<text:line-break/>suciente et ipsa atl multa frequenter admodum utor, nempe<text:line-break/>cum sumine nasturcii <text:span text:style-name="Default_20_Paragraph_20_Font"><text:span text:style-name="T1">c</text:span></text:span>ontusum cribratumque siccum vite<text:line-break/><text:span text:style-name="Default_20_Paragraph_20_Font"><text:span text:style-name="T1">r</text:span></text:span> q vos atl ea quae rutu dicari dcbcllt a bibens. Manili stutn</text:p>
      <text:p text:style-name="P3">autem est quod inveterata omnia dico in talibus affectibus,<text:line-break/>quales sunt coxendix , hemicrania, scotomata, vertigines et<text:line-break/>cephalaea, et in lateribus, scapulis, cervice, lumbis, dolo-<text:line-break/>res inveterati, et ad haec nephritides et affectus coeliaci<text:line-break/>et podagricae artllritides , quando videlicet in articulis eo-<text:line-break/>russi nondum constiterint tophi. Atque hoc stercus plane<text:line-break/>foetidum non est maxime arefactum. Quocirca et in urbi-<text:line-break/>bus eo varie utimur, alias aliis miscentes medicamentis.</text:p>
      <text:p text:style-name="P1">[26. <text:span text:style-name="Default_20_Paragraph_20_Font"><text:span text:style-name="T1">De ffercore gallinac</text:span></text:span>e.] Porro quum conspexis-<text:line-break/>fem illum in Mysia medicum gallinaceo utentem stercore in<text:line-break/>eis, qui ab esu fungorum suffocabantur, et ipse quoque sum<text:line-break/>usus in quibusdam urbem inhabitantibus 7 qui et ipsi sungos<text:line-break/>e si ta<text:span text:style-name="Default_20_Paragraph_20_Font"><text:span text:style-name="T1">x</text:span></text:span>ant, ipsum videlicetad Levorem contritum tribuli qua-<text:line-break/>tuorve oxycrati aut oxymelitis inspergens cyathis; et pa-<text:line-break/>lam adjuti sunt id que celeriter. Nam qui praesocabantur,<text:line-break/>paulo post vomebant pituitosum humorem omnino crastini-<text:line-break/>mum , et exinde plane liberati sunt lymptomate. Est an-<text:line-break/>tenl lloc stercus columbino minus calidum. Caeterum My-</text:p>
      <text:p text:style-name="P3">fitus ille medicus dabat etiam bibendum stercus gallinaceum iis<text:line-break/>qui diutino coli dolore fuissent vexati ex oenomesite, quod<text:line-break/>li hoc non aderat, ex aceto aut vino aqua diluto. Porro<text:line-break/>memoria tenere oportet Communem de omnibus animantibus<text:line-break/>rationem, nempe in iis quae in corporibus iplormn contineo-<text:line-break/>tui; litui humida quam solida, tum in ipsis parubns plurimam<text:line-break/>este diversitatem montanorum quae vocant et eorum quae in<text:line-break/>pratis, paludibus , lacubus et aedibus versantur. Semper<text:line-break/>enim quae exercentur iis quae non exercentur lunt<text:line-break/>sicciora, et quae cibis utuntur calidioribus sicciol abusque<text:line-break/>ns quae humidis fligi d Usque. Nam in columbis, quan-<text:line-break/>doquidem creber nobis earum stercoris est utus, multo<text:line-break/>semper inferius ac imbecillius expertus tum earum ster-<text:line-break/>ens quae in domibus degebant quam earum quae ni mon-<text:line-break/>tibus, quas nomadas nuncupant. l Iun gallinarum quoque<text:line-break/>inveni multo etiam imbecillius earum quae conclusae ler-<text:line-break/>vantur et furfuribus aluntur, non paulo autem valentius<text:line-break/>earum quae in agris; atrus aut si<text:span text:style-name="Default_20_Paragraph_20_Font"><text:span text:style-name="T1">n</text:span></text:span>is patrantur.</text:p>
      <text:p text:style-name="P2"><text:span text:style-name="Default_20_Paragraph_20_Font"><text:span text:style-name="T10">[2</text:span></text:span><text:span text:style-name="Default_20_Paragraph_20_Font"><text:span text:style-name="T5">τ</text:span></text:span><text:span text:style-name="Default_20_Paragraph_20_Font"><text:span text:style-name="T10">. </text:span></text:span><text:span text:style-name="Default_20_Paragraph_20_Font"><text:span text:style-name="T1">D^ stercore anserum et ciconiarum.]</text:span></text:span> Caeterum<text:line-break/>stercus anserinum prae nimia acrimonia inutile est. COI-<text:line-break/>ligo enim ita esse et accipitrum et aquilarum. Verum su r<text:line-break/>gienda est materia omnis ejusmodi, quae difficulter com-<text:line-break/>parari potest. Qua occasione complures validissimas vires<text:line-break/>talibus materiis testimonio ascribunt suo, ceu non sacile<text:line-break/>redarguendi, velut qui Ciconiarum stercusi comitiali morbo<text:line-break/>mederi scriptitant. Verum quamquam hoc multis aliis quae<text:line-break/>scribunt longe fit parabilius, curiosum tamen est, ut taceam<text:line-break/>falsum esse, quod de illo est proditum; nam quidam iis<text:line-break/>qui talia memorant credulus epoto lloc stercore nihil ad-<text:line-break/>jutus est. Nam et antequam experiare, promissorum pravi-<text:line-break/>tatem ac salfitatem ipsi qui talia scribunt detegunt, nam<text:line-break/>quum multis modis difficulter llominesi spirent, neque quod<text:line-break/>omnibus conserant ascribunt neque quod his aut huic.<text:line-break/>Tametsi sunt inter eos qui talia scriptitant qui non sim-<text:line-break/>lpliciter dyspnoeae, difficilis spirationis, sed orthopnoeae talia<text:line-break/>lesse remedia dicunt, Helope ciconiae stercus, noctuae Ian-</text:p>
      <text:p text:style-name="P3">guinem <text:span text:style-name="Default_20_Paragraph_20_Font"><text:span text:style-name="T9">, </text:span></text:span>urinam humanam et alia his absurdiora , haud<text:line-break/>scientes quod pituitosus vi ficosus q ne succus bronchia ob-<text:line-break/>llruens pulmonis, hujus affectus Iit caula et quod in eo<text:line-break/>evacuando consistat medela, quod evacuatur dum per tul-<text:line-break/>lim excreatur, et quod id litui nequeat absque crebro<text:line-break/>epoto medicamento acriore. At lii adeo sunt nugacem, aut<text:line-break/>praestigiatores, aut quo illos digno appellem nomine nt st io,<text:line-break/>ut dicant absurdorum istorum poculorum unumquodque<text:line-break/>epotum a dyspnoea liberare, quod fieri non posset, ne li<text:line-break/>vel specillum sus esset alicui in pulmonem demittere, quo<text:line-break/>infixum humore m tolleret semel duntaxat demissa. istae-<text:line-break/>Itabat itaque illis dixisse, non li epotus sit bic sanguis aut<text:line-break/>urina, lanare dyspnoeam, sid si potetur, rectiu.sque t tiam<text:line-break/>quod non semper et omnino sanabit, ne li vel assiduo po-<text:line-break/>tetur, led quod multos sanavit, multos vero adjuVit qui-<text:line-break/>dem, leti morbo prorsum non liberavit. Sed llos jam init-<text:line-break/>taurus et quod deinceps est, ad itl pergamus. Cujusque<text:line-break/>enim stet cotis alimoniam et digerendi vim possidentis,</text:p>
      <text:p text:style-name="P3">prout aliud alio plus minusve ejus sortitum est faCulta-<text:line-break/>tis, ita particulares in ipsis proveniunt differentiae, ac<text:line-break/>proinde aliud hoc pathema potius, aliud illud magis curare<text:line-break/>valet.</text:p>
      <text:p text:style-name="P1">[26. <text:span text:style-name="Default_20_Paragraph_20_Font"><text:span text:style-name="T1">De stercore murium</text:span></text:span>.] Sic enim murium stercus<text:line-break/>alopecias curare proditum est, et inventus est quidam me.<text:line-break/>dicus, qui ad hoc pathema utebatur compofito medicamento<text:line-break/>ex murium stercore consecto. Et alius quidam glandem<text:line-break/>puero familiaribus rogantibus ut apponeret praecepit ut<text:line-break/>ex stercore conficeretur murium. Quo dicto omnesi qui<text:line-break/>audierant in rifum foluti funt, quod quum tot essent quae<text:line-break/>apposita sedi ad excretionem excitarent intestinum, ille<text:line-break/>omnibus praeteritis ad murium consugiffet stercus. Nam<text:line-break/>re vera pudendum est alia etiam experiri velle, quum omnes<text:line-break/>tceu curiosum et praestigiatorem condemnent eum qui talia<text:line-break/>.aut faciat aut dicat. Itaque de murium stercore haec quo-<text:line-break/>que sufficiunt.</text:p>
      <text:p text:style-name="P1"><text:span text:style-name="Default_20_Paragraph_20_Font"><text:span text:style-name="T12">[^q. </text:span></text:span><text:span text:style-name="Default_20_Paragraph_20_Font"><text:span text:style-name="T2">De </text:span></text:span><text:span text:style-name="Default_20_Paragraph_20_Font"><text:span text:style-name="T1">stercore Crocodilorum terrestrium et sturn</text:span></text:span>i</text:p>
      <text:p text:style-name="P3"><text:span text:style-name="Default_20_Paragraph_20_Font"><text:span text:style-name="T1">norunt.] </text:span></text:span>Caeterum terrestrium crocodilorum, horum in-<text:line-break/>quam exiguorum et humi serpentium, stercus pretiosum<text:line-break/>effecere mulieres deliciosae, quibus non est satis, quod alia<text:line-break/>sint medicamenta tam multa, quibus faciei cutis et tensa<text:line-break/>et splendens efficitur, quin etiam adiungant stercus croco-<text:line-break/>stilorum. Simile illi sit et sturnorum stercus, quum solam<text:line-break/>oryzam ederint. I tarum itaque est quod abstergendi de-<text:line-break/>liccandique facultatem utramque moderatam habent stercora<text:line-break/>ejusmodi et multo moderatiorem et hebetiorem stercus<text:line-break/>sturnorum. At stercus crocodilorum sicut a facie ephe-<text:line-break/>ltn tollit, ita et vitiliginem et lichenas.</text:p>
      <text:p text:style-name="P1">[30. <text:span text:style-name="Default_20_Paragraph_20_Font"><text:span text:style-name="T1">De sordibus hominum.]</text:span></text:span> Sord<text:span text:style-name="Default_20_Paragraph_20_Font"><text:span text:style-name="T1">t</text:span></text:span>s nascitur non<text:line-break/>tantum per totam corporis cutem, sed et in aurlbus, sed<text:line-break/>ob paucitatem paratu dillicilis est. Proinde de illa nihil<text:line-break/>scribunt, nisi quod paronvchiis congruat Iordes aurium,<text:line-break/>quam sane etiam sidam per se licet accipere- Nam quae<text:line-break/>in tota cute provenit et balneis et in palaestris deraditur,</text:p>
      <text:p text:style-name="P3">conserens nonnihil et ipsa pato quem vocant, de quo supra<text:line-break/>disserui. Sed et generatio ejnsi naturam indicat. Nam si<text:line-break/>sordes est <text:span text:style-name="Default_20_Paragraph_20_Font"><text:span text:style-name="T1">C</text:span></text:span>rassum illud ac terrestre quod reliquum est<text:line-break/>eorum quae per latentem transpirationem evacuantur, sequi-<text:line-break/>tur ut desiccandi vim habeat cum nonnulla caliditate jun-<text:line-break/>ctam. Ea tamen sordes, quae lanisi ovium inhaeret et<text:line-break/>adnascitur, ex qua oesypon quod vocant conficitur, coneo-<text:line-break/>quendi vim habet similem butyro^ paulum vero etiam dr-<text:line-break/>gerentis facultatis obtinens.</text:p>
      <text:h text:style-name="P71" text:outline-level="1">CALENI DE <text:span text:style-name="Default_20_Paragraph_20_Font"><text:span text:style-name="T1">S</text:span></text:span>IMPLI<text:span text:style-name="Default_20_Paragraph_20_Font"><text:span text:style-name="T1">C</text:span></text:span>IUM <text:span text:style-name="Default_20_Paragraph_20_Font"><text:span text:style-name="T1">M</text:span></text:span>EDICA-<text:line-break/>MENToRU<text:span text:style-name="Default_20_Paragraph_20_Font"><text:span text:style-name="T1">M</text:span></text:span> TEMPERAMENTIS Ac<text:line-break/>F<text:span text:style-name="Default_20_Paragraph_20_Font"><text:span text:style-name="T1">i</text:span></text:span>cULTATlBUS LIBER XI.</text:h>
      <text:p text:style-name="P1">Prooemium. Pleraeque animantium partes com-<text:line-break/>munes inter le omnium sunt, nulla tamen est aeque com-<text:line-break/>munis ut caro. Hanc enim llabet omne animal sanguine<text:line-break/>quidem praeditum, ut homo et omnes quadrupedes, tum<text:line-break/>aves, serpentes, lacerti quos saules vocant, testudines et<text:line-break/>quae sunt ejus generis: sanguine carentia tum ostrea omnia<text:line-break/>tum non pauoa eorum quae in aquis degunt, sicut et non-</text:p>
      <text:p text:style-name="P3">nulla quae in terris. Et quofl ex animantibus maxime edi-<text:line-break/>tar, caro est, nam et viscerum plurima moles ex carnibus<text:line-break/>ipsis inhaerentibus constat. Verum nonnulli medicorum car-<text:line-break/>nem viscerum parenchyma vocandam censent, propterea<text:line-break/>quod ex venis effusus sanguis circum vasa omnia conere-<text:line-break/>scat, ut ipsi arbitrantur, sed eam quae visitur in musculis<text:line-break/>solam carnis appellatione dignantur. Verum de nominibus,<text:line-break/>ut semper monemus, contendendum non est, sed exercenda<text:line-break/>potlusi rerum scientia, cujus nos quoque studio usque dediti<text:line-break/>quaecunque tum do propriis cujusque animantis partibus<text:line-break/>tum de communibus cognovimus, estque partim experien-<text:line-break/>tla partim ratione docti, omnia deinceps exponemus orsi<text:line-break/>a carne proprie dicta.</text:p>
      <text:p text:style-name="P1">Lap. I. [p. Alu <text:span text:style-name="Default_20_Paragraph_20_Font"><text:span text:style-name="T1">carne viperae</text:span></text:span>.] Non omnes anima-<text:line-break/>lium carnosi hominem nutriunt, sed quorundam etiam le-<text:line-break/>thales sunt qlmrr secus atque venena quae vocant deleteria.<text:line-break/>sum inter oag carnes quae hominem nutriunt, quaedam<text:line-break/>hoc ipsum tantum, funt nempe nutrimentum, quaedam vero</text:p>
      <text:p text:style-name="P3">supra quam quod nutriunt habent et facultatem Ceu medi-<text:line-break/>camello, quandoquidem desiccando, humectando, calefit-<text:line-break/>ciendo ac refrigerand<text:span text:style-name="Default_20_Paragraph_20_Font"><text:span text:style-name="T1">o</text:span></text:span> corpus atterant. Nam viperarum<text:line-break/>carnes palam videre est calefacientes et deficcantes ubi con-<text:line-break/>diuntur ceu anguillae, nempe oleo , sale, anetho, porro et<text:line-break/>aqua, servato nimirum nlodo. Quod autem totum corpus<text:line-break/>per cutim evacuent, discere tibi liceat vel ex iis quae ego<text:line-break/>iuvenis etiamnum in Alia nostra sum expertus, quae sigilla-<text:line-break/>tim deinceps narrabo; homo quidam morbo quem elephanta<text:line-break/>cognominant laborans aliquo usque cum sodalibus .conver-<text:line-break/>labatur, donec ex ipsius consuetudine conversationeque qui-<text:line-break/>dam nostrum morbi inslcerentur contagione, et ille jam odo-<text:line-break/>ratu gravis ac foedus redderetur aspectu. Constructo igitur<text:line-break/>illi tugurio proxime vicum in jugo collis propter fontem,<text:line-break/>illic hominem collocant, tantum illi quotidie Ciborum semen-<text:line-break/>tes quod vitae sustinendae satis soret. I sat lerum ad canis<text:line-break/>exortum quum sorte messoribus haud procul inde metenti-.<text:line-break/>bus vinum esset allatum in fictili sane quam fragrans, is qui-</text:p>
      <text:p text:style-name="P3">dem qui attulerat deposito illo prope messores abiit. Verum<text:line-break/>ubi ejus bibendi advenisset tempus, fublato fictili adolefcens,<text:line-break/>ut pro more impleto cratere competente aqua vinum tempe-<text:line-break/>raret, in cratera vinum effundit et una excidit vipera mor-<text:line-break/>tua. Quare attoniti messores veriti ne quod , si bibissent,<text:line-break/>inde fibi malum eveniret, fuam quidem fitim aquae potione<text:line-break/>sedare maluerunt. Caeterum quum illinc discederent , prae<text:line-break/>humanitate videlicet ac misericordia homini illi elephanti<text:line-break/>obnoxio vinum largiuntur, rati expedire illi potius mori<text:line-break/>qaum vivere in ea miseria. At ille ubi bibisset , admiran-<text:line-break/>dum in modum sanitati restitutus est. Nam tuberosum illud<text:line-break/>omne cutis totius non aliter quam animalium a testis mol-<text:line-break/>lilie nuncupaturum malacostracon tegmen decidit, quod au-<text:line-break/>tem reliquum erat molle admodum apparuit, instar cutis<text:line-break/>cancrorum et locustarum, ubi extima testa suerit detracta.<text:line-break/>Alterum quoque ejusmodi non dissimili calu in Myfia Assae<text:line-break/>non procul ab urbe nostra accidit. Vlr quidam elephanto<text:line-break/>laborans prolectus est ad aquarum calidarum sponte nascen-</text:p>
      <text:p text:style-name="P3">tium usum, sperans inde nonnihil se commodi adepturum.<text:line-break/>I.rat illi scortum mancipium iuvencula sane formosa com-<text:line-break/>pluribus amatoribus ambita. Ille istius fidei tum nonnulla<text:line-break/>lilia ad rem domesticam spectantia tum penu ipsum credule-<text:line-break/>l at. Prosectis igitur illis, in aedibus, quibus vicinus erat<text:line-break/>locus <text:span text:style-name="Default_20_Paragraph_20_Font"><text:span text:style-name="T4">sqnalliduse.il </text:span></text:span>viperarum plenus, sorte fortuna ex illis<text:line-break/>una in urceum vini incidit negligentius pblitum extinctaque<text:line-break/>est. Ac scortum quidem in lucro id reputans quod forte<text:line-break/>evenisset, llero id vini propinat atque ille ebibit. Caeterum<text:line-break/>exinde ad eum modum quo ille qui degebat in tugurio per-<text:line-break/>innatus est. Porro tertium quoque annectam quoti ex nollrta<text:line-break/>l r sectum est imitatione. Quum quidam hoc morbo aegro-<text:line-break/>luet, animo magis quam vulgus philosophico et comum-<text:line-break/>plue mortis oppido quam graviter serebat , satiu.sqne dice-<text:line-break/>bat mortem semel perpeti quam vitam vivere tam misera-<text:line-break/>hili m. Itaque illi quae superioribus duobus accidissent in-<text:line-break/>dico. I.rat autem i<text:span text:style-name="Default_20_Paragraph_20_Font"><text:span text:style-name="T1">s</text:span></text:span>se auguriorum peritus et amico uteba-<text:line-break/>tur mirifice hanc disciplinam tractante. Itaque ubi ad au-<text:line-break/>barium cum illo consedisset, persuasus est ut quae per ex-</text:p>
      <text:p text:style-name="P3">persentiant essent cognita ipse imitaretur , atque epoto vino<text:line-break/>quod sic erat veneno insectum leprosus Iactus est, ac postea<text:line-break/>lepram ejus nos consuetis remediis sanavimus; quartus<text:line-break/>praeterea vivas capere viperas arte instituit. Sed illius<text:line-break/>morbi tantum erant in illo principia. Itaque cura studium-<text:line-break/>que nobis suit ut illum quam celerrime sanitati redderemus.<text:line-break/>Quocirca misso sanguine atraque bile medicamento detracta<text:line-break/>viperis quas capiebat uti jussimus praeparatis in olla anguisa<text:line-break/>farum in modum. Atque llic ita sanatus est, evaporato per<text:line-break/>cutem affectu. Postremo et alius vir quidam opulentus, non<text:line-break/>nostras ille quidem, sad ex media Thracia, Pergam u m ad-<text:line-break/>venit admonitus somnio. Ubi <text:span text:style-name="Default_20_Paragraph_20_Font"><text:span text:style-name="T1">i</text:span></text:span>ubente deo per insomnium<text:line-break/>ut quotidie medicamentum biberet, quod consectum est ex<text:line-break/>viperis, forisque corpus inungeret, non multos post dios<text:line-break/>morbus in lepram abiit, rursumque et haec affectio quibus<text:line-break/>dens praecipiebat medicamentis curata est. Sane viperarum<text:line-break/>caro adeo ingentem obtinet desiccandi facultatem, ut qui-</text:p>
      <text:p text:style-name="P3">dam qui eam edere vehementissima cruciati sint liti, ac pro-<text:line-break/>inde illas dipladas cognominant. Sunt alitem qui dicant de-<text:line-break/>llltll filis a viperis latiari non poste potando, sid disrumpi<text:line-break/>citius quam siti liberari. Quocirca eos qui Romae viperas<text:line-break/>venantur, quos Martos nuncupant, percontatus sum ecquid<text:line-break/>haberent ligni, quo genus utrumque viperarunf discernerent.<text:line-break/>At illi prot sum negabant ullum esse genus viperarum dipsa-<text:line-break/>dum , verum cas quae juxta mare atque in locis degunt sal-<text:line-break/>sedinfm multam habentibus, carnem obtinere tallam, ac<text:line-break/>proinde in Iibva talium ingentem esse proventum , in Halia<text:line-break/>vero propter regionis humiditatem non inveniri. Atque llaec<text:line-break/>quidem narrantes audivi Massas, non tamen certo dicere<text:line-break/>queam an in totum verum dixerint, an parum etiam falsum.<text:line-break/>Nam quasdam esse Viperas in iis quas memorabant regionibus,<text:line-break/>quibus salsa Iit caro, vel maxime mihi videtur este probabile;<text:line-break/>scio enim cum cibis animalium mutari carnes, non tamen<text:line-break/>nullum esse genus viperarum dipsadum pronunciare valeam.</text:p>
      <text:p text:style-name="P3">t</text:p>
      <text:p text:style-name="Normal">Caeterum tutissimum est cavere ne in ejusmodi regionibus vi-<text:line-break/>peras venemur, seu ad esum, seu ad medicamenti praepa-<text:line-break/>rationem, quale est et hoc praedarum quod medici prope<text:line-break/>omnes theriacam appellitant. Porro quoniam ex more,<text:line-break/>quum pastillos theriacos quos vocant praeparamus, non Ian-<text:line-break/>tum caput, sed et caudam eorum abiicimus, subiit mihi sre-<text:line-break/>quenter rationabile sortassis esse caput quidem totum abiici<text:line-break/>ob venenum quod ore continent, verum a ratione alienum<text:line-break/>esse adimere et caudam. Nec enim dicere liceat quod id sa-<text:line-break/>ciendum fit ob recrementa nutrimenti tum liquida tum ficca.<text:line-break/>Nam intersectis atque excoriatis apertisque exempta intera-<text:line-break/>nea omnia abiicimus , ut lota fit carnium substantia , reliqua<text:line-break/>una cum arteriis venisque per ipsas innatis, quarum minima<text:line-break/>moles est ut ad totam carnem, ac ne apparens quidem, nisi<text:line-break/>quis multum diligenter intentis oculis confideret. Atque<text:line-break/>pastillos, quos et theriacos vocant, hunc in modum praepara-<text:line-break/>mus. Purgatas illas in aqua elixamus quoad exacte nobis</text:p>
      <text:p text:style-name="P3">videantur coctae. Indimus autem ali initio statim aquae<text:line-break/>anethum et post coCtionem spinas a carne separamus , mox<text:line-break/>pani ad Levorem trito Carnem commilbemus. Verum non<text:line-break/>quemlibet panem citra dt lectum accipimus, sed quam fieri<text:line-break/>possit purissimum simul et probe in clibano coctum et falis<text:line-break/>simulque fermenti quod latis sit habentem. Eum autem antea<text:line-break/>desieramus in aedibus siccis minimeque li umectis, donec adeo<text:line-break/>siccus efficiatur ut in mortario contundi possit. Non tamen<text:line-break/>tundenti is miscemus, verum aqua in qua decoctae fuerant<text:line-break/>Operae maceramus, et carnem ipsam priusquam commiscea-<text:line-break/>tur pani, in mortario coquorum eatenus conterimus, doneC<text:line-break/>exacte reddatur laevis. Postea parvos pastillos fingentes<text:line-break/>atque in aedibus calidis liccisque desecantes, deinde quoque<text:line-break/>in talibus repositos servamus. Hos ergo ineunte aestate<text:line-break/>consicimus, quo potissimum tempore optima est viperarum<text:line-break/>caro. Porro utimur eis postea contusis denuo et cribratis<text:line-break/>et rursus ad Levorem redactis, salis nonnihil adiicientes ad</text:p>
      <text:p text:style-name="P3">suavitatem praeparati, cujus etiam aliquid ipsi theriacae in-<text:line-break/>jicimus. Caeterum eodem quoque tempore ex viperis assatis<text:line-break/>alenl conficimus, vivis illis in ollam novam in<text:span text:style-name="Default_20_Paragraph_20_Font"><text:span text:style-name="T1">i</text:span></text:span>ectis, una cum<text:line-break/>iis medicamentis quae illis et substerni et apponi assolent, quae<text:line-break/>omnia commemorare non est praesentis negocii. Nam iuvo-<text:line-break/>nientur fortassis etiam qui me non in<text:span text:style-name="Default_20_Paragraph_20_Font"><text:span text:style-name="T1">i</text:span></text:span>uria reprehendent ob<text:line-break/>monstratam hoc in loco pastillorum praeparationem tanquam<text:line-break/>alieno tempore expolitam. Verum haec posteaquam dicta<text:line-break/>nunc funt, ferventur tamen ac maneant, etiamsi non ad-<text:line-break/>modum videantur huic instituto propria. At quae fequun-<text:line-break/>tur Convenienti dicantur modo, conveniens autem est gene-<text:line-break/>ratis facultatis meminisse Carnem viperinam dicendo exicca-<text:line-break/>torium et valenter digerentem, mediocriter vero calefa<text:span text:style-name="Default_20_Paragraph_20_Font"><text:span text:style-name="T1">c</text:span></text:span>ientem.<text:line-break/>Properat autem ut videtur vis ejus ad cutem, per eam vide-<text:line-break/>licet quae in corpore funt recrementa exigens. Quibus ergo<text:line-break/>affatim est malus succus in corpore, iis ingens provenit pedi-<text:line-break/>cuiorum numerus t et a cute feu squama abscedit ac decidit<text:line-break/>extima cutis, ad quam sistuntur ac retinentur Crassi terreni-</text:p>
      <text:p text:style-name="P3">que humores ad cutem protrusi, a quibus quidem psorae,<text:line-break/>leprae et elephantes nascuntur. Et liaec quidem habui quae<text:line-break/>de vult narum carne dicenda putarem. Rursum ergo sermo-<text:line-break/>nem repetam. Calidiorem natura animalium carnes non<text:line-break/>solum nos alunt, sed etiam calefaciunt, frigidiorem autem<text:line-break/>refrigerant: sic etiam sicciorem carnes desiccant, humidiorum<text:line-break/>humectant. Memoria itaque repete, quemadmodum didicisti<text:line-break/>in libris de temperamentis, quod ubi conieceris animal quod-<text:line-break/>vis temperie esse siccius, velut exempli gratia suem sylvellrem<text:line-break/>domestico, hujus et carnem cognoscas este magis exsecato-<text:line-break/>riam et secundum alias temperamentorum differentias simili-<text:line-break/>ter, puta lue sicciorem ovem, et hac capram, qua bovem,<text:line-break/>quo denique leonem, sic in caliditate leo calidior est Cane,<text:line-break/>canis tauro, taurus bove ext cto. Itaque proportione qua<text:line-break/>caetera animalia in temperie excedunt, et carnes quoque<text:line-break/>eorum diserunt atque exuperant. Proinde ubi consilium<text:line-break/>fudit corpus exiccare, sicciorem temperie animalium car-</text:p>
      <text:p text:style-name="P3">nem exhibeto, calefacere autem volens, calidiorum, et frigi-<text:line-break/>diorum fi coneris refrigerare, denique si humidius reddere,<text:line-break/>humiliorum. Nec parva existit carnium disserenti a quum<text:line-break/>quasdam tale condimus. Nam prorsam diversae atque aliae<text:line-break/>evadunt, adeo ut saepenumero animalis temperie humidis-<text:line-break/>simi caro salita longe evaserit exiccantior quam ea quae<text:line-break/>natura fuerat sicca. Porro inter eas quae salitae non funt<text:line-break/>siccior est quae assa est quam quae in aqua elixa. Scripfe-<text:line-break/>runt autem et aliorum animalium carnes quidam prodesse<text:line-break/>tum comefas tum in partes affectas impositas , ut minaci<text:line-break/>terrestris deficcatam, fi bibenda praebeatur elephanto ob-<text:line-break/>noxiis, ejus qui mali funt habitus tum convulsionem saepe-<text:line-break/>numero patientibus nephriticisque et iis qui laborant aqua<text:line-break/>inter cutem, quam anafarca vocant. Ac si ea efficere potest,<text:line-break/>facultatem habuerit valenter simul digerentem desiccantem-<text:line-break/>que. Sicut et caro mustelae arefacta, quae utique comitiali<text:line-break/>morbo afflictos juvat epota. Sed et salitorum haelurorum<text:line-break/>carnem ad Levorem contritam palos et spicula educere<text:line-break/>ajunt impositam, videlicet tanquam trahendi vim habeat.</text:p>
      <text:p text:style-name="P3">Pono mitulorum carnem ulcembu- a mordente cane iusti-.<text:line-break/>esis competere , ego vero nullam insignem invenio lacuna-<text:line-break/>tein quam requirant id genus ulcera, tanquam ea quae a<text:line-break/>rabido cane mordente sunt illata. At cochlearum caio<text:line-break/>prius in mortario contusa ac postea ad Levorem redacta<text:line-break/>omnium valentillime desiccat partes superfluo humore gra-<text:line-break/>vatas, adeo ut et hydericis conveniat. lpse autem lui-<text:line-break/>mor solus per se citra carnem, vocatur anti in is a vulgo<text:line-break/>mucus limacis, thuri mixtus aut aloae aut myrrhae aut<text:line-break/>horum quibusdam aut omnibus, quoad accipiat cerati cras-<text:line-break/>sitient , medicamentum sit. tenax tb liccatque purulentus mu-<text:line-break/>cures aurium. Sed et fronti impositum agglutinamentum<text:line-break/>oculorum fluxiones n siccant. Quidam etiam ad palos<text:line-break/>eximendos utuntur totis una cum testis ad Levorem ti i-<text:line-break/>Iis, leti et quidam atl sistendos menses. Equid<text:span text:style-name="Default_20_Paragraph_20_Font"><text:span text:style-name="T1">e</text:span></text:span>m ego<text:line-break/>aliquando in agro carnes ipsas solas in vulnus <text:span text:style-name="Default_20_Paragraph_20_Font"><text:span text:style-name="T1">c</text:span></text:span>um nervi<text:line-break/>vulneratione et contusione suctum tritas imposui ipsum-</text:p>
      <text:p text:style-name="P3">que vulnus pulchre glutinatum est, et nervus phlegmo-<text:line-break/>nem haud perpessus, erat autem homo durus et agrestis,<text:line-break/>miscui illis contritis pollinem farinae acceptum a pariete<text:line-break/>molae proximo. Scripsere autem majoresi me nonnulli<text:line-break/>medici ad ejusmodi usum miscendum Illusi aut myrrham<text:line-break/>vel utraque. Verum horum habebam tum neutrum, <text:span text:style-name="Default_20_Paragraph_20_Font"><text:span text:style-name="T12">ut<text:line-break/></text:span></text:span>qui tunc ab urbe abessem in agro. Possis autem et resi-<text:line-break/>nae frictae contritae admiscere, fi adsit, quippiam. Porro<text:line-break/>ubi multum muci cochlearum accipere voles, seorsum stilo<text:line-break/>carnem earum pungite. Sed non ante multos diesi vena-<text:line-break/>tas else expedit, alioqui enim tempore desiccantur; <text:span text:style-name="Default_20_Paragraph_20_Font"><text:span text:style-name="T12">nam<text:line-break/></text:span></text:span>recentes plurimum habent viscosae illius humiditatis, quam<text:line-break/>stilo compunctae effundunt. Humiditas haec pilorum <text:span text:style-name="Default_20_Paragraph_20_Font"><text:span text:style-name="T12">in<text:line-break/></text:span></text:span>palpebris praeter naturam gluten est.</text:p>
      <text:p text:style-name="P1">[2. <text:span text:style-name="Default_20_Paragraph_20_Font"><text:span text:style-name="T1">De adipe et seve.]</text:span></text:span><text:span text:style-name="Default_20_Paragraph_20_Font"><text:span text:style-name="T12"> Adeps et fevus et haec<text:line-break/></text:span></text:span>quoque communissimae sunt inter animalium partes. Nam<text:line-break/>quaecunque bene nutriuntur, ea omnia aut adipem aut</text:p>
      <text:p text:style-name="P3">sevum obtinent, quae vero macilenta sunt maleque nutiiun-<text:line-break/>tur, saepe omnino ne habere quidem, saepe vero pauco-<text:line-break/>lum idque siccum, ut aegre uti possis, apparet. Porro<text:line-break/>differt ab adipe scvus quod crassior sit ac propterea ani-<text:line-break/>mantibus totam naturam terrenam magis habentibus levus<text:line-break/>provenit, velut humidioribus adeps. Proinde adeps cede-<text:line-break/>riter in ignem polita liquescit, nec facile, ubi liquata lue-<text:line-break/>Iit, rursum concrescit ac cogitur, at sevus nec facile<text:line-break/>funditur liquescitve et fusus celerrime coit ac conglaciat-<text:line-break/>tur, multoque apparet adipe durior. Sus enim bene lia-<text:line-break/>bitus pastusqne multam habet adipem , ob naturalem tem-<text:line-break/>peramenti humiditatem. At boves et caprae et quaecun-<text:line-break/>que id genus cornigera ob siccitatem plurimum sevum<text:line-break/>generant. At tu, fi voles, oleosum et pinguem in anima-<text:line-break/>libus substantiam omnem adipem appellato , ut plerique<text:line-break/>medici; sed et pinguedinem appellare totum boo genus<text:line-break/>licet, non tamen licet citra mendacium sevum caprinum<text:line-break/>humidius esse dicere quam suum; nam lloc omnium ferme</text:p>
      <text:p text:style-name="P3">aliorum est humidissimum , ac proinde actione sua vici-<text:line-break/>nam oleo vim possidens, quanquam oleo magis tum emol-<text:line-break/>litat tum concoquat, ac proinde cataplasmata quae ad<text:line-break/>plllegmonas accommodantur commisceri solet. Qui vero<text:line-break/>mordicationes perpetiuntur aut in recto intestino aut in<text:line-break/>colo , iis potius caprinum sevum quam suillum iniicimus,<text:line-break/>non quod acrimonias plus obtundat, nam eyii natura sua<text:line-break/>suillum Obtundit magis, ac proinde miscetur medicamentis<text:line-break/>ulcera curantibus, cuiusmodi est quod vocant parygrum,<text:line-break/>sed quod caprinum ob crassitiem citius concrescat, suillus<text:line-break/>autem instar olei defluat, proinde ipsum potiusi dysente--<text:line-break/>ricis et tenesnns injicimus , quando morsum eorum miti-<text:line-break/>gare consilium est. Porro ob tenuitatem essentiae non-<text:line-break/>nulla acrimonias magis retundunt, ubi nimirum in alto<text:line-break/>mordicatorum corporum quod molestum est haeserit. Nam<text:line-break/>quod crassiorum est partium nunus, magisi autem quod sub-<text:line-break/>tilium tota corpora penetrat, et omni ipsum saniei mor-<text:line-break/>dicallti permiICetulle Hac ratione adepsi anserinus quae</text:p>
      <text:p text:style-name="P3">in alto corpore mordicant magis obtundit; sid et suillo<text:line-break/>calidior est. Horum tamen in medio est gallinaceorum<text:line-break/>adeps ac gallinarum. Porro calidior semper ac siccior<text:line-break/>est masculorum anima Ibim, et horum ipsos uni extctorum<text:line-break/>minus tum calidus tum siccus, quippe mas castratus t jus<text:line-break/>dem semper generis soeminae assimilatur. Hoc autem ser--<text:line-break/>monis caput commune est, cujus meminisse oportet, pro<text:line-break/>animalium temperie semper existere dissidentias ejus quae in<text:line-break/>illis est pinguedinis aut adipis aut quocunque modo appeh<text:line-break/>Iare libebit totum hoc genus corporibus in animantibus<text:line-break/>oleosi et pinguis. Igitur quum sus omnibus prope quadra-<text:line-break/>pedibus animalibus in caliditate ac siccitate inferior sit, pro-<text:line-break/>inde pinguedinem quoque minus habet calidam magisque hu—<text:line-break/>midam. Omnis igitur pinguedinis facultas est li umectatoria<text:line-break/>et calefactoria humanorum corporum, hujus enim meminisse<text:line-break/>perpetuo oportet in principiis hujus operis dicti, at dilhren-<text:line-break/>tiae quae sunt cujusque sigillatim in majoris minorisque<text:line-break/>ratione sunt. Nam pinguedo hiis ut ad nos quidem largius</text:p>
      <text:p text:style-name="P3">humectare potest, sid non aeque calefacere, ficuti neque<text:line-break/>oleum, verum pinguedinis suum talis est caliditas qualis<text:line-break/>spectatur in nobis. Porro taurorum adeps suillo multo casi--<text:line-break/>dior est et siccior, rursum in memoria repetentibus nobis<text:line-break/>marem foemina esse tum calidiorem tum sicciorem, marem<text:line-break/>autem castratum assimilari soeminae, velut quicquid juvenilis<text:line-break/>est aetatis. Et inter <text:span text:style-name="Default_20_Paragraph_20_Font"><text:span text:style-name="T1">i</text:span></text:span>uvenilia fbemina mare humidior est<text:line-break/>et minus calida. Sic et adeps viluimus taurino minus tum<text:line-break/>Calidus est tum siccus, et hoedorum quam caprarum, sed et<text:line-break/>caprarum minus quam hircorum, et rursum taurorum mi-<text:line-break/>nus quam leonum , nam horum adeps omnium propes qua-<text:line-break/>drupedunl adipe potentius digerit, nam et caliditate exllpe-<text:line-break/>rat et partium tenuitate. Itaque fi ipsum medicamentis ad<text:line-break/>ulcera et phlegmonasi convenientibus commisceas, non modo<text:line-break/>nihil adjuveris, verum etiam laesuris , nimirum addita ma-<text:line-break/>joli quam conveniat acrimonia. Inveteratis tamen tumori-<text:line-break/>bus atque scirrlri in morem induratis tum nervorum curva-</text:p>
      <text:p text:style-name="P3">e</text:p>
      <text:p text:style-name="Normal">turis, et in summa quaecunque scirrllosa sunt, iis aptissimus<text:line-break/>est in quibus sane minime apparet ellicax suillus. Tauri-<text:line-break/>nus autem ab utroque ex aequo distat, ut quanto calidior<text:line-break/>sicciorque suillo est, tanto superetur a leonino. Itaque tan-<text:line-break/>quam in medio consistens merito utrique medicamentorum<text:line-break/>miscetur generi, et ei scilicet quod lcirrliolis metietur et ei<text:line-break/>quod pblegmonas concoquit, cuiusmodi est tetrapharinacum<text:line-break/>quod vocant, ex cera, resina, pice et adipe constans. Nam<text:line-break/>sive in lioc taurinum sive vitulinum sive hircinum sive capri -<text:line-break/>num sive suillum indideris, semper puti movendo aptum et<text:line-break/>concoctorium medicamentum effeceris. Sed suillus li athla-<text:line-break/>tur, in pueris et meminis et ut breviter dicam omnibus qui-<text:line-break/>bus caro est mollior competit. Sin taurinum ad<text:span text:style-name="Default_20_Paragraph_20_Font"><text:span text:style-name="T1">i</text:span></text:span>eceris, sos-<text:line-break/>solibus et messoribus et omnibus carnem duram habentibus<text:line-break/>sive ob naturalem temperiem sive ex ratione ac forma vitae<text:line-break/>conveniens effeCeris. I aeterum adeps omnis , dum invcte-<text:line-break/>rascit, se ipsa et calidior et tenuiorum partium efficitur, ac<text:line-break/>proinde quoque valentius digerens. ^erum id omnibus in-</text:p>
      <text:p text:style-name="P3">veterescentibus accidit, quae quidem non putrescere antici-<text:line-break/>pent. Nam vinum, mel, acetum, caseus, butyrum, oely-<text:line-break/>pus, oleum omne sive lentissimum fixe cicinum five rapha-<text:line-break/>ninum five ipsum quod ex olivis conficitur, vetustate et<text:line-break/>calidiora et tenuioris essentiae efficiuntur , ac proinde gu-<text:line-break/>stantibus apparent acriora et ad induratos aegreque solubiles<text:line-break/>affectus adhibentibus potentius digerentis Atque ego sane<text:line-break/>gustantibus acriora videri dixi, at quidam, quibus studium<text:line-break/><text:span text:style-name="Default_20_Paragraph_20_Font"><text:span text:style-name="T12">est </text:span></text:span>nominum significatus corrumpere, non acria; sesi astrin-<text:line-break/>gentia vocant id genus omnia ad usque piper, tanquam In-<text:line-break/>tersit nihil astrigens an acre dixeris. Et li denu<text:span text:style-name="Default_20_Paragraph_20_Font"><text:span text:style-name="T1">o</text:span></text:span> illos roges<text:line-break/>de galla, myrto, mespilis, mali punici putaminibus 1 rlloo<text:line-break/>et omphacio, et haec dicunt astringere, tametsi adversissimum<text:line-break/>ex illis sensum percipiamus ei qui a pipere, pyrethra, uapy,<text:line-break/>euphorbio , caepa, allio, adarce percipitur. IgiloP fi quem-<text:line-break/>admodum astrictionis vocabulum de utroque afleetu quem<text:line-break/>gustu percipimus communiter efferunt, sic ipsas quoque</text:p>
      <text:p text:style-name="P3">assi etius unam habere naturam existimant, quidvis aliud potius<text:line-break/>habendi quam homines, ut qui sedi proprios sensus obtineant.<text:line-break/>At li omphaca, rlioon , gallum, balaustium, hypoc stida<text:line-break/>contrahere confit iugem que nostram fateantur substantiam.<text:line-break/>lt cernere vero mortlicare ac penetrare, pipere napy, j.vre-<text:line-break/>tbt um , imprtquie astringentia nuncupant , quae mordicant<text:line-break/>t t t ah Iaciunt , caetui uni in cognoscendis ipsis medicamen sis<text:line-break/>non peccant. erum li oportet coniectantem dicere in Uta-<text:line-break/>t abusis au in rebus hallucinentur , equidem in vocabulis<text:line-break/>potius falsos viros illos dixi ritu et maxime quibus Graeca<text:line-break/>lingua insueta est, qualis est Dioscoi ides Anazarbensis, qui<text:line-break/>proiecto inulta bene dixit eorum quae de materia medica<text:line-break/>memoriae prodidit, caeterum fignisicata Graecarum vocum<text:line-break/>non latis pernovit. llic ergo quum ait magis esse astricto-<text:line-break/>rium adipem caprinum suillo, siquidem acriorem significare<text:line-break/>veltt per magis alit it liti tum. accipimus sermoni m et n V erum,<text:line-break/>at si illud, talem habentem qualitatem et facultatem qualem</text:p>
      <text:p text:style-name="P3">rllus, rlleon, hypocystis, balaustium, haud verum esse sermo-<text:line-break/>nem dicemus. Porro quoniam viperarum adipem, ubi radici-<text:line-break/>tus pilos sub alis evulsero, prohibere illos ne nascantur illitum<text:line-break/>referunt, visum est milli ejus facere periculum esse satius,<text:line-break/>at ubi prout iubent secissem, mentitos comperi, sicut etiam<text:line-break/>quod initia suffufionum sanet. Verum ursorum adipem<text:line-break/>alopecias curare Vere est proditum, quum tamen probatiora<text:line-break/>habeamus ad eum affectum remedia. Porro quum dicant<text:line-break/>tamen vulpinum adipem dolores aurium sanare, neque di-<text:line-break/>cant quos aulium dolores, ceu non noscentibus ipsos distin-<text:line-break/>guere, attendendum non est. Alii piscium adipem laudant,<text:line-break/>tanquam ad sullufionesi aut quemcunque alium affectum no-<text:line-break/>minare velint congruat. Alii non simpliciter piscium dicunt,<text:line-break/>sed addunt fluviatilium, alii vero potius marinorum , quo<text:line-break/>videlicet aliquid plus scire videantur quam vulgus.</text:p>
      <text:p text:style-name="P1">[3. <text:span text:style-name="Default_20_Paragraph_20_Font"><text:span text:style-name="T1">De medulla.] </text:span></text:span>Medulla vim habet indurata et<text:line-break/>fcilrhosa corpora emolliendi, sive musculis sive tendollibus</text:p>
      <text:p text:style-name="P3">sive ligamentis id accidat, sive etiam visceribus. Optimam<text:line-break/>semper expertus sum cervinam, deinde iuniorum boum quos<text:line-break/>vitulos etiam nominant, ac proinde medullam eorum vi tu-<text:line-break/>sinam appellitant. At hircorum et taurorum tum acrior est<text:line-break/>tum siccior. Itaque durities scirrhosasi dissolvere nequit,<text:line-break/>siqua etiam memoria manet eorum quae in quinto libret de<text:line-break/>Ilis sunt prodita. Ex vitulina igitur et cervina medulla<text:line-break/>l essi componuntur uteros emollientes. Et extrinsecus ute-<text:line-break/>lis medicamenta imponuntur, quae ex medulla praeparantur,<text:line-break/>Vim habentia emolliendi. Accipitur autem non solum me-<text:line-break/>d .Ha ex ossibus, quae sane re vera est medulla, sed et ex<text:line-break/>spina, quam et ipsam medullam nominant, spinalem videli-<text:line-break/>cet, quae tum durior tum siccior est quam ali<text:span text:style-name="Default_20_Paragraph_20_Font"><text:span text:style-name="T1">a</text:span></text:span> illa enim<text:line-break/>mollior est et pinguior, ac proinde ego spinalem seorsum<text:line-break/>per sese absque illa repono. Sed ea milli utriusque cura<text:line-break/>est, ne aut putrescant aut litum colligant. Itaque in hiemo<text:line-break/>pl iutum eas capio, velut et adipem: deinde in aedibus siccis</text:p>
      <text:p text:style-name="P3">atque editis plane humoris expertibus cum foliis lauri siccis<text:line-break/>repono: natu quae recentia funt et humida multum etiam<text:line-break/>qualitatis suae illis impertiunt, ut acriores fiant medullae.<text:line-break/>At fi quando ambiente calido et austrino medullas aut adi-<text:line-break/>pem voles reponere, paratum fit in hoc cubiculum neque<text:line-break/>calidum, qualia fere funt quae meridiem spectant, putres-<text:line-break/>cunt enim in talibus, nec humo proximum atque humidum,<text:line-break/>nam in talibus situm contrahunt, sed supernum atque ex-<text:line-break/>celsmn et ad aquilonem Obversum parvas habens apertas<text:line-break/>fenestras, ut tam noctu quam interdiu ab arcto spirantes<text:line-break/>ventos accipiat.</text:p>
      <text:p text:style-name="P1">[4. <text:span text:style-name="Default_20_Paragraph_20_Font"><text:span text:style-name="T1">De capite maenidum.]</text:span></text:span> Capitibus maenidum sale<text:line-break/>conditarum ustis ad fedis fissuras utebatur quidam, et is<text:line-break/>ipse ad columellam diu induratam. Videtur ergo vis<text:line-break/>illarum esse deficcatoria non admodum acris, nam id<text:line-break/>adustorum quaepiam obtinent, sicut omnia communiter<text:line-break/>desiccationem.</text:p>
      <text:p text:style-name="P2">[o. <text:span text:style-name="Default_20_Paragraph_20_Font"><text:span text:style-name="T1">De capite leporum.] </text:span></text:span>Alius caput totum lepol is<text:line-break/>comburens utebatur atl alopecias cum adipe ursino.</text:p>
      <text:p text:style-name="P1"><text:span text:style-name="Default_20_Paragraph_20_Font"><text:span text:style-name="T1">[st. De capite laPldarum.] </text:span></text:span>Porro lacertae caput<text:line-break/>conti itum quidam palos et spicula extrahere memoriae Feli-<text:line-break/>quenint tum mvrmccias, acrochordona.s t t clavos.</text:p>
      <text:p text:style-name="P66"><text:span text:style-name="Default_20_Paragraph_20_Font"><text:span text:style-name="T1">s.<text:tab/>De cerebro leporis.]</text:span></text:span> Cerebrum leporis attritum<text:line-break/>et t sum utile este didicimus pueris dentientibus, capite Vide-<text:line-break/>licet toto elixo, ut sicli solet. Non tamen eximia vis ejus<text:line-break/>est, sed similis melli et butvro et aliis quae atl dentientes<text:line-break/>pueros conveniunt. Quidam etiam advelstis metum utiliter<text:line-break/>edi cerebrum hoc prodidere.</text:p>
      <text:p text:style-name="P1"><text:span text:style-name="Default_20_Paragraph_20_Font"><text:span text:style-name="T1">[c. Decolat it</text:span></text:span>o <text:span text:style-name="Default_20_Paragraph_20_Font"><text:span text:style-name="T1">cer</text:span></text:span>t<text:span text:style-name="Default_20_Paragraph_20_Font"><text:span text:style-name="T1">i et caprae.]</text:span></text:span> Cornibus cervi et<text:line-break/>caprae ullis maxime utuntur, ut et nos saepe usi sumus<text:line-break/>tum atl C<text:span text:style-name="Default_20_Paragraph_20_Font"><text:span text:style-name="T1">a</text:span></text:span>ldorem dentium tum ali contrahi Udas nlollitle<text:line-break/>fluidas gingivas. Caeterum t t i vinum maxime laudatur ac<text:line-break/>commendatur ab iis qui talia scribunt. Quod si ab ustione<text:line-break/>lavetur, dysenteriam et sanguinis exd casionem, praeterea</text:p>
      <text:p text:style-name="P3">coeliacos affectus sanat et aurigini utile esse didlnt. Porro<text:line-break/>duo exhiberi cochlearia ad omnia ista praecipiunt. Miscue-<text:line-break/>runt autem ipsum nonnulli, ut dictum est, ustum et elotum,<text:line-break/>collvlllis etiam desiccantibus oculorum fluxiones. Est enim<text:line-break/>scilicet omnium talium vis exiccatoria, velut et ante di-<text:line-break/>culmi est.</text:p>
      <text:p text:style-name="P1">[q. <text:span text:style-name="Default_20_Paragraph_20_Font"><text:span text:style-name="T1">De pulmone agnino et porcino et vulpino.]</text:span></text:span> Pulmo<text:line-break/>agninus pariter et potemus intertrigines a calceamantis cll-<text:line-break/>rare creditur. At vulpinus, fi bibatur desiccatus, asthmaticosi<text:line-break/>j u va t.</text:p>
      <text:p text:style-name="P1"><text:span text:style-name="Default_20_Paragraph_20_Font"><text:span text:style-name="T9">[1</text:span></text:span><text:span text:style-name="Default_20_Paragraph_20_Font"><text:span text:style-name="T5">Ο</text:span></text:span><text:span text:style-name="Default_20_Paragraph_20_Font"><text:span text:style-name="T3">. </text:span></text:span><text:span text:style-name="Default_20_Paragraph_20_Font"><text:span text:style-name="T1">De pecore canis rabidi]</text:span></text:span> Iecur canis rabientis,<text:line-break/>si assum edatur, remedium existere iis qui ab ipso suerint<text:line-break/>morsi quibusdam est proditum, ac scio certe quosdam qui<text:line-break/>sumpsere mansisse superstites, verum non illo duntaxat usos,<text:line-break/>siquidem alia praeterea remedia, quorum fecimus periculum<text:line-break/>in rabientibus, tunc adhibuimus. Audivi vero quosdam,<text:line-break/>quum illi soli fidem habuissent, postea mortuos.</text:p>
      <text:p text:style-name="P2">[l se <text:span text:style-name="Default_20_Paragraph_20_Font"><text:span text:style-name="T1">De dec</text:span></text:span>o<text:span text:style-name="Default_20_Paragraph_20_Font"><text:span text:style-name="T1">re caprin</text:span></text:span>o <text:span text:style-name="Default_20_Paragraph_20_Font"><text:span text:style-name="T1">et hircino.]</text:span></text:span> Porro capri-<text:line-break/>num jecur quidam astantes saniemque diluentem excipien-<text:line-break/>Ies inungunt nyctalopa affectos. Vaporem etiam ejus, dum<text:line-break/>elixatur, oculis apertis excipiendum praecipiunt. Quin et<text:line-break/>assem li edatur, et ad eosdem assectus accommodari ajunt: et<text:line-break/>eos, qui comitiali morbo sunt obnoxii, arguere convulsio-<text:line-break/>nemque illis accersere. Idem potest hircinum.</text:p>
      <text:p text:style-name="P1">[ l 2. <text:span text:style-name="Default_20_Paragraph_20_Font"><text:span text:style-name="T1">De decore lacertae.] </text:span></text:span>Jecur autem lacertae ero-<text:line-break/>lis impositum dentibus eos dolore liberare nonnulli scriptum<text:line-break/>reliquere.</text:p>
      <text:p text:style-name="P1">[13. <text:span text:style-name="Default_20_Paragraph_20_Font"><text:span text:style-name="T1">De ventre mergi</text:span></text:span>] Ventrem mergi quidam com-<text:line-break/>mendant tanquam medicamentum concoquens, idque sive<text:line-break/>protinus elixum sive ait suctum comedas. At nos id experti<text:line-break/>vanam esse promissionem comperimus, sicut sane etiam quod<text:line-break/>de interna tunica gallinarum memoriae est proditum. Ajunt<text:line-break/>enim quidam , li ea arefacta bibatur , juvare stomachicos.</text:p>
      <text:p text:style-name="P1">[ l i. <text:span text:style-name="Default_20_Paragraph_20_Font"><text:span text:style-name="T1">De iecore lupino.]</text:span></text:span> Jecur lupinum saepenu-<text:line-break/>mero in medicamentum indidi hepaticum, quod ex cupa-</text:p>
      <text:p text:style-name="P3">tollo conficitur , neo tamen quod mentione dignum sit am-<text:line-break/>plius praestare comperi, ad illud videlicet comparans quod<text:line-break/>fine ipso componitur.</text:p>
      <text:p text:style-name="P1">[r 5<text:span text:style-name="Default_20_Paragraph_20_Font"><text:span text:style-name="T1">. De castorio.]</text:span></text:span> Testiculos castoris nuncupant ca-<text:line-break/>storium medicamentum et celebre et multi usus, adeo ut<text:line-break/>Archigenes de castorii usu totum conscripserit librum. At-<text:line-break/>que ille sane particulares ejus facultates exposuit, nos vero<text:line-break/>velut in aliis medicamentis fecimus, ita et in hoc quoque<text:line-break/>generalem modo facultatem dicemus. Quam si prae oculis<text:line-break/>habeas, ipfe per te particulares invenire possis. Itaque quod<text:line-break/>calefaciat manifestum est. Nam si voles ipfum ad unguem<text:line-break/>l laevigatum oleo maceratum parti cuipiam intricare, evi-<text:line-break/>denter illam incalescere percipies. Porro calefacientia om-<text:line-break/>.nia ubi contracta substantiae quippiam digerunt, continuo<text:line-break/>letiam illam desiccant, nisi fiquid natura fuerit humidum<text:line-break/>lceu oleum et aqua, atque adventitiam qualitatem calidam,<text:line-break/>.non facultatem, assumpserit, ficut Certe haec ipsa igni solive<text:line-break/>.aestivo admota. Itaque quum castorii consistentia quoque</text:p>
      <text:p text:style-name="P3">sit sicca et calefaciendi potentiam llabeat adiunctam, merito<text:line-break/>desiccat, atque lloc illi cum multis aliis medicamentis com-<text:line-break/>niune existit. Porro quoniam impense tenuium est partium,<text:line-break/>ob id plus valet quam alia quae similiter ut ipsum cale-<text:line-break/>faciunt t t desiccant. Nam quae tenuium sunt partium me-<text:line-break/>dicamenta iis quae sunt crassarum sunt efficaciora, etiam<text:line-break/>li parem sortita fuerint facultatem, nimirum quia penetrent<text:line-break/>et in altum subeant admoturum corporum, potissimum sii ea<text:line-break/>densa fuerint velut nervosa. Palam igitur talia ob caulam<text:line-break/>politam magnifice picantur a castorio. Caeterum falluntur<text:line-break/>medicorum plerique in usu castorii, quum id modo Consi-<text:line-break/>derant partem quampiam aut tremere aut convelli, aut sensu<text:line-break/>moture privatam esse, aut aegre sentire moverive, haud<text:line-break/>scientes id genus symptomata ad dissimiles sequi corporis<text:line-break/>affectus. At tu ab Hippocrate doctus ex plenitudine pariter<text:line-break/>et inanitione convulsionem consequi, ubi quith in quae in<text:line-break/>nervis continentur praeter naturam evacuare consilium est,<text:line-break/>ibi et bibendum exhibe et foris cuti castorium impone, ubi</text:p>
      <text:p text:style-name="P3">vero ex siccitate nimia obvenerit convulsis, scito hoc medica-<text:line-break/>mentum illic esse adversissimum. Ad eundem modum iis<text:line-break/>qui prae plenitudine tremunt utilissimum, adVerfissimum vero<text:line-break/>iis quibus id accidit ab inanitione. Ad portionem modo<text:line-break/>dictorum affectuum, ubi singultus evenerit stomachi, per-<text:line-break/>scrutato prius inventoque illius affectu ac discreto, siquidem<text:line-break/>a plenitudine ipsum aegroti perpetiantur, ad castorei usum<text:line-break/>accedito, sin autem a siccitate et evacuatione aut acrium hu-<text:line-break/>morum morsu provenerit, medicamentum hoc sugito. Sane<text:line-break/>si odori gustui que advertas animum, suspicaberis humano cor-<text:line-break/>poli adversissimam habere substantiam, tametfi in usu nihil<text:line-break/>efficere comperiatur eorum quae talia sacere assolent. Siqur-<text:line-break/>dem alia stomachum vitiant, alia ventrem, alia caput, alia<text:line-break/>aliam quamvis partem laedunt, at hoc medicamentum sive<text:line-break/>corpori humido applices resecationem poscenti, fiUe frigido<text:line-break/>calefactionem, fiUe humido simul frigidoque calefactionem<text:line-break/>pariter et desiccationem requirenti, magnam utique experire<text:line-break/>commoditatem, nec ullam parti Cuiquam noxam assaret, p^</text:p>
      <text:p text:style-name="P3">tisslmum si febri vacet aut non admodum calidam perpetua<text:line-break/>tur homo febrim, sed ut sic dicam tepidam , qualis accidit<text:line-break/>in cataphorli maxime et lethargia. Ac multis sane casto-<text:line-break/>Pium exhibuimus una cum pipere albo , utrumque incultu a<text:line-break/>cochlearii ex meliorato bibendum praebentes, nec quisquam<text:line-break/>ullam sensit noxam. Sed et mensibus retentis, ubi per<text:line-break/>venam quae in talo est modice evacuassent oblato castorio<text:line-break/>una cum pulegio aut calamintlla, semper medicamentum<text:line-break/>hoc expertus sum purgationem ciere absque foeminae lac-<text:line-break/>siolle. Praeterea secundas morantes ejicit, eaque omnia<text:line-break/>ex meli<text:span text:style-name="Default_20_Paragraph_20_Font"><text:span text:style-name="T1">o</text:span></text:span>rato potum efficit. At quibus ita venter statu dis-<text:line-break/>tenditur, ut aegre curationem admittat, itaque torminibus<text:line-break/>vexatur, atque singultu idque ob frigidos crasibsque humo-<text:line-break/>res aut Crassos llatuleutosque spiritus, eos ex oxydato po-<text:line-break/>tum adjuUat. Quae porro juvat in corpus intro sumptum,<text:line-break/>iis prodest quoque cuti impositum cum sicyonio aut V esuri<text:line-break/>oleo, quae vero ampliori caliditate indigent, iis etiam per<text:line-break/>sese infricari debet. .Iuvat etiam si quis suffitum ejus in</text:p>
      <text:p text:style-name="P3">prunis impositi inspiratione hauriat, maxime allectus humi-<text:line-break/>dos et frigidos in pulmone aut capite consistentes. Attamen<text:line-break/>lethargicos et Cataphoricosi affectus omnes, qui quidem ad-<text:line-break/>j unctam habent febrem, praestat non dictorum oleorum<text:line-break/>quopiam macerantes curare, sed potius ex rosaceo capiti<text:line-break/>colloque imponere.</text:p>
      <text:p text:style-name="P1">[I6. <text:span text:style-name="Default_20_Paragraph_20_Font"><text:span text:style-name="T1">De renibus scinoorum.] </text:span></text:span>Renesi scincorum bi-<text:line-break/>bunt quidam tanquam pudenda intendentes, quorum con-<text:line-break/>trarium accidere videtur maxime semine lactucae poto ex<text:line-break/>aqua. Sed et quidam lenticularem decoctum cum melle<text:line-break/>bibitum intensiones sedare reserunt.</text:p>
      <text:p text:style-name="P1">[I<text:span text:style-name="Default_20_Paragraph_20_Font"><text:span text:style-name="T1">I. De unguibus caprarum et asinorum.]</text:span></text:span> Quidam<text:line-break/>ungues caprarum deustos moxque aceto perfusos alopeciis<text:line-break/>illinunt. Itaque fuerit et talis cinis facultatis extenuatoriae.<text:line-break/>Sunt autem qui combustos asinorum ungues comitialem mor-<text:line-break/>bum curare dicant, fi lcilicet assiduo bibantur, fi vero oles<text:line-break/>macerentur,. strumas digerere, sed et ipsum cinerem, fi ficcu<text:line-break/>inspersus suerit , sanare perniones.</text:p>
      <text:p text:style-name="P2">[Issi <text:span text:style-name="Default_20_Paragraph_20_Font"><text:span text:style-name="T1">De ossibus ustis.]</text:span></text:span> Ossa combusta admodum dige-<text:line-break/>Tentem exiccantemque vim obtinent, et id maxime, ut qui-<text:line-break/>dam afferunt, humana. Certe talum suillum combustum ac<text:line-break/>deinde bibitum inflationes et tormina lanare dixerunt. Novi<text:line-break/>autem nollratium quosdam olla combusta potui exhibuisse,<text:line-break/>haud scientibus qui biberent quidnam bibissent, ne scilicet<text:line-break/>aversarentur, ac multorum tum epilepsiam tum arthritim<text:line-break/>curasse.</text:p>
      <text:p text:style-name="P1">[I q. <text:span text:style-name="Default_20_Paragraph_20_Font"><text:span text:style-name="T1">De senecta serpentis.] </text:span></text:span>Senectam serpentis sari-<text:line-break/>psere quidam in aceto bullitam dentium mederi doloribus.</text:p>
      <text:p text:style-name="P1">[2o. <text:span text:style-name="Default_20_Paragraph_20_Font"><text:span text:style-name="T1">De pelle ovina.] </text:span></text:span>Pellis ovina recens detracta<text:line-break/>circumposita iis, qui quocunque modo suerint verberati,<text:line-break/>omnium luculentissime adjuvat, adeo ut die ac nocte una illos<text:line-break/>curet ; concoquit enim et digerit quae siib cute sanguinem<text:line-break/>habent.</text:p>
      <text:p text:style-name="P1">[21. <text:span text:style-name="Default_20_Paragraph_20_Font"><text:span text:style-name="T1">De equorum lichenibus.]</text:span></text:span> Equorum lichenas cum<text:line-break/>aceto tritas comitiales curare scriptum quibusdam est, alii<text:line-break/>vero et ad cujusivi.s surae morsum adhiberi consulunt.</text:p>
      <text:p text:style-name="P2"><text:span text:style-name="Default_20_Paragraph_20_Font"><text:span text:style-name="T9">[22. </text:span></text:span><text:span text:style-name="Default_20_Paragraph_20_Font"><text:span text:style-name="T1">De tela aranei]</text:span></text:span> Aranei telam scribunt qui-<text:line-break/>dam a phlegmone tueri summae cutis ulcera.</text:p>
      <text:p text:style-name="P1">[23. <text:span text:style-name="Default_20_Paragraph_20_Font"><text:span text:style-name="T1">De coriis veteribus.]</text:span></text:span> Coria vetera quae vide-<text:line-break/>licet Veteramentorum sunt usta, ad attlitiones commodari<text:line-break/>calceamentorum scriptum a quibusdam est, tanquam scili-<text:line-break/>cet hoc saciant ex antipathia quadam. Certe quae phle-<text:line-break/>gmone obsidentur, haudquaquam juvantur, verum ubi fev<text:line-break/>data suit phlegmone, non injuria <text:span text:style-name="Default_20_Paragraph_20_Font"><text:span text:style-name="T1">i</text:span></text:span>uvantur, nempe quia<text:line-break/>reficcantur, est enim talis cinis reficcatorius. Ac nos sane<text:line-break/>quandoque in agro ad ulcus ejusmodi ex attritione sumus<text:line-break/>usi. Curat autem talis cinis non abs re ulcerum am-<text:line-break/>bulla et quae voCantur intertrigines in feminibus exi-<text:line-break/>dentes.</text:p>
      <text:p text:style-name="P1">[24. <text:span text:style-name="Default_20_Paragraph_20_Font"><text:span text:style-name="T1">De ostreas.] </text:span></text:span>Ostreia quidam nuncupant omnia<text:line-break/>testacea ab Aristotele appellata. At quod a plerisque<text:line-break/>vocatur ostreon, secunda syllaba absque i scriptu, unam esse<text:line-break/>ostrei orum speciem constituunt, in toto genere compressam</text:p>
      <text:p text:style-name="P3">dentes et buccina et purpuras et cllamas et pinas et simi-<text:line-break/>ha omnia, de quibus deinceps dicam.</text:p>
      <text:p text:style-name="P1">[23. <text:span text:style-name="Default_20_Paragraph_20_Font"><text:span text:style-name="T1">De buccinis et purpuris.] </text:span></text:span>Buccinorum purpu-<text:line-break/>rarllmque testa, quandoquidem durissima est, nunquam abs-<text:line-break/>que ustione utor, atque usta quidem desiccandi vim ad-<text:line-break/>modum possidet. Caeterum ad unguem eam laevigare pla-<text:line-break/>neque pollinis in modum necesse est, tundendo scilicet<text:line-break/>et cribrando prius. Quod tibi commune sit in omnibus<text:line-break/>lapidosis testaceisque substantiis praeceptum; nam nili ex-<text:line-break/>acte laevia sint reddita, arenis similia sunt. Per se autem<text:line-break/>illarum tritarum farina ulceribus malignis competit. ld<text:line-break/>quod ipsum quoque commune est omnium quae citra in-<text:line-break/>signem morsum desiccant vehementer, quippe quum alio-<text:line-break/>qui lluxionum causa existant. Sed et aliud est omnium<text:line-break/>id genus commune , nempe ut cum aceto aut oxvd ato<text:line-break/>aut oenomelite aut oxymelite idonea sit ulceribus putre-<text:line-break/>silentibus. idcirco lapides omnes ubi ad eum usum appsi-<text:line-break/>cantor, aliis magis, aliis minus, certe omnes conserunt.</text:p>
      <text:p text:style-name="P3"><text:span text:style-name="Default_20_Paragraph_20_Font"><text:span text:style-name="T9">[26. </text:span></text:span><text:span text:style-name="Default_20_Paragraph_20_Font"><text:span text:style-name="T1">De ostreis.]</text:span></text:span> Ostreorum testa usta similis est fa-<text:line-break/>Gustatis buccinorum testis, tametsi etiam tenuioris, imo ut<text:line-break/>certius veriusque dicam, minus crassae. Nam terrestrem<text:line-break/>duramque corporis sortita consistentiam concretionemque,<text:line-break/>impendio omnia crassarum sunt partium. Itaque accurate<text:line-break/>ea Levigare necesse est. Quamobrem quum dicimus horum<text:line-break/>aliud alio esse tenuius, ita inaudienda dictio est, tanquam<text:line-break/>si Clyssem Therfite dicamus majorem, quum uterque tamen<text:line-break/>fuerit parvus, aut Ajacem Achille minorem, quum ambo<text:line-break/>itidem fuerint magni. Caeterum omnia id genus, ut antea<text:line-break/>est dictum, cogendi quandam in se facultatem obtinent, per<text:line-break/>quam condensata eorum essentia dura terrestriaque sunt<text:line-break/>reddita, quam ubi per ustionem deposuerint, contrariam<text:line-break/>asclscunt sacultatem, quam vocant digerentem; porro fi usse-<text:line-break/>risi ea laverisque, ignea tota natura in aquam deposita,<text:line-break/>ipsam efficiunt cum tenuitate calefacientem, adeo ut et in-<text:line-break/>terilum putresaciat, reliquum Vero terreum morsus fit ex-</text:p>
      <text:p text:style-name="P3">pers, id quod maxime implendis cicatriceque claudendis<text:line-break/>ulceribus humidis est utile. Igitur testa eorum quae pecu-<text:line-break/>Pariter vocantur ostrea, combusta utor ad diuturnas ex llm-<text:line-break/>xione aegreque carne implebiles cavitates, nempe quae fi-<text:line-break/>stulosae sunt atque profundae, eam foris cum suillo adipe<text:line-break/>veteram circumponens, id vulgo axungiam nuncupant. M<text:line-break/>in linum ipsum aliquid eorum quae talia carne implent<text:line-break/>immitto, quale aes ustum diphryges, quod specarium nomi-<text:line-break/>nant. Parem in genere facultatem habent et caeterorum<text:line-break/>ostracodermorum testae deullae, maxime vero, utdixi, ostreo-<text:line-break/>Ussit, deinde buccinorum et purpurarum. Itaque cinis<text:line-break/>t jus generi emplasticis miscetur facultatibus digerentibus ^t<text:line-break/>cum quovis adipe digerit. I erum quot—ain inveteratus essi-<text:line-break/>caelus digerit, illi magis misceri solet. Porro potentius<text:line-break/>boo medicamentum digeret, li acrem illi adipem quempiam<text:line-break/>miscueris, de quibus superius determinatum est. Quin et<text:line-break/>dentes splendidiores talium omnium cinis efficit, non [au-</text:p>
      <text:p text:style-name="P3">tum extergendi potentia, sed et asperitate substantiae, velut<text:line-break/>et pumex et testa clibani. Verum in usu ejusmodi non est<text:line-break/>necesse, quae sic usta sunt admodum Levigare, at in ulce-<text:line-break/>ribus rebellibus prae omnibus diligenter sunt Leviganda<text:line-break/>ac inspergenda. Porro excrescentiam carnis mediocriter ex-<text:line-break/>terunt comprimuntque. Ad haec cum sale omnia id genus<text:line-break/>usta dentium smegma reddunt efficacius, adeo, ut non modo<text:line-break/>laxitatem mollitiemque gingivarum desiccet, verum etiam<text:line-break/>ulcera putrescentia adiuvet.</text:p>
      <text:p text:style-name="P1">[2<text:span text:style-name="Default_20_Paragraph_20_Font"><text:span text:style-name="T1">su De sepia.] </text:span></text:span>Sepiarum testa admodum laxa est,<text:line-break/>non ut ostreorum lapidosa. Itaque absterfio quidem illi cum<text:line-break/>aliis ostracodermorum testis communis est, velut etiam de-<text:line-break/>siccatio, caeterum partium tenuitas eximia illi prae caete-<text:line-break/>ris inest. Quocirca usta ea utimur ad vitiligines, ephelin,<text:line-break/>Ientes, psoras. Quin et scissili sali mixta, in oculis existen-<text:line-break/>tes ungues eliquat. Et antequam uratur, contrita et laevi-<text:line-break/>gata dentibus splendorem affert, ulceraque desiccat. Porro</text:p>
      <text:p text:style-name="P3">lloc nomine, quod mediocrem obtinet asperitatem adhibe-<text:line-break/>mus eam et ad ingentes oculorum asperitates, quas svco-<text:line-break/>feis appellare consuevimus. Nam exculpentes ex ea quid-<text:line-break/>dam ipsa figura simile collyrio, eo illas Consi icamus, do-<text:line-break/>nec sanguinem reddere incipiant, quo facto collyria ca-<text:line-break/>thaeretica sive detrahentia praestantius allectum suum in<text:line-break/>illas exerunt.</text:p>
      <text:p text:style-name="P1">[ast. <text:span text:style-name="Default_20_Paragraph_20_Font"><text:span text:style-name="T1">De operculis purpurarum</text:span></text:span>;] tlpercula purpura-<text:line-break/>rum quidam memoriae prodiderunt ex aceto bibita lienes<text:line-break/>turgidos sanare et sussitu eas, quae uteri sullocatione peri-<text:line-break/>chtantur, juvare, praeterea retentas eiicere fecundas.</text:p>
      <text:p text:style-name="P67">[2q. <text:span text:style-name="Default_20_Paragraph_20_Font"><text:span text:style-name="T1">De lana succidet.]<text:tab/></text:span></text:span>l.ana sordida, ac proinde a</text:p>
      <text:p text:style-name="Normal">quibusdam appellata succida, idonee excipit irrigationes,<text:line-break/>quae adhibentur contusis aut quomodocunque percussis par-<text:line-break/>siculis, ut quae. utilitatem ex illis proficiscentem promo-<text:line-break/>veat, idque propter oesvpon. Lota vero nec amplius oesy-<text:line-break/>pon habens, apta quaedam materia sit humoribus qui irri-<text:line-break/>gantur excipiendis. Porro usta vim liabet acrem pariter et</text:p>
      <text:p text:style-name="P3">calidam una cum partium tenuitate. Itaque molles nimium-<text:line-break/>que humidas ulcerum carnes Celerrime eliquat. Inditur et<text:line-break/>in medicamenta deslccatoria, Urito eam tanquam alia plu-<text:line-break/>rima, ollam implens novam, quam tegat operculum multis<text:line-break/>foraminibus pertusam.</text:p>
      <text:p text:style-name="P1">[30<text:span text:style-name="Default_20_Paragraph_20_Font"><text:span text:style-name="T1">. De pilis ustis.</text:span></text:span>] Pili usti fimiliter ut usta lana<text:line-break/>calefacientis deficcantisque admodum funt facultatis.</text:p>
      <text:p text:style-name="P1">[3I. <text:span text:style-name="Default_20_Paragraph_20_Font"><text:span text:style-name="T1">De ovorum sucullale</text:span></text:span>.] Consequens fuerit ad par-<text:line-break/>tium doctrinam de ovis disserere, nam alibi eorum memi-<text:line-break/>nisse non licet. Sane ova partes non funt animalium, ceu<text:line-break/>nec arborum fructus, nec gravidarum foetus, verum pro-<text:line-break/>portione respondet iis quae agnascuntur. ltaque eorum<text:line-break/>quae agnascuntur quaedam plane familiaria propriaque<text:line-break/>conspiciuntur tum plantarum tum animalium naturis, quae-<text:line-break/>dam non omnino talia, ut viscum, quod agnascitur quercu-<text:line-break/>bus, et ut semel dicam fi qua arboribus alterius generis<text:line-break/>arbor, frutex, fructus, herba, aut omnino germen quod-</text:p>
      <text:p text:style-name="P3">piam, ut Iungi, agnascantur. Ex familiaribus autem est et<text:line-break/>ovium lana et aliorum animalium pili, et cornua quae de-<text:line-break/>ridentia denuo recrescunt, ut in masculis cervis, ex lloc<text:line-break/>sunt genere. Conceptus autem sive foetus fructibus propor-<text:line-break/>Done respondent, nimirum ad generis propagationem a na-<text:line-break/>tura creati. i.x his unum est et ovum factum ad generis<text:line-break/>lucceffionem perpetuitatemque. Caeterum utile est et tan.-<text:line-break/>quam nutrimentum, verum de nutrimento non est nunc<text:line-break/>institutum disserere. Proinde quae tanquam medicamentum<text:line-break/>essicere potest, ea lloc loco recensebo, ex pauculis usibus<text:line-break/>particularibus vim ejus exquirens tum in partibus, tum in<text:line-break/>tota lubstantia. Siquidem quo pacto inventa rerum cujus-<text:line-break/>que generali facultate ad multos eam usus particulares<text:line-break/>ducere possimus didicimus. Insuper docti jam sumus, quo-<text:line-break/>modo ex uno alterove experimento de generali facultate<text:line-break/>liceat colligere. igitur ovorum album et tenue illud, quo<text:line-break/>item ad opht lial mia s utimur, ex numero est medicamen-<text:line-break/>torum minime mordicantium, nec unquam effectu frustratus</text:p>
      <text:p text:style-name="P3">sum ex ulla tali intemperie qualem habet saepe lac, uti<text:line-break/>ante ostendimus, in animalibus cruditatem perpetientibus,<text:line-break/>aut nimiam famem sitimve , aut quae cibis pasta funt pra-<text:line-break/>vis, quae sane frequentius evenire solent mulieribus, ob<text:line-break/>victus videlicet vitaeque errorem. At ova unam modo pra-<text:line-break/>vitalem patiuntur, quam fcilicet affert vetustas, eamque<text:line-break/>facillime effugiasi si utaris recentibus. Porro usitatissimum<text:line-break/>nobis est maximeque parabile gallinarum ovum ; eapropter<text:line-break/>illo utimur aliorum ova nihil curantes, tametsi eandem cum<text:line-break/>illisi llabeallt naturam. Temperie porro moderato frigidius<text:line-break/>est. Itaque utendum est ovi albumine non tantum ad ocu-<text:line-break/>los verum etiam ad alia omnia, quae medicamenta requi-<text:line-break/>runt suavissima minimeque mordacia , ut funt universa fedis<text:line-break/>ac pudendorum ulcera contumacia. Miscetur quoque idonee<text:line-break/>medicamentis profluvium sanguinis ex cerebri involucris<text:line-break/>Reprimentibus, quae nimirum citra morsum illinuntur at-<text:line-break/>que astringunt. Sed et ad ulcera maligna miscetur iis, quae<text:line-break/>absque morsu ea possunt desiccare, cu<text:span text:style-name="Default_20_Paragraph_20_Font"><text:span text:style-name="T1">i</text:span></text:span>usmodi est medica-</text:p>
      <text:p text:style-name="P3">mentum pompholyx elota et metallicorum quaedam elota,<text:line-break/>de quibus privatim supra disseruimus. Porro et ipso vitet-<text:line-break/>lusi assimilis est naturae, ac proinde miscetur ceratis mor-<text:line-break/>sus expertibus, ovis videlicet, aut elixis aut astis. Verum<text:line-break/>id tamen manisestum est, hic levem existere differentiam,<text:line-break/>quod paulo plus desiccent quae sunt afia, ac. quantum hujus<text:line-break/>accipiunt facultatis, tantum deperdant de mitigandi poten-<text:line-break/>tia. Miscetur et cataplasmatis phlegmonem extinguentibus, ut<text:line-break/>iis quae ex meliloto constant, sedi applicandis. Crudo vero<text:line-break/>ovo toto utimur admixto rosaceo ad palpebrarum , aurium<text:line-break/>malnmarumque phlegmonas quae scilicet aut ictis illis aut<text:line-break/>alio quovis modo evenerint, aut extiterint in nervosis cor-<text:line-break/>potibus, puta cubito et digitorum tendonibus aut articulis,<text:line-break/>idque in pedibus pariter et manibus. Porro in aceto co-<text:line-break/>ctum ovum si edatur, fluxiones ventris desiccat. At li etiam<text:line-break/>quippiam eorum, quae ad dysenteriam aut coeliacum alle-<text:line-break/>ctum conveniunt, adiunxeris, atque in igne modico fumi-<text:line-break/>que experte, qualis est qui ex prunis constat, frixeris edem-</text:p>
      <text:p text:style-name="P3">dumque ita praebeas, non minime sane laborantes adjuve-<text:line-break/>ris. Aptissima talem ad usum sunt omphacium, rhusi tum<text:line-break/>ipse qui cibis adspergitur, erythrosi nuncupatus, tum succus<text:line-break/>ipsius, galla, mali granati putamina, cinis cochlearum in..<text:line-break/>tegrarum usurum. Apta quoque et uvarum acini et myrta<text:line-break/><text:span text:style-name="Default_20_Paragraph_20_Font"><text:span text:style-name="T12">et </text:span></text:span>nlespila et corna. Magis illisi medicamentosa sunt ba-<text:line-break/>laustium, hypocystis, cytini live mali punici flores. Sed<text:line-break/>et ad ambustiones protinusi impositum est utile, sive quis<text:line-break/>seorsum albumen duntaxat ipsum molli lana excipiat, sive<text:line-break/>etiam cum vitello commiscensi consundensque applicet, etc .<text:line-break/>nun mediocriter refrigerat et citra morsum desiccat. Tale<text:line-break/>quum fit et ad anacollemata vocata, quae fronti videlicet<text:line-break/>imponuntur, utimur, et pilosi palpebrarum agglutinamur<text:line-break/>nimirum admixto idoneorum quopiam , cujus generis est<text:line-break/>thus, potissimum pingue si fuerit, ao non inveteratum et<text:line-break/>siccum. Ierussi in istiusmodi, ipfiusi albuminis commoda<text:line-break/><text:span text:style-name="Default_20_Paragraph_20_Font"><text:span text:style-name="T12">est </text:span></text:span>vsscofitas, non autem temperies, nisi quisi quatenus ne-<text:line-break/>quaquam adversatur illi, quod adhibetur medicamento, eo</text:p>
      <text:p text:style-name="P3">a</text:p>
      <text:p text:style-name="Normal">nomine utile commodumque dixerit. Nam viscosorum quae-<text:line-break/>dam lunt quae adversantur, velut visuum nimirum acre et<text:line-break/>calidum ad ea, quae calefieri non debent, dictumque fre-<text:line-break/>quenter lupellus est ea quae validam vim nullam obtine-<text:line-break/>ant medicamenta, ceu materiam iis quae tales vires obti-<text:line-break/>nent misceri, proinde quoque creberrimi sunt usus, utpote<text:line-break/>iis quae valenter agunt inservientia. Ejusmodi quum sit<text:line-break/>ovum, limulque non parvam adipiscatur in elixationis asta-<text:line-break/>tionisque quantitate differentiam, fit sane multo utilissimum<text:line-break/>Nam medicamentis, quae humiditates desiccant aut elixum<text:line-break/>aut assem aut frictum miscetur, iis vero quae incidunt ea<text:line-break/>quae in tllorace pulmoneque sunt sorbile quoti vocant, id<text:line-break/>quod in aqua eousque elixari debet dum incaluerit. I jus-<text:line-break/>dem hujus naturae nomine et ad eos, quibus gutturis lu-<text:line-break/>premam aut ex v<text:span text:style-name="Default_20_Paragraph_20_Font"><text:span text:style-name="T1">o</text:span></text:span>ciferatione aut ex humorum acrimonia,<text:line-break/>exasperatum est, assumitur, tum scilicet quod affectis parti-<text:line-break/>luis illinitur, atque cataplasmatis modo inhaeret, tum quod<text:line-break/>substantia sua mordacitatis experte eas mitigat sanatque.</text:p>
      <text:p text:style-name="P3"><text:span text:style-name="Default_20_Paragraph_20_Font"><text:span text:style-name="T12">Eadem ratione stomachi, ventris, intestinorum ac vesicae<text:line-break/>medetur asperitatibus.</text:span></text:span></text:p>
      <text:p text:style-name="P1"><text:span text:style-name="Default_20_Paragraph_20_Font"><text:span text:style-name="T12">[32. </text:span></text:span><text:span text:style-name="Default_20_Paragraph_20_Font"><text:span text:style-name="T1">De erinaceis combustis.]</text:span></text:span><text:span text:style-name="Default_20_Paragraph_20_Font"><text:span text:style-name="T12"> Erinacei utriusque, tum<text:line-break/>marini tum terrestria, corpus totum ustum cinerem esslcit<text:line-break/>facultatis tum extergentis tum digerentis tum detrahentis.<text:line-break/>Itaque eo quidam et ad excrefcentia et ad sordida usi funt<text:line-break/>ulcera.</text:span></text:span></text:p>
      <text:p text:style-name="P1"><text:span text:style-name="Default_20_Paragraph_20_Font"><text:span text:style-name="T12">[33s </text:span></text:span><text:span text:style-name="Default_20_Paragraph_20_Font"><text:span text:style-name="T1">De limacibus.]</text:span></text:span><text:span text:style-name="Default_20_Paragraph_20_Font"><text:span text:style-name="T12"> Cochleae si totae cum testis<text:line-break/>urantur admixta galla omphacitide simulque pipere albo,<text:line-break/>mirifice prosunt dyfenteriis, in quibus ulcera nondum com-<text:line-break/>putrefcere coeperunt. Convenit autem ut piperis sit pars<text:line-break/>una, gallae vero duae, quatuor cineris cochlearum. Hoc ubi<text:line-break/>ad unguem laevigaris, cibis inspergito, bibendumque aut ex<text:line-break/>aqua aut ex vino albo et austero praebeto. Caeterum abs-<text:line-break/>que gallae mixtione cinis cochlearum admodum resiccantis<text:line-break/>est facultatis, obtinens item nonnihil ex ustione calidum.<text:line-break/>Porro cochleae quae ustionem non funt expertae, si tritae<text:line-break/>una cum testis imponantur et toti ventri aoua inter cutem</text:span></text:span></text:p>
      <text:p text:style-name="P3">laborantium et in arthriticis articulorum tumoribus, aegre<text:line-break/>quidem divelli poterunt, caeterum impensa desiccant. lil<text:line-break/>lane inhaerere linere oportet, quoad sponte decidant. idem-<text:line-break/>que Iaciendum in tumoribus ex ictu natis disticile solubili-<text:line-break/>bus et ex contusione saeta in auribus, desiccant enim illos<text:line-break/>magnopere universos, etiamsi viscosus crastusque in alto<text:line-break/>humor contineatur.</text:p>
      <text:p text:style-name="P1">[2 i. <text:span text:style-name="Default_20_Paragraph_20_Font"><text:span text:style-name="T1">De cancris ustis.] </text:span></text:span>At fluviatilium cancrorum<text:line-break/>cinis, quamquam similiter praedictis exiccatorius est, sub-<text:line-break/>stantiae tamen proprietate mirabilis est ejus in iis, qui a<text:line-break/>rabiente cane sunt morsi, effectus, isoue tum solus tum<text:line-break/>cum gentiana et thure multo praestantior. l bursis Iane par-<text:line-break/>tein este unam oportet, quinque autem gentianae, porro<text:line-break/>cancrorum decem. Et raro equidem aliter illis ustis nos<text:line-break/>sumus usi. caeterum ad eum modum plerumque, quo Ac-<text:line-break/>schrion empiricus ille medicamentorum peritissimus le-<text:line-break/>nex, concivis ac praeceptor meus. Patella erat aeris</text:p>
      <text:p text:style-name="P3">rubri, in quam impositos cancros viventes hactenus ussit,<text:line-break/>ut in cinerem redacti facile ad laevorem redigi possent.<text:line-break/>Hic Aesclllion paratum femper in aedibus hoc habebat me-<text:line-break/>dicamentum tempore aestivo , urens eos post ortum canisi,<text:line-break/>quando sol in leonem tranfisset, non nisi luna decimao-<text:line-break/>clava. Porro bibendum hoc medicamentum iis, qui a cane<text:line-break/>rabido fui stent morsi praebebat quotidie diebus quadra-<text:line-break/>ginta , mensura cochlearii magni aquae inspersum. At fi<text:line-break/>non protinus ab initio, verum aliquot post dies curam ce-<text:line-break/>pisset demorsa tunc quotidie duo cochlearia aquae insper-<text:line-break/>gebat. Ad ipsum vero vulnus emplasticum applicabat llle-<text:line-break/>dicamentum , quod ex pice Brutia et opopanace acetoque<text:line-break/>conficitur, habens picis libram unam, unum aceti acerrimi<text:line-break/>sextarium Italicum, opopanaciS vero uncias tres. Haec ta-<text:line-break/>metsi a praesenti instituto essent aliena, scribenda tamen<text:line-break/>censui, quia magnopere medicamento huic ipse confiderem,<text:line-break/>nimirum cum nullus unquam eorum, qui illo fuerint usi.<text:line-break/>sit mortuus. Caeterum seorsum etiam librum conscribant</text:p>
      <text:p text:style-name="P3">aliquando de iis quae proprietate substantiae totius quid<text:line-break/>agunt, e quorum numero sunt id genus omnia. lgnoscen-<text:line-break/>dum itaque tum lloc in loco scribendi importunitati tum<text:line-break/>sicubi praeterea id milii hoc in opere contigit, nempe quia<text:line-break/>ex iis summa proveniret utilitas, quam sane posteris im-<text:line-break/>perure volebam, li forsan me prius quam quae post haec<text:line-break/>deinceps sunt opera persecissem, mors occupasset propositum<text:line-break/>impediens. Caeterum Helops doctor meus et ipsa omnium<text:line-break/>ejusmodi causas reddere volens non abs re, inquit, cancer,<text:line-break/>quum animal sit aquaticum, prodest e cane rabido mortis,<text:line-break/>quibus videlicet metus est ne Corripiantur affectu sicciffimo,<text:line-break/>nempe rabie, quamobrem sane etiam aquam metuunt. Ac<text:line-break/>fluviatiles, non marinos, convenire cancros dictitabat, quod<text:line-break/>animalia marina ob admixtionem salis natura siccissimis haud<text:line-break/>aeque exactam tuerentur eam , quae est adversus rabiem,<text:line-break/>contrarietatem. Ac quum quidam subjecisset, cur non omnia<text:line-break/>quae in potabili aqua degunt animalia, perinde ut cancri,<text:line-break/>juvari assolent^ quia, inquit, similem cancris praeparatio-</text:p>
      <text:p text:style-name="P3">nem non admittunt, nam horum ustorum cinerem, exicca-<text:line-break/>torius quum fit, canum rabielltium venenum absumere fi-<text:line-break/>nlulque digerere. Haec igitur fane Pelops dicebat, profi-<text:line-break/>tensi ambitioneque magna jactitans omnium fe talium novisse<text:line-break/>caufasi. At ego nisi plane me fcire quippiam persuasam<text:line-break/>habeam, aliis persuadere non tento. Itaque nec Pelopis ra-<text:line-break/>tionem ut veram accepi, ut quae crebras habeat contra-<text:line-break/>dictiones, verum cancros opinor ex proprietate totius sub-<text:line-break/>stantiae prodesse. Quoniam autem nullum eorum qui fue-<text:line-break/>rant illisi usi mortuum fciveram, haec aperienda recenfen-<text:line-break/>daque a me existimavi, tametsi non esset hujus instituti<text:line-break/>proprium.</text:p>
      <text:p text:style-name="P1">[S5. <text:span text:style-name="Default_20_Paragraph_20_Font"><text:span text:style-name="T1">ne hirundinibus usas.</text:span></text:span>] Sane corporibus totis,<text:line-break/>nam id erat propositum, non eorum tantum animalium, quae<text:line-break/>dixi, sed et hirundinum ufi sunt multi, comburentes vide-<text:line-break/>licet et cinerem melli miscentes, ac deinde synanchicosi<text:line-break/>inungentes, et in totum quicunque in gutture ac columella<text:line-break/>consistunt cum tumoribus affectus. I sallitur et ad acuello</text:p>
      <text:p text:style-name="P3">dum visum lloc cinere nonnulli. At allisi casi arefactas<text:line-break/>drachmae pondere bibendas exhibent.</text:p>
      <text:p text:style-name="P1">[36. <text:span text:style-name="Default_20_Paragraph_20_Font"><text:span text:style-name="T1">De cicadis,]</text:span></text:span> Sed ;[ cicadis siccis quidam utun-<text:line-break/>tur ad colicos allectus cum paribus numero piperis granis,<text:line-break/>dantque aut tres aut quinque aut septem, per intermissio-<text:line-break/>nem videlicet et per ipsos etiam paroxvsmos. Porro alii<text:line-break/>astas edendas offerunt, quibus affecta vesica est.</text:p>
      <text:p text:style-name="P1">[3^. <text:span text:style-name="Default_20_Paragraph_20_Font"><text:span text:style-name="T1">De galorttts, alendis</text:span></text:span>.] Galerita tamen avis illa<text:line-break/>pusilla obiter nobis plerumque obvia, in jure elixa colicos<text:line-break/>adjuvat. erum affidue eam edere simul cum jure necesse<text:line-break/>est. Habet vero lloc animal i<text:span text:style-name="Default_20_Paragraph_20_Font"><text:span text:style-name="T1">n</text:span></text:span> capit<text:span text:style-name="Default_20_Paragraph_20_Font"><text:span text:style-name="T1">e</text:span></text:span> velut galerum ex pilis<text:line-break/>sponte enatum , Cujus occasione efficta est quae apud Ari-<text:line-break/>stoplianem comicum legitur fabula. ls enim inquit hunc in<text:line-break/>modum i imperitus es nec curiosus et neo Aesopum quidem<text:line-break/>didicisti, qui ait galeritam primam volucrum fuisse, etiam<text:line-break/>ante terram , inde patrem morbo defunctum, quum humus<text:line-break/>nondum esset enata, dies quidem quinque jacuisse, at hanc</text:p>
      <text:p text:style-name="P2">prae inopia melioris consilii in capite tandem patrem suum<text:line-break/>desodilse. Hoc quoque ajunt obscure licet designasse tamen<text:line-break/>Theocritum,</text:p>
      <text:p text:style-name="P1"><text:span text:style-name="Default_20_Paragraph_20_Font"><text:span text:style-name="T1">Nec galerdae sepulchrum in capite ferentes, vagantur.<text:line-break/></text:span></text:span>nempe indicare illum eas, quae in capite sepulchrum ge-<text:line-break/>rant. Annexui autem huic ista sermoni, quo plane et clare<text:line-break/>hoc animal, nempe galeriam fignificare quos ferat in capite<text:line-break/>pilos erectos, quandoquidem expertus fum ejus advertas<text:line-break/>colicos utilitatem, velimque qui ipfum non norunt, iis bene<text:line-break/>aperteque monstratum. Etenim aviculis pyrgitis ac tro-<text:line-break/>glytis appellatis assimilis est. Insternitur autem tum quia<text:line-break/>galeram habet tum quia paulo major existit. Nam et ipsa<text:line-break/>corydalis appellata herba coliciS convenit. I.t hoc quoque<text:line-break/>tibi obiter fit notatum.</text:p>
      <text:p text:style-name="Normal">[3S<text:span text:style-name="Default_20_Paragraph_20_Font"><text:span text:style-name="T1">. De gallinis.]</text:span></text:span> At gallinarum jus simplex retinendi<text:line-break/><text:span text:style-name="Default_20_Paragraph_20_Font"><text:span text:style-name="T5">ι</text:span></text:span><text:span text:style-name="Default_20_Paragraph_20_Font"><text:span text:style-name="T9"> </text:span></text:span>vim possidet, uti gallorum subducenda. Coquendi autem funt<text:line-break/>cum sale prolixissime. Sed horum ipsi fecimus periculum,</text:p>
      <text:p text:style-name="P2">[3q. <text:span text:style-name="Default_20_Paragraph_20_Font"><text:span text:style-name="T1">De mustela.]</text:span></text:span> Mustelam nunquam combussimus.<text:line-break/>De qua scriptum legitur, cinerem quidem ejus cum acet<text:span text:style-name="Default_20_Paragraph_20_Font"><text:span text:style-name="T1">o<text:line-break/></text:span></text:span>illitum podagricos artllriticosque juvare, tanquam vehemen-<text:line-break/>ter valeat digerere, ipsam vero arefactam ac potam pro-<text:line-break/>desse comitialibus, eadem nimirum illa facultate. Porro<text:line-break/>quidam etiam plane omnis serae alexipharmacon^ e^m ;,lsu<text:line-break/>referunt, et maxime eius ventrem.</text:p>
      <text:p text:style-name="P1">[io. <text:span text:style-name="Default_20_Paragraph_20_Font"><text:span text:style-name="T1">De ranis ustis</text:span></text:span>.] At ranarum ullarum cinerem<text:line-break/>sanguinis eruptioni mederi referunt inspersum: ceterum<text:line-break/>cum liquida pice sanare alopecias.</text:p>
      <text:p text:style-name="P1">[It. <text:span text:style-name="Default_20_Paragraph_20_Font"><text:span text:style-name="T1">De hippocampo</text:span></text:span>.] Et hippocampum, animal illud<text:line-break/>marinum, li totum usseris, alopeciis prodesse proditum a<text:line-break/>quibusdam est, ipsumque videlicet desiccantis esse facultatis<text:line-break/>extenuantisque, aut certe ejus cinerem, quem quidam ulle<text:line-break/>guento amaracino commiscent, quidam pici liquidae alii<text:line-break/>veteri adipi suillo.</text:p>
      <text:p text:style-name="P1"><text:span text:style-name="Default_20_Paragraph_20_Font"><text:span text:style-name="T1">[vd. D</text:span></text:span>e <text:span text:style-name="Default_20_Paragraph_20_Font"><text:span text:style-name="T1">tollitus salsis.]</text:span></text:span> Et salsas tellinas ullas adeo<text:line-break/>urentem efficere cinerem ajunt, ut is cum cedria evulsos</text:p>
      <text:p text:style-name="P3">radicitus ex palpebris pilos instillatus in Iocum renascl<text:line-break/>prohibeat. <text:span text:style-name="Default_20_Paragraph_20_Font"><text:span text:style-name="T1">De lumbrt</text:span></text:span>h<text:span text:style-name="Default_20_Paragraph_20_Font"><text:span text:style-name="T1">is terrae. </text:span></text:span>Porro citra ustionem<text:line-break/>aut lixationem totorum animalium in partes affectasi im-<text:line-break/>pofitorum aut intro in corpus sumptorum , quidam medi-<text:line-break/>corulll fecere periculum aut ceu fecerint periculum ita fcr-<text:line-break/>hunt, terrae quidem intestina contrita nervisque diviti^<text:line-break/>impofita protinus mirum in modum prodesse, atque hatc<text:line-break/>ipsa quoque cum mulsa pota medicamentum esse move<text:span text:style-name="Default_20_Paragraph_20_Font"><text:span text:style-name="T1">s-<text:line-break/></text:span></text:span>dae urinae idoneum.</text:p>
      <text:p text:style-name="P1">[43. <text:span text:style-name="Default_20_Paragraph_20_Font"><text:span text:style-name="T1">De cimicibus.] </text:span></text:span>Sed et de cimicibus quibusdam<text:line-break/>traditum est, quod fi cum aceto bibantur hirudines abfer-<text:line-break/>ptas ejiciant; at nobis, quum eas perpetuo alliorum esu<text:line-break/>ejecerhnus, haud opus fuit cimicibus.</text:p>
      <text:p text:style-name="P1">[44. <text:span text:style-name="Default_20_Paragraph_20_Font"><text:span text:style-name="T1">De Cantharidibus.]</text:span></text:span> Veruntamen sufficientem Ila-<text:line-break/>bemus de cantharidibus experientiam, quod in ungues pstr-<text:line-break/>rodeis idoneis ceratis, aut emplastris impolitae fic illos esit-<text:line-break/>eunt ut toti cadant. Mifcuimus eas etiam facultatibus uso-<text:line-break/>ris et lepris congruentibus nec non quibusdam putrefactis,</text:p>
      <text:p text:style-name="P3">atque interim etiam iis quae clavos quos vocant eiiciunt.<text:line-break/>Porro praeceptorum meorum quidam earum paulum quid-<text:line-break/>cam in medicamenta urinam moventia solebat injicere. At<text:line-break/>quidam solas alas et pedes in<text:span text:style-name="Default_20_Paragraph_20_Font"><text:span text:style-name="T1">i</text:span></text:span>iciunt, quae ajunt esse ale-<text:line-break/>x<text:span text:style-name="Default_20_Paragraph_20_Font"><text:span text:style-name="T1">i</text:span></text:span>teria iis qui corpora ipsorum bibissent, alii contra, at<text:line-break/>lns totas indimus. Caeterum aptiores sunt ad ea quae<text:line-break/>expertum me dixi eae cantharides, quae inventae in fru-<text:line-break/>nento lutea transversim in alis cingula obtinent, polisti-<text:line-break/>num li inliciantur in vas novum Iictile, cujus ori linteum<text:line-break/>obluctum sit rarum, itaque illud invertas ut linteum lla—<text:line-break/>litem ab aceto subtus polito excipiat, donec emoriantur<text:line-break/>ipsae cantharides.</text:p>
      <text:p text:style-name="P1">[io. <text:span text:style-name="Default_20_Paragraph_20_Font"><text:span text:style-name="T1">De buprestidibus.]</text:span></text:span> Sic buprestis quoque repo-<text:line-break/>Dele expedit. Sunt autem et ipsae animalis quoddam ge-<text:line-break/>11111 cantharidibus tum specie tum viribus assimile.</text:p>
      <text:p text:style-name="P1">j iti. <text:span text:style-name="Default_20_Paragraph_20_Font"><text:span text:style-name="T1">De pv</text:span></text:span> v<text:span text:style-name="Default_20_Paragraph_20_Font"><text:span text:style-name="T1">ocampe.]</text:span></text:span> Quin et erucae quae in piceis nascun-<text:line-break/>tur merito sane nuncupatae pityocampe hujus sunt facultatis.</text:p>
      <text:p text:style-name="P2">[4<text:span text:style-name="Default_20_Paragraph_20_Font"><text:span text:style-name="T1">s De sulamandra.]</text:span></text:span> Et salamandrae combustae<text:line-break/>cinerem quidam septicia et lepricis psoriCisque miscent<text:line-break/>facultatibus.</text:p>
      <text:p text:style-name="P1"><text:span text:style-name="Default_20_Paragraph_20_Font"><text:span text:style-name="T1">[su. De torpedine.]</text:span></text:span> Sed et torpedinem totam, dico<text:line-break/>autem animal marinum, capitis dolores sanare capiti admo-<text:line-break/>tam sedemque eversam coercere a quibusdam est proditum.<text:line-break/>Aerum ego quum utrumque essem expertus, neutrum ve-<text:line-break/>sum comperi. Illam igitur cum cogitassem vivam esse ap-<text:line-break/>plicandam, cui caput doleret, posse enim fieri ut hoc me-<text:line-break/>dicamentum anodynon esset, ac dolore liberaret similiter<text:line-break/>ut alia quae sensum obstupefaciunt, ita habere comperi.<text:line-break/>Putoque eum, qui primus est usus tali quapiam motum<text:line-break/>ratione experiri aggressum.</text:p>
      <text:p text:style-name="P1">[lq. <text:span text:style-name="Default_20_Paragraph_20_Font"><text:span text:style-name="T1">De dracone marino et triste.]</text:span></text:span> Vivas etiamnum<text:line-break/>hasCe animantes apertas et protinus partibus affectis appo-<text:line-break/>sitas prodesse scripserunt, nempe draconem marinum in<text:line-break/>suum ipsius ictum impositum, similiter et triglam in dra-<text:line-break/>conis, mures domesticos in ictum scorpii, velut et situram.</text:p>
      <text:p text:style-name="P3">Mygalen in suum ipsius et sauram Chalcidicam, quam et<text:line-break/>ex vino bibendam praebent, tanquam suum ipsius morsum<text:line-break/>sanet. Porro scorpium ipsius ictum curare, si tritus inl-<text:line-break/>ponatur, similiter li assus edatur. Congruere autem ajunt<text:line-break/>et iis, qui a vipera sunt morsi, ascalabota vero iis qui a<text:line-break/>scorpio. heserunt autem et in Aegypti regionibus arefa-<text:line-break/>ctum asiracum quem vocant exhiberi iis, qui a scorpio<text:line-break/>percussi sunt, et vocatum cybium utiliter vulneri a cane<text:line-break/>inflicto imponi multaque ejusmodi, de quibus copiosius dis-<text:line-break/>feremus, ubi tractabitur de ili quae proprietate lubstan-<text:line-break/>tiae quid agunt. Caeterum in oleo lixis totis animalibus<text:line-break/>ipso oleo utebantur nostratium medicorum^ quidam, sed et<text:line-break/>superiorum nonnulli ad depilationem nempe pityocampis<text:line-break/>et urticis marinis, lepore marino, scolopendro marino; ad<text:line-break/>aurium ver<text:span text:style-name="Default_20_Paragraph_20_Font"><text:span text:style-name="T1">o</text:span></text:span> dolorem silphi<text:span text:style-name="Default_20_Paragraph_20_Font"><text:span text:style-name="T1">o</text:span></text:span> in oleo coctis et iis quos vo-<text:line-break/>cant multipedis. I. a enim animalia in globum sese con-<text:line-break/>trahunt, voeantque ea apud nos quidam fabas, quandoque</text:p>
      <text:p text:style-name="P3">dem efculentis fabis funt perfimilia, ubi fese videlicet in<text:line-break/>globum convaluerint colore fufco. Porro in agro complu-<text:line-break/>res videre est natos fub fitulis, quibus a fontibuS rustici<text:line-break/>aquam comportant, deponuntque eas juxta focum. Vidique<text:line-break/>quosdam ex eis qui medicinam in agro exercebant assidue<text:line-break/>oleo ex illis composito ad universos aurium dolores uti,<text:line-break/>non discernentes affectum unde oriretur. Itaque non abs<text:line-break/>re evenit ut interim effectum consequerentur, interim lae-<text:line-break/>derent. Et quid mirum, quando et insignes quidam medici<text:line-break/>de iis citra distinctionem scripsere^ tales sunt Apollonii<text:line-break/>libri de sacile partibilibus. Atque hic sane etiam scripsit<text:line-break/>vermes terrae in oleo coctos aurium dolores mitigare, sed<text:line-break/>alii censent admixto adipe anserino fio demum utendum.</text:p>
      <text:p text:style-name="P1">[30. <text:span text:style-name="Default_20_Paragraph_20_Font"><text:span text:style-name="T1">De vulpe et llyena.]</text:span></text:span> Caeterum de vulpibus,<text:line-break/>quae totae oleo coquuntur, nam fic quidam curant arthri-<text:line-break/>ticos, partim vivas vulpes in lebetem ingentem injicien -<text:line-break/>tes partim etiam mortuas, fusius dicere mihi necesse est,</text:p>
      <text:p text:style-name="P3">quandoquidem plerosque V isae sunt principio plane morbo<text:line-break/>lloc liberasse, verum post inultum temporis non ita pro-<text:line-break/>fuisse: siquidem illos malum repetiit, quamquam non ita<text:line-break/>vehemens quam antea. Sane oleum in quo cocta vulpes<text:line-break/>est non est potentioris in digerendo facultatis quam in<text:line-break/>quo hyaena, quae fi similiter in oleo luxetur, redditur oleum<text:line-break/>longe potentissimae in digerendo facultatis. l erro frequen-<text:line-break/>ter dictum est talibus medicamentis inesse potentiam eorum,<text:line-break/>quae in alto continentur corpore, in extimam cutem ex-<text:line-break/>trahendi, ac eo nomine quandoque sedandi dolores, non<text:line-break/>enim perpetuo lloc ad ea sequitur, quum ii duntaxat do-<text:line-break/>Ioses ab ejusmodi medicamentis sedentur, quorum caula est<text:line-break/>humor in alto contentus, dolorem ciens aut substantiae<text:line-break/>crassitie aut refrigeratione aut vehementi acrimonia, aut<text:line-break/>etiam spiritus Ilatuosus exitum non habens. Itaque qui utun-<text:line-break/>tur vulpibus et ipsi oleum digestivum efficiunt, atque inde<text:line-break/>impletis eo alveolis totos arthriticos in eos imponunt<text:line-break/>multo ibi t<text:span text:style-name="Default_20_Paragraph_20_Font"><text:span text:style-name="T1">e</text:span></text:span>mpore immorari praecipientes. 4 erum ex hoc</text:p>
      <text:p text:style-name="P3">fit ut non tantum qui circa articulos sunt tumores evacuen-<text:line-break/>turfu sed etiam universum Corpus. Itaque ubi corpus illisi<text:line-break/>antea plenitudine affectum suerit, mirum non est per eva-<text:line-break/>cuationem consecutum commodum, nempe quum nihil etiam<text:line-break/>in affectas partes influat, quia corpus universum jam eva-<text:line-break/>cuatum est et qui continebantur humores exhalarunt. Cae-<text:line-break/>terunt quemadmodum antea, quum corpus noxa vacaret,<text:line-break/>prava victus ratio morbum invexit, eundem in modum aut<text:line-break/>etiam amplius a simili diaeta par est rursum illos similiter<text:line-break/>afficiendos in articulis quibus jam laboraverunt.</text:p>
      <text:p text:style-name="P1">Cap. II. [I. <text:span text:style-name="Default_20_Paragraph_20_Font"><text:span text:style-name="T1">De iis quae mali et aquis salsis prove-<text:line-break/>aiunt.] </text:span></text:span>Sola haec in toto opere reliqua hoc habent nunc<text:line-break/>tempus opportunum. Nam quae in mari et aqua nascuntur<text:line-break/>animalia superiori sermone expolita sunt, ubi videsioet age-<text:line-break/>batur de animalibus, at quae in aquis quidem aut ex aquis<text:line-break/>nascuntur, nec sunt animalia, ea nunc exponentur.</text:p>
      <text:p text:style-name="P2"><text:span text:style-name="Default_20_Paragraph_20_Font"><text:span text:style-name="T9">[2. </text:span></text:span><text:span text:style-name="Default_20_Paragraph_20_Font"><text:span text:style-name="T1">De talare</text:span></text:span>m.] Adarcion, quidam vero masculine<text:line-break/>efferunt adarcon, alii lbelninine adarcen appellitant, essentia<text:line-break/>quidem sua velut spuma est aquae salsae concreta, circum<text:line-break/>arundines et sartagines concrescens. Acerrimum lioc est<text:line-break/>medicamentum siniulque calidissimum , proinde et per se<text:line-break/>inutile est, verum commisceri solet iis quae vim ejus retun-<text:line-break/>dunt, sicque fit multo utilissimum in iis affectibus qui cale-<text:line-break/>fieri postulant, idque Ibris impolitum, nam intro in corpus<text:line-break/>ipsum sumere est impossibile, nimirum ob virium velle-<text:line-break/>mendam.</text:p>
      <text:p text:style-name="P1">[3. <text:span text:style-name="Default_20_Paragraph_20_Font"><text:span text:style-name="T1">De alcyonas.] </text:span></text:span>Alcyonia omnia detergunt ac di-<text:line-break/>gerunt, qualitatem habentia acrem et calidam facultatem,<text:line-break/>verum magis et minus in ipsis non parum est, in lili ipsis<text:line-break/>quae diximus secundum partium essentiae totius tenuitatem.<text:line-break/>I.st autem eorum unum densum et grave odoris pravi, olet<text:line-break/>enim pisces putridos, spongiae figura simile. Alterum ver<text:span text:style-name="Default_20_Paragraph_20_Font"><text:span text:style-name="T1">o<text:line-break/></text:span></text:span>ligula longiuscula , leve et rarum, odorem habens similem<text:line-break/>pllyciis. Aliud tertium vermi simile est figura, colui e pnr-</text:p>
      <text:p text:style-name="P3">pudeo , confistentia molli, vocant id lflilefium. Post quae<text:line-break/>quartum secundo quidem jam posito similiter et leve et<text:line-break/>rarum, verum lanis succidis simile. Denique quintum ex-<text:line-break/>tima superficie laevi circumscribitur , caeterum interna sub-<text:line-break/>stantia asperum, nullius odoris, gustu tamen apparens acre,<text:line-break/>et sane omnium alcyoniorum est calidissimum, adeo ut et<text:line-break/>pilos urere possit. Itaque quum duo prima lichenas, alphos,<text:line-break/>psoras leprasque adiuvent, praeterea cutem splendidiorem<text:line-break/>competentia virium esslciant, idem praestare non potest<text:line-break/>hoc ultimo loco positum. Nec enim perinde ut illa cutem<text:line-break/>duntaxat summam extergit, sed etiam excoriat, usque in<text:line-break/>profundum cutis penetrans ut etiam ulcera moliatur. Porro<text:line-break/>quod tertio ordine recensuimus omnium est tenuissimum.<text:line-break/>Itaque ustum alopecias curat illitum cum vino, colore qui-<text:line-break/>dem fulvo, tenui tamen essentia. Quartum autem ejusdem<text:line-break/>cum hoc speciei vires obtinet, verum haud parum imbe-</text:p>
      <text:p text:style-name="P2"><text:span text:style-name="Default_20_Paragraph_20_Font"><text:span text:style-name="T9">[3. </text:span></text:span><text:span text:style-name="Default_20_Paragraph_20_Font"><text:span text:style-name="T1">De sele.] </text:span></text:span>Sal ejutdem genere facultatis est , sive<text:line-break/>sedilis sit sive marinus, vei uni lloc differunt, quod talis t x<text:line-break/>terra effossi substantia magis sit compacta, ac proinde in lioc<text:line-break/>nlajor est partium crassities et astringendi potentia. itaque<text:line-break/>marinus affusa aqua protinus liquescit, at fossili lioc m,n<text:line-break/>evenit. Porro ejusdem speciei cum marino est qui in<text:line-break/>stagnis quibusdam salsedinem habentibus nascitur aestate<text:line-break/>videlicet, aquis aestu ex iis assumptis, cuiusmodi est I Pa<text:span text:style-name="Default_20_Paragraph_20_Font"><text:span text:style-name="T1">c</text:span></text:span>atius,<text:line-break/>non procul aSminthio. f ontluit enim illuc ante aquas spon-<text:line-break/>taneas , quae admodum sunt calidae, copiosa aqua stagnans<text:line-break/>non amplo in loco, et ea aestate omnis absumitur a sole<text:line-break/>videlicet arefacta. Pol ru quoniam locus ipsa salsedinem<text:line-break/>connatam continet, quoti reliquum est omne, sal est cogno-<text:line-break/>minationem a loco pariter et aquis sortitus. Nam sonti-<text:line-break/>neae et ipsae illis in locis aquae fraga<text:span text:style-name="Default_20_Paragraph_20_Font"><text:span text:style-name="T1">r</text:span></text:span>iae nuncupantur saeul-<text:line-break/>tate summe exicca toria, ct sane qui in ea regione sunt medici<text:line-break/>nil lloc illas accommodant. Porro dictum est et de Sudo-</text:p>
      <text:p text:style-name="P3">menis in mari mortuo provenientibus in quarto libro, quem<text:line-break/>li quis librum diligenter perlegerit, illi tantum refricare llle-<text:line-break/>moriam nunc opus est, ut exposita gustus qualitate ipse medle<text:line-break/>camenti simultatem cognoscat. igitur quum qualitas salsa<text:line-break/>digerat simul et contrahat contactam ab ipsa substantiam,<text:line-break/>aphrolitron in hoc differt, quod in ipso unum modo sapo-<text:line-break/>rem exuperantem evidenter fit videre, quem vocant amarum,<text:line-break/>vim habentem digerendi, haud etiam contrahendi, rui sal.<text:line-break/>Nam Ilie quicquid in corporibus humidum inest, id totum<text:line-break/>absumit, et quod reliquum est substantiae solidae astrictione<text:line-break/>contrahit, ac proinde etiam conditura sua carnes servat et<text:line-break/>a putredine tuetur, quippe quae putrescunt, excrementi-<text:line-break/>tium continent humorem substantiamque tum dissolubilem<text:line-break/>tum minime compactam. Quibus ergo corporibus nulla<text:line-break/>prorsum est humiditas superflua, ceu melli optima <text:span text:style-name="Default_20_Paragraph_20_Font"><text:span text:style-name="T1">e</text:span></text:span>q coi pus<text:line-break/>solidum et compactum est, <text:span text:style-name="Default_20_Paragraph_20_Font"><text:span text:style-name="T1">c</text:span></text:span>eu lapidibus, ea ut putrescant</text:p>
      <text:p text:style-name="P3">est impossibile. Ac proinde in his falis non probatur usus,<text:line-break/>verum in iis in quibus suspecta putredo.</text:p>
      <text:p text:style-name="P1">[3. <text:span text:style-name="Default_20_Paragraph_20_Font"><text:span text:style-name="T1">De sule usto.]</text:span></text:span> Sal ustus digerit quidem poten-<text:line-break/>tius quam ustionis expers, quanto scilicet subtilius ipsius<text:line-break/>corpus accepta ab igne facultate redditur, vellit et in<text:line-break/>aliis quae combusta sunt evenire diximus, verum non<text:line-break/>sicut ille qui non est ustionem expertus, solidam ipsam<text:line-break/>substantiam contrahere constringereque potest.</text:p>
      <text:p text:style-name="P1">[6. <text:span text:style-name="Default_20_Paragraph_20_Font"><text:span text:style-name="T1">De nitro.]</text:span></text:span> sistrum. Ostensum est et lloc medi-<text:line-break/>camentum in medio salis et aphrolitri vires habere.</text:p>
      <text:p text:style-name="P1"><text:span text:style-name="Default_20_Paragraph_20_Font"><text:span text:style-name="T1">[su De salis store.]</text:span></text:span> Italos anthos. Quidam ut unum<text:line-break/>nomen halosanthos, quidam dividentes halos antllos nomi-<text:line-break/>nant. Est autem hoc medicamentum liquidum, tenuiorum<text:line-break/>etiam partium quam sal ustus, tum acris qualitatis et<text:line-break/>admodum digerentis facultatis.</text:p>
      <text:p text:style-name="P1">[S. <text:span text:style-name="Default_20_Paragraph_20_Font"><text:span text:style-name="T1">De spuma sutis.] </text:span></text:span>Halos achne spumosa est salis<text:line-break/>t Istorescentia multo tenuioris naturae quam sal ipse; quare</text:p>
      <text:p text:style-name="P3"><text:span text:style-name="Default_20_Paragraph_20_Font"><text:span text:style-name="T12">et extenuare et digerere multo plus ipso potest, verum quod<text:line-break/>substantiae est reliquum contrahere ut sal nequit.</text:span></text:span></text:p>
      <text:p text:style-name="P1"><text:span text:style-name="Default_20_Paragraph_20_Font"><text:span text:style-name="T12">[q. </text:span></text:span><text:span text:style-name="Default_20_Paragraph_20_Font"><text:span text:style-name="T1">ne bitumine.]</text:span></text:span><text:span text:style-name="Default_20_Paragraph_20_Font"><text:span text:style-name="T12"> Bitumen unum et ipsum est ex<text:line-break/>iis quae in aqua marina proveniunt, et in alia quapiam quae<text:line-break/>non est marinae dissimilis, ut in Apollonio Epiri. Et per alia<text:line-break/>id genus Ioca multa, aquis sponte nascentibus ceu spuma<text:line-break/>quaedam innatans hoc medicalnentum reperitur. Et molle<text:line-break/>quidem est dum innatat, postea vero resiccatum pice sicca<text:line-break/>durius efficitur.</text:span></text:span></text:p>
      <text:p text:style-name="P1"><text:span text:style-name="Default_20_Paragraph_20_Font"><text:span text:style-name="T12">Ito</text:span></text:span><text:span text:style-name="Default_20_Paragraph_20_Font"><text:span text:style-name="T1">. De bitumine proveniente in mari mortuo.]</text:span></text:span><text:span text:style-name="Default_20_Paragraph_20_Font"><text:span text:style-name="T12"> Opti-<text:line-break/>mum vero bitumen in mari quod mortuum vocant provenit.<text:line-break/>Est autem id stagnum salsum in Cava Syria. Caeterum me-<text:line-break/>dicamenti ipfius vis est tum reficcatoria tum calesactoria in<text:line-break/>secundo ordine. Merito itaque eϽ utuntur et ad glutina-<text:line-break/>tiones vulnerum cruentorum ad ^Isa omnia quae exic-<text:line-break/>cari debent Cum modica calesactione.</text:span></text:span></text:p>
      <text:p text:style-name="P2"><text:span text:style-name="Default_20_Paragraph_20_Font"><text:span text:style-name="T14">[11. </text:span></text:span><text:span text:style-name="Default_20_Paragraph_20_Font"><text:span text:style-name="T1">De spongia</text:span></text:span>.] Spongia usta acris est et digeren-<text:line-break/>lis facultatis. I tegatur ea praeceptorum meorum quidam<text:line-break/>ad sanguinis eruptiones, quae manuali opera indigent, in<text:line-break/>quem usum semper eam paratam habebat siccam et exare-<text:line-break/>factanl; quum vero res postularet, bitumine in primis illl-<text:line-break/>buebat, sin eo careret, pice. Porro admovebat eam parti-<text:line-break/>bus sanguine profluentibus etiamnum ardentem, ut et crusta<text:line-break/>parsi induceretur , et ipsum spongiae ustae corpus ceu oper-<text:line-break/>culum acciperet. f <text:span text:style-name="Default_20_Paragraph_20_Font"><text:span text:style-name="T1">l</text:span></text:span>aetorum spongia nova non sicut lana<text:line-break/>aut linamentum materia duntaxat est, quae humores irri-<text:line-break/>g tutto excipiat , sed etiam manifeste desiccat. ld quod scies,<text:line-break/>li ea sola utaris in vulnere cum aqua aut oxycrato aut vino<text:line-break/>pro diversitate Videlicet corporum, uti est ante dictum.<text:line-break/>tdutinabit siquidem ea similiter atque medicamenta quae<text:line-break/>vocant enaema. At li non nova sit, sed usui accommodata,<text:line-break/>j alam cognosces quantum a nova superetur, si vulneribus<text:line-break/>eam imponas li ve cum aqua sive cum oxycrato sive cum<text:line-break/>vino. Nec mirum est, cum in spongia nova servetur etiam-</text:p>
      <text:p text:style-name="P3">num ea quam a mari accepit facultas modice corpora exlc-<text:line-break/>candi. Atque haec quidem praestare potest , quum etiam-<text:line-break/>num servat maris odorem. Nam temporis spatio, etiam fi<text:line-break/>nunquam usui accommodata fit, tamen et odorem maris<text:line-break/>amittit nec aeque deficcare potest.</text:p>
      <text:p text:style-name="P1">[12. <text:span text:style-name="Default_20_Paragraph_20_Font"><text:span text:style-name="T1">De garo.]</text:span></text:span> Carus sacultatem llabet multum et ca-<text:line-break/>lidam et siccam, ac proinde ex eo medici quidam ad ulcera uti<text:line-break/>sunt putrescentia, tum dysentericis isclliadiciSque iniiciunt.</text:p>
      <text:p text:style-name="P1">[13<text:span text:style-name="Default_20_Paragraph_20_Font"><text:span text:style-name="T1">. De muria.]</text:span></text:span> Salsugo piscium salsorum similiter<text:line-break/>garo et ad putredines accommodatur, et ad ischiadasi dysen-<text:line-break/>teriasque insunditur. Et acrimonia quidem humores coxam<text:line-break/>insestantes attrahit, ac proinde intestina evacuat. Putre-<text:line-break/>scentia vero ulcera in dysenteria colluit atque desecat. Afa-<text:line-break/>xime vero salsugine salsorum filurormn et maenidum ad talia<text:line-break/>uti medici quidam assolent. Et nos sane ad ulcera in ore<text:line-break/>putrida accommodavimus.</text:p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10:34:00Z</meta:creation-date>
    <dc:date>2023-01-13T13:05:07.101000000</dc:date>
    <meta:editing-cycles>3</meta:editing-cycles>
    <meta:editing-duration>PT8M49S</meta:editing-duration>
    <meta:document-statistic meta:table-count="0" meta:image-count="0" meta:object-count="0" meta:page-count="891" meta:paragraph-count="1699" meta:word-count="127318" meta:character-count="866460" meta:non-whitespace-character-count="740788"/>
    <meta:template xlink:type="simple" xlink:actuate="onRequest" xlink:title="" xlink:href="Normal.dotm"/>
  </office:meta>
</office:document-meta>
</file>